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7cm"/>
    </style:style>
    <style:style style:name="co2" style:family="table-column">
      <style:table-column-properties fo:break-before="auto" style:column-width="6.18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7.3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is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eller</text:p>
          </table:table-cell>
          <table:table-cell office:value-type="string">
            <text:p>Factor</text:p>
          </table:table-cell>
          <table:table-cell office:value-type="string">
            <text:p>xAccent</text:p>
          </table:table-cell>
          <table:table-cell office:value-type="string">
            <text:p>labda</text:p>
          </table:table-cell>
          <table:table-cell office:value-type="string">
            <text:p>facXaccen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]+[.D2]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formula="of:=FACT([.C2])" office:value-type="float" office:value="6.68950291344913E+198">
            <text:p>6689502913449130000000000000000000000000000000000000000000000000000000000000000000000000000000000000000000000000000000000000000000000000000000000000000000000000000000000000000000000000000000000000000</text:p>
          </table:table-cell>
          <table:table-cell table:formula="of:=[.A2]*[.B2]" office:value-type="float" office:value="0">
            <text:p>0</text:p>
          </table:table-cell>
          <table:table-cell table:formula="of:=([.D2]^[.C2])*EXP(-[.D2])/[.E2]" office:value-type="float" office:value="0.0363929993846883">
            <text:p>0,0363929994</text:p>
          </table:table-cell>
          <table:table-cell table:number-columns-repeated="2"/>
        </table:table-row>
        <table:table-row table:style-name="ro2">
          <table:table-cell table:formula="of:=[.A2]+1" office:value-type="float" office:value="1">
            <text:p>1</text:p>
          </table:table-cell>
          <table:table-cell table:formula="of:=[.B2]" office:value-type="float" office:value="1">
            <text:p>1</text:p>
          </table:table-cell>
          <table:table-cell table:formula="of:=[.F3]+[.D3]" office:value-type="float" office:value="121">
            <text:p>121</text:p>
          </table:table-cell>
          <table:table-cell table:formula="of:=[.D2]" office:value-type="float" office:value="120">
            <text:p>120</text:p>
          </table:table-cell>
          <table:table-cell table:formula="of:=FACT([.C3])" office:value-type="float" office:value="8.09429852527344E+200">
            <text:p>809429852527344000000000000000000000000000000000000000000000000000000000000000000000000000000000000000000000000000000000000000000000000000000000000000000000000000000000000000000000000000000000000000000</text:p>
          </table:table-cell>
          <table:table-cell table:formula="of:=[.A3]*[.B3]" office:value-type="float" office:value="1">
            <text:p>1</text:p>
          </table:table-cell>
          <table:table-cell table:formula="of:=([.D3]^[.C3])*EXP(-[.D3])/[.E3]" office:value-type="float" office:value="0.0360922307947323">
            <text:p>0,0360922308</text:p>
          </table:table-cell>
          <table:table-cell table:number-columns-repeated="2"/>
        </table:table-row>
        <table:table-row table:style-name="ro2">
          <table:table-cell table:formula="of:=[.A3]+1" office:value-type="float" office:value="2">
            <text:p>2</text:p>
          </table:table-cell>
          <table:table-cell table:formula="of:=[.B3]" office:value-type="float" office:value="1">
            <text:p>1</text:p>
          </table:table-cell>
          <table:table-cell table:formula="of:=[.F4]+[.D4]" office:value-type="float" office:value="122">
            <text:p>122</text:p>
          </table:table-cell>
          <table:table-cell table:formula="of:=[.D3]" office:value-type="float" office:value="120">
            <text:p>120</text:p>
          </table:table-cell>
          <table:table-cell table:formula="of:=FACT([.C4])" office:value-type="float" office:value="9.8750442008336E+202">
            <text:p>98750442008336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]*[.B4]" office:value-type="float" office:value="2">
            <text:p>2</text:p>
          </table:table-cell>
          <table:table-cell table:formula="of:=([.D4]^[.C4])*EXP(-[.D4])/[.E4]" office:value-type="float" office:value="0.0355005548800645">
            <text:p>0,0355005549</text:p>
          </table:table-cell>
          <table:table-cell table:number-columns-repeated="2"/>
        </table:table-row>
        <table:table-row table:style-name="ro2">
          <table:table-cell table:formula="of:=[.A4]+1" office:value-type="float" office:value="3">
            <text:p>3</text:p>
          </table:table-cell>
          <table:table-cell table:formula="of:=[.B4]" office:value-type="float" office:value="1">
            <text:p>1</text:p>
          </table:table-cell>
          <table:table-cell table:formula="of:=[.F5]+[.D5]" office:value-type="float" office:value="123">
            <text:p>123</text:p>
          </table:table-cell>
          <table:table-cell table:formula="of:=[.D4]" office:value-type="float" office:value="120">
            <text:p>120</text:p>
          </table:table-cell>
          <table:table-cell table:formula="of:=FACT([.C5])" office:value-type="float" office:value="1.21463043670253E+205">
            <text:p>121463043670253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5]*[.B5]" office:value-type="float" office:value="3">
            <text:p>3</text:p>
          </table:table-cell>
          <table:table-cell table:formula="of:=([.D5]^[.C5])*EXP(-[.D5])/[.E5]" office:value-type="float" office:value="0.0346346876878678">
            <text:p>0,0346346877</text:p>
          </table:table-cell>
          <table:table-cell table:number-columns-repeated="2"/>
        </table:table-row>
        <table:table-row table:style-name="ro2">
          <table:table-cell table:formula="of:=[.A5]+1" office:value-type="float" office:value="4">
            <text:p>4</text:p>
          </table:table-cell>
          <table:table-cell table:formula="of:=[.B5]" office:value-type="float" office:value="1">
            <text:p>1</text:p>
          </table:table-cell>
          <table:table-cell table:formula="of:=[.F6]+[.D6]" office:value-type="float" office:value="124">
            <text:p>124</text:p>
          </table:table-cell>
          <table:table-cell table:formula="of:=[.D5]" office:value-type="float" office:value="120">
            <text:p>120</text:p>
          </table:table-cell>
          <table:table-cell table:formula="of:=FACT([.C6])" office:value-type="float" office:value="1.50614174151114E+207">
            <text:p>150614174151114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6]*[.B6]" office:value-type="float" office:value="4">
            <text:p>4</text:p>
          </table:table-cell>
          <table:table-cell table:formula="of:=([.D6]^[.C6])*EXP(-[.D6])/[.E6]" office:value-type="float" office:value="0.0335174396979366">
            <text:p>0,0335174397</text:p>
          </table:table-cell>
          <table:table-cell table:number-columns-repeated="2"/>
        </table:table-row>
        <table:table-row table:style-name="ro2">
          <table:table-cell table:formula="of:=[.A6]+1" office:value-type="float" office:value="5">
            <text:p>5</text:p>
          </table:table-cell>
          <table:table-cell table:formula="of:=[.B6]" office:value-type="float" office:value="1">
            <text:p>1</text:p>
          </table:table-cell>
          <table:table-cell table:formula="of:=[.F7]+[.D7]" office:value-type="float" office:value="125">
            <text:p>125</text:p>
          </table:table-cell>
          <table:table-cell table:formula="of:=[.D6]" office:value-type="float" office:value="120">
            <text:p>120</text:p>
          </table:table-cell>
          <table:table-cell table:formula="of:=FACT([.C7])" office:value-type="float" office:value="1.88267717688893E+209">
            <text:p>188267717688893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7]*[.B7]" office:value-type="float" office:value="5">
            <text:p>5</text:p>
          </table:table-cell>
          <table:table-cell table:formula="of:=([.D7]^[.C7])*EXP(-[.D7])/[.E7]" office:value-type="float" office:value="0.0321767421100192">
            <text:p>0,0321767421</text:p>
          </table:table-cell>
          <table:table-cell table:number-columns-repeated="2"/>
        </table:table-row>
        <table:table-row table:style-name="ro2">
          <table:table-cell table:formula="of:=[.A7]+1" office:value-type="float" office:value="6">
            <text:p>6</text:p>
          </table:table-cell>
          <table:table-cell table:formula="of:=[.B7]" office:value-type="float" office:value="1">
            <text:p>1</text:p>
          </table:table-cell>
          <table:table-cell table:formula="of:=[.F8]+[.D8]" office:value-type="float" office:value="126">
            <text:p>126</text:p>
          </table:table-cell>
          <table:table-cell table:formula="of:=[.D7]" office:value-type="float" office:value="120">
            <text:p>120</text:p>
          </table:table-cell>
          <table:table-cell table:formula="of:=FACT([.C8])" office:value-type="float" office:value="2.37217324288005E+211">
            <text:p>237217324288005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8]*[.B8]" office:value-type="float" office:value="6">
            <text:p>6</text:p>
          </table:table-cell>
          <table:table-cell table:formula="of:=([.D8]^[.C8])*EXP(-[.D8])/[.E8]" office:value-type="float" office:value="0.0306445162952563">
            <text:p>0,0306445163</text:p>
          </table:table-cell>
          <table:table-cell table:number-columns-repeated="2"/>
        </table:table-row>
        <table:table-row table:style-name="ro2">
          <table:table-cell table:formula="of:=[.A8]+1" office:value-type="float" office:value="7">
            <text:p>7</text:p>
          </table:table-cell>
          <table:table-cell table:formula="of:=[.B8]" office:value-type="float" office:value="1">
            <text:p>1</text:p>
          </table:table-cell>
          <table:table-cell table:formula="of:=[.F9]+[.D9]" office:value-type="float" office:value="127">
            <text:p>127</text:p>
          </table:table-cell>
          <table:table-cell table:formula="of:=[.D8]" office:value-type="float" office:value="120">
            <text:p>120</text:p>
          </table:table-cell>
          <table:table-cell table:formula="of:=FACT([.C9])" office:value-type="float" office:value="3.01266001845766E+213">
            <text:p>301266001845766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9]*[.B9]" office:value-type="float" office:value="7">
            <text:p>7</text:p>
          </table:table-cell>
          <table:table-cell table:formula="of:=([.D9]^[.C9])*EXP(-[.D9])/[.E9]" office:value-type="float" office:value="0.0289554484679587">
            <text:p>0,0289554485</text:p>
          </table:table-cell>
          <table:table-cell table:number-columns-repeated="2"/>
        </table:table-row>
        <table:table-row table:style-name="ro2">
          <table:table-cell table:formula="of:=[.A9]+1" office:value-type="float" office:value="8">
            <text:p>8</text:p>
          </table:table-cell>
          <table:table-cell table:formula="of:=[.B9]" office:value-type="float" office:value="1">
            <text:p>1</text:p>
          </table:table-cell>
          <table:table-cell table:formula="of:=[.F10]+[.D10]" office:value-type="float" office:value="128">
            <text:p>128</text:p>
          </table:table-cell>
          <table:table-cell table:formula="of:=[.D9]" office:value-type="float" office:value="120">
            <text:p>120</text:p>
          </table:table-cell>
          <table:table-cell table:formula="of:=FACT([.C10])" office:value-type="float" office:value="3.85620482362581E+215">
            <text:p>385620482362581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0]*[.B10]" office:value-type="float" office:value="8">
            <text:p>8</text:p>
          </table:table-cell>
          <table:table-cell table:formula="of:=([.D10]^[.C10])*EXP(-[.D10])/[.E10]" office:value-type="float" office:value="0.0271457329387113">
            <text:p>0,0271457329</text:p>
          </table:table-cell>
          <table:table-cell table:number-columns-repeated="2"/>
        </table:table-row>
        <table:table-row table:style-name="ro2">
          <table:table-cell table:formula="of:=[.A10]+1" office:value-type="float" office:value="9">
            <text:p>9</text:p>
          </table:table-cell>
          <table:table-cell table:formula="of:=[.B10]" office:value-type="float" office:value="1">
            <text:p>1</text:p>
          </table:table-cell>
          <table:table-cell table:formula="of:=[.F11]+[.D11]" office:value-type="float" office:value="129">
            <text:p>129</text:p>
          </table:table-cell>
          <table:table-cell table:formula="of:=[.D10]" office:value-type="float" office:value="120">
            <text:p>120</text:p>
          </table:table-cell>
          <table:table-cell table:formula="of:=FACT([.C11])" office:value-type="float" office:value="4.97450422247729E+217">
            <text:p>497450422247729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1]*[.B11]" office:value-type="float" office:value="9">
            <text:p>9</text:p>
          </table:table-cell>
          <table:table-cell table:formula="of:=([.D11]^[.C11])*EXP(-[.D11])/[.E11]" office:value-type="float" office:value="0.0252518445941501">
            <text:p>0,0252518446</text:p>
          </table:table-cell>
          <table:table-cell/>
          <table:table-cell>
            <draw:frame table:end-cell-address="poison.Q30" table:end-x="1.07cm" table:end-y="0.434cm" draw:z-index="0" draw:style-name="gr1" draw:text-style-name="P1" svg:width="16.941cm" svg:height="9.006cm" svg:x="2.194cm" svg:y="0.009cm">
              <draw:object draw:notify-on-update-of-ranges="poison.G1:poison.G1 poison.G2:poison.G10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table:formula="of:=[.B11]" office:value-type="float" office:value="1">
            <text:p>1</text:p>
          </table:table-cell>
          <table:table-cell table:formula="of:=[.F12]+[.D12]" office:value-type="float" office:value="130">
            <text:p>130</text:p>
          </table:table-cell>
          <table:table-cell table:formula="of:=[.D11]" office:value-type="float" office:value="120">
            <text:p>120</text:p>
          </table:table-cell>
          <table:table-cell table:formula="of:=FACT([.C12])" office:value-type="float" office:value="6.46685548922047E+219">
            <text:p>646685548922047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2]*[.B12]" office:value-type="float" office:value="10">
            <text:p>10</text:p>
          </table:table-cell>
          <table:table-cell table:formula="of:=([.D12]^[.C12])*EXP(-[.D12])/[.E12]" office:value-type="float" office:value="0.0233093950099847">
            <text:p>0,023309395</text:p>
          </table:table-cell>
          <table:table-cell table:number-columns-repeated="2"/>
        </table:table-row>
        <table:table-row table:style-name="ro2">
          <table:table-cell table:formula="of:=[.A12]+1" office:value-type="float" office:value="11">
            <text:p>11</text:p>
          </table:table-cell>
          <table:table-cell table:formula="of:=[.B12]" office:value-type="float" office:value="1">
            <text:p>1</text:p>
          </table:table-cell>
          <table:table-cell table:formula="of:=[.F13]+[.D13]" office:value-type="float" office:value="131">
            <text:p>131</text:p>
          </table:table-cell>
          <table:table-cell table:formula="of:=[.D12]" office:value-type="float" office:value="120">
            <text:p>120</text:p>
          </table:table-cell>
          <table:table-cell table:formula="of:=FACT([.C13])" office:value-type="float" office:value="8.47158069087881E+221">
            <text:p>847158069087881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3]*[.B13]" office:value-type="float" office:value="11">
            <text:p>11</text:p>
          </table:table-cell>
          <table:table-cell table:formula="of:=([.D13]^[.C13])*EXP(-[.D13])/[.E13]" office:value-type="float" office:value="0.0213521175663982">
            <text:p>0,0213521176</text:p>
          </table:table-cell>
          <table:table-cell table:number-columns-repeated="2"/>
        </table:table-row>
        <table:table-row table:style-name="ro2">
          <table:table-cell table:formula="of:=[.A13]+1" office:value-type="float" office:value="12">
            <text:p>12</text:p>
          </table:table-cell>
          <table:table-cell table:formula="of:=[.B13]" office:value-type="float" office:value="1">
            <text:p>1</text:p>
          </table:table-cell>
          <table:table-cell table:formula="of:=[.F14]+[.D14]" office:value-type="float" office:value="132">
            <text:p>132</text:p>
          </table:table-cell>
          <table:table-cell table:formula="of:=[.D13]" office:value-type="float" office:value="120">
            <text:p>120</text:p>
          </table:table-cell>
          <table:table-cell table:formula="of:=FACT([.C14])" office:value-type="float" office:value="1.118248651196E+224">
            <text:p>1118248651196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4]*[.B14]" office:value-type="float" office:value="12">
            <text:p>12</text:p>
          </table:table-cell>
          <table:table-cell table:formula="of:=([.D14]^[.C14])*EXP(-[.D14])/[.E14]" office:value-type="float" office:value="0.0194110159694529">
            <text:p>0,019411016</text:p>
          </table:table-cell>
          <table:table-cell table:number-columns-repeated="2"/>
        </table:table-row>
        <table:table-row table:style-name="ro2">
          <table:table-cell table:formula="of:=[.A14]+1" office:value-type="float" office:value="13">
            <text:p>13</text:p>
          </table:table-cell>
          <table:table-cell table:formula="of:=[.B14]" office:value-type="float" office:value="1">
            <text:p>1</text:p>
          </table:table-cell>
          <table:table-cell table:formula="of:=[.F15]+[.D15]" office:value-type="float" office:value="133">
            <text:p>133</text:p>
          </table:table-cell>
          <table:table-cell table:formula="of:=[.D14]" office:value-type="float" office:value="120">
            <text:p>120</text:p>
          </table:table-cell>
          <table:table-cell table:formula="of:=FACT([.C15])" office:value-type="float" office:value="1.48727070609068E+226">
            <text:p>148727070609068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5]*[.B15]" office:value-type="float" office:value="13">
            <text:p>13</text:p>
          </table:table-cell>
          <table:table-cell table:formula="of:=([.D15]^[.C15])*EXP(-[.D15])/[.E15]" office:value-type="float" office:value="0.0175136986190553">
            <text:p>0,0175136986</text:p>
          </table:table-cell>
          <table:table-cell table:number-columns-repeated="2"/>
        </table:table-row>
        <table:table-row table:style-name="ro2">
          <table:table-cell table:formula="of:=[.A15]+1" office:value-type="float" office:value="14">
            <text:p>14</text:p>
          </table:table-cell>
          <table:table-cell table:formula="of:=[.B15]" office:value-type="float" office:value="1">
            <text:p>1</text:p>
          </table:table-cell>
          <table:table-cell table:formula="of:=[.F16]+[.D16]" office:value-type="float" office:value="134">
            <text:p>134</text:p>
          </table:table-cell>
          <table:table-cell table:formula="of:=[.D15]" office:value-type="float" office:value="120">
            <text:p>120</text:p>
          </table:table-cell>
          <table:table-cell table:formula="of:=FACT([.C16])" office:value-type="float" office:value="1.99294274616152E+228">
            <text:p>199294274616152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6]*[.B16]" office:value-type="float" office:value="14">
            <text:p>14</text:p>
          </table:table-cell>
          <table:table-cell table:formula="of:=([.D16]^[.C16])*EXP(-[.D16])/[.E16]" office:value-type="float" office:value="0.0156839092110942">
            <text:p>0,0156839092</text:p>
          </table:table-cell>
          <table:table-cell table:number-columns-repeated="2"/>
        </table:table-row>
        <table:table-row table:style-name="ro2">
          <table:table-cell table:formula="of:=[.A16]+1" office:value-type="float" office:value="15">
            <text:p>15</text:p>
          </table:table-cell>
          <table:table-cell table:formula="of:=[.B16]" office:value-type="float" office:value="1">
            <text:p>1</text:p>
          </table:table-cell>
          <table:table-cell table:formula="of:=[.F17]+[.D17]" office:value-type="float" office:value="135">
            <text:p>135</text:p>
          </table:table-cell>
          <table:table-cell table:formula="of:=[.D16]" office:value-type="float" office:value="120">
            <text:p>120</text:p>
          </table:table-cell>
          <table:table-cell table:formula="of:=FACT([.C17])" office:value-type="float" office:value="2.69047270731805E+230">
            <text:p>269047270731805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7]*[.B17]" office:value-type="float" office:value="15">
            <text:p>15</text:p>
          </table:table-cell>
          <table:table-cell table:formula="of:=([.D17]^[.C17])*EXP(-[.D17])/[.E17]" office:value-type="float" office:value="0.0139412526320838">
            <text:p>0,0139412526</text:p>
          </table:table-cell>
          <table:table-cell table:number-columns-repeated="2"/>
        </table:table-row>
        <table:table-row table:style-name="ro2">
          <table:table-cell table:formula="of:=[.A17]+1" office:value-type="float" office:value="16">
            <text:p>16</text:p>
          </table:table-cell>
          <table:table-cell table:formula="of:=[.B17]" office:value-type="float" office:value="1">
            <text:p>1</text:p>
          </table:table-cell>
          <table:table-cell table:formula="of:=[.F18]+[.D18]" office:value-type="float" office:value="136">
            <text:p>136</text:p>
          </table:table-cell>
          <table:table-cell table:formula="of:=[.D17]" office:value-type="float" office:value="120">
            <text:p>120</text:p>
          </table:table-cell>
          <table:table-cell table:formula="of:=FACT([.C18])" office:value-type="float" office:value="3.65904288195255E+232">
            <text:p>365904288195255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8]*[.B18]" office:value-type="float" office:value="16">
            <text:p>16</text:p>
          </table:table-cell>
          <table:table-cell table:formula="of:=([.D18]^[.C18])*EXP(-[.D18])/[.E18]" office:value-type="float" office:value="0.0123011052636033">
            <text:p>0,0123011053</text:p>
          </table:table-cell>
          <table:table-cell table:number-columns-repeated="2"/>
        </table:table-row>
        <table:table-row table:style-name="ro2">
          <table:table-cell table:formula="of:=[.A18]+1" office:value-type="float" office:value="17">
            <text:p>17</text:p>
          </table:table-cell>
          <table:table-cell table:formula="of:=[.B18]" office:value-type="float" office:value="1">
            <text:p>1</text:p>
          </table:table-cell>
          <table:table-cell table:formula="of:=[.F19]+[.D19]" office:value-type="float" office:value="137">
            <text:p>137</text:p>
          </table:table-cell>
          <table:table-cell table:formula="of:=[.D18]" office:value-type="float" office:value="120">
            <text:p>120</text:p>
          </table:table-cell>
          <table:table-cell table:formula="of:=FACT([.C19])" office:value-type="float" office:value="5.01288874827499E+234">
            <text:p>501288874827499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19]*[.B19]" office:value-type="float" office:value="17">
            <text:p>17</text:p>
          </table:table-cell>
          <table:table-cell table:formula="of:=([.D19]^[.C19])*EXP(-[.D19])/[.E19]" office:value-type="float" office:value="0.0107746907418423">
            <text:p>0,0107746907</text:p>
          </table:table-cell>
          <table:table-cell table:number-columns-repeated="2"/>
        </table:table-row>
        <table:table-row table:style-name="ro2">
          <table:table-cell table:formula="of:=[.A19]+1" office:value-type="float" office:value="18">
            <text:p>18</text:p>
          </table:table-cell>
          <table:table-cell table:formula="of:=[.B19]" office:value-type="float" office:value="1">
            <text:p>1</text:p>
          </table:table-cell>
          <table:table-cell table:formula="of:=[.F20]+[.D20]" office:value-type="float" office:value="138">
            <text:p>138</text:p>
          </table:table-cell>
          <table:table-cell table:formula="of:=[.D19]" office:value-type="float" office:value="120">
            <text:p>120</text:p>
          </table:table-cell>
          <table:table-cell table:formula="of:=FACT([.C20])" office:value-type="float" office:value="6.91778647261948E+236">
            <text:p>691778647261948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0]*[.B20]" office:value-type="float" office:value="18">
            <text:p>18</text:p>
          </table:table-cell>
          <table:table-cell table:formula="of:=([.D20]^[.C20])*EXP(-[.D20])/[.E20]" office:value-type="float" office:value="0.00936929629725421">
            <text:p>0,0093692963</text:p>
          </table:table-cell>
          <table:table-cell table:number-columns-repeated="2"/>
        </table:table-row>
        <table:table-row table:style-name="ro2">
          <table:table-cell table:formula="of:=[.A20]+1" office:value-type="float" office:value="19">
            <text:p>19</text:p>
          </table:table-cell>
          <table:table-cell table:formula="of:=[.B20]" office:value-type="float" office:value="1">
            <text:p>1</text:p>
          </table:table-cell>
          <table:table-cell table:formula="of:=[.F21]+[.D21]" office:value-type="float" office:value="139">
            <text:p>139</text:p>
          </table:table-cell>
          <table:table-cell table:formula="of:=[.D20]" office:value-type="float" office:value="120">
            <text:p>120</text:p>
          </table:table-cell>
          <table:table-cell table:formula="of:=FACT([.C21])" office:value-type="float" office:value="9.61572319694109E+238">
            <text:p>961572319694109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1]*[.B21]" office:value-type="float" office:value="19">
            <text:p>19</text:p>
          </table:table-cell>
          <table:table-cell table:formula="of:=([.D21]^[.C21])*EXP(-[.D21])/[.E21]" office:value-type="float" office:value="0.00808860111993169">
            <text:p>0,0080886011</text:p>
          </table:table-cell>
          <table:table-cell table:number-columns-repeated="2"/>
        </table:table-row>
        <table:table-row table:style-name="ro2">
          <table:table-cell table:formula="of:=[.A21]+1" office:value-type="float" office:value="20">
            <text:p>20</text:p>
          </table:table-cell>
          <table:table-cell table:formula="of:=[.B21]" office:value-type="float" office:value="1">
            <text:p>1</text:p>
          </table:table-cell>
          <table:table-cell table:formula="of:=[.F22]+[.D22]" office:value-type="float" office:value="140">
            <text:p>140</text:p>
          </table:table-cell>
          <table:table-cell table:formula="of:=[.D21]" office:value-type="float" office:value="120">
            <text:p>120</text:p>
          </table:table-cell>
          <table:table-cell table:formula="of:=FACT([.C22])" office:value-type="float" office:value="1.34620124757175E+241">
            <text:p>134620124757175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2]*[.B22]" office:value-type="float" office:value="20">
            <text:p>20</text:p>
          </table:table-cell>
          <table:table-cell table:formula="of:=([.D22]^[.C22])*EXP(-[.D22])/[.E22]" office:value-type="float" office:value="0.00693308667422716">
            <text:p>0,0069330867</text:p>
          </table:table-cell>
          <table:table-cell table:number-columns-repeated="2"/>
        </table:table-row>
        <table:table-row table:style-name="ro2">
          <table:table-cell table:formula="of:=[.A22]+1" office:value-type="float" office:value="21">
            <text:p>21</text:p>
          </table:table-cell>
          <table:table-cell table:formula="of:=[.B22]" office:value-type="float" office:value="1">
            <text:p>1</text:p>
          </table:table-cell>
          <table:table-cell table:formula="of:=[.F23]+[.D23]" office:value-type="float" office:value="141">
            <text:p>141</text:p>
          </table:table-cell>
          <table:table-cell table:formula="of:=[.D22]" office:value-type="float" office:value="120">
            <text:p>120</text:p>
          </table:table-cell>
          <table:table-cell table:formula="of:=FACT([.C23])" office:value-type="float" office:value="1.89814375907617E+243">
            <text:p>189814375907617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3]*[.B23]" office:value-type="float" office:value="21">
            <text:p>21</text:p>
          </table:table-cell>
          <table:table-cell table:formula="of:=([.D23]^[.C23])*EXP(-[.D23])/[.E23]" office:value-type="float" office:value="0.0059004992972146">
            <text:p>0,0059004993</text:p>
          </table:table-cell>
          <table:table-cell table:number-columns-repeated="2"/>
        </table:table-row>
        <table:table-row table:style-name="ro2">
          <table:table-cell table:formula="of:=[.A23]+1" office:value-type="float" office:value="22">
            <text:p>22</text:p>
          </table:table-cell>
          <table:table-cell table:formula="of:=[.B23]" office:value-type="float" office:value="1">
            <text:p>1</text:p>
          </table:table-cell>
          <table:table-cell table:formula="of:=[.F24]+[.D24]" office:value-type="float" office:value="142">
            <text:p>142</text:p>
          </table:table-cell>
          <table:table-cell table:formula="of:=[.D23]" office:value-type="float" office:value="120">
            <text:p>120</text:p>
          </table:table-cell>
          <table:table-cell table:formula="of:=FACT([.C24])" office:value-type="float" office:value="2.69536413788816E+245">
            <text:p>269536413788816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4]*[.B24]" office:value-type="float" office:value="22">
            <text:p>22</text:p>
          </table:table-cell>
          <table:table-cell table:formula="of:=([.D24]^[.C24])*EXP(-[.D24])/[.E24]" office:value-type="float" office:value="0.00498633743426586">
            <text:p>0,0049863374</text:p>
          </table:table-cell>
          <table:table-cell table:number-columns-repeated="2"/>
        </table:table-row>
        <table:table-row table:style-name="ro2">
          <table:table-cell table:formula="of:=[.A24]+1" office:value-type="float" office:value="23">
            <text:p>23</text:p>
          </table:table-cell>
          <table:table-cell table:formula="of:=[.B24]" office:value-type="float" office:value="1">
            <text:p>1</text:p>
          </table:table-cell>
          <table:table-cell table:formula="of:=[.F25]+[.D25]" office:value-type="float" office:value="143">
            <text:p>143</text:p>
          </table:table-cell>
          <table:table-cell table:formula="of:=[.D24]" office:value-type="float" office:value="120">
            <text:p>120</text:p>
          </table:table-cell>
          <table:table-cell table:formula="of:=FACT([.C25])" office:value-type="float" office:value="3.85437071718007E+247">
            <text:p>385437071718007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5]*[.B25]" office:value-type="float" office:value="23">
            <text:p>23</text:p>
          </table:table-cell>
          <table:table-cell table:formula="of:=([.D25]^[.C25])*EXP(-[.D25])/[.E25]" office:value-type="float" office:value="0.00418433910567765">
            <text:p>0,0041843391</text:p>
          </table:table-cell>
          <table:table-cell table:number-columns-repeated="2"/>
        </table:table-row>
        <table:table-row table:style-name="ro2">
          <table:table-cell table:formula="of:=[.A25]+1" office:value-type="float" office:value="24">
            <text:p>24</text:p>
          </table:table-cell>
          <table:table-cell table:formula="of:=[.B25]" office:value-type="float" office:value="1">
            <text:p>1</text:p>
          </table:table-cell>
          <table:table-cell table:formula="of:=[.F26]+[.D26]" office:value-type="float" office:value="144">
            <text:p>144</text:p>
          </table:table-cell>
          <table:table-cell table:formula="of:=[.D25]" office:value-type="float" office:value="120">
            <text:p>120</text:p>
          </table:table-cell>
          <table:table-cell table:formula="of:=FACT([.C26])" office:value-type="float" office:value="5.55029383273931E+249">
            <text:p>555029383273931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6]*[.B26]" office:value-type="float" office:value="24">
            <text:p>24</text:p>
          </table:table-cell>
          <table:table-cell table:formula="of:=([.D26]^[.C26])*EXP(-[.D26])/[.E26]" office:value-type="float" office:value="0.00348694925473137">
            <text:p>0,0034869493</text:p>
          </table:table-cell>
          <table:table-cell table:number-columns-repeated="2"/>
        </table:table-row>
        <table:table-row table:style-name="ro2">
          <table:table-cell table:formula="of:=[.A26]+1" office:value-type="float" office:value="25">
            <text:p>25</text:p>
          </table:table-cell>
          <table:table-cell table:formula="of:=[.B26]" office:value-type="float" office:value="1">
            <text:p>1</text:p>
          </table:table-cell>
          <table:table-cell table:formula="of:=[.F27]+[.D27]" office:value-type="float" office:value="145">
            <text:p>145</text:p>
          </table:table-cell>
          <table:table-cell table:formula="of:=[.D26]" office:value-type="float" office:value="120">
            <text:p>120</text:p>
          </table:table-cell>
          <table:table-cell table:formula="of:=FACT([.C27])" office:value-type="float" office:value="8.04792605747199E+251">
            <text:p>804792605747199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7]*[.B27]" office:value-type="float" office:value="25">
            <text:p>25</text:p>
          </table:table-cell>
          <table:table-cell table:formula="of:=([.D27]^[.C27])*EXP(-[.D27])/[.E27]" office:value-type="float" office:value="0.00288575110736389">
            <text:p>0,0028857511</text:p>
          </table:table-cell>
          <table:table-cell table:number-columns-repeated="2"/>
        </table:table-row>
        <table:table-row table:style-name="ro2">
          <table:table-cell table:formula="of:=[.A27]+1" office:value-type="float" office:value="26">
            <text:p>26</text:p>
          </table:table-cell>
          <table:table-cell table:formula="of:=[.B27]" office:value-type="float" office:value="1">
            <text:p>1</text:p>
          </table:table-cell>
          <table:table-cell table:formula="of:=[.F28]+[.D28]" office:value-type="float" office:value="146">
            <text:p>146</text:p>
          </table:table-cell>
          <table:table-cell table:formula="of:=[.D27]" office:value-type="float" office:value="120">
            <text:p>120</text:p>
          </table:table-cell>
          <table:table-cell table:formula="of:=FACT([.C28])" office:value-type="float" office:value="1.17499720439091E+254">
            <text:p>117499720439091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8]*[.B28]" office:value-type="float" office:value="26">
            <text:p>26</text:p>
          </table:table-cell>
          <table:table-cell table:formula="of:=([.D28]^[.C28])*EXP(-[.D28])/[.E28]" office:value-type="float" office:value="0.0023718502252306">
            <text:p>0,0023718502</text:p>
          </table:table-cell>
          <table:table-cell table:number-columns-repeated="2"/>
        </table:table-row>
        <table:table-row table:style-name="ro2">
          <table:table-cell table:formula="of:=[.A28]+1" office:value-type="float" office:value="27">
            <text:p>27</text:p>
          </table:table-cell>
          <table:table-cell table:formula="of:=[.B28]" office:value-type="float" office:value="1">
            <text:p>1</text:p>
          </table:table-cell>
          <table:table-cell table:formula="of:=[.F29]+[.D29]" office:value-type="float" office:value="147">
            <text:p>147</text:p>
          </table:table-cell>
          <table:table-cell table:formula="of:=[.D28]" office:value-type="float" office:value="120">
            <text:p>120</text:p>
          </table:table-cell>
          <table:table-cell table:formula="of:=FACT([.C29])" office:value-type="float" office:value="1.72724589045464E+256">
            <text:p>172724589045464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29]*[.B29]" office:value-type="float" office:value="27">
            <text:p>27</text:p>
          </table:table-cell>
          <table:table-cell table:formula="of:=([.D29]^[.C29])*EXP(-[.D29])/[.E29]" office:value-type="float" office:value="0.00193620426549436">
            <text:p>0,0019362043</text:p>
          </table:table-cell>
          <table:table-cell table:number-columns-repeated="2"/>
        </table:table-row>
        <table:table-row table:style-name="ro2">
          <table:table-cell table:formula="of:=[.A29]+1" office:value-type="float" office:value="28">
            <text:p>28</text:p>
          </table:table-cell>
          <table:table-cell table:formula="of:=[.B29]" office:value-type="float" office:value="1">
            <text:p>1</text:p>
          </table:table-cell>
          <table:table-cell table:formula="of:=[.F30]+[.D30]" office:value-type="float" office:value="148">
            <text:p>148</text:p>
          </table:table-cell>
          <table:table-cell table:formula="of:=[.D29]" office:value-type="float" office:value="120">
            <text:p>120</text:p>
          </table:table-cell>
          <table:table-cell table:formula="of:=FACT([.C30])" office:value-type="float" office:value="2.55632391787286E+258">
            <text:p>255632391787286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0]*[.B30]" office:value-type="float" office:value="28">
            <text:p>28</text:p>
          </table:table-cell>
          <table:table-cell table:formula="of:=([.D30]^[.C30])*EXP(-[.D30])/[.E30]" office:value-type="float" office:value="0.00156989535040084">
            <text:p>0,0015698954</text:p>
          </table:table-cell>
          <table:table-cell table:number-columns-repeated="2"/>
        </table:table-row>
        <table:table-row table:style-name="ro2">
          <table:table-cell table:formula="of:=[.A30]+1" office:value-type="float" office:value="29">
            <text:p>29</text:p>
          </table:table-cell>
          <table:table-cell table:formula="of:=[.B30]" office:value-type="float" office:value="1">
            <text:p>1</text:p>
          </table:table-cell>
          <table:table-cell table:formula="of:=[.F31]+[.D31]" office:value-type="float" office:value="149">
            <text:p>149</text:p>
          </table:table-cell>
          <table:table-cell table:formula="of:=[.D30]" office:value-type="float" office:value="120">
            <text:p>120</text:p>
          </table:table-cell>
          <table:table-cell table:formula="of:=FACT([.C31])" office:value-type="float" office:value="3.80892263763057E+260">
            <text:p>380892263763057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1]*[.B31]" office:value-type="float" office:value="29">
            <text:p>29</text:p>
          </table:table-cell>
          <table:table-cell table:formula="of:=([.D31]^[.C31])*EXP(-[.D31])/[.E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]+1" office:value-type="float" office:value="30">
            <text:p>30</text:p>
          </table:table-cell>
          <table:table-cell table:formula="of:=[.B31]" office:value-type="float" office:value="1">
            <text:p>1</text:p>
          </table:table-cell>
          <table:table-cell table:formula="of:=[.F32]+[.D32]" office:value-type="float" office:value="150">
            <text:p>150</text:p>
          </table:table-cell>
          <table:table-cell table:formula="of:=[.D31]" office:value-type="float" office:value="120">
            <text:p>120</text:p>
          </table:table-cell>
          <table:table-cell table:formula="of:=FACT([.C32])" office:value-type="float" office:value="5.71338395644586E+262">
            <text:p>571338395644586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2]*[.B32]" office:value-type="float" office:value="30">
            <text:p>30</text:p>
          </table:table-cell>
          <table:table-cell table:formula="of:=([.D32]^[.C32])*EXP(-[.D32])/[.E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]+1" office:value-type="float" office:value="31">
            <text:p>31</text:p>
          </table:table-cell>
          <table:table-cell table:formula="of:=[.B32]" office:value-type="float" office:value="1">
            <text:p>1</text:p>
          </table:table-cell>
          <table:table-cell table:formula="of:=[.F33]+[.D33]" office:value-type="float" office:value="151">
            <text:p>151</text:p>
          </table:table-cell>
          <table:table-cell table:formula="of:=[.D32]" office:value-type="float" office:value="120">
            <text:p>120</text:p>
          </table:table-cell>
          <table:table-cell table:formula="of:=FACT([.C33])" office:value-type="float" office:value="8.62720977423324E+264">
            <text:p>862720977423324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3]*[.B33]" office:value-type="float" office:value="31">
            <text:p>31</text:p>
          </table:table-cell>
          <table:table-cell table:formula="of:=([.D33]^[.C33])*EXP(-[.D33])/[.E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]+1" office:value-type="float" office:value="32">
            <text:p>32</text:p>
          </table:table-cell>
          <table:table-cell table:formula="of:=[.B33]" office:value-type="float" office:value="1">
            <text:p>1</text:p>
          </table:table-cell>
          <table:table-cell table:formula="of:=[.F34]+[.D34]" office:value-type="float" office:value="152">
            <text:p>152</text:p>
          </table:table-cell>
          <table:table-cell table:formula="of:=[.D33]" office:value-type="float" office:value="120">
            <text:p>120</text:p>
          </table:table-cell>
          <table:table-cell table:formula="of:=FACT([.C34])" office:value-type="float" office:value="1.31133588568345E+267">
            <text:p>131133588568345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4]*[.B34]" office:value-type="float" office:value="32">
            <text:p>32</text:p>
          </table:table-cell>
          <table:table-cell table:formula="of:=([.D34]^[.C34])*EXP(-[.D34])/[.E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]+1" office:value-type="float" office:value="33">
            <text:p>33</text:p>
          </table:table-cell>
          <table:table-cell table:formula="of:=[.B34]" office:value-type="float" office:value="1">
            <text:p>1</text:p>
          </table:table-cell>
          <table:table-cell table:formula="of:=[.F35]+[.D35]" office:value-type="float" office:value="153">
            <text:p>153</text:p>
          </table:table-cell>
          <table:table-cell table:formula="of:=[.D34]" office:value-type="float" office:value="120">
            <text:p>120</text:p>
          </table:table-cell>
          <table:table-cell table:formula="of:=FACT([.C35])" office:value-type="float" office:value="2.00634390509568E+269">
            <text:p>200634390509568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5]*[.B35]" office:value-type="float" office:value="33">
            <text:p>33</text:p>
          </table:table-cell>
          <table:table-cell table:formula="of:=([.D35]^[.C35])*EXP(-[.D35])/[.E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]+1" office:value-type="float" office:value="34">
            <text:p>34</text:p>
          </table:table-cell>
          <table:table-cell table:formula="of:=[.B35]" office:value-type="float" office:value="1">
            <text:p>1</text:p>
          </table:table-cell>
          <table:table-cell table:formula="of:=[.F36]+[.D36]" office:value-type="float" office:value="154">
            <text:p>154</text:p>
          </table:table-cell>
          <table:table-cell table:formula="of:=[.D35]" office:value-type="float" office:value="120">
            <text:p>120</text:p>
          </table:table-cell>
          <table:table-cell table:formula="of:=FACT([.C36])" office:value-type="float" office:value="3.08976961384735E+271">
            <text:p>308976961384735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6]*[.B36]" office:value-type="float" office:value="34">
            <text:p>34</text:p>
          </table:table-cell>
          <table:table-cell table:formula="of:=([.D36]^[.C36])*EXP(-[.D36])/[.E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]+1" office:value-type="float" office:value="35">
            <text:p>35</text:p>
          </table:table-cell>
          <table:table-cell table:formula="of:=[.B36]" office:value-type="float" office:value="1">
            <text:p>1</text:p>
          </table:table-cell>
          <table:table-cell table:formula="of:=[.F37]+[.D37]" office:value-type="float" office:value="155">
            <text:p>155</text:p>
          </table:table-cell>
          <table:table-cell table:formula="of:=[.D36]" office:value-type="float" office:value="120">
            <text:p>120</text:p>
          </table:table-cell>
          <table:table-cell table:formula="of:=FACT([.C37])" office:value-type="float" office:value="4.78914290146339E+273">
            <text:p>478914290146339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7]*[.B37]" office:value-type="float" office:value="35">
            <text:p>35</text:p>
          </table:table-cell>
          <table:table-cell table:formula="of:=([.D37]^[.C37])*EXP(-[.D37])/[.E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]+1" office:value-type="float" office:value="36">
            <text:p>36</text:p>
          </table:table-cell>
          <table:table-cell table:formula="of:=[.B37]" office:value-type="float" office:value="1">
            <text:p>1</text:p>
          </table:table-cell>
          <table:table-cell table:formula="of:=[.F38]+[.D38]" office:value-type="float" office:value="156">
            <text:p>156</text:p>
          </table:table-cell>
          <table:table-cell table:formula="of:=[.D37]" office:value-type="float" office:value="120">
            <text:p>120</text:p>
          </table:table-cell>
          <table:table-cell table:formula="of:=FACT([.C38])" office:value-type="float" office:value="7.47106292628289E+275">
            <text:p>747106292628289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8]*[.B38]" office:value-type="float" office:value="36">
            <text:p>36</text:p>
          </table:table-cell>
          <table:table-cell table:formula="of:=([.D38]^[.C38])*EXP(-[.D38])/[.E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]+1" office:value-type="float" office:value="37">
            <text:p>37</text:p>
          </table:table-cell>
          <table:table-cell table:formula="of:=[.B38]" office:value-type="float" office:value="1">
            <text:p>1</text:p>
          </table:table-cell>
          <table:table-cell table:formula="of:=[.F39]+[.D39]" office:value-type="float" office:value="157">
            <text:p>157</text:p>
          </table:table-cell>
          <table:table-cell table:formula="of:=[.D38]" office:value-type="float" office:value="120">
            <text:p>120</text:p>
          </table:table-cell>
          <table:table-cell table:formula="of:=FACT([.C39])" office:value-type="float" office:value="1.17295687942641E+278">
            <text:p>11729568794264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39]*[.B39]" office:value-type="float" office:value="37">
            <text:p>37</text:p>
          </table:table-cell>
          <table:table-cell table:formula="of:=([.D39]^[.C39])*EXP(-[.D39])/[.E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]+1" office:value-type="float" office:value="38">
            <text:p>38</text:p>
          </table:table-cell>
          <table:table-cell table:formula="of:=[.B39]" office:value-type="float" office:value="1">
            <text:p>1</text:p>
          </table:table-cell>
          <table:table-cell table:formula="of:=[.F40]+[.D40]" office:value-type="float" office:value="158">
            <text:p>158</text:p>
          </table:table-cell>
          <table:table-cell table:formula="of:=[.D39]" office:value-type="float" office:value="120">
            <text:p>120</text:p>
          </table:table-cell>
          <table:table-cell table:formula="of:=FACT([.C40])" office:value-type="float" office:value="1.85327186949373E+280">
            <text:p>185327186949373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0]*[.B40]" office:value-type="float" office:value="38">
            <text:p>38</text:p>
          </table:table-cell>
          <table:table-cell table:formula="of:=([.D40]^[.C40])*EXP(-[.D40])/[.E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]+1" office:value-type="float" office:value="39">
            <text:p>39</text:p>
          </table:table-cell>
          <table:table-cell table:formula="of:=[.B40]" office:value-type="float" office:value="1">
            <text:p>1</text:p>
          </table:table-cell>
          <table:table-cell table:formula="of:=[.F41]+[.D41]" office:value-type="float" office:value="159">
            <text:p>159</text:p>
          </table:table-cell>
          <table:table-cell table:formula="of:=[.D40]" office:value-type="float" office:value="120">
            <text:p>120</text:p>
          </table:table-cell>
          <table:table-cell table:formula="of:=FACT([.C41])" office:value-type="float" office:value="2.94670227249504E+282">
            <text:p>294670227249504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1]*[.B41]" office:value-type="float" office:value="39">
            <text:p>39</text:p>
          </table:table-cell>
          <table:table-cell table:formula="of:=([.D41]^[.C41])*EXP(-[.D41])/[.E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]+1" office:value-type="float" office:value="40">
            <text:p>40</text:p>
          </table:table-cell>
          <table:table-cell table:formula="of:=[.B41]" office:value-type="float" office:value="1">
            <text:p>1</text:p>
          </table:table-cell>
          <table:table-cell table:formula="of:=[.F42]+[.D42]" office:value-type="float" office:value="160">
            <text:p>160</text:p>
          </table:table-cell>
          <table:table-cell table:formula="of:=[.D41]" office:value-type="float" office:value="120">
            <text:p>120</text:p>
          </table:table-cell>
          <table:table-cell table:formula="of:=FACT([.C42])" office:value-type="float" office:value="4.71472363599206E+284">
            <text:p>471472363599206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2]*[.B42]" office:value-type="float" office:value="40">
            <text:p>40</text:p>
          </table:table-cell>
          <table:table-cell table:formula="of:=([.D42]^[.C42])*EXP(-[.D42])/[.E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]+1" office:value-type="float" office:value="41">
            <text:p>41</text:p>
          </table:table-cell>
          <table:table-cell table:formula="of:=[.B42]" office:value-type="float" office:value="1">
            <text:p>1</text:p>
          </table:table-cell>
          <table:table-cell table:formula="of:=[.F43]+[.D43]" office:value-type="float" office:value="161">
            <text:p>161</text:p>
          </table:table-cell>
          <table:table-cell table:formula="of:=[.D42]" office:value-type="float" office:value="120">
            <text:p>120</text:p>
          </table:table-cell>
          <table:table-cell table:formula="of:=FACT([.C43])" office:value-type="float" office:value="7.59070505394722E+286">
            <text:p>759070505394722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3]*[.B43]" office:value-type="float" office:value="41">
            <text:p>41</text:p>
          </table:table-cell>
          <table:table-cell table:formula="of:=([.D43]^[.C43])*EXP(-[.D43])/[.E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]+1" office:value-type="float" office:value="42">
            <text:p>42</text:p>
          </table:table-cell>
          <table:table-cell table:formula="of:=[.B43]" office:value-type="float" office:value="1">
            <text:p>1</text:p>
          </table:table-cell>
          <table:table-cell table:formula="of:=[.F44]+[.D44]" office:value-type="float" office:value="162">
            <text:p>162</text:p>
          </table:table-cell>
          <table:table-cell table:formula="of:=[.D43]" office:value-type="float" office:value="120">
            <text:p>120</text:p>
          </table:table-cell>
          <table:table-cell table:formula="of:=FACT([.C44])" office:value-type="float" office:value="1.22969421873945E+289">
            <text:p>122969421873945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4]*[.B44]" office:value-type="float" office:value="42">
            <text:p>42</text:p>
          </table:table-cell>
          <table:table-cell table:formula="of:=([.D44]^[.C44])*EXP(-[.D44])/[.E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]+1" office:value-type="float" office:value="43">
            <text:p>43</text:p>
          </table:table-cell>
          <table:table-cell table:formula="of:=[.B44]" office:value-type="float" office:value="1">
            <text:p>1</text:p>
          </table:table-cell>
          <table:table-cell table:formula="of:=[.F45]+[.D45]" office:value-type="float" office:value="163">
            <text:p>163</text:p>
          </table:table-cell>
          <table:table-cell table:formula="of:=[.D44]" office:value-type="float" office:value="120">
            <text:p>120</text:p>
          </table:table-cell>
          <table:table-cell table:formula="of:=FACT([.C45])" office:value-type="float" office:value="2.0044015765453E+291">
            <text:p>20044015765453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5]*[.B45]" office:value-type="float" office:value="43">
            <text:p>43</text:p>
          </table:table-cell>
          <table:table-cell table:formula="of:=([.D45]^[.C45])*EXP(-[.D45])/[.E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]+1" office:value-type="float" office:value="44">
            <text:p>44</text:p>
          </table:table-cell>
          <table:table-cell table:formula="of:=[.B45]" office:value-type="float" office:value="1">
            <text:p>1</text:p>
          </table:table-cell>
          <table:table-cell table:formula="of:=[.F46]+[.D46]" office:value-type="float" office:value="164">
            <text:p>164</text:p>
          </table:table-cell>
          <table:table-cell table:formula="of:=[.D45]" office:value-type="float" office:value="120">
            <text:p>120</text:p>
          </table:table-cell>
          <table:table-cell table:formula="of:=FACT([.C46])" office:value-type="float" office:value="3.2872185855343E+293">
            <text:p>3287218585534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6]*[.B46]" office:value-type="float" office:value="44">
            <text:p>44</text:p>
          </table:table-cell>
          <table:table-cell table:formula="of:=([.D46]^[.C46])*EXP(-[.D46])/[.E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]+1" office:value-type="float" office:value="45">
            <text:p>45</text:p>
          </table:table-cell>
          <table:table-cell table:formula="of:=[.B46]" office:value-type="float" office:value="1">
            <text:p>1</text:p>
          </table:table-cell>
          <table:table-cell table:formula="of:=[.F47]+[.D47]" office:value-type="float" office:value="165">
            <text:p>165</text:p>
          </table:table-cell>
          <table:table-cell table:formula="of:=[.D46]" office:value-type="float" office:value="120">
            <text:p>120</text:p>
          </table:table-cell>
          <table:table-cell table:formula="of:=FACT([.C47])" office:value-type="float" office:value="5.42391066613158E+295">
            <text:p>54239106661315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7]*[.B47]" office:value-type="float" office:value="45">
            <text:p>45</text:p>
          </table:table-cell>
          <table:table-cell table:formula="of:=([.D47]^[.C47])*EXP(-[.D47])/[.E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]+1" office:value-type="float" office:value="46">
            <text:p>46</text:p>
          </table:table-cell>
          <table:table-cell table:formula="of:=[.B47]" office:value-type="float" office:value="1">
            <text:p>1</text:p>
          </table:table-cell>
          <table:table-cell table:formula="of:=[.F48]+[.D48]" office:value-type="float" office:value="166">
            <text:p>166</text:p>
          </table:table-cell>
          <table:table-cell table:formula="of:=[.D47]" office:value-type="float" office:value="120">
            <text:p>120</text:p>
          </table:table-cell>
          <table:table-cell table:formula="of:=FACT([.C48])" office:value-type="float" office:value="9.00369170577844E+297">
            <text:p>900369170577844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8]*[.B48]" office:value-type="float" office:value="46">
            <text:p>46</text:p>
          </table:table-cell>
          <table:table-cell table:formula="of:=([.D48]^[.C48])*EXP(-[.D48])/[.E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]+1" office:value-type="float" office:value="47">
            <text:p>47</text:p>
          </table:table-cell>
          <table:table-cell table:formula="of:=[.B48]" office:value-type="float" office:value="1">
            <text:p>1</text:p>
          </table:table-cell>
          <table:table-cell table:formula="of:=[.F49]+[.D49]" office:value-type="float" office:value="167">
            <text:p>167</text:p>
          </table:table-cell>
          <table:table-cell table:formula="of:=[.D48]" office:value-type="float" office:value="120">
            <text:p>120</text:p>
          </table:table-cell>
          <table:table-cell table:formula="of:=FACT([.C49])" office:value-type="float" office:value="1.503616514865E+300">
            <text:p>150361651486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49]*[.B49]" office:value-type="float" office:value="47">
            <text:p>47</text:p>
          </table:table-cell>
          <table:table-cell table:formula="of:=([.D49]^[.C49])*EXP(-[.D49])/[.E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]+1" office:value-type="float" office:value="48">
            <text:p>48</text:p>
          </table:table-cell>
          <table:table-cell table:formula="of:=[.B49]" office:value-type="float" office:value="1">
            <text:p>1</text:p>
          </table:table-cell>
          <table:table-cell table:formula="of:=[.F50]+[.D50]" office:value-type="float" office:value="168">
            <text:p>168</text:p>
          </table:table-cell>
          <table:table-cell table:formula="of:=[.D49]" office:value-type="float" office:value="120">
            <text:p>120</text:p>
          </table:table-cell>
          <table:table-cell table:formula="of:=FACT([.C50])" office:value-type="float" office:value="2.5260757449732E+302">
            <text:p>2526075744973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50]*[.B50]" office:value-type="float" office:value="48">
            <text:p>48</text:p>
          </table:table-cell>
          <table:table-cell table:formula="of:=([.D50]^[.C50])*EXP(-[.D50])/[.E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]+1" office:value-type="float" office:value="49">
            <text:p>49</text:p>
          </table:table-cell>
          <table:table-cell table:formula="of:=[.B50]" office:value-type="float" office:value="1">
            <text:p>1</text:p>
          </table:table-cell>
          <table:table-cell table:formula="of:=[.F51]+[.D51]" office:value-type="float" office:value="169">
            <text:p>169</text:p>
          </table:table-cell>
          <table:table-cell table:formula="of:=[.D50]" office:value-type="float" office:value="120">
            <text:p>120</text:p>
          </table:table-cell>
          <table:table-cell table:formula="of:=FACT([.C51])" office:value-type="float" office:value="4.26906800900471E+304">
            <text:p>42690680090047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51]*[.B51]" office:value-type="float" office:value="49">
            <text:p>49</text:p>
          </table:table-cell>
          <table:table-cell table:formula="of:=([.D51]^[.C51])*EXP(-[.D51])/[.E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]+1" office:value-type="float" office:value="50">
            <text:p>50</text:p>
          </table:table-cell>
          <table:table-cell table:formula="of:=[.B51]" office:value-type="float" office:value="1">
            <text:p>1</text:p>
          </table:table-cell>
          <table:table-cell table:formula="of:=[.F52]+[.D52]" office:value-type="float" office:value="170">
            <text:p>170</text:p>
          </table:table-cell>
          <table:table-cell table:formula="of:=[.D51]" office:value-type="float" office:value="120">
            <text:p>120</text:p>
          </table:table-cell>
          <table:table-cell table:formula="of:=FACT([.C52])" office:value-type="float" office:value="7.257415615308E+306">
            <text:p>725741561530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A52]*[.B52]" office:value-type="float" office:value="50">
            <text:p>50</text:p>
          </table:table-cell>
          <table:table-cell table:formula="of:=([.D52]^[.C52])*EXP(-[.D52])/[.E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]+1" office:value-type="float" office:value="51">
            <text:p>51</text:p>
          </table:table-cell>
          <table:table-cell table:formula="of:=[.B52]" office:value-type="float" office:value="1">
            <text:p>1</text:p>
          </table:table-cell>
          <table:table-cell table:formula="of:=[.F53]+[.D53]" office:value-type="float" office:value="171">
            <text:p>171</text:p>
          </table:table-cell>
          <table:table-cell table:formula="of:=[.D52]" office:value-type="float" office:value="120">
            <text:p>120</text:p>
          </table:table-cell>
          <table:table-cell table:formula="of:=FACT([.C53])" office:value-type="float" office:value="0">
            <text:p>#WAARDE!</text:p>
          </table:table-cell>
          <table:table-cell table:formula="of:=[.A53]*[.B53]" office:value-type="float" office:value="51">
            <text:p>51</text:p>
          </table:table-cell>
          <table:table-cell table:formula="of:=([.D53]^[.C53])*EXP(-[.D53])/[.E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]+1" office:value-type="float" office:value="52">
            <text:p>52</text:p>
          </table:table-cell>
          <table:table-cell table:formula="of:=[.B53]" office:value-type="float" office:value="1">
            <text:p>1</text:p>
          </table:table-cell>
          <table:table-cell table:formula="of:=[.F54]+[.D54]" office:value-type="float" office:value="172">
            <text:p>172</text:p>
          </table:table-cell>
          <table:table-cell table:formula="of:=[.D53]" office:value-type="float" office:value="120">
            <text:p>120</text:p>
          </table:table-cell>
          <table:table-cell table:formula="of:=FACT([.C54])" office:value-type="float" office:value="0">
            <text:p>#WAARDE!</text:p>
          </table:table-cell>
          <table:table-cell table:formula="of:=[.A54]*[.B54]" office:value-type="float" office:value="52">
            <text:p>52</text:p>
          </table:table-cell>
          <table:table-cell table:formula="of:=([.D54]^[.C54])*EXP(-[.D54])/[.E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]+1" office:value-type="float" office:value="53">
            <text:p>53</text:p>
          </table:table-cell>
          <table:table-cell table:formula="of:=[.B54]" office:value-type="float" office:value="1">
            <text:p>1</text:p>
          </table:table-cell>
          <table:table-cell table:formula="of:=[.F55]+[.D55]" office:value-type="float" office:value="173">
            <text:p>173</text:p>
          </table:table-cell>
          <table:table-cell table:formula="of:=[.D54]" office:value-type="float" office:value="120">
            <text:p>120</text:p>
          </table:table-cell>
          <table:table-cell table:formula="of:=FACT([.C55])" office:value-type="float" office:value="0">
            <text:p>#WAARDE!</text:p>
          </table:table-cell>
          <table:table-cell table:formula="of:=[.A55]*[.B55]" office:value-type="float" office:value="53">
            <text:p>53</text:p>
          </table:table-cell>
          <table:table-cell table:formula="of:=([.D55]^[.C55])*EXP(-[.D55])/[.E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]+1" office:value-type="float" office:value="54">
            <text:p>54</text:p>
          </table:table-cell>
          <table:table-cell table:formula="of:=[.B55]" office:value-type="float" office:value="1">
            <text:p>1</text:p>
          </table:table-cell>
          <table:table-cell table:formula="of:=[.F56]+[.D56]" office:value-type="float" office:value="174">
            <text:p>174</text:p>
          </table:table-cell>
          <table:table-cell table:formula="of:=[.D55]" office:value-type="float" office:value="120">
            <text:p>120</text:p>
          </table:table-cell>
          <table:table-cell table:formula="of:=FACT([.C56])" office:value-type="float" office:value="0">
            <text:p>#WAARDE!</text:p>
          </table:table-cell>
          <table:table-cell table:formula="of:=[.A56]*[.B56]" office:value-type="float" office:value="54">
            <text:p>54</text:p>
          </table:table-cell>
          <table:table-cell table:formula="of:=([.D56]^[.C56])*EXP(-[.D56])/[.E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]+1" office:value-type="float" office:value="55">
            <text:p>55</text:p>
          </table:table-cell>
          <table:table-cell table:formula="of:=[.B56]" office:value-type="float" office:value="1">
            <text:p>1</text:p>
          </table:table-cell>
          <table:table-cell table:formula="of:=[.F57]+[.D57]" office:value-type="float" office:value="175">
            <text:p>175</text:p>
          </table:table-cell>
          <table:table-cell table:formula="of:=[.D56]" office:value-type="float" office:value="120">
            <text:p>120</text:p>
          </table:table-cell>
          <table:table-cell table:formula="of:=FACT([.C57])" office:value-type="float" office:value="0">
            <text:p>#WAARDE!</text:p>
          </table:table-cell>
          <table:table-cell table:formula="of:=[.A57]*[.B57]" office:value-type="float" office:value="55">
            <text:p>55</text:p>
          </table:table-cell>
          <table:table-cell table:formula="of:=([.D57]^[.C57])*EXP(-[.D57])/[.E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]+1" office:value-type="float" office:value="56">
            <text:p>56</text:p>
          </table:table-cell>
          <table:table-cell table:formula="of:=[.B57]" office:value-type="float" office:value="1">
            <text:p>1</text:p>
          </table:table-cell>
          <table:table-cell table:formula="of:=[.F58]+[.D58]" office:value-type="float" office:value="176">
            <text:p>176</text:p>
          </table:table-cell>
          <table:table-cell table:formula="of:=[.D57]" office:value-type="float" office:value="120">
            <text:p>120</text:p>
          </table:table-cell>
          <table:table-cell table:formula="of:=FACT([.C58])" office:value-type="float" office:value="0">
            <text:p>#WAARDE!</text:p>
          </table:table-cell>
          <table:table-cell table:formula="of:=[.A58]*[.B58]" office:value-type="float" office:value="56">
            <text:p>56</text:p>
          </table:table-cell>
          <table:table-cell table:formula="of:=([.D58]^[.C58])*EXP(-[.D58])/[.E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]+1" office:value-type="float" office:value="57">
            <text:p>57</text:p>
          </table:table-cell>
          <table:table-cell table:formula="of:=[.B58]" office:value-type="float" office:value="1">
            <text:p>1</text:p>
          </table:table-cell>
          <table:table-cell table:formula="of:=[.F59]+[.D59]" office:value-type="float" office:value="177">
            <text:p>177</text:p>
          </table:table-cell>
          <table:table-cell table:formula="of:=[.D58]" office:value-type="float" office:value="120">
            <text:p>120</text:p>
          </table:table-cell>
          <table:table-cell table:formula="of:=FACT([.C59])" office:value-type="float" office:value="0">
            <text:p>#WAARDE!</text:p>
          </table:table-cell>
          <table:table-cell table:formula="of:=[.A59]*[.B59]" office:value-type="float" office:value="57">
            <text:p>57</text:p>
          </table:table-cell>
          <table:table-cell table:formula="of:=([.D59]^[.C59])*EXP(-[.D59])/[.E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]+1" office:value-type="float" office:value="58">
            <text:p>58</text:p>
          </table:table-cell>
          <table:table-cell table:formula="of:=[.B59]" office:value-type="float" office:value="1">
            <text:p>1</text:p>
          </table:table-cell>
          <table:table-cell table:formula="of:=[.F60]+[.D60]" office:value-type="float" office:value="178">
            <text:p>178</text:p>
          </table:table-cell>
          <table:table-cell table:formula="of:=[.D59]" office:value-type="float" office:value="120">
            <text:p>120</text:p>
          </table:table-cell>
          <table:table-cell table:formula="of:=FACT([.C60])" office:value-type="float" office:value="0">
            <text:p>#WAARDE!</text:p>
          </table:table-cell>
          <table:table-cell table:formula="of:=[.A60]*[.B60]" office:value-type="float" office:value="58">
            <text:p>58</text:p>
          </table:table-cell>
          <table:table-cell table:formula="of:=([.D60]^[.C60])*EXP(-[.D60])/[.E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]+1" office:value-type="float" office:value="59">
            <text:p>59</text:p>
          </table:table-cell>
          <table:table-cell table:formula="of:=[.B60]" office:value-type="float" office:value="1">
            <text:p>1</text:p>
          </table:table-cell>
          <table:table-cell table:formula="of:=[.F61]+[.D61]" office:value-type="float" office:value="179">
            <text:p>179</text:p>
          </table:table-cell>
          <table:table-cell table:formula="of:=[.D60]" office:value-type="float" office:value="120">
            <text:p>120</text:p>
          </table:table-cell>
          <table:table-cell table:formula="of:=FACT([.C61])" office:value-type="float" office:value="0">
            <text:p>#WAARDE!</text:p>
          </table:table-cell>
          <table:table-cell table:formula="of:=[.A61]*[.B61]" office:value-type="float" office:value="59">
            <text:p>59</text:p>
          </table:table-cell>
          <table:table-cell table:formula="of:=([.D61]^[.C61])*EXP(-[.D61])/[.E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]+1" office:value-type="float" office:value="60">
            <text:p>60</text:p>
          </table:table-cell>
          <table:table-cell table:formula="of:=[.B61]" office:value-type="float" office:value="1">
            <text:p>1</text:p>
          </table:table-cell>
          <table:table-cell table:formula="of:=[.F62]+[.D62]" office:value-type="float" office:value="180">
            <text:p>180</text:p>
          </table:table-cell>
          <table:table-cell table:formula="of:=[.D61]" office:value-type="float" office:value="120">
            <text:p>120</text:p>
          </table:table-cell>
          <table:table-cell table:formula="of:=FACT([.C62])" office:value-type="float" office:value="0">
            <text:p>#WAARDE!</text:p>
          </table:table-cell>
          <table:table-cell table:formula="of:=[.A62]*[.B62]" office:value-type="float" office:value="60">
            <text:p>60</text:p>
          </table:table-cell>
          <table:table-cell table:formula="of:=([.D62]^[.C62])*EXP(-[.D62])/[.E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]+1" office:value-type="float" office:value="61">
            <text:p>61</text:p>
          </table:table-cell>
          <table:table-cell table:formula="of:=[.B62]" office:value-type="float" office:value="1">
            <text:p>1</text:p>
          </table:table-cell>
          <table:table-cell table:formula="of:=[.F63]+[.D63]" office:value-type="float" office:value="181">
            <text:p>181</text:p>
          </table:table-cell>
          <table:table-cell table:formula="of:=[.D62]" office:value-type="float" office:value="120">
            <text:p>120</text:p>
          </table:table-cell>
          <table:table-cell table:formula="of:=FACT([.C63])" office:value-type="float" office:value="0">
            <text:p>#WAARDE!</text:p>
          </table:table-cell>
          <table:table-cell table:formula="of:=[.A63]*[.B63]" office:value-type="float" office:value="61">
            <text:p>61</text:p>
          </table:table-cell>
          <table:table-cell table:formula="of:=([.D63]^[.C63])*EXP(-[.D63])/[.E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]+1" office:value-type="float" office:value="62">
            <text:p>62</text:p>
          </table:table-cell>
          <table:table-cell table:formula="of:=[.B63]" office:value-type="float" office:value="1">
            <text:p>1</text:p>
          </table:table-cell>
          <table:table-cell table:formula="of:=[.F64]+[.D64]" office:value-type="float" office:value="182">
            <text:p>182</text:p>
          </table:table-cell>
          <table:table-cell table:formula="of:=[.D63]" office:value-type="float" office:value="120">
            <text:p>120</text:p>
          </table:table-cell>
          <table:table-cell table:formula="of:=FACT([.C64])" office:value-type="float" office:value="0">
            <text:p>#WAARDE!</text:p>
          </table:table-cell>
          <table:table-cell table:formula="of:=[.A64]*[.B64]" office:value-type="float" office:value="62">
            <text:p>62</text:p>
          </table:table-cell>
          <table:table-cell table:formula="of:=([.D64]^[.C64])*EXP(-[.D64])/[.E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]+1" office:value-type="float" office:value="63">
            <text:p>63</text:p>
          </table:table-cell>
          <table:table-cell table:formula="of:=[.B64]" office:value-type="float" office:value="1">
            <text:p>1</text:p>
          </table:table-cell>
          <table:table-cell table:formula="of:=[.F65]+[.D65]" office:value-type="float" office:value="183">
            <text:p>183</text:p>
          </table:table-cell>
          <table:table-cell table:formula="of:=[.D64]" office:value-type="float" office:value="120">
            <text:p>120</text:p>
          </table:table-cell>
          <table:table-cell table:formula="of:=FACT([.C65])" office:value-type="float" office:value="0">
            <text:p>#WAARDE!</text:p>
          </table:table-cell>
          <table:table-cell table:formula="of:=[.A65]*[.B65]" office:value-type="float" office:value="63">
            <text:p>63</text:p>
          </table:table-cell>
          <table:table-cell table:formula="of:=([.D65]^[.C65])*EXP(-[.D65])/[.E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]+1" office:value-type="float" office:value="64">
            <text:p>64</text:p>
          </table:table-cell>
          <table:table-cell table:formula="of:=[.B65]" office:value-type="float" office:value="1">
            <text:p>1</text:p>
          </table:table-cell>
          <table:table-cell table:formula="of:=[.F66]+[.D66]" office:value-type="float" office:value="184">
            <text:p>184</text:p>
          </table:table-cell>
          <table:table-cell table:formula="of:=[.D65]" office:value-type="float" office:value="120">
            <text:p>120</text:p>
          </table:table-cell>
          <table:table-cell table:formula="of:=FACT([.C66])" office:value-type="float" office:value="0">
            <text:p>#WAARDE!</text:p>
          </table:table-cell>
          <table:table-cell table:formula="of:=[.A66]*[.B66]" office:value-type="float" office:value="64">
            <text:p>64</text:p>
          </table:table-cell>
          <table:table-cell table:formula="of:=([.D66]^[.C66])*EXP(-[.D66])/[.E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]+1" office:value-type="float" office:value="65">
            <text:p>65</text:p>
          </table:table-cell>
          <table:table-cell table:formula="of:=[.B66]" office:value-type="float" office:value="1">
            <text:p>1</text:p>
          </table:table-cell>
          <table:table-cell table:formula="of:=[.F67]+[.D67]" office:value-type="float" office:value="185">
            <text:p>185</text:p>
          </table:table-cell>
          <table:table-cell table:formula="of:=[.D66]" office:value-type="float" office:value="120">
            <text:p>120</text:p>
          </table:table-cell>
          <table:table-cell table:formula="of:=FACT([.C67])" office:value-type="float" office:value="0">
            <text:p>#WAARDE!</text:p>
          </table:table-cell>
          <table:table-cell table:formula="of:=[.A67]*[.B67]" office:value-type="float" office:value="65">
            <text:p>65</text:p>
          </table:table-cell>
          <table:table-cell table:formula="of:=([.D67]^[.C67])*EXP(-[.D67])/[.E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]+1" office:value-type="float" office:value="66">
            <text:p>66</text:p>
          </table:table-cell>
          <table:table-cell table:formula="of:=[.B67]" office:value-type="float" office:value="1">
            <text:p>1</text:p>
          </table:table-cell>
          <table:table-cell table:formula="of:=[.F68]+[.D68]" office:value-type="float" office:value="186">
            <text:p>186</text:p>
          </table:table-cell>
          <table:table-cell table:formula="of:=[.D67]" office:value-type="float" office:value="120">
            <text:p>120</text:p>
          </table:table-cell>
          <table:table-cell table:formula="of:=FACT([.C68])" office:value-type="float" office:value="0">
            <text:p>#WAARDE!</text:p>
          </table:table-cell>
          <table:table-cell table:formula="of:=[.A68]*[.B68]" office:value-type="float" office:value="66">
            <text:p>66</text:p>
          </table:table-cell>
          <table:table-cell table:formula="of:=([.D68]^[.C68])*EXP(-[.D68])/[.E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]+1" office:value-type="float" office:value="67">
            <text:p>67</text:p>
          </table:table-cell>
          <table:table-cell table:formula="of:=[.B68]" office:value-type="float" office:value="1">
            <text:p>1</text:p>
          </table:table-cell>
          <table:table-cell table:formula="of:=[.F69]+[.D69]" office:value-type="float" office:value="187">
            <text:p>187</text:p>
          </table:table-cell>
          <table:table-cell table:formula="of:=[.D68]" office:value-type="float" office:value="120">
            <text:p>120</text:p>
          </table:table-cell>
          <table:table-cell table:formula="of:=FACT([.C69])" office:value-type="float" office:value="0">
            <text:p>#WAARDE!</text:p>
          </table:table-cell>
          <table:table-cell table:formula="of:=[.A69]*[.B69]" office:value-type="float" office:value="67">
            <text:p>67</text:p>
          </table:table-cell>
          <table:table-cell table:formula="of:=([.D69]^[.C69])*EXP(-[.D69])/[.E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]+1" office:value-type="float" office:value="68">
            <text:p>68</text:p>
          </table:table-cell>
          <table:table-cell table:formula="of:=[.B69]" office:value-type="float" office:value="1">
            <text:p>1</text:p>
          </table:table-cell>
          <table:table-cell table:formula="of:=[.F70]+[.D70]" office:value-type="float" office:value="188">
            <text:p>188</text:p>
          </table:table-cell>
          <table:table-cell table:formula="of:=[.D69]" office:value-type="float" office:value="120">
            <text:p>120</text:p>
          </table:table-cell>
          <table:table-cell table:formula="of:=FACT([.C70])" office:value-type="float" office:value="0">
            <text:p>#WAARDE!</text:p>
          </table:table-cell>
          <table:table-cell table:formula="of:=[.A70]*[.B70]" office:value-type="float" office:value="68">
            <text:p>68</text:p>
          </table:table-cell>
          <table:table-cell table:formula="of:=([.D70]^[.C70])*EXP(-[.D70])/[.E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]+1" office:value-type="float" office:value="69">
            <text:p>69</text:p>
          </table:table-cell>
          <table:table-cell table:formula="of:=[.B70]" office:value-type="float" office:value="1">
            <text:p>1</text:p>
          </table:table-cell>
          <table:table-cell table:formula="of:=[.F71]+[.D71]" office:value-type="float" office:value="189">
            <text:p>189</text:p>
          </table:table-cell>
          <table:table-cell table:formula="of:=[.D70]" office:value-type="float" office:value="120">
            <text:p>120</text:p>
          </table:table-cell>
          <table:table-cell table:formula="of:=FACT([.C71])" office:value-type="float" office:value="0">
            <text:p>#WAARDE!</text:p>
          </table:table-cell>
          <table:table-cell table:formula="of:=[.A71]*[.B71]" office:value-type="float" office:value="69">
            <text:p>69</text:p>
          </table:table-cell>
          <table:table-cell table:formula="of:=([.D71]^[.C71])*EXP(-[.D71])/[.E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]+1" office:value-type="float" office:value="70">
            <text:p>70</text:p>
          </table:table-cell>
          <table:table-cell table:formula="of:=[.B71]" office:value-type="float" office:value="1">
            <text:p>1</text:p>
          </table:table-cell>
          <table:table-cell table:formula="of:=[.F72]+[.D72]" office:value-type="float" office:value="190">
            <text:p>190</text:p>
          </table:table-cell>
          <table:table-cell table:formula="of:=[.D71]" office:value-type="float" office:value="120">
            <text:p>120</text:p>
          </table:table-cell>
          <table:table-cell table:formula="of:=FACT([.C72])" office:value-type="float" office:value="0">
            <text:p>#WAARDE!</text:p>
          </table:table-cell>
          <table:table-cell table:formula="of:=[.A72]*[.B72]" office:value-type="float" office:value="70">
            <text:p>70</text:p>
          </table:table-cell>
          <table:table-cell table:formula="of:=([.D72]^[.C72])*EXP(-[.D72])/[.E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]+1" office:value-type="float" office:value="71">
            <text:p>71</text:p>
          </table:table-cell>
          <table:table-cell table:formula="of:=[.B72]" office:value-type="float" office:value="1">
            <text:p>1</text:p>
          </table:table-cell>
          <table:table-cell table:formula="of:=[.F73]+[.D73]" office:value-type="float" office:value="191">
            <text:p>191</text:p>
          </table:table-cell>
          <table:table-cell table:formula="of:=[.D72]" office:value-type="float" office:value="120">
            <text:p>120</text:p>
          </table:table-cell>
          <table:table-cell table:formula="of:=FACT([.C73])" office:value-type="float" office:value="0">
            <text:p>#WAARDE!</text:p>
          </table:table-cell>
          <table:table-cell table:formula="of:=[.A73]*[.B73]" office:value-type="float" office:value="71">
            <text:p>71</text:p>
          </table:table-cell>
          <table:table-cell table:formula="of:=([.D73]^[.C73])*EXP(-[.D73])/[.E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]+1" office:value-type="float" office:value="72">
            <text:p>72</text:p>
          </table:table-cell>
          <table:table-cell table:formula="of:=[.B73]" office:value-type="float" office:value="1">
            <text:p>1</text:p>
          </table:table-cell>
          <table:table-cell table:formula="of:=[.F74]+[.D74]" office:value-type="float" office:value="192">
            <text:p>192</text:p>
          </table:table-cell>
          <table:table-cell table:formula="of:=[.D73]" office:value-type="float" office:value="120">
            <text:p>120</text:p>
          </table:table-cell>
          <table:table-cell table:formula="of:=FACT([.C74])" office:value-type="float" office:value="0">
            <text:p>#WAARDE!</text:p>
          </table:table-cell>
          <table:table-cell table:formula="of:=[.A74]*[.B74]" office:value-type="float" office:value="72">
            <text:p>72</text:p>
          </table:table-cell>
          <table:table-cell table:formula="of:=([.D74]^[.C74])*EXP(-[.D74])/[.E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]+1" office:value-type="float" office:value="73">
            <text:p>73</text:p>
          </table:table-cell>
          <table:table-cell table:formula="of:=[.B74]" office:value-type="float" office:value="1">
            <text:p>1</text:p>
          </table:table-cell>
          <table:table-cell table:formula="of:=[.F75]+[.D75]" office:value-type="float" office:value="193">
            <text:p>193</text:p>
          </table:table-cell>
          <table:table-cell table:formula="of:=[.D74]" office:value-type="float" office:value="120">
            <text:p>120</text:p>
          </table:table-cell>
          <table:table-cell table:formula="of:=FACT([.C75])" office:value-type="float" office:value="0">
            <text:p>#WAARDE!</text:p>
          </table:table-cell>
          <table:table-cell table:formula="of:=[.A75]*[.B75]" office:value-type="float" office:value="73">
            <text:p>73</text:p>
          </table:table-cell>
          <table:table-cell table:formula="of:=([.D75]^[.C75])*EXP(-[.D75])/[.E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]+1" office:value-type="float" office:value="74">
            <text:p>74</text:p>
          </table:table-cell>
          <table:table-cell table:formula="of:=[.B75]" office:value-type="float" office:value="1">
            <text:p>1</text:p>
          </table:table-cell>
          <table:table-cell table:formula="of:=[.F76]+[.D76]" office:value-type="float" office:value="194">
            <text:p>194</text:p>
          </table:table-cell>
          <table:table-cell table:formula="of:=[.D75]" office:value-type="float" office:value="120">
            <text:p>120</text:p>
          </table:table-cell>
          <table:table-cell table:formula="of:=FACT([.C76])" office:value-type="float" office:value="0">
            <text:p>#WAARDE!</text:p>
          </table:table-cell>
          <table:table-cell table:formula="of:=[.A76]*[.B76]" office:value-type="float" office:value="74">
            <text:p>74</text:p>
          </table:table-cell>
          <table:table-cell table:formula="of:=([.D76]^[.C76])*EXP(-[.D76])/[.E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]+1" office:value-type="float" office:value="75">
            <text:p>75</text:p>
          </table:table-cell>
          <table:table-cell table:formula="of:=[.B76]" office:value-type="float" office:value="1">
            <text:p>1</text:p>
          </table:table-cell>
          <table:table-cell table:formula="of:=[.F77]+[.D77]" office:value-type="float" office:value="195">
            <text:p>195</text:p>
          </table:table-cell>
          <table:table-cell table:formula="of:=[.D76]" office:value-type="float" office:value="120">
            <text:p>120</text:p>
          </table:table-cell>
          <table:table-cell table:formula="of:=FACT([.C77])" office:value-type="float" office:value="0">
            <text:p>#WAARDE!</text:p>
          </table:table-cell>
          <table:table-cell table:formula="of:=[.A77]*[.B77]" office:value-type="float" office:value="75">
            <text:p>75</text:p>
          </table:table-cell>
          <table:table-cell table:formula="of:=([.D77]^[.C77])*EXP(-[.D77])/[.E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]+1" office:value-type="float" office:value="76">
            <text:p>76</text:p>
          </table:table-cell>
          <table:table-cell table:formula="of:=[.B77]" office:value-type="float" office:value="1">
            <text:p>1</text:p>
          </table:table-cell>
          <table:table-cell table:formula="of:=[.F78]+[.D78]" office:value-type="float" office:value="196">
            <text:p>196</text:p>
          </table:table-cell>
          <table:table-cell table:formula="of:=[.D77]" office:value-type="float" office:value="120">
            <text:p>120</text:p>
          </table:table-cell>
          <table:table-cell table:formula="of:=FACT([.C78])" office:value-type="float" office:value="0">
            <text:p>#WAARDE!</text:p>
          </table:table-cell>
          <table:table-cell table:formula="of:=[.A78]*[.B78]" office:value-type="float" office:value="76">
            <text:p>76</text:p>
          </table:table-cell>
          <table:table-cell table:formula="of:=([.D78]^[.C78])*EXP(-[.D78])/[.E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]+1" office:value-type="float" office:value="77">
            <text:p>77</text:p>
          </table:table-cell>
          <table:table-cell table:formula="of:=[.B78]" office:value-type="float" office:value="1">
            <text:p>1</text:p>
          </table:table-cell>
          <table:table-cell table:formula="of:=[.F79]+[.D79]" office:value-type="float" office:value="197">
            <text:p>197</text:p>
          </table:table-cell>
          <table:table-cell table:formula="of:=[.D78]" office:value-type="float" office:value="120">
            <text:p>120</text:p>
          </table:table-cell>
          <table:table-cell table:formula="of:=FACT([.C79])" office:value-type="float" office:value="0">
            <text:p>#WAARDE!</text:p>
          </table:table-cell>
          <table:table-cell table:formula="of:=[.A79]*[.B79]" office:value-type="float" office:value="77">
            <text:p>77</text:p>
          </table:table-cell>
          <table:table-cell table:formula="of:=([.D79]^[.C79])*EXP(-[.D79])/[.E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]+1" office:value-type="float" office:value="78">
            <text:p>78</text:p>
          </table:table-cell>
          <table:table-cell table:formula="of:=[.B79]" office:value-type="float" office:value="1">
            <text:p>1</text:p>
          </table:table-cell>
          <table:table-cell table:formula="of:=[.F80]+[.D80]" office:value-type="float" office:value="198">
            <text:p>198</text:p>
          </table:table-cell>
          <table:table-cell table:formula="of:=[.D79]" office:value-type="float" office:value="120">
            <text:p>120</text:p>
          </table:table-cell>
          <table:table-cell table:formula="of:=FACT([.C80])" office:value-type="float" office:value="0">
            <text:p>#WAARDE!</text:p>
          </table:table-cell>
          <table:table-cell table:formula="of:=[.A80]*[.B80]" office:value-type="float" office:value="78">
            <text:p>78</text:p>
          </table:table-cell>
          <table:table-cell table:formula="of:=([.D80]^[.C80])*EXP(-[.D80])/[.E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]+1" office:value-type="float" office:value="79">
            <text:p>79</text:p>
          </table:table-cell>
          <table:table-cell table:formula="of:=[.B80]" office:value-type="float" office:value="1">
            <text:p>1</text:p>
          </table:table-cell>
          <table:table-cell table:formula="of:=[.F81]+[.D81]" office:value-type="float" office:value="199">
            <text:p>199</text:p>
          </table:table-cell>
          <table:table-cell table:formula="of:=[.D80]" office:value-type="float" office:value="120">
            <text:p>120</text:p>
          </table:table-cell>
          <table:table-cell table:formula="of:=FACT([.C81])" office:value-type="float" office:value="0">
            <text:p>#WAARDE!</text:p>
          </table:table-cell>
          <table:table-cell table:formula="of:=[.A81]*[.B81]" office:value-type="float" office:value="79">
            <text:p>79</text:p>
          </table:table-cell>
          <table:table-cell table:formula="of:=([.D81]^[.C81])*EXP(-[.D81])/[.E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]+1" office:value-type="float" office:value="80">
            <text:p>80</text:p>
          </table:table-cell>
          <table:table-cell table:formula="of:=[.B81]" office:value-type="float" office:value="1">
            <text:p>1</text:p>
          </table:table-cell>
          <table:table-cell table:formula="of:=[.F82]+[.D82]" office:value-type="float" office:value="200">
            <text:p>200</text:p>
          </table:table-cell>
          <table:table-cell table:formula="of:=[.D81]" office:value-type="float" office:value="120">
            <text:p>120</text:p>
          </table:table-cell>
          <table:table-cell table:formula="of:=FACT([.C82])" office:value-type="float" office:value="0">
            <text:p>#WAARDE!</text:p>
          </table:table-cell>
          <table:table-cell table:formula="of:=[.A82]*[.B82]" office:value-type="float" office:value="80">
            <text:p>80</text:p>
          </table:table-cell>
          <table:table-cell table:formula="of:=([.D82]^[.C82])*EXP(-[.D82])/[.E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]+1" office:value-type="float" office:value="81">
            <text:p>81</text:p>
          </table:table-cell>
          <table:table-cell table:formula="of:=[.B82]" office:value-type="float" office:value="1">
            <text:p>1</text:p>
          </table:table-cell>
          <table:table-cell table:formula="of:=[.F83]+[.D83]" office:value-type="float" office:value="201">
            <text:p>201</text:p>
          </table:table-cell>
          <table:table-cell table:formula="of:=[.D82]" office:value-type="float" office:value="120">
            <text:p>120</text:p>
          </table:table-cell>
          <table:table-cell table:formula="of:=FACT([.C83])" office:value-type="float" office:value="0">
            <text:p>#WAARDE!</text:p>
          </table:table-cell>
          <table:table-cell table:formula="of:=[.A83]*[.B83]" office:value-type="float" office:value="81">
            <text:p>81</text:p>
          </table:table-cell>
          <table:table-cell table:formula="of:=([.D83]^[.C83])*EXP(-[.D83])/[.E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]+1" office:value-type="float" office:value="82">
            <text:p>82</text:p>
          </table:table-cell>
          <table:table-cell table:formula="of:=[.B83]" office:value-type="float" office:value="1">
            <text:p>1</text:p>
          </table:table-cell>
          <table:table-cell table:formula="of:=[.F84]+[.D84]" office:value-type="float" office:value="202">
            <text:p>202</text:p>
          </table:table-cell>
          <table:table-cell table:formula="of:=[.D83]" office:value-type="float" office:value="120">
            <text:p>120</text:p>
          </table:table-cell>
          <table:table-cell table:formula="of:=FACT([.C84])" office:value-type="float" office:value="0">
            <text:p>#WAARDE!</text:p>
          </table:table-cell>
          <table:table-cell table:formula="of:=[.A84]*[.B84]" office:value-type="float" office:value="82">
            <text:p>82</text:p>
          </table:table-cell>
          <table:table-cell table:formula="of:=([.D84]^[.C84])*EXP(-[.D84])/[.E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]+1" office:value-type="float" office:value="83">
            <text:p>83</text:p>
          </table:table-cell>
          <table:table-cell table:formula="of:=[.B84]" office:value-type="float" office:value="1">
            <text:p>1</text:p>
          </table:table-cell>
          <table:table-cell table:formula="of:=[.F85]+[.D85]" office:value-type="float" office:value="203">
            <text:p>203</text:p>
          </table:table-cell>
          <table:table-cell table:formula="of:=[.D84]" office:value-type="float" office:value="120">
            <text:p>120</text:p>
          </table:table-cell>
          <table:table-cell table:formula="of:=FACT([.C85])" office:value-type="float" office:value="0">
            <text:p>#WAARDE!</text:p>
          </table:table-cell>
          <table:table-cell table:formula="of:=[.A85]*[.B85]" office:value-type="float" office:value="83">
            <text:p>83</text:p>
          </table:table-cell>
          <table:table-cell table:formula="of:=([.D85]^[.C85])*EXP(-[.D85])/[.E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]+1" office:value-type="float" office:value="84">
            <text:p>84</text:p>
          </table:table-cell>
          <table:table-cell table:formula="of:=[.B85]" office:value-type="float" office:value="1">
            <text:p>1</text:p>
          </table:table-cell>
          <table:table-cell table:formula="of:=[.F86]+[.D86]" office:value-type="float" office:value="204">
            <text:p>204</text:p>
          </table:table-cell>
          <table:table-cell table:formula="of:=[.D85]" office:value-type="float" office:value="120">
            <text:p>120</text:p>
          </table:table-cell>
          <table:table-cell table:formula="of:=FACT([.C86])" office:value-type="float" office:value="0">
            <text:p>#WAARDE!</text:p>
          </table:table-cell>
          <table:table-cell table:formula="of:=[.A86]*[.B86]" office:value-type="float" office:value="84">
            <text:p>84</text:p>
          </table:table-cell>
          <table:table-cell table:formula="of:=([.D86]^[.C86])*EXP(-[.D86])/[.E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]+1" office:value-type="float" office:value="85">
            <text:p>85</text:p>
          </table:table-cell>
          <table:table-cell table:formula="of:=[.B86]" office:value-type="float" office:value="1">
            <text:p>1</text:p>
          </table:table-cell>
          <table:table-cell table:formula="of:=[.F87]+[.D87]" office:value-type="float" office:value="205">
            <text:p>205</text:p>
          </table:table-cell>
          <table:table-cell table:formula="of:=[.D86]" office:value-type="float" office:value="120">
            <text:p>120</text:p>
          </table:table-cell>
          <table:table-cell table:formula="of:=FACT([.C87])" office:value-type="float" office:value="0">
            <text:p>#WAARDE!</text:p>
          </table:table-cell>
          <table:table-cell table:formula="of:=[.A87]*[.B87]" office:value-type="float" office:value="85">
            <text:p>85</text:p>
          </table:table-cell>
          <table:table-cell table:formula="of:=([.D87]^[.C87])*EXP(-[.D87])/[.E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]+1" office:value-type="float" office:value="86">
            <text:p>86</text:p>
          </table:table-cell>
          <table:table-cell table:formula="of:=[.B87]" office:value-type="float" office:value="1">
            <text:p>1</text:p>
          </table:table-cell>
          <table:table-cell table:formula="of:=[.F88]+[.D88]" office:value-type="float" office:value="206">
            <text:p>206</text:p>
          </table:table-cell>
          <table:table-cell table:formula="of:=[.D87]" office:value-type="float" office:value="120">
            <text:p>120</text:p>
          </table:table-cell>
          <table:table-cell table:formula="of:=FACT([.C88])" office:value-type="float" office:value="0">
            <text:p>#WAARDE!</text:p>
          </table:table-cell>
          <table:table-cell table:formula="of:=[.A88]*[.B88]" office:value-type="float" office:value="86">
            <text:p>86</text:p>
          </table:table-cell>
          <table:table-cell table:formula="of:=([.D88]^[.C88])*EXP(-[.D88])/[.E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]+1" office:value-type="float" office:value="87">
            <text:p>87</text:p>
          </table:table-cell>
          <table:table-cell table:formula="of:=[.B88]" office:value-type="float" office:value="1">
            <text:p>1</text:p>
          </table:table-cell>
          <table:table-cell table:formula="of:=[.F89]+[.D89]" office:value-type="float" office:value="207">
            <text:p>207</text:p>
          </table:table-cell>
          <table:table-cell table:formula="of:=[.D88]" office:value-type="float" office:value="120">
            <text:p>120</text:p>
          </table:table-cell>
          <table:table-cell table:formula="of:=FACT([.C89])" office:value-type="float" office:value="0">
            <text:p>#WAARDE!</text:p>
          </table:table-cell>
          <table:table-cell table:formula="of:=[.A89]*[.B89]" office:value-type="float" office:value="87">
            <text:p>87</text:p>
          </table:table-cell>
          <table:table-cell table:formula="of:=([.D89]^[.C89])*EXP(-[.D89])/[.E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]+1" office:value-type="float" office:value="88">
            <text:p>88</text:p>
          </table:table-cell>
          <table:table-cell table:formula="of:=[.B89]" office:value-type="float" office:value="1">
            <text:p>1</text:p>
          </table:table-cell>
          <table:table-cell table:formula="of:=[.F90]+[.D90]" office:value-type="float" office:value="208">
            <text:p>208</text:p>
          </table:table-cell>
          <table:table-cell table:formula="of:=[.D89]" office:value-type="float" office:value="120">
            <text:p>120</text:p>
          </table:table-cell>
          <table:table-cell table:formula="of:=FACT([.C90])" office:value-type="float" office:value="0">
            <text:p>#WAARDE!</text:p>
          </table:table-cell>
          <table:table-cell table:formula="of:=[.A90]*[.B90]" office:value-type="float" office:value="88">
            <text:p>88</text:p>
          </table:table-cell>
          <table:table-cell table:formula="of:=([.D90]^[.C90])*EXP(-[.D90])/[.E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]+1" office:value-type="float" office:value="89">
            <text:p>89</text:p>
          </table:table-cell>
          <table:table-cell table:formula="of:=[.B90]" office:value-type="float" office:value="1">
            <text:p>1</text:p>
          </table:table-cell>
          <table:table-cell table:formula="of:=[.F91]+[.D91]" office:value-type="float" office:value="209">
            <text:p>209</text:p>
          </table:table-cell>
          <table:table-cell table:formula="of:=[.D90]" office:value-type="float" office:value="120">
            <text:p>120</text:p>
          </table:table-cell>
          <table:table-cell table:formula="of:=FACT([.C91])" office:value-type="float" office:value="0">
            <text:p>#WAARDE!</text:p>
          </table:table-cell>
          <table:table-cell table:formula="of:=[.A91]*[.B91]" office:value-type="float" office:value="89">
            <text:p>89</text:p>
          </table:table-cell>
          <table:table-cell table:formula="of:=([.D91]^[.C91])*EXP(-[.D91])/[.E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]+1" office:value-type="float" office:value="90">
            <text:p>90</text:p>
          </table:table-cell>
          <table:table-cell table:formula="of:=[.B91]" office:value-type="float" office:value="1">
            <text:p>1</text:p>
          </table:table-cell>
          <table:table-cell table:formula="of:=[.F92]+[.D92]" office:value-type="float" office:value="210">
            <text:p>210</text:p>
          </table:table-cell>
          <table:table-cell table:formula="of:=[.D91]" office:value-type="float" office:value="120">
            <text:p>120</text:p>
          </table:table-cell>
          <table:table-cell table:formula="of:=FACT([.C92])" office:value-type="float" office:value="0">
            <text:p>#WAARDE!</text:p>
          </table:table-cell>
          <table:table-cell table:formula="of:=[.A92]*[.B92]" office:value-type="float" office:value="90">
            <text:p>90</text:p>
          </table:table-cell>
          <table:table-cell table:formula="of:=([.D92]^[.C92])*EXP(-[.D92])/[.E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]+1" office:value-type="float" office:value="91">
            <text:p>91</text:p>
          </table:table-cell>
          <table:table-cell table:formula="of:=[.B92]" office:value-type="float" office:value="1">
            <text:p>1</text:p>
          </table:table-cell>
          <table:table-cell table:formula="of:=[.F93]+[.D93]" office:value-type="float" office:value="211">
            <text:p>211</text:p>
          </table:table-cell>
          <table:table-cell table:formula="of:=[.D92]" office:value-type="float" office:value="120">
            <text:p>120</text:p>
          </table:table-cell>
          <table:table-cell table:formula="of:=FACT([.C93])" office:value-type="float" office:value="0">
            <text:p>#WAARDE!</text:p>
          </table:table-cell>
          <table:table-cell table:formula="of:=[.A93]*[.B93]" office:value-type="float" office:value="91">
            <text:p>91</text:p>
          </table:table-cell>
          <table:table-cell table:formula="of:=([.D93]^[.C93])*EXP(-[.D93])/[.E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]+1" office:value-type="float" office:value="92">
            <text:p>92</text:p>
          </table:table-cell>
          <table:table-cell table:formula="of:=[.B93]" office:value-type="float" office:value="1">
            <text:p>1</text:p>
          </table:table-cell>
          <table:table-cell table:formula="of:=[.F94]+[.D94]" office:value-type="float" office:value="212">
            <text:p>212</text:p>
          </table:table-cell>
          <table:table-cell table:formula="of:=[.D93]" office:value-type="float" office:value="120">
            <text:p>120</text:p>
          </table:table-cell>
          <table:table-cell table:formula="of:=FACT([.C94])" office:value-type="float" office:value="0">
            <text:p>#WAARDE!</text:p>
          </table:table-cell>
          <table:table-cell table:formula="of:=[.A94]*[.B94]" office:value-type="float" office:value="92">
            <text:p>92</text:p>
          </table:table-cell>
          <table:table-cell table:formula="of:=([.D94]^[.C94])*EXP(-[.D94])/[.E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]+1" office:value-type="float" office:value="93">
            <text:p>93</text:p>
          </table:table-cell>
          <table:table-cell table:formula="of:=[.B94]" office:value-type="float" office:value="1">
            <text:p>1</text:p>
          </table:table-cell>
          <table:table-cell table:formula="of:=[.F95]+[.D95]" office:value-type="float" office:value="213">
            <text:p>213</text:p>
          </table:table-cell>
          <table:table-cell table:formula="of:=[.D94]" office:value-type="float" office:value="120">
            <text:p>120</text:p>
          </table:table-cell>
          <table:table-cell table:formula="of:=FACT([.C95])" office:value-type="float" office:value="0">
            <text:p>#WAARDE!</text:p>
          </table:table-cell>
          <table:table-cell table:formula="of:=[.A95]*[.B95]" office:value-type="float" office:value="93">
            <text:p>93</text:p>
          </table:table-cell>
          <table:table-cell table:formula="of:=([.D95]^[.C95])*EXP(-[.D95])/[.E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]+1" office:value-type="float" office:value="94">
            <text:p>94</text:p>
          </table:table-cell>
          <table:table-cell table:formula="of:=[.B95]" office:value-type="float" office:value="1">
            <text:p>1</text:p>
          </table:table-cell>
          <table:table-cell table:formula="of:=[.F96]+[.D96]" office:value-type="float" office:value="214">
            <text:p>214</text:p>
          </table:table-cell>
          <table:table-cell table:formula="of:=[.D95]" office:value-type="float" office:value="120">
            <text:p>120</text:p>
          </table:table-cell>
          <table:table-cell table:formula="of:=FACT([.C96])" office:value-type="float" office:value="0">
            <text:p>#WAARDE!</text:p>
          </table:table-cell>
          <table:table-cell table:formula="of:=[.A96]*[.B96]" office:value-type="float" office:value="94">
            <text:p>94</text:p>
          </table:table-cell>
          <table:table-cell table:formula="of:=([.D96]^[.C96])*EXP(-[.D96])/[.E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]+1" office:value-type="float" office:value="95">
            <text:p>95</text:p>
          </table:table-cell>
          <table:table-cell table:formula="of:=[.B96]" office:value-type="float" office:value="1">
            <text:p>1</text:p>
          </table:table-cell>
          <table:table-cell table:formula="of:=[.F97]+[.D97]" office:value-type="float" office:value="215">
            <text:p>215</text:p>
          </table:table-cell>
          <table:table-cell table:formula="of:=[.D96]" office:value-type="float" office:value="120">
            <text:p>120</text:p>
          </table:table-cell>
          <table:table-cell table:formula="of:=FACT([.C97])" office:value-type="float" office:value="0">
            <text:p>#WAARDE!</text:p>
          </table:table-cell>
          <table:table-cell table:formula="of:=[.A97]*[.B97]" office:value-type="float" office:value="95">
            <text:p>95</text:p>
          </table:table-cell>
          <table:table-cell table:formula="of:=([.D97]^[.C97])*EXP(-[.D97])/[.E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]+1" office:value-type="float" office:value="96">
            <text:p>96</text:p>
          </table:table-cell>
          <table:table-cell table:formula="of:=[.B97]" office:value-type="float" office:value="1">
            <text:p>1</text:p>
          </table:table-cell>
          <table:table-cell table:formula="of:=[.F98]+[.D98]" office:value-type="float" office:value="216">
            <text:p>216</text:p>
          </table:table-cell>
          <table:table-cell table:formula="of:=[.D97]" office:value-type="float" office:value="120">
            <text:p>120</text:p>
          </table:table-cell>
          <table:table-cell table:formula="of:=FACT([.C98])" office:value-type="float" office:value="0">
            <text:p>#WAARDE!</text:p>
          </table:table-cell>
          <table:table-cell table:formula="of:=[.A98]*[.B98]" office:value-type="float" office:value="96">
            <text:p>96</text:p>
          </table:table-cell>
          <table:table-cell table:formula="of:=([.D98]^[.C98])*EXP(-[.D98])/[.E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]+1" office:value-type="float" office:value="97">
            <text:p>97</text:p>
          </table:table-cell>
          <table:table-cell table:formula="of:=[.B98]" office:value-type="float" office:value="1">
            <text:p>1</text:p>
          </table:table-cell>
          <table:table-cell table:formula="of:=[.F99]+[.D99]" office:value-type="float" office:value="217">
            <text:p>217</text:p>
          </table:table-cell>
          <table:table-cell table:formula="of:=[.D98]" office:value-type="float" office:value="120">
            <text:p>120</text:p>
          </table:table-cell>
          <table:table-cell table:formula="of:=FACT([.C99])" office:value-type="float" office:value="0">
            <text:p>#WAARDE!</text:p>
          </table:table-cell>
          <table:table-cell table:formula="of:=[.A99]*[.B99]" office:value-type="float" office:value="97">
            <text:p>97</text:p>
          </table:table-cell>
          <table:table-cell table:formula="of:=([.D99]^[.C99])*EXP(-[.D99])/[.E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]+1" office:value-type="float" office:value="98">
            <text:p>98</text:p>
          </table:table-cell>
          <table:table-cell table:formula="of:=[.B99]" office:value-type="float" office:value="1">
            <text:p>1</text:p>
          </table:table-cell>
          <table:table-cell table:formula="of:=[.F100]+[.D100]" office:value-type="float" office:value="218">
            <text:p>218</text:p>
          </table:table-cell>
          <table:table-cell table:formula="of:=[.D99]" office:value-type="float" office:value="120">
            <text:p>120</text:p>
          </table:table-cell>
          <table:table-cell table:formula="of:=FACT([.C100])" office:value-type="float" office:value="0">
            <text:p>#WAARDE!</text:p>
          </table:table-cell>
          <table:table-cell table:formula="of:=[.A100]*[.B100]" office:value-type="float" office:value="98">
            <text:p>98</text:p>
          </table:table-cell>
          <table:table-cell table:formula="of:=([.D100]^[.C100])*EXP(-[.D100])/[.E1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0]+1" office:value-type="float" office:value="99">
            <text:p>99</text:p>
          </table:table-cell>
          <table:table-cell table:formula="of:=[.B100]" office:value-type="float" office:value="1">
            <text:p>1</text:p>
          </table:table-cell>
          <table:table-cell table:formula="of:=[.F101]+[.D101]" office:value-type="float" office:value="219">
            <text:p>219</text:p>
          </table:table-cell>
          <table:table-cell table:formula="of:=[.D100]" office:value-type="float" office:value="120">
            <text:p>120</text:p>
          </table:table-cell>
          <table:table-cell table:formula="of:=FACT([.C101])" office:value-type="float" office:value="0">
            <text:p>#WAARDE!</text:p>
          </table:table-cell>
          <table:table-cell table:formula="of:=[.A101]*[.B101]" office:value-type="float" office:value="99">
            <text:p>99</text:p>
          </table:table-cell>
          <table:table-cell table:formula="of:=([.D101]^[.C101])*EXP(-[.D101])/[.E1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1]+1" office:value-type="float" office:value="100">
            <text:p>100</text:p>
          </table:table-cell>
          <table:table-cell table:formula="of:=[.B101]" office:value-type="float" office:value="1">
            <text:p>1</text:p>
          </table:table-cell>
          <table:table-cell table:formula="of:=[.F102]+[.D102]" office:value-type="float" office:value="220">
            <text:p>220</text:p>
          </table:table-cell>
          <table:table-cell table:formula="of:=[.D101]" office:value-type="float" office:value="120">
            <text:p>120</text:p>
          </table:table-cell>
          <table:table-cell table:formula="of:=FACT([.C102])" office:value-type="float" office:value="0">
            <text:p>#WAARDE!</text:p>
          </table:table-cell>
          <table:table-cell table:formula="of:=[.A102]*[.B102]" office:value-type="float" office:value="100">
            <text:p>100</text:p>
          </table:table-cell>
          <table:table-cell table:formula="of:=([.D102]^[.C102])*EXP(-[.D102])/[.E1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2]+1" office:value-type="float" office:value="101">
            <text:p>101</text:p>
          </table:table-cell>
          <table:table-cell table:formula="of:=[.B102]" office:value-type="float" office:value="1">
            <text:p>1</text:p>
          </table:table-cell>
          <table:table-cell table:formula="of:=[.F103]+[.D103]" office:value-type="float" office:value="221">
            <text:p>221</text:p>
          </table:table-cell>
          <table:table-cell table:formula="of:=[.D102]" office:value-type="float" office:value="120">
            <text:p>120</text:p>
          </table:table-cell>
          <table:table-cell table:formula="of:=FACT([.C103])" office:value-type="float" office:value="0">
            <text:p>#WAARDE!</text:p>
          </table:table-cell>
          <table:table-cell table:formula="of:=[.A103]*[.B103]" office:value-type="float" office:value="101">
            <text:p>101</text:p>
          </table:table-cell>
          <table:table-cell table:formula="of:=([.D103]^[.C103])*EXP(-[.D103])/[.E1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3]+1" office:value-type="float" office:value="102">
            <text:p>102</text:p>
          </table:table-cell>
          <table:table-cell table:formula="of:=[.B103]" office:value-type="float" office:value="1">
            <text:p>1</text:p>
          </table:table-cell>
          <table:table-cell table:formula="of:=[.F104]+[.D104]" office:value-type="float" office:value="222">
            <text:p>222</text:p>
          </table:table-cell>
          <table:table-cell table:formula="of:=[.D103]" office:value-type="float" office:value="120">
            <text:p>120</text:p>
          </table:table-cell>
          <table:table-cell table:formula="of:=FACT([.C104])" office:value-type="float" office:value="0">
            <text:p>#WAARDE!</text:p>
          </table:table-cell>
          <table:table-cell table:formula="of:=[.A104]*[.B104]" office:value-type="float" office:value="102">
            <text:p>102</text:p>
          </table:table-cell>
          <table:table-cell table:formula="of:=([.D104]^[.C104])*EXP(-[.D104])/[.E1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4]+1" office:value-type="float" office:value="103">
            <text:p>103</text:p>
          </table:table-cell>
          <table:table-cell table:formula="of:=[.B104]" office:value-type="float" office:value="1">
            <text:p>1</text:p>
          </table:table-cell>
          <table:table-cell table:formula="of:=[.F105]+[.D105]" office:value-type="float" office:value="223">
            <text:p>223</text:p>
          </table:table-cell>
          <table:table-cell table:formula="of:=[.D104]" office:value-type="float" office:value="120">
            <text:p>120</text:p>
          </table:table-cell>
          <table:table-cell table:formula="of:=FACT([.C105])" office:value-type="float" office:value="0">
            <text:p>#WAARDE!</text:p>
          </table:table-cell>
          <table:table-cell table:formula="of:=[.A105]*[.B105]" office:value-type="float" office:value="103">
            <text:p>103</text:p>
          </table:table-cell>
          <table:table-cell table:formula="of:=([.D105]^[.C105])*EXP(-[.D105])/[.E1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5]+1" office:value-type="float" office:value="104">
            <text:p>104</text:p>
          </table:table-cell>
          <table:table-cell table:formula="of:=[.B105]" office:value-type="float" office:value="1">
            <text:p>1</text:p>
          </table:table-cell>
          <table:table-cell table:formula="of:=[.F106]+[.D106]" office:value-type="float" office:value="224">
            <text:p>224</text:p>
          </table:table-cell>
          <table:table-cell table:formula="of:=[.D105]" office:value-type="float" office:value="120">
            <text:p>120</text:p>
          </table:table-cell>
          <table:table-cell table:formula="of:=FACT([.C106])" office:value-type="float" office:value="0">
            <text:p>#WAARDE!</text:p>
          </table:table-cell>
          <table:table-cell table:formula="of:=[.A106]*[.B106]" office:value-type="float" office:value="104">
            <text:p>104</text:p>
          </table:table-cell>
          <table:table-cell table:formula="of:=([.D106]^[.C106])*EXP(-[.D106])/[.E1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6]+1" office:value-type="float" office:value="105">
            <text:p>105</text:p>
          </table:table-cell>
          <table:table-cell table:formula="of:=[.B106]" office:value-type="float" office:value="1">
            <text:p>1</text:p>
          </table:table-cell>
          <table:table-cell table:formula="of:=[.F107]+[.D107]" office:value-type="float" office:value="225">
            <text:p>225</text:p>
          </table:table-cell>
          <table:table-cell table:formula="of:=[.D106]" office:value-type="float" office:value="120">
            <text:p>120</text:p>
          </table:table-cell>
          <table:table-cell table:formula="of:=FACT([.C107])" office:value-type="float" office:value="0">
            <text:p>#WAARDE!</text:p>
          </table:table-cell>
          <table:table-cell table:formula="of:=[.A107]*[.B107]" office:value-type="float" office:value="105">
            <text:p>105</text:p>
          </table:table-cell>
          <table:table-cell table:formula="of:=([.D107]^[.C107])*EXP(-[.D107])/[.E1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7]+1" office:value-type="float" office:value="106">
            <text:p>106</text:p>
          </table:table-cell>
          <table:table-cell table:formula="of:=[.B107]" office:value-type="float" office:value="1">
            <text:p>1</text:p>
          </table:table-cell>
          <table:table-cell table:formula="of:=[.F108]+[.D108]" office:value-type="float" office:value="226">
            <text:p>226</text:p>
          </table:table-cell>
          <table:table-cell table:formula="of:=[.D107]" office:value-type="float" office:value="120">
            <text:p>120</text:p>
          </table:table-cell>
          <table:table-cell table:formula="of:=FACT([.C108])" office:value-type="float" office:value="0">
            <text:p>#WAARDE!</text:p>
          </table:table-cell>
          <table:table-cell table:formula="of:=[.A108]*[.B108]" office:value-type="float" office:value="106">
            <text:p>106</text:p>
          </table:table-cell>
          <table:table-cell table:formula="of:=([.D108]^[.C108])*EXP(-[.D108])/[.E1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8]+1" office:value-type="float" office:value="107">
            <text:p>107</text:p>
          </table:table-cell>
          <table:table-cell table:formula="of:=[.B108]" office:value-type="float" office:value="1">
            <text:p>1</text:p>
          </table:table-cell>
          <table:table-cell table:formula="of:=[.F109]+[.D109]" office:value-type="float" office:value="227">
            <text:p>227</text:p>
          </table:table-cell>
          <table:table-cell table:formula="of:=[.D108]" office:value-type="float" office:value="120">
            <text:p>120</text:p>
          </table:table-cell>
          <table:table-cell table:formula="of:=FACT([.C109])" office:value-type="float" office:value="0">
            <text:p>#WAARDE!</text:p>
          </table:table-cell>
          <table:table-cell table:formula="of:=[.A109]*[.B109]" office:value-type="float" office:value="107">
            <text:p>107</text:p>
          </table:table-cell>
          <table:table-cell table:formula="of:=([.D109]^[.C109])*EXP(-[.D109])/[.E1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9]+1" office:value-type="float" office:value="108">
            <text:p>108</text:p>
          </table:table-cell>
          <table:table-cell table:formula="of:=[.B109]" office:value-type="float" office:value="1">
            <text:p>1</text:p>
          </table:table-cell>
          <table:table-cell table:formula="of:=[.F110]+[.D110]" office:value-type="float" office:value="228">
            <text:p>228</text:p>
          </table:table-cell>
          <table:table-cell table:formula="of:=[.D109]" office:value-type="float" office:value="120">
            <text:p>120</text:p>
          </table:table-cell>
          <table:table-cell table:formula="of:=FACT([.C110])" office:value-type="float" office:value="0">
            <text:p>#WAARDE!</text:p>
          </table:table-cell>
          <table:table-cell table:formula="of:=[.A110]*[.B110]" office:value-type="float" office:value="108">
            <text:p>108</text:p>
          </table:table-cell>
          <table:table-cell table:formula="of:=([.D110]^[.C110])*EXP(-[.D110])/[.E1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0]+1" office:value-type="float" office:value="109">
            <text:p>109</text:p>
          </table:table-cell>
          <table:table-cell table:formula="of:=[.B110]" office:value-type="float" office:value="1">
            <text:p>1</text:p>
          </table:table-cell>
          <table:table-cell table:formula="of:=[.F111]+[.D111]" office:value-type="float" office:value="229">
            <text:p>229</text:p>
          </table:table-cell>
          <table:table-cell table:formula="of:=[.D110]" office:value-type="float" office:value="120">
            <text:p>120</text:p>
          </table:table-cell>
          <table:table-cell table:formula="of:=FACT([.C111])" office:value-type="float" office:value="0">
            <text:p>#WAARDE!</text:p>
          </table:table-cell>
          <table:table-cell table:formula="of:=[.A111]*[.B111]" office:value-type="float" office:value="109">
            <text:p>109</text:p>
          </table:table-cell>
          <table:table-cell table:formula="of:=([.D111]^[.C111])*EXP(-[.D111])/[.E1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1]+1" office:value-type="float" office:value="110">
            <text:p>110</text:p>
          </table:table-cell>
          <table:table-cell table:formula="of:=[.B111]" office:value-type="float" office:value="1">
            <text:p>1</text:p>
          </table:table-cell>
          <table:table-cell table:formula="of:=[.F112]+[.D112]" office:value-type="float" office:value="230">
            <text:p>230</text:p>
          </table:table-cell>
          <table:table-cell table:formula="of:=[.D111]" office:value-type="float" office:value="120">
            <text:p>120</text:p>
          </table:table-cell>
          <table:table-cell table:formula="of:=FACT([.C112])" office:value-type="float" office:value="0">
            <text:p>#WAARDE!</text:p>
          </table:table-cell>
          <table:table-cell table:formula="of:=[.A112]*[.B112]" office:value-type="float" office:value="110">
            <text:p>110</text:p>
          </table:table-cell>
          <table:table-cell table:formula="of:=([.D112]^[.C112])*EXP(-[.D112])/[.E1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2]+1" office:value-type="float" office:value="111">
            <text:p>111</text:p>
          </table:table-cell>
          <table:table-cell table:formula="of:=[.B112]" office:value-type="float" office:value="1">
            <text:p>1</text:p>
          </table:table-cell>
          <table:table-cell table:formula="of:=[.F113]+[.D113]" office:value-type="float" office:value="231">
            <text:p>231</text:p>
          </table:table-cell>
          <table:table-cell table:formula="of:=[.D112]" office:value-type="float" office:value="120">
            <text:p>120</text:p>
          </table:table-cell>
          <table:table-cell table:formula="of:=FACT([.C113])" office:value-type="float" office:value="0">
            <text:p>#WAARDE!</text:p>
          </table:table-cell>
          <table:table-cell table:formula="of:=[.A113]*[.B113]" office:value-type="float" office:value="111">
            <text:p>111</text:p>
          </table:table-cell>
          <table:table-cell table:formula="of:=([.D113]^[.C113])*EXP(-[.D113])/[.E1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3]+1" office:value-type="float" office:value="112">
            <text:p>112</text:p>
          </table:table-cell>
          <table:table-cell table:formula="of:=[.B113]" office:value-type="float" office:value="1">
            <text:p>1</text:p>
          </table:table-cell>
          <table:table-cell table:formula="of:=[.F114]+[.D114]" office:value-type="float" office:value="232">
            <text:p>232</text:p>
          </table:table-cell>
          <table:table-cell table:formula="of:=[.D113]" office:value-type="float" office:value="120">
            <text:p>120</text:p>
          </table:table-cell>
          <table:table-cell table:formula="of:=FACT([.C114])" office:value-type="float" office:value="0">
            <text:p>#WAARDE!</text:p>
          </table:table-cell>
          <table:table-cell table:formula="of:=[.A114]*[.B114]" office:value-type="float" office:value="112">
            <text:p>112</text:p>
          </table:table-cell>
          <table:table-cell table:formula="of:=([.D114]^[.C114])*EXP(-[.D114])/[.E1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4]+1" office:value-type="float" office:value="113">
            <text:p>113</text:p>
          </table:table-cell>
          <table:table-cell table:formula="of:=[.B114]" office:value-type="float" office:value="1">
            <text:p>1</text:p>
          </table:table-cell>
          <table:table-cell table:formula="of:=[.F115]+[.D115]" office:value-type="float" office:value="233">
            <text:p>233</text:p>
          </table:table-cell>
          <table:table-cell table:formula="of:=[.D114]" office:value-type="float" office:value="120">
            <text:p>120</text:p>
          </table:table-cell>
          <table:table-cell table:formula="of:=FACT([.C115])" office:value-type="float" office:value="0">
            <text:p>#WAARDE!</text:p>
          </table:table-cell>
          <table:table-cell table:formula="of:=[.A115]*[.B115]" office:value-type="float" office:value="113">
            <text:p>113</text:p>
          </table:table-cell>
          <table:table-cell table:formula="of:=([.D115]^[.C115])*EXP(-[.D115])/[.E1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5]+1" office:value-type="float" office:value="114">
            <text:p>114</text:p>
          </table:table-cell>
          <table:table-cell table:formula="of:=[.B115]" office:value-type="float" office:value="1">
            <text:p>1</text:p>
          </table:table-cell>
          <table:table-cell table:formula="of:=[.F116]+[.D116]" office:value-type="float" office:value="234">
            <text:p>234</text:p>
          </table:table-cell>
          <table:table-cell table:formula="of:=[.D115]" office:value-type="float" office:value="120">
            <text:p>120</text:p>
          </table:table-cell>
          <table:table-cell table:formula="of:=FACT([.C116])" office:value-type="float" office:value="0">
            <text:p>#WAARDE!</text:p>
          </table:table-cell>
          <table:table-cell table:formula="of:=[.A116]*[.B116]" office:value-type="float" office:value="114">
            <text:p>114</text:p>
          </table:table-cell>
          <table:table-cell table:formula="of:=([.D116]^[.C116])*EXP(-[.D116])/[.E1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6]+1" office:value-type="float" office:value="115">
            <text:p>115</text:p>
          </table:table-cell>
          <table:table-cell table:formula="of:=[.B116]" office:value-type="float" office:value="1">
            <text:p>1</text:p>
          </table:table-cell>
          <table:table-cell table:formula="of:=[.F117]+[.D117]" office:value-type="float" office:value="235">
            <text:p>235</text:p>
          </table:table-cell>
          <table:table-cell table:formula="of:=[.D116]" office:value-type="float" office:value="120">
            <text:p>120</text:p>
          </table:table-cell>
          <table:table-cell table:formula="of:=FACT([.C117])" office:value-type="float" office:value="0">
            <text:p>#WAARDE!</text:p>
          </table:table-cell>
          <table:table-cell table:formula="of:=[.A117]*[.B117]" office:value-type="float" office:value="115">
            <text:p>115</text:p>
          </table:table-cell>
          <table:table-cell table:formula="of:=([.D117]^[.C117])*EXP(-[.D117])/[.E1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7]+1" office:value-type="float" office:value="116">
            <text:p>116</text:p>
          </table:table-cell>
          <table:table-cell table:formula="of:=[.B117]" office:value-type="float" office:value="1">
            <text:p>1</text:p>
          </table:table-cell>
          <table:table-cell table:formula="of:=[.F118]+[.D118]" office:value-type="float" office:value="236">
            <text:p>236</text:p>
          </table:table-cell>
          <table:table-cell table:formula="of:=[.D117]" office:value-type="float" office:value="120">
            <text:p>120</text:p>
          </table:table-cell>
          <table:table-cell table:formula="of:=FACT([.C118])" office:value-type="float" office:value="0">
            <text:p>#WAARDE!</text:p>
          </table:table-cell>
          <table:table-cell table:formula="of:=[.A118]*[.B118]" office:value-type="float" office:value="116">
            <text:p>116</text:p>
          </table:table-cell>
          <table:table-cell table:formula="of:=([.D118]^[.C118])*EXP(-[.D118])/[.E1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8]+1" office:value-type="float" office:value="117">
            <text:p>117</text:p>
          </table:table-cell>
          <table:table-cell table:formula="of:=[.B118]" office:value-type="float" office:value="1">
            <text:p>1</text:p>
          </table:table-cell>
          <table:table-cell table:formula="of:=[.F119]+[.D119]" office:value-type="float" office:value="237">
            <text:p>237</text:p>
          </table:table-cell>
          <table:table-cell table:formula="of:=[.D118]" office:value-type="float" office:value="120">
            <text:p>120</text:p>
          </table:table-cell>
          <table:table-cell table:formula="of:=FACT([.C119])" office:value-type="float" office:value="0">
            <text:p>#WAARDE!</text:p>
          </table:table-cell>
          <table:table-cell table:formula="of:=[.A119]*[.B119]" office:value-type="float" office:value="117">
            <text:p>117</text:p>
          </table:table-cell>
          <table:table-cell table:formula="of:=([.D119]^[.C119])*EXP(-[.D119])/[.E1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19]+1" office:value-type="float" office:value="118">
            <text:p>118</text:p>
          </table:table-cell>
          <table:table-cell table:formula="of:=[.B119]" office:value-type="float" office:value="1">
            <text:p>1</text:p>
          </table:table-cell>
          <table:table-cell table:formula="of:=[.F120]+[.D120]" office:value-type="float" office:value="238">
            <text:p>238</text:p>
          </table:table-cell>
          <table:table-cell table:formula="of:=[.D119]" office:value-type="float" office:value="120">
            <text:p>120</text:p>
          </table:table-cell>
          <table:table-cell table:formula="of:=FACT([.C120])" office:value-type="float" office:value="0">
            <text:p>#WAARDE!</text:p>
          </table:table-cell>
          <table:table-cell table:formula="of:=[.A120]*[.B120]" office:value-type="float" office:value="118">
            <text:p>118</text:p>
          </table:table-cell>
          <table:table-cell table:formula="of:=([.D120]^[.C120])*EXP(-[.D120])/[.E1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0]+1" office:value-type="float" office:value="119">
            <text:p>119</text:p>
          </table:table-cell>
          <table:table-cell table:formula="of:=[.B120]" office:value-type="float" office:value="1">
            <text:p>1</text:p>
          </table:table-cell>
          <table:table-cell table:formula="of:=[.F121]+[.D121]" office:value-type="float" office:value="239">
            <text:p>239</text:p>
          </table:table-cell>
          <table:table-cell table:formula="of:=[.D120]" office:value-type="float" office:value="120">
            <text:p>120</text:p>
          </table:table-cell>
          <table:table-cell table:formula="of:=FACT([.C121])" office:value-type="float" office:value="0">
            <text:p>#WAARDE!</text:p>
          </table:table-cell>
          <table:table-cell table:formula="of:=[.A121]*[.B121]" office:value-type="float" office:value="119">
            <text:p>119</text:p>
          </table:table-cell>
          <table:table-cell table:formula="of:=([.D121]^[.C121])*EXP(-[.D121])/[.E1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1]+1" office:value-type="float" office:value="120">
            <text:p>120</text:p>
          </table:table-cell>
          <table:table-cell table:formula="of:=[.B121]" office:value-type="float" office:value="1">
            <text:p>1</text:p>
          </table:table-cell>
          <table:table-cell table:formula="of:=[.F122]+[.D122]" office:value-type="float" office:value="240">
            <text:p>240</text:p>
          </table:table-cell>
          <table:table-cell table:formula="of:=[.D121]" office:value-type="float" office:value="120">
            <text:p>120</text:p>
          </table:table-cell>
          <table:table-cell table:formula="of:=FACT([.C122])" office:value-type="float" office:value="0">
            <text:p>#WAARDE!</text:p>
          </table:table-cell>
          <table:table-cell table:formula="of:=[.A122]*[.B122]" office:value-type="float" office:value="120">
            <text:p>120</text:p>
          </table:table-cell>
          <table:table-cell table:formula="of:=([.D122]^[.C122])*EXP(-[.D122])/[.E1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2]+1" office:value-type="float" office:value="121">
            <text:p>121</text:p>
          </table:table-cell>
          <table:table-cell table:formula="of:=[.B122]" office:value-type="float" office:value="1">
            <text:p>1</text:p>
          </table:table-cell>
          <table:table-cell table:formula="of:=[.F123]+[.D123]" office:value-type="float" office:value="241">
            <text:p>241</text:p>
          </table:table-cell>
          <table:table-cell table:formula="of:=[.D122]" office:value-type="float" office:value="120">
            <text:p>120</text:p>
          </table:table-cell>
          <table:table-cell table:formula="of:=FACT([.C123])" office:value-type="float" office:value="0">
            <text:p>#WAARDE!</text:p>
          </table:table-cell>
          <table:table-cell table:formula="of:=[.A123]*[.B123]" office:value-type="float" office:value="121">
            <text:p>121</text:p>
          </table:table-cell>
          <table:table-cell table:formula="of:=([.D123]^[.C123])*EXP(-[.D123])/[.E1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3]+1" office:value-type="float" office:value="122">
            <text:p>122</text:p>
          </table:table-cell>
          <table:table-cell table:formula="of:=[.B123]" office:value-type="float" office:value="1">
            <text:p>1</text:p>
          </table:table-cell>
          <table:table-cell table:formula="of:=[.F124]+[.D124]" office:value-type="float" office:value="242">
            <text:p>242</text:p>
          </table:table-cell>
          <table:table-cell table:formula="of:=[.D123]" office:value-type="float" office:value="120">
            <text:p>120</text:p>
          </table:table-cell>
          <table:table-cell table:formula="of:=FACT([.C124])" office:value-type="float" office:value="0">
            <text:p>#WAARDE!</text:p>
          </table:table-cell>
          <table:table-cell table:formula="of:=[.A124]*[.B124]" office:value-type="float" office:value="122">
            <text:p>122</text:p>
          </table:table-cell>
          <table:table-cell table:formula="of:=([.D124]^[.C124])*EXP(-[.D124])/[.E1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4]+1" office:value-type="float" office:value="123">
            <text:p>123</text:p>
          </table:table-cell>
          <table:table-cell table:formula="of:=[.B124]" office:value-type="float" office:value="1">
            <text:p>1</text:p>
          </table:table-cell>
          <table:table-cell table:formula="of:=[.F125]+[.D125]" office:value-type="float" office:value="243">
            <text:p>243</text:p>
          </table:table-cell>
          <table:table-cell table:formula="of:=[.D124]" office:value-type="float" office:value="120">
            <text:p>120</text:p>
          </table:table-cell>
          <table:table-cell table:formula="of:=FACT([.C125])" office:value-type="float" office:value="0">
            <text:p>#WAARDE!</text:p>
          </table:table-cell>
          <table:table-cell table:formula="of:=[.A125]*[.B125]" office:value-type="float" office:value="123">
            <text:p>123</text:p>
          </table:table-cell>
          <table:table-cell table:formula="of:=([.D125]^[.C125])*EXP(-[.D125])/[.E1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5]+1" office:value-type="float" office:value="124">
            <text:p>124</text:p>
          </table:table-cell>
          <table:table-cell table:formula="of:=[.B125]" office:value-type="float" office:value="1">
            <text:p>1</text:p>
          </table:table-cell>
          <table:table-cell table:formula="of:=[.F126]+[.D126]" office:value-type="float" office:value="244">
            <text:p>244</text:p>
          </table:table-cell>
          <table:table-cell table:formula="of:=[.D125]" office:value-type="float" office:value="120">
            <text:p>120</text:p>
          </table:table-cell>
          <table:table-cell table:formula="of:=FACT([.C126])" office:value-type="float" office:value="0">
            <text:p>#WAARDE!</text:p>
          </table:table-cell>
          <table:table-cell table:formula="of:=[.A126]*[.B126]" office:value-type="float" office:value="124">
            <text:p>124</text:p>
          </table:table-cell>
          <table:table-cell table:formula="of:=([.D126]^[.C126])*EXP(-[.D126])/[.E1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6]+1" office:value-type="float" office:value="125">
            <text:p>125</text:p>
          </table:table-cell>
          <table:table-cell table:formula="of:=[.B126]" office:value-type="float" office:value="1">
            <text:p>1</text:p>
          </table:table-cell>
          <table:table-cell table:formula="of:=[.F127]+[.D127]" office:value-type="float" office:value="245">
            <text:p>245</text:p>
          </table:table-cell>
          <table:table-cell table:formula="of:=[.D126]" office:value-type="float" office:value="120">
            <text:p>120</text:p>
          </table:table-cell>
          <table:table-cell table:formula="of:=FACT([.C127])" office:value-type="float" office:value="0">
            <text:p>#WAARDE!</text:p>
          </table:table-cell>
          <table:table-cell table:formula="of:=[.A127]*[.B127]" office:value-type="float" office:value="125">
            <text:p>125</text:p>
          </table:table-cell>
          <table:table-cell table:formula="of:=([.D127]^[.C127])*EXP(-[.D127])/[.E1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7]+1" office:value-type="float" office:value="126">
            <text:p>126</text:p>
          </table:table-cell>
          <table:table-cell table:formula="of:=[.B127]" office:value-type="float" office:value="1">
            <text:p>1</text:p>
          </table:table-cell>
          <table:table-cell table:formula="of:=[.F128]+[.D128]" office:value-type="float" office:value="246">
            <text:p>246</text:p>
          </table:table-cell>
          <table:table-cell table:formula="of:=[.D127]" office:value-type="float" office:value="120">
            <text:p>120</text:p>
          </table:table-cell>
          <table:table-cell table:formula="of:=FACT([.C128])" office:value-type="float" office:value="0">
            <text:p>#WAARDE!</text:p>
          </table:table-cell>
          <table:table-cell table:formula="of:=[.A128]*[.B128]" office:value-type="float" office:value="126">
            <text:p>126</text:p>
          </table:table-cell>
          <table:table-cell table:formula="of:=([.D128]^[.C128])*EXP(-[.D128])/[.E1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8]+1" office:value-type="float" office:value="127">
            <text:p>127</text:p>
          </table:table-cell>
          <table:table-cell table:formula="of:=[.B128]" office:value-type="float" office:value="1">
            <text:p>1</text:p>
          </table:table-cell>
          <table:table-cell table:formula="of:=[.F129]+[.D129]" office:value-type="float" office:value="247">
            <text:p>247</text:p>
          </table:table-cell>
          <table:table-cell table:formula="of:=[.D128]" office:value-type="float" office:value="120">
            <text:p>120</text:p>
          </table:table-cell>
          <table:table-cell table:formula="of:=FACT([.C129])" office:value-type="float" office:value="0">
            <text:p>#WAARDE!</text:p>
          </table:table-cell>
          <table:table-cell table:formula="of:=[.A129]*[.B129]" office:value-type="float" office:value="127">
            <text:p>127</text:p>
          </table:table-cell>
          <table:table-cell table:formula="of:=([.D129]^[.C129])*EXP(-[.D129])/[.E1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29]+1" office:value-type="float" office:value="128">
            <text:p>128</text:p>
          </table:table-cell>
          <table:table-cell table:formula="of:=[.B129]" office:value-type="float" office:value="1">
            <text:p>1</text:p>
          </table:table-cell>
          <table:table-cell table:formula="of:=[.F130]+[.D130]" office:value-type="float" office:value="248">
            <text:p>248</text:p>
          </table:table-cell>
          <table:table-cell table:formula="of:=[.D129]" office:value-type="float" office:value="120">
            <text:p>120</text:p>
          </table:table-cell>
          <table:table-cell table:formula="of:=FACT([.C130])" office:value-type="float" office:value="0">
            <text:p>#WAARDE!</text:p>
          </table:table-cell>
          <table:table-cell table:formula="of:=[.A130]*[.B130]" office:value-type="float" office:value="128">
            <text:p>128</text:p>
          </table:table-cell>
          <table:table-cell table:formula="of:=([.D130]^[.C130])*EXP(-[.D130])/[.E1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0]+1" office:value-type="float" office:value="129">
            <text:p>129</text:p>
          </table:table-cell>
          <table:table-cell table:formula="of:=[.B130]" office:value-type="float" office:value="1">
            <text:p>1</text:p>
          </table:table-cell>
          <table:table-cell table:formula="of:=[.F131]+[.D131]" office:value-type="float" office:value="249">
            <text:p>249</text:p>
          </table:table-cell>
          <table:table-cell table:formula="of:=[.D130]" office:value-type="float" office:value="120">
            <text:p>120</text:p>
          </table:table-cell>
          <table:table-cell table:formula="of:=FACT([.C131])" office:value-type="float" office:value="0">
            <text:p>#WAARDE!</text:p>
          </table:table-cell>
          <table:table-cell table:formula="of:=[.A131]*[.B131]" office:value-type="float" office:value="129">
            <text:p>129</text:p>
          </table:table-cell>
          <table:table-cell table:formula="of:=([.D131]^[.C131])*EXP(-[.D131])/[.E1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1]+1" office:value-type="float" office:value="130">
            <text:p>130</text:p>
          </table:table-cell>
          <table:table-cell table:formula="of:=[.B131]" office:value-type="float" office:value="1">
            <text:p>1</text:p>
          </table:table-cell>
          <table:table-cell table:formula="of:=[.F132]+[.D132]" office:value-type="float" office:value="250">
            <text:p>250</text:p>
          </table:table-cell>
          <table:table-cell table:formula="of:=[.D131]" office:value-type="float" office:value="120">
            <text:p>120</text:p>
          </table:table-cell>
          <table:table-cell table:formula="of:=FACT([.C132])" office:value-type="float" office:value="0">
            <text:p>#WAARDE!</text:p>
          </table:table-cell>
          <table:table-cell table:formula="of:=[.A132]*[.B132]" office:value-type="float" office:value="130">
            <text:p>130</text:p>
          </table:table-cell>
          <table:table-cell table:formula="of:=([.D132]^[.C132])*EXP(-[.D132])/[.E1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2]+1" office:value-type="float" office:value="131">
            <text:p>131</text:p>
          </table:table-cell>
          <table:table-cell table:formula="of:=[.B132]" office:value-type="float" office:value="1">
            <text:p>1</text:p>
          </table:table-cell>
          <table:table-cell table:formula="of:=[.F133]+[.D133]" office:value-type="float" office:value="251">
            <text:p>251</text:p>
          </table:table-cell>
          <table:table-cell table:formula="of:=[.D132]" office:value-type="float" office:value="120">
            <text:p>120</text:p>
          </table:table-cell>
          <table:table-cell table:formula="of:=FACT([.C133])" office:value-type="float" office:value="0">
            <text:p>#WAARDE!</text:p>
          </table:table-cell>
          <table:table-cell table:formula="of:=[.A133]*[.B133]" office:value-type="float" office:value="131">
            <text:p>131</text:p>
          </table:table-cell>
          <table:table-cell table:formula="of:=([.D133]^[.C133])*EXP(-[.D133])/[.E1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3]+1" office:value-type="float" office:value="132">
            <text:p>132</text:p>
          </table:table-cell>
          <table:table-cell table:formula="of:=[.B133]" office:value-type="float" office:value="1">
            <text:p>1</text:p>
          </table:table-cell>
          <table:table-cell table:formula="of:=[.F134]+[.D134]" office:value-type="float" office:value="252">
            <text:p>252</text:p>
          </table:table-cell>
          <table:table-cell table:formula="of:=[.D133]" office:value-type="float" office:value="120">
            <text:p>120</text:p>
          </table:table-cell>
          <table:table-cell table:formula="of:=FACT([.C134])" office:value-type="float" office:value="0">
            <text:p>#WAARDE!</text:p>
          </table:table-cell>
          <table:table-cell table:formula="of:=[.A134]*[.B134]" office:value-type="float" office:value="132">
            <text:p>132</text:p>
          </table:table-cell>
          <table:table-cell table:formula="of:=([.D134]^[.C134])*EXP(-[.D134])/[.E1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4]+1" office:value-type="float" office:value="133">
            <text:p>133</text:p>
          </table:table-cell>
          <table:table-cell table:formula="of:=[.B134]" office:value-type="float" office:value="1">
            <text:p>1</text:p>
          </table:table-cell>
          <table:table-cell table:formula="of:=[.F135]+[.D135]" office:value-type="float" office:value="253">
            <text:p>253</text:p>
          </table:table-cell>
          <table:table-cell table:formula="of:=[.D134]" office:value-type="float" office:value="120">
            <text:p>120</text:p>
          </table:table-cell>
          <table:table-cell table:formula="of:=FACT([.C135])" office:value-type="float" office:value="0">
            <text:p>#WAARDE!</text:p>
          </table:table-cell>
          <table:table-cell table:formula="of:=[.A135]*[.B135]" office:value-type="float" office:value="133">
            <text:p>133</text:p>
          </table:table-cell>
          <table:table-cell table:formula="of:=([.D135]^[.C135])*EXP(-[.D135])/[.E1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5]+1" office:value-type="float" office:value="134">
            <text:p>134</text:p>
          </table:table-cell>
          <table:table-cell table:formula="of:=[.B135]" office:value-type="float" office:value="1">
            <text:p>1</text:p>
          </table:table-cell>
          <table:table-cell table:formula="of:=[.F136]+[.D136]" office:value-type="float" office:value="254">
            <text:p>254</text:p>
          </table:table-cell>
          <table:table-cell table:formula="of:=[.D135]" office:value-type="float" office:value="120">
            <text:p>120</text:p>
          </table:table-cell>
          <table:table-cell table:formula="of:=FACT([.C136])" office:value-type="float" office:value="0">
            <text:p>#WAARDE!</text:p>
          </table:table-cell>
          <table:table-cell table:formula="of:=[.A136]*[.B136]" office:value-type="float" office:value="134">
            <text:p>134</text:p>
          </table:table-cell>
          <table:table-cell table:formula="of:=([.D136]^[.C136])*EXP(-[.D136])/[.E1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6]+1" office:value-type="float" office:value="135">
            <text:p>135</text:p>
          </table:table-cell>
          <table:table-cell table:formula="of:=[.B136]" office:value-type="float" office:value="1">
            <text:p>1</text:p>
          </table:table-cell>
          <table:table-cell table:formula="of:=[.F137]+[.D137]" office:value-type="float" office:value="255">
            <text:p>255</text:p>
          </table:table-cell>
          <table:table-cell table:formula="of:=[.D136]" office:value-type="float" office:value="120">
            <text:p>120</text:p>
          </table:table-cell>
          <table:table-cell table:formula="of:=FACT([.C137])" office:value-type="float" office:value="0">
            <text:p>#WAARDE!</text:p>
          </table:table-cell>
          <table:table-cell table:formula="of:=[.A137]*[.B137]" office:value-type="float" office:value="135">
            <text:p>135</text:p>
          </table:table-cell>
          <table:table-cell table:formula="of:=([.D137]^[.C137])*EXP(-[.D137])/[.E1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7]+1" office:value-type="float" office:value="136">
            <text:p>136</text:p>
          </table:table-cell>
          <table:table-cell table:formula="of:=[.B137]" office:value-type="float" office:value="1">
            <text:p>1</text:p>
          </table:table-cell>
          <table:table-cell table:formula="of:=[.F138]+[.D138]" office:value-type="float" office:value="256">
            <text:p>256</text:p>
          </table:table-cell>
          <table:table-cell table:formula="of:=[.D137]" office:value-type="float" office:value="120">
            <text:p>120</text:p>
          </table:table-cell>
          <table:table-cell table:formula="of:=FACT([.C138])" office:value-type="float" office:value="0">
            <text:p>#WAARDE!</text:p>
          </table:table-cell>
          <table:table-cell table:formula="of:=[.A138]*[.B138]" office:value-type="float" office:value="136">
            <text:p>136</text:p>
          </table:table-cell>
          <table:table-cell table:formula="of:=([.D138]^[.C138])*EXP(-[.D138])/[.E1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8]+1" office:value-type="float" office:value="137">
            <text:p>137</text:p>
          </table:table-cell>
          <table:table-cell table:formula="of:=[.B138]" office:value-type="float" office:value="1">
            <text:p>1</text:p>
          </table:table-cell>
          <table:table-cell table:formula="of:=[.F139]+[.D139]" office:value-type="float" office:value="257">
            <text:p>257</text:p>
          </table:table-cell>
          <table:table-cell table:formula="of:=[.D138]" office:value-type="float" office:value="120">
            <text:p>120</text:p>
          </table:table-cell>
          <table:table-cell table:formula="of:=FACT([.C139])" office:value-type="float" office:value="0">
            <text:p>#WAARDE!</text:p>
          </table:table-cell>
          <table:table-cell table:formula="of:=[.A139]*[.B139]" office:value-type="float" office:value="137">
            <text:p>137</text:p>
          </table:table-cell>
          <table:table-cell table:formula="of:=([.D139]^[.C139])*EXP(-[.D139])/[.E1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39]+1" office:value-type="float" office:value="138">
            <text:p>138</text:p>
          </table:table-cell>
          <table:table-cell table:formula="of:=[.B139]" office:value-type="float" office:value="1">
            <text:p>1</text:p>
          </table:table-cell>
          <table:table-cell table:formula="of:=[.F140]+[.D140]" office:value-type="float" office:value="258">
            <text:p>258</text:p>
          </table:table-cell>
          <table:table-cell table:formula="of:=[.D139]" office:value-type="float" office:value="120">
            <text:p>120</text:p>
          </table:table-cell>
          <table:table-cell table:formula="of:=FACT([.C140])" office:value-type="float" office:value="0">
            <text:p>#WAARDE!</text:p>
          </table:table-cell>
          <table:table-cell table:formula="of:=[.A140]*[.B140]" office:value-type="float" office:value="138">
            <text:p>138</text:p>
          </table:table-cell>
          <table:table-cell table:formula="of:=([.D140]^[.C140])*EXP(-[.D140])/[.E1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0]+1" office:value-type="float" office:value="139">
            <text:p>139</text:p>
          </table:table-cell>
          <table:table-cell table:formula="of:=[.B140]" office:value-type="float" office:value="1">
            <text:p>1</text:p>
          </table:table-cell>
          <table:table-cell table:formula="of:=[.F141]+[.D141]" office:value-type="float" office:value="259">
            <text:p>259</text:p>
          </table:table-cell>
          <table:table-cell table:formula="of:=[.D140]" office:value-type="float" office:value="120">
            <text:p>120</text:p>
          </table:table-cell>
          <table:table-cell table:formula="of:=FACT([.C141])" office:value-type="float" office:value="0">
            <text:p>#WAARDE!</text:p>
          </table:table-cell>
          <table:table-cell table:formula="of:=[.A141]*[.B141]" office:value-type="float" office:value="139">
            <text:p>139</text:p>
          </table:table-cell>
          <table:table-cell table:formula="of:=([.D141]^[.C141])*EXP(-[.D141])/[.E1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1]+1" office:value-type="float" office:value="140">
            <text:p>140</text:p>
          </table:table-cell>
          <table:table-cell table:formula="of:=[.B141]" office:value-type="float" office:value="1">
            <text:p>1</text:p>
          </table:table-cell>
          <table:table-cell table:formula="of:=[.F142]+[.D142]" office:value-type="float" office:value="260">
            <text:p>260</text:p>
          </table:table-cell>
          <table:table-cell table:formula="of:=[.D141]" office:value-type="float" office:value="120">
            <text:p>120</text:p>
          </table:table-cell>
          <table:table-cell table:formula="of:=FACT([.C142])" office:value-type="float" office:value="0">
            <text:p>#WAARDE!</text:p>
          </table:table-cell>
          <table:table-cell table:formula="of:=[.A142]*[.B142]" office:value-type="float" office:value="140">
            <text:p>140</text:p>
          </table:table-cell>
          <table:table-cell table:formula="of:=([.D142]^[.C142])*EXP(-[.D142])/[.E1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2]+1" office:value-type="float" office:value="141">
            <text:p>141</text:p>
          </table:table-cell>
          <table:table-cell table:formula="of:=[.B142]" office:value-type="float" office:value="1">
            <text:p>1</text:p>
          </table:table-cell>
          <table:table-cell table:formula="of:=[.F143]+[.D143]" office:value-type="float" office:value="261">
            <text:p>261</text:p>
          </table:table-cell>
          <table:table-cell table:formula="of:=[.D142]" office:value-type="float" office:value="120">
            <text:p>120</text:p>
          </table:table-cell>
          <table:table-cell table:formula="of:=FACT([.C143])" office:value-type="float" office:value="0">
            <text:p>#WAARDE!</text:p>
          </table:table-cell>
          <table:table-cell table:formula="of:=[.A143]*[.B143]" office:value-type="float" office:value="141">
            <text:p>141</text:p>
          </table:table-cell>
          <table:table-cell table:formula="of:=([.D143]^[.C143])*EXP(-[.D143])/[.E1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3]+1" office:value-type="float" office:value="142">
            <text:p>142</text:p>
          </table:table-cell>
          <table:table-cell table:formula="of:=[.B143]" office:value-type="float" office:value="1">
            <text:p>1</text:p>
          </table:table-cell>
          <table:table-cell table:formula="of:=[.F144]+[.D144]" office:value-type="float" office:value="262">
            <text:p>262</text:p>
          </table:table-cell>
          <table:table-cell table:formula="of:=[.D143]" office:value-type="float" office:value="120">
            <text:p>120</text:p>
          </table:table-cell>
          <table:table-cell table:formula="of:=FACT([.C144])" office:value-type="float" office:value="0">
            <text:p>#WAARDE!</text:p>
          </table:table-cell>
          <table:table-cell table:formula="of:=[.A144]*[.B144]" office:value-type="float" office:value="142">
            <text:p>142</text:p>
          </table:table-cell>
          <table:table-cell table:formula="of:=([.D144]^[.C144])*EXP(-[.D144])/[.E1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4]+1" office:value-type="float" office:value="143">
            <text:p>143</text:p>
          </table:table-cell>
          <table:table-cell table:formula="of:=[.B144]" office:value-type="float" office:value="1">
            <text:p>1</text:p>
          </table:table-cell>
          <table:table-cell table:formula="of:=[.F145]+[.D145]" office:value-type="float" office:value="263">
            <text:p>263</text:p>
          </table:table-cell>
          <table:table-cell table:formula="of:=[.D144]" office:value-type="float" office:value="120">
            <text:p>120</text:p>
          </table:table-cell>
          <table:table-cell table:formula="of:=FACT([.C145])" office:value-type="float" office:value="0">
            <text:p>#WAARDE!</text:p>
          </table:table-cell>
          <table:table-cell table:formula="of:=[.A145]*[.B145]" office:value-type="float" office:value="143">
            <text:p>143</text:p>
          </table:table-cell>
          <table:table-cell table:formula="of:=([.D145]^[.C145])*EXP(-[.D145])/[.E1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5]+1" office:value-type="float" office:value="144">
            <text:p>144</text:p>
          </table:table-cell>
          <table:table-cell table:formula="of:=[.B145]" office:value-type="float" office:value="1">
            <text:p>1</text:p>
          </table:table-cell>
          <table:table-cell table:formula="of:=[.F146]+[.D146]" office:value-type="float" office:value="264">
            <text:p>264</text:p>
          </table:table-cell>
          <table:table-cell table:formula="of:=[.D145]" office:value-type="float" office:value="120">
            <text:p>120</text:p>
          </table:table-cell>
          <table:table-cell table:formula="of:=FACT([.C146])" office:value-type="float" office:value="0">
            <text:p>#WAARDE!</text:p>
          </table:table-cell>
          <table:table-cell table:formula="of:=[.A146]*[.B146]" office:value-type="float" office:value="144">
            <text:p>144</text:p>
          </table:table-cell>
          <table:table-cell table:formula="of:=([.D146]^[.C146])*EXP(-[.D146])/[.E1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6]+1" office:value-type="float" office:value="145">
            <text:p>145</text:p>
          </table:table-cell>
          <table:table-cell table:formula="of:=[.B146]" office:value-type="float" office:value="1">
            <text:p>1</text:p>
          </table:table-cell>
          <table:table-cell table:formula="of:=[.F147]+[.D147]" office:value-type="float" office:value="265">
            <text:p>265</text:p>
          </table:table-cell>
          <table:table-cell table:formula="of:=[.D146]" office:value-type="float" office:value="120">
            <text:p>120</text:p>
          </table:table-cell>
          <table:table-cell table:formula="of:=FACT([.C147])" office:value-type="float" office:value="0">
            <text:p>#WAARDE!</text:p>
          </table:table-cell>
          <table:table-cell table:formula="of:=[.A147]*[.B147]" office:value-type="float" office:value="145">
            <text:p>145</text:p>
          </table:table-cell>
          <table:table-cell table:formula="of:=([.D147]^[.C147])*EXP(-[.D147])/[.E1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7]+1" office:value-type="float" office:value="146">
            <text:p>146</text:p>
          </table:table-cell>
          <table:table-cell table:formula="of:=[.B147]" office:value-type="float" office:value="1">
            <text:p>1</text:p>
          </table:table-cell>
          <table:table-cell table:formula="of:=[.F148]+[.D148]" office:value-type="float" office:value="266">
            <text:p>266</text:p>
          </table:table-cell>
          <table:table-cell table:formula="of:=[.D147]" office:value-type="float" office:value="120">
            <text:p>120</text:p>
          </table:table-cell>
          <table:table-cell table:formula="of:=FACT([.C148])" office:value-type="float" office:value="0">
            <text:p>#WAARDE!</text:p>
          </table:table-cell>
          <table:table-cell table:formula="of:=[.A148]*[.B148]" office:value-type="float" office:value="146">
            <text:p>146</text:p>
          </table:table-cell>
          <table:table-cell table:formula="of:=([.D148]^[.C148])*EXP(-[.D148])/[.E1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8]+1" office:value-type="float" office:value="147">
            <text:p>147</text:p>
          </table:table-cell>
          <table:table-cell table:formula="of:=[.B148]" office:value-type="float" office:value="1">
            <text:p>1</text:p>
          </table:table-cell>
          <table:table-cell table:formula="of:=[.F149]+[.D149]" office:value-type="float" office:value="267">
            <text:p>267</text:p>
          </table:table-cell>
          <table:table-cell table:formula="of:=[.D148]" office:value-type="float" office:value="120">
            <text:p>120</text:p>
          </table:table-cell>
          <table:table-cell table:formula="of:=FACT([.C149])" office:value-type="float" office:value="0">
            <text:p>#WAARDE!</text:p>
          </table:table-cell>
          <table:table-cell table:formula="of:=[.A149]*[.B149]" office:value-type="float" office:value="147">
            <text:p>147</text:p>
          </table:table-cell>
          <table:table-cell table:formula="of:=([.D149]^[.C149])*EXP(-[.D149])/[.E1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49]+1" office:value-type="float" office:value="148">
            <text:p>148</text:p>
          </table:table-cell>
          <table:table-cell table:formula="of:=[.B149]" office:value-type="float" office:value="1">
            <text:p>1</text:p>
          </table:table-cell>
          <table:table-cell table:formula="of:=[.F150]+[.D150]" office:value-type="float" office:value="268">
            <text:p>268</text:p>
          </table:table-cell>
          <table:table-cell table:formula="of:=[.D149]" office:value-type="float" office:value="120">
            <text:p>120</text:p>
          </table:table-cell>
          <table:table-cell table:formula="of:=FACT([.C150])" office:value-type="float" office:value="0">
            <text:p>#WAARDE!</text:p>
          </table:table-cell>
          <table:table-cell table:formula="of:=[.A150]*[.B150]" office:value-type="float" office:value="148">
            <text:p>148</text:p>
          </table:table-cell>
          <table:table-cell table:formula="of:=([.D150]^[.C150])*EXP(-[.D150])/[.E1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0]+1" office:value-type="float" office:value="149">
            <text:p>149</text:p>
          </table:table-cell>
          <table:table-cell table:formula="of:=[.B150]" office:value-type="float" office:value="1">
            <text:p>1</text:p>
          </table:table-cell>
          <table:table-cell table:formula="of:=[.F151]+[.D151]" office:value-type="float" office:value="269">
            <text:p>269</text:p>
          </table:table-cell>
          <table:table-cell table:formula="of:=[.D150]" office:value-type="float" office:value="120">
            <text:p>120</text:p>
          </table:table-cell>
          <table:table-cell table:formula="of:=FACT([.C151])" office:value-type="float" office:value="0">
            <text:p>#WAARDE!</text:p>
          </table:table-cell>
          <table:table-cell table:formula="of:=[.A151]*[.B151]" office:value-type="float" office:value="149">
            <text:p>149</text:p>
          </table:table-cell>
          <table:table-cell table:formula="of:=([.D151]^[.C151])*EXP(-[.D151])/[.E1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1]+1" office:value-type="float" office:value="150">
            <text:p>150</text:p>
          </table:table-cell>
          <table:table-cell table:formula="of:=[.B151]" office:value-type="float" office:value="1">
            <text:p>1</text:p>
          </table:table-cell>
          <table:table-cell table:formula="of:=[.F152]+[.D152]" office:value-type="float" office:value="270">
            <text:p>270</text:p>
          </table:table-cell>
          <table:table-cell table:formula="of:=[.D151]" office:value-type="float" office:value="120">
            <text:p>120</text:p>
          </table:table-cell>
          <table:table-cell table:formula="of:=FACT([.C152])" office:value-type="float" office:value="0">
            <text:p>#WAARDE!</text:p>
          </table:table-cell>
          <table:table-cell table:formula="of:=[.A152]*[.B152]" office:value-type="float" office:value="150">
            <text:p>150</text:p>
          </table:table-cell>
          <table:table-cell table:formula="of:=([.D152]^[.C152])*EXP(-[.D152])/[.E1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2]+1" office:value-type="float" office:value="151">
            <text:p>151</text:p>
          </table:table-cell>
          <table:table-cell table:formula="of:=[.B152]" office:value-type="float" office:value="1">
            <text:p>1</text:p>
          </table:table-cell>
          <table:table-cell table:formula="of:=[.F153]+[.D153]" office:value-type="float" office:value="271">
            <text:p>271</text:p>
          </table:table-cell>
          <table:table-cell table:formula="of:=[.D152]" office:value-type="float" office:value="120">
            <text:p>120</text:p>
          </table:table-cell>
          <table:table-cell table:formula="of:=FACT([.C153])" office:value-type="float" office:value="0">
            <text:p>#WAARDE!</text:p>
          </table:table-cell>
          <table:table-cell table:formula="of:=[.A153]*[.B153]" office:value-type="float" office:value="151">
            <text:p>151</text:p>
          </table:table-cell>
          <table:table-cell table:formula="of:=([.D153]^[.C153])*EXP(-[.D153])/[.E1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3]+1" office:value-type="float" office:value="152">
            <text:p>152</text:p>
          </table:table-cell>
          <table:table-cell table:formula="of:=[.B153]" office:value-type="float" office:value="1">
            <text:p>1</text:p>
          </table:table-cell>
          <table:table-cell table:formula="of:=[.F154]+[.D154]" office:value-type="float" office:value="272">
            <text:p>272</text:p>
          </table:table-cell>
          <table:table-cell table:formula="of:=[.D153]" office:value-type="float" office:value="120">
            <text:p>120</text:p>
          </table:table-cell>
          <table:table-cell table:formula="of:=FACT([.C154])" office:value-type="float" office:value="0">
            <text:p>#WAARDE!</text:p>
          </table:table-cell>
          <table:table-cell table:formula="of:=[.A154]*[.B154]" office:value-type="float" office:value="152">
            <text:p>152</text:p>
          </table:table-cell>
          <table:table-cell table:formula="of:=([.D154]^[.C154])*EXP(-[.D154])/[.E1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4]+1" office:value-type="float" office:value="153">
            <text:p>153</text:p>
          </table:table-cell>
          <table:table-cell table:formula="of:=[.B154]" office:value-type="float" office:value="1">
            <text:p>1</text:p>
          </table:table-cell>
          <table:table-cell table:formula="of:=[.F155]+[.D155]" office:value-type="float" office:value="273">
            <text:p>273</text:p>
          </table:table-cell>
          <table:table-cell table:formula="of:=[.D154]" office:value-type="float" office:value="120">
            <text:p>120</text:p>
          </table:table-cell>
          <table:table-cell table:formula="of:=FACT([.C155])" office:value-type="float" office:value="0">
            <text:p>#WAARDE!</text:p>
          </table:table-cell>
          <table:table-cell table:formula="of:=[.A155]*[.B155]" office:value-type="float" office:value="153">
            <text:p>153</text:p>
          </table:table-cell>
          <table:table-cell table:formula="of:=([.D155]^[.C155])*EXP(-[.D155])/[.E1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5]+1" office:value-type="float" office:value="154">
            <text:p>154</text:p>
          </table:table-cell>
          <table:table-cell table:formula="of:=[.B155]" office:value-type="float" office:value="1">
            <text:p>1</text:p>
          </table:table-cell>
          <table:table-cell table:formula="of:=[.F156]+[.D156]" office:value-type="float" office:value="274">
            <text:p>274</text:p>
          </table:table-cell>
          <table:table-cell table:formula="of:=[.D155]" office:value-type="float" office:value="120">
            <text:p>120</text:p>
          </table:table-cell>
          <table:table-cell table:formula="of:=FACT([.C156])" office:value-type="float" office:value="0">
            <text:p>#WAARDE!</text:p>
          </table:table-cell>
          <table:table-cell table:formula="of:=[.A156]*[.B156]" office:value-type="float" office:value="154">
            <text:p>154</text:p>
          </table:table-cell>
          <table:table-cell table:formula="of:=([.D156]^[.C156])*EXP(-[.D156])/[.E1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6]+1" office:value-type="float" office:value="155">
            <text:p>155</text:p>
          </table:table-cell>
          <table:table-cell table:formula="of:=[.B156]" office:value-type="float" office:value="1">
            <text:p>1</text:p>
          </table:table-cell>
          <table:table-cell table:formula="of:=[.F157]+[.D157]" office:value-type="float" office:value="275">
            <text:p>275</text:p>
          </table:table-cell>
          <table:table-cell table:formula="of:=[.D156]" office:value-type="float" office:value="120">
            <text:p>120</text:p>
          </table:table-cell>
          <table:table-cell table:formula="of:=FACT([.C157])" office:value-type="float" office:value="0">
            <text:p>#WAARDE!</text:p>
          </table:table-cell>
          <table:table-cell table:formula="of:=[.A157]*[.B157]" office:value-type="float" office:value="155">
            <text:p>155</text:p>
          </table:table-cell>
          <table:table-cell table:formula="of:=([.D157]^[.C157])*EXP(-[.D157])/[.E1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7]+1" office:value-type="float" office:value="156">
            <text:p>156</text:p>
          </table:table-cell>
          <table:table-cell table:formula="of:=[.B157]" office:value-type="float" office:value="1">
            <text:p>1</text:p>
          </table:table-cell>
          <table:table-cell table:formula="of:=[.F158]+[.D158]" office:value-type="float" office:value="276">
            <text:p>276</text:p>
          </table:table-cell>
          <table:table-cell table:formula="of:=[.D157]" office:value-type="float" office:value="120">
            <text:p>120</text:p>
          </table:table-cell>
          <table:table-cell table:formula="of:=FACT([.C158])" office:value-type="float" office:value="0">
            <text:p>#WAARDE!</text:p>
          </table:table-cell>
          <table:table-cell table:formula="of:=[.A158]*[.B158]" office:value-type="float" office:value="156">
            <text:p>156</text:p>
          </table:table-cell>
          <table:table-cell table:formula="of:=([.D158]^[.C158])*EXP(-[.D158])/[.E1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8]+1" office:value-type="float" office:value="157">
            <text:p>157</text:p>
          </table:table-cell>
          <table:table-cell table:formula="of:=[.B158]" office:value-type="float" office:value="1">
            <text:p>1</text:p>
          </table:table-cell>
          <table:table-cell table:formula="of:=[.F159]+[.D159]" office:value-type="float" office:value="277">
            <text:p>277</text:p>
          </table:table-cell>
          <table:table-cell table:formula="of:=[.D158]" office:value-type="float" office:value="120">
            <text:p>120</text:p>
          </table:table-cell>
          <table:table-cell table:formula="of:=FACT([.C159])" office:value-type="float" office:value="0">
            <text:p>#WAARDE!</text:p>
          </table:table-cell>
          <table:table-cell table:formula="of:=[.A159]*[.B159]" office:value-type="float" office:value="157">
            <text:p>157</text:p>
          </table:table-cell>
          <table:table-cell table:formula="of:=([.D159]^[.C159])*EXP(-[.D159])/[.E1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59]+1" office:value-type="float" office:value="158">
            <text:p>158</text:p>
          </table:table-cell>
          <table:table-cell table:formula="of:=[.B159]" office:value-type="float" office:value="1">
            <text:p>1</text:p>
          </table:table-cell>
          <table:table-cell table:formula="of:=[.F160]+[.D160]" office:value-type="float" office:value="278">
            <text:p>278</text:p>
          </table:table-cell>
          <table:table-cell table:formula="of:=[.D159]" office:value-type="float" office:value="120">
            <text:p>120</text:p>
          </table:table-cell>
          <table:table-cell table:formula="of:=FACT([.C160])" office:value-type="float" office:value="0">
            <text:p>#WAARDE!</text:p>
          </table:table-cell>
          <table:table-cell table:formula="of:=[.A160]*[.B160]" office:value-type="float" office:value="158">
            <text:p>158</text:p>
          </table:table-cell>
          <table:table-cell table:formula="of:=([.D160]^[.C160])*EXP(-[.D160])/[.E1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0]+1" office:value-type="float" office:value="159">
            <text:p>159</text:p>
          </table:table-cell>
          <table:table-cell table:formula="of:=[.B160]" office:value-type="float" office:value="1">
            <text:p>1</text:p>
          </table:table-cell>
          <table:table-cell table:formula="of:=[.F161]+[.D161]" office:value-type="float" office:value="279">
            <text:p>279</text:p>
          </table:table-cell>
          <table:table-cell table:formula="of:=[.D160]" office:value-type="float" office:value="120">
            <text:p>120</text:p>
          </table:table-cell>
          <table:table-cell table:formula="of:=FACT([.C161])" office:value-type="float" office:value="0">
            <text:p>#WAARDE!</text:p>
          </table:table-cell>
          <table:table-cell table:formula="of:=[.A161]*[.B161]" office:value-type="float" office:value="159">
            <text:p>159</text:p>
          </table:table-cell>
          <table:table-cell table:formula="of:=([.D161]^[.C161])*EXP(-[.D161])/[.E1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1]+1" office:value-type="float" office:value="160">
            <text:p>160</text:p>
          </table:table-cell>
          <table:table-cell table:formula="of:=[.B161]" office:value-type="float" office:value="1">
            <text:p>1</text:p>
          </table:table-cell>
          <table:table-cell table:formula="of:=[.F162]+[.D162]" office:value-type="float" office:value="280">
            <text:p>280</text:p>
          </table:table-cell>
          <table:table-cell table:formula="of:=[.D161]" office:value-type="float" office:value="120">
            <text:p>120</text:p>
          </table:table-cell>
          <table:table-cell table:formula="of:=FACT([.C162])" office:value-type="float" office:value="0">
            <text:p>#WAARDE!</text:p>
          </table:table-cell>
          <table:table-cell table:formula="of:=[.A162]*[.B162]" office:value-type="float" office:value="160">
            <text:p>160</text:p>
          </table:table-cell>
          <table:table-cell table:formula="of:=([.D162]^[.C162])*EXP(-[.D162])/[.E1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2]+1" office:value-type="float" office:value="161">
            <text:p>161</text:p>
          </table:table-cell>
          <table:table-cell table:formula="of:=[.B162]" office:value-type="float" office:value="1">
            <text:p>1</text:p>
          </table:table-cell>
          <table:table-cell table:formula="of:=[.F163]+[.D163]" office:value-type="float" office:value="281">
            <text:p>281</text:p>
          </table:table-cell>
          <table:table-cell table:formula="of:=[.D162]" office:value-type="float" office:value="120">
            <text:p>120</text:p>
          </table:table-cell>
          <table:table-cell table:formula="of:=FACT([.C163])" office:value-type="float" office:value="0">
            <text:p>#WAARDE!</text:p>
          </table:table-cell>
          <table:table-cell table:formula="of:=[.A163]*[.B163]" office:value-type="float" office:value="161">
            <text:p>161</text:p>
          </table:table-cell>
          <table:table-cell table:formula="of:=([.D163]^[.C163])*EXP(-[.D163])/[.E1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3]+1" office:value-type="float" office:value="162">
            <text:p>162</text:p>
          </table:table-cell>
          <table:table-cell table:formula="of:=[.B163]" office:value-type="float" office:value="1">
            <text:p>1</text:p>
          </table:table-cell>
          <table:table-cell table:formula="of:=[.F164]+[.D164]" office:value-type="float" office:value="282">
            <text:p>282</text:p>
          </table:table-cell>
          <table:table-cell table:formula="of:=[.D163]" office:value-type="float" office:value="120">
            <text:p>120</text:p>
          </table:table-cell>
          <table:table-cell table:formula="of:=FACT([.C164])" office:value-type="float" office:value="0">
            <text:p>#WAARDE!</text:p>
          </table:table-cell>
          <table:table-cell table:formula="of:=[.A164]*[.B164]" office:value-type="float" office:value="162">
            <text:p>162</text:p>
          </table:table-cell>
          <table:table-cell table:formula="of:=([.D164]^[.C164])*EXP(-[.D164])/[.E1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4]+1" office:value-type="float" office:value="163">
            <text:p>163</text:p>
          </table:table-cell>
          <table:table-cell table:formula="of:=[.B164]" office:value-type="float" office:value="1">
            <text:p>1</text:p>
          </table:table-cell>
          <table:table-cell table:formula="of:=[.F165]+[.D165]" office:value-type="float" office:value="283">
            <text:p>283</text:p>
          </table:table-cell>
          <table:table-cell table:formula="of:=[.D164]" office:value-type="float" office:value="120">
            <text:p>120</text:p>
          </table:table-cell>
          <table:table-cell table:formula="of:=FACT([.C165])" office:value-type="float" office:value="0">
            <text:p>#WAARDE!</text:p>
          </table:table-cell>
          <table:table-cell table:formula="of:=[.A165]*[.B165]" office:value-type="float" office:value="163">
            <text:p>163</text:p>
          </table:table-cell>
          <table:table-cell table:formula="of:=([.D165]^[.C165])*EXP(-[.D165])/[.E1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5]+1" office:value-type="float" office:value="164">
            <text:p>164</text:p>
          </table:table-cell>
          <table:table-cell table:formula="of:=[.B165]" office:value-type="float" office:value="1">
            <text:p>1</text:p>
          </table:table-cell>
          <table:table-cell table:formula="of:=[.F166]+[.D166]" office:value-type="float" office:value="284">
            <text:p>284</text:p>
          </table:table-cell>
          <table:table-cell table:formula="of:=[.D165]" office:value-type="float" office:value="120">
            <text:p>120</text:p>
          </table:table-cell>
          <table:table-cell table:formula="of:=FACT([.C166])" office:value-type="float" office:value="0">
            <text:p>#WAARDE!</text:p>
          </table:table-cell>
          <table:table-cell table:formula="of:=[.A166]*[.B166]" office:value-type="float" office:value="164">
            <text:p>164</text:p>
          </table:table-cell>
          <table:table-cell table:formula="of:=([.D166]^[.C166])*EXP(-[.D166])/[.E1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6]+1" office:value-type="float" office:value="165">
            <text:p>165</text:p>
          </table:table-cell>
          <table:table-cell table:formula="of:=[.B166]" office:value-type="float" office:value="1">
            <text:p>1</text:p>
          </table:table-cell>
          <table:table-cell table:formula="of:=[.F167]+[.D167]" office:value-type="float" office:value="285">
            <text:p>285</text:p>
          </table:table-cell>
          <table:table-cell table:formula="of:=[.D166]" office:value-type="float" office:value="120">
            <text:p>120</text:p>
          </table:table-cell>
          <table:table-cell table:formula="of:=FACT([.C167])" office:value-type="float" office:value="0">
            <text:p>#WAARDE!</text:p>
          </table:table-cell>
          <table:table-cell table:formula="of:=[.A167]*[.B167]" office:value-type="float" office:value="165">
            <text:p>165</text:p>
          </table:table-cell>
          <table:table-cell table:formula="of:=([.D167]^[.C167])*EXP(-[.D167])/[.E1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7]+1" office:value-type="float" office:value="166">
            <text:p>166</text:p>
          </table:table-cell>
          <table:table-cell table:formula="of:=[.B167]" office:value-type="float" office:value="1">
            <text:p>1</text:p>
          </table:table-cell>
          <table:table-cell table:formula="of:=[.F168]+[.D168]" office:value-type="float" office:value="286">
            <text:p>286</text:p>
          </table:table-cell>
          <table:table-cell table:formula="of:=[.D167]" office:value-type="float" office:value="120">
            <text:p>120</text:p>
          </table:table-cell>
          <table:table-cell table:formula="of:=FACT([.C168])" office:value-type="float" office:value="0">
            <text:p>#WAARDE!</text:p>
          </table:table-cell>
          <table:table-cell table:formula="of:=[.A168]*[.B168]" office:value-type="float" office:value="166">
            <text:p>166</text:p>
          </table:table-cell>
          <table:table-cell table:formula="of:=([.D168]^[.C168])*EXP(-[.D168])/[.E1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8]+1" office:value-type="float" office:value="167">
            <text:p>167</text:p>
          </table:table-cell>
          <table:table-cell table:formula="of:=[.B168]" office:value-type="float" office:value="1">
            <text:p>1</text:p>
          </table:table-cell>
          <table:table-cell table:formula="of:=[.F169]+[.D169]" office:value-type="float" office:value="287">
            <text:p>287</text:p>
          </table:table-cell>
          <table:table-cell table:formula="of:=[.D168]" office:value-type="float" office:value="120">
            <text:p>120</text:p>
          </table:table-cell>
          <table:table-cell table:formula="of:=FACT([.C169])" office:value-type="float" office:value="0">
            <text:p>#WAARDE!</text:p>
          </table:table-cell>
          <table:table-cell table:formula="of:=[.A169]*[.B169]" office:value-type="float" office:value="167">
            <text:p>167</text:p>
          </table:table-cell>
          <table:table-cell table:formula="of:=([.D169]^[.C169])*EXP(-[.D169])/[.E1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69]+1" office:value-type="float" office:value="168">
            <text:p>168</text:p>
          </table:table-cell>
          <table:table-cell table:formula="of:=[.B169]" office:value-type="float" office:value="1">
            <text:p>1</text:p>
          </table:table-cell>
          <table:table-cell table:formula="of:=[.F170]+[.D170]" office:value-type="float" office:value="288">
            <text:p>288</text:p>
          </table:table-cell>
          <table:table-cell table:formula="of:=[.D169]" office:value-type="float" office:value="120">
            <text:p>120</text:p>
          </table:table-cell>
          <table:table-cell table:formula="of:=FACT([.C170])" office:value-type="float" office:value="0">
            <text:p>#WAARDE!</text:p>
          </table:table-cell>
          <table:table-cell table:formula="of:=[.A170]*[.B170]" office:value-type="float" office:value="168">
            <text:p>168</text:p>
          </table:table-cell>
          <table:table-cell table:formula="of:=([.D170]^[.C170])*EXP(-[.D170])/[.E1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0]+1" office:value-type="float" office:value="169">
            <text:p>169</text:p>
          </table:table-cell>
          <table:table-cell table:formula="of:=[.B170]" office:value-type="float" office:value="1">
            <text:p>1</text:p>
          </table:table-cell>
          <table:table-cell table:formula="of:=[.F171]+[.D171]" office:value-type="float" office:value="289">
            <text:p>289</text:p>
          </table:table-cell>
          <table:table-cell table:formula="of:=[.D170]" office:value-type="float" office:value="120">
            <text:p>120</text:p>
          </table:table-cell>
          <table:table-cell table:formula="of:=FACT([.C171])" office:value-type="float" office:value="0">
            <text:p>#WAARDE!</text:p>
          </table:table-cell>
          <table:table-cell table:formula="of:=[.A171]*[.B171]" office:value-type="float" office:value="169">
            <text:p>169</text:p>
          </table:table-cell>
          <table:table-cell table:formula="of:=([.D171]^[.C171])*EXP(-[.D171])/[.E1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1]+1" office:value-type="float" office:value="170">
            <text:p>170</text:p>
          </table:table-cell>
          <table:table-cell table:formula="of:=[.B171]" office:value-type="float" office:value="1">
            <text:p>1</text:p>
          </table:table-cell>
          <table:table-cell table:formula="of:=[.F172]+[.D172]" office:value-type="float" office:value="290">
            <text:p>290</text:p>
          </table:table-cell>
          <table:table-cell table:formula="of:=[.D171]" office:value-type="float" office:value="120">
            <text:p>120</text:p>
          </table:table-cell>
          <table:table-cell table:formula="of:=FACT([.C172])" office:value-type="float" office:value="0">
            <text:p>#WAARDE!</text:p>
          </table:table-cell>
          <table:table-cell table:formula="of:=[.A172]*[.B172]" office:value-type="float" office:value="170">
            <text:p>170</text:p>
          </table:table-cell>
          <table:table-cell table:formula="of:=([.D172]^[.C172])*EXP(-[.D172])/[.E1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2]+1" office:value-type="float" office:value="171">
            <text:p>171</text:p>
          </table:table-cell>
          <table:table-cell table:formula="of:=[.B172]" office:value-type="float" office:value="1">
            <text:p>1</text:p>
          </table:table-cell>
          <table:table-cell table:formula="of:=[.F173]+[.D173]" office:value-type="float" office:value="291">
            <text:p>291</text:p>
          </table:table-cell>
          <table:table-cell table:formula="of:=[.D172]" office:value-type="float" office:value="120">
            <text:p>120</text:p>
          </table:table-cell>
          <table:table-cell table:formula="of:=FACT([.C173])" office:value-type="float" office:value="0">
            <text:p>#WAARDE!</text:p>
          </table:table-cell>
          <table:table-cell table:formula="of:=[.A173]*[.B173]" office:value-type="float" office:value="171">
            <text:p>171</text:p>
          </table:table-cell>
          <table:table-cell table:formula="of:=([.D173]^[.C173])*EXP(-[.D173])/[.E1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3]+1" office:value-type="float" office:value="172">
            <text:p>172</text:p>
          </table:table-cell>
          <table:table-cell table:formula="of:=[.B173]" office:value-type="float" office:value="1">
            <text:p>1</text:p>
          </table:table-cell>
          <table:table-cell table:formula="of:=[.F174]+[.D174]" office:value-type="float" office:value="292">
            <text:p>292</text:p>
          </table:table-cell>
          <table:table-cell table:formula="of:=[.D173]" office:value-type="float" office:value="120">
            <text:p>120</text:p>
          </table:table-cell>
          <table:table-cell table:formula="of:=FACT([.C174])" office:value-type="float" office:value="0">
            <text:p>#WAARDE!</text:p>
          </table:table-cell>
          <table:table-cell table:formula="of:=[.A174]*[.B174]" office:value-type="float" office:value="172">
            <text:p>172</text:p>
          </table:table-cell>
          <table:table-cell table:formula="of:=([.D174]^[.C174])*EXP(-[.D174])/[.E1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4]+1" office:value-type="float" office:value="173">
            <text:p>173</text:p>
          </table:table-cell>
          <table:table-cell table:formula="of:=[.B174]" office:value-type="float" office:value="1">
            <text:p>1</text:p>
          </table:table-cell>
          <table:table-cell table:formula="of:=[.F175]+[.D175]" office:value-type="float" office:value="293">
            <text:p>293</text:p>
          </table:table-cell>
          <table:table-cell table:formula="of:=[.D174]" office:value-type="float" office:value="120">
            <text:p>120</text:p>
          </table:table-cell>
          <table:table-cell table:formula="of:=FACT([.C175])" office:value-type="float" office:value="0">
            <text:p>#WAARDE!</text:p>
          </table:table-cell>
          <table:table-cell table:formula="of:=[.A175]*[.B175]" office:value-type="float" office:value="173">
            <text:p>173</text:p>
          </table:table-cell>
          <table:table-cell table:formula="of:=([.D175]^[.C175])*EXP(-[.D175])/[.E1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5]+1" office:value-type="float" office:value="174">
            <text:p>174</text:p>
          </table:table-cell>
          <table:table-cell table:formula="of:=[.B175]" office:value-type="float" office:value="1">
            <text:p>1</text:p>
          </table:table-cell>
          <table:table-cell table:formula="of:=[.F176]+[.D176]" office:value-type="float" office:value="294">
            <text:p>294</text:p>
          </table:table-cell>
          <table:table-cell table:formula="of:=[.D175]" office:value-type="float" office:value="120">
            <text:p>120</text:p>
          </table:table-cell>
          <table:table-cell table:formula="of:=FACT([.C176])" office:value-type="float" office:value="0">
            <text:p>#WAARDE!</text:p>
          </table:table-cell>
          <table:table-cell table:formula="of:=[.A176]*[.B176]" office:value-type="float" office:value="174">
            <text:p>174</text:p>
          </table:table-cell>
          <table:table-cell table:formula="of:=([.D176]^[.C176])*EXP(-[.D176])/[.E1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6]+1" office:value-type="float" office:value="175">
            <text:p>175</text:p>
          </table:table-cell>
          <table:table-cell table:formula="of:=[.B176]" office:value-type="float" office:value="1">
            <text:p>1</text:p>
          </table:table-cell>
          <table:table-cell table:formula="of:=[.F177]+[.D177]" office:value-type="float" office:value="295">
            <text:p>295</text:p>
          </table:table-cell>
          <table:table-cell table:formula="of:=[.D176]" office:value-type="float" office:value="120">
            <text:p>120</text:p>
          </table:table-cell>
          <table:table-cell table:formula="of:=FACT([.C177])" office:value-type="float" office:value="0">
            <text:p>#WAARDE!</text:p>
          </table:table-cell>
          <table:table-cell table:formula="of:=[.A177]*[.B177]" office:value-type="float" office:value="175">
            <text:p>175</text:p>
          </table:table-cell>
          <table:table-cell table:formula="of:=([.D177]^[.C177])*EXP(-[.D177])/[.E1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7]+1" office:value-type="float" office:value="176">
            <text:p>176</text:p>
          </table:table-cell>
          <table:table-cell table:formula="of:=[.B177]" office:value-type="float" office:value="1">
            <text:p>1</text:p>
          </table:table-cell>
          <table:table-cell table:formula="of:=[.F178]+[.D178]" office:value-type="float" office:value="296">
            <text:p>296</text:p>
          </table:table-cell>
          <table:table-cell table:formula="of:=[.D177]" office:value-type="float" office:value="120">
            <text:p>120</text:p>
          </table:table-cell>
          <table:table-cell table:formula="of:=FACT([.C178])" office:value-type="float" office:value="0">
            <text:p>#WAARDE!</text:p>
          </table:table-cell>
          <table:table-cell table:formula="of:=[.A178]*[.B178]" office:value-type="float" office:value="176">
            <text:p>176</text:p>
          </table:table-cell>
          <table:table-cell table:formula="of:=([.D178]^[.C178])*EXP(-[.D178])/[.E1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8]+1" office:value-type="float" office:value="177">
            <text:p>177</text:p>
          </table:table-cell>
          <table:table-cell table:formula="of:=[.B178]" office:value-type="float" office:value="1">
            <text:p>1</text:p>
          </table:table-cell>
          <table:table-cell table:formula="of:=[.F179]+[.D179]" office:value-type="float" office:value="297">
            <text:p>297</text:p>
          </table:table-cell>
          <table:table-cell table:formula="of:=[.D178]" office:value-type="float" office:value="120">
            <text:p>120</text:p>
          </table:table-cell>
          <table:table-cell table:formula="of:=FACT([.C179])" office:value-type="float" office:value="0">
            <text:p>#WAARDE!</text:p>
          </table:table-cell>
          <table:table-cell table:formula="of:=[.A179]*[.B179]" office:value-type="float" office:value="177">
            <text:p>177</text:p>
          </table:table-cell>
          <table:table-cell table:formula="of:=([.D179]^[.C179])*EXP(-[.D179])/[.E1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79]+1" office:value-type="float" office:value="178">
            <text:p>178</text:p>
          </table:table-cell>
          <table:table-cell table:formula="of:=[.B179]" office:value-type="float" office:value="1">
            <text:p>1</text:p>
          </table:table-cell>
          <table:table-cell table:formula="of:=[.F180]+[.D180]" office:value-type="float" office:value="298">
            <text:p>298</text:p>
          </table:table-cell>
          <table:table-cell table:formula="of:=[.D179]" office:value-type="float" office:value="120">
            <text:p>120</text:p>
          </table:table-cell>
          <table:table-cell table:formula="of:=FACT([.C180])" office:value-type="float" office:value="0">
            <text:p>#WAARDE!</text:p>
          </table:table-cell>
          <table:table-cell table:formula="of:=[.A180]*[.B180]" office:value-type="float" office:value="178">
            <text:p>178</text:p>
          </table:table-cell>
          <table:table-cell table:formula="of:=([.D180]^[.C180])*EXP(-[.D180])/[.E1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0]+1" office:value-type="float" office:value="179">
            <text:p>179</text:p>
          </table:table-cell>
          <table:table-cell table:formula="of:=[.B180]" office:value-type="float" office:value="1">
            <text:p>1</text:p>
          </table:table-cell>
          <table:table-cell table:formula="of:=[.F181]+[.D181]" office:value-type="float" office:value="299">
            <text:p>299</text:p>
          </table:table-cell>
          <table:table-cell table:formula="of:=[.D180]" office:value-type="float" office:value="120">
            <text:p>120</text:p>
          </table:table-cell>
          <table:table-cell table:formula="of:=FACT([.C181])" office:value-type="float" office:value="0">
            <text:p>#WAARDE!</text:p>
          </table:table-cell>
          <table:table-cell table:formula="of:=[.A181]*[.B181]" office:value-type="float" office:value="179">
            <text:p>179</text:p>
          </table:table-cell>
          <table:table-cell table:formula="of:=([.D181]^[.C181])*EXP(-[.D181])/[.E1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1]+1" office:value-type="float" office:value="180">
            <text:p>180</text:p>
          </table:table-cell>
          <table:table-cell table:formula="of:=[.B181]" office:value-type="float" office:value="1">
            <text:p>1</text:p>
          </table:table-cell>
          <table:table-cell table:formula="of:=[.F182]+[.D182]" office:value-type="float" office:value="300">
            <text:p>300</text:p>
          </table:table-cell>
          <table:table-cell table:formula="of:=[.D181]" office:value-type="float" office:value="120">
            <text:p>120</text:p>
          </table:table-cell>
          <table:table-cell table:formula="of:=FACT([.C182])" office:value-type="float" office:value="0">
            <text:p>#WAARDE!</text:p>
          </table:table-cell>
          <table:table-cell table:formula="of:=[.A182]*[.B182]" office:value-type="float" office:value="180">
            <text:p>180</text:p>
          </table:table-cell>
          <table:table-cell table:formula="of:=([.D182]^[.C182])*EXP(-[.D182])/[.E1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2]+1" office:value-type="float" office:value="181">
            <text:p>181</text:p>
          </table:table-cell>
          <table:table-cell table:formula="of:=[.B182]" office:value-type="float" office:value="1">
            <text:p>1</text:p>
          </table:table-cell>
          <table:table-cell table:formula="of:=[.F183]+[.D183]" office:value-type="float" office:value="301">
            <text:p>301</text:p>
          </table:table-cell>
          <table:table-cell table:formula="of:=[.D182]" office:value-type="float" office:value="120">
            <text:p>120</text:p>
          </table:table-cell>
          <table:table-cell table:formula="of:=FACT([.C183])" office:value-type="float" office:value="0">
            <text:p>#WAARDE!</text:p>
          </table:table-cell>
          <table:table-cell table:formula="of:=[.A183]*[.B183]" office:value-type="float" office:value="181">
            <text:p>181</text:p>
          </table:table-cell>
          <table:table-cell table:formula="of:=([.D183]^[.C183])*EXP(-[.D183])/[.E1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3]+1" office:value-type="float" office:value="182">
            <text:p>182</text:p>
          </table:table-cell>
          <table:table-cell table:formula="of:=[.B183]" office:value-type="float" office:value="1">
            <text:p>1</text:p>
          </table:table-cell>
          <table:table-cell table:formula="of:=[.F184]+[.D184]" office:value-type="float" office:value="302">
            <text:p>302</text:p>
          </table:table-cell>
          <table:table-cell table:formula="of:=[.D183]" office:value-type="float" office:value="120">
            <text:p>120</text:p>
          </table:table-cell>
          <table:table-cell table:formula="of:=FACT([.C184])" office:value-type="float" office:value="0">
            <text:p>#WAARDE!</text:p>
          </table:table-cell>
          <table:table-cell table:formula="of:=[.A184]*[.B184]" office:value-type="float" office:value="182">
            <text:p>182</text:p>
          </table:table-cell>
          <table:table-cell table:formula="of:=([.D184]^[.C184])*EXP(-[.D184])/[.E1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4]+1" office:value-type="float" office:value="183">
            <text:p>183</text:p>
          </table:table-cell>
          <table:table-cell table:formula="of:=[.B184]" office:value-type="float" office:value="1">
            <text:p>1</text:p>
          </table:table-cell>
          <table:table-cell table:formula="of:=[.F185]+[.D185]" office:value-type="float" office:value="303">
            <text:p>303</text:p>
          </table:table-cell>
          <table:table-cell table:formula="of:=[.D184]" office:value-type="float" office:value="120">
            <text:p>120</text:p>
          </table:table-cell>
          <table:table-cell table:formula="of:=FACT([.C185])" office:value-type="float" office:value="0">
            <text:p>#WAARDE!</text:p>
          </table:table-cell>
          <table:table-cell table:formula="of:=[.A185]*[.B185]" office:value-type="float" office:value="183">
            <text:p>183</text:p>
          </table:table-cell>
          <table:table-cell table:formula="of:=([.D185]^[.C185])*EXP(-[.D185])/[.E1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5]+1" office:value-type="float" office:value="184">
            <text:p>184</text:p>
          </table:table-cell>
          <table:table-cell table:formula="of:=[.B185]" office:value-type="float" office:value="1">
            <text:p>1</text:p>
          </table:table-cell>
          <table:table-cell table:formula="of:=[.F186]+[.D186]" office:value-type="float" office:value="304">
            <text:p>304</text:p>
          </table:table-cell>
          <table:table-cell table:formula="of:=[.D185]" office:value-type="float" office:value="120">
            <text:p>120</text:p>
          </table:table-cell>
          <table:table-cell table:formula="of:=FACT([.C186])" office:value-type="float" office:value="0">
            <text:p>#WAARDE!</text:p>
          </table:table-cell>
          <table:table-cell table:formula="of:=[.A186]*[.B186]" office:value-type="float" office:value="184">
            <text:p>184</text:p>
          </table:table-cell>
          <table:table-cell table:formula="of:=([.D186]^[.C186])*EXP(-[.D186])/[.E1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6]+1" office:value-type="float" office:value="185">
            <text:p>185</text:p>
          </table:table-cell>
          <table:table-cell table:formula="of:=[.B186]" office:value-type="float" office:value="1">
            <text:p>1</text:p>
          </table:table-cell>
          <table:table-cell table:formula="of:=[.F187]+[.D187]" office:value-type="float" office:value="305">
            <text:p>305</text:p>
          </table:table-cell>
          <table:table-cell table:formula="of:=[.D186]" office:value-type="float" office:value="120">
            <text:p>120</text:p>
          </table:table-cell>
          <table:table-cell table:formula="of:=FACT([.C187])" office:value-type="float" office:value="0">
            <text:p>#WAARDE!</text:p>
          </table:table-cell>
          <table:table-cell table:formula="of:=[.A187]*[.B187]" office:value-type="float" office:value="185">
            <text:p>185</text:p>
          </table:table-cell>
          <table:table-cell table:formula="of:=([.D187]^[.C187])*EXP(-[.D187])/[.E1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7]+1" office:value-type="float" office:value="186">
            <text:p>186</text:p>
          </table:table-cell>
          <table:table-cell table:formula="of:=[.B187]" office:value-type="float" office:value="1">
            <text:p>1</text:p>
          </table:table-cell>
          <table:table-cell table:formula="of:=[.F188]+[.D188]" office:value-type="float" office:value="306">
            <text:p>306</text:p>
          </table:table-cell>
          <table:table-cell table:formula="of:=[.D187]" office:value-type="float" office:value="120">
            <text:p>120</text:p>
          </table:table-cell>
          <table:table-cell table:formula="of:=FACT([.C188])" office:value-type="float" office:value="0">
            <text:p>#WAARDE!</text:p>
          </table:table-cell>
          <table:table-cell table:formula="of:=[.A188]*[.B188]" office:value-type="float" office:value="186">
            <text:p>186</text:p>
          </table:table-cell>
          <table:table-cell table:formula="of:=([.D188]^[.C188])*EXP(-[.D188])/[.E1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8]+1" office:value-type="float" office:value="187">
            <text:p>187</text:p>
          </table:table-cell>
          <table:table-cell table:formula="of:=[.B188]" office:value-type="float" office:value="1">
            <text:p>1</text:p>
          </table:table-cell>
          <table:table-cell table:formula="of:=[.F189]+[.D189]" office:value-type="float" office:value="307">
            <text:p>307</text:p>
          </table:table-cell>
          <table:table-cell table:formula="of:=[.D188]" office:value-type="float" office:value="120">
            <text:p>120</text:p>
          </table:table-cell>
          <table:table-cell table:formula="of:=FACT([.C189])" office:value-type="float" office:value="0">
            <text:p>#WAARDE!</text:p>
          </table:table-cell>
          <table:table-cell table:formula="of:=[.A189]*[.B189]" office:value-type="float" office:value="187">
            <text:p>187</text:p>
          </table:table-cell>
          <table:table-cell table:formula="of:=([.D189]^[.C189])*EXP(-[.D189])/[.E1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89]+1" office:value-type="float" office:value="188">
            <text:p>188</text:p>
          </table:table-cell>
          <table:table-cell table:formula="of:=[.B189]" office:value-type="float" office:value="1">
            <text:p>1</text:p>
          </table:table-cell>
          <table:table-cell table:formula="of:=[.F190]+[.D190]" office:value-type="float" office:value="308">
            <text:p>308</text:p>
          </table:table-cell>
          <table:table-cell table:formula="of:=[.D189]" office:value-type="float" office:value="120">
            <text:p>120</text:p>
          </table:table-cell>
          <table:table-cell table:formula="of:=FACT([.C190])" office:value-type="float" office:value="0">
            <text:p>#WAARDE!</text:p>
          </table:table-cell>
          <table:table-cell table:formula="of:=[.A190]*[.B190]" office:value-type="float" office:value="188">
            <text:p>188</text:p>
          </table:table-cell>
          <table:table-cell table:formula="of:=([.D190]^[.C190])*EXP(-[.D190])/[.E1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0]+1" office:value-type="float" office:value="189">
            <text:p>189</text:p>
          </table:table-cell>
          <table:table-cell table:formula="of:=[.B190]" office:value-type="float" office:value="1">
            <text:p>1</text:p>
          </table:table-cell>
          <table:table-cell table:formula="of:=[.F191]+[.D191]" office:value-type="float" office:value="309">
            <text:p>309</text:p>
          </table:table-cell>
          <table:table-cell table:formula="of:=[.D190]" office:value-type="float" office:value="120">
            <text:p>120</text:p>
          </table:table-cell>
          <table:table-cell table:formula="of:=FACT([.C191])" office:value-type="float" office:value="0">
            <text:p>#WAARDE!</text:p>
          </table:table-cell>
          <table:table-cell table:formula="of:=[.A191]*[.B191]" office:value-type="float" office:value="189">
            <text:p>189</text:p>
          </table:table-cell>
          <table:table-cell table:formula="of:=([.D191]^[.C191])*EXP(-[.D191])/[.E1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1]+1" office:value-type="float" office:value="190">
            <text:p>190</text:p>
          </table:table-cell>
          <table:table-cell table:formula="of:=[.B191]" office:value-type="float" office:value="1">
            <text:p>1</text:p>
          </table:table-cell>
          <table:table-cell table:formula="of:=[.F192]+[.D192]" office:value-type="float" office:value="310">
            <text:p>310</text:p>
          </table:table-cell>
          <table:table-cell table:formula="of:=[.D191]" office:value-type="float" office:value="120">
            <text:p>120</text:p>
          </table:table-cell>
          <table:table-cell table:formula="of:=FACT([.C192])" office:value-type="float" office:value="0">
            <text:p>#WAARDE!</text:p>
          </table:table-cell>
          <table:table-cell table:formula="of:=[.A192]*[.B192]" office:value-type="float" office:value="190">
            <text:p>190</text:p>
          </table:table-cell>
          <table:table-cell table:formula="of:=([.D192]^[.C192])*EXP(-[.D192])/[.E1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2]+1" office:value-type="float" office:value="191">
            <text:p>191</text:p>
          </table:table-cell>
          <table:table-cell table:formula="of:=[.B192]" office:value-type="float" office:value="1">
            <text:p>1</text:p>
          </table:table-cell>
          <table:table-cell table:formula="of:=[.F193]+[.D193]" office:value-type="float" office:value="311">
            <text:p>311</text:p>
          </table:table-cell>
          <table:table-cell table:formula="of:=[.D192]" office:value-type="float" office:value="120">
            <text:p>120</text:p>
          </table:table-cell>
          <table:table-cell table:formula="of:=FACT([.C193])" office:value-type="float" office:value="0">
            <text:p>#WAARDE!</text:p>
          </table:table-cell>
          <table:table-cell table:formula="of:=[.A193]*[.B193]" office:value-type="float" office:value="191">
            <text:p>191</text:p>
          </table:table-cell>
          <table:table-cell table:formula="of:=([.D193]^[.C193])*EXP(-[.D193])/[.E1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3]+1" office:value-type="float" office:value="192">
            <text:p>192</text:p>
          </table:table-cell>
          <table:table-cell table:formula="of:=[.B193]" office:value-type="float" office:value="1">
            <text:p>1</text:p>
          </table:table-cell>
          <table:table-cell table:formula="of:=[.F194]+[.D194]" office:value-type="float" office:value="312">
            <text:p>312</text:p>
          </table:table-cell>
          <table:table-cell table:formula="of:=[.D193]" office:value-type="float" office:value="120">
            <text:p>120</text:p>
          </table:table-cell>
          <table:table-cell table:formula="of:=FACT([.C194])" office:value-type="float" office:value="0">
            <text:p>#WAARDE!</text:p>
          </table:table-cell>
          <table:table-cell table:formula="of:=[.A194]*[.B194]" office:value-type="float" office:value="192">
            <text:p>192</text:p>
          </table:table-cell>
          <table:table-cell table:formula="of:=([.D194]^[.C194])*EXP(-[.D194])/[.E1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4]+1" office:value-type="float" office:value="193">
            <text:p>193</text:p>
          </table:table-cell>
          <table:table-cell table:formula="of:=[.B194]" office:value-type="float" office:value="1">
            <text:p>1</text:p>
          </table:table-cell>
          <table:table-cell table:formula="of:=[.F195]+[.D195]" office:value-type="float" office:value="313">
            <text:p>313</text:p>
          </table:table-cell>
          <table:table-cell table:formula="of:=[.D194]" office:value-type="float" office:value="120">
            <text:p>120</text:p>
          </table:table-cell>
          <table:table-cell table:formula="of:=FACT([.C195])" office:value-type="float" office:value="0">
            <text:p>#WAARDE!</text:p>
          </table:table-cell>
          <table:table-cell table:formula="of:=[.A195]*[.B195]" office:value-type="float" office:value="193">
            <text:p>193</text:p>
          </table:table-cell>
          <table:table-cell table:formula="of:=([.D195]^[.C195])*EXP(-[.D195])/[.E1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5]+1" office:value-type="float" office:value="194">
            <text:p>194</text:p>
          </table:table-cell>
          <table:table-cell table:formula="of:=[.B195]" office:value-type="float" office:value="1">
            <text:p>1</text:p>
          </table:table-cell>
          <table:table-cell table:formula="of:=[.F196]+[.D196]" office:value-type="float" office:value="314">
            <text:p>314</text:p>
          </table:table-cell>
          <table:table-cell table:formula="of:=[.D195]" office:value-type="float" office:value="120">
            <text:p>120</text:p>
          </table:table-cell>
          <table:table-cell table:formula="of:=FACT([.C196])" office:value-type="float" office:value="0">
            <text:p>#WAARDE!</text:p>
          </table:table-cell>
          <table:table-cell table:formula="of:=[.A196]*[.B196]" office:value-type="float" office:value="194">
            <text:p>194</text:p>
          </table:table-cell>
          <table:table-cell table:formula="of:=([.D196]^[.C196])*EXP(-[.D196])/[.E1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6]+1" office:value-type="float" office:value="195">
            <text:p>195</text:p>
          </table:table-cell>
          <table:table-cell table:formula="of:=[.B196]" office:value-type="float" office:value="1">
            <text:p>1</text:p>
          </table:table-cell>
          <table:table-cell table:formula="of:=[.F197]+[.D197]" office:value-type="float" office:value="315">
            <text:p>315</text:p>
          </table:table-cell>
          <table:table-cell table:formula="of:=[.D196]" office:value-type="float" office:value="120">
            <text:p>120</text:p>
          </table:table-cell>
          <table:table-cell table:formula="of:=FACT([.C197])" office:value-type="float" office:value="0">
            <text:p>#WAARDE!</text:p>
          </table:table-cell>
          <table:table-cell table:formula="of:=[.A197]*[.B197]" office:value-type="float" office:value="195">
            <text:p>195</text:p>
          </table:table-cell>
          <table:table-cell table:formula="of:=([.D197]^[.C197])*EXP(-[.D197])/[.E1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7]+1" office:value-type="float" office:value="196">
            <text:p>196</text:p>
          </table:table-cell>
          <table:table-cell table:formula="of:=[.B197]" office:value-type="float" office:value="1">
            <text:p>1</text:p>
          </table:table-cell>
          <table:table-cell table:formula="of:=[.F198]+[.D198]" office:value-type="float" office:value="316">
            <text:p>316</text:p>
          </table:table-cell>
          <table:table-cell table:formula="of:=[.D197]" office:value-type="float" office:value="120">
            <text:p>120</text:p>
          </table:table-cell>
          <table:table-cell table:formula="of:=FACT([.C198])" office:value-type="float" office:value="0">
            <text:p>#WAARDE!</text:p>
          </table:table-cell>
          <table:table-cell table:formula="of:=[.A198]*[.B198]" office:value-type="float" office:value="196">
            <text:p>196</text:p>
          </table:table-cell>
          <table:table-cell table:formula="of:=([.D198]^[.C198])*EXP(-[.D198])/[.E1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8]+1" office:value-type="float" office:value="197">
            <text:p>197</text:p>
          </table:table-cell>
          <table:table-cell table:formula="of:=[.B198]" office:value-type="float" office:value="1">
            <text:p>1</text:p>
          </table:table-cell>
          <table:table-cell table:formula="of:=[.F199]+[.D199]" office:value-type="float" office:value="317">
            <text:p>317</text:p>
          </table:table-cell>
          <table:table-cell table:formula="of:=[.D198]" office:value-type="float" office:value="120">
            <text:p>120</text:p>
          </table:table-cell>
          <table:table-cell table:formula="of:=FACT([.C199])" office:value-type="float" office:value="0">
            <text:p>#WAARDE!</text:p>
          </table:table-cell>
          <table:table-cell table:formula="of:=[.A199]*[.B199]" office:value-type="float" office:value="197">
            <text:p>197</text:p>
          </table:table-cell>
          <table:table-cell table:formula="of:=([.D199]^[.C199])*EXP(-[.D199])/[.E1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99]+1" office:value-type="float" office:value="198">
            <text:p>198</text:p>
          </table:table-cell>
          <table:table-cell table:formula="of:=[.B199]" office:value-type="float" office:value="1">
            <text:p>1</text:p>
          </table:table-cell>
          <table:table-cell table:formula="of:=[.F200]+[.D200]" office:value-type="float" office:value="318">
            <text:p>318</text:p>
          </table:table-cell>
          <table:table-cell table:formula="of:=[.D199]" office:value-type="float" office:value="120">
            <text:p>120</text:p>
          </table:table-cell>
          <table:table-cell table:formula="of:=FACT([.C200])" office:value-type="float" office:value="0">
            <text:p>#WAARDE!</text:p>
          </table:table-cell>
          <table:table-cell table:formula="of:=[.A200]*[.B200]" office:value-type="float" office:value="198">
            <text:p>198</text:p>
          </table:table-cell>
          <table:table-cell table:formula="of:=([.D200]^[.C200])*EXP(-[.D200])/[.E2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0]+1" office:value-type="float" office:value="199">
            <text:p>199</text:p>
          </table:table-cell>
          <table:table-cell table:formula="of:=[.B200]" office:value-type="float" office:value="1">
            <text:p>1</text:p>
          </table:table-cell>
          <table:table-cell table:formula="of:=[.F201]+[.D201]" office:value-type="float" office:value="319">
            <text:p>319</text:p>
          </table:table-cell>
          <table:table-cell table:formula="of:=[.D200]" office:value-type="float" office:value="120">
            <text:p>120</text:p>
          </table:table-cell>
          <table:table-cell table:formula="of:=FACT([.C201])" office:value-type="float" office:value="0">
            <text:p>#WAARDE!</text:p>
          </table:table-cell>
          <table:table-cell table:formula="of:=[.A201]*[.B201]" office:value-type="float" office:value="199">
            <text:p>199</text:p>
          </table:table-cell>
          <table:table-cell table:formula="of:=([.D201]^[.C201])*EXP(-[.D201])/[.E2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1]+1" office:value-type="float" office:value="200">
            <text:p>200</text:p>
          </table:table-cell>
          <table:table-cell table:formula="of:=[.B201]" office:value-type="float" office:value="1">
            <text:p>1</text:p>
          </table:table-cell>
          <table:table-cell table:formula="of:=[.F202]+[.D202]" office:value-type="float" office:value="320">
            <text:p>320</text:p>
          </table:table-cell>
          <table:table-cell table:formula="of:=[.D201]" office:value-type="float" office:value="120">
            <text:p>120</text:p>
          </table:table-cell>
          <table:table-cell table:formula="of:=FACT([.C202])" office:value-type="float" office:value="0">
            <text:p>#WAARDE!</text:p>
          </table:table-cell>
          <table:table-cell table:formula="of:=[.A202]*[.B202]" office:value-type="float" office:value="200">
            <text:p>200</text:p>
          </table:table-cell>
          <table:table-cell table:formula="of:=([.D202]^[.C202])*EXP(-[.D202])/[.E2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2]+1" office:value-type="float" office:value="201">
            <text:p>201</text:p>
          </table:table-cell>
          <table:table-cell table:formula="of:=[.B202]" office:value-type="float" office:value="1">
            <text:p>1</text:p>
          </table:table-cell>
          <table:table-cell table:formula="of:=[.F203]+[.D203]" office:value-type="float" office:value="321">
            <text:p>321</text:p>
          </table:table-cell>
          <table:table-cell table:formula="of:=[.D202]" office:value-type="float" office:value="120">
            <text:p>120</text:p>
          </table:table-cell>
          <table:table-cell table:formula="of:=FACT([.C203])" office:value-type="float" office:value="0">
            <text:p>#WAARDE!</text:p>
          </table:table-cell>
          <table:table-cell table:formula="of:=[.A203]*[.B203]" office:value-type="float" office:value="201">
            <text:p>201</text:p>
          </table:table-cell>
          <table:table-cell table:formula="of:=([.D203]^[.C203])*EXP(-[.D203])/[.E2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3]+1" office:value-type="float" office:value="202">
            <text:p>202</text:p>
          </table:table-cell>
          <table:table-cell table:formula="of:=[.B203]" office:value-type="float" office:value="1">
            <text:p>1</text:p>
          </table:table-cell>
          <table:table-cell table:formula="of:=[.F204]+[.D204]" office:value-type="float" office:value="322">
            <text:p>322</text:p>
          </table:table-cell>
          <table:table-cell table:formula="of:=[.D203]" office:value-type="float" office:value="120">
            <text:p>120</text:p>
          </table:table-cell>
          <table:table-cell table:formula="of:=FACT([.C204])" office:value-type="float" office:value="0">
            <text:p>#WAARDE!</text:p>
          </table:table-cell>
          <table:table-cell table:formula="of:=[.A204]*[.B204]" office:value-type="float" office:value="202">
            <text:p>202</text:p>
          </table:table-cell>
          <table:table-cell table:formula="of:=([.D204]^[.C204])*EXP(-[.D204])/[.E2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4]+1" office:value-type="float" office:value="203">
            <text:p>203</text:p>
          </table:table-cell>
          <table:table-cell table:formula="of:=[.B204]" office:value-type="float" office:value="1">
            <text:p>1</text:p>
          </table:table-cell>
          <table:table-cell table:formula="of:=[.F205]+[.D205]" office:value-type="float" office:value="323">
            <text:p>323</text:p>
          </table:table-cell>
          <table:table-cell table:formula="of:=[.D204]" office:value-type="float" office:value="120">
            <text:p>120</text:p>
          </table:table-cell>
          <table:table-cell table:formula="of:=FACT([.C205])" office:value-type="float" office:value="0">
            <text:p>#WAARDE!</text:p>
          </table:table-cell>
          <table:table-cell table:formula="of:=[.A205]*[.B205]" office:value-type="float" office:value="203">
            <text:p>203</text:p>
          </table:table-cell>
          <table:table-cell table:formula="of:=([.D205]^[.C205])*EXP(-[.D205])/[.E2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5]+1" office:value-type="float" office:value="204">
            <text:p>204</text:p>
          </table:table-cell>
          <table:table-cell table:formula="of:=[.B205]" office:value-type="float" office:value="1">
            <text:p>1</text:p>
          </table:table-cell>
          <table:table-cell table:formula="of:=[.F206]+[.D206]" office:value-type="float" office:value="324">
            <text:p>324</text:p>
          </table:table-cell>
          <table:table-cell table:formula="of:=[.D205]" office:value-type="float" office:value="120">
            <text:p>120</text:p>
          </table:table-cell>
          <table:table-cell table:formula="of:=FACT([.C206])" office:value-type="float" office:value="0">
            <text:p>#WAARDE!</text:p>
          </table:table-cell>
          <table:table-cell table:formula="of:=[.A206]*[.B206]" office:value-type="float" office:value="204">
            <text:p>204</text:p>
          </table:table-cell>
          <table:table-cell table:formula="of:=([.D206]^[.C206])*EXP(-[.D206])/[.E2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6]+1" office:value-type="float" office:value="205">
            <text:p>205</text:p>
          </table:table-cell>
          <table:table-cell table:formula="of:=[.B206]" office:value-type="float" office:value="1">
            <text:p>1</text:p>
          </table:table-cell>
          <table:table-cell table:formula="of:=[.F207]+[.D207]" office:value-type="float" office:value="325">
            <text:p>325</text:p>
          </table:table-cell>
          <table:table-cell table:formula="of:=[.D206]" office:value-type="float" office:value="120">
            <text:p>120</text:p>
          </table:table-cell>
          <table:table-cell table:formula="of:=FACT([.C207])" office:value-type="float" office:value="0">
            <text:p>#WAARDE!</text:p>
          </table:table-cell>
          <table:table-cell table:formula="of:=[.A207]*[.B207]" office:value-type="float" office:value="205">
            <text:p>205</text:p>
          </table:table-cell>
          <table:table-cell table:formula="of:=([.D207]^[.C207])*EXP(-[.D207])/[.E2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7]+1" office:value-type="float" office:value="206">
            <text:p>206</text:p>
          </table:table-cell>
          <table:table-cell table:formula="of:=[.B207]" office:value-type="float" office:value="1">
            <text:p>1</text:p>
          </table:table-cell>
          <table:table-cell table:formula="of:=[.F208]+[.D208]" office:value-type="float" office:value="326">
            <text:p>326</text:p>
          </table:table-cell>
          <table:table-cell table:formula="of:=[.D207]" office:value-type="float" office:value="120">
            <text:p>120</text:p>
          </table:table-cell>
          <table:table-cell table:formula="of:=FACT([.C208])" office:value-type="float" office:value="0">
            <text:p>#WAARDE!</text:p>
          </table:table-cell>
          <table:table-cell table:formula="of:=[.A208]*[.B208]" office:value-type="float" office:value="206">
            <text:p>206</text:p>
          </table:table-cell>
          <table:table-cell table:formula="of:=([.D208]^[.C208])*EXP(-[.D208])/[.E2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8]+1" office:value-type="float" office:value="207">
            <text:p>207</text:p>
          </table:table-cell>
          <table:table-cell table:formula="of:=[.B208]" office:value-type="float" office:value="1">
            <text:p>1</text:p>
          </table:table-cell>
          <table:table-cell table:formula="of:=[.F209]+[.D209]" office:value-type="float" office:value="327">
            <text:p>327</text:p>
          </table:table-cell>
          <table:table-cell table:formula="of:=[.D208]" office:value-type="float" office:value="120">
            <text:p>120</text:p>
          </table:table-cell>
          <table:table-cell table:formula="of:=FACT([.C209])" office:value-type="float" office:value="0">
            <text:p>#WAARDE!</text:p>
          </table:table-cell>
          <table:table-cell table:formula="of:=[.A209]*[.B209]" office:value-type="float" office:value="207">
            <text:p>207</text:p>
          </table:table-cell>
          <table:table-cell table:formula="of:=([.D209]^[.C209])*EXP(-[.D209])/[.E2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09]+1" office:value-type="float" office:value="208">
            <text:p>208</text:p>
          </table:table-cell>
          <table:table-cell table:formula="of:=[.B209]" office:value-type="float" office:value="1">
            <text:p>1</text:p>
          </table:table-cell>
          <table:table-cell table:formula="of:=[.F210]+[.D210]" office:value-type="float" office:value="328">
            <text:p>328</text:p>
          </table:table-cell>
          <table:table-cell table:formula="of:=[.D209]" office:value-type="float" office:value="120">
            <text:p>120</text:p>
          </table:table-cell>
          <table:table-cell table:formula="of:=FACT([.C210])" office:value-type="float" office:value="0">
            <text:p>#WAARDE!</text:p>
          </table:table-cell>
          <table:table-cell table:formula="of:=[.A210]*[.B210]" office:value-type="float" office:value="208">
            <text:p>208</text:p>
          </table:table-cell>
          <table:table-cell table:formula="of:=([.D210]^[.C210])*EXP(-[.D210])/[.E2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0]+1" office:value-type="float" office:value="209">
            <text:p>209</text:p>
          </table:table-cell>
          <table:table-cell table:formula="of:=[.B210]" office:value-type="float" office:value="1">
            <text:p>1</text:p>
          </table:table-cell>
          <table:table-cell table:formula="of:=[.F211]+[.D211]" office:value-type="float" office:value="329">
            <text:p>329</text:p>
          </table:table-cell>
          <table:table-cell table:formula="of:=[.D210]" office:value-type="float" office:value="120">
            <text:p>120</text:p>
          </table:table-cell>
          <table:table-cell table:formula="of:=FACT([.C211])" office:value-type="float" office:value="0">
            <text:p>#WAARDE!</text:p>
          </table:table-cell>
          <table:table-cell table:formula="of:=[.A211]*[.B211]" office:value-type="float" office:value="209">
            <text:p>209</text:p>
          </table:table-cell>
          <table:table-cell table:formula="of:=([.D211]^[.C211])*EXP(-[.D211])/[.E2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1]+1" office:value-type="float" office:value="210">
            <text:p>210</text:p>
          </table:table-cell>
          <table:table-cell table:formula="of:=[.B211]" office:value-type="float" office:value="1">
            <text:p>1</text:p>
          </table:table-cell>
          <table:table-cell table:formula="of:=[.F212]+[.D212]" office:value-type="float" office:value="330">
            <text:p>330</text:p>
          </table:table-cell>
          <table:table-cell table:formula="of:=[.D211]" office:value-type="float" office:value="120">
            <text:p>120</text:p>
          </table:table-cell>
          <table:table-cell table:formula="of:=FACT([.C212])" office:value-type="float" office:value="0">
            <text:p>#WAARDE!</text:p>
          </table:table-cell>
          <table:table-cell table:formula="of:=[.A212]*[.B212]" office:value-type="float" office:value="210">
            <text:p>210</text:p>
          </table:table-cell>
          <table:table-cell table:formula="of:=([.D212]^[.C212])*EXP(-[.D212])/[.E2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2]+1" office:value-type="float" office:value="211">
            <text:p>211</text:p>
          </table:table-cell>
          <table:table-cell table:formula="of:=[.B212]" office:value-type="float" office:value="1">
            <text:p>1</text:p>
          </table:table-cell>
          <table:table-cell table:formula="of:=[.F213]+[.D213]" office:value-type="float" office:value="331">
            <text:p>331</text:p>
          </table:table-cell>
          <table:table-cell table:formula="of:=[.D212]" office:value-type="float" office:value="120">
            <text:p>120</text:p>
          </table:table-cell>
          <table:table-cell table:formula="of:=FACT([.C213])" office:value-type="float" office:value="0">
            <text:p>#WAARDE!</text:p>
          </table:table-cell>
          <table:table-cell table:formula="of:=[.A213]*[.B213]" office:value-type="float" office:value="211">
            <text:p>211</text:p>
          </table:table-cell>
          <table:table-cell table:formula="of:=([.D213]^[.C213])*EXP(-[.D213])/[.E2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3]+1" office:value-type="float" office:value="212">
            <text:p>212</text:p>
          </table:table-cell>
          <table:table-cell table:formula="of:=[.B213]" office:value-type="float" office:value="1">
            <text:p>1</text:p>
          </table:table-cell>
          <table:table-cell table:formula="of:=[.F214]+[.D214]" office:value-type="float" office:value="332">
            <text:p>332</text:p>
          </table:table-cell>
          <table:table-cell table:formula="of:=[.D213]" office:value-type="float" office:value="120">
            <text:p>120</text:p>
          </table:table-cell>
          <table:table-cell table:formula="of:=FACT([.C214])" office:value-type="float" office:value="0">
            <text:p>#WAARDE!</text:p>
          </table:table-cell>
          <table:table-cell table:formula="of:=[.A214]*[.B214]" office:value-type="float" office:value="212">
            <text:p>212</text:p>
          </table:table-cell>
          <table:table-cell table:formula="of:=([.D214]^[.C214])*EXP(-[.D214])/[.E2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4]+1" office:value-type="float" office:value="213">
            <text:p>213</text:p>
          </table:table-cell>
          <table:table-cell table:formula="of:=[.B214]" office:value-type="float" office:value="1">
            <text:p>1</text:p>
          </table:table-cell>
          <table:table-cell table:formula="of:=[.F215]+[.D215]" office:value-type="float" office:value="333">
            <text:p>333</text:p>
          </table:table-cell>
          <table:table-cell table:formula="of:=[.D214]" office:value-type="float" office:value="120">
            <text:p>120</text:p>
          </table:table-cell>
          <table:table-cell table:formula="of:=FACT([.C215])" office:value-type="float" office:value="0">
            <text:p>#WAARDE!</text:p>
          </table:table-cell>
          <table:table-cell table:formula="of:=[.A215]*[.B215]" office:value-type="float" office:value="213">
            <text:p>213</text:p>
          </table:table-cell>
          <table:table-cell table:formula="of:=([.D215]^[.C215])*EXP(-[.D215])/[.E2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5]+1" office:value-type="float" office:value="214">
            <text:p>214</text:p>
          </table:table-cell>
          <table:table-cell table:formula="of:=[.B215]" office:value-type="float" office:value="1">
            <text:p>1</text:p>
          </table:table-cell>
          <table:table-cell table:formula="of:=[.F216]+[.D216]" office:value-type="float" office:value="334">
            <text:p>334</text:p>
          </table:table-cell>
          <table:table-cell table:formula="of:=[.D215]" office:value-type="float" office:value="120">
            <text:p>120</text:p>
          </table:table-cell>
          <table:table-cell table:formula="of:=FACT([.C216])" office:value-type="float" office:value="0">
            <text:p>#WAARDE!</text:p>
          </table:table-cell>
          <table:table-cell table:formula="of:=[.A216]*[.B216]" office:value-type="float" office:value="214">
            <text:p>214</text:p>
          </table:table-cell>
          <table:table-cell table:formula="of:=([.D216]^[.C216])*EXP(-[.D216])/[.E2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6]+1" office:value-type="float" office:value="215">
            <text:p>215</text:p>
          </table:table-cell>
          <table:table-cell table:formula="of:=[.B216]" office:value-type="float" office:value="1">
            <text:p>1</text:p>
          </table:table-cell>
          <table:table-cell table:formula="of:=[.F217]+[.D217]" office:value-type="float" office:value="335">
            <text:p>335</text:p>
          </table:table-cell>
          <table:table-cell table:formula="of:=[.D216]" office:value-type="float" office:value="120">
            <text:p>120</text:p>
          </table:table-cell>
          <table:table-cell table:formula="of:=FACT([.C217])" office:value-type="float" office:value="0">
            <text:p>#WAARDE!</text:p>
          </table:table-cell>
          <table:table-cell table:formula="of:=[.A217]*[.B217]" office:value-type="float" office:value="215">
            <text:p>215</text:p>
          </table:table-cell>
          <table:table-cell table:formula="of:=([.D217]^[.C217])*EXP(-[.D217])/[.E2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7]+1" office:value-type="float" office:value="216">
            <text:p>216</text:p>
          </table:table-cell>
          <table:table-cell table:formula="of:=[.B217]" office:value-type="float" office:value="1">
            <text:p>1</text:p>
          </table:table-cell>
          <table:table-cell table:formula="of:=[.F218]+[.D218]" office:value-type="float" office:value="336">
            <text:p>336</text:p>
          </table:table-cell>
          <table:table-cell table:formula="of:=[.D217]" office:value-type="float" office:value="120">
            <text:p>120</text:p>
          </table:table-cell>
          <table:table-cell table:formula="of:=FACT([.C218])" office:value-type="float" office:value="0">
            <text:p>#WAARDE!</text:p>
          </table:table-cell>
          <table:table-cell table:formula="of:=[.A218]*[.B218]" office:value-type="float" office:value="216">
            <text:p>216</text:p>
          </table:table-cell>
          <table:table-cell table:formula="of:=([.D218]^[.C218])*EXP(-[.D218])/[.E2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8]+1" office:value-type="float" office:value="217">
            <text:p>217</text:p>
          </table:table-cell>
          <table:table-cell table:formula="of:=[.B218]" office:value-type="float" office:value="1">
            <text:p>1</text:p>
          </table:table-cell>
          <table:table-cell table:formula="of:=[.F219]+[.D219]" office:value-type="float" office:value="337">
            <text:p>337</text:p>
          </table:table-cell>
          <table:table-cell table:formula="of:=[.D218]" office:value-type="float" office:value="120">
            <text:p>120</text:p>
          </table:table-cell>
          <table:table-cell table:formula="of:=FACT([.C219])" office:value-type="float" office:value="0">
            <text:p>#WAARDE!</text:p>
          </table:table-cell>
          <table:table-cell table:formula="of:=[.A219]*[.B219]" office:value-type="float" office:value="217">
            <text:p>217</text:p>
          </table:table-cell>
          <table:table-cell table:formula="of:=([.D219]^[.C219])*EXP(-[.D219])/[.E2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19]+1" office:value-type="float" office:value="218">
            <text:p>218</text:p>
          </table:table-cell>
          <table:table-cell table:formula="of:=[.B219]" office:value-type="float" office:value="1">
            <text:p>1</text:p>
          </table:table-cell>
          <table:table-cell table:formula="of:=[.F220]+[.D220]" office:value-type="float" office:value="338">
            <text:p>338</text:p>
          </table:table-cell>
          <table:table-cell table:formula="of:=[.D219]" office:value-type="float" office:value="120">
            <text:p>120</text:p>
          </table:table-cell>
          <table:table-cell table:formula="of:=FACT([.C220])" office:value-type="float" office:value="0">
            <text:p>#WAARDE!</text:p>
          </table:table-cell>
          <table:table-cell table:formula="of:=[.A220]*[.B220]" office:value-type="float" office:value="218">
            <text:p>218</text:p>
          </table:table-cell>
          <table:table-cell table:formula="of:=([.D220]^[.C220])*EXP(-[.D220])/[.E2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0]+1" office:value-type="float" office:value="219">
            <text:p>219</text:p>
          </table:table-cell>
          <table:table-cell table:formula="of:=[.B220]" office:value-type="float" office:value="1">
            <text:p>1</text:p>
          </table:table-cell>
          <table:table-cell table:formula="of:=[.F221]+[.D221]" office:value-type="float" office:value="339">
            <text:p>339</text:p>
          </table:table-cell>
          <table:table-cell table:formula="of:=[.D220]" office:value-type="float" office:value="120">
            <text:p>120</text:p>
          </table:table-cell>
          <table:table-cell table:formula="of:=FACT([.C221])" office:value-type="float" office:value="0">
            <text:p>#WAARDE!</text:p>
          </table:table-cell>
          <table:table-cell table:formula="of:=[.A221]*[.B221]" office:value-type="float" office:value="219">
            <text:p>219</text:p>
          </table:table-cell>
          <table:table-cell table:formula="of:=([.D221]^[.C221])*EXP(-[.D221])/[.E2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1]+1" office:value-type="float" office:value="220">
            <text:p>220</text:p>
          </table:table-cell>
          <table:table-cell table:formula="of:=[.B221]" office:value-type="float" office:value="1">
            <text:p>1</text:p>
          </table:table-cell>
          <table:table-cell table:formula="of:=[.F222]+[.D222]" office:value-type="float" office:value="340">
            <text:p>340</text:p>
          </table:table-cell>
          <table:table-cell table:formula="of:=[.D221]" office:value-type="float" office:value="120">
            <text:p>120</text:p>
          </table:table-cell>
          <table:table-cell table:formula="of:=FACT([.C222])" office:value-type="float" office:value="0">
            <text:p>#WAARDE!</text:p>
          </table:table-cell>
          <table:table-cell table:formula="of:=[.A222]*[.B222]" office:value-type="float" office:value="220">
            <text:p>220</text:p>
          </table:table-cell>
          <table:table-cell table:formula="of:=([.D222]^[.C222])*EXP(-[.D222])/[.E2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2]+1" office:value-type="float" office:value="221">
            <text:p>221</text:p>
          </table:table-cell>
          <table:table-cell table:formula="of:=[.B222]" office:value-type="float" office:value="1">
            <text:p>1</text:p>
          </table:table-cell>
          <table:table-cell table:formula="of:=[.F223]+[.D223]" office:value-type="float" office:value="341">
            <text:p>341</text:p>
          </table:table-cell>
          <table:table-cell table:formula="of:=[.D222]" office:value-type="float" office:value="120">
            <text:p>120</text:p>
          </table:table-cell>
          <table:table-cell table:formula="of:=FACT([.C223])" office:value-type="float" office:value="0">
            <text:p>#WAARDE!</text:p>
          </table:table-cell>
          <table:table-cell table:formula="of:=[.A223]*[.B223]" office:value-type="float" office:value="221">
            <text:p>221</text:p>
          </table:table-cell>
          <table:table-cell table:formula="of:=([.D223]^[.C223])*EXP(-[.D223])/[.E2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3]+1" office:value-type="float" office:value="222">
            <text:p>222</text:p>
          </table:table-cell>
          <table:table-cell table:formula="of:=[.B223]" office:value-type="float" office:value="1">
            <text:p>1</text:p>
          </table:table-cell>
          <table:table-cell table:formula="of:=[.F224]+[.D224]" office:value-type="float" office:value="342">
            <text:p>342</text:p>
          </table:table-cell>
          <table:table-cell table:formula="of:=[.D223]" office:value-type="float" office:value="120">
            <text:p>120</text:p>
          </table:table-cell>
          <table:table-cell table:formula="of:=FACT([.C224])" office:value-type="float" office:value="0">
            <text:p>#WAARDE!</text:p>
          </table:table-cell>
          <table:table-cell table:formula="of:=[.A224]*[.B224]" office:value-type="float" office:value="222">
            <text:p>222</text:p>
          </table:table-cell>
          <table:table-cell table:formula="of:=([.D224]^[.C224])*EXP(-[.D224])/[.E2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4]+1" office:value-type="float" office:value="223">
            <text:p>223</text:p>
          </table:table-cell>
          <table:table-cell table:formula="of:=[.B224]" office:value-type="float" office:value="1">
            <text:p>1</text:p>
          </table:table-cell>
          <table:table-cell table:formula="of:=[.F225]+[.D225]" office:value-type="float" office:value="343">
            <text:p>343</text:p>
          </table:table-cell>
          <table:table-cell table:formula="of:=[.D224]" office:value-type="float" office:value="120">
            <text:p>120</text:p>
          </table:table-cell>
          <table:table-cell table:formula="of:=FACT([.C225])" office:value-type="float" office:value="0">
            <text:p>#WAARDE!</text:p>
          </table:table-cell>
          <table:table-cell table:formula="of:=[.A225]*[.B225]" office:value-type="float" office:value="223">
            <text:p>223</text:p>
          </table:table-cell>
          <table:table-cell table:formula="of:=([.D225]^[.C225])*EXP(-[.D225])/[.E2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5]+1" office:value-type="float" office:value="224">
            <text:p>224</text:p>
          </table:table-cell>
          <table:table-cell table:formula="of:=[.B225]" office:value-type="float" office:value="1">
            <text:p>1</text:p>
          </table:table-cell>
          <table:table-cell table:formula="of:=[.F226]+[.D226]" office:value-type="float" office:value="344">
            <text:p>344</text:p>
          </table:table-cell>
          <table:table-cell table:formula="of:=[.D225]" office:value-type="float" office:value="120">
            <text:p>120</text:p>
          </table:table-cell>
          <table:table-cell table:formula="of:=FACT([.C226])" office:value-type="float" office:value="0">
            <text:p>#WAARDE!</text:p>
          </table:table-cell>
          <table:table-cell table:formula="of:=[.A226]*[.B226]" office:value-type="float" office:value="224">
            <text:p>224</text:p>
          </table:table-cell>
          <table:table-cell table:formula="of:=([.D226]^[.C226])*EXP(-[.D226])/[.E2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6]+1" office:value-type="float" office:value="225">
            <text:p>225</text:p>
          </table:table-cell>
          <table:table-cell table:formula="of:=[.B226]" office:value-type="float" office:value="1">
            <text:p>1</text:p>
          </table:table-cell>
          <table:table-cell table:formula="of:=[.F227]+[.D227]" office:value-type="float" office:value="345">
            <text:p>345</text:p>
          </table:table-cell>
          <table:table-cell table:formula="of:=[.D226]" office:value-type="float" office:value="120">
            <text:p>120</text:p>
          </table:table-cell>
          <table:table-cell table:formula="of:=FACT([.C227])" office:value-type="float" office:value="0">
            <text:p>#WAARDE!</text:p>
          </table:table-cell>
          <table:table-cell table:formula="of:=[.A227]*[.B227]" office:value-type="float" office:value="225">
            <text:p>225</text:p>
          </table:table-cell>
          <table:table-cell table:formula="of:=([.D227]^[.C227])*EXP(-[.D227])/[.E2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7]+1" office:value-type="float" office:value="226">
            <text:p>226</text:p>
          </table:table-cell>
          <table:table-cell table:formula="of:=[.B227]" office:value-type="float" office:value="1">
            <text:p>1</text:p>
          </table:table-cell>
          <table:table-cell table:formula="of:=[.F228]+[.D228]" office:value-type="float" office:value="346">
            <text:p>346</text:p>
          </table:table-cell>
          <table:table-cell table:formula="of:=[.D227]" office:value-type="float" office:value="120">
            <text:p>120</text:p>
          </table:table-cell>
          <table:table-cell table:formula="of:=FACT([.C228])" office:value-type="float" office:value="0">
            <text:p>#WAARDE!</text:p>
          </table:table-cell>
          <table:table-cell table:formula="of:=[.A228]*[.B228]" office:value-type="float" office:value="226">
            <text:p>226</text:p>
          </table:table-cell>
          <table:table-cell table:formula="of:=([.D228]^[.C228])*EXP(-[.D228])/[.E2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8]+1" office:value-type="float" office:value="227">
            <text:p>227</text:p>
          </table:table-cell>
          <table:table-cell table:formula="of:=[.B228]" office:value-type="float" office:value="1">
            <text:p>1</text:p>
          </table:table-cell>
          <table:table-cell table:formula="of:=[.F229]+[.D229]" office:value-type="float" office:value="347">
            <text:p>347</text:p>
          </table:table-cell>
          <table:table-cell table:formula="of:=[.D228]" office:value-type="float" office:value="120">
            <text:p>120</text:p>
          </table:table-cell>
          <table:table-cell table:formula="of:=FACT([.C229])" office:value-type="float" office:value="0">
            <text:p>#WAARDE!</text:p>
          </table:table-cell>
          <table:table-cell table:formula="of:=[.A229]*[.B229]" office:value-type="float" office:value="227">
            <text:p>227</text:p>
          </table:table-cell>
          <table:table-cell table:formula="of:=([.D229]^[.C229])*EXP(-[.D229])/[.E2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29]+1" office:value-type="float" office:value="228">
            <text:p>228</text:p>
          </table:table-cell>
          <table:table-cell table:formula="of:=[.B229]" office:value-type="float" office:value="1">
            <text:p>1</text:p>
          </table:table-cell>
          <table:table-cell table:formula="of:=[.F230]+[.D230]" office:value-type="float" office:value="348">
            <text:p>348</text:p>
          </table:table-cell>
          <table:table-cell table:formula="of:=[.D229]" office:value-type="float" office:value="120">
            <text:p>120</text:p>
          </table:table-cell>
          <table:table-cell table:formula="of:=FACT([.C230])" office:value-type="float" office:value="0">
            <text:p>#WAARDE!</text:p>
          </table:table-cell>
          <table:table-cell table:formula="of:=[.A230]*[.B230]" office:value-type="float" office:value="228">
            <text:p>228</text:p>
          </table:table-cell>
          <table:table-cell table:formula="of:=([.D230]^[.C230])*EXP(-[.D230])/[.E2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0]+1" office:value-type="float" office:value="229">
            <text:p>229</text:p>
          </table:table-cell>
          <table:table-cell table:formula="of:=[.B230]" office:value-type="float" office:value="1">
            <text:p>1</text:p>
          </table:table-cell>
          <table:table-cell table:formula="of:=[.F231]+[.D231]" office:value-type="float" office:value="349">
            <text:p>349</text:p>
          </table:table-cell>
          <table:table-cell table:formula="of:=[.D230]" office:value-type="float" office:value="120">
            <text:p>120</text:p>
          </table:table-cell>
          <table:table-cell table:formula="of:=FACT([.C231])" office:value-type="float" office:value="0">
            <text:p>#WAARDE!</text:p>
          </table:table-cell>
          <table:table-cell table:formula="of:=[.A231]*[.B231]" office:value-type="float" office:value="229">
            <text:p>229</text:p>
          </table:table-cell>
          <table:table-cell table:formula="of:=([.D231]^[.C231])*EXP(-[.D231])/[.E2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1]+1" office:value-type="float" office:value="230">
            <text:p>230</text:p>
          </table:table-cell>
          <table:table-cell table:formula="of:=[.B231]" office:value-type="float" office:value="1">
            <text:p>1</text:p>
          </table:table-cell>
          <table:table-cell table:formula="of:=[.F232]+[.D232]" office:value-type="float" office:value="350">
            <text:p>350</text:p>
          </table:table-cell>
          <table:table-cell table:formula="of:=[.D231]" office:value-type="float" office:value="120">
            <text:p>120</text:p>
          </table:table-cell>
          <table:table-cell table:formula="of:=FACT([.C232])" office:value-type="float" office:value="0">
            <text:p>#WAARDE!</text:p>
          </table:table-cell>
          <table:table-cell table:formula="of:=[.A232]*[.B232]" office:value-type="float" office:value="230">
            <text:p>230</text:p>
          </table:table-cell>
          <table:table-cell table:formula="of:=([.D232]^[.C232])*EXP(-[.D232])/[.E2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2]+1" office:value-type="float" office:value="231">
            <text:p>231</text:p>
          </table:table-cell>
          <table:table-cell table:formula="of:=[.B232]" office:value-type="float" office:value="1">
            <text:p>1</text:p>
          </table:table-cell>
          <table:table-cell table:formula="of:=[.F233]+[.D233]" office:value-type="float" office:value="351">
            <text:p>351</text:p>
          </table:table-cell>
          <table:table-cell table:formula="of:=[.D232]" office:value-type="float" office:value="120">
            <text:p>120</text:p>
          </table:table-cell>
          <table:table-cell table:formula="of:=FACT([.C233])" office:value-type="float" office:value="0">
            <text:p>#WAARDE!</text:p>
          </table:table-cell>
          <table:table-cell table:formula="of:=[.A233]*[.B233]" office:value-type="float" office:value="231">
            <text:p>231</text:p>
          </table:table-cell>
          <table:table-cell table:formula="of:=([.D233]^[.C233])*EXP(-[.D233])/[.E2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3]+1" office:value-type="float" office:value="232">
            <text:p>232</text:p>
          </table:table-cell>
          <table:table-cell table:formula="of:=[.B233]" office:value-type="float" office:value="1">
            <text:p>1</text:p>
          </table:table-cell>
          <table:table-cell table:formula="of:=[.F234]+[.D234]" office:value-type="float" office:value="352">
            <text:p>352</text:p>
          </table:table-cell>
          <table:table-cell table:formula="of:=[.D233]" office:value-type="float" office:value="120">
            <text:p>120</text:p>
          </table:table-cell>
          <table:table-cell table:formula="of:=FACT([.C234])" office:value-type="float" office:value="0">
            <text:p>#WAARDE!</text:p>
          </table:table-cell>
          <table:table-cell table:formula="of:=[.A234]*[.B234]" office:value-type="float" office:value="232">
            <text:p>232</text:p>
          </table:table-cell>
          <table:table-cell table:formula="of:=([.D234]^[.C234])*EXP(-[.D234])/[.E2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4]+1" office:value-type="float" office:value="233">
            <text:p>233</text:p>
          </table:table-cell>
          <table:table-cell table:formula="of:=[.B234]" office:value-type="float" office:value="1">
            <text:p>1</text:p>
          </table:table-cell>
          <table:table-cell table:formula="of:=[.F235]+[.D235]" office:value-type="float" office:value="353">
            <text:p>353</text:p>
          </table:table-cell>
          <table:table-cell table:formula="of:=[.D234]" office:value-type="float" office:value="120">
            <text:p>120</text:p>
          </table:table-cell>
          <table:table-cell table:formula="of:=FACT([.C235])" office:value-type="float" office:value="0">
            <text:p>#WAARDE!</text:p>
          </table:table-cell>
          <table:table-cell table:formula="of:=[.A235]*[.B235]" office:value-type="float" office:value="233">
            <text:p>233</text:p>
          </table:table-cell>
          <table:table-cell table:formula="of:=([.D235]^[.C235])*EXP(-[.D235])/[.E2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5]+1" office:value-type="float" office:value="234">
            <text:p>234</text:p>
          </table:table-cell>
          <table:table-cell table:formula="of:=[.B235]" office:value-type="float" office:value="1">
            <text:p>1</text:p>
          </table:table-cell>
          <table:table-cell table:formula="of:=[.F236]+[.D236]" office:value-type="float" office:value="354">
            <text:p>354</text:p>
          </table:table-cell>
          <table:table-cell table:formula="of:=[.D235]" office:value-type="float" office:value="120">
            <text:p>120</text:p>
          </table:table-cell>
          <table:table-cell table:formula="of:=FACT([.C236])" office:value-type="float" office:value="0">
            <text:p>#WAARDE!</text:p>
          </table:table-cell>
          <table:table-cell table:formula="of:=[.A236]*[.B236]" office:value-type="float" office:value="234">
            <text:p>234</text:p>
          </table:table-cell>
          <table:table-cell table:formula="of:=([.D236]^[.C236])*EXP(-[.D236])/[.E2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6]+1" office:value-type="float" office:value="235">
            <text:p>235</text:p>
          </table:table-cell>
          <table:table-cell table:formula="of:=[.B236]" office:value-type="float" office:value="1">
            <text:p>1</text:p>
          </table:table-cell>
          <table:table-cell table:formula="of:=[.F237]+[.D237]" office:value-type="float" office:value="355">
            <text:p>355</text:p>
          </table:table-cell>
          <table:table-cell table:formula="of:=[.D236]" office:value-type="float" office:value="120">
            <text:p>120</text:p>
          </table:table-cell>
          <table:table-cell table:formula="of:=FACT([.C237])" office:value-type="float" office:value="0">
            <text:p>#WAARDE!</text:p>
          </table:table-cell>
          <table:table-cell table:formula="of:=[.A237]*[.B237]" office:value-type="float" office:value="235">
            <text:p>235</text:p>
          </table:table-cell>
          <table:table-cell table:formula="of:=([.D237]^[.C237])*EXP(-[.D237])/[.E2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7]+1" office:value-type="float" office:value="236">
            <text:p>236</text:p>
          </table:table-cell>
          <table:table-cell table:formula="of:=[.B237]" office:value-type="float" office:value="1">
            <text:p>1</text:p>
          </table:table-cell>
          <table:table-cell table:formula="of:=[.F238]+[.D238]" office:value-type="float" office:value="356">
            <text:p>356</text:p>
          </table:table-cell>
          <table:table-cell table:formula="of:=[.D237]" office:value-type="float" office:value="120">
            <text:p>120</text:p>
          </table:table-cell>
          <table:table-cell table:formula="of:=FACT([.C238])" office:value-type="float" office:value="0">
            <text:p>#WAARDE!</text:p>
          </table:table-cell>
          <table:table-cell table:formula="of:=[.A238]*[.B238]" office:value-type="float" office:value="236">
            <text:p>236</text:p>
          </table:table-cell>
          <table:table-cell table:formula="of:=([.D238]^[.C238])*EXP(-[.D238])/[.E2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8]+1" office:value-type="float" office:value="237">
            <text:p>237</text:p>
          </table:table-cell>
          <table:table-cell table:formula="of:=[.B238]" office:value-type="float" office:value="1">
            <text:p>1</text:p>
          </table:table-cell>
          <table:table-cell table:formula="of:=[.F239]+[.D239]" office:value-type="float" office:value="357">
            <text:p>357</text:p>
          </table:table-cell>
          <table:table-cell table:formula="of:=[.D238]" office:value-type="float" office:value="120">
            <text:p>120</text:p>
          </table:table-cell>
          <table:table-cell table:formula="of:=FACT([.C239])" office:value-type="float" office:value="0">
            <text:p>#WAARDE!</text:p>
          </table:table-cell>
          <table:table-cell table:formula="of:=[.A239]*[.B239]" office:value-type="float" office:value="237">
            <text:p>237</text:p>
          </table:table-cell>
          <table:table-cell table:formula="of:=([.D239]^[.C239])*EXP(-[.D239])/[.E2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39]+1" office:value-type="float" office:value="238">
            <text:p>238</text:p>
          </table:table-cell>
          <table:table-cell table:formula="of:=[.B239]" office:value-type="float" office:value="1">
            <text:p>1</text:p>
          </table:table-cell>
          <table:table-cell table:formula="of:=[.F240]+[.D240]" office:value-type="float" office:value="358">
            <text:p>358</text:p>
          </table:table-cell>
          <table:table-cell table:formula="of:=[.D239]" office:value-type="float" office:value="120">
            <text:p>120</text:p>
          </table:table-cell>
          <table:table-cell table:formula="of:=FACT([.C240])" office:value-type="float" office:value="0">
            <text:p>#WAARDE!</text:p>
          </table:table-cell>
          <table:table-cell table:formula="of:=[.A240]*[.B240]" office:value-type="float" office:value="238">
            <text:p>238</text:p>
          </table:table-cell>
          <table:table-cell table:formula="of:=([.D240]^[.C240])*EXP(-[.D240])/[.E2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0]+1" office:value-type="float" office:value="239">
            <text:p>239</text:p>
          </table:table-cell>
          <table:table-cell table:formula="of:=[.B240]" office:value-type="float" office:value="1">
            <text:p>1</text:p>
          </table:table-cell>
          <table:table-cell table:formula="of:=[.F241]+[.D241]" office:value-type="float" office:value="359">
            <text:p>359</text:p>
          </table:table-cell>
          <table:table-cell table:formula="of:=[.D240]" office:value-type="float" office:value="120">
            <text:p>120</text:p>
          </table:table-cell>
          <table:table-cell table:formula="of:=FACT([.C241])" office:value-type="float" office:value="0">
            <text:p>#WAARDE!</text:p>
          </table:table-cell>
          <table:table-cell table:formula="of:=[.A241]*[.B241]" office:value-type="float" office:value="239">
            <text:p>239</text:p>
          </table:table-cell>
          <table:table-cell table:formula="of:=([.D241]^[.C241])*EXP(-[.D241])/[.E2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1]+1" office:value-type="float" office:value="240">
            <text:p>240</text:p>
          </table:table-cell>
          <table:table-cell table:formula="of:=[.B241]" office:value-type="float" office:value="1">
            <text:p>1</text:p>
          </table:table-cell>
          <table:table-cell table:formula="of:=[.F242]+[.D242]" office:value-type="float" office:value="360">
            <text:p>360</text:p>
          </table:table-cell>
          <table:table-cell table:formula="of:=[.D241]" office:value-type="float" office:value="120">
            <text:p>120</text:p>
          </table:table-cell>
          <table:table-cell table:formula="of:=FACT([.C242])" office:value-type="float" office:value="0">
            <text:p>#WAARDE!</text:p>
          </table:table-cell>
          <table:table-cell table:formula="of:=[.A242]*[.B242]" office:value-type="float" office:value="240">
            <text:p>240</text:p>
          </table:table-cell>
          <table:table-cell table:formula="of:=([.D242]^[.C242])*EXP(-[.D242])/[.E2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2]+1" office:value-type="float" office:value="241">
            <text:p>241</text:p>
          </table:table-cell>
          <table:table-cell table:formula="of:=[.B242]" office:value-type="float" office:value="1">
            <text:p>1</text:p>
          </table:table-cell>
          <table:table-cell table:formula="of:=[.F243]+[.D243]" office:value-type="float" office:value="361">
            <text:p>361</text:p>
          </table:table-cell>
          <table:table-cell table:formula="of:=[.D242]" office:value-type="float" office:value="120">
            <text:p>120</text:p>
          </table:table-cell>
          <table:table-cell table:formula="of:=FACT([.C243])" office:value-type="float" office:value="0">
            <text:p>#WAARDE!</text:p>
          </table:table-cell>
          <table:table-cell table:formula="of:=[.A243]*[.B243]" office:value-type="float" office:value="241">
            <text:p>241</text:p>
          </table:table-cell>
          <table:table-cell table:formula="of:=([.D243]^[.C243])*EXP(-[.D243])/[.E2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3]+1" office:value-type="float" office:value="242">
            <text:p>242</text:p>
          </table:table-cell>
          <table:table-cell table:formula="of:=[.B243]" office:value-type="float" office:value="1">
            <text:p>1</text:p>
          </table:table-cell>
          <table:table-cell table:formula="of:=[.F244]+[.D244]" office:value-type="float" office:value="362">
            <text:p>362</text:p>
          </table:table-cell>
          <table:table-cell table:formula="of:=[.D243]" office:value-type="float" office:value="120">
            <text:p>120</text:p>
          </table:table-cell>
          <table:table-cell table:formula="of:=FACT([.C244])" office:value-type="float" office:value="0">
            <text:p>#WAARDE!</text:p>
          </table:table-cell>
          <table:table-cell table:formula="of:=[.A244]*[.B244]" office:value-type="float" office:value="242">
            <text:p>242</text:p>
          </table:table-cell>
          <table:table-cell table:formula="of:=([.D244]^[.C244])*EXP(-[.D244])/[.E2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4]+1" office:value-type="float" office:value="243">
            <text:p>243</text:p>
          </table:table-cell>
          <table:table-cell table:formula="of:=[.B244]" office:value-type="float" office:value="1">
            <text:p>1</text:p>
          </table:table-cell>
          <table:table-cell table:formula="of:=[.F245]+[.D245]" office:value-type="float" office:value="363">
            <text:p>363</text:p>
          </table:table-cell>
          <table:table-cell table:formula="of:=[.D244]" office:value-type="float" office:value="120">
            <text:p>120</text:p>
          </table:table-cell>
          <table:table-cell table:formula="of:=FACT([.C245])" office:value-type="float" office:value="0">
            <text:p>#WAARDE!</text:p>
          </table:table-cell>
          <table:table-cell table:formula="of:=[.A245]*[.B245]" office:value-type="float" office:value="243">
            <text:p>243</text:p>
          </table:table-cell>
          <table:table-cell table:formula="of:=([.D245]^[.C245])*EXP(-[.D245])/[.E2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5]+1" office:value-type="float" office:value="244">
            <text:p>244</text:p>
          </table:table-cell>
          <table:table-cell table:formula="of:=[.B245]" office:value-type="float" office:value="1">
            <text:p>1</text:p>
          </table:table-cell>
          <table:table-cell table:formula="of:=[.F246]+[.D246]" office:value-type="float" office:value="364">
            <text:p>364</text:p>
          </table:table-cell>
          <table:table-cell table:formula="of:=[.D245]" office:value-type="float" office:value="120">
            <text:p>120</text:p>
          </table:table-cell>
          <table:table-cell table:formula="of:=FACT([.C246])" office:value-type="float" office:value="0">
            <text:p>#WAARDE!</text:p>
          </table:table-cell>
          <table:table-cell table:formula="of:=[.A246]*[.B246]" office:value-type="float" office:value="244">
            <text:p>244</text:p>
          </table:table-cell>
          <table:table-cell table:formula="of:=([.D246]^[.C246])*EXP(-[.D246])/[.E2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6]+1" office:value-type="float" office:value="245">
            <text:p>245</text:p>
          </table:table-cell>
          <table:table-cell table:formula="of:=[.B246]" office:value-type="float" office:value="1">
            <text:p>1</text:p>
          </table:table-cell>
          <table:table-cell table:formula="of:=[.F247]+[.D247]" office:value-type="float" office:value="365">
            <text:p>365</text:p>
          </table:table-cell>
          <table:table-cell table:formula="of:=[.D246]" office:value-type="float" office:value="120">
            <text:p>120</text:p>
          </table:table-cell>
          <table:table-cell table:formula="of:=FACT([.C247])" office:value-type="float" office:value="0">
            <text:p>#WAARDE!</text:p>
          </table:table-cell>
          <table:table-cell table:formula="of:=[.A247]*[.B247]" office:value-type="float" office:value="245">
            <text:p>245</text:p>
          </table:table-cell>
          <table:table-cell table:formula="of:=([.D247]^[.C247])*EXP(-[.D247])/[.E2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7]+1" office:value-type="float" office:value="246">
            <text:p>246</text:p>
          </table:table-cell>
          <table:table-cell table:formula="of:=[.B247]" office:value-type="float" office:value="1">
            <text:p>1</text:p>
          </table:table-cell>
          <table:table-cell table:formula="of:=[.F248]+[.D248]" office:value-type="float" office:value="366">
            <text:p>366</text:p>
          </table:table-cell>
          <table:table-cell table:formula="of:=[.D247]" office:value-type="float" office:value="120">
            <text:p>120</text:p>
          </table:table-cell>
          <table:table-cell table:formula="of:=FACT([.C248])" office:value-type="float" office:value="0">
            <text:p>#WAARDE!</text:p>
          </table:table-cell>
          <table:table-cell table:formula="of:=[.A248]*[.B248]" office:value-type="float" office:value="246">
            <text:p>246</text:p>
          </table:table-cell>
          <table:table-cell table:formula="of:=([.D248]^[.C248])*EXP(-[.D248])/[.E2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8]+1" office:value-type="float" office:value="247">
            <text:p>247</text:p>
          </table:table-cell>
          <table:table-cell table:formula="of:=[.B248]" office:value-type="float" office:value="1">
            <text:p>1</text:p>
          </table:table-cell>
          <table:table-cell table:formula="of:=[.F249]+[.D249]" office:value-type="float" office:value="367">
            <text:p>367</text:p>
          </table:table-cell>
          <table:table-cell table:formula="of:=[.D248]" office:value-type="float" office:value="120">
            <text:p>120</text:p>
          </table:table-cell>
          <table:table-cell table:formula="of:=FACT([.C249])" office:value-type="float" office:value="0">
            <text:p>#WAARDE!</text:p>
          </table:table-cell>
          <table:table-cell table:formula="of:=[.A249]*[.B249]" office:value-type="float" office:value="247">
            <text:p>247</text:p>
          </table:table-cell>
          <table:table-cell table:formula="of:=([.D249]^[.C249])*EXP(-[.D249])/[.E2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49]+1" office:value-type="float" office:value="248">
            <text:p>248</text:p>
          </table:table-cell>
          <table:table-cell table:formula="of:=[.B249]" office:value-type="float" office:value="1">
            <text:p>1</text:p>
          </table:table-cell>
          <table:table-cell table:formula="of:=[.F250]+[.D250]" office:value-type="float" office:value="368">
            <text:p>368</text:p>
          </table:table-cell>
          <table:table-cell table:formula="of:=[.D249]" office:value-type="float" office:value="120">
            <text:p>120</text:p>
          </table:table-cell>
          <table:table-cell table:formula="of:=FACT([.C250])" office:value-type="float" office:value="0">
            <text:p>#WAARDE!</text:p>
          </table:table-cell>
          <table:table-cell table:formula="of:=[.A250]*[.B250]" office:value-type="float" office:value="248">
            <text:p>248</text:p>
          </table:table-cell>
          <table:table-cell table:formula="of:=([.D250]^[.C250])*EXP(-[.D250])/[.E2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0]+1" office:value-type="float" office:value="249">
            <text:p>249</text:p>
          </table:table-cell>
          <table:table-cell table:formula="of:=[.B250]" office:value-type="float" office:value="1">
            <text:p>1</text:p>
          </table:table-cell>
          <table:table-cell table:formula="of:=[.F251]+[.D251]" office:value-type="float" office:value="369">
            <text:p>369</text:p>
          </table:table-cell>
          <table:table-cell table:formula="of:=[.D250]" office:value-type="float" office:value="120">
            <text:p>120</text:p>
          </table:table-cell>
          <table:table-cell table:formula="of:=FACT([.C251])" office:value-type="float" office:value="0">
            <text:p>#WAARDE!</text:p>
          </table:table-cell>
          <table:table-cell table:formula="of:=[.A251]*[.B251]" office:value-type="float" office:value="249">
            <text:p>249</text:p>
          </table:table-cell>
          <table:table-cell table:formula="of:=([.D251]^[.C251])*EXP(-[.D251])/[.E2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1]+1" office:value-type="float" office:value="250">
            <text:p>250</text:p>
          </table:table-cell>
          <table:table-cell table:formula="of:=[.B251]" office:value-type="float" office:value="1">
            <text:p>1</text:p>
          </table:table-cell>
          <table:table-cell table:formula="of:=[.F252]+[.D252]" office:value-type="float" office:value="370">
            <text:p>370</text:p>
          </table:table-cell>
          <table:table-cell table:formula="of:=[.D251]" office:value-type="float" office:value="120">
            <text:p>120</text:p>
          </table:table-cell>
          <table:table-cell table:formula="of:=FACT([.C252])" office:value-type="float" office:value="0">
            <text:p>#WAARDE!</text:p>
          </table:table-cell>
          <table:table-cell table:formula="of:=[.A252]*[.B252]" office:value-type="float" office:value="250">
            <text:p>250</text:p>
          </table:table-cell>
          <table:table-cell table:formula="of:=([.D252]^[.C252])*EXP(-[.D252])/[.E2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2]+1" office:value-type="float" office:value="251">
            <text:p>251</text:p>
          </table:table-cell>
          <table:table-cell table:formula="of:=[.B252]" office:value-type="float" office:value="1">
            <text:p>1</text:p>
          </table:table-cell>
          <table:table-cell table:formula="of:=[.F253]+[.D253]" office:value-type="float" office:value="371">
            <text:p>371</text:p>
          </table:table-cell>
          <table:table-cell table:formula="of:=[.D252]" office:value-type="float" office:value="120">
            <text:p>120</text:p>
          </table:table-cell>
          <table:table-cell table:formula="of:=FACT([.C253])" office:value-type="float" office:value="0">
            <text:p>#WAARDE!</text:p>
          </table:table-cell>
          <table:table-cell table:formula="of:=[.A253]*[.B253]" office:value-type="float" office:value="251">
            <text:p>251</text:p>
          </table:table-cell>
          <table:table-cell table:formula="of:=([.D253]^[.C253])*EXP(-[.D253])/[.E2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3]+1" office:value-type="float" office:value="252">
            <text:p>252</text:p>
          </table:table-cell>
          <table:table-cell table:formula="of:=[.B253]" office:value-type="float" office:value="1">
            <text:p>1</text:p>
          </table:table-cell>
          <table:table-cell table:formula="of:=[.F254]+[.D254]" office:value-type="float" office:value="372">
            <text:p>372</text:p>
          </table:table-cell>
          <table:table-cell table:formula="of:=[.D253]" office:value-type="float" office:value="120">
            <text:p>120</text:p>
          </table:table-cell>
          <table:table-cell table:formula="of:=FACT([.C254])" office:value-type="float" office:value="0">
            <text:p>#WAARDE!</text:p>
          </table:table-cell>
          <table:table-cell table:formula="of:=[.A254]*[.B254]" office:value-type="float" office:value="252">
            <text:p>252</text:p>
          </table:table-cell>
          <table:table-cell table:formula="of:=([.D254]^[.C254])*EXP(-[.D254])/[.E2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4]+1" office:value-type="float" office:value="253">
            <text:p>253</text:p>
          </table:table-cell>
          <table:table-cell table:formula="of:=[.B254]" office:value-type="float" office:value="1">
            <text:p>1</text:p>
          </table:table-cell>
          <table:table-cell table:formula="of:=[.F255]+[.D255]" office:value-type="float" office:value="373">
            <text:p>373</text:p>
          </table:table-cell>
          <table:table-cell table:formula="of:=[.D254]" office:value-type="float" office:value="120">
            <text:p>120</text:p>
          </table:table-cell>
          <table:table-cell table:formula="of:=FACT([.C255])" office:value-type="float" office:value="0">
            <text:p>#WAARDE!</text:p>
          </table:table-cell>
          <table:table-cell table:formula="of:=[.A255]*[.B255]" office:value-type="float" office:value="253">
            <text:p>253</text:p>
          </table:table-cell>
          <table:table-cell table:formula="of:=([.D255]^[.C255])*EXP(-[.D255])/[.E2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5]+1" office:value-type="float" office:value="254">
            <text:p>254</text:p>
          </table:table-cell>
          <table:table-cell table:formula="of:=[.B255]" office:value-type="float" office:value="1">
            <text:p>1</text:p>
          </table:table-cell>
          <table:table-cell table:formula="of:=[.F256]+[.D256]" office:value-type="float" office:value="374">
            <text:p>374</text:p>
          </table:table-cell>
          <table:table-cell table:formula="of:=[.D255]" office:value-type="float" office:value="120">
            <text:p>120</text:p>
          </table:table-cell>
          <table:table-cell table:formula="of:=FACT([.C256])" office:value-type="float" office:value="0">
            <text:p>#WAARDE!</text:p>
          </table:table-cell>
          <table:table-cell table:formula="of:=[.A256]*[.B256]" office:value-type="float" office:value="254">
            <text:p>254</text:p>
          </table:table-cell>
          <table:table-cell table:formula="of:=([.D256]^[.C256])*EXP(-[.D256])/[.E2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6]+1" office:value-type="float" office:value="255">
            <text:p>255</text:p>
          </table:table-cell>
          <table:table-cell table:formula="of:=[.B256]" office:value-type="float" office:value="1">
            <text:p>1</text:p>
          </table:table-cell>
          <table:table-cell table:formula="of:=[.F257]+[.D257]" office:value-type="float" office:value="375">
            <text:p>375</text:p>
          </table:table-cell>
          <table:table-cell table:formula="of:=[.D256]" office:value-type="float" office:value="120">
            <text:p>120</text:p>
          </table:table-cell>
          <table:table-cell table:formula="of:=FACT([.C257])" office:value-type="float" office:value="0">
            <text:p>#WAARDE!</text:p>
          </table:table-cell>
          <table:table-cell table:formula="of:=[.A257]*[.B257]" office:value-type="float" office:value="255">
            <text:p>255</text:p>
          </table:table-cell>
          <table:table-cell table:formula="of:=([.D257]^[.C257])*EXP(-[.D257])/[.E2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7]+1" office:value-type="float" office:value="256">
            <text:p>256</text:p>
          </table:table-cell>
          <table:table-cell table:formula="of:=[.B257]" office:value-type="float" office:value="1">
            <text:p>1</text:p>
          </table:table-cell>
          <table:table-cell table:formula="of:=[.F258]+[.D258]" office:value-type="float" office:value="376">
            <text:p>376</text:p>
          </table:table-cell>
          <table:table-cell table:formula="of:=[.D257]" office:value-type="float" office:value="120">
            <text:p>120</text:p>
          </table:table-cell>
          <table:table-cell table:formula="of:=FACT([.C258])" office:value-type="float" office:value="0">
            <text:p>#WAARDE!</text:p>
          </table:table-cell>
          <table:table-cell table:formula="of:=[.A258]*[.B258]" office:value-type="float" office:value="256">
            <text:p>256</text:p>
          </table:table-cell>
          <table:table-cell table:formula="of:=([.D258]^[.C258])*EXP(-[.D258])/[.E2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8]+1" office:value-type="float" office:value="257">
            <text:p>257</text:p>
          </table:table-cell>
          <table:table-cell table:formula="of:=[.B258]" office:value-type="float" office:value="1">
            <text:p>1</text:p>
          </table:table-cell>
          <table:table-cell table:formula="of:=[.F259]+[.D259]" office:value-type="float" office:value="377">
            <text:p>377</text:p>
          </table:table-cell>
          <table:table-cell table:formula="of:=[.D258]" office:value-type="float" office:value="120">
            <text:p>120</text:p>
          </table:table-cell>
          <table:table-cell table:formula="of:=FACT([.C259])" office:value-type="float" office:value="0">
            <text:p>#WAARDE!</text:p>
          </table:table-cell>
          <table:table-cell table:formula="of:=[.A259]*[.B259]" office:value-type="float" office:value="257">
            <text:p>257</text:p>
          </table:table-cell>
          <table:table-cell table:formula="of:=([.D259]^[.C259])*EXP(-[.D259])/[.E2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59]+1" office:value-type="float" office:value="258">
            <text:p>258</text:p>
          </table:table-cell>
          <table:table-cell table:formula="of:=[.B259]" office:value-type="float" office:value="1">
            <text:p>1</text:p>
          </table:table-cell>
          <table:table-cell table:formula="of:=[.F260]+[.D260]" office:value-type="float" office:value="378">
            <text:p>378</text:p>
          </table:table-cell>
          <table:table-cell table:formula="of:=[.D259]" office:value-type="float" office:value="120">
            <text:p>120</text:p>
          </table:table-cell>
          <table:table-cell table:formula="of:=FACT([.C260])" office:value-type="float" office:value="0">
            <text:p>#WAARDE!</text:p>
          </table:table-cell>
          <table:table-cell table:formula="of:=[.A260]*[.B260]" office:value-type="float" office:value="258">
            <text:p>258</text:p>
          </table:table-cell>
          <table:table-cell table:formula="of:=([.D260]^[.C260])*EXP(-[.D260])/[.E2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0]+1" office:value-type="float" office:value="259">
            <text:p>259</text:p>
          </table:table-cell>
          <table:table-cell table:formula="of:=[.B260]" office:value-type="float" office:value="1">
            <text:p>1</text:p>
          </table:table-cell>
          <table:table-cell table:formula="of:=[.F261]+[.D261]" office:value-type="float" office:value="379">
            <text:p>379</text:p>
          </table:table-cell>
          <table:table-cell table:formula="of:=[.D260]" office:value-type="float" office:value="120">
            <text:p>120</text:p>
          </table:table-cell>
          <table:table-cell table:formula="of:=FACT([.C261])" office:value-type="float" office:value="0">
            <text:p>#WAARDE!</text:p>
          </table:table-cell>
          <table:table-cell table:formula="of:=[.A261]*[.B261]" office:value-type="float" office:value="259">
            <text:p>259</text:p>
          </table:table-cell>
          <table:table-cell table:formula="of:=([.D261]^[.C261])*EXP(-[.D261])/[.E2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1]+1" office:value-type="float" office:value="260">
            <text:p>260</text:p>
          </table:table-cell>
          <table:table-cell table:formula="of:=[.B261]" office:value-type="float" office:value="1">
            <text:p>1</text:p>
          </table:table-cell>
          <table:table-cell table:formula="of:=[.F262]+[.D262]" office:value-type="float" office:value="380">
            <text:p>380</text:p>
          </table:table-cell>
          <table:table-cell table:formula="of:=[.D261]" office:value-type="float" office:value="120">
            <text:p>120</text:p>
          </table:table-cell>
          <table:table-cell table:formula="of:=FACT([.C262])" office:value-type="float" office:value="0">
            <text:p>#WAARDE!</text:p>
          </table:table-cell>
          <table:table-cell table:formula="of:=[.A262]*[.B262]" office:value-type="float" office:value="260">
            <text:p>260</text:p>
          </table:table-cell>
          <table:table-cell table:formula="of:=([.D262]^[.C262])*EXP(-[.D262])/[.E2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2]+1" office:value-type="float" office:value="261">
            <text:p>261</text:p>
          </table:table-cell>
          <table:table-cell table:formula="of:=[.B262]" office:value-type="float" office:value="1">
            <text:p>1</text:p>
          </table:table-cell>
          <table:table-cell table:formula="of:=[.F263]+[.D263]" office:value-type="float" office:value="381">
            <text:p>381</text:p>
          </table:table-cell>
          <table:table-cell table:formula="of:=[.D262]" office:value-type="float" office:value="120">
            <text:p>120</text:p>
          </table:table-cell>
          <table:table-cell table:formula="of:=FACT([.C263])" office:value-type="float" office:value="0">
            <text:p>#WAARDE!</text:p>
          </table:table-cell>
          <table:table-cell table:formula="of:=[.A263]*[.B263]" office:value-type="float" office:value="261">
            <text:p>261</text:p>
          </table:table-cell>
          <table:table-cell table:formula="of:=([.D263]^[.C263])*EXP(-[.D263])/[.E2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3]+1" office:value-type="float" office:value="262">
            <text:p>262</text:p>
          </table:table-cell>
          <table:table-cell table:formula="of:=[.B263]" office:value-type="float" office:value="1">
            <text:p>1</text:p>
          </table:table-cell>
          <table:table-cell table:formula="of:=[.F264]+[.D264]" office:value-type="float" office:value="382">
            <text:p>382</text:p>
          </table:table-cell>
          <table:table-cell table:formula="of:=[.D263]" office:value-type="float" office:value="120">
            <text:p>120</text:p>
          </table:table-cell>
          <table:table-cell table:formula="of:=FACT([.C264])" office:value-type="float" office:value="0">
            <text:p>#WAARDE!</text:p>
          </table:table-cell>
          <table:table-cell table:formula="of:=[.A264]*[.B264]" office:value-type="float" office:value="262">
            <text:p>262</text:p>
          </table:table-cell>
          <table:table-cell table:formula="of:=([.D264]^[.C264])*EXP(-[.D264])/[.E2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4]+1" office:value-type="float" office:value="263">
            <text:p>263</text:p>
          </table:table-cell>
          <table:table-cell table:formula="of:=[.B264]" office:value-type="float" office:value="1">
            <text:p>1</text:p>
          </table:table-cell>
          <table:table-cell table:formula="of:=[.F265]+[.D265]" office:value-type="float" office:value="383">
            <text:p>383</text:p>
          </table:table-cell>
          <table:table-cell table:formula="of:=[.D264]" office:value-type="float" office:value="120">
            <text:p>120</text:p>
          </table:table-cell>
          <table:table-cell table:formula="of:=FACT([.C265])" office:value-type="float" office:value="0">
            <text:p>#WAARDE!</text:p>
          </table:table-cell>
          <table:table-cell table:formula="of:=[.A265]*[.B265]" office:value-type="float" office:value="263">
            <text:p>263</text:p>
          </table:table-cell>
          <table:table-cell table:formula="of:=([.D265]^[.C265])*EXP(-[.D265])/[.E2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5]+1" office:value-type="float" office:value="264">
            <text:p>264</text:p>
          </table:table-cell>
          <table:table-cell table:formula="of:=[.B265]" office:value-type="float" office:value="1">
            <text:p>1</text:p>
          </table:table-cell>
          <table:table-cell table:formula="of:=[.F266]+[.D266]" office:value-type="float" office:value="384">
            <text:p>384</text:p>
          </table:table-cell>
          <table:table-cell table:formula="of:=[.D265]" office:value-type="float" office:value="120">
            <text:p>120</text:p>
          </table:table-cell>
          <table:table-cell table:formula="of:=FACT([.C266])" office:value-type="float" office:value="0">
            <text:p>#WAARDE!</text:p>
          </table:table-cell>
          <table:table-cell table:formula="of:=[.A266]*[.B266]" office:value-type="float" office:value="264">
            <text:p>264</text:p>
          </table:table-cell>
          <table:table-cell table:formula="of:=([.D266]^[.C266])*EXP(-[.D266])/[.E2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6]+1" office:value-type="float" office:value="265">
            <text:p>265</text:p>
          </table:table-cell>
          <table:table-cell table:formula="of:=[.B266]" office:value-type="float" office:value="1">
            <text:p>1</text:p>
          </table:table-cell>
          <table:table-cell table:formula="of:=[.F267]+[.D267]" office:value-type="float" office:value="385">
            <text:p>385</text:p>
          </table:table-cell>
          <table:table-cell table:formula="of:=[.D266]" office:value-type="float" office:value="120">
            <text:p>120</text:p>
          </table:table-cell>
          <table:table-cell table:formula="of:=FACT([.C267])" office:value-type="float" office:value="0">
            <text:p>#WAARDE!</text:p>
          </table:table-cell>
          <table:table-cell table:formula="of:=[.A267]*[.B267]" office:value-type="float" office:value="265">
            <text:p>265</text:p>
          </table:table-cell>
          <table:table-cell table:formula="of:=([.D267]^[.C267])*EXP(-[.D267])/[.E2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7]+1" office:value-type="float" office:value="266">
            <text:p>266</text:p>
          </table:table-cell>
          <table:table-cell table:formula="of:=[.B267]" office:value-type="float" office:value="1">
            <text:p>1</text:p>
          </table:table-cell>
          <table:table-cell table:formula="of:=[.F268]+[.D268]" office:value-type="float" office:value="386">
            <text:p>386</text:p>
          </table:table-cell>
          <table:table-cell table:formula="of:=[.D267]" office:value-type="float" office:value="120">
            <text:p>120</text:p>
          </table:table-cell>
          <table:table-cell table:formula="of:=FACT([.C268])" office:value-type="float" office:value="0">
            <text:p>#WAARDE!</text:p>
          </table:table-cell>
          <table:table-cell table:formula="of:=[.A268]*[.B268]" office:value-type="float" office:value="266">
            <text:p>266</text:p>
          </table:table-cell>
          <table:table-cell table:formula="of:=([.D268]^[.C268])*EXP(-[.D268])/[.E2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8]+1" office:value-type="float" office:value="267">
            <text:p>267</text:p>
          </table:table-cell>
          <table:table-cell table:formula="of:=[.B268]" office:value-type="float" office:value="1">
            <text:p>1</text:p>
          </table:table-cell>
          <table:table-cell table:formula="of:=[.F269]+[.D269]" office:value-type="float" office:value="387">
            <text:p>387</text:p>
          </table:table-cell>
          <table:table-cell table:formula="of:=[.D268]" office:value-type="float" office:value="120">
            <text:p>120</text:p>
          </table:table-cell>
          <table:table-cell table:formula="of:=FACT([.C269])" office:value-type="float" office:value="0">
            <text:p>#WAARDE!</text:p>
          </table:table-cell>
          <table:table-cell table:formula="of:=[.A269]*[.B269]" office:value-type="float" office:value="267">
            <text:p>267</text:p>
          </table:table-cell>
          <table:table-cell table:formula="of:=([.D269]^[.C269])*EXP(-[.D269])/[.E2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69]+1" office:value-type="float" office:value="268">
            <text:p>268</text:p>
          </table:table-cell>
          <table:table-cell table:formula="of:=[.B269]" office:value-type="float" office:value="1">
            <text:p>1</text:p>
          </table:table-cell>
          <table:table-cell table:formula="of:=[.F270]+[.D270]" office:value-type="float" office:value="388">
            <text:p>388</text:p>
          </table:table-cell>
          <table:table-cell table:formula="of:=[.D269]" office:value-type="float" office:value="120">
            <text:p>120</text:p>
          </table:table-cell>
          <table:table-cell table:formula="of:=FACT([.C270])" office:value-type="float" office:value="0">
            <text:p>#WAARDE!</text:p>
          </table:table-cell>
          <table:table-cell table:formula="of:=[.A270]*[.B270]" office:value-type="float" office:value="268">
            <text:p>268</text:p>
          </table:table-cell>
          <table:table-cell table:formula="of:=([.D270]^[.C270])*EXP(-[.D270])/[.E2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0]+1" office:value-type="float" office:value="269">
            <text:p>269</text:p>
          </table:table-cell>
          <table:table-cell table:formula="of:=[.B270]" office:value-type="float" office:value="1">
            <text:p>1</text:p>
          </table:table-cell>
          <table:table-cell table:formula="of:=[.F271]+[.D271]" office:value-type="float" office:value="389">
            <text:p>389</text:p>
          </table:table-cell>
          <table:table-cell table:formula="of:=[.D270]" office:value-type="float" office:value="120">
            <text:p>120</text:p>
          </table:table-cell>
          <table:table-cell table:formula="of:=FACT([.C271])" office:value-type="float" office:value="0">
            <text:p>#WAARDE!</text:p>
          </table:table-cell>
          <table:table-cell table:formula="of:=[.A271]*[.B271]" office:value-type="float" office:value="269">
            <text:p>269</text:p>
          </table:table-cell>
          <table:table-cell table:formula="of:=([.D271]^[.C271])*EXP(-[.D271])/[.E2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1]+1" office:value-type="float" office:value="270">
            <text:p>270</text:p>
          </table:table-cell>
          <table:table-cell table:formula="of:=[.B271]" office:value-type="float" office:value="1">
            <text:p>1</text:p>
          </table:table-cell>
          <table:table-cell table:formula="of:=[.F272]+[.D272]" office:value-type="float" office:value="390">
            <text:p>390</text:p>
          </table:table-cell>
          <table:table-cell table:formula="of:=[.D271]" office:value-type="float" office:value="120">
            <text:p>120</text:p>
          </table:table-cell>
          <table:table-cell table:formula="of:=FACT([.C272])" office:value-type="float" office:value="0">
            <text:p>#WAARDE!</text:p>
          </table:table-cell>
          <table:table-cell table:formula="of:=[.A272]*[.B272]" office:value-type="float" office:value="270">
            <text:p>270</text:p>
          </table:table-cell>
          <table:table-cell table:formula="of:=([.D272]^[.C272])*EXP(-[.D272])/[.E2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2]+1" office:value-type="float" office:value="271">
            <text:p>271</text:p>
          </table:table-cell>
          <table:table-cell table:formula="of:=[.B272]" office:value-type="float" office:value="1">
            <text:p>1</text:p>
          </table:table-cell>
          <table:table-cell table:formula="of:=[.F273]+[.D273]" office:value-type="float" office:value="391">
            <text:p>391</text:p>
          </table:table-cell>
          <table:table-cell table:formula="of:=[.D272]" office:value-type="float" office:value="120">
            <text:p>120</text:p>
          </table:table-cell>
          <table:table-cell table:formula="of:=FACT([.C273])" office:value-type="float" office:value="0">
            <text:p>#WAARDE!</text:p>
          </table:table-cell>
          <table:table-cell table:formula="of:=[.A273]*[.B273]" office:value-type="float" office:value="271">
            <text:p>271</text:p>
          </table:table-cell>
          <table:table-cell table:formula="of:=([.D273]^[.C273])*EXP(-[.D273])/[.E2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3]+1" office:value-type="float" office:value="272">
            <text:p>272</text:p>
          </table:table-cell>
          <table:table-cell table:formula="of:=[.B273]" office:value-type="float" office:value="1">
            <text:p>1</text:p>
          </table:table-cell>
          <table:table-cell table:formula="of:=[.F274]+[.D274]" office:value-type="float" office:value="392">
            <text:p>392</text:p>
          </table:table-cell>
          <table:table-cell table:formula="of:=[.D273]" office:value-type="float" office:value="120">
            <text:p>120</text:p>
          </table:table-cell>
          <table:table-cell table:formula="of:=FACT([.C274])" office:value-type="float" office:value="0">
            <text:p>#WAARDE!</text:p>
          </table:table-cell>
          <table:table-cell table:formula="of:=[.A274]*[.B274]" office:value-type="float" office:value="272">
            <text:p>272</text:p>
          </table:table-cell>
          <table:table-cell table:formula="of:=([.D274]^[.C274])*EXP(-[.D274])/[.E2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4]+1" office:value-type="float" office:value="273">
            <text:p>273</text:p>
          </table:table-cell>
          <table:table-cell table:formula="of:=[.B274]" office:value-type="float" office:value="1">
            <text:p>1</text:p>
          </table:table-cell>
          <table:table-cell table:formula="of:=[.F275]+[.D275]" office:value-type="float" office:value="393">
            <text:p>393</text:p>
          </table:table-cell>
          <table:table-cell table:formula="of:=[.D274]" office:value-type="float" office:value="120">
            <text:p>120</text:p>
          </table:table-cell>
          <table:table-cell table:formula="of:=FACT([.C275])" office:value-type="float" office:value="0">
            <text:p>#WAARDE!</text:p>
          </table:table-cell>
          <table:table-cell table:formula="of:=[.A275]*[.B275]" office:value-type="float" office:value="273">
            <text:p>273</text:p>
          </table:table-cell>
          <table:table-cell table:formula="of:=([.D275]^[.C275])*EXP(-[.D275])/[.E2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5]+1" office:value-type="float" office:value="274">
            <text:p>274</text:p>
          </table:table-cell>
          <table:table-cell table:formula="of:=[.B275]" office:value-type="float" office:value="1">
            <text:p>1</text:p>
          </table:table-cell>
          <table:table-cell table:formula="of:=[.F276]+[.D276]" office:value-type="float" office:value="394">
            <text:p>394</text:p>
          </table:table-cell>
          <table:table-cell table:formula="of:=[.D275]" office:value-type="float" office:value="120">
            <text:p>120</text:p>
          </table:table-cell>
          <table:table-cell table:formula="of:=FACT([.C276])" office:value-type="float" office:value="0">
            <text:p>#WAARDE!</text:p>
          </table:table-cell>
          <table:table-cell table:formula="of:=[.A276]*[.B276]" office:value-type="float" office:value="274">
            <text:p>274</text:p>
          </table:table-cell>
          <table:table-cell table:formula="of:=([.D276]^[.C276])*EXP(-[.D276])/[.E2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6]+1" office:value-type="float" office:value="275">
            <text:p>275</text:p>
          </table:table-cell>
          <table:table-cell table:formula="of:=[.B276]" office:value-type="float" office:value="1">
            <text:p>1</text:p>
          </table:table-cell>
          <table:table-cell table:formula="of:=[.F277]+[.D277]" office:value-type="float" office:value="395">
            <text:p>395</text:p>
          </table:table-cell>
          <table:table-cell table:formula="of:=[.D276]" office:value-type="float" office:value="120">
            <text:p>120</text:p>
          </table:table-cell>
          <table:table-cell table:formula="of:=FACT([.C277])" office:value-type="float" office:value="0">
            <text:p>#WAARDE!</text:p>
          </table:table-cell>
          <table:table-cell table:formula="of:=[.A277]*[.B277]" office:value-type="float" office:value="275">
            <text:p>275</text:p>
          </table:table-cell>
          <table:table-cell table:formula="of:=([.D277]^[.C277])*EXP(-[.D277])/[.E2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7]+1" office:value-type="float" office:value="276">
            <text:p>276</text:p>
          </table:table-cell>
          <table:table-cell table:formula="of:=[.B277]" office:value-type="float" office:value="1">
            <text:p>1</text:p>
          </table:table-cell>
          <table:table-cell table:formula="of:=[.F278]+[.D278]" office:value-type="float" office:value="396">
            <text:p>396</text:p>
          </table:table-cell>
          <table:table-cell table:formula="of:=[.D277]" office:value-type="float" office:value="120">
            <text:p>120</text:p>
          </table:table-cell>
          <table:table-cell table:formula="of:=FACT([.C278])" office:value-type="float" office:value="0">
            <text:p>#WAARDE!</text:p>
          </table:table-cell>
          <table:table-cell table:formula="of:=[.A278]*[.B278]" office:value-type="float" office:value="276">
            <text:p>276</text:p>
          </table:table-cell>
          <table:table-cell table:formula="of:=([.D278]^[.C278])*EXP(-[.D278])/[.E2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8]+1" office:value-type="float" office:value="277">
            <text:p>277</text:p>
          </table:table-cell>
          <table:table-cell table:formula="of:=[.B278]" office:value-type="float" office:value="1">
            <text:p>1</text:p>
          </table:table-cell>
          <table:table-cell table:formula="of:=[.F279]+[.D279]" office:value-type="float" office:value="397">
            <text:p>397</text:p>
          </table:table-cell>
          <table:table-cell table:formula="of:=[.D278]" office:value-type="float" office:value="120">
            <text:p>120</text:p>
          </table:table-cell>
          <table:table-cell table:formula="of:=FACT([.C279])" office:value-type="float" office:value="0">
            <text:p>#WAARDE!</text:p>
          </table:table-cell>
          <table:table-cell table:formula="of:=[.A279]*[.B279]" office:value-type="float" office:value="277">
            <text:p>277</text:p>
          </table:table-cell>
          <table:table-cell table:formula="of:=([.D279]^[.C279])*EXP(-[.D279])/[.E2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79]+1" office:value-type="float" office:value="278">
            <text:p>278</text:p>
          </table:table-cell>
          <table:table-cell table:formula="of:=[.B279]" office:value-type="float" office:value="1">
            <text:p>1</text:p>
          </table:table-cell>
          <table:table-cell table:formula="of:=[.F280]+[.D280]" office:value-type="float" office:value="398">
            <text:p>398</text:p>
          </table:table-cell>
          <table:table-cell table:formula="of:=[.D279]" office:value-type="float" office:value="120">
            <text:p>120</text:p>
          </table:table-cell>
          <table:table-cell table:formula="of:=FACT([.C280])" office:value-type="float" office:value="0">
            <text:p>#WAARDE!</text:p>
          </table:table-cell>
          <table:table-cell table:formula="of:=[.A280]*[.B280]" office:value-type="float" office:value="278">
            <text:p>278</text:p>
          </table:table-cell>
          <table:table-cell table:formula="of:=([.D280]^[.C280])*EXP(-[.D280])/[.E2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0]+1" office:value-type="float" office:value="279">
            <text:p>279</text:p>
          </table:table-cell>
          <table:table-cell table:formula="of:=[.B280]" office:value-type="float" office:value="1">
            <text:p>1</text:p>
          </table:table-cell>
          <table:table-cell table:formula="of:=[.F281]+[.D281]" office:value-type="float" office:value="399">
            <text:p>399</text:p>
          </table:table-cell>
          <table:table-cell table:formula="of:=[.D280]" office:value-type="float" office:value="120">
            <text:p>120</text:p>
          </table:table-cell>
          <table:table-cell table:formula="of:=FACT([.C281])" office:value-type="float" office:value="0">
            <text:p>#WAARDE!</text:p>
          </table:table-cell>
          <table:table-cell table:formula="of:=[.A281]*[.B281]" office:value-type="float" office:value="279">
            <text:p>279</text:p>
          </table:table-cell>
          <table:table-cell table:formula="of:=([.D281]^[.C281])*EXP(-[.D281])/[.E2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1]+1" office:value-type="float" office:value="280">
            <text:p>280</text:p>
          </table:table-cell>
          <table:table-cell table:formula="of:=[.B281]" office:value-type="float" office:value="1">
            <text:p>1</text:p>
          </table:table-cell>
          <table:table-cell table:formula="of:=[.F282]+[.D282]" office:value-type="float" office:value="400">
            <text:p>400</text:p>
          </table:table-cell>
          <table:table-cell table:formula="of:=[.D281]" office:value-type="float" office:value="120">
            <text:p>120</text:p>
          </table:table-cell>
          <table:table-cell table:formula="of:=FACT([.C282])" office:value-type="float" office:value="0">
            <text:p>#WAARDE!</text:p>
          </table:table-cell>
          <table:table-cell table:formula="of:=[.A282]*[.B282]" office:value-type="float" office:value="280">
            <text:p>280</text:p>
          </table:table-cell>
          <table:table-cell table:formula="of:=([.D282]^[.C282])*EXP(-[.D282])/[.E2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2]+1" office:value-type="float" office:value="281">
            <text:p>281</text:p>
          </table:table-cell>
          <table:table-cell table:formula="of:=[.B282]" office:value-type="float" office:value="1">
            <text:p>1</text:p>
          </table:table-cell>
          <table:table-cell table:formula="of:=[.F283]+[.D283]" office:value-type="float" office:value="401">
            <text:p>401</text:p>
          </table:table-cell>
          <table:table-cell table:formula="of:=[.D282]" office:value-type="float" office:value="120">
            <text:p>120</text:p>
          </table:table-cell>
          <table:table-cell table:formula="of:=FACT([.C283])" office:value-type="float" office:value="0">
            <text:p>#WAARDE!</text:p>
          </table:table-cell>
          <table:table-cell table:formula="of:=[.A283]*[.B283]" office:value-type="float" office:value="281">
            <text:p>281</text:p>
          </table:table-cell>
          <table:table-cell table:formula="of:=([.D283]^[.C283])*EXP(-[.D283])/[.E2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3]+1" office:value-type="float" office:value="282">
            <text:p>282</text:p>
          </table:table-cell>
          <table:table-cell table:formula="of:=[.B283]" office:value-type="float" office:value="1">
            <text:p>1</text:p>
          </table:table-cell>
          <table:table-cell table:formula="of:=[.F284]+[.D284]" office:value-type="float" office:value="402">
            <text:p>402</text:p>
          </table:table-cell>
          <table:table-cell table:formula="of:=[.D283]" office:value-type="float" office:value="120">
            <text:p>120</text:p>
          </table:table-cell>
          <table:table-cell table:formula="of:=FACT([.C284])" office:value-type="float" office:value="0">
            <text:p>#WAARDE!</text:p>
          </table:table-cell>
          <table:table-cell table:formula="of:=[.A284]*[.B284]" office:value-type="float" office:value="282">
            <text:p>282</text:p>
          </table:table-cell>
          <table:table-cell table:formula="of:=([.D284]^[.C284])*EXP(-[.D284])/[.E2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4]+1" office:value-type="float" office:value="283">
            <text:p>283</text:p>
          </table:table-cell>
          <table:table-cell table:formula="of:=[.B284]" office:value-type="float" office:value="1">
            <text:p>1</text:p>
          </table:table-cell>
          <table:table-cell table:formula="of:=[.F285]+[.D285]" office:value-type="float" office:value="403">
            <text:p>403</text:p>
          </table:table-cell>
          <table:table-cell table:formula="of:=[.D284]" office:value-type="float" office:value="120">
            <text:p>120</text:p>
          </table:table-cell>
          <table:table-cell table:formula="of:=FACT([.C285])" office:value-type="float" office:value="0">
            <text:p>#WAARDE!</text:p>
          </table:table-cell>
          <table:table-cell table:formula="of:=[.A285]*[.B285]" office:value-type="float" office:value="283">
            <text:p>283</text:p>
          </table:table-cell>
          <table:table-cell table:formula="of:=([.D285]^[.C285])*EXP(-[.D285])/[.E2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5]+1" office:value-type="float" office:value="284">
            <text:p>284</text:p>
          </table:table-cell>
          <table:table-cell table:formula="of:=[.B285]" office:value-type="float" office:value="1">
            <text:p>1</text:p>
          </table:table-cell>
          <table:table-cell table:formula="of:=[.F286]+[.D286]" office:value-type="float" office:value="404">
            <text:p>404</text:p>
          </table:table-cell>
          <table:table-cell table:formula="of:=[.D285]" office:value-type="float" office:value="120">
            <text:p>120</text:p>
          </table:table-cell>
          <table:table-cell table:formula="of:=FACT([.C286])" office:value-type="float" office:value="0">
            <text:p>#WAARDE!</text:p>
          </table:table-cell>
          <table:table-cell table:formula="of:=[.A286]*[.B286]" office:value-type="float" office:value="284">
            <text:p>284</text:p>
          </table:table-cell>
          <table:table-cell table:formula="of:=([.D286]^[.C286])*EXP(-[.D286])/[.E2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6]+1" office:value-type="float" office:value="285">
            <text:p>285</text:p>
          </table:table-cell>
          <table:table-cell table:formula="of:=[.B286]" office:value-type="float" office:value="1">
            <text:p>1</text:p>
          </table:table-cell>
          <table:table-cell table:formula="of:=[.F287]+[.D287]" office:value-type="float" office:value="405">
            <text:p>405</text:p>
          </table:table-cell>
          <table:table-cell table:formula="of:=[.D286]" office:value-type="float" office:value="120">
            <text:p>120</text:p>
          </table:table-cell>
          <table:table-cell table:formula="of:=FACT([.C287])" office:value-type="float" office:value="0">
            <text:p>#WAARDE!</text:p>
          </table:table-cell>
          <table:table-cell table:formula="of:=[.A287]*[.B287]" office:value-type="float" office:value="285">
            <text:p>285</text:p>
          </table:table-cell>
          <table:table-cell table:formula="of:=([.D287]^[.C287])*EXP(-[.D287])/[.E2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7]+1" office:value-type="float" office:value="286">
            <text:p>286</text:p>
          </table:table-cell>
          <table:table-cell table:formula="of:=[.B287]" office:value-type="float" office:value="1">
            <text:p>1</text:p>
          </table:table-cell>
          <table:table-cell table:formula="of:=[.F288]+[.D288]" office:value-type="float" office:value="406">
            <text:p>406</text:p>
          </table:table-cell>
          <table:table-cell table:formula="of:=[.D287]" office:value-type="float" office:value="120">
            <text:p>120</text:p>
          </table:table-cell>
          <table:table-cell table:formula="of:=FACT([.C288])" office:value-type="float" office:value="0">
            <text:p>#WAARDE!</text:p>
          </table:table-cell>
          <table:table-cell table:formula="of:=[.A288]*[.B288]" office:value-type="float" office:value="286">
            <text:p>286</text:p>
          </table:table-cell>
          <table:table-cell table:formula="of:=([.D288]^[.C288])*EXP(-[.D288])/[.E2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8]+1" office:value-type="float" office:value="287">
            <text:p>287</text:p>
          </table:table-cell>
          <table:table-cell table:formula="of:=[.B288]" office:value-type="float" office:value="1">
            <text:p>1</text:p>
          </table:table-cell>
          <table:table-cell table:formula="of:=[.F289]+[.D289]" office:value-type="float" office:value="407">
            <text:p>407</text:p>
          </table:table-cell>
          <table:table-cell table:formula="of:=[.D288]" office:value-type="float" office:value="120">
            <text:p>120</text:p>
          </table:table-cell>
          <table:table-cell table:formula="of:=FACT([.C289])" office:value-type="float" office:value="0">
            <text:p>#WAARDE!</text:p>
          </table:table-cell>
          <table:table-cell table:formula="of:=[.A289]*[.B289]" office:value-type="float" office:value="287">
            <text:p>287</text:p>
          </table:table-cell>
          <table:table-cell table:formula="of:=([.D289]^[.C289])*EXP(-[.D289])/[.E2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89]+1" office:value-type="float" office:value="288">
            <text:p>288</text:p>
          </table:table-cell>
          <table:table-cell table:formula="of:=[.B289]" office:value-type="float" office:value="1">
            <text:p>1</text:p>
          </table:table-cell>
          <table:table-cell table:formula="of:=[.F290]+[.D290]" office:value-type="float" office:value="408">
            <text:p>408</text:p>
          </table:table-cell>
          <table:table-cell table:formula="of:=[.D289]" office:value-type="float" office:value="120">
            <text:p>120</text:p>
          </table:table-cell>
          <table:table-cell table:formula="of:=FACT([.C290])" office:value-type="float" office:value="0">
            <text:p>#WAARDE!</text:p>
          </table:table-cell>
          <table:table-cell table:formula="of:=[.A290]*[.B290]" office:value-type="float" office:value="288">
            <text:p>288</text:p>
          </table:table-cell>
          <table:table-cell table:formula="of:=([.D290]^[.C290])*EXP(-[.D290])/[.E2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0]+1" office:value-type="float" office:value="289">
            <text:p>289</text:p>
          </table:table-cell>
          <table:table-cell table:formula="of:=[.B290]" office:value-type="float" office:value="1">
            <text:p>1</text:p>
          </table:table-cell>
          <table:table-cell table:formula="of:=[.F291]+[.D291]" office:value-type="float" office:value="409">
            <text:p>409</text:p>
          </table:table-cell>
          <table:table-cell table:formula="of:=[.D290]" office:value-type="float" office:value="120">
            <text:p>120</text:p>
          </table:table-cell>
          <table:table-cell table:formula="of:=FACT([.C291])" office:value-type="float" office:value="0">
            <text:p>#WAARDE!</text:p>
          </table:table-cell>
          <table:table-cell table:formula="of:=[.A291]*[.B291]" office:value-type="float" office:value="289">
            <text:p>289</text:p>
          </table:table-cell>
          <table:table-cell table:formula="of:=([.D291]^[.C291])*EXP(-[.D291])/[.E2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1]+1" office:value-type="float" office:value="290">
            <text:p>290</text:p>
          </table:table-cell>
          <table:table-cell table:formula="of:=[.B291]" office:value-type="float" office:value="1">
            <text:p>1</text:p>
          </table:table-cell>
          <table:table-cell table:formula="of:=[.F292]+[.D292]" office:value-type="float" office:value="410">
            <text:p>410</text:p>
          </table:table-cell>
          <table:table-cell table:formula="of:=[.D291]" office:value-type="float" office:value="120">
            <text:p>120</text:p>
          </table:table-cell>
          <table:table-cell table:formula="of:=FACT([.C292])" office:value-type="float" office:value="0">
            <text:p>#WAARDE!</text:p>
          </table:table-cell>
          <table:table-cell table:formula="of:=[.A292]*[.B292]" office:value-type="float" office:value="290">
            <text:p>290</text:p>
          </table:table-cell>
          <table:table-cell table:formula="of:=([.D292]^[.C292])*EXP(-[.D292])/[.E2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2]+1" office:value-type="float" office:value="291">
            <text:p>291</text:p>
          </table:table-cell>
          <table:table-cell table:formula="of:=[.B292]" office:value-type="float" office:value="1">
            <text:p>1</text:p>
          </table:table-cell>
          <table:table-cell table:formula="of:=[.F293]+[.D293]" office:value-type="float" office:value="411">
            <text:p>411</text:p>
          </table:table-cell>
          <table:table-cell table:formula="of:=[.D292]" office:value-type="float" office:value="120">
            <text:p>120</text:p>
          </table:table-cell>
          <table:table-cell table:formula="of:=FACT([.C293])" office:value-type="float" office:value="0">
            <text:p>#WAARDE!</text:p>
          </table:table-cell>
          <table:table-cell table:formula="of:=[.A293]*[.B293]" office:value-type="float" office:value="291">
            <text:p>291</text:p>
          </table:table-cell>
          <table:table-cell table:formula="of:=([.D293]^[.C293])*EXP(-[.D293])/[.E2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3]+1" office:value-type="float" office:value="292">
            <text:p>292</text:p>
          </table:table-cell>
          <table:table-cell table:formula="of:=[.B293]" office:value-type="float" office:value="1">
            <text:p>1</text:p>
          </table:table-cell>
          <table:table-cell table:formula="of:=[.F294]+[.D294]" office:value-type="float" office:value="412">
            <text:p>412</text:p>
          </table:table-cell>
          <table:table-cell table:formula="of:=[.D293]" office:value-type="float" office:value="120">
            <text:p>120</text:p>
          </table:table-cell>
          <table:table-cell table:formula="of:=FACT([.C294])" office:value-type="float" office:value="0">
            <text:p>#WAARDE!</text:p>
          </table:table-cell>
          <table:table-cell table:formula="of:=[.A294]*[.B294]" office:value-type="float" office:value="292">
            <text:p>292</text:p>
          </table:table-cell>
          <table:table-cell table:formula="of:=([.D294]^[.C294])*EXP(-[.D294])/[.E2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4]+1" office:value-type="float" office:value="293">
            <text:p>293</text:p>
          </table:table-cell>
          <table:table-cell table:formula="of:=[.B294]" office:value-type="float" office:value="1">
            <text:p>1</text:p>
          </table:table-cell>
          <table:table-cell table:formula="of:=[.F295]+[.D295]" office:value-type="float" office:value="413">
            <text:p>413</text:p>
          </table:table-cell>
          <table:table-cell table:formula="of:=[.D294]" office:value-type="float" office:value="120">
            <text:p>120</text:p>
          </table:table-cell>
          <table:table-cell table:formula="of:=FACT([.C295])" office:value-type="float" office:value="0">
            <text:p>#WAARDE!</text:p>
          </table:table-cell>
          <table:table-cell table:formula="of:=[.A295]*[.B295]" office:value-type="float" office:value="293">
            <text:p>293</text:p>
          </table:table-cell>
          <table:table-cell table:formula="of:=([.D295]^[.C295])*EXP(-[.D295])/[.E2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5]+1" office:value-type="float" office:value="294">
            <text:p>294</text:p>
          </table:table-cell>
          <table:table-cell table:formula="of:=[.B295]" office:value-type="float" office:value="1">
            <text:p>1</text:p>
          </table:table-cell>
          <table:table-cell table:formula="of:=[.F296]+[.D296]" office:value-type="float" office:value="414">
            <text:p>414</text:p>
          </table:table-cell>
          <table:table-cell table:formula="of:=[.D295]" office:value-type="float" office:value="120">
            <text:p>120</text:p>
          </table:table-cell>
          <table:table-cell table:formula="of:=FACT([.C296])" office:value-type="float" office:value="0">
            <text:p>#WAARDE!</text:p>
          </table:table-cell>
          <table:table-cell table:formula="of:=[.A296]*[.B296]" office:value-type="float" office:value="294">
            <text:p>294</text:p>
          </table:table-cell>
          <table:table-cell table:formula="of:=([.D296]^[.C296])*EXP(-[.D296])/[.E2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6]+1" office:value-type="float" office:value="295">
            <text:p>295</text:p>
          </table:table-cell>
          <table:table-cell table:formula="of:=[.B296]" office:value-type="float" office:value="1">
            <text:p>1</text:p>
          </table:table-cell>
          <table:table-cell table:formula="of:=[.F297]+[.D297]" office:value-type="float" office:value="415">
            <text:p>415</text:p>
          </table:table-cell>
          <table:table-cell table:formula="of:=[.D296]" office:value-type="float" office:value="120">
            <text:p>120</text:p>
          </table:table-cell>
          <table:table-cell table:formula="of:=FACT([.C297])" office:value-type="float" office:value="0">
            <text:p>#WAARDE!</text:p>
          </table:table-cell>
          <table:table-cell table:formula="of:=[.A297]*[.B297]" office:value-type="float" office:value="295">
            <text:p>295</text:p>
          </table:table-cell>
          <table:table-cell table:formula="of:=([.D297]^[.C297])*EXP(-[.D297])/[.E2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7]+1" office:value-type="float" office:value="296">
            <text:p>296</text:p>
          </table:table-cell>
          <table:table-cell table:formula="of:=[.B297]" office:value-type="float" office:value="1">
            <text:p>1</text:p>
          </table:table-cell>
          <table:table-cell table:formula="of:=[.F298]+[.D298]" office:value-type="float" office:value="416">
            <text:p>416</text:p>
          </table:table-cell>
          <table:table-cell table:formula="of:=[.D297]" office:value-type="float" office:value="120">
            <text:p>120</text:p>
          </table:table-cell>
          <table:table-cell table:formula="of:=FACT([.C298])" office:value-type="float" office:value="0">
            <text:p>#WAARDE!</text:p>
          </table:table-cell>
          <table:table-cell table:formula="of:=[.A298]*[.B298]" office:value-type="float" office:value="296">
            <text:p>296</text:p>
          </table:table-cell>
          <table:table-cell table:formula="of:=([.D298]^[.C298])*EXP(-[.D298])/[.E2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8]+1" office:value-type="float" office:value="297">
            <text:p>297</text:p>
          </table:table-cell>
          <table:table-cell table:formula="of:=[.B298]" office:value-type="float" office:value="1">
            <text:p>1</text:p>
          </table:table-cell>
          <table:table-cell table:formula="of:=[.F299]+[.D299]" office:value-type="float" office:value="417">
            <text:p>417</text:p>
          </table:table-cell>
          <table:table-cell table:formula="of:=[.D298]" office:value-type="float" office:value="120">
            <text:p>120</text:p>
          </table:table-cell>
          <table:table-cell table:formula="of:=FACT([.C299])" office:value-type="float" office:value="0">
            <text:p>#WAARDE!</text:p>
          </table:table-cell>
          <table:table-cell table:formula="of:=[.A299]*[.B299]" office:value-type="float" office:value="297">
            <text:p>297</text:p>
          </table:table-cell>
          <table:table-cell table:formula="of:=([.D299]^[.C299])*EXP(-[.D299])/[.E2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299]+1" office:value-type="float" office:value="298">
            <text:p>298</text:p>
          </table:table-cell>
          <table:table-cell table:formula="of:=[.B299]" office:value-type="float" office:value="1">
            <text:p>1</text:p>
          </table:table-cell>
          <table:table-cell table:formula="of:=[.F300]+[.D300]" office:value-type="float" office:value="418">
            <text:p>418</text:p>
          </table:table-cell>
          <table:table-cell table:formula="of:=[.D299]" office:value-type="float" office:value="120">
            <text:p>120</text:p>
          </table:table-cell>
          <table:table-cell table:formula="of:=FACT([.C300])" office:value-type="float" office:value="0">
            <text:p>#WAARDE!</text:p>
          </table:table-cell>
          <table:table-cell table:formula="of:=[.A300]*[.B300]" office:value-type="float" office:value="298">
            <text:p>298</text:p>
          </table:table-cell>
          <table:table-cell table:formula="of:=([.D300]^[.C300])*EXP(-[.D300])/[.E3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0]+1" office:value-type="float" office:value="299">
            <text:p>299</text:p>
          </table:table-cell>
          <table:table-cell table:formula="of:=[.B300]" office:value-type="float" office:value="1">
            <text:p>1</text:p>
          </table:table-cell>
          <table:table-cell table:formula="of:=[.F301]+[.D301]" office:value-type="float" office:value="419">
            <text:p>419</text:p>
          </table:table-cell>
          <table:table-cell table:formula="of:=[.D300]" office:value-type="float" office:value="120">
            <text:p>120</text:p>
          </table:table-cell>
          <table:table-cell table:formula="of:=FACT([.C301])" office:value-type="float" office:value="0">
            <text:p>#WAARDE!</text:p>
          </table:table-cell>
          <table:table-cell table:formula="of:=[.A301]*[.B301]" office:value-type="float" office:value="299">
            <text:p>299</text:p>
          </table:table-cell>
          <table:table-cell table:formula="of:=([.D301]^[.C301])*EXP(-[.D301])/[.E3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1]+1" office:value-type="float" office:value="300">
            <text:p>300</text:p>
          </table:table-cell>
          <table:table-cell table:formula="of:=[.B301]" office:value-type="float" office:value="1">
            <text:p>1</text:p>
          </table:table-cell>
          <table:table-cell table:formula="of:=[.F302]+[.D302]" office:value-type="float" office:value="420">
            <text:p>420</text:p>
          </table:table-cell>
          <table:table-cell table:formula="of:=[.D301]" office:value-type="float" office:value="120">
            <text:p>120</text:p>
          </table:table-cell>
          <table:table-cell table:formula="of:=FACT([.C302])" office:value-type="float" office:value="0">
            <text:p>#WAARDE!</text:p>
          </table:table-cell>
          <table:table-cell table:formula="of:=[.A302]*[.B302]" office:value-type="float" office:value="300">
            <text:p>300</text:p>
          </table:table-cell>
          <table:table-cell table:formula="of:=([.D302]^[.C302])*EXP(-[.D302])/[.E3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2]+1" office:value-type="float" office:value="301">
            <text:p>301</text:p>
          </table:table-cell>
          <table:table-cell table:formula="of:=[.B302]" office:value-type="float" office:value="1">
            <text:p>1</text:p>
          </table:table-cell>
          <table:table-cell table:formula="of:=[.F303]+[.D303]" office:value-type="float" office:value="421">
            <text:p>421</text:p>
          </table:table-cell>
          <table:table-cell table:formula="of:=[.D302]" office:value-type="float" office:value="120">
            <text:p>120</text:p>
          </table:table-cell>
          <table:table-cell table:formula="of:=FACT([.C303])" office:value-type="float" office:value="0">
            <text:p>#WAARDE!</text:p>
          </table:table-cell>
          <table:table-cell table:formula="of:=[.A303]*[.B303]" office:value-type="float" office:value="301">
            <text:p>301</text:p>
          </table:table-cell>
          <table:table-cell table:formula="of:=([.D303]^[.C303])*EXP(-[.D303])/[.E3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3]+1" office:value-type="float" office:value="302">
            <text:p>302</text:p>
          </table:table-cell>
          <table:table-cell table:formula="of:=[.B303]" office:value-type="float" office:value="1">
            <text:p>1</text:p>
          </table:table-cell>
          <table:table-cell table:formula="of:=[.F304]+[.D304]" office:value-type="float" office:value="422">
            <text:p>422</text:p>
          </table:table-cell>
          <table:table-cell table:formula="of:=[.D303]" office:value-type="float" office:value="120">
            <text:p>120</text:p>
          </table:table-cell>
          <table:table-cell table:formula="of:=FACT([.C304])" office:value-type="float" office:value="0">
            <text:p>#WAARDE!</text:p>
          </table:table-cell>
          <table:table-cell table:formula="of:=[.A304]*[.B304]" office:value-type="float" office:value="302">
            <text:p>302</text:p>
          </table:table-cell>
          <table:table-cell table:formula="of:=([.D304]^[.C304])*EXP(-[.D304])/[.E3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4]+1" office:value-type="float" office:value="303">
            <text:p>303</text:p>
          </table:table-cell>
          <table:table-cell table:formula="of:=[.B304]" office:value-type="float" office:value="1">
            <text:p>1</text:p>
          </table:table-cell>
          <table:table-cell table:formula="of:=[.F305]+[.D305]" office:value-type="float" office:value="423">
            <text:p>423</text:p>
          </table:table-cell>
          <table:table-cell table:formula="of:=[.D304]" office:value-type="float" office:value="120">
            <text:p>120</text:p>
          </table:table-cell>
          <table:table-cell table:formula="of:=FACT([.C305])" office:value-type="float" office:value="0">
            <text:p>#WAARDE!</text:p>
          </table:table-cell>
          <table:table-cell table:formula="of:=[.A305]*[.B305]" office:value-type="float" office:value="303">
            <text:p>303</text:p>
          </table:table-cell>
          <table:table-cell table:formula="of:=([.D305]^[.C305])*EXP(-[.D305])/[.E3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5]+1" office:value-type="float" office:value="304">
            <text:p>304</text:p>
          </table:table-cell>
          <table:table-cell table:formula="of:=[.B305]" office:value-type="float" office:value="1">
            <text:p>1</text:p>
          </table:table-cell>
          <table:table-cell table:formula="of:=[.F306]+[.D306]" office:value-type="float" office:value="424">
            <text:p>424</text:p>
          </table:table-cell>
          <table:table-cell table:formula="of:=[.D305]" office:value-type="float" office:value="120">
            <text:p>120</text:p>
          </table:table-cell>
          <table:table-cell table:formula="of:=FACT([.C306])" office:value-type="float" office:value="0">
            <text:p>#WAARDE!</text:p>
          </table:table-cell>
          <table:table-cell table:formula="of:=[.A306]*[.B306]" office:value-type="float" office:value="304">
            <text:p>304</text:p>
          </table:table-cell>
          <table:table-cell table:formula="of:=([.D306]^[.C306])*EXP(-[.D306])/[.E3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6]+1" office:value-type="float" office:value="305">
            <text:p>305</text:p>
          </table:table-cell>
          <table:table-cell table:formula="of:=[.B306]" office:value-type="float" office:value="1">
            <text:p>1</text:p>
          </table:table-cell>
          <table:table-cell table:formula="of:=[.F307]+[.D307]" office:value-type="float" office:value="425">
            <text:p>425</text:p>
          </table:table-cell>
          <table:table-cell table:formula="of:=[.D306]" office:value-type="float" office:value="120">
            <text:p>120</text:p>
          </table:table-cell>
          <table:table-cell table:formula="of:=FACT([.C307])" office:value-type="float" office:value="0">
            <text:p>#WAARDE!</text:p>
          </table:table-cell>
          <table:table-cell table:formula="of:=[.A307]*[.B307]" office:value-type="float" office:value="305">
            <text:p>305</text:p>
          </table:table-cell>
          <table:table-cell table:formula="of:=([.D307]^[.C307])*EXP(-[.D307])/[.E3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7]+1" office:value-type="float" office:value="306">
            <text:p>306</text:p>
          </table:table-cell>
          <table:table-cell table:formula="of:=[.B307]" office:value-type="float" office:value="1">
            <text:p>1</text:p>
          </table:table-cell>
          <table:table-cell table:formula="of:=[.F308]+[.D308]" office:value-type="float" office:value="426">
            <text:p>426</text:p>
          </table:table-cell>
          <table:table-cell table:formula="of:=[.D307]" office:value-type="float" office:value="120">
            <text:p>120</text:p>
          </table:table-cell>
          <table:table-cell table:formula="of:=FACT([.C308])" office:value-type="float" office:value="0">
            <text:p>#WAARDE!</text:p>
          </table:table-cell>
          <table:table-cell table:formula="of:=[.A308]*[.B308]" office:value-type="float" office:value="306">
            <text:p>306</text:p>
          </table:table-cell>
          <table:table-cell table:formula="of:=([.D308]^[.C308])*EXP(-[.D308])/[.E3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8]+1" office:value-type="float" office:value="307">
            <text:p>307</text:p>
          </table:table-cell>
          <table:table-cell table:formula="of:=[.B308]" office:value-type="float" office:value="1">
            <text:p>1</text:p>
          </table:table-cell>
          <table:table-cell table:formula="of:=[.F309]+[.D309]" office:value-type="float" office:value="427">
            <text:p>427</text:p>
          </table:table-cell>
          <table:table-cell table:formula="of:=[.D308]" office:value-type="float" office:value="120">
            <text:p>120</text:p>
          </table:table-cell>
          <table:table-cell table:formula="of:=FACT([.C309])" office:value-type="float" office:value="0">
            <text:p>#WAARDE!</text:p>
          </table:table-cell>
          <table:table-cell table:formula="of:=[.A309]*[.B309]" office:value-type="float" office:value="307">
            <text:p>307</text:p>
          </table:table-cell>
          <table:table-cell table:formula="of:=([.D309]^[.C309])*EXP(-[.D309])/[.E3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09]+1" office:value-type="float" office:value="308">
            <text:p>308</text:p>
          </table:table-cell>
          <table:table-cell table:formula="of:=[.B309]" office:value-type="float" office:value="1">
            <text:p>1</text:p>
          </table:table-cell>
          <table:table-cell table:formula="of:=[.F310]+[.D310]" office:value-type="float" office:value="428">
            <text:p>428</text:p>
          </table:table-cell>
          <table:table-cell table:formula="of:=[.D309]" office:value-type="float" office:value="120">
            <text:p>120</text:p>
          </table:table-cell>
          <table:table-cell table:formula="of:=FACT([.C310])" office:value-type="float" office:value="0">
            <text:p>#WAARDE!</text:p>
          </table:table-cell>
          <table:table-cell table:formula="of:=[.A310]*[.B310]" office:value-type="float" office:value="308">
            <text:p>308</text:p>
          </table:table-cell>
          <table:table-cell table:formula="of:=([.D310]^[.C310])*EXP(-[.D310])/[.E3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0]+1" office:value-type="float" office:value="309">
            <text:p>309</text:p>
          </table:table-cell>
          <table:table-cell table:formula="of:=[.B310]" office:value-type="float" office:value="1">
            <text:p>1</text:p>
          </table:table-cell>
          <table:table-cell table:formula="of:=[.F311]+[.D311]" office:value-type="float" office:value="429">
            <text:p>429</text:p>
          </table:table-cell>
          <table:table-cell table:formula="of:=[.D310]" office:value-type="float" office:value="120">
            <text:p>120</text:p>
          </table:table-cell>
          <table:table-cell table:formula="of:=FACT([.C311])" office:value-type="float" office:value="0">
            <text:p>#WAARDE!</text:p>
          </table:table-cell>
          <table:table-cell table:formula="of:=[.A311]*[.B311]" office:value-type="float" office:value="309">
            <text:p>309</text:p>
          </table:table-cell>
          <table:table-cell table:formula="of:=([.D311]^[.C311])*EXP(-[.D311])/[.E3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1]+1" office:value-type="float" office:value="310">
            <text:p>310</text:p>
          </table:table-cell>
          <table:table-cell table:formula="of:=[.B311]" office:value-type="float" office:value="1">
            <text:p>1</text:p>
          </table:table-cell>
          <table:table-cell table:formula="of:=[.F312]+[.D312]" office:value-type="float" office:value="430">
            <text:p>430</text:p>
          </table:table-cell>
          <table:table-cell table:formula="of:=[.D311]" office:value-type="float" office:value="120">
            <text:p>120</text:p>
          </table:table-cell>
          <table:table-cell table:formula="of:=FACT([.C312])" office:value-type="float" office:value="0">
            <text:p>#WAARDE!</text:p>
          </table:table-cell>
          <table:table-cell table:formula="of:=[.A312]*[.B312]" office:value-type="float" office:value="310">
            <text:p>310</text:p>
          </table:table-cell>
          <table:table-cell table:formula="of:=([.D312]^[.C312])*EXP(-[.D312])/[.E3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2]+1" office:value-type="float" office:value="311">
            <text:p>311</text:p>
          </table:table-cell>
          <table:table-cell table:formula="of:=[.B312]" office:value-type="float" office:value="1">
            <text:p>1</text:p>
          </table:table-cell>
          <table:table-cell table:formula="of:=[.F313]+[.D313]" office:value-type="float" office:value="431">
            <text:p>431</text:p>
          </table:table-cell>
          <table:table-cell table:formula="of:=[.D312]" office:value-type="float" office:value="120">
            <text:p>120</text:p>
          </table:table-cell>
          <table:table-cell table:formula="of:=FACT([.C313])" office:value-type="float" office:value="0">
            <text:p>#WAARDE!</text:p>
          </table:table-cell>
          <table:table-cell table:formula="of:=[.A313]*[.B313]" office:value-type="float" office:value="311">
            <text:p>311</text:p>
          </table:table-cell>
          <table:table-cell table:formula="of:=([.D313]^[.C313])*EXP(-[.D313])/[.E3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3]+1" office:value-type="float" office:value="312">
            <text:p>312</text:p>
          </table:table-cell>
          <table:table-cell table:formula="of:=[.B313]" office:value-type="float" office:value="1">
            <text:p>1</text:p>
          </table:table-cell>
          <table:table-cell table:formula="of:=[.F314]+[.D314]" office:value-type="float" office:value="432">
            <text:p>432</text:p>
          </table:table-cell>
          <table:table-cell table:formula="of:=[.D313]" office:value-type="float" office:value="120">
            <text:p>120</text:p>
          </table:table-cell>
          <table:table-cell table:formula="of:=FACT([.C314])" office:value-type="float" office:value="0">
            <text:p>#WAARDE!</text:p>
          </table:table-cell>
          <table:table-cell table:formula="of:=[.A314]*[.B314]" office:value-type="float" office:value="312">
            <text:p>312</text:p>
          </table:table-cell>
          <table:table-cell table:formula="of:=([.D314]^[.C314])*EXP(-[.D314])/[.E3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4]+1" office:value-type="float" office:value="313">
            <text:p>313</text:p>
          </table:table-cell>
          <table:table-cell table:formula="of:=[.B314]" office:value-type="float" office:value="1">
            <text:p>1</text:p>
          </table:table-cell>
          <table:table-cell table:formula="of:=[.F315]+[.D315]" office:value-type="float" office:value="433">
            <text:p>433</text:p>
          </table:table-cell>
          <table:table-cell table:formula="of:=[.D314]" office:value-type="float" office:value="120">
            <text:p>120</text:p>
          </table:table-cell>
          <table:table-cell table:formula="of:=FACT([.C315])" office:value-type="float" office:value="0">
            <text:p>#WAARDE!</text:p>
          </table:table-cell>
          <table:table-cell table:formula="of:=[.A315]*[.B315]" office:value-type="float" office:value="313">
            <text:p>313</text:p>
          </table:table-cell>
          <table:table-cell table:formula="of:=([.D315]^[.C315])*EXP(-[.D315])/[.E3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5]+1" office:value-type="float" office:value="314">
            <text:p>314</text:p>
          </table:table-cell>
          <table:table-cell table:formula="of:=[.B315]" office:value-type="float" office:value="1">
            <text:p>1</text:p>
          </table:table-cell>
          <table:table-cell table:formula="of:=[.F316]+[.D316]" office:value-type="float" office:value="434">
            <text:p>434</text:p>
          </table:table-cell>
          <table:table-cell table:formula="of:=[.D315]" office:value-type="float" office:value="120">
            <text:p>120</text:p>
          </table:table-cell>
          <table:table-cell table:formula="of:=FACT([.C316])" office:value-type="float" office:value="0">
            <text:p>#WAARDE!</text:p>
          </table:table-cell>
          <table:table-cell table:formula="of:=[.A316]*[.B316]" office:value-type="float" office:value="314">
            <text:p>314</text:p>
          </table:table-cell>
          <table:table-cell table:formula="of:=([.D316]^[.C316])*EXP(-[.D316])/[.E3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6]+1" office:value-type="float" office:value="315">
            <text:p>315</text:p>
          </table:table-cell>
          <table:table-cell table:formula="of:=[.B316]" office:value-type="float" office:value="1">
            <text:p>1</text:p>
          </table:table-cell>
          <table:table-cell table:formula="of:=[.F317]+[.D317]" office:value-type="float" office:value="435">
            <text:p>435</text:p>
          </table:table-cell>
          <table:table-cell table:formula="of:=[.D316]" office:value-type="float" office:value="120">
            <text:p>120</text:p>
          </table:table-cell>
          <table:table-cell table:formula="of:=FACT([.C317])" office:value-type="float" office:value="0">
            <text:p>#WAARDE!</text:p>
          </table:table-cell>
          <table:table-cell table:formula="of:=[.A317]*[.B317]" office:value-type="float" office:value="315">
            <text:p>315</text:p>
          </table:table-cell>
          <table:table-cell table:formula="of:=([.D317]^[.C317])*EXP(-[.D317])/[.E3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7]+1" office:value-type="float" office:value="316">
            <text:p>316</text:p>
          </table:table-cell>
          <table:table-cell table:formula="of:=[.B317]" office:value-type="float" office:value="1">
            <text:p>1</text:p>
          </table:table-cell>
          <table:table-cell table:formula="of:=[.F318]+[.D318]" office:value-type="float" office:value="436">
            <text:p>436</text:p>
          </table:table-cell>
          <table:table-cell table:formula="of:=[.D317]" office:value-type="float" office:value="120">
            <text:p>120</text:p>
          </table:table-cell>
          <table:table-cell table:formula="of:=FACT([.C318])" office:value-type="float" office:value="0">
            <text:p>#WAARDE!</text:p>
          </table:table-cell>
          <table:table-cell table:formula="of:=[.A318]*[.B318]" office:value-type="float" office:value="316">
            <text:p>316</text:p>
          </table:table-cell>
          <table:table-cell table:formula="of:=([.D318]^[.C318])*EXP(-[.D318])/[.E3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8]+1" office:value-type="float" office:value="317">
            <text:p>317</text:p>
          </table:table-cell>
          <table:table-cell table:formula="of:=[.B318]" office:value-type="float" office:value="1">
            <text:p>1</text:p>
          </table:table-cell>
          <table:table-cell table:formula="of:=[.F319]+[.D319]" office:value-type="float" office:value="437">
            <text:p>437</text:p>
          </table:table-cell>
          <table:table-cell table:formula="of:=[.D318]" office:value-type="float" office:value="120">
            <text:p>120</text:p>
          </table:table-cell>
          <table:table-cell table:formula="of:=FACT([.C319])" office:value-type="float" office:value="0">
            <text:p>#WAARDE!</text:p>
          </table:table-cell>
          <table:table-cell table:formula="of:=[.A319]*[.B319]" office:value-type="float" office:value="317">
            <text:p>317</text:p>
          </table:table-cell>
          <table:table-cell table:formula="of:=([.D319]^[.C319])*EXP(-[.D319])/[.E3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19]+1" office:value-type="float" office:value="318">
            <text:p>318</text:p>
          </table:table-cell>
          <table:table-cell table:formula="of:=[.B319]" office:value-type="float" office:value="1">
            <text:p>1</text:p>
          </table:table-cell>
          <table:table-cell table:formula="of:=[.F320]+[.D320]" office:value-type="float" office:value="438">
            <text:p>438</text:p>
          </table:table-cell>
          <table:table-cell table:formula="of:=[.D319]" office:value-type="float" office:value="120">
            <text:p>120</text:p>
          </table:table-cell>
          <table:table-cell table:formula="of:=FACT([.C320])" office:value-type="float" office:value="0">
            <text:p>#WAARDE!</text:p>
          </table:table-cell>
          <table:table-cell table:formula="of:=[.A320]*[.B320]" office:value-type="float" office:value="318">
            <text:p>318</text:p>
          </table:table-cell>
          <table:table-cell table:formula="of:=([.D320]^[.C320])*EXP(-[.D320])/[.E3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0]+1" office:value-type="float" office:value="319">
            <text:p>319</text:p>
          </table:table-cell>
          <table:table-cell table:formula="of:=[.B320]" office:value-type="float" office:value="1">
            <text:p>1</text:p>
          </table:table-cell>
          <table:table-cell table:formula="of:=[.F321]+[.D321]" office:value-type="float" office:value="439">
            <text:p>439</text:p>
          </table:table-cell>
          <table:table-cell table:formula="of:=[.D320]" office:value-type="float" office:value="120">
            <text:p>120</text:p>
          </table:table-cell>
          <table:table-cell table:formula="of:=FACT([.C321])" office:value-type="float" office:value="0">
            <text:p>#WAARDE!</text:p>
          </table:table-cell>
          <table:table-cell table:formula="of:=[.A321]*[.B321]" office:value-type="float" office:value="319">
            <text:p>319</text:p>
          </table:table-cell>
          <table:table-cell table:formula="of:=([.D321]^[.C321])*EXP(-[.D321])/[.E3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1]+1" office:value-type="float" office:value="320">
            <text:p>320</text:p>
          </table:table-cell>
          <table:table-cell table:formula="of:=[.B321]" office:value-type="float" office:value="1">
            <text:p>1</text:p>
          </table:table-cell>
          <table:table-cell table:formula="of:=[.F322]+[.D322]" office:value-type="float" office:value="440">
            <text:p>440</text:p>
          </table:table-cell>
          <table:table-cell table:formula="of:=[.D321]" office:value-type="float" office:value="120">
            <text:p>120</text:p>
          </table:table-cell>
          <table:table-cell table:formula="of:=FACT([.C322])" office:value-type="float" office:value="0">
            <text:p>#WAARDE!</text:p>
          </table:table-cell>
          <table:table-cell table:formula="of:=[.A322]*[.B322]" office:value-type="float" office:value="320">
            <text:p>320</text:p>
          </table:table-cell>
          <table:table-cell table:formula="of:=([.D322]^[.C322])*EXP(-[.D322])/[.E3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2]+1" office:value-type="float" office:value="321">
            <text:p>321</text:p>
          </table:table-cell>
          <table:table-cell table:formula="of:=[.B322]" office:value-type="float" office:value="1">
            <text:p>1</text:p>
          </table:table-cell>
          <table:table-cell table:formula="of:=[.F323]+[.D323]" office:value-type="float" office:value="441">
            <text:p>441</text:p>
          </table:table-cell>
          <table:table-cell table:formula="of:=[.D322]" office:value-type="float" office:value="120">
            <text:p>120</text:p>
          </table:table-cell>
          <table:table-cell table:formula="of:=FACT([.C323])" office:value-type="float" office:value="0">
            <text:p>#WAARDE!</text:p>
          </table:table-cell>
          <table:table-cell table:formula="of:=[.A323]*[.B323]" office:value-type="float" office:value="321">
            <text:p>321</text:p>
          </table:table-cell>
          <table:table-cell table:formula="of:=([.D323]^[.C323])*EXP(-[.D323])/[.E3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3]+1" office:value-type="float" office:value="322">
            <text:p>322</text:p>
          </table:table-cell>
          <table:table-cell table:formula="of:=[.B323]" office:value-type="float" office:value="1">
            <text:p>1</text:p>
          </table:table-cell>
          <table:table-cell table:formula="of:=[.F324]+[.D324]" office:value-type="float" office:value="442">
            <text:p>442</text:p>
          </table:table-cell>
          <table:table-cell table:formula="of:=[.D323]" office:value-type="float" office:value="120">
            <text:p>120</text:p>
          </table:table-cell>
          <table:table-cell table:formula="of:=FACT([.C324])" office:value-type="float" office:value="0">
            <text:p>#WAARDE!</text:p>
          </table:table-cell>
          <table:table-cell table:formula="of:=[.A324]*[.B324]" office:value-type="float" office:value="322">
            <text:p>322</text:p>
          </table:table-cell>
          <table:table-cell table:formula="of:=([.D324]^[.C324])*EXP(-[.D324])/[.E3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4]+1" office:value-type="float" office:value="323">
            <text:p>323</text:p>
          </table:table-cell>
          <table:table-cell table:formula="of:=[.B324]" office:value-type="float" office:value="1">
            <text:p>1</text:p>
          </table:table-cell>
          <table:table-cell table:formula="of:=[.F325]+[.D325]" office:value-type="float" office:value="443">
            <text:p>443</text:p>
          </table:table-cell>
          <table:table-cell table:formula="of:=[.D324]" office:value-type="float" office:value="120">
            <text:p>120</text:p>
          </table:table-cell>
          <table:table-cell table:formula="of:=FACT([.C325])" office:value-type="float" office:value="0">
            <text:p>#WAARDE!</text:p>
          </table:table-cell>
          <table:table-cell table:formula="of:=[.A325]*[.B325]" office:value-type="float" office:value="323">
            <text:p>323</text:p>
          </table:table-cell>
          <table:table-cell table:formula="of:=([.D325]^[.C325])*EXP(-[.D325])/[.E3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5]+1" office:value-type="float" office:value="324">
            <text:p>324</text:p>
          </table:table-cell>
          <table:table-cell table:formula="of:=[.B325]" office:value-type="float" office:value="1">
            <text:p>1</text:p>
          </table:table-cell>
          <table:table-cell table:formula="of:=[.F326]+[.D326]" office:value-type="float" office:value="444">
            <text:p>444</text:p>
          </table:table-cell>
          <table:table-cell table:formula="of:=[.D325]" office:value-type="float" office:value="120">
            <text:p>120</text:p>
          </table:table-cell>
          <table:table-cell table:formula="of:=FACT([.C326])" office:value-type="float" office:value="0">
            <text:p>#WAARDE!</text:p>
          </table:table-cell>
          <table:table-cell table:formula="of:=[.A326]*[.B326]" office:value-type="float" office:value="324">
            <text:p>324</text:p>
          </table:table-cell>
          <table:table-cell table:formula="of:=([.D326]^[.C326])*EXP(-[.D326])/[.E3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6]+1" office:value-type="float" office:value="325">
            <text:p>325</text:p>
          </table:table-cell>
          <table:table-cell table:formula="of:=[.B326]" office:value-type="float" office:value="1">
            <text:p>1</text:p>
          </table:table-cell>
          <table:table-cell table:formula="of:=[.F327]+[.D327]" office:value-type="float" office:value="445">
            <text:p>445</text:p>
          </table:table-cell>
          <table:table-cell table:formula="of:=[.D326]" office:value-type="float" office:value="120">
            <text:p>120</text:p>
          </table:table-cell>
          <table:table-cell table:formula="of:=FACT([.C327])" office:value-type="float" office:value="0">
            <text:p>#WAARDE!</text:p>
          </table:table-cell>
          <table:table-cell table:formula="of:=[.A327]*[.B327]" office:value-type="float" office:value="325">
            <text:p>325</text:p>
          </table:table-cell>
          <table:table-cell table:formula="of:=([.D327]^[.C327])*EXP(-[.D327])/[.E3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7]+1" office:value-type="float" office:value="326">
            <text:p>326</text:p>
          </table:table-cell>
          <table:table-cell table:formula="of:=[.B327]" office:value-type="float" office:value="1">
            <text:p>1</text:p>
          </table:table-cell>
          <table:table-cell table:formula="of:=[.F328]+[.D328]" office:value-type="float" office:value="446">
            <text:p>446</text:p>
          </table:table-cell>
          <table:table-cell table:formula="of:=[.D327]" office:value-type="float" office:value="120">
            <text:p>120</text:p>
          </table:table-cell>
          <table:table-cell table:formula="of:=FACT([.C328])" office:value-type="float" office:value="0">
            <text:p>#WAARDE!</text:p>
          </table:table-cell>
          <table:table-cell table:formula="of:=[.A328]*[.B328]" office:value-type="float" office:value="326">
            <text:p>326</text:p>
          </table:table-cell>
          <table:table-cell table:formula="of:=([.D328]^[.C328])*EXP(-[.D328])/[.E3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8]+1" office:value-type="float" office:value="327">
            <text:p>327</text:p>
          </table:table-cell>
          <table:table-cell table:formula="of:=[.B328]" office:value-type="float" office:value="1">
            <text:p>1</text:p>
          </table:table-cell>
          <table:table-cell table:formula="of:=[.F329]+[.D329]" office:value-type="float" office:value="447">
            <text:p>447</text:p>
          </table:table-cell>
          <table:table-cell table:formula="of:=[.D328]" office:value-type="float" office:value="120">
            <text:p>120</text:p>
          </table:table-cell>
          <table:table-cell table:formula="of:=FACT([.C329])" office:value-type="float" office:value="0">
            <text:p>#WAARDE!</text:p>
          </table:table-cell>
          <table:table-cell table:formula="of:=[.A329]*[.B329]" office:value-type="float" office:value="327">
            <text:p>327</text:p>
          </table:table-cell>
          <table:table-cell table:formula="of:=([.D329]^[.C329])*EXP(-[.D329])/[.E3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29]+1" office:value-type="float" office:value="328">
            <text:p>328</text:p>
          </table:table-cell>
          <table:table-cell table:formula="of:=[.B329]" office:value-type="float" office:value="1">
            <text:p>1</text:p>
          </table:table-cell>
          <table:table-cell table:formula="of:=[.F330]+[.D330]" office:value-type="float" office:value="448">
            <text:p>448</text:p>
          </table:table-cell>
          <table:table-cell table:formula="of:=[.D329]" office:value-type="float" office:value="120">
            <text:p>120</text:p>
          </table:table-cell>
          <table:table-cell table:formula="of:=FACT([.C330])" office:value-type="float" office:value="0">
            <text:p>#WAARDE!</text:p>
          </table:table-cell>
          <table:table-cell table:formula="of:=[.A330]*[.B330]" office:value-type="float" office:value="328">
            <text:p>328</text:p>
          </table:table-cell>
          <table:table-cell table:formula="of:=([.D330]^[.C330])*EXP(-[.D330])/[.E3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0]+1" office:value-type="float" office:value="329">
            <text:p>329</text:p>
          </table:table-cell>
          <table:table-cell table:formula="of:=[.B330]" office:value-type="float" office:value="1">
            <text:p>1</text:p>
          </table:table-cell>
          <table:table-cell table:formula="of:=[.F331]+[.D331]" office:value-type="float" office:value="449">
            <text:p>449</text:p>
          </table:table-cell>
          <table:table-cell table:formula="of:=[.D330]" office:value-type="float" office:value="120">
            <text:p>120</text:p>
          </table:table-cell>
          <table:table-cell table:formula="of:=FACT([.C331])" office:value-type="float" office:value="0">
            <text:p>#WAARDE!</text:p>
          </table:table-cell>
          <table:table-cell table:formula="of:=[.A331]*[.B331]" office:value-type="float" office:value="329">
            <text:p>329</text:p>
          </table:table-cell>
          <table:table-cell table:formula="of:=([.D331]^[.C331])*EXP(-[.D331])/[.E3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1]+1" office:value-type="float" office:value="330">
            <text:p>330</text:p>
          </table:table-cell>
          <table:table-cell table:formula="of:=[.B331]" office:value-type="float" office:value="1">
            <text:p>1</text:p>
          </table:table-cell>
          <table:table-cell table:formula="of:=[.F332]+[.D332]" office:value-type="float" office:value="450">
            <text:p>450</text:p>
          </table:table-cell>
          <table:table-cell table:formula="of:=[.D331]" office:value-type="float" office:value="120">
            <text:p>120</text:p>
          </table:table-cell>
          <table:table-cell table:formula="of:=FACT([.C332])" office:value-type="float" office:value="0">
            <text:p>#WAARDE!</text:p>
          </table:table-cell>
          <table:table-cell table:formula="of:=[.A332]*[.B332]" office:value-type="float" office:value="330">
            <text:p>330</text:p>
          </table:table-cell>
          <table:table-cell table:formula="of:=([.D332]^[.C332])*EXP(-[.D332])/[.E3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2]+1" office:value-type="float" office:value="331">
            <text:p>331</text:p>
          </table:table-cell>
          <table:table-cell table:formula="of:=[.B332]" office:value-type="float" office:value="1">
            <text:p>1</text:p>
          </table:table-cell>
          <table:table-cell table:formula="of:=[.F333]+[.D333]" office:value-type="float" office:value="451">
            <text:p>451</text:p>
          </table:table-cell>
          <table:table-cell table:formula="of:=[.D332]" office:value-type="float" office:value="120">
            <text:p>120</text:p>
          </table:table-cell>
          <table:table-cell table:formula="of:=FACT([.C333])" office:value-type="float" office:value="0">
            <text:p>#WAARDE!</text:p>
          </table:table-cell>
          <table:table-cell table:formula="of:=[.A333]*[.B333]" office:value-type="float" office:value="331">
            <text:p>331</text:p>
          </table:table-cell>
          <table:table-cell table:formula="of:=([.D333]^[.C333])*EXP(-[.D333])/[.E3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3]+1" office:value-type="float" office:value="332">
            <text:p>332</text:p>
          </table:table-cell>
          <table:table-cell table:formula="of:=[.B333]" office:value-type="float" office:value="1">
            <text:p>1</text:p>
          </table:table-cell>
          <table:table-cell table:formula="of:=[.F334]+[.D334]" office:value-type="float" office:value="452">
            <text:p>452</text:p>
          </table:table-cell>
          <table:table-cell table:formula="of:=[.D333]" office:value-type="float" office:value="120">
            <text:p>120</text:p>
          </table:table-cell>
          <table:table-cell table:formula="of:=FACT([.C334])" office:value-type="float" office:value="0">
            <text:p>#WAARDE!</text:p>
          </table:table-cell>
          <table:table-cell table:formula="of:=[.A334]*[.B334]" office:value-type="float" office:value="332">
            <text:p>332</text:p>
          </table:table-cell>
          <table:table-cell table:formula="of:=([.D334]^[.C334])*EXP(-[.D334])/[.E3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4]+1" office:value-type="float" office:value="333">
            <text:p>333</text:p>
          </table:table-cell>
          <table:table-cell table:formula="of:=[.B334]" office:value-type="float" office:value="1">
            <text:p>1</text:p>
          </table:table-cell>
          <table:table-cell table:formula="of:=[.F335]+[.D335]" office:value-type="float" office:value="453">
            <text:p>453</text:p>
          </table:table-cell>
          <table:table-cell table:formula="of:=[.D334]" office:value-type="float" office:value="120">
            <text:p>120</text:p>
          </table:table-cell>
          <table:table-cell table:formula="of:=FACT([.C335])" office:value-type="float" office:value="0">
            <text:p>#WAARDE!</text:p>
          </table:table-cell>
          <table:table-cell table:formula="of:=[.A335]*[.B335]" office:value-type="float" office:value="333">
            <text:p>333</text:p>
          </table:table-cell>
          <table:table-cell table:formula="of:=([.D335]^[.C335])*EXP(-[.D335])/[.E3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5]+1" office:value-type="float" office:value="334">
            <text:p>334</text:p>
          </table:table-cell>
          <table:table-cell table:formula="of:=[.B335]" office:value-type="float" office:value="1">
            <text:p>1</text:p>
          </table:table-cell>
          <table:table-cell table:formula="of:=[.F336]+[.D336]" office:value-type="float" office:value="454">
            <text:p>454</text:p>
          </table:table-cell>
          <table:table-cell table:formula="of:=[.D335]" office:value-type="float" office:value="120">
            <text:p>120</text:p>
          </table:table-cell>
          <table:table-cell table:formula="of:=FACT([.C336])" office:value-type="float" office:value="0">
            <text:p>#WAARDE!</text:p>
          </table:table-cell>
          <table:table-cell table:formula="of:=[.A336]*[.B336]" office:value-type="float" office:value="334">
            <text:p>334</text:p>
          </table:table-cell>
          <table:table-cell table:formula="of:=([.D336]^[.C336])*EXP(-[.D336])/[.E3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6]+1" office:value-type="float" office:value="335">
            <text:p>335</text:p>
          </table:table-cell>
          <table:table-cell table:formula="of:=[.B336]" office:value-type="float" office:value="1">
            <text:p>1</text:p>
          </table:table-cell>
          <table:table-cell table:formula="of:=[.F337]+[.D337]" office:value-type="float" office:value="455">
            <text:p>455</text:p>
          </table:table-cell>
          <table:table-cell table:formula="of:=[.D336]" office:value-type="float" office:value="120">
            <text:p>120</text:p>
          </table:table-cell>
          <table:table-cell table:formula="of:=FACT([.C337])" office:value-type="float" office:value="0">
            <text:p>#WAARDE!</text:p>
          </table:table-cell>
          <table:table-cell table:formula="of:=[.A337]*[.B337]" office:value-type="float" office:value="335">
            <text:p>335</text:p>
          </table:table-cell>
          <table:table-cell table:formula="of:=([.D337]^[.C337])*EXP(-[.D337])/[.E3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7]+1" office:value-type="float" office:value="336">
            <text:p>336</text:p>
          </table:table-cell>
          <table:table-cell table:formula="of:=[.B337]" office:value-type="float" office:value="1">
            <text:p>1</text:p>
          </table:table-cell>
          <table:table-cell table:formula="of:=[.F338]+[.D338]" office:value-type="float" office:value="456">
            <text:p>456</text:p>
          </table:table-cell>
          <table:table-cell table:formula="of:=[.D337]" office:value-type="float" office:value="120">
            <text:p>120</text:p>
          </table:table-cell>
          <table:table-cell table:formula="of:=FACT([.C338])" office:value-type="float" office:value="0">
            <text:p>#WAARDE!</text:p>
          </table:table-cell>
          <table:table-cell table:formula="of:=[.A338]*[.B338]" office:value-type="float" office:value="336">
            <text:p>336</text:p>
          </table:table-cell>
          <table:table-cell table:formula="of:=([.D338]^[.C338])*EXP(-[.D338])/[.E3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8]+1" office:value-type="float" office:value="337">
            <text:p>337</text:p>
          </table:table-cell>
          <table:table-cell table:formula="of:=[.B338]" office:value-type="float" office:value="1">
            <text:p>1</text:p>
          </table:table-cell>
          <table:table-cell table:formula="of:=[.F339]+[.D339]" office:value-type="float" office:value="457">
            <text:p>457</text:p>
          </table:table-cell>
          <table:table-cell table:formula="of:=[.D338]" office:value-type="float" office:value="120">
            <text:p>120</text:p>
          </table:table-cell>
          <table:table-cell table:formula="of:=FACT([.C339])" office:value-type="float" office:value="0">
            <text:p>#WAARDE!</text:p>
          </table:table-cell>
          <table:table-cell table:formula="of:=[.A339]*[.B339]" office:value-type="float" office:value="337">
            <text:p>337</text:p>
          </table:table-cell>
          <table:table-cell table:formula="of:=([.D339]^[.C339])*EXP(-[.D339])/[.E3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39]+1" office:value-type="float" office:value="338">
            <text:p>338</text:p>
          </table:table-cell>
          <table:table-cell table:formula="of:=[.B339]" office:value-type="float" office:value="1">
            <text:p>1</text:p>
          </table:table-cell>
          <table:table-cell table:formula="of:=[.F340]+[.D340]" office:value-type="float" office:value="458">
            <text:p>458</text:p>
          </table:table-cell>
          <table:table-cell table:formula="of:=[.D339]" office:value-type="float" office:value="120">
            <text:p>120</text:p>
          </table:table-cell>
          <table:table-cell table:formula="of:=FACT([.C340])" office:value-type="float" office:value="0">
            <text:p>#WAARDE!</text:p>
          </table:table-cell>
          <table:table-cell table:formula="of:=[.A340]*[.B340]" office:value-type="float" office:value="338">
            <text:p>338</text:p>
          </table:table-cell>
          <table:table-cell table:formula="of:=([.D340]^[.C340])*EXP(-[.D340])/[.E3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0]+1" office:value-type="float" office:value="339">
            <text:p>339</text:p>
          </table:table-cell>
          <table:table-cell table:formula="of:=[.B340]" office:value-type="float" office:value="1">
            <text:p>1</text:p>
          </table:table-cell>
          <table:table-cell table:formula="of:=[.F341]+[.D341]" office:value-type="float" office:value="459">
            <text:p>459</text:p>
          </table:table-cell>
          <table:table-cell table:formula="of:=[.D340]" office:value-type="float" office:value="120">
            <text:p>120</text:p>
          </table:table-cell>
          <table:table-cell table:formula="of:=FACT([.C341])" office:value-type="float" office:value="0">
            <text:p>#WAARDE!</text:p>
          </table:table-cell>
          <table:table-cell table:formula="of:=[.A341]*[.B341]" office:value-type="float" office:value="339">
            <text:p>339</text:p>
          </table:table-cell>
          <table:table-cell table:formula="of:=([.D341]^[.C341])*EXP(-[.D341])/[.E3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1]+1" office:value-type="float" office:value="340">
            <text:p>340</text:p>
          </table:table-cell>
          <table:table-cell table:formula="of:=[.B341]" office:value-type="float" office:value="1">
            <text:p>1</text:p>
          </table:table-cell>
          <table:table-cell table:formula="of:=[.F342]+[.D342]" office:value-type="float" office:value="460">
            <text:p>460</text:p>
          </table:table-cell>
          <table:table-cell table:formula="of:=[.D341]" office:value-type="float" office:value="120">
            <text:p>120</text:p>
          </table:table-cell>
          <table:table-cell table:formula="of:=FACT([.C342])" office:value-type="float" office:value="0">
            <text:p>#WAARDE!</text:p>
          </table:table-cell>
          <table:table-cell table:formula="of:=[.A342]*[.B342]" office:value-type="float" office:value="340">
            <text:p>340</text:p>
          </table:table-cell>
          <table:table-cell table:formula="of:=([.D342]^[.C342])*EXP(-[.D342])/[.E3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2]+1" office:value-type="float" office:value="341">
            <text:p>341</text:p>
          </table:table-cell>
          <table:table-cell table:formula="of:=[.B342]" office:value-type="float" office:value="1">
            <text:p>1</text:p>
          </table:table-cell>
          <table:table-cell table:formula="of:=[.F343]+[.D343]" office:value-type="float" office:value="461">
            <text:p>461</text:p>
          </table:table-cell>
          <table:table-cell table:formula="of:=[.D342]" office:value-type="float" office:value="120">
            <text:p>120</text:p>
          </table:table-cell>
          <table:table-cell table:formula="of:=FACT([.C343])" office:value-type="float" office:value="0">
            <text:p>#WAARDE!</text:p>
          </table:table-cell>
          <table:table-cell table:formula="of:=[.A343]*[.B343]" office:value-type="float" office:value="341">
            <text:p>341</text:p>
          </table:table-cell>
          <table:table-cell table:formula="of:=([.D343]^[.C343])*EXP(-[.D343])/[.E3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3]+1" office:value-type="float" office:value="342">
            <text:p>342</text:p>
          </table:table-cell>
          <table:table-cell table:formula="of:=[.B343]" office:value-type="float" office:value="1">
            <text:p>1</text:p>
          </table:table-cell>
          <table:table-cell table:formula="of:=[.F344]+[.D344]" office:value-type="float" office:value="462">
            <text:p>462</text:p>
          </table:table-cell>
          <table:table-cell table:formula="of:=[.D343]" office:value-type="float" office:value="120">
            <text:p>120</text:p>
          </table:table-cell>
          <table:table-cell table:formula="of:=FACT([.C344])" office:value-type="float" office:value="0">
            <text:p>#WAARDE!</text:p>
          </table:table-cell>
          <table:table-cell table:formula="of:=[.A344]*[.B344]" office:value-type="float" office:value="342">
            <text:p>342</text:p>
          </table:table-cell>
          <table:table-cell table:formula="of:=([.D344]^[.C344])*EXP(-[.D344])/[.E3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4]+1" office:value-type="float" office:value="343">
            <text:p>343</text:p>
          </table:table-cell>
          <table:table-cell table:formula="of:=[.B344]" office:value-type="float" office:value="1">
            <text:p>1</text:p>
          </table:table-cell>
          <table:table-cell table:formula="of:=[.F345]+[.D345]" office:value-type="float" office:value="463">
            <text:p>463</text:p>
          </table:table-cell>
          <table:table-cell table:formula="of:=[.D344]" office:value-type="float" office:value="120">
            <text:p>120</text:p>
          </table:table-cell>
          <table:table-cell table:formula="of:=FACT([.C345])" office:value-type="float" office:value="0">
            <text:p>#WAARDE!</text:p>
          </table:table-cell>
          <table:table-cell table:formula="of:=[.A345]*[.B345]" office:value-type="float" office:value="343">
            <text:p>343</text:p>
          </table:table-cell>
          <table:table-cell table:formula="of:=([.D345]^[.C345])*EXP(-[.D345])/[.E3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5]+1" office:value-type="float" office:value="344">
            <text:p>344</text:p>
          </table:table-cell>
          <table:table-cell table:formula="of:=[.B345]" office:value-type="float" office:value="1">
            <text:p>1</text:p>
          </table:table-cell>
          <table:table-cell table:formula="of:=[.F346]+[.D346]" office:value-type="float" office:value="464">
            <text:p>464</text:p>
          </table:table-cell>
          <table:table-cell table:formula="of:=[.D345]" office:value-type="float" office:value="120">
            <text:p>120</text:p>
          </table:table-cell>
          <table:table-cell table:formula="of:=FACT([.C346])" office:value-type="float" office:value="0">
            <text:p>#WAARDE!</text:p>
          </table:table-cell>
          <table:table-cell table:formula="of:=[.A346]*[.B346]" office:value-type="float" office:value="344">
            <text:p>344</text:p>
          </table:table-cell>
          <table:table-cell table:formula="of:=([.D346]^[.C346])*EXP(-[.D346])/[.E3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6]+1" office:value-type="float" office:value="345">
            <text:p>345</text:p>
          </table:table-cell>
          <table:table-cell table:formula="of:=[.B346]" office:value-type="float" office:value="1">
            <text:p>1</text:p>
          </table:table-cell>
          <table:table-cell table:formula="of:=[.F347]+[.D347]" office:value-type="float" office:value="465">
            <text:p>465</text:p>
          </table:table-cell>
          <table:table-cell table:formula="of:=[.D346]" office:value-type="float" office:value="120">
            <text:p>120</text:p>
          </table:table-cell>
          <table:table-cell table:formula="of:=FACT([.C347])" office:value-type="float" office:value="0">
            <text:p>#WAARDE!</text:p>
          </table:table-cell>
          <table:table-cell table:formula="of:=[.A347]*[.B347]" office:value-type="float" office:value="345">
            <text:p>345</text:p>
          </table:table-cell>
          <table:table-cell table:formula="of:=([.D347]^[.C347])*EXP(-[.D347])/[.E3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7]+1" office:value-type="float" office:value="346">
            <text:p>346</text:p>
          </table:table-cell>
          <table:table-cell table:formula="of:=[.B347]" office:value-type="float" office:value="1">
            <text:p>1</text:p>
          </table:table-cell>
          <table:table-cell table:formula="of:=[.F348]+[.D348]" office:value-type="float" office:value="466">
            <text:p>466</text:p>
          </table:table-cell>
          <table:table-cell table:formula="of:=[.D347]" office:value-type="float" office:value="120">
            <text:p>120</text:p>
          </table:table-cell>
          <table:table-cell table:formula="of:=FACT([.C348])" office:value-type="float" office:value="0">
            <text:p>#WAARDE!</text:p>
          </table:table-cell>
          <table:table-cell table:formula="of:=[.A348]*[.B348]" office:value-type="float" office:value="346">
            <text:p>346</text:p>
          </table:table-cell>
          <table:table-cell table:formula="of:=([.D348]^[.C348])*EXP(-[.D348])/[.E3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8]+1" office:value-type="float" office:value="347">
            <text:p>347</text:p>
          </table:table-cell>
          <table:table-cell table:formula="of:=[.B348]" office:value-type="float" office:value="1">
            <text:p>1</text:p>
          </table:table-cell>
          <table:table-cell table:formula="of:=[.F349]+[.D349]" office:value-type="float" office:value="467">
            <text:p>467</text:p>
          </table:table-cell>
          <table:table-cell table:formula="of:=[.D348]" office:value-type="float" office:value="120">
            <text:p>120</text:p>
          </table:table-cell>
          <table:table-cell table:formula="of:=FACT([.C349])" office:value-type="float" office:value="0">
            <text:p>#WAARDE!</text:p>
          </table:table-cell>
          <table:table-cell table:formula="of:=[.A349]*[.B349]" office:value-type="float" office:value="347">
            <text:p>347</text:p>
          </table:table-cell>
          <table:table-cell table:formula="of:=([.D349]^[.C349])*EXP(-[.D349])/[.E3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49]+1" office:value-type="float" office:value="348">
            <text:p>348</text:p>
          </table:table-cell>
          <table:table-cell table:formula="of:=[.B349]" office:value-type="float" office:value="1">
            <text:p>1</text:p>
          </table:table-cell>
          <table:table-cell table:formula="of:=[.F350]+[.D350]" office:value-type="float" office:value="468">
            <text:p>468</text:p>
          </table:table-cell>
          <table:table-cell table:formula="of:=[.D349]" office:value-type="float" office:value="120">
            <text:p>120</text:p>
          </table:table-cell>
          <table:table-cell table:formula="of:=FACT([.C350])" office:value-type="float" office:value="0">
            <text:p>#WAARDE!</text:p>
          </table:table-cell>
          <table:table-cell table:formula="of:=[.A350]*[.B350]" office:value-type="float" office:value="348">
            <text:p>348</text:p>
          </table:table-cell>
          <table:table-cell table:formula="of:=([.D350]^[.C350])*EXP(-[.D350])/[.E3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0]+1" office:value-type="float" office:value="349">
            <text:p>349</text:p>
          </table:table-cell>
          <table:table-cell table:formula="of:=[.B350]" office:value-type="float" office:value="1">
            <text:p>1</text:p>
          </table:table-cell>
          <table:table-cell table:formula="of:=[.F351]+[.D351]" office:value-type="float" office:value="469">
            <text:p>469</text:p>
          </table:table-cell>
          <table:table-cell table:formula="of:=[.D350]" office:value-type="float" office:value="120">
            <text:p>120</text:p>
          </table:table-cell>
          <table:table-cell table:formula="of:=FACT([.C351])" office:value-type="float" office:value="0">
            <text:p>#WAARDE!</text:p>
          </table:table-cell>
          <table:table-cell table:formula="of:=[.A351]*[.B351]" office:value-type="float" office:value="349">
            <text:p>349</text:p>
          </table:table-cell>
          <table:table-cell table:formula="of:=([.D351]^[.C351])*EXP(-[.D351])/[.E3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1]+1" office:value-type="float" office:value="350">
            <text:p>350</text:p>
          </table:table-cell>
          <table:table-cell table:formula="of:=[.B351]" office:value-type="float" office:value="1">
            <text:p>1</text:p>
          </table:table-cell>
          <table:table-cell table:formula="of:=[.F352]+[.D352]" office:value-type="float" office:value="470">
            <text:p>470</text:p>
          </table:table-cell>
          <table:table-cell table:formula="of:=[.D351]" office:value-type="float" office:value="120">
            <text:p>120</text:p>
          </table:table-cell>
          <table:table-cell table:formula="of:=FACT([.C352])" office:value-type="float" office:value="0">
            <text:p>#WAARDE!</text:p>
          </table:table-cell>
          <table:table-cell table:formula="of:=[.A352]*[.B352]" office:value-type="float" office:value="350">
            <text:p>350</text:p>
          </table:table-cell>
          <table:table-cell table:formula="of:=([.D352]^[.C352])*EXP(-[.D352])/[.E3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2]+1" office:value-type="float" office:value="351">
            <text:p>351</text:p>
          </table:table-cell>
          <table:table-cell table:formula="of:=[.B352]" office:value-type="float" office:value="1">
            <text:p>1</text:p>
          </table:table-cell>
          <table:table-cell table:formula="of:=[.F353]+[.D353]" office:value-type="float" office:value="471">
            <text:p>471</text:p>
          </table:table-cell>
          <table:table-cell table:formula="of:=[.D352]" office:value-type="float" office:value="120">
            <text:p>120</text:p>
          </table:table-cell>
          <table:table-cell table:formula="of:=FACT([.C353])" office:value-type="float" office:value="0">
            <text:p>#WAARDE!</text:p>
          </table:table-cell>
          <table:table-cell table:formula="of:=[.A353]*[.B353]" office:value-type="float" office:value="351">
            <text:p>351</text:p>
          </table:table-cell>
          <table:table-cell table:formula="of:=([.D353]^[.C353])*EXP(-[.D353])/[.E3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3]+1" office:value-type="float" office:value="352">
            <text:p>352</text:p>
          </table:table-cell>
          <table:table-cell table:formula="of:=[.B353]" office:value-type="float" office:value="1">
            <text:p>1</text:p>
          </table:table-cell>
          <table:table-cell table:formula="of:=[.F354]+[.D354]" office:value-type="float" office:value="472">
            <text:p>472</text:p>
          </table:table-cell>
          <table:table-cell table:formula="of:=[.D353]" office:value-type="float" office:value="120">
            <text:p>120</text:p>
          </table:table-cell>
          <table:table-cell table:formula="of:=FACT([.C354])" office:value-type="float" office:value="0">
            <text:p>#WAARDE!</text:p>
          </table:table-cell>
          <table:table-cell table:formula="of:=[.A354]*[.B354]" office:value-type="float" office:value="352">
            <text:p>352</text:p>
          </table:table-cell>
          <table:table-cell table:formula="of:=([.D354]^[.C354])*EXP(-[.D354])/[.E3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4]+1" office:value-type="float" office:value="353">
            <text:p>353</text:p>
          </table:table-cell>
          <table:table-cell table:formula="of:=[.B354]" office:value-type="float" office:value="1">
            <text:p>1</text:p>
          </table:table-cell>
          <table:table-cell table:formula="of:=[.F355]+[.D355]" office:value-type="float" office:value="473">
            <text:p>473</text:p>
          </table:table-cell>
          <table:table-cell table:formula="of:=[.D354]" office:value-type="float" office:value="120">
            <text:p>120</text:p>
          </table:table-cell>
          <table:table-cell table:formula="of:=FACT([.C355])" office:value-type="float" office:value="0">
            <text:p>#WAARDE!</text:p>
          </table:table-cell>
          <table:table-cell table:formula="of:=[.A355]*[.B355]" office:value-type="float" office:value="353">
            <text:p>353</text:p>
          </table:table-cell>
          <table:table-cell table:formula="of:=([.D355]^[.C355])*EXP(-[.D355])/[.E3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5]+1" office:value-type="float" office:value="354">
            <text:p>354</text:p>
          </table:table-cell>
          <table:table-cell table:formula="of:=[.B355]" office:value-type="float" office:value="1">
            <text:p>1</text:p>
          </table:table-cell>
          <table:table-cell table:formula="of:=[.F356]+[.D356]" office:value-type="float" office:value="474">
            <text:p>474</text:p>
          </table:table-cell>
          <table:table-cell table:formula="of:=[.D355]" office:value-type="float" office:value="120">
            <text:p>120</text:p>
          </table:table-cell>
          <table:table-cell table:formula="of:=FACT([.C356])" office:value-type="float" office:value="0">
            <text:p>#WAARDE!</text:p>
          </table:table-cell>
          <table:table-cell table:formula="of:=[.A356]*[.B356]" office:value-type="float" office:value="354">
            <text:p>354</text:p>
          </table:table-cell>
          <table:table-cell table:formula="of:=([.D356]^[.C356])*EXP(-[.D356])/[.E3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6]+1" office:value-type="float" office:value="355">
            <text:p>355</text:p>
          </table:table-cell>
          <table:table-cell table:formula="of:=[.B356]" office:value-type="float" office:value="1">
            <text:p>1</text:p>
          </table:table-cell>
          <table:table-cell table:formula="of:=[.F357]+[.D357]" office:value-type="float" office:value="475">
            <text:p>475</text:p>
          </table:table-cell>
          <table:table-cell table:formula="of:=[.D356]" office:value-type="float" office:value="120">
            <text:p>120</text:p>
          </table:table-cell>
          <table:table-cell table:formula="of:=FACT([.C357])" office:value-type="float" office:value="0">
            <text:p>#WAARDE!</text:p>
          </table:table-cell>
          <table:table-cell table:formula="of:=[.A357]*[.B357]" office:value-type="float" office:value="355">
            <text:p>355</text:p>
          </table:table-cell>
          <table:table-cell table:formula="of:=([.D357]^[.C357])*EXP(-[.D357])/[.E3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7]+1" office:value-type="float" office:value="356">
            <text:p>356</text:p>
          </table:table-cell>
          <table:table-cell table:formula="of:=[.B357]" office:value-type="float" office:value="1">
            <text:p>1</text:p>
          </table:table-cell>
          <table:table-cell table:formula="of:=[.F358]+[.D358]" office:value-type="float" office:value="476">
            <text:p>476</text:p>
          </table:table-cell>
          <table:table-cell table:formula="of:=[.D357]" office:value-type="float" office:value="120">
            <text:p>120</text:p>
          </table:table-cell>
          <table:table-cell table:formula="of:=FACT([.C358])" office:value-type="float" office:value="0">
            <text:p>#WAARDE!</text:p>
          </table:table-cell>
          <table:table-cell table:formula="of:=[.A358]*[.B358]" office:value-type="float" office:value="356">
            <text:p>356</text:p>
          </table:table-cell>
          <table:table-cell table:formula="of:=([.D358]^[.C358])*EXP(-[.D358])/[.E3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8]+1" office:value-type="float" office:value="357">
            <text:p>357</text:p>
          </table:table-cell>
          <table:table-cell table:formula="of:=[.B358]" office:value-type="float" office:value="1">
            <text:p>1</text:p>
          </table:table-cell>
          <table:table-cell table:formula="of:=[.F359]+[.D359]" office:value-type="float" office:value="477">
            <text:p>477</text:p>
          </table:table-cell>
          <table:table-cell table:formula="of:=[.D358]" office:value-type="float" office:value="120">
            <text:p>120</text:p>
          </table:table-cell>
          <table:table-cell table:formula="of:=FACT([.C359])" office:value-type="float" office:value="0">
            <text:p>#WAARDE!</text:p>
          </table:table-cell>
          <table:table-cell table:formula="of:=[.A359]*[.B359]" office:value-type="float" office:value="357">
            <text:p>357</text:p>
          </table:table-cell>
          <table:table-cell table:formula="of:=([.D359]^[.C359])*EXP(-[.D359])/[.E3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59]+1" office:value-type="float" office:value="358">
            <text:p>358</text:p>
          </table:table-cell>
          <table:table-cell table:formula="of:=[.B359]" office:value-type="float" office:value="1">
            <text:p>1</text:p>
          </table:table-cell>
          <table:table-cell table:formula="of:=[.F360]+[.D360]" office:value-type="float" office:value="478">
            <text:p>478</text:p>
          </table:table-cell>
          <table:table-cell table:formula="of:=[.D359]" office:value-type="float" office:value="120">
            <text:p>120</text:p>
          </table:table-cell>
          <table:table-cell table:formula="of:=FACT([.C360])" office:value-type="float" office:value="0">
            <text:p>#WAARDE!</text:p>
          </table:table-cell>
          <table:table-cell table:formula="of:=[.A360]*[.B360]" office:value-type="float" office:value="358">
            <text:p>358</text:p>
          </table:table-cell>
          <table:table-cell table:formula="of:=([.D360]^[.C360])*EXP(-[.D360])/[.E3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0]+1" office:value-type="float" office:value="359">
            <text:p>359</text:p>
          </table:table-cell>
          <table:table-cell table:formula="of:=[.B360]" office:value-type="float" office:value="1">
            <text:p>1</text:p>
          </table:table-cell>
          <table:table-cell table:formula="of:=[.F361]+[.D361]" office:value-type="float" office:value="479">
            <text:p>479</text:p>
          </table:table-cell>
          <table:table-cell table:formula="of:=[.D360]" office:value-type="float" office:value="120">
            <text:p>120</text:p>
          </table:table-cell>
          <table:table-cell table:formula="of:=FACT([.C361])" office:value-type="float" office:value="0">
            <text:p>#WAARDE!</text:p>
          </table:table-cell>
          <table:table-cell table:formula="of:=[.A361]*[.B361]" office:value-type="float" office:value="359">
            <text:p>359</text:p>
          </table:table-cell>
          <table:table-cell table:formula="of:=([.D361]^[.C361])*EXP(-[.D361])/[.E3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1]+1" office:value-type="float" office:value="360">
            <text:p>360</text:p>
          </table:table-cell>
          <table:table-cell table:formula="of:=[.B361]" office:value-type="float" office:value="1">
            <text:p>1</text:p>
          </table:table-cell>
          <table:table-cell table:formula="of:=[.F362]+[.D362]" office:value-type="float" office:value="480">
            <text:p>480</text:p>
          </table:table-cell>
          <table:table-cell table:formula="of:=[.D361]" office:value-type="float" office:value="120">
            <text:p>120</text:p>
          </table:table-cell>
          <table:table-cell table:formula="of:=FACT([.C362])" office:value-type="float" office:value="0">
            <text:p>#WAARDE!</text:p>
          </table:table-cell>
          <table:table-cell table:formula="of:=[.A362]*[.B362]" office:value-type="float" office:value="360">
            <text:p>360</text:p>
          </table:table-cell>
          <table:table-cell table:formula="of:=([.D362]^[.C362])*EXP(-[.D362])/[.E3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2]+1" office:value-type="float" office:value="361">
            <text:p>361</text:p>
          </table:table-cell>
          <table:table-cell table:formula="of:=[.B362]" office:value-type="float" office:value="1">
            <text:p>1</text:p>
          </table:table-cell>
          <table:table-cell table:formula="of:=[.F363]+[.D363]" office:value-type="float" office:value="481">
            <text:p>481</text:p>
          </table:table-cell>
          <table:table-cell table:formula="of:=[.D362]" office:value-type="float" office:value="120">
            <text:p>120</text:p>
          </table:table-cell>
          <table:table-cell table:formula="of:=FACT([.C363])" office:value-type="float" office:value="0">
            <text:p>#WAARDE!</text:p>
          </table:table-cell>
          <table:table-cell table:formula="of:=[.A363]*[.B363]" office:value-type="float" office:value="361">
            <text:p>361</text:p>
          </table:table-cell>
          <table:table-cell table:formula="of:=([.D363]^[.C363])*EXP(-[.D363])/[.E3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3]+1" office:value-type="float" office:value="362">
            <text:p>362</text:p>
          </table:table-cell>
          <table:table-cell table:formula="of:=[.B363]" office:value-type="float" office:value="1">
            <text:p>1</text:p>
          </table:table-cell>
          <table:table-cell table:formula="of:=[.F364]+[.D364]" office:value-type="float" office:value="482">
            <text:p>482</text:p>
          </table:table-cell>
          <table:table-cell table:formula="of:=[.D363]" office:value-type="float" office:value="120">
            <text:p>120</text:p>
          </table:table-cell>
          <table:table-cell table:formula="of:=FACT([.C364])" office:value-type="float" office:value="0">
            <text:p>#WAARDE!</text:p>
          </table:table-cell>
          <table:table-cell table:formula="of:=[.A364]*[.B364]" office:value-type="float" office:value="362">
            <text:p>362</text:p>
          </table:table-cell>
          <table:table-cell table:formula="of:=([.D364]^[.C364])*EXP(-[.D364])/[.E3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4]+1" office:value-type="float" office:value="363">
            <text:p>363</text:p>
          </table:table-cell>
          <table:table-cell table:formula="of:=[.B364]" office:value-type="float" office:value="1">
            <text:p>1</text:p>
          </table:table-cell>
          <table:table-cell table:formula="of:=[.F365]+[.D365]" office:value-type="float" office:value="483">
            <text:p>483</text:p>
          </table:table-cell>
          <table:table-cell table:formula="of:=[.D364]" office:value-type="float" office:value="120">
            <text:p>120</text:p>
          </table:table-cell>
          <table:table-cell table:formula="of:=FACT([.C365])" office:value-type="float" office:value="0">
            <text:p>#WAARDE!</text:p>
          </table:table-cell>
          <table:table-cell table:formula="of:=[.A365]*[.B365]" office:value-type="float" office:value="363">
            <text:p>363</text:p>
          </table:table-cell>
          <table:table-cell table:formula="of:=([.D365]^[.C365])*EXP(-[.D365])/[.E3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5]+1" office:value-type="float" office:value="364">
            <text:p>364</text:p>
          </table:table-cell>
          <table:table-cell table:formula="of:=[.B365]" office:value-type="float" office:value="1">
            <text:p>1</text:p>
          </table:table-cell>
          <table:table-cell table:formula="of:=[.F366]+[.D366]" office:value-type="float" office:value="484">
            <text:p>484</text:p>
          </table:table-cell>
          <table:table-cell table:formula="of:=[.D365]" office:value-type="float" office:value="120">
            <text:p>120</text:p>
          </table:table-cell>
          <table:table-cell table:formula="of:=FACT([.C366])" office:value-type="float" office:value="0">
            <text:p>#WAARDE!</text:p>
          </table:table-cell>
          <table:table-cell table:formula="of:=[.A366]*[.B366]" office:value-type="float" office:value="364">
            <text:p>364</text:p>
          </table:table-cell>
          <table:table-cell table:formula="of:=([.D366]^[.C366])*EXP(-[.D366])/[.E3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6]+1" office:value-type="float" office:value="365">
            <text:p>365</text:p>
          </table:table-cell>
          <table:table-cell table:formula="of:=[.B366]" office:value-type="float" office:value="1">
            <text:p>1</text:p>
          </table:table-cell>
          <table:table-cell table:formula="of:=[.F367]+[.D367]" office:value-type="float" office:value="485">
            <text:p>485</text:p>
          </table:table-cell>
          <table:table-cell table:formula="of:=[.D366]" office:value-type="float" office:value="120">
            <text:p>120</text:p>
          </table:table-cell>
          <table:table-cell table:formula="of:=FACT([.C367])" office:value-type="float" office:value="0">
            <text:p>#WAARDE!</text:p>
          </table:table-cell>
          <table:table-cell table:formula="of:=[.A367]*[.B367]" office:value-type="float" office:value="365">
            <text:p>365</text:p>
          </table:table-cell>
          <table:table-cell table:formula="of:=([.D367]^[.C367])*EXP(-[.D367])/[.E3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7]+1" office:value-type="float" office:value="366">
            <text:p>366</text:p>
          </table:table-cell>
          <table:table-cell table:formula="of:=[.B367]" office:value-type="float" office:value="1">
            <text:p>1</text:p>
          </table:table-cell>
          <table:table-cell table:formula="of:=[.F368]+[.D368]" office:value-type="float" office:value="486">
            <text:p>486</text:p>
          </table:table-cell>
          <table:table-cell table:formula="of:=[.D367]" office:value-type="float" office:value="120">
            <text:p>120</text:p>
          </table:table-cell>
          <table:table-cell table:formula="of:=FACT([.C368])" office:value-type="float" office:value="0">
            <text:p>#WAARDE!</text:p>
          </table:table-cell>
          <table:table-cell table:formula="of:=[.A368]*[.B368]" office:value-type="float" office:value="366">
            <text:p>366</text:p>
          </table:table-cell>
          <table:table-cell table:formula="of:=([.D368]^[.C368])*EXP(-[.D368])/[.E3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8]+1" office:value-type="float" office:value="367">
            <text:p>367</text:p>
          </table:table-cell>
          <table:table-cell table:formula="of:=[.B368]" office:value-type="float" office:value="1">
            <text:p>1</text:p>
          </table:table-cell>
          <table:table-cell table:formula="of:=[.F369]+[.D369]" office:value-type="float" office:value="487">
            <text:p>487</text:p>
          </table:table-cell>
          <table:table-cell table:formula="of:=[.D368]" office:value-type="float" office:value="120">
            <text:p>120</text:p>
          </table:table-cell>
          <table:table-cell table:formula="of:=FACT([.C369])" office:value-type="float" office:value="0">
            <text:p>#WAARDE!</text:p>
          </table:table-cell>
          <table:table-cell table:formula="of:=[.A369]*[.B369]" office:value-type="float" office:value="367">
            <text:p>367</text:p>
          </table:table-cell>
          <table:table-cell table:formula="of:=([.D369]^[.C369])*EXP(-[.D369])/[.E3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69]+1" office:value-type="float" office:value="368">
            <text:p>368</text:p>
          </table:table-cell>
          <table:table-cell table:formula="of:=[.B369]" office:value-type="float" office:value="1">
            <text:p>1</text:p>
          </table:table-cell>
          <table:table-cell table:formula="of:=[.F370]+[.D370]" office:value-type="float" office:value="488">
            <text:p>488</text:p>
          </table:table-cell>
          <table:table-cell table:formula="of:=[.D369]" office:value-type="float" office:value="120">
            <text:p>120</text:p>
          </table:table-cell>
          <table:table-cell table:formula="of:=FACT([.C370])" office:value-type="float" office:value="0">
            <text:p>#WAARDE!</text:p>
          </table:table-cell>
          <table:table-cell table:formula="of:=[.A370]*[.B370]" office:value-type="float" office:value="368">
            <text:p>368</text:p>
          </table:table-cell>
          <table:table-cell table:formula="of:=([.D370]^[.C370])*EXP(-[.D370])/[.E3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0]+1" office:value-type="float" office:value="369">
            <text:p>369</text:p>
          </table:table-cell>
          <table:table-cell table:formula="of:=[.B370]" office:value-type="float" office:value="1">
            <text:p>1</text:p>
          </table:table-cell>
          <table:table-cell table:formula="of:=[.F371]+[.D371]" office:value-type="float" office:value="489">
            <text:p>489</text:p>
          </table:table-cell>
          <table:table-cell table:formula="of:=[.D370]" office:value-type="float" office:value="120">
            <text:p>120</text:p>
          </table:table-cell>
          <table:table-cell table:formula="of:=FACT([.C371])" office:value-type="float" office:value="0">
            <text:p>#WAARDE!</text:p>
          </table:table-cell>
          <table:table-cell table:formula="of:=[.A371]*[.B371]" office:value-type="float" office:value="369">
            <text:p>369</text:p>
          </table:table-cell>
          <table:table-cell table:formula="of:=([.D371]^[.C371])*EXP(-[.D371])/[.E3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1]+1" office:value-type="float" office:value="370">
            <text:p>370</text:p>
          </table:table-cell>
          <table:table-cell table:formula="of:=[.B371]" office:value-type="float" office:value="1">
            <text:p>1</text:p>
          </table:table-cell>
          <table:table-cell table:formula="of:=[.F372]+[.D372]" office:value-type="float" office:value="490">
            <text:p>490</text:p>
          </table:table-cell>
          <table:table-cell table:formula="of:=[.D371]" office:value-type="float" office:value="120">
            <text:p>120</text:p>
          </table:table-cell>
          <table:table-cell table:formula="of:=FACT([.C372])" office:value-type="float" office:value="0">
            <text:p>#WAARDE!</text:p>
          </table:table-cell>
          <table:table-cell table:formula="of:=[.A372]*[.B372]" office:value-type="float" office:value="370">
            <text:p>370</text:p>
          </table:table-cell>
          <table:table-cell table:formula="of:=([.D372]^[.C372])*EXP(-[.D372])/[.E3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2]+1" office:value-type="float" office:value="371">
            <text:p>371</text:p>
          </table:table-cell>
          <table:table-cell table:formula="of:=[.B372]" office:value-type="float" office:value="1">
            <text:p>1</text:p>
          </table:table-cell>
          <table:table-cell table:formula="of:=[.F373]+[.D373]" office:value-type="float" office:value="491">
            <text:p>491</text:p>
          </table:table-cell>
          <table:table-cell table:formula="of:=[.D372]" office:value-type="float" office:value="120">
            <text:p>120</text:p>
          </table:table-cell>
          <table:table-cell table:formula="of:=FACT([.C373])" office:value-type="float" office:value="0">
            <text:p>#WAARDE!</text:p>
          </table:table-cell>
          <table:table-cell table:formula="of:=[.A373]*[.B373]" office:value-type="float" office:value="371">
            <text:p>371</text:p>
          </table:table-cell>
          <table:table-cell table:formula="of:=([.D373]^[.C373])*EXP(-[.D373])/[.E3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3]+1" office:value-type="float" office:value="372">
            <text:p>372</text:p>
          </table:table-cell>
          <table:table-cell table:formula="of:=[.B373]" office:value-type="float" office:value="1">
            <text:p>1</text:p>
          </table:table-cell>
          <table:table-cell table:formula="of:=[.F374]+[.D374]" office:value-type="float" office:value="492">
            <text:p>492</text:p>
          </table:table-cell>
          <table:table-cell table:formula="of:=[.D373]" office:value-type="float" office:value="120">
            <text:p>120</text:p>
          </table:table-cell>
          <table:table-cell table:formula="of:=FACT([.C374])" office:value-type="float" office:value="0">
            <text:p>#WAARDE!</text:p>
          </table:table-cell>
          <table:table-cell table:formula="of:=[.A374]*[.B374]" office:value-type="float" office:value="372">
            <text:p>372</text:p>
          </table:table-cell>
          <table:table-cell table:formula="of:=([.D374]^[.C374])*EXP(-[.D374])/[.E3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4]+1" office:value-type="float" office:value="373">
            <text:p>373</text:p>
          </table:table-cell>
          <table:table-cell table:formula="of:=[.B374]" office:value-type="float" office:value="1">
            <text:p>1</text:p>
          </table:table-cell>
          <table:table-cell table:formula="of:=[.F375]+[.D375]" office:value-type="float" office:value="493">
            <text:p>493</text:p>
          </table:table-cell>
          <table:table-cell table:formula="of:=[.D374]" office:value-type="float" office:value="120">
            <text:p>120</text:p>
          </table:table-cell>
          <table:table-cell table:formula="of:=FACT([.C375])" office:value-type="float" office:value="0">
            <text:p>#WAARDE!</text:p>
          </table:table-cell>
          <table:table-cell table:formula="of:=[.A375]*[.B375]" office:value-type="float" office:value="373">
            <text:p>373</text:p>
          </table:table-cell>
          <table:table-cell table:formula="of:=([.D375]^[.C375])*EXP(-[.D375])/[.E3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5]+1" office:value-type="float" office:value="374">
            <text:p>374</text:p>
          </table:table-cell>
          <table:table-cell table:formula="of:=[.B375]" office:value-type="float" office:value="1">
            <text:p>1</text:p>
          </table:table-cell>
          <table:table-cell table:formula="of:=[.F376]+[.D376]" office:value-type="float" office:value="494">
            <text:p>494</text:p>
          </table:table-cell>
          <table:table-cell table:formula="of:=[.D375]" office:value-type="float" office:value="120">
            <text:p>120</text:p>
          </table:table-cell>
          <table:table-cell table:formula="of:=FACT([.C376])" office:value-type="float" office:value="0">
            <text:p>#WAARDE!</text:p>
          </table:table-cell>
          <table:table-cell table:formula="of:=[.A376]*[.B376]" office:value-type="float" office:value="374">
            <text:p>374</text:p>
          </table:table-cell>
          <table:table-cell table:formula="of:=([.D376]^[.C376])*EXP(-[.D376])/[.E3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6]+1" office:value-type="float" office:value="375">
            <text:p>375</text:p>
          </table:table-cell>
          <table:table-cell table:formula="of:=[.B376]" office:value-type="float" office:value="1">
            <text:p>1</text:p>
          </table:table-cell>
          <table:table-cell table:formula="of:=[.F377]+[.D377]" office:value-type="float" office:value="495">
            <text:p>495</text:p>
          </table:table-cell>
          <table:table-cell table:formula="of:=[.D376]" office:value-type="float" office:value="120">
            <text:p>120</text:p>
          </table:table-cell>
          <table:table-cell table:formula="of:=FACT([.C377])" office:value-type="float" office:value="0">
            <text:p>#WAARDE!</text:p>
          </table:table-cell>
          <table:table-cell table:formula="of:=[.A377]*[.B377]" office:value-type="float" office:value="375">
            <text:p>375</text:p>
          </table:table-cell>
          <table:table-cell table:formula="of:=([.D377]^[.C377])*EXP(-[.D377])/[.E3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7]+1" office:value-type="float" office:value="376">
            <text:p>376</text:p>
          </table:table-cell>
          <table:table-cell table:formula="of:=[.B377]" office:value-type="float" office:value="1">
            <text:p>1</text:p>
          </table:table-cell>
          <table:table-cell table:formula="of:=[.F378]+[.D378]" office:value-type="float" office:value="496">
            <text:p>496</text:p>
          </table:table-cell>
          <table:table-cell table:formula="of:=[.D377]" office:value-type="float" office:value="120">
            <text:p>120</text:p>
          </table:table-cell>
          <table:table-cell table:formula="of:=FACT([.C378])" office:value-type="float" office:value="0">
            <text:p>#WAARDE!</text:p>
          </table:table-cell>
          <table:table-cell table:formula="of:=[.A378]*[.B378]" office:value-type="float" office:value="376">
            <text:p>376</text:p>
          </table:table-cell>
          <table:table-cell table:formula="of:=([.D378]^[.C378])*EXP(-[.D378])/[.E3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8]+1" office:value-type="float" office:value="377">
            <text:p>377</text:p>
          </table:table-cell>
          <table:table-cell table:formula="of:=[.B378]" office:value-type="float" office:value="1">
            <text:p>1</text:p>
          </table:table-cell>
          <table:table-cell table:formula="of:=[.F379]+[.D379]" office:value-type="float" office:value="497">
            <text:p>497</text:p>
          </table:table-cell>
          <table:table-cell table:formula="of:=[.D378]" office:value-type="float" office:value="120">
            <text:p>120</text:p>
          </table:table-cell>
          <table:table-cell table:formula="of:=FACT([.C379])" office:value-type="float" office:value="0">
            <text:p>#WAARDE!</text:p>
          </table:table-cell>
          <table:table-cell table:formula="of:=[.A379]*[.B379]" office:value-type="float" office:value="377">
            <text:p>377</text:p>
          </table:table-cell>
          <table:table-cell table:formula="of:=([.D379]^[.C379])*EXP(-[.D379])/[.E3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79]+1" office:value-type="float" office:value="378">
            <text:p>378</text:p>
          </table:table-cell>
          <table:table-cell table:formula="of:=[.B379]" office:value-type="float" office:value="1">
            <text:p>1</text:p>
          </table:table-cell>
          <table:table-cell table:formula="of:=[.F380]+[.D380]" office:value-type="float" office:value="498">
            <text:p>498</text:p>
          </table:table-cell>
          <table:table-cell table:formula="of:=[.D379]" office:value-type="float" office:value="120">
            <text:p>120</text:p>
          </table:table-cell>
          <table:table-cell table:formula="of:=FACT([.C380])" office:value-type="float" office:value="0">
            <text:p>#WAARDE!</text:p>
          </table:table-cell>
          <table:table-cell table:formula="of:=[.A380]*[.B380]" office:value-type="float" office:value="378">
            <text:p>378</text:p>
          </table:table-cell>
          <table:table-cell table:formula="of:=([.D380]^[.C380])*EXP(-[.D380])/[.E3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0]+1" office:value-type="float" office:value="379">
            <text:p>379</text:p>
          </table:table-cell>
          <table:table-cell table:formula="of:=[.B380]" office:value-type="float" office:value="1">
            <text:p>1</text:p>
          </table:table-cell>
          <table:table-cell table:formula="of:=[.F381]+[.D381]" office:value-type="float" office:value="499">
            <text:p>499</text:p>
          </table:table-cell>
          <table:table-cell table:formula="of:=[.D380]" office:value-type="float" office:value="120">
            <text:p>120</text:p>
          </table:table-cell>
          <table:table-cell table:formula="of:=FACT([.C381])" office:value-type="float" office:value="0">
            <text:p>#WAARDE!</text:p>
          </table:table-cell>
          <table:table-cell table:formula="of:=[.A381]*[.B381]" office:value-type="float" office:value="379">
            <text:p>379</text:p>
          </table:table-cell>
          <table:table-cell table:formula="of:=([.D381]^[.C381])*EXP(-[.D381])/[.E3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1]+1" office:value-type="float" office:value="380">
            <text:p>380</text:p>
          </table:table-cell>
          <table:table-cell table:formula="of:=[.B381]" office:value-type="float" office:value="1">
            <text:p>1</text:p>
          </table:table-cell>
          <table:table-cell table:formula="of:=[.F382]+[.D382]" office:value-type="float" office:value="500">
            <text:p>500</text:p>
          </table:table-cell>
          <table:table-cell table:formula="of:=[.D381]" office:value-type="float" office:value="120">
            <text:p>120</text:p>
          </table:table-cell>
          <table:table-cell table:formula="of:=FACT([.C382])" office:value-type="float" office:value="0">
            <text:p>#WAARDE!</text:p>
          </table:table-cell>
          <table:table-cell table:formula="of:=[.A382]*[.B382]" office:value-type="float" office:value="380">
            <text:p>380</text:p>
          </table:table-cell>
          <table:table-cell table:formula="of:=([.D382]^[.C382])*EXP(-[.D382])/[.E3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2]+1" office:value-type="float" office:value="381">
            <text:p>381</text:p>
          </table:table-cell>
          <table:table-cell table:formula="of:=[.B382]" office:value-type="float" office:value="1">
            <text:p>1</text:p>
          </table:table-cell>
          <table:table-cell table:formula="of:=[.F383]+[.D383]" office:value-type="float" office:value="501">
            <text:p>501</text:p>
          </table:table-cell>
          <table:table-cell table:formula="of:=[.D382]" office:value-type="float" office:value="120">
            <text:p>120</text:p>
          </table:table-cell>
          <table:table-cell table:formula="of:=FACT([.C383])" office:value-type="float" office:value="0">
            <text:p>#WAARDE!</text:p>
          </table:table-cell>
          <table:table-cell table:formula="of:=[.A383]*[.B383]" office:value-type="float" office:value="381">
            <text:p>381</text:p>
          </table:table-cell>
          <table:table-cell table:formula="of:=([.D383]^[.C383])*EXP(-[.D383])/[.E3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3]+1" office:value-type="float" office:value="382">
            <text:p>382</text:p>
          </table:table-cell>
          <table:table-cell table:formula="of:=[.B383]" office:value-type="float" office:value="1">
            <text:p>1</text:p>
          </table:table-cell>
          <table:table-cell table:formula="of:=[.F384]+[.D384]" office:value-type="float" office:value="502">
            <text:p>502</text:p>
          </table:table-cell>
          <table:table-cell table:formula="of:=[.D383]" office:value-type="float" office:value="120">
            <text:p>120</text:p>
          </table:table-cell>
          <table:table-cell table:formula="of:=FACT([.C384])" office:value-type="float" office:value="0">
            <text:p>#WAARDE!</text:p>
          </table:table-cell>
          <table:table-cell table:formula="of:=[.A384]*[.B384]" office:value-type="float" office:value="382">
            <text:p>382</text:p>
          </table:table-cell>
          <table:table-cell table:formula="of:=([.D384]^[.C384])*EXP(-[.D384])/[.E3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4]+1" office:value-type="float" office:value="383">
            <text:p>383</text:p>
          </table:table-cell>
          <table:table-cell table:formula="of:=[.B384]" office:value-type="float" office:value="1">
            <text:p>1</text:p>
          </table:table-cell>
          <table:table-cell table:formula="of:=[.F385]+[.D385]" office:value-type="float" office:value="503">
            <text:p>503</text:p>
          </table:table-cell>
          <table:table-cell table:formula="of:=[.D384]" office:value-type="float" office:value="120">
            <text:p>120</text:p>
          </table:table-cell>
          <table:table-cell table:formula="of:=FACT([.C385])" office:value-type="float" office:value="0">
            <text:p>#WAARDE!</text:p>
          </table:table-cell>
          <table:table-cell table:formula="of:=[.A385]*[.B385]" office:value-type="float" office:value="383">
            <text:p>383</text:p>
          </table:table-cell>
          <table:table-cell table:formula="of:=([.D385]^[.C385])*EXP(-[.D385])/[.E3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5]+1" office:value-type="float" office:value="384">
            <text:p>384</text:p>
          </table:table-cell>
          <table:table-cell table:formula="of:=[.B385]" office:value-type="float" office:value="1">
            <text:p>1</text:p>
          </table:table-cell>
          <table:table-cell table:formula="of:=[.F386]+[.D386]" office:value-type="float" office:value="504">
            <text:p>504</text:p>
          </table:table-cell>
          <table:table-cell table:formula="of:=[.D385]" office:value-type="float" office:value="120">
            <text:p>120</text:p>
          </table:table-cell>
          <table:table-cell table:formula="of:=FACT([.C386])" office:value-type="float" office:value="0">
            <text:p>#WAARDE!</text:p>
          </table:table-cell>
          <table:table-cell table:formula="of:=[.A386]*[.B386]" office:value-type="float" office:value="384">
            <text:p>384</text:p>
          </table:table-cell>
          <table:table-cell table:formula="of:=([.D386]^[.C386])*EXP(-[.D386])/[.E3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6]+1" office:value-type="float" office:value="385">
            <text:p>385</text:p>
          </table:table-cell>
          <table:table-cell table:formula="of:=[.B386]" office:value-type="float" office:value="1">
            <text:p>1</text:p>
          </table:table-cell>
          <table:table-cell table:formula="of:=[.F387]+[.D387]" office:value-type="float" office:value="505">
            <text:p>505</text:p>
          </table:table-cell>
          <table:table-cell table:formula="of:=[.D386]" office:value-type="float" office:value="120">
            <text:p>120</text:p>
          </table:table-cell>
          <table:table-cell table:formula="of:=FACT([.C387])" office:value-type="float" office:value="0">
            <text:p>#WAARDE!</text:p>
          </table:table-cell>
          <table:table-cell table:formula="of:=[.A387]*[.B387]" office:value-type="float" office:value="385">
            <text:p>385</text:p>
          </table:table-cell>
          <table:table-cell table:formula="of:=([.D387]^[.C387])*EXP(-[.D387])/[.E3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7]+1" office:value-type="float" office:value="386">
            <text:p>386</text:p>
          </table:table-cell>
          <table:table-cell table:formula="of:=[.B387]" office:value-type="float" office:value="1">
            <text:p>1</text:p>
          </table:table-cell>
          <table:table-cell table:formula="of:=[.F388]+[.D388]" office:value-type="float" office:value="506">
            <text:p>506</text:p>
          </table:table-cell>
          <table:table-cell table:formula="of:=[.D387]" office:value-type="float" office:value="120">
            <text:p>120</text:p>
          </table:table-cell>
          <table:table-cell table:formula="of:=FACT([.C388])" office:value-type="float" office:value="0">
            <text:p>#WAARDE!</text:p>
          </table:table-cell>
          <table:table-cell table:formula="of:=[.A388]*[.B388]" office:value-type="float" office:value="386">
            <text:p>386</text:p>
          </table:table-cell>
          <table:table-cell table:formula="of:=([.D388]^[.C388])*EXP(-[.D388])/[.E3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8]+1" office:value-type="float" office:value="387">
            <text:p>387</text:p>
          </table:table-cell>
          <table:table-cell table:formula="of:=[.B388]" office:value-type="float" office:value="1">
            <text:p>1</text:p>
          </table:table-cell>
          <table:table-cell table:formula="of:=[.F389]+[.D389]" office:value-type="float" office:value="507">
            <text:p>507</text:p>
          </table:table-cell>
          <table:table-cell table:formula="of:=[.D388]" office:value-type="float" office:value="120">
            <text:p>120</text:p>
          </table:table-cell>
          <table:table-cell table:formula="of:=FACT([.C389])" office:value-type="float" office:value="0">
            <text:p>#WAARDE!</text:p>
          </table:table-cell>
          <table:table-cell table:formula="of:=[.A389]*[.B389]" office:value-type="float" office:value="387">
            <text:p>387</text:p>
          </table:table-cell>
          <table:table-cell table:formula="of:=([.D389]^[.C389])*EXP(-[.D389])/[.E3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89]+1" office:value-type="float" office:value="388">
            <text:p>388</text:p>
          </table:table-cell>
          <table:table-cell table:formula="of:=[.B389]" office:value-type="float" office:value="1">
            <text:p>1</text:p>
          </table:table-cell>
          <table:table-cell table:formula="of:=[.F390]+[.D390]" office:value-type="float" office:value="508">
            <text:p>508</text:p>
          </table:table-cell>
          <table:table-cell table:formula="of:=[.D389]" office:value-type="float" office:value="120">
            <text:p>120</text:p>
          </table:table-cell>
          <table:table-cell table:formula="of:=FACT([.C390])" office:value-type="float" office:value="0">
            <text:p>#WAARDE!</text:p>
          </table:table-cell>
          <table:table-cell table:formula="of:=[.A390]*[.B390]" office:value-type="float" office:value="388">
            <text:p>388</text:p>
          </table:table-cell>
          <table:table-cell table:formula="of:=([.D390]^[.C390])*EXP(-[.D390])/[.E3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0]+1" office:value-type="float" office:value="389">
            <text:p>389</text:p>
          </table:table-cell>
          <table:table-cell table:formula="of:=[.B390]" office:value-type="float" office:value="1">
            <text:p>1</text:p>
          </table:table-cell>
          <table:table-cell table:formula="of:=[.F391]+[.D391]" office:value-type="float" office:value="509">
            <text:p>509</text:p>
          </table:table-cell>
          <table:table-cell table:formula="of:=[.D390]" office:value-type="float" office:value="120">
            <text:p>120</text:p>
          </table:table-cell>
          <table:table-cell table:formula="of:=FACT([.C391])" office:value-type="float" office:value="0">
            <text:p>#WAARDE!</text:p>
          </table:table-cell>
          <table:table-cell table:formula="of:=[.A391]*[.B391]" office:value-type="float" office:value="389">
            <text:p>389</text:p>
          </table:table-cell>
          <table:table-cell table:formula="of:=([.D391]^[.C391])*EXP(-[.D391])/[.E3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1]+1" office:value-type="float" office:value="390">
            <text:p>390</text:p>
          </table:table-cell>
          <table:table-cell table:formula="of:=[.B391]" office:value-type="float" office:value="1">
            <text:p>1</text:p>
          </table:table-cell>
          <table:table-cell table:formula="of:=[.F392]+[.D392]" office:value-type="float" office:value="510">
            <text:p>510</text:p>
          </table:table-cell>
          <table:table-cell table:formula="of:=[.D391]" office:value-type="float" office:value="120">
            <text:p>120</text:p>
          </table:table-cell>
          <table:table-cell table:formula="of:=FACT([.C392])" office:value-type="float" office:value="0">
            <text:p>#WAARDE!</text:p>
          </table:table-cell>
          <table:table-cell table:formula="of:=[.A392]*[.B392]" office:value-type="float" office:value="390">
            <text:p>390</text:p>
          </table:table-cell>
          <table:table-cell table:formula="of:=([.D392]^[.C392])*EXP(-[.D392])/[.E3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2]+1" office:value-type="float" office:value="391">
            <text:p>391</text:p>
          </table:table-cell>
          <table:table-cell table:formula="of:=[.B392]" office:value-type="float" office:value="1">
            <text:p>1</text:p>
          </table:table-cell>
          <table:table-cell table:formula="of:=[.F393]+[.D393]" office:value-type="float" office:value="511">
            <text:p>511</text:p>
          </table:table-cell>
          <table:table-cell table:formula="of:=[.D392]" office:value-type="float" office:value="120">
            <text:p>120</text:p>
          </table:table-cell>
          <table:table-cell table:formula="of:=FACT([.C393])" office:value-type="float" office:value="0">
            <text:p>#WAARDE!</text:p>
          </table:table-cell>
          <table:table-cell table:formula="of:=[.A393]*[.B393]" office:value-type="float" office:value="391">
            <text:p>391</text:p>
          </table:table-cell>
          <table:table-cell table:formula="of:=([.D393]^[.C393])*EXP(-[.D393])/[.E3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3]+1" office:value-type="float" office:value="392">
            <text:p>392</text:p>
          </table:table-cell>
          <table:table-cell table:formula="of:=[.B393]" office:value-type="float" office:value="1">
            <text:p>1</text:p>
          </table:table-cell>
          <table:table-cell table:formula="of:=[.F394]+[.D394]" office:value-type="float" office:value="512">
            <text:p>512</text:p>
          </table:table-cell>
          <table:table-cell table:formula="of:=[.D393]" office:value-type="float" office:value="120">
            <text:p>120</text:p>
          </table:table-cell>
          <table:table-cell table:formula="of:=FACT([.C394])" office:value-type="float" office:value="0">
            <text:p>#WAARDE!</text:p>
          </table:table-cell>
          <table:table-cell table:formula="of:=[.A394]*[.B394]" office:value-type="float" office:value="392">
            <text:p>392</text:p>
          </table:table-cell>
          <table:table-cell table:formula="of:=([.D394]^[.C394])*EXP(-[.D394])/[.E3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4]+1" office:value-type="float" office:value="393">
            <text:p>393</text:p>
          </table:table-cell>
          <table:table-cell table:formula="of:=[.B394]" office:value-type="float" office:value="1">
            <text:p>1</text:p>
          </table:table-cell>
          <table:table-cell table:formula="of:=[.F395]+[.D395]" office:value-type="float" office:value="513">
            <text:p>513</text:p>
          </table:table-cell>
          <table:table-cell table:formula="of:=[.D394]" office:value-type="float" office:value="120">
            <text:p>120</text:p>
          </table:table-cell>
          <table:table-cell table:formula="of:=FACT([.C395])" office:value-type="float" office:value="0">
            <text:p>#WAARDE!</text:p>
          </table:table-cell>
          <table:table-cell table:formula="of:=[.A395]*[.B395]" office:value-type="float" office:value="393">
            <text:p>393</text:p>
          </table:table-cell>
          <table:table-cell table:formula="of:=([.D395]^[.C395])*EXP(-[.D395])/[.E3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5]+1" office:value-type="float" office:value="394">
            <text:p>394</text:p>
          </table:table-cell>
          <table:table-cell table:formula="of:=[.B395]" office:value-type="float" office:value="1">
            <text:p>1</text:p>
          </table:table-cell>
          <table:table-cell table:formula="of:=[.F396]+[.D396]" office:value-type="float" office:value="514">
            <text:p>514</text:p>
          </table:table-cell>
          <table:table-cell table:formula="of:=[.D395]" office:value-type="float" office:value="120">
            <text:p>120</text:p>
          </table:table-cell>
          <table:table-cell table:formula="of:=FACT([.C396])" office:value-type="float" office:value="0">
            <text:p>#WAARDE!</text:p>
          </table:table-cell>
          <table:table-cell table:formula="of:=[.A396]*[.B396]" office:value-type="float" office:value="394">
            <text:p>394</text:p>
          </table:table-cell>
          <table:table-cell table:formula="of:=([.D396]^[.C396])*EXP(-[.D396])/[.E3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6]+1" office:value-type="float" office:value="395">
            <text:p>395</text:p>
          </table:table-cell>
          <table:table-cell table:formula="of:=[.B396]" office:value-type="float" office:value="1">
            <text:p>1</text:p>
          </table:table-cell>
          <table:table-cell table:formula="of:=[.F397]+[.D397]" office:value-type="float" office:value="515">
            <text:p>515</text:p>
          </table:table-cell>
          <table:table-cell table:formula="of:=[.D396]" office:value-type="float" office:value="120">
            <text:p>120</text:p>
          </table:table-cell>
          <table:table-cell table:formula="of:=FACT([.C397])" office:value-type="float" office:value="0">
            <text:p>#WAARDE!</text:p>
          </table:table-cell>
          <table:table-cell table:formula="of:=[.A397]*[.B397]" office:value-type="float" office:value="395">
            <text:p>395</text:p>
          </table:table-cell>
          <table:table-cell table:formula="of:=([.D397]^[.C397])*EXP(-[.D397])/[.E3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7]+1" office:value-type="float" office:value="396">
            <text:p>396</text:p>
          </table:table-cell>
          <table:table-cell table:formula="of:=[.B397]" office:value-type="float" office:value="1">
            <text:p>1</text:p>
          </table:table-cell>
          <table:table-cell table:formula="of:=[.F398]+[.D398]" office:value-type="float" office:value="516">
            <text:p>516</text:p>
          </table:table-cell>
          <table:table-cell table:formula="of:=[.D397]" office:value-type="float" office:value="120">
            <text:p>120</text:p>
          </table:table-cell>
          <table:table-cell table:formula="of:=FACT([.C398])" office:value-type="float" office:value="0">
            <text:p>#WAARDE!</text:p>
          </table:table-cell>
          <table:table-cell table:formula="of:=[.A398]*[.B398]" office:value-type="float" office:value="396">
            <text:p>396</text:p>
          </table:table-cell>
          <table:table-cell table:formula="of:=([.D398]^[.C398])*EXP(-[.D398])/[.E3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8]+1" office:value-type="float" office:value="397">
            <text:p>397</text:p>
          </table:table-cell>
          <table:table-cell table:formula="of:=[.B398]" office:value-type="float" office:value="1">
            <text:p>1</text:p>
          </table:table-cell>
          <table:table-cell table:formula="of:=[.F399]+[.D399]" office:value-type="float" office:value="517">
            <text:p>517</text:p>
          </table:table-cell>
          <table:table-cell table:formula="of:=[.D398]" office:value-type="float" office:value="120">
            <text:p>120</text:p>
          </table:table-cell>
          <table:table-cell table:formula="of:=FACT([.C399])" office:value-type="float" office:value="0">
            <text:p>#WAARDE!</text:p>
          </table:table-cell>
          <table:table-cell table:formula="of:=[.A399]*[.B399]" office:value-type="float" office:value="397">
            <text:p>397</text:p>
          </table:table-cell>
          <table:table-cell table:formula="of:=([.D399]^[.C399])*EXP(-[.D399])/[.E3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399]+1" office:value-type="float" office:value="398">
            <text:p>398</text:p>
          </table:table-cell>
          <table:table-cell table:formula="of:=[.B399]" office:value-type="float" office:value="1">
            <text:p>1</text:p>
          </table:table-cell>
          <table:table-cell table:formula="of:=[.F400]+[.D400]" office:value-type="float" office:value="518">
            <text:p>518</text:p>
          </table:table-cell>
          <table:table-cell table:formula="of:=[.D399]" office:value-type="float" office:value="120">
            <text:p>120</text:p>
          </table:table-cell>
          <table:table-cell table:formula="of:=FACT([.C400])" office:value-type="float" office:value="0">
            <text:p>#WAARDE!</text:p>
          </table:table-cell>
          <table:table-cell table:formula="of:=[.A400]*[.B400]" office:value-type="float" office:value="398">
            <text:p>398</text:p>
          </table:table-cell>
          <table:table-cell table:formula="of:=([.D400]^[.C400])*EXP(-[.D400])/[.E4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0]+1" office:value-type="float" office:value="399">
            <text:p>399</text:p>
          </table:table-cell>
          <table:table-cell table:formula="of:=[.B400]" office:value-type="float" office:value="1">
            <text:p>1</text:p>
          </table:table-cell>
          <table:table-cell table:formula="of:=[.F401]+[.D401]" office:value-type="float" office:value="519">
            <text:p>519</text:p>
          </table:table-cell>
          <table:table-cell table:formula="of:=[.D400]" office:value-type="float" office:value="120">
            <text:p>120</text:p>
          </table:table-cell>
          <table:table-cell table:formula="of:=FACT([.C401])" office:value-type="float" office:value="0">
            <text:p>#WAARDE!</text:p>
          </table:table-cell>
          <table:table-cell table:formula="of:=[.A401]*[.B401]" office:value-type="float" office:value="399">
            <text:p>399</text:p>
          </table:table-cell>
          <table:table-cell table:formula="of:=([.D401]^[.C401])*EXP(-[.D401])/[.E4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1]+1" office:value-type="float" office:value="400">
            <text:p>400</text:p>
          </table:table-cell>
          <table:table-cell table:formula="of:=[.B401]" office:value-type="float" office:value="1">
            <text:p>1</text:p>
          </table:table-cell>
          <table:table-cell table:formula="of:=[.F402]+[.D402]" office:value-type="float" office:value="520">
            <text:p>520</text:p>
          </table:table-cell>
          <table:table-cell table:formula="of:=[.D401]" office:value-type="float" office:value="120">
            <text:p>120</text:p>
          </table:table-cell>
          <table:table-cell table:formula="of:=FACT([.C402])" office:value-type="float" office:value="0">
            <text:p>#WAARDE!</text:p>
          </table:table-cell>
          <table:table-cell table:formula="of:=[.A402]*[.B402]" office:value-type="float" office:value="400">
            <text:p>400</text:p>
          </table:table-cell>
          <table:table-cell table:formula="of:=([.D402]^[.C402])*EXP(-[.D402])/[.E4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2]+1" office:value-type="float" office:value="401">
            <text:p>401</text:p>
          </table:table-cell>
          <table:table-cell table:formula="of:=[.B402]" office:value-type="float" office:value="1">
            <text:p>1</text:p>
          </table:table-cell>
          <table:table-cell table:formula="of:=[.F403]+[.D403]" office:value-type="float" office:value="521">
            <text:p>521</text:p>
          </table:table-cell>
          <table:table-cell table:formula="of:=[.D402]" office:value-type="float" office:value="120">
            <text:p>120</text:p>
          </table:table-cell>
          <table:table-cell table:formula="of:=FACT([.C403])" office:value-type="float" office:value="0">
            <text:p>#WAARDE!</text:p>
          </table:table-cell>
          <table:table-cell table:formula="of:=[.A403]*[.B403]" office:value-type="float" office:value="401">
            <text:p>401</text:p>
          </table:table-cell>
          <table:table-cell table:formula="of:=([.D403]^[.C403])*EXP(-[.D403])/[.E4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3]+1" office:value-type="float" office:value="402">
            <text:p>402</text:p>
          </table:table-cell>
          <table:table-cell table:formula="of:=[.B403]" office:value-type="float" office:value="1">
            <text:p>1</text:p>
          </table:table-cell>
          <table:table-cell table:formula="of:=[.F404]+[.D404]" office:value-type="float" office:value="522">
            <text:p>522</text:p>
          </table:table-cell>
          <table:table-cell table:formula="of:=[.D403]" office:value-type="float" office:value="120">
            <text:p>120</text:p>
          </table:table-cell>
          <table:table-cell table:formula="of:=FACT([.C404])" office:value-type="float" office:value="0">
            <text:p>#WAARDE!</text:p>
          </table:table-cell>
          <table:table-cell table:formula="of:=[.A404]*[.B404]" office:value-type="float" office:value="402">
            <text:p>402</text:p>
          </table:table-cell>
          <table:table-cell table:formula="of:=([.D404]^[.C404])*EXP(-[.D404])/[.E4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4]+1" office:value-type="float" office:value="403">
            <text:p>403</text:p>
          </table:table-cell>
          <table:table-cell table:formula="of:=[.B404]" office:value-type="float" office:value="1">
            <text:p>1</text:p>
          </table:table-cell>
          <table:table-cell table:formula="of:=[.F405]+[.D405]" office:value-type="float" office:value="523">
            <text:p>523</text:p>
          </table:table-cell>
          <table:table-cell table:formula="of:=[.D404]" office:value-type="float" office:value="120">
            <text:p>120</text:p>
          </table:table-cell>
          <table:table-cell table:formula="of:=FACT([.C405])" office:value-type="float" office:value="0">
            <text:p>#WAARDE!</text:p>
          </table:table-cell>
          <table:table-cell table:formula="of:=[.A405]*[.B405]" office:value-type="float" office:value="403">
            <text:p>403</text:p>
          </table:table-cell>
          <table:table-cell table:formula="of:=([.D405]^[.C405])*EXP(-[.D405])/[.E4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5]+1" office:value-type="float" office:value="404">
            <text:p>404</text:p>
          </table:table-cell>
          <table:table-cell table:formula="of:=[.B405]" office:value-type="float" office:value="1">
            <text:p>1</text:p>
          </table:table-cell>
          <table:table-cell table:formula="of:=[.F406]+[.D406]" office:value-type="float" office:value="524">
            <text:p>524</text:p>
          </table:table-cell>
          <table:table-cell table:formula="of:=[.D405]" office:value-type="float" office:value="120">
            <text:p>120</text:p>
          </table:table-cell>
          <table:table-cell table:formula="of:=FACT([.C406])" office:value-type="float" office:value="0">
            <text:p>#WAARDE!</text:p>
          </table:table-cell>
          <table:table-cell table:formula="of:=[.A406]*[.B406]" office:value-type="float" office:value="404">
            <text:p>404</text:p>
          </table:table-cell>
          <table:table-cell table:formula="of:=([.D406]^[.C406])*EXP(-[.D406])/[.E4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6]+1" office:value-type="float" office:value="405">
            <text:p>405</text:p>
          </table:table-cell>
          <table:table-cell table:formula="of:=[.B406]" office:value-type="float" office:value="1">
            <text:p>1</text:p>
          </table:table-cell>
          <table:table-cell table:formula="of:=[.F407]+[.D407]" office:value-type="float" office:value="525">
            <text:p>525</text:p>
          </table:table-cell>
          <table:table-cell table:formula="of:=[.D406]" office:value-type="float" office:value="120">
            <text:p>120</text:p>
          </table:table-cell>
          <table:table-cell table:formula="of:=FACT([.C407])" office:value-type="float" office:value="0">
            <text:p>#WAARDE!</text:p>
          </table:table-cell>
          <table:table-cell table:formula="of:=[.A407]*[.B407]" office:value-type="float" office:value="405">
            <text:p>405</text:p>
          </table:table-cell>
          <table:table-cell table:formula="of:=([.D407]^[.C407])*EXP(-[.D407])/[.E4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7]+1" office:value-type="float" office:value="406">
            <text:p>406</text:p>
          </table:table-cell>
          <table:table-cell table:formula="of:=[.B407]" office:value-type="float" office:value="1">
            <text:p>1</text:p>
          </table:table-cell>
          <table:table-cell table:formula="of:=[.F408]+[.D408]" office:value-type="float" office:value="526">
            <text:p>526</text:p>
          </table:table-cell>
          <table:table-cell table:formula="of:=[.D407]" office:value-type="float" office:value="120">
            <text:p>120</text:p>
          </table:table-cell>
          <table:table-cell table:formula="of:=FACT([.C408])" office:value-type="float" office:value="0">
            <text:p>#WAARDE!</text:p>
          </table:table-cell>
          <table:table-cell table:formula="of:=[.A408]*[.B408]" office:value-type="float" office:value="406">
            <text:p>406</text:p>
          </table:table-cell>
          <table:table-cell table:formula="of:=([.D408]^[.C408])*EXP(-[.D408])/[.E4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8]+1" office:value-type="float" office:value="407">
            <text:p>407</text:p>
          </table:table-cell>
          <table:table-cell table:formula="of:=[.B408]" office:value-type="float" office:value="1">
            <text:p>1</text:p>
          </table:table-cell>
          <table:table-cell table:formula="of:=[.F409]+[.D409]" office:value-type="float" office:value="527">
            <text:p>527</text:p>
          </table:table-cell>
          <table:table-cell table:formula="of:=[.D408]" office:value-type="float" office:value="120">
            <text:p>120</text:p>
          </table:table-cell>
          <table:table-cell table:formula="of:=FACT([.C409])" office:value-type="float" office:value="0">
            <text:p>#WAARDE!</text:p>
          </table:table-cell>
          <table:table-cell table:formula="of:=[.A409]*[.B409]" office:value-type="float" office:value="407">
            <text:p>407</text:p>
          </table:table-cell>
          <table:table-cell table:formula="of:=([.D409]^[.C409])*EXP(-[.D409])/[.E4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09]+1" office:value-type="float" office:value="408">
            <text:p>408</text:p>
          </table:table-cell>
          <table:table-cell table:formula="of:=[.B409]" office:value-type="float" office:value="1">
            <text:p>1</text:p>
          </table:table-cell>
          <table:table-cell table:formula="of:=[.F410]+[.D410]" office:value-type="float" office:value="528">
            <text:p>528</text:p>
          </table:table-cell>
          <table:table-cell table:formula="of:=[.D409]" office:value-type="float" office:value="120">
            <text:p>120</text:p>
          </table:table-cell>
          <table:table-cell table:formula="of:=FACT([.C410])" office:value-type="float" office:value="0">
            <text:p>#WAARDE!</text:p>
          </table:table-cell>
          <table:table-cell table:formula="of:=[.A410]*[.B410]" office:value-type="float" office:value="408">
            <text:p>408</text:p>
          </table:table-cell>
          <table:table-cell table:formula="of:=([.D410]^[.C410])*EXP(-[.D410])/[.E4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0]+1" office:value-type="float" office:value="409">
            <text:p>409</text:p>
          </table:table-cell>
          <table:table-cell table:formula="of:=[.B410]" office:value-type="float" office:value="1">
            <text:p>1</text:p>
          </table:table-cell>
          <table:table-cell table:formula="of:=[.F411]+[.D411]" office:value-type="float" office:value="529">
            <text:p>529</text:p>
          </table:table-cell>
          <table:table-cell table:formula="of:=[.D410]" office:value-type="float" office:value="120">
            <text:p>120</text:p>
          </table:table-cell>
          <table:table-cell table:formula="of:=FACT([.C411])" office:value-type="float" office:value="0">
            <text:p>#WAARDE!</text:p>
          </table:table-cell>
          <table:table-cell table:formula="of:=[.A411]*[.B411]" office:value-type="float" office:value="409">
            <text:p>409</text:p>
          </table:table-cell>
          <table:table-cell table:formula="of:=([.D411]^[.C411])*EXP(-[.D411])/[.E4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1]+1" office:value-type="float" office:value="410">
            <text:p>410</text:p>
          </table:table-cell>
          <table:table-cell table:formula="of:=[.B411]" office:value-type="float" office:value="1">
            <text:p>1</text:p>
          </table:table-cell>
          <table:table-cell table:formula="of:=[.F412]+[.D412]" office:value-type="float" office:value="530">
            <text:p>530</text:p>
          </table:table-cell>
          <table:table-cell table:formula="of:=[.D411]" office:value-type="float" office:value="120">
            <text:p>120</text:p>
          </table:table-cell>
          <table:table-cell table:formula="of:=FACT([.C412])" office:value-type="float" office:value="0">
            <text:p>#WAARDE!</text:p>
          </table:table-cell>
          <table:table-cell table:formula="of:=[.A412]*[.B412]" office:value-type="float" office:value="410">
            <text:p>410</text:p>
          </table:table-cell>
          <table:table-cell table:formula="of:=([.D412]^[.C412])*EXP(-[.D412])/[.E4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2]+1" office:value-type="float" office:value="411">
            <text:p>411</text:p>
          </table:table-cell>
          <table:table-cell table:formula="of:=[.B412]" office:value-type="float" office:value="1">
            <text:p>1</text:p>
          </table:table-cell>
          <table:table-cell table:formula="of:=[.F413]+[.D413]" office:value-type="float" office:value="531">
            <text:p>531</text:p>
          </table:table-cell>
          <table:table-cell table:formula="of:=[.D412]" office:value-type="float" office:value="120">
            <text:p>120</text:p>
          </table:table-cell>
          <table:table-cell table:formula="of:=FACT([.C413])" office:value-type="float" office:value="0">
            <text:p>#WAARDE!</text:p>
          </table:table-cell>
          <table:table-cell table:formula="of:=[.A413]*[.B413]" office:value-type="float" office:value="411">
            <text:p>411</text:p>
          </table:table-cell>
          <table:table-cell table:formula="of:=([.D413]^[.C413])*EXP(-[.D413])/[.E4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3]+1" office:value-type="float" office:value="412">
            <text:p>412</text:p>
          </table:table-cell>
          <table:table-cell table:formula="of:=[.B413]" office:value-type="float" office:value="1">
            <text:p>1</text:p>
          </table:table-cell>
          <table:table-cell table:formula="of:=[.F414]+[.D414]" office:value-type="float" office:value="532">
            <text:p>532</text:p>
          </table:table-cell>
          <table:table-cell table:formula="of:=[.D413]" office:value-type="float" office:value="120">
            <text:p>120</text:p>
          </table:table-cell>
          <table:table-cell table:formula="of:=FACT([.C414])" office:value-type="float" office:value="0">
            <text:p>#WAARDE!</text:p>
          </table:table-cell>
          <table:table-cell table:formula="of:=[.A414]*[.B414]" office:value-type="float" office:value="412">
            <text:p>412</text:p>
          </table:table-cell>
          <table:table-cell table:formula="of:=([.D414]^[.C414])*EXP(-[.D414])/[.E4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4]+1" office:value-type="float" office:value="413">
            <text:p>413</text:p>
          </table:table-cell>
          <table:table-cell table:formula="of:=[.B414]" office:value-type="float" office:value="1">
            <text:p>1</text:p>
          </table:table-cell>
          <table:table-cell table:formula="of:=[.F415]+[.D415]" office:value-type="float" office:value="533">
            <text:p>533</text:p>
          </table:table-cell>
          <table:table-cell table:formula="of:=[.D414]" office:value-type="float" office:value="120">
            <text:p>120</text:p>
          </table:table-cell>
          <table:table-cell table:formula="of:=FACT([.C415])" office:value-type="float" office:value="0">
            <text:p>#WAARDE!</text:p>
          </table:table-cell>
          <table:table-cell table:formula="of:=[.A415]*[.B415]" office:value-type="float" office:value="413">
            <text:p>413</text:p>
          </table:table-cell>
          <table:table-cell table:formula="of:=([.D415]^[.C415])*EXP(-[.D415])/[.E4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5]+1" office:value-type="float" office:value="414">
            <text:p>414</text:p>
          </table:table-cell>
          <table:table-cell table:formula="of:=[.B415]" office:value-type="float" office:value="1">
            <text:p>1</text:p>
          </table:table-cell>
          <table:table-cell table:formula="of:=[.F416]+[.D416]" office:value-type="float" office:value="534">
            <text:p>534</text:p>
          </table:table-cell>
          <table:table-cell table:formula="of:=[.D415]" office:value-type="float" office:value="120">
            <text:p>120</text:p>
          </table:table-cell>
          <table:table-cell table:formula="of:=FACT([.C416])" office:value-type="float" office:value="0">
            <text:p>#WAARDE!</text:p>
          </table:table-cell>
          <table:table-cell table:formula="of:=[.A416]*[.B416]" office:value-type="float" office:value="414">
            <text:p>414</text:p>
          </table:table-cell>
          <table:table-cell table:formula="of:=([.D416]^[.C416])*EXP(-[.D416])/[.E4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6]+1" office:value-type="float" office:value="415">
            <text:p>415</text:p>
          </table:table-cell>
          <table:table-cell table:formula="of:=[.B416]" office:value-type="float" office:value="1">
            <text:p>1</text:p>
          </table:table-cell>
          <table:table-cell table:formula="of:=[.F417]+[.D417]" office:value-type="float" office:value="535">
            <text:p>535</text:p>
          </table:table-cell>
          <table:table-cell table:formula="of:=[.D416]" office:value-type="float" office:value="120">
            <text:p>120</text:p>
          </table:table-cell>
          <table:table-cell table:formula="of:=FACT([.C417])" office:value-type="float" office:value="0">
            <text:p>#WAARDE!</text:p>
          </table:table-cell>
          <table:table-cell table:formula="of:=[.A417]*[.B417]" office:value-type="float" office:value="415">
            <text:p>415</text:p>
          </table:table-cell>
          <table:table-cell table:formula="of:=([.D417]^[.C417])*EXP(-[.D417])/[.E4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7]+1" office:value-type="float" office:value="416">
            <text:p>416</text:p>
          </table:table-cell>
          <table:table-cell table:formula="of:=[.B417]" office:value-type="float" office:value="1">
            <text:p>1</text:p>
          </table:table-cell>
          <table:table-cell table:formula="of:=[.F418]+[.D418]" office:value-type="float" office:value="536">
            <text:p>536</text:p>
          </table:table-cell>
          <table:table-cell table:formula="of:=[.D417]" office:value-type="float" office:value="120">
            <text:p>120</text:p>
          </table:table-cell>
          <table:table-cell table:formula="of:=FACT([.C418])" office:value-type="float" office:value="0">
            <text:p>#WAARDE!</text:p>
          </table:table-cell>
          <table:table-cell table:formula="of:=[.A418]*[.B418]" office:value-type="float" office:value="416">
            <text:p>416</text:p>
          </table:table-cell>
          <table:table-cell table:formula="of:=([.D418]^[.C418])*EXP(-[.D418])/[.E4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8]+1" office:value-type="float" office:value="417">
            <text:p>417</text:p>
          </table:table-cell>
          <table:table-cell table:formula="of:=[.B418]" office:value-type="float" office:value="1">
            <text:p>1</text:p>
          </table:table-cell>
          <table:table-cell table:formula="of:=[.F419]+[.D419]" office:value-type="float" office:value="537">
            <text:p>537</text:p>
          </table:table-cell>
          <table:table-cell table:formula="of:=[.D418]" office:value-type="float" office:value="120">
            <text:p>120</text:p>
          </table:table-cell>
          <table:table-cell table:formula="of:=FACT([.C419])" office:value-type="float" office:value="0">
            <text:p>#WAARDE!</text:p>
          </table:table-cell>
          <table:table-cell table:formula="of:=[.A419]*[.B419]" office:value-type="float" office:value="417">
            <text:p>417</text:p>
          </table:table-cell>
          <table:table-cell table:formula="of:=([.D419]^[.C419])*EXP(-[.D419])/[.E4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19]+1" office:value-type="float" office:value="418">
            <text:p>418</text:p>
          </table:table-cell>
          <table:table-cell table:formula="of:=[.B419]" office:value-type="float" office:value="1">
            <text:p>1</text:p>
          </table:table-cell>
          <table:table-cell table:formula="of:=[.F420]+[.D420]" office:value-type="float" office:value="538">
            <text:p>538</text:p>
          </table:table-cell>
          <table:table-cell table:formula="of:=[.D419]" office:value-type="float" office:value="120">
            <text:p>120</text:p>
          </table:table-cell>
          <table:table-cell table:formula="of:=FACT([.C420])" office:value-type="float" office:value="0">
            <text:p>#WAARDE!</text:p>
          </table:table-cell>
          <table:table-cell table:formula="of:=[.A420]*[.B420]" office:value-type="float" office:value="418">
            <text:p>418</text:p>
          </table:table-cell>
          <table:table-cell table:formula="of:=([.D420]^[.C420])*EXP(-[.D420])/[.E4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0]+1" office:value-type="float" office:value="419">
            <text:p>419</text:p>
          </table:table-cell>
          <table:table-cell table:formula="of:=[.B420]" office:value-type="float" office:value="1">
            <text:p>1</text:p>
          </table:table-cell>
          <table:table-cell table:formula="of:=[.F421]+[.D421]" office:value-type="float" office:value="539">
            <text:p>539</text:p>
          </table:table-cell>
          <table:table-cell table:formula="of:=[.D420]" office:value-type="float" office:value="120">
            <text:p>120</text:p>
          </table:table-cell>
          <table:table-cell table:formula="of:=FACT([.C421])" office:value-type="float" office:value="0">
            <text:p>#WAARDE!</text:p>
          </table:table-cell>
          <table:table-cell table:formula="of:=[.A421]*[.B421]" office:value-type="float" office:value="419">
            <text:p>419</text:p>
          </table:table-cell>
          <table:table-cell table:formula="of:=([.D421]^[.C421])*EXP(-[.D421])/[.E4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1]+1" office:value-type="float" office:value="420">
            <text:p>420</text:p>
          </table:table-cell>
          <table:table-cell table:formula="of:=[.B421]" office:value-type="float" office:value="1">
            <text:p>1</text:p>
          </table:table-cell>
          <table:table-cell table:formula="of:=[.F422]+[.D422]" office:value-type="float" office:value="540">
            <text:p>540</text:p>
          </table:table-cell>
          <table:table-cell table:formula="of:=[.D421]" office:value-type="float" office:value="120">
            <text:p>120</text:p>
          </table:table-cell>
          <table:table-cell table:formula="of:=FACT([.C422])" office:value-type="float" office:value="0">
            <text:p>#WAARDE!</text:p>
          </table:table-cell>
          <table:table-cell table:formula="of:=[.A422]*[.B422]" office:value-type="float" office:value="420">
            <text:p>420</text:p>
          </table:table-cell>
          <table:table-cell table:formula="of:=([.D422]^[.C422])*EXP(-[.D422])/[.E4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2]+1" office:value-type="float" office:value="421">
            <text:p>421</text:p>
          </table:table-cell>
          <table:table-cell table:formula="of:=[.B422]" office:value-type="float" office:value="1">
            <text:p>1</text:p>
          </table:table-cell>
          <table:table-cell table:formula="of:=[.F423]+[.D423]" office:value-type="float" office:value="541">
            <text:p>541</text:p>
          </table:table-cell>
          <table:table-cell table:formula="of:=[.D422]" office:value-type="float" office:value="120">
            <text:p>120</text:p>
          </table:table-cell>
          <table:table-cell table:formula="of:=FACT([.C423])" office:value-type="float" office:value="0">
            <text:p>#WAARDE!</text:p>
          </table:table-cell>
          <table:table-cell table:formula="of:=[.A423]*[.B423]" office:value-type="float" office:value="421">
            <text:p>421</text:p>
          </table:table-cell>
          <table:table-cell table:formula="of:=([.D423]^[.C423])*EXP(-[.D423])/[.E4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3]+1" office:value-type="float" office:value="422">
            <text:p>422</text:p>
          </table:table-cell>
          <table:table-cell table:formula="of:=[.B423]" office:value-type="float" office:value="1">
            <text:p>1</text:p>
          </table:table-cell>
          <table:table-cell table:formula="of:=[.F424]+[.D424]" office:value-type="float" office:value="542">
            <text:p>542</text:p>
          </table:table-cell>
          <table:table-cell table:formula="of:=[.D423]" office:value-type="float" office:value="120">
            <text:p>120</text:p>
          </table:table-cell>
          <table:table-cell table:formula="of:=FACT([.C424])" office:value-type="float" office:value="0">
            <text:p>#WAARDE!</text:p>
          </table:table-cell>
          <table:table-cell table:formula="of:=[.A424]*[.B424]" office:value-type="float" office:value="422">
            <text:p>422</text:p>
          </table:table-cell>
          <table:table-cell table:formula="of:=([.D424]^[.C424])*EXP(-[.D424])/[.E4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4]+1" office:value-type="float" office:value="423">
            <text:p>423</text:p>
          </table:table-cell>
          <table:table-cell table:formula="of:=[.B424]" office:value-type="float" office:value="1">
            <text:p>1</text:p>
          </table:table-cell>
          <table:table-cell table:formula="of:=[.F425]+[.D425]" office:value-type="float" office:value="543">
            <text:p>543</text:p>
          </table:table-cell>
          <table:table-cell table:formula="of:=[.D424]" office:value-type="float" office:value="120">
            <text:p>120</text:p>
          </table:table-cell>
          <table:table-cell table:formula="of:=FACT([.C425])" office:value-type="float" office:value="0">
            <text:p>#WAARDE!</text:p>
          </table:table-cell>
          <table:table-cell table:formula="of:=[.A425]*[.B425]" office:value-type="float" office:value="423">
            <text:p>423</text:p>
          </table:table-cell>
          <table:table-cell table:formula="of:=([.D425]^[.C425])*EXP(-[.D425])/[.E4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5]+1" office:value-type="float" office:value="424">
            <text:p>424</text:p>
          </table:table-cell>
          <table:table-cell table:formula="of:=[.B425]" office:value-type="float" office:value="1">
            <text:p>1</text:p>
          </table:table-cell>
          <table:table-cell table:formula="of:=[.F426]+[.D426]" office:value-type="float" office:value="544">
            <text:p>544</text:p>
          </table:table-cell>
          <table:table-cell table:formula="of:=[.D425]" office:value-type="float" office:value="120">
            <text:p>120</text:p>
          </table:table-cell>
          <table:table-cell table:formula="of:=FACT([.C426])" office:value-type="float" office:value="0">
            <text:p>#WAARDE!</text:p>
          </table:table-cell>
          <table:table-cell table:formula="of:=[.A426]*[.B426]" office:value-type="float" office:value="424">
            <text:p>424</text:p>
          </table:table-cell>
          <table:table-cell table:formula="of:=([.D426]^[.C426])*EXP(-[.D426])/[.E4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6]+1" office:value-type="float" office:value="425">
            <text:p>425</text:p>
          </table:table-cell>
          <table:table-cell table:formula="of:=[.B426]" office:value-type="float" office:value="1">
            <text:p>1</text:p>
          </table:table-cell>
          <table:table-cell table:formula="of:=[.F427]+[.D427]" office:value-type="float" office:value="545">
            <text:p>545</text:p>
          </table:table-cell>
          <table:table-cell table:formula="of:=[.D426]" office:value-type="float" office:value="120">
            <text:p>120</text:p>
          </table:table-cell>
          <table:table-cell table:formula="of:=FACT([.C427])" office:value-type="float" office:value="0">
            <text:p>#WAARDE!</text:p>
          </table:table-cell>
          <table:table-cell table:formula="of:=[.A427]*[.B427]" office:value-type="float" office:value="425">
            <text:p>425</text:p>
          </table:table-cell>
          <table:table-cell table:formula="of:=([.D427]^[.C427])*EXP(-[.D427])/[.E4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7]+1" office:value-type="float" office:value="426">
            <text:p>426</text:p>
          </table:table-cell>
          <table:table-cell table:formula="of:=[.B427]" office:value-type="float" office:value="1">
            <text:p>1</text:p>
          </table:table-cell>
          <table:table-cell table:formula="of:=[.F428]+[.D428]" office:value-type="float" office:value="546">
            <text:p>546</text:p>
          </table:table-cell>
          <table:table-cell table:formula="of:=[.D427]" office:value-type="float" office:value="120">
            <text:p>120</text:p>
          </table:table-cell>
          <table:table-cell table:formula="of:=FACT([.C428])" office:value-type="float" office:value="0">
            <text:p>#WAARDE!</text:p>
          </table:table-cell>
          <table:table-cell table:formula="of:=[.A428]*[.B428]" office:value-type="float" office:value="426">
            <text:p>426</text:p>
          </table:table-cell>
          <table:table-cell table:formula="of:=([.D428]^[.C428])*EXP(-[.D428])/[.E4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8]+1" office:value-type="float" office:value="427">
            <text:p>427</text:p>
          </table:table-cell>
          <table:table-cell table:formula="of:=[.B428]" office:value-type="float" office:value="1">
            <text:p>1</text:p>
          </table:table-cell>
          <table:table-cell table:formula="of:=[.F429]+[.D429]" office:value-type="float" office:value="547">
            <text:p>547</text:p>
          </table:table-cell>
          <table:table-cell table:formula="of:=[.D428]" office:value-type="float" office:value="120">
            <text:p>120</text:p>
          </table:table-cell>
          <table:table-cell table:formula="of:=FACT([.C429])" office:value-type="float" office:value="0">
            <text:p>#WAARDE!</text:p>
          </table:table-cell>
          <table:table-cell table:formula="of:=[.A429]*[.B429]" office:value-type="float" office:value="427">
            <text:p>427</text:p>
          </table:table-cell>
          <table:table-cell table:formula="of:=([.D429]^[.C429])*EXP(-[.D429])/[.E4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29]+1" office:value-type="float" office:value="428">
            <text:p>428</text:p>
          </table:table-cell>
          <table:table-cell table:formula="of:=[.B429]" office:value-type="float" office:value="1">
            <text:p>1</text:p>
          </table:table-cell>
          <table:table-cell table:formula="of:=[.F430]+[.D430]" office:value-type="float" office:value="548">
            <text:p>548</text:p>
          </table:table-cell>
          <table:table-cell table:formula="of:=[.D429]" office:value-type="float" office:value="120">
            <text:p>120</text:p>
          </table:table-cell>
          <table:table-cell table:formula="of:=FACT([.C430])" office:value-type="float" office:value="0">
            <text:p>#WAARDE!</text:p>
          </table:table-cell>
          <table:table-cell table:formula="of:=[.A430]*[.B430]" office:value-type="float" office:value="428">
            <text:p>428</text:p>
          </table:table-cell>
          <table:table-cell table:formula="of:=([.D430]^[.C430])*EXP(-[.D430])/[.E4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0]+1" office:value-type="float" office:value="429">
            <text:p>429</text:p>
          </table:table-cell>
          <table:table-cell table:formula="of:=[.B430]" office:value-type="float" office:value="1">
            <text:p>1</text:p>
          </table:table-cell>
          <table:table-cell table:formula="of:=[.F431]+[.D431]" office:value-type="float" office:value="549">
            <text:p>549</text:p>
          </table:table-cell>
          <table:table-cell table:formula="of:=[.D430]" office:value-type="float" office:value="120">
            <text:p>120</text:p>
          </table:table-cell>
          <table:table-cell table:formula="of:=FACT([.C431])" office:value-type="float" office:value="0">
            <text:p>#WAARDE!</text:p>
          </table:table-cell>
          <table:table-cell table:formula="of:=[.A431]*[.B431]" office:value-type="float" office:value="429">
            <text:p>429</text:p>
          </table:table-cell>
          <table:table-cell table:formula="of:=([.D431]^[.C431])*EXP(-[.D431])/[.E4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1]+1" office:value-type="float" office:value="430">
            <text:p>430</text:p>
          </table:table-cell>
          <table:table-cell table:formula="of:=[.B431]" office:value-type="float" office:value="1">
            <text:p>1</text:p>
          </table:table-cell>
          <table:table-cell table:formula="of:=[.F432]+[.D432]" office:value-type="float" office:value="550">
            <text:p>550</text:p>
          </table:table-cell>
          <table:table-cell table:formula="of:=[.D431]" office:value-type="float" office:value="120">
            <text:p>120</text:p>
          </table:table-cell>
          <table:table-cell table:formula="of:=FACT([.C432])" office:value-type="float" office:value="0">
            <text:p>#WAARDE!</text:p>
          </table:table-cell>
          <table:table-cell table:formula="of:=[.A432]*[.B432]" office:value-type="float" office:value="430">
            <text:p>430</text:p>
          </table:table-cell>
          <table:table-cell table:formula="of:=([.D432]^[.C432])*EXP(-[.D432])/[.E4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2]+1" office:value-type="float" office:value="431">
            <text:p>431</text:p>
          </table:table-cell>
          <table:table-cell table:formula="of:=[.B432]" office:value-type="float" office:value="1">
            <text:p>1</text:p>
          </table:table-cell>
          <table:table-cell table:formula="of:=[.F433]+[.D433]" office:value-type="float" office:value="551">
            <text:p>551</text:p>
          </table:table-cell>
          <table:table-cell table:formula="of:=[.D432]" office:value-type="float" office:value="120">
            <text:p>120</text:p>
          </table:table-cell>
          <table:table-cell table:formula="of:=FACT([.C433])" office:value-type="float" office:value="0">
            <text:p>#WAARDE!</text:p>
          </table:table-cell>
          <table:table-cell table:formula="of:=[.A433]*[.B433]" office:value-type="float" office:value="431">
            <text:p>431</text:p>
          </table:table-cell>
          <table:table-cell table:formula="of:=([.D433]^[.C433])*EXP(-[.D433])/[.E4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3]+1" office:value-type="float" office:value="432">
            <text:p>432</text:p>
          </table:table-cell>
          <table:table-cell table:formula="of:=[.B433]" office:value-type="float" office:value="1">
            <text:p>1</text:p>
          </table:table-cell>
          <table:table-cell table:formula="of:=[.F434]+[.D434]" office:value-type="float" office:value="552">
            <text:p>552</text:p>
          </table:table-cell>
          <table:table-cell table:formula="of:=[.D433]" office:value-type="float" office:value="120">
            <text:p>120</text:p>
          </table:table-cell>
          <table:table-cell table:formula="of:=FACT([.C434])" office:value-type="float" office:value="0">
            <text:p>#WAARDE!</text:p>
          </table:table-cell>
          <table:table-cell table:formula="of:=[.A434]*[.B434]" office:value-type="float" office:value="432">
            <text:p>432</text:p>
          </table:table-cell>
          <table:table-cell table:formula="of:=([.D434]^[.C434])*EXP(-[.D434])/[.E4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4]+1" office:value-type="float" office:value="433">
            <text:p>433</text:p>
          </table:table-cell>
          <table:table-cell table:formula="of:=[.B434]" office:value-type="float" office:value="1">
            <text:p>1</text:p>
          </table:table-cell>
          <table:table-cell table:formula="of:=[.F435]+[.D435]" office:value-type="float" office:value="553">
            <text:p>553</text:p>
          </table:table-cell>
          <table:table-cell table:formula="of:=[.D434]" office:value-type="float" office:value="120">
            <text:p>120</text:p>
          </table:table-cell>
          <table:table-cell table:formula="of:=FACT([.C435])" office:value-type="float" office:value="0">
            <text:p>#WAARDE!</text:p>
          </table:table-cell>
          <table:table-cell table:formula="of:=[.A435]*[.B435]" office:value-type="float" office:value="433">
            <text:p>433</text:p>
          </table:table-cell>
          <table:table-cell table:formula="of:=([.D435]^[.C435])*EXP(-[.D435])/[.E4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5]+1" office:value-type="float" office:value="434">
            <text:p>434</text:p>
          </table:table-cell>
          <table:table-cell table:formula="of:=[.B435]" office:value-type="float" office:value="1">
            <text:p>1</text:p>
          </table:table-cell>
          <table:table-cell table:formula="of:=[.F436]+[.D436]" office:value-type="float" office:value="554">
            <text:p>554</text:p>
          </table:table-cell>
          <table:table-cell table:formula="of:=[.D435]" office:value-type="float" office:value="120">
            <text:p>120</text:p>
          </table:table-cell>
          <table:table-cell table:formula="of:=FACT([.C436])" office:value-type="float" office:value="0">
            <text:p>#WAARDE!</text:p>
          </table:table-cell>
          <table:table-cell table:formula="of:=[.A436]*[.B436]" office:value-type="float" office:value="434">
            <text:p>434</text:p>
          </table:table-cell>
          <table:table-cell table:formula="of:=([.D436]^[.C436])*EXP(-[.D436])/[.E4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6]+1" office:value-type="float" office:value="435">
            <text:p>435</text:p>
          </table:table-cell>
          <table:table-cell table:formula="of:=[.B436]" office:value-type="float" office:value="1">
            <text:p>1</text:p>
          </table:table-cell>
          <table:table-cell table:formula="of:=[.F437]+[.D437]" office:value-type="float" office:value="555">
            <text:p>555</text:p>
          </table:table-cell>
          <table:table-cell table:formula="of:=[.D436]" office:value-type="float" office:value="120">
            <text:p>120</text:p>
          </table:table-cell>
          <table:table-cell table:formula="of:=FACT([.C437])" office:value-type="float" office:value="0">
            <text:p>#WAARDE!</text:p>
          </table:table-cell>
          <table:table-cell table:formula="of:=[.A437]*[.B437]" office:value-type="float" office:value="435">
            <text:p>435</text:p>
          </table:table-cell>
          <table:table-cell table:formula="of:=([.D437]^[.C437])*EXP(-[.D437])/[.E4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7]+1" office:value-type="float" office:value="436">
            <text:p>436</text:p>
          </table:table-cell>
          <table:table-cell table:formula="of:=[.B437]" office:value-type="float" office:value="1">
            <text:p>1</text:p>
          </table:table-cell>
          <table:table-cell table:formula="of:=[.F438]+[.D438]" office:value-type="float" office:value="556">
            <text:p>556</text:p>
          </table:table-cell>
          <table:table-cell table:formula="of:=[.D437]" office:value-type="float" office:value="120">
            <text:p>120</text:p>
          </table:table-cell>
          <table:table-cell table:formula="of:=FACT([.C438])" office:value-type="float" office:value="0">
            <text:p>#WAARDE!</text:p>
          </table:table-cell>
          <table:table-cell table:formula="of:=[.A438]*[.B438]" office:value-type="float" office:value="436">
            <text:p>436</text:p>
          </table:table-cell>
          <table:table-cell table:formula="of:=([.D438]^[.C438])*EXP(-[.D438])/[.E4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8]+1" office:value-type="float" office:value="437">
            <text:p>437</text:p>
          </table:table-cell>
          <table:table-cell table:formula="of:=[.B438]" office:value-type="float" office:value="1">
            <text:p>1</text:p>
          </table:table-cell>
          <table:table-cell table:formula="of:=[.F439]+[.D439]" office:value-type="float" office:value="557">
            <text:p>557</text:p>
          </table:table-cell>
          <table:table-cell table:formula="of:=[.D438]" office:value-type="float" office:value="120">
            <text:p>120</text:p>
          </table:table-cell>
          <table:table-cell table:formula="of:=FACT([.C439])" office:value-type="float" office:value="0">
            <text:p>#WAARDE!</text:p>
          </table:table-cell>
          <table:table-cell table:formula="of:=[.A439]*[.B439]" office:value-type="float" office:value="437">
            <text:p>437</text:p>
          </table:table-cell>
          <table:table-cell table:formula="of:=([.D439]^[.C439])*EXP(-[.D439])/[.E4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39]+1" office:value-type="float" office:value="438">
            <text:p>438</text:p>
          </table:table-cell>
          <table:table-cell table:formula="of:=[.B439]" office:value-type="float" office:value="1">
            <text:p>1</text:p>
          </table:table-cell>
          <table:table-cell table:formula="of:=[.F440]+[.D440]" office:value-type="float" office:value="558">
            <text:p>558</text:p>
          </table:table-cell>
          <table:table-cell table:formula="of:=[.D439]" office:value-type="float" office:value="120">
            <text:p>120</text:p>
          </table:table-cell>
          <table:table-cell table:formula="of:=FACT([.C440])" office:value-type="float" office:value="0">
            <text:p>#WAARDE!</text:p>
          </table:table-cell>
          <table:table-cell table:formula="of:=[.A440]*[.B440]" office:value-type="float" office:value="438">
            <text:p>438</text:p>
          </table:table-cell>
          <table:table-cell table:formula="of:=([.D440]^[.C440])*EXP(-[.D440])/[.E4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0]+1" office:value-type="float" office:value="439">
            <text:p>439</text:p>
          </table:table-cell>
          <table:table-cell table:formula="of:=[.B440]" office:value-type="float" office:value="1">
            <text:p>1</text:p>
          </table:table-cell>
          <table:table-cell table:formula="of:=[.F441]+[.D441]" office:value-type="float" office:value="559">
            <text:p>559</text:p>
          </table:table-cell>
          <table:table-cell table:formula="of:=[.D440]" office:value-type="float" office:value="120">
            <text:p>120</text:p>
          </table:table-cell>
          <table:table-cell table:formula="of:=FACT([.C441])" office:value-type="float" office:value="0">
            <text:p>#WAARDE!</text:p>
          </table:table-cell>
          <table:table-cell table:formula="of:=[.A441]*[.B441]" office:value-type="float" office:value="439">
            <text:p>439</text:p>
          </table:table-cell>
          <table:table-cell table:formula="of:=([.D441]^[.C441])*EXP(-[.D441])/[.E4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1]+1" office:value-type="float" office:value="440">
            <text:p>440</text:p>
          </table:table-cell>
          <table:table-cell table:formula="of:=[.B441]" office:value-type="float" office:value="1">
            <text:p>1</text:p>
          </table:table-cell>
          <table:table-cell table:formula="of:=[.F442]+[.D442]" office:value-type="float" office:value="560">
            <text:p>560</text:p>
          </table:table-cell>
          <table:table-cell table:formula="of:=[.D441]" office:value-type="float" office:value="120">
            <text:p>120</text:p>
          </table:table-cell>
          <table:table-cell table:formula="of:=FACT([.C442])" office:value-type="float" office:value="0">
            <text:p>#WAARDE!</text:p>
          </table:table-cell>
          <table:table-cell table:formula="of:=[.A442]*[.B442]" office:value-type="float" office:value="440">
            <text:p>440</text:p>
          </table:table-cell>
          <table:table-cell table:formula="of:=([.D442]^[.C442])*EXP(-[.D442])/[.E4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2]+1" office:value-type="float" office:value="441">
            <text:p>441</text:p>
          </table:table-cell>
          <table:table-cell table:formula="of:=[.B442]" office:value-type="float" office:value="1">
            <text:p>1</text:p>
          </table:table-cell>
          <table:table-cell table:formula="of:=[.F443]+[.D443]" office:value-type="float" office:value="561">
            <text:p>561</text:p>
          </table:table-cell>
          <table:table-cell table:formula="of:=[.D442]" office:value-type="float" office:value="120">
            <text:p>120</text:p>
          </table:table-cell>
          <table:table-cell table:formula="of:=FACT([.C443])" office:value-type="float" office:value="0">
            <text:p>#WAARDE!</text:p>
          </table:table-cell>
          <table:table-cell table:formula="of:=[.A443]*[.B443]" office:value-type="float" office:value="441">
            <text:p>441</text:p>
          </table:table-cell>
          <table:table-cell table:formula="of:=([.D443]^[.C443])*EXP(-[.D443])/[.E4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3]+1" office:value-type="float" office:value="442">
            <text:p>442</text:p>
          </table:table-cell>
          <table:table-cell table:formula="of:=[.B443]" office:value-type="float" office:value="1">
            <text:p>1</text:p>
          </table:table-cell>
          <table:table-cell table:formula="of:=[.F444]+[.D444]" office:value-type="float" office:value="562">
            <text:p>562</text:p>
          </table:table-cell>
          <table:table-cell table:formula="of:=[.D443]" office:value-type="float" office:value="120">
            <text:p>120</text:p>
          </table:table-cell>
          <table:table-cell table:formula="of:=FACT([.C444])" office:value-type="float" office:value="0">
            <text:p>#WAARDE!</text:p>
          </table:table-cell>
          <table:table-cell table:formula="of:=[.A444]*[.B444]" office:value-type="float" office:value="442">
            <text:p>442</text:p>
          </table:table-cell>
          <table:table-cell table:formula="of:=([.D444]^[.C444])*EXP(-[.D444])/[.E4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4]+1" office:value-type="float" office:value="443">
            <text:p>443</text:p>
          </table:table-cell>
          <table:table-cell table:formula="of:=[.B444]" office:value-type="float" office:value="1">
            <text:p>1</text:p>
          </table:table-cell>
          <table:table-cell table:formula="of:=[.F445]+[.D445]" office:value-type="float" office:value="563">
            <text:p>563</text:p>
          </table:table-cell>
          <table:table-cell table:formula="of:=[.D444]" office:value-type="float" office:value="120">
            <text:p>120</text:p>
          </table:table-cell>
          <table:table-cell table:formula="of:=FACT([.C445])" office:value-type="float" office:value="0">
            <text:p>#WAARDE!</text:p>
          </table:table-cell>
          <table:table-cell table:formula="of:=[.A445]*[.B445]" office:value-type="float" office:value="443">
            <text:p>443</text:p>
          </table:table-cell>
          <table:table-cell table:formula="of:=([.D445]^[.C445])*EXP(-[.D445])/[.E4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5]+1" office:value-type="float" office:value="444">
            <text:p>444</text:p>
          </table:table-cell>
          <table:table-cell table:formula="of:=[.B445]" office:value-type="float" office:value="1">
            <text:p>1</text:p>
          </table:table-cell>
          <table:table-cell table:formula="of:=[.F446]+[.D446]" office:value-type="float" office:value="564">
            <text:p>564</text:p>
          </table:table-cell>
          <table:table-cell table:formula="of:=[.D445]" office:value-type="float" office:value="120">
            <text:p>120</text:p>
          </table:table-cell>
          <table:table-cell table:formula="of:=FACT([.C446])" office:value-type="float" office:value="0">
            <text:p>#WAARDE!</text:p>
          </table:table-cell>
          <table:table-cell table:formula="of:=[.A446]*[.B446]" office:value-type="float" office:value="444">
            <text:p>444</text:p>
          </table:table-cell>
          <table:table-cell table:formula="of:=([.D446]^[.C446])*EXP(-[.D446])/[.E4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6]+1" office:value-type="float" office:value="445">
            <text:p>445</text:p>
          </table:table-cell>
          <table:table-cell table:formula="of:=[.B446]" office:value-type="float" office:value="1">
            <text:p>1</text:p>
          </table:table-cell>
          <table:table-cell table:formula="of:=[.F447]+[.D447]" office:value-type="float" office:value="565">
            <text:p>565</text:p>
          </table:table-cell>
          <table:table-cell table:formula="of:=[.D446]" office:value-type="float" office:value="120">
            <text:p>120</text:p>
          </table:table-cell>
          <table:table-cell table:formula="of:=FACT([.C447])" office:value-type="float" office:value="0">
            <text:p>#WAARDE!</text:p>
          </table:table-cell>
          <table:table-cell table:formula="of:=[.A447]*[.B447]" office:value-type="float" office:value="445">
            <text:p>445</text:p>
          </table:table-cell>
          <table:table-cell table:formula="of:=([.D447]^[.C447])*EXP(-[.D447])/[.E4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7]+1" office:value-type="float" office:value="446">
            <text:p>446</text:p>
          </table:table-cell>
          <table:table-cell table:formula="of:=[.B447]" office:value-type="float" office:value="1">
            <text:p>1</text:p>
          </table:table-cell>
          <table:table-cell table:formula="of:=[.F448]+[.D448]" office:value-type="float" office:value="566">
            <text:p>566</text:p>
          </table:table-cell>
          <table:table-cell table:formula="of:=[.D447]" office:value-type="float" office:value="120">
            <text:p>120</text:p>
          </table:table-cell>
          <table:table-cell table:formula="of:=FACT([.C448])" office:value-type="float" office:value="0">
            <text:p>#WAARDE!</text:p>
          </table:table-cell>
          <table:table-cell table:formula="of:=[.A448]*[.B448]" office:value-type="float" office:value="446">
            <text:p>446</text:p>
          </table:table-cell>
          <table:table-cell table:formula="of:=([.D448]^[.C448])*EXP(-[.D448])/[.E4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8]+1" office:value-type="float" office:value="447">
            <text:p>447</text:p>
          </table:table-cell>
          <table:table-cell table:formula="of:=[.B448]" office:value-type="float" office:value="1">
            <text:p>1</text:p>
          </table:table-cell>
          <table:table-cell table:formula="of:=[.F449]+[.D449]" office:value-type="float" office:value="567">
            <text:p>567</text:p>
          </table:table-cell>
          <table:table-cell table:formula="of:=[.D448]" office:value-type="float" office:value="120">
            <text:p>120</text:p>
          </table:table-cell>
          <table:table-cell table:formula="of:=FACT([.C449])" office:value-type="float" office:value="0">
            <text:p>#WAARDE!</text:p>
          </table:table-cell>
          <table:table-cell table:formula="of:=[.A449]*[.B449]" office:value-type="float" office:value="447">
            <text:p>447</text:p>
          </table:table-cell>
          <table:table-cell table:formula="of:=([.D449]^[.C449])*EXP(-[.D449])/[.E4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49]+1" office:value-type="float" office:value="448">
            <text:p>448</text:p>
          </table:table-cell>
          <table:table-cell table:formula="of:=[.B449]" office:value-type="float" office:value="1">
            <text:p>1</text:p>
          </table:table-cell>
          <table:table-cell table:formula="of:=[.F450]+[.D450]" office:value-type="float" office:value="568">
            <text:p>568</text:p>
          </table:table-cell>
          <table:table-cell table:formula="of:=[.D449]" office:value-type="float" office:value="120">
            <text:p>120</text:p>
          </table:table-cell>
          <table:table-cell table:formula="of:=FACT([.C450])" office:value-type="float" office:value="0">
            <text:p>#WAARDE!</text:p>
          </table:table-cell>
          <table:table-cell table:formula="of:=[.A450]*[.B450]" office:value-type="float" office:value="448">
            <text:p>448</text:p>
          </table:table-cell>
          <table:table-cell table:formula="of:=([.D450]^[.C450])*EXP(-[.D450])/[.E4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0]+1" office:value-type="float" office:value="449">
            <text:p>449</text:p>
          </table:table-cell>
          <table:table-cell table:formula="of:=[.B450]" office:value-type="float" office:value="1">
            <text:p>1</text:p>
          </table:table-cell>
          <table:table-cell table:formula="of:=[.F451]+[.D451]" office:value-type="float" office:value="569">
            <text:p>569</text:p>
          </table:table-cell>
          <table:table-cell table:formula="of:=[.D450]" office:value-type="float" office:value="120">
            <text:p>120</text:p>
          </table:table-cell>
          <table:table-cell table:formula="of:=FACT([.C451])" office:value-type="float" office:value="0">
            <text:p>#WAARDE!</text:p>
          </table:table-cell>
          <table:table-cell table:formula="of:=[.A451]*[.B451]" office:value-type="float" office:value="449">
            <text:p>449</text:p>
          </table:table-cell>
          <table:table-cell table:formula="of:=([.D451]^[.C451])*EXP(-[.D451])/[.E4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1]+1" office:value-type="float" office:value="450">
            <text:p>450</text:p>
          </table:table-cell>
          <table:table-cell table:formula="of:=[.B451]" office:value-type="float" office:value="1">
            <text:p>1</text:p>
          </table:table-cell>
          <table:table-cell table:formula="of:=[.F452]+[.D452]" office:value-type="float" office:value="570">
            <text:p>570</text:p>
          </table:table-cell>
          <table:table-cell table:formula="of:=[.D451]" office:value-type="float" office:value="120">
            <text:p>120</text:p>
          </table:table-cell>
          <table:table-cell table:formula="of:=FACT([.C452])" office:value-type="float" office:value="0">
            <text:p>#WAARDE!</text:p>
          </table:table-cell>
          <table:table-cell table:formula="of:=[.A452]*[.B452]" office:value-type="float" office:value="450">
            <text:p>450</text:p>
          </table:table-cell>
          <table:table-cell table:formula="of:=([.D452]^[.C452])*EXP(-[.D452])/[.E4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2]+1" office:value-type="float" office:value="451">
            <text:p>451</text:p>
          </table:table-cell>
          <table:table-cell table:formula="of:=[.B452]" office:value-type="float" office:value="1">
            <text:p>1</text:p>
          </table:table-cell>
          <table:table-cell table:formula="of:=[.F453]+[.D453]" office:value-type="float" office:value="571">
            <text:p>571</text:p>
          </table:table-cell>
          <table:table-cell table:formula="of:=[.D452]" office:value-type="float" office:value="120">
            <text:p>120</text:p>
          </table:table-cell>
          <table:table-cell table:formula="of:=FACT([.C453])" office:value-type="float" office:value="0">
            <text:p>#WAARDE!</text:p>
          </table:table-cell>
          <table:table-cell table:formula="of:=[.A453]*[.B453]" office:value-type="float" office:value="451">
            <text:p>451</text:p>
          </table:table-cell>
          <table:table-cell table:formula="of:=([.D453]^[.C453])*EXP(-[.D453])/[.E4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3]+1" office:value-type="float" office:value="452">
            <text:p>452</text:p>
          </table:table-cell>
          <table:table-cell table:formula="of:=[.B453]" office:value-type="float" office:value="1">
            <text:p>1</text:p>
          </table:table-cell>
          <table:table-cell table:formula="of:=[.F454]+[.D454]" office:value-type="float" office:value="572">
            <text:p>572</text:p>
          </table:table-cell>
          <table:table-cell table:formula="of:=[.D453]" office:value-type="float" office:value="120">
            <text:p>120</text:p>
          </table:table-cell>
          <table:table-cell table:formula="of:=FACT([.C454])" office:value-type="float" office:value="0">
            <text:p>#WAARDE!</text:p>
          </table:table-cell>
          <table:table-cell table:formula="of:=[.A454]*[.B454]" office:value-type="float" office:value="452">
            <text:p>452</text:p>
          </table:table-cell>
          <table:table-cell table:formula="of:=([.D454]^[.C454])*EXP(-[.D454])/[.E4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4]+1" office:value-type="float" office:value="453">
            <text:p>453</text:p>
          </table:table-cell>
          <table:table-cell table:formula="of:=[.B454]" office:value-type="float" office:value="1">
            <text:p>1</text:p>
          </table:table-cell>
          <table:table-cell table:formula="of:=[.F455]+[.D455]" office:value-type="float" office:value="573">
            <text:p>573</text:p>
          </table:table-cell>
          <table:table-cell table:formula="of:=[.D454]" office:value-type="float" office:value="120">
            <text:p>120</text:p>
          </table:table-cell>
          <table:table-cell table:formula="of:=FACT([.C455])" office:value-type="float" office:value="0">
            <text:p>#WAARDE!</text:p>
          </table:table-cell>
          <table:table-cell table:formula="of:=[.A455]*[.B455]" office:value-type="float" office:value="453">
            <text:p>453</text:p>
          </table:table-cell>
          <table:table-cell table:formula="of:=([.D455]^[.C455])*EXP(-[.D455])/[.E4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5]+1" office:value-type="float" office:value="454">
            <text:p>454</text:p>
          </table:table-cell>
          <table:table-cell table:formula="of:=[.B455]" office:value-type="float" office:value="1">
            <text:p>1</text:p>
          </table:table-cell>
          <table:table-cell table:formula="of:=[.F456]+[.D456]" office:value-type="float" office:value="574">
            <text:p>574</text:p>
          </table:table-cell>
          <table:table-cell table:formula="of:=[.D455]" office:value-type="float" office:value="120">
            <text:p>120</text:p>
          </table:table-cell>
          <table:table-cell table:formula="of:=FACT([.C456])" office:value-type="float" office:value="0">
            <text:p>#WAARDE!</text:p>
          </table:table-cell>
          <table:table-cell table:formula="of:=[.A456]*[.B456]" office:value-type="float" office:value="454">
            <text:p>454</text:p>
          </table:table-cell>
          <table:table-cell table:formula="of:=([.D456]^[.C456])*EXP(-[.D456])/[.E4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6]+1" office:value-type="float" office:value="455">
            <text:p>455</text:p>
          </table:table-cell>
          <table:table-cell table:formula="of:=[.B456]" office:value-type="float" office:value="1">
            <text:p>1</text:p>
          </table:table-cell>
          <table:table-cell table:formula="of:=[.F457]+[.D457]" office:value-type="float" office:value="575">
            <text:p>575</text:p>
          </table:table-cell>
          <table:table-cell table:formula="of:=[.D456]" office:value-type="float" office:value="120">
            <text:p>120</text:p>
          </table:table-cell>
          <table:table-cell table:formula="of:=FACT([.C457])" office:value-type="float" office:value="0">
            <text:p>#WAARDE!</text:p>
          </table:table-cell>
          <table:table-cell table:formula="of:=[.A457]*[.B457]" office:value-type="float" office:value="455">
            <text:p>455</text:p>
          </table:table-cell>
          <table:table-cell table:formula="of:=([.D457]^[.C457])*EXP(-[.D457])/[.E4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7]+1" office:value-type="float" office:value="456">
            <text:p>456</text:p>
          </table:table-cell>
          <table:table-cell table:formula="of:=[.B457]" office:value-type="float" office:value="1">
            <text:p>1</text:p>
          </table:table-cell>
          <table:table-cell table:formula="of:=[.F458]+[.D458]" office:value-type="float" office:value="576">
            <text:p>576</text:p>
          </table:table-cell>
          <table:table-cell table:formula="of:=[.D457]" office:value-type="float" office:value="120">
            <text:p>120</text:p>
          </table:table-cell>
          <table:table-cell table:formula="of:=FACT([.C458])" office:value-type="float" office:value="0">
            <text:p>#WAARDE!</text:p>
          </table:table-cell>
          <table:table-cell table:formula="of:=[.A458]*[.B458]" office:value-type="float" office:value="456">
            <text:p>456</text:p>
          </table:table-cell>
          <table:table-cell table:formula="of:=([.D458]^[.C458])*EXP(-[.D458])/[.E4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8]+1" office:value-type="float" office:value="457">
            <text:p>457</text:p>
          </table:table-cell>
          <table:table-cell table:formula="of:=[.B458]" office:value-type="float" office:value="1">
            <text:p>1</text:p>
          </table:table-cell>
          <table:table-cell table:formula="of:=[.F459]+[.D459]" office:value-type="float" office:value="577">
            <text:p>577</text:p>
          </table:table-cell>
          <table:table-cell table:formula="of:=[.D458]" office:value-type="float" office:value="120">
            <text:p>120</text:p>
          </table:table-cell>
          <table:table-cell table:formula="of:=FACT([.C459])" office:value-type="float" office:value="0">
            <text:p>#WAARDE!</text:p>
          </table:table-cell>
          <table:table-cell table:formula="of:=[.A459]*[.B459]" office:value-type="float" office:value="457">
            <text:p>457</text:p>
          </table:table-cell>
          <table:table-cell table:formula="of:=([.D459]^[.C459])*EXP(-[.D459])/[.E4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59]+1" office:value-type="float" office:value="458">
            <text:p>458</text:p>
          </table:table-cell>
          <table:table-cell table:formula="of:=[.B459]" office:value-type="float" office:value="1">
            <text:p>1</text:p>
          </table:table-cell>
          <table:table-cell table:formula="of:=[.F460]+[.D460]" office:value-type="float" office:value="578">
            <text:p>578</text:p>
          </table:table-cell>
          <table:table-cell table:formula="of:=[.D459]" office:value-type="float" office:value="120">
            <text:p>120</text:p>
          </table:table-cell>
          <table:table-cell table:formula="of:=FACT([.C460])" office:value-type="float" office:value="0">
            <text:p>#WAARDE!</text:p>
          </table:table-cell>
          <table:table-cell table:formula="of:=[.A460]*[.B460]" office:value-type="float" office:value="458">
            <text:p>458</text:p>
          </table:table-cell>
          <table:table-cell table:formula="of:=([.D460]^[.C460])*EXP(-[.D460])/[.E4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0]+1" office:value-type="float" office:value="459">
            <text:p>459</text:p>
          </table:table-cell>
          <table:table-cell table:formula="of:=[.B460]" office:value-type="float" office:value="1">
            <text:p>1</text:p>
          </table:table-cell>
          <table:table-cell table:formula="of:=[.F461]+[.D461]" office:value-type="float" office:value="579">
            <text:p>579</text:p>
          </table:table-cell>
          <table:table-cell table:formula="of:=[.D460]" office:value-type="float" office:value="120">
            <text:p>120</text:p>
          </table:table-cell>
          <table:table-cell table:formula="of:=FACT([.C461])" office:value-type="float" office:value="0">
            <text:p>#WAARDE!</text:p>
          </table:table-cell>
          <table:table-cell table:formula="of:=[.A461]*[.B461]" office:value-type="float" office:value="459">
            <text:p>459</text:p>
          </table:table-cell>
          <table:table-cell table:formula="of:=([.D461]^[.C461])*EXP(-[.D461])/[.E4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1]+1" office:value-type="float" office:value="460">
            <text:p>460</text:p>
          </table:table-cell>
          <table:table-cell table:formula="of:=[.B461]" office:value-type="float" office:value="1">
            <text:p>1</text:p>
          </table:table-cell>
          <table:table-cell table:formula="of:=[.F462]+[.D462]" office:value-type="float" office:value="580">
            <text:p>580</text:p>
          </table:table-cell>
          <table:table-cell table:formula="of:=[.D461]" office:value-type="float" office:value="120">
            <text:p>120</text:p>
          </table:table-cell>
          <table:table-cell table:formula="of:=FACT([.C462])" office:value-type="float" office:value="0">
            <text:p>#WAARDE!</text:p>
          </table:table-cell>
          <table:table-cell table:formula="of:=[.A462]*[.B462]" office:value-type="float" office:value="460">
            <text:p>460</text:p>
          </table:table-cell>
          <table:table-cell table:formula="of:=([.D462]^[.C462])*EXP(-[.D462])/[.E4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2]+1" office:value-type="float" office:value="461">
            <text:p>461</text:p>
          </table:table-cell>
          <table:table-cell table:formula="of:=[.B462]" office:value-type="float" office:value="1">
            <text:p>1</text:p>
          </table:table-cell>
          <table:table-cell table:formula="of:=[.F463]+[.D463]" office:value-type="float" office:value="581">
            <text:p>581</text:p>
          </table:table-cell>
          <table:table-cell table:formula="of:=[.D462]" office:value-type="float" office:value="120">
            <text:p>120</text:p>
          </table:table-cell>
          <table:table-cell table:formula="of:=FACT([.C463])" office:value-type="float" office:value="0">
            <text:p>#WAARDE!</text:p>
          </table:table-cell>
          <table:table-cell table:formula="of:=[.A463]*[.B463]" office:value-type="float" office:value="461">
            <text:p>461</text:p>
          </table:table-cell>
          <table:table-cell table:formula="of:=([.D463]^[.C463])*EXP(-[.D463])/[.E4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3]+1" office:value-type="float" office:value="462">
            <text:p>462</text:p>
          </table:table-cell>
          <table:table-cell table:formula="of:=[.B463]" office:value-type="float" office:value="1">
            <text:p>1</text:p>
          </table:table-cell>
          <table:table-cell table:formula="of:=[.F464]+[.D464]" office:value-type="float" office:value="582">
            <text:p>582</text:p>
          </table:table-cell>
          <table:table-cell table:formula="of:=[.D463]" office:value-type="float" office:value="120">
            <text:p>120</text:p>
          </table:table-cell>
          <table:table-cell table:formula="of:=FACT([.C464])" office:value-type="float" office:value="0">
            <text:p>#WAARDE!</text:p>
          </table:table-cell>
          <table:table-cell table:formula="of:=[.A464]*[.B464]" office:value-type="float" office:value="462">
            <text:p>462</text:p>
          </table:table-cell>
          <table:table-cell table:formula="of:=([.D464]^[.C464])*EXP(-[.D464])/[.E4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4]+1" office:value-type="float" office:value="463">
            <text:p>463</text:p>
          </table:table-cell>
          <table:table-cell table:formula="of:=[.B464]" office:value-type="float" office:value="1">
            <text:p>1</text:p>
          </table:table-cell>
          <table:table-cell table:formula="of:=[.F465]+[.D465]" office:value-type="float" office:value="583">
            <text:p>583</text:p>
          </table:table-cell>
          <table:table-cell table:formula="of:=[.D464]" office:value-type="float" office:value="120">
            <text:p>120</text:p>
          </table:table-cell>
          <table:table-cell table:formula="of:=FACT([.C465])" office:value-type="float" office:value="0">
            <text:p>#WAARDE!</text:p>
          </table:table-cell>
          <table:table-cell table:formula="of:=[.A465]*[.B465]" office:value-type="float" office:value="463">
            <text:p>463</text:p>
          </table:table-cell>
          <table:table-cell table:formula="of:=([.D465]^[.C465])*EXP(-[.D465])/[.E4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5]+1" office:value-type="float" office:value="464">
            <text:p>464</text:p>
          </table:table-cell>
          <table:table-cell table:formula="of:=[.B465]" office:value-type="float" office:value="1">
            <text:p>1</text:p>
          </table:table-cell>
          <table:table-cell table:formula="of:=[.F466]+[.D466]" office:value-type="float" office:value="584">
            <text:p>584</text:p>
          </table:table-cell>
          <table:table-cell table:formula="of:=[.D465]" office:value-type="float" office:value="120">
            <text:p>120</text:p>
          </table:table-cell>
          <table:table-cell table:formula="of:=FACT([.C466])" office:value-type="float" office:value="0">
            <text:p>#WAARDE!</text:p>
          </table:table-cell>
          <table:table-cell table:formula="of:=[.A466]*[.B466]" office:value-type="float" office:value="464">
            <text:p>464</text:p>
          </table:table-cell>
          <table:table-cell table:formula="of:=([.D466]^[.C466])*EXP(-[.D466])/[.E4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6]+1" office:value-type="float" office:value="465">
            <text:p>465</text:p>
          </table:table-cell>
          <table:table-cell table:formula="of:=[.B466]" office:value-type="float" office:value="1">
            <text:p>1</text:p>
          </table:table-cell>
          <table:table-cell table:formula="of:=[.F467]+[.D467]" office:value-type="float" office:value="585">
            <text:p>585</text:p>
          </table:table-cell>
          <table:table-cell table:formula="of:=[.D466]" office:value-type="float" office:value="120">
            <text:p>120</text:p>
          </table:table-cell>
          <table:table-cell table:formula="of:=FACT([.C467])" office:value-type="float" office:value="0">
            <text:p>#WAARDE!</text:p>
          </table:table-cell>
          <table:table-cell table:formula="of:=[.A467]*[.B467]" office:value-type="float" office:value="465">
            <text:p>465</text:p>
          </table:table-cell>
          <table:table-cell table:formula="of:=([.D467]^[.C467])*EXP(-[.D467])/[.E4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7]+1" office:value-type="float" office:value="466">
            <text:p>466</text:p>
          </table:table-cell>
          <table:table-cell table:formula="of:=[.B467]" office:value-type="float" office:value="1">
            <text:p>1</text:p>
          </table:table-cell>
          <table:table-cell table:formula="of:=[.F468]+[.D468]" office:value-type="float" office:value="586">
            <text:p>586</text:p>
          </table:table-cell>
          <table:table-cell table:formula="of:=[.D467]" office:value-type="float" office:value="120">
            <text:p>120</text:p>
          </table:table-cell>
          <table:table-cell table:formula="of:=FACT([.C468])" office:value-type="float" office:value="0">
            <text:p>#WAARDE!</text:p>
          </table:table-cell>
          <table:table-cell table:formula="of:=[.A468]*[.B468]" office:value-type="float" office:value="466">
            <text:p>466</text:p>
          </table:table-cell>
          <table:table-cell table:formula="of:=([.D468]^[.C468])*EXP(-[.D468])/[.E4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8]+1" office:value-type="float" office:value="467">
            <text:p>467</text:p>
          </table:table-cell>
          <table:table-cell table:formula="of:=[.B468]" office:value-type="float" office:value="1">
            <text:p>1</text:p>
          </table:table-cell>
          <table:table-cell table:formula="of:=[.F469]+[.D469]" office:value-type="float" office:value="587">
            <text:p>587</text:p>
          </table:table-cell>
          <table:table-cell table:formula="of:=[.D468]" office:value-type="float" office:value="120">
            <text:p>120</text:p>
          </table:table-cell>
          <table:table-cell table:formula="of:=FACT([.C469])" office:value-type="float" office:value="0">
            <text:p>#WAARDE!</text:p>
          </table:table-cell>
          <table:table-cell table:formula="of:=[.A469]*[.B469]" office:value-type="float" office:value="467">
            <text:p>467</text:p>
          </table:table-cell>
          <table:table-cell table:formula="of:=([.D469]^[.C469])*EXP(-[.D469])/[.E4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69]+1" office:value-type="float" office:value="468">
            <text:p>468</text:p>
          </table:table-cell>
          <table:table-cell table:formula="of:=[.B469]" office:value-type="float" office:value="1">
            <text:p>1</text:p>
          </table:table-cell>
          <table:table-cell table:formula="of:=[.F470]+[.D470]" office:value-type="float" office:value="588">
            <text:p>588</text:p>
          </table:table-cell>
          <table:table-cell table:formula="of:=[.D469]" office:value-type="float" office:value="120">
            <text:p>120</text:p>
          </table:table-cell>
          <table:table-cell table:formula="of:=FACT([.C470])" office:value-type="float" office:value="0">
            <text:p>#WAARDE!</text:p>
          </table:table-cell>
          <table:table-cell table:formula="of:=[.A470]*[.B470]" office:value-type="float" office:value="468">
            <text:p>468</text:p>
          </table:table-cell>
          <table:table-cell table:formula="of:=([.D470]^[.C470])*EXP(-[.D470])/[.E4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0]+1" office:value-type="float" office:value="469">
            <text:p>469</text:p>
          </table:table-cell>
          <table:table-cell table:formula="of:=[.B470]" office:value-type="float" office:value="1">
            <text:p>1</text:p>
          </table:table-cell>
          <table:table-cell table:formula="of:=[.F471]+[.D471]" office:value-type="float" office:value="589">
            <text:p>589</text:p>
          </table:table-cell>
          <table:table-cell table:formula="of:=[.D470]" office:value-type="float" office:value="120">
            <text:p>120</text:p>
          </table:table-cell>
          <table:table-cell table:formula="of:=FACT([.C471])" office:value-type="float" office:value="0">
            <text:p>#WAARDE!</text:p>
          </table:table-cell>
          <table:table-cell table:formula="of:=[.A471]*[.B471]" office:value-type="float" office:value="469">
            <text:p>469</text:p>
          </table:table-cell>
          <table:table-cell table:formula="of:=([.D471]^[.C471])*EXP(-[.D471])/[.E4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1]+1" office:value-type="float" office:value="470">
            <text:p>470</text:p>
          </table:table-cell>
          <table:table-cell table:formula="of:=[.B471]" office:value-type="float" office:value="1">
            <text:p>1</text:p>
          </table:table-cell>
          <table:table-cell table:formula="of:=[.F472]+[.D472]" office:value-type="float" office:value="590">
            <text:p>590</text:p>
          </table:table-cell>
          <table:table-cell table:formula="of:=[.D471]" office:value-type="float" office:value="120">
            <text:p>120</text:p>
          </table:table-cell>
          <table:table-cell table:formula="of:=FACT([.C472])" office:value-type="float" office:value="0">
            <text:p>#WAARDE!</text:p>
          </table:table-cell>
          <table:table-cell table:formula="of:=[.A472]*[.B472]" office:value-type="float" office:value="470">
            <text:p>470</text:p>
          </table:table-cell>
          <table:table-cell table:formula="of:=([.D472]^[.C472])*EXP(-[.D472])/[.E4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2]+1" office:value-type="float" office:value="471">
            <text:p>471</text:p>
          </table:table-cell>
          <table:table-cell table:formula="of:=[.B472]" office:value-type="float" office:value="1">
            <text:p>1</text:p>
          </table:table-cell>
          <table:table-cell table:formula="of:=[.F473]+[.D473]" office:value-type="float" office:value="591">
            <text:p>591</text:p>
          </table:table-cell>
          <table:table-cell table:formula="of:=[.D472]" office:value-type="float" office:value="120">
            <text:p>120</text:p>
          </table:table-cell>
          <table:table-cell table:formula="of:=FACT([.C473])" office:value-type="float" office:value="0">
            <text:p>#WAARDE!</text:p>
          </table:table-cell>
          <table:table-cell table:formula="of:=[.A473]*[.B473]" office:value-type="float" office:value="471">
            <text:p>471</text:p>
          </table:table-cell>
          <table:table-cell table:formula="of:=([.D473]^[.C473])*EXP(-[.D473])/[.E4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3]+1" office:value-type="float" office:value="472">
            <text:p>472</text:p>
          </table:table-cell>
          <table:table-cell table:formula="of:=[.B473]" office:value-type="float" office:value="1">
            <text:p>1</text:p>
          </table:table-cell>
          <table:table-cell table:formula="of:=[.F474]+[.D474]" office:value-type="float" office:value="592">
            <text:p>592</text:p>
          </table:table-cell>
          <table:table-cell table:formula="of:=[.D473]" office:value-type="float" office:value="120">
            <text:p>120</text:p>
          </table:table-cell>
          <table:table-cell table:formula="of:=FACT([.C474])" office:value-type="float" office:value="0">
            <text:p>#WAARDE!</text:p>
          </table:table-cell>
          <table:table-cell table:formula="of:=[.A474]*[.B474]" office:value-type="float" office:value="472">
            <text:p>472</text:p>
          </table:table-cell>
          <table:table-cell table:formula="of:=([.D474]^[.C474])*EXP(-[.D474])/[.E4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4]+1" office:value-type="float" office:value="473">
            <text:p>473</text:p>
          </table:table-cell>
          <table:table-cell table:formula="of:=[.B474]" office:value-type="float" office:value="1">
            <text:p>1</text:p>
          </table:table-cell>
          <table:table-cell table:formula="of:=[.F475]+[.D475]" office:value-type="float" office:value="593">
            <text:p>593</text:p>
          </table:table-cell>
          <table:table-cell table:formula="of:=[.D474]" office:value-type="float" office:value="120">
            <text:p>120</text:p>
          </table:table-cell>
          <table:table-cell table:formula="of:=FACT([.C475])" office:value-type="float" office:value="0">
            <text:p>#WAARDE!</text:p>
          </table:table-cell>
          <table:table-cell table:formula="of:=[.A475]*[.B475]" office:value-type="float" office:value="473">
            <text:p>473</text:p>
          </table:table-cell>
          <table:table-cell table:formula="of:=([.D475]^[.C475])*EXP(-[.D475])/[.E4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5]+1" office:value-type="float" office:value="474">
            <text:p>474</text:p>
          </table:table-cell>
          <table:table-cell table:formula="of:=[.B475]" office:value-type="float" office:value="1">
            <text:p>1</text:p>
          </table:table-cell>
          <table:table-cell table:formula="of:=[.F476]+[.D476]" office:value-type="float" office:value="594">
            <text:p>594</text:p>
          </table:table-cell>
          <table:table-cell table:formula="of:=[.D475]" office:value-type="float" office:value="120">
            <text:p>120</text:p>
          </table:table-cell>
          <table:table-cell table:formula="of:=FACT([.C476])" office:value-type="float" office:value="0">
            <text:p>#WAARDE!</text:p>
          </table:table-cell>
          <table:table-cell table:formula="of:=[.A476]*[.B476]" office:value-type="float" office:value="474">
            <text:p>474</text:p>
          </table:table-cell>
          <table:table-cell table:formula="of:=([.D476]^[.C476])*EXP(-[.D476])/[.E4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6]+1" office:value-type="float" office:value="475">
            <text:p>475</text:p>
          </table:table-cell>
          <table:table-cell table:formula="of:=[.B476]" office:value-type="float" office:value="1">
            <text:p>1</text:p>
          </table:table-cell>
          <table:table-cell table:formula="of:=[.F477]+[.D477]" office:value-type="float" office:value="595">
            <text:p>595</text:p>
          </table:table-cell>
          <table:table-cell table:formula="of:=[.D476]" office:value-type="float" office:value="120">
            <text:p>120</text:p>
          </table:table-cell>
          <table:table-cell table:formula="of:=FACT([.C477])" office:value-type="float" office:value="0">
            <text:p>#WAARDE!</text:p>
          </table:table-cell>
          <table:table-cell table:formula="of:=[.A477]*[.B477]" office:value-type="float" office:value="475">
            <text:p>475</text:p>
          </table:table-cell>
          <table:table-cell table:formula="of:=([.D477]^[.C477])*EXP(-[.D477])/[.E4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7]+1" office:value-type="float" office:value="476">
            <text:p>476</text:p>
          </table:table-cell>
          <table:table-cell table:formula="of:=[.B477]" office:value-type="float" office:value="1">
            <text:p>1</text:p>
          </table:table-cell>
          <table:table-cell table:formula="of:=[.F478]+[.D478]" office:value-type="float" office:value="596">
            <text:p>596</text:p>
          </table:table-cell>
          <table:table-cell table:formula="of:=[.D477]" office:value-type="float" office:value="120">
            <text:p>120</text:p>
          </table:table-cell>
          <table:table-cell table:formula="of:=FACT([.C478])" office:value-type="float" office:value="0">
            <text:p>#WAARDE!</text:p>
          </table:table-cell>
          <table:table-cell table:formula="of:=[.A478]*[.B478]" office:value-type="float" office:value="476">
            <text:p>476</text:p>
          </table:table-cell>
          <table:table-cell table:formula="of:=([.D478]^[.C478])*EXP(-[.D478])/[.E4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8]+1" office:value-type="float" office:value="477">
            <text:p>477</text:p>
          </table:table-cell>
          <table:table-cell table:formula="of:=[.B478]" office:value-type="float" office:value="1">
            <text:p>1</text:p>
          </table:table-cell>
          <table:table-cell table:formula="of:=[.F479]+[.D479]" office:value-type="float" office:value="597">
            <text:p>597</text:p>
          </table:table-cell>
          <table:table-cell table:formula="of:=[.D478]" office:value-type="float" office:value="120">
            <text:p>120</text:p>
          </table:table-cell>
          <table:table-cell table:formula="of:=FACT([.C479])" office:value-type="float" office:value="0">
            <text:p>#WAARDE!</text:p>
          </table:table-cell>
          <table:table-cell table:formula="of:=[.A479]*[.B479]" office:value-type="float" office:value="477">
            <text:p>477</text:p>
          </table:table-cell>
          <table:table-cell table:formula="of:=([.D479]^[.C479])*EXP(-[.D479])/[.E4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79]+1" office:value-type="float" office:value="478">
            <text:p>478</text:p>
          </table:table-cell>
          <table:table-cell table:formula="of:=[.B479]" office:value-type="float" office:value="1">
            <text:p>1</text:p>
          </table:table-cell>
          <table:table-cell table:formula="of:=[.F480]+[.D480]" office:value-type="float" office:value="598">
            <text:p>598</text:p>
          </table:table-cell>
          <table:table-cell table:formula="of:=[.D479]" office:value-type="float" office:value="120">
            <text:p>120</text:p>
          </table:table-cell>
          <table:table-cell table:formula="of:=FACT([.C480])" office:value-type="float" office:value="0">
            <text:p>#WAARDE!</text:p>
          </table:table-cell>
          <table:table-cell table:formula="of:=[.A480]*[.B480]" office:value-type="float" office:value="478">
            <text:p>478</text:p>
          </table:table-cell>
          <table:table-cell table:formula="of:=([.D480]^[.C480])*EXP(-[.D480])/[.E4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0]+1" office:value-type="float" office:value="479">
            <text:p>479</text:p>
          </table:table-cell>
          <table:table-cell table:formula="of:=[.B480]" office:value-type="float" office:value="1">
            <text:p>1</text:p>
          </table:table-cell>
          <table:table-cell table:formula="of:=[.F481]+[.D481]" office:value-type="float" office:value="599">
            <text:p>599</text:p>
          </table:table-cell>
          <table:table-cell table:formula="of:=[.D480]" office:value-type="float" office:value="120">
            <text:p>120</text:p>
          </table:table-cell>
          <table:table-cell table:formula="of:=FACT([.C481])" office:value-type="float" office:value="0">
            <text:p>#WAARDE!</text:p>
          </table:table-cell>
          <table:table-cell table:formula="of:=[.A481]*[.B481]" office:value-type="float" office:value="479">
            <text:p>479</text:p>
          </table:table-cell>
          <table:table-cell table:formula="of:=([.D481]^[.C481])*EXP(-[.D481])/[.E4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1]+1" office:value-type="float" office:value="480">
            <text:p>480</text:p>
          </table:table-cell>
          <table:table-cell table:formula="of:=[.B481]" office:value-type="float" office:value="1">
            <text:p>1</text:p>
          </table:table-cell>
          <table:table-cell table:formula="of:=[.F482]+[.D482]" office:value-type="float" office:value="600">
            <text:p>600</text:p>
          </table:table-cell>
          <table:table-cell table:formula="of:=[.D481]" office:value-type="float" office:value="120">
            <text:p>120</text:p>
          </table:table-cell>
          <table:table-cell table:formula="of:=FACT([.C482])" office:value-type="float" office:value="0">
            <text:p>#WAARDE!</text:p>
          </table:table-cell>
          <table:table-cell table:formula="of:=[.A482]*[.B482]" office:value-type="float" office:value="480">
            <text:p>480</text:p>
          </table:table-cell>
          <table:table-cell table:formula="of:=([.D482]^[.C482])*EXP(-[.D482])/[.E4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2]+1" office:value-type="float" office:value="481">
            <text:p>481</text:p>
          </table:table-cell>
          <table:table-cell table:formula="of:=[.B482]" office:value-type="float" office:value="1">
            <text:p>1</text:p>
          </table:table-cell>
          <table:table-cell table:formula="of:=[.F483]+[.D483]" office:value-type="float" office:value="601">
            <text:p>601</text:p>
          </table:table-cell>
          <table:table-cell table:formula="of:=[.D482]" office:value-type="float" office:value="120">
            <text:p>120</text:p>
          </table:table-cell>
          <table:table-cell table:formula="of:=FACT([.C483])" office:value-type="float" office:value="0">
            <text:p>#WAARDE!</text:p>
          </table:table-cell>
          <table:table-cell table:formula="of:=[.A483]*[.B483]" office:value-type="float" office:value="481">
            <text:p>481</text:p>
          </table:table-cell>
          <table:table-cell table:formula="of:=([.D483]^[.C483])*EXP(-[.D483])/[.E4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3]+1" office:value-type="float" office:value="482">
            <text:p>482</text:p>
          </table:table-cell>
          <table:table-cell table:formula="of:=[.B483]" office:value-type="float" office:value="1">
            <text:p>1</text:p>
          </table:table-cell>
          <table:table-cell table:formula="of:=[.F484]+[.D484]" office:value-type="float" office:value="602">
            <text:p>602</text:p>
          </table:table-cell>
          <table:table-cell table:formula="of:=[.D483]" office:value-type="float" office:value="120">
            <text:p>120</text:p>
          </table:table-cell>
          <table:table-cell table:formula="of:=FACT([.C484])" office:value-type="float" office:value="0">
            <text:p>#WAARDE!</text:p>
          </table:table-cell>
          <table:table-cell table:formula="of:=[.A484]*[.B484]" office:value-type="float" office:value="482">
            <text:p>482</text:p>
          </table:table-cell>
          <table:table-cell table:formula="of:=([.D484]^[.C484])*EXP(-[.D484])/[.E4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4]+1" office:value-type="float" office:value="483">
            <text:p>483</text:p>
          </table:table-cell>
          <table:table-cell table:formula="of:=[.B484]" office:value-type="float" office:value="1">
            <text:p>1</text:p>
          </table:table-cell>
          <table:table-cell table:formula="of:=[.F485]+[.D485]" office:value-type="float" office:value="603">
            <text:p>603</text:p>
          </table:table-cell>
          <table:table-cell table:formula="of:=[.D484]" office:value-type="float" office:value="120">
            <text:p>120</text:p>
          </table:table-cell>
          <table:table-cell table:formula="of:=FACT([.C485])" office:value-type="float" office:value="0">
            <text:p>#WAARDE!</text:p>
          </table:table-cell>
          <table:table-cell table:formula="of:=[.A485]*[.B485]" office:value-type="float" office:value="483">
            <text:p>483</text:p>
          </table:table-cell>
          <table:table-cell table:formula="of:=([.D485]^[.C485])*EXP(-[.D485])/[.E4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5]+1" office:value-type="float" office:value="484">
            <text:p>484</text:p>
          </table:table-cell>
          <table:table-cell table:formula="of:=[.B485]" office:value-type="float" office:value="1">
            <text:p>1</text:p>
          </table:table-cell>
          <table:table-cell table:formula="of:=[.F486]+[.D486]" office:value-type="float" office:value="604">
            <text:p>604</text:p>
          </table:table-cell>
          <table:table-cell table:formula="of:=[.D485]" office:value-type="float" office:value="120">
            <text:p>120</text:p>
          </table:table-cell>
          <table:table-cell table:formula="of:=FACT([.C486])" office:value-type="float" office:value="0">
            <text:p>#WAARDE!</text:p>
          </table:table-cell>
          <table:table-cell table:formula="of:=[.A486]*[.B486]" office:value-type="float" office:value="484">
            <text:p>484</text:p>
          </table:table-cell>
          <table:table-cell table:formula="of:=([.D486]^[.C486])*EXP(-[.D486])/[.E4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6]+1" office:value-type="float" office:value="485">
            <text:p>485</text:p>
          </table:table-cell>
          <table:table-cell table:formula="of:=[.B486]" office:value-type="float" office:value="1">
            <text:p>1</text:p>
          </table:table-cell>
          <table:table-cell table:formula="of:=[.F487]+[.D487]" office:value-type="float" office:value="605">
            <text:p>605</text:p>
          </table:table-cell>
          <table:table-cell table:formula="of:=[.D486]" office:value-type="float" office:value="120">
            <text:p>120</text:p>
          </table:table-cell>
          <table:table-cell table:formula="of:=FACT([.C487])" office:value-type="float" office:value="0">
            <text:p>#WAARDE!</text:p>
          </table:table-cell>
          <table:table-cell table:formula="of:=[.A487]*[.B487]" office:value-type="float" office:value="485">
            <text:p>485</text:p>
          </table:table-cell>
          <table:table-cell table:formula="of:=([.D487]^[.C487])*EXP(-[.D487])/[.E4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7]+1" office:value-type="float" office:value="486">
            <text:p>486</text:p>
          </table:table-cell>
          <table:table-cell table:formula="of:=[.B487]" office:value-type="float" office:value="1">
            <text:p>1</text:p>
          </table:table-cell>
          <table:table-cell table:formula="of:=[.F488]+[.D488]" office:value-type="float" office:value="606">
            <text:p>606</text:p>
          </table:table-cell>
          <table:table-cell table:formula="of:=[.D487]" office:value-type="float" office:value="120">
            <text:p>120</text:p>
          </table:table-cell>
          <table:table-cell table:formula="of:=FACT([.C488])" office:value-type="float" office:value="0">
            <text:p>#WAARDE!</text:p>
          </table:table-cell>
          <table:table-cell table:formula="of:=[.A488]*[.B488]" office:value-type="float" office:value="486">
            <text:p>486</text:p>
          </table:table-cell>
          <table:table-cell table:formula="of:=([.D488]^[.C488])*EXP(-[.D488])/[.E4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8]+1" office:value-type="float" office:value="487">
            <text:p>487</text:p>
          </table:table-cell>
          <table:table-cell table:formula="of:=[.B488]" office:value-type="float" office:value="1">
            <text:p>1</text:p>
          </table:table-cell>
          <table:table-cell table:formula="of:=[.F489]+[.D489]" office:value-type="float" office:value="607">
            <text:p>607</text:p>
          </table:table-cell>
          <table:table-cell table:formula="of:=[.D488]" office:value-type="float" office:value="120">
            <text:p>120</text:p>
          </table:table-cell>
          <table:table-cell table:formula="of:=FACT([.C489])" office:value-type="float" office:value="0">
            <text:p>#WAARDE!</text:p>
          </table:table-cell>
          <table:table-cell table:formula="of:=[.A489]*[.B489]" office:value-type="float" office:value="487">
            <text:p>487</text:p>
          </table:table-cell>
          <table:table-cell table:formula="of:=([.D489]^[.C489])*EXP(-[.D489])/[.E4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89]+1" office:value-type="float" office:value="488">
            <text:p>488</text:p>
          </table:table-cell>
          <table:table-cell table:formula="of:=[.B489]" office:value-type="float" office:value="1">
            <text:p>1</text:p>
          </table:table-cell>
          <table:table-cell table:formula="of:=[.F490]+[.D490]" office:value-type="float" office:value="608">
            <text:p>608</text:p>
          </table:table-cell>
          <table:table-cell table:formula="of:=[.D489]" office:value-type="float" office:value="120">
            <text:p>120</text:p>
          </table:table-cell>
          <table:table-cell table:formula="of:=FACT([.C490])" office:value-type="float" office:value="0">
            <text:p>#WAARDE!</text:p>
          </table:table-cell>
          <table:table-cell table:formula="of:=[.A490]*[.B490]" office:value-type="float" office:value="488">
            <text:p>488</text:p>
          </table:table-cell>
          <table:table-cell table:formula="of:=([.D490]^[.C490])*EXP(-[.D490])/[.E4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0]+1" office:value-type="float" office:value="489">
            <text:p>489</text:p>
          </table:table-cell>
          <table:table-cell table:formula="of:=[.B490]" office:value-type="float" office:value="1">
            <text:p>1</text:p>
          </table:table-cell>
          <table:table-cell table:formula="of:=[.F491]+[.D491]" office:value-type="float" office:value="609">
            <text:p>609</text:p>
          </table:table-cell>
          <table:table-cell table:formula="of:=[.D490]" office:value-type="float" office:value="120">
            <text:p>120</text:p>
          </table:table-cell>
          <table:table-cell table:formula="of:=FACT([.C491])" office:value-type="float" office:value="0">
            <text:p>#WAARDE!</text:p>
          </table:table-cell>
          <table:table-cell table:formula="of:=[.A491]*[.B491]" office:value-type="float" office:value="489">
            <text:p>489</text:p>
          </table:table-cell>
          <table:table-cell table:formula="of:=([.D491]^[.C491])*EXP(-[.D491])/[.E4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1]+1" office:value-type="float" office:value="490">
            <text:p>490</text:p>
          </table:table-cell>
          <table:table-cell table:formula="of:=[.B491]" office:value-type="float" office:value="1">
            <text:p>1</text:p>
          </table:table-cell>
          <table:table-cell table:formula="of:=[.F492]+[.D492]" office:value-type="float" office:value="610">
            <text:p>610</text:p>
          </table:table-cell>
          <table:table-cell table:formula="of:=[.D491]" office:value-type="float" office:value="120">
            <text:p>120</text:p>
          </table:table-cell>
          <table:table-cell table:formula="of:=FACT([.C492])" office:value-type="float" office:value="0">
            <text:p>#WAARDE!</text:p>
          </table:table-cell>
          <table:table-cell table:formula="of:=[.A492]*[.B492]" office:value-type="float" office:value="490">
            <text:p>490</text:p>
          </table:table-cell>
          <table:table-cell table:formula="of:=([.D492]^[.C492])*EXP(-[.D492])/[.E4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2]+1" office:value-type="float" office:value="491">
            <text:p>491</text:p>
          </table:table-cell>
          <table:table-cell table:formula="of:=[.B492]" office:value-type="float" office:value="1">
            <text:p>1</text:p>
          </table:table-cell>
          <table:table-cell table:formula="of:=[.F493]+[.D493]" office:value-type="float" office:value="611">
            <text:p>611</text:p>
          </table:table-cell>
          <table:table-cell table:formula="of:=[.D492]" office:value-type="float" office:value="120">
            <text:p>120</text:p>
          </table:table-cell>
          <table:table-cell table:formula="of:=FACT([.C493])" office:value-type="float" office:value="0">
            <text:p>#WAARDE!</text:p>
          </table:table-cell>
          <table:table-cell table:formula="of:=[.A493]*[.B493]" office:value-type="float" office:value="491">
            <text:p>491</text:p>
          </table:table-cell>
          <table:table-cell table:formula="of:=([.D493]^[.C493])*EXP(-[.D493])/[.E4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3]+1" office:value-type="float" office:value="492">
            <text:p>492</text:p>
          </table:table-cell>
          <table:table-cell table:formula="of:=[.B493]" office:value-type="float" office:value="1">
            <text:p>1</text:p>
          </table:table-cell>
          <table:table-cell table:formula="of:=[.F494]+[.D494]" office:value-type="float" office:value="612">
            <text:p>612</text:p>
          </table:table-cell>
          <table:table-cell table:formula="of:=[.D493]" office:value-type="float" office:value="120">
            <text:p>120</text:p>
          </table:table-cell>
          <table:table-cell table:formula="of:=FACT([.C494])" office:value-type="float" office:value="0">
            <text:p>#WAARDE!</text:p>
          </table:table-cell>
          <table:table-cell table:formula="of:=[.A494]*[.B494]" office:value-type="float" office:value="492">
            <text:p>492</text:p>
          </table:table-cell>
          <table:table-cell table:formula="of:=([.D494]^[.C494])*EXP(-[.D494])/[.E4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4]+1" office:value-type="float" office:value="493">
            <text:p>493</text:p>
          </table:table-cell>
          <table:table-cell table:formula="of:=[.B494]" office:value-type="float" office:value="1">
            <text:p>1</text:p>
          </table:table-cell>
          <table:table-cell table:formula="of:=[.F495]+[.D495]" office:value-type="float" office:value="613">
            <text:p>613</text:p>
          </table:table-cell>
          <table:table-cell table:formula="of:=[.D494]" office:value-type="float" office:value="120">
            <text:p>120</text:p>
          </table:table-cell>
          <table:table-cell table:formula="of:=FACT([.C495])" office:value-type="float" office:value="0">
            <text:p>#WAARDE!</text:p>
          </table:table-cell>
          <table:table-cell table:formula="of:=[.A495]*[.B495]" office:value-type="float" office:value="493">
            <text:p>493</text:p>
          </table:table-cell>
          <table:table-cell table:formula="of:=([.D495]^[.C495])*EXP(-[.D495])/[.E4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5]+1" office:value-type="float" office:value="494">
            <text:p>494</text:p>
          </table:table-cell>
          <table:table-cell table:formula="of:=[.B495]" office:value-type="float" office:value="1">
            <text:p>1</text:p>
          </table:table-cell>
          <table:table-cell table:formula="of:=[.F496]+[.D496]" office:value-type="float" office:value="614">
            <text:p>614</text:p>
          </table:table-cell>
          <table:table-cell table:formula="of:=[.D495]" office:value-type="float" office:value="120">
            <text:p>120</text:p>
          </table:table-cell>
          <table:table-cell table:formula="of:=FACT([.C496])" office:value-type="float" office:value="0">
            <text:p>#WAARDE!</text:p>
          </table:table-cell>
          <table:table-cell table:formula="of:=[.A496]*[.B496]" office:value-type="float" office:value="494">
            <text:p>494</text:p>
          </table:table-cell>
          <table:table-cell table:formula="of:=([.D496]^[.C496])*EXP(-[.D496])/[.E4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6]+1" office:value-type="float" office:value="495">
            <text:p>495</text:p>
          </table:table-cell>
          <table:table-cell table:formula="of:=[.B496]" office:value-type="float" office:value="1">
            <text:p>1</text:p>
          </table:table-cell>
          <table:table-cell table:formula="of:=[.F497]+[.D497]" office:value-type="float" office:value="615">
            <text:p>615</text:p>
          </table:table-cell>
          <table:table-cell table:formula="of:=[.D496]" office:value-type="float" office:value="120">
            <text:p>120</text:p>
          </table:table-cell>
          <table:table-cell table:formula="of:=FACT([.C497])" office:value-type="float" office:value="0">
            <text:p>#WAARDE!</text:p>
          </table:table-cell>
          <table:table-cell table:formula="of:=[.A497]*[.B497]" office:value-type="float" office:value="495">
            <text:p>495</text:p>
          </table:table-cell>
          <table:table-cell table:formula="of:=([.D497]^[.C497])*EXP(-[.D497])/[.E4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7]+1" office:value-type="float" office:value="496">
            <text:p>496</text:p>
          </table:table-cell>
          <table:table-cell table:formula="of:=[.B497]" office:value-type="float" office:value="1">
            <text:p>1</text:p>
          </table:table-cell>
          <table:table-cell table:formula="of:=[.F498]+[.D498]" office:value-type="float" office:value="616">
            <text:p>616</text:p>
          </table:table-cell>
          <table:table-cell table:formula="of:=[.D497]" office:value-type="float" office:value="120">
            <text:p>120</text:p>
          </table:table-cell>
          <table:table-cell table:formula="of:=FACT([.C498])" office:value-type="float" office:value="0">
            <text:p>#WAARDE!</text:p>
          </table:table-cell>
          <table:table-cell table:formula="of:=[.A498]*[.B498]" office:value-type="float" office:value="496">
            <text:p>496</text:p>
          </table:table-cell>
          <table:table-cell table:formula="of:=([.D498]^[.C498])*EXP(-[.D498])/[.E4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8]+1" office:value-type="float" office:value="497">
            <text:p>497</text:p>
          </table:table-cell>
          <table:table-cell table:formula="of:=[.B498]" office:value-type="float" office:value="1">
            <text:p>1</text:p>
          </table:table-cell>
          <table:table-cell table:formula="of:=[.F499]+[.D499]" office:value-type="float" office:value="617">
            <text:p>617</text:p>
          </table:table-cell>
          <table:table-cell table:formula="of:=[.D498]" office:value-type="float" office:value="120">
            <text:p>120</text:p>
          </table:table-cell>
          <table:table-cell table:formula="of:=FACT([.C499])" office:value-type="float" office:value="0">
            <text:p>#WAARDE!</text:p>
          </table:table-cell>
          <table:table-cell table:formula="of:=[.A499]*[.B499]" office:value-type="float" office:value="497">
            <text:p>497</text:p>
          </table:table-cell>
          <table:table-cell table:formula="of:=([.D499]^[.C499])*EXP(-[.D499])/[.E4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499]+1" office:value-type="float" office:value="498">
            <text:p>498</text:p>
          </table:table-cell>
          <table:table-cell table:formula="of:=[.B499]" office:value-type="float" office:value="1">
            <text:p>1</text:p>
          </table:table-cell>
          <table:table-cell table:formula="of:=[.F500]+[.D500]" office:value-type="float" office:value="618">
            <text:p>618</text:p>
          </table:table-cell>
          <table:table-cell table:formula="of:=[.D499]" office:value-type="float" office:value="120">
            <text:p>120</text:p>
          </table:table-cell>
          <table:table-cell table:formula="of:=FACT([.C500])" office:value-type="float" office:value="0">
            <text:p>#WAARDE!</text:p>
          </table:table-cell>
          <table:table-cell table:formula="of:=[.A500]*[.B500]" office:value-type="float" office:value="498">
            <text:p>498</text:p>
          </table:table-cell>
          <table:table-cell table:formula="of:=([.D500]^[.C500])*EXP(-[.D500])/[.E5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0]+1" office:value-type="float" office:value="499">
            <text:p>499</text:p>
          </table:table-cell>
          <table:table-cell table:formula="of:=[.B500]" office:value-type="float" office:value="1">
            <text:p>1</text:p>
          </table:table-cell>
          <table:table-cell table:formula="of:=[.F501]+[.D501]" office:value-type="float" office:value="619">
            <text:p>619</text:p>
          </table:table-cell>
          <table:table-cell table:formula="of:=[.D500]" office:value-type="float" office:value="120">
            <text:p>120</text:p>
          </table:table-cell>
          <table:table-cell table:formula="of:=FACT([.C501])" office:value-type="float" office:value="0">
            <text:p>#WAARDE!</text:p>
          </table:table-cell>
          <table:table-cell table:formula="of:=[.A501]*[.B501]" office:value-type="float" office:value="499">
            <text:p>499</text:p>
          </table:table-cell>
          <table:table-cell table:formula="of:=([.D501]^[.C501])*EXP(-[.D501])/[.E5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1]+1" office:value-type="float" office:value="500">
            <text:p>500</text:p>
          </table:table-cell>
          <table:table-cell table:formula="of:=[.B501]" office:value-type="float" office:value="1">
            <text:p>1</text:p>
          </table:table-cell>
          <table:table-cell table:formula="of:=[.F502]+[.D502]" office:value-type="float" office:value="620">
            <text:p>620</text:p>
          </table:table-cell>
          <table:table-cell table:formula="of:=[.D501]" office:value-type="float" office:value="120">
            <text:p>120</text:p>
          </table:table-cell>
          <table:table-cell table:formula="of:=FACT([.C502])" office:value-type="float" office:value="0">
            <text:p>#WAARDE!</text:p>
          </table:table-cell>
          <table:table-cell table:formula="of:=[.A502]*[.B502]" office:value-type="float" office:value="500">
            <text:p>500</text:p>
          </table:table-cell>
          <table:table-cell table:formula="of:=([.D502]^[.C502])*EXP(-[.D502])/[.E5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2]+1" office:value-type="float" office:value="501">
            <text:p>501</text:p>
          </table:table-cell>
          <table:table-cell table:formula="of:=[.B502]" office:value-type="float" office:value="1">
            <text:p>1</text:p>
          </table:table-cell>
          <table:table-cell table:formula="of:=[.F503]+[.D503]" office:value-type="float" office:value="621">
            <text:p>621</text:p>
          </table:table-cell>
          <table:table-cell table:formula="of:=[.D502]" office:value-type="float" office:value="120">
            <text:p>120</text:p>
          </table:table-cell>
          <table:table-cell table:formula="of:=FACT([.C503])" office:value-type="float" office:value="0">
            <text:p>#WAARDE!</text:p>
          </table:table-cell>
          <table:table-cell table:formula="of:=[.A503]*[.B503]" office:value-type="float" office:value="501">
            <text:p>501</text:p>
          </table:table-cell>
          <table:table-cell table:formula="of:=([.D503]^[.C503])*EXP(-[.D503])/[.E5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3]+1" office:value-type="float" office:value="502">
            <text:p>502</text:p>
          </table:table-cell>
          <table:table-cell table:formula="of:=[.B503]" office:value-type="float" office:value="1">
            <text:p>1</text:p>
          </table:table-cell>
          <table:table-cell table:formula="of:=[.F504]+[.D504]" office:value-type="float" office:value="622">
            <text:p>622</text:p>
          </table:table-cell>
          <table:table-cell table:formula="of:=[.D503]" office:value-type="float" office:value="120">
            <text:p>120</text:p>
          </table:table-cell>
          <table:table-cell table:formula="of:=FACT([.C504])" office:value-type="float" office:value="0">
            <text:p>#WAARDE!</text:p>
          </table:table-cell>
          <table:table-cell table:formula="of:=[.A504]*[.B504]" office:value-type="float" office:value="502">
            <text:p>502</text:p>
          </table:table-cell>
          <table:table-cell table:formula="of:=([.D504]^[.C504])*EXP(-[.D504])/[.E5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4]+1" office:value-type="float" office:value="503">
            <text:p>503</text:p>
          </table:table-cell>
          <table:table-cell table:formula="of:=[.B504]" office:value-type="float" office:value="1">
            <text:p>1</text:p>
          </table:table-cell>
          <table:table-cell table:formula="of:=[.F505]+[.D505]" office:value-type="float" office:value="623">
            <text:p>623</text:p>
          </table:table-cell>
          <table:table-cell table:formula="of:=[.D504]" office:value-type="float" office:value="120">
            <text:p>120</text:p>
          </table:table-cell>
          <table:table-cell table:formula="of:=FACT([.C505])" office:value-type="float" office:value="0">
            <text:p>#WAARDE!</text:p>
          </table:table-cell>
          <table:table-cell table:formula="of:=[.A505]*[.B505]" office:value-type="float" office:value="503">
            <text:p>503</text:p>
          </table:table-cell>
          <table:table-cell table:formula="of:=([.D505]^[.C505])*EXP(-[.D505])/[.E5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5]+1" office:value-type="float" office:value="504">
            <text:p>504</text:p>
          </table:table-cell>
          <table:table-cell table:formula="of:=[.B505]" office:value-type="float" office:value="1">
            <text:p>1</text:p>
          </table:table-cell>
          <table:table-cell table:formula="of:=[.F506]+[.D506]" office:value-type="float" office:value="624">
            <text:p>624</text:p>
          </table:table-cell>
          <table:table-cell table:formula="of:=[.D505]" office:value-type="float" office:value="120">
            <text:p>120</text:p>
          </table:table-cell>
          <table:table-cell table:formula="of:=FACT([.C506])" office:value-type="float" office:value="0">
            <text:p>#WAARDE!</text:p>
          </table:table-cell>
          <table:table-cell table:formula="of:=[.A506]*[.B506]" office:value-type="float" office:value="504">
            <text:p>504</text:p>
          </table:table-cell>
          <table:table-cell table:formula="of:=([.D506]^[.C506])*EXP(-[.D506])/[.E5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6]+1" office:value-type="float" office:value="505">
            <text:p>505</text:p>
          </table:table-cell>
          <table:table-cell table:formula="of:=[.B506]" office:value-type="float" office:value="1">
            <text:p>1</text:p>
          </table:table-cell>
          <table:table-cell table:formula="of:=[.F507]+[.D507]" office:value-type="float" office:value="625">
            <text:p>625</text:p>
          </table:table-cell>
          <table:table-cell table:formula="of:=[.D506]" office:value-type="float" office:value="120">
            <text:p>120</text:p>
          </table:table-cell>
          <table:table-cell table:formula="of:=FACT([.C507])" office:value-type="float" office:value="0">
            <text:p>#WAARDE!</text:p>
          </table:table-cell>
          <table:table-cell table:formula="of:=[.A507]*[.B507]" office:value-type="float" office:value="505">
            <text:p>505</text:p>
          </table:table-cell>
          <table:table-cell table:formula="of:=([.D507]^[.C507])*EXP(-[.D507])/[.E5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7]+1" office:value-type="float" office:value="506">
            <text:p>506</text:p>
          </table:table-cell>
          <table:table-cell table:formula="of:=[.B507]" office:value-type="float" office:value="1">
            <text:p>1</text:p>
          </table:table-cell>
          <table:table-cell table:formula="of:=[.F508]+[.D508]" office:value-type="float" office:value="626">
            <text:p>626</text:p>
          </table:table-cell>
          <table:table-cell table:formula="of:=[.D507]" office:value-type="float" office:value="120">
            <text:p>120</text:p>
          </table:table-cell>
          <table:table-cell table:formula="of:=FACT([.C508])" office:value-type="float" office:value="0">
            <text:p>#WAARDE!</text:p>
          </table:table-cell>
          <table:table-cell table:formula="of:=[.A508]*[.B508]" office:value-type="float" office:value="506">
            <text:p>506</text:p>
          </table:table-cell>
          <table:table-cell table:formula="of:=([.D508]^[.C508])*EXP(-[.D508])/[.E5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8]+1" office:value-type="float" office:value="507">
            <text:p>507</text:p>
          </table:table-cell>
          <table:table-cell table:formula="of:=[.B508]" office:value-type="float" office:value="1">
            <text:p>1</text:p>
          </table:table-cell>
          <table:table-cell table:formula="of:=[.F509]+[.D509]" office:value-type="float" office:value="627">
            <text:p>627</text:p>
          </table:table-cell>
          <table:table-cell table:formula="of:=[.D508]" office:value-type="float" office:value="120">
            <text:p>120</text:p>
          </table:table-cell>
          <table:table-cell table:formula="of:=FACT([.C509])" office:value-type="float" office:value="0">
            <text:p>#WAARDE!</text:p>
          </table:table-cell>
          <table:table-cell table:formula="of:=[.A509]*[.B509]" office:value-type="float" office:value="507">
            <text:p>507</text:p>
          </table:table-cell>
          <table:table-cell table:formula="of:=([.D509]^[.C509])*EXP(-[.D509])/[.E5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09]+1" office:value-type="float" office:value="508">
            <text:p>508</text:p>
          </table:table-cell>
          <table:table-cell table:formula="of:=[.B509]" office:value-type="float" office:value="1">
            <text:p>1</text:p>
          </table:table-cell>
          <table:table-cell table:formula="of:=[.F510]+[.D510]" office:value-type="float" office:value="628">
            <text:p>628</text:p>
          </table:table-cell>
          <table:table-cell table:formula="of:=[.D509]" office:value-type="float" office:value="120">
            <text:p>120</text:p>
          </table:table-cell>
          <table:table-cell table:formula="of:=FACT([.C510])" office:value-type="float" office:value="0">
            <text:p>#WAARDE!</text:p>
          </table:table-cell>
          <table:table-cell table:formula="of:=[.A510]*[.B510]" office:value-type="float" office:value="508">
            <text:p>508</text:p>
          </table:table-cell>
          <table:table-cell table:formula="of:=([.D510]^[.C510])*EXP(-[.D510])/[.E5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0]+1" office:value-type="float" office:value="509">
            <text:p>509</text:p>
          </table:table-cell>
          <table:table-cell table:formula="of:=[.B510]" office:value-type="float" office:value="1">
            <text:p>1</text:p>
          </table:table-cell>
          <table:table-cell table:formula="of:=[.F511]+[.D511]" office:value-type="float" office:value="629">
            <text:p>629</text:p>
          </table:table-cell>
          <table:table-cell table:formula="of:=[.D510]" office:value-type="float" office:value="120">
            <text:p>120</text:p>
          </table:table-cell>
          <table:table-cell table:formula="of:=FACT([.C511])" office:value-type="float" office:value="0">
            <text:p>#WAARDE!</text:p>
          </table:table-cell>
          <table:table-cell table:formula="of:=[.A511]*[.B511]" office:value-type="float" office:value="509">
            <text:p>509</text:p>
          </table:table-cell>
          <table:table-cell table:formula="of:=([.D511]^[.C511])*EXP(-[.D511])/[.E5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1]+1" office:value-type="float" office:value="510">
            <text:p>510</text:p>
          </table:table-cell>
          <table:table-cell table:formula="of:=[.B511]" office:value-type="float" office:value="1">
            <text:p>1</text:p>
          </table:table-cell>
          <table:table-cell table:formula="of:=[.F512]+[.D512]" office:value-type="float" office:value="630">
            <text:p>630</text:p>
          </table:table-cell>
          <table:table-cell table:formula="of:=[.D511]" office:value-type="float" office:value="120">
            <text:p>120</text:p>
          </table:table-cell>
          <table:table-cell table:formula="of:=FACT([.C512])" office:value-type="float" office:value="0">
            <text:p>#WAARDE!</text:p>
          </table:table-cell>
          <table:table-cell table:formula="of:=[.A512]*[.B512]" office:value-type="float" office:value="510">
            <text:p>510</text:p>
          </table:table-cell>
          <table:table-cell table:formula="of:=([.D512]^[.C512])*EXP(-[.D512])/[.E5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2]+1" office:value-type="float" office:value="511">
            <text:p>511</text:p>
          </table:table-cell>
          <table:table-cell table:formula="of:=[.B512]" office:value-type="float" office:value="1">
            <text:p>1</text:p>
          </table:table-cell>
          <table:table-cell table:formula="of:=[.F513]+[.D513]" office:value-type="float" office:value="631">
            <text:p>631</text:p>
          </table:table-cell>
          <table:table-cell table:formula="of:=[.D512]" office:value-type="float" office:value="120">
            <text:p>120</text:p>
          </table:table-cell>
          <table:table-cell table:formula="of:=FACT([.C513])" office:value-type="float" office:value="0">
            <text:p>#WAARDE!</text:p>
          </table:table-cell>
          <table:table-cell table:formula="of:=[.A513]*[.B513]" office:value-type="float" office:value="511">
            <text:p>511</text:p>
          </table:table-cell>
          <table:table-cell table:formula="of:=([.D513]^[.C513])*EXP(-[.D513])/[.E5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3]+1" office:value-type="float" office:value="512">
            <text:p>512</text:p>
          </table:table-cell>
          <table:table-cell table:formula="of:=[.B513]" office:value-type="float" office:value="1">
            <text:p>1</text:p>
          </table:table-cell>
          <table:table-cell table:formula="of:=[.F514]+[.D514]" office:value-type="float" office:value="632">
            <text:p>632</text:p>
          </table:table-cell>
          <table:table-cell table:formula="of:=[.D513]" office:value-type="float" office:value="120">
            <text:p>120</text:p>
          </table:table-cell>
          <table:table-cell table:formula="of:=FACT([.C514])" office:value-type="float" office:value="0">
            <text:p>#WAARDE!</text:p>
          </table:table-cell>
          <table:table-cell table:formula="of:=[.A514]*[.B514]" office:value-type="float" office:value="512">
            <text:p>512</text:p>
          </table:table-cell>
          <table:table-cell table:formula="of:=([.D514]^[.C514])*EXP(-[.D514])/[.E5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4]+1" office:value-type="float" office:value="513">
            <text:p>513</text:p>
          </table:table-cell>
          <table:table-cell table:formula="of:=[.B514]" office:value-type="float" office:value="1">
            <text:p>1</text:p>
          </table:table-cell>
          <table:table-cell table:formula="of:=[.F515]+[.D515]" office:value-type="float" office:value="633">
            <text:p>633</text:p>
          </table:table-cell>
          <table:table-cell table:formula="of:=[.D514]" office:value-type="float" office:value="120">
            <text:p>120</text:p>
          </table:table-cell>
          <table:table-cell table:formula="of:=FACT([.C515])" office:value-type="float" office:value="0">
            <text:p>#WAARDE!</text:p>
          </table:table-cell>
          <table:table-cell table:formula="of:=[.A515]*[.B515]" office:value-type="float" office:value="513">
            <text:p>513</text:p>
          </table:table-cell>
          <table:table-cell table:formula="of:=([.D515]^[.C515])*EXP(-[.D515])/[.E5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5]+1" office:value-type="float" office:value="514">
            <text:p>514</text:p>
          </table:table-cell>
          <table:table-cell table:formula="of:=[.B515]" office:value-type="float" office:value="1">
            <text:p>1</text:p>
          </table:table-cell>
          <table:table-cell table:formula="of:=[.F516]+[.D516]" office:value-type="float" office:value="634">
            <text:p>634</text:p>
          </table:table-cell>
          <table:table-cell table:formula="of:=[.D515]" office:value-type="float" office:value="120">
            <text:p>120</text:p>
          </table:table-cell>
          <table:table-cell table:formula="of:=FACT([.C516])" office:value-type="float" office:value="0">
            <text:p>#WAARDE!</text:p>
          </table:table-cell>
          <table:table-cell table:formula="of:=[.A516]*[.B516]" office:value-type="float" office:value="514">
            <text:p>514</text:p>
          </table:table-cell>
          <table:table-cell table:formula="of:=([.D516]^[.C516])*EXP(-[.D516])/[.E5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6]+1" office:value-type="float" office:value="515">
            <text:p>515</text:p>
          </table:table-cell>
          <table:table-cell table:formula="of:=[.B516]" office:value-type="float" office:value="1">
            <text:p>1</text:p>
          </table:table-cell>
          <table:table-cell table:formula="of:=[.F517]+[.D517]" office:value-type="float" office:value="635">
            <text:p>635</text:p>
          </table:table-cell>
          <table:table-cell table:formula="of:=[.D516]" office:value-type="float" office:value="120">
            <text:p>120</text:p>
          </table:table-cell>
          <table:table-cell table:formula="of:=FACT([.C517])" office:value-type="float" office:value="0">
            <text:p>#WAARDE!</text:p>
          </table:table-cell>
          <table:table-cell table:formula="of:=[.A517]*[.B517]" office:value-type="float" office:value="515">
            <text:p>515</text:p>
          </table:table-cell>
          <table:table-cell table:formula="of:=([.D517]^[.C517])*EXP(-[.D517])/[.E5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7]+1" office:value-type="float" office:value="516">
            <text:p>516</text:p>
          </table:table-cell>
          <table:table-cell table:formula="of:=[.B517]" office:value-type="float" office:value="1">
            <text:p>1</text:p>
          </table:table-cell>
          <table:table-cell table:formula="of:=[.F518]+[.D518]" office:value-type="float" office:value="636">
            <text:p>636</text:p>
          </table:table-cell>
          <table:table-cell table:formula="of:=[.D517]" office:value-type="float" office:value="120">
            <text:p>120</text:p>
          </table:table-cell>
          <table:table-cell table:formula="of:=FACT([.C518])" office:value-type="float" office:value="0">
            <text:p>#WAARDE!</text:p>
          </table:table-cell>
          <table:table-cell table:formula="of:=[.A518]*[.B518]" office:value-type="float" office:value="516">
            <text:p>516</text:p>
          </table:table-cell>
          <table:table-cell table:formula="of:=([.D518]^[.C518])*EXP(-[.D518])/[.E5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8]+1" office:value-type="float" office:value="517">
            <text:p>517</text:p>
          </table:table-cell>
          <table:table-cell table:formula="of:=[.B518]" office:value-type="float" office:value="1">
            <text:p>1</text:p>
          </table:table-cell>
          <table:table-cell table:formula="of:=[.F519]+[.D519]" office:value-type="float" office:value="637">
            <text:p>637</text:p>
          </table:table-cell>
          <table:table-cell table:formula="of:=[.D518]" office:value-type="float" office:value="120">
            <text:p>120</text:p>
          </table:table-cell>
          <table:table-cell table:formula="of:=FACT([.C519])" office:value-type="float" office:value="0">
            <text:p>#WAARDE!</text:p>
          </table:table-cell>
          <table:table-cell table:formula="of:=[.A519]*[.B519]" office:value-type="float" office:value="517">
            <text:p>517</text:p>
          </table:table-cell>
          <table:table-cell table:formula="of:=([.D519]^[.C519])*EXP(-[.D519])/[.E5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19]+1" office:value-type="float" office:value="518">
            <text:p>518</text:p>
          </table:table-cell>
          <table:table-cell table:formula="of:=[.B519]" office:value-type="float" office:value="1">
            <text:p>1</text:p>
          </table:table-cell>
          <table:table-cell table:formula="of:=[.F520]+[.D520]" office:value-type="float" office:value="638">
            <text:p>638</text:p>
          </table:table-cell>
          <table:table-cell table:formula="of:=[.D519]" office:value-type="float" office:value="120">
            <text:p>120</text:p>
          </table:table-cell>
          <table:table-cell table:formula="of:=FACT([.C520])" office:value-type="float" office:value="0">
            <text:p>#WAARDE!</text:p>
          </table:table-cell>
          <table:table-cell table:formula="of:=[.A520]*[.B520]" office:value-type="float" office:value="518">
            <text:p>518</text:p>
          </table:table-cell>
          <table:table-cell table:formula="of:=([.D520]^[.C520])*EXP(-[.D520])/[.E5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0]+1" office:value-type="float" office:value="519">
            <text:p>519</text:p>
          </table:table-cell>
          <table:table-cell table:formula="of:=[.B520]" office:value-type="float" office:value="1">
            <text:p>1</text:p>
          </table:table-cell>
          <table:table-cell table:formula="of:=[.F521]+[.D521]" office:value-type="float" office:value="639">
            <text:p>639</text:p>
          </table:table-cell>
          <table:table-cell table:formula="of:=[.D520]" office:value-type="float" office:value="120">
            <text:p>120</text:p>
          </table:table-cell>
          <table:table-cell table:formula="of:=FACT([.C521])" office:value-type="float" office:value="0">
            <text:p>#WAARDE!</text:p>
          </table:table-cell>
          <table:table-cell table:formula="of:=[.A521]*[.B521]" office:value-type="float" office:value="519">
            <text:p>519</text:p>
          </table:table-cell>
          <table:table-cell table:formula="of:=([.D521]^[.C521])*EXP(-[.D521])/[.E5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1]+1" office:value-type="float" office:value="520">
            <text:p>520</text:p>
          </table:table-cell>
          <table:table-cell table:formula="of:=[.B521]" office:value-type="float" office:value="1">
            <text:p>1</text:p>
          </table:table-cell>
          <table:table-cell table:formula="of:=[.F522]+[.D522]" office:value-type="float" office:value="640">
            <text:p>640</text:p>
          </table:table-cell>
          <table:table-cell table:formula="of:=[.D521]" office:value-type="float" office:value="120">
            <text:p>120</text:p>
          </table:table-cell>
          <table:table-cell table:formula="of:=FACT([.C522])" office:value-type="float" office:value="0">
            <text:p>#WAARDE!</text:p>
          </table:table-cell>
          <table:table-cell table:formula="of:=[.A522]*[.B522]" office:value-type="float" office:value="520">
            <text:p>520</text:p>
          </table:table-cell>
          <table:table-cell table:formula="of:=([.D522]^[.C522])*EXP(-[.D522])/[.E5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2]+1" office:value-type="float" office:value="521">
            <text:p>521</text:p>
          </table:table-cell>
          <table:table-cell table:formula="of:=[.B522]" office:value-type="float" office:value="1">
            <text:p>1</text:p>
          </table:table-cell>
          <table:table-cell table:formula="of:=[.F523]+[.D523]" office:value-type="float" office:value="641">
            <text:p>641</text:p>
          </table:table-cell>
          <table:table-cell table:formula="of:=[.D522]" office:value-type="float" office:value="120">
            <text:p>120</text:p>
          </table:table-cell>
          <table:table-cell table:formula="of:=FACT([.C523])" office:value-type="float" office:value="0">
            <text:p>#WAARDE!</text:p>
          </table:table-cell>
          <table:table-cell table:formula="of:=[.A523]*[.B523]" office:value-type="float" office:value="521">
            <text:p>521</text:p>
          </table:table-cell>
          <table:table-cell table:formula="of:=([.D523]^[.C523])*EXP(-[.D523])/[.E5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3]+1" office:value-type="float" office:value="522">
            <text:p>522</text:p>
          </table:table-cell>
          <table:table-cell table:formula="of:=[.B523]" office:value-type="float" office:value="1">
            <text:p>1</text:p>
          </table:table-cell>
          <table:table-cell table:formula="of:=[.F524]+[.D524]" office:value-type="float" office:value="642">
            <text:p>642</text:p>
          </table:table-cell>
          <table:table-cell table:formula="of:=[.D523]" office:value-type="float" office:value="120">
            <text:p>120</text:p>
          </table:table-cell>
          <table:table-cell table:formula="of:=FACT([.C524])" office:value-type="float" office:value="0">
            <text:p>#WAARDE!</text:p>
          </table:table-cell>
          <table:table-cell table:formula="of:=[.A524]*[.B524]" office:value-type="float" office:value="522">
            <text:p>522</text:p>
          </table:table-cell>
          <table:table-cell table:formula="of:=([.D524]^[.C524])*EXP(-[.D524])/[.E5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4]+1" office:value-type="float" office:value="523">
            <text:p>523</text:p>
          </table:table-cell>
          <table:table-cell table:formula="of:=[.B524]" office:value-type="float" office:value="1">
            <text:p>1</text:p>
          </table:table-cell>
          <table:table-cell table:formula="of:=[.F525]+[.D525]" office:value-type="float" office:value="643">
            <text:p>643</text:p>
          </table:table-cell>
          <table:table-cell table:formula="of:=[.D524]" office:value-type="float" office:value="120">
            <text:p>120</text:p>
          </table:table-cell>
          <table:table-cell table:formula="of:=FACT([.C525])" office:value-type="float" office:value="0">
            <text:p>#WAARDE!</text:p>
          </table:table-cell>
          <table:table-cell table:formula="of:=[.A525]*[.B525]" office:value-type="float" office:value="523">
            <text:p>523</text:p>
          </table:table-cell>
          <table:table-cell table:formula="of:=([.D525]^[.C525])*EXP(-[.D525])/[.E5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5]+1" office:value-type="float" office:value="524">
            <text:p>524</text:p>
          </table:table-cell>
          <table:table-cell table:formula="of:=[.B525]" office:value-type="float" office:value="1">
            <text:p>1</text:p>
          </table:table-cell>
          <table:table-cell table:formula="of:=[.F526]+[.D526]" office:value-type="float" office:value="644">
            <text:p>644</text:p>
          </table:table-cell>
          <table:table-cell table:formula="of:=[.D525]" office:value-type="float" office:value="120">
            <text:p>120</text:p>
          </table:table-cell>
          <table:table-cell table:formula="of:=FACT([.C526])" office:value-type="float" office:value="0">
            <text:p>#WAARDE!</text:p>
          </table:table-cell>
          <table:table-cell table:formula="of:=[.A526]*[.B526]" office:value-type="float" office:value="524">
            <text:p>524</text:p>
          </table:table-cell>
          <table:table-cell table:formula="of:=([.D526]^[.C526])*EXP(-[.D526])/[.E5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6]+1" office:value-type="float" office:value="525">
            <text:p>525</text:p>
          </table:table-cell>
          <table:table-cell table:formula="of:=[.B526]" office:value-type="float" office:value="1">
            <text:p>1</text:p>
          </table:table-cell>
          <table:table-cell table:formula="of:=[.F527]+[.D527]" office:value-type="float" office:value="645">
            <text:p>645</text:p>
          </table:table-cell>
          <table:table-cell table:formula="of:=[.D526]" office:value-type="float" office:value="120">
            <text:p>120</text:p>
          </table:table-cell>
          <table:table-cell table:formula="of:=FACT([.C527])" office:value-type="float" office:value="0">
            <text:p>#WAARDE!</text:p>
          </table:table-cell>
          <table:table-cell table:formula="of:=[.A527]*[.B527]" office:value-type="float" office:value="525">
            <text:p>525</text:p>
          </table:table-cell>
          <table:table-cell table:formula="of:=([.D527]^[.C527])*EXP(-[.D527])/[.E5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7]+1" office:value-type="float" office:value="526">
            <text:p>526</text:p>
          </table:table-cell>
          <table:table-cell table:formula="of:=[.B527]" office:value-type="float" office:value="1">
            <text:p>1</text:p>
          </table:table-cell>
          <table:table-cell table:formula="of:=[.F528]+[.D528]" office:value-type="float" office:value="646">
            <text:p>646</text:p>
          </table:table-cell>
          <table:table-cell table:formula="of:=[.D527]" office:value-type="float" office:value="120">
            <text:p>120</text:p>
          </table:table-cell>
          <table:table-cell table:formula="of:=FACT([.C528])" office:value-type="float" office:value="0">
            <text:p>#WAARDE!</text:p>
          </table:table-cell>
          <table:table-cell table:formula="of:=[.A528]*[.B528]" office:value-type="float" office:value="526">
            <text:p>526</text:p>
          </table:table-cell>
          <table:table-cell table:formula="of:=([.D528]^[.C528])*EXP(-[.D528])/[.E5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8]+1" office:value-type="float" office:value="527">
            <text:p>527</text:p>
          </table:table-cell>
          <table:table-cell table:formula="of:=[.B528]" office:value-type="float" office:value="1">
            <text:p>1</text:p>
          </table:table-cell>
          <table:table-cell table:formula="of:=[.F529]+[.D529]" office:value-type="float" office:value="647">
            <text:p>647</text:p>
          </table:table-cell>
          <table:table-cell table:formula="of:=[.D528]" office:value-type="float" office:value="120">
            <text:p>120</text:p>
          </table:table-cell>
          <table:table-cell table:formula="of:=FACT([.C529])" office:value-type="float" office:value="0">
            <text:p>#WAARDE!</text:p>
          </table:table-cell>
          <table:table-cell table:formula="of:=[.A529]*[.B529]" office:value-type="float" office:value="527">
            <text:p>527</text:p>
          </table:table-cell>
          <table:table-cell table:formula="of:=([.D529]^[.C529])*EXP(-[.D529])/[.E5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29]+1" office:value-type="float" office:value="528">
            <text:p>528</text:p>
          </table:table-cell>
          <table:table-cell table:formula="of:=[.B529]" office:value-type="float" office:value="1">
            <text:p>1</text:p>
          </table:table-cell>
          <table:table-cell table:formula="of:=[.F530]+[.D530]" office:value-type="float" office:value="648">
            <text:p>648</text:p>
          </table:table-cell>
          <table:table-cell table:formula="of:=[.D529]" office:value-type="float" office:value="120">
            <text:p>120</text:p>
          </table:table-cell>
          <table:table-cell table:formula="of:=FACT([.C530])" office:value-type="float" office:value="0">
            <text:p>#WAARDE!</text:p>
          </table:table-cell>
          <table:table-cell table:formula="of:=[.A530]*[.B530]" office:value-type="float" office:value="528">
            <text:p>528</text:p>
          </table:table-cell>
          <table:table-cell table:formula="of:=([.D530]^[.C530])*EXP(-[.D530])/[.E5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0]+1" office:value-type="float" office:value="529">
            <text:p>529</text:p>
          </table:table-cell>
          <table:table-cell table:formula="of:=[.B530]" office:value-type="float" office:value="1">
            <text:p>1</text:p>
          </table:table-cell>
          <table:table-cell table:formula="of:=[.F531]+[.D531]" office:value-type="float" office:value="649">
            <text:p>649</text:p>
          </table:table-cell>
          <table:table-cell table:formula="of:=[.D530]" office:value-type="float" office:value="120">
            <text:p>120</text:p>
          </table:table-cell>
          <table:table-cell table:formula="of:=FACT([.C531])" office:value-type="float" office:value="0">
            <text:p>#WAARDE!</text:p>
          </table:table-cell>
          <table:table-cell table:formula="of:=[.A531]*[.B531]" office:value-type="float" office:value="529">
            <text:p>529</text:p>
          </table:table-cell>
          <table:table-cell table:formula="of:=([.D531]^[.C531])*EXP(-[.D531])/[.E5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1]+1" office:value-type="float" office:value="530">
            <text:p>530</text:p>
          </table:table-cell>
          <table:table-cell table:formula="of:=[.B531]" office:value-type="float" office:value="1">
            <text:p>1</text:p>
          </table:table-cell>
          <table:table-cell table:formula="of:=[.F532]+[.D532]" office:value-type="float" office:value="650">
            <text:p>650</text:p>
          </table:table-cell>
          <table:table-cell table:formula="of:=[.D531]" office:value-type="float" office:value="120">
            <text:p>120</text:p>
          </table:table-cell>
          <table:table-cell table:formula="of:=FACT([.C532])" office:value-type="float" office:value="0">
            <text:p>#WAARDE!</text:p>
          </table:table-cell>
          <table:table-cell table:formula="of:=[.A532]*[.B532]" office:value-type="float" office:value="530">
            <text:p>530</text:p>
          </table:table-cell>
          <table:table-cell table:formula="of:=([.D532]^[.C532])*EXP(-[.D532])/[.E5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2]+1" office:value-type="float" office:value="531">
            <text:p>531</text:p>
          </table:table-cell>
          <table:table-cell table:formula="of:=[.B532]" office:value-type="float" office:value="1">
            <text:p>1</text:p>
          </table:table-cell>
          <table:table-cell table:formula="of:=[.F533]+[.D533]" office:value-type="float" office:value="651">
            <text:p>651</text:p>
          </table:table-cell>
          <table:table-cell table:formula="of:=[.D532]" office:value-type="float" office:value="120">
            <text:p>120</text:p>
          </table:table-cell>
          <table:table-cell table:formula="of:=FACT([.C533])" office:value-type="float" office:value="0">
            <text:p>#WAARDE!</text:p>
          </table:table-cell>
          <table:table-cell table:formula="of:=[.A533]*[.B533]" office:value-type="float" office:value="531">
            <text:p>531</text:p>
          </table:table-cell>
          <table:table-cell table:formula="of:=([.D533]^[.C533])*EXP(-[.D533])/[.E5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3]+1" office:value-type="float" office:value="532">
            <text:p>532</text:p>
          </table:table-cell>
          <table:table-cell table:formula="of:=[.B533]" office:value-type="float" office:value="1">
            <text:p>1</text:p>
          </table:table-cell>
          <table:table-cell table:formula="of:=[.F534]+[.D534]" office:value-type="float" office:value="652">
            <text:p>652</text:p>
          </table:table-cell>
          <table:table-cell table:formula="of:=[.D533]" office:value-type="float" office:value="120">
            <text:p>120</text:p>
          </table:table-cell>
          <table:table-cell table:formula="of:=FACT([.C534])" office:value-type="float" office:value="0">
            <text:p>#WAARDE!</text:p>
          </table:table-cell>
          <table:table-cell table:formula="of:=[.A534]*[.B534]" office:value-type="float" office:value="532">
            <text:p>532</text:p>
          </table:table-cell>
          <table:table-cell table:formula="of:=([.D534]^[.C534])*EXP(-[.D534])/[.E5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4]+1" office:value-type="float" office:value="533">
            <text:p>533</text:p>
          </table:table-cell>
          <table:table-cell table:formula="of:=[.B534]" office:value-type="float" office:value="1">
            <text:p>1</text:p>
          </table:table-cell>
          <table:table-cell table:formula="of:=[.F535]+[.D535]" office:value-type="float" office:value="653">
            <text:p>653</text:p>
          </table:table-cell>
          <table:table-cell table:formula="of:=[.D534]" office:value-type="float" office:value="120">
            <text:p>120</text:p>
          </table:table-cell>
          <table:table-cell table:formula="of:=FACT([.C535])" office:value-type="float" office:value="0">
            <text:p>#WAARDE!</text:p>
          </table:table-cell>
          <table:table-cell table:formula="of:=[.A535]*[.B535]" office:value-type="float" office:value="533">
            <text:p>533</text:p>
          </table:table-cell>
          <table:table-cell table:formula="of:=([.D535]^[.C535])*EXP(-[.D535])/[.E5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5]+1" office:value-type="float" office:value="534">
            <text:p>534</text:p>
          </table:table-cell>
          <table:table-cell table:formula="of:=[.B535]" office:value-type="float" office:value="1">
            <text:p>1</text:p>
          </table:table-cell>
          <table:table-cell table:formula="of:=[.F536]+[.D536]" office:value-type="float" office:value="654">
            <text:p>654</text:p>
          </table:table-cell>
          <table:table-cell table:formula="of:=[.D535]" office:value-type="float" office:value="120">
            <text:p>120</text:p>
          </table:table-cell>
          <table:table-cell table:formula="of:=FACT([.C536])" office:value-type="float" office:value="0">
            <text:p>#WAARDE!</text:p>
          </table:table-cell>
          <table:table-cell table:formula="of:=[.A536]*[.B536]" office:value-type="float" office:value="534">
            <text:p>534</text:p>
          </table:table-cell>
          <table:table-cell table:formula="of:=([.D536]^[.C536])*EXP(-[.D536])/[.E5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6]+1" office:value-type="float" office:value="535">
            <text:p>535</text:p>
          </table:table-cell>
          <table:table-cell table:formula="of:=[.B536]" office:value-type="float" office:value="1">
            <text:p>1</text:p>
          </table:table-cell>
          <table:table-cell table:formula="of:=[.F537]+[.D537]" office:value-type="float" office:value="655">
            <text:p>655</text:p>
          </table:table-cell>
          <table:table-cell table:formula="of:=[.D536]" office:value-type="float" office:value="120">
            <text:p>120</text:p>
          </table:table-cell>
          <table:table-cell table:formula="of:=FACT([.C537])" office:value-type="float" office:value="0">
            <text:p>#WAARDE!</text:p>
          </table:table-cell>
          <table:table-cell table:formula="of:=[.A537]*[.B537]" office:value-type="float" office:value="535">
            <text:p>535</text:p>
          </table:table-cell>
          <table:table-cell table:formula="of:=([.D537]^[.C537])*EXP(-[.D537])/[.E5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7]+1" office:value-type="float" office:value="536">
            <text:p>536</text:p>
          </table:table-cell>
          <table:table-cell table:formula="of:=[.B537]" office:value-type="float" office:value="1">
            <text:p>1</text:p>
          </table:table-cell>
          <table:table-cell table:formula="of:=[.F538]+[.D538]" office:value-type="float" office:value="656">
            <text:p>656</text:p>
          </table:table-cell>
          <table:table-cell table:formula="of:=[.D537]" office:value-type="float" office:value="120">
            <text:p>120</text:p>
          </table:table-cell>
          <table:table-cell table:formula="of:=FACT([.C538])" office:value-type="float" office:value="0">
            <text:p>#WAARDE!</text:p>
          </table:table-cell>
          <table:table-cell table:formula="of:=[.A538]*[.B538]" office:value-type="float" office:value="536">
            <text:p>536</text:p>
          </table:table-cell>
          <table:table-cell table:formula="of:=([.D538]^[.C538])*EXP(-[.D538])/[.E5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8]+1" office:value-type="float" office:value="537">
            <text:p>537</text:p>
          </table:table-cell>
          <table:table-cell table:formula="of:=[.B538]" office:value-type="float" office:value="1">
            <text:p>1</text:p>
          </table:table-cell>
          <table:table-cell table:formula="of:=[.F539]+[.D539]" office:value-type="float" office:value="657">
            <text:p>657</text:p>
          </table:table-cell>
          <table:table-cell table:formula="of:=[.D538]" office:value-type="float" office:value="120">
            <text:p>120</text:p>
          </table:table-cell>
          <table:table-cell table:formula="of:=FACT([.C539])" office:value-type="float" office:value="0">
            <text:p>#WAARDE!</text:p>
          </table:table-cell>
          <table:table-cell table:formula="of:=[.A539]*[.B539]" office:value-type="float" office:value="537">
            <text:p>537</text:p>
          </table:table-cell>
          <table:table-cell table:formula="of:=([.D539]^[.C539])*EXP(-[.D539])/[.E5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39]+1" office:value-type="float" office:value="538">
            <text:p>538</text:p>
          </table:table-cell>
          <table:table-cell table:formula="of:=[.B539]" office:value-type="float" office:value="1">
            <text:p>1</text:p>
          </table:table-cell>
          <table:table-cell table:formula="of:=[.F540]+[.D540]" office:value-type="float" office:value="658">
            <text:p>658</text:p>
          </table:table-cell>
          <table:table-cell table:formula="of:=[.D539]" office:value-type="float" office:value="120">
            <text:p>120</text:p>
          </table:table-cell>
          <table:table-cell table:formula="of:=FACT([.C540])" office:value-type="float" office:value="0">
            <text:p>#WAARDE!</text:p>
          </table:table-cell>
          <table:table-cell table:formula="of:=[.A540]*[.B540]" office:value-type="float" office:value="538">
            <text:p>538</text:p>
          </table:table-cell>
          <table:table-cell table:formula="of:=([.D540]^[.C540])*EXP(-[.D540])/[.E5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0]+1" office:value-type="float" office:value="539">
            <text:p>539</text:p>
          </table:table-cell>
          <table:table-cell table:formula="of:=[.B540]" office:value-type="float" office:value="1">
            <text:p>1</text:p>
          </table:table-cell>
          <table:table-cell table:formula="of:=[.F541]+[.D541]" office:value-type="float" office:value="659">
            <text:p>659</text:p>
          </table:table-cell>
          <table:table-cell table:formula="of:=[.D540]" office:value-type="float" office:value="120">
            <text:p>120</text:p>
          </table:table-cell>
          <table:table-cell table:formula="of:=FACT([.C541])" office:value-type="float" office:value="0">
            <text:p>#WAARDE!</text:p>
          </table:table-cell>
          <table:table-cell table:formula="of:=[.A541]*[.B541]" office:value-type="float" office:value="539">
            <text:p>539</text:p>
          </table:table-cell>
          <table:table-cell table:formula="of:=([.D541]^[.C541])*EXP(-[.D541])/[.E5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1]+1" office:value-type="float" office:value="540">
            <text:p>540</text:p>
          </table:table-cell>
          <table:table-cell table:formula="of:=[.B541]" office:value-type="float" office:value="1">
            <text:p>1</text:p>
          </table:table-cell>
          <table:table-cell table:formula="of:=[.F542]+[.D542]" office:value-type="float" office:value="660">
            <text:p>660</text:p>
          </table:table-cell>
          <table:table-cell table:formula="of:=[.D541]" office:value-type="float" office:value="120">
            <text:p>120</text:p>
          </table:table-cell>
          <table:table-cell table:formula="of:=FACT([.C542])" office:value-type="float" office:value="0">
            <text:p>#WAARDE!</text:p>
          </table:table-cell>
          <table:table-cell table:formula="of:=[.A542]*[.B542]" office:value-type="float" office:value="540">
            <text:p>540</text:p>
          </table:table-cell>
          <table:table-cell table:formula="of:=([.D542]^[.C542])*EXP(-[.D542])/[.E5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2]+1" office:value-type="float" office:value="541">
            <text:p>541</text:p>
          </table:table-cell>
          <table:table-cell table:formula="of:=[.B542]" office:value-type="float" office:value="1">
            <text:p>1</text:p>
          </table:table-cell>
          <table:table-cell table:formula="of:=[.F543]+[.D543]" office:value-type="float" office:value="661">
            <text:p>661</text:p>
          </table:table-cell>
          <table:table-cell table:formula="of:=[.D542]" office:value-type="float" office:value="120">
            <text:p>120</text:p>
          </table:table-cell>
          <table:table-cell table:formula="of:=FACT([.C543])" office:value-type="float" office:value="0">
            <text:p>#WAARDE!</text:p>
          </table:table-cell>
          <table:table-cell table:formula="of:=[.A543]*[.B543]" office:value-type="float" office:value="541">
            <text:p>541</text:p>
          </table:table-cell>
          <table:table-cell table:formula="of:=([.D543]^[.C543])*EXP(-[.D543])/[.E5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3]+1" office:value-type="float" office:value="542">
            <text:p>542</text:p>
          </table:table-cell>
          <table:table-cell table:formula="of:=[.B543]" office:value-type="float" office:value="1">
            <text:p>1</text:p>
          </table:table-cell>
          <table:table-cell table:formula="of:=[.F544]+[.D544]" office:value-type="float" office:value="662">
            <text:p>662</text:p>
          </table:table-cell>
          <table:table-cell table:formula="of:=[.D543]" office:value-type="float" office:value="120">
            <text:p>120</text:p>
          </table:table-cell>
          <table:table-cell table:formula="of:=FACT([.C544])" office:value-type="float" office:value="0">
            <text:p>#WAARDE!</text:p>
          </table:table-cell>
          <table:table-cell table:formula="of:=[.A544]*[.B544]" office:value-type="float" office:value="542">
            <text:p>542</text:p>
          </table:table-cell>
          <table:table-cell table:formula="of:=([.D544]^[.C544])*EXP(-[.D544])/[.E5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4]+1" office:value-type="float" office:value="543">
            <text:p>543</text:p>
          </table:table-cell>
          <table:table-cell table:formula="of:=[.B544]" office:value-type="float" office:value="1">
            <text:p>1</text:p>
          </table:table-cell>
          <table:table-cell table:formula="of:=[.F545]+[.D545]" office:value-type="float" office:value="663">
            <text:p>663</text:p>
          </table:table-cell>
          <table:table-cell table:formula="of:=[.D544]" office:value-type="float" office:value="120">
            <text:p>120</text:p>
          </table:table-cell>
          <table:table-cell table:formula="of:=FACT([.C545])" office:value-type="float" office:value="0">
            <text:p>#WAARDE!</text:p>
          </table:table-cell>
          <table:table-cell table:formula="of:=[.A545]*[.B545]" office:value-type="float" office:value="543">
            <text:p>543</text:p>
          </table:table-cell>
          <table:table-cell table:formula="of:=([.D545]^[.C545])*EXP(-[.D545])/[.E5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5]+1" office:value-type="float" office:value="544">
            <text:p>544</text:p>
          </table:table-cell>
          <table:table-cell table:formula="of:=[.B545]" office:value-type="float" office:value="1">
            <text:p>1</text:p>
          </table:table-cell>
          <table:table-cell table:formula="of:=[.F546]+[.D546]" office:value-type="float" office:value="664">
            <text:p>664</text:p>
          </table:table-cell>
          <table:table-cell table:formula="of:=[.D545]" office:value-type="float" office:value="120">
            <text:p>120</text:p>
          </table:table-cell>
          <table:table-cell table:formula="of:=FACT([.C546])" office:value-type="float" office:value="0">
            <text:p>#WAARDE!</text:p>
          </table:table-cell>
          <table:table-cell table:formula="of:=[.A546]*[.B546]" office:value-type="float" office:value="544">
            <text:p>544</text:p>
          </table:table-cell>
          <table:table-cell table:formula="of:=([.D546]^[.C546])*EXP(-[.D546])/[.E5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6]+1" office:value-type="float" office:value="545">
            <text:p>545</text:p>
          </table:table-cell>
          <table:table-cell table:formula="of:=[.B546]" office:value-type="float" office:value="1">
            <text:p>1</text:p>
          </table:table-cell>
          <table:table-cell table:formula="of:=[.F547]+[.D547]" office:value-type="float" office:value="665">
            <text:p>665</text:p>
          </table:table-cell>
          <table:table-cell table:formula="of:=[.D546]" office:value-type="float" office:value="120">
            <text:p>120</text:p>
          </table:table-cell>
          <table:table-cell table:formula="of:=FACT([.C547])" office:value-type="float" office:value="0">
            <text:p>#WAARDE!</text:p>
          </table:table-cell>
          <table:table-cell table:formula="of:=[.A547]*[.B547]" office:value-type="float" office:value="545">
            <text:p>545</text:p>
          </table:table-cell>
          <table:table-cell table:formula="of:=([.D547]^[.C547])*EXP(-[.D547])/[.E5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7]+1" office:value-type="float" office:value="546">
            <text:p>546</text:p>
          </table:table-cell>
          <table:table-cell table:formula="of:=[.B547]" office:value-type="float" office:value="1">
            <text:p>1</text:p>
          </table:table-cell>
          <table:table-cell table:formula="of:=[.F548]+[.D548]" office:value-type="float" office:value="666">
            <text:p>666</text:p>
          </table:table-cell>
          <table:table-cell table:formula="of:=[.D547]" office:value-type="float" office:value="120">
            <text:p>120</text:p>
          </table:table-cell>
          <table:table-cell table:formula="of:=FACT([.C548])" office:value-type="float" office:value="0">
            <text:p>#WAARDE!</text:p>
          </table:table-cell>
          <table:table-cell table:formula="of:=[.A548]*[.B548]" office:value-type="float" office:value="546">
            <text:p>546</text:p>
          </table:table-cell>
          <table:table-cell table:formula="of:=([.D548]^[.C548])*EXP(-[.D548])/[.E5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8]+1" office:value-type="float" office:value="547">
            <text:p>547</text:p>
          </table:table-cell>
          <table:table-cell table:formula="of:=[.B548]" office:value-type="float" office:value="1">
            <text:p>1</text:p>
          </table:table-cell>
          <table:table-cell table:formula="of:=[.F549]+[.D549]" office:value-type="float" office:value="667">
            <text:p>667</text:p>
          </table:table-cell>
          <table:table-cell table:formula="of:=[.D548]" office:value-type="float" office:value="120">
            <text:p>120</text:p>
          </table:table-cell>
          <table:table-cell table:formula="of:=FACT([.C549])" office:value-type="float" office:value="0">
            <text:p>#WAARDE!</text:p>
          </table:table-cell>
          <table:table-cell table:formula="of:=[.A549]*[.B549]" office:value-type="float" office:value="547">
            <text:p>547</text:p>
          </table:table-cell>
          <table:table-cell table:formula="of:=([.D549]^[.C549])*EXP(-[.D549])/[.E5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49]+1" office:value-type="float" office:value="548">
            <text:p>548</text:p>
          </table:table-cell>
          <table:table-cell table:formula="of:=[.B549]" office:value-type="float" office:value="1">
            <text:p>1</text:p>
          </table:table-cell>
          <table:table-cell table:formula="of:=[.F550]+[.D550]" office:value-type="float" office:value="668">
            <text:p>668</text:p>
          </table:table-cell>
          <table:table-cell table:formula="of:=[.D549]" office:value-type="float" office:value="120">
            <text:p>120</text:p>
          </table:table-cell>
          <table:table-cell table:formula="of:=FACT([.C550])" office:value-type="float" office:value="0">
            <text:p>#WAARDE!</text:p>
          </table:table-cell>
          <table:table-cell table:formula="of:=[.A550]*[.B550]" office:value-type="float" office:value="548">
            <text:p>548</text:p>
          </table:table-cell>
          <table:table-cell table:formula="of:=([.D550]^[.C550])*EXP(-[.D550])/[.E5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0]+1" office:value-type="float" office:value="549">
            <text:p>549</text:p>
          </table:table-cell>
          <table:table-cell table:formula="of:=[.B550]" office:value-type="float" office:value="1">
            <text:p>1</text:p>
          </table:table-cell>
          <table:table-cell table:formula="of:=[.F551]+[.D551]" office:value-type="float" office:value="669">
            <text:p>669</text:p>
          </table:table-cell>
          <table:table-cell table:formula="of:=[.D550]" office:value-type="float" office:value="120">
            <text:p>120</text:p>
          </table:table-cell>
          <table:table-cell table:formula="of:=FACT([.C551])" office:value-type="float" office:value="0">
            <text:p>#WAARDE!</text:p>
          </table:table-cell>
          <table:table-cell table:formula="of:=[.A551]*[.B551]" office:value-type="float" office:value="549">
            <text:p>549</text:p>
          </table:table-cell>
          <table:table-cell table:formula="of:=([.D551]^[.C551])*EXP(-[.D551])/[.E5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1]+1" office:value-type="float" office:value="550">
            <text:p>550</text:p>
          </table:table-cell>
          <table:table-cell table:formula="of:=[.B551]" office:value-type="float" office:value="1">
            <text:p>1</text:p>
          </table:table-cell>
          <table:table-cell table:formula="of:=[.F552]+[.D552]" office:value-type="float" office:value="670">
            <text:p>670</text:p>
          </table:table-cell>
          <table:table-cell table:formula="of:=[.D551]" office:value-type="float" office:value="120">
            <text:p>120</text:p>
          </table:table-cell>
          <table:table-cell table:formula="of:=FACT([.C552])" office:value-type="float" office:value="0">
            <text:p>#WAARDE!</text:p>
          </table:table-cell>
          <table:table-cell table:formula="of:=[.A552]*[.B552]" office:value-type="float" office:value="550">
            <text:p>550</text:p>
          </table:table-cell>
          <table:table-cell table:formula="of:=([.D552]^[.C552])*EXP(-[.D552])/[.E5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2]+1" office:value-type="float" office:value="551">
            <text:p>551</text:p>
          </table:table-cell>
          <table:table-cell table:formula="of:=[.B552]" office:value-type="float" office:value="1">
            <text:p>1</text:p>
          </table:table-cell>
          <table:table-cell table:formula="of:=[.F553]+[.D553]" office:value-type="float" office:value="671">
            <text:p>671</text:p>
          </table:table-cell>
          <table:table-cell table:formula="of:=[.D552]" office:value-type="float" office:value="120">
            <text:p>120</text:p>
          </table:table-cell>
          <table:table-cell table:formula="of:=FACT([.C553])" office:value-type="float" office:value="0">
            <text:p>#WAARDE!</text:p>
          </table:table-cell>
          <table:table-cell table:formula="of:=[.A553]*[.B553]" office:value-type="float" office:value="551">
            <text:p>551</text:p>
          </table:table-cell>
          <table:table-cell table:formula="of:=([.D553]^[.C553])*EXP(-[.D553])/[.E5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3]+1" office:value-type="float" office:value="552">
            <text:p>552</text:p>
          </table:table-cell>
          <table:table-cell table:formula="of:=[.B553]" office:value-type="float" office:value="1">
            <text:p>1</text:p>
          </table:table-cell>
          <table:table-cell table:formula="of:=[.F554]+[.D554]" office:value-type="float" office:value="672">
            <text:p>672</text:p>
          </table:table-cell>
          <table:table-cell table:formula="of:=[.D553]" office:value-type="float" office:value="120">
            <text:p>120</text:p>
          </table:table-cell>
          <table:table-cell table:formula="of:=FACT([.C554])" office:value-type="float" office:value="0">
            <text:p>#WAARDE!</text:p>
          </table:table-cell>
          <table:table-cell table:formula="of:=[.A554]*[.B554]" office:value-type="float" office:value="552">
            <text:p>552</text:p>
          </table:table-cell>
          <table:table-cell table:formula="of:=([.D554]^[.C554])*EXP(-[.D554])/[.E5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4]+1" office:value-type="float" office:value="553">
            <text:p>553</text:p>
          </table:table-cell>
          <table:table-cell table:formula="of:=[.B554]" office:value-type="float" office:value="1">
            <text:p>1</text:p>
          </table:table-cell>
          <table:table-cell table:formula="of:=[.F555]+[.D555]" office:value-type="float" office:value="673">
            <text:p>673</text:p>
          </table:table-cell>
          <table:table-cell table:formula="of:=[.D554]" office:value-type="float" office:value="120">
            <text:p>120</text:p>
          </table:table-cell>
          <table:table-cell table:formula="of:=FACT([.C555])" office:value-type="float" office:value="0">
            <text:p>#WAARDE!</text:p>
          </table:table-cell>
          <table:table-cell table:formula="of:=[.A555]*[.B555]" office:value-type="float" office:value="553">
            <text:p>553</text:p>
          </table:table-cell>
          <table:table-cell table:formula="of:=([.D555]^[.C555])*EXP(-[.D555])/[.E5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5]+1" office:value-type="float" office:value="554">
            <text:p>554</text:p>
          </table:table-cell>
          <table:table-cell table:formula="of:=[.B555]" office:value-type="float" office:value="1">
            <text:p>1</text:p>
          </table:table-cell>
          <table:table-cell table:formula="of:=[.F556]+[.D556]" office:value-type="float" office:value="674">
            <text:p>674</text:p>
          </table:table-cell>
          <table:table-cell table:formula="of:=[.D555]" office:value-type="float" office:value="120">
            <text:p>120</text:p>
          </table:table-cell>
          <table:table-cell table:formula="of:=FACT([.C556])" office:value-type="float" office:value="0">
            <text:p>#WAARDE!</text:p>
          </table:table-cell>
          <table:table-cell table:formula="of:=[.A556]*[.B556]" office:value-type="float" office:value="554">
            <text:p>554</text:p>
          </table:table-cell>
          <table:table-cell table:formula="of:=([.D556]^[.C556])*EXP(-[.D556])/[.E5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6]+1" office:value-type="float" office:value="555">
            <text:p>555</text:p>
          </table:table-cell>
          <table:table-cell table:formula="of:=[.B556]" office:value-type="float" office:value="1">
            <text:p>1</text:p>
          </table:table-cell>
          <table:table-cell table:formula="of:=[.F557]+[.D557]" office:value-type="float" office:value="675">
            <text:p>675</text:p>
          </table:table-cell>
          <table:table-cell table:formula="of:=[.D556]" office:value-type="float" office:value="120">
            <text:p>120</text:p>
          </table:table-cell>
          <table:table-cell table:formula="of:=FACT([.C557])" office:value-type="float" office:value="0">
            <text:p>#WAARDE!</text:p>
          </table:table-cell>
          <table:table-cell table:formula="of:=[.A557]*[.B557]" office:value-type="float" office:value="555">
            <text:p>555</text:p>
          </table:table-cell>
          <table:table-cell table:formula="of:=([.D557]^[.C557])*EXP(-[.D557])/[.E5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7]+1" office:value-type="float" office:value="556">
            <text:p>556</text:p>
          </table:table-cell>
          <table:table-cell table:formula="of:=[.B557]" office:value-type="float" office:value="1">
            <text:p>1</text:p>
          </table:table-cell>
          <table:table-cell table:formula="of:=[.F558]+[.D558]" office:value-type="float" office:value="676">
            <text:p>676</text:p>
          </table:table-cell>
          <table:table-cell table:formula="of:=[.D557]" office:value-type="float" office:value="120">
            <text:p>120</text:p>
          </table:table-cell>
          <table:table-cell table:formula="of:=FACT([.C558])" office:value-type="float" office:value="0">
            <text:p>#WAARDE!</text:p>
          </table:table-cell>
          <table:table-cell table:formula="of:=[.A558]*[.B558]" office:value-type="float" office:value="556">
            <text:p>556</text:p>
          </table:table-cell>
          <table:table-cell table:formula="of:=([.D558]^[.C558])*EXP(-[.D558])/[.E5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8]+1" office:value-type="float" office:value="557">
            <text:p>557</text:p>
          </table:table-cell>
          <table:table-cell table:formula="of:=[.B558]" office:value-type="float" office:value="1">
            <text:p>1</text:p>
          </table:table-cell>
          <table:table-cell table:formula="of:=[.F559]+[.D559]" office:value-type="float" office:value="677">
            <text:p>677</text:p>
          </table:table-cell>
          <table:table-cell table:formula="of:=[.D558]" office:value-type="float" office:value="120">
            <text:p>120</text:p>
          </table:table-cell>
          <table:table-cell table:formula="of:=FACT([.C559])" office:value-type="float" office:value="0">
            <text:p>#WAARDE!</text:p>
          </table:table-cell>
          <table:table-cell table:formula="of:=[.A559]*[.B559]" office:value-type="float" office:value="557">
            <text:p>557</text:p>
          </table:table-cell>
          <table:table-cell table:formula="of:=([.D559]^[.C559])*EXP(-[.D559])/[.E5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59]+1" office:value-type="float" office:value="558">
            <text:p>558</text:p>
          </table:table-cell>
          <table:table-cell table:formula="of:=[.B559]" office:value-type="float" office:value="1">
            <text:p>1</text:p>
          </table:table-cell>
          <table:table-cell table:formula="of:=[.F560]+[.D560]" office:value-type="float" office:value="678">
            <text:p>678</text:p>
          </table:table-cell>
          <table:table-cell table:formula="of:=[.D559]" office:value-type="float" office:value="120">
            <text:p>120</text:p>
          </table:table-cell>
          <table:table-cell table:formula="of:=FACT([.C560])" office:value-type="float" office:value="0">
            <text:p>#WAARDE!</text:p>
          </table:table-cell>
          <table:table-cell table:formula="of:=[.A560]*[.B560]" office:value-type="float" office:value="558">
            <text:p>558</text:p>
          </table:table-cell>
          <table:table-cell table:formula="of:=([.D560]^[.C560])*EXP(-[.D560])/[.E5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0]+1" office:value-type="float" office:value="559">
            <text:p>559</text:p>
          </table:table-cell>
          <table:table-cell table:formula="of:=[.B560]" office:value-type="float" office:value="1">
            <text:p>1</text:p>
          </table:table-cell>
          <table:table-cell table:formula="of:=[.F561]+[.D561]" office:value-type="float" office:value="679">
            <text:p>679</text:p>
          </table:table-cell>
          <table:table-cell table:formula="of:=[.D560]" office:value-type="float" office:value="120">
            <text:p>120</text:p>
          </table:table-cell>
          <table:table-cell table:formula="of:=FACT([.C561])" office:value-type="float" office:value="0">
            <text:p>#WAARDE!</text:p>
          </table:table-cell>
          <table:table-cell table:formula="of:=[.A561]*[.B561]" office:value-type="float" office:value="559">
            <text:p>559</text:p>
          </table:table-cell>
          <table:table-cell table:formula="of:=([.D561]^[.C561])*EXP(-[.D561])/[.E5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1]+1" office:value-type="float" office:value="560">
            <text:p>560</text:p>
          </table:table-cell>
          <table:table-cell table:formula="of:=[.B561]" office:value-type="float" office:value="1">
            <text:p>1</text:p>
          </table:table-cell>
          <table:table-cell table:formula="of:=[.F562]+[.D562]" office:value-type="float" office:value="680">
            <text:p>680</text:p>
          </table:table-cell>
          <table:table-cell table:formula="of:=[.D561]" office:value-type="float" office:value="120">
            <text:p>120</text:p>
          </table:table-cell>
          <table:table-cell table:formula="of:=FACT([.C562])" office:value-type="float" office:value="0">
            <text:p>#WAARDE!</text:p>
          </table:table-cell>
          <table:table-cell table:formula="of:=[.A562]*[.B562]" office:value-type="float" office:value="560">
            <text:p>560</text:p>
          </table:table-cell>
          <table:table-cell table:formula="of:=([.D562]^[.C562])*EXP(-[.D562])/[.E5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2]+1" office:value-type="float" office:value="561">
            <text:p>561</text:p>
          </table:table-cell>
          <table:table-cell table:formula="of:=[.B562]" office:value-type="float" office:value="1">
            <text:p>1</text:p>
          </table:table-cell>
          <table:table-cell table:formula="of:=[.F563]+[.D563]" office:value-type="float" office:value="681">
            <text:p>681</text:p>
          </table:table-cell>
          <table:table-cell table:formula="of:=[.D562]" office:value-type="float" office:value="120">
            <text:p>120</text:p>
          </table:table-cell>
          <table:table-cell table:formula="of:=FACT([.C563])" office:value-type="float" office:value="0">
            <text:p>#WAARDE!</text:p>
          </table:table-cell>
          <table:table-cell table:formula="of:=[.A563]*[.B563]" office:value-type="float" office:value="561">
            <text:p>561</text:p>
          </table:table-cell>
          <table:table-cell table:formula="of:=([.D563]^[.C563])*EXP(-[.D563])/[.E5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3]+1" office:value-type="float" office:value="562">
            <text:p>562</text:p>
          </table:table-cell>
          <table:table-cell table:formula="of:=[.B563]" office:value-type="float" office:value="1">
            <text:p>1</text:p>
          </table:table-cell>
          <table:table-cell table:formula="of:=[.F564]+[.D564]" office:value-type="float" office:value="682">
            <text:p>682</text:p>
          </table:table-cell>
          <table:table-cell table:formula="of:=[.D563]" office:value-type="float" office:value="120">
            <text:p>120</text:p>
          </table:table-cell>
          <table:table-cell table:formula="of:=FACT([.C564])" office:value-type="float" office:value="0">
            <text:p>#WAARDE!</text:p>
          </table:table-cell>
          <table:table-cell table:formula="of:=[.A564]*[.B564]" office:value-type="float" office:value="562">
            <text:p>562</text:p>
          </table:table-cell>
          <table:table-cell table:formula="of:=([.D564]^[.C564])*EXP(-[.D564])/[.E5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4]+1" office:value-type="float" office:value="563">
            <text:p>563</text:p>
          </table:table-cell>
          <table:table-cell table:formula="of:=[.B564]" office:value-type="float" office:value="1">
            <text:p>1</text:p>
          </table:table-cell>
          <table:table-cell table:formula="of:=[.F565]+[.D565]" office:value-type="float" office:value="683">
            <text:p>683</text:p>
          </table:table-cell>
          <table:table-cell table:formula="of:=[.D564]" office:value-type="float" office:value="120">
            <text:p>120</text:p>
          </table:table-cell>
          <table:table-cell table:formula="of:=FACT([.C565])" office:value-type="float" office:value="0">
            <text:p>#WAARDE!</text:p>
          </table:table-cell>
          <table:table-cell table:formula="of:=[.A565]*[.B565]" office:value-type="float" office:value="563">
            <text:p>563</text:p>
          </table:table-cell>
          <table:table-cell table:formula="of:=([.D565]^[.C565])*EXP(-[.D565])/[.E5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5]+1" office:value-type="float" office:value="564">
            <text:p>564</text:p>
          </table:table-cell>
          <table:table-cell table:formula="of:=[.B565]" office:value-type="float" office:value="1">
            <text:p>1</text:p>
          </table:table-cell>
          <table:table-cell table:formula="of:=[.F566]+[.D566]" office:value-type="float" office:value="684">
            <text:p>684</text:p>
          </table:table-cell>
          <table:table-cell table:formula="of:=[.D565]" office:value-type="float" office:value="120">
            <text:p>120</text:p>
          </table:table-cell>
          <table:table-cell table:formula="of:=FACT([.C566])" office:value-type="float" office:value="0">
            <text:p>#WAARDE!</text:p>
          </table:table-cell>
          <table:table-cell table:formula="of:=[.A566]*[.B566]" office:value-type="float" office:value="564">
            <text:p>564</text:p>
          </table:table-cell>
          <table:table-cell table:formula="of:=([.D566]^[.C566])*EXP(-[.D566])/[.E5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6]+1" office:value-type="float" office:value="565">
            <text:p>565</text:p>
          </table:table-cell>
          <table:table-cell table:formula="of:=[.B566]" office:value-type="float" office:value="1">
            <text:p>1</text:p>
          </table:table-cell>
          <table:table-cell table:formula="of:=[.F567]+[.D567]" office:value-type="float" office:value="685">
            <text:p>685</text:p>
          </table:table-cell>
          <table:table-cell table:formula="of:=[.D566]" office:value-type="float" office:value="120">
            <text:p>120</text:p>
          </table:table-cell>
          <table:table-cell table:formula="of:=FACT([.C567])" office:value-type="float" office:value="0">
            <text:p>#WAARDE!</text:p>
          </table:table-cell>
          <table:table-cell table:formula="of:=[.A567]*[.B567]" office:value-type="float" office:value="565">
            <text:p>565</text:p>
          </table:table-cell>
          <table:table-cell table:formula="of:=([.D567]^[.C567])*EXP(-[.D567])/[.E5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7]+1" office:value-type="float" office:value="566">
            <text:p>566</text:p>
          </table:table-cell>
          <table:table-cell table:formula="of:=[.B567]" office:value-type="float" office:value="1">
            <text:p>1</text:p>
          </table:table-cell>
          <table:table-cell table:formula="of:=[.F568]+[.D568]" office:value-type="float" office:value="686">
            <text:p>686</text:p>
          </table:table-cell>
          <table:table-cell table:formula="of:=[.D567]" office:value-type="float" office:value="120">
            <text:p>120</text:p>
          </table:table-cell>
          <table:table-cell table:formula="of:=FACT([.C568])" office:value-type="float" office:value="0">
            <text:p>#WAARDE!</text:p>
          </table:table-cell>
          <table:table-cell table:formula="of:=[.A568]*[.B568]" office:value-type="float" office:value="566">
            <text:p>566</text:p>
          </table:table-cell>
          <table:table-cell table:formula="of:=([.D568]^[.C568])*EXP(-[.D568])/[.E5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8]+1" office:value-type="float" office:value="567">
            <text:p>567</text:p>
          </table:table-cell>
          <table:table-cell table:formula="of:=[.B568]" office:value-type="float" office:value="1">
            <text:p>1</text:p>
          </table:table-cell>
          <table:table-cell table:formula="of:=[.F569]+[.D569]" office:value-type="float" office:value="687">
            <text:p>687</text:p>
          </table:table-cell>
          <table:table-cell table:formula="of:=[.D568]" office:value-type="float" office:value="120">
            <text:p>120</text:p>
          </table:table-cell>
          <table:table-cell table:formula="of:=FACT([.C569])" office:value-type="float" office:value="0">
            <text:p>#WAARDE!</text:p>
          </table:table-cell>
          <table:table-cell table:formula="of:=[.A569]*[.B569]" office:value-type="float" office:value="567">
            <text:p>567</text:p>
          </table:table-cell>
          <table:table-cell table:formula="of:=([.D569]^[.C569])*EXP(-[.D569])/[.E5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69]+1" office:value-type="float" office:value="568">
            <text:p>568</text:p>
          </table:table-cell>
          <table:table-cell table:formula="of:=[.B569]" office:value-type="float" office:value="1">
            <text:p>1</text:p>
          </table:table-cell>
          <table:table-cell table:formula="of:=[.F570]+[.D570]" office:value-type="float" office:value="688">
            <text:p>688</text:p>
          </table:table-cell>
          <table:table-cell table:formula="of:=[.D569]" office:value-type="float" office:value="120">
            <text:p>120</text:p>
          </table:table-cell>
          <table:table-cell table:formula="of:=FACT([.C570])" office:value-type="float" office:value="0">
            <text:p>#WAARDE!</text:p>
          </table:table-cell>
          <table:table-cell table:formula="of:=[.A570]*[.B570]" office:value-type="float" office:value="568">
            <text:p>568</text:p>
          </table:table-cell>
          <table:table-cell table:formula="of:=([.D570]^[.C570])*EXP(-[.D570])/[.E5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0]+1" office:value-type="float" office:value="569">
            <text:p>569</text:p>
          </table:table-cell>
          <table:table-cell table:formula="of:=[.B570]" office:value-type="float" office:value="1">
            <text:p>1</text:p>
          </table:table-cell>
          <table:table-cell table:formula="of:=[.F571]+[.D571]" office:value-type="float" office:value="689">
            <text:p>689</text:p>
          </table:table-cell>
          <table:table-cell table:formula="of:=[.D570]" office:value-type="float" office:value="120">
            <text:p>120</text:p>
          </table:table-cell>
          <table:table-cell table:formula="of:=FACT([.C571])" office:value-type="float" office:value="0">
            <text:p>#WAARDE!</text:p>
          </table:table-cell>
          <table:table-cell table:formula="of:=[.A571]*[.B571]" office:value-type="float" office:value="569">
            <text:p>569</text:p>
          </table:table-cell>
          <table:table-cell table:formula="of:=([.D571]^[.C571])*EXP(-[.D571])/[.E5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1]+1" office:value-type="float" office:value="570">
            <text:p>570</text:p>
          </table:table-cell>
          <table:table-cell table:formula="of:=[.B571]" office:value-type="float" office:value="1">
            <text:p>1</text:p>
          </table:table-cell>
          <table:table-cell table:formula="of:=[.F572]+[.D572]" office:value-type="float" office:value="690">
            <text:p>690</text:p>
          </table:table-cell>
          <table:table-cell table:formula="of:=[.D571]" office:value-type="float" office:value="120">
            <text:p>120</text:p>
          </table:table-cell>
          <table:table-cell table:formula="of:=FACT([.C572])" office:value-type="float" office:value="0">
            <text:p>#WAARDE!</text:p>
          </table:table-cell>
          <table:table-cell table:formula="of:=[.A572]*[.B572]" office:value-type="float" office:value="570">
            <text:p>570</text:p>
          </table:table-cell>
          <table:table-cell table:formula="of:=([.D572]^[.C572])*EXP(-[.D572])/[.E5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2]+1" office:value-type="float" office:value="571">
            <text:p>571</text:p>
          </table:table-cell>
          <table:table-cell table:formula="of:=[.B572]" office:value-type="float" office:value="1">
            <text:p>1</text:p>
          </table:table-cell>
          <table:table-cell table:formula="of:=[.F573]+[.D573]" office:value-type="float" office:value="691">
            <text:p>691</text:p>
          </table:table-cell>
          <table:table-cell table:formula="of:=[.D572]" office:value-type="float" office:value="120">
            <text:p>120</text:p>
          </table:table-cell>
          <table:table-cell table:formula="of:=FACT([.C573])" office:value-type="float" office:value="0">
            <text:p>#WAARDE!</text:p>
          </table:table-cell>
          <table:table-cell table:formula="of:=[.A573]*[.B573]" office:value-type="float" office:value="571">
            <text:p>571</text:p>
          </table:table-cell>
          <table:table-cell table:formula="of:=([.D573]^[.C573])*EXP(-[.D573])/[.E5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3]+1" office:value-type="float" office:value="572">
            <text:p>572</text:p>
          </table:table-cell>
          <table:table-cell table:formula="of:=[.B573]" office:value-type="float" office:value="1">
            <text:p>1</text:p>
          </table:table-cell>
          <table:table-cell table:formula="of:=[.F574]+[.D574]" office:value-type="float" office:value="692">
            <text:p>692</text:p>
          </table:table-cell>
          <table:table-cell table:formula="of:=[.D573]" office:value-type="float" office:value="120">
            <text:p>120</text:p>
          </table:table-cell>
          <table:table-cell table:formula="of:=FACT([.C574])" office:value-type="float" office:value="0">
            <text:p>#WAARDE!</text:p>
          </table:table-cell>
          <table:table-cell table:formula="of:=[.A574]*[.B574]" office:value-type="float" office:value="572">
            <text:p>572</text:p>
          </table:table-cell>
          <table:table-cell table:formula="of:=([.D574]^[.C574])*EXP(-[.D574])/[.E5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4]+1" office:value-type="float" office:value="573">
            <text:p>573</text:p>
          </table:table-cell>
          <table:table-cell table:formula="of:=[.B574]" office:value-type="float" office:value="1">
            <text:p>1</text:p>
          </table:table-cell>
          <table:table-cell table:formula="of:=[.F575]+[.D575]" office:value-type="float" office:value="693">
            <text:p>693</text:p>
          </table:table-cell>
          <table:table-cell table:formula="of:=[.D574]" office:value-type="float" office:value="120">
            <text:p>120</text:p>
          </table:table-cell>
          <table:table-cell table:formula="of:=FACT([.C575])" office:value-type="float" office:value="0">
            <text:p>#WAARDE!</text:p>
          </table:table-cell>
          <table:table-cell table:formula="of:=[.A575]*[.B575]" office:value-type="float" office:value="573">
            <text:p>573</text:p>
          </table:table-cell>
          <table:table-cell table:formula="of:=([.D575]^[.C575])*EXP(-[.D575])/[.E5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5]+1" office:value-type="float" office:value="574">
            <text:p>574</text:p>
          </table:table-cell>
          <table:table-cell table:formula="of:=[.B575]" office:value-type="float" office:value="1">
            <text:p>1</text:p>
          </table:table-cell>
          <table:table-cell table:formula="of:=[.F576]+[.D576]" office:value-type="float" office:value="694">
            <text:p>694</text:p>
          </table:table-cell>
          <table:table-cell table:formula="of:=[.D575]" office:value-type="float" office:value="120">
            <text:p>120</text:p>
          </table:table-cell>
          <table:table-cell table:formula="of:=FACT([.C576])" office:value-type="float" office:value="0">
            <text:p>#WAARDE!</text:p>
          </table:table-cell>
          <table:table-cell table:formula="of:=[.A576]*[.B576]" office:value-type="float" office:value="574">
            <text:p>574</text:p>
          </table:table-cell>
          <table:table-cell table:formula="of:=([.D576]^[.C576])*EXP(-[.D576])/[.E5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6]+1" office:value-type="float" office:value="575">
            <text:p>575</text:p>
          </table:table-cell>
          <table:table-cell table:formula="of:=[.B576]" office:value-type="float" office:value="1">
            <text:p>1</text:p>
          </table:table-cell>
          <table:table-cell table:formula="of:=[.F577]+[.D577]" office:value-type="float" office:value="695">
            <text:p>695</text:p>
          </table:table-cell>
          <table:table-cell table:formula="of:=[.D576]" office:value-type="float" office:value="120">
            <text:p>120</text:p>
          </table:table-cell>
          <table:table-cell table:formula="of:=FACT([.C577])" office:value-type="float" office:value="0">
            <text:p>#WAARDE!</text:p>
          </table:table-cell>
          <table:table-cell table:formula="of:=[.A577]*[.B577]" office:value-type="float" office:value="575">
            <text:p>575</text:p>
          </table:table-cell>
          <table:table-cell table:formula="of:=([.D577]^[.C577])*EXP(-[.D577])/[.E5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7]+1" office:value-type="float" office:value="576">
            <text:p>576</text:p>
          </table:table-cell>
          <table:table-cell table:formula="of:=[.B577]" office:value-type="float" office:value="1">
            <text:p>1</text:p>
          </table:table-cell>
          <table:table-cell table:formula="of:=[.F578]+[.D578]" office:value-type="float" office:value="696">
            <text:p>696</text:p>
          </table:table-cell>
          <table:table-cell table:formula="of:=[.D577]" office:value-type="float" office:value="120">
            <text:p>120</text:p>
          </table:table-cell>
          <table:table-cell table:formula="of:=FACT([.C578])" office:value-type="float" office:value="0">
            <text:p>#WAARDE!</text:p>
          </table:table-cell>
          <table:table-cell table:formula="of:=[.A578]*[.B578]" office:value-type="float" office:value="576">
            <text:p>576</text:p>
          </table:table-cell>
          <table:table-cell table:formula="of:=([.D578]^[.C578])*EXP(-[.D578])/[.E5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8]+1" office:value-type="float" office:value="577">
            <text:p>577</text:p>
          </table:table-cell>
          <table:table-cell table:formula="of:=[.B578]" office:value-type="float" office:value="1">
            <text:p>1</text:p>
          </table:table-cell>
          <table:table-cell table:formula="of:=[.F579]+[.D579]" office:value-type="float" office:value="697">
            <text:p>697</text:p>
          </table:table-cell>
          <table:table-cell table:formula="of:=[.D578]" office:value-type="float" office:value="120">
            <text:p>120</text:p>
          </table:table-cell>
          <table:table-cell table:formula="of:=FACT([.C579])" office:value-type="float" office:value="0">
            <text:p>#WAARDE!</text:p>
          </table:table-cell>
          <table:table-cell table:formula="of:=[.A579]*[.B579]" office:value-type="float" office:value="577">
            <text:p>577</text:p>
          </table:table-cell>
          <table:table-cell table:formula="of:=([.D579]^[.C579])*EXP(-[.D579])/[.E5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79]+1" office:value-type="float" office:value="578">
            <text:p>578</text:p>
          </table:table-cell>
          <table:table-cell table:formula="of:=[.B579]" office:value-type="float" office:value="1">
            <text:p>1</text:p>
          </table:table-cell>
          <table:table-cell table:formula="of:=[.F580]+[.D580]" office:value-type="float" office:value="698">
            <text:p>698</text:p>
          </table:table-cell>
          <table:table-cell table:formula="of:=[.D579]" office:value-type="float" office:value="120">
            <text:p>120</text:p>
          </table:table-cell>
          <table:table-cell table:formula="of:=FACT([.C580])" office:value-type="float" office:value="0">
            <text:p>#WAARDE!</text:p>
          </table:table-cell>
          <table:table-cell table:formula="of:=[.A580]*[.B580]" office:value-type="float" office:value="578">
            <text:p>578</text:p>
          </table:table-cell>
          <table:table-cell table:formula="of:=([.D580]^[.C580])*EXP(-[.D580])/[.E5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0]+1" office:value-type="float" office:value="579">
            <text:p>579</text:p>
          </table:table-cell>
          <table:table-cell table:formula="of:=[.B580]" office:value-type="float" office:value="1">
            <text:p>1</text:p>
          </table:table-cell>
          <table:table-cell table:formula="of:=[.F581]+[.D581]" office:value-type="float" office:value="699">
            <text:p>699</text:p>
          </table:table-cell>
          <table:table-cell table:formula="of:=[.D580]" office:value-type="float" office:value="120">
            <text:p>120</text:p>
          </table:table-cell>
          <table:table-cell table:formula="of:=FACT([.C581])" office:value-type="float" office:value="0">
            <text:p>#WAARDE!</text:p>
          </table:table-cell>
          <table:table-cell table:formula="of:=[.A581]*[.B581]" office:value-type="float" office:value="579">
            <text:p>579</text:p>
          </table:table-cell>
          <table:table-cell table:formula="of:=([.D581]^[.C581])*EXP(-[.D581])/[.E5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1]+1" office:value-type="float" office:value="580">
            <text:p>580</text:p>
          </table:table-cell>
          <table:table-cell table:formula="of:=[.B581]" office:value-type="float" office:value="1">
            <text:p>1</text:p>
          </table:table-cell>
          <table:table-cell table:formula="of:=[.F582]+[.D582]" office:value-type="float" office:value="700">
            <text:p>700</text:p>
          </table:table-cell>
          <table:table-cell table:formula="of:=[.D581]" office:value-type="float" office:value="120">
            <text:p>120</text:p>
          </table:table-cell>
          <table:table-cell table:formula="of:=FACT([.C582])" office:value-type="float" office:value="0">
            <text:p>#WAARDE!</text:p>
          </table:table-cell>
          <table:table-cell table:formula="of:=[.A582]*[.B582]" office:value-type="float" office:value="580">
            <text:p>580</text:p>
          </table:table-cell>
          <table:table-cell table:formula="of:=([.D582]^[.C582])*EXP(-[.D582])/[.E5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2]+1" office:value-type="float" office:value="581">
            <text:p>581</text:p>
          </table:table-cell>
          <table:table-cell table:formula="of:=[.B582]" office:value-type="float" office:value="1">
            <text:p>1</text:p>
          </table:table-cell>
          <table:table-cell table:formula="of:=[.F583]+[.D583]" office:value-type="float" office:value="701">
            <text:p>701</text:p>
          </table:table-cell>
          <table:table-cell table:formula="of:=[.D582]" office:value-type="float" office:value="120">
            <text:p>120</text:p>
          </table:table-cell>
          <table:table-cell table:formula="of:=FACT([.C583])" office:value-type="float" office:value="0">
            <text:p>#WAARDE!</text:p>
          </table:table-cell>
          <table:table-cell table:formula="of:=[.A583]*[.B583]" office:value-type="float" office:value="581">
            <text:p>581</text:p>
          </table:table-cell>
          <table:table-cell table:formula="of:=([.D583]^[.C583])*EXP(-[.D583])/[.E5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3]+1" office:value-type="float" office:value="582">
            <text:p>582</text:p>
          </table:table-cell>
          <table:table-cell table:formula="of:=[.B583]" office:value-type="float" office:value="1">
            <text:p>1</text:p>
          </table:table-cell>
          <table:table-cell table:formula="of:=[.F584]+[.D584]" office:value-type="float" office:value="702">
            <text:p>702</text:p>
          </table:table-cell>
          <table:table-cell table:formula="of:=[.D583]" office:value-type="float" office:value="120">
            <text:p>120</text:p>
          </table:table-cell>
          <table:table-cell table:formula="of:=FACT([.C584])" office:value-type="float" office:value="0">
            <text:p>#WAARDE!</text:p>
          </table:table-cell>
          <table:table-cell table:formula="of:=[.A584]*[.B584]" office:value-type="float" office:value="582">
            <text:p>582</text:p>
          </table:table-cell>
          <table:table-cell table:formula="of:=([.D584]^[.C584])*EXP(-[.D584])/[.E5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4]+1" office:value-type="float" office:value="583">
            <text:p>583</text:p>
          </table:table-cell>
          <table:table-cell table:formula="of:=[.B584]" office:value-type="float" office:value="1">
            <text:p>1</text:p>
          </table:table-cell>
          <table:table-cell table:formula="of:=[.F585]+[.D585]" office:value-type="float" office:value="703">
            <text:p>703</text:p>
          </table:table-cell>
          <table:table-cell table:formula="of:=[.D584]" office:value-type="float" office:value="120">
            <text:p>120</text:p>
          </table:table-cell>
          <table:table-cell table:formula="of:=FACT([.C585])" office:value-type="float" office:value="0">
            <text:p>#WAARDE!</text:p>
          </table:table-cell>
          <table:table-cell table:formula="of:=[.A585]*[.B585]" office:value-type="float" office:value="583">
            <text:p>583</text:p>
          </table:table-cell>
          <table:table-cell table:formula="of:=([.D585]^[.C585])*EXP(-[.D585])/[.E5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5]+1" office:value-type="float" office:value="584">
            <text:p>584</text:p>
          </table:table-cell>
          <table:table-cell table:formula="of:=[.B585]" office:value-type="float" office:value="1">
            <text:p>1</text:p>
          </table:table-cell>
          <table:table-cell table:formula="of:=[.F586]+[.D586]" office:value-type="float" office:value="704">
            <text:p>704</text:p>
          </table:table-cell>
          <table:table-cell table:formula="of:=[.D585]" office:value-type="float" office:value="120">
            <text:p>120</text:p>
          </table:table-cell>
          <table:table-cell table:formula="of:=FACT([.C586])" office:value-type="float" office:value="0">
            <text:p>#WAARDE!</text:p>
          </table:table-cell>
          <table:table-cell table:formula="of:=[.A586]*[.B586]" office:value-type="float" office:value="584">
            <text:p>584</text:p>
          </table:table-cell>
          <table:table-cell table:formula="of:=([.D586]^[.C586])*EXP(-[.D586])/[.E5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6]+1" office:value-type="float" office:value="585">
            <text:p>585</text:p>
          </table:table-cell>
          <table:table-cell table:formula="of:=[.B586]" office:value-type="float" office:value="1">
            <text:p>1</text:p>
          </table:table-cell>
          <table:table-cell table:formula="of:=[.F587]+[.D587]" office:value-type="float" office:value="705">
            <text:p>705</text:p>
          </table:table-cell>
          <table:table-cell table:formula="of:=[.D586]" office:value-type="float" office:value="120">
            <text:p>120</text:p>
          </table:table-cell>
          <table:table-cell table:formula="of:=FACT([.C587])" office:value-type="float" office:value="0">
            <text:p>#WAARDE!</text:p>
          </table:table-cell>
          <table:table-cell table:formula="of:=[.A587]*[.B587]" office:value-type="float" office:value="585">
            <text:p>585</text:p>
          </table:table-cell>
          <table:table-cell table:formula="of:=([.D587]^[.C587])*EXP(-[.D587])/[.E5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7]+1" office:value-type="float" office:value="586">
            <text:p>586</text:p>
          </table:table-cell>
          <table:table-cell table:formula="of:=[.B587]" office:value-type="float" office:value="1">
            <text:p>1</text:p>
          </table:table-cell>
          <table:table-cell table:formula="of:=[.F588]+[.D588]" office:value-type="float" office:value="706">
            <text:p>706</text:p>
          </table:table-cell>
          <table:table-cell table:formula="of:=[.D587]" office:value-type="float" office:value="120">
            <text:p>120</text:p>
          </table:table-cell>
          <table:table-cell table:formula="of:=FACT([.C588])" office:value-type="float" office:value="0">
            <text:p>#WAARDE!</text:p>
          </table:table-cell>
          <table:table-cell table:formula="of:=[.A588]*[.B588]" office:value-type="float" office:value="586">
            <text:p>586</text:p>
          </table:table-cell>
          <table:table-cell table:formula="of:=([.D588]^[.C588])*EXP(-[.D588])/[.E5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8]+1" office:value-type="float" office:value="587">
            <text:p>587</text:p>
          </table:table-cell>
          <table:table-cell table:formula="of:=[.B588]" office:value-type="float" office:value="1">
            <text:p>1</text:p>
          </table:table-cell>
          <table:table-cell table:formula="of:=[.F589]+[.D589]" office:value-type="float" office:value="707">
            <text:p>707</text:p>
          </table:table-cell>
          <table:table-cell table:formula="of:=[.D588]" office:value-type="float" office:value="120">
            <text:p>120</text:p>
          </table:table-cell>
          <table:table-cell table:formula="of:=FACT([.C589])" office:value-type="float" office:value="0">
            <text:p>#WAARDE!</text:p>
          </table:table-cell>
          <table:table-cell table:formula="of:=[.A589]*[.B589]" office:value-type="float" office:value="587">
            <text:p>587</text:p>
          </table:table-cell>
          <table:table-cell table:formula="of:=([.D589]^[.C589])*EXP(-[.D589])/[.E5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89]+1" office:value-type="float" office:value="588">
            <text:p>588</text:p>
          </table:table-cell>
          <table:table-cell table:formula="of:=[.B589]" office:value-type="float" office:value="1">
            <text:p>1</text:p>
          </table:table-cell>
          <table:table-cell table:formula="of:=[.F590]+[.D590]" office:value-type="float" office:value="708">
            <text:p>708</text:p>
          </table:table-cell>
          <table:table-cell table:formula="of:=[.D589]" office:value-type="float" office:value="120">
            <text:p>120</text:p>
          </table:table-cell>
          <table:table-cell table:formula="of:=FACT([.C590])" office:value-type="float" office:value="0">
            <text:p>#WAARDE!</text:p>
          </table:table-cell>
          <table:table-cell table:formula="of:=[.A590]*[.B590]" office:value-type="float" office:value="588">
            <text:p>588</text:p>
          </table:table-cell>
          <table:table-cell table:formula="of:=([.D590]^[.C590])*EXP(-[.D590])/[.E5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0]+1" office:value-type="float" office:value="589">
            <text:p>589</text:p>
          </table:table-cell>
          <table:table-cell table:formula="of:=[.B590]" office:value-type="float" office:value="1">
            <text:p>1</text:p>
          </table:table-cell>
          <table:table-cell table:formula="of:=[.F591]+[.D591]" office:value-type="float" office:value="709">
            <text:p>709</text:p>
          </table:table-cell>
          <table:table-cell table:formula="of:=[.D590]" office:value-type="float" office:value="120">
            <text:p>120</text:p>
          </table:table-cell>
          <table:table-cell table:formula="of:=FACT([.C591])" office:value-type="float" office:value="0">
            <text:p>#WAARDE!</text:p>
          </table:table-cell>
          <table:table-cell table:formula="of:=[.A591]*[.B591]" office:value-type="float" office:value="589">
            <text:p>589</text:p>
          </table:table-cell>
          <table:table-cell table:formula="of:=([.D591]^[.C591])*EXP(-[.D591])/[.E5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1]+1" office:value-type="float" office:value="590">
            <text:p>590</text:p>
          </table:table-cell>
          <table:table-cell table:formula="of:=[.B591]" office:value-type="float" office:value="1">
            <text:p>1</text:p>
          </table:table-cell>
          <table:table-cell table:formula="of:=[.F592]+[.D592]" office:value-type="float" office:value="710">
            <text:p>710</text:p>
          </table:table-cell>
          <table:table-cell table:formula="of:=[.D591]" office:value-type="float" office:value="120">
            <text:p>120</text:p>
          </table:table-cell>
          <table:table-cell table:formula="of:=FACT([.C592])" office:value-type="float" office:value="0">
            <text:p>#WAARDE!</text:p>
          </table:table-cell>
          <table:table-cell table:formula="of:=[.A592]*[.B592]" office:value-type="float" office:value="590">
            <text:p>590</text:p>
          </table:table-cell>
          <table:table-cell table:formula="of:=([.D592]^[.C592])*EXP(-[.D592])/[.E5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2]+1" office:value-type="float" office:value="591">
            <text:p>591</text:p>
          </table:table-cell>
          <table:table-cell table:formula="of:=[.B592]" office:value-type="float" office:value="1">
            <text:p>1</text:p>
          </table:table-cell>
          <table:table-cell table:formula="of:=[.F593]+[.D593]" office:value-type="float" office:value="711">
            <text:p>711</text:p>
          </table:table-cell>
          <table:table-cell table:formula="of:=[.D592]" office:value-type="float" office:value="120">
            <text:p>120</text:p>
          </table:table-cell>
          <table:table-cell table:formula="of:=FACT([.C593])" office:value-type="float" office:value="0">
            <text:p>#WAARDE!</text:p>
          </table:table-cell>
          <table:table-cell table:formula="of:=[.A593]*[.B593]" office:value-type="float" office:value="591">
            <text:p>591</text:p>
          </table:table-cell>
          <table:table-cell table:formula="of:=([.D593]^[.C593])*EXP(-[.D593])/[.E5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3]+1" office:value-type="float" office:value="592">
            <text:p>592</text:p>
          </table:table-cell>
          <table:table-cell table:formula="of:=[.B593]" office:value-type="float" office:value="1">
            <text:p>1</text:p>
          </table:table-cell>
          <table:table-cell table:formula="of:=[.F594]+[.D594]" office:value-type="float" office:value="712">
            <text:p>712</text:p>
          </table:table-cell>
          <table:table-cell table:formula="of:=[.D593]" office:value-type="float" office:value="120">
            <text:p>120</text:p>
          </table:table-cell>
          <table:table-cell table:formula="of:=FACT([.C594])" office:value-type="float" office:value="0">
            <text:p>#WAARDE!</text:p>
          </table:table-cell>
          <table:table-cell table:formula="of:=[.A594]*[.B594]" office:value-type="float" office:value="592">
            <text:p>592</text:p>
          </table:table-cell>
          <table:table-cell table:formula="of:=([.D594]^[.C594])*EXP(-[.D594])/[.E5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4]+1" office:value-type="float" office:value="593">
            <text:p>593</text:p>
          </table:table-cell>
          <table:table-cell table:formula="of:=[.B594]" office:value-type="float" office:value="1">
            <text:p>1</text:p>
          </table:table-cell>
          <table:table-cell table:formula="of:=[.F595]+[.D595]" office:value-type="float" office:value="713">
            <text:p>713</text:p>
          </table:table-cell>
          <table:table-cell table:formula="of:=[.D594]" office:value-type="float" office:value="120">
            <text:p>120</text:p>
          </table:table-cell>
          <table:table-cell table:formula="of:=FACT([.C595])" office:value-type="float" office:value="0">
            <text:p>#WAARDE!</text:p>
          </table:table-cell>
          <table:table-cell table:formula="of:=[.A595]*[.B595]" office:value-type="float" office:value="593">
            <text:p>593</text:p>
          </table:table-cell>
          <table:table-cell table:formula="of:=([.D595]^[.C595])*EXP(-[.D595])/[.E5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5]+1" office:value-type="float" office:value="594">
            <text:p>594</text:p>
          </table:table-cell>
          <table:table-cell table:formula="of:=[.B595]" office:value-type="float" office:value="1">
            <text:p>1</text:p>
          </table:table-cell>
          <table:table-cell table:formula="of:=[.F596]+[.D596]" office:value-type="float" office:value="714">
            <text:p>714</text:p>
          </table:table-cell>
          <table:table-cell table:formula="of:=[.D595]" office:value-type="float" office:value="120">
            <text:p>120</text:p>
          </table:table-cell>
          <table:table-cell table:formula="of:=FACT([.C596])" office:value-type="float" office:value="0">
            <text:p>#WAARDE!</text:p>
          </table:table-cell>
          <table:table-cell table:formula="of:=[.A596]*[.B596]" office:value-type="float" office:value="594">
            <text:p>594</text:p>
          </table:table-cell>
          <table:table-cell table:formula="of:=([.D596]^[.C596])*EXP(-[.D596])/[.E5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6]+1" office:value-type="float" office:value="595">
            <text:p>595</text:p>
          </table:table-cell>
          <table:table-cell table:formula="of:=[.B596]" office:value-type="float" office:value="1">
            <text:p>1</text:p>
          </table:table-cell>
          <table:table-cell table:formula="of:=[.F597]+[.D597]" office:value-type="float" office:value="715">
            <text:p>715</text:p>
          </table:table-cell>
          <table:table-cell table:formula="of:=[.D596]" office:value-type="float" office:value="120">
            <text:p>120</text:p>
          </table:table-cell>
          <table:table-cell table:formula="of:=FACT([.C597])" office:value-type="float" office:value="0">
            <text:p>#WAARDE!</text:p>
          </table:table-cell>
          <table:table-cell table:formula="of:=[.A597]*[.B597]" office:value-type="float" office:value="595">
            <text:p>595</text:p>
          </table:table-cell>
          <table:table-cell table:formula="of:=([.D597]^[.C597])*EXP(-[.D597])/[.E5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7]+1" office:value-type="float" office:value="596">
            <text:p>596</text:p>
          </table:table-cell>
          <table:table-cell table:formula="of:=[.B597]" office:value-type="float" office:value="1">
            <text:p>1</text:p>
          </table:table-cell>
          <table:table-cell table:formula="of:=[.F598]+[.D598]" office:value-type="float" office:value="716">
            <text:p>716</text:p>
          </table:table-cell>
          <table:table-cell table:formula="of:=[.D597]" office:value-type="float" office:value="120">
            <text:p>120</text:p>
          </table:table-cell>
          <table:table-cell table:formula="of:=FACT([.C598])" office:value-type="float" office:value="0">
            <text:p>#WAARDE!</text:p>
          </table:table-cell>
          <table:table-cell table:formula="of:=[.A598]*[.B598]" office:value-type="float" office:value="596">
            <text:p>596</text:p>
          </table:table-cell>
          <table:table-cell table:formula="of:=([.D598]^[.C598])*EXP(-[.D598])/[.E5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8]+1" office:value-type="float" office:value="597">
            <text:p>597</text:p>
          </table:table-cell>
          <table:table-cell table:formula="of:=[.B598]" office:value-type="float" office:value="1">
            <text:p>1</text:p>
          </table:table-cell>
          <table:table-cell table:formula="of:=[.F599]+[.D599]" office:value-type="float" office:value="717">
            <text:p>717</text:p>
          </table:table-cell>
          <table:table-cell table:formula="of:=[.D598]" office:value-type="float" office:value="120">
            <text:p>120</text:p>
          </table:table-cell>
          <table:table-cell table:formula="of:=FACT([.C599])" office:value-type="float" office:value="0">
            <text:p>#WAARDE!</text:p>
          </table:table-cell>
          <table:table-cell table:formula="of:=[.A599]*[.B599]" office:value-type="float" office:value="597">
            <text:p>597</text:p>
          </table:table-cell>
          <table:table-cell table:formula="of:=([.D599]^[.C599])*EXP(-[.D599])/[.E5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599]+1" office:value-type="float" office:value="598">
            <text:p>598</text:p>
          </table:table-cell>
          <table:table-cell table:formula="of:=[.B599]" office:value-type="float" office:value="1">
            <text:p>1</text:p>
          </table:table-cell>
          <table:table-cell table:formula="of:=[.F600]+[.D600]" office:value-type="float" office:value="718">
            <text:p>718</text:p>
          </table:table-cell>
          <table:table-cell table:formula="of:=[.D599]" office:value-type="float" office:value="120">
            <text:p>120</text:p>
          </table:table-cell>
          <table:table-cell table:formula="of:=FACT([.C600])" office:value-type="float" office:value="0">
            <text:p>#WAARDE!</text:p>
          </table:table-cell>
          <table:table-cell table:formula="of:=[.A600]*[.B600]" office:value-type="float" office:value="598">
            <text:p>598</text:p>
          </table:table-cell>
          <table:table-cell table:formula="of:=([.D600]^[.C600])*EXP(-[.D600])/[.E6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0]+1" office:value-type="float" office:value="599">
            <text:p>599</text:p>
          </table:table-cell>
          <table:table-cell table:formula="of:=[.B600]" office:value-type="float" office:value="1">
            <text:p>1</text:p>
          </table:table-cell>
          <table:table-cell table:formula="of:=[.F601]+[.D601]" office:value-type="float" office:value="719">
            <text:p>719</text:p>
          </table:table-cell>
          <table:table-cell table:formula="of:=[.D600]" office:value-type="float" office:value="120">
            <text:p>120</text:p>
          </table:table-cell>
          <table:table-cell table:formula="of:=FACT([.C601])" office:value-type="float" office:value="0">
            <text:p>#WAARDE!</text:p>
          </table:table-cell>
          <table:table-cell table:formula="of:=[.A601]*[.B601]" office:value-type="float" office:value="599">
            <text:p>599</text:p>
          </table:table-cell>
          <table:table-cell table:formula="of:=([.D601]^[.C601])*EXP(-[.D601])/[.E6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1]+1" office:value-type="float" office:value="600">
            <text:p>600</text:p>
          </table:table-cell>
          <table:table-cell table:formula="of:=[.B601]" office:value-type="float" office:value="1">
            <text:p>1</text:p>
          </table:table-cell>
          <table:table-cell table:formula="of:=[.F602]+[.D602]" office:value-type="float" office:value="720">
            <text:p>720</text:p>
          </table:table-cell>
          <table:table-cell table:formula="of:=[.D601]" office:value-type="float" office:value="120">
            <text:p>120</text:p>
          </table:table-cell>
          <table:table-cell table:formula="of:=FACT([.C602])" office:value-type="float" office:value="0">
            <text:p>#WAARDE!</text:p>
          </table:table-cell>
          <table:table-cell table:formula="of:=[.A602]*[.B602]" office:value-type="float" office:value="600">
            <text:p>600</text:p>
          </table:table-cell>
          <table:table-cell table:formula="of:=([.D602]^[.C602])*EXP(-[.D602])/[.E6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2]+1" office:value-type="float" office:value="601">
            <text:p>601</text:p>
          </table:table-cell>
          <table:table-cell table:formula="of:=[.B602]" office:value-type="float" office:value="1">
            <text:p>1</text:p>
          </table:table-cell>
          <table:table-cell table:formula="of:=[.F603]+[.D603]" office:value-type="float" office:value="721">
            <text:p>721</text:p>
          </table:table-cell>
          <table:table-cell table:formula="of:=[.D602]" office:value-type="float" office:value="120">
            <text:p>120</text:p>
          </table:table-cell>
          <table:table-cell table:formula="of:=FACT([.C603])" office:value-type="float" office:value="0">
            <text:p>#WAARDE!</text:p>
          </table:table-cell>
          <table:table-cell table:formula="of:=[.A603]*[.B603]" office:value-type="float" office:value="601">
            <text:p>601</text:p>
          </table:table-cell>
          <table:table-cell table:formula="of:=([.D603]^[.C603])*EXP(-[.D603])/[.E6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3]+1" office:value-type="float" office:value="602">
            <text:p>602</text:p>
          </table:table-cell>
          <table:table-cell table:formula="of:=[.B603]" office:value-type="float" office:value="1">
            <text:p>1</text:p>
          </table:table-cell>
          <table:table-cell table:formula="of:=[.F604]+[.D604]" office:value-type="float" office:value="722">
            <text:p>722</text:p>
          </table:table-cell>
          <table:table-cell table:formula="of:=[.D603]" office:value-type="float" office:value="120">
            <text:p>120</text:p>
          </table:table-cell>
          <table:table-cell table:formula="of:=FACT([.C604])" office:value-type="float" office:value="0">
            <text:p>#WAARDE!</text:p>
          </table:table-cell>
          <table:table-cell table:formula="of:=[.A604]*[.B604]" office:value-type="float" office:value="602">
            <text:p>602</text:p>
          </table:table-cell>
          <table:table-cell table:formula="of:=([.D604]^[.C604])*EXP(-[.D604])/[.E6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4]+1" office:value-type="float" office:value="603">
            <text:p>603</text:p>
          </table:table-cell>
          <table:table-cell table:formula="of:=[.B604]" office:value-type="float" office:value="1">
            <text:p>1</text:p>
          </table:table-cell>
          <table:table-cell table:formula="of:=[.F605]+[.D605]" office:value-type="float" office:value="723">
            <text:p>723</text:p>
          </table:table-cell>
          <table:table-cell table:formula="of:=[.D604]" office:value-type="float" office:value="120">
            <text:p>120</text:p>
          </table:table-cell>
          <table:table-cell table:formula="of:=FACT([.C605])" office:value-type="float" office:value="0">
            <text:p>#WAARDE!</text:p>
          </table:table-cell>
          <table:table-cell table:formula="of:=[.A605]*[.B605]" office:value-type="float" office:value="603">
            <text:p>603</text:p>
          </table:table-cell>
          <table:table-cell table:formula="of:=([.D605]^[.C605])*EXP(-[.D605])/[.E6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5]+1" office:value-type="float" office:value="604">
            <text:p>604</text:p>
          </table:table-cell>
          <table:table-cell table:formula="of:=[.B605]" office:value-type="float" office:value="1">
            <text:p>1</text:p>
          </table:table-cell>
          <table:table-cell table:formula="of:=[.F606]+[.D606]" office:value-type="float" office:value="724">
            <text:p>724</text:p>
          </table:table-cell>
          <table:table-cell table:formula="of:=[.D605]" office:value-type="float" office:value="120">
            <text:p>120</text:p>
          </table:table-cell>
          <table:table-cell table:formula="of:=FACT([.C606])" office:value-type="float" office:value="0">
            <text:p>#WAARDE!</text:p>
          </table:table-cell>
          <table:table-cell table:formula="of:=[.A606]*[.B606]" office:value-type="float" office:value="604">
            <text:p>604</text:p>
          </table:table-cell>
          <table:table-cell table:formula="of:=([.D606]^[.C606])*EXP(-[.D606])/[.E6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6]+1" office:value-type="float" office:value="605">
            <text:p>605</text:p>
          </table:table-cell>
          <table:table-cell table:formula="of:=[.B606]" office:value-type="float" office:value="1">
            <text:p>1</text:p>
          </table:table-cell>
          <table:table-cell table:formula="of:=[.F607]+[.D607]" office:value-type="float" office:value="725">
            <text:p>725</text:p>
          </table:table-cell>
          <table:table-cell table:formula="of:=[.D606]" office:value-type="float" office:value="120">
            <text:p>120</text:p>
          </table:table-cell>
          <table:table-cell table:formula="of:=FACT([.C607])" office:value-type="float" office:value="0">
            <text:p>#WAARDE!</text:p>
          </table:table-cell>
          <table:table-cell table:formula="of:=[.A607]*[.B607]" office:value-type="float" office:value="605">
            <text:p>605</text:p>
          </table:table-cell>
          <table:table-cell table:formula="of:=([.D607]^[.C607])*EXP(-[.D607])/[.E6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7]+1" office:value-type="float" office:value="606">
            <text:p>606</text:p>
          </table:table-cell>
          <table:table-cell table:formula="of:=[.B607]" office:value-type="float" office:value="1">
            <text:p>1</text:p>
          </table:table-cell>
          <table:table-cell table:formula="of:=[.F608]+[.D608]" office:value-type="float" office:value="726">
            <text:p>726</text:p>
          </table:table-cell>
          <table:table-cell table:formula="of:=[.D607]" office:value-type="float" office:value="120">
            <text:p>120</text:p>
          </table:table-cell>
          <table:table-cell table:formula="of:=FACT([.C608])" office:value-type="float" office:value="0">
            <text:p>#WAARDE!</text:p>
          </table:table-cell>
          <table:table-cell table:formula="of:=[.A608]*[.B608]" office:value-type="float" office:value="606">
            <text:p>606</text:p>
          </table:table-cell>
          <table:table-cell table:formula="of:=([.D608]^[.C608])*EXP(-[.D608])/[.E6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8]+1" office:value-type="float" office:value="607">
            <text:p>607</text:p>
          </table:table-cell>
          <table:table-cell table:formula="of:=[.B608]" office:value-type="float" office:value="1">
            <text:p>1</text:p>
          </table:table-cell>
          <table:table-cell table:formula="of:=[.F609]+[.D609]" office:value-type="float" office:value="727">
            <text:p>727</text:p>
          </table:table-cell>
          <table:table-cell table:formula="of:=[.D608]" office:value-type="float" office:value="120">
            <text:p>120</text:p>
          </table:table-cell>
          <table:table-cell table:formula="of:=FACT([.C609])" office:value-type="float" office:value="0">
            <text:p>#WAARDE!</text:p>
          </table:table-cell>
          <table:table-cell table:formula="of:=[.A609]*[.B609]" office:value-type="float" office:value="607">
            <text:p>607</text:p>
          </table:table-cell>
          <table:table-cell table:formula="of:=([.D609]^[.C609])*EXP(-[.D609])/[.E6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09]+1" office:value-type="float" office:value="608">
            <text:p>608</text:p>
          </table:table-cell>
          <table:table-cell table:formula="of:=[.B609]" office:value-type="float" office:value="1">
            <text:p>1</text:p>
          </table:table-cell>
          <table:table-cell table:formula="of:=[.F610]+[.D610]" office:value-type="float" office:value="728">
            <text:p>728</text:p>
          </table:table-cell>
          <table:table-cell table:formula="of:=[.D609]" office:value-type="float" office:value="120">
            <text:p>120</text:p>
          </table:table-cell>
          <table:table-cell table:formula="of:=FACT([.C610])" office:value-type="float" office:value="0">
            <text:p>#WAARDE!</text:p>
          </table:table-cell>
          <table:table-cell table:formula="of:=[.A610]*[.B610]" office:value-type="float" office:value="608">
            <text:p>608</text:p>
          </table:table-cell>
          <table:table-cell table:formula="of:=([.D610]^[.C610])*EXP(-[.D610])/[.E6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0]+1" office:value-type="float" office:value="609">
            <text:p>609</text:p>
          </table:table-cell>
          <table:table-cell table:formula="of:=[.B610]" office:value-type="float" office:value="1">
            <text:p>1</text:p>
          </table:table-cell>
          <table:table-cell table:formula="of:=[.F611]+[.D611]" office:value-type="float" office:value="729">
            <text:p>729</text:p>
          </table:table-cell>
          <table:table-cell table:formula="of:=[.D610]" office:value-type="float" office:value="120">
            <text:p>120</text:p>
          </table:table-cell>
          <table:table-cell table:formula="of:=FACT([.C611])" office:value-type="float" office:value="0">
            <text:p>#WAARDE!</text:p>
          </table:table-cell>
          <table:table-cell table:formula="of:=[.A611]*[.B611]" office:value-type="float" office:value="609">
            <text:p>609</text:p>
          </table:table-cell>
          <table:table-cell table:formula="of:=([.D611]^[.C611])*EXP(-[.D611])/[.E6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1]+1" office:value-type="float" office:value="610">
            <text:p>610</text:p>
          </table:table-cell>
          <table:table-cell table:formula="of:=[.B611]" office:value-type="float" office:value="1">
            <text:p>1</text:p>
          </table:table-cell>
          <table:table-cell table:formula="of:=[.F612]+[.D612]" office:value-type="float" office:value="730">
            <text:p>730</text:p>
          </table:table-cell>
          <table:table-cell table:formula="of:=[.D611]" office:value-type="float" office:value="120">
            <text:p>120</text:p>
          </table:table-cell>
          <table:table-cell table:formula="of:=FACT([.C612])" office:value-type="float" office:value="0">
            <text:p>#WAARDE!</text:p>
          </table:table-cell>
          <table:table-cell table:formula="of:=[.A612]*[.B612]" office:value-type="float" office:value="610">
            <text:p>610</text:p>
          </table:table-cell>
          <table:table-cell table:formula="of:=([.D612]^[.C612])*EXP(-[.D612])/[.E6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2]+1" office:value-type="float" office:value="611">
            <text:p>611</text:p>
          </table:table-cell>
          <table:table-cell table:formula="of:=[.B612]" office:value-type="float" office:value="1">
            <text:p>1</text:p>
          </table:table-cell>
          <table:table-cell table:formula="of:=[.F613]+[.D613]" office:value-type="float" office:value="731">
            <text:p>731</text:p>
          </table:table-cell>
          <table:table-cell table:formula="of:=[.D612]" office:value-type="float" office:value="120">
            <text:p>120</text:p>
          </table:table-cell>
          <table:table-cell table:formula="of:=FACT([.C613])" office:value-type="float" office:value="0">
            <text:p>#WAARDE!</text:p>
          </table:table-cell>
          <table:table-cell table:formula="of:=[.A613]*[.B613]" office:value-type="float" office:value="611">
            <text:p>611</text:p>
          </table:table-cell>
          <table:table-cell table:formula="of:=([.D613]^[.C613])*EXP(-[.D613])/[.E6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3]+1" office:value-type="float" office:value="612">
            <text:p>612</text:p>
          </table:table-cell>
          <table:table-cell table:formula="of:=[.B613]" office:value-type="float" office:value="1">
            <text:p>1</text:p>
          </table:table-cell>
          <table:table-cell table:formula="of:=[.F614]+[.D614]" office:value-type="float" office:value="732">
            <text:p>732</text:p>
          </table:table-cell>
          <table:table-cell table:formula="of:=[.D613]" office:value-type="float" office:value="120">
            <text:p>120</text:p>
          </table:table-cell>
          <table:table-cell table:formula="of:=FACT([.C614])" office:value-type="float" office:value="0">
            <text:p>#WAARDE!</text:p>
          </table:table-cell>
          <table:table-cell table:formula="of:=[.A614]*[.B614]" office:value-type="float" office:value="612">
            <text:p>612</text:p>
          </table:table-cell>
          <table:table-cell table:formula="of:=([.D614]^[.C614])*EXP(-[.D614])/[.E6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4]+1" office:value-type="float" office:value="613">
            <text:p>613</text:p>
          </table:table-cell>
          <table:table-cell table:formula="of:=[.B614]" office:value-type="float" office:value="1">
            <text:p>1</text:p>
          </table:table-cell>
          <table:table-cell table:formula="of:=[.F615]+[.D615]" office:value-type="float" office:value="733">
            <text:p>733</text:p>
          </table:table-cell>
          <table:table-cell table:formula="of:=[.D614]" office:value-type="float" office:value="120">
            <text:p>120</text:p>
          </table:table-cell>
          <table:table-cell table:formula="of:=FACT([.C615])" office:value-type="float" office:value="0">
            <text:p>#WAARDE!</text:p>
          </table:table-cell>
          <table:table-cell table:formula="of:=[.A615]*[.B615]" office:value-type="float" office:value="613">
            <text:p>613</text:p>
          </table:table-cell>
          <table:table-cell table:formula="of:=([.D615]^[.C615])*EXP(-[.D615])/[.E6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5]+1" office:value-type="float" office:value="614">
            <text:p>614</text:p>
          </table:table-cell>
          <table:table-cell table:formula="of:=[.B615]" office:value-type="float" office:value="1">
            <text:p>1</text:p>
          </table:table-cell>
          <table:table-cell table:formula="of:=[.F616]+[.D616]" office:value-type="float" office:value="734">
            <text:p>734</text:p>
          </table:table-cell>
          <table:table-cell table:formula="of:=[.D615]" office:value-type="float" office:value="120">
            <text:p>120</text:p>
          </table:table-cell>
          <table:table-cell table:formula="of:=FACT([.C616])" office:value-type="float" office:value="0">
            <text:p>#WAARDE!</text:p>
          </table:table-cell>
          <table:table-cell table:formula="of:=[.A616]*[.B616]" office:value-type="float" office:value="614">
            <text:p>614</text:p>
          </table:table-cell>
          <table:table-cell table:formula="of:=([.D616]^[.C616])*EXP(-[.D616])/[.E6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6]+1" office:value-type="float" office:value="615">
            <text:p>615</text:p>
          </table:table-cell>
          <table:table-cell table:formula="of:=[.B616]" office:value-type="float" office:value="1">
            <text:p>1</text:p>
          </table:table-cell>
          <table:table-cell table:formula="of:=[.F617]+[.D617]" office:value-type="float" office:value="735">
            <text:p>735</text:p>
          </table:table-cell>
          <table:table-cell table:formula="of:=[.D616]" office:value-type="float" office:value="120">
            <text:p>120</text:p>
          </table:table-cell>
          <table:table-cell table:formula="of:=FACT([.C617])" office:value-type="float" office:value="0">
            <text:p>#WAARDE!</text:p>
          </table:table-cell>
          <table:table-cell table:formula="of:=[.A617]*[.B617]" office:value-type="float" office:value="615">
            <text:p>615</text:p>
          </table:table-cell>
          <table:table-cell table:formula="of:=([.D617]^[.C617])*EXP(-[.D617])/[.E6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7]+1" office:value-type="float" office:value="616">
            <text:p>616</text:p>
          </table:table-cell>
          <table:table-cell table:formula="of:=[.B617]" office:value-type="float" office:value="1">
            <text:p>1</text:p>
          </table:table-cell>
          <table:table-cell table:formula="of:=[.F618]+[.D618]" office:value-type="float" office:value="736">
            <text:p>736</text:p>
          </table:table-cell>
          <table:table-cell table:formula="of:=[.D617]" office:value-type="float" office:value="120">
            <text:p>120</text:p>
          </table:table-cell>
          <table:table-cell table:formula="of:=FACT([.C618])" office:value-type="float" office:value="0">
            <text:p>#WAARDE!</text:p>
          </table:table-cell>
          <table:table-cell table:formula="of:=[.A618]*[.B618]" office:value-type="float" office:value="616">
            <text:p>616</text:p>
          </table:table-cell>
          <table:table-cell table:formula="of:=([.D618]^[.C618])*EXP(-[.D618])/[.E6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8]+1" office:value-type="float" office:value="617">
            <text:p>617</text:p>
          </table:table-cell>
          <table:table-cell table:formula="of:=[.B618]" office:value-type="float" office:value="1">
            <text:p>1</text:p>
          </table:table-cell>
          <table:table-cell table:formula="of:=[.F619]+[.D619]" office:value-type="float" office:value="737">
            <text:p>737</text:p>
          </table:table-cell>
          <table:table-cell table:formula="of:=[.D618]" office:value-type="float" office:value="120">
            <text:p>120</text:p>
          </table:table-cell>
          <table:table-cell table:formula="of:=FACT([.C619])" office:value-type="float" office:value="0">
            <text:p>#WAARDE!</text:p>
          </table:table-cell>
          <table:table-cell table:formula="of:=[.A619]*[.B619]" office:value-type="float" office:value="617">
            <text:p>617</text:p>
          </table:table-cell>
          <table:table-cell table:formula="of:=([.D619]^[.C619])*EXP(-[.D619])/[.E6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19]+1" office:value-type="float" office:value="618">
            <text:p>618</text:p>
          </table:table-cell>
          <table:table-cell table:formula="of:=[.B619]" office:value-type="float" office:value="1">
            <text:p>1</text:p>
          </table:table-cell>
          <table:table-cell table:formula="of:=[.F620]+[.D620]" office:value-type="float" office:value="738">
            <text:p>738</text:p>
          </table:table-cell>
          <table:table-cell table:formula="of:=[.D619]" office:value-type="float" office:value="120">
            <text:p>120</text:p>
          </table:table-cell>
          <table:table-cell table:formula="of:=FACT([.C620])" office:value-type="float" office:value="0">
            <text:p>#WAARDE!</text:p>
          </table:table-cell>
          <table:table-cell table:formula="of:=[.A620]*[.B620]" office:value-type="float" office:value="618">
            <text:p>618</text:p>
          </table:table-cell>
          <table:table-cell table:formula="of:=([.D620]^[.C620])*EXP(-[.D620])/[.E6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0]+1" office:value-type="float" office:value="619">
            <text:p>619</text:p>
          </table:table-cell>
          <table:table-cell table:formula="of:=[.B620]" office:value-type="float" office:value="1">
            <text:p>1</text:p>
          </table:table-cell>
          <table:table-cell table:formula="of:=[.F621]+[.D621]" office:value-type="float" office:value="739">
            <text:p>739</text:p>
          </table:table-cell>
          <table:table-cell table:formula="of:=[.D620]" office:value-type="float" office:value="120">
            <text:p>120</text:p>
          </table:table-cell>
          <table:table-cell table:formula="of:=FACT([.C621])" office:value-type="float" office:value="0">
            <text:p>#WAARDE!</text:p>
          </table:table-cell>
          <table:table-cell table:formula="of:=[.A621]*[.B621]" office:value-type="float" office:value="619">
            <text:p>619</text:p>
          </table:table-cell>
          <table:table-cell table:formula="of:=([.D621]^[.C621])*EXP(-[.D621])/[.E6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1]+1" office:value-type="float" office:value="620">
            <text:p>620</text:p>
          </table:table-cell>
          <table:table-cell table:formula="of:=[.B621]" office:value-type="float" office:value="1">
            <text:p>1</text:p>
          </table:table-cell>
          <table:table-cell table:formula="of:=[.F622]+[.D622]" office:value-type="float" office:value="740">
            <text:p>740</text:p>
          </table:table-cell>
          <table:table-cell table:formula="of:=[.D621]" office:value-type="float" office:value="120">
            <text:p>120</text:p>
          </table:table-cell>
          <table:table-cell table:formula="of:=FACT([.C622])" office:value-type="float" office:value="0">
            <text:p>#WAARDE!</text:p>
          </table:table-cell>
          <table:table-cell table:formula="of:=[.A622]*[.B622]" office:value-type="float" office:value="620">
            <text:p>620</text:p>
          </table:table-cell>
          <table:table-cell table:formula="of:=([.D622]^[.C622])*EXP(-[.D622])/[.E6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2]+1" office:value-type="float" office:value="621">
            <text:p>621</text:p>
          </table:table-cell>
          <table:table-cell table:formula="of:=[.B622]" office:value-type="float" office:value="1">
            <text:p>1</text:p>
          </table:table-cell>
          <table:table-cell table:formula="of:=[.F623]+[.D623]" office:value-type="float" office:value="741">
            <text:p>741</text:p>
          </table:table-cell>
          <table:table-cell table:formula="of:=[.D622]" office:value-type="float" office:value="120">
            <text:p>120</text:p>
          </table:table-cell>
          <table:table-cell table:formula="of:=FACT([.C623])" office:value-type="float" office:value="0">
            <text:p>#WAARDE!</text:p>
          </table:table-cell>
          <table:table-cell table:formula="of:=[.A623]*[.B623]" office:value-type="float" office:value="621">
            <text:p>621</text:p>
          </table:table-cell>
          <table:table-cell table:formula="of:=([.D623]^[.C623])*EXP(-[.D623])/[.E6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3]+1" office:value-type="float" office:value="622">
            <text:p>622</text:p>
          </table:table-cell>
          <table:table-cell table:formula="of:=[.B623]" office:value-type="float" office:value="1">
            <text:p>1</text:p>
          </table:table-cell>
          <table:table-cell table:formula="of:=[.F624]+[.D624]" office:value-type="float" office:value="742">
            <text:p>742</text:p>
          </table:table-cell>
          <table:table-cell table:formula="of:=[.D623]" office:value-type="float" office:value="120">
            <text:p>120</text:p>
          </table:table-cell>
          <table:table-cell table:formula="of:=FACT([.C624])" office:value-type="float" office:value="0">
            <text:p>#WAARDE!</text:p>
          </table:table-cell>
          <table:table-cell table:formula="of:=[.A624]*[.B624]" office:value-type="float" office:value="622">
            <text:p>622</text:p>
          </table:table-cell>
          <table:table-cell table:formula="of:=([.D624]^[.C624])*EXP(-[.D624])/[.E6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4]+1" office:value-type="float" office:value="623">
            <text:p>623</text:p>
          </table:table-cell>
          <table:table-cell table:formula="of:=[.B624]" office:value-type="float" office:value="1">
            <text:p>1</text:p>
          </table:table-cell>
          <table:table-cell table:formula="of:=[.F625]+[.D625]" office:value-type="float" office:value="743">
            <text:p>743</text:p>
          </table:table-cell>
          <table:table-cell table:formula="of:=[.D624]" office:value-type="float" office:value="120">
            <text:p>120</text:p>
          </table:table-cell>
          <table:table-cell table:formula="of:=FACT([.C625])" office:value-type="float" office:value="0">
            <text:p>#WAARDE!</text:p>
          </table:table-cell>
          <table:table-cell table:formula="of:=[.A625]*[.B625]" office:value-type="float" office:value="623">
            <text:p>623</text:p>
          </table:table-cell>
          <table:table-cell table:formula="of:=([.D625]^[.C625])*EXP(-[.D625])/[.E6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5]+1" office:value-type="float" office:value="624">
            <text:p>624</text:p>
          </table:table-cell>
          <table:table-cell table:formula="of:=[.B625]" office:value-type="float" office:value="1">
            <text:p>1</text:p>
          </table:table-cell>
          <table:table-cell table:formula="of:=[.F626]+[.D626]" office:value-type="float" office:value="744">
            <text:p>744</text:p>
          </table:table-cell>
          <table:table-cell table:formula="of:=[.D625]" office:value-type="float" office:value="120">
            <text:p>120</text:p>
          </table:table-cell>
          <table:table-cell table:formula="of:=FACT([.C626])" office:value-type="float" office:value="0">
            <text:p>#WAARDE!</text:p>
          </table:table-cell>
          <table:table-cell table:formula="of:=[.A626]*[.B626]" office:value-type="float" office:value="624">
            <text:p>624</text:p>
          </table:table-cell>
          <table:table-cell table:formula="of:=([.D626]^[.C626])*EXP(-[.D626])/[.E6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6]+1" office:value-type="float" office:value="625">
            <text:p>625</text:p>
          </table:table-cell>
          <table:table-cell table:formula="of:=[.B626]" office:value-type="float" office:value="1">
            <text:p>1</text:p>
          </table:table-cell>
          <table:table-cell table:formula="of:=[.F627]+[.D627]" office:value-type="float" office:value="745">
            <text:p>745</text:p>
          </table:table-cell>
          <table:table-cell table:formula="of:=[.D626]" office:value-type="float" office:value="120">
            <text:p>120</text:p>
          </table:table-cell>
          <table:table-cell table:formula="of:=FACT([.C627])" office:value-type="float" office:value="0">
            <text:p>#WAARDE!</text:p>
          </table:table-cell>
          <table:table-cell table:formula="of:=[.A627]*[.B627]" office:value-type="float" office:value="625">
            <text:p>625</text:p>
          </table:table-cell>
          <table:table-cell table:formula="of:=([.D627]^[.C627])*EXP(-[.D627])/[.E6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7]+1" office:value-type="float" office:value="626">
            <text:p>626</text:p>
          </table:table-cell>
          <table:table-cell table:formula="of:=[.B627]" office:value-type="float" office:value="1">
            <text:p>1</text:p>
          </table:table-cell>
          <table:table-cell table:formula="of:=[.F628]+[.D628]" office:value-type="float" office:value="746">
            <text:p>746</text:p>
          </table:table-cell>
          <table:table-cell table:formula="of:=[.D627]" office:value-type="float" office:value="120">
            <text:p>120</text:p>
          </table:table-cell>
          <table:table-cell table:formula="of:=FACT([.C628])" office:value-type="float" office:value="0">
            <text:p>#WAARDE!</text:p>
          </table:table-cell>
          <table:table-cell table:formula="of:=[.A628]*[.B628]" office:value-type="float" office:value="626">
            <text:p>626</text:p>
          </table:table-cell>
          <table:table-cell table:formula="of:=([.D628]^[.C628])*EXP(-[.D628])/[.E6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8]+1" office:value-type="float" office:value="627">
            <text:p>627</text:p>
          </table:table-cell>
          <table:table-cell table:formula="of:=[.B628]" office:value-type="float" office:value="1">
            <text:p>1</text:p>
          </table:table-cell>
          <table:table-cell table:formula="of:=[.F629]+[.D629]" office:value-type="float" office:value="747">
            <text:p>747</text:p>
          </table:table-cell>
          <table:table-cell table:formula="of:=[.D628]" office:value-type="float" office:value="120">
            <text:p>120</text:p>
          </table:table-cell>
          <table:table-cell table:formula="of:=FACT([.C629])" office:value-type="float" office:value="0">
            <text:p>#WAARDE!</text:p>
          </table:table-cell>
          <table:table-cell table:formula="of:=[.A629]*[.B629]" office:value-type="float" office:value="627">
            <text:p>627</text:p>
          </table:table-cell>
          <table:table-cell table:formula="of:=([.D629]^[.C629])*EXP(-[.D629])/[.E6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29]+1" office:value-type="float" office:value="628">
            <text:p>628</text:p>
          </table:table-cell>
          <table:table-cell table:formula="of:=[.B629]" office:value-type="float" office:value="1">
            <text:p>1</text:p>
          </table:table-cell>
          <table:table-cell table:formula="of:=[.F630]+[.D630]" office:value-type="float" office:value="748">
            <text:p>748</text:p>
          </table:table-cell>
          <table:table-cell table:formula="of:=[.D629]" office:value-type="float" office:value="120">
            <text:p>120</text:p>
          </table:table-cell>
          <table:table-cell table:formula="of:=FACT([.C630])" office:value-type="float" office:value="0">
            <text:p>#WAARDE!</text:p>
          </table:table-cell>
          <table:table-cell table:formula="of:=[.A630]*[.B630]" office:value-type="float" office:value="628">
            <text:p>628</text:p>
          </table:table-cell>
          <table:table-cell table:formula="of:=([.D630]^[.C630])*EXP(-[.D630])/[.E6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0]+1" office:value-type="float" office:value="629">
            <text:p>629</text:p>
          </table:table-cell>
          <table:table-cell table:formula="of:=[.B630]" office:value-type="float" office:value="1">
            <text:p>1</text:p>
          </table:table-cell>
          <table:table-cell table:formula="of:=[.F631]+[.D631]" office:value-type="float" office:value="749">
            <text:p>749</text:p>
          </table:table-cell>
          <table:table-cell table:formula="of:=[.D630]" office:value-type="float" office:value="120">
            <text:p>120</text:p>
          </table:table-cell>
          <table:table-cell table:formula="of:=FACT([.C631])" office:value-type="float" office:value="0">
            <text:p>#WAARDE!</text:p>
          </table:table-cell>
          <table:table-cell table:formula="of:=[.A631]*[.B631]" office:value-type="float" office:value="629">
            <text:p>629</text:p>
          </table:table-cell>
          <table:table-cell table:formula="of:=([.D631]^[.C631])*EXP(-[.D631])/[.E6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1]+1" office:value-type="float" office:value="630">
            <text:p>630</text:p>
          </table:table-cell>
          <table:table-cell table:formula="of:=[.B631]" office:value-type="float" office:value="1">
            <text:p>1</text:p>
          </table:table-cell>
          <table:table-cell table:formula="of:=[.F632]+[.D632]" office:value-type="float" office:value="750">
            <text:p>750</text:p>
          </table:table-cell>
          <table:table-cell table:formula="of:=[.D631]" office:value-type="float" office:value="120">
            <text:p>120</text:p>
          </table:table-cell>
          <table:table-cell table:formula="of:=FACT([.C632])" office:value-type="float" office:value="0">
            <text:p>#WAARDE!</text:p>
          </table:table-cell>
          <table:table-cell table:formula="of:=[.A632]*[.B632]" office:value-type="float" office:value="630">
            <text:p>630</text:p>
          </table:table-cell>
          <table:table-cell table:formula="of:=([.D632]^[.C632])*EXP(-[.D632])/[.E6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2]+1" office:value-type="float" office:value="631">
            <text:p>631</text:p>
          </table:table-cell>
          <table:table-cell table:formula="of:=[.B632]" office:value-type="float" office:value="1">
            <text:p>1</text:p>
          </table:table-cell>
          <table:table-cell table:formula="of:=[.F633]+[.D633]" office:value-type="float" office:value="751">
            <text:p>751</text:p>
          </table:table-cell>
          <table:table-cell table:formula="of:=[.D632]" office:value-type="float" office:value="120">
            <text:p>120</text:p>
          </table:table-cell>
          <table:table-cell table:formula="of:=FACT([.C633])" office:value-type="float" office:value="0">
            <text:p>#WAARDE!</text:p>
          </table:table-cell>
          <table:table-cell table:formula="of:=[.A633]*[.B633]" office:value-type="float" office:value="631">
            <text:p>631</text:p>
          </table:table-cell>
          <table:table-cell table:formula="of:=([.D633]^[.C633])*EXP(-[.D633])/[.E6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3]+1" office:value-type="float" office:value="632">
            <text:p>632</text:p>
          </table:table-cell>
          <table:table-cell table:formula="of:=[.B633]" office:value-type="float" office:value="1">
            <text:p>1</text:p>
          </table:table-cell>
          <table:table-cell table:formula="of:=[.F634]+[.D634]" office:value-type="float" office:value="752">
            <text:p>752</text:p>
          </table:table-cell>
          <table:table-cell table:formula="of:=[.D633]" office:value-type="float" office:value="120">
            <text:p>120</text:p>
          </table:table-cell>
          <table:table-cell table:formula="of:=FACT([.C634])" office:value-type="float" office:value="0">
            <text:p>#WAARDE!</text:p>
          </table:table-cell>
          <table:table-cell table:formula="of:=[.A634]*[.B634]" office:value-type="float" office:value="632">
            <text:p>632</text:p>
          </table:table-cell>
          <table:table-cell table:formula="of:=([.D634]^[.C634])*EXP(-[.D634])/[.E6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4]+1" office:value-type="float" office:value="633">
            <text:p>633</text:p>
          </table:table-cell>
          <table:table-cell table:formula="of:=[.B634]" office:value-type="float" office:value="1">
            <text:p>1</text:p>
          </table:table-cell>
          <table:table-cell table:formula="of:=[.F635]+[.D635]" office:value-type="float" office:value="753">
            <text:p>753</text:p>
          </table:table-cell>
          <table:table-cell table:formula="of:=[.D634]" office:value-type="float" office:value="120">
            <text:p>120</text:p>
          </table:table-cell>
          <table:table-cell table:formula="of:=FACT([.C635])" office:value-type="float" office:value="0">
            <text:p>#WAARDE!</text:p>
          </table:table-cell>
          <table:table-cell table:formula="of:=[.A635]*[.B635]" office:value-type="float" office:value="633">
            <text:p>633</text:p>
          </table:table-cell>
          <table:table-cell table:formula="of:=([.D635]^[.C635])*EXP(-[.D635])/[.E6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5]+1" office:value-type="float" office:value="634">
            <text:p>634</text:p>
          </table:table-cell>
          <table:table-cell table:formula="of:=[.B635]" office:value-type="float" office:value="1">
            <text:p>1</text:p>
          </table:table-cell>
          <table:table-cell table:formula="of:=[.F636]+[.D636]" office:value-type="float" office:value="754">
            <text:p>754</text:p>
          </table:table-cell>
          <table:table-cell table:formula="of:=[.D635]" office:value-type="float" office:value="120">
            <text:p>120</text:p>
          </table:table-cell>
          <table:table-cell table:formula="of:=FACT([.C636])" office:value-type="float" office:value="0">
            <text:p>#WAARDE!</text:p>
          </table:table-cell>
          <table:table-cell table:formula="of:=[.A636]*[.B636]" office:value-type="float" office:value="634">
            <text:p>634</text:p>
          </table:table-cell>
          <table:table-cell table:formula="of:=([.D636]^[.C636])*EXP(-[.D636])/[.E6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6]+1" office:value-type="float" office:value="635">
            <text:p>635</text:p>
          </table:table-cell>
          <table:table-cell table:formula="of:=[.B636]" office:value-type="float" office:value="1">
            <text:p>1</text:p>
          </table:table-cell>
          <table:table-cell table:formula="of:=[.F637]+[.D637]" office:value-type="float" office:value="755">
            <text:p>755</text:p>
          </table:table-cell>
          <table:table-cell table:formula="of:=[.D636]" office:value-type="float" office:value="120">
            <text:p>120</text:p>
          </table:table-cell>
          <table:table-cell table:formula="of:=FACT([.C637])" office:value-type="float" office:value="0">
            <text:p>#WAARDE!</text:p>
          </table:table-cell>
          <table:table-cell table:formula="of:=[.A637]*[.B637]" office:value-type="float" office:value="635">
            <text:p>635</text:p>
          </table:table-cell>
          <table:table-cell table:formula="of:=([.D637]^[.C637])*EXP(-[.D637])/[.E6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7]+1" office:value-type="float" office:value="636">
            <text:p>636</text:p>
          </table:table-cell>
          <table:table-cell table:formula="of:=[.B637]" office:value-type="float" office:value="1">
            <text:p>1</text:p>
          </table:table-cell>
          <table:table-cell table:formula="of:=[.F638]+[.D638]" office:value-type="float" office:value="756">
            <text:p>756</text:p>
          </table:table-cell>
          <table:table-cell table:formula="of:=[.D637]" office:value-type="float" office:value="120">
            <text:p>120</text:p>
          </table:table-cell>
          <table:table-cell table:formula="of:=FACT([.C638])" office:value-type="float" office:value="0">
            <text:p>#WAARDE!</text:p>
          </table:table-cell>
          <table:table-cell table:formula="of:=[.A638]*[.B638]" office:value-type="float" office:value="636">
            <text:p>636</text:p>
          </table:table-cell>
          <table:table-cell table:formula="of:=([.D638]^[.C638])*EXP(-[.D638])/[.E6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8]+1" office:value-type="float" office:value="637">
            <text:p>637</text:p>
          </table:table-cell>
          <table:table-cell table:formula="of:=[.B638]" office:value-type="float" office:value="1">
            <text:p>1</text:p>
          </table:table-cell>
          <table:table-cell table:formula="of:=[.F639]+[.D639]" office:value-type="float" office:value="757">
            <text:p>757</text:p>
          </table:table-cell>
          <table:table-cell table:formula="of:=[.D638]" office:value-type="float" office:value="120">
            <text:p>120</text:p>
          </table:table-cell>
          <table:table-cell table:formula="of:=FACT([.C639])" office:value-type="float" office:value="0">
            <text:p>#WAARDE!</text:p>
          </table:table-cell>
          <table:table-cell table:formula="of:=[.A639]*[.B639]" office:value-type="float" office:value="637">
            <text:p>637</text:p>
          </table:table-cell>
          <table:table-cell table:formula="of:=([.D639]^[.C639])*EXP(-[.D639])/[.E6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39]+1" office:value-type="float" office:value="638">
            <text:p>638</text:p>
          </table:table-cell>
          <table:table-cell table:formula="of:=[.B639]" office:value-type="float" office:value="1">
            <text:p>1</text:p>
          </table:table-cell>
          <table:table-cell table:formula="of:=[.F640]+[.D640]" office:value-type="float" office:value="758">
            <text:p>758</text:p>
          </table:table-cell>
          <table:table-cell table:formula="of:=[.D639]" office:value-type="float" office:value="120">
            <text:p>120</text:p>
          </table:table-cell>
          <table:table-cell table:formula="of:=FACT([.C640])" office:value-type="float" office:value="0">
            <text:p>#WAARDE!</text:p>
          </table:table-cell>
          <table:table-cell table:formula="of:=[.A640]*[.B640]" office:value-type="float" office:value="638">
            <text:p>638</text:p>
          </table:table-cell>
          <table:table-cell table:formula="of:=([.D640]^[.C640])*EXP(-[.D640])/[.E6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0]+1" office:value-type="float" office:value="639">
            <text:p>639</text:p>
          </table:table-cell>
          <table:table-cell table:formula="of:=[.B640]" office:value-type="float" office:value="1">
            <text:p>1</text:p>
          </table:table-cell>
          <table:table-cell table:formula="of:=[.F641]+[.D641]" office:value-type="float" office:value="759">
            <text:p>759</text:p>
          </table:table-cell>
          <table:table-cell table:formula="of:=[.D640]" office:value-type="float" office:value="120">
            <text:p>120</text:p>
          </table:table-cell>
          <table:table-cell table:formula="of:=FACT([.C641])" office:value-type="float" office:value="0">
            <text:p>#WAARDE!</text:p>
          </table:table-cell>
          <table:table-cell table:formula="of:=[.A641]*[.B641]" office:value-type="float" office:value="639">
            <text:p>639</text:p>
          </table:table-cell>
          <table:table-cell table:formula="of:=([.D641]^[.C641])*EXP(-[.D641])/[.E6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1]+1" office:value-type="float" office:value="640">
            <text:p>640</text:p>
          </table:table-cell>
          <table:table-cell table:formula="of:=[.B641]" office:value-type="float" office:value="1">
            <text:p>1</text:p>
          </table:table-cell>
          <table:table-cell table:formula="of:=[.F642]+[.D642]" office:value-type="float" office:value="760">
            <text:p>760</text:p>
          </table:table-cell>
          <table:table-cell table:formula="of:=[.D641]" office:value-type="float" office:value="120">
            <text:p>120</text:p>
          </table:table-cell>
          <table:table-cell table:formula="of:=FACT([.C642])" office:value-type="float" office:value="0">
            <text:p>#WAARDE!</text:p>
          </table:table-cell>
          <table:table-cell table:formula="of:=[.A642]*[.B642]" office:value-type="float" office:value="640">
            <text:p>640</text:p>
          </table:table-cell>
          <table:table-cell table:formula="of:=([.D642]^[.C642])*EXP(-[.D642])/[.E6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2]+1" office:value-type="float" office:value="641">
            <text:p>641</text:p>
          </table:table-cell>
          <table:table-cell table:formula="of:=[.B642]" office:value-type="float" office:value="1">
            <text:p>1</text:p>
          </table:table-cell>
          <table:table-cell table:formula="of:=[.F643]+[.D643]" office:value-type="float" office:value="761">
            <text:p>761</text:p>
          </table:table-cell>
          <table:table-cell table:formula="of:=[.D642]" office:value-type="float" office:value="120">
            <text:p>120</text:p>
          </table:table-cell>
          <table:table-cell table:formula="of:=FACT([.C643])" office:value-type="float" office:value="0">
            <text:p>#WAARDE!</text:p>
          </table:table-cell>
          <table:table-cell table:formula="of:=[.A643]*[.B643]" office:value-type="float" office:value="641">
            <text:p>641</text:p>
          </table:table-cell>
          <table:table-cell table:formula="of:=([.D643]^[.C643])*EXP(-[.D643])/[.E6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3]+1" office:value-type="float" office:value="642">
            <text:p>642</text:p>
          </table:table-cell>
          <table:table-cell table:formula="of:=[.B643]" office:value-type="float" office:value="1">
            <text:p>1</text:p>
          </table:table-cell>
          <table:table-cell table:formula="of:=[.F644]+[.D644]" office:value-type="float" office:value="762">
            <text:p>762</text:p>
          </table:table-cell>
          <table:table-cell table:formula="of:=[.D643]" office:value-type="float" office:value="120">
            <text:p>120</text:p>
          </table:table-cell>
          <table:table-cell table:formula="of:=FACT([.C644])" office:value-type="float" office:value="0">
            <text:p>#WAARDE!</text:p>
          </table:table-cell>
          <table:table-cell table:formula="of:=[.A644]*[.B644]" office:value-type="float" office:value="642">
            <text:p>642</text:p>
          </table:table-cell>
          <table:table-cell table:formula="of:=([.D644]^[.C644])*EXP(-[.D644])/[.E6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4]+1" office:value-type="float" office:value="643">
            <text:p>643</text:p>
          </table:table-cell>
          <table:table-cell table:formula="of:=[.B644]" office:value-type="float" office:value="1">
            <text:p>1</text:p>
          </table:table-cell>
          <table:table-cell table:formula="of:=[.F645]+[.D645]" office:value-type="float" office:value="763">
            <text:p>763</text:p>
          </table:table-cell>
          <table:table-cell table:formula="of:=[.D644]" office:value-type="float" office:value="120">
            <text:p>120</text:p>
          </table:table-cell>
          <table:table-cell table:formula="of:=FACT([.C645])" office:value-type="float" office:value="0">
            <text:p>#WAARDE!</text:p>
          </table:table-cell>
          <table:table-cell table:formula="of:=[.A645]*[.B645]" office:value-type="float" office:value="643">
            <text:p>643</text:p>
          </table:table-cell>
          <table:table-cell table:formula="of:=([.D645]^[.C645])*EXP(-[.D645])/[.E6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5]+1" office:value-type="float" office:value="644">
            <text:p>644</text:p>
          </table:table-cell>
          <table:table-cell table:formula="of:=[.B645]" office:value-type="float" office:value="1">
            <text:p>1</text:p>
          </table:table-cell>
          <table:table-cell table:formula="of:=[.F646]+[.D646]" office:value-type="float" office:value="764">
            <text:p>764</text:p>
          </table:table-cell>
          <table:table-cell table:formula="of:=[.D645]" office:value-type="float" office:value="120">
            <text:p>120</text:p>
          </table:table-cell>
          <table:table-cell table:formula="of:=FACT([.C646])" office:value-type="float" office:value="0">
            <text:p>#WAARDE!</text:p>
          </table:table-cell>
          <table:table-cell table:formula="of:=[.A646]*[.B646]" office:value-type="float" office:value="644">
            <text:p>644</text:p>
          </table:table-cell>
          <table:table-cell table:formula="of:=([.D646]^[.C646])*EXP(-[.D646])/[.E6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6]+1" office:value-type="float" office:value="645">
            <text:p>645</text:p>
          </table:table-cell>
          <table:table-cell table:formula="of:=[.B646]" office:value-type="float" office:value="1">
            <text:p>1</text:p>
          </table:table-cell>
          <table:table-cell table:formula="of:=[.F647]+[.D647]" office:value-type="float" office:value="765">
            <text:p>765</text:p>
          </table:table-cell>
          <table:table-cell table:formula="of:=[.D646]" office:value-type="float" office:value="120">
            <text:p>120</text:p>
          </table:table-cell>
          <table:table-cell table:formula="of:=FACT([.C647])" office:value-type="float" office:value="0">
            <text:p>#WAARDE!</text:p>
          </table:table-cell>
          <table:table-cell table:formula="of:=[.A647]*[.B647]" office:value-type="float" office:value="645">
            <text:p>645</text:p>
          </table:table-cell>
          <table:table-cell table:formula="of:=([.D647]^[.C647])*EXP(-[.D647])/[.E6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7]+1" office:value-type="float" office:value="646">
            <text:p>646</text:p>
          </table:table-cell>
          <table:table-cell table:formula="of:=[.B647]" office:value-type="float" office:value="1">
            <text:p>1</text:p>
          </table:table-cell>
          <table:table-cell table:formula="of:=[.F648]+[.D648]" office:value-type="float" office:value="766">
            <text:p>766</text:p>
          </table:table-cell>
          <table:table-cell table:formula="of:=[.D647]" office:value-type="float" office:value="120">
            <text:p>120</text:p>
          </table:table-cell>
          <table:table-cell table:formula="of:=FACT([.C648])" office:value-type="float" office:value="0">
            <text:p>#WAARDE!</text:p>
          </table:table-cell>
          <table:table-cell table:formula="of:=[.A648]*[.B648]" office:value-type="float" office:value="646">
            <text:p>646</text:p>
          </table:table-cell>
          <table:table-cell table:formula="of:=([.D648]^[.C648])*EXP(-[.D648])/[.E6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8]+1" office:value-type="float" office:value="647">
            <text:p>647</text:p>
          </table:table-cell>
          <table:table-cell table:formula="of:=[.B648]" office:value-type="float" office:value="1">
            <text:p>1</text:p>
          </table:table-cell>
          <table:table-cell table:formula="of:=[.F649]+[.D649]" office:value-type="float" office:value="767">
            <text:p>767</text:p>
          </table:table-cell>
          <table:table-cell table:formula="of:=[.D648]" office:value-type="float" office:value="120">
            <text:p>120</text:p>
          </table:table-cell>
          <table:table-cell table:formula="of:=FACT([.C649])" office:value-type="float" office:value="0">
            <text:p>#WAARDE!</text:p>
          </table:table-cell>
          <table:table-cell table:formula="of:=[.A649]*[.B649]" office:value-type="float" office:value="647">
            <text:p>647</text:p>
          </table:table-cell>
          <table:table-cell table:formula="of:=([.D649]^[.C649])*EXP(-[.D649])/[.E6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49]+1" office:value-type="float" office:value="648">
            <text:p>648</text:p>
          </table:table-cell>
          <table:table-cell table:formula="of:=[.B649]" office:value-type="float" office:value="1">
            <text:p>1</text:p>
          </table:table-cell>
          <table:table-cell table:formula="of:=[.F650]+[.D650]" office:value-type="float" office:value="768">
            <text:p>768</text:p>
          </table:table-cell>
          <table:table-cell table:formula="of:=[.D649]" office:value-type="float" office:value="120">
            <text:p>120</text:p>
          </table:table-cell>
          <table:table-cell table:formula="of:=FACT([.C650])" office:value-type="float" office:value="0">
            <text:p>#WAARDE!</text:p>
          </table:table-cell>
          <table:table-cell table:formula="of:=[.A650]*[.B650]" office:value-type="float" office:value="648">
            <text:p>648</text:p>
          </table:table-cell>
          <table:table-cell table:formula="of:=([.D650]^[.C650])*EXP(-[.D650])/[.E6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0]+1" office:value-type="float" office:value="649">
            <text:p>649</text:p>
          </table:table-cell>
          <table:table-cell table:formula="of:=[.B650]" office:value-type="float" office:value="1">
            <text:p>1</text:p>
          </table:table-cell>
          <table:table-cell table:formula="of:=[.F651]+[.D651]" office:value-type="float" office:value="769">
            <text:p>769</text:p>
          </table:table-cell>
          <table:table-cell table:formula="of:=[.D650]" office:value-type="float" office:value="120">
            <text:p>120</text:p>
          </table:table-cell>
          <table:table-cell table:formula="of:=FACT([.C651])" office:value-type="float" office:value="0">
            <text:p>#WAARDE!</text:p>
          </table:table-cell>
          <table:table-cell table:formula="of:=[.A651]*[.B651]" office:value-type="float" office:value="649">
            <text:p>649</text:p>
          </table:table-cell>
          <table:table-cell table:formula="of:=([.D651]^[.C651])*EXP(-[.D651])/[.E6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1]+1" office:value-type="float" office:value="650">
            <text:p>650</text:p>
          </table:table-cell>
          <table:table-cell table:formula="of:=[.B651]" office:value-type="float" office:value="1">
            <text:p>1</text:p>
          </table:table-cell>
          <table:table-cell table:formula="of:=[.F652]+[.D652]" office:value-type="float" office:value="770">
            <text:p>770</text:p>
          </table:table-cell>
          <table:table-cell table:formula="of:=[.D651]" office:value-type="float" office:value="120">
            <text:p>120</text:p>
          </table:table-cell>
          <table:table-cell table:formula="of:=FACT([.C652])" office:value-type="float" office:value="0">
            <text:p>#WAARDE!</text:p>
          </table:table-cell>
          <table:table-cell table:formula="of:=[.A652]*[.B652]" office:value-type="float" office:value="650">
            <text:p>650</text:p>
          </table:table-cell>
          <table:table-cell table:formula="of:=([.D652]^[.C652])*EXP(-[.D652])/[.E6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2]+1" office:value-type="float" office:value="651">
            <text:p>651</text:p>
          </table:table-cell>
          <table:table-cell table:formula="of:=[.B652]" office:value-type="float" office:value="1">
            <text:p>1</text:p>
          </table:table-cell>
          <table:table-cell table:formula="of:=[.F653]+[.D653]" office:value-type="float" office:value="771">
            <text:p>771</text:p>
          </table:table-cell>
          <table:table-cell table:formula="of:=[.D652]" office:value-type="float" office:value="120">
            <text:p>120</text:p>
          </table:table-cell>
          <table:table-cell table:formula="of:=FACT([.C653])" office:value-type="float" office:value="0">
            <text:p>#WAARDE!</text:p>
          </table:table-cell>
          <table:table-cell table:formula="of:=[.A653]*[.B653]" office:value-type="float" office:value="651">
            <text:p>651</text:p>
          </table:table-cell>
          <table:table-cell table:formula="of:=([.D653]^[.C653])*EXP(-[.D653])/[.E6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3]+1" office:value-type="float" office:value="652">
            <text:p>652</text:p>
          </table:table-cell>
          <table:table-cell table:formula="of:=[.B653]" office:value-type="float" office:value="1">
            <text:p>1</text:p>
          </table:table-cell>
          <table:table-cell table:formula="of:=[.F654]+[.D654]" office:value-type="float" office:value="772">
            <text:p>772</text:p>
          </table:table-cell>
          <table:table-cell table:formula="of:=[.D653]" office:value-type="float" office:value="120">
            <text:p>120</text:p>
          </table:table-cell>
          <table:table-cell table:formula="of:=FACT([.C654])" office:value-type="float" office:value="0">
            <text:p>#WAARDE!</text:p>
          </table:table-cell>
          <table:table-cell table:formula="of:=[.A654]*[.B654]" office:value-type="float" office:value="652">
            <text:p>652</text:p>
          </table:table-cell>
          <table:table-cell table:formula="of:=([.D654]^[.C654])*EXP(-[.D654])/[.E6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4]+1" office:value-type="float" office:value="653">
            <text:p>653</text:p>
          </table:table-cell>
          <table:table-cell table:formula="of:=[.B654]" office:value-type="float" office:value="1">
            <text:p>1</text:p>
          </table:table-cell>
          <table:table-cell table:formula="of:=[.F655]+[.D655]" office:value-type="float" office:value="773">
            <text:p>773</text:p>
          </table:table-cell>
          <table:table-cell table:formula="of:=[.D654]" office:value-type="float" office:value="120">
            <text:p>120</text:p>
          </table:table-cell>
          <table:table-cell table:formula="of:=FACT([.C655])" office:value-type="float" office:value="0">
            <text:p>#WAARDE!</text:p>
          </table:table-cell>
          <table:table-cell table:formula="of:=[.A655]*[.B655]" office:value-type="float" office:value="653">
            <text:p>653</text:p>
          </table:table-cell>
          <table:table-cell table:formula="of:=([.D655]^[.C655])*EXP(-[.D655])/[.E6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5]+1" office:value-type="float" office:value="654">
            <text:p>654</text:p>
          </table:table-cell>
          <table:table-cell table:formula="of:=[.B655]" office:value-type="float" office:value="1">
            <text:p>1</text:p>
          </table:table-cell>
          <table:table-cell table:formula="of:=[.F656]+[.D656]" office:value-type="float" office:value="774">
            <text:p>774</text:p>
          </table:table-cell>
          <table:table-cell table:formula="of:=[.D655]" office:value-type="float" office:value="120">
            <text:p>120</text:p>
          </table:table-cell>
          <table:table-cell table:formula="of:=FACT([.C656])" office:value-type="float" office:value="0">
            <text:p>#WAARDE!</text:p>
          </table:table-cell>
          <table:table-cell table:formula="of:=[.A656]*[.B656]" office:value-type="float" office:value="654">
            <text:p>654</text:p>
          </table:table-cell>
          <table:table-cell table:formula="of:=([.D656]^[.C656])*EXP(-[.D656])/[.E6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6]+1" office:value-type="float" office:value="655">
            <text:p>655</text:p>
          </table:table-cell>
          <table:table-cell table:formula="of:=[.B656]" office:value-type="float" office:value="1">
            <text:p>1</text:p>
          </table:table-cell>
          <table:table-cell table:formula="of:=[.F657]+[.D657]" office:value-type="float" office:value="775">
            <text:p>775</text:p>
          </table:table-cell>
          <table:table-cell table:formula="of:=[.D656]" office:value-type="float" office:value="120">
            <text:p>120</text:p>
          </table:table-cell>
          <table:table-cell table:formula="of:=FACT([.C657])" office:value-type="float" office:value="0">
            <text:p>#WAARDE!</text:p>
          </table:table-cell>
          <table:table-cell table:formula="of:=[.A657]*[.B657]" office:value-type="float" office:value="655">
            <text:p>655</text:p>
          </table:table-cell>
          <table:table-cell table:formula="of:=([.D657]^[.C657])*EXP(-[.D657])/[.E6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7]+1" office:value-type="float" office:value="656">
            <text:p>656</text:p>
          </table:table-cell>
          <table:table-cell table:formula="of:=[.B657]" office:value-type="float" office:value="1">
            <text:p>1</text:p>
          </table:table-cell>
          <table:table-cell table:formula="of:=[.F658]+[.D658]" office:value-type="float" office:value="776">
            <text:p>776</text:p>
          </table:table-cell>
          <table:table-cell table:formula="of:=[.D657]" office:value-type="float" office:value="120">
            <text:p>120</text:p>
          </table:table-cell>
          <table:table-cell table:formula="of:=FACT([.C658])" office:value-type="float" office:value="0">
            <text:p>#WAARDE!</text:p>
          </table:table-cell>
          <table:table-cell table:formula="of:=[.A658]*[.B658]" office:value-type="float" office:value="656">
            <text:p>656</text:p>
          </table:table-cell>
          <table:table-cell table:formula="of:=([.D658]^[.C658])*EXP(-[.D658])/[.E6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8]+1" office:value-type="float" office:value="657">
            <text:p>657</text:p>
          </table:table-cell>
          <table:table-cell table:formula="of:=[.B658]" office:value-type="float" office:value="1">
            <text:p>1</text:p>
          </table:table-cell>
          <table:table-cell table:formula="of:=[.F659]+[.D659]" office:value-type="float" office:value="777">
            <text:p>777</text:p>
          </table:table-cell>
          <table:table-cell table:formula="of:=[.D658]" office:value-type="float" office:value="120">
            <text:p>120</text:p>
          </table:table-cell>
          <table:table-cell table:formula="of:=FACT([.C659])" office:value-type="float" office:value="0">
            <text:p>#WAARDE!</text:p>
          </table:table-cell>
          <table:table-cell table:formula="of:=[.A659]*[.B659]" office:value-type="float" office:value="657">
            <text:p>657</text:p>
          </table:table-cell>
          <table:table-cell table:formula="of:=([.D659]^[.C659])*EXP(-[.D659])/[.E6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59]+1" office:value-type="float" office:value="658">
            <text:p>658</text:p>
          </table:table-cell>
          <table:table-cell table:formula="of:=[.B659]" office:value-type="float" office:value="1">
            <text:p>1</text:p>
          </table:table-cell>
          <table:table-cell table:formula="of:=[.F660]+[.D660]" office:value-type="float" office:value="778">
            <text:p>778</text:p>
          </table:table-cell>
          <table:table-cell table:formula="of:=[.D659]" office:value-type="float" office:value="120">
            <text:p>120</text:p>
          </table:table-cell>
          <table:table-cell table:formula="of:=FACT([.C660])" office:value-type="float" office:value="0">
            <text:p>#WAARDE!</text:p>
          </table:table-cell>
          <table:table-cell table:formula="of:=[.A660]*[.B660]" office:value-type="float" office:value="658">
            <text:p>658</text:p>
          </table:table-cell>
          <table:table-cell table:formula="of:=([.D660]^[.C660])*EXP(-[.D660])/[.E6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0]+1" office:value-type="float" office:value="659">
            <text:p>659</text:p>
          </table:table-cell>
          <table:table-cell table:formula="of:=[.B660]" office:value-type="float" office:value="1">
            <text:p>1</text:p>
          </table:table-cell>
          <table:table-cell table:formula="of:=[.F661]+[.D661]" office:value-type="float" office:value="779">
            <text:p>779</text:p>
          </table:table-cell>
          <table:table-cell table:formula="of:=[.D660]" office:value-type="float" office:value="120">
            <text:p>120</text:p>
          </table:table-cell>
          <table:table-cell table:formula="of:=FACT([.C661])" office:value-type="float" office:value="0">
            <text:p>#WAARDE!</text:p>
          </table:table-cell>
          <table:table-cell table:formula="of:=[.A661]*[.B661]" office:value-type="float" office:value="659">
            <text:p>659</text:p>
          </table:table-cell>
          <table:table-cell table:formula="of:=([.D661]^[.C661])*EXP(-[.D661])/[.E6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1]+1" office:value-type="float" office:value="660">
            <text:p>660</text:p>
          </table:table-cell>
          <table:table-cell table:formula="of:=[.B661]" office:value-type="float" office:value="1">
            <text:p>1</text:p>
          </table:table-cell>
          <table:table-cell table:formula="of:=[.F662]+[.D662]" office:value-type="float" office:value="780">
            <text:p>780</text:p>
          </table:table-cell>
          <table:table-cell table:formula="of:=[.D661]" office:value-type="float" office:value="120">
            <text:p>120</text:p>
          </table:table-cell>
          <table:table-cell table:formula="of:=FACT([.C662])" office:value-type="float" office:value="0">
            <text:p>#WAARDE!</text:p>
          </table:table-cell>
          <table:table-cell table:formula="of:=[.A662]*[.B662]" office:value-type="float" office:value="660">
            <text:p>660</text:p>
          </table:table-cell>
          <table:table-cell table:formula="of:=([.D662]^[.C662])*EXP(-[.D662])/[.E6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2]+1" office:value-type="float" office:value="661">
            <text:p>661</text:p>
          </table:table-cell>
          <table:table-cell table:formula="of:=[.B662]" office:value-type="float" office:value="1">
            <text:p>1</text:p>
          </table:table-cell>
          <table:table-cell table:formula="of:=[.F663]+[.D663]" office:value-type="float" office:value="781">
            <text:p>781</text:p>
          </table:table-cell>
          <table:table-cell table:formula="of:=[.D662]" office:value-type="float" office:value="120">
            <text:p>120</text:p>
          </table:table-cell>
          <table:table-cell table:formula="of:=FACT([.C663])" office:value-type="float" office:value="0">
            <text:p>#WAARDE!</text:p>
          </table:table-cell>
          <table:table-cell table:formula="of:=[.A663]*[.B663]" office:value-type="float" office:value="661">
            <text:p>661</text:p>
          </table:table-cell>
          <table:table-cell table:formula="of:=([.D663]^[.C663])*EXP(-[.D663])/[.E6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3]+1" office:value-type="float" office:value="662">
            <text:p>662</text:p>
          </table:table-cell>
          <table:table-cell table:formula="of:=[.B663]" office:value-type="float" office:value="1">
            <text:p>1</text:p>
          </table:table-cell>
          <table:table-cell table:formula="of:=[.F664]+[.D664]" office:value-type="float" office:value="782">
            <text:p>782</text:p>
          </table:table-cell>
          <table:table-cell table:formula="of:=[.D663]" office:value-type="float" office:value="120">
            <text:p>120</text:p>
          </table:table-cell>
          <table:table-cell table:formula="of:=FACT([.C664])" office:value-type="float" office:value="0">
            <text:p>#WAARDE!</text:p>
          </table:table-cell>
          <table:table-cell table:formula="of:=[.A664]*[.B664]" office:value-type="float" office:value="662">
            <text:p>662</text:p>
          </table:table-cell>
          <table:table-cell table:formula="of:=([.D664]^[.C664])*EXP(-[.D664])/[.E6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4]+1" office:value-type="float" office:value="663">
            <text:p>663</text:p>
          </table:table-cell>
          <table:table-cell table:formula="of:=[.B664]" office:value-type="float" office:value="1">
            <text:p>1</text:p>
          </table:table-cell>
          <table:table-cell table:formula="of:=[.F665]+[.D665]" office:value-type="float" office:value="783">
            <text:p>783</text:p>
          </table:table-cell>
          <table:table-cell table:formula="of:=[.D664]" office:value-type="float" office:value="120">
            <text:p>120</text:p>
          </table:table-cell>
          <table:table-cell table:formula="of:=FACT([.C665])" office:value-type="float" office:value="0">
            <text:p>#WAARDE!</text:p>
          </table:table-cell>
          <table:table-cell table:formula="of:=[.A665]*[.B665]" office:value-type="float" office:value="663">
            <text:p>663</text:p>
          </table:table-cell>
          <table:table-cell table:formula="of:=([.D665]^[.C665])*EXP(-[.D665])/[.E6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5]+1" office:value-type="float" office:value="664">
            <text:p>664</text:p>
          </table:table-cell>
          <table:table-cell table:formula="of:=[.B665]" office:value-type="float" office:value="1">
            <text:p>1</text:p>
          </table:table-cell>
          <table:table-cell table:formula="of:=[.F666]+[.D666]" office:value-type="float" office:value="784">
            <text:p>784</text:p>
          </table:table-cell>
          <table:table-cell table:formula="of:=[.D665]" office:value-type="float" office:value="120">
            <text:p>120</text:p>
          </table:table-cell>
          <table:table-cell table:formula="of:=FACT([.C666])" office:value-type="float" office:value="0">
            <text:p>#WAARDE!</text:p>
          </table:table-cell>
          <table:table-cell table:formula="of:=[.A666]*[.B666]" office:value-type="float" office:value="664">
            <text:p>664</text:p>
          </table:table-cell>
          <table:table-cell table:formula="of:=([.D666]^[.C666])*EXP(-[.D666])/[.E6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6]+1" office:value-type="float" office:value="665">
            <text:p>665</text:p>
          </table:table-cell>
          <table:table-cell table:formula="of:=[.B666]" office:value-type="float" office:value="1">
            <text:p>1</text:p>
          </table:table-cell>
          <table:table-cell table:formula="of:=[.F667]+[.D667]" office:value-type="float" office:value="785">
            <text:p>785</text:p>
          </table:table-cell>
          <table:table-cell table:formula="of:=[.D666]" office:value-type="float" office:value="120">
            <text:p>120</text:p>
          </table:table-cell>
          <table:table-cell table:formula="of:=FACT([.C667])" office:value-type="float" office:value="0">
            <text:p>#WAARDE!</text:p>
          </table:table-cell>
          <table:table-cell table:formula="of:=[.A667]*[.B667]" office:value-type="float" office:value="665">
            <text:p>665</text:p>
          </table:table-cell>
          <table:table-cell table:formula="of:=([.D667]^[.C667])*EXP(-[.D667])/[.E6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7]+1" office:value-type="float" office:value="666">
            <text:p>666</text:p>
          </table:table-cell>
          <table:table-cell table:formula="of:=[.B667]" office:value-type="float" office:value="1">
            <text:p>1</text:p>
          </table:table-cell>
          <table:table-cell table:formula="of:=[.F668]+[.D668]" office:value-type="float" office:value="786">
            <text:p>786</text:p>
          </table:table-cell>
          <table:table-cell table:formula="of:=[.D667]" office:value-type="float" office:value="120">
            <text:p>120</text:p>
          </table:table-cell>
          <table:table-cell table:formula="of:=FACT([.C668])" office:value-type="float" office:value="0">
            <text:p>#WAARDE!</text:p>
          </table:table-cell>
          <table:table-cell table:formula="of:=[.A668]*[.B668]" office:value-type="float" office:value="666">
            <text:p>666</text:p>
          </table:table-cell>
          <table:table-cell table:formula="of:=([.D668]^[.C668])*EXP(-[.D668])/[.E6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8]+1" office:value-type="float" office:value="667">
            <text:p>667</text:p>
          </table:table-cell>
          <table:table-cell table:formula="of:=[.B668]" office:value-type="float" office:value="1">
            <text:p>1</text:p>
          </table:table-cell>
          <table:table-cell table:formula="of:=[.F669]+[.D669]" office:value-type="float" office:value="787">
            <text:p>787</text:p>
          </table:table-cell>
          <table:table-cell table:formula="of:=[.D668]" office:value-type="float" office:value="120">
            <text:p>120</text:p>
          </table:table-cell>
          <table:table-cell table:formula="of:=FACT([.C669])" office:value-type="float" office:value="0">
            <text:p>#WAARDE!</text:p>
          </table:table-cell>
          <table:table-cell table:formula="of:=[.A669]*[.B669]" office:value-type="float" office:value="667">
            <text:p>667</text:p>
          </table:table-cell>
          <table:table-cell table:formula="of:=([.D669]^[.C669])*EXP(-[.D669])/[.E6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69]+1" office:value-type="float" office:value="668">
            <text:p>668</text:p>
          </table:table-cell>
          <table:table-cell table:formula="of:=[.B669]" office:value-type="float" office:value="1">
            <text:p>1</text:p>
          </table:table-cell>
          <table:table-cell table:formula="of:=[.F670]+[.D670]" office:value-type="float" office:value="788">
            <text:p>788</text:p>
          </table:table-cell>
          <table:table-cell table:formula="of:=[.D669]" office:value-type="float" office:value="120">
            <text:p>120</text:p>
          </table:table-cell>
          <table:table-cell table:formula="of:=FACT([.C670])" office:value-type="float" office:value="0">
            <text:p>#WAARDE!</text:p>
          </table:table-cell>
          <table:table-cell table:formula="of:=[.A670]*[.B670]" office:value-type="float" office:value="668">
            <text:p>668</text:p>
          </table:table-cell>
          <table:table-cell table:formula="of:=([.D670]^[.C670])*EXP(-[.D670])/[.E6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0]+1" office:value-type="float" office:value="669">
            <text:p>669</text:p>
          </table:table-cell>
          <table:table-cell table:formula="of:=[.B670]" office:value-type="float" office:value="1">
            <text:p>1</text:p>
          </table:table-cell>
          <table:table-cell table:formula="of:=[.F671]+[.D671]" office:value-type="float" office:value="789">
            <text:p>789</text:p>
          </table:table-cell>
          <table:table-cell table:formula="of:=[.D670]" office:value-type="float" office:value="120">
            <text:p>120</text:p>
          </table:table-cell>
          <table:table-cell table:formula="of:=FACT([.C671])" office:value-type="float" office:value="0">
            <text:p>#WAARDE!</text:p>
          </table:table-cell>
          <table:table-cell table:formula="of:=[.A671]*[.B671]" office:value-type="float" office:value="669">
            <text:p>669</text:p>
          </table:table-cell>
          <table:table-cell table:formula="of:=([.D671]^[.C671])*EXP(-[.D671])/[.E6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1]+1" office:value-type="float" office:value="670">
            <text:p>670</text:p>
          </table:table-cell>
          <table:table-cell table:formula="of:=[.B671]" office:value-type="float" office:value="1">
            <text:p>1</text:p>
          </table:table-cell>
          <table:table-cell table:formula="of:=[.F672]+[.D672]" office:value-type="float" office:value="790">
            <text:p>790</text:p>
          </table:table-cell>
          <table:table-cell table:formula="of:=[.D671]" office:value-type="float" office:value="120">
            <text:p>120</text:p>
          </table:table-cell>
          <table:table-cell table:formula="of:=FACT([.C672])" office:value-type="float" office:value="0">
            <text:p>#WAARDE!</text:p>
          </table:table-cell>
          <table:table-cell table:formula="of:=[.A672]*[.B672]" office:value-type="float" office:value="670">
            <text:p>670</text:p>
          </table:table-cell>
          <table:table-cell table:formula="of:=([.D672]^[.C672])*EXP(-[.D672])/[.E6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2]+1" office:value-type="float" office:value="671">
            <text:p>671</text:p>
          </table:table-cell>
          <table:table-cell table:formula="of:=[.B672]" office:value-type="float" office:value="1">
            <text:p>1</text:p>
          </table:table-cell>
          <table:table-cell table:formula="of:=[.F673]+[.D673]" office:value-type="float" office:value="791">
            <text:p>791</text:p>
          </table:table-cell>
          <table:table-cell table:formula="of:=[.D672]" office:value-type="float" office:value="120">
            <text:p>120</text:p>
          </table:table-cell>
          <table:table-cell table:formula="of:=FACT([.C673])" office:value-type="float" office:value="0">
            <text:p>#WAARDE!</text:p>
          </table:table-cell>
          <table:table-cell table:formula="of:=[.A673]*[.B673]" office:value-type="float" office:value="671">
            <text:p>671</text:p>
          </table:table-cell>
          <table:table-cell table:formula="of:=([.D673]^[.C673])*EXP(-[.D673])/[.E6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3]+1" office:value-type="float" office:value="672">
            <text:p>672</text:p>
          </table:table-cell>
          <table:table-cell table:formula="of:=[.B673]" office:value-type="float" office:value="1">
            <text:p>1</text:p>
          </table:table-cell>
          <table:table-cell table:formula="of:=[.F674]+[.D674]" office:value-type="float" office:value="792">
            <text:p>792</text:p>
          </table:table-cell>
          <table:table-cell table:formula="of:=[.D673]" office:value-type="float" office:value="120">
            <text:p>120</text:p>
          </table:table-cell>
          <table:table-cell table:formula="of:=FACT([.C674])" office:value-type="float" office:value="0">
            <text:p>#WAARDE!</text:p>
          </table:table-cell>
          <table:table-cell table:formula="of:=[.A674]*[.B674]" office:value-type="float" office:value="672">
            <text:p>672</text:p>
          </table:table-cell>
          <table:table-cell table:formula="of:=([.D674]^[.C674])*EXP(-[.D674])/[.E6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4]+1" office:value-type="float" office:value="673">
            <text:p>673</text:p>
          </table:table-cell>
          <table:table-cell table:formula="of:=[.B674]" office:value-type="float" office:value="1">
            <text:p>1</text:p>
          </table:table-cell>
          <table:table-cell table:formula="of:=[.F675]+[.D675]" office:value-type="float" office:value="793">
            <text:p>793</text:p>
          </table:table-cell>
          <table:table-cell table:formula="of:=[.D674]" office:value-type="float" office:value="120">
            <text:p>120</text:p>
          </table:table-cell>
          <table:table-cell table:formula="of:=FACT([.C675])" office:value-type="float" office:value="0">
            <text:p>#WAARDE!</text:p>
          </table:table-cell>
          <table:table-cell table:formula="of:=[.A675]*[.B675]" office:value-type="float" office:value="673">
            <text:p>673</text:p>
          </table:table-cell>
          <table:table-cell table:formula="of:=([.D675]^[.C675])*EXP(-[.D675])/[.E6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5]+1" office:value-type="float" office:value="674">
            <text:p>674</text:p>
          </table:table-cell>
          <table:table-cell table:formula="of:=[.B675]" office:value-type="float" office:value="1">
            <text:p>1</text:p>
          </table:table-cell>
          <table:table-cell table:formula="of:=[.F676]+[.D676]" office:value-type="float" office:value="794">
            <text:p>794</text:p>
          </table:table-cell>
          <table:table-cell table:formula="of:=[.D675]" office:value-type="float" office:value="120">
            <text:p>120</text:p>
          </table:table-cell>
          <table:table-cell table:formula="of:=FACT([.C676])" office:value-type="float" office:value="0">
            <text:p>#WAARDE!</text:p>
          </table:table-cell>
          <table:table-cell table:formula="of:=[.A676]*[.B676]" office:value-type="float" office:value="674">
            <text:p>674</text:p>
          </table:table-cell>
          <table:table-cell table:formula="of:=([.D676]^[.C676])*EXP(-[.D676])/[.E6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6]+1" office:value-type="float" office:value="675">
            <text:p>675</text:p>
          </table:table-cell>
          <table:table-cell table:formula="of:=[.B676]" office:value-type="float" office:value="1">
            <text:p>1</text:p>
          </table:table-cell>
          <table:table-cell table:formula="of:=[.F677]+[.D677]" office:value-type="float" office:value="795">
            <text:p>795</text:p>
          </table:table-cell>
          <table:table-cell table:formula="of:=[.D676]" office:value-type="float" office:value="120">
            <text:p>120</text:p>
          </table:table-cell>
          <table:table-cell table:formula="of:=FACT([.C677])" office:value-type="float" office:value="0">
            <text:p>#WAARDE!</text:p>
          </table:table-cell>
          <table:table-cell table:formula="of:=[.A677]*[.B677]" office:value-type="float" office:value="675">
            <text:p>675</text:p>
          </table:table-cell>
          <table:table-cell table:formula="of:=([.D677]^[.C677])*EXP(-[.D677])/[.E6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7]+1" office:value-type="float" office:value="676">
            <text:p>676</text:p>
          </table:table-cell>
          <table:table-cell table:formula="of:=[.B677]" office:value-type="float" office:value="1">
            <text:p>1</text:p>
          </table:table-cell>
          <table:table-cell table:formula="of:=[.F678]+[.D678]" office:value-type="float" office:value="796">
            <text:p>796</text:p>
          </table:table-cell>
          <table:table-cell table:formula="of:=[.D677]" office:value-type="float" office:value="120">
            <text:p>120</text:p>
          </table:table-cell>
          <table:table-cell table:formula="of:=FACT([.C678])" office:value-type="float" office:value="0">
            <text:p>#WAARDE!</text:p>
          </table:table-cell>
          <table:table-cell table:formula="of:=[.A678]*[.B678]" office:value-type="float" office:value="676">
            <text:p>676</text:p>
          </table:table-cell>
          <table:table-cell table:formula="of:=([.D678]^[.C678])*EXP(-[.D678])/[.E6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8]+1" office:value-type="float" office:value="677">
            <text:p>677</text:p>
          </table:table-cell>
          <table:table-cell table:formula="of:=[.B678]" office:value-type="float" office:value="1">
            <text:p>1</text:p>
          </table:table-cell>
          <table:table-cell table:formula="of:=[.F679]+[.D679]" office:value-type="float" office:value="797">
            <text:p>797</text:p>
          </table:table-cell>
          <table:table-cell table:formula="of:=[.D678]" office:value-type="float" office:value="120">
            <text:p>120</text:p>
          </table:table-cell>
          <table:table-cell table:formula="of:=FACT([.C679])" office:value-type="float" office:value="0">
            <text:p>#WAARDE!</text:p>
          </table:table-cell>
          <table:table-cell table:formula="of:=[.A679]*[.B679]" office:value-type="float" office:value="677">
            <text:p>677</text:p>
          </table:table-cell>
          <table:table-cell table:formula="of:=([.D679]^[.C679])*EXP(-[.D679])/[.E6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79]+1" office:value-type="float" office:value="678">
            <text:p>678</text:p>
          </table:table-cell>
          <table:table-cell table:formula="of:=[.B679]" office:value-type="float" office:value="1">
            <text:p>1</text:p>
          </table:table-cell>
          <table:table-cell table:formula="of:=[.F680]+[.D680]" office:value-type="float" office:value="798">
            <text:p>798</text:p>
          </table:table-cell>
          <table:table-cell table:formula="of:=[.D679]" office:value-type="float" office:value="120">
            <text:p>120</text:p>
          </table:table-cell>
          <table:table-cell table:formula="of:=FACT([.C680])" office:value-type="float" office:value="0">
            <text:p>#WAARDE!</text:p>
          </table:table-cell>
          <table:table-cell table:formula="of:=[.A680]*[.B680]" office:value-type="float" office:value="678">
            <text:p>678</text:p>
          </table:table-cell>
          <table:table-cell table:formula="of:=([.D680]^[.C680])*EXP(-[.D680])/[.E6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0]+1" office:value-type="float" office:value="679">
            <text:p>679</text:p>
          </table:table-cell>
          <table:table-cell table:formula="of:=[.B680]" office:value-type="float" office:value="1">
            <text:p>1</text:p>
          </table:table-cell>
          <table:table-cell table:formula="of:=[.F681]+[.D681]" office:value-type="float" office:value="799">
            <text:p>799</text:p>
          </table:table-cell>
          <table:table-cell table:formula="of:=[.D680]" office:value-type="float" office:value="120">
            <text:p>120</text:p>
          </table:table-cell>
          <table:table-cell table:formula="of:=FACT([.C681])" office:value-type="float" office:value="0">
            <text:p>#WAARDE!</text:p>
          </table:table-cell>
          <table:table-cell table:formula="of:=[.A681]*[.B681]" office:value-type="float" office:value="679">
            <text:p>679</text:p>
          </table:table-cell>
          <table:table-cell table:formula="of:=([.D681]^[.C681])*EXP(-[.D681])/[.E6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1]+1" office:value-type="float" office:value="680">
            <text:p>680</text:p>
          </table:table-cell>
          <table:table-cell table:formula="of:=[.B681]" office:value-type="float" office:value="1">
            <text:p>1</text:p>
          </table:table-cell>
          <table:table-cell table:formula="of:=[.F682]+[.D682]" office:value-type="float" office:value="800">
            <text:p>800</text:p>
          </table:table-cell>
          <table:table-cell table:formula="of:=[.D681]" office:value-type="float" office:value="120">
            <text:p>120</text:p>
          </table:table-cell>
          <table:table-cell table:formula="of:=FACT([.C682])" office:value-type="float" office:value="0">
            <text:p>#WAARDE!</text:p>
          </table:table-cell>
          <table:table-cell table:formula="of:=[.A682]*[.B682]" office:value-type="float" office:value="680">
            <text:p>680</text:p>
          </table:table-cell>
          <table:table-cell table:formula="of:=([.D682]^[.C682])*EXP(-[.D682])/[.E6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2]+1" office:value-type="float" office:value="681">
            <text:p>681</text:p>
          </table:table-cell>
          <table:table-cell table:formula="of:=[.B682]" office:value-type="float" office:value="1">
            <text:p>1</text:p>
          </table:table-cell>
          <table:table-cell table:formula="of:=[.F683]+[.D683]" office:value-type="float" office:value="801">
            <text:p>801</text:p>
          </table:table-cell>
          <table:table-cell table:formula="of:=[.D682]" office:value-type="float" office:value="120">
            <text:p>120</text:p>
          </table:table-cell>
          <table:table-cell table:formula="of:=FACT([.C683])" office:value-type="float" office:value="0">
            <text:p>#WAARDE!</text:p>
          </table:table-cell>
          <table:table-cell table:formula="of:=[.A683]*[.B683]" office:value-type="float" office:value="681">
            <text:p>681</text:p>
          </table:table-cell>
          <table:table-cell table:formula="of:=([.D683]^[.C683])*EXP(-[.D683])/[.E6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3]+1" office:value-type="float" office:value="682">
            <text:p>682</text:p>
          </table:table-cell>
          <table:table-cell table:formula="of:=[.B683]" office:value-type="float" office:value="1">
            <text:p>1</text:p>
          </table:table-cell>
          <table:table-cell table:formula="of:=[.F684]+[.D684]" office:value-type="float" office:value="802">
            <text:p>802</text:p>
          </table:table-cell>
          <table:table-cell table:formula="of:=[.D683]" office:value-type="float" office:value="120">
            <text:p>120</text:p>
          </table:table-cell>
          <table:table-cell table:formula="of:=FACT([.C684])" office:value-type="float" office:value="0">
            <text:p>#WAARDE!</text:p>
          </table:table-cell>
          <table:table-cell table:formula="of:=[.A684]*[.B684]" office:value-type="float" office:value="682">
            <text:p>682</text:p>
          </table:table-cell>
          <table:table-cell table:formula="of:=([.D684]^[.C684])*EXP(-[.D684])/[.E6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4]+1" office:value-type="float" office:value="683">
            <text:p>683</text:p>
          </table:table-cell>
          <table:table-cell table:formula="of:=[.B684]" office:value-type="float" office:value="1">
            <text:p>1</text:p>
          </table:table-cell>
          <table:table-cell table:formula="of:=[.F685]+[.D685]" office:value-type="float" office:value="803">
            <text:p>803</text:p>
          </table:table-cell>
          <table:table-cell table:formula="of:=[.D684]" office:value-type="float" office:value="120">
            <text:p>120</text:p>
          </table:table-cell>
          <table:table-cell table:formula="of:=FACT([.C685])" office:value-type="float" office:value="0">
            <text:p>#WAARDE!</text:p>
          </table:table-cell>
          <table:table-cell table:formula="of:=[.A685]*[.B685]" office:value-type="float" office:value="683">
            <text:p>683</text:p>
          </table:table-cell>
          <table:table-cell table:formula="of:=([.D685]^[.C685])*EXP(-[.D685])/[.E6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5]+1" office:value-type="float" office:value="684">
            <text:p>684</text:p>
          </table:table-cell>
          <table:table-cell table:formula="of:=[.B685]" office:value-type="float" office:value="1">
            <text:p>1</text:p>
          </table:table-cell>
          <table:table-cell table:formula="of:=[.F686]+[.D686]" office:value-type="float" office:value="804">
            <text:p>804</text:p>
          </table:table-cell>
          <table:table-cell table:formula="of:=[.D685]" office:value-type="float" office:value="120">
            <text:p>120</text:p>
          </table:table-cell>
          <table:table-cell table:formula="of:=FACT([.C686])" office:value-type="float" office:value="0">
            <text:p>#WAARDE!</text:p>
          </table:table-cell>
          <table:table-cell table:formula="of:=[.A686]*[.B686]" office:value-type="float" office:value="684">
            <text:p>684</text:p>
          </table:table-cell>
          <table:table-cell table:formula="of:=([.D686]^[.C686])*EXP(-[.D686])/[.E6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6]+1" office:value-type="float" office:value="685">
            <text:p>685</text:p>
          </table:table-cell>
          <table:table-cell table:formula="of:=[.B686]" office:value-type="float" office:value="1">
            <text:p>1</text:p>
          </table:table-cell>
          <table:table-cell table:formula="of:=[.F687]+[.D687]" office:value-type="float" office:value="805">
            <text:p>805</text:p>
          </table:table-cell>
          <table:table-cell table:formula="of:=[.D686]" office:value-type="float" office:value="120">
            <text:p>120</text:p>
          </table:table-cell>
          <table:table-cell table:formula="of:=FACT([.C687])" office:value-type="float" office:value="0">
            <text:p>#WAARDE!</text:p>
          </table:table-cell>
          <table:table-cell table:formula="of:=[.A687]*[.B687]" office:value-type="float" office:value="685">
            <text:p>685</text:p>
          </table:table-cell>
          <table:table-cell table:formula="of:=([.D687]^[.C687])*EXP(-[.D687])/[.E6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7]+1" office:value-type="float" office:value="686">
            <text:p>686</text:p>
          </table:table-cell>
          <table:table-cell table:formula="of:=[.B687]" office:value-type="float" office:value="1">
            <text:p>1</text:p>
          </table:table-cell>
          <table:table-cell table:formula="of:=[.F688]+[.D688]" office:value-type="float" office:value="806">
            <text:p>806</text:p>
          </table:table-cell>
          <table:table-cell table:formula="of:=[.D687]" office:value-type="float" office:value="120">
            <text:p>120</text:p>
          </table:table-cell>
          <table:table-cell table:formula="of:=FACT([.C688])" office:value-type="float" office:value="0">
            <text:p>#WAARDE!</text:p>
          </table:table-cell>
          <table:table-cell table:formula="of:=[.A688]*[.B688]" office:value-type="float" office:value="686">
            <text:p>686</text:p>
          </table:table-cell>
          <table:table-cell table:formula="of:=([.D688]^[.C688])*EXP(-[.D688])/[.E6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8]+1" office:value-type="float" office:value="687">
            <text:p>687</text:p>
          </table:table-cell>
          <table:table-cell table:formula="of:=[.B688]" office:value-type="float" office:value="1">
            <text:p>1</text:p>
          </table:table-cell>
          <table:table-cell table:formula="of:=[.F689]+[.D689]" office:value-type="float" office:value="807">
            <text:p>807</text:p>
          </table:table-cell>
          <table:table-cell table:formula="of:=[.D688]" office:value-type="float" office:value="120">
            <text:p>120</text:p>
          </table:table-cell>
          <table:table-cell table:formula="of:=FACT([.C689])" office:value-type="float" office:value="0">
            <text:p>#WAARDE!</text:p>
          </table:table-cell>
          <table:table-cell table:formula="of:=[.A689]*[.B689]" office:value-type="float" office:value="687">
            <text:p>687</text:p>
          </table:table-cell>
          <table:table-cell table:formula="of:=([.D689]^[.C689])*EXP(-[.D689])/[.E6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89]+1" office:value-type="float" office:value="688">
            <text:p>688</text:p>
          </table:table-cell>
          <table:table-cell table:formula="of:=[.B689]" office:value-type="float" office:value="1">
            <text:p>1</text:p>
          </table:table-cell>
          <table:table-cell table:formula="of:=[.F690]+[.D690]" office:value-type="float" office:value="808">
            <text:p>808</text:p>
          </table:table-cell>
          <table:table-cell table:formula="of:=[.D689]" office:value-type="float" office:value="120">
            <text:p>120</text:p>
          </table:table-cell>
          <table:table-cell table:formula="of:=FACT([.C690])" office:value-type="float" office:value="0">
            <text:p>#WAARDE!</text:p>
          </table:table-cell>
          <table:table-cell table:formula="of:=[.A690]*[.B690]" office:value-type="float" office:value="688">
            <text:p>688</text:p>
          </table:table-cell>
          <table:table-cell table:formula="of:=([.D690]^[.C690])*EXP(-[.D690])/[.E6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0]+1" office:value-type="float" office:value="689">
            <text:p>689</text:p>
          </table:table-cell>
          <table:table-cell table:formula="of:=[.B690]" office:value-type="float" office:value="1">
            <text:p>1</text:p>
          </table:table-cell>
          <table:table-cell table:formula="of:=[.F691]+[.D691]" office:value-type="float" office:value="809">
            <text:p>809</text:p>
          </table:table-cell>
          <table:table-cell table:formula="of:=[.D690]" office:value-type="float" office:value="120">
            <text:p>120</text:p>
          </table:table-cell>
          <table:table-cell table:formula="of:=FACT([.C691])" office:value-type="float" office:value="0">
            <text:p>#WAARDE!</text:p>
          </table:table-cell>
          <table:table-cell table:formula="of:=[.A691]*[.B691]" office:value-type="float" office:value="689">
            <text:p>689</text:p>
          </table:table-cell>
          <table:table-cell table:formula="of:=([.D691]^[.C691])*EXP(-[.D691])/[.E6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1]+1" office:value-type="float" office:value="690">
            <text:p>690</text:p>
          </table:table-cell>
          <table:table-cell table:formula="of:=[.B691]" office:value-type="float" office:value="1">
            <text:p>1</text:p>
          </table:table-cell>
          <table:table-cell table:formula="of:=[.F692]+[.D692]" office:value-type="float" office:value="810">
            <text:p>810</text:p>
          </table:table-cell>
          <table:table-cell table:formula="of:=[.D691]" office:value-type="float" office:value="120">
            <text:p>120</text:p>
          </table:table-cell>
          <table:table-cell table:formula="of:=FACT([.C692])" office:value-type="float" office:value="0">
            <text:p>#WAARDE!</text:p>
          </table:table-cell>
          <table:table-cell table:formula="of:=[.A692]*[.B692]" office:value-type="float" office:value="690">
            <text:p>690</text:p>
          </table:table-cell>
          <table:table-cell table:formula="of:=([.D692]^[.C692])*EXP(-[.D692])/[.E6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2]+1" office:value-type="float" office:value="691">
            <text:p>691</text:p>
          </table:table-cell>
          <table:table-cell table:formula="of:=[.B692]" office:value-type="float" office:value="1">
            <text:p>1</text:p>
          </table:table-cell>
          <table:table-cell table:formula="of:=[.F693]+[.D693]" office:value-type="float" office:value="811">
            <text:p>811</text:p>
          </table:table-cell>
          <table:table-cell table:formula="of:=[.D692]" office:value-type="float" office:value="120">
            <text:p>120</text:p>
          </table:table-cell>
          <table:table-cell table:formula="of:=FACT([.C693])" office:value-type="float" office:value="0">
            <text:p>#WAARDE!</text:p>
          </table:table-cell>
          <table:table-cell table:formula="of:=[.A693]*[.B693]" office:value-type="float" office:value="691">
            <text:p>691</text:p>
          </table:table-cell>
          <table:table-cell table:formula="of:=([.D693]^[.C693])*EXP(-[.D693])/[.E6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3]+1" office:value-type="float" office:value="692">
            <text:p>692</text:p>
          </table:table-cell>
          <table:table-cell table:formula="of:=[.B693]" office:value-type="float" office:value="1">
            <text:p>1</text:p>
          </table:table-cell>
          <table:table-cell table:formula="of:=[.F694]+[.D694]" office:value-type="float" office:value="812">
            <text:p>812</text:p>
          </table:table-cell>
          <table:table-cell table:formula="of:=[.D693]" office:value-type="float" office:value="120">
            <text:p>120</text:p>
          </table:table-cell>
          <table:table-cell table:formula="of:=FACT([.C694])" office:value-type="float" office:value="0">
            <text:p>#WAARDE!</text:p>
          </table:table-cell>
          <table:table-cell table:formula="of:=[.A694]*[.B694]" office:value-type="float" office:value="692">
            <text:p>692</text:p>
          </table:table-cell>
          <table:table-cell table:formula="of:=([.D694]^[.C694])*EXP(-[.D694])/[.E6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4]+1" office:value-type="float" office:value="693">
            <text:p>693</text:p>
          </table:table-cell>
          <table:table-cell table:formula="of:=[.B694]" office:value-type="float" office:value="1">
            <text:p>1</text:p>
          </table:table-cell>
          <table:table-cell table:formula="of:=[.F695]+[.D695]" office:value-type="float" office:value="813">
            <text:p>813</text:p>
          </table:table-cell>
          <table:table-cell table:formula="of:=[.D694]" office:value-type="float" office:value="120">
            <text:p>120</text:p>
          </table:table-cell>
          <table:table-cell table:formula="of:=FACT([.C695])" office:value-type="float" office:value="0">
            <text:p>#WAARDE!</text:p>
          </table:table-cell>
          <table:table-cell table:formula="of:=[.A695]*[.B695]" office:value-type="float" office:value="693">
            <text:p>693</text:p>
          </table:table-cell>
          <table:table-cell table:formula="of:=([.D695]^[.C695])*EXP(-[.D695])/[.E6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5]+1" office:value-type="float" office:value="694">
            <text:p>694</text:p>
          </table:table-cell>
          <table:table-cell table:formula="of:=[.B695]" office:value-type="float" office:value="1">
            <text:p>1</text:p>
          </table:table-cell>
          <table:table-cell table:formula="of:=[.F696]+[.D696]" office:value-type="float" office:value="814">
            <text:p>814</text:p>
          </table:table-cell>
          <table:table-cell table:formula="of:=[.D695]" office:value-type="float" office:value="120">
            <text:p>120</text:p>
          </table:table-cell>
          <table:table-cell table:formula="of:=FACT([.C696])" office:value-type="float" office:value="0">
            <text:p>#WAARDE!</text:p>
          </table:table-cell>
          <table:table-cell table:formula="of:=[.A696]*[.B696]" office:value-type="float" office:value="694">
            <text:p>694</text:p>
          </table:table-cell>
          <table:table-cell table:formula="of:=([.D696]^[.C696])*EXP(-[.D696])/[.E6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6]+1" office:value-type="float" office:value="695">
            <text:p>695</text:p>
          </table:table-cell>
          <table:table-cell table:formula="of:=[.B696]" office:value-type="float" office:value="1">
            <text:p>1</text:p>
          </table:table-cell>
          <table:table-cell table:formula="of:=[.F697]+[.D697]" office:value-type="float" office:value="815">
            <text:p>815</text:p>
          </table:table-cell>
          <table:table-cell table:formula="of:=[.D696]" office:value-type="float" office:value="120">
            <text:p>120</text:p>
          </table:table-cell>
          <table:table-cell table:formula="of:=FACT([.C697])" office:value-type="float" office:value="0">
            <text:p>#WAARDE!</text:p>
          </table:table-cell>
          <table:table-cell table:formula="of:=[.A697]*[.B697]" office:value-type="float" office:value="695">
            <text:p>695</text:p>
          </table:table-cell>
          <table:table-cell table:formula="of:=([.D697]^[.C697])*EXP(-[.D697])/[.E6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7]+1" office:value-type="float" office:value="696">
            <text:p>696</text:p>
          </table:table-cell>
          <table:table-cell table:formula="of:=[.B697]" office:value-type="float" office:value="1">
            <text:p>1</text:p>
          </table:table-cell>
          <table:table-cell table:formula="of:=[.F698]+[.D698]" office:value-type="float" office:value="816">
            <text:p>816</text:p>
          </table:table-cell>
          <table:table-cell table:formula="of:=[.D697]" office:value-type="float" office:value="120">
            <text:p>120</text:p>
          </table:table-cell>
          <table:table-cell table:formula="of:=FACT([.C698])" office:value-type="float" office:value="0">
            <text:p>#WAARDE!</text:p>
          </table:table-cell>
          <table:table-cell table:formula="of:=[.A698]*[.B698]" office:value-type="float" office:value="696">
            <text:p>696</text:p>
          </table:table-cell>
          <table:table-cell table:formula="of:=([.D698]^[.C698])*EXP(-[.D698])/[.E6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8]+1" office:value-type="float" office:value="697">
            <text:p>697</text:p>
          </table:table-cell>
          <table:table-cell table:formula="of:=[.B698]" office:value-type="float" office:value="1">
            <text:p>1</text:p>
          </table:table-cell>
          <table:table-cell table:formula="of:=[.F699]+[.D699]" office:value-type="float" office:value="817">
            <text:p>817</text:p>
          </table:table-cell>
          <table:table-cell table:formula="of:=[.D698]" office:value-type="float" office:value="120">
            <text:p>120</text:p>
          </table:table-cell>
          <table:table-cell table:formula="of:=FACT([.C699])" office:value-type="float" office:value="0">
            <text:p>#WAARDE!</text:p>
          </table:table-cell>
          <table:table-cell table:formula="of:=[.A699]*[.B699]" office:value-type="float" office:value="697">
            <text:p>697</text:p>
          </table:table-cell>
          <table:table-cell table:formula="of:=([.D699]^[.C699])*EXP(-[.D699])/[.E6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699]+1" office:value-type="float" office:value="698">
            <text:p>698</text:p>
          </table:table-cell>
          <table:table-cell table:formula="of:=[.B699]" office:value-type="float" office:value="1">
            <text:p>1</text:p>
          </table:table-cell>
          <table:table-cell table:formula="of:=[.F700]+[.D700]" office:value-type="float" office:value="818">
            <text:p>818</text:p>
          </table:table-cell>
          <table:table-cell table:formula="of:=[.D699]" office:value-type="float" office:value="120">
            <text:p>120</text:p>
          </table:table-cell>
          <table:table-cell table:formula="of:=FACT([.C700])" office:value-type="float" office:value="0">
            <text:p>#WAARDE!</text:p>
          </table:table-cell>
          <table:table-cell table:formula="of:=[.A700]*[.B700]" office:value-type="float" office:value="698">
            <text:p>698</text:p>
          </table:table-cell>
          <table:table-cell table:formula="of:=([.D700]^[.C700])*EXP(-[.D700])/[.E7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0]+1" office:value-type="float" office:value="699">
            <text:p>699</text:p>
          </table:table-cell>
          <table:table-cell table:formula="of:=[.B700]" office:value-type="float" office:value="1">
            <text:p>1</text:p>
          </table:table-cell>
          <table:table-cell table:formula="of:=[.F701]+[.D701]" office:value-type="float" office:value="819">
            <text:p>819</text:p>
          </table:table-cell>
          <table:table-cell table:formula="of:=[.D700]" office:value-type="float" office:value="120">
            <text:p>120</text:p>
          </table:table-cell>
          <table:table-cell table:formula="of:=FACT([.C701])" office:value-type="float" office:value="0">
            <text:p>#WAARDE!</text:p>
          </table:table-cell>
          <table:table-cell table:formula="of:=[.A701]*[.B701]" office:value-type="float" office:value="699">
            <text:p>699</text:p>
          </table:table-cell>
          <table:table-cell table:formula="of:=([.D701]^[.C701])*EXP(-[.D701])/[.E7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1]+1" office:value-type="float" office:value="700">
            <text:p>700</text:p>
          </table:table-cell>
          <table:table-cell table:formula="of:=[.B701]" office:value-type="float" office:value="1">
            <text:p>1</text:p>
          </table:table-cell>
          <table:table-cell table:formula="of:=[.F702]+[.D702]" office:value-type="float" office:value="820">
            <text:p>820</text:p>
          </table:table-cell>
          <table:table-cell table:formula="of:=[.D701]" office:value-type="float" office:value="120">
            <text:p>120</text:p>
          </table:table-cell>
          <table:table-cell table:formula="of:=FACT([.C702])" office:value-type="float" office:value="0">
            <text:p>#WAARDE!</text:p>
          </table:table-cell>
          <table:table-cell table:formula="of:=[.A702]*[.B702]" office:value-type="float" office:value="700">
            <text:p>700</text:p>
          </table:table-cell>
          <table:table-cell table:formula="of:=([.D702]^[.C702])*EXP(-[.D702])/[.E7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2]+1" office:value-type="float" office:value="701">
            <text:p>701</text:p>
          </table:table-cell>
          <table:table-cell table:formula="of:=[.B702]" office:value-type="float" office:value="1">
            <text:p>1</text:p>
          </table:table-cell>
          <table:table-cell table:formula="of:=[.F703]+[.D703]" office:value-type="float" office:value="821">
            <text:p>821</text:p>
          </table:table-cell>
          <table:table-cell table:formula="of:=[.D702]" office:value-type="float" office:value="120">
            <text:p>120</text:p>
          </table:table-cell>
          <table:table-cell table:formula="of:=FACT([.C703])" office:value-type="float" office:value="0">
            <text:p>#WAARDE!</text:p>
          </table:table-cell>
          <table:table-cell table:formula="of:=[.A703]*[.B703]" office:value-type="float" office:value="701">
            <text:p>701</text:p>
          </table:table-cell>
          <table:table-cell table:formula="of:=([.D703]^[.C703])*EXP(-[.D703])/[.E7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3]+1" office:value-type="float" office:value="702">
            <text:p>702</text:p>
          </table:table-cell>
          <table:table-cell table:formula="of:=[.B703]" office:value-type="float" office:value="1">
            <text:p>1</text:p>
          </table:table-cell>
          <table:table-cell table:formula="of:=[.F704]+[.D704]" office:value-type="float" office:value="822">
            <text:p>822</text:p>
          </table:table-cell>
          <table:table-cell table:formula="of:=[.D703]" office:value-type="float" office:value="120">
            <text:p>120</text:p>
          </table:table-cell>
          <table:table-cell table:formula="of:=FACT([.C704])" office:value-type="float" office:value="0">
            <text:p>#WAARDE!</text:p>
          </table:table-cell>
          <table:table-cell table:formula="of:=[.A704]*[.B704]" office:value-type="float" office:value="702">
            <text:p>702</text:p>
          </table:table-cell>
          <table:table-cell table:formula="of:=([.D704]^[.C704])*EXP(-[.D704])/[.E7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4]+1" office:value-type="float" office:value="703">
            <text:p>703</text:p>
          </table:table-cell>
          <table:table-cell table:formula="of:=[.B704]" office:value-type="float" office:value="1">
            <text:p>1</text:p>
          </table:table-cell>
          <table:table-cell table:formula="of:=[.F705]+[.D705]" office:value-type="float" office:value="823">
            <text:p>823</text:p>
          </table:table-cell>
          <table:table-cell table:formula="of:=[.D704]" office:value-type="float" office:value="120">
            <text:p>120</text:p>
          </table:table-cell>
          <table:table-cell table:formula="of:=FACT([.C705])" office:value-type="float" office:value="0">
            <text:p>#WAARDE!</text:p>
          </table:table-cell>
          <table:table-cell table:formula="of:=[.A705]*[.B705]" office:value-type="float" office:value="703">
            <text:p>703</text:p>
          </table:table-cell>
          <table:table-cell table:formula="of:=([.D705]^[.C705])*EXP(-[.D705])/[.E7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5]+1" office:value-type="float" office:value="704">
            <text:p>704</text:p>
          </table:table-cell>
          <table:table-cell table:formula="of:=[.B705]" office:value-type="float" office:value="1">
            <text:p>1</text:p>
          </table:table-cell>
          <table:table-cell table:formula="of:=[.F706]+[.D706]" office:value-type="float" office:value="824">
            <text:p>824</text:p>
          </table:table-cell>
          <table:table-cell table:formula="of:=[.D705]" office:value-type="float" office:value="120">
            <text:p>120</text:p>
          </table:table-cell>
          <table:table-cell table:formula="of:=FACT([.C706])" office:value-type="float" office:value="0">
            <text:p>#WAARDE!</text:p>
          </table:table-cell>
          <table:table-cell table:formula="of:=[.A706]*[.B706]" office:value-type="float" office:value="704">
            <text:p>704</text:p>
          </table:table-cell>
          <table:table-cell table:formula="of:=([.D706]^[.C706])*EXP(-[.D706])/[.E7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6]+1" office:value-type="float" office:value="705">
            <text:p>705</text:p>
          </table:table-cell>
          <table:table-cell table:formula="of:=[.B706]" office:value-type="float" office:value="1">
            <text:p>1</text:p>
          </table:table-cell>
          <table:table-cell table:formula="of:=[.F707]+[.D707]" office:value-type="float" office:value="825">
            <text:p>825</text:p>
          </table:table-cell>
          <table:table-cell table:formula="of:=[.D706]" office:value-type="float" office:value="120">
            <text:p>120</text:p>
          </table:table-cell>
          <table:table-cell table:formula="of:=FACT([.C707])" office:value-type="float" office:value="0">
            <text:p>#WAARDE!</text:p>
          </table:table-cell>
          <table:table-cell table:formula="of:=[.A707]*[.B707]" office:value-type="float" office:value="705">
            <text:p>705</text:p>
          </table:table-cell>
          <table:table-cell table:formula="of:=([.D707]^[.C707])*EXP(-[.D707])/[.E7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7]+1" office:value-type="float" office:value="706">
            <text:p>706</text:p>
          </table:table-cell>
          <table:table-cell table:formula="of:=[.B707]" office:value-type="float" office:value="1">
            <text:p>1</text:p>
          </table:table-cell>
          <table:table-cell table:formula="of:=[.F708]+[.D708]" office:value-type="float" office:value="826">
            <text:p>826</text:p>
          </table:table-cell>
          <table:table-cell table:formula="of:=[.D707]" office:value-type="float" office:value="120">
            <text:p>120</text:p>
          </table:table-cell>
          <table:table-cell table:formula="of:=FACT([.C708])" office:value-type="float" office:value="0">
            <text:p>#WAARDE!</text:p>
          </table:table-cell>
          <table:table-cell table:formula="of:=[.A708]*[.B708]" office:value-type="float" office:value="706">
            <text:p>706</text:p>
          </table:table-cell>
          <table:table-cell table:formula="of:=([.D708]^[.C708])*EXP(-[.D708])/[.E7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8]+1" office:value-type="float" office:value="707">
            <text:p>707</text:p>
          </table:table-cell>
          <table:table-cell table:formula="of:=[.B708]" office:value-type="float" office:value="1">
            <text:p>1</text:p>
          </table:table-cell>
          <table:table-cell table:formula="of:=[.F709]+[.D709]" office:value-type="float" office:value="827">
            <text:p>827</text:p>
          </table:table-cell>
          <table:table-cell table:formula="of:=[.D708]" office:value-type="float" office:value="120">
            <text:p>120</text:p>
          </table:table-cell>
          <table:table-cell table:formula="of:=FACT([.C709])" office:value-type="float" office:value="0">
            <text:p>#WAARDE!</text:p>
          </table:table-cell>
          <table:table-cell table:formula="of:=[.A709]*[.B709]" office:value-type="float" office:value="707">
            <text:p>707</text:p>
          </table:table-cell>
          <table:table-cell table:formula="of:=([.D709]^[.C709])*EXP(-[.D709])/[.E7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09]+1" office:value-type="float" office:value="708">
            <text:p>708</text:p>
          </table:table-cell>
          <table:table-cell table:formula="of:=[.B709]" office:value-type="float" office:value="1">
            <text:p>1</text:p>
          </table:table-cell>
          <table:table-cell table:formula="of:=[.F710]+[.D710]" office:value-type="float" office:value="828">
            <text:p>828</text:p>
          </table:table-cell>
          <table:table-cell table:formula="of:=[.D709]" office:value-type="float" office:value="120">
            <text:p>120</text:p>
          </table:table-cell>
          <table:table-cell table:formula="of:=FACT([.C710])" office:value-type="float" office:value="0">
            <text:p>#WAARDE!</text:p>
          </table:table-cell>
          <table:table-cell table:formula="of:=[.A710]*[.B710]" office:value-type="float" office:value="708">
            <text:p>708</text:p>
          </table:table-cell>
          <table:table-cell table:formula="of:=([.D710]^[.C710])*EXP(-[.D710])/[.E7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0]+1" office:value-type="float" office:value="709">
            <text:p>709</text:p>
          </table:table-cell>
          <table:table-cell table:formula="of:=[.B710]" office:value-type="float" office:value="1">
            <text:p>1</text:p>
          </table:table-cell>
          <table:table-cell table:formula="of:=[.F711]+[.D711]" office:value-type="float" office:value="829">
            <text:p>829</text:p>
          </table:table-cell>
          <table:table-cell table:formula="of:=[.D710]" office:value-type="float" office:value="120">
            <text:p>120</text:p>
          </table:table-cell>
          <table:table-cell table:formula="of:=FACT([.C711])" office:value-type="float" office:value="0">
            <text:p>#WAARDE!</text:p>
          </table:table-cell>
          <table:table-cell table:formula="of:=[.A711]*[.B711]" office:value-type="float" office:value="709">
            <text:p>709</text:p>
          </table:table-cell>
          <table:table-cell table:formula="of:=([.D711]^[.C711])*EXP(-[.D711])/[.E7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1]+1" office:value-type="float" office:value="710">
            <text:p>710</text:p>
          </table:table-cell>
          <table:table-cell table:formula="of:=[.B711]" office:value-type="float" office:value="1">
            <text:p>1</text:p>
          </table:table-cell>
          <table:table-cell table:formula="of:=[.F712]+[.D712]" office:value-type="float" office:value="830">
            <text:p>830</text:p>
          </table:table-cell>
          <table:table-cell table:formula="of:=[.D711]" office:value-type="float" office:value="120">
            <text:p>120</text:p>
          </table:table-cell>
          <table:table-cell table:formula="of:=FACT([.C712])" office:value-type="float" office:value="0">
            <text:p>#WAARDE!</text:p>
          </table:table-cell>
          <table:table-cell table:formula="of:=[.A712]*[.B712]" office:value-type="float" office:value="710">
            <text:p>710</text:p>
          </table:table-cell>
          <table:table-cell table:formula="of:=([.D712]^[.C712])*EXP(-[.D712])/[.E7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2]+1" office:value-type="float" office:value="711">
            <text:p>711</text:p>
          </table:table-cell>
          <table:table-cell table:formula="of:=[.B712]" office:value-type="float" office:value="1">
            <text:p>1</text:p>
          </table:table-cell>
          <table:table-cell table:formula="of:=[.F713]+[.D713]" office:value-type="float" office:value="831">
            <text:p>831</text:p>
          </table:table-cell>
          <table:table-cell table:formula="of:=[.D712]" office:value-type="float" office:value="120">
            <text:p>120</text:p>
          </table:table-cell>
          <table:table-cell table:formula="of:=FACT([.C713])" office:value-type="float" office:value="0">
            <text:p>#WAARDE!</text:p>
          </table:table-cell>
          <table:table-cell table:formula="of:=[.A713]*[.B713]" office:value-type="float" office:value="711">
            <text:p>711</text:p>
          </table:table-cell>
          <table:table-cell table:formula="of:=([.D713]^[.C713])*EXP(-[.D713])/[.E7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3]+1" office:value-type="float" office:value="712">
            <text:p>712</text:p>
          </table:table-cell>
          <table:table-cell table:formula="of:=[.B713]" office:value-type="float" office:value="1">
            <text:p>1</text:p>
          </table:table-cell>
          <table:table-cell table:formula="of:=[.F714]+[.D714]" office:value-type="float" office:value="832">
            <text:p>832</text:p>
          </table:table-cell>
          <table:table-cell table:formula="of:=[.D713]" office:value-type="float" office:value="120">
            <text:p>120</text:p>
          </table:table-cell>
          <table:table-cell table:formula="of:=FACT([.C714])" office:value-type="float" office:value="0">
            <text:p>#WAARDE!</text:p>
          </table:table-cell>
          <table:table-cell table:formula="of:=[.A714]*[.B714]" office:value-type="float" office:value="712">
            <text:p>712</text:p>
          </table:table-cell>
          <table:table-cell table:formula="of:=([.D714]^[.C714])*EXP(-[.D714])/[.E7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4]+1" office:value-type="float" office:value="713">
            <text:p>713</text:p>
          </table:table-cell>
          <table:table-cell table:formula="of:=[.B714]" office:value-type="float" office:value="1">
            <text:p>1</text:p>
          </table:table-cell>
          <table:table-cell table:formula="of:=[.F715]+[.D715]" office:value-type="float" office:value="833">
            <text:p>833</text:p>
          </table:table-cell>
          <table:table-cell table:formula="of:=[.D714]" office:value-type="float" office:value="120">
            <text:p>120</text:p>
          </table:table-cell>
          <table:table-cell table:formula="of:=FACT([.C715])" office:value-type="float" office:value="0">
            <text:p>#WAARDE!</text:p>
          </table:table-cell>
          <table:table-cell table:formula="of:=[.A715]*[.B715]" office:value-type="float" office:value="713">
            <text:p>713</text:p>
          </table:table-cell>
          <table:table-cell table:formula="of:=([.D715]^[.C715])*EXP(-[.D715])/[.E7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5]+1" office:value-type="float" office:value="714">
            <text:p>714</text:p>
          </table:table-cell>
          <table:table-cell table:formula="of:=[.B715]" office:value-type="float" office:value="1">
            <text:p>1</text:p>
          </table:table-cell>
          <table:table-cell table:formula="of:=[.F716]+[.D716]" office:value-type="float" office:value="834">
            <text:p>834</text:p>
          </table:table-cell>
          <table:table-cell table:formula="of:=[.D715]" office:value-type="float" office:value="120">
            <text:p>120</text:p>
          </table:table-cell>
          <table:table-cell table:formula="of:=FACT([.C716])" office:value-type="float" office:value="0">
            <text:p>#WAARDE!</text:p>
          </table:table-cell>
          <table:table-cell table:formula="of:=[.A716]*[.B716]" office:value-type="float" office:value="714">
            <text:p>714</text:p>
          </table:table-cell>
          <table:table-cell table:formula="of:=([.D716]^[.C716])*EXP(-[.D716])/[.E7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6]+1" office:value-type="float" office:value="715">
            <text:p>715</text:p>
          </table:table-cell>
          <table:table-cell table:formula="of:=[.B716]" office:value-type="float" office:value="1">
            <text:p>1</text:p>
          </table:table-cell>
          <table:table-cell table:formula="of:=[.F717]+[.D717]" office:value-type="float" office:value="835">
            <text:p>835</text:p>
          </table:table-cell>
          <table:table-cell table:formula="of:=[.D716]" office:value-type="float" office:value="120">
            <text:p>120</text:p>
          </table:table-cell>
          <table:table-cell table:formula="of:=FACT([.C717])" office:value-type="float" office:value="0">
            <text:p>#WAARDE!</text:p>
          </table:table-cell>
          <table:table-cell table:formula="of:=[.A717]*[.B717]" office:value-type="float" office:value="715">
            <text:p>715</text:p>
          </table:table-cell>
          <table:table-cell table:formula="of:=([.D717]^[.C717])*EXP(-[.D717])/[.E7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7]+1" office:value-type="float" office:value="716">
            <text:p>716</text:p>
          </table:table-cell>
          <table:table-cell table:formula="of:=[.B717]" office:value-type="float" office:value="1">
            <text:p>1</text:p>
          </table:table-cell>
          <table:table-cell table:formula="of:=[.F718]+[.D718]" office:value-type="float" office:value="836">
            <text:p>836</text:p>
          </table:table-cell>
          <table:table-cell table:formula="of:=[.D717]" office:value-type="float" office:value="120">
            <text:p>120</text:p>
          </table:table-cell>
          <table:table-cell table:formula="of:=FACT([.C718])" office:value-type="float" office:value="0">
            <text:p>#WAARDE!</text:p>
          </table:table-cell>
          <table:table-cell table:formula="of:=[.A718]*[.B718]" office:value-type="float" office:value="716">
            <text:p>716</text:p>
          </table:table-cell>
          <table:table-cell table:formula="of:=([.D718]^[.C718])*EXP(-[.D718])/[.E7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8]+1" office:value-type="float" office:value="717">
            <text:p>717</text:p>
          </table:table-cell>
          <table:table-cell table:formula="of:=[.B718]" office:value-type="float" office:value="1">
            <text:p>1</text:p>
          </table:table-cell>
          <table:table-cell table:formula="of:=[.F719]+[.D719]" office:value-type="float" office:value="837">
            <text:p>837</text:p>
          </table:table-cell>
          <table:table-cell table:formula="of:=[.D718]" office:value-type="float" office:value="120">
            <text:p>120</text:p>
          </table:table-cell>
          <table:table-cell table:formula="of:=FACT([.C719])" office:value-type="float" office:value="0">
            <text:p>#WAARDE!</text:p>
          </table:table-cell>
          <table:table-cell table:formula="of:=[.A719]*[.B719]" office:value-type="float" office:value="717">
            <text:p>717</text:p>
          </table:table-cell>
          <table:table-cell table:formula="of:=([.D719]^[.C719])*EXP(-[.D719])/[.E7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19]+1" office:value-type="float" office:value="718">
            <text:p>718</text:p>
          </table:table-cell>
          <table:table-cell table:formula="of:=[.B719]" office:value-type="float" office:value="1">
            <text:p>1</text:p>
          </table:table-cell>
          <table:table-cell table:formula="of:=[.F720]+[.D720]" office:value-type="float" office:value="838">
            <text:p>838</text:p>
          </table:table-cell>
          <table:table-cell table:formula="of:=[.D719]" office:value-type="float" office:value="120">
            <text:p>120</text:p>
          </table:table-cell>
          <table:table-cell table:formula="of:=FACT([.C720])" office:value-type="float" office:value="0">
            <text:p>#WAARDE!</text:p>
          </table:table-cell>
          <table:table-cell table:formula="of:=[.A720]*[.B720]" office:value-type="float" office:value="718">
            <text:p>718</text:p>
          </table:table-cell>
          <table:table-cell table:formula="of:=([.D720]^[.C720])*EXP(-[.D720])/[.E7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0]+1" office:value-type="float" office:value="719">
            <text:p>719</text:p>
          </table:table-cell>
          <table:table-cell table:formula="of:=[.B720]" office:value-type="float" office:value="1">
            <text:p>1</text:p>
          </table:table-cell>
          <table:table-cell table:formula="of:=[.F721]+[.D721]" office:value-type="float" office:value="839">
            <text:p>839</text:p>
          </table:table-cell>
          <table:table-cell table:formula="of:=[.D720]" office:value-type="float" office:value="120">
            <text:p>120</text:p>
          </table:table-cell>
          <table:table-cell table:formula="of:=FACT([.C721])" office:value-type="float" office:value="0">
            <text:p>#WAARDE!</text:p>
          </table:table-cell>
          <table:table-cell table:formula="of:=[.A721]*[.B721]" office:value-type="float" office:value="719">
            <text:p>719</text:p>
          </table:table-cell>
          <table:table-cell table:formula="of:=([.D721]^[.C721])*EXP(-[.D721])/[.E7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1]+1" office:value-type="float" office:value="720">
            <text:p>720</text:p>
          </table:table-cell>
          <table:table-cell table:formula="of:=[.B721]" office:value-type="float" office:value="1">
            <text:p>1</text:p>
          </table:table-cell>
          <table:table-cell table:formula="of:=[.F722]+[.D722]" office:value-type="float" office:value="840">
            <text:p>840</text:p>
          </table:table-cell>
          <table:table-cell table:formula="of:=[.D721]" office:value-type="float" office:value="120">
            <text:p>120</text:p>
          </table:table-cell>
          <table:table-cell table:formula="of:=FACT([.C722])" office:value-type="float" office:value="0">
            <text:p>#WAARDE!</text:p>
          </table:table-cell>
          <table:table-cell table:formula="of:=[.A722]*[.B722]" office:value-type="float" office:value="720">
            <text:p>720</text:p>
          </table:table-cell>
          <table:table-cell table:formula="of:=([.D722]^[.C722])*EXP(-[.D722])/[.E7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2]+1" office:value-type="float" office:value="721">
            <text:p>721</text:p>
          </table:table-cell>
          <table:table-cell table:formula="of:=[.B722]" office:value-type="float" office:value="1">
            <text:p>1</text:p>
          </table:table-cell>
          <table:table-cell table:formula="of:=[.F723]+[.D723]" office:value-type="float" office:value="841">
            <text:p>841</text:p>
          </table:table-cell>
          <table:table-cell table:formula="of:=[.D722]" office:value-type="float" office:value="120">
            <text:p>120</text:p>
          </table:table-cell>
          <table:table-cell table:formula="of:=FACT([.C723])" office:value-type="float" office:value="0">
            <text:p>#WAARDE!</text:p>
          </table:table-cell>
          <table:table-cell table:formula="of:=[.A723]*[.B723]" office:value-type="float" office:value="721">
            <text:p>721</text:p>
          </table:table-cell>
          <table:table-cell table:formula="of:=([.D723]^[.C723])*EXP(-[.D723])/[.E7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3]+1" office:value-type="float" office:value="722">
            <text:p>722</text:p>
          </table:table-cell>
          <table:table-cell table:formula="of:=[.B723]" office:value-type="float" office:value="1">
            <text:p>1</text:p>
          </table:table-cell>
          <table:table-cell table:formula="of:=[.F724]+[.D724]" office:value-type="float" office:value="842">
            <text:p>842</text:p>
          </table:table-cell>
          <table:table-cell table:formula="of:=[.D723]" office:value-type="float" office:value="120">
            <text:p>120</text:p>
          </table:table-cell>
          <table:table-cell table:formula="of:=FACT([.C724])" office:value-type="float" office:value="0">
            <text:p>#WAARDE!</text:p>
          </table:table-cell>
          <table:table-cell table:formula="of:=[.A724]*[.B724]" office:value-type="float" office:value="722">
            <text:p>722</text:p>
          </table:table-cell>
          <table:table-cell table:formula="of:=([.D724]^[.C724])*EXP(-[.D724])/[.E7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4]+1" office:value-type="float" office:value="723">
            <text:p>723</text:p>
          </table:table-cell>
          <table:table-cell table:formula="of:=[.B724]" office:value-type="float" office:value="1">
            <text:p>1</text:p>
          </table:table-cell>
          <table:table-cell table:formula="of:=[.F725]+[.D725]" office:value-type="float" office:value="843">
            <text:p>843</text:p>
          </table:table-cell>
          <table:table-cell table:formula="of:=[.D724]" office:value-type="float" office:value="120">
            <text:p>120</text:p>
          </table:table-cell>
          <table:table-cell table:formula="of:=FACT([.C725])" office:value-type="float" office:value="0">
            <text:p>#WAARDE!</text:p>
          </table:table-cell>
          <table:table-cell table:formula="of:=[.A725]*[.B725]" office:value-type="float" office:value="723">
            <text:p>723</text:p>
          </table:table-cell>
          <table:table-cell table:formula="of:=([.D725]^[.C725])*EXP(-[.D725])/[.E7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5]+1" office:value-type="float" office:value="724">
            <text:p>724</text:p>
          </table:table-cell>
          <table:table-cell table:formula="of:=[.B725]" office:value-type="float" office:value="1">
            <text:p>1</text:p>
          </table:table-cell>
          <table:table-cell table:formula="of:=[.F726]+[.D726]" office:value-type="float" office:value="844">
            <text:p>844</text:p>
          </table:table-cell>
          <table:table-cell table:formula="of:=[.D725]" office:value-type="float" office:value="120">
            <text:p>120</text:p>
          </table:table-cell>
          <table:table-cell table:formula="of:=FACT([.C726])" office:value-type="float" office:value="0">
            <text:p>#WAARDE!</text:p>
          </table:table-cell>
          <table:table-cell table:formula="of:=[.A726]*[.B726]" office:value-type="float" office:value="724">
            <text:p>724</text:p>
          </table:table-cell>
          <table:table-cell table:formula="of:=([.D726]^[.C726])*EXP(-[.D726])/[.E7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6]+1" office:value-type="float" office:value="725">
            <text:p>725</text:p>
          </table:table-cell>
          <table:table-cell table:formula="of:=[.B726]" office:value-type="float" office:value="1">
            <text:p>1</text:p>
          </table:table-cell>
          <table:table-cell table:formula="of:=[.F727]+[.D727]" office:value-type="float" office:value="845">
            <text:p>845</text:p>
          </table:table-cell>
          <table:table-cell table:formula="of:=[.D726]" office:value-type="float" office:value="120">
            <text:p>120</text:p>
          </table:table-cell>
          <table:table-cell table:formula="of:=FACT([.C727])" office:value-type="float" office:value="0">
            <text:p>#WAARDE!</text:p>
          </table:table-cell>
          <table:table-cell table:formula="of:=[.A727]*[.B727]" office:value-type="float" office:value="725">
            <text:p>725</text:p>
          </table:table-cell>
          <table:table-cell table:formula="of:=([.D727]^[.C727])*EXP(-[.D727])/[.E7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7]+1" office:value-type="float" office:value="726">
            <text:p>726</text:p>
          </table:table-cell>
          <table:table-cell table:formula="of:=[.B727]" office:value-type="float" office:value="1">
            <text:p>1</text:p>
          </table:table-cell>
          <table:table-cell table:formula="of:=[.F728]+[.D728]" office:value-type="float" office:value="846">
            <text:p>846</text:p>
          </table:table-cell>
          <table:table-cell table:formula="of:=[.D727]" office:value-type="float" office:value="120">
            <text:p>120</text:p>
          </table:table-cell>
          <table:table-cell table:formula="of:=FACT([.C728])" office:value-type="float" office:value="0">
            <text:p>#WAARDE!</text:p>
          </table:table-cell>
          <table:table-cell table:formula="of:=[.A728]*[.B728]" office:value-type="float" office:value="726">
            <text:p>726</text:p>
          </table:table-cell>
          <table:table-cell table:formula="of:=([.D728]^[.C728])*EXP(-[.D728])/[.E7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8]+1" office:value-type="float" office:value="727">
            <text:p>727</text:p>
          </table:table-cell>
          <table:table-cell table:formula="of:=[.B728]" office:value-type="float" office:value="1">
            <text:p>1</text:p>
          </table:table-cell>
          <table:table-cell table:formula="of:=[.F729]+[.D729]" office:value-type="float" office:value="847">
            <text:p>847</text:p>
          </table:table-cell>
          <table:table-cell table:formula="of:=[.D728]" office:value-type="float" office:value="120">
            <text:p>120</text:p>
          </table:table-cell>
          <table:table-cell table:formula="of:=FACT([.C729])" office:value-type="float" office:value="0">
            <text:p>#WAARDE!</text:p>
          </table:table-cell>
          <table:table-cell table:formula="of:=[.A729]*[.B729]" office:value-type="float" office:value="727">
            <text:p>727</text:p>
          </table:table-cell>
          <table:table-cell table:formula="of:=([.D729]^[.C729])*EXP(-[.D729])/[.E7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29]+1" office:value-type="float" office:value="728">
            <text:p>728</text:p>
          </table:table-cell>
          <table:table-cell table:formula="of:=[.B729]" office:value-type="float" office:value="1">
            <text:p>1</text:p>
          </table:table-cell>
          <table:table-cell table:formula="of:=[.F730]+[.D730]" office:value-type="float" office:value="848">
            <text:p>848</text:p>
          </table:table-cell>
          <table:table-cell table:formula="of:=[.D729]" office:value-type="float" office:value="120">
            <text:p>120</text:p>
          </table:table-cell>
          <table:table-cell table:formula="of:=FACT([.C730])" office:value-type="float" office:value="0">
            <text:p>#WAARDE!</text:p>
          </table:table-cell>
          <table:table-cell table:formula="of:=[.A730]*[.B730]" office:value-type="float" office:value="728">
            <text:p>728</text:p>
          </table:table-cell>
          <table:table-cell table:formula="of:=([.D730]^[.C730])*EXP(-[.D730])/[.E7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0]+1" office:value-type="float" office:value="729">
            <text:p>729</text:p>
          </table:table-cell>
          <table:table-cell table:formula="of:=[.B730]" office:value-type="float" office:value="1">
            <text:p>1</text:p>
          </table:table-cell>
          <table:table-cell table:formula="of:=[.F731]+[.D731]" office:value-type="float" office:value="849">
            <text:p>849</text:p>
          </table:table-cell>
          <table:table-cell table:formula="of:=[.D730]" office:value-type="float" office:value="120">
            <text:p>120</text:p>
          </table:table-cell>
          <table:table-cell table:formula="of:=FACT([.C731])" office:value-type="float" office:value="0">
            <text:p>#WAARDE!</text:p>
          </table:table-cell>
          <table:table-cell table:formula="of:=[.A731]*[.B731]" office:value-type="float" office:value="729">
            <text:p>729</text:p>
          </table:table-cell>
          <table:table-cell table:formula="of:=([.D731]^[.C731])*EXP(-[.D731])/[.E7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1]+1" office:value-type="float" office:value="730">
            <text:p>730</text:p>
          </table:table-cell>
          <table:table-cell table:formula="of:=[.B731]" office:value-type="float" office:value="1">
            <text:p>1</text:p>
          </table:table-cell>
          <table:table-cell table:formula="of:=[.F732]+[.D732]" office:value-type="float" office:value="850">
            <text:p>850</text:p>
          </table:table-cell>
          <table:table-cell table:formula="of:=[.D731]" office:value-type="float" office:value="120">
            <text:p>120</text:p>
          </table:table-cell>
          <table:table-cell table:formula="of:=FACT([.C732])" office:value-type="float" office:value="0">
            <text:p>#WAARDE!</text:p>
          </table:table-cell>
          <table:table-cell table:formula="of:=[.A732]*[.B732]" office:value-type="float" office:value="730">
            <text:p>730</text:p>
          </table:table-cell>
          <table:table-cell table:formula="of:=([.D732]^[.C732])*EXP(-[.D732])/[.E7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2]+1" office:value-type="float" office:value="731">
            <text:p>731</text:p>
          </table:table-cell>
          <table:table-cell table:formula="of:=[.B732]" office:value-type="float" office:value="1">
            <text:p>1</text:p>
          </table:table-cell>
          <table:table-cell table:formula="of:=[.F733]+[.D733]" office:value-type="float" office:value="851">
            <text:p>851</text:p>
          </table:table-cell>
          <table:table-cell table:formula="of:=[.D732]" office:value-type="float" office:value="120">
            <text:p>120</text:p>
          </table:table-cell>
          <table:table-cell table:formula="of:=FACT([.C733])" office:value-type="float" office:value="0">
            <text:p>#WAARDE!</text:p>
          </table:table-cell>
          <table:table-cell table:formula="of:=[.A733]*[.B733]" office:value-type="float" office:value="731">
            <text:p>731</text:p>
          </table:table-cell>
          <table:table-cell table:formula="of:=([.D733]^[.C733])*EXP(-[.D733])/[.E7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3]+1" office:value-type="float" office:value="732">
            <text:p>732</text:p>
          </table:table-cell>
          <table:table-cell table:formula="of:=[.B733]" office:value-type="float" office:value="1">
            <text:p>1</text:p>
          </table:table-cell>
          <table:table-cell table:formula="of:=[.F734]+[.D734]" office:value-type="float" office:value="852">
            <text:p>852</text:p>
          </table:table-cell>
          <table:table-cell table:formula="of:=[.D733]" office:value-type="float" office:value="120">
            <text:p>120</text:p>
          </table:table-cell>
          <table:table-cell table:formula="of:=FACT([.C734])" office:value-type="float" office:value="0">
            <text:p>#WAARDE!</text:p>
          </table:table-cell>
          <table:table-cell table:formula="of:=[.A734]*[.B734]" office:value-type="float" office:value="732">
            <text:p>732</text:p>
          </table:table-cell>
          <table:table-cell table:formula="of:=([.D734]^[.C734])*EXP(-[.D734])/[.E7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4]+1" office:value-type="float" office:value="733">
            <text:p>733</text:p>
          </table:table-cell>
          <table:table-cell table:formula="of:=[.B734]" office:value-type="float" office:value="1">
            <text:p>1</text:p>
          </table:table-cell>
          <table:table-cell table:formula="of:=[.F735]+[.D735]" office:value-type="float" office:value="853">
            <text:p>853</text:p>
          </table:table-cell>
          <table:table-cell table:formula="of:=[.D734]" office:value-type="float" office:value="120">
            <text:p>120</text:p>
          </table:table-cell>
          <table:table-cell table:formula="of:=FACT([.C735])" office:value-type="float" office:value="0">
            <text:p>#WAARDE!</text:p>
          </table:table-cell>
          <table:table-cell table:formula="of:=[.A735]*[.B735]" office:value-type="float" office:value="733">
            <text:p>733</text:p>
          </table:table-cell>
          <table:table-cell table:formula="of:=([.D735]^[.C735])*EXP(-[.D735])/[.E7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5]+1" office:value-type="float" office:value="734">
            <text:p>734</text:p>
          </table:table-cell>
          <table:table-cell table:formula="of:=[.B735]" office:value-type="float" office:value="1">
            <text:p>1</text:p>
          </table:table-cell>
          <table:table-cell table:formula="of:=[.F736]+[.D736]" office:value-type="float" office:value="854">
            <text:p>854</text:p>
          </table:table-cell>
          <table:table-cell table:formula="of:=[.D735]" office:value-type="float" office:value="120">
            <text:p>120</text:p>
          </table:table-cell>
          <table:table-cell table:formula="of:=FACT([.C736])" office:value-type="float" office:value="0">
            <text:p>#WAARDE!</text:p>
          </table:table-cell>
          <table:table-cell table:formula="of:=[.A736]*[.B736]" office:value-type="float" office:value="734">
            <text:p>734</text:p>
          </table:table-cell>
          <table:table-cell table:formula="of:=([.D736]^[.C736])*EXP(-[.D736])/[.E7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6]+1" office:value-type="float" office:value="735">
            <text:p>735</text:p>
          </table:table-cell>
          <table:table-cell table:formula="of:=[.B736]" office:value-type="float" office:value="1">
            <text:p>1</text:p>
          </table:table-cell>
          <table:table-cell table:formula="of:=[.F737]+[.D737]" office:value-type="float" office:value="855">
            <text:p>855</text:p>
          </table:table-cell>
          <table:table-cell table:formula="of:=[.D736]" office:value-type="float" office:value="120">
            <text:p>120</text:p>
          </table:table-cell>
          <table:table-cell table:formula="of:=FACT([.C737])" office:value-type="float" office:value="0">
            <text:p>#WAARDE!</text:p>
          </table:table-cell>
          <table:table-cell table:formula="of:=[.A737]*[.B737]" office:value-type="float" office:value="735">
            <text:p>735</text:p>
          </table:table-cell>
          <table:table-cell table:formula="of:=([.D737]^[.C737])*EXP(-[.D737])/[.E7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7]+1" office:value-type="float" office:value="736">
            <text:p>736</text:p>
          </table:table-cell>
          <table:table-cell table:formula="of:=[.B737]" office:value-type="float" office:value="1">
            <text:p>1</text:p>
          </table:table-cell>
          <table:table-cell table:formula="of:=[.F738]+[.D738]" office:value-type="float" office:value="856">
            <text:p>856</text:p>
          </table:table-cell>
          <table:table-cell table:formula="of:=[.D737]" office:value-type="float" office:value="120">
            <text:p>120</text:p>
          </table:table-cell>
          <table:table-cell table:formula="of:=FACT([.C738])" office:value-type="float" office:value="0">
            <text:p>#WAARDE!</text:p>
          </table:table-cell>
          <table:table-cell table:formula="of:=[.A738]*[.B738]" office:value-type="float" office:value="736">
            <text:p>736</text:p>
          </table:table-cell>
          <table:table-cell table:formula="of:=([.D738]^[.C738])*EXP(-[.D738])/[.E7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8]+1" office:value-type="float" office:value="737">
            <text:p>737</text:p>
          </table:table-cell>
          <table:table-cell table:formula="of:=[.B738]" office:value-type="float" office:value="1">
            <text:p>1</text:p>
          </table:table-cell>
          <table:table-cell table:formula="of:=[.F739]+[.D739]" office:value-type="float" office:value="857">
            <text:p>857</text:p>
          </table:table-cell>
          <table:table-cell table:formula="of:=[.D738]" office:value-type="float" office:value="120">
            <text:p>120</text:p>
          </table:table-cell>
          <table:table-cell table:formula="of:=FACT([.C739])" office:value-type="float" office:value="0">
            <text:p>#WAARDE!</text:p>
          </table:table-cell>
          <table:table-cell table:formula="of:=[.A739]*[.B739]" office:value-type="float" office:value="737">
            <text:p>737</text:p>
          </table:table-cell>
          <table:table-cell table:formula="of:=([.D739]^[.C739])*EXP(-[.D739])/[.E7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39]+1" office:value-type="float" office:value="738">
            <text:p>738</text:p>
          </table:table-cell>
          <table:table-cell table:formula="of:=[.B739]" office:value-type="float" office:value="1">
            <text:p>1</text:p>
          </table:table-cell>
          <table:table-cell table:formula="of:=[.F740]+[.D740]" office:value-type="float" office:value="858">
            <text:p>858</text:p>
          </table:table-cell>
          <table:table-cell table:formula="of:=[.D739]" office:value-type="float" office:value="120">
            <text:p>120</text:p>
          </table:table-cell>
          <table:table-cell table:formula="of:=FACT([.C740])" office:value-type="float" office:value="0">
            <text:p>#WAARDE!</text:p>
          </table:table-cell>
          <table:table-cell table:formula="of:=[.A740]*[.B740]" office:value-type="float" office:value="738">
            <text:p>738</text:p>
          </table:table-cell>
          <table:table-cell table:formula="of:=([.D740]^[.C740])*EXP(-[.D740])/[.E7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0]+1" office:value-type="float" office:value="739">
            <text:p>739</text:p>
          </table:table-cell>
          <table:table-cell table:formula="of:=[.B740]" office:value-type="float" office:value="1">
            <text:p>1</text:p>
          </table:table-cell>
          <table:table-cell table:formula="of:=[.F741]+[.D741]" office:value-type="float" office:value="859">
            <text:p>859</text:p>
          </table:table-cell>
          <table:table-cell table:formula="of:=[.D740]" office:value-type="float" office:value="120">
            <text:p>120</text:p>
          </table:table-cell>
          <table:table-cell table:formula="of:=FACT([.C741])" office:value-type="float" office:value="0">
            <text:p>#WAARDE!</text:p>
          </table:table-cell>
          <table:table-cell table:formula="of:=[.A741]*[.B741]" office:value-type="float" office:value="739">
            <text:p>739</text:p>
          </table:table-cell>
          <table:table-cell table:formula="of:=([.D741]^[.C741])*EXP(-[.D741])/[.E7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1]+1" office:value-type="float" office:value="740">
            <text:p>740</text:p>
          </table:table-cell>
          <table:table-cell table:formula="of:=[.B741]" office:value-type="float" office:value="1">
            <text:p>1</text:p>
          </table:table-cell>
          <table:table-cell table:formula="of:=[.F742]+[.D742]" office:value-type="float" office:value="860">
            <text:p>860</text:p>
          </table:table-cell>
          <table:table-cell table:formula="of:=[.D741]" office:value-type="float" office:value="120">
            <text:p>120</text:p>
          </table:table-cell>
          <table:table-cell table:formula="of:=FACT([.C742])" office:value-type="float" office:value="0">
            <text:p>#WAARDE!</text:p>
          </table:table-cell>
          <table:table-cell table:formula="of:=[.A742]*[.B742]" office:value-type="float" office:value="740">
            <text:p>740</text:p>
          </table:table-cell>
          <table:table-cell table:formula="of:=([.D742]^[.C742])*EXP(-[.D742])/[.E7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2]+1" office:value-type="float" office:value="741">
            <text:p>741</text:p>
          </table:table-cell>
          <table:table-cell table:formula="of:=[.B742]" office:value-type="float" office:value="1">
            <text:p>1</text:p>
          </table:table-cell>
          <table:table-cell table:formula="of:=[.F743]+[.D743]" office:value-type="float" office:value="861">
            <text:p>861</text:p>
          </table:table-cell>
          <table:table-cell table:formula="of:=[.D742]" office:value-type="float" office:value="120">
            <text:p>120</text:p>
          </table:table-cell>
          <table:table-cell table:formula="of:=FACT([.C743])" office:value-type="float" office:value="0">
            <text:p>#WAARDE!</text:p>
          </table:table-cell>
          <table:table-cell table:formula="of:=[.A743]*[.B743]" office:value-type="float" office:value="741">
            <text:p>741</text:p>
          </table:table-cell>
          <table:table-cell table:formula="of:=([.D743]^[.C743])*EXP(-[.D743])/[.E7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3]+1" office:value-type="float" office:value="742">
            <text:p>742</text:p>
          </table:table-cell>
          <table:table-cell table:formula="of:=[.B743]" office:value-type="float" office:value="1">
            <text:p>1</text:p>
          </table:table-cell>
          <table:table-cell table:formula="of:=[.F744]+[.D744]" office:value-type="float" office:value="862">
            <text:p>862</text:p>
          </table:table-cell>
          <table:table-cell table:formula="of:=[.D743]" office:value-type="float" office:value="120">
            <text:p>120</text:p>
          </table:table-cell>
          <table:table-cell table:formula="of:=FACT([.C744])" office:value-type="float" office:value="0">
            <text:p>#WAARDE!</text:p>
          </table:table-cell>
          <table:table-cell table:formula="of:=[.A744]*[.B744]" office:value-type="float" office:value="742">
            <text:p>742</text:p>
          </table:table-cell>
          <table:table-cell table:formula="of:=([.D744]^[.C744])*EXP(-[.D744])/[.E7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4]+1" office:value-type="float" office:value="743">
            <text:p>743</text:p>
          </table:table-cell>
          <table:table-cell table:formula="of:=[.B744]" office:value-type="float" office:value="1">
            <text:p>1</text:p>
          </table:table-cell>
          <table:table-cell table:formula="of:=[.F745]+[.D745]" office:value-type="float" office:value="863">
            <text:p>863</text:p>
          </table:table-cell>
          <table:table-cell table:formula="of:=[.D744]" office:value-type="float" office:value="120">
            <text:p>120</text:p>
          </table:table-cell>
          <table:table-cell table:formula="of:=FACT([.C745])" office:value-type="float" office:value="0">
            <text:p>#WAARDE!</text:p>
          </table:table-cell>
          <table:table-cell table:formula="of:=[.A745]*[.B745]" office:value-type="float" office:value="743">
            <text:p>743</text:p>
          </table:table-cell>
          <table:table-cell table:formula="of:=([.D745]^[.C745])*EXP(-[.D745])/[.E7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5]+1" office:value-type="float" office:value="744">
            <text:p>744</text:p>
          </table:table-cell>
          <table:table-cell table:formula="of:=[.B745]" office:value-type="float" office:value="1">
            <text:p>1</text:p>
          </table:table-cell>
          <table:table-cell table:formula="of:=[.F746]+[.D746]" office:value-type="float" office:value="864">
            <text:p>864</text:p>
          </table:table-cell>
          <table:table-cell table:formula="of:=[.D745]" office:value-type="float" office:value="120">
            <text:p>120</text:p>
          </table:table-cell>
          <table:table-cell table:formula="of:=FACT([.C746])" office:value-type="float" office:value="0">
            <text:p>#WAARDE!</text:p>
          </table:table-cell>
          <table:table-cell table:formula="of:=[.A746]*[.B746]" office:value-type="float" office:value="744">
            <text:p>744</text:p>
          </table:table-cell>
          <table:table-cell table:formula="of:=([.D746]^[.C746])*EXP(-[.D746])/[.E7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6]+1" office:value-type="float" office:value="745">
            <text:p>745</text:p>
          </table:table-cell>
          <table:table-cell table:formula="of:=[.B746]" office:value-type="float" office:value="1">
            <text:p>1</text:p>
          </table:table-cell>
          <table:table-cell table:formula="of:=[.F747]+[.D747]" office:value-type="float" office:value="865">
            <text:p>865</text:p>
          </table:table-cell>
          <table:table-cell table:formula="of:=[.D746]" office:value-type="float" office:value="120">
            <text:p>120</text:p>
          </table:table-cell>
          <table:table-cell table:formula="of:=FACT([.C747])" office:value-type="float" office:value="0">
            <text:p>#WAARDE!</text:p>
          </table:table-cell>
          <table:table-cell table:formula="of:=[.A747]*[.B747]" office:value-type="float" office:value="745">
            <text:p>745</text:p>
          </table:table-cell>
          <table:table-cell table:formula="of:=([.D747]^[.C747])*EXP(-[.D747])/[.E7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7]+1" office:value-type="float" office:value="746">
            <text:p>746</text:p>
          </table:table-cell>
          <table:table-cell table:formula="of:=[.B747]" office:value-type="float" office:value="1">
            <text:p>1</text:p>
          </table:table-cell>
          <table:table-cell table:formula="of:=[.F748]+[.D748]" office:value-type="float" office:value="866">
            <text:p>866</text:p>
          </table:table-cell>
          <table:table-cell table:formula="of:=[.D747]" office:value-type="float" office:value="120">
            <text:p>120</text:p>
          </table:table-cell>
          <table:table-cell table:formula="of:=FACT([.C748])" office:value-type="float" office:value="0">
            <text:p>#WAARDE!</text:p>
          </table:table-cell>
          <table:table-cell table:formula="of:=[.A748]*[.B748]" office:value-type="float" office:value="746">
            <text:p>746</text:p>
          </table:table-cell>
          <table:table-cell table:formula="of:=([.D748]^[.C748])*EXP(-[.D748])/[.E7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8]+1" office:value-type="float" office:value="747">
            <text:p>747</text:p>
          </table:table-cell>
          <table:table-cell table:formula="of:=[.B748]" office:value-type="float" office:value="1">
            <text:p>1</text:p>
          </table:table-cell>
          <table:table-cell table:formula="of:=[.F749]+[.D749]" office:value-type="float" office:value="867">
            <text:p>867</text:p>
          </table:table-cell>
          <table:table-cell table:formula="of:=[.D748]" office:value-type="float" office:value="120">
            <text:p>120</text:p>
          </table:table-cell>
          <table:table-cell table:formula="of:=FACT([.C749])" office:value-type="float" office:value="0">
            <text:p>#WAARDE!</text:p>
          </table:table-cell>
          <table:table-cell table:formula="of:=[.A749]*[.B749]" office:value-type="float" office:value="747">
            <text:p>747</text:p>
          </table:table-cell>
          <table:table-cell table:formula="of:=([.D749]^[.C749])*EXP(-[.D749])/[.E7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49]+1" office:value-type="float" office:value="748">
            <text:p>748</text:p>
          </table:table-cell>
          <table:table-cell table:formula="of:=[.B749]" office:value-type="float" office:value="1">
            <text:p>1</text:p>
          </table:table-cell>
          <table:table-cell table:formula="of:=[.F750]+[.D750]" office:value-type="float" office:value="868">
            <text:p>868</text:p>
          </table:table-cell>
          <table:table-cell table:formula="of:=[.D749]" office:value-type="float" office:value="120">
            <text:p>120</text:p>
          </table:table-cell>
          <table:table-cell table:formula="of:=FACT([.C750])" office:value-type="float" office:value="0">
            <text:p>#WAARDE!</text:p>
          </table:table-cell>
          <table:table-cell table:formula="of:=[.A750]*[.B750]" office:value-type="float" office:value="748">
            <text:p>748</text:p>
          </table:table-cell>
          <table:table-cell table:formula="of:=([.D750]^[.C750])*EXP(-[.D750])/[.E7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0]+1" office:value-type="float" office:value="749">
            <text:p>749</text:p>
          </table:table-cell>
          <table:table-cell table:formula="of:=[.B750]" office:value-type="float" office:value="1">
            <text:p>1</text:p>
          </table:table-cell>
          <table:table-cell table:formula="of:=[.F751]+[.D751]" office:value-type="float" office:value="869">
            <text:p>869</text:p>
          </table:table-cell>
          <table:table-cell table:formula="of:=[.D750]" office:value-type="float" office:value="120">
            <text:p>120</text:p>
          </table:table-cell>
          <table:table-cell table:formula="of:=FACT([.C751])" office:value-type="float" office:value="0">
            <text:p>#WAARDE!</text:p>
          </table:table-cell>
          <table:table-cell table:formula="of:=[.A751]*[.B751]" office:value-type="float" office:value="749">
            <text:p>749</text:p>
          </table:table-cell>
          <table:table-cell table:formula="of:=([.D751]^[.C751])*EXP(-[.D751])/[.E7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1]+1" office:value-type="float" office:value="750">
            <text:p>750</text:p>
          </table:table-cell>
          <table:table-cell table:formula="of:=[.B751]" office:value-type="float" office:value="1">
            <text:p>1</text:p>
          </table:table-cell>
          <table:table-cell table:formula="of:=[.F752]+[.D752]" office:value-type="float" office:value="870">
            <text:p>870</text:p>
          </table:table-cell>
          <table:table-cell table:formula="of:=[.D751]" office:value-type="float" office:value="120">
            <text:p>120</text:p>
          </table:table-cell>
          <table:table-cell table:formula="of:=FACT([.C752])" office:value-type="float" office:value="0">
            <text:p>#WAARDE!</text:p>
          </table:table-cell>
          <table:table-cell table:formula="of:=[.A752]*[.B752]" office:value-type="float" office:value="750">
            <text:p>750</text:p>
          </table:table-cell>
          <table:table-cell table:formula="of:=([.D752]^[.C752])*EXP(-[.D752])/[.E7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2]+1" office:value-type="float" office:value="751">
            <text:p>751</text:p>
          </table:table-cell>
          <table:table-cell table:formula="of:=[.B752]" office:value-type="float" office:value="1">
            <text:p>1</text:p>
          </table:table-cell>
          <table:table-cell table:formula="of:=[.F753]+[.D753]" office:value-type="float" office:value="871">
            <text:p>871</text:p>
          </table:table-cell>
          <table:table-cell table:formula="of:=[.D752]" office:value-type="float" office:value="120">
            <text:p>120</text:p>
          </table:table-cell>
          <table:table-cell table:formula="of:=FACT([.C753])" office:value-type="float" office:value="0">
            <text:p>#WAARDE!</text:p>
          </table:table-cell>
          <table:table-cell table:formula="of:=[.A753]*[.B753]" office:value-type="float" office:value="751">
            <text:p>751</text:p>
          </table:table-cell>
          <table:table-cell table:formula="of:=([.D753]^[.C753])*EXP(-[.D753])/[.E7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3]+1" office:value-type="float" office:value="752">
            <text:p>752</text:p>
          </table:table-cell>
          <table:table-cell table:formula="of:=[.B753]" office:value-type="float" office:value="1">
            <text:p>1</text:p>
          </table:table-cell>
          <table:table-cell table:formula="of:=[.F754]+[.D754]" office:value-type="float" office:value="872">
            <text:p>872</text:p>
          </table:table-cell>
          <table:table-cell table:formula="of:=[.D753]" office:value-type="float" office:value="120">
            <text:p>120</text:p>
          </table:table-cell>
          <table:table-cell table:formula="of:=FACT([.C754])" office:value-type="float" office:value="0">
            <text:p>#WAARDE!</text:p>
          </table:table-cell>
          <table:table-cell table:formula="of:=[.A754]*[.B754]" office:value-type="float" office:value="752">
            <text:p>752</text:p>
          </table:table-cell>
          <table:table-cell table:formula="of:=([.D754]^[.C754])*EXP(-[.D754])/[.E7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4]+1" office:value-type="float" office:value="753">
            <text:p>753</text:p>
          </table:table-cell>
          <table:table-cell table:formula="of:=[.B754]" office:value-type="float" office:value="1">
            <text:p>1</text:p>
          </table:table-cell>
          <table:table-cell table:formula="of:=[.F755]+[.D755]" office:value-type="float" office:value="873">
            <text:p>873</text:p>
          </table:table-cell>
          <table:table-cell table:formula="of:=[.D754]" office:value-type="float" office:value="120">
            <text:p>120</text:p>
          </table:table-cell>
          <table:table-cell table:formula="of:=FACT([.C755])" office:value-type="float" office:value="0">
            <text:p>#WAARDE!</text:p>
          </table:table-cell>
          <table:table-cell table:formula="of:=[.A755]*[.B755]" office:value-type="float" office:value="753">
            <text:p>753</text:p>
          </table:table-cell>
          <table:table-cell table:formula="of:=([.D755]^[.C755])*EXP(-[.D755])/[.E7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5]+1" office:value-type="float" office:value="754">
            <text:p>754</text:p>
          </table:table-cell>
          <table:table-cell table:formula="of:=[.B755]" office:value-type="float" office:value="1">
            <text:p>1</text:p>
          </table:table-cell>
          <table:table-cell table:formula="of:=[.F756]+[.D756]" office:value-type="float" office:value="874">
            <text:p>874</text:p>
          </table:table-cell>
          <table:table-cell table:formula="of:=[.D755]" office:value-type="float" office:value="120">
            <text:p>120</text:p>
          </table:table-cell>
          <table:table-cell table:formula="of:=FACT([.C756])" office:value-type="float" office:value="0">
            <text:p>#WAARDE!</text:p>
          </table:table-cell>
          <table:table-cell table:formula="of:=[.A756]*[.B756]" office:value-type="float" office:value="754">
            <text:p>754</text:p>
          </table:table-cell>
          <table:table-cell table:formula="of:=([.D756]^[.C756])*EXP(-[.D756])/[.E7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6]+1" office:value-type="float" office:value="755">
            <text:p>755</text:p>
          </table:table-cell>
          <table:table-cell table:formula="of:=[.B756]" office:value-type="float" office:value="1">
            <text:p>1</text:p>
          </table:table-cell>
          <table:table-cell table:formula="of:=[.F757]+[.D757]" office:value-type="float" office:value="875">
            <text:p>875</text:p>
          </table:table-cell>
          <table:table-cell table:formula="of:=[.D756]" office:value-type="float" office:value="120">
            <text:p>120</text:p>
          </table:table-cell>
          <table:table-cell table:formula="of:=FACT([.C757])" office:value-type="float" office:value="0">
            <text:p>#WAARDE!</text:p>
          </table:table-cell>
          <table:table-cell table:formula="of:=[.A757]*[.B757]" office:value-type="float" office:value="755">
            <text:p>755</text:p>
          </table:table-cell>
          <table:table-cell table:formula="of:=([.D757]^[.C757])*EXP(-[.D757])/[.E7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7]+1" office:value-type="float" office:value="756">
            <text:p>756</text:p>
          </table:table-cell>
          <table:table-cell table:formula="of:=[.B757]" office:value-type="float" office:value="1">
            <text:p>1</text:p>
          </table:table-cell>
          <table:table-cell table:formula="of:=[.F758]+[.D758]" office:value-type="float" office:value="876">
            <text:p>876</text:p>
          </table:table-cell>
          <table:table-cell table:formula="of:=[.D757]" office:value-type="float" office:value="120">
            <text:p>120</text:p>
          </table:table-cell>
          <table:table-cell table:formula="of:=FACT([.C758])" office:value-type="float" office:value="0">
            <text:p>#WAARDE!</text:p>
          </table:table-cell>
          <table:table-cell table:formula="of:=[.A758]*[.B758]" office:value-type="float" office:value="756">
            <text:p>756</text:p>
          </table:table-cell>
          <table:table-cell table:formula="of:=([.D758]^[.C758])*EXP(-[.D758])/[.E7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8]+1" office:value-type="float" office:value="757">
            <text:p>757</text:p>
          </table:table-cell>
          <table:table-cell table:formula="of:=[.B758]" office:value-type="float" office:value="1">
            <text:p>1</text:p>
          </table:table-cell>
          <table:table-cell table:formula="of:=[.F759]+[.D759]" office:value-type="float" office:value="877">
            <text:p>877</text:p>
          </table:table-cell>
          <table:table-cell table:formula="of:=[.D758]" office:value-type="float" office:value="120">
            <text:p>120</text:p>
          </table:table-cell>
          <table:table-cell table:formula="of:=FACT([.C759])" office:value-type="float" office:value="0">
            <text:p>#WAARDE!</text:p>
          </table:table-cell>
          <table:table-cell table:formula="of:=[.A759]*[.B759]" office:value-type="float" office:value="757">
            <text:p>757</text:p>
          </table:table-cell>
          <table:table-cell table:formula="of:=([.D759]^[.C759])*EXP(-[.D759])/[.E7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59]+1" office:value-type="float" office:value="758">
            <text:p>758</text:p>
          </table:table-cell>
          <table:table-cell table:formula="of:=[.B759]" office:value-type="float" office:value="1">
            <text:p>1</text:p>
          </table:table-cell>
          <table:table-cell table:formula="of:=[.F760]+[.D760]" office:value-type="float" office:value="878">
            <text:p>878</text:p>
          </table:table-cell>
          <table:table-cell table:formula="of:=[.D759]" office:value-type="float" office:value="120">
            <text:p>120</text:p>
          </table:table-cell>
          <table:table-cell table:formula="of:=FACT([.C760])" office:value-type="float" office:value="0">
            <text:p>#WAARDE!</text:p>
          </table:table-cell>
          <table:table-cell table:formula="of:=[.A760]*[.B760]" office:value-type="float" office:value="758">
            <text:p>758</text:p>
          </table:table-cell>
          <table:table-cell table:formula="of:=([.D760]^[.C760])*EXP(-[.D760])/[.E7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0]+1" office:value-type="float" office:value="759">
            <text:p>759</text:p>
          </table:table-cell>
          <table:table-cell table:formula="of:=[.B760]" office:value-type="float" office:value="1">
            <text:p>1</text:p>
          </table:table-cell>
          <table:table-cell table:formula="of:=[.F761]+[.D761]" office:value-type="float" office:value="879">
            <text:p>879</text:p>
          </table:table-cell>
          <table:table-cell table:formula="of:=[.D760]" office:value-type="float" office:value="120">
            <text:p>120</text:p>
          </table:table-cell>
          <table:table-cell table:formula="of:=FACT([.C761])" office:value-type="float" office:value="0">
            <text:p>#WAARDE!</text:p>
          </table:table-cell>
          <table:table-cell table:formula="of:=[.A761]*[.B761]" office:value-type="float" office:value="759">
            <text:p>759</text:p>
          </table:table-cell>
          <table:table-cell table:formula="of:=([.D761]^[.C761])*EXP(-[.D761])/[.E7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1]+1" office:value-type="float" office:value="760">
            <text:p>760</text:p>
          </table:table-cell>
          <table:table-cell table:formula="of:=[.B761]" office:value-type="float" office:value="1">
            <text:p>1</text:p>
          </table:table-cell>
          <table:table-cell table:formula="of:=[.F762]+[.D762]" office:value-type="float" office:value="880">
            <text:p>880</text:p>
          </table:table-cell>
          <table:table-cell table:formula="of:=[.D761]" office:value-type="float" office:value="120">
            <text:p>120</text:p>
          </table:table-cell>
          <table:table-cell table:formula="of:=FACT([.C762])" office:value-type="float" office:value="0">
            <text:p>#WAARDE!</text:p>
          </table:table-cell>
          <table:table-cell table:formula="of:=[.A762]*[.B762]" office:value-type="float" office:value="760">
            <text:p>760</text:p>
          </table:table-cell>
          <table:table-cell table:formula="of:=([.D762]^[.C762])*EXP(-[.D762])/[.E7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2]+1" office:value-type="float" office:value="761">
            <text:p>761</text:p>
          </table:table-cell>
          <table:table-cell table:formula="of:=[.B762]" office:value-type="float" office:value="1">
            <text:p>1</text:p>
          </table:table-cell>
          <table:table-cell table:formula="of:=[.F763]+[.D763]" office:value-type="float" office:value="881">
            <text:p>881</text:p>
          </table:table-cell>
          <table:table-cell table:formula="of:=[.D762]" office:value-type="float" office:value="120">
            <text:p>120</text:p>
          </table:table-cell>
          <table:table-cell table:formula="of:=FACT([.C763])" office:value-type="float" office:value="0">
            <text:p>#WAARDE!</text:p>
          </table:table-cell>
          <table:table-cell table:formula="of:=[.A763]*[.B763]" office:value-type="float" office:value="761">
            <text:p>761</text:p>
          </table:table-cell>
          <table:table-cell table:formula="of:=([.D763]^[.C763])*EXP(-[.D763])/[.E7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3]+1" office:value-type="float" office:value="762">
            <text:p>762</text:p>
          </table:table-cell>
          <table:table-cell table:formula="of:=[.B763]" office:value-type="float" office:value="1">
            <text:p>1</text:p>
          </table:table-cell>
          <table:table-cell table:formula="of:=[.F764]+[.D764]" office:value-type="float" office:value="882">
            <text:p>882</text:p>
          </table:table-cell>
          <table:table-cell table:formula="of:=[.D763]" office:value-type="float" office:value="120">
            <text:p>120</text:p>
          </table:table-cell>
          <table:table-cell table:formula="of:=FACT([.C764])" office:value-type="float" office:value="0">
            <text:p>#WAARDE!</text:p>
          </table:table-cell>
          <table:table-cell table:formula="of:=[.A764]*[.B764]" office:value-type="float" office:value="762">
            <text:p>762</text:p>
          </table:table-cell>
          <table:table-cell table:formula="of:=([.D764]^[.C764])*EXP(-[.D764])/[.E7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4]+1" office:value-type="float" office:value="763">
            <text:p>763</text:p>
          </table:table-cell>
          <table:table-cell table:formula="of:=[.B764]" office:value-type="float" office:value="1">
            <text:p>1</text:p>
          </table:table-cell>
          <table:table-cell table:formula="of:=[.F765]+[.D765]" office:value-type="float" office:value="883">
            <text:p>883</text:p>
          </table:table-cell>
          <table:table-cell table:formula="of:=[.D764]" office:value-type="float" office:value="120">
            <text:p>120</text:p>
          </table:table-cell>
          <table:table-cell table:formula="of:=FACT([.C765])" office:value-type="float" office:value="0">
            <text:p>#WAARDE!</text:p>
          </table:table-cell>
          <table:table-cell table:formula="of:=[.A765]*[.B765]" office:value-type="float" office:value="763">
            <text:p>763</text:p>
          </table:table-cell>
          <table:table-cell table:formula="of:=([.D765]^[.C765])*EXP(-[.D765])/[.E7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5]+1" office:value-type="float" office:value="764">
            <text:p>764</text:p>
          </table:table-cell>
          <table:table-cell table:formula="of:=[.B765]" office:value-type="float" office:value="1">
            <text:p>1</text:p>
          </table:table-cell>
          <table:table-cell table:formula="of:=[.F766]+[.D766]" office:value-type="float" office:value="884">
            <text:p>884</text:p>
          </table:table-cell>
          <table:table-cell table:formula="of:=[.D765]" office:value-type="float" office:value="120">
            <text:p>120</text:p>
          </table:table-cell>
          <table:table-cell table:formula="of:=FACT([.C766])" office:value-type="float" office:value="0">
            <text:p>#WAARDE!</text:p>
          </table:table-cell>
          <table:table-cell table:formula="of:=[.A766]*[.B766]" office:value-type="float" office:value="764">
            <text:p>764</text:p>
          </table:table-cell>
          <table:table-cell table:formula="of:=([.D766]^[.C766])*EXP(-[.D766])/[.E7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6]+1" office:value-type="float" office:value="765">
            <text:p>765</text:p>
          </table:table-cell>
          <table:table-cell table:formula="of:=[.B766]" office:value-type="float" office:value="1">
            <text:p>1</text:p>
          </table:table-cell>
          <table:table-cell table:formula="of:=[.F767]+[.D767]" office:value-type="float" office:value="885">
            <text:p>885</text:p>
          </table:table-cell>
          <table:table-cell table:formula="of:=[.D766]" office:value-type="float" office:value="120">
            <text:p>120</text:p>
          </table:table-cell>
          <table:table-cell table:formula="of:=FACT([.C767])" office:value-type="float" office:value="0">
            <text:p>#WAARDE!</text:p>
          </table:table-cell>
          <table:table-cell table:formula="of:=[.A767]*[.B767]" office:value-type="float" office:value="765">
            <text:p>765</text:p>
          </table:table-cell>
          <table:table-cell table:formula="of:=([.D767]^[.C767])*EXP(-[.D767])/[.E7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7]+1" office:value-type="float" office:value="766">
            <text:p>766</text:p>
          </table:table-cell>
          <table:table-cell table:formula="of:=[.B767]" office:value-type="float" office:value="1">
            <text:p>1</text:p>
          </table:table-cell>
          <table:table-cell table:formula="of:=[.F768]+[.D768]" office:value-type="float" office:value="886">
            <text:p>886</text:p>
          </table:table-cell>
          <table:table-cell table:formula="of:=[.D767]" office:value-type="float" office:value="120">
            <text:p>120</text:p>
          </table:table-cell>
          <table:table-cell table:formula="of:=FACT([.C768])" office:value-type="float" office:value="0">
            <text:p>#WAARDE!</text:p>
          </table:table-cell>
          <table:table-cell table:formula="of:=[.A768]*[.B768]" office:value-type="float" office:value="766">
            <text:p>766</text:p>
          </table:table-cell>
          <table:table-cell table:formula="of:=([.D768]^[.C768])*EXP(-[.D768])/[.E7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8]+1" office:value-type="float" office:value="767">
            <text:p>767</text:p>
          </table:table-cell>
          <table:table-cell table:formula="of:=[.B768]" office:value-type="float" office:value="1">
            <text:p>1</text:p>
          </table:table-cell>
          <table:table-cell table:formula="of:=[.F769]+[.D769]" office:value-type="float" office:value="887">
            <text:p>887</text:p>
          </table:table-cell>
          <table:table-cell table:formula="of:=[.D768]" office:value-type="float" office:value="120">
            <text:p>120</text:p>
          </table:table-cell>
          <table:table-cell table:formula="of:=FACT([.C769])" office:value-type="float" office:value="0">
            <text:p>#WAARDE!</text:p>
          </table:table-cell>
          <table:table-cell table:formula="of:=[.A769]*[.B769]" office:value-type="float" office:value="767">
            <text:p>767</text:p>
          </table:table-cell>
          <table:table-cell table:formula="of:=([.D769]^[.C769])*EXP(-[.D769])/[.E7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69]+1" office:value-type="float" office:value="768">
            <text:p>768</text:p>
          </table:table-cell>
          <table:table-cell table:formula="of:=[.B769]" office:value-type="float" office:value="1">
            <text:p>1</text:p>
          </table:table-cell>
          <table:table-cell table:formula="of:=[.F770]+[.D770]" office:value-type="float" office:value="888">
            <text:p>888</text:p>
          </table:table-cell>
          <table:table-cell table:formula="of:=[.D769]" office:value-type="float" office:value="120">
            <text:p>120</text:p>
          </table:table-cell>
          <table:table-cell table:formula="of:=FACT([.C770])" office:value-type="float" office:value="0">
            <text:p>#WAARDE!</text:p>
          </table:table-cell>
          <table:table-cell table:formula="of:=[.A770]*[.B770]" office:value-type="float" office:value="768">
            <text:p>768</text:p>
          </table:table-cell>
          <table:table-cell table:formula="of:=([.D770]^[.C770])*EXP(-[.D770])/[.E7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0]+1" office:value-type="float" office:value="769">
            <text:p>769</text:p>
          </table:table-cell>
          <table:table-cell table:formula="of:=[.B770]" office:value-type="float" office:value="1">
            <text:p>1</text:p>
          </table:table-cell>
          <table:table-cell table:formula="of:=[.F771]+[.D771]" office:value-type="float" office:value="889">
            <text:p>889</text:p>
          </table:table-cell>
          <table:table-cell table:formula="of:=[.D770]" office:value-type="float" office:value="120">
            <text:p>120</text:p>
          </table:table-cell>
          <table:table-cell table:formula="of:=FACT([.C771])" office:value-type="float" office:value="0">
            <text:p>#WAARDE!</text:p>
          </table:table-cell>
          <table:table-cell table:formula="of:=[.A771]*[.B771]" office:value-type="float" office:value="769">
            <text:p>769</text:p>
          </table:table-cell>
          <table:table-cell table:formula="of:=([.D771]^[.C771])*EXP(-[.D771])/[.E7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1]+1" office:value-type="float" office:value="770">
            <text:p>770</text:p>
          </table:table-cell>
          <table:table-cell table:formula="of:=[.B771]" office:value-type="float" office:value="1">
            <text:p>1</text:p>
          </table:table-cell>
          <table:table-cell table:formula="of:=[.F772]+[.D772]" office:value-type="float" office:value="890">
            <text:p>890</text:p>
          </table:table-cell>
          <table:table-cell table:formula="of:=[.D771]" office:value-type="float" office:value="120">
            <text:p>120</text:p>
          </table:table-cell>
          <table:table-cell table:formula="of:=FACT([.C772])" office:value-type="float" office:value="0">
            <text:p>#WAARDE!</text:p>
          </table:table-cell>
          <table:table-cell table:formula="of:=[.A772]*[.B772]" office:value-type="float" office:value="770">
            <text:p>770</text:p>
          </table:table-cell>
          <table:table-cell table:formula="of:=([.D772]^[.C772])*EXP(-[.D772])/[.E7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2]+1" office:value-type="float" office:value="771">
            <text:p>771</text:p>
          </table:table-cell>
          <table:table-cell table:formula="of:=[.B772]" office:value-type="float" office:value="1">
            <text:p>1</text:p>
          </table:table-cell>
          <table:table-cell table:formula="of:=[.F773]+[.D773]" office:value-type="float" office:value="891">
            <text:p>891</text:p>
          </table:table-cell>
          <table:table-cell table:formula="of:=[.D772]" office:value-type="float" office:value="120">
            <text:p>120</text:p>
          </table:table-cell>
          <table:table-cell table:formula="of:=FACT([.C773])" office:value-type="float" office:value="0">
            <text:p>#WAARDE!</text:p>
          </table:table-cell>
          <table:table-cell table:formula="of:=[.A773]*[.B773]" office:value-type="float" office:value="771">
            <text:p>771</text:p>
          </table:table-cell>
          <table:table-cell table:formula="of:=([.D773]^[.C773])*EXP(-[.D773])/[.E7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3]+1" office:value-type="float" office:value="772">
            <text:p>772</text:p>
          </table:table-cell>
          <table:table-cell table:formula="of:=[.B773]" office:value-type="float" office:value="1">
            <text:p>1</text:p>
          </table:table-cell>
          <table:table-cell table:formula="of:=[.F774]+[.D774]" office:value-type="float" office:value="892">
            <text:p>892</text:p>
          </table:table-cell>
          <table:table-cell table:formula="of:=[.D773]" office:value-type="float" office:value="120">
            <text:p>120</text:p>
          </table:table-cell>
          <table:table-cell table:formula="of:=FACT([.C774])" office:value-type="float" office:value="0">
            <text:p>#WAARDE!</text:p>
          </table:table-cell>
          <table:table-cell table:formula="of:=[.A774]*[.B774]" office:value-type="float" office:value="772">
            <text:p>772</text:p>
          </table:table-cell>
          <table:table-cell table:formula="of:=([.D774]^[.C774])*EXP(-[.D774])/[.E7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4]+1" office:value-type="float" office:value="773">
            <text:p>773</text:p>
          </table:table-cell>
          <table:table-cell table:formula="of:=[.B774]" office:value-type="float" office:value="1">
            <text:p>1</text:p>
          </table:table-cell>
          <table:table-cell table:formula="of:=[.F775]+[.D775]" office:value-type="float" office:value="893">
            <text:p>893</text:p>
          </table:table-cell>
          <table:table-cell table:formula="of:=[.D774]" office:value-type="float" office:value="120">
            <text:p>120</text:p>
          </table:table-cell>
          <table:table-cell table:formula="of:=FACT([.C775])" office:value-type="float" office:value="0">
            <text:p>#WAARDE!</text:p>
          </table:table-cell>
          <table:table-cell table:formula="of:=[.A775]*[.B775]" office:value-type="float" office:value="773">
            <text:p>773</text:p>
          </table:table-cell>
          <table:table-cell table:formula="of:=([.D775]^[.C775])*EXP(-[.D775])/[.E7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5]+1" office:value-type="float" office:value="774">
            <text:p>774</text:p>
          </table:table-cell>
          <table:table-cell table:formula="of:=[.B775]" office:value-type="float" office:value="1">
            <text:p>1</text:p>
          </table:table-cell>
          <table:table-cell table:formula="of:=[.F776]+[.D776]" office:value-type="float" office:value="894">
            <text:p>894</text:p>
          </table:table-cell>
          <table:table-cell table:formula="of:=[.D775]" office:value-type="float" office:value="120">
            <text:p>120</text:p>
          </table:table-cell>
          <table:table-cell table:formula="of:=FACT([.C776])" office:value-type="float" office:value="0">
            <text:p>#WAARDE!</text:p>
          </table:table-cell>
          <table:table-cell table:formula="of:=[.A776]*[.B776]" office:value-type="float" office:value="774">
            <text:p>774</text:p>
          </table:table-cell>
          <table:table-cell table:formula="of:=([.D776]^[.C776])*EXP(-[.D776])/[.E7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6]+1" office:value-type="float" office:value="775">
            <text:p>775</text:p>
          </table:table-cell>
          <table:table-cell table:formula="of:=[.B776]" office:value-type="float" office:value="1">
            <text:p>1</text:p>
          </table:table-cell>
          <table:table-cell table:formula="of:=[.F777]+[.D777]" office:value-type="float" office:value="895">
            <text:p>895</text:p>
          </table:table-cell>
          <table:table-cell table:formula="of:=[.D776]" office:value-type="float" office:value="120">
            <text:p>120</text:p>
          </table:table-cell>
          <table:table-cell table:formula="of:=FACT([.C777])" office:value-type="float" office:value="0">
            <text:p>#WAARDE!</text:p>
          </table:table-cell>
          <table:table-cell table:formula="of:=[.A777]*[.B777]" office:value-type="float" office:value="775">
            <text:p>775</text:p>
          </table:table-cell>
          <table:table-cell table:formula="of:=([.D777]^[.C777])*EXP(-[.D777])/[.E7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7]+1" office:value-type="float" office:value="776">
            <text:p>776</text:p>
          </table:table-cell>
          <table:table-cell table:formula="of:=[.B777]" office:value-type="float" office:value="1">
            <text:p>1</text:p>
          </table:table-cell>
          <table:table-cell table:formula="of:=[.F778]+[.D778]" office:value-type="float" office:value="896">
            <text:p>896</text:p>
          </table:table-cell>
          <table:table-cell table:formula="of:=[.D777]" office:value-type="float" office:value="120">
            <text:p>120</text:p>
          </table:table-cell>
          <table:table-cell table:formula="of:=FACT([.C778])" office:value-type="float" office:value="0">
            <text:p>#WAARDE!</text:p>
          </table:table-cell>
          <table:table-cell table:formula="of:=[.A778]*[.B778]" office:value-type="float" office:value="776">
            <text:p>776</text:p>
          </table:table-cell>
          <table:table-cell table:formula="of:=([.D778]^[.C778])*EXP(-[.D778])/[.E7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8]+1" office:value-type="float" office:value="777">
            <text:p>777</text:p>
          </table:table-cell>
          <table:table-cell table:formula="of:=[.B778]" office:value-type="float" office:value="1">
            <text:p>1</text:p>
          </table:table-cell>
          <table:table-cell table:formula="of:=[.F779]+[.D779]" office:value-type="float" office:value="897">
            <text:p>897</text:p>
          </table:table-cell>
          <table:table-cell table:formula="of:=[.D778]" office:value-type="float" office:value="120">
            <text:p>120</text:p>
          </table:table-cell>
          <table:table-cell table:formula="of:=FACT([.C779])" office:value-type="float" office:value="0">
            <text:p>#WAARDE!</text:p>
          </table:table-cell>
          <table:table-cell table:formula="of:=[.A779]*[.B779]" office:value-type="float" office:value="777">
            <text:p>777</text:p>
          </table:table-cell>
          <table:table-cell table:formula="of:=([.D779]^[.C779])*EXP(-[.D779])/[.E7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79]+1" office:value-type="float" office:value="778">
            <text:p>778</text:p>
          </table:table-cell>
          <table:table-cell table:formula="of:=[.B779]" office:value-type="float" office:value="1">
            <text:p>1</text:p>
          </table:table-cell>
          <table:table-cell table:formula="of:=[.F780]+[.D780]" office:value-type="float" office:value="898">
            <text:p>898</text:p>
          </table:table-cell>
          <table:table-cell table:formula="of:=[.D779]" office:value-type="float" office:value="120">
            <text:p>120</text:p>
          </table:table-cell>
          <table:table-cell table:formula="of:=FACT([.C780])" office:value-type="float" office:value="0">
            <text:p>#WAARDE!</text:p>
          </table:table-cell>
          <table:table-cell table:formula="of:=[.A780]*[.B780]" office:value-type="float" office:value="778">
            <text:p>778</text:p>
          </table:table-cell>
          <table:table-cell table:formula="of:=([.D780]^[.C780])*EXP(-[.D780])/[.E7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0]+1" office:value-type="float" office:value="779">
            <text:p>779</text:p>
          </table:table-cell>
          <table:table-cell table:formula="of:=[.B780]" office:value-type="float" office:value="1">
            <text:p>1</text:p>
          </table:table-cell>
          <table:table-cell table:formula="of:=[.F781]+[.D781]" office:value-type="float" office:value="899">
            <text:p>899</text:p>
          </table:table-cell>
          <table:table-cell table:formula="of:=[.D780]" office:value-type="float" office:value="120">
            <text:p>120</text:p>
          </table:table-cell>
          <table:table-cell table:formula="of:=FACT([.C781])" office:value-type="float" office:value="0">
            <text:p>#WAARDE!</text:p>
          </table:table-cell>
          <table:table-cell table:formula="of:=[.A781]*[.B781]" office:value-type="float" office:value="779">
            <text:p>779</text:p>
          </table:table-cell>
          <table:table-cell table:formula="of:=([.D781]^[.C781])*EXP(-[.D781])/[.E7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1]+1" office:value-type="float" office:value="780">
            <text:p>780</text:p>
          </table:table-cell>
          <table:table-cell table:formula="of:=[.B781]" office:value-type="float" office:value="1">
            <text:p>1</text:p>
          </table:table-cell>
          <table:table-cell table:formula="of:=[.F782]+[.D782]" office:value-type="float" office:value="900">
            <text:p>900</text:p>
          </table:table-cell>
          <table:table-cell table:formula="of:=[.D781]" office:value-type="float" office:value="120">
            <text:p>120</text:p>
          </table:table-cell>
          <table:table-cell table:formula="of:=FACT([.C782])" office:value-type="float" office:value="0">
            <text:p>#WAARDE!</text:p>
          </table:table-cell>
          <table:table-cell table:formula="of:=[.A782]*[.B782]" office:value-type="float" office:value="780">
            <text:p>780</text:p>
          </table:table-cell>
          <table:table-cell table:formula="of:=([.D782]^[.C782])*EXP(-[.D782])/[.E7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2]+1" office:value-type="float" office:value="781">
            <text:p>781</text:p>
          </table:table-cell>
          <table:table-cell table:formula="of:=[.B782]" office:value-type="float" office:value="1">
            <text:p>1</text:p>
          </table:table-cell>
          <table:table-cell table:formula="of:=[.F783]+[.D783]" office:value-type="float" office:value="901">
            <text:p>901</text:p>
          </table:table-cell>
          <table:table-cell table:formula="of:=[.D782]" office:value-type="float" office:value="120">
            <text:p>120</text:p>
          </table:table-cell>
          <table:table-cell table:formula="of:=FACT([.C783])" office:value-type="float" office:value="0">
            <text:p>#WAARDE!</text:p>
          </table:table-cell>
          <table:table-cell table:formula="of:=[.A783]*[.B783]" office:value-type="float" office:value="781">
            <text:p>781</text:p>
          </table:table-cell>
          <table:table-cell table:formula="of:=([.D783]^[.C783])*EXP(-[.D783])/[.E7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3]+1" office:value-type="float" office:value="782">
            <text:p>782</text:p>
          </table:table-cell>
          <table:table-cell table:formula="of:=[.B783]" office:value-type="float" office:value="1">
            <text:p>1</text:p>
          </table:table-cell>
          <table:table-cell table:formula="of:=[.F784]+[.D784]" office:value-type="float" office:value="902">
            <text:p>902</text:p>
          </table:table-cell>
          <table:table-cell table:formula="of:=[.D783]" office:value-type="float" office:value="120">
            <text:p>120</text:p>
          </table:table-cell>
          <table:table-cell table:formula="of:=FACT([.C784])" office:value-type="float" office:value="0">
            <text:p>#WAARDE!</text:p>
          </table:table-cell>
          <table:table-cell table:formula="of:=[.A784]*[.B784]" office:value-type="float" office:value="782">
            <text:p>782</text:p>
          </table:table-cell>
          <table:table-cell table:formula="of:=([.D784]^[.C784])*EXP(-[.D784])/[.E7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4]+1" office:value-type="float" office:value="783">
            <text:p>783</text:p>
          </table:table-cell>
          <table:table-cell table:formula="of:=[.B784]" office:value-type="float" office:value="1">
            <text:p>1</text:p>
          </table:table-cell>
          <table:table-cell table:formula="of:=[.F785]+[.D785]" office:value-type="float" office:value="903">
            <text:p>903</text:p>
          </table:table-cell>
          <table:table-cell table:formula="of:=[.D784]" office:value-type="float" office:value="120">
            <text:p>120</text:p>
          </table:table-cell>
          <table:table-cell table:formula="of:=FACT([.C785])" office:value-type="float" office:value="0">
            <text:p>#WAARDE!</text:p>
          </table:table-cell>
          <table:table-cell table:formula="of:=[.A785]*[.B785]" office:value-type="float" office:value="783">
            <text:p>783</text:p>
          </table:table-cell>
          <table:table-cell table:formula="of:=([.D785]^[.C785])*EXP(-[.D785])/[.E7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5]+1" office:value-type="float" office:value="784">
            <text:p>784</text:p>
          </table:table-cell>
          <table:table-cell table:formula="of:=[.B785]" office:value-type="float" office:value="1">
            <text:p>1</text:p>
          </table:table-cell>
          <table:table-cell table:formula="of:=[.F786]+[.D786]" office:value-type="float" office:value="904">
            <text:p>904</text:p>
          </table:table-cell>
          <table:table-cell table:formula="of:=[.D785]" office:value-type="float" office:value="120">
            <text:p>120</text:p>
          </table:table-cell>
          <table:table-cell table:formula="of:=FACT([.C786])" office:value-type="float" office:value="0">
            <text:p>#WAARDE!</text:p>
          </table:table-cell>
          <table:table-cell table:formula="of:=[.A786]*[.B786]" office:value-type="float" office:value="784">
            <text:p>784</text:p>
          </table:table-cell>
          <table:table-cell table:formula="of:=([.D786]^[.C786])*EXP(-[.D786])/[.E7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6]+1" office:value-type="float" office:value="785">
            <text:p>785</text:p>
          </table:table-cell>
          <table:table-cell table:formula="of:=[.B786]" office:value-type="float" office:value="1">
            <text:p>1</text:p>
          </table:table-cell>
          <table:table-cell table:formula="of:=[.F787]+[.D787]" office:value-type="float" office:value="905">
            <text:p>905</text:p>
          </table:table-cell>
          <table:table-cell table:formula="of:=[.D786]" office:value-type="float" office:value="120">
            <text:p>120</text:p>
          </table:table-cell>
          <table:table-cell table:formula="of:=FACT([.C787])" office:value-type="float" office:value="0">
            <text:p>#WAARDE!</text:p>
          </table:table-cell>
          <table:table-cell table:formula="of:=[.A787]*[.B787]" office:value-type="float" office:value="785">
            <text:p>785</text:p>
          </table:table-cell>
          <table:table-cell table:formula="of:=([.D787]^[.C787])*EXP(-[.D787])/[.E7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7]+1" office:value-type="float" office:value="786">
            <text:p>786</text:p>
          </table:table-cell>
          <table:table-cell table:formula="of:=[.B787]" office:value-type="float" office:value="1">
            <text:p>1</text:p>
          </table:table-cell>
          <table:table-cell table:formula="of:=[.F788]+[.D788]" office:value-type="float" office:value="906">
            <text:p>906</text:p>
          </table:table-cell>
          <table:table-cell table:formula="of:=[.D787]" office:value-type="float" office:value="120">
            <text:p>120</text:p>
          </table:table-cell>
          <table:table-cell table:formula="of:=FACT([.C788])" office:value-type="float" office:value="0">
            <text:p>#WAARDE!</text:p>
          </table:table-cell>
          <table:table-cell table:formula="of:=[.A788]*[.B788]" office:value-type="float" office:value="786">
            <text:p>786</text:p>
          </table:table-cell>
          <table:table-cell table:formula="of:=([.D788]^[.C788])*EXP(-[.D788])/[.E7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8]+1" office:value-type="float" office:value="787">
            <text:p>787</text:p>
          </table:table-cell>
          <table:table-cell table:formula="of:=[.B788]" office:value-type="float" office:value="1">
            <text:p>1</text:p>
          </table:table-cell>
          <table:table-cell table:formula="of:=[.F789]+[.D789]" office:value-type="float" office:value="907">
            <text:p>907</text:p>
          </table:table-cell>
          <table:table-cell table:formula="of:=[.D788]" office:value-type="float" office:value="120">
            <text:p>120</text:p>
          </table:table-cell>
          <table:table-cell table:formula="of:=FACT([.C789])" office:value-type="float" office:value="0">
            <text:p>#WAARDE!</text:p>
          </table:table-cell>
          <table:table-cell table:formula="of:=[.A789]*[.B789]" office:value-type="float" office:value="787">
            <text:p>787</text:p>
          </table:table-cell>
          <table:table-cell table:formula="of:=([.D789]^[.C789])*EXP(-[.D789])/[.E7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89]+1" office:value-type="float" office:value="788">
            <text:p>788</text:p>
          </table:table-cell>
          <table:table-cell table:formula="of:=[.B789]" office:value-type="float" office:value="1">
            <text:p>1</text:p>
          </table:table-cell>
          <table:table-cell table:formula="of:=[.F790]+[.D790]" office:value-type="float" office:value="908">
            <text:p>908</text:p>
          </table:table-cell>
          <table:table-cell table:formula="of:=[.D789]" office:value-type="float" office:value="120">
            <text:p>120</text:p>
          </table:table-cell>
          <table:table-cell table:formula="of:=FACT([.C790])" office:value-type="float" office:value="0">
            <text:p>#WAARDE!</text:p>
          </table:table-cell>
          <table:table-cell table:formula="of:=[.A790]*[.B790]" office:value-type="float" office:value="788">
            <text:p>788</text:p>
          </table:table-cell>
          <table:table-cell table:formula="of:=([.D790]^[.C790])*EXP(-[.D790])/[.E7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0]+1" office:value-type="float" office:value="789">
            <text:p>789</text:p>
          </table:table-cell>
          <table:table-cell table:formula="of:=[.B790]" office:value-type="float" office:value="1">
            <text:p>1</text:p>
          </table:table-cell>
          <table:table-cell table:formula="of:=[.F791]+[.D791]" office:value-type="float" office:value="909">
            <text:p>909</text:p>
          </table:table-cell>
          <table:table-cell table:formula="of:=[.D790]" office:value-type="float" office:value="120">
            <text:p>120</text:p>
          </table:table-cell>
          <table:table-cell table:formula="of:=FACT([.C791])" office:value-type="float" office:value="0">
            <text:p>#WAARDE!</text:p>
          </table:table-cell>
          <table:table-cell table:formula="of:=[.A791]*[.B791]" office:value-type="float" office:value="789">
            <text:p>789</text:p>
          </table:table-cell>
          <table:table-cell table:formula="of:=([.D791]^[.C791])*EXP(-[.D791])/[.E7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1]+1" office:value-type="float" office:value="790">
            <text:p>790</text:p>
          </table:table-cell>
          <table:table-cell table:formula="of:=[.B791]" office:value-type="float" office:value="1">
            <text:p>1</text:p>
          </table:table-cell>
          <table:table-cell table:formula="of:=[.F792]+[.D792]" office:value-type="float" office:value="910">
            <text:p>910</text:p>
          </table:table-cell>
          <table:table-cell table:formula="of:=[.D791]" office:value-type="float" office:value="120">
            <text:p>120</text:p>
          </table:table-cell>
          <table:table-cell table:formula="of:=FACT([.C792])" office:value-type="float" office:value="0">
            <text:p>#WAARDE!</text:p>
          </table:table-cell>
          <table:table-cell table:formula="of:=[.A792]*[.B792]" office:value-type="float" office:value="790">
            <text:p>790</text:p>
          </table:table-cell>
          <table:table-cell table:formula="of:=([.D792]^[.C792])*EXP(-[.D792])/[.E7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2]+1" office:value-type="float" office:value="791">
            <text:p>791</text:p>
          </table:table-cell>
          <table:table-cell table:formula="of:=[.B792]" office:value-type="float" office:value="1">
            <text:p>1</text:p>
          </table:table-cell>
          <table:table-cell table:formula="of:=[.F793]+[.D793]" office:value-type="float" office:value="911">
            <text:p>911</text:p>
          </table:table-cell>
          <table:table-cell table:formula="of:=[.D792]" office:value-type="float" office:value="120">
            <text:p>120</text:p>
          </table:table-cell>
          <table:table-cell table:formula="of:=FACT([.C793])" office:value-type="float" office:value="0">
            <text:p>#WAARDE!</text:p>
          </table:table-cell>
          <table:table-cell table:formula="of:=[.A793]*[.B793]" office:value-type="float" office:value="791">
            <text:p>791</text:p>
          </table:table-cell>
          <table:table-cell table:formula="of:=([.D793]^[.C793])*EXP(-[.D793])/[.E7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3]+1" office:value-type="float" office:value="792">
            <text:p>792</text:p>
          </table:table-cell>
          <table:table-cell table:formula="of:=[.B793]" office:value-type="float" office:value="1">
            <text:p>1</text:p>
          </table:table-cell>
          <table:table-cell table:formula="of:=[.F794]+[.D794]" office:value-type="float" office:value="912">
            <text:p>912</text:p>
          </table:table-cell>
          <table:table-cell table:formula="of:=[.D793]" office:value-type="float" office:value="120">
            <text:p>120</text:p>
          </table:table-cell>
          <table:table-cell table:formula="of:=FACT([.C794])" office:value-type="float" office:value="0">
            <text:p>#WAARDE!</text:p>
          </table:table-cell>
          <table:table-cell table:formula="of:=[.A794]*[.B794]" office:value-type="float" office:value="792">
            <text:p>792</text:p>
          </table:table-cell>
          <table:table-cell table:formula="of:=([.D794]^[.C794])*EXP(-[.D794])/[.E7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4]+1" office:value-type="float" office:value="793">
            <text:p>793</text:p>
          </table:table-cell>
          <table:table-cell table:formula="of:=[.B794]" office:value-type="float" office:value="1">
            <text:p>1</text:p>
          </table:table-cell>
          <table:table-cell table:formula="of:=[.F795]+[.D795]" office:value-type="float" office:value="913">
            <text:p>913</text:p>
          </table:table-cell>
          <table:table-cell table:formula="of:=[.D794]" office:value-type="float" office:value="120">
            <text:p>120</text:p>
          </table:table-cell>
          <table:table-cell table:formula="of:=FACT([.C795])" office:value-type="float" office:value="0">
            <text:p>#WAARDE!</text:p>
          </table:table-cell>
          <table:table-cell table:formula="of:=[.A795]*[.B795]" office:value-type="float" office:value="793">
            <text:p>793</text:p>
          </table:table-cell>
          <table:table-cell table:formula="of:=([.D795]^[.C795])*EXP(-[.D795])/[.E7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5]+1" office:value-type="float" office:value="794">
            <text:p>794</text:p>
          </table:table-cell>
          <table:table-cell table:formula="of:=[.B795]" office:value-type="float" office:value="1">
            <text:p>1</text:p>
          </table:table-cell>
          <table:table-cell table:formula="of:=[.F796]+[.D796]" office:value-type="float" office:value="914">
            <text:p>914</text:p>
          </table:table-cell>
          <table:table-cell table:formula="of:=[.D795]" office:value-type="float" office:value="120">
            <text:p>120</text:p>
          </table:table-cell>
          <table:table-cell table:formula="of:=FACT([.C796])" office:value-type="float" office:value="0">
            <text:p>#WAARDE!</text:p>
          </table:table-cell>
          <table:table-cell table:formula="of:=[.A796]*[.B796]" office:value-type="float" office:value="794">
            <text:p>794</text:p>
          </table:table-cell>
          <table:table-cell table:formula="of:=([.D796]^[.C796])*EXP(-[.D796])/[.E7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6]+1" office:value-type="float" office:value="795">
            <text:p>795</text:p>
          </table:table-cell>
          <table:table-cell table:formula="of:=[.B796]" office:value-type="float" office:value="1">
            <text:p>1</text:p>
          </table:table-cell>
          <table:table-cell table:formula="of:=[.F797]+[.D797]" office:value-type="float" office:value="915">
            <text:p>915</text:p>
          </table:table-cell>
          <table:table-cell table:formula="of:=[.D796]" office:value-type="float" office:value="120">
            <text:p>120</text:p>
          </table:table-cell>
          <table:table-cell table:formula="of:=FACT([.C797])" office:value-type="float" office:value="0">
            <text:p>#WAARDE!</text:p>
          </table:table-cell>
          <table:table-cell table:formula="of:=[.A797]*[.B797]" office:value-type="float" office:value="795">
            <text:p>795</text:p>
          </table:table-cell>
          <table:table-cell table:formula="of:=([.D797]^[.C797])*EXP(-[.D797])/[.E7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7]+1" office:value-type="float" office:value="796">
            <text:p>796</text:p>
          </table:table-cell>
          <table:table-cell table:formula="of:=[.B797]" office:value-type="float" office:value="1">
            <text:p>1</text:p>
          </table:table-cell>
          <table:table-cell table:formula="of:=[.F798]+[.D798]" office:value-type="float" office:value="916">
            <text:p>916</text:p>
          </table:table-cell>
          <table:table-cell table:formula="of:=[.D797]" office:value-type="float" office:value="120">
            <text:p>120</text:p>
          </table:table-cell>
          <table:table-cell table:formula="of:=FACT([.C798])" office:value-type="float" office:value="0">
            <text:p>#WAARDE!</text:p>
          </table:table-cell>
          <table:table-cell table:formula="of:=[.A798]*[.B798]" office:value-type="float" office:value="796">
            <text:p>796</text:p>
          </table:table-cell>
          <table:table-cell table:formula="of:=([.D798]^[.C798])*EXP(-[.D798])/[.E7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8]+1" office:value-type="float" office:value="797">
            <text:p>797</text:p>
          </table:table-cell>
          <table:table-cell table:formula="of:=[.B798]" office:value-type="float" office:value="1">
            <text:p>1</text:p>
          </table:table-cell>
          <table:table-cell table:formula="of:=[.F799]+[.D799]" office:value-type="float" office:value="917">
            <text:p>917</text:p>
          </table:table-cell>
          <table:table-cell table:formula="of:=[.D798]" office:value-type="float" office:value="120">
            <text:p>120</text:p>
          </table:table-cell>
          <table:table-cell table:formula="of:=FACT([.C799])" office:value-type="float" office:value="0">
            <text:p>#WAARDE!</text:p>
          </table:table-cell>
          <table:table-cell table:formula="of:=[.A799]*[.B799]" office:value-type="float" office:value="797">
            <text:p>797</text:p>
          </table:table-cell>
          <table:table-cell table:formula="of:=([.D799]^[.C799])*EXP(-[.D799])/[.E7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799]+1" office:value-type="float" office:value="798">
            <text:p>798</text:p>
          </table:table-cell>
          <table:table-cell table:formula="of:=[.B799]" office:value-type="float" office:value="1">
            <text:p>1</text:p>
          </table:table-cell>
          <table:table-cell table:formula="of:=[.F800]+[.D800]" office:value-type="float" office:value="918">
            <text:p>918</text:p>
          </table:table-cell>
          <table:table-cell table:formula="of:=[.D799]" office:value-type="float" office:value="120">
            <text:p>120</text:p>
          </table:table-cell>
          <table:table-cell table:formula="of:=FACT([.C800])" office:value-type="float" office:value="0">
            <text:p>#WAARDE!</text:p>
          </table:table-cell>
          <table:table-cell table:formula="of:=[.A800]*[.B800]" office:value-type="float" office:value="798">
            <text:p>798</text:p>
          </table:table-cell>
          <table:table-cell table:formula="of:=([.D800]^[.C800])*EXP(-[.D800])/[.E8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0]+1" office:value-type="float" office:value="799">
            <text:p>799</text:p>
          </table:table-cell>
          <table:table-cell table:formula="of:=[.B800]" office:value-type="float" office:value="1">
            <text:p>1</text:p>
          </table:table-cell>
          <table:table-cell table:formula="of:=[.F801]+[.D801]" office:value-type="float" office:value="919">
            <text:p>919</text:p>
          </table:table-cell>
          <table:table-cell table:formula="of:=[.D800]" office:value-type="float" office:value="120">
            <text:p>120</text:p>
          </table:table-cell>
          <table:table-cell table:formula="of:=FACT([.C801])" office:value-type="float" office:value="0">
            <text:p>#WAARDE!</text:p>
          </table:table-cell>
          <table:table-cell table:formula="of:=[.A801]*[.B801]" office:value-type="float" office:value="799">
            <text:p>799</text:p>
          </table:table-cell>
          <table:table-cell table:formula="of:=([.D801]^[.C801])*EXP(-[.D801])/[.E8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1]+1" office:value-type="float" office:value="800">
            <text:p>800</text:p>
          </table:table-cell>
          <table:table-cell table:formula="of:=[.B801]" office:value-type="float" office:value="1">
            <text:p>1</text:p>
          </table:table-cell>
          <table:table-cell table:formula="of:=[.F802]+[.D802]" office:value-type="float" office:value="920">
            <text:p>920</text:p>
          </table:table-cell>
          <table:table-cell table:formula="of:=[.D801]" office:value-type="float" office:value="120">
            <text:p>120</text:p>
          </table:table-cell>
          <table:table-cell table:formula="of:=FACT([.C802])" office:value-type="float" office:value="0">
            <text:p>#WAARDE!</text:p>
          </table:table-cell>
          <table:table-cell table:formula="of:=[.A802]*[.B802]" office:value-type="float" office:value="800">
            <text:p>800</text:p>
          </table:table-cell>
          <table:table-cell table:formula="of:=([.D802]^[.C802])*EXP(-[.D802])/[.E8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2]+1" office:value-type="float" office:value="801">
            <text:p>801</text:p>
          </table:table-cell>
          <table:table-cell table:formula="of:=[.B802]" office:value-type="float" office:value="1">
            <text:p>1</text:p>
          </table:table-cell>
          <table:table-cell table:formula="of:=[.F803]+[.D803]" office:value-type="float" office:value="921">
            <text:p>921</text:p>
          </table:table-cell>
          <table:table-cell table:formula="of:=[.D802]" office:value-type="float" office:value="120">
            <text:p>120</text:p>
          </table:table-cell>
          <table:table-cell table:formula="of:=FACT([.C803])" office:value-type="float" office:value="0">
            <text:p>#WAARDE!</text:p>
          </table:table-cell>
          <table:table-cell table:formula="of:=[.A803]*[.B803]" office:value-type="float" office:value="801">
            <text:p>801</text:p>
          </table:table-cell>
          <table:table-cell table:formula="of:=([.D803]^[.C803])*EXP(-[.D803])/[.E8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3]+1" office:value-type="float" office:value="802">
            <text:p>802</text:p>
          </table:table-cell>
          <table:table-cell table:formula="of:=[.B803]" office:value-type="float" office:value="1">
            <text:p>1</text:p>
          </table:table-cell>
          <table:table-cell table:formula="of:=[.F804]+[.D804]" office:value-type="float" office:value="922">
            <text:p>922</text:p>
          </table:table-cell>
          <table:table-cell table:formula="of:=[.D803]" office:value-type="float" office:value="120">
            <text:p>120</text:p>
          </table:table-cell>
          <table:table-cell table:formula="of:=FACT([.C804])" office:value-type="float" office:value="0">
            <text:p>#WAARDE!</text:p>
          </table:table-cell>
          <table:table-cell table:formula="of:=[.A804]*[.B804]" office:value-type="float" office:value="802">
            <text:p>802</text:p>
          </table:table-cell>
          <table:table-cell table:formula="of:=([.D804]^[.C804])*EXP(-[.D804])/[.E8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4]+1" office:value-type="float" office:value="803">
            <text:p>803</text:p>
          </table:table-cell>
          <table:table-cell table:formula="of:=[.B804]" office:value-type="float" office:value="1">
            <text:p>1</text:p>
          </table:table-cell>
          <table:table-cell table:formula="of:=[.F805]+[.D805]" office:value-type="float" office:value="923">
            <text:p>923</text:p>
          </table:table-cell>
          <table:table-cell table:formula="of:=[.D804]" office:value-type="float" office:value="120">
            <text:p>120</text:p>
          </table:table-cell>
          <table:table-cell table:formula="of:=FACT([.C805])" office:value-type="float" office:value="0">
            <text:p>#WAARDE!</text:p>
          </table:table-cell>
          <table:table-cell table:formula="of:=[.A805]*[.B805]" office:value-type="float" office:value="803">
            <text:p>803</text:p>
          </table:table-cell>
          <table:table-cell table:formula="of:=([.D805]^[.C805])*EXP(-[.D805])/[.E8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5]+1" office:value-type="float" office:value="804">
            <text:p>804</text:p>
          </table:table-cell>
          <table:table-cell table:formula="of:=[.B805]" office:value-type="float" office:value="1">
            <text:p>1</text:p>
          </table:table-cell>
          <table:table-cell table:formula="of:=[.F806]+[.D806]" office:value-type="float" office:value="924">
            <text:p>924</text:p>
          </table:table-cell>
          <table:table-cell table:formula="of:=[.D805]" office:value-type="float" office:value="120">
            <text:p>120</text:p>
          </table:table-cell>
          <table:table-cell table:formula="of:=FACT([.C806])" office:value-type="float" office:value="0">
            <text:p>#WAARDE!</text:p>
          </table:table-cell>
          <table:table-cell table:formula="of:=[.A806]*[.B806]" office:value-type="float" office:value="804">
            <text:p>804</text:p>
          </table:table-cell>
          <table:table-cell table:formula="of:=([.D806]^[.C806])*EXP(-[.D806])/[.E8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6]+1" office:value-type="float" office:value="805">
            <text:p>805</text:p>
          </table:table-cell>
          <table:table-cell table:formula="of:=[.B806]" office:value-type="float" office:value="1">
            <text:p>1</text:p>
          </table:table-cell>
          <table:table-cell table:formula="of:=[.F807]+[.D807]" office:value-type="float" office:value="925">
            <text:p>925</text:p>
          </table:table-cell>
          <table:table-cell table:formula="of:=[.D806]" office:value-type="float" office:value="120">
            <text:p>120</text:p>
          </table:table-cell>
          <table:table-cell table:formula="of:=FACT([.C807])" office:value-type="float" office:value="0">
            <text:p>#WAARDE!</text:p>
          </table:table-cell>
          <table:table-cell table:formula="of:=[.A807]*[.B807]" office:value-type="float" office:value="805">
            <text:p>805</text:p>
          </table:table-cell>
          <table:table-cell table:formula="of:=([.D807]^[.C807])*EXP(-[.D807])/[.E8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7]+1" office:value-type="float" office:value="806">
            <text:p>806</text:p>
          </table:table-cell>
          <table:table-cell table:formula="of:=[.B807]" office:value-type="float" office:value="1">
            <text:p>1</text:p>
          </table:table-cell>
          <table:table-cell table:formula="of:=[.F808]+[.D808]" office:value-type="float" office:value="926">
            <text:p>926</text:p>
          </table:table-cell>
          <table:table-cell table:formula="of:=[.D807]" office:value-type="float" office:value="120">
            <text:p>120</text:p>
          </table:table-cell>
          <table:table-cell table:formula="of:=FACT([.C808])" office:value-type="float" office:value="0">
            <text:p>#WAARDE!</text:p>
          </table:table-cell>
          <table:table-cell table:formula="of:=[.A808]*[.B808]" office:value-type="float" office:value="806">
            <text:p>806</text:p>
          </table:table-cell>
          <table:table-cell table:formula="of:=([.D808]^[.C808])*EXP(-[.D808])/[.E8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8]+1" office:value-type="float" office:value="807">
            <text:p>807</text:p>
          </table:table-cell>
          <table:table-cell table:formula="of:=[.B808]" office:value-type="float" office:value="1">
            <text:p>1</text:p>
          </table:table-cell>
          <table:table-cell table:formula="of:=[.F809]+[.D809]" office:value-type="float" office:value="927">
            <text:p>927</text:p>
          </table:table-cell>
          <table:table-cell table:formula="of:=[.D808]" office:value-type="float" office:value="120">
            <text:p>120</text:p>
          </table:table-cell>
          <table:table-cell table:formula="of:=FACT([.C809])" office:value-type="float" office:value="0">
            <text:p>#WAARDE!</text:p>
          </table:table-cell>
          <table:table-cell table:formula="of:=[.A809]*[.B809]" office:value-type="float" office:value="807">
            <text:p>807</text:p>
          </table:table-cell>
          <table:table-cell table:formula="of:=([.D809]^[.C809])*EXP(-[.D809])/[.E8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09]+1" office:value-type="float" office:value="808">
            <text:p>808</text:p>
          </table:table-cell>
          <table:table-cell table:formula="of:=[.B809]" office:value-type="float" office:value="1">
            <text:p>1</text:p>
          </table:table-cell>
          <table:table-cell table:formula="of:=[.F810]+[.D810]" office:value-type="float" office:value="928">
            <text:p>928</text:p>
          </table:table-cell>
          <table:table-cell table:formula="of:=[.D809]" office:value-type="float" office:value="120">
            <text:p>120</text:p>
          </table:table-cell>
          <table:table-cell table:formula="of:=FACT([.C810])" office:value-type="float" office:value="0">
            <text:p>#WAARDE!</text:p>
          </table:table-cell>
          <table:table-cell table:formula="of:=[.A810]*[.B810]" office:value-type="float" office:value="808">
            <text:p>808</text:p>
          </table:table-cell>
          <table:table-cell table:formula="of:=([.D810]^[.C810])*EXP(-[.D810])/[.E8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0]+1" office:value-type="float" office:value="809">
            <text:p>809</text:p>
          </table:table-cell>
          <table:table-cell table:formula="of:=[.B810]" office:value-type="float" office:value="1">
            <text:p>1</text:p>
          </table:table-cell>
          <table:table-cell table:formula="of:=[.F811]+[.D811]" office:value-type="float" office:value="929">
            <text:p>929</text:p>
          </table:table-cell>
          <table:table-cell table:formula="of:=[.D810]" office:value-type="float" office:value="120">
            <text:p>120</text:p>
          </table:table-cell>
          <table:table-cell table:formula="of:=FACT([.C811])" office:value-type="float" office:value="0">
            <text:p>#WAARDE!</text:p>
          </table:table-cell>
          <table:table-cell table:formula="of:=[.A811]*[.B811]" office:value-type="float" office:value="809">
            <text:p>809</text:p>
          </table:table-cell>
          <table:table-cell table:formula="of:=([.D811]^[.C811])*EXP(-[.D811])/[.E8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1]+1" office:value-type="float" office:value="810">
            <text:p>810</text:p>
          </table:table-cell>
          <table:table-cell table:formula="of:=[.B811]" office:value-type="float" office:value="1">
            <text:p>1</text:p>
          </table:table-cell>
          <table:table-cell table:formula="of:=[.F812]+[.D812]" office:value-type="float" office:value="930">
            <text:p>930</text:p>
          </table:table-cell>
          <table:table-cell table:formula="of:=[.D811]" office:value-type="float" office:value="120">
            <text:p>120</text:p>
          </table:table-cell>
          <table:table-cell table:formula="of:=FACT([.C812])" office:value-type="float" office:value="0">
            <text:p>#WAARDE!</text:p>
          </table:table-cell>
          <table:table-cell table:formula="of:=[.A812]*[.B812]" office:value-type="float" office:value="810">
            <text:p>810</text:p>
          </table:table-cell>
          <table:table-cell table:formula="of:=([.D812]^[.C812])*EXP(-[.D812])/[.E8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2]+1" office:value-type="float" office:value="811">
            <text:p>811</text:p>
          </table:table-cell>
          <table:table-cell table:formula="of:=[.B812]" office:value-type="float" office:value="1">
            <text:p>1</text:p>
          </table:table-cell>
          <table:table-cell table:formula="of:=[.F813]+[.D813]" office:value-type="float" office:value="931">
            <text:p>931</text:p>
          </table:table-cell>
          <table:table-cell table:formula="of:=[.D812]" office:value-type="float" office:value="120">
            <text:p>120</text:p>
          </table:table-cell>
          <table:table-cell table:formula="of:=FACT([.C813])" office:value-type="float" office:value="0">
            <text:p>#WAARDE!</text:p>
          </table:table-cell>
          <table:table-cell table:formula="of:=[.A813]*[.B813]" office:value-type="float" office:value="811">
            <text:p>811</text:p>
          </table:table-cell>
          <table:table-cell table:formula="of:=([.D813]^[.C813])*EXP(-[.D813])/[.E8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3]+1" office:value-type="float" office:value="812">
            <text:p>812</text:p>
          </table:table-cell>
          <table:table-cell table:formula="of:=[.B813]" office:value-type="float" office:value="1">
            <text:p>1</text:p>
          </table:table-cell>
          <table:table-cell table:formula="of:=[.F814]+[.D814]" office:value-type="float" office:value="932">
            <text:p>932</text:p>
          </table:table-cell>
          <table:table-cell table:formula="of:=[.D813]" office:value-type="float" office:value="120">
            <text:p>120</text:p>
          </table:table-cell>
          <table:table-cell table:formula="of:=FACT([.C814])" office:value-type="float" office:value="0">
            <text:p>#WAARDE!</text:p>
          </table:table-cell>
          <table:table-cell table:formula="of:=[.A814]*[.B814]" office:value-type="float" office:value="812">
            <text:p>812</text:p>
          </table:table-cell>
          <table:table-cell table:formula="of:=([.D814]^[.C814])*EXP(-[.D814])/[.E8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4]+1" office:value-type="float" office:value="813">
            <text:p>813</text:p>
          </table:table-cell>
          <table:table-cell table:formula="of:=[.B814]" office:value-type="float" office:value="1">
            <text:p>1</text:p>
          </table:table-cell>
          <table:table-cell table:formula="of:=[.F815]+[.D815]" office:value-type="float" office:value="933">
            <text:p>933</text:p>
          </table:table-cell>
          <table:table-cell table:formula="of:=[.D814]" office:value-type="float" office:value="120">
            <text:p>120</text:p>
          </table:table-cell>
          <table:table-cell table:formula="of:=FACT([.C815])" office:value-type="float" office:value="0">
            <text:p>#WAARDE!</text:p>
          </table:table-cell>
          <table:table-cell table:formula="of:=[.A815]*[.B815]" office:value-type="float" office:value="813">
            <text:p>813</text:p>
          </table:table-cell>
          <table:table-cell table:formula="of:=([.D815]^[.C815])*EXP(-[.D815])/[.E8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5]+1" office:value-type="float" office:value="814">
            <text:p>814</text:p>
          </table:table-cell>
          <table:table-cell table:formula="of:=[.B815]" office:value-type="float" office:value="1">
            <text:p>1</text:p>
          </table:table-cell>
          <table:table-cell table:formula="of:=[.F816]+[.D816]" office:value-type="float" office:value="934">
            <text:p>934</text:p>
          </table:table-cell>
          <table:table-cell table:formula="of:=[.D815]" office:value-type="float" office:value="120">
            <text:p>120</text:p>
          </table:table-cell>
          <table:table-cell table:formula="of:=FACT([.C816])" office:value-type="float" office:value="0">
            <text:p>#WAARDE!</text:p>
          </table:table-cell>
          <table:table-cell table:formula="of:=[.A816]*[.B816]" office:value-type="float" office:value="814">
            <text:p>814</text:p>
          </table:table-cell>
          <table:table-cell table:formula="of:=([.D816]^[.C816])*EXP(-[.D816])/[.E8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6]+1" office:value-type="float" office:value="815">
            <text:p>815</text:p>
          </table:table-cell>
          <table:table-cell table:formula="of:=[.B816]" office:value-type="float" office:value="1">
            <text:p>1</text:p>
          </table:table-cell>
          <table:table-cell table:formula="of:=[.F817]+[.D817]" office:value-type="float" office:value="935">
            <text:p>935</text:p>
          </table:table-cell>
          <table:table-cell table:formula="of:=[.D816]" office:value-type="float" office:value="120">
            <text:p>120</text:p>
          </table:table-cell>
          <table:table-cell table:formula="of:=FACT([.C817])" office:value-type="float" office:value="0">
            <text:p>#WAARDE!</text:p>
          </table:table-cell>
          <table:table-cell table:formula="of:=[.A817]*[.B817]" office:value-type="float" office:value="815">
            <text:p>815</text:p>
          </table:table-cell>
          <table:table-cell table:formula="of:=([.D817]^[.C817])*EXP(-[.D817])/[.E8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7]+1" office:value-type="float" office:value="816">
            <text:p>816</text:p>
          </table:table-cell>
          <table:table-cell table:formula="of:=[.B817]" office:value-type="float" office:value="1">
            <text:p>1</text:p>
          </table:table-cell>
          <table:table-cell table:formula="of:=[.F818]+[.D818]" office:value-type="float" office:value="936">
            <text:p>936</text:p>
          </table:table-cell>
          <table:table-cell table:formula="of:=[.D817]" office:value-type="float" office:value="120">
            <text:p>120</text:p>
          </table:table-cell>
          <table:table-cell table:formula="of:=FACT([.C818])" office:value-type="float" office:value="0">
            <text:p>#WAARDE!</text:p>
          </table:table-cell>
          <table:table-cell table:formula="of:=[.A818]*[.B818]" office:value-type="float" office:value="816">
            <text:p>816</text:p>
          </table:table-cell>
          <table:table-cell table:formula="of:=([.D818]^[.C818])*EXP(-[.D818])/[.E8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8]+1" office:value-type="float" office:value="817">
            <text:p>817</text:p>
          </table:table-cell>
          <table:table-cell table:formula="of:=[.B818]" office:value-type="float" office:value="1">
            <text:p>1</text:p>
          </table:table-cell>
          <table:table-cell table:formula="of:=[.F819]+[.D819]" office:value-type="float" office:value="937">
            <text:p>937</text:p>
          </table:table-cell>
          <table:table-cell table:formula="of:=[.D818]" office:value-type="float" office:value="120">
            <text:p>120</text:p>
          </table:table-cell>
          <table:table-cell table:formula="of:=FACT([.C819])" office:value-type="float" office:value="0">
            <text:p>#WAARDE!</text:p>
          </table:table-cell>
          <table:table-cell table:formula="of:=[.A819]*[.B819]" office:value-type="float" office:value="817">
            <text:p>817</text:p>
          </table:table-cell>
          <table:table-cell table:formula="of:=([.D819]^[.C819])*EXP(-[.D819])/[.E8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19]+1" office:value-type="float" office:value="818">
            <text:p>818</text:p>
          </table:table-cell>
          <table:table-cell table:formula="of:=[.B819]" office:value-type="float" office:value="1">
            <text:p>1</text:p>
          </table:table-cell>
          <table:table-cell table:formula="of:=[.F820]+[.D820]" office:value-type="float" office:value="938">
            <text:p>938</text:p>
          </table:table-cell>
          <table:table-cell table:formula="of:=[.D819]" office:value-type="float" office:value="120">
            <text:p>120</text:p>
          </table:table-cell>
          <table:table-cell table:formula="of:=FACT([.C820])" office:value-type="float" office:value="0">
            <text:p>#WAARDE!</text:p>
          </table:table-cell>
          <table:table-cell table:formula="of:=[.A820]*[.B820]" office:value-type="float" office:value="818">
            <text:p>818</text:p>
          </table:table-cell>
          <table:table-cell table:formula="of:=([.D820]^[.C820])*EXP(-[.D820])/[.E8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0]+1" office:value-type="float" office:value="819">
            <text:p>819</text:p>
          </table:table-cell>
          <table:table-cell table:formula="of:=[.B820]" office:value-type="float" office:value="1">
            <text:p>1</text:p>
          </table:table-cell>
          <table:table-cell table:formula="of:=[.F821]+[.D821]" office:value-type="float" office:value="939">
            <text:p>939</text:p>
          </table:table-cell>
          <table:table-cell table:formula="of:=[.D820]" office:value-type="float" office:value="120">
            <text:p>120</text:p>
          </table:table-cell>
          <table:table-cell table:formula="of:=FACT([.C821])" office:value-type="float" office:value="0">
            <text:p>#WAARDE!</text:p>
          </table:table-cell>
          <table:table-cell table:formula="of:=[.A821]*[.B821]" office:value-type="float" office:value="819">
            <text:p>819</text:p>
          </table:table-cell>
          <table:table-cell table:formula="of:=([.D821]^[.C821])*EXP(-[.D821])/[.E8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1]+1" office:value-type="float" office:value="820">
            <text:p>820</text:p>
          </table:table-cell>
          <table:table-cell table:formula="of:=[.B821]" office:value-type="float" office:value="1">
            <text:p>1</text:p>
          </table:table-cell>
          <table:table-cell table:formula="of:=[.F822]+[.D822]" office:value-type="float" office:value="940">
            <text:p>940</text:p>
          </table:table-cell>
          <table:table-cell table:formula="of:=[.D821]" office:value-type="float" office:value="120">
            <text:p>120</text:p>
          </table:table-cell>
          <table:table-cell table:formula="of:=FACT([.C822])" office:value-type="float" office:value="0">
            <text:p>#WAARDE!</text:p>
          </table:table-cell>
          <table:table-cell table:formula="of:=[.A822]*[.B822]" office:value-type="float" office:value="820">
            <text:p>820</text:p>
          </table:table-cell>
          <table:table-cell table:formula="of:=([.D822]^[.C822])*EXP(-[.D822])/[.E8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2]+1" office:value-type="float" office:value="821">
            <text:p>821</text:p>
          </table:table-cell>
          <table:table-cell table:formula="of:=[.B822]" office:value-type="float" office:value="1">
            <text:p>1</text:p>
          </table:table-cell>
          <table:table-cell table:formula="of:=[.F823]+[.D823]" office:value-type="float" office:value="941">
            <text:p>941</text:p>
          </table:table-cell>
          <table:table-cell table:formula="of:=[.D822]" office:value-type="float" office:value="120">
            <text:p>120</text:p>
          </table:table-cell>
          <table:table-cell table:formula="of:=FACT([.C823])" office:value-type="float" office:value="0">
            <text:p>#WAARDE!</text:p>
          </table:table-cell>
          <table:table-cell table:formula="of:=[.A823]*[.B823]" office:value-type="float" office:value="821">
            <text:p>821</text:p>
          </table:table-cell>
          <table:table-cell table:formula="of:=([.D823]^[.C823])*EXP(-[.D823])/[.E8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3]+1" office:value-type="float" office:value="822">
            <text:p>822</text:p>
          </table:table-cell>
          <table:table-cell table:formula="of:=[.B823]" office:value-type="float" office:value="1">
            <text:p>1</text:p>
          </table:table-cell>
          <table:table-cell table:formula="of:=[.F824]+[.D824]" office:value-type="float" office:value="942">
            <text:p>942</text:p>
          </table:table-cell>
          <table:table-cell table:formula="of:=[.D823]" office:value-type="float" office:value="120">
            <text:p>120</text:p>
          </table:table-cell>
          <table:table-cell table:formula="of:=FACT([.C824])" office:value-type="float" office:value="0">
            <text:p>#WAARDE!</text:p>
          </table:table-cell>
          <table:table-cell table:formula="of:=[.A824]*[.B824]" office:value-type="float" office:value="822">
            <text:p>822</text:p>
          </table:table-cell>
          <table:table-cell table:formula="of:=([.D824]^[.C824])*EXP(-[.D824])/[.E8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4]+1" office:value-type="float" office:value="823">
            <text:p>823</text:p>
          </table:table-cell>
          <table:table-cell table:formula="of:=[.B824]" office:value-type="float" office:value="1">
            <text:p>1</text:p>
          </table:table-cell>
          <table:table-cell table:formula="of:=[.F825]+[.D825]" office:value-type="float" office:value="943">
            <text:p>943</text:p>
          </table:table-cell>
          <table:table-cell table:formula="of:=[.D824]" office:value-type="float" office:value="120">
            <text:p>120</text:p>
          </table:table-cell>
          <table:table-cell table:formula="of:=FACT([.C825])" office:value-type="float" office:value="0">
            <text:p>#WAARDE!</text:p>
          </table:table-cell>
          <table:table-cell table:formula="of:=[.A825]*[.B825]" office:value-type="float" office:value="823">
            <text:p>823</text:p>
          </table:table-cell>
          <table:table-cell table:formula="of:=([.D825]^[.C825])*EXP(-[.D825])/[.E8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5]+1" office:value-type="float" office:value="824">
            <text:p>824</text:p>
          </table:table-cell>
          <table:table-cell table:formula="of:=[.B825]" office:value-type="float" office:value="1">
            <text:p>1</text:p>
          </table:table-cell>
          <table:table-cell table:formula="of:=[.F826]+[.D826]" office:value-type="float" office:value="944">
            <text:p>944</text:p>
          </table:table-cell>
          <table:table-cell table:formula="of:=[.D825]" office:value-type="float" office:value="120">
            <text:p>120</text:p>
          </table:table-cell>
          <table:table-cell table:formula="of:=FACT([.C826])" office:value-type="float" office:value="0">
            <text:p>#WAARDE!</text:p>
          </table:table-cell>
          <table:table-cell table:formula="of:=[.A826]*[.B826]" office:value-type="float" office:value="824">
            <text:p>824</text:p>
          </table:table-cell>
          <table:table-cell table:formula="of:=([.D826]^[.C826])*EXP(-[.D826])/[.E8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6]+1" office:value-type="float" office:value="825">
            <text:p>825</text:p>
          </table:table-cell>
          <table:table-cell table:formula="of:=[.B826]" office:value-type="float" office:value="1">
            <text:p>1</text:p>
          </table:table-cell>
          <table:table-cell table:formula="of:=[.F827]+[.D827]" office:value-type="float" office:value="945">
            <text:p>945</text:p>
          </table:table-cell>
          <table:table-cell table:formula="of:=[.D826]" office:value-type="float" office:value="120">
            <text:p>120</text:p>
          </table:table-cell>
          <table:table-cell table:formula="of:=FACT([.C827])" office:value-type="float" office:value="0">
            <text:p>#WAARDE!</text:p>
          </table:table-cell>
          <table:table-cell table:formula="of:=[.A827]*[.B827]" office:value-type="float" office:value="825">
            <text:p>825</text:p>
          </table:table-cell>
          <table:table-cell table:formula="of:=([.D827]^[.C827])*EXP(-[.D827])/[.E8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7]+1" office:value-type="float" office:value="826">
            <text:p>826</text:p>
          </table:table-cell>
          <table:table-cell table:formula="of:=[.B827]" office:value-type="float" office:value="1">
            <text:p>1</text:p>
          </table:table-cell>
          <table:table-cell table:formula="of:=[.F828]+[.D828]" office:value-type="float" office:value="946">
            <text:p>946</text:p>
          </table:table-cell>
          <table:table-cell table:formula="of:=[.D827]" office:value-type="float" office:value="120">
            <text:p>120</text:p>
          </table:table-cell>
          <table:table-cell table:formula="of:=FACT([.C828])" office:value-type="float" office:value="0">
            <text:p>#WAARDE!</text:p>
          </table:table-cell>
          <table:table-cell table:formula="of:=[.A828]*[.B828]" office:value-type="float" office:value="826">
            <text:p>826</text:p>
          </table:table-cell>
          <table:table-cell table:formula="of:=([.D828]^[.C828])*EXP(-[.D828])/[.E8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8]+1" office:value-type="float" office:value="827">
            <text:p>827</text:p>
          </table:table-cell>
          <table:table-cell table:formula="of:=[.B828]" office:value-type="float" office:value="1">
            <text:p>1</text:p>
          </table:table-cell>
          <table:table-cell table:formula="of:=[.F829]+[.D829]" office:value-type="float" office:value="947">
            <text:p>947</text:p>
          </table:table-cell>
          <table:table-cell table:formula="of:=[.D828]" office:value-type="float" office:value="120">
            <text:p>120</text:p>
          </table:table-cell>
          <table:table-cell table:formula="of:=FACT([.C829])" office:value-type="float" office:value="0">
            <text:p>#WAARDE!</text:p>
          </table:table-cell>
          <table:table-cell table:formula="of:=[.A829]*[.B829]" office:value-type="float" office:value="827">
            <text:p>827</text:p>
          </table:table-cell>
          <table:table-cell table:formula="of:=([.D829]^[.C829])*EXP(-[.D829])/[.E8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29]+1" office:value-type="float" office:value="828">
            <text:p>828</text:p>
          </table:table-cell>
          <table:table-cell table:formula="of:=[.B829]" office:value-type="float" office:value="1">
            <text:p>1</text:p>
          </table:table-cell>
          <table:table-cell table:formula="of:=[.F830]+[.D830]" office:value-type="float" office:value="948">
            <text:p>948</text:p>
          </table:table-cell>
          <table:table-cell table:formula="of:=[.D829]" office:value-type="float" office:value="120">
            <text:p>120</text:p>
          </table:table-cell>
          <table:table-cell table:formula="of:=FACT([.C830])" office:value-type="float" office:value="0">
            <text:p>#WAARDE!</text:p>
          </table:table-cell>
          <table:table-cell table:formula="of:=[.A830]*[.B830]" office:value-type="float" office:value="828">
            <text:p>828</text:p>
          </table:table-cell>
          <table:table-cell table:formula="of:=([.D830]^[.C830])*EXP(-[.D830])/[.E8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0]+1" office:value-type="float" office:value="829">
            <text:p>829</text:p>
          </table:table-cell>
          <table:table-cell table:formula="of:=[.B830]" office:value-type="float" office:value="1">
            <text:p>1</text:p>
          </table:table-cell>
          <table:table-cell table:formula="of:=[.F831]+[.D831]" office:value-type="float" office:value="949">
            <text:p>949</text:p>
          </table:table-cell>
          <table:table-cell table:formula="of:=[.D830]" office:value-type="float" office:value="120">
            <text:p>120</text:p>
          </table:table-cell>
          <table:table-cell table:formula="of:=FACT([.C831])" office:value-type="float" office:value="0">
            <text:p>#WAARDE!</text:p>
          </table:table-cell>
          <table:table-cell table:formula="of:=[.A831]*[.B831]" office:value-type="float" office:value="829">
            <text:p>829</text:p>
          </table:table-cell>
          <table:table-cell table:formula="of:=([.D831]^[.C831])*EXP(-[.D831])/[.E8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1]+1" office:value-type="float" office:value="830">
            <text:p>830</text:p>
          </table:table-cell>
          <table:table-cell table:formula="of:=[.B831]" office:value-type="float" office:value="1">
            <text:p>1</text:p>
          </table:table-cell>
          <table:table-cell table:formula="of:=[.F832]+[.D832]" office:value-type="float" office:value="950">
            <text:p>950</text:p>
          </table:table-cell>
          <table:table-cell table:formula="of:=[.D831]" office:value-type="float" office:value="120">
            <text:p>120</text:p>
          </table:table-cell>
          <table:table-cell table:formula="of:=FACT([.C832])" office:value-type="float" office:value="0">
            <text:p>#WAARDE!</text:p>
          </table:table-cell>
          <table:table-cell table:formula="of:=[.A832]*[.B832]" office:value-type="float" office:value="830">
            <text:p>830</text:p>
          </table:table-cell>
          <table:table-cell table:formula="of:=([.D832]^[.C832])*EXP(-[.D832])/[.E8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2]+1" office:value-type="float" office:value="831">
            <text:p>831</text:p>
          </table:table-cell>
          <table:table-cell table:formula="of:=[.B832]" office:value-type="float" office:value="1">
            <text:p>1</text:p>
          </table:table-cell>
          <table:table-cell table:formula="of:=[.F833]+[.D833]" office:value-type="float" office:value="951">
            <text:p>951</text:p>
          </table:table-cell>
          <table:table-cell table:formula="of:=[.D832]" office:value-type="float" office:value="120">
            <text:p>120</text:p>
          </table:table-cell>
          <table:table-cell table:formula="of:=FACT([.C833])" office:value-type="float" office:value="0">
            <text:p>#WAARDE!</text:p>
          </table:table-cell>
          <table:table-cell table:formula="of:=[.A833]*[.B833]" office:value-type="float" office:value="831">
            <text:p>831</text:p>
          </table:table-cell>
          <table:table-cell table:formula="of:=([.D833]^[.C833])*EXP(-[.D833])/[.E8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3]+1" office:value-type="float" office:value="832">
            <text:p>832</text:p>
          </table:table-cell>
          <table:table-cell table:formula="of:=[.B833]" office:value-type="float" office:value="1">
            <text:p>1</text:p>
          </table:table-cell>
          <table:table-cell table:formula="of:=[.F834]+[.D834]" office:value-type="float" office:value="952">
            <text:p>952</text:p>
          </table:table-cell>
          <table:table-cell table:formula="of:=[.D833]" office:value-type="float" office:value="120">
            <text:p>120</text:p>
          </table:table-cell>
          <table:table-cell table:formula="of:=FACT([.C834])" office:value-type="float" office:value="0">
            <text:p>#WAARDE!</text:p>
          </table:table-cell>
          <table:table-cell table:formula="of:=[.A834]*[.B834]" office:value-type="float" office:value="832">
            <text:p>832</text:p>
          </table:table-cell>
          <table:table-cell table:formula="of:=([.D834]^[.C834])*EXP(-[.D834])/[.E8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4]+1" office:value-type="float" office:value="833">
            <text:p>833</text:p>
          </table:table-cell>
          <table:table-cell table:formula="of:=[.B834]" office:value-type="float" office:value="1">
            <text:p>1</text:p>
          </table:table-cell>
          <table:table-cell table:formula="of:=[.F835]+[.D835]" office:value-type="float" office:value="953">
            <text:p>953</text:p>
          </table:table-cell>
          <table:table-cell table:formula="of:=[.D834]" office:value-type="float" office:value="120">
            <text:p>120</text:p>
          </table:table-cell>
          <table:table-cell table:formula="of:=FACT([.C835])" office:value-type="float" office:value="0">
            <text:p>#WAARDE!</text:p>
          </table:table-cell>
          <table:table-cell table:formula="of:=[.A835]*[.B835]" office:value-type="float" office:value="833">
            <text:p>833</text:p>
          </table:table-cell>
          <table:table-cell table:formula="of:=([.D835]^[.C835])*EXP(-[.D835])/[.E8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5]+1" office:value-type="float" office:value="834">
            <text:p>834</text:p>
          </table:table-cell>
          <table:table-cell table:formula="of:=[.B835]" office:value-type="float" office:value="1">
            <text:p>1</text:p>
          </table:table-cell>
          <table:table-cell table:formula="of:=[.F836]+[.D836]" office:value-type="float" office:value="954">
            <text:p>954</text:p>
          </table:table-cell>
          <table:table-cell table:formula="of:=[.D835]" office:value-type="float" office:value="120">
            <text:p>120</text:p>
          </table:table-cell>
          <table:table-cell table:formula="of:=FACT([.C836])" office:value-type="float" office:value="0">
            <text:p>#WAARDE!</text:p>
          </table:table-cell>
          <table:table-cell table:formula="of:=[.A836]*[.B836]" office:value-type="float" office:value="834">
            <text:p>834</text:p>
          </table:table-cell>
          <table:table-cell table:formula="of:=([.D836]^[.C836])*EXP(-[.D836])/[.E8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6]+1" office:value-type="float" office:value="835">
            <text:p>835</text:p>
          </table:table-cell>
          <table:table-cell table:formula="of:=[.B836]" office:value-type="float" office:value="1">
            <text:p>1</text:p>
          </table:table-cell>
          <table:table-cell table:formula="of:=[.F837]+[.D837]" office:value-type="float" office:value="955">
            <text:p>955</text:p>
          </table:table-cell>
          <table:table-cell table:formula="of:=[.D836]" office:value-type="float" office:value="120">
            <text:p>120</text:p>
          </table:table-cell>
          <table:table-cell table:formula="of:=FACT([.C837])" office:value-type="float" office:value="0">
            <text:p>#WAARDE!</text:p>
          </table:table-cell>
          <table:table-cell table:formula="of:=[.A837]*[.B837]" office:value-type="float" office:value="835">
            <text:p>835</text:p>
          </table:table-cell>
          <table:table-cell table:formula="of:=([.D837]^[.C837])*EXP(-[.D837])/[.E8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7]+1" office:value-type="float" office:value="836">
            <text:p>836</text:p>
          </table:table-cell>
          <table:table-cell table:formula="of:=[.B837]" office:value-type="float" office:value="1">
            <text:p>1</text:p>
          </table:table-cell>
          <table:table-cell table:formula="of:=[.F838]+[.D838]" office:value-type="float" office:value="956">
            <text:p>956</text:p>
          </table:table-cell>
          <table:table-cell table:formula="of:=[.D837]" office:value-type="float" office:value="120">
            <text:p>120</text:p>
          </table:table-cell>
          <table:table-cell table:formula="of:=FACT([.C838])" office:value-type="float" office:value="0">
            <text:p>#WAARDE!</text:p>
          </table:table-cell>
          <table:table-cell table:formula="of:=[.A838]*[.B838]" office:value-type="float" office:value="836">
            <text:p>836</text:p>
          </table:table-cell>
          <table:table-cell table:formula="of:=([.D838]^[.C838])*EXP(-[.D838])/[.E8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8]+1" office:value-type="float" office:value="837">
            <text:p>837</text:p>
          </table:table-cell>
          <table:table-cell table:formula="of:=[.B838]" office:value-type="float" office:value="1">
            <text:p>1</text:p>
          </table:table-cell>
          <table:table-cell table:formula="of:=[.F839]+[.D839]" office:value-type="float" office:value="957">
            <text:p>957</text:p>
          </table:table-cell>
          <table:table-cell table:formula="of:=[.D838]" office:value-type="float" office:value="120">
            <text:p>120</text:p>
          </table:table-cell>
          <table:table-cell table:formula="of:=FACT([.C839])" office:value-type="float" office:value="0">
            <text:p>#WAARDE!</text:p>
          </table:table-cell>
          <table:table-cell table:formula="of:=[.A839]*[.B839]" office:value-type="float" office:value="837">
            <text:p>837</text:p>
          </table:table-cell>
          <table:table-cell table:formula="of:=([.D839]^[.C839])*EXP(-[.D839])/[.E8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39]+1" office:value-type="float" office:value="838">
            <text:p>838</text:p>
          </table:table-cell>
          <table:table-cell table:formula="of:=[.B839]" office:value-type="float" office:value="1">
            <text:p>1</text:p>
          </table:table-cell>
          <table:table-cell table:formula="of:=[.F840]+[.D840]" office:value-type="float" office:value="958">
            <text:p>958</text:p>
          </table:table-cell>
          <table:table-cell table:formula="of:=[.D839]" office:value-type="float" office:value="120">
            <text:p>120</text:p>
          </table:table-cell>
          <table:table-cell table:formula="of:=FACT([.C840])" office:value-type="float" office:value="0">
            <text:p>#WAARDE!</text:p>
          </table:table-cell>
          <table:table-cell table:formula="of:=[.A840]*[.B840]" office:value-type="float" office:value="838">
            <text:p>838</text:p>
          </table:table-cell>
          <table:table-cell table:formula="of:=([.D840]^[.C840])*EXP(-[.D840])/[.E8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0]+1" office:value-type="float" office:value="839">
            <text:p>839</text:p>
          </table:table-cell>
          <table:table-cell table:formula="of:=[.B840]" office:value-type="float" office:value="1">
            <text:p>1</text:p>
          </table:table-cell>
          <table:table-cell table:formula="of:=[.F841]+[.D841]" office:value-type="float" office:value="959">
            <text:p>959</text:p>
          </table:table-cell>
          <table:table-cell table:formula="of:=[.D840]" office:value-type="float" office:value="120">
            <text:p>120</text:p>
          </table:table-cell>
          <table:table-cell table:formula="of:=FACT([.C841])" office:value-type="float" office:value="0">
            <text:p>#WAARDE!</text:p>
          </table:table-cell>
          <table:table-cell table:formula="of:=[.A841]*[.B841]" office:value-type="float" office:value="839">
            <text:p>839</text:p>
          </table:table-cell>
          <table:table-cell table:formula="of:=([.D841]^[.C841])*EXP(-[.D841])/[.E8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1]+1" office:value-type="float" office:value="840">
            <text:p>840</text:p>
          </table:table-cell>
          <table:table-cell table:formula="of:=[.B841]" office:value-type="float" office:value="1">
            <text:p>1</text:p>
          </table:table-cell>
          <table:table-cell table:formula="of:=[.F842]+[.D842]" office:value-type="float" office:value="960">
            <text:p>960</text:p>
          </table:table-cell>
          <table:table-cell table:formula="of:=[.D841]" office:value-type="float" office:value="120">
            <text:p>120</text:p>
          </table:table-cell>
          <table:table-cell table:formula="of:=FACT([.C842])" office:value-type="float" office:value="0">
            <text:p>#WAARDE!</text:p>
          </table:table-cell>
          <table:table-cell table:formula="of:=[.A842]*[.B842]" office:value-type="float" office:value="840">
            <text:p>840</text:p>
          </table:table-cell>
          <table:table-cell table:formula="of:=([.D842]^[.C842])*EXP(-[.D842])/[.E8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2]+1" office:value-type="float" office:value="841">
            <text:p>841</text:p>
          </table:table-cell>
          <table:table-cell table:formula="of:=[.B842]" office:value-type="float" office:value="1">
            <text:p>1</text:p>
          </table:table-cell>
          <table:table-cell table:formula="of:=[.F843]+[.D843]" office:value-type="float" office:value="961">
            <text:p>961</text:p>
          </table:table-cell>
          <table:table-cell table:formula="of:=[.D842]" office:value-type="float" office:value="120">
            <text:p>120</text:p>
          </table:table-cell>
          <table:table-cell table:formula="of:=FACT([.C843])" office:value-type="float" office:value="0">
            <text:p>#WAARDE!</text:p>
          </table:table-cell>
          <table:table-cell table:formula="of:=[.A843]*[.B843]" office:value-type="float" office:value="841">
            <text:p>841</text:p>
          </table:table-cell>
          <table:table-cell table:formula="of:=([.D843]^[.C843])*EXP(-[.D843])/[.E8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3]+1" office:value-type="float" office:value="842">
            <text:p>842</text:p>
          </table:table-cell>
          <table:table-cell table:formula="of:=[.B843]" office:value-type="float" office:value="1">
            <text:p>1</text:p>
          </table:table-cell>
          <table:table-cell table:formula="of:=[.F844]+[.D844]" office:value-type="float" office:value="962">
            <text:p>962</text:p>
          </table:table-cell>
          <table:table-cell table:formula="of:=[.D843]" office:value-type="float" office:value="120">
            <text:p>120</text:p>
          </table:table-cell>
          <table:table-cell table:formula="of:=FACT([.C844])" office:value-type="float" office:value="0">
            <text:p>#WAARDE!</text:p>
          </table:table-cell>
          <table:table-cell table:formula="of:=[.A844]*[.B844]" office:value-type="float" office:value="842">
            <text:p>842</text:p>
          </table:table-cell>
          <table:table-cell table:formula="of:=([.D844]^[.C844])*EXP(-[.D844])/[.E8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4]+1" office:value-type="float" office:value="843">
            <text:p>843</text:p>
          </table:table-cell>
          <table:table-cell table:formula="of:=[.B844]" office:value-type="float" office:value="1">
            <text:p>1</text:p>
          </table:table-cell>
          <table:table-cell table:formula="of:=[.F845]+[.D845]" office:value-type="float" office:value="963">
            <text:p>963</text:p>
          </table:table-cell>
          <table:table-cell table:formula="of:=[.D844]" office:value-type="float" office:value="120">
            <text:p>120</text:p>
          </table:table-cell>
          <table:table-cell table:formula="of:=FACT([.C845])" office:value-type="float" office:value="0">
            <text:p>#WAARDE!</text:p>
          </table:table-cell>
          <table:table-cell table:formula="of:=[.A845]*[.B845]" office:value-type="float" office:value="843">
            <text:p>843</text:p>
          </table:table-cell>
          <table:table-cell table:formula="of:=([.D845]^[.C845])*EXP(-[.D845])/[.E8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5]+1" office:value-type="float" office:value="844">
            <text:p>844</text:p>
          </table:table-cell>
          <table:table-cell table:formula="of:=[.B845]" office:value-type="float" office:value="1">
            <text:p>1</text:p>
          </table:table-cell>
          <table:table-cell table:formula="of:=[.F846]+[.D846]" office:value-type="float" office:value="964">
            <text:p>964</text:p>
          </table:table-cell>
          <table:table-cell table:formula="of:=[.D845]" office:value-type="float" office:value="120">
            <text:p>120</text:p>
          </table:table-cell>
          <table:table-cell table:formula="of:=FACT([.C846])" office:value-type="float" office:value="0">
            <text:p>#WAARDE!</text:p>
          </table:table-cell>
          <table:table-cell table:formula="of:=[.A846]*[.B846]" office:value-type="float" office:value="844">
            <text:p>844</text:p>
          </table:table-cell>
          <table:table-cell table:formula="of:=([.D846]^[.C846])*EXP(-[.D846])/[.E8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6]+1" office:value-type="float" office:value="845">
            <text:p>845</text:p>
          </table:table-cell>
          <table:table-cell table:formula="of:=[.B846]" office:value-type="float" office:value="1">
            <text:p>1</text:p>
          </table:table-cell>
          <table:table-cell table:formula="of:=[.F847]+[.D847]" office:value-type="float" office:value="965">
            <text:p>965</text:p>
          </table:table-cell>
          <table:table-cell table:formula="of:=[.D846]" office:value-type="float" office:value="120">
            <text:p>120</text:p>
          </table:table-cell>
          <table:table-cell table:formula="of:=FACT([.C847])" office:value-type="float" office:value="0">
            <text:p>#WAARDE!</text:p>
          </table:table-cell>
          <table:table-cell table:formula="of:=[.A847]*[.B847]" office:value-type="float" office:value="845">
            <text:p>845</text:p>
          </table:table-cell>
          <table:table-cell table:formula="of:=([.D847]^[.C847])*EXP(-[.D847])/[.E8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7]+1" office:value-type="float" office:value="846">
            <text:p>846</text:p>
          </table:table-cell>
          <table:table-cell table:formula="of:=[.B847]" office:value-type="float" office:value="1">
            <text:p>1</text:p>
          </table:table-cell>
          <table:table-cell table:formula="of:=[.F848]+[.D848]" office:value-type="float" office:value="966">
            <text:p>966</text:p>
          </table:table-cell>
          <table:table-cell table:formula="of:=[.D847]" office:value-type="float" office:value="120">
            <text:p>120</text:p>
          </table:table-cell>
          <table:table-cell table:formula="of:=FACT([.C848])" office:value-type="float" office:value="0">
            <text:p>#WAARDE!</text:p>
          </table:table-cell>
          <table:table-cell table:formula="of:=[.A848]*[.B848]" office:value-type="float" office:value="846">
            <text:p>846</text:p>
          </table:table-cell>
          <table:table-cell table:formula="of:=([.D848]^[.C848])*EXP(-[.D848])/[.E8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8]+1" office:value-type="float" office:value="847">
            <text:p>847</text:p>
          </table:table-cell>
          <table:table-cell table:formula="of:=[.B848]" office:value-type="float" office:value="1">
            <text:p>1</text:p>
          </table:table-cell>
          <table:table-cell table:formula="of:=[.F849]+[.D849]" office:value-type="float" office:value="967">
            <text:p>967</text:p>
          </table:table-cell>
          <table:table-cell table:formula="of:=[.D848]" office:value-type="float" office:value="120">
            <text:p>120</text:p>
          </table:table-cell>
          <table:table-cell table:formula="of:=FACT([.C849])" office:value-type="float" office:value="0">
            <text:p>#WAARDE!</text:p>
          </table:table-cell>
          <table:table-cell table:formula="of:=[.A849]*[.B849]" office:value-type="float" office:value="847">
            <text:p>847</text:p>
          </table:table-cell>
          <table:table-cell table:formula="of:=([.D849]^[.C849])*EXP(-[.D849])/[.E8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49]+1" office:value-type="float" office:value="848">
            <text:p>848</text:p>
          </table:table-cell>
          <table:table-cell table:formula="of:=[.B849]" office:value-type="float" office:value="1">
            <text:p>1</text:p>
          </table:table-cell>
          <table:table-cell table:formula="of:=[.F850]+[.D850]" office:value-type="float" office:value="968">
            <text:p>968</text:p>
          </table:table-cell>
          <table:table-cell table:formula="of:=[.D849]" office:value-type="float" office:value="120">
            <text:p>120</text:p>
          </table:table-cell>
          <table:table-cell table:formula="of:=FACT([.C850])" office:value-type="float" office:value="0">
            <text:p>#WAARDE!</text:p>
          </table:table-cell>
          <table:table-cell table:formula="of:=[.A850]*[.B850]" office:value-type="float" office:value="848">
            <text:p>848</text:p>
          </table:table-cell>
          <table:table-cell table:formula="of:=([.D850]^[.C850])*EXP(-[.D850])/[.E8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0]+1" office:value-type="float" office:value="849">
            <text:p>849</text:p>
          </table:table-cell>
          <table:table-cell table:formula="of:=[.B850]" office:value-type="float" office:value="1">
            <text:p>1</text:p>
          </table:table-cell>
          <table:table-cell table:formula="of:=[.F851]+[.D851]" office:value-type="float" office:value="969">
            <text:p>969</text:p>
          </table:table-cell>
          <table:table-cell table:formula="of:=[.D850]" office:value-type="float" office:value="120">
            <text:p>120</text:p>
          </table:table-cell>
          <table:table-cell table:formula="of:=FACT([.C851])" office:value-type="float" office:value="0">
            <text:p>#WAARDE!</text:p>
          </table:table-cell>
          <table:table-cell table:formula="of:=[.A851]*[.B851]" office:value-type="float" office:value="849">
            <text:p>849</text:p>
          </table:table-cell>
          <table:table-cell table:formula="of:=([.D851]^[.C851])*EXP(-[.D851])/[.E8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1]+1" office:value-type="float" office:value="850">
            <text:p>850</text:p>
          </table:table-cell>
          <table:table-cell table:formula="of:=[.B851]" office:value-type="float" office:value="1">
            <text:p>1</text:p>
          </table:table-cell>
          <table:table-cell table:formula="of:=[.F852]+[.D852]" office:value-type="float" office:value="970">
            <text:p>970</text:p>
          </table:table-cell>
          <table:table-cell table:formula="of:=[.D851]" office:value-type="float" office:value="120">
            <text:p>120</text:p>
          </table:table-cell>
          <table:table-cell table:formula="of:=FACT([.C852])" office:value-type="float" office:value="0">
            <text:p>#WAARDE!</text:p>
          </table:table-cell>
          <table:table-cell table:formula="of:=[.A852]*[.B852]" office:value-type="float" office:value="850">
            <text:p>850</text:p>
          </table:table-cell>
          <table:table-cell table:formula="of:=([.D852]^[.C852])*EXP(-[.D852])/[.E8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2]+1" office:value-type="float" office:value="851">
            <text:p>851</text:p>
          </table:table-cell>
          <table:table-cell table:formula="of:=[.B852]" office:value-type="float" office:value="1">
            <text:p>1</text:p>
          </table:table-cell>
          <table:table-cell table:formula="of:=[.F853]+[.D853]" office:value-type="float" office:value="971">
            <text:p>971</text:p>
          </table:table-cell>
          <table:table-cell table:formula="of:=[.D852]" office:value-type="float" office:value="120">
            <text:p>120</text:p>
          </table:table-cell>
          <table:table-cell table:formula="of:=FACT([.C853])" office:value-type="float" office:value="0">
            <text:p>#WAARDE!</text:p>
          </table:table-cell>
          <table:table-cell table:formula="of:=[.A853]*[.B853]" office:value-type="float" office:value="851">
            <text:p>851</text:p>
          </table:table-cell>
          <table:table-cell table:formula="of:=([.D853]^[.C853])*EXP(-[.D853])/[.E8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3]+1" office:value-type="float" office:value="852">
            <text:p>852</text:p>
          </table:table-cell>
          <table:table-cell table:formula="of:=[.B853]" office:value-type="float" office:value="1">
            <text:p>1</text:p>
          </table:table-cell>
          <table:table-cell table:formula="of:=[.F854]+[.D854]" office:value-type="float" office:value="972">
            <text:p>972</text:p>
          </table:table-cell>
          <table:table-cell table:formula="of:=[.D853]" office:value-type="float" office:value="120">
            <text:p>120</text:p>
          </table:table-cell>
          <table:table-cell table:formula="of:=FACT([.C854])" office:value-type="float" office:value="0">
            <text:p>#WAARDE!</text:p>
          </table:table-cell>
          <table:table-cell table:formula="of:=[.A854]*[.B854]" office:value-type="float" office:value="852">
            <text:p>852</text:p>
          </table:table-cell>
          <table:table-cell table:formula="of:=([.D854]^[.C854])*EXP(-[.D854])/[.E8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4]+1" office:value-type="float" office:value="853">
            <text:p>853</text:p>
          </table:table-cell>
          <table:table-cell table:formula="of:=[.B854]" office:value-type="float" office:value="1">
            <text:p>1</text:p>
          </table:table-cell>
          <table:table-cell table:formula="of:=[.F855]+[.D855]" office:value-type="float" office:value="973">
            <text:p>973</text:p>
          </table:table-cell>
          <table:table-cell table:formula="of:=[.D854]" office:value-type="float" office:value="120">
            <text:p>120</text:p>
          </table:table-cell>
          <table:table-cell table:formula="of:=FACT([.C855])" office:value-type="float" office:value="0">
            <text:p>#WAARDE!</text:p>
          </table:table-cell>
          <table:table-cell table:formula="of:=[.A855]*[.B855]" office:value-type="float" office:value="853">
            <text:p>853</text:p>
          </table:table-cell>
          <table:table-cell table:formula="of:=([.D855]^[.C855])*EXP(-[.D855])/[.E8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5]+1" office:value-type="float" office:value="854">
            <text:p>854</text:p>
          </table:table-cell>
          <table:table-cell table:formula="of:=[.B855]" office:value-type="float" office:value="1">
            <text:p>1</text:p>
          </table:table-cell>
          <table:table-cell table:formula="of:=[.F856]+[.D856]" office:value-type="float" office:value="974">
            <text:p>974</text:p>
          </table:table-cell>
          <table:table-cell table:formula="of:=[.D855]" office:value-type="float" office:value="120">
            <text:p>120</text:p>
          </table:table-cell>
          <table:table-cell table:formula="of:=FACT([.C856])" office:value-type="float" office:value="0">
            <text:p>#WAARDE!</text:p>
          </table:table-cell>
          <table:table-cell table:formula="of:=[.A856]*[.B856]" office:value-type="float" office:value="854">
            <text:p>854</text:p>
          </table:table-cell>
          <table:table-cell table:formula="of:=([.D856]^[.C856])*EXP(-[.D856])/[.E8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6]+1" office:value-type="float" office:value="855">
            <text:p>855</text:p>
          </table:table-cell>
          <table:table-cell table:formula="of:=[.B856]" office:value-type="float" office:value="1">
            <text:p>1</text:p>
          </table:table-cell>
          <table:table-cell table:formula="of:=[.F857]+[.D857]" office:value-type="float" office:value="975">
            <text:p>975</text:p>
          </table:table-cell>
          <table:table-cell table:formula="of:=[.D856]" office:value-type="float" office:value="120">
            <text:p>120</text:p>
          </table:table-cell>
          <table:table-cell table:formula="of:=FACT([.C857])" office:value-type="float" office:value="0">
            <text:p>#WAARDE!</text:p>
          </table:table-cell>
          <table:table-cell table:formula="of:=[.A857]*[.B857]" office:value-type="float" office:value="855">
            <text:p>855</text:p>
          </table:table-cell>
          <table:table-cell table:formula="of:=([.D857]^[.C857])*EXP(-[.D857])/[.E8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7]+1" office:value-type="float" office:value="856">
            <text:p>856</text:p>
          </table:table-cell>
          <table:table-cell table:formula="of:=[.B857]" office:value-type="float" office:value="1">
            <text:p>1</text:p>
          </table:table-cell>
          <table:table-cell table:formula="of:=[.F858]+[.D858]" office:value-type="float" office:value="976">
            <text:p>976</text:p>
          </table:table-cell>
          <table:table-cell table:formula="of:=[.D857]" office:value-type="float" office:value="120">
            <text:p>120</text:p>
          </table:table-cell>
          <table:table-cell table:formula="of:=FACT([.C858])" office:value-type="float" office:value="0">
            <text:p>#WAARDE!</text:p>
          </table:table-cell>
          <table:table-cell table:formula="of:=[.A858]*[.B858]" office:value-type="float" office:value="856">
            <text:p>856</text:p>
          </table:table-cell>
          <table:table-cell table:formula="of:=([.D858]^[.C858])*EXP(-[.D858])/[.E8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8]+1" office:value-type="float" office:value="857">
            <text:p>857</text:p>
          </table:table-cell>
          <table:table-cell table:formula="of:=[.B858]" office:value-type="float" office:value="1">
            <text:p>1</text:p>
          </table:table-cell>
          <table:table-cell table:formula="of:=[.F859]+[.D859]" office:value-type="float" office:value="977">
            <text:p>977</text:p>
          </table:table-cell>
          <table:table-cell table:formula="of:=[.D858]" office:value-type="float" office:value="120">
            <text:p>120</text:p>
          </table:table-cell>
          <table:table-cell table:formula="of:=FACT([.C859])" office:value-type="float" office:value="0">
            <text:p>#WAARDE!</text:p>
          </table:table-cell>
          <table:table-cell table:formula="of:=[.A859]*[.B859]" office:value-type="float" office:value="857">
            <text:p>857</text:p>
          </table:table-cell>
          <table:table-cell table:formula="of:=([.D859]^[.C859])*EXP(-[.D859])/[.E8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59]+1" office:value-type="float" office:value="858">
            <text:p>858</text:p>
          </table:table-cell>
          <table:table-cell table:formula="of:=[.B859]" office:value-type="float" office:value="1">
            <text:p>1</text:p>
          </table:table-cell>
          <table:table-cell table:formula="of:=[.F860]+[.D860]" office:value-type="float" office:value="978">
            <text:p>978</text:p>
          </table:table-cell>
          <table:table-cell table:formula="of:=[.D859]" office:value-type="float" office:value="120">
            <text:p>120</text:p>
          </table:table-cell>
          <table:table-cell table:formula="of:=FACT([.C860])" office:value-type="float" office:value="0">
            <text:p>#WAARDE!</text:p>
          </table:table-cell>
          <table:table-cell table:formula="of:=[.A860]*[.B860]" office:value-type="float" office:value="858">
            <text:p>858</text:p>
          </table:table-cell>
          <table:table-cell table:formula="of:=([.D860]^[.C860])*EXP(-[.D860])/[.E8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0]+1" office:value-type="float" office:value="859">
            <text:p>859</text:p>
          </table:table-cell>
          <table:table-cell table:formula="of:=[.B860]" office:value-type="float" office:value="1">
            <text:p>1</text:p>
          </table:table-cell>
          <table:table-cell table:formula="of:=[.F861]+[.D861]" office:value-type="float" office:value="979">
            <text:p>979</text:p>
          </table:table-cell>
          <table:table-cell table:formula="of:=[.D860]" office:value-type="float" office:value="120">
            <text:p>120</text:p>
          </table:table-cell>
          <table:table-cell table:formula="of:=FACT([.C861])" office:value-type="float" office:value="0">
            <text:p>#WAARDE!</text:p>
          </table:table-cell>
          <table:table-cell table:formula="of:=[.A861]*[.B861]" office:value-type="float" office:value="859">
            <text:p>859</text:p>
          </table:table-cell>
          <table:table-cell table:formula="of:=([.D861]^[.C861])*EXP(-[.D861])/[.E8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1]+1" office:value-type="float" office:value="860">
            <text:p>860</text:p>
          </table:table-cell>
          <table:table-cell table:formula="of:=[.B861]" office:value-type="float" office:value="1">
            <text:p>1</text:p>
          </table:table-cell>
          <table:table-cell table:formula="of:=[.F862]+[.D862]" office:value-type="float" office:value="980">
            <text:p>980</text:p>
          </table:table-cell>
          <table:table-cell table:formula="of:=[.D861]" office:value-type="float" office:value="120">
            <text:p>120</text:p>
          </table:table-cell>
          <table:table-cell table:formula="of:=FACT([.C862])" office:value-type="float" office:value="0">
            <text:p>#WAARDE!</text:p>
          </table:table-cell>
          <table:table-cell table:formula="of:=[.A862]*[.B862]" office:value-type="float" office:value="860">
            <text:p>860</text:p>
          </table:table-cell>
          <table:table-cell table:formula="of:=([.D862]^[.C862])*EXP(-[.D862])/[.E8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2]+1" office:value-type="float" office:value="861">
            <text:p>861</text:p>
          </table:table-cell>
          <table:table-cell table:formula="of:=[.B862]" office:value-type="float" office:value="1">
            <text:p>1</text:p>
          </table:table-cell>
          <table:table-cell table:formula="of:=[.F863]+[.D863]" office:value-type="float" office:value="981">
            <text:p>981</text:p>
          </table:table-cell>
          <table:table-cell table:formula="of:=[.D862]" office:value-type="float" office:value="120">
            <text:p>120</text:p>
          </table:table-cell>
          <table:table-cell table:formula="of:=FACT([.C863])" office:value-type="float" office:value="0">
            <text:p>#WAARDE!</text:p>
          </table:table-cell>
          <table:table-cell table:formula="of:=[.A863]*[.B863]" office:value-type="float" office:value="861">
            <text:p>861</text:p>
          </table:table-cell>
          <table:table-cell table:formula="of:=([.D863]^[.C863])*EXP(-[.D863])/[.E8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3]+1" office:value-type="float" office:value="862">
            <text:p>862</text:p>
          </table:table-cell>
          <table:table-cell table:formula="of:=[.B863]" office:value-type="float" office:value="1">
            <text:p>1</text:p>
          </table:table-cell>
          <table:table-cell table:formula="of:=[.F864]+[.D864]" office:value-type="float" office:value="982">
            <text:p>982</text:p>
          </table:table-cell>
          <table:table-cell table:formula="of:=[.D863]" office:value-type="float" office:value="120">
            <text:p>120</text:p>
          </table:table-cell>
          <table:table-cell table:formula="of:=FACT([.C864])" office:value-type="float" office:value="0">
            <text:p>#WAARDE!</text:p>
          </table:table-cell>
          <table:table-cell table:formula="of:=[.A864]*[.B864]" office:value-type="float" office:value="862">
            <text:p>862</text:p>
          </table:table-cell>
          <table:table-cell table:formula="of:=([.D864]^[.C864])*EXP(-[.D864])/[.E8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4]+1" office:value-type="float" office:value="863">
            <text:p>863</text:p>
          </table:table-cell>
          <table:table-cell table:formula="of:=[.B864]" office:value-type="float" office:value="1">
            <text:p>1</text:p>
          </table:table-cell>
          <table:table-cell table:formula="of:=[.F865]+[.D865]" office:value-type="float" office:value="983">
            <text:p>983</text:p>
          </table:table-cell>
          <table:table-cell table:formula="of:=[.D864]" office:value-type="float" office:value="120">
            <text:p>120</text:p>
          </table:table-cell>
          <table:table-cell table:formula="of:=FACT([.C865])" office:value-type="float" office:value="0">
            <text:p>#WAARDE!</text:p>
          </table:table-cell>
          <table:table-cell table:formula="of:=[.A865]*[.B865]" office:value-type="float" office:value="863">
            <text:p>863</text:p>
          </table:table-cell>
          <table:table-cell table:formula="of:=([.D865]^[.C865])*EXP(-[.D865])/[.E8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5]+1" office:value-type="float" office:value="864">
            <text:p>864</text:p>
          </table:table-cell>
          <table:table-cell table:formula="of:=[.B865]" office:value-type="float" office:value="1">
            <text:p>1</text:p>
          </table:table-cell>
          <table:table-cell table:formula="of:=[.F866]+[.D866]" office:value-type="float" office:value="984">
            <text:p>984</text:p>
          </table:table-cell>
          <table:table-cell table:formula="of:=[.D865]" office:value-type="float" office:value="120">
            <text:p>120</text:p>
          </table:table-cell>
          <table:table-cell table:formula="of:=FACT([.C866])" office:value-type="float" office:value="0">
            <text:p>#WAARDE!</text:p>
          </table:table-cell>
          <table:table-cell table:formula="of:=[.A866]*[.B866]" office:value-type="float" office:value="864">
            <text:p>864</text:p>
          </table:table-cell>
          <table:table-cell table:formula="of:=([.D866]^[.C866])*EXP(-[.D866])/[.E8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6]+1" office:value-type="float" office:value="865">
            <text:p>865</text:p>
          </table:table-cell>
          <table:table-cell table:formula="of:=[.B866]" office:value-type="float" office:value="1">
            <text:p>1</text:p>
          </table:table-cell>
          <table:table-cell table:formula="of:=[.F867]+[.D867]" office:value-type="float" office:value="985">
            <text:p>985</text:p>
          </table:table-cell>
          <table:table-cell table:formula="of:=[.D866]" office:value-type="float" office:value="120">
            <text:p>120</text:p>
          </table:table-cell>
          <table:table-cell table:formula="of:=FACT([.C867])" office:value-type="float" office:value="0">
            <text:p>#WAARDE!</text:p>
          </table:table-cell>
          <table:table-cell table:formula="of:=[.A867]*[.B867]" office:value-type="float" office:value="865">
            <text:p>865</text:p>
          </table:table-cell>
          <table:table-cell table:formula="of:=([.D867]^[.C867])*EXP(-[.D867])/[.E8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7]+1" office:value-type="float" office:value="866">
            <text:p>866</text:p>
          </table:table-cell>
          <table:table-cell table:formula="of:=[.B867]" office:value-type="float" office:value="1">
            <text:p>1</text:p>
          </table:table-cell>
          <table:table-cell table:formula="of:=[.F868]+[.D868]" office:value-type="float" office:value="986">
            <text:p>986</text:p>
          </table:table-cell>
          <table:table-cell table:formula="of:=[.D867]" office:value-type="float" office:value="120">
            <text:p>120</text:p>
          </table:table-cell>
          <table:table-cell table:formula="of:=FACT([.C868])" office:value-type="float" office:value="0">
            <text:p>#WAARDE!</text:p>
          </table:table-cell>
          <table:table-cell table:formula="of:=[.A868]*[.B868]" office:value-type="float" office:value="866">
            <text:p>866</text:p>
          </table:table-cell>
          <table:table-cell table:formula="of:=([.D868]^[.C868])*EXP(-[.D868])/[.E8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8]+1" office:value-type="float" office:value="867">
            <text:p>867</text:p>
          </table:table-cell>
          <table:table-cell table:formula="of:=[.B868]" office:value-type="float" office:value="1">
            <text:p>1</text:p>
          </table:table-cell>
          <table:table-cell table:formula="of:=[.F869]+[.D869]" office:value-type="float" office:value="987">
            <text:p>987</text:p>
          </table:table-cell>
          <table:table-cell table:formula="of:=[.D868]" office:value-type="float" office:value="120">
            <text:p>120</text:p>
          </table:table-cell>
          <table:table-cell table:formula="of:=FACT([.C869])" office:value-type="float" office:value="0">
            <text:p>#WAARDE!</text:p>
          </table:table-cell>
          <table:table-cell table:formula="of:=[.A869]*[.B869]" office:value-type="float" office:value="867">
            <text:p>867</text:p>
          </table:table-cell>
          <table:table-cell table:formula="of:=([.D869]^[.C869])*EXP(-[.D869])/[.E8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69]+1" office:value-type="float" office:value="868">
            <text:p>868</text:p>
          </table:table-cell>
          <table:table-cell table:formula="of:=[.B869]" office:value-type="float" office:value="1">
            <text:p>1</text:p>
          </table:table-cell>
          <table:table-cell table:formula="of:=[.F870]+[.D870]" office:value-type="float" office:value="988">
            <text:p>988</text:p>
          </table:table-cell>
          <table:table-cell table:formula="of:=[.D869]" office:value-type="float" office:value="120">
            <text:p>120</text:p>
          </table:table-cell>
          <table:table-cell table:formula="of:=FACT([.C870])" office:value-type="float" office:value="0">
            <text:p>#WAARDE!</text:p>
          </table:table-cell>
          <table:table-cell table:formula="of:=[.A870]*[.B870]" office:value-type="float" office:value="868">
            <text:p>868</text:p>
          </table:table-cell>
          <table:table-cell table:formula="of:=([.D870]^[.C870])*EXP(-[.D870])/[.E8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0]+1" office:value-type="float" office:value="869">
            <text:p>869</text:p>
          </table:table-cell>
          <table:table-cell table:formula="of:=[.B870]" office:value-type="float" office:value="1">
            <text:p>1</text:p>
          </table:table-cell>
          <table:table-cell table:formula="of:=[.F871]+[.D871]" office:value-type="float" office:value="989">
            <text:p>989</text:p>
          </table:table-cell>
          <table:table-cell table:formula="of:=[.D870]" office:value-type="float" office:value="120">
            <text:p>120</text:p>
          </table:table-cell>
          <table:table-cell table:formula="of:=FACT([.C871])" office:value-type="float" office:value="0">
            <text:p>#WAARDE!</text:p>
          </table:table-cell>
          <table:table-cell table:formula="of:=[.A871]*[.B871]" office:value-type="float" office:value="869">
            <text:p>869</text:p>
          </table:table-cell>
          <table:table-cell table:formula="of:=([.D871]^[.C871])*EXP(-[.D871])/[.E8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1]+1" office:value-type="float" office:value="870">
            <text:p>870</text:p>
          </table:table-cell>
          <table:table-cell table:formula="of:=[.B871]" office:value-type="float" office:value="1">
            <text:p>1</text:p>
          </table:table-cell>
          <table:table-cell table:formula="of:=[.F872]+[.D872]" office:value-type="float" office:value="990">
            <text:p>990</text:p>
          </table:table-cell>
          <table:table-cell table:formula="of:=[.D871]" office:value-type="float" office:value="120">
            <text:p>120</text:p>
          </table:table-cell>
          <table:table-cell table:formula="of:=FACT([.C872])" office:value-type="float" office:value="0">
            <text:p>#WAARDE!</text:p>
          </table:table-cell>
          <table:table-cell table:formula="of:=[.A872]*[.B872]" office:value-type="float" office:value="870">
            <text:p>870</text:p>
          </table:table-cell>
          <table:table-cell table:formula="of:=([.D872]^[.C872])*EXP(-[.D872])/[.E8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2]+1" office:value-type="float" office:value="871">
            <text:p>871</text:p>
          </table:table-cell>
          <table:table-cell table:formula="of:=[.B872]" office:value-type="float" office:value="1">
            <text:p>1</text:p>
          </table:table-cell>
          <table:table-cell table:formula="of:=[.F873]+[.D873]" office:value-type="float" office:value="991">
            <text:p>991</text:p>
          </table:table-cell>
          <table:table-cell table:formula="of:=[.D872]" office:value-type="float" office:value="120">
            <text:p>120</text:p>
          </table:table-cell>
          <table:table-cell table:formula="of:=FACT([.C873])" office:value-type="float" office:value="0">
            <text:p>#WAARDE!</text:p>
          </table:table-cell>
          <table:table-cell table:formula="of:=[.A873]*[.B873]" office:value-type="float" office:value="871">
            <text:p>871</text:p>
          </table:table-cell>
          <table:table-cell table:formula="of:=([.D873]^[.C873])*EXP(-[.D873])/[.E8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3]+1" office:value-type="float" office:value="872">
            <text:p>872</text:p>
          </table:table-cell>
          <table:table-cell table:formula="of:=[.B873]" office:value-type="float" office:value="1">
            <text:p>1</text:p>
          </table:table-cell>
          <table:table-cell table:formula="of:=[.F874]+[.D874]" office:value-type="float" office:value="992">
            <text:p>992</text:p>
          </table:table-cell>
          <table:table-cell table:formula="of:=[.D873]" office:value-type="float" office:value="120">
            <text:p>120</text:p>
          </table:table-cell>
          <table:table-cell table:formula="of:=FACT([.C874])" office:value-type="float" office:value="0">
            <text:p>#WAARDE!</text:p>
          </table:table-cell>
          <table:table-cell table:formula="of:=[.A874]*[.B874]" office:value-type="float" office:value="872">
            <text:p>872</text:p>
          </table:table-cell>
          <table:table-cell table:formula="of:=([.D874]^[.C874])*EXP(-[.D874])/[.E8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4]+1" office:value-type="float" office:value="873">
            <text:p>873</text:p>
          </table:table-cell>
          <table:table-cell table:formula="of:=[.B874]" office:value-type="float" office:value="1">
            <text:p>1</text:p>
          </table:table-cell>
          <table:table-cell table:formula="of:=[.F875]+[.D875]" office:value-type="float" office:value="993">
            <text:p>993</text:p>
          </table:table-cell>
          <table:table-cell table:formula="of:=[.D874]" office:value-type="float" office:value="120">
            <text:p>120</text:p>
          </table:table-cell>
          <table:table-cell table:formula="of:=FACT([.C875])" office:value-type="float" office:value="0">
            <text:p>#WAARDE!</text:p>
          </table:table-cell>
          <table:table-cell table:formula="of:=[.A875]*[.B875]" office:value-type="float" office:value="873">
            <text:p>873</text:p>
          </table:table-cell>
          <table:table-cell table:formula="of:=([.D875]^[.C875])*EXP(-[.D875])/[.E8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5]+1" office:value-type="float" office:value="874">
            <text:p>874</text:p>
          </table:table-cell>
          <table:table-cell table:formula="of:=[.B875]" office:value-type="float" office:value="1">
            <text:p>1</text:p>
          </table:table-cell>
          <table:table-cell table:formula="of:=[.F876]+[.D876]" office:value-type="float" office:value="994">
            <text:p>994</text:p>
          </table:table-cell>
          <table:table-cell table:formula="of:=[.D875]" office:value-type="float" office:value="120">
            <text:p>120</text:p>
          </table:table-cell>
          <table:table-cell table:formula="of:=FACT([.C876])" office:value-type="float" office:value="0">
            <text:p>#WAARDE!</text:p>
          </table:table-cell>
          <table:table-cell table:formula="of:=[.A876]*[.B876]" office:value-type="float" office:value="874">
            <text:p>874</text:p>
          </table:table-cell>
          <table:table-cell table:formula="of:=([.D876]^[.C876])*EXP(-[.D876])/[.E8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6]+1" office:value-type="float" office:value="875">
            <text:p>875</text:p>
          </table:table-cell>
          <table:table-cell table:formula="of:=[.B876]" office:value-type="float" office:value="1">
            <text:p>1</text:p>
          </table:table-cell>
          <table:table-cell table:formula="of:=[.F877]+[.D877]" office:value-type="float" office:value="995">
            <text:p>995</text:p>
          </table:table-cell>
          <table:table-cell table:formula="of:=[.D876]" office:value-type="float" office:value="120">
            <text:p>120</text:p>
          </table:table-cell>
          <table:table-cell table:formula="of:=FACT([.C877])" office:value-type="float" office:value="0">
            <text:p>#WAARDE!</text:p>
          </table:table-cell>
          <table:table-cell table:formula="of:=[.A877]*[.B877]" office:value-type="float" office:value="875">
            <text:p>875</text:p>
          </table:table-cell>
          <table:table-cell table:formula="of:=([.D877]^[.C877])*EXP(-[.D877])/[.E8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7]+1" office:value-type="float" office:value="876">
            <text:p>876</text:p>
          </table:table-cell>
          <table:table-cell table:formula="of:=[.B877]" office:value-type="float" office:value="1">
            <text:p>1</text:p>
          </table:table-cell>
          <table:table-cell table:formula="of:=[.F878]+[.D878]" office:value-type="float" office:value="996">
            <text:p>996</text:p>
          </table:table-cell>
          <table:table-cell table:formula="of:=[.D877]" office:value-type="float" office:value="120">
            <text:p>120</text:p>
          </table:table-cell>
          <table:table-cell table:formula="of:=FACT([.C878])" office:value-type="float" office:value="0">
            <text:p>#WAARDE!</text:p>
          </table:table-cell>
          <table:table-cell table:formula="of:=[.A878]*[.B878]" office:value-type="float" office:value="876">
            <text:p>876</text:p>
          </table:table-cell>
          <table:table-cell table:formula="of:=([.D878]^[.C878])*EXP(-[.D878])/[.E8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8]+1" office:value-type="float" office:value="877">
            <text:p>877</text:p>
          </table:table-cell>
          <table:table-cell table:formula="of:=[.B878]" office:value-type="float" office:value="1">
            <text:p>1</text:p>
          </table:table-cell>
          <table:table-cell table:formula="of:=[.F879]+[.D879]" office:value-type="float" office:value="997">
            <text:p>997</text:p>
          </table:table-cell>
          <table:table-cell table:formula="of:=[.D878]" office:value-type="float" office:value="120">
            <text:p>120</text:p>
          </table:table-cell>
          <table:table-cell table:formula="of:=FACT([.C879])" office:value-type="float" office:value="0">
            <text:p>#WAARDE!</text:p>
          </table:table-cell>
          <table:table-cell table:formula="of:=[.A879]*[.B879]" office:value-type="float" office:value="877">
            <text:p>877</text:p>
          </table:table-cell>
          <table:table-cell table:formula="of:=([.D879]^[.C879])*EXP(-[.D879])/[.E8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79]+1" office:value-type="float" office:value="878">
            <text:p>878</text:p>
          </table:table-cell>
          <table:table-cell table:formula="of:=[.B879]" office:value-type="float" office:value="1">
            <text:p>1</text:p>
          </table:table-cell>
          <table:table-cell table:formula="of:=[.F880]+[.D880]" office:value-type="float" office:value="998">
            <text:p>998</text:p>
          </table:table-cell>
          <table:table-cell table:formula="of:=[.D879]" office:value-type="float" office:value="120">
            <text:p>120</text:p>
          </table:table-cell>
          <table:table-cell table:formula="of:=FACT([.C880])" office:value-type="float" office:value="0">
            <text:p>#WAARDE!</text:p>
          </table:table-cell>
          <table:table-cell table:formula="of:=[.A880]*[.B880]" office:value-type="float" office:value="878">
            <text:p>878</text:p>
          </table:table-cell>
          <table:table-cell table:formula="of:=([.D880]^[.C880])*EXP(-[.D880])/[.E8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0]+1" office:value-type="float" office:value="879">
            <text:p>879</text:p>
          </table:table-cell>
          <table:table-cell table:formula="of:=[.B880]" office:value-type="float" office:value="1">
            <text:p>1</text:p>
          </table:table-cell>
          <table:table-cell table:formula="of:=[.F881]+[.D881]" office:value-type="float" office:value="999">
            <text:p>999</text:p>
          </table:table-cell>
          <table:table-cell table:formula="of:=[.D880]" office:value-type="float" office:value="120">
            <text:p>120</text:p>
          </table:table-cell>
          <table:table-cell table:formula="of:=FACT([.C881])" office:value-type="float" office:value="0">
            <text:p>#WAARDE!</text:p>
          </table:table-cell>
          <table:table-cell table:formula="of:=[.A881]*[.B881]" office:value-type="float" office:value="879">
            <text:p>879</text:p>
          </table:table-cell>
          <table:table-cell table:formula="of:=([.D881]^[.C881])*EXP(-[.D881])/[.E8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1]+1" office:value-type="float" office:value="880">
            <text:p>880</text:p>
          </table:table-cell>
          <table:table-cell table:formula="of:=[.B881]" office:value-type="float" office:value="1">
            <text:p>1</text:p>
          </table:table-cell>
          <table:table-cell table:formula="of:=[.F882]+[.D882]" office:value-type="float" office:value="1000">
            <text:p>1000</text:p>
          </table:table-cell>
          <table:table-cell table:formula="of:=[.D881]" office:value-type="float" office:value="120">
            <text:p>120</text:p>
          </table:table-cell>
          <table:table-cell table:formula="of:=FACT([.C882])" office:value-type="float" office:value="0">
            <text:p>#WAARDE!</text:p>
          </table:table-cell>
          <table:table-cell table:formula="of:=[.A882]*[.B882]" office:value-type="float" office:value="880">
            <text:p>880</text:p>
          </table:table-cell>
          <table:table-cell table:formula="of:=([.D882]^[.C882])*EXP(-[.D882])/[.E8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2]+1" office:value-type="float" office:value="881">
            <text:p>881</text:p>
          </table:table-cell>
          <table:table-cell table:formula="of:=[.B882]" office:value-type="float" office:value="1">
            <text:p>1</text:p>
          </table:table-cell>
          <table:table-cell table:formula="of:=[.F883]+[.D883]" office:value-type="float" office:value="1001">
            <text:p>1001</text:p>
          </table:table-cell>
          <table:table-cell table:formula="of:=[.D882]" office:value-type="float" office:value="120">
            <text:p>120</text:p>
          </table:table-cell>
          <table:table-cell table:formula="of:=FACT([.C883])" office:value-type="float" office:value="0">
            <text:p>#WAARDE!</text:p>
          </table:table-cell>
          <table:table-cell table:formula="of:=[.A883]*[.B883]" office:value-type="float" office:value="881">
            <text:p>881</text:p>
          </table:table-cell>
          <table:table-cell table:formula="of:=([.D883]^[.C883])*EXP(-[.D883])/[.E8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3]+1" office:value-type="float" office:value="882">
            <text:p>882</text:p>
          </table:table-cell>
          <table:table-cell table:formula="of:=[.B883]" office:value-type="float" office:value="1">
            <text:p>1</text:p>
          </table:table-cell>
          <table:table-cell table:formula="of:=[.F884]+[.D884]" office:value-type="float" office:value="1002">
            <text:p>1002</text:p>
          </table:table-cell>
          <table:table-cell table:formula="of:=[.D883]" office:value-type="float" office:value="120">
            <text:p>120</text:p>
          </table:table-cell>
          <table:table-cell table:formula="of:=FACT([.C884])" office:value-type="float" office:value="0">
            <text:p>#WAARDE!</text:p>
          </table:table-cell>
          <table:table-cell table:formula="of:=[.A884]*[.B884]" office:value-type="float" office:value="882">
            <text:p>882</text:p>
          </table:table-cell>
          <table:table-cell table:formula="of:=([.D884]^[.C884])*EXP(-[.D884])/[.E8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4]+1" office:value-type="float" office:value="883">
            <text:p>883</text:p>
          </table:table-cell>
          <table:table-cell table:formula="of:=[.B884]" office:value-type="float" office:value="1">
            <text:p>1</text:p>
          </table:table-cell>
          <table:table-cell table:formula="of:=[.F885]+[.D885]" office:value-type="float" office:value="1003">
            <text:p>1003</text:p>
          </table:table-cell>
          <table:table-cell table:formula="of:=[.D884]" office:value-type="float" office:value="120">
            <text:p>120</text:p>
          </table:table-cell>
          <table:table-cell table:formula="of:=FACT([.C885])" office:value-type="float" office:value="0">
            <text:p>#WAARDE!</text:p>
          </table:table-cell>
          <table:table-cell table:formula="of:=[.A885]*[.B885]" office:value-type="float" office:value="883">
            <text:p>883</text:p>
          </table:table-cell>
          <table:table-cell table:formula="of:=([.D885]^[.C885])*EXP(-[.D885])/[.E8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5]+1" office:value-type="float" office:value="884">
            <text:p>884</text:p>
          </table:table-cell>
          <table:table-cell table:formula="of:=[.B885]" office:value-type="float" office:value="1">
            <text:p>1</text:p>
          </table:table-cell>
          <table:table-cell table:formula="of:=[.F886]+[.D886]" office:value-type="float" office:value="1004">
            <text:p>1004</text:p>
          </table:table-cell>
          <table:table-cell table:formula="of:=[.D885]" office:value-type="float" office:value="120">
            <text:p>120</text:p>
          </table:table-cell>
          <table:table-cell table:formula="of:=FACT([.C886])" office:value-type="float" office:value="0">
            <text:p>#WAARDE!</text:p>
          </table:table-cell>
          <table:table-cell table:formula="of:=[.A886]*[.B886]" office:value-type="float" office:value="884">
            <text:p>884</text:p>
          </table:table-cell>
          <table:table-cell table:formula="of:=([.D886]^[.C886])*EXP(-[.D886])/[.E8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6]+1" office:value-type="float" office:value="885">
            <text:p>885</text:p>
          </table:table-cell>
          <table:table-cell table:formula="of:=[.B886]" office:value-type="float" office:value="1">
            <text:p>1</text:p>
          </table:table-cell>
          <table:table-cell table:formula="of:=[.F887]+[.D887]" office:value-type="float" office:value="1005">
            <text:p>1005</text:p>
          </table:table-cell>
          <table:table-cell table:formula="of:=[.D886]" office:value-type="float" office:value="120">
            <text:p>120</text:p>
          </table:table-cell>
          <table:table-cell table:formula="of:=FACT([.C887])" office:value-type="float" office:value="0">
            <text:p>#WAARDE!</text:p>
          </table:table-cell>
          <table:table-cell table:formula="of:=[.A887]*[.B887]" office:value-type="float" office:value="885">
            <text:p>885</text:p>
          </table:table-cell>
          <table:table-cell table:formula="of:=([.D887]^[.C887])*EXP(-[.D887])/[.E8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7]+1" office:value-type="float" office:value="886">
            <text:p>886</text:p>
          </table:table-cell>
          <table:table-cell table:formula="of:=[.B887]" office:value-type="float" office:value="1">
            <text:p>1</text:p>
          </table:table-cell>
          <table:table-cell table:formula="of:=[.F888]+[.D888]" office:value-type="float" office:value="1006">
            <text:p>1006</text:p>
          </table:table-cell>
          <table:table-cell table:formula="of:=[.D887]" office:value-type="float" office:value="120">
            <text:p>120</text:p>
          </table:table-cell>
          <table:table-cell table:formula="of:=FACT([.C888])" office:value-type="float" office:value="0">
            <text:p>#WAARDE!</text:p>
          </table:table-cell>
          <table:table-cell table:formula="of:=[.A888]*[.B888]" office:value-type="float" office:value="886">
            <text:p>886</text:p>
          </table:table-cell>
          <table:table-cell table:formula="of:=([.D888]^[.C888])*EXP(-[.D888])/[.E8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8]+1" office:value-type="float" office:value="887">
            <text:p>887</text:p>
          </table:table-cell>
          <table:table-cell table:formula="of:=[.B888]" office:value-type="float" office:value="1">
            <text:p>1</text:p>
          </table:table-cell>
          <table:table-cell table:formula="of:=[.F889]+[.D889]" office:value-type="float" office:value="1007">
            <text:p>1007</text:p>
          </table:table-cell>
          <table:table-cell table:formula="of:=[.D888]" office:value-type="float" office:value="120">
            <text:p>120</text:p>
          </table:table-cell>
          <table:table-cell table:formula="of:=FACT([.C889])" office:value-type="float" office:value="0">
            <text:p>#WAARDE!</text:p>
          </table:table-cell>
          <table:table-cell table:formula="of:=[.A889]*[.B889]" office:value-type="float" office:value="887">
            <text:p>887</text:p>
          </table:table-cell>
          <table:table-cell table:formula="of:=([.D889]^[.C889])*EXP(-[.D889])/[.E8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89]+1" office:value-type="float" office:value="888">
            <text:p>888</text:p>
          </table:table-cell>
          <table:table-cell table:formula="of:=[.B889]" office:value-type="float" office:value="1">
            <text:p>1</text:p>
          </table:table-cell>
          <table:table-cell table:formula="of:=[.F890]+[.D890]" office:value-type="float" office:value="1008">
            <text:p>1008</text:p>
          </table:table-cell>
          <table:table-cell table:formula="of:=[.D889]" office:value-type="float" office:value="120">
            <text:p>120</text:p>
          </table:table-cell>
          <table:table-cell table:formula="of:=FACT([.C890])" office:value-type="float" office:value="0">
            <text:p>#WAARDE!</text:p>
          </table:table-cell>
          <table:table-cell table:formula="of:=[.A890]*[.B890]" office:value-type="float" office:value="888">
            <text:p>888</text:p>
          </table:table-cell>
          <table:table-cell table:formula="of:=([.D890]^[.C890])*EXP(-[.D890])/[.E8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0]+1" office:value-type="float" office:value="889">
            <text:p>889</text:p>
          </table:table-cell>
          <table:table-cell table:formula="of:=[.B890]" office:value-type="float" office:value="1">
            <text:p>1</text:p>
          </table:table-cell>
          <table:table-cell table:formula="of:=[.F891]+[.D891]" office:value-type="float" office:value="1009">
            <text:p>1009</text:p>
          </table:table-cell>
          <table:table-cell table:formula="of:=[.D890]" office:value-type="float" office:value="120">
            <text:p>120</text:p>
          </table:table-cell>
          <table:table-cell table:formula="of:=FACT([.C891])" office:value-type="float" office:value="0">
            <text:p>#WAARDE!</text:p>
          </table:table-cell>
          <table:table-cell table:formula="of:=[.A891]*[.B891]" office:value-type="float" office:value="889">
            <text:p>889</text:p>
          </table:table-cell>
          <table:table-cell table:formula="of:=([.D891]^[.C891])*EXP(-[.D891])/[.E8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1]+1" office:value-type="float" office:value="890">
            <text:p>890</text:p>
          </table:table-cell>
          <table:table-cell table:formula="of:=[.B891]" office:value-type="float" office:value="1">
            <text:p>1</text:p>
          </table:table-cell>
          <table:table-cell table:formula="of:=[.F892]+[.D892]" office:value-type="float" office:value="1010">
            <text:p>1010</text:p>
          </table:table-cell>
          <table:table-cell table:formula="of:=[.D891]" office:value-type="float" office:value="120">
            <text:p>120</text:p>
          </table:table-cell>
          <table:table-cell table:formula="of:=FACT([.C892])" office:value-type="float" office:value="0">
            <text:p>#WAARDE!</text:p>
          </table:table-cell>
          <table:table-cell table:formula="of:=[.A892]*[.B892]" office:value-type="float" office:value="890">
            <text:p>890</text:p>
          </table:table-cell>
          <table:table-cell table:formula="of:=([.D892]^[.C892])*EXP(-[.D892])/[.E8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2]+1" office:value-type="float" office:value="891">
            <text:p>891</text:p>
          </table:table-cell>
          <table:table-cell table:formula="of:=[.B892]" office:value-type="float" office:value="1">
            <text:p>1</text:p>
          </table:table-cell>
          <table:table-cell table:formula="of:=[.F893]+[.D893]" office:value-type="float" office:value="1011">
            <text:p>1011</text:p>
          </table:table-cell>
          <table:table-cell table:formula="of:=[.D892]" office:value-type="float" office:value="120">
            <text:p>120</text:p>
          </table:table-cell>
          <table:table-cell table:formula="of:=FACT([.C893])" office:value-type="float" office:value="0">
            <text:p>#WAARDE!</text:p>
          </table:table-cell>
          <table:table-cell table:formula="of:=[.A893]*[.B893]" office:value-type="float" office:value="891">
            <text:p>891</text:p>
          </table:table-cell>
          <table:table-cell table:formula="of:=([.D893]^[.C893])*EXP(-[.D893])/[.E8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3]+1" office:value-type="float" office:value="892">
            <text:p>892</text:p>
          </table:table-cell>
          <table:table-cell table:formula="of:=[.B893]" office:value-type="float" office:value="1">
            <text:p>1</text:p>
          </table:table-cell>
          <table:table-cell table:formula="of:=[.F894]+[.D894]" office:value-type="float" office:value="1012">
            <text:p>1012</text:p>
          </table:table-cell>
          <table:table-cell table:formula="of:=[.D893]" office:value-type="float" office:value="120">
            <text:p>120</text:p>
          </table:table-cell>
          <table:table-cell table:formula="of:=FACT([.C894])" office:value-type="float" office:value="0">
            <text:p>#WAARDE!</text:p>
          </table:table-cell>
          <table:table-cell table:formula="of:=[.A894]*[.B894]" office:value-type="float" office:value="892">
            <text:p>892</text:p>
          </table:table-cell>
          <table:table-cell table:formula="of:=([.D894]^[.C894])*EXP(-[.D894])/[.E8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4]+1" office:value-type="float" office:value="893">
            <text:p>893</text:p>
          </table:table-cell>
          <table:table-cell table:formula="of:=[.B894]" office:value-type="float" office:value="1">
            <text:p>1</text:p>
          </table:table-cell>
          <table:table-cell table:formula="of:=[.F895]+[.D895]" office:value-type="float" office:value="1013">
            <text:p>1013</text:p>
          </table:table-cell>
          <table:table-cell table:formula="of:=[.D894]" office:value-type="float" office:value="120">
            <text:p>120</text:p>
          </table:table-cell>
          <table:table-cell table:formula="of:=FACT([.C895])" office:value-type="float" office:value="0">
            <text:p>#WAARDE!</text:p>
          </table:table-cell>
          <table:table-cell table:formula="of:=[.A895]*[.B895]" office:value-type="float" office:value="893">
            <text:p>893</text:p>
          </table:table-cell>
          <table:table-cell table:formula="of:=([.D895]^[.C895])*EXP(-[.D895])/[.E8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5]+1" office:value-type="float" office:value="894">
            <text:p>894</text:p>
          </table:table-cell>
          <table:table-cell table:formula="of:=[.B895]" office:value-type="float" office:value="1">
            <text:p>1</text:p>
          </table:table-cell>
          <table:table-cell table:formula="of:=[.F896]+[.D896]" office:value-type="float" office:value="1014">
            <text:p>1014</text:p>
          </table:table-cell>
          <table:table-cell table:formula="of:=[.D895]" office:value-type="float" office:value="120">
            <text:p>120</text:p>
          </table:table-cell>
          <table:table-cell table:formula="of:=FACT([.C896])" office:value-type="float" office:value="0">
            <text:p>#WAARDE!</text:p>
          </table:table-cell>
          <table:table-cell table:formula="of:=[.A896]*[.B896]" office:value-type="float" office:value="894">
            <text:p>894</text:p>
          </table:table-cell>
          <table:table-cell table:formula="of:=([.D896]^[.C896])*EXP(-[.D896])/[.E8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6]+1" office:value-type="float" office:value="895">
            <text:p>895</text:p>
          </table:table-cell>
          <table:table-cell table:formula="of:=[.B896]" office:value-type="float" office:value="1">
            <text:p>1</text:p>
          </table:table-cell>
          <table:table-cell table:formula="of:=[.F897]+[.D897]" office:value-type="float" office:value="1015">
            <text:p>1015</text:p>
          </table:table-cell>
          <table:table-cell table:formula="of:=[.D896]" office:value-type="float" office:value="120">
            <text:p>120</text:p>
          </table:table-cell>
          <table:table-cell table:formula="of:=FACT([.C897])" office:value-type="float" office:value="0">
            <text:p>#WAARDE!</text:p>
          </table:table-cell>
          <table:table-cell table:formula="of:=[.A897]*[.B897]" office:value-type="float" office:value="895">
            <text:p>895</text:p>
          </table:table-cell>
          <table:table-cell table:formula="of:=([.D897]^[.C897])*EXP(-[.D897])/[.E8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7]+1" office:value-type="float" office:value="896">
            <text:p>896</text:p>
          </table:table-cell>
          <table:table-cell table:formula="of:=[.B897]" office:value-type="float" office:value="1">
            <text:p>1</text:p>
          </table:table-cell>
          <table:table-cell table:formula="of:=[.F898]+[.D898]" office:value-type="float" office:value="1016">
            <text:p>1016</text:p>
          </table:table-cell>
          <table:table-cell table:formula="of:=[.D897]" office:value-type="float" office:value="120">
            <text:p>120</text:p>
          </table:table-cell>
          <table:table-cell table:formula="of:=FACT([.C898])" office:value-type="float" office:value="0">
            <text:p>#WAARDE!</text:p>
          </table:table-cell>
          <table:table-cell table:formula="of:=[.A898]*[.B898]" office:value-type="float" office:value="896">
            <text:p>896</text:p>
          </table:table-cell>
          <table:table-cell table:formula="of:=([.D898]^[.C898])*EXP(-[.D898])/[.E8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8]+1" office:value-type="float" office:value="897">
            <text:p>897</text:p>
          </table:table-cell>
          <table:table-cell table:formula="of:=[.B898]" office:value-type="float" office:value="1">
            <text:p>1</text:p>
          </table:table-cell>
          <table:table-cell table:formula="of:=[.F899]+[.D899]" office:value-type="float" office:value="1017">
            <text:p>1017</text:p>
          </table:table-cell>
          <table:table-cell table:formula="of:=[.D898]" office:value-type="float" office:value="120">
            <text:p>120</text:p>
          </table:table-cell>
          <table:table-cell table:formula="of:=FACT([.C899])" office:value-type="float" office:value="0">
            <text:p>#WAARDE!</text:p>
          </table:table-cell>
          <table:table-cell table:formula="of:=[.A899]*[.B899]" office:value-type="float" office:value="897">
            <text:p>897</text:p>
          </table:table-cell>
          <table:table-cell table:formula="of:=([.D899]^[.C899])*EXP(-[.D899])/[.E8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899]+1" office:value-type="float" office:value="898">
            <text:p>898</text:p>
          </table:table-cell>
          <table:table-cell table:formula="of:=[.B899]" office:value-type="float" office:value="1">
            <text:p>1</text:p>
          </table:table-cell>
          <table:table-cell table:formula="of:=[.F900]+[.D900]" office:value-type="float" office:value="1018">
            <text:p>1018</text:p>
          </table:table-cell>
          <table:table-cell table:formula="of:=[.D899]" office:value-type="float" office:value="120">
            <text:p>120</text:p>
          </table:table-cell>
          <table:table-cell table:formula="of:=FACT([.C900])" office:value-type="float" office:value="0">
            <text:p>#WAARDE!</text:p>
          </table:table-cell>
          <table:table-cell table:formula="of:=[.A900]*[.B900]" office:value-type="float" office:value="898">
            <text:p>898</text:p>
          </table:table-cell>
          <table:table-cell table:formula="of:=([.D900]^[.C900])*EXP(-[.D900])/[.E9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0]+1" office:value-type="float" office:value="899">
            <text:p>899</text:p>
          </table:table-cell>
          <table:table-cell table:formula="of:=[.B900]" office:value-type="float" office:value="1">
            <text:p>1</text:p>
          </table:table-cell>
          <table:table-cell table:formula="of:=[.F901]+[.D901]" office:value-type="float" office:value="1019">
            <text:p>1019</text:p>
          </table:table-cell>
          <table:table-cell table:formula="of:=[.D900]" office:value-type="float" office:value="120">
            <text:p>120</text:p>
          </table:table-cell>
          <table:table-cell table:formula="of:=FACT([.C901])" office:value-type="float" office:value="0">
            <text:p>#WAARDE!</text:p>
          </table:table-cell>
          <table:table-cell table:formula="of:=[.A901]*[.B901]" office:value-type="float" office:value="899">
            <text:p>899</text:p>
          </table:table-cell>
          <table:table-cell table:formula="of:=([.D901]^[.C901])*EXP(-[.D901])/[.E9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1]+1" office:value-type="float" office:value="900">
            <text:p>900</text:p>
          </table:table-cell>
          <table:table-cell table:formula="of:=[.B901]" office:value-type="float" office:value="1">
            <text:p>1</text:p>
          </table:table-cell>
          <table:table-cell table:formula="of:=[.F902]+[.D902]" office:value-type="float" office:value="1020">
            <text:p>1020</text:p>
          </table:table-cell>
          <table:table-cell table:formula="of:=[.D901]" office:value-type="float" office:value="120">
            <text:p>120</text:p>
          </table:table-cell>
          <table:table-cell table:formula="of:=FACT([.C902])" office:value-type="float" office:value="0">
            <text:p>#WAARDE!</text:p>
          </table:table-cell>
          <table:table-cell table:formula="of:=[.A902]*[.B902]" office:value-type="float" office:value="900">
            <text:p>900</text:p>
          </table:table-cell>
          <table:table-cell table:formula="of:=([.D902]^[.C902])*EXP(-[.D902])/[.E90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2]+1" office:value-type="float" office:value="901">
            <text:p>901</text:p>
          </table:table-cell>
          <table:table-cell table:formula="of:=[.B902]" office:value-type="float" office:value="1">
            <text:p>1</text:p>
          </table:table-cell>
          <table:table-cell table:formula="of:=[.F903]+[.D903]" office:value-type="float" office:value="1021">
            <text:p>1021</text:p>
          </table:table-cell>
          <table:table-cell table:formula="of:=[.D902]" office:value-type="float" office:value="120">
            <text:p>120</text:p>
          </table:table-cell>
          <table:table-cell table:formula="of:=FACT([.C903])" office:value-type="float" office:value="0">
            <text:p>#WAARDE!</text:p>
          </table:table-cell>
          <table:table-cell table:formula="of:=[.A903]*[.B903]" office:value-type="float" office:value="901">
            <text:p>901</text:p>
          </table:table-cell>
          <table:table-cell table:formula="of:=([.D903]^[.C903])*EXP(-[.D903])/[.E90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3]+1" office:value-type="float" office:value="902">
            <text:p>902</text:p>
          </table:table-cell>
          <table:table-cell table:formula="of:=[.B903]" office:value-type="float" office:value="1">
            <text:p>1</text:p>
          </table:table-cell>
          <table:table-cell table:formula="of:=[.F904]+[.D904]" office:value-type="float" office:value="1022">
            <text:p>1022</text:p>
          </table:table-cell>
          <table:table-cell table:formula="of:=[.D903]" office:value-type="float" office:value="120">
            <text:p>120</text:p>
          </table:table-cell>
          <table:table-cell table:formula="of:=FACT([.C904])" office:value-type="float" office:value="0">
            <text:p>#WAARDE!</text:p>
          </table:table-cell>
          <table:table-cell table:formula="of:=[.A904]*[.B904]" office:value-type="float" office:value="902">
            <text:p>902</text:p>
          </table:table-cell>
          <table:table-cell table:formula="of:=([.D904]^[.C904])*EXP(-[.D904])/[.E90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4]+1" office:value-type="float" office:value="903">
            <text:p>903</text:p>
          </table:table-cell>
          <table:table-cell table:formula="of:=[.B904]" office:value-type="float" office:value="1">
            <text:p>1</text:p>
          </table:table-cell>
          <table:table-cell table:formula="of:=[.F905]+[.D905]" office:value-type="float" office:value="1023">
            <text:p>1023</text:p>
          </table:table-cell>
          <table:table-cell table:formula="of:=[.D904]" office:value-type="float" office:value="120">
            <text:p>120</text:p>
          </table:table-cell>
          <table:table-cell table:formula="of:=FACT([.C905])" office:value-type="float" office:value="0">
            <text:p>#WAARDE!</text:p>
          </table:table-cell>
          <table:table-cell table:formula="of:=[.A905]*[.B905]" office:value-type="float" office:value="903">
            <text:p>903</text:p>
          </table:table-cell>
          <table:table-cell table:formula="of:=([.D905]^[.C905])*EXP(-[.D905])/[.E90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5]+1" office:value-type="float" office:value="904">
            <text:p>904</text:p>
          </table:table-cell>
          <table:table-cell table:formula="of:=[.B905]" office:value-type="float" office:value="1">
            <text:p>1</text:p>
          </table:table-cell>
          <table:table-cell table:formula="of:=[.F906]+[.D906]" office:value-type="float" office:value="1024">
            <text:p>1024</text:p>
          </table:table-cell>
          <table:table-cell table:formula="of:=[.D905]" office:value-type="float" office:value="120">
            <text:p>120</text:p>
          </table:table-cell>
          <table:table-cell table:formula="of:=FACT([.C906])" office:value-type="float" office:value="0">
            <text:p>#WAARDE!</text:p>
          </table:table-cell>
          <table:table-cell table:formula="of:=[.A906]*[.B906]" office:value-type="float" office:value="904">
            <text:p>904</text:p>
          </table:table-cell>
          <table:table-cell table:formula="of:=([.D906]^[.C906])*EXP(-[.D906])/[.E90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6]+1" office:value-type="float" office:value="905">
            <text:p>905</text:p>
          </table:table-cell>
          <table:table-cell table:formula="of:=[.B906]" office:value-type="float" office:value="1">
            <text:p>1</text:p>
          </table:table-cell>
          <table:table-cell table:formula="of:=[.F907]+[.D907]" office:value-type="float" office:value="1025">
            <text:p>1025</text:p>
          </table:table-cell>
          <table:table-cell table:formula="of:=[.D906]" office:value-type="float" office:value="120">
            <text:p>120</text:p>
          </table:table-cell>
          <table:table-cell table:formula="of:=FACT([.C907])" office:value-type="float" office:value="0">
            <text:p>#WAARDE!</text:p>
          </table:table-cell>
          <table:table-cell table:formula="of:=[.A907]*[.B907]" office:value-type="float" office:value="905">
            <text:p>905</text:p>
          </table:table-cell>
          <table:table-cell table:formula="of:=([.D907]^[.C907])*EXP(-[.D907])/[.E90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7]+1" office:value-type="float" office:value="906">
            <text:p>906</text:p>
          </table:table-cell>
          <table:table-cell table:formula="of:=[.B907]" office:value-type="float" office:value="1">
            <text:p>1</text:p>
          </table:table-cell>
          <table:table-cell table:formula="of:=[.F908]+[.D908]" office:value-type="float" office:value="1026">
            <text:p>1026</text:p>
          </table:table-cell>
          <table:table-cell table:formula="of:=[.D907]" office:value-type="float" office:value="120">
            <text:p>120</text:p>
          </table:table-cell>
          <table:table-cell table:formula="of:=FACT([.C908])" office:value-type="float" office:value="0">
            <text:p>#WAARDE!</text:p>
          </table:table-cell>
          <table:table-cell table:formula="of:=[.A908]*[.B908]" office:value-type="float" office:value="906">
            <text:p>906</text:p>
          </table:table-cell>
          <table:table-cell table:formula="of:=([.D908]^[.C908])*EXP(-[.D908])/[.E90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8]+1" office:value-type="float" office:value="907">
            <text:p>907</text:p>
          </table:table-cell>
          <table:table-cell table:formula="of:=[.B908]" office:value-type="float" office:value="1">
            <text:p>1</text:p>
          </table:table-cell>
          <table:table-cell table:formula="of:=[.F909]+[.D909]" office:value-type="float" office:value="1027">
            <text:p>1027</text:p>
          </table:table-cell>
          <table:table-cell table:formula="of:=[.D908]" office:value-type="float" office:value="120">
            <text:p>120</text:p>
          </table:table-cell>
          <table:table-cell table:formula="of:=FACT([.C909])" office:value-type="float" office:value="0">
            <text:p>#WAARDE!</text:p>
          </table:table-cell>
          <table:table-cell table:formula="of:=[.A909]*[.B909]" office:value-type="float" office:value="907">
            <text:p>907</text:p>
          </table:table-cell>
          <table:table-cell table:formula="of:=([.D909]^[.C909])*EXP(-[.D909])/[.E90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09]+1" office:value-type="float" office:value="908">
            <text:p>908</text:p>
          </table:table-cell>
          <table:table-cell table:formula="of:=[.B909]" office:value-type="float" office:value="1">
            <text:p>1</text:p>
          </table:table-cell>
          <table:table-cell table:formula="of:=[.F910]+[.D910]" office:value-type="float" office:value="1028">
            <text:p>1028</text:p>
          </table:table-cell>
          <table:table-cell table:formula="of:=[.D909]" office:value-type="float" office:value="120">
            <text:p>120</text:p>
          </table:table-cell>
          <table:table-cell table:formula="of:=FACT([.C910])" office:value-type="float" office:value="0">
            <text:p>#WAARDE!</text:p>
          </table:table-cell>
          <table:table-cell table:formula="of:=[.A910]*[.B910]" office:value-type="float" office:value="908">
            <text:p>908</text:p>
          </table:table-cell>
          <table:table-cell table:formula="of:=([.D910]^[.C910])*EXP(-[.D910])/[.E91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0]+1" office:value-type="float" office:value="909">
            <text:p>909</text:p>
          </table:table-cell>
          <table:table-cell table:formula="of:=[.B910]" office:value-type="float" office:value="1">
            <text:p>1</text:p>
          </table:table-cell>
          <table:table-cell table:formula="of:=[.F911]+[.D911]" office:value-type="float" office:value="1029">
            <text:p>1029</text:p>
          </table:table-cell>
          <table:table-cell table:formula="of:=[.D910]" office:value-type="float" office:value="120">
            <text:p>120</text:p>
          </table:table-cell>
          <table:table-cell table:formula="of:=FACT([.C911])" office:value-type="float" office:value="0">
            <text:p>#WAARDE!</text:p>
          </table:table-cell>
          <table:table-cell table:formula="of:=[.A911]*[.B911]" office:value-type="float" office:value="909">
            <text:p>909</text:p>
          </table:table-cell>
          <table:table-cell table:formula="of:=([.D911]^[.C911])*EXP(-[.D911])/[.E91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1]+1" office:value-type="float" office:value="910">
            <text:p>910</text:p>
          </table:table-cell>
          <table:table-cell table:formula="of:=[.B911]" office:value-type="float" office:value="1">
            <text:p>1</text:p>
          </table:table-cell>
          <table:table-cell table:formula="of:=[.F912]+[.D912]" office:value-type="float" office:value="1030">
            <text:p>1030</text:p>
          </table:table-cell>
          <table:table-cell table:formula="of:=[.D911]" office:value-type="float" office:value="120">
            <text:p>120</text:p>
          </table:table-cell>
          <table:table-cell table:formula="of:=FACT([.C912])" office:value-type="float" office:value="0">
            <text:p>#WAARDE!</text:p>
          </table:table-cell>
          <table:table-cell table:formula="of:=[.A912]*[.B912]" office:value-type="float" office:value="910">
            <text:p>910</text:p>
          </table:table-cell>
          <table:table-cell table:formula="of:=([.D912]^[.C912])*EXP(-[.D912])/[.E91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2]+1" office:value-type="float" office:value="911">
            <text:p>911</text:p>
          </table:table-cell>
          <table:table-cell table:formula="of:=[.B912]" office:value-type="float" office:value="1">
            <text:p>1</text:p>
          </table:table-cell>
          <table:table-cell table:formula="of:=[.F913]+[.D913]" office:value-type="float" office:value="1031">
            <text:p>1031</text:p>
          </table:table-cell>
          <table:table-cell table:formula="of:=[.D912]" office:value-type="float" office:value="120">
            <text:p>120</text:p>
          </table:table-cell>
          <table:table-cell table:formula="of:=FACT([.C913])" office:value-type="float" office:value="0">
            <text:p>#WAARDE!</text:p>
          </table:table-cell>
          <table:table-cell table:formula="of:=[.A913]*[.B913]" office:value-type="float" office:value="911">
            <text:p>911</text:p>
          </table:table-cell>
          <table:table-cell table:formula="of:=([.D913]^[.C913])*EXP(-[.D913])/[.E91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3]+1" office:value-type="float" office:value="912">
            <text:p>912</text:p>
          </table:table-cell>
          <table:table-cell table:formula="of:=[.B913]" office:value-type="float" office:value="1">
            <text:p>1</text:p>
          </table:table-cell>
          <table:table-cell table:formula="of:=[.F914]+[.D914]" office:value-type="float" office:value="1032">
            <text:p>1032</text:p>
          </table:table-cell>
          <table:table-cell table:formula="of:=[.D913]" office:value-type="float" office:value="120">
            <text:p>120</text:p>
          </table:table-cell>
          <table:table-cell table:formula="of:=FACT([.C914])" office:value-type="float" office:value="0">
            <text:p>#WAARDE!</text:p>
          </table:table-cell>
          <table:table-cell table:formula="of:=[.A914]*[.B914]" office:value-type="float" office:value="912">
            <text:p>912</text:p>
          </table:table-cell>
          <table:table-cell table:formula="of:=([.D914]^[.C914])*EXP(-[.D914])/[.E91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4]+1" office:value-type="float" office:value="913">
            <text:p>913</text:p>
          </table:table-cell>
          <table:table-cell table:formula="of:=[.B914]" office:value-type="float" office:value="1">
            <text:p>1</text:p>
          </table:table-cell>
          <table:table-cell table:formula="of:=[.F915]+[.D915]" office:value-type="float" office:value="1033">
            <text:p>1033</text:p>
          </table:table-cell>
          <table:table-cell table:formula="of:=[.D914]" office:value-type="float" office:value="120">
            <text:p>120</text:p>
          </table:table-cell>
          <table:table-cell table:formula="of:=FACT([.C915])" office:value-type="float" office:value="0">
            <text:p>#WAARDE!</text:p>
          </table:table-cell>
          <table:table-cell table:formula="of:=[.A915]*[.B915]" office:value-type="float" office:value="913">
            <text:p>913</text:p>
          </table:table-cell>
          <table:table-cell table:formula="of:=([.D915]^[.C915])*EXP(-[.D915])/[.E91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5]+1" office:value-type="float" office:value="914">
            <text:p>914</text:p>
          </table:table-cell>
          <table:table-cell table:formula="of:=[.B915]" office:value-type="float" office:value="1">
            <text:p>1</text:p>
          </table:table-cell>
          <table:table-cell table:formula="of:=[.F916]+[.D916]" office:value-type="float" office:value="1034">
            <text:p>1034</text:p>
          </table:table-cell>
          <table:table-cell table:formula="of:=[.D915]" office:value-type="float" office:value="120">
            <text:p>120</text:p>
          </table:table-cell>
          <table:table-cell table:formula="of:=FACT([.C916])" office:value-type="float" office:value="0">
            <text:p>#WAARDE!</text:p>
          </table:table-cell>
          <table:table-cell table:formula="of:=[.A916]*[.B916]" office:value-type="float" office:value="914">
            <text:p>914</text:p>
          </table:table-cell>
          <table:table-cell table:formula="of:=([.D916]^[.C916])*EXP(-[.D916])/[.E91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6]+1" office:value-type="float" office:value="915">
            <text:p>915</text:p>
          </table:table-cell>
          <table:table-cell table:formula="of:=[.B916]" office:value-type="float" office:value="1">
            <text:p>1</text:p>
          </table:table-cell>
          <table:table-cell table:formula="of:=[.F917]+[.D917]" office:value-type="float" office:value="1035">
            <text:p>1035</text:p>
          </table:table-cell>
          <table:table-cell table:formula="of:=[.D916]" office:value-type="float" office:value="120">
            <text:p>120</text:p>
          </table:table-cell>
          <table:table-cell table:formula="of:=FACT([.C917])" office:value-type="float" office:value="0">
            <text:p>#WAARDE!</text:p>
          </table:table-cell>
          <table:table-cell table:formula="of:=[.A917]*[.B917]" office:value-type="float" office:value="915">
            <text:p>915</text:p>
          </table:table-cell>
          <table:table-cell table:formula="of:=([.D917]^[.C917])*EXP(-[.D917])/[.E91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7]+1" office:value-type="float" office:value="916">
            <text:p>916</text:p>
          </table:table-cell>
          <table:table-cell table:formula="of:=[.B917]" office:value-type="float" office:value="1">
            <text:p>1</text:p>
          </table:table-cell>
          <table:table-cell table:formula="of:=[.F918]+[.D918]" office:value-type="float" office:value="1036">
            <text:p>1036</text:p>
          </table:table-cell>
          <table:table-cell table:formula="of:=[.D917]" office:value-type="float" office:value="120">
            <text:p>120</text:p>
          </table:table-cell>
          <table:table-cell table:formula="of:=FACT([.C918])" office:value-type="float" office:value="0">
            <text:p>#WAARDE!</text:p>
          </table:table-cell>
          <table:table-cell table:formula="of:=[.A918]*[.B918]" office:value-type="float" office:value="916">
            <text:p>916</text:p>
          </table:table-cell>
          <table:table-cell table:formula="of:=([.D918]^[.C918])*EXP(-[.D918])/[.E91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8]+1" office:value-type="float" office:value="917">
            <text:p>917</text:p>
          </table:table-cell>
          <table:table-cell table:formula="of:=[.B918]" office:value-type="float" office:value="1">
            <text:p>1</text:p>
          </table:table-cell>
          <table:table-cell table:formula="of:=[.F919]+[.D919]" office:value-type="float" office:value="1037">
            <text:p>1037</text:p>
          </table:table-cell>
          <table:table-cell table:formula="of:=[.D918]" office:value-type="float" office:value="120">
            <text:p>120</text:p>
          </table:table-cell>
          <table:table-cell table:formula="of:=FACT([.C919])" office:value-type="float" office:value="0">
            <text:p>#WAARDE!</text:p>
          </table:table-cell>
          <table:table-cell table:formula="of:=[.A919]*[.B919]" office:value-type="float" office:value="917">
            <text:p>917</text:p>
          </table:table-cell>
          <table:table-cell table:formula="of:=([.D919]^[.C919])*EXP(-[.D919])/[.E91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19]+1" office:value-type="float" office:value="918">
            <text:p>918</text:p>
          </table:table-cell>
          <table:table-cell table:formula="of:=[.B919]" office:value-type="float" office:value="1">
            <text:p>1</text:p>
          </table:table-cell>
          <table:table-cell table:formula="of:=[.F920]+[.D920]" office:value-type="float" office:value="1038">
            <text:p>1038</text:p>
          </table:table-cell>
          <table:table-cell table:formula="of:=[.D919]" office:value-type="float" office:value="120">
            <text:p>120</text:p>
          </table:table-cell>
          <table:table-cell table:formula="of:=FACT([.C920])" office:value-type="float" office:value="0">
            <text:p>#WAARDE!</text:p>
          </table:table-cell>
          <table:table-cell table:formula="of:=[.A920]*[.B920]" office:value-type="float" office:value="918">
            <text:p>918</text:p>
          </table:table-cell>
          <table:table-cell table:formula="of:=([.D920]^[.C920])*EXP(-[.D920])/[.E92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0]+1" office:value-type="float" office:value="919">
            <text:p>919</text:p>
          </table:table-cell>
          <table:table-cell table:formula="of:=[.B920]" office:value-type="float" office:value="1">
            <text:p>1</text:p>
          </table:table-cell>
          <table:table-cell table:formula="of:=[.F921]+[.D921]" office:value-type="float" office:value="1039">
            <text:p>1039</text:p>
          </table:table-cell>
          <table:table-cell table:formula="of:=[.D920]" office:value-type="float" office:value="120">
            <text:p>120</text:p>
          </table:table-cell>
          <table:table-cell table:formula="of:=FACT([.C921])" office:value-type="float" office:value="0">
            <text:p>#WAARDE!</text:p>
          </table:table-cell>
          <table:table-cell table:formula="of:=[.A921]*[.B921]" office:value-type="float" office:value="919">
            <text:p>919</text:p>
          </table:table-cell>
          <table:table-cell table:formula="of:=([.D921]^[.C921])*EXP(-[.D921])/[.E92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1]+1" office:value-type="float" office:value="920">
            <text:p>920</text:p>
          </table:table-cell>
          <table:table-cell table:formula="of:=[.B921]" office:value-type="float" office:value="1">
            <text:p>1</text:p>
          </table:table-cell>
          <table:table-cell table:formula="of:=[.F922]+[.D922]" office:value-type="float" office:value="1040">
            <text:p>1040</text:p>
          </table:table-cell>
          <table:table-cell table:formula="of:=[.D921]" office:value-type="float" office:value="120">
            <text:p>120</text:p>
          </table:table-cell>
          <table:table-cell table:formula="of:=FACT([.C922])" office:value-type="float" office:value="0">
            <text:p>#WAARDE!</text:p>
          </table:table-cell>
          <table:table-cell table:formula="of:=[.A922]*[.B922]" office:value-type="float" office:value="920">
            <text:p>920</text:p>
          </table:table-cell>
          <table:table-cell table:formula="of:=([.D922]^[.C922])*EXP(-[.D922])/[.E92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2]+1" office:value-type="float" office:value="921">
            <text:p>921</text:p>
          </table:table-cell>
          <table:table-cell table:formula="of:=[.B922]" office:value-type="float" office:value="1">
            <text:p>1</text:p>
          </table:table-cell>
          <table:table-cell table:formula="of:=[.F923]+[.D923]" office:value-type="float" office:value="1041">
            <text:p>1041</text:p>
          </table:table-cell>
          <table:table-cell table:formula="of:=[.D922]" office:value-type="float" office:value="120">
            <text:p>120</text:p>
          </table:table-cell>
          <table:table-cell table:formula="of:=FACT([.C923])" office:value-type="float" office:value="0">
            <text:p>#WAARDE!</text:p>
          </table:table-cell>
          <table:table-cell table:formula="of:=[.A923]*[.B923]" office:value-type="float" office:value="921">
            <text:p>921</text:p>
          </table:table-cell>
          <table:table-cell table:formula="of:=([.D923]^[.C923])*EXP(-[.D923])/[.E92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3]+1" office:value-type="float" office:value="922">
            <text:p>922</text:p>
          </table:table-cell>
          <table:table-cell table:formula="of:=[.B923]" office:value-type="float" office:value="1">
            <text:p>1</text:p>
          </table:table-cell>
          <table:table-cell table:formula="of:=[.F924]+[.D924]" office:value-type="float" office:value="1042">
            <text:p>1042</text:p>
          </table:table-cell>
          <table:table-cell table:formula="of:=[.D923]" office:value-type="float" office:value="120">
            <text:p>120</text:p>
          </table:table-cell>
          <table:table-cell table:formula="of:=FACT([.C924])" office:value-type="float" office:value="0">
            <text:p>#WAARDE!</text:p>
          </table:table-cell>
          <table:table-cell table:formula="of:=[.A924]*[.B924]" office:value-type="float" office:value="922">
            <text:p>922</text:p>
          </table:table-cell>
          <table:table-cell table:formula="of:=([.D924]^[.C924])*EXP(-[.D924])/[.E92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4]+1" office:value-type="float" office:value="923">
            <text:p>923</text:p>
          </table:table-cell>
          <table:table-cell table:formula="of:=[.B924]" office:value-type="float" office:value="1">
            <text:p>1</text:p>
          </table:table-cell>
          <table:table-cell table:formula="of:=[.F925]+[.D925]" office:value-type="float" office:value="1043">
            <text:p>1043</text:p>
          </table:table-cell>
          <table:table-cell table:formula="of:=[.D924]" office:value-type="float" office:value="120">
            <text:p>120</text:p>
          </table:table-cell>
          <table:table-cell table:formula="of:=FACT([.C925])" office:value-type="float" office:value="0">
            <text:p>#WAARDE!</text:p>
          </table:table-cell>
          <table:table-cell table:formula="of:=[.A925]*[.B925]" office:value-type="float" office:value="923">
            <text:p>923</text:p>
          </table:table-cell>
          <table:table-cell table:formula="of:=([.D925]^[.C925])*EXP(-[.D925])/[.E92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5]+1" office:value-type="float" office:value="924">
            <text:p>924</text:p>
          </table:table-cell>
          <table:table-cell table:formula="of:=[.B925]" office:value-type="float" office:value="1">
            <text:p>1</text:p>
          </table:table-cell>
          <table:table-cell table:formula="of:=[.F926]+[.D926]" office:value-type="float" office:value="1044">
            <text:p>1044</text:p>
          </table:table-cell>
          <table:table-cell table:formula="of:=[.D925]" office:value-type="float" office:value="120">
            <text:p>120</text:p>
          </table:table-cell>
          <table:table-cell table:formula="of:=FACT([.C926])" office:value-type="float" office:value="0">
            <text:p>#WAARDE!</text:p>
          </table:table-cell>
          <table:table-cell table:formula="of:=[.A926]*[.B926]" office:value-type="float" office:value="924">
            <text:p>924</text:p>
          </table:table-cell>
          <table:table-cell table:formula="of:=([.D926]^[.C926])*EXP(-[.D926])/[.E92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6]+1" office:value-type="float" office:value="925">
            <text:p>925</text:p>
          </table:table-cell>
          <table:table-cell table:formula="of:=[.B926]" office:value-type="float" office:value="1">
            <text:p>1</text:p>
          </table:table-cell>
          <table:table-cell table:formula="of:=[.F927]+[.D927]" office:value-type="float" office:value="1045">
            <text:p>1045</text:p>
          </table:table-cell>
          <table:table-cell table:formula="of:=[.D926]" office:value-type="float" office:value="120">
            <text:p>120</text:p>
          </table:table-cell>
          <table:table-cell table:formula="of:=FACT([.C927])" office:value-type="float" office:value="0">
            <text:p>#WAARDE!</text:p>
          </table:table-cell>
          <table:table-cell table:formula="of:=[.A927]*[.B927]" office:value-type="float" office:value="925">
            <text:p>925</text:p>
          </table:table-cell>
          <table:table-cell table:formula="of:=([.D927]^[.C927])*EXP(-[.D927])/[.E92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7]+1" office:value-type="float" office:value="926">
            <text:p>926</text:p>
          </table:table-cell>
          <table:table-cell table:formula="of:=[.B927]" office:value-type="float" office:value="1">
            <text:p>1</text:p>
          </table:table-cell>
          <table:table-cell table:formula="of:=[.F928]+[.D928]" office:value-type="float" office:value="1046">
            <text:p>1046</text:p>
          </table:table-cell>
          <table:table-cell table:formula="of:=[.D927]" office:value-type="float" office:value="120">
            <text:p>120</text:p>
          </table:table-cell>
          <table:table-cell table:formula="of:=FACT([.C928])" office:value-type="float" office:value="0">
            <text:p>#WAARDE!</text:p>
          </table:table-cell>
          <table:table-cell table:formula="of:=[.A928]*[.B928]" office:value-type="float" office:value="926">
            <text:p>926</text:p>
          </table:table-cell>
          <table:table-cell table:formula="of:=([.D928]^[.C928])*EXP(-[.D928])/[.E92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8]+1" office:value-type="float" office:value="927">
            <text:p>927</text:p>
          </table:table-cell>
          <table:table-cell table:formula="of:=[.B928]" office:value-type="float" office:value="1">
            <text:p>1</text:p>
          </table:table-cell>
          <table:table-cell table:formula="of:=[.F929]+[.D929]" office:value-type="float" office:value="1047">
            <text:p>1047</text:p>
          </table:table-cell>
          <table:table-cell table:formula="of:=[.D928]" office:value-type="float" office:value="120">
            <text:p>120</text:p>
          </table:table-cell>
          <table:table-cell table:formula="of:=FACT([.C929])" office:value-type="float" office:value="0">
            <text:p>#WAARDE!</text:p>
          </table:table-cell>
          <table:table-cell table:formula="of:=[.A929]*[.B929]" office:value-type="float" office:value="927">
            <text:p>927</text:p>
          </table:table-cell>
          <table:table-cell table:formula="of:=([.D929]^[.C929])*EXP(-[.D929])/[.E92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29]+1" office:value-type="float" office:value="928">
            <text:p>928</text:p>
          </table:table-cell>
          <table:table-cell table:formula="of:=[.B929]" office:value-type="float" office:value="1">
            <text:p>1</text:p>
          </table:table-cell>
          <table:table-cell table:formula="of:=[.F930]+[.D930]" office:value-type="float" office:value="1048">
            <text:p>1048</text:p>
          </table:table-cell>
          <table:table-cell table:formula="of:=[.D929]" office:value-type="float" office:value="120">
            <text:p>120</text:p>
          </table:table-cell>
          <table:table-cell table:formula="of:=FACT([.C930])" office:value-type="float" office:value="0">
            <text:p>#WAARDE!</text:p>
          </table:table-cell>
          <table:table-cell table:formula="of:=[.A930]*[.B930]" office:value-type="float" office:value="928">
            <text:p>928</text:p>
          </table:table-cell>
          <table:table-cell table:formula="of:=([.D930]^[.C930])*EXP(-[.D930])/[.E93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0]+1" office:value-type="float" office:value="929">
            <text:p>929</text:p>
          </table:table-cell>
          <table:table-cell table:formula="of:=[.B930]" office:value-type="float" office:value="1">
            <text:p>1</text:p>
          </table:table-cell>
          <table:table-cell table:formula="of:=[.F931]+[.D931]" office:value-type="float" office:value="1049">
            <text:p>1049</text:p>
          </table:table-cell>
          <table:table-cell table:formula="of:=[.D930]" office:value-type="float" office:value="120">
            <text:p>120</text:p>
          </table:table-cell>
          <table:table-cell table:formula="of:=FACT([.C931])" office:value-type="float" office:value="0">
            <text:p>#WAARDE!</text:p>
          </table:table-cell>
          <table:table-cell table:formula="of:=[.A931]*[.B931]" office:value-type="float" office:value="929">
            <text:p>929</text:p>
          </table:table-cell>
          <table:table-cell table:formula="of:=([.D931]^[.C931])*EXP(-[.D931])/[.E93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1]+1" office:value-type="float" office:value="930">
            <text:p>930</text:p>
          </table:table-cell>
          <table:table-cell table:formula="of:=[.B931]" office:value-type="float" office:value="1">
            <text:p>1</text:p>
          </table:table-cell>
          <table:table-cell table:formula="of:=[.F932]+[.D932]" office:value-type="float" office:value="1050">
            <text:p>1050</text:p>
          </table:table-cell>
          <table:table-cell table:formula="of:=[.D931]" office:value-type="float" office:value="120">
            <text:p>120</text:p>
          </table:table-cell>
          <table:table-cell table:formula="of:=FACT([.C932])" office:value-type="float" office:value="0">
            <text:p>#WAARDE!</text:p>
          </table:table-cell>
          <table:table-cell table:formula="of:=[.A932]*[.B932]" office:value-type="float" office:value="930">
            <text:p>930</text:p>
          </table:table-cell>
          <table:table-cell table:formula="of:=([.D932]^[.C932])*EXP(-[.D932])/[.E93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2]+1" office:value-type="float" office:value="931">
            <text:p>931</text:p>
          </table:table-cell>
          <table:table-cell table:formula="of:=[.B932]" office:value-type="float" office:value="1">
            <text:p>1</text:p>
          </table:table-cell>
          <table:table-cell table:formula="of:=[.F933]+[.D933]" office:value-type="float" office:value="1051">
            <text:p>1051</text:p>
          </table:table-cell>
          <table:table-cell table:formula="of:=[.D932]" office:value-type="float" office:value="120">
            <text:p>120</text:p>
          </table:table-cell>
          <table:table-cell table:formula="of:=FACT([.C933])" office:value-type="float" office:value="0">
            <text:p>#WAARDE!</text:p>
          </table:table-cell>
          <table:table-cell table:formula="of:=[.A933]*[.B933]" office:value-type="float" office:value="931">
            <text:p>931</text:p>
          </table:table-cell>
          <table:table-cell table:formula="of:=([.D933]^[.C933])*EXP(-[.D933])/[.E93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3]+1" office:value-type="float" office:value="932">
            <text:p>932</text:p>
          </table:table-cell>
          <table:table-cell table:formula="of:=[.B933]" office:value-type="float" office:value="1">
            <text:p>1</text:p>
          </table:table-cell>
          <table:table-cell table:formula="of:=[.F934]+[.D934]" office:value-type="float" office:value="1052">
            <text:p>1052</text:p>
          </table:table-cell>
          <table:table-cell table:formula="of:=[.D933]" office:value-type="float" office:value="120">
            <text:p>120</text:p>
          </table:table-cell>
          <table:table-cell table:formula="of:=FACT([.C934])" office:value-type="float" office:value="0">
            <text:p>#WAARDE!</text:p>
          </table:table-cell>
          <table:table-cell table:formula="of:=[.A934]*[.B934]" office:value-type="float" office:value="932">
            <text:p>932</text:p>
          </table:table-cell>
          <table:table-cell table:formula="of:=([.D934]^[.C934])*EXP(-[.D934])/[.E93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4]+1" office:value-type="float" office:value="933">
            <text:p>933</text:p>
          </table:table-cell>
          <table:table-cell table:formula="of:=[.B934]" office:value-type="float" office:value="1">
            <text:p>1</text:p>
          </table:table-cell>
          <table:table-cell table:formula="of:=[.F935]+[.D935]" office:value-type="float" office:value="1053">
            <text:p>1053</text:p>
          </table:table-cell>
          <table:table-cell table:formula="of:=[.D934]" office:value-type="float" office:value="120">
            <text:p>120</text:p>
          </table:table-cell>
          <table:table-cell table:formula="of:=FACT([.C935])" office:value-type="float" office:value="0">
            <text:p>#WAARDE!</text:p>
          </table:table-cell>
          <table:table-cell table:formula="of:=[.A935]*[.B935]" office:value-type="float" office:value="933">
            <text:p>933</text:p>
          </table:table-cell>
          <table:table-cell table:formula="of:=([.D935]^[.C935])*EXP(-[.D935])/[.E93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5]+1" office:value-type="float" office:value="934">
            <text:p>934</text:p>
          </table:table-cell>
          <table:table-cell table:formula="of:=[.B935]" office:value-type="float" office:value="1">
            <text:p>1</text:p>
          </table:table-cell>
          <table:table-cell table:formula="of:=[.F936]+[.D936]" office:value-type="float" office:value="1054">
            <text:p>1054</text:p>
          </table:table-cell>
          <table:table-cell table:formula="of:=[.D935]" office:value-type="float" office:value="120">
            <text:p>120</text:p>
          </table:table-cell>
          <table:table-cell table:formula="of:=FACT([.C936])" office:value-type="float" office:value="0">
            <text:p>#WAARDE!</text:p>
          </table:table-cell>
          <table:table-cell table:formula="of:=[.A936]*[.B936]" office:value-type="float" office:value="934">
            <text:p>934</text:p>
          </table:table-cell>
          <table:table-cell table:formula="of:=([.D936]^[.C936])*EXP(-[.D936])/[.E93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6]+1" office:value-type="float" office:value="935">
            <text:p>935</text:p>
          </table:table-cell>
          <table:table-cell table:formula="of:=[.B936]" office:value-type="float" office:value="1">
            <text:p>1</text:p>
          </table:table-cell>
          <table:table-cell table:formula="of:=[.F937]+[.D937]" office:value-type="float" office:value="1055">
            <text:p>1055</text:p>
          </table:table-cell>
          <table:table-cell table:formula="of:=[.D936]" office:value-type="float" office:value="120">
            <text:p>120</text:p>
          </table:table-cell>
          <table:table-cell table:formula="of:=FACT([.C937])" office:value-type="float" office:value="0">
            <text:p>#WAARDE!</text:p>
          </table:table-cell>
          <table:table-cell table:formula="of:=[.A937]*[.B937]" office:value-type="float" office:value="935">
            <text:p>935</text:p>
          </table:table-cell>
          <table:table-cell table:formula="of:=([.D937]^[.C937])*EXP(-[.D937])/[.E93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7]+1" office:value-type="float" office:value="936">
            <text:p>936</text:p>
          </table:table-cell>
          <table:table-cell table:formula="of:=[.B937]" office:value-type="float" office:value="1">
            <text:p>1</text:p>
          </table:table-cell>
          <table:table-cell table:formula="of:=[.F938]+[.D938]" office:value-type="float" office:value="1056">
            <text:p>1056</text:p>
          </table:table-cell>
          <table:table-cell table:formula="of:=[.D937]" office:value-type="float" office:value="120">
            <text:p>120</text:p>
          </table:table-cell>
          <table:table-cell table:formula="of:=FACT([.C938])" office:value-type="float" office:value="0">
            <text:p>#WAARDE!</text:p>
          </table:table-cell>
          <table:table-cell table:formula="of:=[.A938]*[.B938]" office:value-type="float" office:value="936">
            <text:p>936</text:p>
          </table:table-cell>
          <table:table-cell table:formula="of:=([.D938]^[.C938])*EXP(-[.D938])/[.E93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8]+1" office:value-type="float" office:value="937">
            <text:p>937</text:p>
          </table:table-cell>
          <table:table-cell table:formula="of:=[.B938]" office:value-type="float" office:value="1">
            <text:p>1</text:p>
          </table:table-cell>
          <table:table-cell table:formula="of:=[.F939]+[.D939]" office:value-type="float" office:value="1057">
            <text:p>1057</text:p>
          </table:table-cell>
          <table:table-cell table:formula="of:=[.D938]" office:value-type="float" office:value="120">
            <text:p>120</text:p>
          </table:table-cell>
          <table:table-cell table:formula="of:=FACT([.C939])" office:value-type="float" office:value="0">
            <text:p>#WAARDE!</text:p>
          </table:table-cell>
          <table:table-cell table:formula="of:=[.A939]*[.B939]" office:value-type="float" office:value="937">
            <text:p>937</text:p>
          </table:table-cell>
          <table:table-cell table:formula="of:=([.D939]^[.C939])*EXP(-[.D939])/[.E93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39]+1" office:value-type="float" office:value="938">
            <text:p>938</text:p>
          </table:table-cell>
          <table:table-cell table:formula="of:=[.B939]" office:value-type="float" office:value="1">
            <text:p>1</text:p>
          </table:table-cell>
          <table:table-cell table:formula="of:=[.F940]+[.D940]" office:value-type="float" office:value="1058">
            <text:p>1058</text:p>
          </table:table-cell>
          <table:table-cell table:formula="of:=[.D939]" office:value-type="float" office:value="120">
            <text:p>120</text:p>
          </table:table-cell>
          <table:table-cell table:formula="of:=FACT([.C940])" office:value-type="float" office:value="0">
            <text:p>#WAARDE!</text:p>
          </table:table-cell>
          <table:table-cell table:formula="of:=[.A940]*[.B940]" office:value-type="float" office:value="938">
            <text:p>938</text:p>
          </table:table-cell>
          <table:table-cell table:formula="of:=([.D940]^[.C940])*EXP(-[.D940])/[.E94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0]+1" office:value-type="float" office:value="939">
            <text:p>939</text:p>
          </table:table-cell>
          <table:table-cell table:formula="of:=[.B940]" office:value-type="float" office:value="1">
            <text:p>1</text:p>
          </table:table-cell>
          <table:table-cell table:formula="of:=[.F941]+[.D941]" office:value-type="float" office:value="1059">
            <text:p>1059</text:p>
          </table:table-cell>
          <table:table-cell table:formula="of:=[.D940]" office:value-type="float" office:value="120">
            <text:p>120</text:p>
          </table:table-cell>
          <table:table-cell table:formula="of:=FACT([.C941])" office:value-type="float" office:value="0">
            <text:p>#WAARDE!</text:p>
          </table:table-cell>
          <table:table-cell table:formula="of:=[.A941]*[.B941]" office:value-type="float" office:value="939">
            <text:p>939</text:p>
          </table:table-cell>
          <table:table-cell table:formula="of:=([.D941]^[.C941])*EXP(-[.D941])/[.E94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1]+1" office:value-type="float" office:value="940">
            <text:p>940</text:p>
          </table:table-cell>
          <table:table-cell table:formula="of:=[.B941]" office:value-type="float" office:value="1">
            <text:p>1</text:p>
          </table:table-cell>
          <table:table-cell table:formula="of:=[.F942]+[.D942]" office:value-type="float" office:value="1060">
            <text:p>1060</text:p>
          </table:table-cell>
          <table:table-cell table:formula="of:=[.D941]" office:value-type="float" office:value="120">
            <text:p>120</text:p>
          </table:table-cell>
          <table:table-cell table:formula="of:=FACT([.C942])" office:value-type="float" office:value="0">
            <text:p>#WAARDE!</text:p>
          </table:table-cell>
          <table:table-cell table:formula="of:=[.A942]*[.B942]" office:value-type="float" office:value="940">
            <text:p>940</text:p>
          </table:table-cell>
          <table:table-cell table:formula="of:=([.D942]^[.C942])*EXP(-[.D942])/[.E94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2]+1" office:value-type="float" office:value="941">
            <text:p>941</text:p>
          </table:table-cell>
          <table:table-cell table:formula="of:=[.B942]" office:value-type="float" office:value="1">
            <text:p>1</text:p>
          </table:table-cell>
          <table:table-cell table:formula="of:=[.F943]+[.D943]" office:value-type="float" office:value="1061">
            <text:p>1061</text:p>
          </table:table-cell>
          <table:table-cell table:formula="of:=[.D942]" office:value-type="float" office:value="120">
            <text:p>120</text:p>
          </table:table-cell>
          <table:table-cell table:formula="of:=FACT([.C943])" office:value-type="float" office:value="0">
            <text:p>#WAARDE!</text:p>
          </table:table-cell>
          <table:table-cell table:formula="of:=[.A943]*[.B943]" office:value-type="float" office:value="941">
            <text:p>941</text:p>
          </table:table-cell>
          <table:table-cell table:formula="of:=([.D943]^[.C943])*EXP(-[.D943])/[.E94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3]+1" office:value-type="float" office:value="942">
            <text:p>942</text:p>
          </table:table-cell>
          <table:table-cell table:formula="of:=[.B943]" office:value-type="float" office:value="1">
            <text:p>1</text:p>
          </table:table-cell>
          <table:table-cell table:formula="of:=[.F944]+[.D944]" office:value-type="float" office:value="1062">
            <text:p>1062</text:p>
          </table:table-cell>
          <table:table-cell table:formula="of:=[.D943]" office:value-type="float" office:value="120">
            <text:p>120</text:p>
          </table:table-cell>
          <table:table-cell table:formula="of:=FACT([.C944])" office:value-type="float" office:value="0">
            <text:p>#WAARDE!</text:p>
          </table:table-cell>
          <table:table-cell table:formula="of:=[.A944]*[.B944]" office:value-type="float" office:value="942">
            <text:p>942</text:p>
          </table:table-cell>
          <table:table-cell table:formula="of:=([.D944]^[.C944])*EXP(-[.D944])/[.E94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4]+1" office:value-type="float" office:value="943">
            <text:p>943</text:p>
          </table:table-cell>
          <table:table-cell table:formula="of:=[.B944]" office:value-type="float" office:value="1">
            <text:p>1</text:p>
          </table:table-cell>
          <table:table-cell table:formula="of:=[.F945]+[.D945]" office:value-type="float" office:value="1063">
            <text:p>1063</text:p>
          </table:table-cell>
          <table:table-cell table:formula="of:=[.D944]" office:value-type="float" office:value="120">
            <text:p>120</text:p>
          </table:table-cell>
          <table:table-cell table:formula="of:=FACT([.C945])" office:value-type="float" office:value="0">
            <text:p>#WAARDE!</text:p>
          </table:table-cell>
          <table:table-cell table:formula="of:=[.A945]*[.B945]" office:value-type="float" office:value="943">
            <text:p>943</text:p>
          </table:table-cell>
          <table:table-cell table:formula="of:=([.D945]^[.C945])*EXP(-[.D945])/[.E94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5]+1" office:value-type="float" office:value="944">
            <text:p>944</text:p>
          </table:table-cell>
          <table:table-cell table:formula="of:=[.B945]" office:value-type="float" office:value="1">
            <text:p>1</text:p>
          </table:table-cell>
          <table:table-cell table:formula="of:=[.F946]+[.D946]" office:value-type="float" office:value="1064">
            <text:p>1064</text:p>
          </table:table-cell>
          <table:table-cell table:formula="of:=[.D945]" office:value-type="float" office:value="120">
            <text:p>120</text:p>
          </table:table-cell>
          <table:table-cell table:formula="of:=FACT([.C946])" office:value-type="float" office:value="0">
            <text:p>#WAARDE!</text:p>
          </table:table-cell>
          <table:table-cell table:formula="of:=[.A946]*[.B946]" office:value-type="float" office:value="944">
            <text:p>944</text:p>
          </table:table-cell>
          <table:table-cell table:formula="of:=([.D946]^[.C946])*EXP(-[.D946])/[.E94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6]+1" office:value-type="float" office:value="945">
            <text:p>945</text:p>
          </table:table-cell>
          <table:table-cell table:formula="of:=[.B946]" office:value-type="float" office:value="1">
            <text:p>1</text:p>
          </table:table-cell>
          <table:table-cell table:formula="of:=[.F947]+[.D947]" office:value-type="float" office:value="1065">
            <text:p>1065</text:p>
          </table:table-cell>
          <table:table-cell table:formula="of:=[.D946]" office:value-type="float" office:value="120">
            <text:p>120</text:p>
          </table:table-cell>
          <table:table-cell table:formula="of:=FACT([.C947])" office:value-type="float" office:value="0">
            <text:p>#WAARDE!</text:p>
          </table:table-cell>
          <table:table-cell table:formula="of:=[.A947]*[.B947]" office:value-type="float" office:value="945">
            <text:p>945</text:p>
          </table:table-cell>
          <table:table-cell table:formula="of:=([.D947]^[.C947])*EXP(-[.D947])/[.E94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7]+1" office:value-type="float" office:value="946">
            <text:p>946</text:p>
          </table:table-cell>
          <table:table-cell table:formula="of:=[.B947]" office:value-type="float" office:value="1">
            <text:p>1</text:p>
          </table:table-cell>
          <table:table-cell table:formula="of:=[.F948]+[.D948]" office:value-type="float" office:value="1066">
            <text:p>1066</text:p>
          </table:table-cell>
          <table:table-cell table:formula="of:=[.D947]" office:value-type="float" office:value="120">
            <text:p>120</text:p>
          </table:table-cell>
          <table:table-cell table:formula="of:=FACT([.C948])" office:value-type="float" office:value="0">
            <text:p>#WAARDE!</text:p>
          </table:table-cell>
          <table:table-cell table:formula="of:=[.A948]*[.B948]" office:value-type="float" office:value="946">
            <text:p>946</text:p>
          </table:table-cell>
          <table:table-cell table:formula="of:=([.D948]^[.C948])*EXP(-[.D948])/[.E94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8]+1" office:value-type="float" office:value="947">
            <text:p>947</text:p>
          </table:table-cell>
          <table:table-cell table:formula="of:=[.B948]" office:value-type="float" office:value="1">
            <text:p>1</text:p>
          </table:table-cell>
          <table:table-cell table:formula="of:=[.F949]+[.D949]" office:value-type="float" office:value="1067">
            <text:p>1067</text:p>
          </table:table-cell>
          <table:table-cell table:formula="of:=[.D948]" office:value-type="float" office:value="120">
            <text:p>120</text:p>
          </table:table-cell>
          <table:table-cell table:formula="of:=FACT([.C949])" office:value-type="float" office:value="0">
            <text:p>#WAARDE!</text:p>
          </table:table-cell>
          <table:table-cell table:formula="of:=[.A949]*[.B949]" office:value-type="float" office:value="947">
            <text:p>947</text:p>
          </table:table-cell>
          <table:table-cell table:formula="of:=([.D949]^[.C949])*EXP(-[.D949])/[.E94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49]+1" office:value-type="float" office:value="948">
            <text:p>948</text:p>
          </table:table-cell>
          <table:table-cell table:formula="of:=[.B949]" office:value-type="float" office:value="1">
            <text:p>1</text:p>
          </table:table-cell>
          <table:table-cell table:formula="of:=[.F950]+[.D950]" office:value-type="float" office:value="1068">
            <text:p>1068</text:p>
          </table:table-cell>
          <table:table-cell table:formula="of:=[.D949]" office:value-type="float" office:value="120">
            <text:p>120</text:p>
          </table:table-cell>
          <table:table-cell table:formula="of:=FACT([.C950])" office:value-type="float" office:value="0">
            <text:p>#WAARDE!</text:p>
          </table:table-cell>
          <table:table-cell table:formula="of:=[.A950]*[.B950]" office:value-type="float" office:value="948">
            <text:p>948</text:p>
          </table:table-cell>
          <table:table-cell table:formula="of:=([.D950]^[.C950])*EXP(-[.D950])/[.E95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0]+1" office:value-type="float" office:value="949">
            <text:p>949</text:p>
          </table:table-cell>
          <table:table-cell table:formula="of:=[.B950]" office:value-type="float" office:value="1">
            <text:p>1</text:p>
          </table:table-cell>
          <table:table-cell table:formula="of:=[.F951]+[.D951]" office:value-type="float" office:value="1069">
            <text:p>1069</text:p>
          </table:table-cell>
          <table:table-cell table:formula="of:=[.D950]" office:value-type="float" office:value="120">
            <text:p>120</text:p>
          </table:table-cell>
          <table:table-cell table:formula="of:=FACT([.C951])" office:value-type="float" office:value="0">
            <text:p>#WAARDE!</text:p>
          </table:table-cell>
          <table:table-cell table:formula="of:=[.A951]*[.B951]" office:value-type="float" office:value="949">
            <text:p>949</text:p>
          </table:table-cell>
          <table:table-cell table:formula="of:=([.D951]^[.C951])*EXP(-[.D951])/[.E95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1]+1" office:value-type="float" office:value="950">
            <text:p>950</text:p>
          </table:table-cell>
          <table:table-cell table:formula="of:=[.B951]" office:value-type="float" office:value="1">
            <text:p>1</text:p>
          </table:table-cell>
          <table:table-cell table:formula="of:=[.F952]+[.D952]" office:value-type="float" office:value="1070">
            <text:p>1070</text:p>
          </table:table-cell>
          <table:table-cell table:formula="of:=[.D951]" office:value-type="float" office:value="120">
            <text:p>120</text:p>
          </table:table-cell>
          <table:table-cell table:formula="of:=FACT([.C952])" office:value-type="float" office:value="0">
            <text:p>#WAARDE!</text:p>
          </table:table-cell>
          <table:table-cell table:formula="of:=[.A952]*[.B952]" office:value-type="float" office:value="950">
            <text:p>950</text:p>
          </table:table-cell>
          <table:table-cell table:formula="of:=([.D952]^[.C952])*EXP(-[.D952])/[.E95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2]+1" office:value-type="float" office:value="951">
            <text:p>951</text:p>
          </table:table-cell>
          <table:table-cell table:formula="of:=[.B952]" office:value-type="float" office:value="1">
            <text:p>1</text:p>
          </table:table-cell>
          <table:table-cell table:formula="of:=[.F953]+[.D953]" office:value-type="float" office:value="1071">
            <text:p>1071</text:p>
          </table:table-cell>
          <table:table-cell table:formula="of:=[.D952]" office:value-type="float" office:value="120">
            <text:p>120</text:p>
          </table:table-cell>
          <table:table-cell table:formula="of:=FACT([.C953])" office:value-type="float" office:value="0">
            <text:p>#WAARDE!</text:p>
          </table:table-cell>
          <table:table-cell table:formula="of:=[.A953]*[.B953]" office:value-type="float" office:value="951">
            <text:p>951</text:p>
          </table:table-cell>
          <table:table-cell table:formula="of:=([.D953]^[.C953])*EXP(-[.D953])/[.E95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3]+1" office:value-type="float" office:value="952">
            <text:p>952</text:p>
          </table:table-cell>
          <table:table-cell table:formula="of:=[.B953]" office:value-type="float" office:value="1">
            <text:p>1</text:p>
          </table:table-cell>
          <table:table-cell table:formula="of:=[.F954]+[.D954]" office:value-type="float" office:value="1072">
            <text:p>1072</text:p>
          </table:table-cell>
          <table:table-cell table:formula="of:=[.D953]" office:value-type="float" office:value="120">
            <text:p>120</text:p>
          </table:table-cell>
          <table:table-cell table:formula="of:=FACT([.C954])" office:value-type="float" office:value="0">
            <text:p>#WAARDE!</text:p>
          </table:table-cell>
          <table:table-cell table:formula="of:=[.A954]*[.B954]" office:value-type="float" office:value="952">
            <text:p>952</text:p>
          </table:table-cell>
          <table:table-cell table:formula="of:=([.D954]^[.C954])*EXP(-[.D954])/[.E95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4]+1" office:value-type="float" office:value="953">
            <text:p>953</text:p>
          </table:table-cell>
          <table:table-cell table:formula="of:=[.B954]" office:value-type="float" office:value="1">
            <text:p>1</text:p>
          </table:table-cell>
          <table:table-cell table:formula="of:=[.F955]+[.D955]" office:value-type="float" office:value="1073">
            <text:p>1073</text:p>
          </table:table-cell>
          <table:table-cell table:formula="of:=[.D954]" office:value-type="float" office:value="120">
            <text:p>120</text:p>
          </table:table-cell>
          <table:table-cell table:formula="of:=FACT([.C955])" office:value-type="float" office:value="0">
            <text:p>#WAARDE!</text:p>
          </table:table-cell>
          <table:table-cell table:formula="of:=[.A955]*[.B955]" office:value-type="float" office:value="953">
            <text:p>953</text:p>
          </table:table-cell>
          <table:table-cell table:formula="of:=([.D955]^[.C955])*EXP(-[.D955])/[.E95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5]+1" office:value-type="float" office:value="954">
            <text:p>954</text:p>
          </table:table-cell>
          <table:table-cell table:formula="of:=[.B955]" office:value-type="float" office:value="1">
            <text:p>1</text:p>
          </table:table-cell>
          <table:table-cell table:formula="of:=[.F956]+[.D956]" office:value-type="float" office:value="1074">
            <text:p>1074</text:p>
          </table:table-cell>
          <table:table-cell table:formula="of:=[.D955]" office:value-type="float" office:value="120">
            <text:p>120</text:p>
          </table:table-cell>
          <table:table-cell table:formula="of:=FACT([.C956])" office:value-type="float" office:value="0">
            <text:p>#WAARDE!</text:p>
          </table:table-cell>
          <table:table-cell table:formula="of:=[.A956]*[.B956]" office:value-type="float" office:value="954">
            <text:p>954</text:p>
          </table:table-cell>
          <table:table-cell table:formula="of:=([.D956]^[.C956])*EXP(-[.D956])/[.E95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6]+1" office:value-type="float" office:value="955">
            <text:p>955</text:p>
          </table:table-cell>
          <table:table-cell table:formula="of:=[.B956]" office:value-type="float" office:value="1">
            <text:p>1</text:p>
          </table:table-cell>
          <table:table-cell table:formula="of:=[.F957]+[.D957]" office:value-type="float" office:value="1075">
            <text:p>1075</text:p>
          </table:table-cell>
          <table:table-cell table:formula="of:=[.D956]" office:value-type="float" office:value="120">
            <text:p>120</text:p>
          </table:table-cell>
          <table:table-cell table:formula="of:=FACT([.C957])" office:value-type="float" office:value="0">
            <text:p>#WAARDE!</text:p>
          </table:table-cell>
          <table:table-cell table:formula="of:=[.A957]*[.B957]" office:value-type="float" office:value="955">
            <text:p>955</text:p>
          </table:table-cell>
          <table:table-cell table:formula="of:=([.D957]^[.C957])*EXP(-[.D957])/[.E95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7]+1" office:value-type="float" office:value="956">
            <text:p>956</text:p>
          </table:table-cell>
          <table:table-cell table:formula="of:=[.B957]" office:value-type="float" office:value="1">
            <text:p>1</text:p>
          </table:table-cell>
          <table:table-cell table:formula="of:=[.F958]+[.D958]" office:value-type="float" office:value="1076">
            <text:p>1076</text:p>
          </table:table-cell>
          <table:table-cell table:formula="of:=[.D957]" office:value-type="float" office:value="120">
            <text:p>120</text:p>
          </table:table-cell>
          <table:table-cell table:formula="of:=FACT([.C958])" office:value-type="float" office:value="0">
            <text:p>#WAARDE!</text:p>
          </table:table-cell>
          <table:table-cell table:formula="of:=[.A958]*[.B958]" office:value-type="float" office:value="956">
            <text:p>956</text:p>
          </table:table-cell>
          <table:table-cell table:formula="of:=([.D958]^[.C958])*EXP(-[.D958])/[.E95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8]+1" office:value-type="float" office:value="957">
            <text:p>957</text:p>
          </table:table-cell>
          <table:table-cell table:formula="of:=[.B958]" office:value-type="float" office:value="1">
            <text:p>1</text:p>
          </table:table-cell>
          <table:table-cell table:formula="of:=[.F959]+[.D959]" office:value-type="float" office:value="1077">
            <text:p>1077</text:p>
          </table:table-cell>
          <table:table-cell table:formula="of:=[.D958]" office:value-type="float" office:value="120">
            <text:p>120</text:p>
          </table:table-cell>
          <table:table-cell table:formula="of:=FACT([.C959])" office:value-type="float" office:value="0">
            <text:p>#WAARDE!</text:p>
          </table:table-cell>
          <table:table-cell table:formula="of:=[.A959]*[.B959]" office:value-type="float" office:value="957">
            <text:p>957</text:p>
          </table:table-cell>
          <table:table-cell table:formula="of:=([.D959]^[.C959])*EXP(-[.D959])/[.E95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59]+1" office:value-type="float" office:value="958">
            <text:p>958</text:p>
          </table:table-cell>
          <table:table-cell table:formula="of:=[.B959]" office:value-type="float" office:value="1">
            <text:p>1</text:p>
          </table:table-cell>
          <table:table-cell table:formula="of:=[.F960]+[.D960]" office:value-type="float" office:value="1078">
            <text:p>1078</text:p>
          </table:table-cell>
          <table:table-cell table:formula="of:=[.D959]" office:value-type="float" office:value="120">
            <text:p>120</text:p>
          </table:table-cell>
          <table:table-cell table:formula="of:=FACT([.C960])" office:value-type="float" office:value="0">
            <text:p>#WAARDE!</text:p>
          </table:table-cell>
          <table:table-cell table:formula="of:=[.A960]*[.B960]" office:value-type="float" office:value="958">
            <text:p>958</text:p>
          </table:table-cell>
          <table:table-cell table:formula="of:=([.D960]^[.C960])*EXP(-[.D960])/[.E96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0]+1" office:value-type="float" office:value="959">
            <text:p>959</text:p>
          </table:table-cell>
          <table:table-cell table:formula="of:=[.B960]" office:value-type="float" office:value="1">
            <text:p>1</text:p>
          </table:table-cell>
          <table:table-cell table:formula="of:=[.F961]+[.D961]" office:value-type="float" office:value="1079">
            <text:p>1079</text:p>
          </table:table-cell>
          <table:table-cell table:formula="of:=[.D960]" office:value-type="float" office:value="120">
            <text:p>120</text:p>
          </table:table-cell>
          <table:table-cell table:formula="of:=FACT([.C961])" office:value-type="float" office:value="0">
            <text:p>#WAARDE!</text:p>
          </table:table-cell>
          <table:table-cell table:formula="of:=[.A961]*[.B961]" office:value-type="float" office:value="959">
            <text:p>959</text:p>
          </table:table-cell>
          <table:table-cell table:formula="of:=([.D961]^[.C961])*EXP(-[.D961])/[.E96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1]+1" office:value-type="float" office:value="960">
            <text:p>960</text:p>
          </table:table-cell>
          <table:table-cell table:formula="of:=[.B961]" office:value-type="float" office:value="1">
            <text:p>1</text:p>
          </table:table-cell>
          <table:table-cell table:formula="of:=[.F962]+[.D962]" office:value-type="float" office:value="1080">
            <text:p>1080</text:p>
          </table:table-cell>
          <table:table-cell table:formula="of:=[.D961]" office:value-type="float" office:value="120">
            <text:p>120</text:p>
          </table:table-cell>
          <table:table-cell table:formula="of:=FACT([.C962])" office:value-type="float" office:value="0">
            <text:p>#WAARDE!</text:p>
          </table:table-cell>
          <table:table-cell table:formula="of:=[.A962]*[.B962]" office:value-type="float" office:value="960">
            <text:p>960</text:p>
          </table:table-cell>
          <table:table-cell table:formula="of:=([.D962]^[.C962])*EXP(-[.D962])/[.E96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2]+1" office:value-type="float" office:value="961">
            <text:p>961</text:p>
          </table:table-cell>
          <table:table-cell table:formula="of:=[.B962]" office:value-type="float" office:value="1">
            <text:p>1</text:p>
          </table:table-cell>
          <table:table-cell table:formula="of:=[.F963]+[.D963]" office:value-type="float" office:value="1081">
            <text:p>1081</text:p>
          </table:table-cell>
          <table:table-cell table:formula="of:=[.D962]" office:value-type="float" office:value="120">
            <text:p>120</text:p>
          </table:table-cell>
          <table:table-cell table:formula="of:=FACT([.C963])" office:value-type="float" office:value="0">
            <text:p>#WAARDE!</text:p>
          </table:table-cell>
          <table:table-cell table:formula="of:=[.A963]*[.B963]" office:value-type="float" office:value="961">
            <text:p>961</text:p>
          </table:table-cell>
          <table:table-cell table:formula="of:=([.D963]^[.C963])*EXP(-[.D963])/[.E96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3]+1" office:value-type="float" office:value="962">
            <text:p>962</text:p>
          </table:table-cell>
          <table:table-cell table:formula="of:=[.B963]" office:value-type="float" office:value="1">
            <text:p>1</text:p>
          </table:table-cell>
          <table:table-cell table:formula="of:=[.F964]+[.D964]" office:value-type="float" office:value="1082">
            <text:p>1082</text:p>
          </table:table-cell>
          <table:table-cell table:formula="of:=[.D963]" office:value-type="float" office:value="120">
            <text:p>120</text:p>
          </table:table-cell>
          <table:table-cell table:formula="of:=FACT([.C964])" office:value-type="float" office:value="0">
            <text:p>#WAARDE!</text:p>
          </table:table-cell>
          <table:table-cell table:formula="of:=[.A964]*[.B964]" office:value-type="float" office:value="962">
            <text:p>962</text:p>
          </table:table-cell>
          <table:table-cell table:formula="of:=([.D964]^[.C964])*EXP(-[.D964])/[.E96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4]+1" office:value-type="float" office:value="963">
            <text:p>963</text:p>
          </table:table-cell>
          <table:table-cell table:formula="of:=[.B964]" office:value-type="float" office:value="1">
            <text:p>1</text:p>
          </table:table-cell>
          <table:table-cell table:formula="of:=[.F965]+[.D965]" office:value-type="float" office:value="1083">
            <text:p>1083</text:p>
          </table:table-cell>
          <table:table-cell table:formula="of:=[.D964]" office:value-type="float" office:value="120">
            <text:p>120</text:p>
          </table:table-cell>
          <table:table-cell table:formula="of:=FACT([.C965])" office:value-type="float" office:value="0">
            <text:p>#WAARDE!</text:p>
          </table:table-cell>
          <table:table-cell table:formula="of:=[.A965]*[.B965]" office:value-type="float" office:value="963">
            <text:p>963</text:p>
          </table:table-cell>
          <table:table-cell table:formula="of:=([.D965]^[.C965])*EXP(-[.D965])/[.E96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5]+1" office:value-type="float" office:value="964">
            <text:p>964</text:p>
          </table:table-cell>
          <table:table-cell table:formula="of:=[.B965]" office:value-type="float" office:value="1">
            <text:p>1</text:p>
          </table:table-cell>
          <table:table-cell table:formula="of:=[.F966]+[.D966]" office:value-type="float" office:value="1084">
            <text:p>1084</text:p>
          </table:table-cell>
          <table:table-cell table:formula="of:=[.D965]" office:value-type="float" office:value="120">
            <text:p>120</text:p>
          </table:table-cell>
          <table:table-cell table:formula="of:=FACT([.C966])" office:value-type="float" office:value="0">
            <text:p>#WAARDE!</text:p>
          </table:table-cell>
          <table:table-cell table:formula="of:=[.A966]*[.B966]" office:value-type="float" office:value="964">
            <text:p>964</text:p>
          </table:table-cell>
          <table:table-cell table:formula="of:=([.D966]^[.C966])*EXP(-[.D966])/[.E96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6]+1" office:value-type="float" office:value="965">
            <text:p>965</text:p>
          </table:table-cell>
          <table:table-cell table:formula="of:=[.B966]" office:value-type="float" office:value="1">
            <text:p>1</text:p>
          </table:table-cell>
          <table:table-cell table:formula="of:=[.F967]+[.D967]" office:value-type="float" office:value="1085">
            <text:p>1085</text:p>
          </table:table-cell>
          <table:table-cell table:formula="of:=[.D966]" office:value-type="float" office:value="120">
            <text:p>120</text:p>
          </table:table-cell>
          <table:table-cell table:formula="of:=FACT([.C967])" office:value-type="float" office:value="0">
            <text:p>#WAARDE!</text:p>
          </table:table-cell>
          <table:table-cell table:formula="of:=[.A967]*[.B967]" office:value-type="float" office:value="965">
            <text:p>965</text:p>
          </table:table-cell>
          <table:table-cell table:formula="of:=([.D967]^[.C967])*EXP(-[.D967])/[.E96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7]+1" office:value-type="float" office:value="966">
            <text:p>966</text:p>
          </table:table-cell>
          <table:table-cell table:formula="of:=[.B967]" office:value-type="float" office:value="1">
            <text:p>1</text:p>
          </table:table-cell>
          <table:table-cell table:formula="of:=[.F968]+[.D968]" office:value-type="float" office:value="1086">
            <text:p>1086</text:p>
          </table:table-cell>
          <table:table-cell table:formula="of:=[.D967]" office:value-type="float" office:value="120">
            <text:p>120</text:p>
          </table:table-cell>
          <table:table-cell table:formula="of:=FACT([.C968])" office:value-type="float" office:value="0">
            <text:p>#WAARDE!</text:p>
          </table:table-cell>
          <table:table-cell table:formula="of:=[.A968]*[.B968]" office:value-type="float" office:value="966">
            <text:p>966</text:p>
          </table:table-cell>
          <table:table-cell table:formula="of:=([.D968]^[.C968])*EXP(-[.D968])/[.E96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8]+1" office:value-type="float" office:value="967">
            <text:p>967</text:p>
          </table:table-cell>
          <table:table-cell table:formula="of:=[.B968]" office:value-type="float" office:value="1">
            <text:p>1</text:p>
          </table:table-cell>
          <table:table-cell table:formula="of:=[.F969]+[.D969]" office:value-type="float" office:value="1087">
            <text:p>1087</text:p>
          </table:table-cell>
          <table:table-cell table:formula="of:=[.D968]" office:value-type="float" office:value="120">
            <text:p>120</text:p>
          </table:table-cell>
          <table:table-cell table:formula="of:=FACT([.C969])" office:value-type="float" office:value="0">
            <text:p>#WAARDE!</text:p>
          </table:table-cell>
          <table:table-cell table:formula="of:=[.A969]*[.B969]" office:value-type="float" office:value="967">
            <text:p>967</text:p>
          </table:table-cell>
          <table:table-cell table:formula="of:=([.D969]^[.C969])*EXP(-[.D969])/[.E96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69]+1" office:value-type="float" office:value="968">
            <text:p>968</text:p>
          </table:table-cell>
          <table:table-cell table:formula="of:=[.B969]" office:value-type="float" office:value="1">
            <text:p>1</text:p>
          </table:table-cell>
          <table:table-cell table:formula="of:=[.F970]+[.D970]" office:value-type="float" office:value="1088">
            <text:p>1088</text:p>
          </table:table-cell>
          <table:table-cell table:formula="of:=[.D969]" office:value-type="float" office:value="120">
            <text:p>120</text:p>
          </table:table-cell>
          <table:table-cell table:formula="of:=FACT([.C970])" office:value-type="float" office:value="0">
            <text:p>#WAARDE!</text:p>
          </table:table-cell>
          <table:table-cell table:formula="of:=[.A970]*[.B970]" office:value-type="float" office:value="968">
            <text:p>968</text:p>
          </table:table-cell>
          <table:table-cell table:formula="of:=([.D970]^[.C970])*EXP(-[.D970])/[.E97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0]+1" office:value-type="float" office:value="969">
            <text:p>969</text:p>
          </table:table-cell>
          <table:table-cell table:formula="of:=[.B970]" office:value-type="float" office:value="1">
            <text:p>1</text:p>
          </table:table-cell>
          <table:table-cell table:formula="of:=[.F971]+[.D971]" office:value-type="float" office:value="1089">
            <text:p>1089</text:p>
          </table:table-cell>
          <table:table-cell table:formula="of:=[.D970]" office:value-type="float" office:value="120">
            <text:p>120</text:p>
          </table:table-cell>
          <table:table-cell table:formula="of:=FACT([.C971])" office:value-type="float" office:value="0">
            <text:p>#WAARDE!</text:p>
          </table:table-cell>
          <table:table-cell table:formula="of:=[.A971]*[.B971]" office:value-type="float" office:value="969">
            <text:p>969</text:p>
          </table:table-cell>
          <table:table-cell table:formula="of:=([.D971]^[.C971])*EXP(-[.D971])/[.E97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1]+1" office:value-type="float" office:value="970">
            <text:p>970</text:p>
          </table:table-cell>
          <table:table-cell table:formula="of:=[.B971]" office:value-type="float" office:value="1">
            <text:p>1</text:p>
          </table:table-cell>
          <table:table-cell table:formula="of:=[.F972]+[.D972]" office:value-type="float" office:value="1090">
            <text:p>1090</text:p>
          </table:table-cell>
          <table:table-cell table:formula="of:=[.D971]" office:value-type="float" office:value="120">
            <text:p>120</text:p>
          </table:table-cell>
          <table:table-cell table:formula="of:=FACT([.C972])" office:value-type="float" office:value="0">
            <text:p>#WAARDE!</text:p>
          </table:table-cell>
          <table:table-cell table:formula="of:=[.A972]*[.B972]" office:value-type="float" office:value="970">
            <text:p>970</text:p>
          </table:table-cell>
          <table:table-cell table:formula="of:=([.D972]^[.C972])*EXP(-[.D972])/[.E97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2]+1" office:value-type="float" office:value="971">
            <text:p>971</text:p>
          </table:table-cell>
          <table:table-cell table:formula="of:=[.B972]" office:value-type="float" office:value="1">
            <text:p>1</text:p>
          </table:table-cell>
          <table:table-cell table:formula="of:=[.F973]+[.D973]" office:value-type="float" office:value="1091">
            <text:p>1091</text:p>
          </table:table-cell>
          <table:table-cell table:formula="of:=[.D972]" office:value-type="float" office:value="120">
            <text:p>120</text:p>
          </table:table-cell>
          <table:table-cell table:formula="of:=FACT([.C973])" office:value-type="float" office:value="0">
            <text:p>#WAARDE!</text:p>
          </table:table-cell>
          <table:table-cell table:formula="of:=[.A973]*[.B973]" office:value-type="float" office:value="971">
            <text:p>971</text:p>
          </table:table-cell>
          <table:table-cell table:formula="of:=([.D973]^[.C973])*EXP(-[.D973])/[.E97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3]+1" office:value-type="float" office:value="972">
            <text:p>972</text:p>
          </table:table-cell>
          <table:table-cell table:formula="of:=[.B973]" office:value-type="float" office:value="1">
            <text:p>1</text:p>
          </table:table-cell>
          <table:table-cell table:formula="of:=[.F974]+[.D974]" office:value-type="float" office:value="1092">
            <text:p>1092</text:p>
          </table:table-cell>
          <table:table-cell table:formula="of:=[.D973]" office:value-type="float" office:value="120">
            <text:p>120</text:p>
          </table:table-cell>
          <table:table-cell table:formula="of:=FACT([.C974])" office:value-type="float" office:value="0">
            <text:p>#WAARDE!</text:p>
          </table:table-cell>
          <table:table-cell table:formula="of:=[.A974]*[.B974]" office:value-type="float" office:value="972">
            <text:p>972</text:p>
          </table:table-cell>
          <table:table-cell table:formula="of:=([.D974]^[.C974])*EXP(-[.D974])/[.E97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4]+1" office:value-type="float" office:value="973">
            <text:p>973</text:p>
          </table:table-cell>
          <table:table-cell table:formula="of:=[.B974]" office:value-type="float" office:value="1">
            <text:p>1</text:p>
          </table:table-cell>
          <table:table-cell table:formula="of:=[.F975]+[.D975]" office:value-type="float" office:value="1093">
            <text:p>1093</text:p>
          </table:table-cell>
          <table:table-cell table:formula="of:=[.D974]" office:value-type="float" office:value="120">
            <text:p>120</text:p>
          </table:table-cell>
          <table:table-cell table:formula="of:=FACT([.C975])" office:value-type="float" office:value="0">
            <text:p>#WAARDE!</text:p>
          </table:table-cell>
          <table:table-cell table:formula="of:=[.A975]*[.B975]" office:value-type="float" office:value="973">
            <text:p>973</text:p>
          </table:table-cell>
          <table:table-cell table:formula="of:=([.D975]^[.C975])*EXP(-[.D975])/[.E97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5]+1" office:value-type="float" office:value="974">
            <text:p>974</text:p>
          </table:table-cell>
          <table:table-cell table:formula="of:=[.B975]" office:value-type="float" office:value="1">
            <text:p>1</text:p>
          </table:table-cell>
          <table:table-cell table:formula="of:=[.F976]+[.D976]" office:value-type="float" office:value="1094">
            <text:p>1094</text:p>
          </table:table-cell>
          <table:table-cell table:formula="of:=[.D975]" office:value-type="float" office:value="120">
            <text:p>120</text:p>
          </table:table-cell>
          <table:table-cell table:formula="of:=FACT([.C976])" office:value-type="float" office:value="0">
            <text:p>#WAARDE!</text:p>
          </table:table-cell>
          <table:table-cell table:formula="of:=[.A976]*[.B976]" office:value-type="float" office:value="974">
            <text:p>974</text:p>
          </table:table-cell>
          <table:table-cell table:formula="of:=([.D976]^[.C976])*EXP(-[.D976])/[.E97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6]+1" office:value-type="float" office:value="975">
            <text:p>975</text:p>
          </table:table-cell>
          <table:table-cell table:formula="of:=[.B976]" office:value-type="float" office:value="1">
            <text:p>1</text:p>
          </table:table-cell>
          <table:table-cell table:formula="of:=[.F977]+[.D977]" office:value-type="float" office:value="1095">
            <text:p>1095</text:p>
          </table:table-cell>
          <table:table-cell table:formula="of:=[.D976]" office:value-type="float" office:value="120">
            <text:p>120</text:p>
          </table:table-cell>
          <table:table-cell table:formula="of:=FACT([.C977])" office:value-type="float" office:value="0">
            <text:p>#WAARDE!</text:p>
          </table:table-cell>
          <table:table-cell table:formula="of:=[.A977]*[.B977]" office:value-type="float" office:value="975">
            <text:p>975</text:p>
          </table:table-cell>
          <table:table-cell table:formula="of:=([.D977]^[.C977])*EXP(-[.D977])/[.E97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7]+1" office:value-type="float" office:value="976">
            <text:p>976</text:p>
          </table:table-cell>
          <table:table-cell table:formula="of:=[.B977]" office:value-type="float" office:value="1">
            <text:p>1</text:p>
          </table:table-cell>
          <table:table-cell table:formula="of:=[.F978]+[.D978]" office:value-type="float" office:value="1096">
            <text:p>1096</text:p>
          </table:table-cell>
          <table:table-cell table:formula="of:=[.D977]" office:value-type="float" office:value="120">
            <text:p>120</text:p>
          </table:table-cell>
          <table:table-cell table:formula="of:=FACT([.C978])" office:value-type="float" office:value="0">
            <text:p>#WAARDE!</text:p>
          </table:table-cell>
          <table:table-cell table:formula="of:=[.A978]*[.B978]" office:value-type="float" office:value="976">
            <text:p>976</text:p>
          </table:table-cell>
          <table:table-cell table:formula="of:=([.D978]^[.C978])*EXP(-[.D978])/[.E97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8]+1" office:value-type="float" office:value="977">
            <text:p>977</text:p>
          </table:table-cell>
          <table:table-cell table:formula="of:=[.B978]" office:value-type="float" office:value="1">
            <text:p>1</text:p>
          </table:table-cell>
          <table:table-cell table:formula="of:=[.F979]+[.D979]" office:value-type="float" office:value="1097">
            <text:p>1097</text:p>
          </table:table-cell>
          <table:table-cell table:formula="of:=[.D978]" office:value-type="float" office:value="120">
            <text:p>120</text:p>
          </table:table-cell>
          <table:table-cell table:formula="of:=FACT([.C979])" office:value-type="float" office:value="0">
            <text:p>#WAARDE!</text:p>
          </table:table-cell>
          <table:table-cell table:formula="of:=[.A979]*[.B979]" office:value-type="float" office:value="977">
            <text:p>977</text:p>
          </table:table-cell>
          <table:table-cell table:formula="of:=([.D979]^[.C979])*EXP(-[.D979])/[.E97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79]+1" office:value-type="float" office:value="978">
            <text:p>978</text:p>
          </table:table-cell>
          <table:table-cell table:formula="of:=[.B979]" office:value-type="float" office:value="1">
            <text:p>1</text:p>
          </table:table-cell>
          <table:table-cell table:formula="of:=[.F980]+[.D980]" office:value-type="float" office:value="1098">
            <text:p>1098</text:p>
          </table:table-cell>
          <table:table-cell table:formula="of:=[.D979]" office:value-type="float" office:value="120">
            <text:p>120</text:p>
          </table:table-cell>
          <table:table-cell table:formula="of:=FACT([.C980])" office:value-type="float" office:value="0">
            <text:p>#WAARDE!</text:p>
          </table:table-cell>
          <table:table-cell table:formula="of:=[.A980]*[.B980]" office:value-type="float" office:value="978">
            <text:p>978</text:p>
          </table:table-cell>
          <table:table-cell table:formula="of:=([.D980]^[.C980])*EXP(-[.D980])/[.E98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0]+1" office:value-type="float" office:value="979">
            <text:p>979</text:p>
          </table:table-cell>
          <table:table-cell table:formula="of:=[.B980]" office:value-type="float" office:value="1">
            <text:p>1</text:p>
          </table:table-cell>
          <table:table-cell table:formula="of:=[.F981]+[.D981]" office:value-type="float" office:value="1099">
            <text:p>1099</text:p>
          </table:table-cell>
          <table:table-cell table:formula="of:=[.D980]" office:value-type="float" office:value="120">
            <text:p>120</text:p>
          </table:table-cell>
          <table:table-cell table:formula="of:=FACT([.C981])" office:value-type="float" office:value="0">
            <text:p>#WAARDE!</text:p>
          </table:table-cell>
          <table:table-cell table:formula="of:=[.A981]*[.B981]" office:value-type="float" office:value="979">
            <text:p>979</text:p>
          </table:table-cell>
          <table:table-cell table:formula="of:=([.D981]^[.C981])*EXP(-[.D981])/[.E98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1]+1" office:value-type="float" office:value="980">
            <text:p>980</text:p>
          </table:table-cell>
          <table:table-cell table:formula="of:=[.B981]" office:value-type="float" office:value="1">
            <text:p>1</text:p>
          </table:table-cell>
          <table:table-cell table:formula="of:=[.F982]+[.D982]" office:value-type="float" office:value="1100">
            <text:p>1100</text:p>
          </table:table-cell>
          <table:table-cell table:formula="of:=[.D981]" office:value-type="float" office:value="120">
            <text:p>120</text:p>
          </table:table-cell>
          <table:table-cell table:formula="of:=FACT([.C982])" office:value-type="float" office:value="0">
            <text:p>#WAARDE!</text:p>
          </table:table-cell>
          <table:table-cell table:formula="of:=[.A982]*[.B982]" office:value-type="float" office:value="980">
            <text:p>980</text:p>
          </table:table-cell>
          <table:table-cell table:formula="of:=([.D982]^[.C982])*EXP(-[.D982])/[.E98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2]+1" office:value-type="float" office:value="981">
            <text:p>981</text:p>
          </table:table-cell>
          <table:table-cell table:formula="of:=[.B982]" office:value-type="float" office:value="1">
            <text:p>1</text:p>
          </table:table-cell>
          <table:table-cell table:formula="of:=[.F983]+[.D983]" office:value-type="float" office:value="1101">
            <text:p>1101</text:p>
          </table:table-cell>
          <table:table-cell table:formula="of:=[.D982]" office:value-type="float" office:value="120">
            <text:p>120</text:p>
          </table:table-cell>
          <table:table-cell table:formula="of:=FACT([.C983])" office:value-type="float" office:value="0">
            <text:p>#WAARDE!</text:p>
          </table:table-cell>
          <table:table-cell table:formula="of:=[.A983]*[.B983]" office:value-type="float" office:value="981">
            <text:p>981</text:p>
          </table:table-cell>
          <table:table-cell table:formula="of:=([.D983]^[.C983])*EXP(-[.D983])/[.E98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3]+1" office:value-type="float" office:value="982">
            <text:p>982</text:p>
          </table:table-cell>
          <table:table-cell table:formula="of:=[.B983]" office:value-type="float" office:value="1">
            <text:p>1</text:p>
          </table:table-cell>
          <table:table-cell table:formula="of:=[.F984]+[.D984]" office:value-type="float" office:value="1102">
            <text:p>1102</text:p>
          </table:table-cell>
          <table:table-cell table:formula="of:=[.D983]" office:value-type="float" office:value="120">
            <text:p>120</text:p>
          </table:table-cell>
          <table:table-cell table:formula="of:=FACT([.C984])" office:value-type="float" office:value="0">
            <text:p>#WAARDE!</text:p>
          </table:table-cell>
          <table:table-cell table:formula="of:=[.A984]*[.B984]" office:value-type="float" office:value="982">
            <text:p>982</text:p>
          </table:table-cell>
          <table:table-cell table:formula="of:=([.D984]^[.C984])*EXP(-[.D984])/[.E98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4]+1" office:value-type="float" office:value="983">
            <text:p>983</text:p>
          </table:table-cell>
          <table:table-cell table:formula="of:=[.B984]" office:value-type="float" office:value="1">
            <text:p>1</text:p>
          </table:table-cell>
          <table:table-cell table:formula="of:=[.F985]+[.D985]" office:value-type="float" office:value="1103">
            <text:p>1103</text:p>
          </table:table-cell>
          <table:table-cell table:formula="of:=[.D984]" office:value-type="float" office:value="120">
            <text:p>120</text:p>
          </table:table-cell>
          <table:table-cell table:formula="of:=FACT([.C985])" office:value-type="float" office:value="0">
            <text:p>#WAARDE!</text:p>
          </table:table-cell>
          <table:table-cell table:formula="of:=[.A985]*[.B985]" office:value-type="float" office:value="983">
            <text:p>983</text:p>
          </table:table-cell>
          <table:table-cell table:formula="of:=([.D985]^[.C985])*EXP(-[.D985])/[.E98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5]+1" office:value-type="float" office:value="984">
            <text:p>984</text:p>
          </table:table-cell>
          <table:table-cell table:formula="of:=[.B985]" office:value-type="float" office:value="1">
            <text:p>1</text:p>
          </table:table-cell>
          <table:table-cell table:formula="of:=[.F986]+[.D986]" office:value-type="float" office:value="1104">
            <text:p>1104</text:p>
          </table:table-cell>
          <table:table-cell table:formula="of:=[.D985]" office:value-type="float" office:value="120">
            <text:p>120</text:p>
          </table:table-cell>
          <table:table-cell table:formula="of:=FACT([.C986])" office:value-type="float" office:value="0">
            <text:p>#WAARDE!</text:p>
          </table:table-cell>
          <table:table-cell table:formula="of:=[.A986]*[.B986]" office:value-type="float" office:value="984">
            <text:p>984</text:p>
          </table:table-cell>
          <table:table-cell table:formula="of:=([.D986]^[.C986])*EXP(-[.D986])/[.E98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6]+1" office:value-type="float" office:value="985">
            <text:p>985</text:p>
          </table:table-cell>
          <table:table-cell table:formula="of:=[.B986]" office:value-type="float" office:value="1">
            <text:p>1</text:p>
          </table:table-cell>
          <table:table-cell table:formula="of:=[.F987]+[.D987]" office:value-type="float" office:value="1105">
            <text:p>1105</text:p>
          </table:table-cell>
          <table:table-cell table:formula="of:=[.D986]" office:value-type="float" office:value="120">
            <text:p>120</text:p>
          </table:table-cell>
          <table:table-cell table:formula="of:=FACT([.C987])" office:value-type="float" office:value="0">
            <text:p>#WAARDE!</text:p>
          </table:table-cell>
          <table:table-cell table:formula="of:=[.A987]*[.B987]" office:value-type="float" office:value="985">
            <text:p>985</text:p>
          </table:table-cell>
          <table:table-cell table:formula="of:=([.D987]^[.C987])*EXP(-[.D987])/[.E98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7]+1" office:value-type="float" office:value="986">
            <text:p>986</text:p>
          </table:table-cell>
          <table:table-cell table:formula="of:=[.B987]" office:value-type="float" office:value="1">
            <text:p>1</text:p>
          </table:table-cell>
          <table:table-cell table:formula="of:=[.F988]+[.D988]" office:value-type="float" office:value="1106">
            <text:p>1106</text:p>
          </table:table-cell>
          <table:table-cell table:formula="of:=[.D987]" office:value-type="float" office:value="120">
            <text:p>120</text:p>
          </table:table-cell>
          <table:table-cell table:formula="of:=FACT([.C988])" office:value-type="float" office:value="0">
            <text:p>#WAARDE!</text:p>
          </table:table-cell>
          <table:table-cell table:formula="of:=[.A988]*[.B988]" office:value-type="float" office:value="986">
            <text:p>986</text:p>
          </table:table-cell>
          <table:table-cell table:formula="of:=([.D988]^[.C988])*EXP(-[.D988])/[.E98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8]+1" office:value-type="float" office:value="987">
            <text:p>987</text:p>
          </table:table-cell>
          <table:table-cell table:formula="of:=[.B988]" office:value-type="float" office:value="1">
            <text:p>1</text:p>
          </table:table-cell>
          <table:table-cell table:formula="of:=[.F989]+[.D989]" office:value-type="float" office:value="1107">
            <text:p>1107</text:p>
          </table:table-cell>
          <table:table-cell table:formula="of:=[.D988]" office:value-type="float" office:value="120">
            <text:p>120</text:p>
          </table:table-cell>
          <table:table-cell table:formula="of:=FACT([.C989])" office:value-type="float" office:value="0">
            <text:p>#WAARDE!</text:p>
          </table:table-cell>
          <table:table-cell table:formula="of:=[.A989]*[.B989]" office:value-type="float" office:value="987">
            <text:p>987</text:p>
          </table:table-cell>
          <table:table-cell table:formula="of:=([.D989]^[.C989])*EXP(-[.D989])/[.E98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89]+1" office:value-type="float" office:value="988">
            <text:p>988</text:p>
          </table:table-cell>
          <table:table-cell table:formula="of:=[.B989]" office:value-type="float" office:value="1">
            <text:p>1</text:p>
          </table:table-cell>
          <table:table-cell table:formula="of:=[.F990]+[.D990]" office:value-type="float" office:value="1108">
            <text:p>1108</text:p>
          </table:table-cell>
          <table:table-cell table:formula="of:=[.D989]" office:value-type="float" office:value="120">
            <text:p>120</text:p>
          </table:table-cell>
          <table:table-cell table:formula="of:=FACT([.C990])" office:value-type="float" office:value="0">
            <text:p>#WAARDE!</text:p>
          </table:table-cell>
          <table:table-cell table:formula="of:=[.A990]*[.B990]" office:value-type="float" office:value="988">
            <text:p>988</text:p>
          </table:table-cell>
          <table:table-cell table:formula="of:=([.D990]^[.C990])*EXP(-[.D990])/[.E99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0]+1" office:value-type="float" office:value="989">
            <text:p>989</text:p>
          </table:table-cell>
          <table:table-cell table:formula="of:=[.B990]" office:value-type="float" office:value="1">
            <text:p>1</text:p>
          </table:table-cell>
          <table:table-cell table:formula="of:=[.F991]+[.D991]" office:value-type="float" office:value="1109">
            <text:p>1109</text:p>
          </table:table-cell>
          <table:table-cell table:formula="of:=[.D990]" office:value-type="float" office:value="120">
            <text:p>120</text:p>
          </table:table-cell>
          <table:table-cell table:formula="of:=FACT([.C991])" office:value-type="float" office:value="0">
            <text:p>#WAARDE!</text:p>
          </table:table-cell>
          <table:table-cell table:formula="of:=[.A991]*[.B991]" office:value-type="float" office:value="989">
            <text:p>989</text:p>
          </table:table-cell>
          <table:table-cell table:formula="of:=([.D991]^[.C991])*EXP(-[.D991])/[.E99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1]+1" office:value-type="float" office:value="990">
            <text:p>990</text:p>
          </table:table-cell>
          <table:table-cell table:formula="of:=[.B991]" office:value-type="float" office:value="1">
            <text:p>1</text:p>
          </table:table-cell>
          <table:table-cell table:formula="of:=[.F992]+[.D992]" office:value-type="float" office:value="1110">
            <text:p>1110</text:p>
          </table:table-cell>
          <table:table-cell table:formula="of:=[.D991]" office:value-type="float" office:value="120">
            <text:p>120</text:p>
          </table:table-cell>
          <table:table-cell table:formula="of:=FACT([.C992])" office:value-type="float" office:value="0">
            <text:p>#WAARDE!</text:p>
          </table:table-cell>
          <table:table-cell table:formula="of:=[.A992]*[.B992]" office:value-type="float" office:value="990">
            <text:p>990</text:p>
          </table:table-cell>
          <table:table-cell table:formula="of:=([.D992]^[.C992])*EXP(-[.D992])/[.E992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2]+1" office:value-type="float" office:value="991">
            <text:p>991</text:p>
          </table:table-cell>
          <table:table-cell table:formula="of:=[.B992]" office:value-type="float" office:value="1">
            <text:p>1</text:p>
          </table:table-cell>
          <table:table-cell table:formula="of:=[.F993]+[.D993]" office:value-type="float" office:value="1111">
            <text:p>1111</text:p>
          </table:table-cell>
          <table:table-cell table:formula="of:=[.D992]" office:value-type="float" office:value="120">
            <text:p>120</text:p>
          </table:table-cell>
          <table:table-cell table:formula="of:=FACT([.C993])" office:value-type="float" office:value="0">
            <text:p>#WAARDE!</text:p>
          </table:table-cell>
          <table:table-cell table:formula="of:=[.A993]*[.B993]" office:value-type="float" office:value="991">
            <text:p>991</text:p>
          </table:table-cell>
          <table:table-cell table:formula="of:=([.D993]^[.C993])*EXP(-[.D993])/[.E993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3]+1" office:value-type="float" office:value="992">
            <text:p>992</text:p>
          </table:table-cell>
          <table:table-cell table:formula="of:=[.B993]" office:value-type="float" office:value="1">
            <text:p>1</text:p>
          </table:table-cell>
          <table:table-cell table:formula="of:=[.F994]+[.D994]" office:value-type="float" office:value="1112">
            <text:p>1112</text:p>
          </table:table-cell>
          <table:table-cell table:formula="of:=[.D993]" office:value-type="float" office:value="120">
            <text:p>120</text:p>
          </table:table-cell>
          <table:table-cell table:formula="of:=FACT([.C994])" office:value-type="float" office:value="0">
            <text:p>#WAARDE!</text:p>
          </table:table-cell>
          <table:table-cell table:formula="of:=[.A994]*[.B994]" office:value-type="float" office:value="992">
            <text:p>992</text:p>
          </table:table-cell>
          <table:table-cell table:formula="of:=([.D994]^[.C994])*EXP(-[.D994])/[.E994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4]+1" office:value-type="float" office:value="993">
            <text:p>993</text:p>
          </table:table-cell>
          <table:table-cell table:formula="of:=[.B994]" office:value-type="float" office:value="1">
            <text:p>1</text:p>
          </table:table-cell>
          <table:table-cell table:formula="of:=[.F995]+[.D995]" office:value-type="float" office:value="1113">
            <text:p>1113</text:p>
          </table:table-cell>
          <table:table-cell table:formula="of:=[.D994]" office:value-type="float" office:value="120">
            <text:p>120</text:p>
          </table:table-cell>
          <table:table-cell table:formula="of:=FACT([.C995])" office:value-type="float" office:value="0">
            <text:p>#WAARDE!</text:p>
          </table:table-cell>
          <table:table-cell table:formula="of:=[.A995]*[.B995]" office:value-type="float" office:value="993">
            <text:p>993</text:p>
          </table:table-cell>
          <table:table-cell table:formula="of:=([.D995]^[.C995])*EXP(-[.D995])/[.E995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5]+1" office:value-type="float" office:value="994">
            <text:p>994</text:p>
          </table:table-cell>
          <table:table-cell table:formula="of:=[.B995]" office:value-type="float" office:value="1">
            <text:p>1</text:p>
          </table:table-cell>
          <table:table-cell table:formula="of:=[.F996]+[.D996]" office:value-type="float" office:value="1114">
            <text:p>1114</text:p>
          </table:table-cell>
          <table:table-cell table:formula="of:=[.D995]" office:value-type="float" office:value="120">
            <text:p>120</text:p>
          </table:table-cell>
          <table:table-cell table:formula="of:=FACT([.C996])" office:value-type="float" office:value="0">
            <text:p>#WAARDE!</text:p>
          </table:table-cell>
          <table:table-cell table:formula="of:=[.A996]*[.B996]" office:value-type="float" office:value="994">
            <text:p>994</text:p>
          </table:table-cell>
          <table:table-cell table:formula="of:=([.D996]^[.C996])*EXP(-[.D996])/[.E996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6]+1" office:value-type="float" office:value="995">
            <text:p>995</text:p>
          </table:table-cell>
          <table:table-cell table:formula="of:=[.B996]" office:value-type="float" office:value="1">
            <text:p>1</text:p>
          </table:table-cell>
          <table:table-cell table:formula="of:=[.F997]+[.D997]" office:value-type="float" office:value="1115">
            <text:p>1115</text:p>
          </table:table-cell>
          <table:table-cell table:formula="of:=[.D996]" office:value-type="float" office:value="120">
            <text:p>120</text:p>
          </table:table-cell>
          <table:table-cell table:formula="of:=FACT([.C997])" office:value-type="float" office:value="0">
            <text:p>#WAARDE!</text:p>
          </table:table-cell>
          <table:table-cell table:formula="of:=[.A997]*[.B997]" office:value-type="float" office:value="995">
            <text:p>995</text:p>
          </table:table-cell>
          <table:table-cell table:formula="of:=([.D997]^[.C997])*EXP(-[.D997])/[.E997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7]+1" office:value-type="float" office:value="996">
            <text:p>996</text:p>
          </table:table-cell>
          <table:table-cell table:formula="of:=[.B997]" office:value-type="float" office:value="1">
            <text:p>1</text:p>
          </table:table-cell>
          <table:table-cell table:formula="of:=[.F998]+[.D998]" office:value-type="float" office:value="1116">
            <text:p>1116</text:p>
          </table:table-cell>
          <table:table-cell table:formula="of:=[.D997]" office:value-type="float" office:value="120">
            <text:p>120</text:p>
          </table:table-cell>
          <table:table-cell table:formula="of:=FACT([.C998])" office:value-type="float" office:value="0">
            <text:p>#WAARDE!</text:p>
          </table:table-cell>
          <table:table-cell table:formula="of:=[.A998]*[.B998]" office:value-type="float" office:value="996">
            <text:p>996</text:p>
          </table:table-cell>
          <table:table-cell table:formula="of:=([.D998]^[.C998])*EXP(-[.D998])/[.E998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8]+1" office:value-type="float" office:value="997">
            <text:p>997</text:p>
          </table:table-cell>
          <table:table-cell table:formula="of:=[.B998]" office:value-type="float" office:value="1">
            <text:p>1</text:p>
          </table:table-cell>
          <table:table-cell table:formula="of:=[.F999]+[.D999]" office:value-type="float" office:value="1117">
            <text:p>1117</text:p>
          </table:table-cell>
          <table:table-cell table:formula="of:=[.D998]" office:value-type="float" office:value="120">
            <text:p>120</text:p>
          </table:table-cell>
          <table:table-cell table:formula="of:=FACT([.C999])" office:value-type="float" office:value="0">
            <text:p>#WAARDE!</text:p>
          </table:table-cell>
          <table:table-cell table:formula="of:=[.A999]*[.B999]" office:value-type="float" office:value="997">
            <text:p>997</text:p>
          </table:table-cell>
          <table:table-cell table:formula="of:=([.D999]^[.C999])*EXP(-[.D999])/[.E999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999]+1" office:value-type="float" office:value="998">
            <text:p>998</text:p>
          </table:table-cell>
          <table:table-cell table:formula="of:=[.B999]" office:value-type="float" office:value="1">
            <text:p>1</text:p>
          </table:table-cell>
          <table:table-cell table:formula="of:=[.F1000]+[.D1000]" office:value-type="float" office:value="1118">
            <text:p>1118</text:p>
          </table:table-cell>
          <table:table-cell table:formula="of:=[.D999]" office:value-type="float" office:value="120">
            <text:p>120</text:p>
          </table:table-cell>
          <table:table-cell table:formula="of:=FACT([.C1000])" office:value-type="float" office:value="0">
            <text:p>#WAARDE!</text:p>
          </table:table-cell>
          <table:table-cell table:formula="of:=[.A1000]*[.B1000]" office:value-type="float" office:value="998">
            <text:p>998</text:p>
          </table:table-cell>
          <table:table-cell table:formula="of:=([.D1000]^[.C1000])*EXP(-[.D1000])/[.E1000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00]+1" office:value-type="float" office:value="999">
            <text:p>999</text:p>
          </table:table-cell>
          <table:table-cell table:formula="of:=[.B1000]" office:value-type="float" office:value="1">
            <text:p>1</text:p>
          </table:table-cell>
          <table:table-cell table:formula="of:=[.F1001]+[.D1001]" office:value-type="float" office:value="1119">
            <text:p>1119</text:p>
          </table:table-cell>
          <table:table-cell table:formula="of:=[.D1000]" office:value-type="float" office:value="120">
            <text:p>120</text:p>
          </table:table-cell>
          <table:table-cell table:formula="of:=FACT([.C1001])" office:value-type="float" office:value="0">
            <text:p>#WAARDE!</text:p>
          </table:table-cell>
          <table:table-cell table:formula="of:=[.A1001]*[.B1001]" office:value-type="float" office:value="999">
            <text:p>999</text:p>
          </table:table-cell>
          <table:table-cell table:formula="of:=([.D1001]^[.C1001])*EXP(-[.D1001])/[.E1001]" office:value-type="float" office:value="0">
            <text:p>#GETAL!</text:p>
          </table:table-cell>
          <table:table-cell table:number-columns-repeated="2"/>
        </table:table-row>
        <table:table-row table:style-name="ro2">
          <table:table-cell table:formula="of:=[.A1001]+1" office:value-type="float" office:value="1000">
            <text:p>1000</text:p>
          </table:table-cell>
          <table:table-cell table:formula="of:=[.B1001]" office:value-type="float" office:value="1">
            <text:p>1</text:p>
          </table:table-cell>
          <table:table-cell table:formula="of:=[.F1002]+[.D1002]" office:value-type="float" office:value="1120">
            <text:p>1120</text:p>
          </table:table-cell>
          <table:table-cell table:formula="of:=[.D1001]" office:value-type="float" office:value="120">
            <text:p>120</text:p>
          </table:table-cell>
          <table:table-cell table:formula="of:=FACT([.C1002])" office:value-type="float" office:value="0">
            <text:p>#WAARDE!</text:p>
          </table:table-cell>
          <table:table-cell table:formula="of:=[.A1002]*[.B1002]" office:value-type="float" office:value="1000">
            <text:p>1000</text:p>
          </table:table-cell>
          <table:table-cell table:formula="of:=([.D1002]^[.C1002])*EXP(-[.D1002])/[.E1002]" office:value-type="float" office:value="0">
            <text:p>#GETAL!</text:p>
          </table:table-cell>
          <table:table-cell table:number-columns-repeated="2"/>
        </table:table-row>
      </table:table>
      <table:table table:name="norm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2">
          <table:table-cell office:value-type="string">
            <text:p>Teller</text:p>
          </table:table-cell>
          <table:table-cell office:value-type="string">
            <text:p>Factor</text:p>
          </table:table-cell>
          <table:table-cell office:value-type="string">
            <text:p>varianti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27">
            <text:p>27</text:p>
          </table:table-cell>
          <table:table-cell table:formula="of:=[.A2]*[.B2]" office:value-type="float" office:value="0">
            <text:p>0</text:p>
          </table:table-cell>
          <table:table-cell table:formula="of:=EXP(-([.D2]^2/(2*[.C2]^2)))/SQRT(PI()*2*[.C2]^2)" office:value-type="float" office:value="0.0147756400148679">
            <text:p>0,01477564</text:p>
          </table:table-cell>
          <table:table-cell table:formula="of:=[.E2]" office:value-type="float" office:value="0.0147756400148679">
            <text:p>0,01477564</text:p>
          </table:table-cell>
          <table:table-cell table:formula="of:=1000*[.E2]/[.F2]" office:value-type="float" office:value="1000">
            <text:p>1000</text:p>
          </table:table-cell>
          <table:table-cell table:formula="of:=[.G1002]" office:value-type="float" office:value="1.05026731403963">
            <text:p>1,050267314</text:p>
          </table:table-cell>
          <table:table-cell table:number-columns-repeated="6"/>
        </table:table-row>
        <table:table-row table:style-name="ro2">
          <table:table-cell table:formula="of:=[.A2]+1" office:value-type="float" office:value="1">
            <text:p>1</text:p>
          </table:table-cell>
          <table:table-cell table:formula="of:=[.B2]" office:value-type="float" office:value="0.1">
            <text:p>0,1</text:p>
          </table:table-cell>
          <table:table-cell table:formula="of:=[.C2]" office:value-type="float" office:value="27">
            <text:p>27</text:p>
          </table:table-cell>
          <table:table-cell table:formula="of:=[.A3]*[.B3]" office:value-type="float" office:value="0.1">
            <text:p>0,1</text:p>
          </table:table-cell>
          <table:table-cell table:formula="of:=EXP(-([.D3]^2/(2*[.C3]^2)))/SQRT(PI()*2*[.C3]^2)" office:value-type="float" office:value="0.0147755386733772">
            <text:p>0,0147755387</text:p>
          </table:table-cell>
          <table:table-cell table:formula="of:=[.F2]" office:value-type="float" office:value="0.0147756400148679">
            <text:p>0,01477564</text:p>
          </table:table-cell>
          <table:table-cell table:formula="of:=1000*[.E3]/[.F3]" office:value-type="float" office:value="999.993141312959">
            <text:p>999,993141313</text:p>
          </table:table-cell>
          <table:table-cell table:number-columns-repeated="7"/>
        </table:table-row>
        <table:table-row table:style-name="ro2">
          <table:table-cell table:formula="of:=[.A3]+1" office:value-type="float" office:value="2">
            <text:p>2</text:p>
          </table:table-cell>
          <table:table-cell table:formula="of:=[.B3]" office:value-type="float" office:value="0.1">
            <text:p>0,1</text:p>
          </table:table-cell>
          <table:table-cell table:formula="of:=[.C3]" office:value-type="float" office:value="27">
            <text:p>27</text:p>
          </table:table-cell>
          <table:table-cell table:formula="of:=[.A4]*[.B4]" office:value-type="float" office:value="0.2">
            <text:p>0,2</text:p>
          </table:table-cell>
          <table:table-cell table:formula="of:=EXP(-([.D4]^2/(2*[.C4]^2)))/SQRT(PI()*2*[.C4]^2)" office:value-type="float" office:value="0.0147752346530755">
            <text:p>0,0147752347</text:p>
          </table:table-cell>
          <table:table-cell table:formula="of:=[.F3]" office:value-type="float" office:value="0.0147756400148679">
            <text:p>0,01477564</text:p>
          </table:table-cell>
          <table:table-cell table:formula="of:=1000*[.E4]/[.F4]" office:value-type="float" office:value="999.972565534082">
            <text:p>999,9725655341</text:p>
          </table:table-cell>
          <table:table-cell table:number-columns-repeated="7"/>
        </table:table-row>
        <table:table-row table:style-name="ro2">
          <table:table-cell table:formula="of:=[.A4]+1" office:value-type="float" office:value="3">
            <text:p>3</text:p>
          </table:table-cell>
          <table:table-cell table:formula="of:=[.B4]" office:value-type="float" office:value="0.1">
            <text:p>0,1</text:p>
          </table:table-cell>
          <table:table-cell table:formula="of:=[.C4]" office:value-type="float" office:value="27">
            <text:p>27</text:p>
          </table:table-cell>
          <table:table-cell table:formula="of:=[.A5]*[.B5]" office:value-type="float" office:value="0.3">
            <text:p>0,3</text:p>
          </table:table-cell>
          <table:table-cell table:formula="of:=EXP(-([.D5]^2/(2*[.C5]^2)))/SQRT(PI()*2*[.C5]^2)" office:value-type="float" office:value="0.0147747279664737">
            <text:p>0,014774728</text:p>
          </table:table-cell>
          <table:table-cell table:formula="of:=[.F4]" office:value-type="float" office:value="0.0147756400148679">
            <text:p>0,01477564</text:p>
          </table:table-cell>
          <table:table-cell table:formula="of:=1000*[.E5]/[.F5]" office:value-type="float" office:value="999.938273510096">
            <text:p>999,9382735101</text:p>
          </table:table-cell>
          <table:table-cell table:number-columns-repeated="7"/>
        </table:table-row>
        <table:table-row table:style-name="ro2">
          <table:table-cell table:formula="of:=[.A5]+1" office:value-type="float" office:value="4">
            <text:p>4</text:p>
          </table:table-cell>
          <table:table-cell table:formula="of:=[.B5]" office:value-type="float" office:value="0.1">
            <text:p>0,1</text:p>
          </table:table-cell>
          <table:table-cell table:formula="of:=[.C5]" office:value-type="float" office:value="27">
            <text:p>27</text:p>
          </table:table-cell>
          <table:table-cell table:formula="of:=[.A6]*[.B6]" office:value-type="float" office:value="0.4">
            <text:p>0,4</text:p>
          </table:table-cell>
          <table:table-cell table:formula="of:=EXP(-([.D6]^2/(2*[.C6]^2)))/SQRT(PI()*2*[.C6]^2)" office:value-type="float" office:value="0.0147740186344224">
            <text:p>0,0147740186</text:p>
          </table:table-cell>
          <table:table-cell table:formula="of:=[.F5]" office:value-type="float" office:value="0.0147756400148679">
            <text:p>0,01477564</text:p>
          </table:table-cell>
          <table:table-cell table:formula="of:=1000*[.E6]/[.F6]" office:value-type="float" office:value="999.890266652146">
            <text:p>999,8902666521</text:p>
          </table:table-cell>
          <table:table-cell table:number-columns-repeated="7"/>
        </table:table-row>
        <table:table-row table:style-name="ro2">
          <table:table-cell table:formula="of:=[.A6]+1" office:value-type="float" office:value="5">
            <text:p>5</text:p>
          </table:table-cell>
          <table:table-cell table:formula="of:=[.B6]" office:value-type="float" office:value="0.1">
            <text:p>0,1</text:p>
          </table:table-cell>
          <table:table-cell table:formula="of:=[.C6]" office:value-type="float" office:value="27">
            <text:p>27</text:p>
          </table:table-cell>
          <table:table-cell table:formula="of:=[.A7]*[.B7]" office:value-type="float" office:value="0.5">
            <text:p>0,5</text:p>
          </table:table-cell>
          <table:table-cell table:formula="of:=EXP(-([.D7]^2/(2*[.C7]^2)))/SQRT(PI()*2*[.C7]^2)" office:value-type="float" office:value="0.0147731066861103">
            <text:p>0,0147731067</text:p>
          </table:table-cell>
          <table:table-cell table:formula="of:=[.F6]" office:value-type="float" office:value="0.0147756400148679">
            <text:p>0,01477564</text:p>
          </table:table-cell>
          <table:table-cell table:formula="of:=1000*[.E7]/[.F7]" office:value-type="float" office:value="999.828546935697">
            <text:p>999,8285469357</text:p>
          </table:table-cell>
          <table:table-cell table:number-columns-repeated="7"/>
        </table:table-row>
        <table:table-row table:style-name="ro2">
          <table:table-cell table:formula="of:=[.A7]+1" office:value-type="float" office:value="6">
            <text:p>6</text:p>
          </table:table-cell>
          <table:table-cell table:formula="of:=[.B7]" office:value-type="float" office:value="0.1">
            <text:p>0,1</text:p>
          </table:table-cell>
          <table:table-cell table:formula="of:=[.C7]" office:value-type="float" office:value="27">
            <text:p>27</text:p>
          </table:table-cell>
          <table:table-cell table:formula="of:=[.A8]*[.B8]" office:value-type="float" office:value="0.6">
            <text:p>0,6</text:p>
          </table:table-cell>
          <table:table-cell table:formula="of:=EXP(-([.D8]^2/(2*[.C8]^2)))/SQRT(PI()*2*[.C8]^2)" office:value-type="float" office:value="0.0147719921590625">
            <text:p>0,0147719922</text:p>
          </table:table-cell>
          <table:table-cell table:formula="of:=[.F7]" office:value-type="float" office:value="0.0147756400148679">
            <text:p>0,01477564</text:p>
          </table:table-cell>
          <table:table-cell table:formula="of:=1000*[.E8]/[.F8]" office:value-type="float" office:value="999.753116900402">
            <text:p>999,7531169004</text:p>
          </table:table-cell>
          <table:table-cell table:number-columns-repeated="7"/>
        </table:table-row>
        <table:table-row table:style-name="ro2">
          <table:table-cell table:formula="of:=[.A8]+1" office:value-type="float" office:value="7">
            <text:p>7</text:p>
          </table:table-cell>
          <table:table-cell table:formula="of:=[.B8]" office:value-type="float" office:value="0.1">
            <text:p>0,1</text:p>
          </table:table-cell>
          <table:table-cell table:formula="of:=[.C8]" office:value-type="float" office:value="27">
            <text:p>27</text:p>
          </table:table-cell>
          <table:table-cell table:formula="of:=[.A9]*[.B9]" office:value-type="float" office:value="0.7">
            <text:p>0,7</text:p>
          </table:table-cell>
          <table:table-cell table:formula="of:=EXP(-([.D9]^2/(2*[.C9]^2)))/SQRT(PI()*2*[.C9]^2)" office:value-type="float" office:value="0.0147706750991376">
            <text:p>0,0147706751</text:p>
          </table:table-cell>
          <table:table-cell table:formula="of:=[.F8]" office:value-type="float" office:value="0.0147756400148679">
            <text:p>0,01477564</text:p>
          </table:table-cell>
          <table:table-cell table:formula="of:=1000*[.E9]/[.F9]" office:value-type="float" office:value="999.663979649929">
            <text:p>999,6639796499</text:p>
          </table:table-cell>
          <table:table-cell table:number-columns-repeated="7"/>
        </table:table-row>
        <table:table-row table:style-name="ro2">
          <table:table-cell table:formula="of:=[.A9]+1" office:value-type="float" office:value="8">
            <text:p>8</text:p>
          </table:table-cell>
          <table:table-cell table:formula="of:=[.B9]" office:value-type="float" office:value="0.1">
            <text:p>0,1</text:p>
          </table:table-cell>
          <table:table-cell table:formula="of:=[.C9]" office:value-type="float" office:value="27">
            <text:p>27</text:p>
          </table:table-cell>
          <table:table-cell table:formula="of:=[.A10]*[.B10]" office:value-type="float" office:value="0.8">
            <text:p>0,8</text:p>
          </table:table-cell>
          <table:table-cell table:formula="of:=EXP(-([.D10]^2/(2*[.C10]^2)))/SQRT(PI()*2*[.C10]^2)" office:value-type="float" office:value="0.0147691555605247">
            <text:p>0,0147691556</text:p>
          </table:table-cell>
          <table:table-cell table:formula="of:=[.F9]" office:value-type="float" office:value="0.0147756400148679">
            <text:p>0,01477564</text:p>
          </table:table-cell>
          <table:table-cell table:formula="of:=1000*[.E10]/[.F10]" office:value-type="float" office:value="999.561138851743">
            <text:p>999,5611388517</text:p>
          </table:table-cell>
          <table:table-cell table:number-columns-repeated="7"/>
        </table:table-row>
        <table:table-row table:style-name="ro2">
          <table:table-cell table:formula="of:=[.A10]+1" office:value-type="float" office:value="9">
            <text:p>9</text:p>
          </table:table-cell>
          <table:table-cell table:formula="of:=[.B10]" office:value-type="float" office:value="0.1">
            <text:p>0,1</text:p>
          </table:table-cell>
          <table:table-cell table:formula="of:=[.C10]" office:value-type="float" office:value="27">
            <text:p>27</text:p>
          </table:table-cell>
          <table:table-cell table:formula="of:=[.A11]*[.B11]" office:value-type="float" office:value="0.9">
            <text:p>0,9</text:p>
          </table:table-cell>
          <table:table-cell table:formula="of:=EXP(-([.D11]^2/(2*[.C11]^2)))/SQRT(PI()*2*[.C11]^2)" office:value-type="float" office:value="0.0147674336057399">
            <text:p>0,0147674336</text:p>
          </table:table-cell>
          <table:table-cell table:formula="of:=[.F10]" office:value-type="float" office:value="0.0147756400148679">
            <text:p>0,01477564</text:p>
          </table:table-cell>
          <table:table-cell table:formula="of:=1000*[.E11]/[.F11]" office:value-type="float" office:value="999.444598736858">
            <text:p>999,4445987369</text:p>
          </table:table-cell>
          <table:table-cell table:number-columns-repeated="7"/>
        </table:table-row>
        <table:table-row table:style-name="ro2">
          <table:table-cell table:formula="of:=[.A11]+1" office:value-type="float" office:value="10">
            <text:p>10</text:p>
          </table:table-cell>
          <table:table-cell table:formula="of:=[.B11]" office:value-type="float" office:value="0.1">
            <text:p>0,1</text:p>
          </table:table-cell>
          <table:table-cell table:formula="of:=[.C11]" office:value-type="float" office:value="27">
            <text:p>27</text:p>
          </table:table-cell>
          <table:table-cell table:formula="of:=[.A12]*[.B12]" office:value-type="float" office:value="1">
            <text:p>1</text:p>
          </table:table-cell>
          <table:table-cell table:formula="of:=EXP(-([.D12]^2/(2*[.C12]^2)))/SQRT(PI()*2*[.C12]^2)" office:value-type="float" office:value="0.0147655093056215">
            <text:p>0,0147655093</text:p>
          </table:table-cell>
          <table:table-cell table:formula="of:=[.F11]" office:value-type="float" office:value="0.0147756400148679">
            <text:p>0,01477564</text:p>
          </table:table-cell>
          <table:table-cell table:formula="of:=1000*[.E12]/[.F12]" office:value-type="float" office:value="999.314364099546">
            <text:p>999,3143640995</text:p>
          </table:table-cell>
          <table:table-cell table:number-columns-repeated="7"/>
        </table:table-row>
        <table:table-row table:style-name="ro2">
          <table:table-cell table:formula="of:=[.A12]+1" office:value-type="float" office:value="11">
            <text:p>11</text:p>
          </table:table-cell>
          <table:table-cell table:formula="of:=[.B12]" office:value-type="float" office:value="0.1">
            <text:p>0,1</text:p>
          </table:table-cell>
          <table:table-cell table:formula="of:=[.C12]" office:value-type="float" office:value="27">
            <text:p>27</text:p>
          </table:table-cell>
          <table:table-cell table:formula="of:=[.A13]*[.B13]" office:value-type="float" office:value="1.1">
            <text:p>1,1</text:p>
          </table:table-cell>
          <table:table-cell table:formula="of:=EXP(-([.D13]^2/(2*[.C13]^2)))/SQRT(PI()*2*[.C13]^2)" office:value-type="float" office:value="0.0147633827393256">
            <text:p>0,0147633827</text:p>
          </table:table-cell>
          <table:table-cell table:formula="of:=[.F12]" office:value-type="float" office:value="0.0147756400148679">
            <text:p>0,01477564</text:p>
          </table:table-cell>
          <table:table-cell table:formula="of:=1000*[.E13]/[.F13]" office:value-type="float" office:value="999.170440297009">
            <text:p>999,170440297</text:p>
          </table:table-cell>
          <table:table-cell table:number-columns-repeated="7"/>
        </table:table-row>
        <table:table-row table:style-name="ro2">
          <table:table-cell table:formula="of:=[.A13]+1" office:value-type="float" office:value="12">
            <text:p>12</text:p>
          </table:table-cell>
          <table:table-cell table:formula="of:=[.B13]" office:value-type="float" office:value="0.1">
            <text:p>0,1</text:p>
          </table:table-cell>
          <table:table-cell table:formula="of:=[.C13]" office:value-type="float" office:value="27">
            <text:p>27</text:p>
          </table:table-cell>
          <table:table-cell table:formula="of:=[.A14]*[.B14]" office:value-type="float" office:value="1.2">
            <text:p>1,2</text:p>
          </table:table-cell>
          <table:table-cell table:formula="of:=EXP(-([.D14]^2/(2*[.C14]^2)))/SQRT(PI()*2*[.C14]^2)" office:value-type="float" office:value="0.0147610539943206">
            <text:p>0,014761054</text:p>
          </table:table-cell>
          <table:table-cell table:formula="of:=[.F13]" office:value-type="float" office:value="0.0147756400148679">
            <text:p>0,01477564</text:p>
          </table:table-cell>
          <table:table-cell table:formula="of:=1000*[.E14]/[.F14]" office:value-type="float" office:value="999.012833249011">
            <text:p>999,012833249</text:p>
          </table:table-cell>
          <table:table-cell table:number-columns-repeated="6"/>
          <table:table-cell>
            <draw:frame table:end-cell-address="normal.T34" table:end-x="1.362cm" table:end-y="0.301cm" draw:z-index="0" draw:style-name="gr1" draw:text-style-name="P1" svg:width="13.744cm" svg:height="9.006cm" svg:x="1.167cm" svg:y="0.327cm">
              <draw:object draw:notify-on-update-of-ranges="normal.E1:normal.E1 normal.E2:normal.E10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formula="of:=[.A14]+1" office:value-type="float" office:value="13">
            <text:p>13</text:p>
          </table:table-cell>
          <table:table-cell table:formula="of:=[.B14]" office:value-type="float" office:value="0.1">
            <text:p>0,1</text:p>
          </table:table-cell>
          <table:table-cell table:formula="of:=[.C14]" office:value-type="float" office:value="27">
            <text:p>27</text:p>
          </table:table-cell>
          <table:table-cell table:formula="of:=[.A15]*[.B15]" office:value-type="float" office:value="1.3">
            <text:p>1,3</text:p>
          </table:table-cell>
          <table:table-cell table:formula="of:=EXP(-([.D15]^2/(2*[.C15]^2)))/SQRT(PI()*2*[.C15]^2)" office:value-type="float" office:value="0.0147585231663809">
            <text:p>0,0147585232</text:p>
          </table:table-cell>
          <table:table-cell table:formula="of:=[.F14]" office:value-type="float" office:value="0.0147756400148679">
            <text:p>0,01477564</text:p>
          </table:table-cell>
          <table:table-cell table:formula="of:=1000*[.E15]/[.F15]" office:value-type="float" office:value="998.841549437472">
            <text:p>998,8415494375</text:p>
          </table:table-cell>
          <table:table-cell table:number-columns-repeated="7"/>
        </table:table-row>
        <table:table-row table:style-name="ro2">
          <table:table-cell table:formula="of:=[.A15]+1" office:value-type="float" office:value="14">
            <text:p>14</text:p>
          </table:table-cell>
          <table:table-cell table:formula="of:=[.B15]" office:value-type="float" office:value="0.1">
            <text:p>0,1</text:p>
          </table:table-cell>
          <table:table-cell table:formula="of:=[.C15]" office:value-type="float" office:value="27">
            <text:p>27</text:p>
          </table:table-cell>
          <table:table-cell table:formula="of:=[.A16]*[.B16]" office:value-type="float" office:value="1.4">
            <text:p>1,4</text:p>
          </table:table-cell>
          <table:table-cell table:formula="of:=EXP(-([.D16]^2/(2*[.C16]^2)))/SQRT(PI()*2*[.C16]^2)" office:value-type="float" office:value="0.0147557903595808">
            <text:p>0,0147557904</text:p>
          </table:table-cell>
          <table:table-cell table:formula="of:=[.F15]" office:value-type="float" office:value="0.0147756400148679">
            <text:p>0,01477564</text:p>
          </table:table-cell>
          <table:table-cell table:formula="of:=1000*[.E16]/[.F16]" office:value-type="float" office:value="998.656595906024">
            <text:p>998,656595906</text:p>
          </table:table-cell>
          <table:table-cell table:number-columns-repeated="7"/>
        </table:table-row>
        <table:table-row table:style-name="ro2">
          <table:table-cell table:formula="of:=[.A16]+1" office:value-type="float" office:value="15">
            <text:p>15</text:p>
          </table:table-cell>
          <table:table-cell table:formula="of:=[.B16]" office:value-type="float" office:value="0.1">
            <text:p>0,1</text:p>
          </table:table-cell>
          <table:table-cell table:formula="of:=[.C16]" office:value-type="float" office:value="27">
            <text:p>27</text:p>
          </table:table-cell>
          <table:table-cell table:formula="of:=[.A17]*[.B17]" office:value-type="float" office:value="1.5">
            <text:p>1,5</text:p>
          </table:table-cell>
          <table:table-cell table:formula="of:=EXP(-([.D17]^2/(2*[.C17]^2)))/SQRT(PI()*2*[.C17]^2)" office:value-type="float" office:value="0.0147528556862869">
            <text:p>0,0147528557</text:p>
          </table:table-cell>
          <table:table-cell table:formula="of:=[.F16]" office:value-type="float" office:value="0.0147756400148679">
            <text:p>0,01477564</text:p>
          </table:table-cell>
          <table:table-cell table:formula="of:=1000*[.E17]/[.F17]" office:value-type="float" office:value="998.45798025953">
            <text:p>998,4579802595</text:p>
          </table:table-cell>
          <table:table-cell table:number-columns-repeated="7"/>
        </table:table-row>
        <table:table-row table:style-name="ro2">
          <table:table-cell table:formula="of:=[.A17]+1" office:value-type="float" office:value="16">
            <text:p>16</text:p>
          </table:table-cell>
          <table:table-cell table:formula="of:=[.B17]" office:value-type="float" office:value="0.1">
            <text:p>0,1</text:p>
          </table:table-cell>
          <table:table-cell table:formula="of:=[.C17]" office:value-type="float" office:value="27">
            <text:p>27</text:p>
          </table:table-cell>
          <table:table-cell table:formula="of:=[.A18]*[.B18]" office:value-type="float" office:value="1.6">
            <text:p>1,6</text:p>
          </table:table-cell>
          <table:table-cell table:formula="of:=EXP(-([.D18]^2/(2*[.C18]^2)))/SQRT(PI()*2*[.C18]^2)" office:value-type="float" office:value="0.0147497192671507">
            <text:p>0,0147497193</text:p>
          </table:table-cell>
          <table:table-cell table:formula="of:=[.F17]" office:value-type="float" office:value="0.0147756400148679">
            <text:p>0,01477564</text:p>
          </table:table-cell>
          <table:table-cell table:formula="of:=1000*[.E18]/[.F18]" office:value-type="float" office:value="998.245710663558">
            <text:p>998,2457106636</text:p>
          </table:table-cell>
          <table:table-cell table:number-columns-repeated="7"/>
        </table:table-row>
        <table:table-row table:style-name="ro2">
          <table:table-cell table:formula="of:=[.A18]+1" office:value-type="float" office:value="17">
            <text:p>17</text:p>
          </table:table-cell>
          <table:table-cell table:formula="of:=[.B18]" office:value-type="float" office:value="0.1">
            <text:p>0,1</text:p>
          </table:table-cell>
          <table:table-cell table:formula="of:=[.C18]" office:value-type="float" office:value="27">
            <text:p>27</text:p>
          </table:table-cell>
          <table:table-cell table:formula="of:=[.A19]*[.B19]" office:value-type="float" office:value="1.7">
            <text:p>1,7</text:p>
          </table:table-cell>
          <table:table-cell table:formula="of:=EXP(-([.D19]^2/(2*[.C19]^2)))/SQRT(PI()*2*[.C19]^2)" office:value-type="float" office:value="0.0147463812311003">
            <text:p>0,0147463812</text:p>
          </table:table-cell>
          <table:table-cell table:formula="of:=[.F18]" office:value-type="float" office:value="0.0147756400148679">
            <text:p>0,01477564</text:p>
          </table:table-cell>
          <table:table-cell table:formula="of:=1000*[.E19]/[.F19]" office:value-type="float" office:value="998.019795843827">
            <text:p>998,0197958438</text:p>
          </table:table-cell>
          <table:table-cell table:number-columns-repeated="7"/>
        </table:table-row>
        <table:table-row table:style-name="ro2">
          <table:table-cell table:formula="of:=[.A19]+1" office:value-type="float" office:value="18">
            <text:p>18</text:p>
          </table:table-cell>
          <table:table-cell table:formula="of:=[.B19]" office:value-type="float" office:value="0.1">
            <text:p>0,1</text:p>
          </table:table-cell>
          <table:table-cell table:formula="of:=[.C19]" office:value-type="float" office:value="27">
            <text:p>27</text:p>
          </table:table-cell>
          <table:table-cell table:formula="of:=[.A20]*[.B20]" office:value-type="float" office:value="1.8">
            <text:p>1,8</text:p>
          </table:table-cell>
          <table:table-cell table:formula="of:=EXP(-([.D20]^2/(2*[.C20]^2)))/SQRT(PI()*2*[.C20]^2)" office:value-type="float" office:value="0.0147428417153316">
            <text:p>0,0147428417</text:p>
          </table:table-cell>
          <table:table-cell table:formula="of:=[.F19]" office:value-type="float" office:value="0.0147756400148679">
            <text:p>0,01477564</text:p>
          </table:table-cell>
          <table:table-cell table:formula="of:=1000*[.E20]/[.F20]" office:value-type="float" office:value="997.780245085606">
            <text:p>997,7802450856</text:p>
          </table:table-cell>
          <table:table-cell table:number-columns-repeated="7"/>
        </table:table-row>
        <table:table-row table:style-name="ro2">
          <table:table-cell table:formula="of:=[.A20]+1" office:value-type="float" office:value="19">
            <text:p>19</text:p>
          </table:table-cell>
          <table:table-cell table:formula="of:=[.B20]" office:value-type="float" office:value="0.1">
            <text:p>0,1</text:p>
          </table:table-cell>
          <table:table-cell table:formula="of:=[.C20]" office:value-type="float" office:value="27">
            <text:p>27</text:p>
          </table:table-cell>
          <table:table-cell table:formula="of:=[.A21]*[.B21]" office:value-type="float" office:value="1.9">
            <text:p>1,9</text:p>
          </table:table-cell>
          <table:table-cell table:formula="of:=EXP(-([.D21]^2/(2*[.C21]^2)))/SQRT(PI()*2*[.C21]^2)" office:value-type="float" office:value="0.0147391008652985">
            <text:p>0,0147391009</text:p>
          </table:table-cell>
          <table:table-cell table:formula="of:=[.F20]" office:value-type="float" office:value="0.0147756400148679">
            <text:p>0,01477564</text:p>
          </table:table-cell>
          <table:table-cell table:formula="of:=1000*[.E21]/[.F21]" office:value-type="float" office:value="997.52706823308">
            <text:p>997,5270682331</text:p>
          </table:table-cell>
          <table:table-cell table:number-columns-repeated="7"/>
        </table:table-row>
        <table:table-row table:style-name="ro2">
          <table:table-cell table:formula="of:=[.A21]+1" office:value-type="float" office:value="20">
            <text:p>20</text:p>
          </table:table-cell>
          <table:table-cell table:formula="of:=[.B21]" office:value-type="float" office:value="0.1">
            <text:p>0,1</text:p>
          </table:table-cell>
          <table:table-cell table:formula="of:=[.C21]" office:value-type="float" office:value="27">
            <text:p>27</text:p>
          </table:table-cell>
          <table:table-cell table:formula="of:=[.A22]*[.B22]" office:value-type="float" office:value="2">
            <text:p>2</text:p>
          </table:table-cell>
          <table:table-cell table:formula="of:=EXP(-([.D22]^2/(2*[.C22]^2)))/SQRT(PI()*2*[.C22]^2)" office:value-type="float" office:value="0.0147351588347037">
            <text:p>0,0147351588</text:p>
          </table:table-cell>
          <table:table-cell table:formula="of:=[.F21]" office:value-type="float" office:value="0.0147756400148679">
            <text:p>0,01477564</text:p>
          </table:table-cell>
          <table:table-cell table:formula="of:=1000*[.E22]/[.F22]" office:value-type="float" office:value="997.260275688674">
            <text:p>997,2602756887</text:p>
          </table:table-cell>
          <table:table-cell table:number-columns-repeated="7"/>
        </table:table-row>
        <table:table-row table:style-name="ro2">
          <table:table-cell table:formula="of:=[.A22]+1" office:value-type="float" office:value="21">
            <text:p>21</text:p>
          </table:table-cell>
          <table:table-cell table:formula="of:=[.B22]" office:value-type="float" office:value="0.1">
            <text:p>0,1</text:p>
          </table:table-cell>
          <table:table-cell table:formula="of:=[.C22]" office:value-type="float" office:value="27">
            <text:p>27</text:p>
          </table:table-cell>
          <table:table-cell table:formula="of:=[.A23]*[.B23]" office:value-type="float" office:value="2.1">
            <text:p>2,1</text:p>
          </table:table-cell>
          <table:table-cell table:formula="of:=EXP(-([.D23]^2/(2*[.C23]^2)))/SQRT(PI()*2*[.C23]^2)" office:value-type="float" office:value="0.0147310157854875">
            <text:p>0,0147310158</text:p>
          </table:table-cell>
          <table:table-cell table:formula="of:=[.F22]" office:value-type="float" office:value="0.0147756400148679">
            <text:p>0,01477564</text:p>
          </table:table-cell>
          <table:table-cell table:formula="of:=1000*[.E23]/[.F23]" office:value-type="float" office:value="996.979878412338">
            <text:p>996,9798784123</text:p>
          </table:table-cell>
          <table:table-cell table:number-columns-repeated="7"/>
        </table:table-row>
        <table:table-row table:style-name="ro2">
          <table:table-cell table:formula="of:=[.A23]+1" office:value-type="float" office:value="22">
            <text:p>22</text:p>
          </table:table-cell>
          <table:table-cell table:formula="of:=[.B23]" office:value-type="float" office:value="0.1">
            <text:p>0,1</text:p>
          </table:table-cell>
          <table:table-cell table:formula="of:=[.C23]" office:value-type="float" office:value="27">
            <text:p>27</text:p>
          </table:table-cell>
          <table:table-cell table:formula="of:=[.A24]*[.B24]" office:value-type="float" office:value="2.2">
            <text:p>2,2</text:p>
          </table:table-cell>
          <table:table-cell table:formula="of:=EXP(-([.D24]^2/(2*[.C24]^2)))/SQRT(PI()*2*[.C24]^2)" office:value-type="float" office:value="0.0147266718878168">
            <text:p>0,0147266719</text:p>
          </table:table-cell>
          <table:table-cell table:formula="of:=[.F23]" office:value-type="float" office:value="0.0147756400148679">
            <text:p>0,01477564</text:p>
          </table:table-cell>
          <table:table-cell table:formula="of:=1000*[.E24]/[.F24]" office:value-type="float" office:value="996.685887920805">
            <text:p>996,6858879208</text:p>
          </table:table-cell>
          <table:table-cell table:number-columns-repeated="7"/>
        </table:table-row>
        <table:table-row table:style-name="ro2">
          <table:table-cell table:formula="of:=[.A24]+1" office:value-type="float" office:value="23">
            <text:p>23</text:p>
          </table:table-cell>
          <table:table-cell table:formula="of:=[.B24]" office:value-type="float" office:value="0.1">
            <text:p>0,1</text:p>
          </table:table-cell>
          <table:table-cell table:formula="of:=[.C24]" office:value-type="float" office:value="27">
            <text:p>27</text:p>
          </table:table-cell>
          <table:table-cell table:formula="of:=[.A25]*[.B25]" office:value-type="float" office:value="2.3">
            <text:p>2,3</text:p>
          </table:table-cell>
          <table:table-cell table:formula="of:=EXP(-([.D25]^2/(2*[.C25]^2)))/SQRT(PI()*2*[.C25]^2)" office:value-type="float" office:value="0.0147221273200739">
            <text:p>0,0147221273</text:p>
          </table:table-cell>
          <table:table-cell table:formula="of:=[.F24]" office:value-type="float" office:value="0.0147756400148679">
            <text:p>0,01477564</text:p>
          </table:table-cell>
          <table:table-cell table:formula="of:=1000*[.E25]/[.F25]" office:value-type="float" office:value="996.378316286795">
            <text:p>996,3783162868</text:p>
          </table:table-cell>
          <table:table-cell table:number-columns-repeated="7"/>
        </table:table-row>
        <table:table-row table:style-name="ro2">
          <table:table-cell table:formula="of:=[.A25]+1" office:value-type="float" office:value="24">
            <text:p>24</text:p>
          </table:table-cell>
          <table:table-cell table:formula="of:=[.B25]" office:value-type="float" office:value="0.1">
            <text:p>0,1</text:p>
          </table:table-cell>
          <table:table-cell table:formula="of:=[.C25]" office:value-type="float" office:value="27">
            <text:p>27</text:p>
          </table:table-cell>
          <table:table-cell table:formula="of:=[.A26]*[.B26]" office:value-type="float" office:value="2.4">
            <text:p>2,4</text:p>
          </table:table-cell>
          <table:table-cell table:formula="of:=EXP(-([.D26]^2/(2*[.C26]^2)))/SQRT(PI()*2*[.C26]^2)" office:value-type="float" office:value="0.0147173822688438">
            <text:p>0,0147173823</text:p>
          </table:table-cell>
          <table:table-cell table:formula="of:=[.F25]" office:value-type="float" office:value="0.0147756400148679">
            <text:p>0,01477564</text:p>
          </table:table-cell>
          <table:table-cell table:formula="of:=1000*[.E26]/[.F26]" office:value-type="float" office:value="996.057176138191">
            <text:p>996,0571761382</text:p>
          </table:table-cell>
          <table:table-cell table:number-columns-repeated="7"/>
        </table:table-row>
        <table:table-row table:style-name="ro2">
          <table:table-cell table:formula="of:=[.A26]+1" office:value-type="float" office:value="25">
            <text:p>25</text:p>
          </table:table-cell>
          <table:table-cell table:formula="of:=[.B26]" office:value-type="float" office:value="0.1">
            <text:p>0,1</text:p>
          </table:table-cell>
          <table:table-cell table:formula="of:=[.C26]" office:value-type="float" office:value="27">
            <text:p>27</text:p>
          </table:table-cell>
          <table:table-cell table:formula="of:=[.A27]*[.B27]" office:value-type="float" office:value="2.5">
            <text:p>2,5</text:p>
          </table:table-cell>
          <table:table-cell table:formula="of:=EXP(-([.D27]^2/(2*[.C27]^2)))/SQRT(PI()*2*[.C27]^2)" office:value-type="float" office:value="0.0147124369289017">
            <text:p>0,0147124369</text:p>
          </table:table-cell>
          <table:table-cell table:formula="of:=[.F26]" office:value-type="float" office:value="0.0147756400148679">
            <text:p>0,01477564</text:p>
          </table:table-cell>
          <table:table-cell table:formula="of:=1000*[.E27]/[.F27]" office:value-type="float" office:value="995.722480657175">
            <text:p>995,7224806572</text:p>
          </table:table-cell>
          <table:table-cell table:number-columns-repeated="7"/>
        </table:table-row>
        <table:table-row table:style-name="ro2">
          <table:table-cell table:formula="of:=[.A27]+1" office:value-type="float" office:value="26">
            <text:p>26</text:p>
          </table:table-cell>
          <table:table-cell table:formula="of:=[.B27]" office:value-type="float" office:value="0.1">
            <text:p>0,1</text:p>
          </table:table-cell>
          <table:table-cell table:formula="of:=[.C27]" office:value-type="float" office:value="27">
            <text:p>27</text:p>
          </table:table-cell>
          <table:table-cell table:formula="of:=[.A28]*[.B28]" office:value-type="float" office:value="2.6">
            <text:p>2,6</text:p>
          </table:table-cell>
          <table:table-cell table:formula="of:=EXP(-([.D28]^2/(2*[.C28]^2)))/SQRT(PI()*2*[.C28]^2)" office:value-type="float" office:value="0.0147072915031995">
            <text:p>0,0147072915</text:p>
          </table:table-cell>
          <table:table-cell table:formula="of:=[.F27]" office:value-type="float" office:value="0.0147756400148679">
            <text:p>0,01477564</text:p>
          </table:table-cell>
          <table:table-cell table:formula="of:=1000*[.E28]/[.F28]" office:value-type="float" office:value="995.374243579326">
            <text:p>995,3742435793</text:p>
          </table:table-cell>
          <table:table-cell table:number-columns-repeated="7"/>
        </table:table-row>
        <table:table-row table:style-name="ro2">
          <table:table-cell table:formula="of:=[.A28]+1" office:value-type="float" office:value="27">
            <text:p>27</text:p>
          </table:table-cell>
          <table:table-cell table:formula="of:=[.B28]" office:value-type="float" office:value="0.1">
            <text:p>0,1</text:p>
          </table:table-cell>
          <table:table-cell table:formula="of:=[.C28]" office:value-type="float" office:value="27">
            <text:p>27</text:p>
          </table:table-cell>
          <table:table-cell table:formula="of:=[.A29]*[.B29]" office:value-type="float" office:value="2.7">
            <text:p>2,7</text:p>
          </table:table-cell>
          <table:table-cell table:formula="of:=EXP(-([.D29]^2/(2*[.C29]^2)))/SQRT(PI()*2*[.C29]^2)" office:value-type="float" office:value="0.0147019462028523">
            <text:p>0,0147019462</text:p>
          </table:table-cell>
          <table:table-cell table:formula="of:=[.F28]" office:value-type="float" office:value="0.0147756400148679">
            <text:p>0,01477564</text:p>
          </table:table-cell>
          <table:table-cell table:formula="of:=1000*[.E29]/[.F29]" office:value-type="float" office:value="995.012479192682">
            <text:p>995,0124791927</text:p>
          </table:table-cell>
          <table:table-cell table:number-columns-repeated="7"/>
        </table:table-row>
        <table:table-row table:style-name="ro2">
          <table:table-cell table:formula="of:=[.A29]+1" office:value-type="float" office:value="28">
            <text:p>28</text:p>
          </table:table-cell>
          <table:table-cell table:formula="of:=[.B29]" office:value-type="float" office:value="0.1">
            <text:p>0,1</text:p>
          </table:table-cell>
          <table:table-cell table:formula="of:=[.C29]" office:value-type="float" office:value="27">
            <text:p>27</text:p>
          </table:table-cell>
          <table:table-cell table:formula="of:=[.A30]*[.B30]" office:value-type="float" office:value="2.8">
            <text:p>2,8</text:p>
          </table:table-cell>
          <table:table-cell table:formula="of:=EXP(-([.D30]^2/(2*[.C30]^2)))/SQRT(PI()*2*[.C30]^2)" office:value-type="float" office:value="0.0146964012471233">
            <text:p>0,0146964012</text:p>
          </table:table-cell>
          <table:table-cell table:formula="of:=[.F29]" office:value-type="float" office:value="0.0147756400148679">
            <text:p>0,01477564</text:p>
          </table:table-cell>
          <table:table-cell table:formula="of:=1000*[.E30]/[.F30]" office:value-type="float" office:value="994.637202336762">
            <text:p>994,6372023368</text:p>
          </table:table-cell>
          <table:table-cell table:number-columns-repeated="7"/>
        </table:table-row>
        <table:table-row table:style-name="ro2">
          <table:table-cell table:formula="of:=[.A30]+1" office:value-type="float" office:value="29">
            <text:p>29</text:p>
          </table:table-cell>
          <table:table-cell table:formula="of:=[.B30]" office:value-type="float" office:value="0.1">
            <text:p>0,1</text:p>
          </table:table-cell>
          <table:table-cell table:formula="of:=[.C30]" office:value-type="float" office:value="27">
            <text:p>27</text:p>
          </table:table-cell>
          <table:table-cell table:formula="of:=[.A31]*[.B31]" office:value-type="float" office:value="2.9">
            <text:p>2,9</text:p>
          </table:table-cell>
          <table:table-cell table:formula="of:=EXP(-([.D31]^2/(2*[.C31]^2)))/SQRT(PI()*2*[.C31]^2)" office:value-type="float" office:value="0.0146906568634094">
            <text:p>0,0146906569</text:p>
          </table:table-cell>
          <table:table-cell table:formula="of:=[.F30]" office:value-type="float" office:value="0.0147756400148679">
            <text:p>0,01477564</text:p>
          </table:table-cell>
          <table:table-cell table:formula="of:=1000*[.E31]/[.F31]" office:value-type="float" office:value="994.248428401549">
            <text:p>994,2484284015</text:p>
          </table:table-cell>
          <table:table-cell table:number-columns-repeated="7"/>
        </table:table-row>
        <table:table-row table:style-name="ro2">
          <table:table-cell table:formula="of:=[.A31]+1" office:value-type="float" office:value="30">
            <text:p>30</text:p>
          </table:table-cell>
          <table:table-cell table:formula="of:=[.B31]" office:value-type="float" office:value="0.1">
            <text:p>0,1</text:p>
          </table:table-cell>
          <table:table-cell table:formula="of:=[.C31]" office:value-type="float" office:value="27">
            <text:p>27</text:p>
          </table:table-cell>
          <table:table-cell table:formula="of:=[.A32]*[.B32]" office:value-type="float" office:value="3">
            <text:p>3</text:p>
          </table:table-cell>
          <table:table-cell table:formula="of:=EXP(-([.D32]^2/(2*[.C32]^2)))/SQRT(PI()*2*[.C32]^2)" office:value-type="float" office:value="0.0146847132872255">
            <text:p>0,0146847133</text:p>
          </table:table-cell>
          <table:table-cell table:formula="of:=[.F31]" office:value-type="float" office:value="0.0147756400148679">
            <text:p>0,01477564</text:p>
          </table:table-cell>
          <table:table-cell table:formula="of:=1000*[.E32]/[.F32]" office:value-type="float" office:value="993.846173326441">
            <text:p>993,8461733264</text:p>
          </table:table-cell>
          <table:table-cell table:number-columns-repeated="7"/>
        </table:table-row>
        <table:table-row table:style-name="ro2">
          <table:table-cell table:formula="of:=[.A32]+1" office:value-type="float" office:value="31">
            <text:p>31</text:p>
          </table:table-cell>
          <table:table-cell table:formula="of:=[.B32]" office:value-type="float" office:value="0.1">
            <text:p>0,1</text:p>
          </table:table-cell>
          <table:table-cell table:formula="of:=[.C32]" office:value-type="float" office:value="27">
            <text:p>27</text:p>
          </table:table-cell>
          <table:table-cell table:formula="of:=[.A33]*[.B33]" office:value-type="float" office:value="3.1">
            <text:p>3,1</text:p>
          </table:table-cell>
          <table:table-cell table:formula="of:=EXP(-([.D33]^2/(2*[.C33]^2)))/SQRT(PI()*2*[.C33]^2)" office:value-type="float" office:value="0.0146785707621881">
            <text:p>0,0146785708</text:p>
          </table:table-cell>
          <table:table-cell table:formula="of:=[.F32]" office:value-type="float" office:value="0.0147756400148679">
            <text:p>0,01477564</text:p>
          </table:table-cell>
          <table:table-cell table:formula="of:=1000*[.E33]/[.F33]" office:value-type="float" office:value="993.430453599163">
            <text:p>993,4304535992</text:p>
          </table:table-cell>
          <table:table-cell table:number-columns-repeated="7"/>
        </table:table-row>
        <table:table-row table:style-name="ro2">
          <table:table-cell table:formula="of:=[.A33]+1" office:value-type="float" office:value="32">
            <text:p>32</text:p>
          </table:table-cell>
          <table:table-cell table:formula="of:=[.B33]" office:value-type="float" office:value="0.1">
            <text:p>0,1</text:p>
          </table:table-cell>
          <table:table-cell table:formula="of:=[.C33]" office:value-type="float" office:value="27">
            <text:p>27</text:p>
          </table:table-cell>
          <table:table-cell table:formula="of:=[.A34]*[.B34]" office:value-type="float" office:value="3.2">
            <text:p>3,2</text:p>
          </table:table-cell>
          <table:table-cell table:formula="of:=EXP(-([.D34]^2/(2*[.C34]^2)))/SQRT(PI()*2*[.C34]^2)" office:value-type="float" office:value="0.0146722295399993">
            <text:p>0,0146722295</text:p>
          </table:table-cell>
          <table:table-cell table:formula="of:=[.F33]" office:value-type="float" office:value="0.0147756400148679">
            <text:p>0,01477564</text:p>
          </table:table-cell>
          <table:table-cell table:formula="of:=1000*[.E34]/[.F34]" office:value-type="float" office:value="993.001286254638">
            <text:p>993,0012862546</text:p>
          </table:table-cell>
          <table:table-cell table:number-columns-repeated="7"/>
        </table:table-row>
        <table:table-row table:style-name="ro2">
          <table:table-cell table:formula="of:=[.A34]+1" office:value-type="float" office:value="33">
            <text:p>33</text:p>
          </table:table-cell>
          <table:table-cell table:formula="of:=[.B34]" office:value-type="float" office:value="0.1">
            <text:p>0,1</text:p>
          </table:table-cell>
          <table:table-cell table:formula="of:=[.C34]" office:value-type="float" office:value="27">
            <text:p>27</text:p>
          </table:table-cell>
          <table:table-cell table:formula="of:=[.A35]*[.B35]" office:value-type="float" office:value="3.3">
            <text:p>3,3</text:p>
          </table:table-cell>
          <table:table-cell table:formula="of:=EXP(-([.D35]^2/(2*[.C35]^2)))/SQRT(PI()*2*[.C35]^2)" office:value-type="float" office:value="0.0146656898804288">
            <text:p>0,0146656899</text:p>
          </table:table-cell>
          <table:table-cell table:formula="of:=[.F34]" office:value-type="float" office:value="0.0147756400148679">
            <text:p>0,01477564</text:p>
          </table:table-cell>
          <table:table-cell table:formula="of:=1000*[.E35]/[.F35]" office:value-type="float" office:value="992.558688873823">
            <text:p>992,5586888738</text:p>
          </table:table-cell>
          <table:table-cell table:number-columns-repeated="7"/>
        </table:table-row>
        <table:table-row table:style-name="ro2">
          <table:table-cell table:formula="of:=[.A35]+1" office:value-type="float" office:value="34">
            <text:p>34</text:p>
          </table:table-cell>
          <table:table-cell table:formula="of:=[.B35]" office:value-type="float" office:value="0.1">
            <text:p>0,1</text:p>
          </table:table-cell>
          <table:table-cell table:formula="of:=[.C35]" office:value-type="float" office:value="27">
            <text:p>27</text:p>
          </table:table-cell>
          <table:table-cell table:formula="of:=[.A36]*[.B36]" office:value-type="float" office:value="3.4">
            <text:p>3,4</text:p>
          </table:table-cell>
          <table:table-cell table:formula="of:=EXP(-([.D36]^2/(2*[.C36]^2)))/SQRT(PI()*2*[.C36]^2)" office:value-type="float" office:value="0.014658952051297">
            <text:p>0,0146589521</text:p>
          </table:table-cell>
          <table:table-cell table:formula="of:=[.F35]" office:value-type="float" office:value="0.0147756400148679">
            <text:p>0,01477564</text:p>
          </table:table-cell>
          <table:table-cell table:formula="of:=1000*[.E36]/[.F36]" office:value-type="float" office:value="992.102679582511">
            <text:p>992,1026795825</text:p>
          </table:table-cell>
          <table:table-cell table:number-columns-repeated="7"/>
        </table:table-row>
        <table:table-row table:style-name="ro2">
          <table:table-cell table:formula="of:=[.A36]+1" office:value-type="float" office:value="35">
            <text:p>35</text:p>
          </table:table-cell>
          <table:table-cell table:formula="of:=[.B36]" office:value-type="float" office:value="0.1">
            <text:p>0,1</text:p>
          </table:table-cell>
          <table:table-cell table:formula="of:=[.C36]" office:value-type="float" office:value="27">
            <text:p>27</text:p>
          </table:table-cell>
          <table:table-cell table:formula="of:=[.A37]*[.B37]" office:value-type="float" office:value="3.5">
            <text:p>3,5</text:p>
          </table:table-cell>
          <table:table-cell table:formula="of:=EXP(-([.D37]^2/(2*[.C37]^2)))/SQRT(PI()*2*[.C37]^2)" office:value-type="float" office:value="0.0146520163284559">
            <text:p>0,0146520163</text:p>
          </table:table-cell>
          <table:table-cell table:formula="of:=[.F36]" office:value-type="float" office:value="0.0147756400148679">
            <text:p>0,01477564</text:p>
          </table:table-cell>
          <table:table-cell table:formula="of:=1000*[.E37]/[.F37]" office:value-type="float" office:value="991.633277050093">
            <text:p>991,6332770501</text:p>
          </table:table-cell>
          <table:table-cell table:number-columns-repeated="7"/>
        </table:table-row>
        <table:table-row table:style-name="ro2">
          <table:table-cell table:formula="of:=[.A37]+1" office:value-type="float" office:value="36">
            <text:p>36</text:p>
          </table:table-cell>
          <table:table-cell table:formula="of:=[.B37]" office:value-type="float" office:value="0.1">
            <text:p>0,1</text:p>
          </table:table-cell>
          <table:table-cell table:formula="of:=[.C37]" office:value-type="float" office:value="27">
            <text:p>27</text:p>
          </table:table-cell>
          <table:table-cell table:formula="of:=[.A38]*[.B38]" office:value-type="float" office:value="3.6">
            <text:p>3,6</text:p>
          </table:table-cell>
          <table:table-cell table:formula="of:=EXP(-([.D38]^2/(2*[.C38]^2)))/SQRT(PI()*2*[.C38]^2)" office:value-type="float" office:value="0.014644882995771">
            <text:p>0,014644883</text:p>
          </table:table-cell>
          <table:table-cell table:formula="of:=[.F37]" office:value-type="float" office:value="0.0147756400148679">
            <text:p>0,01477564</text:p>
          </table:table-cell>
          <table:table-cell table:formula="of:=1000*[.E38]/[.F38]" office:value-type="float" office:value="991.150500488285">
            <text:p>991,1505004883</text:p>
          </table:table-cell>
          <table:table-cell table:number-columns-repeated="7"/>
        </table:table-row>
        <table:table-row table:style-name="ro2">
          <table:table-cell table:formula="of:=[.A38]+1" office:value-type="float" office:value="37">
            <text:p>37</text:p>
          </table:table-cell>
          <table:table-cell table:formula="of:=[.B38]" office:value-type="float" office:value="0.1">
            <text:p>0,1</text:p>
          </table:table-cell>
          <table:table-cell table:formula="of:=[.C38]" office:value-type="float" office:value="27">
            <text:p>27</text:p>
          </table:table-cell>
          <table:table-cell table:formula="of:=[.A39]*[.B39]" office:value-type="float" office:value="3.7">
            <text:p>3,7</text:p>
          </table:table-cell>
          <table:table-cell table:formula="of:=EXP(-([.D39]^2/(2*[.C39]^2)))/SQRT(PI()*2*[.C39]^2)" office:value-type="float" office:value="0.0146375523451015">
            <text:p>0,0146375523</text:p>
          </table:table-cell>
          <table:table-cell table:formula="of:=[.F38]" office:value-type="float" office:value="0.0147756400148679">
            <text:p>0,01477564</text:p>
          </table:table-cell>
          <table:table-cell table:formula="of:=1000*[.E39]/[.F39]" office:value-type="float" office:value="990.654369649815">
            <text:p>990,6543696498</text:p>
          </table:table-cell>
          <table:table-cell table:number-columns-repeated="7"/>
        </table:table-row>
        <table:table-row table:style-name="ro2">
          <table:table-cell table:formula="of:=[.A39]+1" office:value-type="float" office:value="38">
            <text:p>38</text:p>
          </table:table-cell>
          <table:table-cell table:formula="of:=[.B39]" office:value-type="float" office:value="0.1">
            <text:p>0,1</text:p>
          </table:table-cell>
          <table:table-cell table:formula="of:=[.C39]" office:value-type="float" office:value="27">
            <text:p>27</text:p>
          </table:table-cell>
          <table:table-cell table:formula="of:=[.A40]*[.B40]" office:value-type="float" office:value="3.8">
            <text:p>3,8</text:p>
          </table:table-cell>
          <table:table-cell table:formula="of:=EXP(-([.D40]^2/(2*[.C40]^2)))/SQRT(PI()*2*[.C40]^2)" office:value-type="float" office:value="0.0146300246762805">
            <text:p>0,0146300247</text:p>
          </table:table-cell>
          <table:table-cell table:formula="of:=[.F39]" office:value-type="float" office:value="0.0147756400148679">
            <text:p>0,01477564</text:p>
          </table:table-cell>
          <table:table-cell table:formula="of:=1000*[.E40]/[.F40]" office:value-type="float" office:value="990.144904827079">
            <text:p>990,1449048271</text:p>
          </table:table-cell>
          <table:table-cell table:number-columns-repeated="7"/>
        </table:table-row>
        <table:table-row table:style-name="ro2">
          <table:table-cell table:formula="of:=[.A40]+1" office:value-type="float" office:value="39">
            <text:p>39</text:p>
          </table:table-cell>
          <table:table-cell table:formula="of:=[.B40]" office:value-type="float" office:value="0.1">
            <text:p>0,1</text:p>
          </table:table-cell>
          <table:table-cell table:formula="of:=[.C40]" office:value-type="float" office:value="27">
            <text:p>27</text:p>
          </table:table-cell>
          <table:table-cell table:formula="of:=[.A41]*[.B41]" office:value-type="float" office:value="3.9">
            <text:p>3,9</text:p>
          </table:table-cell>
          <table:table-cell table:formula="of:=EXP(-([.D41]^2/(2*[.C41]^2)))/SQRT(PI()*2*[.C41]^2)" office:value-type="float" office:value="0.0146223002970947">
            <text:p>0,0146223003</text:p>
          </table:table-cell>
          <table:table-cell table:formula="of:=[.F40]" office:value-type="float" office:value="0.0147756400148679">
            <text:p>0,01477564</text:p>
          </table:table-cell>
          <table:table-cell table:formula="of:=1000*[.E41]/[.F41]" office:value-type="float" office:value="989.622126850755">
            <text:p>989,6221268508</text:p>
          </table:table-cell>
          <table:table-cell table:number-columns-repeated="7"/>
        </table:table-row>
        <table:table-row table:style-name="ro2">
          <table:table-cell table:formula="of:=[.A41]+1" office:value-type="float" office:value="40">
            <text:p>40</text:p>
          </table:table-cell>
          <table:table-cell table:formula="of:=[.B41]" office:value-type="float" office:value="0.1">
            <text:p>0,1</text:p>
          </table:table-cell>
          <table:table-cell table:formula="of:=[.C41]" office:value-type="float" office:value="27">
            <text:p>27</text:p>
          </table:table-cell>
          <table:table-cell table:formula="of:=[.A42]*[.B42]" office:value-type="float" office:value="4">
            <text:p>4</text:p>
          </table:table-cell>
          <table:table-cell table:formula="of:=EXP(-([.D42]^2/(2*[.C42]^2)))/SQRT(PI()*2*[.C42]^2)" office:value-type="float" office:value="0.0146143795232631">
            <text:p>0,0146143795</text:p>
          </table:table-cell>
          <table:table-cell table:formula="of:=[.F41]" office:value-type="float" office:value="0.0147756400148679">
            <text:p>0,01477564</text:p>
          </table:table-cell>
          <table:table-cell table:formula="of:=1000*[.E42]/[.F42]" office:value-type="float" office:value="989.086057088386">
            <text:p>989,0860570884</text:p>
          </table:table-cell>
          <table:table-cell table:number-columns-repeated="7"/>
        </table:table-row>
        <table:table-row table:style-name="ro2">
          <table:table-cell table:formula="of:=[.A42]+1" office:value-type="float" office:value="41">
            <text:p>41</text:p>
          </table:table-cell>
          <table:table-cell table:formula="of:=[.B42]" office:value-type="float" office:value="0.1">
            <text:p>0,1</text:p>
          </table:table-cell>
          <table:table-cell table:formula="of:=[.C42]" office:value-type="float" office:value="27">
            <text:p>27</text:p>
          </table:table-cell>
          <table:table-cell table:formula="of:=[.A43]*[.B43]" office:value-type="float" office:value="4.1">
            <text:p>4,1</text:p>
          </table:table-cell>
          <table:table-cell table:formula="of:=EXP(-([.D43]^2/(2*[.C43]^2)))/SQRT(PI()*2*[.C43]^2)" office:value-type="float" office:value="0.0146062626784158">
            <text:p>0,0146062627</text:p>
          </table:table-cell>
          <table:table-cell table:formula="of:=[.F42]" office:value-type="float" office:value="0.0147756400148679">
            <text:p>0,01477564</text:p>
          </table:table-cell>
          <table:table-cell table:formula="of:=1000*[.E43]/[.F43]" office:value-type="float" office:value="988.536717442923">
            <text:p>988,5367174429</text:p>
          </table:table-cell>
          <table:table-cell table:number-columns-repeated="7"/>
        </table:table-row>
        <table:table-row table:style-name="ro2">
          <table:table-cell table:formula="of:=[.A43]+1" office:value-type="float" office:value="42">
            <text:p>42</text:p>
          </table:table-cell>
          <table:table-cell table:formula="of:=[.B43]" office:value-type="float" office:value="0.1">
            <text:p>0,1</text:p>
          </table:table-cell>
          <table:table-cell table:formula="of:=[.C43]" office:value-type="float" office:value="27">
            <text:p>27</text:p>
          </table:table-cell>
          <table:table-cell table:formula="of:=[.A44]*[.B44]" office:value-type="float" office:value="4.2">
            <text:p>4,2</text:p>
          </table:table-cell>
          <table:table-cell table:formula="of:=EXP(-([.D44]^2/(2*[.C44]^2)))/SQRT(PI()*2*[.C44]^2)" office:value-type="float" office:value="0.014597950094072">
            <text:p>0,0145979501</text:p>
          </table:table-cell>
          <table:table-cell table:formula="of:=[.F43]" office:value-type="float" office:value="0.0147756400148679">
            <text:p>0,01477564</text:p>
          </table:table-cell>
          <table:table-cell table:formula="of:=1000*[.E44]/[.F44]" office:value-type="float" office:value="987.974130351234">
            <text:p>987,9741303512</text:p>
          </table:table-cell>
          <table:table-cell table:number-columns-repeated="7"/>
        </table:table-row>
        <table:table-row table:style-name="ro2">
          <table:table-cell table:formula="of:=[.A44]+1" office:value-type="float" office:value="43">
            <text:p>43</text:p>
          </table:table-cell>
          <table:table-cell table:formula="of:=[.B44]" office:value-type="float" office:value="0.1">
            <text:p>0,1</text:p>
          </table:table-cell>
          <table:table-cell table:formula="of:=[.C44]" office:value-type="float" office:value="27">
            <text:p>27</text:p>
          </table:table-cell>
          <table:table-cell table:formula="of:=[.A45]*[.B45]" office:value-type="float" office:value="4.3">
            <text:p>4,3</text:p>
          </table:table-cell>
          <table:table-cell table:formula="of:=EXP(-([.D45]^2/(2*[.C45]^2)))/SQRT(PI()*2*[.C45]^2)" office:value-type="float" office:value="0.0145894421096171">
            <text:p>0,0145894421</text:p>
          </table:table-cell>
          <table:table-cell table:formula="of:=[.F44]" office:value-type="float" office:value="0.0147756400148679">
            <text:p>0,01477564</text:p>
          </table:table-cell>
          <table:table-cell table:formula="of:=1000*[.E45]/[.F45]" office:value-type="float" office:value="987.398318782576">
            <text:p>987,3983187826</text:p>
          </table:table-cell>
          <table:table-cell table:number-columns-repeated="7"/>
        </table:table-row>
        <table:table-row table:style-name="ro2">
          <table:table-cell table:formula="of:=[.A45]+1" office:value-type="float" office:value="44">
            <text:p>44</text:p>
          </table:table-cell>
          <table:table-cell table:formula="of:=[.B45]" office:value-type="float" office:value="0.1">
            <text:p>0,1</text:p>
          </table:table-cell>
          <table:table-cell table:formula="of:=[.C45]" office:value-type="float" office:value="27">
            <text:p>27</text:p>
          </table:table-cell>
          <table:table-cell table:formula="of:=[.A46]*[.B46]" office:value-type="float" office:value="4.4">
            <text:p>4,4</text:p>
          </table:table-cell>
          <table:table-cell table:formula="of:=EXP(-([.D46]^2/(2*[.C46]^2)))/SQRT(PI()*2*[.C46]^2)" office:value-type="float" office:value="0.0145807390722799">
            <text:p>0,0145807391</text:p>
          </table:table-cell>
          <table:table-cell table:formula="of:=[.F45]" office:value-type="float" office:value="0.0147756400148679">
            <text:p>0,01477564</text:p>
          </table:table-cell>
          <table:table-cell table:formula="of:=1000*[.E46]/[.F46]" office:value-type="float" office:value="986.809306237033">
            <text:p>986,809306237</text:p>
          </table:table-cell>
          <table:table-cell table:number-columns-repeated="7"/>
        </table:table-row>
        <table:table-row table:style-name="ro2">
          <table:table-cell table:formula="of:=[.A46]+1" office:value-type="float" office:value="45">
            <text:p>45</text:p>
          </table:table-cell>
          <table:table-cell table:formula="of:=[.B46]" office:value-type="float" office:value="0.1">
            <text:p>0,1</text:p>
          </table:table-cell>
          <table:table-cell table:formula="of:=[.C46]" office:value-type="float" office:value="27">
            <text:p>27</text:p>
          </table:table-cell>
          <table:table-cell table:formula="of:=[.A47]*[.B47]" office:value-type="float" office:value="4.5">
            <text:p>4,5</text:p>
          </table:table-cell>
          <table:table-cell table:formula="of:=EXP(-([.D47]^2/(2*[.C47]^2)))/SQRT(PI()*2*[.C47]^2)" office:value-type="float" office:value="0.0145718413371089">
            <text:p>0,0145718413</text:p>
          </table:table-cell>
          <table:table-cell table:formula="of:=[.F46]" office:value-type="float" office:value="0.0147756400148679">
            <text:p>0,01477564</text:p>
          </table:table-cell>
          <table:table-cell table:formula="of:=1000*[.E47]/[.F47]" office:value-type="float" office:value="986.207116743916">
            <text:p>986,2071167439</text:p>
          </table:table-cell>
          <table:table-cell table:number-columns-repeated="7"/>
        </table:table-row>
        <table:table-row table:style-name="ro2">
          <table:table-cell table:formula="of:=[.A47]+1" office:value-type="float" office:value="46">
            <text:p>46</text:p>
          </table:table-cell>
          <table:table-cell table:formula="of:=[.B47]" office:value-type="float" office:value="0.1">
            <text:p>0,1</text:p>
          </table:table-cell>
          <table:table-cell table:formula="of:=[.C47]" office:value-type="float" office:value="27">
            <text:p>27</text:p>
          </table:table-cell>
          <table:table-cell table:formula="of:=[.A48]*[.B48]" office:value-type="float" office:value="4.6">
            <text:p>4,6</text:p>
          </table:table-cell>
          <table:table-cell table:formula="of:=EXP(-([.D48]^2/(2*[.C48]^2)))/SQRT(PI()*2*[.C48]^2)" office:value-type="float" office:value="0.014562749266948">
            <text:p>0,0145627493</text:p>
          </table:table-cell>
          <table:table-cell table:formula="of:=[.F47]" office:value-type="float" office:value="0.0147756400148679">
            <text:p>0,01477564</text:p>
          </table:table-cell>
          <table:table-cell table:formula="of:=1000*[.E48]/[.F48]" office:value-type="float" office:value="985.591774860134">
            <text:p>985,5917748601</text:p>
          </table:table-cell>
          <table:table-cell table:number-columns-repeated="7"/>
        </table:table-row>
        <table:table-row table:style-name="ro2">
          <table:table-cell table:formula="of:=[.A48]+1" office:value-type="float" office:value="47">
            <text:p>47</text:p>
          </table:table-cell>
          <table:table-cell table:formula="of:=[.B48]" office:value-type="float" office:value="0.1">
            <text:p>0,1</text:p>
          </table:table-cell>
          <table:table-cell table:formula="of:=[.C48]" office:value-type="float" office:value="27">
            <text:p>27</text:p>
          </table:table-cell>
          <table:table-cell table:formula="of:=[.A49]*[.B49]" office:value-type="float" office:value="4.7">
            <text:p>4,7</text:p>
          </table:table-cell>
          <table:table-cell table:formula="of:=EXP(-([.D49]^2/(2*[.C49]^2)))/SQRT(PI()*2*[.C49]^2)" office:value-type="float" office:value="0.0145534632324123">
            <text:p>0,0145534632</text:p>
          </table:table-cell>
          <table:table-cell table:formula="of:=[.F48]" office:value-type="float" office:value="0.0147756400148679">
            <text:p>0,01477564</text:p>
          </table:table-cell>
          <table:table-cell table:formula="of:=1000*[.E49]/[.F49]" office:value-type="float" office:value="984.963305668516">
            <text:p>984,9633056685</text:p>
          </table:table-cell>
          <table:table-cell table:number-columns-repeated="7"/>
        </table:table-row>
        <table:table-row table:style-name="ro2">
          <table:table-cell table:formula="of:=[.A49]+1" office:value-type="float" office:value="48">
            <text:p>48</text:p>
          </table:table-cell>
          <table:table-cell table:formula="of:=[.B49]" office:value-type="float" office:value="0.1">
            <text:p>0,1</text:p>
          </table:table-cell>
          <table:table-cell table:formula="of:=[.C49]" office:value-type="float" office:value="27">
            <text:p>27</text:p>
          </table:table-cell>
          <table:table-cell table:formula="of:=[.A50]*[.B50]" office:value-type="float" office:value="4.8">
            <text:p>4,8</text:p>
          </table:table-cell>
          <table:table-cell table:formula="of:=EXP(-([.D50]^2/(2*[.C50]^2)))/SQRT(PI()*2*[.C50]^2)" office:value-type="float" office:value="0.0145439836118622">
            <text:p>0,0145439836</text:p>
          </table:table-cell>
          <table:table-cell table:formula="of:=[.F49]" office:value-type="float" office:value="0.0147756400148679">
            <text:p>0,01477564</text:p>
          </table:table-cell>
          <table:table-cell table:formula="of:=1000*[.E50]/[.F50]" office:value-type="float" office:value="984.321734776118">
            <text:p>984,3217347761</text:p>
          </table:table-cell>
          <table:table-cell table:number-columns-repeated="7"/>
        </table:table-row>
        <table:table-row table:style-name="ro2">
          <table:table-cell table:formula="of:=[.A50]+1" office:value-type="float" office:value="49">
            <text:p>49</text:p>
          </table:table-cell>
          <table:table-cell table:formula="of:=[.B50]" office:value-type="float" office:value="0.1">
            <text:p>0,1</text:p>
          </table:table-cell>
          <table:table-cell table:formula="of:=[.C50]" office:value-type="float" office:value="27">
            <text:p>27</text:p>
          </table:table-cell>
          <table:table-cell table:formula="of:=[.A51]*[.B51]" office:value-type="float" office:value="4.9">
            <text:p>4,9</text:p>
          </table:table-cell>
          <table:table-cell table:formula="of:=EXP(-([.D51]^2/(2*[.C51]^2)))/SQRT(PI()*2*[.C51]^2)" office:value-type="float" office:value="0.0145343107913784">
            <text:p>0,0145343108</text:p>
          </table:table-cell>
          <table:table-cell table:formula="of:=[.F50]" office:value-type="float" office:value="0.0147756400148679">
            <text:p>0,01477564</text:p>
          </table:table-cell>
          <table:table-cell table:formula="of:=1000*[.E51]/[.F51]" office:value-type="float" office:value="983.667088312474">
            <text:p>983,6670883125</text:p>
          </table:table-cell>
          <table:table-cell table:number-columns-repeated="7"/>
        </table:table-row>
        <table:table-row table:style-name="ro2">
          <table:table-cell table:formula="of:=[.A51]+1" office:value-type="float" office:value="50">
            <text:p>50</text:p>
          </table:table-cell>
          <table:table-cell table:formula="of:=[.B51]" office:value-type="float" office:value="0.1">
            <text:p>0,1</text:p>
          </table:table-cell>
          <table:table-cell table:formula="of:=[.C51]" office:value-type="float" office:value="27">
            <text:p>27</text:p>
          </table:table-cell>
          <table:table-cell table:formula="of:=[.A52]*[.B52]" office:value-type="float" office:value="5">
            <text:p>5</text:p>
          </table:table-cell>
          <table:table-cell table:formula="of:=EXP(-([.D52]^2/(2*[.C52]^2)))/SQRT(PI()*2*[.C52]^2)" office:value-type="float" office:value="0.0145244451647353">
            <text:p>0,0145244452</text:p>
          </table:table-cell>
          <table:table-cell table:formula="of:=[.F51]" office:value-type="float" office:value="0.0147756400148679">
            <text:p>0,01477564</text:p>
          </table:table-cell>
          <table:table-cell table:formula="of:=1000*[.E52]/[.F52]" office:value-type="float" office:value="982.999392927831">
            <text:p>982,9993929278</text:p>
          </table:table-cell>
          <table:table-cell table:number-columns-repeated="7"/>
        </table:table-row>
        <table:table-row table:style-name="ro2">
          <table:table-cell table:formula="of:=[.A52]+1" office:value-type="float" office:value="51">
            <text:p>51</text:p>
          </table:table-cell>
          <table:table-cell table:formula="of:=[.B52]" office:value-type="float" office:value="0.1">
            <text:p>0,1</text:p>
          </table:table-cell>
          <table:table-cell table:formula="of:=[.C52]" office:value-type="float" office:value="27">
            <text:p>27</text:p>
          </table:table-cell>
          <table:table-cell table:formula="of:=[.A53]*[.B53]" office:value-type="float" office:value="5.1">
            <text:p>5,1</text:p>
          </table:table-cell>
          <table:table-cell table:formula="of:=EXP(-([.D53]^2/(2*[.C53]^2)))/SQRT(PI()*2*[.C53]^2)" office:value-type="float" office:value="0.0145143871333744">
            <text:p>0,0145143871</text:p>
          </table:table-cell>
          <table:table-cell table:formula="of:=[.F52]" office:value-type="float" office:value="0.0147756400148679">
            <text:p>0,01477564</text:p>
          </table:table-cell>
          <table:table-cell table:formula="of:=1000*[.E53]/[.F53]" office:value-type="float" office:value="982.318675791332">
            <text:p>982,3186757913</text:p>
          </table:table-cell>
          <table:table-cell table:number-columns-repeated="7"/>
        </table:table-row>
        <table:table-row table:style-name="ro2">
          <table:table-cell table:formula="of:=[.A53]+1" office:value-type="float" office:value="52">
            <text:p>52</text:p>
          </table:table-cell>
          <table:table-cell table:formula="of:=[.B53]" office:value-type="float" office:value="0.1">
            <text:p>0,1</text:p>
          </table:table-cell>
          <table:table-cell table:formula="of:=[.C53]" office:value-type="float" office:value="27">
            <text:p>27</text:p>
          </table:table-cell>
          <table:table-cell table:formula="of:=[.A54]*[.B54]" office:value-type="float" office:value="5.2">
            <text:p>5,2</text:p>
          </table:table-cell>
          <table:table-cell table:formula="of:=EXP(-([.D54]^2/(2*[.C54]^2)))/SQRT(PI()*2*[.C54]^2)" office:value-type="float" office:value="0.0145041371063772">
            <text:p>0,0145041371</text:p>
          </table:table-cell>
          <table:table-cell table:formula="of:=[.F53]" office:value-type="float" office:value="0.0147756400148679">
            <text:p>0,01477564</text:p>
          </table:table-cell>
          <table:table-cell table:formula="of:=1000*[.E54]/[.F54]" office:value-type="float" office:value="981.624964589185">
            <text:p>981,6249645892</text:p>
          </table:table-cell>
          <table:table-cell table:number-columns-repeated="7"/>
        </table:table-row>
        <table:table-row table:style-name="ro2">
          <table:table-cell table:formula="of:=[.A54]+1" office:value-type="float" office:value="53">
            <text:p>53</text:p>
          </table:table-cell>
          <table:table-cell table:formula="of:=[.B54]" office:value-type="float" office:value="0.1">
            <text:p>0,1</text:p>
          </table:table-cell>
          <table:table-cell table:formula="of:=[.C54]" office:value-type="float" office:value="27">
            <text:p>27</text:p>
          </table:table-cell>
          <table:table-cell table:formula="of:=[.A55]*[.B55]" office:value-type="float" office:value="5.3">
            <text:p>5,3</text:p>
          </table:table-cell>
          <table:table-cell table:formula="of:=EXP(-([.D55]^2/(2*[.C55]^2)))/SQRT(PI()*2*[.C55]^2)" office:value-type="float" office:value="0.0144936955004372">
            <text:p>0,0144936955</text:p>
          </table:table-cell>
          <table:table-cell table:formula="of:=[.F54]" office:value-type="float" office:value="0.0147756400148679">
            <text:p>0,01477564</text:p>
          </table:table-cell>
          <table:table-cell table:formula="of:=1000*[.E55]/[.F55]" office:value-type="float" office:value="980.918287522773">
            <text:p>980,9182875228</text:p>
          </table:table-cell>
          <table:table-cell table:number-columns-repeated="7"/>
        </table:table-row>
        <table:table-row table:style-name="ro2">
          <table:table-cell table:formula="of:=[.A55]+1" office:value-type="float" office:value="54">
            <text:p>54</text:p>
          </table:table-cell>
          <table:table-cell table:formula="of:=[.B55]" office:value-type="float" office:value="0.1">
            <text:p>0,1</text:p>
          </table:table-cell>
          <table:table-cell table:formula="of:=[.C55]" office:value-type="float" office:value="27">
            <text:p>27</text:p>
          </table:table-cell>
          <table:table-cell table:formula="of:=[.A56]*[.B56]" office:value-type="float" office:value="5.4">
            <text:p>5,4</text:p>
          </table:table-cell>
          <table:table-cell table:formula="of:=EXP(-([.D56]^2/(2*[.C56]^2)))/SQRT(PI()*2*[.C56]^2)" office:value-type="float" office:value="0.0144830627398317">
            <text:p>0,0144830627</text:p>
          </table:table-cell>
          <table:table-cell table:formula="of:=[.F55]" office:value-type="float" office:value="0.0147756400148679">
            <text:p>0,01477564</text:p>
          </table:table-cell>
          <table:table-cell table:formula="of:=1000*[.E56]/[.F56]" office:value-type="float" office:value="980.198673306755">
            <text:p>980,1986733068</text:p>
          </table:table-cell>
          <table:table-cell table:number-columns-repeated="7"/>
        </table:table-row>
        <table:table-row table:style-name="ro2">
          <table:table-cell table:formula="of:=[.A56]+1" office:value-type="float" office:value="55">
            <text:p>55</text:p>
          </table:table-cell>
          <table:table-cell table:formula="of:=[.B56]" office:value-type="float" office:value="0.1">
            <text:p>0,1</text:p>
          </table:table-cell>
          <table:table-cell table:formula="of:=[.C56]" office:value-type="float" office:value="27">
            <text:p>27</text:p>
          </table:table-cell>
          <table:table-cell table:formula="of:=[.A57]*[.B57]" office:value-type="float" office:value="5.5">
            <text:p>5,5</text:p>
          </table:table-cell>
          <table:table-cell table:formula="of:=EXP(-([.D57]^2/(2*[.C57]^2)))/SQRT(PI()*2*[.C57]^2)" office:value-type="float" office:value="0.0144722392563935">
            <text:p>0,0144722393</text:p>
          </table:table-cell>
          <table:table-cell table:formula="of:=[.F56]" office:value-type="float" office:value="0.0147756400148679">
            <text:p>0,01477564</text:p>
          </table:table-cell>
          <table:table-cell table:formula="of:=1000*[.E57]/[.F57]" office:value-type="float" office:value="979.466151167116">
            <text:p>979,4661511671</text:p>
          </table:table-cell>
          <table:table-cell table:number-columns-repeated="7"/>
        </table:table-row>
        <table:table-row table:style-name="ro2">
          <table:table-cell table:formula="of:=[.A57]+1" office:value-type="float" office:value="56">
            <text:p>56</text:p>
          </table:table-cell>
          <table:table-cell table:formula="of:=[.B57]" office:value-type="float" office:value="0.1">
            <text:p>0,1</text:p>
          </table:table-cell>
          <table:table-cell table:formula="of:=[.C57]" office:value-type="float" office:value="27">
            <text:p>27</text:p>
          </table:table-cell>
          <table:table-cell table:formula="of:=[.A58]*[.B58]" office:value-type="float" office:value="5.6">
            <text:p>5,6</text:p>
          </table:table-cell>
          <table:table-cell table:formula="of:=EXP(-([.D58]^2/(2*[.C58]^2)))/SQRT(PI()*2*[.C58]^2)" office:value-type="float" office:value="0.014461225489481">
            <text:p>0,0144612255</text:p>
          </table:table-cell>
          <table:table-cell table:formula="of:=[.F57]" office:value-type="float" office:value="0.0147756400148679">
            <text:p>0,01477564</text:p>
          </table:table-cell>
          <table:table-cell table:formula="of:=1000*[.E58]/[.F58]" office:value-type="float" office:value="978.720750839186">
            <text:p>978,7207508392</text:p>
          </table:table-cell>
          <table:table-cell table:number-columns-repeated="7"/>
        </table:table-row>
        <table:table-row table:style-name="ro2">
          <table:table-cell table:formula="of:=[.A58]+1" office:value-type="float" office:value="57">
            <text:p>57</text:p>
          </table:table-cell>
          <table:table-cell table:formula="of:=[.B58]" office:value-type="float" office:value="0.1">
            <text:p>0,1</text:p>
          </table:table-cell>
          <table:table-cell table:formula="of:=[.C58]" office:value-type="float" office:value="27">
            <text:p>27</text:p>
          </table:table-cell>
          <table:table-cell table:formula="of:=[.A59]*[.B59]" office:value-type="float" office:value="5.7">
            <text:p>5,7</text:p>
          </table:table-cell>
          <table:table-cell table:formula="of:=EXP(-([.D59]^2/(2*[.C59]^2)))/SQRT(PI()*2*[.C59]^2)" office:value-type="float" office:value="0.0144500218859492">
            <text:p>0,0144500219</text:p>
          </table:table-cell>
          <table:table-cell table:formula="of:=[.F58]" office:value-type="float" office:value="0.0147756400148679">
            <text:p>0,01477564</text:p>
          </table:table-cell>
          <table:table-cell table:formula="of:=1000*[.E59]/[.F59]" office:value-type="float" office:value="977.962502565637">
            <text:p>977,9625025656</text:p>
          </table:table-cell>
          <table:table-cell table:number-columns-repeated="7"/>
        </table:table-row>
        <table:table-row table:style-name="ro2">
          <table:table-cell table:formula="of:=[.A59]+1" office:value-type="float" office:value="58">
            <text:p>58</text:p>
          </table:table-cell>
          <table:table-cell table:formula="of:=[.B59]" office:value-type="float" office:value="0.1">
            <text:p>0,1</text:p>
          </table:table-cell>
          <table:table-cell table:formula="of:=[.C59]" office:value-type="float" office:value="27">
            <text:p>27</text:p>
          </table:table-cell>
          <table:table-cell table:formula="of:=[.A60]*[.B60]" office:value-type="float" office:value="5.8">
            <text:p>5,8</text:p>
          </table:table-cell>
          <table:table-cell table:formula="of:=EXP(-([.D60]^2/(2*[.C60]^2)))/SQRT(PI()*2*[.C60]^2)" office:value-type="float" office:value="0.0144386289001187">
            <text:p>0,0144386289</text:p>
          </table:table-cell>
          <table:table-cell table:formula="of:=[.F59]" office:value-type="float" office:value="0.0147756400148679">
            <text:p>0,01477564</text:p>
          </table:table-cell>
          <table:table-cell table:formula="of:=1000*[.E60]/[.F60]" office:value-type="float" office:value="977.191437094429">
            <text:p>977,1914370944</text:p>
          </table:table-cell>
          <table:table-cell table:number-columns-repeated="7"/>
        </table:table-row>
        <table:table-row table:style-name="ro2">
          <table:table-cell table:formula="of:=[.A60]+1" office:value-type="float" office:value="59">
            <text:p>59</text:p>
          </table:table-cell>
          <table:table-cell table:formula="of:=[.B60]" office:value-type="float" office:value="0.1">
            <text:p>0,1</text:p>
          </table:table-cell>
          <table:table-cell table:formula="of:=[.C60]" office:value-type="float" office:value="27">
            <text:p>27</text:p>
          </table:table-cell>
          <table:table-cell table:formula="of:=[.A61]*[.B61]" office:value-type="float" office:value="5.9">
            <text:p>5,9</text:p>
          </table:table-cell>
          <table:table-cell table:formula="of:=EXP(-([.D61]^2/(2*[.C61]^2)))/SQRT(PI()*2*[.C61]^2)" office:value-type="float" office:value="0.0144270469937458">
            <text:p>0,014427047</text:p>
          </table:table-cell>
          <table:table-cell table:formula="of:=[.F60]" office:value-type="float" office:value="0.0147756400148679">
            <text:p>0,01477564</text:p>
          </table:table-cell>
          <table:table-cell table:formula="of:=1000*[.E61]/[.F61]" office:value-type="float" office:value="976.407585676739">
            <text:p>976,4075856767</text:p>
          </table:table-cell>
          <table:table-cell table:number-columns-repeated="7"/>
        </table:table-row>
        <table:table-row table:style-name="ro2">
          <table:table-cell table:formula="of:=[.A61]+1" office:value-type="float" office:value="60">
            <text:p>60</text:p>
          </table:table-cell>
          <table:table-cell table:formula="of:=[.B61]" office:value-type="float" office:value="0.1">
            <text:p>0,1</text:p>
          </table:table-cell>
          <table:table-cell table:formula="of:=[.C61]" office:value-type="float" office:value="27">
            <text:p>27</text:p>
          </table:table-cell>
          <table:table-cell table:formula="of:=[.A62]*[.B62]" office:value-type="float" office:value="6">
            <text:p>6</text:p>
          </table:table-cell>
          <table:table-cell table:formula="of:=EXP(-([.D62]^2/(2*[.C62]^2)))/SQRT(PI()*2*[.C62]^2)" office:value-type="float" office:value="0.0144152766359906">
            <text:p>0,0144152766</text:p>
          </table:table-cell>
          <table:table-cell table:formula="of:=[.F61]" office:value-type="float" office:value="0.0147756400148679">
            <text:p>0,01477564</text:p>
          </table:table-cell>
          <table:table-cell table:formula="of:=1000*[.E62]/[.F62]" office:value-type="float" office:value="975.610980064846">
            <text:p>975,6109800648</text:p>
          </table:table-cell>
          <table:table-cell table:number-columns-repeated="7"/>
        </table:table-row>
        <table:table-row table:style-name="ro2">
          <table:table-cell table:formula="of:=[.A62]+1" office:value-type="float" office:value="61">
            <text:p>61</text:p>
          </table:table-cell>
          <table:table-cell table:formula="of:=[.B62]" office:value-type="float" office:value="0.1">
            <text:p>0,1</text:p>
          </table:table-cell>
          <table:table-cell table:formula="of:=[.C62]" office:value-type="float" office:value="27">
            <text:p>27</text:p>
          </table:table-cell>
          <table:table-cell table:formula="of:=[.A63]*[.B63]" office:value-type="float" office:value="6.1">
            <text:p>6,1</text:p>
          </table:table-cell>
          <table:table-cell table:formula="of:=EXP(-([.D63]^2/(2*[.C63]^2)))/SQRT(PI()*2*[.C63]^2)" office:value-type="float" office:value="0.0144033183033859">
            <text:p>0,0144033183</text:p>
          </table:table-cell>
          <table:table-cell table:formula="of:=[.F62]" office:value-type="float" office:value="0.0147756400148679">
            <text:p>0,01477564</text:p>
          </table:table-cell>
          <table:table-cell table:formula="of:=1000*[.E63]/[.F63]" office:value-type="float" office:value="974.801652509989">
            <text:p>974,80165251</text:p>
          </table:table-cell>
          <table:table-cell table:number-columns-repeated="7"/>
        </table:table-row>
        <table:table-row table:style-name="ro2">
          <table:table-cell table:formula="of:=[.A63]+1" office:value-type="float" office:value="62">
            <text:p>62</text:p>
          </table:table-cell>
          <table:table-cell table:formula="of:=[.B63]" office:value-type="float" office:value="0.1">
            <text:p>0,1</text:p>
          </table:table-cell>
          <table:table-cell table:formula="of:=[.C63]" office:value-type="float" office:value="27">
            <text:p>27</text:p>
          </table:table-cell>
          <table:table-cell table:formula="of:=[.A64]*[.B64]" office:value-type="float" office:value="6.2">
            <text:p>6,2</text:p>
          </table:table-cell>
          <table:table-cell table:formula="of:=EXP(-([.D64]^2/(2*[.C64]^2)))/SQRT(PI()*2*[.C64]^2)" office:value-type="float" office:value="0.0143911724798047">
            <text:p>0,0143911725</text:p>
          </table:table-cell>
          <table:table-cell table:formula="of:=[.F63]" office:value-type="float" office:value="0.0147756400148679">
            <text:p>0,01477564</text:p>
          </table:table-cell>
          <table:table-cell table:formula="of:=1000*[.E64]/[.F64]" office:value-type="float" office:value="973.979635760191">
            <text:p>973,9796357602</text:p>
          </table:table-cell>
          <table:table-cell table:number-columns-repeated="7"/>
        </table:table-row>
        <table:table-row table:style-name="ro2">
          <table:table-cell table:formula="of:=[.A64]+1" office:value-type="float" office:value="63">
            <text:p>63</text:p>
          </table:table-cell>
          <table:table-cell table:formula="of:=[.B64]" office:value-type="float" office:value="0.1">
            <text:p>0,1</text:p>
          </table:table-cell>
          <table:table-cell table:formula="of:=[.C64]" office:value-type="float" office:value="27">
            <text:p>27</text:p>
          </table:table-cell>
          <table:table-cell table:formula="of:=[.A65]*[.B65]" office:value-type="float" office:value="6.3">
            <text:p>6,3</text:p>
          </table:table-cell>
          <table:table-cell table:formula="of:=EXP(-([.D65]^2/(2*[.C65]^2)))/SQRT(PI()*2*[.C65]^2)" office:value-type="float" office:value="0.0143788396564277">
            <text:p>0,0143788397</text:p>
          </table:table-cell>
          <table:table-cell table:formula="of:=[.F64]" office:value-type="float" office:value="0.0147756400148679">
            <text:p>0,01477564</text:p>
          </table:table-cell>
          <table:table-cell table:formula="of:=1000*[.E65]/[.F65]" office:value-type="float" office:value="973.144963058051">
            <text:p>973,1449630581</text:p>
          </table:table-cell>
          <table:table-cell table:number-columns-repeated="7"/>
        </table:table-row>
        <table:table-row table:style-name="ro2">
          <table:table-cell table:formula="of:=[.A65]+1" office:value-type="float" office:value="64">
            <text:p>64</text:p>
          </table:table-cell>
          <table:table-cell table:formula="of:=[.B65]" office:value-type="float" office:value="0.1">
            <text:p>0,1</text:p>
          </table:table-cell>
          <table:table-cell table:formula="of:=[.C65]" office:value-type="float" office:value="27">
            <text:p>27</text:p>
          </table:table-cell>
          <table:table-cell table:formula="of:=[.A66]*[.B66]" office:value-type="float" office:value="6.4">
            <text:p>6,4</text:p>
          </table:table-cell>
          <table:table-cell table:formula="of:=EXP(-([.D66]^2/(2*[.C66]^2)))/SQRT(PI()*2*[.C66]^2)" office:value-type="float" office:value="0.01436632033171">
            <text:p>0,0143663203</text:p>
          </table:table-cell>
          <table:table-cell table:formula="of:=[.F65]" office:value-type="float" office:value="0.0147756400148679">
            <text:p>0,01477564</text:p>
          </table:table-cell>
          <table:table-cell table:formula="of:=1000*[.E66]/[.F66]" office:value-type="float" office:value="972.297668138503">
            <text:p>972,2976681385</text:p>
          </table:table-cell>
          <table:table-cell table:number-columns-repeated="7"/>
        </table:table-row>
        <table:table-row table:style-name="ro2">
          <table:table-cell table:formula="of:=[.A66]+1" office:value-type="float" office:value="65">
            <text:p>65</text:p>
          </table:table-cell>
          <table:table-cell table:formula="of:=[.B66]" office:value-type="float" office:value="0.1">
            <text:p>0,1</text:p>
          </table:table-cell>
          <table:table-cell table:formula="of:=[.C66]" office:value-type="float" office:value="27">
            <text:p>27</text:p>
          </table:table-cell>
          <table:table-cell table:formula="of:=[.A67]*[.B67]" office:value-type="float" office:value="6.5">
            <text:p>6,5</text:p>
          </table:table-cell>
          <table:table-cell table:formula="of:=EXP(-([.D67]^2/(2*[.C67]^2)))/SQRT(PI()*2*[.C67]^2)" office:value-type="float" office:value="0.014353615011348">
            <text:p>0,014353615</text:p>
          </table:table-cell>
          <table:table-cell table:formula="of:=[.F66]" office:value-type="float" office:value="0.0147756400148679">
            <text:p>0,01477564</text:p>
          </table:table-cell>
          <table:table-cell table:formula="of:=1000*[.E67]/[.F67]" office:value-type="float" office:value="971.437785226546">
            <text:p>971,4377852265</text:p>
          </table:table-cell>
          <table:table-cell table:number-columns-repeated="7"/>
        </table:table-row>
        <table:table-row table:style-name="ro2">
          <table:table-cell table:formula="of:=[.A67]+1" office:value-type="float" office:value="66">
            <text:p>66</text:p>
          </table:table-cell>
          <table:table-cell table:formula="of:=[.B67]" office:value-type="float" office:value="0.1">
            <text:p>0,1</text:p>
          </table:table-cell>
          <table:table-cell table:formula="of:=[.C67]" office:value-type="float" office:value="27">
            <text:p>27</text:p>
          </table:table-cell>
          <table:table-cell table:formula="of:=[.A68]*[.B68]" office:value-type="float" office:value="6.6">
            <text:p>6,6</text:p>
          </table:table-cell>
          <table:table-cell table:formula="of:=EXP(-([.D68]^2/(2*[.C68]^2)))/SQRT(PI()*2*[.C68]^2)" office:value-type="float" office:value="0.0143407242082448">
            <text:p>0,0143407242</text:p>
          </table:table-cell>
          <table:table-cell table:formula="of:=[.F67]" office:value-type="float" office:value="0.0147756400148679">
            <text:p>0,01477564</text:p>
          </table:table-cell>
          <table:table-cell table:formula="of:=1000*[.E68]/[.F68]" office:value-type="float" office:value="970.565349034935">
            <text:p>970,5653490349</text:p>
          </table:table-cell>
          <table:table-cell table:number-columns-repeated="7"/>
        </table:table-row>
        <table:table-row table:style-name="ro2">
          <table:table-cell table:formula="of:=[.A68]+1" office:value-type="float" office:value="67">
            <text:p>67</text:p>
          </table:table-cell>
          <table:table-cell table:formula="of:=[.B68]" office:value-type="float" office:value="0.1">
            <text:p>0,1</text:p>
          </table:table-cell>
          <table:table-cell table:formula="of:=[.C68]" office:value-type="float" office:value="27">
            <text:p>27</text:p>
          </table:table-cell>
          <table:table-cell table:formula="of:=[.A69]*[.B69]" office:value-type="float" office:value="6.7">
            <text:p>6,7</text:p>
          </table:table-cell>
          <table:table-cell table:formula="of:=EXP(-([.D69]^2/(2*[.C69]^2)))/SQRT(PI()*2*[.C69]^2)" office:value-type="float" office:value="0.0143276484424761">
            <text:p>0,0143276484</text:p>
          </table:table-cell>
          <table:table-cell table:formula="of:=[.F68]" office:value-type="float" office:value="0.0147756400148679">
            <text:p>0,01477564</text:p>
          </table:table-cell>
          <table:table-cell table:formula="of:=1000*[.E69]/[.F69]" office:value-type="float" office:value="969.680394761853">
            <text:p>969,6803947619</text:p>
          </table:table-cell>
          <table:table-cell table:number-columns-repeated="7"/>
        </table:table-row>
        <table:table-row table:style-name="ro2">
          <table:table-cell table:formula="of:=[.A69]+1" office:value-type="float" office:value="68">
            <text:p>68</text:p>
          </table:table-cell>
          <table:table-cell table:formula="of:=[.B69]" office:value-type="float" office:value="0.1">
            <text:p>0,1</text:p>
          </table:table-cell>
          <table:table-cell table:formula="of:=[.C69]" office:value-type="float" office:value="27">
            <text:p>27</text:p>
          </table:table-cell>
          <table:table-cell table:formula="of:=[.A70]*[.B70]" office:value-type="float" office:value="6.8">
            <text:p>6,8</text:p>
          </table:table-cell>
          <table:table-cell table:formula="of:=EXP(-([.D70]^2/(2*[.C70]^2)))/SQRT(PI()*2*[.C70]^2)" office:value-type="float" office:value="0.0143143882412551">
            <text:p>0,0143143882</text:p>
          </table:table-cell>
          <table:table-cell table:formula="of:=[.F69]" office:value-type="float" office:value="0.0147756400148679">
            <text:p>0,01477564</text:p>
          </table:table-cell>
          <table:table-cell table:formula="of:=1000*[.E70]/[.F70]" office:value-type="float" office:value="968.78295808854">
            <text:p>968,7829580885</text:p>
          </table:table-cell>
          <table:table-cell table:number-columns-repeated="7"/>
        </table:table-row>
        <table:table-row table:style-name="ro2">
          <table:table-cell table:formula="of:=[.A70]+1" office:value-type="float" office:value="69">
            <text:p>69</text:p>
          </table:table-cell>
          <table:table-cell table:formula="of:=[.B70]" office:value-type="float" office:value="0.1">
            <text:p>0,1</text:p>
          </table:table-cell>
          <table:table-cell table:formula="of:=[.C70]" office:value-type="float" office:value="27">
            <text:p>27</text:p>
          </table:table-cell>
          <table:table-cell table:formula="of:=[.A71]*[.B71]" office:value-type="float" office:value="6.9">
            <text:p>6,9</text:p>
          </table:table-cell>
          <table:table-cell table:formula="of:=EXP(-([.D71]^2/(2*[.C71]^2)))/SQRT(PI()*2*[.C71]^2)" office:value-type="float" office:value="0.014300944138897">
            <text:p>0,0143009441</text:p>
          </table:table-cell>
          <table:table-cell table:formula="of:=[.F70]" office:value-type="float" office:value="0.0147756400148679">
            <text:p>0,01477564</text:p>
          </table:table-cell>
          <table:table-cell table:formula="of:=1000*[.E71]/[.F71]" office:value-type="float" office:value="967.873075176895">
            <text:p>967,8730751769</text:p>
          </table:table-cell>
          <table:table-cell table:number-columns-repeated="7"/>
        </table:table-row>
        <table:table-row table:style-name="ro2">
          <table:table-cell table:formula="of:=[.A71]+1" office:value-type="float" office:value="70">
            <text:p>70</text:p>
          </table:table-cell>
          <table:table-cell table:formula="of:=[.B71]" office:value-type="float" office:value="0.1">
            <text:p>0,1</text:p>
          </table:table-cell>
          <table:table-cell table:formula="of:=[.C71]" office:value-type="float" office:value="27">
            <text:p>27</text:p>
          </table:table-cell>
          <table:table-cell table:formula="of:=[.A72]*[.B72]" office:value-type="float" office:value="7">
            <text:p>7</text:p>
          </table:table-cell>
          <table:table-cell table:formula="of:=EXP(-([.D72]^2/(2*[.C72]^2)))/SQRT(PI()*2*[.C72]^2)" office:value-type="float" office:value="0.0142873166767831">
            <text:p>0,0142873167</text:p>
          </table:table-cell>
          <table:table-cell table:formula="of:=[.F71]" office:value-type="float" office:value="0.0147756400148679">
            <text:p>0,01477564</text:p>
          </table:table-cell>
          <table:table-cell table:formula="of:=1000*[.E72]/[.F72]" office:value-type="float" office:value="966.950782667051">
            <text:p>966,9507826671</text:p>
          </table:table-cell>
          <table:table-cell table:number-columns-repeated="7"/>
        </table:table-row>
        <table:table-row table:style-name="ro2">
          <table:table-cell table:formula="of:=[.A72]+1" office:value-type="float" office:value="71">
            <text:p>71</text:p>
          </table:table-cell>
          <table:table-cell table:formula="of:=[.B72]" office:value-type="float" office:value="0.1">
            <text:p>0,1</text:p>
          </table:table-cell>
          <table:table-cell table:formula="of:=[.C72]" office:value-type="float" office:value="27">
            <text:p>27</text:p>
          </table:table-cell>
          <table:table-cell table:formula="of:=[.A73]*[.B73]" office:value-type="float" office:value="7.1">
            <text:p>7,1</text:p>
          </table:table-cell>
          <table:table-cell table:formula="of:=EXP(-([.D73]^2/(2*[.C73]^2)))/SQRT(PI()*2*[.C73]^2)" office:value-type="float" office:value="0.0142735064033248">
            <text:p>0,0142735064</text:p>
          </table:table-cell>
          <table:table-cell table:formula="of:=[.F72]" office:value-type="float" office:value="0.0147756400148679">
            <text:p>0,01477564</text:p>
          </table:table-cell>
          <table:table-cell table:formula="of:=1000*[.E73]/[.F73]" office:value-type="float" office:value="966.016117674916">
            <text:p>966,0161176749</text:p>
          </table:table-cell>
          <table:table-cell table:number-columns-repeated="7"/>
        </table:table-row>
        <table:table-row table:style-name="ro2">
          <table:table-cell table:formula="of:=[.A73]+1" office:value-type="float" office:value="72">
            <text:p>72</text:p>
          </table:table-cell>
          <table:table-cell table:formula="of:=[.B73]" office:value-type="float" office:value="0.1">
            <text:p>0,1</text:p>
          </table:table-cell>
          <table:table-cell table:formula="of:=[.C73]" office:value-type="float" office:value="27">
            <text:p>27</text:p>
          </table:table-cell>
          <table:table-cell table:formula="of:=[.A74]*[.B74]" office:value-type="float" office:value="7.2">
            <text:p>7,2</text:p>
          </table:table-cell>
          <table:table-cell table:formula="of:=EXP(-([.D74]^2/(2*[.C74]^2)))/SQRT(PI()*2*[.C74]^2)" office:value-type="float" office:value="0.0142595138739264">
            <text:p>0,0142595139</text:p>
          </table:table-cell>
          <table:table-cell table:formula="of:=[.F73]" office:value-type="float" office:value="0.0147756400148679">
            <text:p>0,01477564</text:p>
          </table:table-cell>
          <table:table-cell table:formula="of:=1000*[.E74]/[.F74]" office:value-type="float" office:value="965.06911778968">
            <text:p>965,0691177897</text:p>
          </table:table-cell>
          <table:table-cell table:number-columns-repeated="7"/>
        </table:table-row>
        <table:table-row table:style-name="ro2">
          <table:table-cell table:formula="of:=[.A74]+1" office:value-type="float" office:value="73">
            <text:p>73</text:p>
          </table:table-cell>
          <table:table-cell table:formula="of:=[.B74]" office:value-type="float" office:value="0.1">
            <text:p>0,1</text:p>
          </table:table-cell>
          <table:table-cell table:formula="of:=[.C74]" office:value-type="float" office:value="27">
            <text:p>27</text:p>
          </table:table-cell>
          <table:table-cell table:formula="of:=[.A75]*[.B75]" office:value-type="float" office:value="7.3">
            <text:p>7,3</text:p>
          </table:table-cell>
          <table:table-cell table:formula="of:=EXP(-([.D75]^2/(2*[.C75]^2)))/SQRT(PI()*2*[.C75]^2)" office:value-type="float" office:value="0.0142453396509482">
            <text:p>0,0142453397</text:p>
          </table:table-cell>
          <table:table-cell table:formula="of:=[.F74]" office:value-type="float" office:value="0.0147756400148679">
            <text:p>0,01477564</text:p>
          </table:table-cell>
          <table:table-cell table:formula="of:=1000*[.E75]/[.F75]" office:value-type="float" office:value="964.109821071302">
            <text:p>964,1098210713</text:p>
          </table:table-cell>
          <table:table-cell table:number-columns-repeated="7"/>
        </table:table-row>
        <table:table-row table:style-name="ro2">
          <table:table-cell table:formula="of:=[.A75]+1" office:value-type="float" office:value="74">
            <text:p>74</text:p>
          </table:table-cell>
          <table:table-cell table:formula="of:=[.B75]" office:value-type="float" office:value="0.1">
            <text:p>0,1</text:p>
          </table:table-cell>
          <table:table-cell table:formula="of:=[.C75]" office:value-type="float" office:value="27">
            <text:p>27</text:p>
          </table:table-cell>
          <table:table-cell table:formula="of:=[.A76]*[.B76]" office:value-type="float" office:value="7.4">
            <text:p>7,4</text:p>
          </table:table-cell>
          <table:table-cell table:formula="of:=EXP(-([.D76]^2/(2*[.C76]^2)))/SQRT(PI()*2*[.C76]^2)" office:value-type="float" office:value="0.0142309843036687">
            <text:p>0,0142309843</text:p>
          </table:table-cell>
          <table:table-cell table:formula="of:=[.F75]" office:value-type="float" office:value="0.0147756400148679">
            <text:p>0,01477564</text:p>
          </table:table-cell>
          <table:table-cell table:formula="of:=1000*[.E76]/[.F76]" office:value-type="float" office:value="963.138266047957">
            <text:p>963,138266048</text:p>
          </table:table-cell>
          <table:table-cell table:number-columns-repeated="7"/>
        </table:table-row>
        <table:table-row table:style-name="ro2">
          <table:table-cell table:formula="of:=[.A76]+1" office:value-type="float" office:value="75">
            <text:p>75</text:p>
          </table:table-cell>
          <table:table-cell table:formula="of:=[.B76]" office:value-type="float" office:value="0.1">
            <text:p>0,1</text:p>
          </table:table-cell>
          <table:table-cell table:formula="of:=[.C76]" office:value-type="float" office:value="27">
            <text:p>27</text:p>
          </table:table-cell>
          <table:table-cell table:formula="of:=[.A77]*[.B77]" office:value-type="float" office:value="7.5">
            <text:p>7,5</text:p>
          </table:table-cell>
          <table:table-cell table:formula="of:=EXP(-([.D77]^2/(2*[.C77]^2)))/SQRT(PI()*2*[.C77]^2)" office:value-type="float" office:value="0.0142164484082462">
            <text:p>0,0142164484</text:p>
          </table:table-cell>
          <table:table-cell table:formula="of:=[.F76]" office:value-type="float" office:value="0.0147756400148679">
            <text:p>0,01477564</text:p>
          </table:table-cell>
          <table:table-cell table:formula="of:=1000*[.E77]/[.F77]" office:value-type="float" office:value="962.154491713458">
            <text:p>962,1544917135</text:p>
          </table:table-cell>
          <table:table-cell table:number-columns-repeated="7"/>
        </table:table-row>
        <table:table-row table:style-name="ro2">
          <table:table-cell table:formula="of:=[.A77]+1" office:value-type="float" office:value="76">
            <text:p>76</text:p>
          </table:table-cell>
          <table:table-cell table:formula="of:=[.B77]" office:value-type="float" office:value="0.1">
            <text:p>0,1</text:p>
          </table:table-cell>
          <table:table-cell table:formula="of:=[.C77]" office:value-type="float" office:value="27">
            <text:p>27</text:p>
          </table:table-cell>
          <table:table-cell table:formula="of:=[.A78]*[.B78]" office:value-type="float" office:value="7.6">
            <text:p>7,6</text:p>
          </table:table-cell>
          <table:table-cell table:formula="of:=EXP(-([.D78]^2/(2*[.C78]^2)))/SQRT(PI()*2*[.C78]^2)" office:value-type="float" office:value="0.0142017325476811">
            <text:p>0,0142017325</text:p>
          </table:table-cell>
          <table:table-cell table:formula="of:=[.F77]" office:value-type="float" office:value="0.0147756400148679">
            <text:p>0,01477564</text:p>
          </table:table-cell>
          <table:table-cell table:formula="of:=1000*[.E78]/[.F78]" office:value-type="float" office:value="961.158537524651">
            <text:p>961,1585375247</text:p>
          </table:table-cell>
          <table:table-cell table:number-columns-repeated="7"/>
        </table:table-row>
        <table:table-row table:style-name="ro2">
          <table:table-cell table:formula="of:=[.A78]+1" office:value-type="float" office:value="77">
            <text:p>77</text:p>
          </table:table-cell>
          <table:table-cell table:formula="of:=[.B78]" office:value-type="float" office:value="0.1">
            <text:p>0,1</text:p>
          </table:table-cell>
          <table:table-cell table:formula="of:=[.C78]" office:value-type="float" office:value="27">
            <text:p>27</text:p>
          </table:table-cell>
          <table:table-cell table:formula="of:=[.A79]*[.B79]" office:value-type="float" office:value="7.7">
            <text:p>7,7</text:p>
          </table:table-cell>
          <table:table-cell table:formula="of:=EXP(-([.D79]^2/(2*[.C79]^2)))/SQRT(PI()*2*[.C79]^2)" office:value-type="float" office:value="0.0141868373117761">
            <text:p>0,0141868373</text:p>
          </table:table-cell>
          <table:table-cell table:formula="of:=[.F78]" office:value-type="float" office:value="0.0147756400148679">
            <text:p>0,01477564</text:p>
          </table:table-cell>
          <table:table-cell table:formula="of:=1000*[.E79]/[.F79]" office:value-type="float" office:value="960.150443398775">
            <text:p>960,1504433988</text:p>
          </table:table-cell>
          <table:table-cell table:number-columns-repeated="7"/>
        </table:table-row>
        <table:table-row table:style-name="ro2">
          <table:table-cell table:formula="of:=[.A79]+1" office:value-type="float" office:value="78">
            <text:p>78</text:p>
          </table:table-cell>
          <table:table-cell table:formula="of:=[.B79]" office:value-type="float" office:value="0.1">
            <text:p>0,1</text:p>
          </table:table-cell>
          <table:table-cell table:formula="of:=[.C79]" office:value-type="float" office:value="27">
            <text:p>27</text:p>
          </table:table-cell>
          <table:table-cell table:formula="of:=[.A80]*[.B80]" office:value-type="float" office:value="7.8">
            <text:p>7,8</text:p>
          </table:table-cell>
          <table:table-cell table:formula="of:=EXP(-([.D80]^2/(2*[.C80]^2)))/SQRT(PI()*2*[.C80]^2)" office:value-type="float" office:value="0.0141717632970971">
            <text:p>0,0141717633</text:p>
          </table:table-cell>
          <table:table-cell table:formula="of:=[.F79]" office:value-type="float" office:value="0.0147756400148679">
            <text:p>0,01477564</text:p>
          </table:table-cell>
          <table:table-cell table:formula="of:=1000*[.E80]/[.F80]" office:value-type="float" office:value="959.130249710798">
            <text:p>959,1302497108</text:p>
          </table:table-cell>
          <table:table-cell table:number-columns-repeated="7"/>
        </table:table-row>
        <table:table-row table:style-name="ro2">
          <table:table-cell table:formula="of:=[.A80]+1" office:value-type="float" office:value="79">
            <text:p>79</text:p>
          </table:table-cell>
          <table:table-cell table:formula="of:=[.B80]" office:value-type="float" office:value="0.1">
            <text:p>0,1</text:p>
          </table:table-cell>
          <table:table-cell table:formula="of:=[.C80]" office:value-type="float" office:value="27">
            <text:p>27</text:p>
          </table:table-cell>
          <table:table-cell table:formula="of:=[.A81]*[.B81]" office:value-type="float" office:value="7.9">
            <text:p>7,9</text:p>
          </table:table-cell>
          <table:table-cell table:formula="of:=EXP(-([.D81]^2/(2*[.C81]^2)))/SQRT(PI()*2*[.C81]^2)" office:value-type="float" office:value="0.0141565111069336">
            <text:p>0,0141565111</text:p>
          </table:table-cell>
          <table:table-cell table:formula="of:=[.F80]" office:value-type="float" office:value="0.0147756400148679">
            <text:p>0,01477564</text:p>
          </table:table-cell>
          <table:table-cell table:formula="of:=1000*[.E81]/[.F81]" office:value-type="float" office:value="958.097997290724">
            <text:p>958,0979972907</text:p>
          </table:table-cell>
          <table:table-cell table:number-columns-repeated="7"/>
        </table:table-row>
        <table:table-row table:style-name="ro2">
          <table:table-cell table:formula="of:=[.A81]+1" office:value-type="float" office:value="80">
            <text:p>80</text:p>
          </table:table-cell>
          <table:table-cell table:formula="of:=[.B81]" office:value-type="float" office:value="0.1">
            <text:p>0,1</text:p>
          </table:table-cell>
          <table:table-cell table:formula="of:=[.C81]" office:value-type="float" office:value="27">
            <text:p>27</text:p>
          </table:table-cell>
          <table:table-cell table:formula="of:=[.A82]*[.B82]" office:value-type="float" office:value="8">
            <text:p>8</text:p>
          </table:table-cell>
          <table:table-cell table:formula="of:=EXP(-([.D82]^2/(2*[.C82]^2)))/SQRT(PI()*2*[.C82]^2)" office:value-type="float" office:value="0.0141410813512582">
            <text:p>0,0141410814</text:p>
          </table:table-cell>
          <table:table-cell table:formula="of:=[.F81]" office:value-type="float" office:value="0.0147756400148679">
            <text:p>0,01477564</text:p>
          </table:table-cell>
          <table:table-cell table:formula="of:=1000*[.E82]/[.F82]" office:value-type="float" office:value="957.053727420866">
            <text:p>957,0537274209</text:p>
          </table:table-cell>
          <table:table-cell table:number-columns-repeated="7"/>
        </table:table-row>
        <table:table-row table:style-name="ro2">
          <table:table-cell table:formula="of:=[.A82]+1" office:value-type="float" office:value="81">
            <text:p>81</text:p>
          </table:table-cell>
          <table:table-cell table:formula="of:=[.B82]" office:value-type="float" office:value="0.1">
            <text:p>0,1</text:p>
          </table:table-cell>
          <table:table-cell table:formula="of:=[.C82]" office:value-type="float" office:value="27">
            <text:p>27</text:p>
          </table:table-cell>
          <table:table-cell table:formula="of:=[.A83]*[.B83]" office:value-type="float" office:value="8.1">
            <text:p>8,1</text:p>
          </table:table-cell>
          <table:table-cell table:formula="of:=EXP(-([.D83]^2/(2*[.C83]^2)))/SQRT(PI()*2*[.C83]^2)" office:value-type="float" office:value="0.0141254746466861">
            <text:p>0,0141254746</text:p>
          </table:table-cell>
          <table:table-cell table:formula="of:=[.F82]" office:value-type="float" office:value="0.0147756400148679">
            <text:p>0,01477564</text:p>
          </table:table-cell>
          <table:table-cell table:formula="of:=1000*[.E83]/[.F83]" office:value-type="float" office:value="955.9974818331">
            <text:p>955,9974818331</text:p>
          </table:table-cell>
          <table:table-cell table:number-columns-repeated="7"/>
        </table:table-row>
        <table:table-row table:style-name="ro2">
          <table:table-cell table:formula="of:=[.A83]+1" office:value-type="float" office:value="82">
            <text:p>82</text:p>
          </table:table-cell>
          <table:table-cell table:formula="of:=[.B83]" office:value-type="float" office:value="0.1">
            <text:p>0,1</text:p>
          </table:table-cell>
          <table:table-cell table:formula="of:=[.C83]" office:value-type="float" office:value="27">
            <text:p>27</text:p>
          </table:table-cell>
          <table:table-cell table:formula="of:=[.A84]*[.B84]" office:value-type="float" office:value="8.2">
            <text:p>8,2</text:p>
          </table:table-cell>
          <table:table-cell table:formula="of:=EXP(-([.D84]^2/(2*[.C84]^2)))/SQRT(PI()*2*[.C84]^2)" office:value-type="float" office:value="0.0141096916164339">
            <text:p>0,0141096916</text:p>
          </table:table-cell>
          <table:table-cell table:formula="of:=[.F83]" office:value-type="float" office:value="0.0147756400148679">
            <text:p>0,01477564</text:p>
          </table:table-cell>
          <table:table-cell table:formula="of:=1000*[.E84]/[.F84]" office:value-type="float" office:value="954.929302706085">
            <text:p>954,9293027061</text:p>
          </table:table-cell>
          <table:table-cell table:number-columns-repeated="7"/>
        </table:table-row>
        <table:table-row table:style-name="ro2">
          <table:table-cell table:formula="of:=[.A84]+1" office:value-type="float" office:value="83">
            <text:p>83</text:p>
          </table:table-cell>
          <table:table-cell table:formula="of:=[.B84]" office:value-type="float" office:value="0.1">
            <text:p>0,1</text:p>
          </table:table-cell>
          <table:table-cell table:formula="of:=[.C84]" office:value-type="float" office:value="27">
            <text:p>27</text:p>
          </table:table-cell>
          <table:table-cell table:formula="of:=[.A85]*[.B85]" office:value-type="float" office:value="8.3">
            <text:p>8,3</text:p>
          </table:table-cell>
          <table:table-cell table:formula="of:=EXP(-([.D85]^2/(2*[.C85]^2)))/SQRT(PI()*2*[.C85]^2)" office:value-type="float" office:value="0.0140937328902784">
            <text:p>0,0140937329</text:p>
          </table:table-cell>
          <table:table-cell table:formula="of:=[.F84]" office:value-type="float" office:value="0.0147756400148679">
            <text:p>0,01477564</text:p>
          </table:table-cell>
          <table:table-cell table:formula="of:=1000*[.E85]/[.F85]" office:value-type="float" office:value="953.849232662455">
            <text:p>953,8492326625</text:p>
          </table:table-cell>
          <table:table-cell table:number-columns-repeated="7"/>
        </table:table-row>
        <table:table-row table:style-name="ro2">
          <table:table-cell table:formula="of:=[.A85]+1" office:value-type="float" office:value="84">
            <text:p>84</text:p>
          </table:table-cell>
          <table:table-cell table:formula="of:=[.B85]" office:value-type="float" office:value="0.1">
            <text:p>0,1</text:p>
          </table:table-cell>
          <table:table-cell table:formula="of:=[.C85]" office:value-type="float" office:value="27">
            <text:p>27</text:p>
          </table:table-cell>
          <table:table-cell table:formula="of:=[.A86]*[.B86]" office:value-type="float" office:value="8.4">
            <text:p>8,4</text:p>
          </table:table-cell>
          <table:table-cell table:formula="of:=EXP(-([.D86]^2/(2*[.C86]^2)))/SQRT(PI()*2*[.C86]^2)" office:value-type="float" office:value="0.0140775991045144">
            <text:p>0,0140775991</text:p>
          </table:table-cell>
          <table:table-cell table:formula="of:=[.F85]" office:value-type="float" office:value="0.0147756400148679">
            <text:p>0,01477564</text:p>
          </table:table-cell>
          <table:table-cell table:formula="of:=1000*[.E86]/[.F86]" office:value-type="float" office:value="952.757314765988">
            <text:p>952,757314766</text:p>
          </table:table-cell>
          <table:table-cell table:number-columns-repeated="7"/>
        </table:table-row>
        <table:table-row table:style-name="ro2">
          <table:table-cell table:formula="of:=[.A86]+1" office:value-type="float" office:value="85">
            <text:p>85</text:p>
          </table:table-cell>
          <table:table-cell table:formula="of:=[.B86]" office:value-type="float" office:value="0.1">
            <text:p>0,1</text:p>
          </table:table-cell>
          <table:table-cell table:formula="of:=[.C86]" office:value-type="float" office:value="27">
            <text:p>27</text:p>
          </table:table-cell>
          <table:table-cell table:formula="of:=[.A87]*[.B87]" office:value-type="float" office:value="8.5">
            <text:p>8,5</text:p>
          </table:table-cell>
          <table:table-cell table:formula="of:=EXP(-([.D87]^2/(2*[.C87]^2)))/SQRT(PI()*2*[.C87]^2)" office:value-type="float" office:value="0.0140612909019127">
            <text:p>0,0140612909</text:p>
          </table:table-cell>
          <table:table-cell table:formula="of:=[.F86]" office:value-type="float" office:value="0.0147756400148679">
            <text:p>0,01477564</text:p>
          </table:table-cell>
          <table:table-cell table:formula="of:=1000*[.E87]/[.F87]" office:value-type="float" office:value="951.653592518745">
            <text:p>951,6535925187</text:p>
          </table:table-cell>
          <table:table-cell table:number-columns-repeated="7"/>
        </table:table-row>
        <table:table-row table:style-name="ro2">
          <table:table-cell table:formula="of:=[.A87]+1" office:value-type="float" office:value="86">
            <text:p>86</text:p>
          </table:table-cell>
          <table:table-cell table:formula="of:=[.B87]" office:value-type="float" office:value="0.1">
            <text:p>0,1</text:p>
          </table:table-cell>
          <table:table-cell table:formula="of:=[.C87]" office:value-type="float" office:value="27">
            <text:p>27</text:p>
          </table:table-cell>
          <table:table-cell table:formula="of:=[.A88]*[.B88]" office:value-type="float" office:value="8.6">
            <text:p>8,6</text:p>
          </table:table-cell>
          <table:table-cell table:formula="of:=EXP(-([.D88]^2/(2*[.C88]^2)))/SQRT(PI()*2*[.C88]^2)" office:value-type="float" office:value="0.0140448089316774">
            <text:p>0,0140448089</text:p>
          </table:table-cell>
          <table:table-cell table:formula="of:=[.F87]" office:value-type="float" office:value="0.0147756400148679">
            <text:p>0,01477564</text:p>
          </table:table-cell>
          <table:table-cell table:formula="of:=1000*[.E88]/[.F88]" office:value-type="float" office:value="950.538109858181">
            <text:p>950,5381098582</text:p>
          </table:table-cell>
          <table:table-cell table:number-columns-repeated="7"/>
        </table:table-row>
        <table:table-row table:style-name="ro2">
          <table:table-cell table:formula="of:=[.A88]+1" office:value-type="float" office:value="87">
            <text:p>87</text:p>
          </table:table-cell>
          <table:table-cell table:formula="of:=[.B88]" office:value-type="float" office:value="0.1">
            <text:p>0,1</text:p>
          </table:table-cell>
          <table:table-cell table:formula="of:=[.C88]" office:value-type="float" office:value="27">
            <text:p>27</text:p>
          </table:table-cell>
          <table:table-cell table:formula="of:=[.A89]*[.B89]" office:value-type="float" office:value="8.7">
            <text:p>8,7</text:p>
          </table:table-cell>
          <table:table-cell table:formula="of:=EXP(-([.D89]^2/(2*[.C89]^2)))/SQRT(PI()*2*[.C89]^2)" office:value-type="float" office:value="0.0140281538494027">
            <text:p>0,0140281538</text:p>
          </table:table-cell>
          <table:table-cell table:formula="of:=[.F88]" office:value-type="float" office:value="0.0147756400148679">
            <text:p>0,01477564</text:p>
          </table:table-cell>
          <table:table-cell table:formula="of:=1000*[.E89]/[.F89]" office:value-type="float" office:value="949.410911154234">
            <text:p>949,4109111542</text:p>
          </table:table-cell>
          <table:table-cell table:number-columns-repeated="7"/>
        </table:table-row>
        <table:table-row table:style-name="ro2">
          <table:table-cell table:formula="of:=[.A89]+1" office:value-type="float" office:value="88">
            <text:p>88</text:p>
          </table:table-cell>
          <table:table-cell table:formula="of:=[.B89]" office:value-type="float" office:value="0.1">
            <text:p>0,1</text:p>
          </table:table-cell>
          <table:table-cell table:formula="of:=[.C89]" office:value-type="float" office:value="27">
            <text:p>27</text:p>
          </table:table-cell>
          <table:table-cell table:formula="of:=[.A90]*[.B90]" office:value-type="float" office:value="8.8">
            <text:p>8,8</text:p>
          </table:table-cell>
          <table:table-cell table:formula="of:=EXP(-([.D90]^2/(2*[.C90]^2)))/SQRT(PI()*2*[.C90]^2)" office:value-type="float" office:value="0.0140113263170295">
            <text:p>0,0140113263</text:p>
          </table:table-cell>
          <table:table-cell table:formula="of:=[.F89]" office:value-type="float" office:value="0.0147756400148679">
            <text:p>0,01477564</text:p>
          </table:table-cell>
          <table:table-cell table:formula="of:=1000*[.E90]/[.F90]" office:value-type="float" office:value="948.272041206382">
            <text:p>948,2720412064</text:p>
          </table:table-cell>
          <table:table-cell table:number-columns-repeated="7"/>
        </table:table-row>
        <table:table-row table:style-name="ro2">
          <table:table-cell table:formula="of:=[.A90]+1" office:value-type="float" office:value="89">
            <text:p>89</text:p>
          </table:table-cell>
          <table:table-cell table:formula="of:=[.B90]" office:value-type="float" office:value="0.1">
            <text:p>0,1</text:p>
          </table:table-cell>
          <table:table-cell table:formula="of:=[.C90]" office:value-type="float" office:value="27">
            <text:p>27</text:p>
          </table:table-cell>
          <table:table-cell table:formula="of:=[.A91]*[.B91]" office:value-type="float" office:value="8.9">
            <text:p>8,9</text:p>
          </table:table-cell>
          <table:table-cell table:formula="of:=EXP(-([.D91]^2/(2*[.C91]^2)))/SQRT(PI()*2*[.C91]^2)" office:value-type="float" office:value="0.0139943270028017">
            <text:p>0,013994327</text:p>
          </table:table-cell>
          <table:table-cell table:formula="of:=[.F90]" office:value-type="float" office:value="0.0147756400148679">
            <text:p>0,01477564</text:p>
          </table:table-cell>
          <table:table-cell table:formula="of:=1000*[.E91]/[.F91]" office:value-type="float" office:value="947.12154524068">
            <text:p>947,1215452407</text:p>
          </table:table-cell>
          <table:table-cell table:number-columns-repeated="7"/>
        </table:table-row>
        <table:table-row table:style-name="ro2">
          <table:table-cell table:formula="of:=[.A91]+1" office:value-type="float" office:value="90">
            <text:p>90</text:p>
          </table:table-cell>
          <table:table-cell table:formula="of:=[.B91]" office:value-type="float" office:value="0.1">
            <text:p>0,1</text:p>
          </table:table-cell>
          <table:table-cell table:formula="of:=[.C91]" office:value-type="float" office:value="27">
            <text:p>27</text:p>
          </table:table-cell>
          <table:table-cell table:formula="of:=[.A92]*[.B92]" office:value-type="float" office:value="9">
            <text:p>9</text:p>
          </table:table-cell>
          <table:table-cell table:formula="of:=EXP(-([.D92]^2/(2*[.C92]^2)))/SQRT(PI()*2*[.C92]^2)" office:value-type="float" office:value="0.013977156581222">
            <text:p>0,0139771566</text:p>
          </table:table-cell>
          <table:table-cell table:formula="of:=[.F91]" office:value-type="float" office:value="0.0147756400148679">
            <text:p>0,01477564</text:p>
          </table:table-cell>
          <table:table-cell table:formula="of:=1000*[.E92]/[.F92]" office:value-type="float" office:value="945.959468906765">
            <text:p>945,9594689068</text:p>
          </table:table-cell>
          <table:table-cell table:number-columns-repeated="7"/>
        </table:table-row>
        <table:table-row table:style-name="ro2">
          <table:table-cell table:formula="of:=[.A92]+1" office:value-type="float" office:value="91">
            <text:p>91</text:p>
          </table:table-cell>
          <table:table-cell table:formula="of:=[.B92]" office:value-type="float" office:value="0.1">
            <text:p>0,1</text:p>
          </table:table-cell>
          <table:table-cell table:formula="of:=[.C92]" office:value-type="float" office:value="27">
            <text:p>27</text:p>
          </table:table-cell>
          <table:table-cell table:formula="of:=[.A93]*[.B93]" office:value-type="float" office:value="9.1">
            <text:p>9,1</text:p>
          </table:table-cell>
          <table:table-cell table:formula="of:=EXP(-([.D93]^2/(2*[.C93]^2)))/SQRT(PI()*2*[.C93]^2)" office:value-type="float" office:value="0.0139598157330071">
            <text:p>0,0139598157</text:p>
          </table:table-cell>
          <table:table-cell table:formula="of:=[.F92]" office:value-type="float" office:value="0.0147756400148679">
            <text:p>0,01477564</text:p>
          </table:table-cell>
          <table:table-cell table:formula="of:=1000*[.E93]/[.F93]" office:value-type="float" office:value="944.785858274843">
            <text:p>944,7858582748</text:p>
          </table:table-cell>
          <table:table-cell table:number-columns-repeated="7"/>
        </table:table-row>
        <table:table-row table:style-name="ro2">
          <table:table-cell table:formula="of:=[.A93]+1" office:value-type="float" office:value="92">
            <text:p>92</text:p>
          </table:table-cell>
          <table:table-cell table:formula="of:=[.B93]" office:value-type="float" office:value="0.1">
            <text:p>0,1</text:p>
          </table:table-cell>
          <table:table-cell table:formula="of:=[.C93]" office:value-type="float" office:value="27">
            <text:p>27</text:p>
          </table:table-cell>
          <table:table-cell table:formula="of:=[.A94]*[.B94]" office:value-type="float" office:value="9.2">
            <text:p>9,2</text:p>
          </table:table-cell>
          <table:table-cell table:formula="of:=EXP(-([.D94]^2/(2*[.C94]^2)))/SQRT(PI()*2*[.C94]^2)" office:value-type="float" office:value="0.0139423051450429">
            <text:p>0,0139423051</text:p>
          </table:table-cell>
          <table:table-cell table:formula="of:=[.F93]" office:value-type="float" office:value="0.0147756400148679">
            <text:p>0,01477564</text:p>
          </table:table-cell>
          <table:table-cell table:formula="of:=1000*[.E94]/[.F94]" office:value-type="float" office:value="943.600759832642">
            <text:p>943,6007598326</text:p>
          </table:table-cell>
          <table:table-cell table:number-columns-repeated="7"/>
        </table:table-row>
        <table:table-row table:style-name="ro2">
          <table:table-cell table:formula="of:=[.A94]+1" office:value-type="float" office:value="93">
            <text:p>93</text:p>
          </table:table-cell>
          <table:table-cell table:formula="of:=[.B94]" office:value-type="float" office:value="0.1">
            <text:p>0,1</text:p>
          </table:table-cell>
          <table:table-cell table:formula="of:=[.C94]" office:value-type="float" office:value="27">
            <text:p>27</text:p>
          </table:table-cell>
          <table:table-cell table:formula="of:=[.A95]*[.B95]" office:value-type="float" office:value="9.3">
            <text:p>9,3</text:p>
          </table:table-cell>
          <table:table-cell table:formula="of:=EXP(-([.D95]^2/(2*[.C95]^2)))/SQRT(PI()*2*[.C95]^2)" office:value-type="float" office:value="0.0139246255103394">
            <text:p>0,0139246255</text:p>
          </table:table-cell>
          <table:table-cell table:formula="of:=[.F94]" office:value-type="float" office:value="0.0147756400148679">
            <text:p>0,01477564</text:p>
          </table:table-cell>
          <table:table-cell table:formula="of:=1000*[.E95]/[.F95]" office:value-type="float" office:value="942.404220482348">
            <text:p>942,4042204823</text:p>
          </table:table-cell>
          <table:table-cell table:number-columns-repeated="7"/>
        </table:table-row>
        <table:table-row table:style-name="ro2">
          <table:table-cell table:formula="of:=[.A95]+1" office:value-type="float" office:value="94">
            <text:p>94</text:p>
          </table:table-cell>
          <table:table-cell table:formula="of:=[.B95]" office:value-type="float" office:value="0.1">
            <text:p>0,1</text:p>
          </table:table-cell>
          <table:table-cell table:formula="of:=[.C95]" office:value-type="float" office:value="27">
            <text:p>27</text:p>
          </table:table-cell>
          <table:table-cell table:formula="of:=[.A96]*[.B96]" office:value-type="float" office:value="9.4">
            <text:p>9,4</text:p>
          </table:table-cell>
          <table:table-cell table:formula="of:=EXP(-([.D96]^2/(2*[.C96]^2)))/SQRT(PI()*2*[.C96]^2)" office:value-type="float" office:value="0.0139067775279844">
            <text:p>0,0139067775</text:p>
          </table:table-cell>
          <table:table-cell table:formula="of:=[.F95]" office:value-type="float" office:value="0.0147756400148679">
            <text:p>0,01477564</text:p>
          </table:table-cell>
          <table:table-cell table:formula="of:=1000*[.E96]/[.F96]" office:value-type="float" office:value="941.196287537512">
            <text:p>941,1962875375</text:p>
          </table:table-cell>
          <table:table-cell table:number-columns-repeated="7"/>
        </table:table-row>
        <table:table-row table:style-name="ro2">
          <table:table-cell table:formula="of:=[.A96]+1" office:value-type="float" office:value="95">
            <text:p>95</text:p>
          </table:table-cell>
          <table:table-cell table:formula="of:=[.B96]" office:value-type="float" office:value="0.1">
            <text:p>0,1</text:p>
          </table:table-cell>
          <table:table-cell table:formula="of:=[.C96]" office:value-type="float" office:value="27">
            <text:p>27</text:p>
          </table:table-cell>
          <table:table-cell table:formula="of:=[.A97]*[.B97]" office:value-type="float" office:value="9.5">
            <text:p>9,5</text:p>
          </table:table-cell>
          <table:table-cell table:formula="of:=EXP(-([.D97]^2/(2*[.C97]^2)))/SQRT(PI()*2*[.C97]^2)" office:value-type="float" office:value="0.0138887619030981">
            <text:p>0,0138887619</text:p>
          </table:table-cell>
          <table:table-cell table:formula="of:=[.F96]" office:value-type="float" office:value="0.0147756400148679">
            <text:p>0,01477564</text:p>
          </table:table-cell>
          <table:table-cell table:formula="of:=1000*[.E97]/[.F97]" office:value-type="float" office:value="939.977008719935">
            <text:p>939,9770087199</text:p>
          </table:table-cell>
          <table:table-cell table:number-columns-repeated="7"/>
        </table:table-row>
        <table:table-row table:style-name="ro2">
          <table:table-cell table:formula="of:=[.A97]+1" office:value-type="float" office:value="96">
            <text:p>96</text:p>
          </table:table-cell>
          <table:table-cell table:formula="of:=[.B97]" office:value-type="float" office:value="0.1">
            <text:p>0,1</text:p>
          </table:table-cell>
          <table:table-cell table:formula="of:=[.C97]" office:value-type="float" office:value="27">
            <text:p>27</text:p>
          </table:table-cell>
          <table:table-cell table:formula="of:=[.A98]*[.B98]" office:value-type="float" office:value="9.6">
            <text:p>9,6</text:p>
          </table:table-cell>
          <table:table-cell table:formula="of:=EXP(-([.D98]^2/(2*[.C98]^2)))/SQRT(PI()*2*[.C98]^2)" office:value-type="float" office:value="0.0138705793467864">
            <text:p>0,0138705793</text:p>
          </table:table-cell>
          <table:table-cell table:formula="of:=[.F97]" office:value-type="float" office:value="0.0147756400148679">
            <text:p>0,01477564</text:p>
          </table:table-cell>
          <table:table-cell table:formula="of:=1000*[.E98]/[.F98]" office:value-type="float" office:value="938.746432156527">
            <text:p>938,7464321565</text:p>
          </table:table-cell>
          <table:table-cell table:number-columns-repeated="7"/>
        </table:table-row>
        <table:table-row table:style-name="ro2">
          <table:table-cell table:formula="of:=[.A98]+1" office:value-type="float" office:value="97">
            <text:p>97</text:p>
          </table:table-cell>
          <table:table-cell table:formula="of:=[.B98]" office:value-type="float" office:value="0.1">
            <text:p>0,1</text:p>
          </table:table-cell>
          <table:table-cell table:formula="of:=[.C98]" office:value-type="float" office:value="27">
            <text:p>27</text:p>
          </table:table-cell>
          <table:table-cell table:formula="of:=[.A99]*[.B99]" office:value-type="float" office:value="9.7">
            <text:p>9,7</text:p>
          </table:table-cell>
          <table:table-cell table:formula="of:=EXP(-([.D99]^2/(2*[.C99]^2)))/SQRT(PI()*2*[.C99]^2)" office:value-type="float" office:value="0.0138522305760943">
            <text:p>0,0138522306</text:p>
          </table:table-cell>
          <table:table-cell table:formula="of:=[.F98]" office:value-type="float" office:value="0.0147756400148679">
            <text:p>0,01477564</text:p>
          </table:table-cell>
          <table:table-cell table:formula="of:=1000*[.E99]/[.F99]" office:value-type="float" office:value="937.504606376143">
            <text:p>937,5046063761</text:p>
          </table:table-cell>
          <table:table-cell table:number-columns-repeated="7"/>
        </table:table-row>
        <table:table-row table:style-name="ro2">
          <table:table-cell table:formula="of:=[.A99]+1" office:value-type="float" office:value="98">
            <text:p>98</text:p>
          </table:table-cell>
          <table:table-cell table:formula="of:=[.B99]" office:value-type="float" office:value="0.1">
            <text:p>0,1</text:p>
          </table:table-cell>
          <table:table-cell table:formula="of:=[.C99]" office:value-type="float" office:value="27">
            <text:p>27</text:p>
          </table:table-cell>
          <table:table-cell table:formula="of:=[.A100]*[.B100]" office:value-type="float" office:value="9.8">
            <text:p>9,8</text:p>
          </table:table-cell>
          <table:table-cell table:formula="of:=EXP(-([.D100]^2/(2*[.C100]^2)))/SQRT(PI()*2*[.C100]^2)" office:value-type="float" office:value="0.0138337163139585">
            <text:p>0,0138337163</text:p>
          </table:table-cell>
          <table:table-cell table:formula="of:=[.F99]" office:value-type="float" office:value="0.0147756400148679">
            <text:p>0,01477564</text:p>
          </table:table-cell>
          <table:table-cell table:formula="of:=1000*[.E100]/[.F100]" office:value-type="float" office:value="936.251580306398">
            <text:p>936,2515803064</text:p>
          </table:table-cell>
          <table:table-cell table:number-columns-repeated="7"/>
        </table:table-row>
        <table:table-row table:style-name="ro2">
          <table:table-cell table:formula="of:=[.A100]+1" office:value-type="float" office:value="99">
            <text:p>99</text:p>
          </table:table-cell>
          <table:table-cell table:formula="of:=[.B100]" office:value-type="float" office:value="0.1">
            <text:p>0,1</text:p>
          </table:table-cell>
          <table:table-cell table:formula="of:=[.C100]" office:value-type="float" office:value="27">
            <text:p>27</text:p>
          </table:table-cell>
          <table:table-cell table:formula="of:=[.A101]*[.B101]" office:value-type="float" office:value="9.9">
            <text:p>9,9</text:p>
          </table:table-cell>
          <table:table-cell table:formula="of:=EXP(-([.D101]^2/(2*[.C101]^2)))/SQRT(PI()*2*[.C101]^2)" office:value-type="float" office:value="0.0138150372891603">
            <text:p>0,0138150373</text:p>
          </table:table-cell>
          <table:table-cell table:formula="of:=[.F100]" office:value-type="float" office:value="0.0147756400148679">
            <text:p>0,01477564</text:p>
          </table:table-cell>
          <table:table-cell table:formula="of:=1000*[.E101]/[.F101]" office:value-type="float" office:value="934.987403270453">
            <text:p>934,9874032705</text:p>
          </table:table-cell>
          <table:table-cell table:number-columns-repeated="7"/>
        </table:table-row>
        <table:table-row table:style-name="ro2">
          <table:table-cell table:formula="of:=[.A101]+1" office:value-type="float" office:value="100">
            <text:p>100</text:p>
          </table:table-cell>
          <table:table-cell table:formula="of:=[.B101]" office:value-type="float" office:value="0.1">
            <text:p>0,1</text:p>
          </table:table-cell>
          <table:table-cell table:formula="of:=[.C101]" office:value-type="float" office:value="27">
            <text:p>27</text:p>
          </table:table-cell>
          <table:table-cell table:formula="of:=[.A102]*[.B102]" office:value-type="float" office:value="10">
            <text:p>10</text:p>
          </table:table-cell>
          <table:table-cell table:formula="of:=EXP(-([.D102]^2/(2*[.C102]^2)))/SQRT(PI()*2*[.C102]^2)" office:value-type="float" office:value="0.0137961942362777">
            <text:p>0,0137961942</text:p>
          </table:table-cell>
          <table:table-cell table:formula="of:=[.F101]" office:value-type="float" office:value="0.0147756400148679">
            <text:p>0,01477564</text:p>
          </table:table-cell>
          <table:table-cell table:formula="of:=1000*[.E102]/[.F102]" office:value-type="float" office:value="933.712124983785">
            <text:p>933,7121249838</text:p>
          </table:table-cell>
          <table:table-cell table:number-columns-repeated="7"/>
        </table:table-row>
        <table:table-row table:style-name="ro2">
          <table:table-cell table:formula="of:=[.A102]+1" office:value-type="float" office:value="101">
            <text:p>101</text:p>
          </table:table-cell>
          <table:table-cell table:formula="of:=[.B102]" office:value-type="float" office:value="0.1">
            <text:p>0,1</text:p>
          </table:table-cell>
          <table:table-cell table:formula="of:=[.C102]" office:value-type="float" office:value="27">
            <text:p>27</text:p>
          </table:table-cell>
          <table:table-cell table:formula="of:=[.A103]*[.B103]" office:value-type="float" office:value="10.1">
            <text:p>10,1</text:p>
          </table:table-cell>
          <table:table-cell table:formula="of:=EXP(-([.D103]^2/(2*[.C103]^2)))/SQRT(PI()*2*[.C103]^2)" office:value-type="float" office:value="0.0137771878956373">
            <text:p>0,0137771879</text:p>
          </table:table-cell>
          <table:table-cell table:formula="of:=[.F102]" office:value-type="float" office:value="0.0147756400148679">
            <text:p>0,01477564</text:p>
          </table:table-cell>
          <table:table-cell table:formula="of:=1000*[.E103]/[.F103]" office:value-type="float" office:value="932.425795550929">
            <text:p>932,4257955509</text:p>
          </table:table-cell>
          <table:table-cell table:number-columns-repeated="7"/>
        </table:table-row>
        <table:table-row table:style-name="ro2">
          <table:table-cell table:formula="of:=[.A103]+1" office:value-type="float" office:value="102">
            <text:p>102</text:p>
          </table:table-cell>
          <table:table-cell table:formula="of:=[.B103]" office:value-type="float" office:value="0.1">
            <text:p>0,1</text:p>
          </table:table-cell>
          <table:table-cell table:formula="of:=[.C103]" office:value-type="float" office:value="27">
            <text:p>27</text:p>
          </table:table-cell>
          <table:table-cell table:formula="of:=[.A104]*[.B104]" office:value-type="float" office:value="10.2">
            <text:p>10,2</text:p>
          </table:table-cell>
          <table:table-cell table:formula="of:=EXP(-([.D104]^2/(2*[.C104]^2)))/SQRT(PI()*2*[.C104]^2)" office:value-type="float" office:value="0.0137580190132658">
            <text:p>0,013758019</text:p>
          </table:table-cell>
          <table:table-cell table:formula="of:=[.F103]" office:value-type="float" office:value="0.0147756400148679">
            <text:p>0,01477564</text:p>
          </table:table-cell>
          <table:table-cell table:formula="of:=1000*[.E104]/[.F104]" office:value-type="float" office:value="931.128465462202">
            <text:p>931,1284654622</text:p>
          </table:table-cell>
          <table:table-cell table:number-columns-repeated="7"/>
        </table:table-row>
        <table:table-row table:style-name="ro2">
          <table:table-cell table:formula="of:=[.A104]+1" office:value-type="float" office:value="103">
            <text:p>103</text:p>
          </table:table-cell>
          <table:table-cell table:formula="of:=[.B104]" office:value-type="float" office:value="0.1">
            <text:p>0,1</text:p>
          </table:table-cell>
          <table:table-cell table:formula="of:=[.C104]" office:value-type="float" office:value="27">
            <text:p>27</text:p>
          </table:table-cell>
          <table:table-cell table:formula="of:=[.A105]*[.B105]" office:value-type="float" office:value="10.3">
            <text:p>10,3</text:p>
          </table:table-cell>
          <table:table-cell table:formula="of:=EXP(-([.D105]^2/(2*[.C105]^2)))/SQRT(PI()*2*[.C105]^2)" office:value-type="float" office:value="0.0137386883408414">
            <text:p>0,0137386883</text:p>
          </table:table-cell>
          <table:table-cell table:formula="of:=[.F104]" office:value-type="float" office:value="0.0147756400148679">
            <text:p>0,01477564</text:p>
          </table:table-cell>
          <table:table-cell table:formula="of:=1000*[.E105]/[.F105]" office:value-type="float" office:value="929.820185590403">
            <text:p>929,8201855904</text:p>
          </table:table-cell>
          <table:table-cell table:number-columns-repeated="7"/>
        </table:table-row>
        <table:table-row table:style-name="ro2">
          <table:table-cell table:formula="of:=[.A105]+1" office:value-type="float" office:value="104">
            <text:p>104</text:p>
          </table:table-cell>
          <table:table-cell table:formula="of:=[.B105]" office:value-type="float" office:value="0.1">
            <text:p>0,1</text:p>
          </table:table-cell>
          <table:table-cell table:formula="of:=[.C105]" office:value-type="float" office:value="27">
            <text:p>27</text:p>
          </table:table-cell>
          <table:table-cell table:formula="of:=[.A106]*[.B106]" office:value-type="float" office:value="10.4">
            <text:p>10,4</text:p>
          </table:table-cell>
          <table:table-cell table:formula="of:=EXP(-([.D106]^2/(2*[.C106]^2)))/SQRT(PI()*2*[.C106]^2)" office:value-type="float" office:value="0.0137191966356446">
            <text:p>0,0137191966</text:p>
          </table:table-cell>
          <table:table-cell table:formula="of:=[.F105]" office:value-type="float" office:value="0.0147756400148679">
            <text:p>0,01477564</text:p>
          </table:table-cell>
          <table:table-cell table:formula="of:=1000*[.E106]/[.F106]" office:value-type="float" office:value="928.50100718749">
            <text:p>928,5010071875</text:p>
          </table:table-cell>
          <table:table-cell table:number-columns-repeated="7"/>
        </table:table-row>
        <table:table-row table:style-name="ro2">
          <table:table-cell table:formula="of:=[.A106]+1" office:value-type="float" office:value="105">
            <text:p>105</text:p>
          </table:table-cell>
          <table:table-cell table:formula="of:=[.B106]" office:value-type="float" office:value="0.1">
            <text:p>0,1</text:p>
          </table:table-cell>
          <table:table-cell table:formula="of:=[.C106]" office:value-type="float" office:value="27">
            <text:p>27</text:p>
          </table:table-cell>
          <table:table-cell table:formula="of:=[.A107]*[.B107]" office:value-type="float" office:value="10.5">
            <text:p>10,5</text:p>
          </table:table-cell>
          <table:table-cell table:formula="of:=EXP(-([.D107]^2/(2*[.C107]^2)))/SQRT(PI()*2*[.C107]^2)" office:value-type="float" office:value="0.0136995446605087">
            <text:p>0,0136995447</text:p>
          </table:table-cell>
          <table:table-cell table:formula="of:=[.F106]" office:value-type="float" office:value="0.0147756400148679">
            <text:p>0,01477564</text:p>
          </table:table-cell>
          <table:table-cell table:formula="of:=1000*[.E107]/[.F107]" office:value-type="float" office:value="927.170981881235">
            <text:p>927,1709818812</text:p>
          </table:table-cell>
          <table:table-cell table:number-columns-repeated="7"/>
        </table:table-row>
        <table:table-row table:style-name="ro2">
          <table:table-cell table:formula="of:=[.A107]+1" office:value-type="float" office:value="106">
            <text:p>106</text:p>
          </table:table-cell>
          <table:table-cell table:formula="of:=[.B107]" office:value-type="float" office:value="0.1">
            <text:p>0,1</text:p>
          </table:table-cell>
          <table:table-cell table:formula="of:=[.C107]" office:value-type="float" office:value="27">
            <text:p>27</text:p>
          </table:table-cell>
          <table:table-cell table:formula="of:=[.A108]*[.B108]" office:value-type="float" office:value="10.6">
            <text:p>10,6</text:p>
          </table:table-cell>
          <table:table-cell table:formula="of:=EXP(-([.D108]^2/(2*[.C108]^2)))/SQRT(PI()*2*[.C108]^2)" office:value-type="float" office:value="0.0136797331837704">
            <text:p>0,0136797332</text:p>
          </table:table-cell>
          <table:table-cell table:formula="of:=[.F107]" office:value-type="float" office:value="0.0147756400148679">
            <text:p>0,01477564</text:p>
          </table:table-cell>
          <table:table-cell table:formula="of:=1000*[.E108]/[.F108]" office:value-type="float" office:value="925.830161671867">
            <text:p>925,8301616719</text:p>
          </table:table-cell>
          <table:table-cell table:number-columns-repeated="7"/>
        </table:table-row>
        <table:table-row table:style-name="ro2">
          <table:table-cell table:formula="of:=[.A108]+1" office:value-type="float" office:value="107">
            <text:p>107</text:p>
          </table:table-cell>
          <table:table-cell table:formula="of:=[.B108]" office:value-type="float" office:value="0.1">
            <text:p>0,1</text:p>
          </table:table-cell>
          <table:table-cell table:formula="of:=[.C108]" office:value-type="float" office:value="27">
            <text:p>27</text:p>
          </table:table-cell>
          <table:table-cell table:formula="of:=[.A109]*[.B109]" office:value-type="float" office:value="10.7">
            <text:p>10,7</text:p>
          </table:table-cell>
          <table:table-cell table:formula="of:=EXP(-([.D109]^2/(2*[.C109]^2)))/SQRT(PI()*2*[.C109]^2)" office:value-type="float" office:value="0.0136597629792196">
            <text:p>0,013659763</text:p>
          </table:table-cell>
          <table:table-cell table:formula="of:=[.F108]" office:value-type="float" office:value="0.0147756400148679">
            <text:p>0,01477564</text:p>
          </table:table-cell>
          <table:table-cell table:formula="of:=1000*[.E109]/[.F109]" office:value-type="float" office:value="924.478598928681">
            <text:p>924,4785989287</text:p>
          </table:table-cell>
          <table:table-cell table:number-columns-repeated="7"/>
        </table:table-row>
        <table:table-row table:style-name="ro2">
          <table:table-cell table:formula="of:=[.A109]+1" office:value-type="float" office:value="108">
            <text:p>108</text:p>
          </table:table-cell>
          <table:table-cell table:formula="of:=[.B109]" office:value-type="float" office:value="0.1">
            <text:p>0,1</text:p>
          </table:table-cell>
          <table:table-cell table:formula="of:=[.C109]" office:value-type="float" office:value="27">
            <text:p>27</text:p>
          </table:table-cell>
          <table:table-cell table:formula="of:=[.A110]*[.B110]" office:value-type="float" office:value="10.8">
            <text:p>10,8</text:p>
          </table:table-cell>
          <table:table-cell table:formula="of:=EXP(-([.D110]^2/(2*[.C110]^2)))/SQRT(PI()*2*[.C110]^2)" office:value-type="float" office:value="0.013639634826049">
            <text:p>0,0136396348</text:p>
          </table:table-cell>
          <table:table-cell table:formula="of:=[.F109]" office:value-type="float" office:value="0.0147756400148679">
            <text:p>0,01477564</text:p>
          </table:table-cell>
          <table:table-cell table:formula="of:=1000*[.E110]/[.F110]" office:value-type="float" office:value="923.116346386636">
            <text:p>923,1163463866</text:p>
          </table:table-cell>
          <table:table-cell table:number-columns-repeated="7"/>
        </table:table-row>
        <table:table-row table:style-name="ro2">
          <table:table-cell table:formula="of:=[.A110]+1" office:value-type="float" office:value="109">
            <text:p>109</text:p>
          </table:table-cell>
          <table:table-cell table:formula="of:=[.B110]" office:value-type="float" office:value="0.1">
            <text:p>0,1</text:p>
          </table:table-cell>
          <table:table-cell table:formula="of:=[.C110]" office:value-type="float" office:value="27">
            <text:p>27</text:p>
          </table:table-cell>
          <table:table-cell table:formula="of:=[.A111]*[.B111]" office:value-type="float" office:value="10.9">
            <text:p>10,9</text:p>
          </table:table-cell>
          <table:table-cell table:formula="of:=EXP(-([.D111]^2/(2*[.C111]^2)))/SQRT(PI()*2*[.C111]^2)" office:value-type="float" office:value="0.0136193495088037">
            <text:p>0,0136193495</text:p>
          </table:table-cell>
          <table:table-cell table:formula="of:=[.F110]" office:value-type="float" office:value="0.0147756400148679">
            <text:p>0,01477564</text:p>
          </table:table-cell>
          <table:table-cell table:formula="of:=1000*[.E111]/[.F111]" office:value-type="float" office:value="921.743457142927">
            <text:p>921,7434571429</text:p>
          </table:table-cell>
          <table:table-cell table:number-columns-repeated="7"/>
        </table:table-row>
        <table:table-row table:style-name="ro2">
          <table:table-cell table:formula="of:=[.A111]+1" office:value-type="float" office:value="110">
            <text:p>110</text:p>
          </table:table-cell>
          <table:table-cell table:formula="of:=[.B111]" office:value-type="float" office:value="0.1">
            <text:p>0,1</text:p>
          </table:table-cell>
          <table:table-cell table:formula="of:=[.C111]" office:value-type="float" office:value="27">
            <text:p>27</text:p>
          </table:table-cell>
          <table:table-cell table:formula="of:=[.A112]*[.B112]" office:value-type="float" office:value="11">
            <text:p>11</text:p>
          </table:table-cell>
          <table:table-cell table:formula="of:=EXP(-([.D112]^2/(2*[.C112]^2)))/SQRT(PI()*2*[.C112]^2)" office:value-type="float" office:value="0.0135989078173301">
            <text:p>0,0135989078</text:p>
          </table:table-cell>
          <table:table-cell table:formula="of:=[.F111]" office:value-type="float" office:value="0.0147756400148679">
            <text:p>0,01477564</text:p>
          </table:table-cell>
          <table:table-cell table:formula="of:=1000*[.E112]/[.F112]" office:value-type="float" office:value="920.359984653543">
            <text:p>920,3599846535</text:p>
          </table:table-cell>
          <table:table-cell table:number-columns-repeated="7"/>
        </table:table-row>
        <table:table-row table:style-name="ro2">
          <table:table-cell table:formula="of:=[.A112]+1" office:value-type="float" office:value="111">
            <text:p>111</text:p>
          </table:table-cell>
          <table:table-cell table:formula="of:=[.B112]" office:value-type="float" office:value="0.1">
            <text:p>0,1</text:p>
          </table:table-cell>
          <table:table-cell table:formula="of:=[.C112]" office:value-type="float" office:value="27">
            <text:p>27</text:p>
          </table:table-cell>
          <table:table-cell table:formula="of:=[.A113]*[.B113]" office:value-type="float" office:value="11.1">
            <text:p>11,1</text:p>
          </table:table-cell>
          <table:table-cell table:formula="of:=EXP(-([.D113]^2/(2*[.C113]^2)))/SQRT(PI()*2*[.C113]^2)" office:value-type="float" office:value="0.0135783105467248">
            <text:p>0,0135783105</text:p>
          </table:table-cell>
          <table:table-cell table:formula="of:=[.F112]" office:value-type="float" office:value="0.0147756400148679">
            <text:p>0,01477564</text:p>
          </table:table-cell>
          <table:table-cell table:formula="of:=1000*[.E113]/[.F113]" office:value-type="float" office:value="918.965982729801">
            <text:p>918,9659827298</text:p>
          </table:table-cell>
          <table:table-cell table:number-columns-repeated="7"/>
        </table:table-row>
        <table:table-row table:style-name="ro2">
          <table:table-cell table:formula="of:=[.A113]+1" office:value-type="float" office:value="112">
            <text:p>112</text:p>
          </table:table-cell>
          <table:table-cell table:formula="of:=[.B113]" office:value-type="float" office:value="0.1">
            <text:p>0,1</text:p>
          </table:table-cell>
          <table:table-cell table:formula="of:=[.C113]" office:value-type="float" office:value="27">
            <text:p>27</text:p>
          </table:table-cell>
          <table:table-cell table:formula="of:=[.A114]*[.B114]" office:value-type="float" office:value="11.2">
            <text:p>11,2</text:p>
          </table:table-cell>
          <table:table-cell table:formula="of:=EXP(-([.D114]^2/(2*[.C114]^2)))/SQRT(PI()*2*[.C114]^2)" office:value-type="float" office:value="0.0135575584972833">
            <text:p>0,0135575585</text:p>
          </table:table-cell>
          <table:table-cell table:formula="of:=[.F113]" office:value-type="float" office:value="0.0147756400148679">
            <text:p>0,01477564</text:p>
          </table:table-cell>
          <table:table-cell table:formula="of:=1000*[.E114]/[.F114]" office:value-type="float" office:value="917.561505534862">
            <text:p>917,5615055349</text:p>
          </table:table-cell>
          <table:table-cell table:number-columns-repeated="7"/>
        </table:table-row>
        <table:table-row table:style-name="ro2">
          <table:table-cell table:formula="of:=[.A114]+1" office:value-type="float" office:value="113">
            <text:p>113</text:p>
          </table:table-cell>
          <table:table-cell table:formula="of:=[.B114]" office:value-type="float" office:value="0.1">
            <text:p>0,1</text:p>
          </table:table-cell>
          <table:table-cell table:formula="of:=[.C114]" office:value-type="float" office:value="27">
            <text:p>27</text:p>
          </table:table-cell>
          <table:table-cell table:formula="of:=[.A115]*[.B115]" office:value-type="float" office:value="11.3">
            <text:p>11,3</text:p>
          </table:table-cell>
          <table:table-cell table:formula="of:=EXP(-([.D115]^2/(2*[.C115]^2)))/SQRT(PI()*2*[.C115]^2)" office:value-type="float" office:value="0.0135366524744479">
            <text:p>0,0135366525</text:p>
          </table:table-cell>
          <table:table-cell table:formula="of:=[.F114]" office:value-type="float" office:value="0.0147756400148679">
            <text:p>0,01477564</text:p>
          </table:table-cell>
          <table:table-cell table:formula="of:=1000*[.E115]/[.F115]" office:value-type="float" office:value="916.146607580232">
            <text:p>916,1466075802</text:p>
          </table:table-cell>
          <table:table-cell table:number-columns-repeated="7"/>
        </table:table-row>
        <table:table-row table:style-name="ro2">
          <table:table-cell table:formula="of:=[.A115]+1" office:value-type="float" office:value="114">
            <text:p>114</text:p>
          </table:table-cell>
          <table:table-cell table:formula="of:=[.B115]" office:value-type="float" office:value="0.1">
            <text:p>0,1</text:p>
          </table:table-cell>
          <table:table-cell table:formula="of:=[.C115]" office:value-type="float" office:value="27">
            <text:p>27</text:p>
          </table:table-cell>
          <table:table-cell table:formula="of:=[.A116]*[.B116]" office:value-type="float" office:value="11.4">
            <text:p>11,4</text:p>
          </table:table-cell>
          <table:table-cell table:formula="of:=EXP(-([.D116]^2/(2*[.C116]^2)))/SQRT(PI()*2*[.C116]^2)" office:value-type="float" office:value="0.013515593288756">
            <text:p>0,0135155933</text:p>
          </table:table-cell>
          <table:table-cell table:formula="of:=[.F115]" office:value-type="float" office:value="0.0147756400148679">
            <text:p>0,01477564</text:p>
          </table:table-cell>
          <table:table-cell table:formula="of:=1000*[.E116]/[.F116]" office:value-type="float" office:value="914.721343722234">
            <text:p>914,7213437222</text:p>
          </table:table-cell>
          <table:table-cell table:number-columns-repeated="7"/>
        </table:table-row>
        <table:table-row table:style-name="ro2">
          <table:table-cell table:formula="of:=[.A116]+1" office:value-type="float" office:value="115">
            <text:p>115</text:p>
          </table:table-cell>
          <table:table-cell table:formula="of:=[.B116]" office:value-type="float" office:value="0.1">
            <text:p>0,1</text:p>
          </table:table-cell>
          <table:table-cell table:formula="of:=[.C116]" office:value-type="float" office:value="27">
            <text:p>27</text:p>
          </table:table-cell>
          <table:table-cell table:formula="of:=[.A117]*[.B117]" office:value-type="float" office:value="11.5">
            <text:p>11,5</text:p>
          </table:table-cell>
          <table:table-cell table:formula="of:=EXP(-([.D117]^2/(2*[.C117]^2)))/SQRT(PI()*2*[.C117]^2)" office:value-type="float" office:value="0.0134943817557873">
            <text:p>0,0134943818</text:p>
          </table:table-cell>
          <table:table-cell table:formula="of:=[.F116]" office:value-type="float" office:value="0.0147756400148679">
            <text:p>0,01477564</text:p>
          </table:table-cell>
          <table:table-cell table:formula="of:=1000*[.E117]/[.F117]" office:value-type="float" office:value="913.285769158474">
            <text:p>913,2857691585</text:p>
          </table:table-cell>
          <table:table-cell table:number-columns-repeated="7"/>
        </table:table-row>
        <table:table-row table:style-name="ro2">
          <table:table-cell table:formula="of:=[.A117]+1" office:value-type="float" office:value="116">
            <text:p>116</text:p>
          </table:table-cell>
          <table:table-cell table:formula="of:=[.B117]" office:value-type="float" office:value="0.1">
            <text:p>0,1</text:p>
          </table:table-cell>
          <table:table-cell table:formula="of:=[.C117]" office:value-type="float" office:value="27">
            <text:p>27</text:p>
          </table:table-cell>
          <table:table-cell table:formula="of:=[.A118]*[.B118]" office:value-type="float" office:value="11.6">
            <text:p>11,6</text:p>
          </table:table-cell>
          <table:table-cell table:formula="of:=EXP(-([.D118]^2/(2*[.C118]^2)))/SQRT(PI()*2*[.C118]^2)" office:value-type="float" office:value="0.0134730186961121">
            <text:p>0,0134730187</text:p>
          </table:table-cell>
          <table:table-cell table:formula="of:=[.F117]" office:value-type="float" office:value="0.0147756400148679">
            <text:p>0,01477564</text:p>
          </table:table-cell>
          <table:table-cell table:formula="of:=1000*[.E118]/[.F118]" office:value-type="float" office:value="911.839939424284">
            <text:p>911,8399394243</text:p>
          </table:table-cell>
          <table:table-cell table:number-columns-repeated="7"/>
        </table:table-row>
        <table:table-row table:style-name="ro2">
          <table:table-cell table:formula="of:=[.A118]+1" office:value-type="float" office:value="117">
            <text:p>117</text:p>
          </table:table-cell>
          <table:table-cell table:formula="of:=[.B118]" office:value-type="float" office:value="0.1">
            <text:p>0,1</text:p>
          </table:table-cell>
          <table:table-cell table:formula="of:=[.C118]" office:value-type="float" office:value="27">
            <text:p>27</text:p>
          </table:table-cell>
          <table:table-cell table:formula="of:=[.A119]*[.B119]" office:value-type="float" office:value="11.7">
            <text:p>11,7</text:p>
          </table:table-cell>
          <table:table-cell table:formula="of:=EXP(-([.D119]^2/(2*[.C119]^2)))/SQRT(PI()*2*[.C119]^2)" office:value-type="float" office:value="0.0134515049352377">
            <text:p>0,0134515049</text:p>
          </table:table-cell>
          <table:table-cell table:formula="of:=[.F118]" office:value-type="float" office:value="0.0147756400148679">
            <text:p>0,01477564</text:p>
          </table:table-cell>
          <table:table-cell table:formula="of:=1000*[.E119]/[.F119]" office:value-type="float" office:value="910.383910389142">
            <text:p>910,3839103891</text:p>
          </table:table-cell>
          <table:table-cell table:number-columns-repeated="7"/>
        </table:table-row>
        <table:table-row table:style-name="ro2">
          <table:table-cell table:formula="of:=[.A119]+1" office:value-type="float" office:value="118">
            <text:p>118</text:p>
          </table:table-cell>
          <table:table-cell table:formula="of:=[.B119]" office:value-type="float" office:value="0.1">
            <text:p>0,1</text:p>
          </table:table-cell>
          <table:table-cell table:formula="of:=[.C119]" office:value-type="float" office:value="27">
            <text:p>27</text:p>
          </table:table-cell>
          <table:table-cell table:formula="of:=[.A120]*[.B120]" office:value-type="float" office:value="11.8">
            <text:p>11,8</text:p>
          </table:table-cell>
          <table:table-cell table:formula="of:=EXP(-([.D120]^2/(2*[.C120]^2)))/SQRT(PI()*2*[.C120]^2)" office:value-type="float" office:value="0.0134298413035555">
            <text:p>0,0134298413</text:p>
          </table:table-cell>
          <table:table-cell table:formula="of:=[.F119]" office:value-type="float" office:value="0.0147756400148679">
            <text:p>0,01477564</text:p>
          </table:table-cell>
          <table:table-cell table:formula="of:=1000*[.E120]/[.F120]" office:value-type="float" office:value="908.917738253088">
            <text:p>908,9177382531</text:p>
          </table:table-cell>
          <table:table-cell table:number-columns-repeated="7"/>
        </table:table-row>
        <table:table-row table:style-name="ro2">
          <table:table-cell table:formula="of:=[.A120]+1" office:value-type="float" office:value="119">
            <text:p>119</text:p>
          </table:table-cell>
          <table:table-cell table:formula="of:=[.B120]" office:value-type="float" office:value="0.1">
            <text:p>0,1</text:p>
          </table:table-cell>
          <table:table-cell table:formula="of:=[.C120]" office:value-type="float" office:value="27">
            <text:p>27</text:p>
          </table:table-cell>
          <table:table-cell table:formula="of:=[.A121]*[.B121]" office:value-type="float" office:value="11.9">
            <text:p>11,9</text:p>
          </table:table-cell>
          <table:table-cell table:formula="of:=EXP(-([.D121]^2/(2*[.C121]^2)))/SQRT(PI()*2*[.C121]^2)" office:value-type="float" office:value="0.0134080286362881">
            <text:p>0,0134080286</text:p>
          </table:table-cell>
          <table:table-cell table:formula="of:=[.F120]" office:value-type="float" office:value="0.0147756400148679">
            <text:p>0,01477564</text:p>
          </table:table-cell>
          <table:table-cell table:formula="of:=1000*[.E121]/[.F121]" office:value-type="float" office:value="907.441479543108">
            <text:p>907,4414795431</text:p>
          </table:table-cell>
          <table:table-cell table:number-columns-repeated="7"/>
        </table:table-row>
        <table:table-row table:style-name="ro2">
          <table:table-cell table:formula="of:=[.A121]+1" office:value-type="float" office:value="120">
            <text:p>120</text:p>
          </table:table-cell>
          <table:table-cell table:formula="of:=[.B121]" office:value-type="float" office:value="0.1">
            <text:p>0,1</text:p>
          </table:table-cell>
          <table:table-cell table:formula="of:=[.C121]" office:value-type="float" office:value="27">
            <text:p>27</text:p>
          </table:table-cell>
          <table:table-cell table:formula="of:=[.A122]*[.B122]" office:value-type="float" office:value="12">
            <text:p>12</text:p>
          </table:table-cell>
          <table:table-cell table:formula="of:=EXP(-([.D122]^2/(2*[.C122]^2)))/SQRT(PI()*2*[.C122]^2)" office:value-type="float" office:value="0.0133860677734349">
            <text:p>0,0133860678</text:p>
          </table:table-cell>
          <table:table-cell table:formula="of:=[.F121]" office:value-type="float" office:value="0.0147756400148679">
            <text:p>0,01477564</text:p>
          </table:table-cell>
          <table:table-cell table:formula="of:=1000*[.E122]/[.F122]" office:value-type="float" office:value="905.95519110951">
            <text:p>905,9551911095</text:p>
          </table:table-cell>
          <table:table-cell table:number-columns-repeated="7"/>
        </table:table-row>
        <table:table-row table:style-name="ro2">
          <table:table-cell table:formula="of:=[.A122]+1" office:value-type="float" office:value="121">
            <text:p>121</text:p>
          </table:table-cell>
          <table:table-cell table:formula="of:=[.B122]" office:value-type="float" office:value="0.1">
            <text:p>0,1</text:p>
          </table:table-cell>
          <table:table-cell table:formula="of:=[.C122]" office:value-type="float" office:value="27">
            <text:p>27</text:p>
          </table:table-cell>
          <table:table-cell table:formula="of:=[.A123]*[.B123]" office:value-type="float" office:value="12.1">
            <text:p>12,1</text:p>
          </table:table-cell>
          <table:table-cell table:formula="of:=EXP(-([.D123]^2/(2*[.C123]^2)))/SQRT(PI()*2*[.C123]^2)" office:value-type="float" office:value="0.0133639595597194">
            <text:p>0,0133639596</text:p>
          </table:table-cell>
          <table:table-cell table:formula="of:=[.F122]" office:value-type="float" office:value="0.0147756400148679">
            <text:p>0,01477564</text:p>
          </table:table-cell>
          <table:table-cell table:formula="of:=1000*[.E123]/[.F123]" office:value-type="float" office:value="904.458930122284">
            <text:p>904,4589301223</text:p>
          </table:table-cell>
          <table:table-cell table:number-columns-repeated="7"/>
        </table:table-row>
        <table:table-row table:style-name="ro2">
          <table:table-cell table:formula="of:=[.A123]+1" office:value-type="float" office:value="122">
            <text:p>122</text:p>
          </table:table-cell>
          <table:table-cell table:formula="of:=[.B123]" office:value-type="float" office:value="0.1">
            <text:p>0,1</text:p>
          </table:table-cell>
          <table:table-cell table:formula="of:=[.C123]" office:value-type="float" office:value="27">
            <text:p>27</text:p>
          </table:table-cell>
          <table:table-cell table:formula="of:=[.A124]*[.B124]" office:value-type="float" office:value="12.2">
            <text:p>12,2</text:p>
          </table:table-cell>
          <table:table-cell table:formula="of:=EXP(-([.D124]^2/(2*[.C124]^2)))/SQRT(PI()*2*[.C124]^2)" office:value-type="float" office:value="0.0133417048445341">
            <text:p>0,0133417048</text:p>
          </table:table-cell>
          <table:table-cell table:formula="of:=[.F123]" office:value-type="float" office:value="0.0147756400148679">
            <text:p>0,01477564</text:p>
          </table:table-cell>
          <table:table-cell table:formula="of:=1000*[.E124]/[.F124]" office:value-type="float" office:value="902.952754067445">
            <text:p>902,9527540674</text:p>
          </table:table-cell>
          <table:table-cell table:number-columns-repeated="7"/>
        </table:table-row>
        <table:table-row table:style-name="ro2">
          <table:table-cell table:formula="of:=[.A124]+1" office:value-type="float" office:value="123">
            <text:p>123</text:p>
          </table:table-cell>
          <table:table-cell table:formula="of:=[.B124]" office:value-type="float" office:value="0.1">
            <text:p>0,1</text:p>
          </table:table-cell>
          <table:table-cell table:formula="of:=[.C124]" office:value-type="float" office:value="27">
            <text:p>27</text:p>
          </table:table-cell>
          <table:table-cell table:formula="of:=[.A125]*[.B125]" office:value-type="float" office:value="12.3">
            <text:p>12,3</text:p>
          </table:table-cell>
          <table:table-cell table:formula="of:=EXP(-([.D125]^2/(2*[.C125]^2)))/SQRT(PI()*2*[.C125]^2)" office:value-type="float" office:value="0.0133193044818868">
            <text:p>0,0133193045</text:p>
          </table:table-cell>
          <table:table-cell table:formula="of:=[.F124]" office:value-type="float" office:value="0.0147756400148679">
            <text:p>0,01477564</text:p>
          </table:table-cell>
          <table:table-cell table:formula="of:=1000*[.E125]/[.F125]" office:value-type="float" office:value="901.436720743354">
            <text:p>901,4367207434</text:p>
          </table:table-cell>
          <table:table-cell table:number-columns-repeated="7"/>
        </table:table-row>
        <table:table-row table:style-name="ro2">
          <table:table-cell table:formula="of:=[.A125]+1" office:value-type="float" office:value="124">
            <text:p>124</text:p>
          </table:table-cell>
          <table:table-cell table:formula="of:=[.B125]" office:value-type="float" office:value="0.1">
            <text:p>0,1</text:p>
          </table:table-cell>
          <table:table-cell table:formula="of:=[.C125]" office:value-type="float" office:value="27">
            <text:p>27</text:p>
          </table:table-cell>
          <table:table-cell table:formula="of:=[.A126]*[.B126]" office:value-type="float" office:value="12.4">
            <text:p>12,4</text:p>
          </table:table-cell>
          <table:table-cell table:formula="of:=EXP(-([.D126]^2/(2*[.C126]^2)))/SQRT(PI()*2*[.C126]^2)" office:value-type="float" office:value="0.0132967593303459">
            <text:p>0,0132967593</text:p>
          </table:table-cell>
          <table:table-cell table:formula="of:=[.F125]" office:value-type="float" office:value="0.0147756400148679">
            <text:p>0,01477564</text:p>
          </table:table-cell>
          <table:table-cell table:formula="of:=1000*[.E126]/[.F126]" office:value-type="float" office:value="899.910888257034">
            <text:p>899,910888257</text:p>
          </table:table-cell>
          <table:table-cell table:number-columns-repeated="7"/>
        </table:table-row>
        <table:table-row table:style-name="ro2">
          <table:table-cell table:formula="of:=[.A126]+1" office:value-type="float" office:value="125">
            <text:p>125</text:p>
          </table:table-cell>
          <table:table-cell table:formula="of:=[.B126]" office:value-type="float" office:value="0.1">
            <text:p>0,1</text:p>
          </table:table-cell>
          <table:table-cell table:formula="of:=[.C126]" office:value-type="float" office:value="27">
            <text:p>27</text:p>
          </table:table-cell>
          <table:table-cell table:formula="of:=[.A127]*[.B127]" office:value-type="float" office:value="12.5">
            <text:p>12,5</text:p>
          </table:table-cell>
          <table:table-cell table:formula="of:=EXP(-([.D127]^2/(2*[.C127]^2)))/SQRT(PI()*2*[.C127]^2)" office:value-type="float" office:value="0.0132740702529859">
            <text:p>0,0132740703</text:p>
          </table:table-cell>
          <table:table-cell table:formula="of:=[.F126]" office:value-type="float" office:value="0.0147756400148679">
            <text:p>0,01477564</text:p>
          </table:table-cell>
          <table:table-cell table:formula="of:=1000*[.E127]/[.F127]" office:value-type="float" office:value="898.375315020466">
            <text:p>898,3753150205</text:p>
          </table:table-cell>
          <table:table-cell table:number-columns-repeated="7"/>
        </table:table-row>
        <table:table-row table:style-name="ro2">
          <table:table-cell table:formula="of:=[.A127]+1" office:value-type="float" office:value="126">
            <text:p>126</text:p>
          </table:table-cell>
          <table:table-cell table:formula="of:=[.B127]" office:value-type="float" office:value="0.1">
            <text:p>0,1</text:p>
          </table:table-cell>
          <table:table-cell table:formula="of:=[.C127]" office:value-type="float" office:value="27">
            <text:p>27</text:p>
          </table:table-cell>
          <table:table-cell table:formula="of:=[.A128]*[.B128]" office:value-type="float" office:value="12.6">
            <text:p>12,6</text:p>
          </table:table-cell>
          <table:table-cell table:formula="of:=EXP(-([.D128]^2/(2*[.C128]^2)))/SQRT(PI()*2*[.C128]^2)" office:value-type="float" office:value="0.0132512381173322">
            <text:p>0,0132512381</text:p>
          </table:table-cell>
          <table:table-cell table:formula="of:=[.F127]" office:value-type="float" office:value="0.0147756400148679">
            <text:p>0,01477564</text:p>
          </table:table-cell>
          <table:table-cell table:formula="of:=1000*[.E128]/[.F128]" office:value-type="float" office:value="896.830059746869">
            <text:p>896,8300597469</text:p>
          </table:table-cell>
          <table:table-cell table:number-columns-repeated="7"/>
        </table:table-row>
        <table:table-row table:style-name="ro2">
          <table:table-cell table:formula="of:=[.A128]+1" office:value-type="float" office:value="127">
            <text:p>127</text:p>
          </table:table-cell>
          <table:table-cell table:formula="of:=[.B128]" office:value-type="float" office:value="0.1">
            <text:p>0,1</text:p>
          </table:table-cell>
          <table:table-cell table:formula="of:=[.C128]" office:value-type="float" office:value="27">
            <text:p>27</text:p>
          </table:table-cell>
          <table:table-cell table:formula="of:=[.A129]*[.B129]" office:value-type="float" office:value="12.7">
            <text:p>12,7</text:p>
          </table:table-cell>
          <table:table-cell table:formula="of:=EXP(-([.D129]^2/(2*[.C129]^2)))/SQRT(PI()*2*[.C129]^2)" office:value-type="float" office:value="0.0132282637953059">
            <text:p>0,0132282638</text:p>
          </table:table-cell>
          <table:table-cell table:formula="of:=[.F128]" office:value-type="float" office:value="0.0147756400148679">
            <text:p>0,01477564</text:p>
          </table:table-cell>
          <table:table-cell table:formula="of:=1000*[.E129]/[.F129]" office:value-type="float" office:value="895.275181446966">
            <text:p>895,275181447</text:p>
          </table:table-cell>
          <table:table-cell table:number-columns-repeated="7"/>
        </table:table-row>
        <table:table-row table:style-name="ro2">
          <table:table-cell table:formula="of:=[.A129]+1" office:value-type="float" office:value="128">
            <text:p>128</text:p>
          </table:table-cell>
          <table:table-cell table:formula="of:=[.B129]" office:value-type="float" office:value="0.1">
            <text:p>0,1</text:p>
          </table:table-cell>
          <table:table-cell table:formula="of:=[.C129]" office:value-type="float" office:value="27">
            <text:p>27</text:p>
          </table:table-cell>
          <table:table-cell table:formula="of:=[.A130]*[.B130]" office:value-type="float" office:value="12.8">
            <text:p>12,8</text:p>
          </table:table-cell>
          <table:table-cell table:formula="of:=EXP(-([.D130]^2/(2*[.C130]^2)))/SQRT(PI()*2*[.C130]^2)" office:value-type="float" office:value="0.0132051481631687">
            <text:p>0,0132051482</text:p>
          </table:table-cell>
          <table:table-cell table:formula="of:=[.F129]" office:value-type="float" office:value="0.0147756400148679">
            <text:p>0,01477564</text:p>
          </table:table-cell>
          <table:table-cell table:formula="of:=1000*[.E130]/[.F130]" office:value-type="float" office:value="893.710739425239">
            <text:p>893,7107394252</text:p>
          </table:table-cell>
          <table:table-cell table:number-columns-repeated="7"/>
        </table:table-row>
        <table:table-row table:style-name="ro2">
          <table:table-cell table:formula="of:=[.A130]+1" office:value-type="float" office:value="129">
            <text:p>129</text:p>
          </table:table-cell>
          <table:table-cell table:formula="of:=[.B130]" office:value-type="float" office:value="0.1">
            <text:p>0,1</text:p>
          </table:table-cell>
          <table:table-cell table:formula="of:=[.C130]" office:value-type="float" office:value="27">
            <text:p>27</text:p>
          </table:table-cell>
          <table:table-cell table:formula="of:=[.A131]*[.B131]" office:value-type="float" office:value="12.9">
            <text:p>12,9</text:p>
          </table:table-cell>
          <table:table-cell table:formula="of:=EXP(-([.D131]^2/(2*[.C131]^2)))/SQRT(PI()*2*[.C131]^2)" office:value-type="float" office:value="0.0131818921014673">
            <text:p>0,0131818921</text:p>
          </table:table-cell>
          <table:table-cell table:formula="of:=[.F130]" office:value-type="float" office:value="0.0147756400148679">
            <text:p>0,01477564</text:p>
          </table:table-cell>
          <table:table-cell table:formula="of:=1000*[.E131]/[.F131]" office:value-type="float" office:value="892.13679327617">
            <text:p>892,1367932762</text:p>
          </table:table-cell>
          <table:table-cell table:number-columns-repeated="7"/>
        </table:table-row>
        <table:table-row table:style-name="ro2">
          <table:table-cell table:formula="of:=[.A131]+1" office:value-type="float" office:value="130">
            <text:p>130</text:p>
          </table:table-cell>
          <table:table-cell table:formula="of:=[.B131]" office:value-type="float" office:value="0.1">
            <text:p>0,1</text:p>
          </table:table-cell>
          <table:table-cell table:formula="of:=[.C131]" office:value-type="float" office:value="27">
            <text:p>27</text:p>
          </table:table-cell>
          <table:table-cell table:formula="of:=[.A132]*[.B132]" office:value-type="float" office:value="13">
            <text:p>13</text:p>
          </table:table-cell>
          <table:table-cell table:formula="of:=EXP(-([.D132]^2/(2*[.C132]^2)))/SQRT(PI()*2*[.C132]^2)" office:value-type="float" office:value="0.0131584964949773">
            <text:p>0,0131584965</text:p>
          </table:table-cell>
          <table:table-cell table:formula="of:=[.F131]" office:value-type="float" office:value="0.0147756400148679">
            <text:p>0,01477564</text:p>
          </table:table-cell>
          <table:table-cell table:formula="of:=1000*[.E132]/[.F132]" office:value-type="float" office:value="890.553402880465">
            <text:p>890,5534028805</text:p>
          </table:table-cell>
          <table:table-cell table:number-columns-repeated="7"/>
        </table:table-row>
        <table:table-row table:style-name="ro2">
          <table:table-cell table:formula="of:=[.A132]+1" office:value-type="float" office:value="131">
            <text:p>131</text:p>
          </table:table-cell>
          <table:table-cell table:formula="of:=[.B132]" office:value-type="float" office:value="0.1">
            <text:p>0,1</text:p>
          </table:table-cell>
          <table:table-cell table:formula="of:=[.C132]" office:value-type="float" office:value="27">
            <text:p>27</text:p>
          </table:table-cell>
          <table:table-cell table:formula="of:=[.A133]*[.B133]" office:value-type="float" office:value="13.1">
            <text:p>13,1</text:p>
          </table:table-cell>
          <table:table-cell table:formula="of:=EXP(-([.D133]^2/(2*[.C133]^2)))/SQRT(PI()*2*[.C133]^2)" office:value-type="float" office:value="0.0131349622326478">
            <text:p>0,0131349622</text:p>
          </table:table-cell>
          <table:table-cell table:formula="of:=[.F132]" office:value-type="float" office:value="0.0147756400148679">
            <text:p>0,01477564</text:p>
          </table:table-cell>
          <table:table-cell table:formula="of:=1000*[.E133]/[.F133]" office:value-type="float" office:value="888.960628401265">
            <text:p>888,9606284013</text:p>
          </table:table-cell>
          <table:table-cell table:number-columns-repeated="7"/>
        </table:table-row>
        <table:table-row table:style-name="ro2">
          <table:table-cell table:formula="of:=[.A133]+1" office:value-type="float" office:value="132">
            <text:p>132</text:p>
          </table:table-cell>
          <table:table-cell table:formula="of:=[.B133]" office:value-type="float" office:value="0.1">
            <text:p>0,1</text:p>
          </table:table-cell>
          <table:table-cell table:formula="of:=[.C133]" office:value-type="float" office:value="27">
            <text:p>27</text:p>
          </table:table-cell>
          <table:table-cell table:formula="of:=[.A134]*[.B134]" office:value-type="float" office:value="13.2">
            <text:p>13,2</text:p>
          </table:table-cell>
          <table:table-cell table:formula="of:=EXP(-([.D134]^2/(2*[.C134]^2)))/SQRT(PI()*2*[.C134]^2)" office:value-type="float" office:value="0.0131112902075447">
            <text:p>0,0131112902</text:p>
          </table:table-cell>
          <table:table-cell table:formula="of:=[.F133]" office:value-type="float" office:value="0.0147756400148679">
            <text:p>0,01477564</text:p>
          </table:table-cell>
          <table:table-cell table:formula="of:=1000*[.E134]/[.F134]" office:value-type="float" office:value="887.358530280353">
            <text:p>887,3585302804</text:p>
          </table:table-cell>
          <table:table-cell table:number-columns-repeated="7"/>
        </table:table-row>
        <table:table-row table:style-name="ro2">
          <table:table-cell table:formula="of:=[.A134]+1" office:value-type="float" office:value="133">
            <text:p>133</text:p>
          </table:table-cell>
          <table:table-cell table:formula="of:=[.B134]" office:value-type="float" office:value="0.1">
            <text:p>0,1</text:p>
          </table:table-cell>
          <table:table-cell table:formula="of:=[.C134]" office:value-type="float" office:value="27">
            <text:p>27</text:p>
          </table:table-cell>
          <table:table-cell table:formula="of:=[.A135]*[.B135]" office:value-type="float" office:value="13.3">
            <text:p>13,3</text:p>
          </table:table-cell>
          <table:table-cell table:formula="of:=EXP(-([.D135]^2/(2*[.C135]^2)))/SQRT(PI()*2*[.C135]^2)" office:value-type="float" office:value="0.0130874813167948">
            <text:p>0,0130874813</text:p>
          </table:table-cell>
          <table:table-cell table:formula="of:=[.F134]" office:value-type="float" office:value="0.0147756400148679">
            <text:p>0,01477564</text:p>
          </table:table-cell>
          <table:table-cell table:formula="of:=1000*[.E135]/[.F135]" office:value-type="float" office:value="885.747169234335">
            <text:p>885,7471692343</text:p>
          </table:table-cell>
          <table:table-cell table:number-columns-repeated="7"/>
        </table:table-row>
        <table:table-row table:style-name="ro2">
          <table:table-cell table:formula="of:=[.A135]+1" office:value-type="float" office:value="134">
            <text:p>134</text:p>
          </table:table-cell>
          <table:table-cell table:formula="of:=[.B135]" office:value-type="float" office:value="0.1">
            <text:p>0,1</text:p>
          </table:table-cell>
          <table:table-cell table:formula="of:=[.C135]" office:value-type="float" office:value="27">
            <text:p>27</text:p>
          </table:table-cell>
          <table:table-cell table:formula="of:=[.A136]*[.B136]" office:value-type="float" office:value="13.4">
            <text:p>13,4</text:p>
          </table:table-cell>
          <table:table-cell table:formula="of:=EXP(-([.D136]^2/(2*[.C136]^2)))/SQRT(PI()*2*[.C136]^2)" office:value-type="float" office:value="0.013063536461529">
            <text:p>0,0130635365</text:p>
          </table:table-cell>
          <table:table-cell table:formula="of:=[.F135]" office:value-type="float" office:value="0.0147756400148679">
            <text:p>0,01477564</text:p>
          </table:table-cell>
          <table:table-cell table:formula="of:=1000*[.E136]/[.F136]" office:value-type="float" office:value="884.126606250824">
            <text:p>884,1266062508</text:p>
          </table:table-cell>
          <table:table-cell table:number-columns-repeated="7"/>
        </table:table-row>
        <table:table-row table:style-name="ro2">
          <table:table-cell table:formula="of:=[.A136]+1" office:value-type="float" office:value="135">
            <text:p>135</text:p>
          </table:table-cell>
          <table:table-cell table:formula="of:=[.B136]" office:value-type="float" office:value="0.1">
            <text:p>0,1</text:p>
          </table:table-cell>
          <table:table-cell table:formula="of:=[.C136]" office:value-type="float" office:value="27">
            <text:p>27</text:p>
          </table:table-cell>
          <table:table-cell table:formula="of:=[.A137]*[.B137]" office:value-type="float" office:value="13.5">
            <text:p>13,5</text:p>
          </table:table-cell>
          <table:table-cell table:formula="of:=EXP(-([.D137]^2/(2*[.C137]^2)))/SQRT(PI()*2*[.C137]^2)" office:value-type="float" office:value="0.0130394565468259">
            <text:p>0,0130394565</text:p>
          </table:table-cell>
          <table:table-cell table:formula="of:=[.F136]" office:value-type="float" office:value="0.0147756400148679">
            <text:p>0,01477564</text:p>
          </table:table-cell>
          <table:table-cell table:formula="of:=1000*[.E137]/[.F137]" office:value-type="float" office:value="882.496902584595">
            <text:p>882,4969025846</text:p>
          </table:table-cell>
          <table:table-cell table:number-columns-repeated="7"/>
        </table:table-row>
        <table:table-row table:style-name="ro2">
          <table:table-cell table:formula="of:=[.A137]+1" office:value-type="float" office:value="136">
            <text:p>136</text:p>
          </table:table-cell>
          <table:table-cell table:formula="of:=[.B137]" office:value-type="float" office:value="0.1">
            <text:p>0,1</text:p>
          </table:table-cell>
          <table:table-cell table:formula="of:=[.C137]" office:value-type="float" office:value="27">
            <text:p>27</text:p>
          </table:table-cell>
          <table:table-cell table:formula="of:=[.A138]*[.B138]" office:value-type="float" office:value="13.6">
            <text:p>13,6</text:p>
          </table:table-cell>
          <table:table-cell table:formula="of:=EXP(-([.D138]^2/(2*[.C138]^2)))/SQRT(PI()*2*[.C138]^2)" office:value-type="float" office:value="0.0130152424816548">
            <text:p>0,0130152425</text:p>
          </table:table-cell>
          <table:table-cell table:formula="of:=[.F137]" office:value-type="float" office:value="0.0147756400148679">
            <text:p>0,01477564</text:p>
          </table:table-cell>
          <table:table-cell table:formula="of:=1000*[.E138]/[.F138]" office:value-type="float" office:value="880.858119753748">
            <text:p>880,8581197537</text:p>
          </table:table-cell>
          <table:table-cell table:number-columns-repeated="7"/>
        </table:table-row>
        <table:table-row table:style-name="ro2">
          <table:table-cell table:formula="of:=[.A138]+1" office:value-type="float" office:value="137">
            <text:p>137</text:p>
          </table:table-cell>
          <table:table-cell table:formula="of:=[.B138]" office:value-type="float" office:value="0.1">
            <text:p>0,1</text:p>
          </table:table-cell>
          <table:table-cell table:formula="of:=[.C138]" office:value-type="float" office:value="27">
            <text:p>27</text:p>
          </table:table-cell>
          <table:table-cell table:formula="of:=[.A139]*[.B139]" office:value-type="float" office:value="13.7">
            <text:p>13,7</text:p>
          </table:table-cell>
          <table:table-cell table:formula="of:=EXP(-([.D139]^2/(2*[.C139]^2)))/SQRT(PI()*2*[.C139]^2)" office:value-type="float" office:value="0.0129908951788186">
            <text:p>0,0129908952</text:p>
          </table:table-cell>
          <table:table-cell table:formula="of:=[.F138]" office:value-type="float" office:value="0.0147756400148679">
            <text:p>0,01477564</text:p>
          </table:table-cell>
          <table:table-cell table:formula="of:=1000*[.E139]/[.F139]" office:value-type="float" office:value="879.210319535844">
            <text:p>879,2103195358</text:p>
          </table:table-cell>
          <table:table-cell table:number-columns-repeated="7"/>
        </table:table-row>
        <table:table-row table:style-name="ro2">
          <table:table-cell table:formula="of:=[.A139]+1" office:value-type="float" office:value="138">
            <text:p>138</text:p>
          </table:table-cell>
          <table:table-cell table:formula="of:=[.B139]" office:value-type="float" office:value="0.1">
            <text:p>0,1</text:p>
          </table:table-cell>
          <table:table-cell table:formula="of:=[.C139]" office:value-type="float" office:value="27">
            <text:p>27</text:p>
          </table:table-cell>
          <table:table-cell table:formula="of:=[.A140]*[.B140]" office:value-type="float" office:value="13.8">
            <text:p>13,8</text:p>
          </table:table-cell>
          <table:table-cell table:formula="of:=EXP(-([.D140]^2/(2*[.C140]^2)))/SQRT(PI()*2*[.C140]^2)" office:value-type="float" office:value="0.012966415554897">
            <text:p>0,0129664156</text:p>
          </table:table-cell>
          <table:table-cell table:formula="of:=[.F139]" office:value-type="float" office:value="0.0147756400148679">
            <text:p>0,01477564</text:p>
          </table:table-cell>
          <table:table-cell table:formula="of:=1000*[.E140]/[.F140]" office:value-type="float" office:value="877.553563964037">
            <text:p>877,553563964</text:p>
          </table:table-cell>
          <table:table-cell table:number-columns-repeated="7"/>
        </table:table-row>
        <table:table-row table:style-name="ro2">
          <table:table-cell table:formula="of:=[.A140]+1" office:value-type="float" office:value="139">
            <text:p>139</text:p>
          </table:table-cell>
          <table:table-cell table:formula="of:=[.B140]" office:value-type="float" office:value="0.1">
            <text:p>0,1</text:p>
          </table:table-cell>
          <table:table-cell table:formula="of:=[.C140]" office:value-type="float" office:value="27">
            <text:p>27</text:p>
          </table:table-cell>
          <table:table-cell table:formula="of:=[.A141]*[.B141]" office:value-type="float" office:value="13.9">
            <text:p>13,9</text:p>
          </table:table-cell>
          <table:table-cell table:formula="of:=EXP(-([.D141]^2/(2*[.C141]^2)))/SQRT(PI()*2*[.C141]^2)" office:value-type="float" office:value="0.0129418045301887">
            <text:p>0,0129418045</text:p>
          </table:table-cell>
          <table:table-cell table:formula="of:=[.F140]" office:value-type="float" office:value="0.0147756400148679">
            <text:p>0,01477564</text:p>
          </table:table-cell>
          <table:table-cell table:formula="of:=1000*[.E141]/[.F141]" office:value-type="float" office:value="875.887915323201">
            <text:p>875,8879153232</text:p>
          </table:table-cell>
          <table:table-cell table:number-columns-repeated="7"/>
        </table:table-row>
        <table:table-row table:style-name="ro2">
          <table:table-cell table:formula="of:=[.A141]+1" office:value-type="float" office:value="140">
            <text:p>140</text:p>
          </table:table-cell>
          <table:table-cell table:formula="of:=[.B141]" office:value-type="float" office:value="0.1">
            <text:p>0,1</text:p>
          </table:table-cell>
          <table:table-cell table:formula="of:=[.C141]" office:value-type="float" office:value="27">
            <text:p>27</text:p>
          </table:table-cell>
          <table:table-cell table:formula="of:=[.A142]*[.B142]" office:value-type="float" office:value="14">
            <text:p>14</text:p>
          </table:table-cell>
          <table:table-cell table:formula="of:=EXP(-([.D142]^2/(2*[.C142]^2)))/SQRT(PI()*2*[.C142]^2)" office:value-type="float" office:value="0.0129170630286545">
            <text:p>0,012917063</text:p>
          </table:table-cell>
          <table:table-cell table:formula="of:=[.F141]" office:value-type="float" office:value="0.0147756400148679">
            <text:p>0,01477564</text:p>
          </table:table-cell>
          <table:table-cell table:formula="of:=1000*[.E142]/[.F142]" office:value-type="float" office:value="874.213436146033">
            <text:p>874,213436146</text:p>
          </table:table-cell>
          <table:table-cell table:number-columns-repeated="7"/>
        </table:table-row>
        <table:table-row table:style-name="ro2">
          <table:table-cell table:formula="of:=[.A142]+1" office:value-type="float" office:value="141">
            <text:p>141</text:p>
          </table:table-cell>
          <table:table-cell table:formula="of:=[.B142]" office:value-type="float" office:value="0.1">
            <text:p>0,1</text:p>
          </table:table-cell>
          <table:table-cell table:formula="of:=[.C142]" office:value-type="float" office:value="27">
            <text:p>27</text:p>
          </table:table-cell>
          <table:table-cell table:formula="of:=[.A143]*[.B143]" office:value-type="float" office:value="14.1">
            <text:p>14,1</text:p>
          </table:table-cell>
          <table:table-cell table:formula="of:=EXP(-([.D143]^2/(2*[.C143]^2)))/SQRT(PI()*2*[.C143]^2)" office:value-type="float" office:value="0.0128921919778591">
            <text:p>0,012892192</text:p>
          </table:table-cell>
          <table:table-cell table:formula="of:=[.F142]" office:value-type="float" office:value="0.0147756400148679">
            <text:p>0,01477564</text:p>
          </table:table-cell>
          <table:table-cell table:formula="of:=1000*[.E143]/[.F143]" office:value-type="float" office:value="872.53018920916">
            <text:p>872,5301892092</text:p>
          </table:table-cell>
          <table:table-cell table:number-columns-repeated="7"/>
        </table:table-row>
        <table:table-row table:style-name="ro2">
          <table:table-cell table:formula="of:=[.A143]+1" office:value-type="float" office:value="142">
            <text:p>142</text:p>
          </table:table-cell>
          <table:table-cell table:formula="of:=[.B143]" office:value-type="float" office:value="0.1">
            <text:p>0,1</text:p>
          </table:table-cell>
          <table:table-cell table:formula="of:=[.C143]" office:value-type="float" office:value="27">
            <text:p>27</text:p>
          </table:table-cell>
          <table:table-cell table:formula="of:=[.A144]*[.B144]" office:value-type="float" office:value="14.2">
            <text:p>14,2</text:p>
          </table:table-cell>
          <table:table-cell table:formula="of:=EXP(-([.D144]^2/(2*[.C144]^2)))/SQRT(PI()*2*[.C144]^2)" office:value-type="float" office:value="0.012867192308914">
            <text:p>0,0128671923</text:p>
          </table:table-cell>
          <table:table-cell table:formula="of:=[.F143]" office:value-type="float" office:value="0.0147756400148679">
            <text:p>0,01477564</text:p>
          </table:table-cell>
          <table:table-cell table:formula="of:=1000*[.E144]/[.F144]" office:value-type="float" office:value="870.838237529233">
            <text:p>870,8382375292</text:p>
          </table:table-cell>
          <table:table-cell table:number-columns-repeated="7"/>
        </table:table-row>
        <table:table-row table:style-name="ro2">
          <table:table-cell table:formula="of:=[.A144]+1" office:value-type="float" office:value="143">
            <text:p>143</text:p>
          </table:table-cell>
          <table:table-cell table:formula="of:=[.B144]" office:value-type="float" office:value="0.1">
            <text:p>0,1</text:p>
          </table:table-cell>
          <table:table-cell table:formula="of:=[.C144]" office:value-type="float" office:value="27">
            <text:p>27</text:p>
          </table:table-cell>
          <table:table-cell table:formula="of:=[.A145]*[.B145]" office:value-type="float" office:value="14.3">
            <text:p>14,3</text:p>
          </table:table-cell>
          <table:table-cell table:formula="of:=EXP(-([.D145]^2/(2*[.C145]^2)))/SQRT(PI()*2*[.C145]^2)" office:value-type="float" office:value="0.0128420649564189">
            <text:p>0,012842065</text:p>
          </table:table-cell>
          <table:table-cell table:formula="of:=[.F144]" office:value-type="float" office:value="0.0147756400148679">
            <text:p>0,01477564</text:p>
          </table:table-cell>
          <table:table-cell table:formula="of:=1000*[.E145]/[.F145]" office:value-type="float" office:value="869.137644359005">
            <text:p>869,137644359</text:p>
          </table:table-cell>
          <table:table-cell table:number-columns-repeated="7"/>
        </table:table-row>
        <table:table-row table:style-name="ro2">
          <table:table-cell table:formula="of:=[.A145]+1" office:value-type="float" office:value="144">
            <text:p>144</text:p>
          </table:table-cell>
          <table:table-cell table:formula="of:=[.B145]" office:value-type="float" office:value="0.1">
            <text:p>0,1</text:p>
          </table:table-cell>
          <table:table-cell table:formula="of:=[.C145]" office:value-type="float" office:value="27">
            <text:p>27</text:p>
          </table:table-cell>
          <table:table-cell table:formula="of:=[.A146]*[.B146]" office:value-type="float" office:value="14.4">
            <text:p>14,4</text:p>
          </table:table-cell>
          <table:table-cell table:formula="of:=EXP(-([.D146]^2/(2*[.C146]^2)))/SQRT(PI()*2*[.C146]^2)" office:value-type="float" office:value="0.0128168108584046">
            <text:p>0,0128168109</text:p>
          </table:table-cell>
          <table:table-cell table:formula="of:=[.F145]" office:value-type="float" office:value="0.0147756400148679">
            <text:p>0,01477564</text:p>
          </table:table-cell>
          <table:table-cell table:formula="of:=1000*[.E146]/[.F146]" office:value-type="float" office:value="867.428473183411">
            <text:p>867,4284731834</text:p>
          </table:table-cell>
          <table:table-cell table:number-columns-repeated="7"/>
        </table:table-row>
        <table:table-row table:style-name="ro2">
          <table:table-cell table:formula="of:=[.A146]+1" office:value-type="float" office:value="145">
            <text:p>145</text:p>
          </table:table-cell>
          <table:table-cell table:formula="of:=[.B146]" office:value-type="float" office:value="0.1">
            <text:p>0,1</text:p>
          </table:table-cell>
          <table:table-cell table:formula="of:=[.C146]" office:value-type="float" office:value="27">
            <text:p>27</text:p>
          </table:table-cell>
          <table:table-cell table:formula="of:=[.A147]*[.B147]" office:value-type="float" office:value="14.5">
            <text:p>14,5</text:p>
          </table:table-cell>
          <table:table-cell table:formula="of:=EXP(-([.D147]^2/(2*[.C147]^2)))/SQRT(PI()*2*[.C147]^2)" office:value-type="float" office:value="0.0127914309562739">
            <text:p>0,012791431</text:p>
          </table:table-cell>
          <table:table-cell table:formula="of:=[.F146]" office:value-type="float" office:value="0.0147756400148679">
            <text:p>0,01477564</text:p>
          </table:table-cell>
          <table:table-cell table:formula="of:=1000*[.E147]/[.F147]" office:value-type="float" office:value="865.71078771563">
            <text:p>865,7107877156</text:p>
          </table:table-cell>
          <table:table-cell table:number-columns-repeated="7"/>
        </table:table-row>
        <table:table-row table:style-name="ro2">
          <table:table-cell table:formula="of:=[.A147]+1" office:value-type="float" office:value="146">
            <text:p>146</text:p>
          </table:table-cell>
          <table:table-cell table:formula="of:=[.B147]" office:value-type="float" office:value="0.1">
            <text:p>0,1</text:p>
          </table:table-cell>
          <table:table-cell table:formula="of:=[.C147]" office:value-type="float" office:value="27">
            <text:p>27</text:p>
          </table:table-cell>
          <table:table-cell table:formula="of:=[.A148]*[.B148]" office:value-type="float" office:value="14.6">
            <text:p>14,6</text:p>
          </table:table-cell>
          <table:table-cell table:formula="of:=EXP(-([.D148]^2/(2*[.C148]^2)))/SQRT(PI()*2*[.C148]^2)" office:value-type="float" office:value="0.0127659261947441">
            <text:p>0,0127659262</text:p>
          </table:table-cell>
          <table:table-cell table:formula="of:=[.F147]" office:value-type="float" office:value="0.0147756400148679">
            <text:p>0,01477564</text:p>
          </table:table-cell>
          <table:table-cell table:formula="of:=1000*[.E148]/[.F148]" office:value-type="float" office:value="863.984651893149">
            <text:p>863,9846518931</text:p>
          </table:table-cell>
          <table:table-cell table:number-columns-repeated="7"/>
        </table:table-row>
        <table:table-row table:style-name="ro2">
          <table:table-cell table:formula="of:=[.A148]+1" office:value-type="float" office:value="147">
            <text:p>147</text:p>
          </table:table-cell>
          <table:table-cell table:formula="of:=[.B148]" office:value-type="float" office:value="0.1">
            <text:p>0,1</text:p>
          </table:table-cell>
          <table:table-cell table:formula="of:=[.C148]" office:value-type="float" office:value="27">
            <text:p>27</text:p>
          </table:table-cell>
          <table:table-cell table:formula="of:=[.A149]*[.B149]" office:value-type="float" office:value="14.7">
            <text:p>14,7</text:p>
          </table:table-cell>
          <table:table-cell table:formula="of:=EXP(-([.D149]^2/(2*[.C149]^2)))/SQRT(PI()*2*[.C149]^2)" office:value-type="float" office:value="0.0127402975217885">
            <text:p>0,0127402975</text:p>
          </table:table-cell>
          <table:table-cell table:formula="of:=[.F148]" office:value-type="float" office:value="0.0147756400148679">
            <text:p>0,01477564</text:p>
          </table:table-cell>
          <table:table-cell table:formula="of:=1000*[.E149]/[.F149]" office:value-type="float" office:value="862.250129873809">
            <text:p>862,2501298738</text:p>
          </table:table-cell>
          <table:table-cell table:number-columns-repeated="7"/>
        </table:table-row>
        <table:table-row table:style-name="ro2">
          <table:table-cell table:formula="of:=[.A149]+1" office:value-type="float" office:value="148">
            <text:p>148</text:p>
          </table:table-cell>
          <table:table-cell table:formula="of:=[.B149]" office:value-type="float" office:value="0.1">
            <text:p>0,1</text:p>
          </table:table-cell>
          <table:table-cell table:formula="of:=[.C149]" office:value-type="float" office:value="27">
            <text:p>27</text:p>
          </table:table-cell>
          <table:table-cell table:formula="of:=[.A150]*[.B150]" office:value-type="float" office:value="14.8">
            <text:p>14,8</text:p>
          </table:table-cell>
          <table:table-cell table:formula="of:=EXP(-([.D150]^2/(2*[.C150]^2)))/SQRT(PI()*2*[.C150]^2)" office:value-type="float" office:value="0.0127145458885776">
            <text:p>0,0127145459</text:p>
          </table:table-cell>
          <table:table-cell table:formula="of:=[.F149]" office:value-type="float" office:value="0.0147756400148679">
            <text:p>0,01477564</text:p>
          </table:table-cell>
          <table:table-cell table:formula="of:=1000*[.E150]/[.F150]" office:value-type="float" office:value="860.507286031854">
            <text:p>860,5072860319</text:p>
          </table:table-cell>
          <table:table-cell table:number-columns-repeated="7"/>
        </table:table-row>
        <table:table-row table:style-name="ro2">
          <table:table-cell table:formula="of:=[.A150]+1" office:value-type="float" office:value="149">
            <text:p>149</text:p>
          </table:table-cell>
          <table:table-cell table:formula="of:=[.B150]" office:value-type="float" office:value="0.1">
            <text:p>0,1</text:p>
          </table:table-cell>
          <table:table-cell table:formula="of:=[.C150]" office:value-type="float" office:value="27">
            <text:p>27</text:p>
          </table:table-cell>
          <table:table-cell table:formula="of:=[.A151]*[.B151]" office:value-type="float" office:value="14.9">
            <text:p>14,9</text:p>
          </table:table-cell>
          <table:table-cell table:formula="of:=EXP(-([.D151]^2/(2*[.C151]^2)))/SQRT(PI()*2*[.C151]^2)" office:value-type="float" office:value="0.012688672249421">
            <text:p>0,0126886722</text:p>
          </table:table-cell>
          <table:table-cell table:formula="of:=[.F150]" office:value-type="float" office:value="0.0147756400148679">
            <text:p>0,01477564</text:p>
          </table:table-cell>
          <table:table-cell table:formula="of:=1000*[.E151]/[.F151]" office:value-type="float" office:value="858.756184953961">
            <text:p>858,756184954</text:p>
          </table:table-cell>
          <table:table-cell table:number-columns-repeated="7"/>
        </table:table-row>
        <table:table-row table:style-name="ro2">
          <table:table-cell table:formula="of:=[.A151]+1" office:value-type="float" office:value="150">
            <text:p>150</text:p>
          </table:table-cell>
          <table:table-cell table:formula="of:=[.B151]" office:value-type="float" office:value="0.1">
            <text:p>0,1</text:p>
          </table:table-cell>
          <table:table-cell table:formula="of:=[.C151]" office:value-type="float" office:value="27">
            <text:p>27</text:p>
          </table:table-cell>
          <table:table-cell table:formula="of:=[.A152]*[.B152]" office:value-type="float" office:value="15">
            <text:p>15</text:p>
          </table:table-cell>
          <table:table-cell table:formula="of:=EXP(-([.D152]^2/(2*[.C152]^2)))/SQRT(PI()*2*[.C152]^2)" office:value-type="float" office:value="0.0126626775617085">
            <text:p>0,0126626776</text:p>
          </table:table-cell>
          <table:table-cell table:formula="of:=[.F151]" office:value-type="float" office:value="0.0147756400148679">
            <text:p>0,01477564</text:p>
          </table:table-cell>
          <table:table-cell table:formula="of:=1000*[.E152]/[.F152]" office:value-type="float" office:value="856.996891435279">
            <text:p>856,9968914353</text:p>
          </table:table-cell>
          <table:table-cell table:number-columns-repeated="7"/>
        </table:table-row>
        <table:table-row table:style-name="ro2">
          <table:table-cell table:formula="of:=[.A152]+1" office:value-type="float" office:value="151">
            <text:p>151</text:p>
          </table:table-cell>
          <table:table-cell table:formula="of:=[.B152]" office:value-type="float" office:value="0.1">
            <text:p>0,1</text:p>
          </table:table-cell>
          <table:table-cell table:formula="of:=[.C152]" office:value-type="float" office:value="27">
            <text:p>27</text:p>
          </table:table-cell>
          <table:table-cell table:formula="of:=[.A153]*[.B153]" office:value-type="float" office:value="15.1">
            <text:p>15,1</text:p>
          </table:table-cell>
          <table:table-cell table:formula="of:=EXP(-([.D153]^2/(2*[.C153]^2)))/SQRT(PI()*2*[.C153]^2)" office:value-type="float" office:value="0.0126365627858513">
            <text:p>0,0126365628</text:p>
          </table:table-cell>
          <table:table-cell table:formula="of:=[.F152]" office:value-type="float" office:value="0.0147756400148679">
            <text:p>0,01477564</text:p>
          </table:table-cell>
          <table:table-cell table:formula="of:=1000*[.E153]/[.F153]" office:value-type="float" office:value="855.229470475445">
            <text:p>855,2294704754</text:p>
          </table:table-cell>
          <table:table-cell table:number-columns-repeated="7"/>
        </table:table-row>
        <table:table-row table:style-name="ro2">
          <table:table-cell table:formula="of:=[.A153]+1" office:value-type="float" office:value="152">
            <text:p>152</text:p>
          </table:table-cell>
          <table:table-cell table:formula="of:=[.B153]" office:value-type="float" office:value="0.1">
            <text:p>0,1</text:p>
          </table:table-cell>
          <table:table-cell table:formula="of:=[.C153]" office:value-type="float" office:value="27">
            <text:p>27</text:p>
          </table:table-cell>
          <table:table-cell table:formula="of:=[.A154]*[.B154]" office:value-type="float" office:value="15.2">
            <text:p>15,2</text:p>
          </table:table-cell>
          <table:table-cell table:formula="of:=EXP(-([.D154]^2/(2*[.C154]^2)))/SQRT(PI()*2*[.C154]^2)" office:value-type="float" office:value="0.0126103288852233">
            <text:p>0,0126103289</text:p>
          </table:table-cell>
          <table:table-cell table:formula="of:=[.F153]" office:value-type="float" office:value="0.0147756400148679">
            <text:p>0,01477564</text:p>
          </table:table-cell>
          <table:table-cell table:formula="of:=1000*[.E154]/[.F154]" office:value-type="float" office:value="853.453987274609">
            <text:p>853,4539872746</text:p>
          </table:table-cell>
          <table:table-cell table:number-columns-repeated="7"/>
        </table:table-row>
        <table:table-row table:style-name="ro2">
          <table:table-cell table:formula="of:=[.A154]+1" office:value-type="float" office:value="153">
            <text:p>153</text:p>
          </table:table-cell>
          <table:table-cell table:formula="of:=[.B154]" office:value-type="float" office:value="0.1">
            <text:p>0,1</text:p>
          </table:table-cell>
          <table:table-cell table:formula="of:=[.C154]" office:value-type="float" office:value="27">
            <text:p>27</text:p>
          </table:table-cell>
          <table:table-cell table:formula="of:=[.A155]*[.B155]" office:value-type="float" office:value="15.3">
            <text:p>15,3</text:p>
          </table:table-cell>
          <table:table-cell table:formula="of:=EXP(-([.D155]^2/(2*[.C155]^2)))/SQRT(PI()*2*[.C155]^2)" office:value-type="float" office:value="0.0125839768261022">
            <text:p>0,0125839768</text:p>
          </table:table-cell>
          <table:table-cell table:formula="of:=[.F154]" office:value-type="float" office:value="0.0147756400148679">
            <text:p>0,01477564</text:p>
          </table:table-cell>
          <table:table-cell table:formula="of:=1000*[.E155]/[.F155]" office:value-type="float" office:value="851.670507229441">
            <text:p>851,6705072294</text:p>
          </table:table-cell>
          <table:table-cell table:number-columns-repeated="7"/>
        </table:table-row>
        <table:table-row table:style-name="ro2">
          <table:table-cell table:formula="of:=[.A155]+1" office:value-type="float" office:value="154">
            <text:p>154</text:p>
          </table:table-cell>
          <table:table-cell table:formula="of:=[.B155]" office:value-type="float" office:value="0.1">
            <text:p>0,1</text:p>
          </table:table-cell>
          <table:table-cell table:formula="of:=[.C155]" office:value-type="float" office:value="27">
            <text:p>27</text:p>
          </table:table-cell>
          <table:table-cell table:formula="of:=[.A156]*[.B156]" office:value-type="float" office:value="15.4">
            <text:p>15,4</text:p>
          </table:table-cell>
          <table:table-cell table:formula="of:=EXP(-([.D156]^2/(2*[.C156]^2)))/SQRT(PI()*2*[.C156]^2)" office:value-type="float" office:value="0.0125575075776104">
            <text:p>0,0125575076</text:p>
          </table:table-cell>
          <table:table-cell table:formula="of:=[.F155]" office:value-type="float" office:value="0.0147756400148679">
            <text:p>0,01477564</text:p>
          </table:table-cell>
          <table:table-cell table:formula="of:=1000*[.E156]/[.F156]" office:value-type="float" office:value="849.879095929142">
            <text:p>849,8790959291</text:p>
          </table:table-cell>
          <table:table-cell table:number-columns-repeated="7"/>
        </table:table-row>
        <table:table-row table:style-name="ro2">
          <table:table-cell table:formula="of:=[.A156]+1" office:value-type="float" office:value="155">
            <text:p>155</text:p>
          </table:table-cell>
          <table:table-cell table:formula="of:=[.B156]" office:value-type="float" office:value="0.1">
            <text:p>0,1</text:p>
          </table:table-cell>
          <table:table-cell table:formula="of:=[.C156]" office:value-type="float" office:value="27">
            <text:p>27</text:p>
          </table:table-cell>
          <table:table-cell table:formula="of:=[.A157]*[.B157]" office:value-type="float" office:value="15.5">
            <text:p>15,5</text:p>
          </table:table-cell>
          <table:table-cell table:formula="of:=EXP(-([.D157]^2/(2*[.C157]^2)))/SQRT(PI()*2*[.C157]^2)" office:value-type="float" office:value="0.012530922111656">
            <text:p>0,0125309221</text:p>
          </table:table-cell>
          <table:table-cell table:formula="of:=[.F156]" office:value-type="float" office:value="0.0147756400148679">
            <text:p>0,01477564</text:p>
          </table:table-cell>
          <table:table-cell table:formula="of:=1000*[.E157]/[.F157]" office:value-type="float" office:value="848.079819151447">
            <text:p>848,0798191514</text:p>
          </table:table-cell>
          <table:table-cell table:number-columns-repeated="7"/>
        </table:table-row>
        <table:table-row table:style-name="ro2">
          <table:table-cell table:formula="of:=[.A157]+1" office:value-type="float" office:value="156">
            <text:p>156</text:p>
          </table:table-cell>
          <table:table-cell table:formula="of:=[.B157]" office:value-type="float" office:value="0.1">
            <text:p>0,1</text:p>
          </table:table-cell>
          <table:table-cell table:formula="of:=[.C157]" office:value-type="float" office:value="27">
            <text:p>27</text:p>
          </table:table-cell>
          <table:table-cell table:formula="of:=[.A158]*[.B158]" office:value-type="float" office:value="15.6">
            <text:p>15,6</text:p>
          </table:table-cell>
          <table:table-cell table:formula="of:=EXP(-([.D158]^2/(2*[.C158]^2)))/SQRT(PI()*2*[.C158]^2)" office:value-type="float" office:value="0.0125042214028738">
            <text:p>0,0125042214</text:p>
          </table:table-cell>
          <table:table-cell table:formula="of:=[.F157]" office:value-type="float" office:value="0.0147756400148679">
            <text:p>0,01477564</text:p>
          </table:table-cell>
          <table:table-cell table:formula="of:=1000*[.E158]/[.F158]" office:value-type="float" office:value="846.27274285862">
            <text:p>846,2727428586</text:p>
          </table:table-cell>
          <table:table-cell table:number-columns-repeated="7"/>
        </table:table-row>
        <table:table-row table:style-name="ro2">
          <table:table-cell table:formula="of:=[.A158]+1" office:value-type="float" office:value="157">
            <text:p>157</text:p>
          </table:table-cell>
          <table:table-cell table:formula="of:=[.B158]" office:value-type="float" office:value="0.1">
            <text:p>0,1</text:p>
          </table:table-cell>
          <table:table-cell table:formula="of:=[.C158]" office:value-type="float" office:value="27">
            <text:p>27</text:p>
          </table:table-cell>
          <table:table-cell table:formula="of:=[.A159]*[.B159]" office:value-type="float" office:value="15.7">
            <text:p>15,7</text:p>
          </table:table-cell>
          <table:table-cell table:formula="of:=EXP(-([.D159]^2/(2*[.C159]^2)))/SQRT(PI()*2*[.C159]^2)" office:value-type="float" office:value="0.0124774064285658">
            <text:p>0,0124774064</text:p>
          </table:table-cell>
          <table:table-cell table:formula="of:=[.F158]" office:value-type="float" office:value="0.0147756400148679">
            <text:p>0,01477564</text:p>
          </table:table-cell>
          <table:table-cell table:formula="of:=1000*[.E159]/[.F159]" office:value-type="float" office:value="844.457933193451">
            <text:p>844,4579331935</text:p>
          </table:table-cell>
          <table:table-cell table:number-columns-repeated="7"/>
        </table:table-row>
        <table:table-row table:style-name="ro2">
          <table:table-cell table:formula="of:=[.A159]+1" office:value-type="float" office:value="158">
            <text:p>158</text:p>
          </table:table-cell>
          <table:table-cell table:formula="of:=[.B159]" office:value-type="float" office:value="0.1">
            <text:p>0,1</text:p>
          </table:table-cell>
          <table:table-cell table:formula="of:=[.C159]" office:value-type="float" office:value="27">
            <text:p>27</text:p>
          </table:table-cell>
          <table:table-cell table:formula="of:=[.A160]*[.B160]" office:value-type="float" office:value="15.8">
            <text:p>15,8</text:p>
          </table:table-cell>
          <table:table-cell table:formula="of:=EXP(-([.D160]^2/(2*[.C160]^2)))/SQRT(PI()*2*[.C160]^2)" office:value-type="float" office:value="0.0124504781686421">
            <text:p>0,0124504782</text:p>
          </table:table-cell>
          <table:table-cell table:formula="of:=[.F159]" office:value-type="float" office:value="0.0147756400148679">
            <text:p>0,01477564</text:p>
          </table:table-cell>
          <table:table-cell table:formula="of:=1000*[.E160]/[.F160]" office:value-type="float" office:value="842.635456475242">
            <text:p>842,6354564752</text:p>
          </table:table-cell>
          <table:table-cell table:number-columns-repeated="7"/>
        </table:table-row>
        <table:table-row table:style-name="ro2">
          <table:table-cell table:formula="of:=[.A160]+1" office:value-type="float" office:value="159">
            <text:p>159</text:p>
          </table:table-cell>
          <table:table-cell table:formula="of:=[.B160]" office:value-type="float" office:value="0.1">
            <text:p>0,1</text:p>
          </table:table-cell>
          <table:table-cell table:formula="of:=[.C160]" office:value-type="float" office:value="27">
            <text:p>27</text:p>
          </table:table-cell>
          <table:table-cell table:formula="of:=[.A161]*[.B161]" office:value-type="float" office:value="15.9">
            <text:p>15,9</text:p>
          </table:table-cell>
          <table:table-cell table:formula="of:=EXP(-([.D161]^2/(2*[.C161]^2)))/SQRT(PI()*2*[.C161]^2)" office:value-type="float" office:value="0.0124234376055616">
            <text:p>0,0124234376</text:p>
          </table:table-cell>
          <table:table-cell table:formula="of:=[.F160]" office:value-type="float" office:value="0.0147756400148679">
            <text:p>0,01477564</text:p>
          </table:table-cell>
          <table:table-cell table:formula="of:=1000*[.E161]/[.F161]" office:value-type="float" office:value="840.805379195801">
            <text:p>840,8053791958</text:p>
          </table:table-cell>
          <table:table-cell table:number-columns-repeated="7"/>
        </table:table-row>
        <table:table-row table:style-name="ro2">
          <table:table-cell table:formula="of:=[.A161]+1" office:value-type="float" office:value="160">
            <text:p>160</text:p>
          </table:table-cell>
          <table:table-cell table:formula="of:=[.B161]" office:value-type="float" office:value="0.1">
            <text:p>0,1</text:p>
          </table:table-cell>
          <table:table-cell table:formula="of:=[.C161]" office:value-type="float" office:value="27">
            <text:p>27</text:p>
          </table:table-cell>
          <table:table-cell table:formula="of:=[.A162]*[.B162]" office:value-type="float" office:value="16">
            <text:p>16</text:p>
          </table:table-cell>
          <table:table-cell table:formula="of:=EXP(-([.D162]^2/(2*[.C162]^2)))/SQRT(PI()*2*[.C162]^2)" office:value-type="float" office:value="0.012396285724273">
            <text:p>0,0123962857</text:p>
          </table:table-cell>
          <table:table-cell table:formula="of:=[.F161]" office:value-type="float" office:value="0.0147756400148679">
            <text:p>0,01477564</text:p>
          </table:table-cell>
          <table:table-cell table:formula="of:=1000*[.E162]/[.F162]" office:value-type="float" office:value="838.967768015415">
            <text:p>838,9677680154</text:p>
          </table:table-cell>
          <table:table-cell table:number-columns-repeated="7"/>
        </table:table-row>
        <table:table-row table:style-name="ro2">
          <table:table-cell table:formula="of:=[.A162]+1" office:value-type="float" office:value="161">
            <text:p>161</text:p>
          </table:table-cell>
          <table:table-cell table:formula="of:=[.B162]" office:value-type="float" office:value="0.1">
            <text:p>0,1</text:p>
          </table:table-cell>
          <table:table-cell table:formula="of:=[.C162]" office:value-type="float" office:value="27">
            <text:p>27</text:p>
          </table:table-cell>
          <table:table-cell table:formula="of:=[.A163]*[.B163]" office:value-type="float" office:value="16.1">
            <text:p>16,1</text:p>
          </table:table-cell>
          <table:table-cell table:formula="of:=EXP(-([.D163]^2/(2*[.C163]^2)))/SQRT(PI()*2*[.C163]^2)" office:value-type="float" office:value="0.0123690235121545">
            <text:p>0,0123690235</text:p>
          </table:table-cell>
          <table:table-cell table:formula="of:=[.F162]" office:value-type="float" office:value="0.0147756400148679">
            <text:p>0,01477564</text:p>
          </table:table-cell>
          <table:table-cell table:formula="of:=1000*[.E163]/[.F163]" office:value-type="float" office:value="837.12268975884">
            <text:p>837,1226897588</text:p>
          </table:table-cell>
          <table:table-cell table:number-columns-repeated="7"/>
        </table:table-row>
        <table:table-row table:style-name="ro2">
          <table:table-cell table:formula="of:=[.A163]+1" office:value-type="float" office:value="162">
            <text:p>162</text:p>
          </table:table-cell>
          <table:table-cell table:formula="of:=[.B163]" office:value-type="float" office:value="0.1">
            <text:p>0,1</text:p>
          </table:table-cell>
          <table:table-cell table:formula="of:=[.C163]" office:value-type="float" office:value="27">
            <text:p>27</text:p>
          </table:table-cell>
          <table:table-cell table:formula="of:=[.A164]*[.B164]" office:value-type="float" office:value="16.2">
            <text:p>16,2</text:p>
          </table:table-cell>
          <table:table-cell table:formula="of:=EXP(-([.D164]^2/(2*[.C164]^2)))/SQRT(PI()*2*[.C164]^2)" office:value-type="float" office:value="0.0123416519589555">
            <text:p>0,012341652</text:p>
          </table:table-cell>
          <table:table-cell table:formula="of:=[.F163]" office:value-type="float" office:value="0.0147756400148679">
            <text:p>0,01477564</text:p>
          </table:table-cell>
          <table:table-cell table:formula="of:=1000*[.E164]/[.F164]" office:value-type="float" office:value="835.270211411272">
            <text:p>835,2702114113</text:p>
          </table:table-cell>
          <table:table-cell table:number-columns-repeated="7"/>
        </table:table-row>
        <table:table-row table:style-name="ro2">
          <table:table-cell table:formula="of:=[.A164]+1" office:value-type="float" office:value="163">
            <text:p>163</text:p>
          </table:table-cell>
          <table:table-cell table:formula="of:=[.B164]" office:value-type="float" office:value="0.1">
            <text:p>0,1</text:p>
          </table:table-cell>
          <table:table-cell table:formula="of:=[.C164]" office:value-type="float" office:value="27">
            <text:p>27</text:p>
          </table:table-cell>
          <table:table-cell table:formula="of:=[.A165]*[.B165]" office:value-type="float" office:value="16.3">
            <text:p>16,3</text:p>
          </table:table-cell>
          <table:table-cell table:formula="of:=EXP(-([.D165]^2/(2*[.C165]^2)))/SQRT(PI()*2*[.C165]^2)" office:value-type="float" office:value="0.0123141720567363">
            <text:p>0,0123141721</text:p>
          </table:table-cell>
          <table:table-cell table:formula="of:=[.F164]" office:value-type="float" office:value="0.0147756400148679">
            <text:p>0,01477564</text:p>
          </table:table-cell>
          <table:table-cell table:formula="of:=1000*[.E165]/[.F165]" office:value-type="float" office:value="833.410400114328">
            <text:p>833,4104001143</text:p>
          </table:table-cell>
          <table:table-cell table:number-columns-repeated="7"/>
        </table:table-row>
        <table:table-row table:style-name="ro2">
          <table:table-cell table:formula="of:=[.A165]+1" office:value-type="float" office:value="164">
            <text:p>164</text:p>
          </table:table-cell>
          <table:table-cell table:formula="of:=[.B165]" office:value-type="float" office:value="0.1">
            <text:p>0,1</text:p>
          </table:table-cell>
          <table:table-cell table:formula="of:=[.C165]" office:value-type="float" office:value="27">
            <text:p>27</text:p>
          </table:table-cell>
          <table:table-cell table:formula="of:=[.A166]*[.B166]" office:value-type="float" office:value="16.4">
            <text:p>16,4</text:p>
          </table:table-cell>
          <table:table-cell table:formula="of:=EXP(-([.D166]^2/(2*[.C166]^2)))/SQRT(PI()*2*[.C166]^2)" office:value-type="float" office:value="0.0122865847998089">
            <text:p>0,0122865848</text:p>
          </table:table-cell>
          <table:table-cell table:formula="of:=[.F165]" office:value-type="float" office:value="0.0147756400148679">
            <text:p>0,01477564</text:p>
          </table:table-cell>
          <table:table-cell table:formula="of:=1000*[.E166]/[.F166]" office:value-type="float" office:value="831.543323162018">
            <text:p>831,543323162</text:p>
          </table:table-cell>
          <table:table-cell table:number-columns-repeated="7"/>
        </table:table-row>
        <table:table-row table:style-name="ro2">
          <table:table-cell table:formula="of:=[.A166]+1" office:value-type="float" office:value="165">
            <text:p>165</text:p>
          </table:table-cell>
          <table:table-cell table:formula="of:=[.B166]" office:value-type="float" office:value="0.1">
            <text:p>0,1</text:p>
          </table:table-cell>
          <table:table-cell table:formula="of:=[.C166]" office:value-type="float" office:value="27">
            <text:p>27</text:p>
          </table:table-cell>
          <table:table-cell table:formula="of:=[.A167]*[.B167]" office:value-type="float" office:value="16.5">
            <text:p>16,5</text:p>
          </table:table-cell>
          <table:table-cell table:formula="of:=EXP(-([.D167]^2/(2*[.C167]^2)))/SQRT(PI()*2*[.C167]^2)" office:value-type="float" office:value="0.0122588911846776">
            <text:p>0,0122588912</text:p>
          </table:table-cell>
          <table:table-cell table:formula="of:=[.F166]" office:value-type="float" office:value="0.0147756400148679">
            <text:p>0,01477564</text:p>
          </table:table-cell>
          <table:table-cell table:formula="of:=1000*[.E167]/[.F167]" office:value-type="float" office:value="829.669047996713">
            <text:p>829,6690479967</text:p>
          </table:table-cell>
          <table:table-cell table:number-columns-repeated="7"/>
        </table:table-row>
        <table:table-row table:style-name="ro2">
          <table:table-cell table:formula="of:=[.A167]+1" office:value-type="float" office:value="166">
            <text:p>166</text:p>
          </table:table-cell>
          <table:table-cell table:formula="of:=[.B167]" office:value-type="float" office:value="0.1">
            <text:p>0,1</text:p>
          </table:table-cell>
          <table:table-cell table:formula="of:=[.C167]" office:value-type="float" office:value="27">
            <text:p>27</text:p>
          </table:table-cell>
          <table:table-cell table:formula="of:=[.A168]*[.B168]" office:value-type="float" office:value="16.6">
            <text:p>16,6</text:p>
          </table:table-cell>
          <table:table-cell table:formula="of:=EXP(-([.D168]^2/(2*[.C168]^2)))/SQRT(PI()*2*[.C168]^2)" office:value-type="float" office:value="0.0122310922099792">
            <text:p>0,0122310922</text:p>
          </table:table-cell>
          <table:table-cell table:formula="of:=[.F167]" office:value-type="float" office:value="0.0147756400148679">
            <text:p>0,01477564</text:p>
          </table:table-cell>
          <table:table-cell table:formula="of:=1000*[.E168]/[.F168]" office:value-type="float" office:value="827.787642205124">
            <text:p>827,7876422051</text:p>
          </table:table-cell>
          <table:table-cell table:number-columns-repeated="7"/>
        </table:table-row>
        <table:table-row table:style-name="ro2">
          <table:table-cell table:formula="of:=[.A168]+1" office:value-type="float" office:value="167">
            <text:p>167</text:p>
          </table:table-cell>
          <table:table-cell table:formula="of:=[.B168]" office:value-type="float" office:value="0.1">
            <text:p>0,1</text:p>
          </table:table-cell>
          <table:table-cell table:formula="of:=[.C168]" office:value-type="float" office:value="27">
            <text:p>27</text:p>
          </table:table-cell>
          <table:table-cell table:formula="of:=[.A169]*[.B169]" office:value-type="float" office:value="16.7">
            <text:p>16,7</text:p>
          </table:table-cell>
          <table:table-cell table:formula="of:=EXP(-([.D169]^2/(2*[.C169]^2)))/SQRT(PI()*2*[.C169]^2)" office:value-type="float" office:value="0.0122031888764237">
            <text:p>0,0122031889</text:p>
          </table:table-cell>
          <table:table-cell table:formula="of:=[.F168]" office:value-type="float" office:value="0.0147756400148679">
            <text:p>0,01477564</text:p>
          </table:table-cell>
          <table:table-cell table:formula="of:=1000*[.E169]/[.F169]" office:value-type="float" office:value="825.899173514268">
            <text:p>825,8991735143</text:p>
          </table:table-cell>
          <table:table-cell table:number-columns-repeated="7"/>
        </table:table-row>
        <table:table-row table:style-name="ro2">
          <table:table-cell table:formula="of:=[.A169]+1" office:value-type="float" office:value="168">
            <text:p>168</text:p>
          </table:table-cell>
          <table:table-cell table:formula="of:=[.B169]" office:value-type="float" office:value="0.1">
            <text:p>0,1</text:p>
          </table:table-cell>
          <table:table-cell table:formula="of:=[.C169]" office:value-type="float" office:value="27">
            <text:p>27</text:p>
          </table:table-cell>
          <table:table-cell table:formula="of:=[.A170]*[.B170]" office:value-type="float" office:value="16.8">
            <text:p>16,8</text:p>
          </table:table-cell>
          <table:table-cell table:formula="of:=EXP(-([.D170]^2/(2*[.C170]^2)))/SQRT(PI()*2*[.C170]^2)" office:value-type="float" office:value="0.0121751821867348">
            <text:p>0,0121751822</text:p>
          </table:table-cell>
          <table:table-cell table:formula="of:=[.F169]" office:value-type="float" office:value="0.0147756400148679">
            <text:p>0,01477564</text:p>
          </table:table-cell>
          <table:table-cell table:formula="of:=1000*[.E170]/[.F170]" office:value-type="float" office:value="824.003709787437">
            <text:p>824,0037097874</text:p>
          </table:table-cell>
          <table:table-cell table:number-columns-repeated="7"/>
        </table:table-row>
        <table:table-row table:style-name="ro2">
          <table:table-cell table:formula="of:=[.A170]+1" office:value-type="float" office:value="169">
            <text:p>169</text:p>
          </table:table-cell>
          <table:table-cell table:formula="of:=[.B170]" office:value-type="float" office:value="0.1">
            <text:p>0,1</text:p>
          </table:table-cell>
          <table:table-cell table:formula="of:=[.C170]" office:value-type="float" office:value="27">
            <text:p>27</text:p>
          </table:table-cell>
          <table:table-cell table:formula="of:=[.A171]*[.B171]" office:value-type="float" office:value="16.9">
            <text:p>16,9</text:p>
          </table:table-cell>
          <table:table-cell table:formula="of:=EXP(-([.D171]^2/(2*[.C171]^2)))/SQRT(PI()*2*[.C171]^2)" office:value-type="float" office:value="0.0121470731455901">
            <text:p>0,0121470731</text:p>
          </table:table-cell>
          <table:table-cell table:formula="of:=[.F170]" office:value-type="float" office:value="0.0147756400148679">
            <text:p>0,01477564</text:p>
          </table:table-cell>
          <table:table-cell table:formula="of:=1000*[.E171]/[.F171]" office:value-type="float" office:value="822.101319020172">
            <text:p>822,1013190202</text:p>
          </table:table-cell>
          <table:table-cell table:number-columns-repeated="7"/>
        </table:table-row>
        <table:table-row table:style-name="ro2">
          <table:table-cell table:formula="of:=[.A171]+1" office:value-type="float" office:value="170">
            <text:p>170</text:p>
          </table:table-cell>
          <table:table-cell table:formula="of:=[.B171]" office:value-type="float" office:value="0.1">
            <text:p>0,1</text:p>
          </table:table-cell>
          <table:table-cell table:formula="of:=[.C171]" office:value-type="float" office:value="27">
            <text:p>27</text:p>
          </table:table-cell>
          <table:table-cell table:formula="of:=[.A172]*[.B172]" office:value-type="float" office:value="17">
            <text:p>17</text:p>
          </table:table-cell>
          <table:table-cell table:formula="of:=EXP(-([.D172]^2/(2*[.C172]^2)))/SQRT(PI()*2*[.C172]^2)" office:value-type="float" office:value="0.0121188627595617">
            <text:p>0,0121188628</text:p>
          </table:table-cell>
          <table:table-cell table:formula="of:=[.F171]" office:value-type="float" office:value="0.0147756400148679">
            <text:p>0,01477564</text:p>
          </table:table-cell>
          <table:table-cell table:formula="of:=1000*[.E172]/[.F172]" office:value-type="float" office:value="820.192069336229">
            <text:p>820,1920693362</text:p>
          </table:table-cell>
          <table:table-cell table:number-columns-repeated="7"/>
        </table:table-row>
        <table:table-row table:style-name="ro2">
          <table:table-cell table:formula="of:=[.A172]+1" office:value-type="float" office:value="171">
            <text:p>171</text:p>
          </table:table-cell>
          <table:table-cell table:formula="of:=[.B172]" office:value-type="float" office:value="0.1">
            <text:p>0,1</text:p>
          </table:table-cell>
          <table:table-cell table:formula="of:=[.C172]" office:value-type="float" office:value="27">
            <text:p>27</text:p>
          </table:table-cell>
          <table:table-cell table:formula="of:=[.A173]*[.B173]" office:value-type="float" office:value="17.1">
            <text:p>17,1</text:p>
          </table:table-cell>
          <table:table-cell table:formula="of:=EXP(-([.D173]^2/(2*[.C173]^2)))/SQRT(PI()*2*[.C173]^2)" office:value-type="float" office:value="0.0120905520370565">
            <text:p>0,012090552</text:p>
          </table:table-cell>
          <table:table-cell table:formula="of:=[.F172]" office:value-type="float" office:value="0.0147756400148679">
            <text:p>0,01477564</text:p>
          </table:table-cell>
          <table:table-cell table:formula="of:=1000*[.E173]/[.F173]" office:value-type="float" office:value="818.276028983549">
            <text:p>818,2760289836</text:p>
          </table:table-cell>
          <table:table-cell table:number-columns-repeated="7"/>
        </table:table-row>
        <table:table-row table:style-name="ro2">
          <table:table-cell table:formula="of:=[.A173]+1" office:value-type="float" office:value="172">
            <text:p>172</text:p>
          </table:table-cell>
          <table:table-cell table:formula="of:=[.B173]" office:value-type="float" office:value="0.1">
            <text:p>0,1</text:p>
          </table:table-cell>
          <table:table-cell table:formula="of:=[.C173]" office:value-type="float" office:value="27">
            <text:p>27</text:p>
          </table:table-cell>
          <table:table-cell table:formula="of:=[.A174]*[.B174]" office:value-type="float" office:value="17.2">
            <text:p>17,2</text:p>
          </table:table-cell>
          <table:table-cell table:formula="of:=EXP(-([.D174]^2/(2*[.C174]^2)))/SQRT(PI()*2*[.C174]^2)" office:value-type="float" office:value="0.0120621419882571">
            <text:p>0,012062142</text:p>
          </table:table-cell>
          <table:table-cell table:formula="of:=[.F173]" office:value-type="float" office:value="0.0147756400148679">
            <text:p>0,01477564</text:p>
          </table:table-cell>
          <table:table-cell table:formula="of:=1000*[.E174]/[.F174]" office:value-type="float" office:value="816.353266330234">
            <text:p>816,3532663302</text:p>
          </table:table-cell>
          <table:table-cell table:number-columns-repeated="7"/>
        </table:table-row>
        <table:table-row table:style-name="ro2">
          <table:table-cell table:formula="of:=[.A174]+1" office:value-type="float" office:value="173">
            <text:p>173</text:p>
          </table:table-cell>
          <table:table-cell table:formula="of:=[.B174]" office:value-type="float" office:value="0.1">
            <text:p>0,1</text:p>
          </table:table-cell>
          <table:table-cell table:formula="of:=[.C174]" office:value-type="float" office:value="27">
            <text:p>27</text:p>
          </table:table-cell>
          <table:table-cell table:formula="of:=[.A175]*[.B175]" office:value-type="float" office:value="17.3">
            <text:p>17,3</text:p>
          </table:table-cell>
          <table:table-cell table:formula="of:=EXP(-([.D175]^2/(2*[.C175]^2)))/SQRT(PI()*2*[.C175]^2)" office:value-type="float" office:value="0.0120336336250618">
            <text:p>0,0120336336</text:p>
          </table:table-cell>
          <table:table-cell table:formula="of:=[.F174]" office:value-type="float" office:value="0.0147756400148679">
            <text:p>0,01477564</text:p>
          </table:table-cell>
          <table:table-cell table:formula="of:=1000*[.E175]/[.F175]" office:value-type="float" office:value="814.423849860516">
            <text:p>814,4238498605</text:p>
          </table:table-cell>
          <table:table-cell table:number-columns-repeated="7"/>
        </table:table-row>
        <table:table-row table:style-name="ro2">
          <table:table-cell table:formula="of:=[.A175]+1" office:value-type="float" office:value="174">
            <text:p>174</text:p>
          </table:table-cell>
          <table:table-cell table:formula="of:=[.B175]" office:value-type="float" office:value="0.1">
            <text:p>0,1</text:p>
          </table:table-cell>
          <table:table-cell table:formula="of:=[.C175]" office:value-type="float" office:value="27">
            <text:p>27</text:p>
          </table:table-cell>
          <table:table-cell table:formula="of:=[.A176]*[.B176]" office:value-type="float" office:value="17.4">
            <text:p>17,4</text:p>
          </table:table-cell>
          <table:table-cell table:formula="of:=EXP(-([.D176]^2/(2*[.C176]^2)))/SQRT(PI()*2*[.C176]^2)" office:value-type="float" office:value="0.0120050279610253">
            <text:p>0,012005028</text:p>
          </table:table-cell>
          <table:table-cell table:formula="of:=[.F175]" office:value-type="float" office:value="0.0147756400148679">
            <text:p>0,01477564</text:p>
          </table:table-cell>
          <table:table-cell table:formula="of:=1000*[.E176]/[.F176]" office:value-type="float" office:value="812.487848170727">
            <text:p>812,4878481707</text:p>
          </table:table-cell>
          <table:table-cell table:number-columns-repeated="7"/>
        </table:table-row>
        <table:table-row table:style-name="ro2">
          <table:table-cell table:formula="of:=[.A176]+1" office:value-type="float" office:value="175">
            <text:p>175</text:p>
          </table:table-cell>
          <table:table-cell table:formula="of:=[.B176]" office:value-type="float" office:value="0.1">
            <text:p>0,1</text:p>
          </table:table-cell>
          <table:table-cell table:formula="of:=[.C176]" office:value-type="float" office:value="27">
            <text:p>27</text:p>
          </table:table-cell>
          <table:table-cell table:formula="of:=[.A177]*[.B177]" office:value-type="float" office:value="17.5">
            <text:p>17,5</text:p>
          </table:table-cell>
          <table:table-cell table:formula="of:=EXP(-([.D177]^2/(2*[.C177]^2)))/SQRT(PI()*2*[.C177]^2)" office:value-type="float" office:value="0.0119763260112994">
            <text:p>0,011976326</text:p>
          </table:table-cell>
          <table:table-cell table:formula="of:=[.F176]" office:value-type="float" office:value="0.0147756400148679">
            <text:p>0,01477564</text:p>
          </table:table-cell>
          <table:table-cell table:formula="of:=1000*[.E177]/[.F177]" office:value-type="float" office:value="810.545329965285">
            <text:p>810,5453299653</text:p>
          </table:table-cell>
          <table:table-cell table:number-columns-repeated="7"/>
        </table:table-row>
        <table:table-row table:style-name="ro2">
          <table:table-cell table:formula="of:=[.A177]+1" office:value-type="float" office:value="176">
            <text:p>176</text:p>
          </table:table-cell>
          <table:table-cell table:formula="of:=[.B177]" office:value-type="float" office:value="0.1">
            <text:p>0,1</text:p>
          </table:table-cell>
          <table:table-cell table:formula="of:=[.C177]" office:value-type="float" office:value="27">
            <text:p>27</text:p>
          </table:table-cell>
          <table:table-cell table:formula="of:=[.A178]*[.B178]" office:value-type="float" office:value="17.6">
            <text:p>17,6</text:p>
          </table:table-cell>
          <table:table-cell table:formula="of:=EXP(-([.D178]^2/(2*[.C178]^2)))/SQRT(PI()*2*[.C178]^2)" office:value-type="float" office:value="0.0119475287925732">
            <text:p>0,0119475288</text:p>
          </table:table-cell>
          <table:table-cell table:formula="of:=[.F177]" office:value-type="float" office:value="0.0147756400148679">
            <text:p>0,01477564</text:p>
          </table:table-cell>
          <table:table-cell table:formula="of:=1000*[.E178]/[.F178]" office:value-type="float" office:value="808.596364052662">
            <text:p>808,5963640527</text:p>
          </table:table-cell>
          <table:table-cell table:number-columns-repeated="7"/>
        </table:table-row>
        <table:table-row table:style-name="ro2">
          <table:table-cell table:formula="of:=[.A178]+1" office:value-type="float" office:value="177">
            <text:p>177</text:p>
          </table:table-cell>
          <table:table-cell table:formula="of:=[.B178]" office:value-type="float" office:value="0.1">
            <text:p>0,1</text:p>
          </table:table-cell>
          <table:table-cell table:formula="of:=[.C178]" office:value-type="float" office:value="27">
            <text:p>27</text:p>
          </table:table-cell>
          <table:table-cell table:formula="of:=[.A179]*[.B179]" office:value-type="float" office:value="17.7">
            <text:p>17,7</text:p>
          </table:table-cell>
          <table:table-cell table:formula="of:=EXP(-([.D179]^2/(2*[.C179]^2)))/SQRT(PI()*2*[.C179]^2)" office:value-type="float" office:value="0.0119186373230141">
            <text:p>0,0119186373</text:p>
          </table:table-cell>
          <table:table-cell table:formula="of:=[.F178]" office:value-type="float" office:value="0.0147756400148679">
            <text:p>0,01477564</text:p>
          </table:table-cell>
          <table:table-cell table:formula="of:=1000*[.E179]/[.F179]" office:value-type="float" office:value="806.641019341368">
            <text:p>806,6410193414</text:p>
          </table:table-cell>
          <table:table-cell table:number-columns-repeated="7"/>
        </table:table-row>
        <table:table-row table:style-name="ro2">
          <table:table-cell table:formula="of:=[.A179]+1" office:value-type="float" office:value="178">
            <text:p>178</text:p>
          </table:table-cell>
          <table:table-cell table:formula="of:=[.B179]" office:value-type="float" office:value="0.1">
            <text:p>0,1</text:p>
          </table:table-cell>
          <table:table-cell table:formula="of:=[.C179]" office:value-type="float" office:value="27">
            <text:p>27</text:p>
          </table:table-cell>
          <table:table-cell table:formula="of:=[.A180]*[.B180]" office:value-type="float" office:value="17.8">
            <text:p>17,8</text:p>
          </table:table-cell>
          <table:table-cell table:formula="of:=EXP(-([.D180]^2/(2*[.C180]^2)))/SQRT(PI()*2*[.C180]^2)" office:value-type="float" office:value="0.0118896526222083">
            <text:p>0,0118896526</text:p>
          </table:table-cell>
          <table:table-cell table:formula="of:=[.F179]" office:value-type="float" office:value="0.0147756400148679">
            <text:p>0,01477564</text:p>
          </table:table-cell>
          <table:table-cell table:formula="of:=1000*[.E180]/[.F180]" office:value-type="float" office:value="804.679364835936">
            <text:p>804,6793648359</text:p>
          </table:table-cell>
          <table:table-cell table:number-columns-repeated="7"/>
        </table:table-row>
        <table:table-row table:style-name="ro2">
          <table:table-cell table:formula="of:=[.A180]+1" office:value-type="float" office:value="179">
            <text:p>179</text:p>
          </table:table-cell>
          <table:table-cell table:formula="of:=[.B180]" office:value-type="float" office:value="0.1">
            <text:p>0,1</text:p>
          </table:table-cell>
          <table:table-cell table:formula="of:=[.C180]" office:value-type="float" office:value="27">
            <text:p>27</text:p>
          </table:table-cell>
          <table:table-cell table:formula="of:=[.A181]*[.B181]" office:value-type="float" office:value="17.9">
            <text:p>17,9</text:p>
          </table:table-cell>
          <table:table-cell table:formula="of:=EXP(-([.D181]^2/(2*[.C181]^2)))/SQRT(PI()*2*[.C181]^2)" office:value-type="float" office:value="0.0118605757111013">
            <text:p>0,0118605757</text:p>
          </table:table-cell>
          <table:table-cell table:formula="of:=[.F180]" office:value-type="float" office:value="0.0147756400148679">
            <text:p>0,01477564</text:p>
          </table:table-cell>
          <table:table-cell table:formula="of:=1000*[.E181]/[.F181]" office:value-type="float" office:value="802.711469632904">
            <text:p>802,7114696329</text:p>
          </table:table-cell>
          <table:table-cell table:number-columns-repeated="7"/>
        </table:table-row>
        <table:table-row table:style-name="ro2">
          <table:table-cell table:formula="of:=[.A181]+1" office:value-type="float" office:value="180">
            <text:p>180</text:p>
          </table:table-cell>
          <table:table-cell table:formula="of:=[.B181]" office:value-type="float" office:value="0.1">
            <text:p>0,1</text:p>
          </table:table-cell>
          <table:table-cell table:formula="of:=[.C181]" office:value-type="float" office:value="27">
            <text:p>27</text:p>
          </table:table-cell>
          <table:table-cell table:formula="of:=[.A182]*[.B182]" office:value-type="float" office:value="18">
            <text:p>18</text:p>
          </table:table-cell>
          <table:table-cell table:formula="of:=EXP(-([.D182]^2/(2*[.C182]^2)))/SQRT(PI()*2*[.C182]^2)" office:value-type="float" office:value="0.011831407611939">
            <text:p>0,0118314076</text:p>
          </table:table-cell>
          <table:table-cell table:formula="of:=[.F181]" office:value-type="float" office:value="0.0147756400148679">
            <text:p>0,01477564</text:p>
          </table:table-cell>
          <table:table-cell table:formula="of:=1000*[.E182]/[.F182]" office:value-type="float" office:value="800.737402916808">
            <text:p>800,7374029168</text:p>
          </table:table-cell>
          <table:table-cell table:number-columns-repeated="7"/>
        </table:table-row>
        <table:table-row table:style-name="ro2">
          <table:table-cell table:formula="of:=[.A182]+1" office:value-type="float" office:value="181">
            <text:p>181</text:p>
          </table:table-cell>
          <table:table-cell table:formula="of:=[.B182]" office:value-type="float" office:value="0.1">
            <text:p>0,1</text:p>
          </table:table-cell>
          <table:table-cell table:formula="of:=[.C182]" office:value-type="float" office:value="27">
            <text:p>27</text:p>
          </table:table-cell>
          <table:table-cell table:formula="of:=[.A183]*[.B183]" office:value-type="float" office:value="18.1">
            <text:p>18,1</text:p>
          </table:table-cell>
          <table:table-cell table:formula="of:=EXP(-([.D183]^2/(2*[.C183]^2)))/SQRT(PI()*2*[.C183]^2)" office:value-type="float" office:value="0.011802149348208">
            <text:p>0,0118021493</text:p>
          </table:table-cell>
          <table:table-cell table:formula="of:=[.F182]" office:value-type="float" office:value="0.0147756400148679">
            <text:p>0,01477564</text:p>
          </table:table-cell>
          <table:table-cell table:formula="of:=1000*[.E183]/[.F183]" office:value-type="float" office:value="798.757233956174">
            <text:p>798,7572339562</text:p>
          </table:table-cell>
          <table:table-cell table:number-columns-repeated="7"/>
        </table:table-row>
        <table:table-row table:style-name="ro2">
          <table:table-cell table:formula="of:=[.A183]+1" office:value-type="float" office:value="182">
            <text:p>182</text:p>
          </table:table-cell>
          <table:table-cell table:formula="of:=[.B183]" office:value-type="float" office:value="0.1">
            <text:p>0,1</text:p>
          </table:table-cell>
          <table:table-cell table:formula="of:=[.C183]" office:value-type="float" office:value="27">
            <text:p>27</text:p>
          </table:table-cell>
          <table:table-cell table:formula="of:=[.A184]*[.B184]" office:value-type="float" office:value="18.2">
            <text:p>18,2</text:p>
          </table:table-cell>
          <table:table-cell table:formula="of:=EXP(-([.D184]^2/(2*[.C184]^2)))/SQRT(PI()*2*[.C184]^2)" office:value-type="float" office:value="0.0117728019445772">
            <text:p>0,0117728019</text:p>
          </table:table-cell>
          <table:table-cell table:formula="of:=[.F183]" office:value-type="float" office:value="0.0147756400148679">
            <text:p>0,01477564</text:p>
          </table:table-cell>
          <table:table-cell table:formula="of:=1000*[.E184]/[.F184]" office:value-type="float" office:value="796.771032099516">
            <text:p>796,7710320995</text:p>
          </table:table-cell>
          <table:table-cell table:number-columns-repeated="7"/>
        </table:table-row>
        <table:table-row table:style-name="ro2">
          <table:table-cell table:formula="of:=[.A184]+1" office:value-type="float" office:value="183">
            <text:p>183</text:p>
          </table:table-cell>
          <table:table-cell table:formula="of:=[.B184]" office:value-type="float" office:value="0.1">
            <text:p>0,1</text:p>
          </table:table-cell>
          <table:table-cell table:formula="of:=[.C184]" office:value-type="float" office:value="27">
            <text:p>27</text:p>
          </table:table-cell>
          <table:table-cell table:formula="of:=[.A185]*[.B185]" office:value-type="float" office:value="18.3">
            <text:p>18,3</text:p>
          </table:table-cell>
          <table:table-cell table:formula="of:=EXP(-([.D185]^2/(2*[.C185]^2)))/SQRT(PI()*2*[.C185]^2)" office:value-type="float" office:value="0.0117433664268379">
            <text:p>0,0117433664</text:p>
          </table:table-cell>
          <table:table-cell table:formula="of:=[.F184]" office:value-type="float" office:value="0.0147756400148679">
            <text:p>0,01477564</text:p>
          </table:table-cell>
          <table:table-cell table:formula="of:=1000*[.E185]/[.F185]" office:value-type="float" office:value="794.778866771337">
            <text:p>794,7788667713</text:p>
          </table:table-cell>
          <table:table-cell table:number-columns-repeated="7"/>
        </table:table-row>
        <table:table-row table:style-name="ro2">
          <table:table-cell table:formula="of:=[.A185]+1" office:value-type="float" office:value="184">
            <text:p>184</text:p>
          </table:table-cell>
          <table:table-cell table:formula="of:=[.B185]" office:value-type="float" office:value="0.1">
            <text:p>0,1</text:p>
          </table:table-cell>
          <table:table-cell table:formula="of:=[.C185]" office:value-type="float" office:value="27">
            <text:p>27</text:p>
          </table:table-cell>
          <table:table-cell table:formula="of:=[.A186]*[.B186]" office:value-type="float" office:value="18.4">
            <text:p>18,4</text:p>
          </table:table-cell>
          <table:table-cell table:formula="of:=EXP(-([.D186]^2/(2*[.C186]^2)))/SQRT(PI()*2*[.C186]^2)" office:value-type="float" office:value="0.0117138438218454">
            <text:p>0,0117138438</text:p>
          </table:table-cell>
          <table:table-cell table:formula="of:=[.F185]" office:value-type="float" office:value="0.0147756400148679">
            <text:p>0,01477564</text:p>
          </table:table-cell>
          <table:table-cell table:formula="of:=1000*[.E186]/[.F186]" office:value-type="float" office:value="792.780807468135">
            <text:p>792,7808074681</text:p>
          </table:table-cell>
          <table:table-cell table:number-columns-repeated="7"/>
        </table:table-row>
        <table:table-row table:style-name="ro2">
          <table:table-cell table:formula="of:=[.A186]+1" office:value-type="float" office:value="185">
            <text:p>185</text:p>
          </table:table-cell>
          <table:table-cell table:formula="of:=[.B186]" office:value-type="float" office:value="0.1">
            <text:p>0,1</text:p>
          </table:table-cell>
          <table:table-cell table:formula="of:=[.C186]" office:value-type="float" office:value="27">
            <text:p>27</text:p>
          </table:table-cell>
          <table:table-cell table:formula="of:=[.A187]*[.B187]" office:value-type="float" office:value="18.5">
            <text:p>18,5</text:p>
          </table:table-cell>
          <table:table-cell table:formula="of:=EXP(-([.D187]^2/(2*[.C187]^2)))/SQRT(PI()*2*[.C187]^2)" office:value-type="float" office:value="0.0116842351574599">
            <text:p>0,0116842352</text:p>
          </table:table-cell>
          <table:table-cell table:formula="of:=[.F186]" office:value-type="float" office:value="0.0147756400148679">
            <text:p>0,01477564</text:p>
          </table:table-cell>
          <table:table-cell table:formula="of:=1000*[.E187]/[.F187]" office:value-type="float" office:value="790.776923754416">
            <text:p>790,7769237544</text:p>
          </table:table-cell>
          <table:table-cell table:number-columns-repeated="7"/>
        </table:table-row>
        <table:table-row table:style-name="ro2">
          <table:table-cell table:formula="of:=[.A187]+1" office:value-type="float" office:value="186">
            <text:p>186</text:p>
          </table:table-cell>
          <table:table-cell table:formula="of:=[.B187]" office:value-type="float" office:value="0.1">
            <text:p>0,1</text:p>
          </table:table-cell>
          <table:table-cell table:formula="of:=[.C187]" office:value-type="float" office:value="27">
            <text:p>27</text:p>
          </table:table-cell>
          <table:table-cell table:formula="of:=[.A188]*[.B188]" office:value-type="float" office:value="18.6">
            <text:p>18,6</text:p>
          </table:table-cell>
          <table:table-cell table:formula="of:=EXP(-([.D188]^2/(2*[.C188]^2)))/SQRT(PI()*2*[.C188]^2)" office:value-type="float" office:value="0.0116545414624873">
            <text:p>0,0116545415</text:p>
          </table:table-cell>
          <table:table-cell table:formula="of:=[.F187]" office:value-type="float" office:value="0.0147756400148679">
            <text:p>0,01477564</text:p>
          </table:table-cell>
          <table:table-cell table:formula="of:=1000*[.E188]/[.F188]" office:value-type="float" office:value="788.767285258711">
            <text:p>788,7672852587</text:p>
          </table:table-cell>
          <table:table-cell table:number-columns-repeated="7"/>
        </table:table-row>
        <table:table-row table:style-name="ro2">
          <table:table-cell table:formula="of:=[.A188]+1" office:value-type="float" office:value="187">
            <text:p>187</text:p>
          </table:table-cell>
          <table:table-cell table:formula="of:=[.B188]" office:value-type="float" office:value="0.1">
            <text:p>0,1</text:p>
          </table:table-cell>
          <table:table-cell table:formula="of:=[.C188]" office:value-type="float" office:value="27">
            <text:p>27</text:p>
          </table:table-cell>
          <table:table-cell table:formula="of:=[.A189]*[.B189]" office:value-type="float" office:value="18.7">
            <text:p>18,7</text:p>
          </table:table-cell>
          <table:table-cell table:formula="of:=EXP(-([.D189]^2/(2*[.C189]^2)))/SQRT(PI()*2*[.C189]^2)" office:value-type="float" office:value="0.0116247637666211">
            <text:p>0,0116247638</text:p>
          </table:table-cell>
          <table:table-cell table:formula="of:=[.F188]" office:value-type="float" office:value="0.0147756400148679">
            <text:p>0,01477564</text:p>
          </table:table-cell>
          <table:table-cell table:formula="of:=1000*[.E189]/[.F189]" office:value-type="float" office:value="786.751961669598">
            <text:p>786,7519616696</text:p>
          </table:table-cell>
          <table:table-cell table:number-columns-repeated="7"/>
        </table:table-row>
        <table:table-row table:style-name="ro2">
          <table:table-cell table:formula="of:=[.A189]+1" office:value-type="float" office:value="188">
            <text:p>188</text:p>
          </table:table-cell>
          <table:table-cell table:formula="of:=[.B189]" office:value-type="float" office:value="0.1">
            <text:p>0,1</text:p>
          </table:table-cell>
          <table:table-cell table:formula="of:=[.C189]" office:value-type="float" office:value="27">
            <text:p>27</text:p>
          </table:table-cell>
          <table:table-cell table:formula="of:=[.A190]*[.B190]" office:value-type="float" office:value="18.8">
            <text:p>18,8</text:p>
          </table:table-cell>
          <table:table-cell table:formula="of:=EXP(-([.D190]^2/(2*[.C190]^2)))/SQRT(PI()*2*[.C190]^2)" office:value-type="float" office:value="0.0115949031003831">
            <text:p>0,0115949031</text:p>
          </table:table-cell>
          <table:table-cell table:formula="of:=[.F189]" office:value-type="float" office:value="0.0147756400148679">
            <text:p>0,01477564</text:p>
          </table:table-cell>
          <table:table-cell table:formula="of:=1000*[.E190]/[.F190]" office:value-type="float" office:value="784.73102273173">
            <text:p>784,7310227317</text:p>
          </table:table-cell>
          <table:table-cell table:number-columns-repeated="7"/>
        </table:table-row>
        <table:table-row table:style-name="ro2">
          <table:table-cell table:formula="of:=[.A190]+1" office:value-type="float" office:value="189">
            <text:p>189</text:p>
          </table:table-cell>
          <table:table-cell table:formula="of:=[.B190]" office:value-type="float" office:value="0.1">
            <text:p>0,1</text:p>
          </table:table-cell>
          <table:table-cell table:formula="of:=[.C190]" office:value-type="float" office:value="27">
            <text:p>27</text:p>
          </table:table-cell>
          <table:table-cell table:formula="of:=[.A191]*[.B191]" office:value-type="float" office:value="18.9">
            <text:p>18,9</text:p>
          </table:table-cell>
          <table:table-cell table:formula="of:=EXP(-([.D191]^2/(2*[.C191]^2)))/SQRT(PI()*2*[.C191]^2)" office:value-type="float" office:value="0.0115649604950652">
            <text:p>0,0115649605</text:p>
          </table:table-cell>
          <table:table-cell table:formula="of:=[.F190]" office:value-type="float" office:value="0.0147756400148679">
            <text:p>0,01477564</text:p>
          </table:table-cell>
          <table:table-cell table:formula="of:=1000*[.E191]/[.F191]" office:value-type="float" office:value="782.704538241868">
            <text:p>782,7045382419</text:p>
          </table:table-cell>
          <table:table-cell table:number-columns-repeated="7"/>
        </table:table-row>
        <table:table-row table:style-name="ro2">
          <table:table-cell table:formula="of:=[.A191]+1" office:value-type="float" office:value="190">
            <text:p>190</text:p>
          </table:table-cell>
          <table:table-cell table:formula="of:=[.B191]" office:value-type="float" office:value="0.1">
            <text:p>0,1</text:p>
          </table:table-cell>
          <table:table-cell table:formula="of:=[.C191]" office:value-type="float" office:value="27">
            <text:p>27</text:p>
          </table:table-cell>
          <table:table-cell table:formula="of:=[.A192]*[.B192]" office:value-type="float" office:value="19">
            <text:p>19</text:p>
          </table:table-cell>
          <table:table-cell table:formula="of:=EXP(-([.D192]^2/(2*[.C192]^2)))/SQRT(PI()*2*[.C192]^2)" office:value-type="float" office:value="0.0115349369826707">
            <text:p>0,011534937</text:p>
          </table:table-cell>
          <table:table-cell table:formula="of:=[.F191]" office:value-type="float" office:value="0.0147756400148679">
            <text:p>0,01477564</text:p>
          </table:table-cell>
          <table:table-cell table:formula="of:=1000*[.E192]/[.F192]" office:value-type="float" office:value="780.672578044929">
            <text:p>780,6725780449</text:p>
          </table:table-cell>
          <table:table-cell table:number-columns-repeated="7"/>
        </table:table-row>
        <table:table-row table:style-name="ro2">
          <table:table-cell table:formula="of:=[.A192]+1" office:value-type="float" office:value="191">
            <text:p>191</text:p>
          </table:table-cell>
          <table:table-cell table:formula="of:=[.B192]" office:value-type="float" office:value="0.1">
            <text:p>0,1</text:p>
          </table:table-cell>
          <table:table-cell table:formula="of:=[.C192]" office:value-type="float" office:value="27">
            <text:p>27</text:p>
          </table:table-cell>
          <table:table-cell table:formula="of:=[.A193]*[.B193]" office:value-type="float" office:value="19.1">
            <text:p>19,1</text:p>
          </table:table-cell>
          <table:table-cell table:formula="of:=EXP(-([.D193]^2/(2*[.C193]^2)))/SQRT(PI()*2*[.C193]^2)" office:value-type="float" office:value="0.011504833595856">
            <text:p>0,0115048336</text:p>
          </table:table-cell>
          <table:table-cell table:formula="of:=[.F192]" office:value-type="float" office:value="0.0147756400148679">
            <text:p>0,01477564</text:p>
          </table:table-cell>
          <table:table-cell table:formula="of:=1000*[.E193]/[.F193]" office:value-type="float" office:value="778.635212030025">
            <text:p>778,63521203</text:p>
          </table:table-cell>
          <table:table-cell table:number-columns-repeated="7"/>
        </table:table-row>
        <table:table-row table:style-name="ro2">
          <table:table-cell table:formula="of:=[.A193]+1" office:value-type="float" office:value="192">
            <text:p>192</text:p>
          </table:table-cell>
          <table:table-cell table:formula="of:=[.B193]" office:value-type="float" office:value="0.1">
            <text:p>0,1</text:p>
          </table:table-cell>
          <table:table-cell table:formula="of:=[.C193]" office:value-type="float" office:value="27">
            <text:p>27</text:p>
          </table:table-cell>
          <table:table-cell table:formula="of:=[.A194]*[.B194]" office:value-type="float" office:value="19.2">
            <text:p>19,2</text:p>
          </table:table-cell>
          <table:table-cell table:formula="of:=EXP(-([.D194]^2/(2*[.C194]^2)))/SQRT(PI()*2*[.C194]^2)" office:value-type="float" office:value="0.0114746513678722">
            <text:p>0,0114746514</text:p>
          </table:table-cell>
          <table:table-cell table:formula="of:=[.F193]" office:value-type="float" office:value="0.0147756400148679">
            <text:p>0,01477564</text:p>
          </table:table-cell>
          <table:table-cell table:formula="of:=1000*[.E194]/[.F194]" office:value-type="float" office:value="776.592510126528">
            <text:p>776,5925101265</text:p>
          </table:table-cell>
          <table:table-cell table:number-columns-repeated="7"/>
        </table:table-row>
        <table:table-row table:style-name="ro2">
          <table:table-cell table:formula="of:=[.A194]+1" office:value-type="float" office:value="193">
            <text:p>193</text:p>
          </table:table-cell>
          <table:table-cell table:formula="of:=[.B194]" office:value-type="float" office:value="0.1">
            <text:p>0,1</text:p>
          </table:table-cell>
          <table:table-cell table:formula="of:=[.C194]" office:value-type="float" office:value="27">
            <text:p>27</text:p>
          </table:table-cell>
          <table:table-cell table:formula="of:=[.A195]*[.B195]" office:value-type="float" office:value="19.3">
            <text:p>19,3</text:p>
          </table:table-cell>
          <table:table-cell table:formula="of:=EXP(-([.D195]^2/(2*[.C195]^2)))/SQRT(PI()*2*[.C195]^2)" office:value-type="float" office:value="0.0114443913325072">
            <text:p>0,0114443913</text:p>
          </table:table-cell>
          <table:table-cell table:formula="of:=[.F194]" office:value-type="float" office:value="0.0147756400148679">
            <text:p>0,01477564</text:p>
          </table:table-cell>
          <table:table-cell table:formula="of:=1000*[.E195]/[.F195]" office:value-type="float" office:value="774.544542300125">
            <text:p>774,5445423001</text:p>
          </table:table-cell>
          <table:table-cell table:number-columns-repeated="7"/>
        </table:table-row>
        <table:table-row table:style-name="ro2">
          <table:table-cell table:formula="of:=[.A195]+1" office:value-type="float" office:value="194">
            <text:p>194</text:p>
          </table:table-cell>
          <table:table-cell table:formula="of:=[.B195]" office:value-type="float" office:value="0.1">
            <text:p>0,1</text:p>
          </table:table-cell>
          <table:table-cell table:formula="of:=[.C195]" office:value-type="float" office:value="27">
            <text:p>27</text:p>
          </table:table-cell>
          <table:table-cell table:formula="of:=[.A196]*[.B196]" office:value-type="float" office:value="19.4">
            <text:p>19,4</text:p>
          </table:table-cell>
          <table:table-cell table:formula="of:=EXP(-([.D196]^2/(2*[.C196]^2)))/SQRT(PI()*2*[.C196]^2)" office:value-type="float" office:value="0.0114140545240275">
            <text:p>0,0114140545</text:p>
          </table:table-cell>
          <table:table-cell table:formula="of:=[.F195]" office:value-type="float" office:value="0.0147756400148679">
            <text:p>0,01477564</text:p>
          </table:table-cell>
          <table:table-cell table:formula="of:=1000*[.E196]/[.F196]" office:value-type="float" office:value="772.491378548892">
            <text:p>772,4913785489</text:p>
          </table:table-cell>
          <table:table-cell table:number-columns-repeated="7"/>
        </table:table-row>
        <table:table-row table:style-name="ro2">
          <table:table-cell table:formula="of:=[.A196]+1" office:value-type="float" office:value="195">
            <text:p>195</text:p>
          </table:table-cell>
          <table:table-cell table:formula="of:=[.B196]" office:value-type="float" office:value="0.1">
            <text:p>0,1</text:p>
          </table:table-cell>
          <table:table-cell table:formula="of:=[.C196]" office:value-type="float" office:value="27">
            <text:p>27</text:p>
          </table:table-cell>
          <table:table-cell table:formula="of:=[.A197]*[.B197]" office:value-type="float" office:value="19.5">
            <text:p>19,5</text:p>
          </table:table-cell>
          <table:table-cell table:formula="of:=EXP(-([.D197]^2/(2*[.C197]^2)))/SQRT(PI()*2*[.C197]^2)" office:value-type="float" office:value="0.0113836419771199">
            <text:p>0,011383642</text:p>
          </table:table-cell>
          <table:table-cell table:formula="of:=[.F196]" office:value-type="float" office:value="0.0147756400148679">
            <text:p>0,01477564</text:p>
          </table:table-cell>
          <table:table-cell table:formula="of:=1000*[.E197]/[.F197]" office:value-type="float" office:value="770.433088899376">
            <text:p>770,4330888994</text:p>
          </table:table-cell>
          <table:table-cell table:number-columns-repeated="7"/>
        </table:table-row>
        <table:table-row table:style-name="ro2">
          <table:table-cell table:formula="of:=[.A197]+1" office:value-type="float" office:value="196">
            <text:p>196</text:p>
          </table:table-cell>
          <table:table-cell table:formula="of:=[.B197]" office:value-type="float" office:value="0.1">
            <text:p>0,1</text:p>
          </table:table-cell>
          <table:table-cell table:formula="of:=[.C197]" office:value-type="float" office:value="27">
            <text:p>27</text:p>
          </table:table-cell>
          <table:table-cell table:formula="of:=[.A198]*[.B198]" office:value-type="float" office:value="19.6">
            <text:p>19,6</text:p>
          </table:table-cell>
          <table:table-cell table:formula="of:=EXP(-([.D198]^2/(2*[.C198]^2)))/SQRT(PI()*2*[.C198]^2)" office:value-type="float" office:value="0.0113531547268343">
            <text:p>0,0113531547</text:p>
          </table:table-cell>
          <table:table-cell table:formula="of:=[.F197]" office:value-type="float" office:value="0.0147756400148679">
            <text:p>0,01477564</text:p>
          </table:table-cell>
          <table:table-cell table:formula="of:=1000*[.E198]/[.F198]" office:value-type="float" office:value="768.369743402676">
            <text:p>768,3697434027</text:p>
          </table:table-cell>
          <table:table-cell table:number-columns-repeated="7"/>
        </table:table-row>
        <table:table-row table:style-name="ro2">
          <table:table-cell table:formula="of:=[.A198]+1" office:value-type="float" office:value="197">
            <text:p>197</text:p>
          </table:table-cell>
          <table:table-cell table:formula="of:=[.B198]" office:value-type="float" office:value="0.1">
            <text:p>0,1</text:p>
          </table:table-cell>
          <table:table-cell table:formula="of:=[.C198]" office:value-type="float" office:value="27">
            <text:p>27</text:p>
          </table:table-cell>
          <table:table-cell table:formula="of:=[.A199]*[.B199]" office:value-type="float" office:value="19.7">
            <text:p>19,7</text:p>
          </table:table-cell>
          <table:table-cell table:formula="of:=EXP(-([.D199]^2/(2*[.C199]^2)))/SQRT(PI()*2*[.C199]^2)" office:value-type="float" office:value="0.0113225938085258">
            <text:p>0,0113225938</text:p>
          </table:table-cell>
          <table:table-cell table:formula="of:=[.F198]" office:value-type="float" office:value="0.0147756400148679">
            <text:p>0,01477564</text:p>
          </table:table-cell>
          <table:table-cell table:formula="of:=1000*[.E199]/[.F199]" office:value-type="float" office:value="766.301412130545">
            <text:p>766,3014121305</text:p>
          </table:table-cell>
          <table:table-cell table:number-columns-repeated="7"/>
        </table:table-row>
        <table:table-row table:style-name="ro2">
          <table:table-cell table:formula="of:=[.A199]+1" office:value-type="float" office:value="198">
            <text:p>198</text:p>
          </table:table-cell>
          <table:table-cell table:formula="of:=[.B199]" office:value-type="float" office:value="0.1">
            <text:p>0,1</text:p>
          </table:table-cell>
          <table:table-cell table:formula="of:=[.C199]" office:value-type="float" office:value="27">
            <text:p>27</text:p>
          </table:table-cell>
          <table:table-cell table:formula="of:=[.A200]*[.B200]" office:value-type="float" office:value="19.8">
            <text:p>19,8</text:p>
          </table:table-cell>
          <table:table-cell table:formula="of:=EXP(-([.D200]^2/(2*[.C200]^2)))/SQRT(PI()*2*[.C200]^2)" office:value-type="float" office:value="0.0112919602577969">
            <text:p>0,0112919603</text:p>
          </table:table-cell>
          <table:table-cell table:formula="of:=[.F199]" office:value-type="float" office:value="0.0147756400148679">
            <text:p>0,01477564</text:p>
          </table:table-cell>
          <table:table-cell table:formula="of:=1000*[.E200]/[.F200]" office:value-type="float" office:value="764.22816517149">
            <text:p>764,2281651715</text:p>
          </table:table-cell>
          <table:table-cell table:number-columns-repeated="7"/>
        </table:table-row>
        <table:table-row table:style-name="ro2">
          <table:table-cell table:formula="of:=[.A200]+1" office:value-type="float" office:value="199">
            <text:p>199</text:p>
          </table:table-cell>
          <table:table-cell table:formula="of:=[.B200]" office:value-type="float" office:value="0.1">
            <text:p>0,1</text:p>
          </table:table-cell>
          <table:table-cell table:formula="of:=[.C200]" office:value-type="float" office:value="27">
            <text:p>27</text:p>
          </table:table-cell>
          <table:table-cell table:formula="of:=[.A201]*[.B201]" office:value-type="float" office:value="19.9">
            <text:p>19,9</text:p>
          </table:table-cell>
          <table:table-cell table:formula="of:=EXP(-([.D201]^2/(2*[.C201]^2)))/SQRT(PI()*2*[.C201]^2)" office:value-type="float" office:value="0.0112612551104404">
            <text:p>0,0112612551</text:p>
          </table:table-cell>
          <table:table-cell table:formula="of:=[.F200]" office:value-type="float" office:value="0.0147756400148679">
            <text:p>0,01477564</text:p>
          </table:table-cell>
          <table:table-cell table:formula="of:=1000*[.E201]/[.F201]" office:value-type="float" office:value="762.150072626892">
            <text:p>762,1500726269</text:p>
          </table:table-cell>
          <table:table-cell table:number-columns-repeated="7"/>
        </table:table-row>
        <table:table-row table:style-name="ro2">
          <table:table-cell table:formula="of:=[.A201]+1" office:value-type="float" office:value="200">
            <text:p>200</text:p>
          </table:table-cell>
          <table:table-cell table:formula="of:=[.B201]" office:value-type="float" office:value="0.1">
            <text:p>0,1</text:p>
          </table:table-cell>
          <table:table-cell table:formula="of:=[.C201]" office:value-type="float" office:value="27">
            <text:p>27</text:p>
          </table:table-cell>
          <table:table-cell table:formula="of:=[.A202]*[.B202]" office:value-type="float" office:value="20">
            <text:p>20</text:p>
          </table:table-cell>
          <table:table-cell table:formula="of:=EXP(-([.D202]^2/(2*[.C202]^2)))/SQRT(PI()*2*[.C202]^2)" office:value-type="float" office:value="0.0112304794023818">
            <text:p>0,0112304794</text:p>
          </table:table-cell>
          <table:table-cell table:formula="of:=[.F201]" office:value-type="float" office:value="0.0147756400148679">
            <text:p>0,01477564</text:p>
          </table:table-cell>
          <table:table-cell table:formula="of:=1000*[.E202]/[.F202]" office:value-type="float" office:value="760.067204607124">
            <text:p>760,0672046071</text:p>
          </table:table-cell>
          <table:table-cell table:number-columns-repeated="7"/>
        </table:table-row>
        <table:table-row table:style-name="ro2">
          <table:table-cell table:formula="of:=[.A202]+1" office:value-type="float" office:value="201">
            <text:p>201</text:p>
          </table:table-cell>
          <table:table-cell table:formula="of:=[.B202]" office:value-type="float" office:value="0.1">
            <text:p>0,1</text:p>
          </table:table-cell>
          <table:table-cell table:formula="of:=[.C202]" office:value-type="float" office:value="27">
            <text:p>27</text:p>
          </table:table-cell>
          <table:table-cell table:formula="of:=[.A203]*[.B203]" office:value-type="float" office:value="20.1">
            <text:p>20,1</text:p>
          </table:table-cell>
          <table:table-cell table:formula="of:=EXP(-([.D203]^2/(2*[.C203]^2)))/SQRT(PI()*2*[.C203]^2)" office:value-type="float" office:value="0.0111996341696226">
            <text:p>0,0111996342</text:p>
          </table:table-cell>
          <table:table-cell table:formula="of:=[.F202]" office:value-type="float" office:value="0.0147756400148679">
            <text:p>0,01477564</text:p>
          </table:table-cell>
          <table:table-cell table:formula="of:=1000*[.E203]/[.F203]" office:value-type="float" office:value="757.979631227688">
            <text:p>757,9796312277</text:p>
          </table:table-cell>
          <table:table-cell table:number-columns-repeated="7"/>
        </table:table-row>
        <table:table-row table:style-name="ro2">
          <table:table-cell table:formula="of:=[.A203]+1" office:value-type="float" office:value="202">
            <text:p>202</text:p>
          </table:table-cell>
          <table:table-cell table:formula="of:=[.B203]" office:value-type="float" office:value="0.1">
            <text:p>0,1</text:p>
          </table:table-cell>
          <table:table-cell table:formula="of:=[.C203]" office:value-type="float" office:value="27">
            <text:p>27</text:p>
          </table:table-cell>
          <table:table-cell table:formula="of:=[.A204]*[.B204]" office:value-type="float" office:value="20.2">
            <text:p>20,2</text:p>
          </table:table-cell>
          <table:table-cell table:formula="of:=EXP(-([.D204]^2/(2*[.C204]^2)))/SQRT(PI()*2*[.C204]^2)" office:value-type="float" office:value="0.0111687204481831">
            <text:p>0,0111687204</text:p>
          </table:table-cell>
          <table:table-cell table:formula="of:=[.F203]" office:value-type="float" office:value="0.0147756400148679">
            <text:p>0,01477564</text:p>
          </table:table-cell>
          <table:table-cell table:formula="of:=1000*[.E204]/[.F204]" office:value-type="float" office:value="755.887422605361">
            <text:p>755,8874226054</text:p>
          </table:table-cell>
          <table:table-cell table:number-columns-repeated="7"/>
        </table:table-row>
        <table:table-row table:style-name="ro2">
          <table:table-cell table:formula="of:=[.A204]+1" office:value-type="float" office:value="203">
            <text:p>203</text:p>
          </table:table-cell>
          <table:table-cell table:formula="of:=[.B204]" office:value-type="float" office:value="0.1">
            <text:p>0,1</text:p>
          </table:table-cell>
          <table:table-cell table:formula="of:=[.C204]" office:value-type="float" office:value="27">
            <text:p>27</text:p>
          </table:table-cell>
          <table:table-cell table:formula="of:=[.A205]*[.B205]" office:value-type="float" office:value="20.3">
            <text:p>20,3</text:p>
          </table:table-cell>
          <table:table-cell table:formula="of:=EXP(-([.D205]^2/(2*[.C205]^2)))/SQRT(PI()*2*[.C205]^2)" office:value-type="float" office:value="0.0111377392740455">
            <text:p>0,0111377393</text:p>
          </table:table-cell>
          <table:table-cell table:formula="of:=[.F204]" office:value-type="float" office:value="0.0147756400148679">
            <text:p>0,01477564</text:p>
          </table:table-cell>
          <table:table-cell table:formula="of:=1000*[.E205]/[.F205]" office:value-type="float" office:value="753.790648854346">
            <text:p>753,7906488543</text:p>
          </table:table-cell>
          <table:table-cell table:number-columns-repeated="7"/>
        </table:table-row>
        <table:table-row table:style-name="ro2">
          <table:table-cell table:formula="of:=[.A205]+1" office:value-type="float" office:value="204">
            <text:p>204</text:p>
          </table:table-cell>
          <table:table-cell table:formula="of:=[.B205]" office:value-type="float" office:value="0.1">
            <text:p>0,1</text:p>
          </table:table-cell>
          <table:table-cell table:formula="of:=[.C205]" office:value-type="float" office:value="27">
            <text:p>27</text:p>
          </table:table-cell>
          <table:table-cell table:formula="of:=[.A206]*[.B206]" office:value-type="float" office:value="20.4">
            <text:p>20,4</text:p>
          </table:table-cell>
          <table:table-cell table:formula="of:=EXP(-([.D206]^2/(2*[.C206]^2)))/SQRT(PI()*2*[.C206]^2)" office:value-type="float" office:value="0.0111066916830973">
            <text:p>0,0111066917</text:p>
          </table:table-cell>
          <table:table-cell table:formula="of:=[.F205]" office:value-type="float" office:value="0.0147756400148679">
            <text:p>0,01477564</text:p>
          </table:table-cell>
          <table:table-cell table:formula="of:=1000*[.E206]/[.F206]" office:value-type="float" office:value="751.689380082437">
            <text:p>751,6893800824</text:p>
          </table:table-cell>
          <table:table-cell table:number-columns-repeated="7"/>
        </table:table-row>
        <table:table-row table:style-name="ro2">
          <table:table-cell table:formula="of:=[.A206]+1" office:value-type="float" office:value="205">
            <text:p>205</text:p>
          </table:table-cell>
          <table:table-cell table:formula="of:=[.B206]" office:value-type="float" office:value="0.1">
            <text:p>0,1</text:p>
          </table:table-cell>
          <table:table-cell table:formula="of:=[.C206]" office:value-type="float" office:value="27">
            <text:p>27</text:p>
          </table:table-cell>
          <table:table-cell table:formula="of:=[.A207]*[.B207]" office:value-type="float" office:value="20.5">
            <text:p>20,5</text:p>
          </table:table-cell>
          <table:table-cell table:formula="of:=EXP(-([.D207]^2/(2*[.C207]^2)))/SQRT(PI()*2*[.C207]^2)" office:value-type="float" office:value="0.0110755787110749">
            <text:p>0,0110755787</text:p>
          </table:table-cell>
          <table:table-cell table:formula="of:=[.F206]" office:value-type="float" office:value="0.0147756400148679">
            <text:p>0,01477564</text:p>
          </table:table-cell>
          <table:table-cell table:formula="of:=1000*[.E207]/[.F207]" office:value-type="float" office:value="749.5836863872">
            <text:p>749,5836863872</text:p>
          </table:table-cell>
          <table:table-cell table:number-columns-repeated="7"/>
        </table:table-row>
        <table:table-row table:style-name="ro2">
          <table:table-cell table:formula="of:=[.A207]+1" office:value-type="float" office:value="206">
            <text:p>206</text:p>
          </table:table-cell>
          <table:table-cell table:formula="of:=[.B207]" office:value-type="float" office:value="0.1">
            <text:p>0,1</text:p>
          </table:table-cell>
          <table:table-cell table:formula="of:=[.C207]" office:value-type="float" office:value="27">
            <text:p>27</text:p>
          </table:table-cell>
          <table:table-cell table:formula="of:=[.A208]*[.B208]" office:value-type="float" office:value="20.6">
            <text:p>20,6</text:p>
          </table:table-cell>
          <table:table-cell table:formula="of:=EXP(-([.D208]^2/(2*[.C208]^2)))/SQRT(PI()*2*[.C208]^2)" office:value-type="float" office:value="0.0110444013935072">
            <text:p>0,0110444014</text:p>
          </table:table-cell>
          <table:table-cell table:formula="of:=[.F207]" office:value-type="float" office:value="0.0147756400148679">
            <text:p>0,01477564</text:p>
          </table:table-cell>
          <table:table-cell table:formula="of:=1000*[.E208]/[.F208]" office:value-type="float" office:value="747.473637852155">
            <text:p>747,4736378522</text:p>
          </table:table-cell>
          <table:table-cell table:number-columns-repeated="7"/>
        </table:table-row>
        <table:table-row table:style-name="ro2">
          <table:table-cell table:formula="of:=[.A208]+1" office:value-type="float" office:value="207">
            <text:p>207</text:p>
          </table:table-cell>
          <table:table-cell table:formula="of:=[.B208]" office:value-type="float" office:value="0.1">
            <text:p>0,1</text:p>
          </table:table-cell>
          <table:table-cell table:formula="of:=[.C208]" office:value-type="float" office:value="27">
            <text:p>27</text:p>
          </table:table-cell>
          <table:table-cell table:formula="of:=[.A209]*[.B209]" office:value-type="float" office:value="20.7">
            <text:p>20,7</text:p>
          </table:table-cell>
          <table:table-cell table:formula="of:=EXP(-([.D209]^2/(2*[.C209]^2)))/SQRT(PI()*2*[.C209]^2)" office:value-type="float" office:value="0.0110131607656594">
            <text:p>0,0110131608</text:p>
          </table:table-cell>
          <table:table-cell table:formula="of:=[.F208]" office:value-type="float" office:value="0.0147756400148679">
            <text:p>0,01477564</text:p>
          </table:table-cell>
          <table:table-cell table:formula="of:=1000*[.E209]/[.F209]" office:value-type="float" office:value="745.35930454298">
            <text:p>745,359304543</text:p>
          </table:table-cell>
          <table:table-cell table:number-columns-repeated="7"/>
        </table:table-row>
        <table:table-row table:style-name="ro2">
          <table:table-cell table:formula="of:=[.A209]+1" office:value-type="float" office:value="208">
            <text:p>208</text:p>
          </table:table-cell>
          <table:table-cell table:formula="of:=[.B209]" office:value-type="float" office:value="0.1">
            <text:p>0,1</text:p>
          </table:table-cell>
          <table:table-cell table:formula="of:=[.C209]" office:value-type="float" office:value="27">
            <text:p>27</text:p>
          </table:table-cell>
          <table:table-cell table:formula="of:=[.A210]*[.B210]" office:value-type="float" office:value="20.8">
            <text:p>20,8</text:p>
          </table:table-cell>
          <table:table-cell table:formula="of:=EXP(-([.D210]^2/(2*[.C210]^2)))/SQRT(PI()*2*[.C210]^2)" office:value-type="float" office:value="0.010981857862477">
            <text:p>0,0109818579</text:p>
          </table:table-cell>
          <table:table-cell table:formula="of:=[.F209]" office:value-type="float" office:value="0.0147756400148679">
            <text:p>0,01477564</text:p>
          </table:table-cell>
          <table:table-cell table:formula="of:=1000*[.E210]/[.F210]" office:value-type="float" office:value="743.24075650372">
            <text:p>743,2407565037</text:p>
          </table:table-cell>
          <table:table-cell table:number-columns-repeated="7"/>
        </table:table-row>
        <table:table-row table:style-name="ro2">
          <table:table-cell table:formula="of:=[.A210]+1" office:value-type="float" office:value="209">
            <text:p>209</text:p>
          </table:table-cell>
          <table:table-cell table:formula="of:=[.B210]" office:value-type="float" office:value="0.1">
            <text:p>0,1</text:p>
          </table:table-cell>
          <table:table-cell table:formula="of:=[.C210]" office:value-type="float" office:value="27">
            <text:p>27</text:p>
          </table:table-cell>
          <table:table-cell table:formula="of:=[.A211]*[.B211]" office:value-type="float" office:value="20.9">
            <text:p>20,9</text:p>
          </table:table-cell>
          <table:table-cell table:formula="of:=EXP(-([.D211]^2/(2*[.C211]^2)))/SQRT(PI()*2*[.C211]^2)" office:value-type="float" office:value="0.0109504937185304">
            <text:p>0,0109504937</text:p>
          </table:table-cell>
          <table:table-cell table:formula="of:=[.F210]" office:value-type="float" office:value="0.0147756400148679">
            <text:p>0,01477564</text:p>
          </table:table-cell>
          <table:table-cell table:formula="of:=1000*[.E211]/[.F211]" office:value-type="float" office:value="741.118063753009">
            <text:p>741,118063753</text:p>
          </table:table-cell>
          <table:table-cell table:number-columns-repeated="7"/>
        </table:table-row>
        <table:table-row table:style-name="ro2">
          <table:table-cell table:formula="of:=[.A211]+1" office:value-type="float" office:value="210">
            <text:p>210</text:p>
          </table:table-cell>
          <table:table-cell table:formula="of:=[.B211]" office:value-type="float" office:value="0.1">
            <text:p>0,1</text:p>
          </table:table-cell>
          <table:table-cell table:formula="of:=[.C211]" office:value-type="float" office:value="27">
            <text:p>27</text:p>
          </table:table-cell>
          <table:table-cell table:formula="of:=[.A212]*[.B212]" office:value-type="float" office:value="21">
            <text:p>21</text:p>
          </table:table-cell>
          <table:table-cell table:formula="of:=EXP(-([.D212]^2/(2*[.C212]^2)))/SQRT(PI()*2*[.C212]^2)" office:value-type="float" office:value="0.0109190693679584">
            <text:p>0,0109190694</text:p>
          </table:table-cell>
          <table:table-cell table:formula="of:=[.F211]" office:value-type="float" office:value="0.0147756400148679">
            <text:p>0,01477564</text:p>
          </table:table-cell>
          <table:table-cell table:formula="of:=1000*[.E212]/[.F212]" office:value-type="float" office:value="738.991296280309">
            <text:p>738,9912962803</text:p>
          </table:table-cell>
          <table:table-cell table:number-columns-repeated="7"/>
        </table:table-row>
        <table:table-row table:style-name="ro2">
          <table:table-cell table:formula="of:=[.A212]+1" office:value-type="float" office:value="211">
            <text:p>211</text:p>
          </table:table-cell>
          <table:table-cell table:formula="of:=[.B212]" office:value-type="float" office:value="0.1">
            <text:p>0,1</text:p>
          </table:table-cell>
          <table:table-cell table:formula="of:=[.C212]" office:value-type="float" office:value="27">
            <text:p>27</text:p>
          </table:table-cell>
          <table:table-cell table:formula="of:=[.A213]*[.B213]" office:value-type="float" office:value="21.1">
            <text:p>21,1</text:p>
          </table:table-cell>
          <table:table-cell table:formula="of:=EXP(-([.D213]^2/(2*[.C213]^2)))/SQRT(PI()*2*[.C213]^2)" office:value-type="float" office:value="0.0108875858444138">
            <text:p>0,0108875858</text:p>
          </table:table-cell>
          <table:table-cell table:formula="of:=[.F212]" office:value-type="float" office:value="0.0147756400148679">
            <text:p>0,01477564</text:p>
          </table:table-cell>
          <table:table-cell table:formula="of:=1000*[.E213]/[.F213]" office:value-type="float" office:value="736.860524042156">
            <text:p>736,8605240422</text:p>
          </table:table-cell>
          <table:table-cell table:number-columns-repeated="7"/>
        </table:table-row>
        <table:table-row table:style-name="ro2">
          <table:table-cell table:formula="of:=[.A213]+1" office:value-type="float" office:value="212">
            <text:p>212</text:p>
          </table:table-cell>
          <table:table-cell table:formula="of:=[.B213]" office:value-type="float" office:value="0.1">
            <text:p>0,1</text:p>
          </table:table-cell>
          <table:table-cell table:formula="of:=[.C213]" office:value-type="float" office:value="27">
            <text:p>27</text:p>
          </table:table-cell>
          <table:table-cell table:formula="of:=[.A214]*[.B214]" office:value-type="float" office:value="21.2">
            <text:p>21,2</text:p>
          </table:table-cell>
          <table:table-cell table:formula="of:=EXP(-([.D214]^2/(2*[.C214]^2)))/SQRT(PI()*2*[.C214]^2)" office:value-type="float" office:value="0.0108560441810074">
            <text:p>0,0108560442</text:p>
          </table:table-cell>
          <table:table-cell table:formula="of:=[.F213]" office:value-type="float" office:value="0.0147756400148679">
            <text:p>0,01477564</text:p>
          </table:table-cell>
          <table:table-cell table:formula="of:=1000*[.E214]/[.F214]" office:value-type="float" office:value="734.725816958422">
            <text:p>734,7258169584</text:p>
          </table:table-cell>
          <table:table-cell table:number-columns-repeated="7"/>
        </table:table-row>
        <table:table-row table:style-name="ro2">
          <table:table-cell table:formula="of:=[.A214]+1" office:value-type="float" office:value="213">
            <text:p>213</text:p>
          </table:table-cell>
          <table:table-cell table:formula="of:=[.B214]" office:value-type="float" office:value="0.1">
            <text:p>0,1</text:p>
          </table:table-cell>
          <table:table-cell table:formula="of:=[.C214]" office:value-type="float" office:value="27">
            <text:p>27</text:p>
          </table:table-cell>
          <table:table-cell table:formula="of:=[.A215]*[.B215]" office:value-type="float" office:value="21.3">
            <text:p>21,3</text:p>
          </table:table-cell>
          <table:table-cell table:formula="of:=EXP(-([.D215]^2/(2*[.C215]^2)))/SQRT(PI()*2*[.C215]^2)" office:value-type="float" office:value="0.0108244454102532">
            <text:p>0,0108244454</text:p>
          </table:table-cell>
          <table:table-cell table:formula="of:=[.F214]" office:value-type="float" office:value="0.0147756400148679">
            <text:p>0,01477564</text:p>
          </table:table-cell>
          <table:table-cell table:formula="of:=1000*[.E215]/[.F215]" office:value-type="float" office:value="732.587244908593">
            <text:p>732,5872449086</text:p>
          </table:table-cell>
          <table:table-cell table:number-columns-repeated="7"/>
        </table:table-row>
        <table:table-row table:style-name="ro2">
          <table:table-cell table:formula="of:=[.A215]+1" office:value-type="float" office:value="214">
            <text:p>214</text:p>
          </table:table-cell>
          <table:table-cell table:formula="of:=[.B215]" office:value-type="float" office:value="0.1">
            <text:p>0,1</text:p>
          </table:table-cell>
          <table:table-cell table:formula="of:=[.C215]" office:value-type="float" office:value="27">
            <text:p>27</text:p>
          </table:table-cell>
          <table:table-cell table:formula="of:=[.A216]*[.B216]" office:value-type="float" office:value="21.4">
            <text:p>21,4</text:p>
          </table:table-cell>
          <table:table-cell table:formula="of:=EXP(-([.D216]^2/(2*[.C216]^2)))/SQRT(PI()*2*[.C216]^2)" office:value-type="float" office:value="0.0107927905640139">
            <text:p>0,0107927906</text:p>
          </table:table-cell>
          <table:table-cell table:formula="of:=[.F215]" office:value-type="float" office:value="0.0147756400148679">
            <text:p>0,01477564</text:p>
          </table:table-cell>
          <table:table-cell table:formula="of:=1000*[.E216]/[.F216]" office:value-type="float" office:value="730.444877728051">
            <text:p>730,4448777281</text:p>
          </table:table-cell>
          <table:table-cell table:number-columns-repeated="7"/>
        </table:table-row>
        <table:table-row table:style-name="ro2">
          <table:table-cell table:formula="of:=[.A216]+1" office:value-type="float" office:value="215">
            <text:p>215</text:p>
          </table:table-cell>
          <table:table-cell table:formula="of:=[.B216]" office:value-type="float" office:value="0.1">
            <text:p>0,1</text:p>
          </table:table-cell>
          <table:table-cell table:formula="of:=[.C216]" office:value-type="float" office:value="27">
            <text:p>27</text:p>
          </table:table-cell>
          <table:table-cell table:formula="of:=[.A217]*[.B217]" office:value-type="float" office:value="21.5">
            <text:p>21,5</text:p>
          </table:table-cell>
          <table:table-cell table:formula="of:=EXP(-([.D217]^2/(2*[.C217]^2)))/SQRT(PI()*2*[.C217]^2)" office:value-type="float" office:value="0.0107610806734455">
            <text:p>0,0107610807</text:p>
          </table:table-cell>
          <table:table-cell table:formula="of:=[.F216]" office:value-type="float" office:value="0.0147756400148679">
            <text:p>0,01477564</text:p>
          </table:table-cell>
          <table:table-cell table:formula="of:=1000*[.E217]/[.F217]" office:value-type="float" office:value="728.298785204383">
            <text:p>728,2987852044</text:p>
          </table:table-cell>
          <table:table-cell table:number-columns-repeated="7"/>
        </table:table-row>
        <table:table-row table:style-name="ro2">
          <table:table-cell table:formula="of:=[.A217]+1" office:value-type="float" office:value="216">
            <text:p>216</text:p>
          </table:table-cell>
          <table:table-cell table:formula="of:=[.B217]" office:value-type="float" office:value="0.1">
            <text:p>0,1</text:p>
          </table:table-cell>
          <table:table-cell table:formula="of:=[.C217]" office:value-type="float" office:value="27">
            <text:p>27</text:p>
          </table:table-cell>
          <table:table-cell table:formula="of:=[.A218]*[.B218]" office:value-type="float" office:value="21.6">
            <text:p>21,6</text:p>
          </table:table-cell>
          <table:table-cell table:formula="of:=EXP(-([.D218]^2/(2*[.C218]^2)))/SQRT(PI()*2*[.C218]^2)" office:value-type="float" office:value="0.0107293167689438">
            <text:p>0,0107293168</text:p>
          </table:table-cell>
          <table:table-cell table:formula="of:=[.F217]" office:value-type="float" office:value="0.0147756400148679">
            <text:p>0,01477564</text:p>
          </table:table-cell>
          <table:table-cell table:formula="of:=1000*[.E218]/[.F218]" office:value-type="float" office:value="726.149037073691">
            <text:p>726,1490370737</text:p>
          </table:table-cell>
          <table:table-cell table:number-columns-repeated="7"/>
        </table:table-row>
        <table:table-row table:style-name="ro2">
          <table:table-cell table:formula="of:=[.A218]+1" office:value-type="float" office:value="217">
            <text:p>217</text:p>
          </table:table-cell>
          <table:table-cell table:formula="of:=[.B218]" office:value-type="float" office:value="0.1">
            <text:p>0,1</text:p>
          </table:table-cell>
          <table:table-cell table:formula="of:=[.C218]" office:value-type="float" office:value="27">
            <text:p>27</text:p>
          </table:table-cell>
          <table:table-cell table:formula="of:=[.A219]*[.B219]" office:value-type="float" office:value="21.7">
            <text:p>21,7</text:p>
          </table:table-cell>
          <table:table-cell table:formula="of:=EXP(-([.D219]^2/(2*[.C219]^2)))/SQRT(PI()*2*[.C219]^2)" office:value-type="float" office:value="0.0106974998800893">
            <text:p>0,0106974999</text:p>
          </table:table-cell>
          <table:table-cell table:formula="of:=[.F218]" office:value-type="float" office:value="0.0147756400148679">
            <text:p>0,01477564</text:p>
          </table:table-cell>
          <table:table-cell table:formula="of:=1000*[.E219]/[.F219]" office:value-type="float" office:value="723.995703016928">
            <text:p>723,9957030169</text:p>
          </table:table-cell>
          <table:table-cell table:number-columns-repeated="7"/>
        </table:table-row>
        <table:table-row table:style-name="ro2">
          <table:table-cell table:formula="of:=[.A219]+1" office:value-type="float" office:value="218">
            <text:p>218</text:p>
          </table:table-cell>
          <table:table-cell table:formula="of:=[.B219]" office:value-type="float" office:value="0.1">
            <text:p>0,1</text:p>
          </table:table-cell>
          <table:table-cell table:formula="of:=[.C219]" office:value-type="float" office:value="27">
            <text:p>27</text:p>
          </table:table-cell>
          <table:table-cell table:formula="of:=[.A220]*[.B220]" office:value-type="float" office:value="21.8">
            <text:p>21,8</text:p>
          </table:table-cell>
          <table:table-cell table:formula="of:=EXP(-([.D220]^2/(2*[.C220]^2)))/SQRT(PI()*2*[.C220]^2)" office:value-type="float" office:value="0.0106656310355938">
            <text:p>0,010665631</text:p>
          </table:table-cell>
          <table:table-cell table:formula="of:=[.F219]" office:value-type="float" office:value="0.0147756400148679">
            <text:p>0,01477564</text:p>
          </table:table-cell>
          <table:table-cell table:formula="of:=1000*[.E220]/[.F220]" office:value-type="float" office:value="721.838852656239">
            <text:p>721,8388526562</text:p>
          </table:table-cell>
          <table:table-cell table:number-columns-repeated="7"/>
        </table:table-row>
        <table:table-row table:style-name="ro2">
          <table:table-cell table:formula="of:=[.A220]+1" office:value-type="float" office:value="219">
            <text:p>219</text:p>
          </table:table-cell>
          <table:table-cell table:formula="of:=[.B220]" office:value-type="float" office:value="0.1">
            <text:p>0,1</text:p>
          </table:table-cell>
          <table:table-cell table:formula="of:=[.C220]" office:value-type="float" office:value="27">
            <text:p>27</text:p>
          </table:table-cell>
          <table:table-cell table:formula="of:=[.A221]*[.B221]" office:value-type="float" office:value="21.9">
            <text:p>21,9</text:p>
          </table:table-cell>
          <table:table-cell table:formula="of:=EXP(-([.D221]^2/(2*[.C221]^2)))/SQRT(PI()*2*[.C221]^2)" office:value-type="float" office:value="0.0106337112632464">
            <text:p>0,0106337113</text:p>
          </table:table-cell>
          <table:table-cell table:formula="of:=[.F220]" office:value-type="float" office:value="0.0147756400148679">
            <text:p>0,01477564</text:p>
          </table:table-cell>
          <table:table-cell table:formula="of:=1000*[.E221]/[.F221]" office:value-type="float" office:value="719.678555551323">
            <text:p>719,6785555513</text:p>
          </table:table-cell>
          <table:table-cell table:number-columns-repeated="7"/>
        </table:table-row>
        <table:table-row table:style-name="ro2">
          <table:table-cell table:formula="of:=[.A221]+1" office:value-type="float" office:value="220">
            <text:p>220</text:p>
          </table:table-cell>
          <table:table-cell table:formula="of:=[.B221]" office:value-type="float" office:value="0.1">
            <text:p>0,1</text:p>
          </table:table-cell>
          <table:table-cell table:formula="of:=[.C221]" office:value-type="float" office:value="27">
            <text:p>27</text:p>
          </table:table-cell>
          <table:table-cell table:formula="of:=[.A222]*[.B222]" office:value-type="float" office:value="22">
            <text:p>22</text:p>
          </table:table-cell>
          <table:table-cell table:formula="of:=EXP(-([.D222]^2/(2*[.C222]^2)))/SQRT(PI()*2*[.C222]^2)" office:value-type="float" office:value="0.0106017415898599">
            <text:p>0,0106017416</text:p>
          </table:table-cell>
          <table:table-cell table:formula="of:=[.F221]" office:value-type="float" office:value="0.0147756400148679">
            <text:p>0,01477564</text:p>
          </table:table-cell>
          <table:table-cell table:formula="of:=1000*[.E222]/[.F222]" office:value-type="float" office:value="717.514881195807">
            <text:p>717,5148811958</text:p>
          </table:table-cell>
          <table:table-cell table:number-columns-repeated="7"/>
        </table:table-row>
        <table:table-row table:style-name="ro2">
          <table:table-cell table:formula="of:=[.A222]+1" office:value-type="float" office:value="221">
            <text:p>221</text:p>
          </table:table-cell>
          <table:table-cell table:formula="of:=[.B222]" office:value-type="float" office:value="0.1">
            <text:p>0,1</text:p>
          </table:table-cell>
          <table:table-cell table:formula="of:=[.C222]" office:value-type="float" office:value="27">
            <text:p>27</text:p>
          </table:table-cell>
          <table:table-cell table:formula="of:=[.A223]*[.B223]" office:value-type="float" office:value="22.1">
            <text:p>22,1</text:p>
          </table:table-cell>
          <table:table-cell table:formula="of:=EXP(-([.D223]^2/(2*[.C223]^2)))/SQRT(PI()*2*[.C223]^2)" office:value-type="float" office:value="0.0105697230412176">
            <text:p>0,010569723</text:p>
          </table:table-cell>
          <table:table-cell table:formula="of:=[.F222]" office:value-type="float" office:value="0.0147756400148679">
            <text:p>0,01477564</text:p>
          </table:table-cell>
          <table:table-cell table:formula="of:=1000*[.E223]/[.F223]" office:value-type="float" office:value="715.347899013639">
            <text:p>715,3478990136</text:p>
          </table:table-cell>
          <table:table-cell table:number-columns-repeated="7"/>
        </table:table-row>
        <table:table-row table:style-name="ro2">
          <table:table-cell table:formula="of:=[.A223]+1" office:value-type="float" office:value="222">
            <text:p>222</text:p>
          </table:table-cell>
          <table:table-cell table:formula="of:=[.B223]" office:value-type="float" office:value="0.1">
            <text:p>0,1</text:p>
          </table:table-cell>
          <table:table-cell table:formula="of:=[.C223]" office:value-type="float" office:value="27">
            <text:p>27</text:p>
          </table:table-cell>
          <table:table-cell table:formula="of:=[.A224]*[.B224]" office:value-type="float" office:value="22.2">
            <text:p>22,2</text:p>
          </table:table-cell>
          <table:table-cell table:formula="of:=EXP(-([.D224]^2/(2*[.C224]^2)))/SQRT(PI()*2*[.C224]^2)" office:value-type="float" office:value="0.0105376566420199">
            <text:p>0,0105376566</text:p>
          </table:table-cell>
          <table:table-cell table:formula="of:=[.F223]" office:value-type="float" office:value="0.0147756400148679">
            <text:p>0,01477564</text:p>
          </table:table-cell>
          <table:table-cell table:formula="of:=1000*[.E224]/[.F224]" office:value-type="float" office:value="713.17767835549">
            <text:p>713,1776783555</text:p>
          </table:table-cell>
          <table:table-cell table:number-columns-repeated="7"/>
        </table:table-row>
        <table:table-row table:style-name="ro2">
          <table:table-cell table:formula="of:=[.A224]+1" office:value-type="float" office:value="223">
            <text:p>223</text:p>
          </table:table-cell>
          <table:table-cell table:formula="of:=[.B224]" office:value-type="float" office:value="0.1">
            <text:p>0,1</text:p>
          </table:table-cell>
          <table:table-cell table:formula="of:=[.C224]" office:value-type="float" office:value="27">
            <text:p>27</text:p>
          </table:table-cell>
          <table:table-cell table:formula="of:=[.A225]*[.B225]" office:value-type="float" office:value="22.3">
            <text:p>22,3</text:p>
          </table:table-cell>
          <table:table-cell table:formula="of:=EXP(-([.D225]^2/(2*[.C225]^2)))/SQRT(PI()*2*[.C225]^2)" office:value-type="float" office:value="0.010505543415832">
            <text:p>0,0105055434</text:p>
          </table:table-cell>
          <table:table-cell table:formula="of:=[.F224]" office:value-type="float" office:value="0.0147756400148679">
            <text:p>0,01477564</text:p>
          </table:table-cell>
          <table:table-cell table:formula="of:=1000*[.E225]/[.F225]" office:value-type="float" office:value="711.004288495178">
            <text:p>711,0042884952</text:p>
          </table:table-cell>
          <table:table-cell table:number-columns-repeated="7"/>
        </table:table-row>
        <table:table-row table:style-name="ro2">
          <table:table-cell table:formula="of:=[.A225]+1" office:value-type="float" office:value="224">
            <text:p>224</text:p>
          </table:table-cell>
          <table:table-cell table:formula="of:=[.B225]" office:value-type="float" office:value="0.1">
            <text:p>0,1</text:p>
          </table:table-cell>
          <table:table-cell table:formula="of:=[.C225]" office:value-type="float" office:value="27">
            <text:p>27</text:p>
          </table:table-cell>
          <table:table-cell table:formula="of:=[.A226]*[.B226]" office:value-type="float" office:value="22.4">
            <text:p>22,4</text:p>
          </table:table-cell>
          <table:table-cell table:formula="of:=EXP(-([.D226]^2/(2*[.C226]^2)))/SQRT(PI()*2*[.C226]^2)" office:value-type="float" office:value="0.0104733843850306">
            <text:p>0,0104733844</text:p>
          </table:table-cell>
          <table:table-cell table:formula="of:=[.F225]" office:value-type="float" office:value="0.0147756400148679">
            <text:p>0,01477564</text:p>
          </table:table-cell>
          <table:table-cell table:formula="of:=1000*[.E226]/[.F226]" office:value-type="float" office:value="708.827798626106">
            <text:p>708,8277986261</text:p>
          </table:table-cell>
          <table:table-cell table:number-columns-repeated="7"/>
        </table:table-row>
        <table:table-row table:style-name="ro2">
          <table:table-cell table:formula="of:=[.A226]+1" office:value-type="float" office:value="225">
            <text:p>225</text:p>
          </table:table-cell>
          <table:table-cell table:formula="of:=[.B226]" office:value-type="float" office:value="0.1">
            <text:p>0,1</text:p>
          </table:table-cell>
          <table:table-cell table:formula="of:=[.C226]" office:value-type="float" office:value="27">
            <text:p>27</text:p>
          </table:table-cell>
          <table:table-cell table:formula="of:=[.A227]*[.B227]" office:value-type="float" office:value="22.5">
            <text:p>22,5</text:p>
          </table:table-cell>
          <table:table-cell table:formula="of:=EXP(-([.D227]^2/(2*[.C227]^2)))/SQRT(PI()*2*[.C227]^2)" office:value-type="float" office:value="0.0104411805707519">
            <text:p>0,0104411806</text:p>
          </table:table-cell>
          <table:table-cell table:formula="of:=[.F226]" office:value-type="float" office:value="0.0147756400148679">
            <text:p>0,01477564</text:p>
          </table:table-cell>
          <table:table-cell table:formula="of:=1000*[.E227]/[.F227]" office:value-type="float" office:value="706.648277857716">
            <text:p>706,6482778577</text:p>
          </table:table-cell>
          <table:table-cell table:number-columns-repeated="7"/>
        </table:table-row>
        <table:table-row table:style-name="ro2">
          <table:table-cell table:formula="of:=[.A227]+1" office:value-type="float" office:value="226">
            <text:p>226</text:p>
          </table:table-cell>
          <table:table-cell table:formula="of:=[.B227]" office:value-type="float" office:value="0.1">
            <text:p>0,1</text:p>
          </table:table-cell>
          <table:table-cell table:formula="of:=[.C227]" office:value-type="float" office:value="27">
            <text:p>27</text:p>
          </table:table-cell>
          <table:table-cell table:formula="of:=[.A228]*[.B228]" office:value-type="float" office:value="22.6">
            <text:p>22,6</text:p>
          </table:table-cell>
          <table:table-cell table:formula="of:=EXP(-([.D228]^2/(2*[.C228]^2)))/SQRT(PI()*2*[.C228]^2)" office:value-type="float" office:value="0.0104089329928396">
            <text:p>0,010408933</text:p>
          </table:table-cell>
          <table:table-cell table:formula="of:=[.F227]" office:value-type="float" office:value="0.0147756400148679">
            <text:p>0,01477564</text:p>
          </table:table-cell>
          <table:table-cell table:formula="of:=1000*[.E228]/[.F228]" office:value-type="float" office:value="704.465795211961">
            <text:p>704,465795212</text:p>
          </table:table-cell>
          <table:table-cell table:number-columns-repeated="7"/>
        </table:table-row>
        <table:table-row table:style-name="ro2">
          <table:table-cell table:formula="of:=[.A228]+1" office:value-type="float" office:value="227">
            <text:p>227</text:p>
          </table:table-cell>
          <table:table-cell table:formula="of:=[.B228]" office:value-type="float" office:value="0.1">
            <text:p>0,1</text:p>
          </table:table-cell>
          <table:table-cell table:formula="of:=[.C228]" office:value-type="float" office:value="27">
            <text:p>27</text:p>
          </table:table-cell>
          <table:table-cell table:formula="of:=[.A229]*[.B229]" office:value-type="float" office:value="22.7">
            <text:p>22,7</text:p>
          </table:table-cell>
          <table:table-cell table:formula="of:=EXP(-([.D229]^2/(2*[.C229]^2)))/SQRT(PI()*2*[.C229]^2)" office:value-type="float" office:value="0.0103766426697924">
            <text:p>0,0103766427</text:p>
          </table:table-cell>
          <table:table-cell table:formula="of:=[.F228]" office:value-type="float" office:value="0.0147756400148679">
            <text:p>0,01477564</text:p>
          </table:table-cell>
          <table:table-cell table:formula="of:=1000*[.E229]/[.F229]" office:value-type="float" office:value="702.280419619788">
            <text:p>702,2804196198</text:p>
          </table:table-cell>
          <table:table-cell table:number-columns-repeated="7"/>
        </table:table-row>
        <table:table-row table:style-name="ro2">
          <table:table-cell table:formula="of:=[.A229]+1" office:value-type="float" office:value="228">
            <text:p>228</text:p>
          </table:table-cell>
          <table:table-cell table:formula="of:=[.B229]" office:value-type="float" office:value="0.1">
            <text:p>0,1</text:p>
          </table:table-cell>
          <table:table-cell table:formula="of:=[.C229]" office:value-type="float" office:value="27">
            <text:p>27</text:p>
          </table:table-cell>
          <table:table-cell table:formula="of:=[.A230]*[.B230]" office:value-type="float" office:value="22.8">
            <text:p>22,8</text:p>
          </table:table-cell>
          <table:table-cell table:formula="of:=EXP(-([.D230]^2/(2*[.C230]^2)))/SQRT(PI()*2*[.C230]^2)" office:value-type="float" office:value="0.0103443106187129">
            <text:p>0,0103443106</text:p>
          </table:table-cell>
          <table:table-cell table:formula="of:=[.F229]" office:value-type="float" office:value="0.0147756400148679">
            <text:p>0,01477564</text:p>
          </table:table-cell>
          <table:table-cell table:formula="of:=1000*[.E230]/[.F230]" office:value-type="float" office:value="700.092219917651">
            <text:p>700,0922199177</text:p>
          </table:table-cell>
          <table:table-cell table:number-columns-repeated="7"/>
        </table:table-row>
        <table:table-row table:style-name="ro2">
          <table:table-cell table:formula="of:=[.A230]+1" office:value-type="float" office:value="229">
            <text:p>229</text:p>
          </table:table-cell>
          <table:table-cell table:formula="of:=[.B230]" office:value-type="float" office:value="0.1">
            <text:p>0,1</text:p>
          </table:table-cell>
          <table:table-cell table:formula="of:=[.C230]" office:value-type="float" office:value="27">
            <text:p>27</text:p>
          </table:table-cell>
          <table:table-cell table:formula="of:=[.A231]*[.B231]" office:value-type="float" office:value="22.9">
            <text:p>22,9</text:p>
          </table:table-cell>
          <table:table-cell table:formula="of:=EXP(-([.D231]^2/(2*[.C231]^2)))/SQRT(PI()*2*[.C231]^2)" office:value-type="float" office:value="0.0103119378552563">
            <text:p>0,0103119379</text:p>
          </table:table-cell>
          <table:table-cell table:formula="of:=[.F230]" office:value-type="float" office:value="0.0147756400148679">
            <text:p>0,01477564</text:p>
          </table:table-cell>
          <table:table-cell table:formula="of:=1000*[.E231]/[.F231]" office:value-type="float" office:value="697.901264844025">
            <text:p>697,901264844</text:p>
          </table:table-cell>
          <table:table-cell table:number-columns-repeated="7"/>
        </table:table-row>
        <table:table-row table:style-name="ro2">
          <table:table-cell table:formula="of:=[.A231]+1" office:value-type="float" office:value="230">
            <text:p>230</text:p>
          </table:table-cell>
          <table:table-cell table:formula="of:=[.B231]" office:value-type="float" office:value="0.1">
            <text:p>0,1</text:p>
          </table:table-cell>
          <table:table-cell table:formula="of:=[.C231]" office:value-type="float" office:value="27">
            <text:p>27</text:p>
          </table:table-cell>
          <table:table-cell table:formula="of:=[.A232]*[.B232]" office:value-type="float" office:value="23">
            <text:p>23</text:p>
          </table:table-cell>
          <table:table-cell table:formula="of:=EXP(-([.D232]^2/(2*[.C232]^2)))/SQRT(PI()*2*[.C232]^2)" office:value-type="float" office:value="0.0102795253935786">
            <text:p>0,0102795254</text:p>
          </table:table-cell>
          <table:table-cell table:formula="of:=[.F231]" office:value-type="float" office:value="0.0147756400148679">
            <text:p>0,01477564</text:p>
          </table:table-cell>
          <table:table-cell table:formula="of:=1000*[.E232]/[.F232]" office:value-type="float" office:value="695.707623035949">
            <text:p>695,7076230359</text:p>
          </table:table-cell>
          <table:table-cell table:number-columns-repeated="7"/>
        </table:table-row>
        <table:table-row table:style-name="ro2">
          <table:table-cell table:formula="of:=[.A232]+1" office:value-type="float" office:value="231">
            <text:p>231</text:p>
          </table:table-cell>
          <table:table-cell table:formula="of:=[.B232]" office:value-type="float" office:value="0.1">
            <text:p>0,1</text:p>
          </table:table-cell>
          <table:table-cell table:formula="of:=[.C232]" office:value-type="float" office:value="27">
            <text:p>27</text:p>
          </table:table-cell>
          <table:table-cell table:formula="of:=[.A233]*[.B233]" office:value-type="float" office:value="23.1">
            <text:p>23,1</text:p>
          </table:table-cell>
          <table:table-cell table:formula="of:=EXP(-([.D233]^2/(2*[.C233]^2)))/SQRT(PI()*2*[.C233]^2)" office:value-type="float" office:value="0.0102470742462864">
            <text:p>0,0102470742</text:p>
          </table:table-cell>
          <table:table-cell table:formula="of:=[.F232]" office:value-type="float" office:value="0.0147756400148679">
            <text:p>0,01477564</text:p>
          </table:table-cell>
          <table:table-cell table:formula="of:=1000*[.E233]/[.F233]" office:value-type="float" office:value="693.511363025584">
            <text:p>693,5113630256</text:p>
          </table:table-cell>
          <table:table-cell table:number-columns-repeated="7"/>
        </table:table-row>
        <table:table-row table:style-name="ro2">
          <table:table-cell table:formula="of:=[.A233]+1" office:value-type="float" office:value="232">
            <text:p>232</text:p>
          </table:table-cell>
          <table:table-cell table:formula="of:=[.B233]" office:value-type="float" office:value="0.1">
            <text:p>0,1</text:p>
          </table:table-cell>
          <table:table-cell table:formula="of:=[.C233]" office:value-type="float" office:value="27">
            <text:p>27</text:p>
          </table:table-cell>
          <table:table-cell table:formula="of:=[.A234]*[.B234]" office:value-type="float" office:value="23.2">
            <text:p>23,2</text:p>
          </table:table-cell>
          <table:table-cell table:formula="of:=EXP(-([.D234]^2/(2*[.C234]^2)))/SQRT(PI()*2*[.C234]^2)" office:value-type="float" office:value="0.010214585424386">
            <text:p>0,0102145854</text:p>
          </table:table-cell>
          <table:table-cell table:formula="of:=[.F233]" office:value-type="float" office:value="0.0147756400148679">
            <text:p>0,01477564</text:p>
          </table:table-cell>
          <table:table-cell table:formula="of:=1000*[.E234]/[.F234]" office:value-type="float" office:value="691.312553236788">
            <text:p>691,3125532368</text:p>
          </table:table-cell>
          <table:table-cell table:number-columns-repeated="7"/>
        </table:table-row>
        <table:table-row table:style-name="ro2">
          <table:table-cell table:formula="of:=[.A234]+1" office:value-type="float" office:value="233">
            <text:p>233</text:p>
          </table:table-cell>
          <table:table-cell table:formula="of:=[.B234]" office:value-type="float" office:value="0.1">
            <text:p>0,1</text:p>
          </table:table-cell>
          <table:table-cell table:formula="of:=[.C234]" office:value-type="float" office:value="27">
            <text:p>27</text:p>
          </table:table-cell>
          <table:table-cell table:formula="of:=[.A235]*[.B235]" office:value-type="float" office:value="23.3">
            <text:p>23,3</text:p>
          </table:table-cell>
          <table:table-cell table:formula="of:=EXP(-([.D235]^2/(2*[.C235]^2)))/SQRT(PI()*2*[.C235]^2)" office:value-type="float" office:value="0.010182059937233">
            <text:p>0,0101820599</text:p>
          </table:table-cell>
          <table:table-cell table:formula="of:=[.F234]" office:value-type="float" office:value="0.0147756400148679">
            <text:p>0,01477564</text:p>
          </table:table-cell>
          <table:table-cell table:formula="of:=1000*[.E235]/[.F235]" office:value-type="float" office:value="689.111261981706">
            <text:p>689,1112619817</text:p>
          </table:table-cell>
          <table:table-cell table:number-columns-repeated="7"/>
        </table:table-row>
        <table:table-row table:style-name="ro2">
          <table:table-cell table:formula="of:=[.A235]+1" office:value-type="float" office:value="234">
            <text:p>234</text:p>
          </table:table-cell>
          <table:table-cell table:formula="of:=[.B235]" office:value-type="float" office:value="0.1">
            <text:p>0,1</text:p>
          </table:table-cell>
          <table:table-cell table:formula="of:=[.C235]" office:value-type="float" office:value="27">
            <text:p>27</text:p>
          </table:table-cell>
          <table:table-cell table:formula="of:=[.A236]*[.B236]" office:value-type="float" office:value="23.4">
            <text:p>23,4</text:p>
          </table:table-cell>
          <table:table-cell table:formula="of:=EXP(-([.D236]^2/(2*[.C236]^2)))/SQRT(PI()*2*[.C236]^2)" office:value-type="float" office:value="0.0101494987924825">
            <text:p>0,0101494988</text:p>
          </table:table-cell>
          <table:table-cell table:formula="of:=[.F235]" office:value-type="float" office:value="0.0147756400148679">
            <text:p>0,01477564</text:p>
          </table:table-cell>
          <table:table-cell table:formula="of:=1000*[.E236]/[.F236]" office:value-type="float" office:value="686.907557457388">
            <text:p>686,9075574574</text:p>
          </table:table-cell>
          <table:table-cell table:number-columns-repeated="7"/>
        </table:table-row>
        <table:table-row table:style-name="ro2">
          <table:table-cell table:formula="of:=[.A236]+1" office:value-type="float" office:value="235">
            <text:p>235</text:p>
          </table:table-cell>
          <table:table-cell table:formula="of:=[.B236]" office:value-type="float" office:value="0.1">
            <text:p>0,1</text:p>
          </table:table-cell>
          <table:table-cell table:formula="of:=[.C236]" office:value-type="float" office:value="27">
            <text:p>27</text:p>
          </table:table-cell>
          <table:table-cell table:formula="of:=[.A237]*[.B237]" office:value-type="float" office:value="23.5">
            <text:p>23,5</text:p>
          </table:table-cell>
          <table:table-cell table:formula="of:=EXP(-([.D237]^2/(2*[.C237]^2)))/SQRT(PI()*2*[.C237]^2)" office:value-type="float" office:value="0.0101169029960392">
            <text:p>0,010116903</text:p>
          </table:table-cell>
          <table:table-cell table:formula="of:=[.F236]" office:value-type="float" office:value="0.0147756400148679">
            <text:p>0,01477564</text:p>
          </table:table-cell>
          <table:table-cell table:formula="of:=1000*[.E237]/[.F237]" office:value-type="float" office:value="684.701507742414">
            <text:p>684,7015077424</text:p>
          </table:table-cell>
          <table:table-cell table:number-columns-repeated="7"/>
        </table:table-row>
        <table:table-row table:style-name="ro2">
          <table:table-cell table:formula="of:=[.A237]+1" office:value-type="float" office:value="236">
            <text:p>236</text:p>
          </table:table-cell>
          <table:table-cell table:formula="of:=[.B237]" office:value-type="float" office:value="0.1">
            <text:p>0,1</text:p>
          </table:table-cell>
          <table:table-cell table:formula="of:=[.C237]" office:value-type="float" office:value="27">
            <text:p>27</text:p>
          </table:table-cell>
          <table:table-cell table:formula="of:=[.A238]*[.B238]" office:value-type="float" office:value="23.6">
            <text:p>23,6</text:p>
          </table:table-cell>
          <table:table-cell table:formula="of:=EXP(-([.D238]^2/(2*[.C238]^2)))/SQRT(PI()*2*[.C238]^2)" office:value-type="float" office:value="0.0100842735520076">
            <text:p>0,0100842736</text:p>
          </table:table-cell>
          <table:table-cell table:formula="of:=[.F237]" office:value-type="float" office:value="0.0147756400148679">
            <text:p>0,01477564</text:p>
          </table:table-cell>
          <table:table-cell table:formula="of:=1000*[.E238]/[.F238]" office:value-type="float" office:value="682.493180793547">
            <text:p>682,4931807935</text:p>
          </table:table-cell>
          <table:table-cell table:number-columns-repeated="7"/>
        </table:table-row>
        <table:table-row table:style-name="ro2">
          <table:table-cell table:formula="of:=[.A238]+1" office:value-type="float" office:value="237">
            <text:p>237</text:p>
          </table:table-cell>
          <table:table-cell table:formula="of:=[.B238]" office:value-type="float" office:value="0.1">
            <text:p>0,1</text:p>
          </table:table-cell>
          <table:table-cell table:formula="of:=[.C238]" office:value-type="float" office:value="27">
            <text:p>27</text:p>
          </table:table-cell>
          <table:table-cell table:formula="of:=[.A239]*[.B239]" office:value-type="float" office:value="23.7">
            <text:p>23,7</text:p>
          </table:table-cell>
          <table:table-cell table:formula="of:=EXP(-([.D239]^2/(2*[.C239]^2)))/SQRT(PI()*2*[.C239]^2)" office:value-type="float" office:value="0.0100516114626432">
            <text:p>0,0100516115</text:p>
          </table:table-cell>
          <table:table-cell table:formula="of:=[.F238]" office:value-type="float" office:value="0.0147756400148679">
            <text:p>0,01477564</text:p>
          </table:table-cell>
          <table:table-cell table:formula="of:=1000*[.E239]/[.F239]" office:value-type="float" office:value="680.282644442398">
            <text:p>680,2826444424</text:p>
          </table:table-cell>
          <table:table-cell table:number-columns-repeated="7"/>
        </table:table-row>
        <table:table-row table:style-name="ro2">
          <table:table-cell table:formula="of:=[.A239]+1" office:value-type="float" office:value="238">
            <text:p>238</text:p>
          </table:table-cell>
          <table:table-cell table:formula="of:=[.B239]" office:value-type="float" office:value="0.1">
            <text:p>0,1</text:p>
          </table:table-cell>
          <table:table-cell table:formula="of:=[.C239]" office:value-type="float" office:value="27">
            <text:p>27</text:p>
          </table:table-cell>
          <table:table-cell table:formula="of:=[.A240]*[.B240]" office:value-type="float" office:value="23.8">
            <text:p>23,8</text:p>
          </table:table-cell>
          <table:table-cell table:formula="of:=EXP(-([.D240]^2/(2*[.C240]^2)))/SQRT(PI()*2*[.C240]^2)" office:value-type="float" office:value="0.0100189177283035">
            <text:p>0,0100189177</text:p>
          </table:table-cell>
          <table:table-cell table:formula="of:=[.F239]" office:value-type="float" office:value="0.0147756400148679">
            <text:p>0,01477564</text:p>
          </table:table-cell>
          <table:table-cell table:formula="of:=1000*[.E240]/[.F240]" office:value-type="float" office:value="678.06996639212">
            <text:p>678,0699663921</text:p>
          </table:table-cell>
          <table:table-cell table:number-columns-repeated="7"/>
        </table:table-row>
        <table:table-row table:style-name="ro2">
          <table:table-cell table:formula="of:=[.A240]+1" office:value-type="float" office:value="239">
            <text:p>239</text:p>
          </table:table-cell>
          <table:table-cell table:formula="of:=[.B240]" office:value-type="float" office:value="0.1">
            <text:p>0,1</text:p>
          </table:table-cell>
          <table:table-cell table:formula="of:=[.C240]" office:value-type="float" office:value="27">
            <text:p>27</text:p>
          </table:table-cell>
          <table:table-cell table:formula="of:=[.A241]*[.B241]" office:value-type="float" office:value="23.9">
            <text:p>23,9</text:p>
          </table:table-cell>
          <table:table-cell table:formula="of:=EXP(-([.D241]^2/(2*[.C241]^2)))/SQRT(PI()*2*[.C241]^2)" office:value-type="float" office:value="0.00998619334739906">
            <text:p>0,0099861933</text:p>
          </table:table-cell>
          <table:table-cell table:formula="of:=[.F240]" office:value-type="float" office:value="0.0147756400148679">
            <text:p>0,01477564</text:p>
          </table:table-cell>
          <table:table-cell table:formula="of:=1000*[.E241]/[.F241]" office:value-type="float" office:value="675.855214214107">
            <text:p>675,8552142141</text:p>
          </table:table-cell>
          <table:table-cell table:number-columns-repeated="7"/>
        </table:table-row>
        <table:table-row table:style-name="ro2">
          <table:table-cell table:formula="of:=[.A241]+1" office:value-type="float" office:value="240">
            <text:p>240</text:p>
          </table:table-cell>
          <table:table-cell table:formula="of:=[.B241]" office:value-type="float" office:value="0.1">
            <text:p>0,1</text:p>
          </table:table-cell>
          <table:table-cell table:formula="of:=[.C241]" office:value-type="float" office:value="27">
            <text:p>27</text:p>
          </table:table-cell>
          <table:table-cell table:formula="of:=[.A242]*[.B242]" office:value-type="float" office:value="24">
            <text:p>24</text:p>
          </table:table-cell>
          <table:table-cell table:formula="of:=EXP(-([.D242]^2/(2*[.C242]^2)))/SQRT(PI()*2*[.C242]^2)" office:value-type="float" office:value="0.00995343931634533">
            <text:p>0,0099534393</text:p>
          </table:table-cell>
          <table:table-cell table:formula="of:=[.F241]" office:value-type="float" office:value="0.0147756400148679">
            <text:p>0,01477564</text:p>
          </table:table-cell>
          <table:table-cell table:formula="of:=1000*[.E242]/[.F242]" office:value-type="float" office:value="673.638455344727">
            <text:p>673,6384553447</text:p>
          </table:table-cell>
          <table:table-cell table:number-columns-repeated="7"/>
        </table:table-row>
        <table:table-row table:style-name="ro2">
          <table:table-cell table:formula="of:=[.A242]+1" office:value-type="float" office:value="241">
            <text:p>241</text:p>
          </table:table-cell>
          <table:table-cell table:formula="of:=[.B242]" office:value-type="float" office:value="0.1">
            <text:p>0,1</text:p>
          </table:table-cell>
          <table:table-cell table:formula="of:=[.C242]" office:value-type="float" office:value="27">
            <text:p>27</text:p>
          </table:table-cell>
          <table:table-cell table:formula="of:=[.A243]*[.B243]" office:value-type="float" office:value="24.1">
            <text:p>24,1</text:p>
          </table:table-cell>
          <table:table-cell table:formula="of:=EXP(-([.D243]^2/(2*[.C243]^2)))/SQRT(PI()*2*[.C243]^2)" office:value-type="float" office:value="0.00992065662951466">
            <text:p>0,0099206566</text:p>
          </table:table-cell>
          <table:table-cell table:formula="of:=[.F242]" office:value-type="float" office:value="0.0147756400148679">
            <text:p>0,01477564</text:p>
          </table:table-cell>
          <table:table-cell table:formula="of:=1000*[.E243]/[.F243]" office:value-type="float" office:value="671.419757082067">
            <text:p>671,4197570821</text:p>
          </table:table-cell>
          <table:table-cell table:number-columns-repeated="7"/>
        </table:table-row>
        <table:table-row table:style-name="ro2">
          <table:table-cell table:formula="of:=[.A243]+1" office:value-type="float" office:value="242">
            <text:p>242</text:p>
          </table:table-cell>
          <table:table-cell table:formula="of:=[.B243]" office:value-type="float" office:value="0.1">
            <text:p>0,1</text:p>
          </table:table-cell>
          <table:table-cell table:formula="of:=[.C243]" office:value-type="float" office:value="27">
            <text:p>27</text:p>
          </table:table-cell>
          <table:table-cell table:formula="of:=[.A244]*[.B244]" office:value-type="float" office:value="24.2">
            <text:p>24,2</text:p>
          </table:table-cell>
          <table:table-cell table:formula="of:=EXP(-([.D244]^2/(2*[.C244]^2)))/SQRT(PI()*2*[.C244]^2)" office:value-type="float" office:value="0.00988784627918839">
            <text:p>0,0098878463</text:p>
          </table:table-cell>
          <table:table-cell table:formula="of:=[.F243]" office:value-type="float" office:value="0.0147756400148679">
            <text:p>0,01477564</text:p>
          </table:table-cell>
          <table:table-cell table:formula="of:=1000*[.E244]/[.F244]" office:value-type="float" office:value="669.199186582701">
            <text:p>669,1991865827</text:p>
          </table:table-cell>
          <table:table-cell table:number-columns-repeated="7"/>
        </table:table-row>
        <table:table-row table:style-name="ro2">
          <table:table-cell table:formula="of:=[.A244]+1" office:value-type="float" office:value="243">
            <text:p>243</text:p>
          </table:table-cell>
          <table:table-cell table:formula="of:=[.B244]" office:value-type="float" office:value="0.1">
            <text:p>0,1</text:p>
          </table:table-cell>
          <table:table-cell table:formula="of:=[.C244]" office:value-type="float" office:value="27">
            <text:p>27</text:p>
          </table:table-cell>
          <table:table-cell table:formula="of:=[.A245]*[.B245]" office:value-type="float" office:value="24.3">
            <text:p>24,3</text:p>
          </table:table-cell>
          <table:table-cell table:formula="of:=EXP(-([.D245]^2/(2*[.C245]^2)))/SQRT(PI()*2*[.C245]^2)" office:value-type="float" office:value="0.00985500925550944">
            <text:p>0,0098550093</text:p>
          </table:table-cell>
          <table:table-cell table:formula="of:=[.F244]" office:value-type="float" office:value="0.0147756400148679">
            <text:p>0,01477564</text:p>
          </table:table-cell>
          <table:table-cell table:formula="of:=1000*[.E245]/[.F245]" office:value-type="float" office:value="666.976810858474">
            <text:p>666,9768108585</text:p>
          </table:table-cell>
          <table:table-cell table:number-columns-repeated="7"/>
        </table:table-row>
        <table:table-row table:style-name="ro2">
          <table:table-cell table:formula="of:=[.A245]+1" office:value-type="float" office:value="244">
            <text:p>244</text:p>
          </table:table-cell>
          <table:table-cell table:formula="of:=[.B245]" office:value-type="float" office:value="0.1">
            <text:p>0,1</text:p>
          </table:table-cell>
          <table:table-cell table:formula="of:=[.C245]" office:value-type="float" office:value="27">
            <text:p>27</text:p>
          </table:table-cell>
          <table:table-cell table:formula="of:=[.A246]*[.B246]" office:value-type="float" office:value="24.4">
            <text:p>24,4</text:p>
          </table:table-cell>
          <table:table-cell table:formula="of:=EXP(-([.D246]^2/(2*[.C246]^2)))/SQRT(PI()*2*[.C246]^2)" office:value-type="float" office:value="0.00982214654643514">
            <text:p>0,0098221465</text:p>
          </table:table-cell>
          <table:table-cell table:formula="of:=[.F245]" office:value-type="float" office:value="0.0147756400148679">
            <text:p>0,01477564</text:p>
          </table:table-cell>
          <table:table-cell table:formula="of:=1000*[.E246]/[.F246]" office:value-type="float" office:value="664.752696773316">
            <text:p>664,7526967733</text:p>
          </table:table-cell>
          <table:table-cell table:number-columns-repeated="7"/>
        </table:table-row>
        <table:table-row table:style-name="ro2">
          <table:table-cell table:formula="of:=[.A246]+1" office:value-type="float" office:value="245">
            <text:p>245</text:p>
          </table:table-cell>
          <table:table-cell table:formula="of:=[.B246]" office:value-type="float" office:value="0.1">
            <text:p>0,1</text:p>
          </table:table-cell>
          <table:table-cell table:formula="of:=[.C246]" office:value-type="float" office:value="27">
            <text:p>27</text:p>
          </table:table-cell>
          <table:table-cell table:formula="of:=[.A247]*[.B247]" office:value-type="float" office:value="24.5">
            <text:p>24,5</text:p>
          </table:table-cell>
          <table:table-cell table:formula="of:=EXP(-([.D247]^2/(2*[.C247]^2)))/SQRT(PI()*2*[.C247]^2)" office:value-type="float" office:value="0.00978925913769037">
            <text:p>0,0097892591</text:p>
          </table:table-cell>
          <table:table-cell table:formula="of:=[.F246]" office:value-type="float" office:value="0.0147756400148679">
            <text:p>0,01477564</text:p>
          </table:table-cell>
          <table:table-cell table:formula="of:=1000*[.E247]/[.F247]" office:value-type="float" office:value="662.526911040063">
            <text:p>662,5269110401</text:p>
          </table:table-cell>
          <table:table-cell table:number-columns-repeated="7"/>
        </table:table-row>
        <table:table-row table:style-name="ro2">
          <table:table-cell table:formula="of:=[.A247]+1" office:value-type="float" office:value="246">
            <text:p>246</text:p>
          </table:table-cell>
          <table:table-cell table:formula="of:=[.B247]" office:value-type="float" office:value="0.1">
            <text:p>0,1</text:p>
          </table:table-cell>
          <table:table-cell table:formula="of:=[.C247]" office:value-type="float" office:value="27">
            <text:p>27</text:p>
          </table:table-cell>
          <table:table-cell table:formula="of:=[.A248]*[.B248]" office:value-type="float" office:value="24.6">
            <text:p>24,6</text:p>
          </table:table-cell>
          <table:table-cell table:formula="of:=EXP(-([.D248]^2/(2*[.C248]^2)))/SQRT(PI()*2*[.C248]^2)" office:value-type="float" office:value="0.00975634801272099">
            <text:p>0,009756348</text:p>
          </table:table-cell>
          <table:table-cell table:formula="of:=[.F247]" office:value-type="float" office:value="0.0147756400148679">
            <text:p>0,01477564</text:p>
          </table:table-cell>
          <table:table-cell table:formula="of:=1000*[.E248]/[.F248]" office:value-type="float" office:value="660.299520217313">
            <text:p>660,2995202173</text:p>
          </table:table-cell>
          <table:table-cell table:number-columns-repeated="7"/>
        </table:table-row>
        <table:table-row table:style-name="ro2">
          <table:table-cell table:formula="of:=[.A248]+1" office:value-type="float" office:value="247">
            <text:p>247</text:p>
          </table:table-cell>
          <table:table-cell table:formula="of:=[.B248]" office:value-type="float" office:value="0.1">
            <text:p>0,1</text:p>
          </table:table-cell>
          <table:table-cell table:formula="of:=[.C248]" office:value-type="float" office:value="27">
            <text:p>27</text:p>
          </table:table-cell>
          <table:table-cell table:formula="of:=[.A249]*[.B249]" office:value-type="float" office:value="24.7">
            <text:p>24,7</text:p>
          </table:table-cell>
          <table:table-cell table:formula="of:=EXP(-([.D249]^2/(2*[.C249]^2)))/SQRT(PI()*2*[.C249]^2)" office:value-type="float" office:value="0.00972341415264764">
            <text:p>0,0097234142</text:p>
          </table:table-cell>
          <table:table-cell table:formula="of:=[.F248]" office:value-type="float" office:value="0.0147756400148679">
            <text:p>0,01477564</text:p>
          </table:table-cell>
          <table:table-cell table:formula="of:=1000*[.E249]/[.F249]" office:value-type="float" office:value="658.070590706293">
            <text:p>658,0705907063</text:p>
          </table:table-cell>
          <table:table-cell table:number-columns-repeated="7"/>
        </table:table-row>
        <table:table-row table:style-name="ro2">
          <table:table-cell table:formula="of:=[.A249]+1" office:value-type="float" office:value="248">
            <text:p>248</text:p>
          </table:table-cell>
          <table:table-cell table:formula="of:=[.B249]" office:value-type="float" office:value="0.1">
            <text:p>0,1</text:p>
          </table:table-cell>
          <table:table-cell table:formula="of:=[.C249]" office:value-type="float" office:value="27">
            <text:p>27</text:p>
          </table:table-cell>
          <table:table-cell table:formula="of:=[.A250]*[.B250]" office:value-type="float" office:value="24.8">
            <text:p>24,8</text:p>
          </table:table-cell>
          <table:table-cell table:formula="of:=EXP(-([.D250]^2/(2*[.C250]^2)))/SQRT(PI()*2*[.C250]^2)" office:value-type="float" office:value="0.00969045853621977">
            <text:p>0,0096904585</text:p>
          </table:table-cell>
          <table:table-cell table:formula="of:=[.F249]" office:value-type="float" office:value="0.0147756400148679">
            <text:p>0,01477564</text:p>
          </table:table-cell>
          <table:table-cell table:formula="of:=1000*[.E250]/[.F250]" office:value-type="float" office:value="655.840188747751">
            <text:p>655,8401887478</text:p>
          </table:table-cell>
          <table:table-cell table:number-columns-repeated="7"/>
        </table:table-row>
        <table:table-row table:style-name="ro2">
          <table:table-cell table:formula="of:=[.A250]+1" office:value-type="float" office:value="249">
            <text:p>249</text:p>
          </table:table-cell>
          <table:table-cell table:formula="of:=[.B250]" office:value-type="float" office:value="0.1">
            <text:p>0,1</text:p>
          </table:table-cell>
          <table:table-cell table:formula="of:=[.C250]" office:value-type="float" office:value="27">
            <text:p>27</text:p>
          </table:table-cell>
          <table:table-cell table:formula="of:=[.A251]*[.B251]" office:value-type="float" office:value="24.9">
            <text:p>24,9</text:p>
          </table:table-cell>
          <table:table-cell table:formula="of:=EXP(-([.D251]^2/(2*[.C251]^2)))/SQRT(PI()*2*[.C251]^2)" office:value-type="float" office:value="0.00965748213977006">
            <text:p>0,0096574821</text:p>
          </table:table-cell>
          <table:table-cell table:formula="of:=[.F250]" office:value-type="float" office:value="0.0147756400148679">
            <text:p>0,01477564</text:p>
          </table:table-cell>
          <table:table-cell table:formula="of:=1000*[.E251]/[.F251]" office:value-type="float" office:value="653.608380418871">
            <text:p>653,6083804189</text:p>
          </table:table-cell>
          <table:table-cell table:number-columns-repeated="7"/>
        </table:table-row>
        <table:table-row table:style-name="ro2">
          <table:table-cell table:formula="of:=[.A251]+1" office:value-type="float" office:value="250">
            <text:p>250</text:p>
          </table:table-cell>
          <table:table-cell table:formula="of:=[.B251]" office:value-type="float" office:value="0.1">
            <text:p>0,1</text:p>
          </table:table-cell>
          <table:table-cell table:formula="of:=[.C251]" office:value-type="float" office:value="27">
            <text:p>27</text:p>
          </table:table-cell>
          <table:table-cell table:formula="of:=[.A252]*[.B252]" office:value-type="float" office:value="25">
            <text:p>25</text:p>
          </table:table-cell>
          <table:table-cell table:formula="of:=EXP(-([.D252]^2/(2*[.C252]^2)))/SQRT(PI()*2*[.C252]^2)" office:value-type="float" office:value="0.00962448593716912">
            <text:p>0,0096244859</text:p>
          </table:table-cell>
          <table:table-cell table:formula="of:=[.F251]" office:value-type="float" office:value="0.0147756400148679">
            <text:p>0,01477564</text:p>
          </table:table-cell>
          <table:table-cell table:formula="of:=1000*[.E252]/[.F252]" office:value-type="float" office:value="651.375231630207">
            <text:p>651,3752316302</text:p>
          </table:table-cell>
          <table:table-cell table:number-columns-repeated="7"/>
        </table:table-row>
        <table:table-row table:style-name="ro2">
          <table:table-cell table:formula="of:=[.A252]+1" office:value-type="float" office:value="251">
            <text:p>251</text:p>
          </table:table-cell>
          <table:table-cell table:formula="of:=[.B252]" office:value-type="float" office:value="0.1">
            <text:p>0,1</text:p>
          </table:table-cell>
          <table:table-cell table:formula="of:=[.C252]" office:value-type="float" office:value="27">
            <text:p>27</text:p>
          </table:table-cell>
          <table:table-cell table:formula="of:=[.A253]*[.B253]" office:value-type="float" office:value="25.1">
            <text:p>25,1</text:p>
          </table:table-cell>
          <table:table-cell table:formula="of:=EXP(-([.D253]^2/(2*[.C253]^2)))/SQRT(PI()*2*[.C253]^2)" office:value-type="float" office:value="0.00959147089978054">
            <text:p>0,0095914709</text:p>
          </table:table-cell>
          <table:table-cell table:formula="of:=[.F252]" office:value-type="float" office:value="0.0147756400148679">
            <text:p>0,01477564</text:p>
          </table:table-cell>
          <table:table-cell table:formula="of:=1000*[.E253]/[.F253]" office:value-type="float" office:value="649.140808122639">
            <text:p>649,1408081226</text:p>
          </table:table-cell>
          <table:table-cell table:number-columns-repeated="7"/>
        </table:table-row>
        <table:table-row table:style-name="ro2">
          <table:table-cell table:formula="of:=[.A253]+1" office:value-type="float" office:value="252">
            <text:p>252</text:p>
          </table:table-cell>
          <table:table-cell table:formula="of:=[.B253]" office:value-type="float" office:value="0.1">
            <text:p>0,1</text:p>
          </table:table-cell>
          <table:table-cell table:formula="of:=[.C253]" office:value-type="float" office:value="27">
            <text:p>27</text:p>
          </table:table-cell>
          <table:table-cell table:formula="of:=[.A254]*[.B254]" office:value-type="float" office:value="25.2">
            <text:p>25,2</text:p>
          </table:table-cell>
          <table:table-cell table:formula="of:=EXP(-([.D254]^2/(2*[.C254]^2)))/SQRT(PI()*2*[.C254]^2)" office:value-type="float" office:value="0.00955843799641621">
            <text:p>0,009558438</text:p>
          </table:table-cell>
          <table:table-cell table:formula="of:=[.F253]" office:value-type="float" office:value="0.0147756400148679">
            <text:p>0,01477564</text:p>
          </table:table-cell>
          <table:table-cell table:formula="of:=1000*[.E254]/[.F254]" office:value-type="float" office:value="646.905175464352">
            <text:p>646,9051754644</text:p>
          </table:table-cell>
          <table:table-cell table:number-columns-repeated="7"/>
        </table:table-row>
        <table:table-row table:style-name="ro2">
          <table:table-cell table:formula="of:=[.A254]+1" office:value-type="float" office:value="253">
            <text:p>253</text:p>
          </table:table-cell>
          <table:table-cell table:formula="of:=[.B254]" office:value-type="float" office:value="0.1">
            <text:p>0,1</text:p>
          </table:table-cell>
          <table:table-cell table:formula="of:=[.C254]" office:value-type="float" office:value="27">
            <text:p>27</text:p>
          </table:table-cell>
          <table:table-cell table:formula="of:=[.A255]*[.B255]" office:value-type="float" office:value="25.3">
            <text:p>25,3</text:p>
          </table:table-cell>
          <table:table-cell table:formula="of:=EXP(-([.D255]^2/(2*[.C255]^2)))/SQRT(PI()*2*[.C255]^2)" office:value-type="float" office:value="0.00952538819329206">
            <text:p>0,0095253882</text:p>
          </table:table-cell>
          <table:table-cell table:formula="of:=[.F254]" office:value-type="float" office:value="0.0147756400148679">
            <text:p>0,01477564</text:p>
          </table:table-cell>
          <table:table-cell table:formula="of:=1000*[.E255]/[.F255]" office:value-type="float" office:value="644.668399047839">
            <text:p>644,6683990478</text:p>
          </table:table-cell>
          <table:table-cell table:number-columns-repeated="7"/>
        </table:table-row>
        <table:table-row table:style-name="ro2">
          <table:table-cell table:formula="of:=[.A255]+1" office:value-type="float" office:value="254">
            <text:p>254</text:p>
          </table:table-cell>
          <table:table-cell table:formula="of:=[.B255]" office:value-type="float" office:value="0.1">
            <text:p>0,1</text:p>
          </table:table-cell>
          <table:table-cell table:formula="of:=[.C255]" office:value-type="float" office:value="27">
            <text:p>27</text:p>
          </table:table-cell>
          <table:table-cell table:formula="of:=[.A256]*[.B256]" office:value-type="float" office:value="25.4">
            <text:p>25,4</text:p>
          </table:table-cell>
          <table:table-cell table:formula="of:=EXP(-([.D256]^2/(2*[.C256]^2)))/SQRT(PI()*2*[.C256]^2)" office:value-type="float" office:value="0.00949232245398404">
            <text:p>0,0094923225</text:p>
          </table:table-cell>
          <table:table-cell table:formula="of:=[.F255]" office:value-type="float" office:value="0.0147756400148679">
            <text:p>0,01477564</text:p>
          </table:table-cell>
          <table:table-cell table:formula="of:=1000*[.E256]/[.F256]" office:value-type="float" office:value="642.43054408692">
            <text:p>642,4305440869</text:p>
          </table:table-cell>
          <table:table-cell table:number-columns-repeated="7"/>
        </table:table-row>
        <table:table-row table:style-name="ro2">
          <table:table-cell table:formula="of:=[.A256]+1" office:value-type="float" office:value="255">
            <text:p>255</text:p>
          </table:table-cell>
          <table:table-cell table:formula="of:=[.B256]" office:value-type="float" office:value="0.1">
            <text:p>0,1</text:p>
          </table:table-cell>
          <table:table-cell table:formula="of:=[.C256]" office:value-type="float" office:value="27">
            <text:p>27</text:p>
          </table:table-cell>
          <table:table-cell table:formula="of:=[.A257]*[.B257]" office:value-type="float" office:value="25.5">
            <text:p>25,5</text:p>
          </table:table-cell>
          <table:table-cell table:formula="of:=EXP(-([.D257]^2/(2*[.C257]^2)))/SQRT(PI()*2*[.C257]^2)" office:value-type="float" office:value="0.00945924173938448">
            <text:p>0,0094592417</text:p>
          </table:table-cell>
          <table:table-cell table:formula="of:=[.F256]" office:value-type="float" office:value="0.0147756400148679">
            <text:p>0,01477564</text:p>
          </table:table-cell>
          <table:table-cell table:formula="of:=1000*[.E257]/[.F257]" office:value-type="float" office:value="640.191675613793">
            <text:p>640,1916756138</text:p>
          </table:table-cell>
          <table:table-cell table:number-columns-repeated="7"/>
        </table:table-row>
        <table:table-row table:style-name="ro2">
          <table:table-cell table:formula="of:=[.A257]+1" office:value-type="float" office:value="256">
            <text:p>256</text:p>
          </table:table-cell>
          <table:table-cell table:formula="of:=[.B257]" office:value-type="float" office:value="0.1">
            <text:p>0,1</text:p>
          </table:table-cell>
          <table:table-cell table:formula="of:=[.C257]" office:value-type="float" office:value="27">
            <text:p>27</text:p>
          </table:table-cell>
          <table:table-cell table:formula="of:=[.A258]*[.B258]" office:value-type="float" office:value="25.6">
            <text:p>25,6</text:p>
          </table:table-cell>
          <table:table-cell table:formula="of:=EXP(-([.D258]^2/(2*[.C258]^2)))/SQRT(PI()*2*[.C258]^2)" office:value-type="float" office:value="0.00942614700765875">
            <text:p>0,009426147</text:p>
          </table:table-cell>
          <table:table-cell table:formula="of:=[.F257]" office:value-type="float" office:value="0.0147756400148679">
            <text:p>0,01477564</text:p>
          </table:table-cell>
          <table:table-cell table:formula="of:=1000*[.E258]/[.F258]" office:value-type="float" office:value="637.951858476097">
            <text:p>637,9518584761</text:p>
          </table:table-cell>
          <table:table-cell table:number-columns-repeated="7"/>
        </table:table-row>
        <table:table-row table:style-name="ro2">
          <table:table-cell table:formula="of:=[.A258]+1" office:value-type="float" office:value="257">
            <text:p>257</text:p>
          </table:table-cell>
          <table:table-cell table:formula="of:=[.B258]" office:value-type="float" office:value="0.1">
            <text:p>0,1</text:p>
          </table:table-cell>
          <table:table-cell table:formula="of:=[.C258]" office:value-type="float" office:value="27">
            <text:p>27</text:p>
          </table:table-cell>
          <table:table-cell table:formula="of:=[.A259]*[.B259]" office:value-type="float" office:value="25.7">
            <text:p>25,7</text:p>
          </table:table-cell>
          <table:table-cell table:formula="of:=EXP(-([.D259]^2/(2*[.C259]^2)))/SQRT(PI()*2*[.C259]^2)" office:value-type="float" office:value="0.00939303921420234">
            <text:p>0,0093930392</text:p>
          </table:table-cell>
          <table:table-cell table:formula="of:=[.F258]" office:value-type="float" office:value="0.0147756400148679">
            <text:p>0,01477564</text:p>
          </table:table-cell>
          <table:table-cell table:formula="of:=1000*[.E259]/[.F259]" office:value-type="float" office:value="635.711157334008">
            <text:p>635,711157334</text:p>
          </table:table-cell>
          <table:table-cell table:number-columns-repeated="7"/>
        </table:table-row>
        <table:table-row table:style-name="ro2">
          <table:table-cell table:formula="of:=[.A259]+1" office:value-type="float" office:value="258">
            <text:p>258</text:p>
          </table:table-cell>
          <table:table-cell table:formula="of:=[.B259]" office:value-type="float" office:value="0.1">
            <text:p>0,1</text:p>
          </table:table-cell>
          <table:table-cell table:formula="of:=[.C259]" office:value-type="float" office:value="27">
            <text:p>27</text:p>
          </table:table-cell>
          <table:table-cell table:formula="of:=[.A260]*[.B260]" office:value-type="float" office:value="25.8">
            <text:p>25,8</text:p>
          </table:table-cell>
          <table:table-cell table:formula="of:=EXP(-([.D260]^2/(2*[.C260]^2)))/SQRT(PI()*2*[.C260]^2)" office:value-type="float" office:value="0.00935991931159817">
            <text:p>0,0093599193</text:p>
          </table:table-cell>
          <table:table-cell table:formula="of:=[.F259]" office:value-type="float" office:value="0.0147756400148679">
            <text:p>0,01477564</text:p>
          </table:table-cell>
          <table:table-cell table:formula="of:=1000*[.E260]/[.F260]" office:value-type="float" office:value="633.469636657351">
            <text:p>633,4696366574</text:p>
          </table:table-cell>
          <table:table-cell table:number-columns-repeated="7"/>
        </table:table-row>
        <table:table-row table:style-name="ro2">
          <table:table-cell table:formula="of:=[.A260]+1" office:value-type="float" office:value="259">
            <text:p>259</text:p>
          </table:table-cell>
          <table:table-cell table:formula="of:=[.B260]" office:value-type="float" office:value="0.1">
            <text:p>0,1</text:p>
          </table:table-cell>
          <table:table-cell table:formula="of:=[.C260]" office:value-type="float" office:value="27">
            <text:p>27</text:p>
          </table:table-cell>
          <table:table-cell table:formula="of:=[.A261]*[.B261]" office:value-type="float" office:value="25.9">
            <text:p>25,9</text:p>
          </table:table-cell>
          <table:table-cell table:formula="of:=EXP(-([.D261]^2/(2*[.C261]^2)))/SQRT(PI()*2*[.C261]^2)" office:value-type="float" office:value="0.00932678824957428">
            <text:p>0,0093267882</text:p>
          </table:table-cell>
          <table:table-cell table:formula="of:=[.F260]" office:value-type="float" office:value="0.0147756400148679">
            <text:p>0,01477564</text:p>
          </table:table-cell>
          <table:table-cell table:formula="of:=1000*[.E261]/[.F261]" office:value-type="float" office:value="631.227360722735">
            <text:p>631,2273607227</text:p>
          </table:table-cell>
          <table:table-cell table:number-columns-repeated="7"/>
        </table:table-row>
        <table:table-row table:style-name="ro2">
          <table:table-cell table:formula="of:=[.A261]+1" office:value-type="float" office:value="260">
            <text:p>260</text:p>
          </table:table-cell>
          <table:table-cell table:formula="of:=[.B261]" office:value-type="float" office:value="0.1">
            <text:p>0,1</text:p>
          </table:table-cell>
          <table:table-cell table:formula="of:=[.C261]" office:value-type="float" office:value="27">
            <text:p>27</text:p>
          </table:table-cell>
          <table:table-cell table:formula="of:=[.A262]*[.B262]" office:value-type="float" office:value="26">
            <text:p>26</text:p>
          </table:table-cell>
          <table:table-cell table:formula="of:=EXP(-([.D262]^2/(2*[.C262]^2)))/SQRT(PI()*2*[.C262]^2)" office:value-type="float" office:value="0.00929364697496195">
            <text:p>0,009293647</text:p>
          </table:table-cell>
          <table:table-cell table:formula="of:=[.F261]" office:value-type="float" office:value="0.0147756400148679">
            <text:p>0,01477564</text:p>
          </table:table-cell>
          <table:table-cell table:formula="of:=1000*[.E262]/[.F262]" office:value-type="float" office:value="628.984393610719">
            <text:p>628,9843936107</text:p>
          </table:table-cell>
          <table:table-cell table:number-columns-repeated="7"/>
        </table:table-row>
        <table:table-row table:style-name="ro2">
          <table:table-cell table:formula="of:=[.A262]+1" office:value-type="float" office:value="261">
            <text:p>261</text:p>
          </table:table-cell>
          <table:table-cell table:formula="of:=[.B262]" office:value-type="float" office:value="0.1">
            <text:p>0,1</text:p>
          </table:table-cell>
          <table:table-cell table:formula="of:=[.C262]" office:value-type="float" office:value="27">
            <text:p>27</text:p>
          </table:table-cell>
          <table:table-cell table:formula="of:=[.A263]*[.B263]" office:value-type="float" office:value="26.1">
            <text:p>26,1</text:p>
          </table:table-cell>
          <table:table-cell table:formula="of:=EXP(-([.D263]^2/(2*[.C263]^2)))/SQRT(PI()*2*[.C263]^2)" office:value-type="float" office:value="0.00926049643165402">
            <text:p>0,0092604964</text:p>
          </table:table-cell>
          <table:table-cell table:formula="of:=[.F262]" office:value-type="float" office:value="0.0147756400148679">
            <text:p>0,01477564</text:p>
          </table:table-cell>
          <table:table-cell table:formula="of:=1000*[.E263]/[.F263]" office:value-type="float" office:value="626.740799202993">
            <text:p>626,740799203</text:p>
          </table:table-cell>
          <table:table-cell table:number-columns-repeated="7"/>
        </table:table-row>
        <table:table-row table:style-name="ro2">
          <table:table-cell table:formula="of:=[.A263]+1" office:value-type="float" office:value="262">
            <text:p>262</text:p>
          </table:table-cell>
          <table:table-cell table:formula="of:=[.B263]" office:value-type="float" office:value="0.1">
            <text:p>0,1</text:p>
          </table:table-cell>
          <table:table-cell table:formula="of:=[.C263]" office:value-type="float" office:value="27">
            <text:p>27</text:p>
          </table:table-cell>
          <table:table-cell table:formula="of:=[.A264]*[.B264]" office:value-type="float" office:value="26.2">
            <text:p>26,2</text:p>
          </table:table-cell>
          <table:table-cell table:formula="of:=EXP(-([.D264]^2/(2*[.C264]^2)))/SQRT(PI()*2*[.C264]^2)" office:value-type="float" office:value="0.00922733756056366">
            <text:p>0,0092273376</text:p>
          </table:table-cell>
          <table:table-cell table:formula="of:=[.F263]" office:value-type="float" office:value="0.0147756400148679">
            <text:p>0,01477564</text:p>
          </table:table-cell>
          <table:table-cell table:formula="of:=1000*[.E264]/[.F264]" office:value-type="float" office:value="624.496641179585">
            <text:p>624,4966411796</text:p>
          </table:table-cell>
          <table:table-cell table:number-columns-repeated="7"/>
        </table:table-row>
        <table:table-row table:style-name="ro2">
          <table:table-cell table:formula="of:=[.A264]+1" office:value-type="float" office:value="263">
            <text:p>263</text:p>
          </table:table-cell>
          <table:table-cell table:formula="of:=[.B264]" office:value-type="float" office:value="0.1">
            <text:p>0,1</text:p>
          </table:table-cell>
          <table:table-cell table:formula="of:=[.C264]" office:value-type="float" office:value="27">
            <text:p>27</text:p>
          </table:table-cell>
          <table:table-cell table:formula="of:=[.A265]*[.B265]" office:value-type="float" office:value="26.3">
            <text:p>26,3</text:p>
          </table:table-cell>
          <table:table-cell table:formula="of:=EXP(-([.D265]^2/(2*[.C265]^2)))/SQRT(PI()*2*[.C265]^2)" office:value-type="float" office:value="0.00919417129958349">
            <text:p>0,0091941713</text:p>
          </table:table-cell>
          <table:table-cell table:formula="of:=[.F264]" office:value-type="float" office:value="0.0147756400148679">
            <text:p>0,01477564</text:p>
          </table:table-cell>
          <table:table-cell table:formula="of:=1000*[.E265]/[.F265]" office:value-type="float" office:value="622.251983016094">
            <text:p>622,2519830161</text:p>
          </table:table-cell>
          <table:table-cell table:number-columns-repeated="7"/>
        </table:table-row>
        <table:table-row table:style-name="ro2">
          <table:table-cell table:formula="of:=[.A265]+1" office:value-type="float" office:value="264">
            <text:p>264</text:p>
          </table:table-cell>
          <table:table-cell table:formula="of:=[.B265]" office:value-type="float" office:value="0.1">
            <text:p>0,1</text:p>
          </table:table-cell>
          <table:table-cell table:formula="of:=[.C265]" office:value-type="float" office:value="27">
            <text:p>27</text:p>
          </table:table-cell>
          <table:table-cell table:formula="of:=[.A266]*[.B266]" office:value-type="float" office:value="26.4">
            <text:p>26,4</text:p>
          </table:table-cell>
          <table:table-cell table:formula="of:=EXP(-([.D266]^2/(2*[.C266]^2)))/SQRT(PI()*2*[.C266]^2)" office:value-type="float" office:value="0.00916099858354497">
            <text:p>0,0091609986</text:p>
          </table:table-cell>
          <table:table-cell table:formula="of:=[.F265]" office:value-type="float" office:value="0.0147756400148679">
            <text:p>0,01477564</text:p>
          </table:table-cell>
          <table:table-cell table:formula="of:=1000*[.E266]/[.F266]" office:value-type="float" office:value="620.006887980946">
            <text:p>620,0068879809</text:p>
          </table:table-cell>
          <table:table-cell table:number-columns-repeated="7"/>
        </table:table-row>
        <table:table-row table:style-name="ro2">
          <table:table-cell table:formula="of:=[.A266]+1" office:value-type="float" office:value="265">
            <text:p>265</text:p>
          </table:table-cell>
          <table:table-cell table:formula="of:=[.B266]" office:value-type="float" office:value="0.1">
            <text:p>0,1</text:p>
          </table:table-cell>
          <table:table-cell table:formula="of:=[.C266]" office:value-type="float" office:value="27">
            <text:p>27</text:p>
          </table:table-cell>
          <table:table-cell table:formula="of:=[.A267]*[.B267]" office:value-type="float" office:value="26.5">
            <text:p>26,5</text:p>
          </table:table-cell>
          <table:table-cell table:formula="of:=EXP(-([.D267]^2/(2*[.C267]^2)))/SQRT(PI()*2*[.C267]^2)" office:value-type="float" office:value="0.00912782034417825">
            <text:p>0,0091278203</text:p>
          </table:table-cell>
          <table:table-cell table:formula="of:=[.F266]" office:value-type="float" office:value="0.0147756400148679">
            <text:p>0,01477564</text:p>
          </table:table-cell>
          <table:table-cell table:formula="of:=1000*[.E267]/[.F267]" office:value-type="float" office:value="617.761419132671">
            <text:p>617,7614191327</text:p>
          </table:table-cell>
          <table:table-cell table:number-columns-repeated="7"/>
        </table:table-row>
        <table:table-row table:style-name="ro2">
          <table:table-cell table:formula="of:=[.A267]+1" office:value-type="float" office:value="266">
            <text:p>266</text:p>
          </table:table-cell>
          <table:table-cell table:formula="of:=[.B267]" office:value-type="float" office:value="0.1">
            <text:p>0,1</text:p>
          </table:table-cell>
          <table:table-cell table:formula="of:=[.C267]" office:value-type="float" office:value="27">
            <text:p>27</text:p>
          </table:table-cell>
          <table:table-cell table:formula="of:=[.A268]*[.B268]" office:value-type="float" office:value="26.6">
            <text:p>26,6</text:p>
          </table:table-cell>
          <table:table-cell table:formula="of:=EXP(-([.D268]^2/(2*[.C268]^2)))/SQRT(PI()*2*[.C268]^2)" office:value-type="float" office:value="0.00909463751007232">
            <text:p>0,0090946375</text:p>
          </table:table-cell>
          <table:table-cell table:formula="of:=[.F267]" office:value-type="float" office:value="0.0147756400148679">
            <text:p>0,01477564</text:p>
          </table:table-cell>
          <table:table-cell table:formula="of:=1000*[.E268]/[.F268]" office:value-type="float" office:value="615.515639317208">
            <text:p>615,5156393172</text:p>
          </table:table-cell>
          <table:table-cell table:number-columns-repeated="7"/>
        </table:table-row>
        <table:table-row table:style-name="ro2">
          <table:table-cell table:formula="of:=[.A268]+1" office:value-type="float" office:value="267">
            <text:p>267</text:p>
          </table:table-cell>
          <table:table-cell table:formula="of:=[.B268]" office:value-type="float" office:value="0.1">
            <text:p>0,1</text:p>
          </table:table-cell>
          <table:table-cell table:formula="of:=[.C268]" office:value-type="float" office:value="27">
            <text:p>27</text:p>
          </table:table-cell>
          <table:table-cell table:formula="of:=[.A269]*[.B269]" office:value-type="float" office:value="26.7">
            <text:p>26,7</text:p>
          </table:table-cell>
          <table:table-cell table:formula="of:=EXP(-([.D269]^2/(2*[.C269]^2)))/SQRT(PI()*2*[.C269]^2)" office:value-type="float" office:value="0.0090614510066355">
            <text:p>0,009061451</text:p>
          </table:table-cell>
          <table:table-cell table:formula="of:=[.F268]" office:value-type="float" office:value="0.0147756400148679">
            <text:p>0,01477564</text:p>
          </table:table-cell>
          <table:table-cell table:formula="of:=1000*[.E269]/[.F269]" office:value-type="float" office:value="613.269611165234">
            <text:p>613,2696111652</text:p>
          </table:table-cell>
          <table:table-cell table:number-columns-repeated="7"/>
        </table:table-row>
        <table:table-row table:style-name="ro2">
          <table:table-cell table:formula="of:=[.A269]+1" office:value-type="float" office:value="268">
            <text:p>268</text:p>
          </table:table-cell>
          <table:table-cell table:formula="of:=[.B269]" office:value-type="float" office:value="0.1">
            <text:p>0,1</text:p>
          </table:table-cell>
          <table:table-cell table:formula="of:=[.C269]" office:value-type="float" office:value="27">
            <text:p>27</text:p>
          </table:table-cell>
          <table:table-cell table:formula="of:=[.A270]*[.B270]" office:value-type="float" office:value="26.8">
            <text:p>26,8</text:p>
          </table:table-cell>
          <table:table-cell table:formula="of:=EXP(-([.D270]^2/(2*[.C270]^2)))/SQRT(PI()*2*[.C270]^2)" office:value-type="float" office:value="0.00902826175605634">
            <text:p>0,0090282618</text:p>
          </table:table-cell>
          <table:table-cell table:formula="of:=[.F269]" office:value-type="float" office:value="0.0147756400148679">
            <text:p>0,01477564</text:p>
          </table:table-cell>
          <table:table-cell table:formula="of:=1000*[.E270]/[.F270]" office:value-type="float" office:value="611.023397089515">
            <text:p>611,0233970895</text:p>
          </table:table-cell>
          <table:table-cell table:number-columns-repeated="7"/>
        </table:table-row>
        <table:table-row table:style-name="ro2">
          <table:table-cell table:formula="of:=[.A270]+1" office:value-type="float" office:value="269">
            <text:p>269</text:p>
          </table:table-cell>
          <table:table-cell table:formula="of:=[.B270]" office:value-type="float" office:value="0.1">
            <text:p>0,1</text:p>
          </table:table-cell>
          <table:table-cell table:formula="of:=[.C270]" office:value-type="float" office:value="27">
            <text:p>27</text:p>
          </table:table-cell>
          <table:table-cell table:formula="of:=[.A271]*[.B271]" office:value-type="float" office:value="26.9">
            <text:p>26,9</text:p>
          </table:table-cell>
          <table:table-cell table:formula="of:=EXP(-([.D271]^2/(2*[.C271]^2)))/SQRT(PI()*2*[.C271]^2)" office:value-type="float" office:value="0.00899507067726487">
            <text:p>0,0089950707</text:p>
          </table:table-cell>
          <table:table-cell table:formula="of:=[.F270]" office:value-type="float" office:value="0.0147756400148679">
            <text:p>0,01477564</text:p>
          </table:table-cell>
          <table:table-cell table:formula="of:=1000*[.E271]/[.F271]" office:value-type="float" office:value="608.777059282281">
            <text:p>608,7770592823</text:p>
          </table:table-cell>
          <table:table-cell table:number-columns-repeated="7"/>
        </table:table-row>
        <table:table-row table:style-name="ro2">
          <table:table-cell table:formula="of:=[.A271]+1" office:value-type="float" office:value="270">
            <text:p>270</text:p>
          </table:table-cell>
          <table:table-cell table:formula="of:=[.B271]" office:value-type="float" office:value="0.1">
            <text:p>0,1</text:p>
          </table:table-cell>
          <table:table-cell table:formula="of:=[.C271]" office:value-type="float" office:value="27">
            <text:p>27</text:p>
          </table:table-cell>
          <table:table-cell table:formula="of:=[.A272]*[.B272]" office:value-type="float" office:value="27">
            <text:p>27</text:p>
          </table:table-cell>
          <table:table-cell table:formula="of:=EXP(-([.D272]^2/(2*[.C272]^2)))/SQRT(PI()*2*[.C272]^2)" office:value-type="float" office:value="0.0089618786858942">
            <text:p>0,0089618787</text:p>
          </table:table-cell>
          <table:table-cell table:formula="of:=[.F271]" office:value-type="float" office:value="0.0147756400148679">
            <text:p>0,01477564</text:p>
          </table:table-cell>
          <table:table-cell table:formula="of:=1000*[.E272]/[.F272]" office:value-type="float" office:value="606.530659712634">
            <text:p>606,5306597126</text:p>
          </table:table-cell>
          <table:table-cell table:number-columns-repeated="7"/>
        </table:table-row>
        <table:table-row table:style-name="ro2">
          <table:table-cell table:formula="of:=[.A272]+1" office:value-type="float" office:value="271">
            <text:p>271</text:p>
          </table:table-cell>
          <table:table-cell table:formula="of:=[.B272]" office:value-type="float" office:value="0.1">
            <text:p>0,1</text:p>
          </table:table-cell>
          <table:table-cell table:formula="of:=[.C272]" office:value-type="float" office:value="27">
            <text:p>27</text:p>
          </table:table-cell>
          <table:table-cell table:formula="of:=[.A273]*[.B273]" office:value-type="float" office:value="27.1">
            <text:p>27,1</text:p>
          </table:table-cell>
          <table:table-cell table:formula="of:=EXP(-([.D273]^2/(2*[.C273]^2)))/SQRT(PI()*2*[.C273]^2)" office:value-type="float" office:value="0.00892868669424247">
            <text:p>0,0089286867</text:p>
          </table:table-cell>
          <table:table-cell table:formula="of:=[.F272]" office:value-type="float" office:value="0.0147756400148679">
            <text:p>0,01477564</text:p>
          </table:table-cell>
          <table:table-cell table:formula="of:=1000*[.E273]/[.F273]" office:value-type="float" office:value="604.284260123964">
            <text:p>604,284260124</text:p>
          </table:table-cell>
          <table:table-cell table:number-columns-repeated="7"/>
        </table:table-row>
        <table:table-row table:style-name="ro2">
          <table:table-cell table:formula="of:=[.A273]+1" office:value-type="float" office:value="272">
            <text:p>272</text:p>
          </table:table-cell>
          <table:table-cell table:formula="of:=[.B273]" office:value-type="float" office:value="0.1">
            <text:p>0,1</text:p>
          </table:table-cell>
          <table:table-cell table:formula="of:=[.C273]" office:value-type="float" office:value="27">
            <text:p>27</text:p>
          </table:table-cell>
          <table:table-cell table:formula="of:=[.A274]*[.B274]" office:value-type="float" office:value="27.2">
            <text:p>27,2</text:p>
          </table:table-cell>
          <table:table-cell table:formula="of:=EXP(-([.D274]^2/(2*[.C274]^2)))/SQRT(PI()*2*[.C274]^2)" office:value-type="float" office:value="0.00889549561123523">
            <text:p>0,0088954956</text:p>
          </table:table-cell>
          <table:table-cell table:formula="of:=[.F273]" office:value-type="float" office:value="0.0147756400148679">
            <text:p>0,01477564</text:p>
          </table:table-cell>
          <table:table-cell table:formula="of:=1000*[.E274]/[.F274]" office:value-type="float" office:value="602.037922031411">
            <text:p>602,0379220314</text:p>
          </table:table-cell>
          <table:table-cell table:number-columns-repeated="7"/>
        </table:table-row>
        <table:table-row table:style-name="ro2">
          <table:table-cell table:formula="of:=[.A274]+1" office:value-type="float" office:value="273">
            <text:p>273</text:p>
          </table:table-cell>
          <table:table-cell table:formula="of:=[.B274]" office:value-type="float" office:value="0.1">
            <text:p>0,1</text:p>
          </table:table-cell>
          <table:table-cell table:formula="of:=[.C274]" office:value-type="float" office:value="27">
            <text:p>27</text:p>
          </table:table-cell>
          <table:table-cell table:formula="of:=[.A275]*[.B275]" office:value-type="float" office:value="27.3">
            <text:p>27,3</text:p>
          </table:table-cell>
          <table:table-cell table:formula="of:=EXP(-([.D275]^2/(2*[.C275]^2)))/SQRT(PI()*2*[.C275]^2)" office:value-type="float" office:value="0.00886230634238812">
            <text:p>0,0088623063</text:p>
          </table:table-cell>
          <table:table-cell table:formula="of:=[.F274]" office:value-type="float" office:value="0.0147756400148679">
            <text:p>0,01477564</text:p>
          </table:table-cell>
          <table:table-cell table:formula="of:=1000*[.E275]/[.F275]" office:value-type="float" office:value="599.791706719336">
            <text:p>599,7917067193</text:p>
          </table:table-cell>
          <table:table-cell table:number-columns-repeated="7"/>
        </table:table-row>
        <table:table-row table:style-name="ro2">
          <table:table-cell table:formula="of:=[.A275]+1" office:value-type="float" office:value="274">
            <text:p>274</text:p>
          </table:table-cell>
          <table:table-cell table:formula="of:=[.B275]" office:value-type="float" office:value="0.1">
            <text:p>0,1</text:p>
          </table:table-cell>
          <table:table-cell table:formula="of:=[.C275]" office:value-type="float" office:value="27">
            <text:p>27</text:p>
          </table:table-cell>
          <table:table-cell table:formula="of:=[.A276]*[.B276]" office:value-type="float" office:value="27.4">
            <text:p>27,4</text:p>
          </table:table-cell>
          <table:table-cell table:formula="of:=EXP(-([.D276]^2/(2*[.C276]^2)))/SQRT(PI()*2*[.C276]^2)" office:value-type="float" office:value="0.00882911978976997">
            <text:p>0,0088291198</text:p>
          </table:table-cell>
          <table:table-cell table:formula="of:=[.F275]" office:value-type="float" office:value="0.0147756400148679">
            <text:p>0,01477564</text:p>
          </table:table-cell>
          <table:table-cell table:formula="of:=1000*[.E276]/[.F276]" office:value-type="float" office:value="597.545675238821">
            <text:p>597,5456752388</text:p>
          </table:table-cell>
          <table:table-cell table:number-columns-repeated="7"/>
        </table:table-row>
        <table:table-row table:style-name="ro2">
          <table:table-cell table:formula="of:=[.A276]+1" office:value-type="float" office:value="275">
            <text:p>275</text:p>
          </table:table-cell>
          <table:table-cell table:formula="of:=[.B276]" office:value-type="float" office:value="0.1">
            <text:p>0,1</text:p>
          </table:table-cell>
          <table:table-cell table:formula="of:=[.C276]" office:value-type="float" office:value="27">
            <text:p>27</text:p>
          </table:table-cell>
          <table:table-cell table:formula="of:=[.A277]*[.B277]" office:value-type="float" office:value="27.5">
            <text:p>27,5</text:p>
          </table:table-cell>
          <table:table-cell table:formula="of:=EXP(-([.D277]^2/(2*[.C277]^2)))/SQRT(PI()*2*[.C277]^2)" office:value-type="float" office:value="0.00879593685196625">
            <text:p>0,0087959369</text:p>
          </table:table-cell>
          <table:table-cell table:formula="of:=[.F276]" office:value-type="float" office:value="0.0147756400148679">
            <text:p>0,01477564</text:p>
          </table:table-cell>
          <table:table-cell table:formula="of:=1000*[.E277]/[.F277]" office:value-type="float" office:value="595.2998884052">
            <text:p>595,2998884052</text:p>
          </table:table-cell>
          <table:table-cell table:number-columns-repeated="7"/>
        </table:table-row>
        <table:table-row table:style-name="ro2">
          <table:table-cell table:formula="of:=[.A277]+1" office:value-type="float" office:value="276">
            <text:p>276</text:p>
          </table:table-cell>
          <table:table-cell table:formula="of:=[.B277]" office:value-type="float" office:value="0.1">
            <text:p>0,1</text:p>
          </table:table-cell>
          <table:table-cell table:formula="of:=[.C277]" office:value-type="float" office:value="27">
            <text:p>27</text:p>
          </table:table-cell>
          <table:table-cell table:formula="of:=[.A278]*[.B278]" office:value-type="float" office:value="27.6">
            <text:p>27,6</text:p>
          </table:table-cell>
          <table:table-cell table:formula="of:=EXP(-([.D278]^2/(2*[.C278]^2)))/SQRT(PI()*2*[.C278]^2)" office:value-type="float" office:value="0.00876275842404291">
            <text:p>0,0087627584</text:p>
          </table:table-cell>
          <table:table-cell table:formula="of:=[.F277]" office:value-type="float" office:value="0.0147756400148679">
            <text:p>0,01477564</text:p>
          </table:table-cell>
          <table:table-cell table:formula="of:=1000*[.E278]/[.F278]" office:value-type="float" office:value="593.054406795607">
            <text:p>593,0544067956</text:p>
          </table:table-cell>
          <table:table-cell table:number-columns-repeated="7"/>
        </table:table-row>
        <table:table-row table:style-name="ro2">
          <table:table-cell table:formula="of:=[.A278]+1" office:value-type="float" office:value="277">
            <text:p>277</text:p>
          </table:table-cell>
          <table:table-cell table:formula="of:=[.B278]" office:value-type="float" office:value="0.1">
            <text:p>0,1</text:p>
          </table:table-cell>
          <table:table-cell table:formula="of:=[.C278]" office:value-type="float" office:value="27">
            <text:p>27</text:p>
          </table:table-cell>
          <table:table-cell table:formula="of:=[.A279]*[.B279]" office:value-type="float" office:value="27.7">
            <text:p>27,7</text:p>
          </table:table-cell>
          <table:table-cell table:formula="of:=EXP(-([.D279]^2/(2*[.C279]^2)))/SQRT(PI()*2*[.C279]^2)" office:value-type="float" office:value="0.00872958539751056">
            <text:p>0,0087295854</text:p>
          </table:table-cell>
          <table:table-cell table:formula="of:=[.F278]" office:value-type="float" office:value="0.0147756400148679">
            <text:p>0,01477564</text:p>
          </table:table-cell>
          <table:table-cell table:formula="of:=1000*[.E279]/[.F279]" office:value-type="float" office:value="590.809290746559">
            <text:p>590,8092907466</text:p>
          </table:table-cell>
          <table:table-cell table:number-columns-repeated="7"/>
        </table:table-row>
        <table:table-row table:style-name="ro2">
          <table:table-cell table:formula="of:=[.A279]+1" office:value-type="float" office:value="278">
            <text:p>278</text:p>
          </table:table-cell>
          <table:table-cell table:formula="of:=[.B279]" office:value-type="float" office:value="0.1">
            <text:p>0,1</text:p>
          </table:table-cell>
          <table:table-cell table:formula="of:=[.C279]" office:value-type="float" office:value="27">
            <text:p>27</text:p>
          </table:table-cell>
          <table:table-cell table:formula="of:=[.A280]*[.B280]" office:value-type="float" office:value="27.8">
            <text:p>27,8</text:p>
          </table:table-cell>
          <table:table-cell table:formula="of:=EXP(-([.D280]^2/(2*[.C280]^2)))/SQRT(PI()*2*[.C280]^2)" office:value-type="float" office:value="0.00869641866028912">
            <text:p>0,0086964187</text:p>
          </table:table-cell>
          <table:table-cell table:formula="of:=[.F279]" office:value-type="float" office:value="0.0147756400148679">
            <text:p>0,01477564</text:p>
          </table:table-cell>
          <table:table-cell table:formula="of:=1000*[.E280]/[.F280]" office:value-type="float" office:value="588.564600351552">
            <text:p>588,5646003516</text:p>
          </table:table-cell>
          <table:table-cell table:number-columns-repeated="7"/>
        </table:table-row>
        <table:table-row table:style-name="ro2">
          <table:table-cell table:formula="of:=[.A280]+1" office:value-type="float" office:value="279">
            <text:p>279</text:p>
          </table:table-cell>
          <table:table-cell table:formula="of:=[.B280]" office:value-type="float" office:value="0.1">
            <text:p>0,1</text:p>
          </table:table-cell>
          <table:table-cell table:formula="of:=[.C280]" office:value-type="float" office:value="27">
            <text:p>27</text:p>
          </table:table-cell>
          <table:table-cell table:formula="of:=[.A281]*[.B281]" office:value-type="float" office:value="27.9">
            <text:p>27,9</text:p>
          </table:table-cell>
          <table:table-cell table:formula="of:=EXP(-([.D281]^2/(2*[.C281]^2)))/SQRT(PI()*2*[.C281]^2)" office:value-type="float" office:value="0.0086632590966727">
            <text:p>0,0086632591</text:p>
          </table:table-cell>
          <table:table-cell table:formula="of:=[.F280]" office:value-type="float" office:value="0.0147756400148679">
            <text:p>0,01477564</text:p>
          </table:table-cell>
          <table:table-cell table:formula="of:=1000*[.E281]/[.F281]" office:value-type="float" office:value="586.320395458698">
            <text:p>586,3203954587</text:p>
          </table:table-cell>
          <table:table-cell table:number-columns-repeated="7"/>
        </table:table-row>
        <table:table-row table:style-name="ro2">
          <table:table-cell table:formula="of:=[.A281]+1" office:value-type="float" office:value="280">
            <text:p>280</text:p>
          </table:table-cell>
          <table:table-cell table:formula="of:=[.B281]" office:value-type="float" office:value="0.1">
            <text:p>0,1</text:p>
          </table:table-cell>
          <table:table-cell table:formula="of:=[.C281]" office:value-type="float" office:value="27">
            <text:p>27</text:p>
          </table:table-cell>
          <table:table-cell table:formula="of:=[.A282]*[.B282]" office:value-type="float" office:value="28">
            <text:p>28</text:p>
          </table:table-cell>
          <table:table-cell table:formula="of:=EXP(-([.D282]^2/(2*[.C282]^2)))/SQRT(PI()*2*[.C282]^2)" office:value-type="float" office:value="0.00863010758729503">
            <text:p>0,0086301076</text:p>
          </table:table-cell>
          <table:table-cell table:formula="of:=[.F281]" office:value-type="float" office:value="0.0147756400148679">
            <text:p>0,01477564</text:p>
          </table:table-cell>
          <table:table-cell table:formula="of:=1000*[.E282]/[.F282]" office:value-type="float" office:value="584.076735668374">
            <text:p>584,0767356684</text:p>
          </table:table-cell>
          <table:table-cell table:number-columns-repeated="7"/>
        </table:table-row>
        <table:table-row table:style-name="ro2">
          <table:table-cell table:formula="of:=[.A282]+1" office:value-type="float" office:value="281">
            <text:p>281</text:p>
          </table:table-cell>
          <table:table-cell table:formula="of:=[.B282]" office:value-type="float" office:value="0.1">
            <text:p>0,1</text:p>
          </table:table-cell>
          <table:table-cell table:formula="of:=[.C282]" office:value-type="float" office:value="27">
            <text:p>27</text:p>
          </table:table-cell>
          <table:table-cell table:formula="of:=[.A283]*[.B283]" office:value-type="float" office:value="28.1">
            <text:p>28,1</text:p>
          </table:table-cell>
          <table:table-cell table:formula="of:=EXP(-([.D283]^2/(2*[.C283]^2)))/SQRT(PI()*2*[.C283]^2)" office:value-type="float" office:value="0.00859696500909513">
            <text:p>0,008596965</text:p>
          </table:table-cell>
          <table:table-cell table:formula="of:=[.F282]" office:value-type="float" office:value="0.0147756400148679">
            <text:p>0,01477564</text:p>
          </table:table-cell>
          <table:table-cell table:formula="of:=1000*[.E283]/[.F283]" office:value-type="float" office:value="581.833680330903">
            <text:p>581,8336803309</text:p>
          </table:table-cell>
          <table:table-cell table:number-columns-repeated="7"/>
        </table:table-row>
        <table:table-row table:style-name="ro2">
          <table:table-cell table:formula="of:=[.A283]+1" office:value-type="float" office:value="282">
            <text:p>282</text:p>
          </table:table-cell>
          <table:table-cell table:formula="of:=[.B283]" office:value-type="float" office:value="0.1">
            <text:p>0,1</text:p>
          </table:table-cell>
          <table:table-cell table:formula="of:=[.C283]" office:value-type="float" office:value="27">
            <text:p>27</text:p>
          </table:table-cell>
          <table:table-cell table:formula="of:=[.A284]*[.B284]" office:value-type="float" office:value="28.2">
            <text:p>28,2</text:p>
          </table:table-cell>
          <table:table-cell table:formula="of:=EXP(-([.D284]^2/(2*[.C284]^2)))/SQRT(PI()*2*[.C284]^2)" office:value-type="float" office:value="0.00856383223528344">
            <text:p>0,0085638322</text:p>
          </table:table-cell>
          <table:table-cell table:formula="of:=[.F283]" office:value-type="float" office:value="0.0147756400148679">
            <text:p>0,01477564</text:p>
          </table:table-cell>
          <table:table-cell table:formula="of:=1000*[.E284]/[.F284]" office:value-type="float" office:value="579.591288544263">
            <text:p>579,5912885443</text:p>
          </table:table-cell>
          <table:table-cell table:number-columns-repeated="7"/>
        </table:table-row>
        <table:table-row table:style-name="ro2">
          <table:table-cell table:formula="of:=[.A284]+1" office:value-type="float" office:value="283">
            <text:p>283</text:p>
          </table:table-cell>
          <table:table-cell table:formula="of:=[.B284]" office:value-type="float" office:value="0.1">
            <text:p>0,1</text:p>
          </table:table-cell>
          <table:table-cell table:formula="of:=[.C284]" office:value-type="float" office:value="27">
            <text:p>27</text:p>
          </table:table-cell>
          <table:table-cell table:formula="of:=[.A285]*[.B285]" office:value-type="float" office:value="28.3">
            <text:p>28,3</text:p>
          </table:table-cell>
          <table:table-cell table:formula="of:=EXP(-([.D285]^2/(2*[.C285]^2)))/SQRT(PI()*2*[.C285]^2)" office:value-type="float" office:value="0.00853071013530835">
            <text:p>0,0085307101</text:p>
          </table:table-cell>
          <table:table-cell table:formula="of:=[.F284]" office:value-type="float" office:value="0.0147756400148679">
            <text:p>0,01477564</text:p>
          </table:table-cell>
          <table:table-cell table:formula="of:=1000*[.E285]/[.F285]" office:value-type="float" office:value="577.349619151819">
            <text:p>577,3496191518</text:p>
          </table:table-cell>
          <table:table-cell table:number-columns-repeated="7"/>
        </table:table-row>
        <table:table-row table:style-name="ro2">
          <table:table-cell table:formula="of:=[.A285]+1" office:value-type="float" office:value="284">
            <text:p>284</text:p>
          </table:table-cell>
          <table:table-cell table:formula="of:=[.B285]" office:value-type="float" office:value="0.1">
            <text:p>0,1</text:p>
          </table:table-cell>
          <table:table-cell table:formula="of:=[.C285]" office:value-type="float" office:value="27">
            <text:p>27</text:p>
          </table:table-cell>
          <table:table-cell table:formula="of:=[.A286]*[.B286]" office:value-type="float" office:value="28.4">
            <text:p>28,4</text:p>
          </table:table-cell>
          <table:table-cell table:formula="of:=EXP(-([.D286]^2/(2*[.C286]^2)))/SQRT(PI()*2*[.C286]^2)" office:value-type="float" office:value="0.00849759957482304">
            <text:p>0,0084975996</text:p>
          </table:table-cell>
          <table:table-cell table:formula="of:=[.F285]" office:value-type="float" office:value="0.0147756400148679">
            <text:p>0,01477564</text:p>
          </table:table-cell>
          <table:table-cell table:formula="of:=1000*[.E286]/[.F286]" office:value-type="float" office:value="575.108730740083">
            <text:p>575,1087307401</text:p>
          </table:table-cell>
          <table:table-cell table:number-columns-repeated="7"/>
        </table:table-row>
        <table:table-row table:style-name="ro2">
          <table:table-cell table:formula="of:=[.A286]+1" office:value-type="float" office:value="285">
            <text:p>285</text:p>
          </table:table-cell>
          <table:table-cell table:formula="of:=[.B286]" office:value-type="float" office:value="0.1">
            <text:p>0,1</text:p>
          </table:table-cell>
          <table:table-cell table:formula="of:=[.C286]" office:value-type="float" office:value="27">
            <text:p>27</text:p>
          </table:table-cell>
          <table:table-cell table:formula="of:=[.A287]*[.B287]" office:value-type="float" office:value="28.5">
            <text:p>28,5</text:p>
          </table:table-cell>
          <table:table-cell table:formula="of:=EXP(-([.D287]^2/(2*[.C287]^2)))/SQRT(PI()*2*[.C287]^2)" office:value-type="float" office:value="0.00846450141565278">
            <text:p>0,0084645014</text:p>
          </table:table-cell>
          <table:table-cell table:formula="of:=[.F286]" office:value-type="float" office:value="0.0147756400148679">
            <text:p>0,01477564</text:p>
          </table:table-cell>
          <table:table-cell table:formula="of:=1000*[.E287]/[.F287]" office:value-type="float" office:value="572.868681636493">
            <text:p>572,8686816365</text:p>
          </table:table-cell>
          <table:table-cell table:number-columns-repeated="7"/>
        </table:table-row>
        <table:table-row table:style-name="ro2">
          <table:table-cell table:formula="of:=[.A287]+1" office:value-type="float" office:value="286">
            <text:p>286</text:p>
          </table:table-cell>
          <table:table-cell table:formula="of:=[.B287]" office:value-type="float" office:value="0.1">
            <text:p>0,1</text:p>
          </table:table-cell>
          <table:table-cell table:formula="of:=[.C287]" office:value-type="float" office:value="27">
            <text:p>27</text:p>
          </table:table-cell>
          <table:table-cell table:formula="of:=[.A288]*[.B288]" office:value-type="float" office:value="28.6">
            <text:p>28,6</text:p>
          </table:table-cell>
          <table:table-cell table:formula="of:=EXP(-([.D288]^2/(2*[.C288]^2)))/SQRT(PI()*2*[.C288]^2)" office:value-type="float" office:value="0.00843141651576257">
            <text:p>0,0084314165</text:p>
          </table:table-cell>
          <table:table-cell table:formula="of:=[.F287]" office:value-type="float" office:value="0.0147756400148679">
            <text:p>0,01477564</text:p>
          </table:table-cell>
          <table:table-cell table:formula="of:=1000*[.E288]/[.F288]" office:value-type="float" office:value="570.629529907234">
            <text:p>570,6295299072</text:p>
          </table:table-cell>
          <table:table-cell table:number-columns-repeated="7"/>
        </table:table-row>
        <table:table-row table:style-name="ro2">
          <table:table-cell table:formula="of:=[.A288]+1" office:value-type="float" office:value="287">
            <text:p>287</text:p>
          </table:table-cell>
          <table:table-cell table:formula="of:=[.B288]" office:value-type="float" office:value="0.1">
            <text:p>0,1</text:p>
          </table:table-cell>
          <table:table-cell table:formula="of:=[.C288]" office:value-type="float" office:value="27">
            <text:p>27</text:p>
          </table:table-cell>
          <table:table-cell table:formula="of:=[.A289]*[.B289]" office:value-type="float" office:value="28.7">
            <text:p>28,7</text:p>
          </table:table-cell>
          <table:table-cell table:formula="of:=EXP(-([.D289]^2/(2*[.C289]^2)))/SQRT(PI()*2*[.C289]^2)" office:value-type="float" office:value="0.00839834572922523">
            <text:p>0,0083983457</text:p>
          </table:table-cell>
          <table:table-cell table:formula="of:=[.F288]" office:value-type="float" office:value="0.0147756400148679">
            <text:p>0,01477564</text:p>
          </table:table-cell>
          <table:table-cell table:formula="of:=1000*[.E289]/[.F289]" office:value-type="float" office:value="568.391333355067">
            <text:p>568,3913333551</text:p>
          </table:table-cell>
          <table:table-cell table:number-columns-repeated="7"/>
        </table:table-row>
        <table:table-row table:style-name="ro2">
          <table:table-cell table:formula="of:=[.A289]+1" office:value-type="float" office:value="288">
            <text:p>288</text:p>
          </table:table-cell>
          <table:table-cell table:formula="of:=[.B289]" office:value-type="float" office:value="0.1">
            <text:p>0,1</text:p>
          </table:table-cell>
          <table:table-cell table:formula="of:=[.C289]" office:value-type="float" office:value="27">
            <text:p>27</text:p>
          </table:table-cell>
          <table:table-cell table:formula="of:=[.A290]*[.B290]" office:value-type="float" office:value="28.8">
            <text:p>28,8</text:p>
          </table:table-cell>
          <table:table-cell table:formula="of:=EXP(-([.D290]^2/(2*[.C290]^2)))/SQRT(PI()*2*[.C290]^2)" office:value-type="float" office:value="0.0083652899061898">
            <text:p>0,0083652899</text:p>
          </table:table-cell>
          <table:table-cell table:formula="of:=[.F289]" office:value-type="float" office:value="0.0147756400148679">
            <text:p>0,01477564</text:p>
          </table:table-cell>
          <table:table-cell table:formula="of:=1000*[.E290]/[.F290]" office:value-type="float" office:value="566.154149517198">
            <text:p>566,1541495172</text:p>
          </table:table-cell>
          <table:table-cell table:number-columns-repeated="7"/>
        </table:table-row>
        <table:table-row table:style-name="ro2">
          <table:table-cell table:formula="of:=[.A290]+1" office:value-type="float" office:value="289">
            <text:p>289</text:p>
          </table:table-cell>
          <table:table-cell table:formula="of:=[.B290]" office:value-type="float" office:value="0.1">
            <text:p>0,1</text:p>
          </table:table-cell>
          <table:table-cell table:formula="of:=[.C290]" office:value-type="float" office:value="27">
            <text:p>27</text:p>
          </table:table-cell>
          <table:table-cell table:formula="of:=[.A291]*[.B291]" office:value-type="float" office:value="28.9">
            <text:p>28,9</text:p>
          </table:table-cell>
          <table:table-cell table:formula="of:=EXP(-([.D291]^2/(2*[.C291]^2)))/SQRT(PI()*2*[.C291]^2)" office:value-type="float" office:value="0.00833224989285039">
            <text:p>0,0083322499</text:p>
          </table:table-cell>
          <table:table-cell table:formula="of:=[.F290]" office:value-type="float" office:value="0.0147756400148679">
            <text:p>0,01477564</text:p>
          </table:table-cell>
          <table:table-cell table:formula="of:=1000*[.E291]/[.F291]" office:value-type="float" office:value="563.918035663167">
            <text:p>563,9180356632</text:p>
          </table:table-cell>
          <table:table-cell table:number-columns-repeated="7"/>
        </table:table-row>
        <table:table-row table:style-name="ro2">
          <table:table-cell table:formula="of:=[.A291]+1" office:value-type="float" office:value="290">
            <text:p>290</text:p>
          </table:table-cell>
          <table:table-cell table:formula="of:=[.B291]" office:value-type="float" office:value="0.1">
            <text:p>0,1</text:p>
          </table:table-cell>
          <table:table-cell table:formula="of:=[.C291]" office:value-type="float" office:value="27">
            <text:p>27</text:p>
          </table:table-cell>
          <table:table-cell table:formula="of:=[.A292]*[.B292]" office:value-type="float" office:value="29">
            <text:p>29</text:p>
          </table:table-cell>
          <table:table-cell table:formula="of:=EXP(-([.D292]^2/(2*[.C292]^2)))/SQRT(PI()*2*[.C292]^2)" office:value-type="float" office:value="0.00829922653141542">
            <text:p>0,0082992265</text:p>
          </table:table-cell>
          <table:table-cell table:formula="of:=[.F291]" office:value-type="float" office:value="0.0147756400148679">
            <text:p>0,01477564</text:p>
          </table:table-cell>
          <table:table-cell table:formula="of:=1000*[.E292]/[.F292]" office:value-type="float" office:value="561.683048792769">
            <text:p>561,6830487928</text:p>
          </table:table-cell>
          <table:table-cell table:number-columns-repeated="7"/>
        </table:table-row>
        <table:table-row table:style-name="ro2">
          <table:table-cell table:formula="of:=[.A292]+1" office:value-type="float" office:value="291">
            <text:p>291</text:p>
          </table:table-cell>
          <table:table-cell table:formula="of:=[.B292]" office:value-type="float" office:value="0.1">
            <text:p>0,1</text:p>
          </table:table-cell>
          <table:table-cell table:formula="of:=[.C292]" office:value-type="float" office:value="27">
            <text:p>27</text:p>
          </table:table-cell>
          <table:table-cell table:formula="of:=[.A293]*[.B293]" office:value-type="float" office:value="29.1">
            <text:p>29,1</text:p>
          </table:table-cell>
          <table:table-cell table:formula="of:=EXP(-([.D293]^2/(2*[.C293]^2)))/SQRT(PI()*2*[.C293]^2)" office:value-type="float" office:value="0.00826622066007725">
            <text:p>0,0082662207</text:p>
          </table:table-cell>
          <table:table-cell table:formula="of:=[.F292]" office:value-type="float" office:value="0.0147756400148679">
            <text:p>0,01477564</text:p>
          </table:table-cell>
          <table:table-cell table:formula="of:=1000*[.E293]/[.F293]" office:value-type="float" office:value="559.449245633991">
            <text:p>559,449245634</text:p>
          </table:table-cell>
          <table:table-cell table:number-columns-repeated="7"/>
        </table:table-row>
        <table:table-row table:style-name="ro2">
          <table:table-cell table:formula="of:=[.A293]+1" office:value-type="float" office:value="292">
            <text:p>292</text:p>
          </table:table-cell>
          <table:table-cell table:formula="of:=[.B293]" office:value-type="float" office:value="0.1">
            <text:p>0,1</text:p>
          </table:table-cell>
          <table:table-cell table:formula="of:=[.C293]" office:value-type="float" office:value="27">
            <text:p>27</text:p>
          </table:table-cell>
          <table:table-cell table:formula="of:=[.A294]*[.B294]" office:value-type="float" office:value="29.2">
            <text:p>29,2</text:p>
          </table:table-cell>
          <table:table-cell table:formula="of:=EXP(-([.D294]^2/(2*[.C294]^2)))/SQRT(PI()*2*[.C294]^2)" office:value-type="float" office:value="0.00823323311298214">
            <text:p>0,0082332331</text:p>
          </table:table-cell>
          <table:table-cell table:formula="of:=[.F293]" office:value-type="float" office:value="0.0147756400148679">
            <text:p>0,01477564</text:p>
          </table:table-cell>
          <table:table-cell table:formula="of:=1000*[.E294]/[.F294]" office:value-type="float" office:value="557.216682640989">
            <text:p>557,216682641</text:p>
          </table:table-cell>
          <table:table-cell table:number-columns-repeated="7"/>
        </table:table-row>
        <table:table-row table:style-name="ro2">
          <table:table-cell table:formula="of:=[.A294]+1" office:value-type="float" office:value="293">
            <text:p>293</text:p>
          </table:table-cell>
          <table:table-cell table:formula="of:=[.B294]" office:value-type="float" office:value="0.1">
            <text:p>0,1</text:p>
          </table:table-cell>
          <table:table-cell table:formula="of:=[.C294]" office:value-type="float" office:value="27">
            <text:p>27</text:p>
          </table:table-cell>
          <table:table-cell table:formula="of:=[.A295]*[.B295]" office:value-type="float" office:value="29.3">
            <text:p>29,3</text:p>
          </table:table-cell>
          <table:table-cell table:formula="of:=EXP(-([.D295]^2/(2*[.C295]^2)))/SQRT(PI()*2*[.C295]^2)" office:value-type="float" office:value="0.00820026472020073">
            <text:p>0,0082002647</text:p>
          </table:table-cell>
          <table:table-cell table:formula="of:=[.F294]" office:value-type="float" office:value="0.0147756400148679">
            <text:p>0,01477564</text:p>
          </table:table-cell>
          <table:table-cell table:formula="of:=1000*[.E295]/[.F295]" office:value-type="float" office:value="554.985415992084">
            <text:p>554,9854159921</text:p>
          </table:table-cell>
          <table:table-cell table:number-columns-repeated="7"/>
        </table:table-row>
        <table:table-row table:style-name="ro2">
          <table:table-cell table:formula="of:=[.A295]+1" office:value-type="float" office:value="294">
            <text:p>294</text:p>
          </table:table-cell>
          <table:table-cell table:formula="of:=[.B295]" office:value-type="float" office:value="0.1">
            <text:p>0,1</text:p>
          </table:table-cell>
          <table:table-cell table:formula="of:=[.C295]" office:value-type="float" office:value="27">
            <text:p>27</text:p>
          </table:table-cell>
          <table:table-cell table:formula="of:=[.A296]*[.B296]" office:value-type="float" office:value="29.4">
            <text:p>29,4</text:p>
          </table:table-cell>
          <table:table-cell table:formula="of:=EXP(-([.D296]^2/(2*[.C296]^2)))/SQRT(PI()*2*[.C296]^2)" office:value-type="float" office:value="0.00816731630769883">
            <text:p>0,0081673163</text:p>
          </table:table-cell>
          <table:table-cell table:formula="of:=[.F295]" office:value-type="float" office:value="0.0147756400148679">
            <text:p>0,01477564</text:p>
          </table:table-cell>
          <table:table-cell table:formula="of:=1000*[.E296]/[.F296]" office:value-type="float" office:value="552.755501587784">
            <text:p>552,7555015878</text:p>
          </table:table-cell>
          <table:table-cell table:number-columns-repeated="7"/>
        </table:table-row>
        <table:table-row table:style-name="ro2">
          <table:table-cell table:formula="of:=[.A296]+1" office:value-type="float" office:value="295">
            <text:p>295</text:p>
          </table:table-cell>
          <table:table-cell table:formula="of:=[.B296]" office:value-type="float" office:value="0.1">
            <text:p>0,1</text:p>
          </table:table-cell>
          <table:table-cell table:formula="of:=[.C296]" office:value-type="float" office:value="27">
            <text:p>27</text:p>
          </table:table-cell>
          <table:table-cell table:formula="of:=[.A297]*[.B297]" office:value-type="float" office:value="29.5">
            <text:p>29,5</text:p>
          </table:table-cell>
          <table:table-cell table:formula="of:=EXP(-([.D297]^2/(2*[.C297]^2)))/SQRT(PI()*2*[.C297]^2)" office:value-type="float" office:value="0.0081343886973086">
            <text:p>0,0081343887</text:p>
          </table:table-cell>
          <table:table-cell table:formula="of:=[.F296]" office:value-type="float" office:value="0.0147756400148679">
            <text:p>0,01477564</text:p>
          </table:table-cell>
          <table:table-cell table:formula="of:=1000*[.E297]/[.F297]" office:value-type="float" office:value="550.526995048839">
            <text:p>550,5269950488</text:p>
          </table:table-cell>
          <table:table-cell table:number-columns-repeated="7"/>
        </table:table-row>
        <table:table-row table:style-name="ro2">
          <table:table-cell table:formula="of:=[.A297]+1" office:value-type="float" office:value="296">
            <text:p>296</text:p>
          </table:table-cell>
          <table:table-cell table:formula="of:=[.B297]" office:value-type="float" office:value="0.1">
            <text:p>0,1</text:p>
          </table:table-cell>
          <table:table-cell table:formula="of:=[.C297]" office:value-type="float" office:value="27">
            <text:p>27</text:p>
          </table:table-cell>
          <table:table-cell table:formula="of:=[.A298]*[.B298]" office:value-type="float" office:value="29.6">
            <text:p>29,6</text:p>
          </table:table-cell>
          <table:table-cell table:formula="of:=EXP(-([.D298]^2/(2*[.C298]^2)))/SQRT(PI()*2*[.C298]^2)" office:value-type="float" office:value="0.00810148270670018">
            <text:p>0,0081014827</text:p>
          </table:table-cell>
          <table:table-cell table:formula="of:=[.F297]" office:value-type="float" office:value="0.0147756400148679">
            <text:p>0,01477564</text:p>
          </table:table-cell>
          <table:table-cell table:formula="of:=1000*[.E298]/[.F298]" office:value-type="float" office:value="548.299951714317">
            <text:p>548,2999517143</text:p>
          </table:table-cell>
          <table:table-cell table:number-columns-repeated="7"/>
        </table:table-row>
        <table:table-row table:style-name="ro2">
          <table:table-cell table:formula="of:=[.A298]+1" office:value-type="float" office:value="297">
            <text:p>297</text:p>
          </table:table-cell>
          <table:table-cell table:formula="of:=[.B298]" office:value-type="float" office:value="0.1">
            <text:p>0,1</text:p>
          </table:table-cell>
          <table:table-cell table:formula="of:=[.C298]" office:value-type="float" office:value="27">
            <text:p>27</text:p>
          </table:table-cell>
          <table:table-cell table:formula="of:=[.A299]*[.B299]" office:value-type="float" office:value="29.7">
            <text:p>29,7</text:p>
          </table:table-cell>
          <table:table-cell table:formula="of:=EXP(-([.D299]^2/(2*[.C299]^2)))/SQRT(PI()*2*[.C299]^2)" office:value-type="float" office:value="0.00806859914935373">
            <text:p>0,0080685991</text:p>
          </table:table-cell>
          <table:table-cell table:formula="of:=[.F298]" office:value-type="float" office:value="0.0147756400148679">
            <text:p>0,01477564</text:p>
          </table:table-cell>
          <table:table-cell table:formula="of:=1000*[.E299]/[.F299]" office:value-type="float" office:value="546.074426639709">
            <text:p>546,0744266397</text:p>
          </table:table-cell>
          <table:table-cell table:number-columns-repeated="7"/>
        </table:table-row>
        <table:table-row table:style-name="ro2">
          <table:table-cell table:formula="of:=[.A299]+1" office:value-type="float" office:value="298">
            <text:p>298</text:p>
          </table:table-cell>
          <table:table-cell table:formula="of:=[.B299]" office:value-type="float" office:value="0.1">
            <text:p>0,1</text:p>
          </table:table-cell>
          <table:table-cell table:formula="of:=[.C299]" office:value-type="float" office:value="27">
            <text:p>27</text:p>
          </table:table-cell>
          <table:table-cell table:formula="of:=[.A300]*[.B300]" office:value-type="float" office:value="29.8">
            <text:p>29,8</text:p>
          </table:table-cell>
          <table:table-cell table:formula="of:=EXP(-([.D300]^2/(2*[.C300]^2)))/SQRT(PI()*2*[.C300]^2)" office:value-type="float" office:value="0.00803573883453173">
            <text:p>0,0080357388</text:p>
          </table:table-cell>
          <table:table-cell table:formula="of:=[.F299]" office:value-type="float" office:value="0.0147756400148679">
            <text:p>0,01477564</text:p>
          </table:table-cell>
          <table:table-cell table:formula="of:=1000*[.E300]/[.F300]" office:value-type="float" office:value="543.850474595065">
            <text:p>543,8504745951</text:p>
          </table:table-cell>
          <table:table-cell table:number-columns-repeated="7"/>
        </table:table-row>
        <table:table-row table:style-name="ro2">
          <table:table-cell table:formula="of:=[.A300]+1" office:value-type="float" office:value="299">
            <text:p>299</text:p>
          </table:table-cell>
          <table:table-cell table:formula="of:=[.B300]" office:value-type="float" office:value="0.1">
            <text:p>0,1</text:p>
          </table:table-cell>
          <table:table-cell table:formula="of:=[.C300]" office:value-type="float" office:value="27">
            <text:p>27</text:p>
          </table:table-cell>
          <table:table-cell table:formula="of:=[.A301]*[.B301]" office:value-type="float" office:value="29.9">
            <text:p>29,9</text:p>
          </table:table-cell>
          <table:table-cell table:formula="of:=EXP(-([.D301]^2/(2*[.C301]^2)))/SQRT(PI()*2*[.C301]^2)" office:value-type="float" office:value="0.00800290256725192">
            <text:p>0,0080029026</text:p>
          </table:table-cell>
          <table:table-cell table:formula="of:=[.F300]" office:value-type="float" office:value="0.0147756400148679">
            <text:p>0,01477564</text:p>
          </table:table-cell>
          <table:table-cell table:formula="of:=1000*[.E301]/[.F301]" office:value-type="float" office:value="541.628150063149">
            <text:p>541,6281500631</text:p>
          </table:table-cell>
          <table:table-cell table:number-columns-repeated="7"/>
        </table:table-row>
        <table:table-row table:style-name="ro2">
          <table:table-cell table:formula="of:=[.A301]+1" office:value-type="float" office:value="300">
            <text:p>300</text:p>
          </table:table-cell>
          <table:table-cell table:formula="of:=[.B301]" office:value-type="float" office:value="0.1">
            <text:p>0,1</text:p>
          </table:table-cell>
          <table:table-cell table:formula="of:=[.C301]" office:value-type="float" office:value="27">
            <text:p>27</text:p>
          </table:table-cell>
          <table:table-cell table:formula="of:=[.A302]*[.B302]" office:value-type="float" office:value="30">
            <text:p>30</text:p>
          </table:table-cell>
          <table:table-cell table:formula="of:=EXP(-([.D302]^2/(2*[.C302]^2)))/SQRT(PI()*2*[.C302]^2)" office:value-type="float" office:value="0.00797009114826041">
            <text:p>0,0079700911</text:p>
          </table:table-cell>
          <table:table-cell table:formula="of:=[.F301]" office:value-type="float" office:value="0.0147756400148679">
            <text:p>0,01477564</text:p>
          </table:table-cell>
          <table:table-cell table:formula="of:=1000*[.E302]/[.F302]" office:value-type="float" office:value="539.407507237627">
            <text:p>539,4075072376</text:p>
          </table:table-cell>
          <table:table-cell table:number-columns-repeated="7"/>
        </table:table-row>
        <table:table-row table:style-name="ro2">
          <table:table-cell table:formula="of:=[.A302]+1" office:value-type="float" office:value="301">
            <text:p>301</text:p>
          </table:table-cell>
          <table:table-cell table:formula="of:=[.B302]" office:value-type="float" office:value="0.1">
            <text:p>0,1</text:p>
          </table:table-cell>
          <table:table-cell table:formula="of:=[.C302]" office:value-type="float" office:value="27">
            <text:p>27</text:p>
          </table:table-cell>
          <table:table-cell table:formula="of:=[.A303]*[.B303]" office:value-type="float" office:value="30.1">
            <text:p>30,1</text:p>
          </table:table-cell>
          <table:table-cell table:formula="of:=EXP(-([.D303]^2/(2*[.C303]^2)))/SQRT(PI()*2*[.C303]^2)" office:value-type="float" office:value="0.00793730537400531">
            <text:p>0,0079373054</text:p>
          </table:table-cell>
          <table:table-cell table:formula="of:=[.F302]" office:value-type="float" office:value="0.0147756400148679">
            <text:p>0,01477564</text:p>
          </table:table-cell>
          <table:table-cell table:formula="of:=1000*[.E303]/[.F303]" office:value-type="float" office:value="537.188600021282">
            <text:p>537,1886000213</text:p>
          </table:table-cell>
          <table:table-cell table:number-columns-repeated="7"/>
        </table:table-row>
        <table:table-row table:style-name="ro2">
          <table:table-cell table:formula="of:=[.A303]+1" office:value-type="float" office:value="302">
            <text:p>302</text:p>
          </table:table-cell>
          <table:table-cell table:formula="of:=[.B303]" office:value-type="float" office:value="0.1">
            <text:p>0,1</text:p>
          </table:table-cell>
          <table:table-cell table:formula="of:=[.C303]" office:value-type="float" office:value="27">
            <text:p>27</text:p>
          </table:table-cell>
          <table:table-cell table:formula="of:=[.A304]*[.B304]" office:value-type="float" office:value="30.2">
            <text:p>30,2</text:p>
          </table:table-cell>
          <table:table-cell table:formula="of:=EXP(-([.D304]^2/(2*[.C304]^2)))/SQRT(PI()*2*[.C304]^2)" office:value-type="float" office:value="0.00790454603661078">
            <text:p>0,007904546</text:p>
          </table:table-cell>
          <table:table-cell table:formula="of:=[.F303]" office:value-type="float" office:value="0.0147756400148679">
            <text:p>0,01477564</text:p>
          </table:table-cell>
          <table:table-cell table:formula="of:=1000*[.E304]/[.F304]" office:value-type="float" office:value="534.971482024256">
            <text:p>534,9714820243</text:p>
          </table:table-cell>
          <table:table-cell table:number-columns-repeated="7"/>
        </table:table-row>
        <table:table-row table:style-name="ro2">
          <table:table-cell table:formula="of:=[.A304]+1" office:value-type="float" office:value="303">
            <text:p>303</text:p>
          </table:table-cell>
          <table:table-cell table:formula="of:=[.B304]" office:value-type="float" office:value="0.1">
            <text:p>0,1</text:p>
          </table:table-cell>
          <table:table-cell table:formula="of:=[.C304]" office:value-type="float" office:value="27">
            <text:p>27</text:p>
          </table:table-cell>
          <table:table-cell table:formula="of:=[.A305]*[.B305]" office:value-type="float" office:value="30.3">
            <text:p>30,3</text:p>
          </table:table-cell>
          <table:table-cell table:formula="of:=EXP(-([.D305]^2/(2*[.C305]^2)))/SQRT(PI()*2*[.C305]^2)" office:value-type="float" office:value="0.00787181392385137">
            <text:p>0,0078718139</text:p>
          </table:table-cell>
          <table:table-cell table:formula="of:=[.F304]" office:value-type="float" office:value="0.0147756400148679">
            <text:p>0,01477564</text:p>
          </table:table-cell>
          <table:table-cell table:formula="of:=1000*[.E305]/[.F305]" office:value-type="float" office:value="532.756206562316">
            <text:p>532,7562065623</text:p>
          </table:table-cell>
          <table:table-cell table:number-columns-repeated="7"/>
        </table:table-row>
        <table:table-row table:style-name="ro2">
          <table:table-cell table:formula="of:=[.A305]+1" office:value-type="float" office:value="304">
            <text:p>304</text:p>
          </table:table-cell>
          <table:table-cell table:formula="of:=[.B305]" office:value-type="float" office:value="0.1">
            <text:p>0,1</text:p>
          </table:table-cell>
          <table:table-cell table:formula="of:=[.C305]" office:value-type="float" office:value="27">
            <text:p>27</text:p>
          </table:table-cell>
          <table:table-cell table:formula="of:=[.A306]*[.B306]" office:value-type="float" office:value="30.4">
            <text:p>30,4</text:p>
          </table:table-cell>
          <table:table-cell table:formula="of:=EXP(-([.D306]^2/(2*[.C306]^2)))/SQRT(PI()*2*[.C306]^2)" office:value-type="float" office:value="0.00783910981912692">
            <text:p>0,0078391098</text:p>
          </table:table-cell>
          <table:table-cell table:formula="of:=[.F305]" office:value-type="float" office:value="0.0147756400148679">
            <text:p>0,01477564</text:p>
          </table:table-cell>
          <table:table-cell table:formula="of:=1000*[.E306]/[.F306]" office:value-type="float" office:value="530.542826655148">
            <text:p>530,5428266551</text:p>
          </table:table-cell>
          <table:table-cell table:number-columns-repeated="7"/>
        </table:table-row>
        <table:table-row table:style-name="ro2">
          <table:table-cell table:formula="of:=[.A306]+1" office:value-type="float" office:value="305">
            <text:p>305</text:p>
          </table:table-cell>
          <table:table-cell table:formula="of:=[.B306]" office:value-type="float" office:value="0.1">
            <text:p>0,1</text:p>
          </table:table-cell>
          <table:table-cell table:formula="of:=[.C306]" office:value-type="float" office:value="27">
            <text:p>27</text:p>
          </table:table-cell>
          <table:table-cell table:formula="of:=[.A307]*[.B307]" office:value-type="float" office:value="30.5">
            <text:p>30,5</text:p>
          </table:table-cell>
          <table:table-cell table:formula="of:=EXP(-([.D307]^2/(2*[.C307]^2)))/SQRT(PI()*2*[.C307]^2)" office:value-type="float" office:value="0.00780643450143772">
            <text:p>0,0078064345</text:p>
          </table:table-cell>
          <table:table-cell table:formula="of:=[.F306]" office:value-type="float" office:value="0.0147756400148679">
            <text:p>0,01477564</text:p>
          </table:table-cell>
          <table:table-cell table:formula="of:=1000*[.E307]/[.F307]" office:value-type="float" office:value="528.331395024686">
            <text:p>528,3313950247</text:p>
          </table:table-cell>
          <table:table-cell table:number-columns-repeated="7"/>
        </table:table-row>
        <table:table-row table:style-name="ro2">
          <table:table-cell table:formula="of:=[.A307]+1" office:value-type="float" office:value="306">
            <text:p>306</text:p>
          </table:table-cell>
          <table:table-cell table:formula="of:=[.B307]" office:value-type="float" office:value="0.1">
            <text:p>0,1</text:p>
          </table:table-cell>
          <table:table-cell table:formula="of:=[.C307]" office:value-type="float" office:value="27">
            <text:p>27</text:p>
          </table:table-cell>
          <table:table-cell table:formula="of:=[.A308]*[.B308]" office:value-type="float" office:value="30.6">
            <text:p>30,6</text:p>
          </table:table-cell>
          <table:table-cell table:formula="of:=EXP(-([.D308]^2/(2*[.C308]^2)))/SQRT(PI()*2*[.C308]^2)" office:value-type="float" office:value="0.00777378874536016">
            <text:p>0,0077737887</text:p>
          </table:table-cell>
          <table:table-cell table:formula="of:=[.F307]" office:value-type="float" office:value="0.0147756400148679">
            <text:p>0,01477564</text:p>
          </table:table-cell>
          <table:table-cell table:formula="of:=1000*[.E308]/[.F308]" office:value-type="float" office:value="526.121964093456">
            <text:p>526,1219640935</text:p>
          </table:table-cell>
          <table:table-cell table:number-columns-repeated="7"/>
        </table:table-row>
        <table:table-row table:style-name="ro2">
          <table:table-cell table:formula="of:=[.A308]+1" office:value-type="float" office:value="307">
            <text:p>307</text:p>
          </table:table-cell>
          <table:table-cell table:formula="of:=[.B308]" office:value-type="float" office:value="0.1">
            <text:p>0,1</text:p>
          </table:table-cell>
          <table:table-cell table:formula="of:=[.C308]" office:value-type="float" office:value="27">
            <text:p>27</text:p>
          </table:table-cell>
          <table:table-cell table:formula="of:=[.A309]*[.B309]" office:value-type="float" office:value="30.7">
            <text:p>30,7</text:p>
          </table:table-cell>
          <table:table-cell table:formula="of:=EXP(-([.D309]^2/(2*[.C309]^2)))/SQRT(PI()*2*[.C309]^2)" office:value-type="float" office:value="0.00774117332102274">
            <text:p>0,0077411733</text:p>
          </table:table-cell>
          <table:table-cell table:formula="of:=[.F308]" office:value-type="float" office:value="0.0147756400148679">
            <text:p>0,01477564</text:p>
          </table:table-cell>
          <table:table-cell table:formula="of:=1000*[.E309]/[.F309]" office:value-type="float" office:value="523.914585982958">
            <text:p>523,914585983</text:p>
          </table:table-cell>
          <table:table-cell table:number-columns-repeated="7"/>
        </table:table-row>
        <table:table-row table:style-name="ro2">
          <table:table-cell table:formula="of:=[.A309]+1" office:value-type="float" office:value="308">
            <text:p>308</text:p>
          </table:table-cell>
          <table:table-cell table:formula="of:=[.B309]" office:value-type="float" office:value="0.1">
            <text:p>0,1</text:p>
          </table:table-cell>
          <table:table-cell table:formula="of:=[.C309]" office:value-type="float" office:value="27">
            <text:p>27</text:p>
          </table:table-cell>
          <table:table-cell table:formula="of:=[.A310]*[.B310]" office:value-type="float" office:value="30.8">
            <text:p>30,8</text:p>
          </table:table-cell>
          <table:table-cell table:formula="of:=EXP(-([.D310]^2/(2*[.C310]^2)))/SQRT(PI()*2*[.C310]^2)" office:value-type="float" office:value="0.00770858899408253">
            <text:p>0,007708589</text:p>
          </table:table-cell>
          <table:table-cell table:formula="of:=[.F309]" office:value-type="float" office:value="0.0147756400148679">
            <text:p>0,01477564</text:p>
          </table:table-cell>
          <table:table-cell table:formula="of:=1000*[.E310]/[.F310]" office:value-type="float" office:value="521.709312512068">
            <text:p>521,7093125121</text:p>
          </table:table-cell>
          <table:table-cell table:number-columns-repeated="7"/>
        </table:table-row>
        <table:table-row table:style-name="ro2">
          <table:table-cell table:formula="of:=[.A310]+1" office:value-type="float" office:value="309">
            <text:p>309</text:p>
          </table:table-cell>
          <table:table-cell table:formula="of:=[.B310]" office:value-type="float" office:value="0.1">
            <text:p>0,1</text:p>
          </table:table-cell>
          <table:table-cell table:formula="of:=[.C310]" office:value-type="float" office:value="27">
            <text:p>27</text:p>
          </table:table-cell>
          <table:table-cell table:formula="of:=[.A311]*[.B311]" office:value-type="float" office:value="30.9">
            <text:p>30,9</text:p>
          </table:table-cell>
          <table:table-cell table:formula="of:=EXP(-([.D311]^2/(2*[.C311]^2)))/SQRT(PI()*2*[.C311]^2)" office:value-type="float" office:value="0.00767603652570197">
            <text:p>0,0076760365</text:p>
          </table:table-cell>
          <table:table-cell table:formula="of:=[.F310]" office:value-type="float" office:value="0.0147756400148679">
            <text:p>0,01477564</text:p>
          </table:table-cell>
          <table:table-cell table:formula="of:=1000*[.E311]/[.F311]" office:value-type="float" office:value="519.506195195472">
            <text:p>519,5061951955</text:p>
          </table:table-cell>
          <table:table-cell table:number-columns-repeated="7"/>
        </table:table-row>
        <table:table-row table:style-name="ro2">
          <table:table-cell table:formula="of:=[.A311]+1" office:value-type="float" office:value="310">
            <text:p>310</text:p>
          </table:table-cell>
          <table:table-cell table:formula="of:=[.B311]" office:value-type="float" office:value="0.1">
            <text:p>0,1</text:p>
          </table:table-cell>
          <table:table-cell table:formula="of:=[.C311]" office:value-type="float" office:value="27">
            <text:p>27</text:p>
          </table:table-cell>
          <table:table-cell table:formula="of:=[.A312]*[.B312]" office:value-type="float" office:value="31">
            <text:p>31</text:p>
          </table:table-cell>
          <table:table-cell table:formula="of:=EXP(-([.D312]^2/(2*[.C312]^2)))/SQRT(PI()*2*[.C312]^2)" office:value-type="float" office:value="0.00764351667252617">
            <text:p>0,0076435167</text:p>
          </table:table-cell>
          <table:table-cell table:formula="of:=[.F311]" office:value-type="float" office:value="0.0147756400148679">
            <text:p>0,01477564</text:p>
          </table:table-cell>
          <table:table-cell table:formula="of:=1000*[.E312]/[.F312]" office:value-type="float" office:value="517.305285242124">
            <text:p>517,3052852421</text:p>
          </table:table-cell>
          <table:table-cell table:number-columns-repeated="7"/>
        </table:table-row>
        <table:table-row table:style-name="ro2">
          <table:table-cell table:formula="of:=[.A312]+1" office:value-type="float" office:value="311">
            <text:p>311</text:p>
          </table:table-cell>
          <table:table-cell table:formula="of:=[.B312]" office:value-type="float" office:value="0.1">
            <text:p>0,1</text:p>
          </table:table-cell>
          <table:table-cell table:formula="of:=[.C312]" office:value-type="float" office:value="27">
            <text:p>27</text:p>
          </table:table-cell>
          <table:table-cell table:formula="of:=[.A313]*[.B313]" office:value-type="float" office:value="31.1">
            <text:p>31,1</text:p>
          </table:table-cell>
          <table:table-cell table:formula="of:=EXP(-([.D313]^2/(2*[.C313]^2)))/SQRT(PI()*2*[.C313]^2)" office:value-type="float" office:value="0.00761103018666049">
            <text:p>0,0076110302</text:p>
          </table:table-cell>
          <table:table-cell table:formula="of:=[.F312]" office:value-type="float" office:value="0.0147756400148679">
            <text:p>0,01477564</text:p>
          </table:table-cell>
          <table:table-cell table:formula="of:=1000*[.E313]/[.F313]" office:value-type="float" office:value="515.106633553738">
            <text:p>515,1066335537</text:p>
          </table:table-cell>
          <table:table-cell table:number-columns-repeated="7"/>
        </table:table-row>
        <table:table-row table:style-name="ro2">
          <table:table-cell table:formula="of:=[.A313]+1" office:value-type="float" office:value="312">
            <text:p>312</text:p>
          </table:table-cell>
          <table:table-cell table:formula="of:=[.B313]" office:value-type="float" office:value="0.1">
            <text:p>0,1</text:p>
          </table:table-cell>
          <table:table-cell table:formula="of:=[.C313]" office:value-type="float" office:value="27">
            <text:p>27</text:p>
          </table:table-cell>
          <table:table-cell table:formula="of:=[.A314]*[.B314]" office:value-type="float" office:value="31.2">
            <text:p>31,2</text:p>
          </table:table-cell>
          <table:table-cell table:formula="of:=EXP(-([.D314]^2/(2*[.C314]^2)))/SQRT(PI()*2*[.C314]^2)" office:value-type="float" office:value="0.00757857781564863">
            <text:p>0,0075785778</text:p>
          </table:table-cell>
          <table:table-cell table:formula="of:=[.F313]" office:value-type="float" office:value="0.0147756400148679">
            <text:p>0,01477564</text:p>
          </table:table-cell>
          <table:table-cell table:formula="of:=1000*[.E314]/[.F314]" office:value-type="float" office:value="512.910290723295">
            <text:p>512,9102907233</text:p>
          </table:table-cell>
          <table:table-cell table:number-columns-repeated="7"/>
        </table:table-row>
        <table:table-row table:style-name="ro2">
          <table:table-cell table:formula="of:=[.A314]+1" office:value-type="float" office:value="313">
            <text:p>313</text:p>
          </table:table-cell>
          <table:table-cell table:formula="of:=[.B314]" office:value-type="float" office:value="0.1">
            <text:p>0,1</text:p>
          </table:table-cell>
          <table:table-cell table:formula="of:=[.C314]" office:value-type="float" office:value="27">
            <text:p>27</text:p>
          </table:table-cell>
          <table:table-cell table:formula="of:=[.A315]*[.B315]" office:value-type="float" office:value="31.3">
            <text:p>31,3</text:p>
          </table:table-cell>
          <table:table-cell table:formula="of:=EXP(-([.D315]^2/(2*[.C315]^2)))/SQRT(PI()*2*[.C315]^2)" office:value-type="float" office:value="0.00754616030245108">
            <text:p>0,0075461603</text:p>
          </table:table-cell>
          <table:table-cell table:formula="of:=[.F314]" office:value-type="float" office:value="0.0147756400148679">
            <text:p>0,01477564</text:p>
          </table:table-cell>
          <table:table-cell table:formula="of:=1000*[.E315]/[.F315]" office:value-type="float" office:value="510.716307033592">
            <text:p>510,7163070336</text:p>
          </table:table-cell>
          <table:table-cell table:number-columns-repeated="7"/>
        </table:table-row>
        <table:table-row table:style-name="ro2">
          <table:table-cell table:formula="of:=[.A315]+1" office:value-type="float" office:value="314">
            <text:p>314</text:p>
          </table:table-cell>
          <table:table-cell table:formula="of:=[.B315]" office:value-type="float" office:value="0.1">
            <text:p>0,1</text:p>
          </table:table-cell>
          <table:table-cell table:formula="of:=[.C315]" office:value-type="float" office:value="27">
            <text:p>27</text:p>
          </table:table-cell>
          <table:table-cell table:formula="of:=[.A316]*[.B316]" office:value-type="float" office:value="31.4">
            <text:p>31,4</text:p>
          </table:table-cell>
          <table:table-cell table:formula="of:=EXP(-([.D316]^2/(2*[.C316]^2)))/SQRT(PI()*2*[.C316]^2)" office:value-type="float" office:value="0.00751377838542401">
            <text:p>0,0075137784</text:p>
          </table:table-cell>
          <table:table-cell table:formula="of:=[.F315]" office:value-type="float" office:value="0.0147756400148679">
            <text:p>0,01477564</text:p>
          </table:table-cell>
          <table:table-cell table:formula="of:=1000*[.E316]/[.F316]" office:value-type="float" office:value="508.524732455807">
            <text:p>508,5247324558</text:p>
          </table:table-cell>
          <table:table-cell table:number-columns-repeated="7"/>
        </table:table-row>
        <table:table-row table:style-name="ro2">
          <table:table-cell table:formula="of:=[.A316]+1" office:value-type="float" office:value="315">
            <text:p>315</text:p>
          </table:table-cell>
          <table:table-cell table:formula="of:=[.B316]" office:value-type="float" office:value="0.1">
            <text:p>0,1</text:p>
          </table:table-cell>
          <table:table-cell table:formula="of:=[.C316]" office:value-type="float" office:value="27">
            <text:p>27</text:p>
          </table:table-cell>
          <table:table-cell table:formula="of:=[.A317]*[.B317]" office:value-type="float" office:value="31.5">
            <text:p>31,5</text:p>
          </table:table-cell>
          <table:table-cell table:formula="of:=EXP(-([.D317]^2/(2*[.C317]^2)))/SQRT(PI()*2*[.C317]^2)" office:value-type="float" office:value="0.00748143279829848">
            <text:p>0,0074814328</text:p>
          </table:table-cell>
          <table:table-cell table:formula="of:=[.F316]" office:value-type="float" office:value="0.0147756400148679">
            <text:p>0,01477564</text:p>
          </table:table-cell>
          <table:table-cell table:formula="of:=1000*[.E317]/[.F317]" office:value-type="float" office:value="506.335616648101">
            <text:p>506,3356166481</text:p>
          </table:table-cell>
          <table:table-cell table:number-columns-repeated="7"/>
        </table:table-row>
        <table:table-row table:style-name="ro2">
          <table:table-cell table:formula="of:=[.A317]+1" office:value-type="float" office:value="316">
            <text:p>316</text:p>
          </table:table-cell>
          <table:table-cell table:formula="of:=[.B317]" office:value-type="float" office:value="0.1">
            <text:p>0,1</text:p>
          </table:table-cell>
          <table:table-cell table:formula="of:=[.C317]" office:value-type="float" office:value="27">
            <text:p>27</text:p>
          </table:table-cell>
          <table:table-cell table:formula="of:=[.A318]*[.B318]" office:value-type="float" office:value="31.6">
            <text:p>31,6</text:p>
          </table:table-cell>
          <table:table-cell table:formula="of:=EXP(-([.D318]^2/(2*[.C318]^2)))/SQRT(PI()*2*[.C318]^2)" office:value-type="float" office:value="0.00744912427016017">
            <text:p>0,0074491243</text:p>
          </table:table-cell>
          <table:table-cell table:formula="of:=[.F317]" office:value-type="float" office:value="0.0147756400148679">
            <text:p>0,01477564</text:p>
          </table:table-cell>
          <table:table-cell table:formula="of:=1000*[.E318]/[.F318]" office:value-type="float" office:value="504.149008954234">
            <text:p>504,1490089542</text:p>
          </table:table-cell>
          <table:table-cell table:number-columns-repeated="7"/>
        </table:table-row>
        <table:table-row table:style-name="ro2">
          <table:table-cell table:formula="of:=[.A318]+1" office:value-type="float" office:value="317">
            <text:p>317</text:p>
          </table:table-cell>
          <table:table-cell table:formula="of:=[.B318]" office:value-type="float" office:value="0.1">
            <text:p>0,1</text:p>
          </table:table-cell>
          <table:table-cell table:formula="of:=[.C318]" office:value-type="float" office:value="27">
            <text:p>27</text:p>
          </table:table-cell>
          <table:table-cell table:formula="of:=[.A319]*[.B319]" office:value-type="float" office:value="31.7">
            <text:p>31,7</text:p>
          </table:table-cell>
          <table:table-cell table:formula="of:=EXP(-([.D319]^2/(2*[.C319]^2)))/SQRT(PI()*2*[.C319]^2)" office:value-type="float" office:value="0.00741685352542943">
            <text:p>0,0074168535</text:p>
          </table:table-cell>
          <table:table-cell table:formula="of:=[.F318]" office:value-type="float" office:value="0.0147756400148679">
            <text:p>0,01477564</text:p>
          </table:table-cell>
          <table:table-cell table:formula="of:=1000*[.E319]/[.F319]" office:value-type="float" office:value="501.964958402227">
            <text:p>501,9649584022</text:p>
          </table:table-cell>
          <table:table-cell table:number-columns-repeated="7"/>
        </table:table-row>
        <table:table-row table:style-name="ro2">
          <table:table-cell table:formula="of:=[.A319]+1" office:value-type="float" office:value="318">
            <text:p>318</text:p>
          </table:table-cell>
          <table:table-cell table:formula="of:=[.B319]" office:value-type="float" office:value="0.1">
            <text:p>0,1</text:p>
          </table:table-cell>
          <table:table-cell table:formula="of:=[.C319]" office:value-type="float" office:value="27">
            <text:p>27</text:p>
          </table:table-cell>
          <table:table-cell table:formula="of:=[.A320]*[.B320]" office:value-type="float" office:value="31.8">
            <text:p>31,8</text:p>
          </table:table-cell>
          <table:table-cell table:formula="of:=EXP(-([.D320]^2/(2*[.C320]^2)))/SQRT(PI()*2*[.C320]^2)" office:value-type="float" office:value="0.00738462128384178">
            <text:p>0,0073846213</text:p>
          </table:table-cell>
          <table:table-cell table:formula="of:=[.F319]" office:value-type="float" office:value="0.0147756400148679">
            <text:p>0,01477564</text:p>
          </table:table-cell>
          <table:table-cell table:formula="of:=1000*[.E320]/[.F320]" office:value-type="float" office:value="499.783513703032">
            <text:p>499,783513703</text:p>
          </table:table-cell>
          <table:table-cell table:number-columns-repeated="7"/>
        </table:table-row>
        <table:table-row table:style-name="ro2">
          <table:table-cell table:formula="of:=[.A320]+1" office:value-type="float" office:value="319">
            <text:p>319</text:p>
          </table:table-cell>
          <table:table-cell table:formula="of:=[.B320]" office:value-type="float" office:value="0.1">
            <text:p>0,1</text:p>
          </table:table-cell>
          <table:table-cell table:formula="of:=[.C320]" office:value-type="float" office:value="27">
            <text:p>27</text:p>
          </table:table-cell>
          <table:table-cell table:formula="of:=[.A321]*[.B321]" office:value-type="float" office:value="31.9">
            <text:p>31,9</text:p>
          </table:table-cell>
          <table:table-cell table:formula="of:=EXP(-([.D321]^2/(2*[.C321]^2)))/SQRT(PI()*2*[.C321]^2)" office:value-type="float" office:value="0.00735242826042879">
            <text:p>0,0073524283</text:p>
          </table:table-cell>
          <table:table-cell table:formula="of:=[.F320]" office:value-type="float" office:value="0.0147756400148679">
            <text:p>0,01477564</text:p>
          </table:table-cell>
          <table:table-cell table:formula="of:=1000*[.E321]/[.F321]" office:value-type="float" office:value="497.604723249244">
            <text:p>497,6047232492</text:p>
          </table:table-cell>
          <table:table-cell table:number-columns-repeated="7"/>
        </table:table-row>
        <table:table-row table:style-name="ro2">
          <table:table-cell table:formula="of:=[.A321]+1" office:value-type="float" office:value="320">
            <text:p>320</text:p>
          </table:table-cell>
          <table:table-cell table:formula="of:=[.B321]" office:value-type="float" office:value="0.1">
            <text:p>0,1</text:p>
          </table:table-cell>
          <table:table-cell table:formula="of:=[.C321]" office:value-type="float" office:value="27">
            <text:p>27</text:p>
          </table:table-cell>
          <table:table-cell table:formula="of:=[.A322]*[.B322]" office:value-type="float" office:value="32">
            <text:p>32</text:p>
          </table:table-cell>
          <table:table-cell table:formula="of:=EXP(-([.D322]^2/(2*[.C322]^2)))/SQRT(PI()*2*[.C322]^2)" office:value-type="float" office:value="0.00732027516549938">
            <text:p>0,0073202752</text:p>
          </table:table-cell>
          <table:table-cell table:formula="of:=[.F321]" office:value-type="float" office:value="0.0147756400148679">
            <text:p>0,01477564</text:p>
          </table:table-cell>
          <table:table-cell table:formula="of:=1000*[.E322]/[.F322]" office:value-type="float" office:value="495.428635113836">
            <text:p>495,4286351138</text:p>
          </table:table-cell>
          <table:table-cell table:number-columns-repeated="7"/>
        </table:table-row>
        <table:table-row table:style-name="ro2">
          <table:table-cell table:formula="of:=[.A322]+1" office:value-type="float" office:value="321">
            <text:p>321</text:p>
          </table:table-cell>
          <table:table-cell table:formula="of:=[.B322]" office:value-type="float" office:value="0.1">
            <text:p>0,1</text:p>
          </table:table-cell>
          <table:table-cell table:formula="of:=[.C322]" office:value-type="float" office:value="27">
            <text:p>27</text:p>
          </table:table-cell>
          <table:table-cell table:formula="of:=[.A323]*[.B323]" office:value-type="float" office:value="32.1">
            <text:p>32,1</text:p>
          </table:table-cell>
          <table:table-cell table:formula="of:=EXP(-([.D323]^2/(2*[.C323]^2)))/SQRT(PI()*2*[.C323]^2)" office:value-type="float" office:value="0.00728816270462149">
            <text:p>0,0072881627</text:p>
          </table:table-cell>
          <table:table-cell table:formula="of:=[.F322]" office:value-type="float" office:value="0.0147756400148679">
            <text:p>0,01477564</text:p>
          </table:table-cell>
          <table:table-cell table:formula="of:=1000*[.E323]/[.F323]" office:value-type="float" office:value="493.255297048915">
            <text:p>493,2552970489</text:p>
          </table:table-cell>
          <table:table-cell table:number-columns-repeated="7"/>
        </table:table-row>
        <table:table-row table:style-name="ro2">
          <table:table-cell table:formula="of:=[.A323]+1" office:value-type="float" office:value="322">
            <text:p>322</text:p>
          </table:table-cell>
          <table:table-cell table:formula="of:=[.B323]" office:value-type="float" office:value="0.1">
            <text:p>0,1</text:p>
          </table:table-cell>
          <table:table-cell table:formula="of:=[.C323]" office:value-type="float" office:value="27">
            <text:p>27</text:p>
          </table:table-cell>
          <table:table-cell table:formula="of:=[.A324]*[.B324]" office:value-type="float" office:value="32.2">
            <text:p>32,2</text:p>
          </table:table-cell>
          <table:table-cell table:formula="of:=EXP(-([.D324]^2/(2*[.C324]^2)))/SQRT(PI()*2*[.C324]^2)" office:value-type="float" office:value="0.00725609157860426">
            <text:p>0,0072560916</text:p>
          </table:table-cell>
          <table:table-cell table:formula="of:=[.F323]" office:value-type="float" office:value="0.0147756400148679">
            <text:p>0,01477564</text:p>
          </table:table-cell>
          <table:table-cell table:formula="of:=1000*[.E324]/[.F324]" office:value-type="float" office:value="491.084756484516">
            <text:p>491,0847564845</text:p>
          </table:table-cell>
          <table:table-cell table:number-columns-repeated="7"/>
        </table:table-row>
        <table:table-row table:style-name="ro2">
          <table:table-cell table:formula="of:=[.A324]+1" office:value-type="float" office:value="323">
            <text:p>323</text:p>
          </table:table-cell>
          <table:table-cell table:formula="of:=[.B324]" office:value-type="float" office:value="0.1">
            <text:p>0,1</text:p>
          </table:table-cell>
          <table:table-cell table:formula="of:=[.C324]" office:value-type="float" office:value="27">
            <text:p>27</text:p>
          </table:table-cell>
          <table:table-cell table:formula="of:=[.A325]*[.B325]" office:value-type="float" office:value="32.3">
            <text:p>32,3</text:p>
          </table:table-cell>
          <table:table-cell table:formula="of:=EXP(-([.D325]^2/(2*[.C325]^2)))/SQRT(PI()*2*[.C325]^2)" office:value-type="float" office:value="0.00722406248348044">
            <text:p>0,0072240625</text:p>
          </table:table-cell>
          <table:table-cell table:formula="of:=[.F324]" office:value-type="float" office:value="0.0147756400148679">
            <text:p>0,01477564</text:p>
          </table:table-cell>
          <table:table-cell table:formula="of:=1000*[.E325]/[.F325]" office:value-type="float" office:value="488.917060527414">
            <text:p>488,9170605274</text:p>
          </table:table-cell>
          <table:table-cell table:number-columns-repeated="7"/>
        </table:table-row>
        <table:table-row table:style-name="ro2">
          <table:table-cell table:formula="of:=[.A325]+1" office:value-type="float" office:value="324">
            <text:p>324</text:p>
          </table:table-cell>
          <table:table-cell table:formula="of:=[.B325]" office:value-type="float" office:value="0.1">
            <text:p>0,1</text:p>
          </table:table-cell>
          <table:table-cell table:formula="of:=[.C325]" office:value-type="float" office:value="27">
            <text:p>27</text:p>
          </table:table-cell>
          <table:table-cell table:formula="of:=[.A326]*[.B326]" office:value-type="float" office:value="32.4">
            <text:p>32,4</text:p>
          </table:table-cell>
          <table:table-cell table:formula="of:=EXP(-([.D326]^2/(2*[.C326]^2)))/SQRT(PI()*2*[.C326]^2)" office:value-type="float" office:value="0.00719207611048937">
            <text:p>0,0071920761</text:p>
          </table:table-cell>
          <table:table-cell table:formula="of:=[.F325]" office:value-type="float" office:value="0.0147756400148679">
            <text:p>0,01477564</text:p>
          </table:table-cell>
          <table:table-cell table:formula="of:=1000*[.E326]/[.F326]" office:value-type="float" office:value="486.752255959972">
            <text:p>486,75225596</text:p>
          </table:table-cell>
          <table:table-cell table:number-columns-repeated="7"/>
        </table:table-row>
        <table:table-row table:style-name="ro2">
          <table:table-cell table:formula="of:=[.A326]+1" office:value-type="float" office:value="325">
            <text:p>325</text:p>
          </table:table-cell>
          <table:table-cell table:formula="of:=[.B326]" office:value-type="float" office:value="0.1">
            <text:p>0,1</text:p>
          </table:table-cell>
          <table:table-cell table:formula="of:=[.C326]" office:value-type="float" office:value="27">
            <text:p>27</text:p>
          </table:table-cell>
          <table:table-cell table:formula="of:=[.A327]*[.B327]" office:value-type="float" office:value="32.5">
            <text:p>32,5</text:p>
          </table:table-cell>
          <table:table-cell table:formula="of:=EXP(-([.D327]^2/(2*[.C327]^2)))/SQRT(PI()*2*[.C327]^2)" office:value-type="float" office:value="0.00716013314606028">
            <text:p>0,0071601331</text:p>
          </table:table-cell>
          <table:table-cell table:formula="of:=[.F326]" office:value-type="float" office:value="0.0147756400148679">
            <text:p>0,01477564</text:p>
          </table:table-cell>
          <table:table-cell table:formula="of:=1000*[.E327]/[.F327]" office:value-type="float" office:value="484.590389239007">
            <text:p>484,590389239</text:p>
          </table:table-cell>
          <table:table-cell table:number-columns-repeated="7"/>
        </table:table-row>
        <table:table-row table:style-name="ro2">
          <table:table-cell table:formula="of:=[.A327]+1" office:value-type="float" office:value="326">
            <text:p>326</text:p>
          </table:table-cell>
          <table:table-cell table:formula="of:=[.B327]" office:value-type="float" office:value="0.1">
            <text:p>0,1</text:p>
          </table:table-cell>
          <table:table-cell table:formula="of:=[.C327]" office:value-type="float" office:value="27">
            <text:p>27</text:p>
          </table:table-cell>
          <table:table-cell table:formula="of:=[.A328]*[.B328]" office:value-type="float" office:value="32.6">
            <text:p>32,6</text:p>
          </table:table-cell>
          <table:table-cell table:formula="of:=EXP(-([.D328]^2/(2*[.C328]^2)))/SQRT(PI()*2*[.C328]^2)" office:value-type="float" office:value="0.00712823427179598">
            <text:p>0,0071282343</text:p>
          </table:table-cell>
          <table:table-cell table:formula="of:=[.F327]" office:value-type="float" office:value="0.0147756400148679">
            <text:p>0,01477564</text:p>
          </table:table-cell>
          <table:table-cell table:formula="of:=1000*[.E328]/[.F328]" office:value-type="float" office:value="482.431506494693">
            <text:p>482,4315064947</text:p>
          </table:table-cell>
          <table:table-cell table:number-columns-repeated="7"/>
        </table:table-row>
        <table:table-row table:style-name="ro2">
          <table:table-cell table:formula="of:=[.A328]+1" office:value-type="float" office:value="327">
            <text:p>327</text:p>
          </table:table-cell>
          <table:table-cell table:formula="of:=[.B328]" office:value-type="float" office:value="0.1">
            <text:p>0,1</text:p>
          </table:table-cell>
          <table:table-cell table:formula="of:=[.C328]" office:value-type="float" office:value="27">
            <text:p>27</text:p>
          </table:table-cell>
          <table:table-cell table:formula="of:=[.A329]*[.B329]" office:value-type="float" office:value="32.7">
            <text:p>32,7</text:p>
          </table:table-cell>
          <table:table-cell table:formula="of:=EXP(-([.D329]^2/(2*[.C329]^2)))/SQRT(PI()*2*[.C329]^2)" office:value-type="float" office:value="0.00709638016445702">
            <text:p>0,0070963802</text:p>
          </table:table-cell>
          <table:table-cell table:formula="of:=[.F328]" office:value-type="float" office:value="0.0147756400148679">
            <text:p>0,01477564</text:p>
          </table:table-cell>
          <table:table-cell table:formula="of:=1000*[.E329]/[.F329]" office:value-type="float" office:value="480.275653529481">
            <text:p>480,2756535295</text:p>
          </table:table-cell>
          <table:table-cell table:number-columns-repeated="7"/>
        </table:table-row>
        <table:table-row table:style-name="ro2">
          <table:table-cell table:formula="of:=[.A329]+1" office:value-type="float" office:value="328">
            <text:p>328</text:p>
          </table:table-cell>
          <table:table-cell table:formula="of:=[.B329]" office:value-type="float" office:value="0.1">
            <text:p>0,1</text:p>
          </table:table-cell>
          <table:table-cell table:formula="of:=[.C329]" office:value-type="float" office:value="27">
            <text:p>27</text:p>
          </table:table-cell>
          <table:table-cell table:formula="of:=[.A330]*[.B330]" office:value-type="float" office:value="32.8">
            <text:p>32,8</text:p>
          </table:table-cell>
          <table:table-cell table:formula="of:=EXP(-([.D330]^2/(2*[.C330]^2)))/SQRT(PI()*2*[.C330]^2)" office:value-type="float" office:value="0.00706457149594619">
            <text:p>0,0070645715</text:p>
          </table:table-cell>
          <table:table-cell table:formula="of:=[.F329]" office:value-type="float" office:value="0.0147756400148679">
            <text:p>0,01477564</text:p>
          </table:table-cell>
          <table:table-cell table:formula="of:=1000*[.E330]/[.F330]" office:value-type="float" office:value="478.122875817055">
            <text:p>478,1228758171</text:p>
          </table:table-cell>
          <table:table-cell table:number-columns-repeated="7"/>
        </table:table-row>
        <table:table-row table:style-name="ro2">
          <table:table-cell table:formula="of:=[.A330]+1" office:value-type="float" office:value="329">
            <text:p>329</text:p>
          </table:table-cell>
          <table:table-cell table:formula="of:=[.B330]" office:value-type="float" office:value="0.1">
            <text:p>0,1</text:p>
          </table:table-cell>
          <table:table-cell table:formula="of:=[.C330]" office:value-type="float" office:value="27">
            <text:p>27</text:p>
          </table:table-cell>
          <table:table-cell table:formula="of:=[.A331]*[.B331]" office:value-type="float" office:value="32.9">
            <text:p>32,9</text:p>
          </table:table-cell>
          <table:table-cell table:formula="of:=EXP(-([.D331]^2/(2*[.C331]^2)))/SQRT(PI()*2*[.C331]^2)" office:value-type="float" office:value="0.00703280893329343">
            <text:p>0,0070328089</text:p>
          </table:table-cell>
          <table:table-cell table:formula="of:=[.F330]" office:value-type="float" office:value="0.0147756400148679">
            <text:p>0,01477564</text:p>
          </table:table-cell>
          <table:table-cell table:formula="of:=1000*[.E331]/[.F331]" office:value-type="float" office:value="475.973218501312">
            <text:p>475,9732185013</text:p>
          </table:table-cell>
          <table:table-cell table:number-columns-repeated="7"/>
        </table:table-row>
        <table:table-row table:style-name="ro2">
          <table:table-cell table:formula="of:=[.A331]+1" office:value-type="float" office:value="330">
            <text:p>330</text:p>
          </table:table-cell>
          <table:table-cell table:formula="of:=[.B331]" office:value-type="float" office:value="0.1">
            <text:p>0,1</text:p>
          </table:table-cell>
          <table:table-cell table:formula="of:=[.C331]" office:value-type="float" office:value="27">
            <text:p>27</text:p>
          </table:table-cell>
          <table:table-cell table:formula="of:=[.A332]*[.B332]" office:value-type="float" office:value="33">
            <text:p>33</text:p>
          </table:table-cell>
          <table:table-cell table:formula="of:=EXP(-([.D332]^2/(2*[.C332]^2)))/SQRT(PI()*2*[.C332]^2)" office:value-type="float" office:value="0.0070010931386412">
            <text:p>0,0070010931</text:p>
          </table:table-cell>
          <table:table-cell table:formula="of:=[.F331]" office:value-type="float" office:value="0.0147756400148679">
            <text:p>0,01477564</text:p>
          </table:table-cell>
          <table:table-cell table:formula="of:=1000*[.E332]/[.F332]" office:value-type="float" office:value="473.826726395364">
            <text:p>473,8267263954</text:p>
          </table:table-cell>
          <table:table-cell table:number-columns-repeated="7"/>
        </table:table-row>
        <table:table-row table:style-name="ro2">
          <table:table-cell table:formula="of:=[.A332]+1" office:value-type="float" office:value="331">
            <text:p>331</text:p>
          </table:table-cell>
          <table:table-cell table:formula="of:=[.B332]" office:value-type="float" office:value="0.1">
            <text:p>0,1</text:p>
          </table:table-cell>
          <table:table-cell table:formula="of:=[.C332]" office:value-type="float" office:value="27">
            <text:p>27</text:p>
          </table:table-cell>
          <table:table-cell table:formula="of:=[.A333]*[.B333]" office:value-type="float" office:value="33.1">
            <text:p>33,1</text:p>
          </table:table-cell>
          <table:table-cell table:formula="of:=EXP(-([.D333]^2/(2*[.C333]^2)))/SQRT(PI()*2*[.C333]^2)" office:value-type="float" office:value="0.00696942476923014">
            <text:p>0,0069694248</text:p>
          </table:table-cell>
          <table:table-cell table:formula="of:=[.F332]" office:value-type="float" office:value="0.0147756400148679">
            <text:p>0,01477564</text:p>
          </table:table-cell>
          <table:table-cell table:formula="of:=1000*[.E333]/[.F333]" office:value-type="float" office:value="471.683443980579">
            <text:p>471,6834439806</text:p>
          </table:table-cell>
          <table:table-cell table:number-columns-repeated="7"/>
        </table:table-row>
        <table:table-row table:style-name="ro2">
          <table:table-cell table:formula="of:=[.A333]+1" office:value-type="float" office:value="332">
            <text:p>332</text:p>
          </table:table-cell>
          <table:table-cell table:formula="of:=[.B333]" office:value-type="float" office:value="0.1">
            <text:p>0,1</text:p>
          </table:table-cell>
          <table:table-cell table:formula="of:=[.C333]" office:value-type="float" office:value="27">
            <text:p>27</text:p>
          </table:table-cell>
          <table:table-cell table:formula="of:=[.A334]*[.B334]" office:value-type="float" office:value="33.2">
            <text:p>33,2</text:p>
          </table:table-cell>
          <table:table-cell table:formula="of:=EXP(-([.D334]^2/(2*[.C334]^2)))/SQRT(PI()*2*[.C334]^2)" office:value-type="float" office:value="0.00693780447738526">
            <text:p>0,0069378045</text:p>
          </table:table-cell>
          <table:table-cell table:formula="of:=[.F333]" office:value-type="float" office:value="0.0147756400148679">
            <text:p>0,01477564</text:p>
          </table:table-cell>
          <table:table-cell table:formula="of:=1000*[.E334]/[.F334]" office:value-type="float" office:value="469.543415405637">
            <text:p>469,5434154056</text:p>
          </table:table-cell>
          <table:table-cell table:number-columns-repeated="7"/>
        </table:table-row>
        <table:table-row table:style-name="ro2">
          <table:table-cell table:formula="of:=[.A334]+1" office:value-type="float" office:value="333">
            <text:p>333</text:p>
          </table:table-cell>
          <table:table-cell table:formula="of:=[.B334]" office:value-type="float" office:value="0.1">
            <text:p>0,1</text:p>
          </table:table-cell>
          <table:table-cell table:formula="of:=[.C334]" office:value-type="float" office:value="27">
            <text:p>27</text:p>
          </table:table-cell>
          <table:table-cell table:formula="of:=[.A335]*[.B335]" office:value-type="float" office:value="33.3">
            <text:p>33,3</text:p>
          </table:table-cell>
          <table:table-cell table:formula="of:=EXP(-([.D335]^2/(2*[.C335]^2)))/SQRT(PI()*2*[.C335]^2)" office:value-type="float" office:value="0.00690623291050243">
            <text:p>0,0069062329</text:p>
          </table:table-cell>
          <table:table-cell table:formula="of:=[.F334]" office:value-type="float" office:value="0.0147756400148679">
            <text:p>0,01477564</text:p>
          </table:table-cell>
          <table:table-cell table:formula="of:=1000*[.E335]/[.F335]" office:value-type="float" office:value="467.406684485619">
            <text:p>467,4066844856</text:p>
          </table:table-cell>
          <table:table-cell table:number-columns-repeated="7"/>
        </table:table-row>
        <table:table-row table:style-name="ro2">
          <table:table-cell table:formula="of:=[.A335]+1" office:value-type="float" office:value="334">
            <text:p>334</text:p>
          </table:table-cell>
          <table:table-cell table:formula="of:=[.B335]" office:value-type="float" office:value="0.1">
            <text:p>0,1</text:p>
          </table:table-cell>
          <table:table-cell table:formula="of:=[.C335]" office:value-type="float" office:value="27">
            <text:p>27</text:p>
          </table:table-cell>
          <table:table-cell table:formula="of:=[.A336]*[.B336]" office:value-type="float" office:value="33.4">
            <text:p>33,4</text:p>
          </table:table-cell>
          <table:table-cell table:formula="of:=EXP(-([.D336]^2/(2*[.C336]^2)))/SQRT(PI()*2*[.C336]^2)" office:value-type="float" office:value="0.0068747107110353">
            <text:p>0,0068747107</text:p>
          </table:table-cell>
          <table:table-cell table:formula="of:=[.F335]" office:value-type="float" office:value="0.0147756400148679">
            <text:p>0,01477564</text:p>
          </table:table-cell>
          <table:table-cell table:formula="of:=1000*[.E336]/[.F336]" office:value-type="float" office:value="465.273294701121">
            <text:p>465,2732947011</text:p>
          </table:table-cell>
          <table:table-cell table:number-columns-repeated="7"/>
        </table:table-row>
        <table:table-row table:style-name="ro2">
          <table:table-cell table:formula="of:=[.A336]+1" office:value-type="float" office:value="335">
            <text:p>335</text:p>
          </table:table-cell>
          <table:table-cell table:formula="of:=[.B336]" office:value-type="float" office:value="0.1">
            <text:p>0,1</text:p>
          </table:table-cell>
          <table:table-cell table:formula="of:=[.C336]" office:value-type="float" office:value="27">
            <text:p>27</text:p>
          </table:table-cell>
          <table:table-cell table:formula="of:=[.A337]*[.B337]" office:value-type="float" office:value="33.5">
            <text:p>33,5</text:p>
          </table:table-cell>
          <table:table-cell table:formula="of:=EXP(-([.D337]^2/(2*[.C337]^2)))/SQRT(PI()*2*[.C337]^2)" office:value-type="float" office:value="0.00684323851648262">
            <text:p>0,0068432385</text:p>
          </table:table-cell>
          <table:table-cell table:formula="of:=[.F336]" office:value-type="float" office:value="0.0147756400148679">
            <text:p>0,01477564</text:p>
          </table:table-cell>
          <table:table-cell table:formula="of:=1000*[.E337]/[.F337]" office:value-type="float" office:value="463.1432891974">
            <text:p>463,1432891974</text:p>
          </table:table-cell>
          <table:table-cell table:number-columns-repeated="7"/>
        </table:table-row>
        <table:table-row table:style-name="ro2">
          <table:table-cell table:formula="of:=[.A337]+1" office:value-type="float" office:value="336">
            <text:p>336</text:p>
          </table:table-cell>
          <table:table-cell table:formula="of:=[.B337]" office:value-type="float" office:value="0.1">
            <text:p>0,1</text:p>
          </table:table-cell>
          <table:table-cell table:formula="of:=[.C337]" office:value-type="float" office:value="27">
            <text:p>27</text:p>
          </table:table-cell>
          <table:table-cell table:formula="of:=[.A338]*[.B338]" office:value-type="float" office:value="33.6">
            <text:p>33,6</text:p>
          </table:table-cell>
          <table:table-cell table:formula="of:=EXP(-([.D338]^2/(2*[.C338]^2)))/SQRT(PI()*2*[.C338]^2)" office:value-type="float" office:value="0.00681181695937598">
            <text:p>0,006811817</text:p>
          </table:table-cell>
          <table:table-cell table:formula="of:=[.F337]" office:value-type="float" office:value="0.0147756400148679">
            <text:p>0,01477564</text:p>
          </table:table-cell>
          <table:table-cell table:formula="of:=1000*[.E338]/[.F338]" office:value-type="float" office:value="461.016710783535">
            <text:p>461,0167107835</text:p>
          </table:table-cell>
          <table:table-cell table:number-columns-repeated="7"/>
        </table:table-row>
        <table:table-row table:style-name="ro2">
          <table:table-cell table:formula="of:=[.A338]+1" office:value-type="float" office:value="337">
            <text:p>337</text:p>
          </table:table-cell>
          <table:table-cell table:formula="of:=[.B338]" office:value-type="float" office:value="0.1">
            <text:p>0,1</text:p>
          </table:table-cell>
          <table:table-cell table:formula="of:=[.C338]" office:value-type="float" office:value="27">
            <text:p>27</text:p>
          </table:table-cell>
          <table:table-cell table:formula="of:=[.A339]*[.B339]" office:value-type="float" office:value="33.7">
            <text:p>33,7</text:p>
          </table:table-cell>
          <table:table-cell table:formula="of:=EXP(-([.D339]^2/(2*[.C339]^2)))/SQRT(PI()*2*[.C339]^2)" office:value-type="float" office:value="0.00678044666726788">
            <text:p>0,0067804467</text:p>
          </table:table-cell>
          <table:table-cell table:formula="of:=[.F338]" office:value-type="float" office:value="0.0147756400148679">
            <text:p>0,01477564</text:p>
          </table:table-cell>
          <table:table-cell table:formula="of:=1000*[.E339]/[.F339]" office:value-type="float" office:value="458.893601931632">
            <text:p>458,8936019316</text:p>
          </table:table-cell>
          <table:table-cell table:number-columns-repeated="7"/>
        </table:table-row>
        <table:table-row table:style-name="ro2">
          <table:table-cell table:formula="of:=[.A339]+1" office:value-type="float" office:value="338">
            <text:p>338</text:p>
          </table:table-cell>
          <table:table-cell table:formula="of:=[.B339]" office:value-type="float" office:value="0.1">
            <text:p>0,1</text:p>
          </table:table-cell>
          <table:table-cell table:formula="of:=[.C339]" office:value-type="float" office:value="27">
            <text:p>27</text:p>
          </table:table-cell>
          <table:table-cell table:formula="of:=[.A340]*[.B340]" office:value-type="float" office:value="33.8">
            <text:p>33,8</text:p>
          </table:table-cell>
          <table:table-cell table:formula="of:=EXP(-([.D340]^2/(2*[.C340]^2)))/SQRT(PI()*2*[.C340]^2)" office:value-type="float" office:value="0.00674912826272028">
            <text:p>0,0067491283</text:p>
          </table:table-cell>
          <table:table-cell table:formula="of:=[.F339]" office:value-type="float" office:value="0.0147756400148679">
            <text:p>0,01477564</text:p>
          </table:table-cell>
          <table:table-cell table:formula="of:=1000*[.E340]/[.F340]" office:value-type="float" office:value="456.774004776038">
            <text:p>456,774004776</text:p>
          </table:table-cell>
          <table:table-cell table:number-columns-repeated="7"/>
        </table:table-row>
        <table:table-row table:style-name="ro2">
          <table:table-cell table:formula="of:=[.A340]+1" office:value-type="float" office:value="339">
            <text:p>339</text:p>
          </table:table-cell>
          <table:table-cell table:formula="of:=[.B340]" office:value-type="float" office:value="0.1">
            <text:p>0,1</text:p>
          </table:table-cell>
          <table:table-cell table:formula="of:=[.C340]" office:value-type="float" office:value="27">
            <text:p>27</text:p>
          </table:table-cell>
          <table:table-cell table:formula="of:=[.A341]*[.B341]" office:value-type="float" office:value="33.9">
            <text:p>33,9</text:p>
          </table:table-cell>
          <table:table-cell table:formula="of:=EXP(-([.D341]^2/(2*[.C341]^2)))/SQRT(PI()*2*[.C341]^2)" office:value-type="float" office:value="0.00671786236329349">
            <text:p>0,0067178624</text:p>
          </table:table-cell>
          <table:table-cell table:formula="of:=[.F340]" office:value-type="float" office:value="0.0147756400148679">
            <text:p>0,01477564</text:p>
          </table:table-cell>
          <table:table-cell table:formula="of:=1000*[.E341]/[.F341]" office:value-type="float" office:value="454.657961112594">
            <text:p>454,6579611126</text:p>
          </table:table-cell>
          <table:table-cell table:number-columns-repeated="7"/>
        </table:table-row>
        <table:table-row table:style-name="ro2">
          <table:table-cell table:formula="of:=[.A341]+1" office:value-type="float" office:value="340">
            <text:p>340</text:p>
          </table:table-cell>
          <table:table-cell table:formula="of:=[.B341]" office:value-type="float" office:value="0.1">
            <text:p>0,1</text:p>
          </table:table-cell>
          <table:table-cell table:formula="of:=[.C341]" office:value-type="float" office:value="27">
            <text:p>27</text:p>
          </table:table-cell>
          <table:table-cell table:formula="of:=[.A342]*[.B342]" office:value-type="float" office:value="34">
            <text:p>34</text:p>
          </table:table-cell>
          <table:table-cell table:formula="of:=EXP(-([.D342]^2/(2*[.C342]^2)))/SQRT(PI()*2*[.C342]^2)" office:value-type="float" office:value="0.00668664958153545">
            <text:p>0,0066866496</text:p>
          </table:table-cell>
          <table:table-cell table:formula="of:=[.F341]" office:value-type="float" office:value="0.0147756400148679">
            <text:p>0,01477564</text:p>
          </table:table-cell>
          <table:table-cell table:formula="of:=1000*[.E342]/[.F342]" office:value-type="float" office:value="452.54551239791">
            <text:p>452,5455123979</text:p>
          </table:table-cell>
          <table:table-cell table:number-columns-repeated="7"/>
        </table:table-row>
        <table:table-row table:style-name="ro2">
          <table:table-cell table:formula="of:=[.A342]+1" office:value-type="float" office:value="341">
            <text:p>341</text:p>
          </table:table-cell>
          <table:table-cell table:formula="of:=[.B342]" office:value-type="float" office:value="0.1">
            <text:p>0,1</text:p>
          </table:table-cell>
          <table:table-cell table:formula="of:=[.C342]" office:value-type="float" office:value="27">
            <text:p>27</text:p>
          </table:table-cell>
          <table:table-cell table:formula="of:=[.A343]*[.B343]" office:value-type="float" office:value="34.1">
            <text:p>34,1</text:p>
          </table:table-cell>
          <table:table-cell table:formula="of:=EXP(-([.D343]^2/(2*[.C343]^2)))/SQRT(PI()*2*[.C343]^2)" office:value-type="float" office:value="0.00665549052497143">
            <text:p>0,0066554905</text:p>
          </table:table-cell>
          <table:table-cell table:formula="of:=[.F342]" office:value-type="float" office:value="0.0147756400148679">
            <text:p>0,01477564</text:p>
          </table:table-cell>
          <table:table-cell table:formula="of:=1000*[.E343]/[.F343]" office:value-type="float" office:value="450.436699748667">
            <text:p>450,4366997487</text:p>
          </table:table-cell>
          <table:table-cell table:number-columns-repeated="7"/>
        </table:table-row>
        <table:table-row table:style-name="ro2">
          <table:table-cell table:formula="of:=[.A343]+1" office:value-type="float" office:value="342">
            <text:p>342</text:p>
          </table:table-cell>
          <table:table-cell table:formula="of:=[.B343]" office:value-type="float" office:value="0.1">
            <text:p>0,1</text:p>
          </table:table-cell>
          <table:table-cell table:formula="of:=[.C343]" office:value-type="float" office:value="27">
            <text:p>27</text:p>
          </table:table-cell>
          <table:table-cell table:formula="of:=[.A344]*[.B344]" office:value-type="float" office:value="34.2">
            <text:p>34,2</text:p>
          </table:table-cell>
          <table:table-cell table:formula="of:=EXP(-([.D344]^2/(2*[.C344]^2)))/SQRT(PI()*2*[.C344]^2)" office:value-type="float" office:value="0.00662438579609409">
            <text:p>0,0066243858</text:p>
          </table:table-cell>
          <table:table-cell table:formula="of:=[.F343]" office:value-type="float" office:value="0.0147756400148679">
            <text:p>0,01477564</text:p>
          </table:table-cell>
          <table:table-cell table:formula="of:=1000*[.E344]/[.F344]" office:value-type="float" office:value="448.331563940943">
            <text:p>448,3315639409</text:p>
          </table:table-cell>
          <table:table-cell table:number-columns-repeated="7"/>
        </table:table-row>
        <table:table-row table:style-name="ro2">
          <table:table-cell table:formula="of:=[.A344]+1" office:value-type="float" office:value="343">
            <text:p>343</text:p>
          </table:table-cell>
          <table:table-cell table:formula="of:=[.B344]" office:value-type="float" office:value="0.1">
            <text:p>0,1</text:p>
          </table:table-cell>
          <table:table-cell table:formula="of:=[.C344]" office:value-type="float" office:value="27">
            <text:p>27</text:p>
          </table:table-cell>
          <table:table-cell table:formula="of:=[.A345]*[.B345]" office:value-type="float" office:value="34.3">
            <text:p>34,3</text:p>
          </table:table-cell>
          <table:table-cell table:formula="of:=EXP(-([.D345]^2/(2*[.C345]^2)))/SQRT(PI()*2*[.C345]^2)" office:value-type="float" office:value="0.00659333599235401">
            <text:p>0,006593336</text:p>
          </table:table-cell>
          <table:table-cell table:formula="of:=[.F344]" office:value-type="float" office:value="0.0147756400148679">
            <text:p>0,01477564</text:p>
          </table:table-cell>
          <table:table-cell table:formula="of:=1000*[.E345]/[.F345]" office:value-type="float" office:value="446.230145409574">
            <text:p>446,2301454096</text:p>
          </table:table-cell>
          <table:table-cell table:number-columns-repeated="7"/>
        </table:table-row>
        <table:table-row table:style-name="ro2">
          <table:table-cell table:formula="of:=[.A345]+1" office:value-type="float" office:value="344">
            <text:p>344</text:p>
          </table:table-cell>
          <table:table-cell table:formula="of:=[.B345]" office:value-type="float" office:value="0.1">
            <text:p>0,1</text:p>
          </table:table-cell>
          <table:table-cell table:formula="of:=[.C345]" office:value-type="float" office:value="27">
            <text:p>27</text:p>
          </table:table-cell>
          <table:table-cell table:formula="of:=[.A346]*[.B346]" office:value-type="float" office:value="34.4">
            <text:p>34,4</text:p>
          </table:table-cell>
          <table:table-cell table:formula="of:=EXP(-([.D346]^2/(2*[.C346]^2)))/SQRT(PI()*2*[.C346]^2)" office:value-type="float" office:value="0.00656234170615048">
            <text:p>0,0065623417</text:p>
          </table:table-cell>
          <table:table-cell table:formula="of:=[.F345]" office:value-type="float" office:value="0.0147756400148679">
            <text:p>0,01477564</text:p>
          </table:table-cell>
          <table:table-cell table:formula="of:=1000*[.E346]/[.F346]" office:value-type="float" office:value="444.13248424753">
            <text:p>444,1324842475</text:p>
          </table:table-cell>
          <table:table-cell table:number-columns-repeated="7"/>
        </table:table-row>
        <table:table-row table:style-name="ro2">
          <table:table-cell table:formula="of:=[.A346]+1" office:value-type="float" office:value="345">
            <text:p>345</text:p>
          </table:table-cell>
          <table:table-cell table:formula="of:=[.B346]" office:value-type="float" office:value="0.1">
            <text:p>0,1</text:p>
          </table:table-cell>
          <table:table-cell table:formula="of:=[.C346]" office:value-type="float" office:value="27">
            <text:p>27</text:p>
          </table:table-cell>
          <table:table-cell table:formula="of:=[.A347]*[.B347]" office:value-type="float" office:value="34.5">
            <text:p>34,5</text:p>
          </table:table-cell>
          <table:table-cell table:formula="of:=EXP(-([.D347]^2/(2*[.C347]^2)))/SQRT(PI()*2*[.C347]^2)" office:value-type="float" office:value="0.00653140352482276">
            <text:p>0,0065314035</text:p>
          </table:table-cell>
          <table:table-cell table:formula="of:=[.F346]" office:value-type="float" office:value="0.0147756400148679">
            <text:p>0,01477564</text:p>
          </table:table-cell>
          <table:table-cell table:formula="of:=1000*[.E347]/[.F347]" office:value-type="float" office:value="442.038620205324">
            <text:p>442,0386202053</text:p>
          </table:table-cell>
          <table:table-cell table:number-columns-repeated="7"/>
        </table:table-row>
        <table:table-row table:style-name="ro2">
          <table:table-cell table:formula="of:=[.A347]+1" office:value-type="float" office:value="346">
            <text:p>346</text:p>
          </table:table-cell>
          <table:table-cell table:formula="of:=[.B347]" office:value-type="float" office:value="0.1">
            <text:p>0,1</text:p>
          </table:table-cell>
          <table:table-cell table:formula="of:=[.C347]" office:value-type="float" office:value="27">
            <text:p>27</text:p>
          </table:table-cell>
          <table:table-cell table:formula="of:=[.A348]*[.B348]" office:value-type="float" office:value="34.6">
            <text:p>34,6</text:p>
          </table:table-cell>
          <table:table-cell table:formula="of:=EXP(-([.D348]^2/(2*[.C348]^2)))/SQRT(PI()*2*[.C348]^2)" office:value-type="float" office:value="0.00650052203064177">
            <text:p>0,006500522</text:p>
          </table:table-cell>
          <table:table-cell table:formula="of:=[.F347]" office:value-type="float" office:value="0.0147756400148679">
            <text:p>0,01477564</text:p>
          </table:table-cell>
          <table:table-cell table:formula="of:=1000*[.E348]/[.F348]" office:value-type="float" office:value="439.948592690446">
            <text:p>439,9485926904</text:p>
          </table:table-cell>
          <table:table-cell table:number-columns-repeated="7"/>
        </table:table-row>
        <table:table-row table:style-name="ro2">
          <table:table-cell table:formula="of:=[.A348]+1" office:value-type="float" office:value="347">
            <text:p>347</text:p>
          </table:table-cell>
          <table:table-cell table:formula="of:=[.B348]" office:value-type="float" office:value="0.1">
            <text:p>0,1</text:p>
          </table:table-cell>
          <table:table-cell table:formula="of:=[.C348]" office:value-type="float" office:value="27">
            <text:p>27</text:p>
          </table:table-cell>
          <table:table-cell table:formula="of:=[.A349]*[.B349]" office:value-type="float" office:value="34.7">
            <text:p>34,7</text:p>
          </table:table-cell>
          <table:table-cell table:formula="of:=EXP(-([.D349]^2/(2*[.C349]^2)))/SQRT(PI()*2*[.C349]^2)" office:value-type="float" office:value="0.00646969780080204">
            <text:p>0,0064696978</text:p>
          </table:table-cell>
          <table:table-cell table:formula="of:=[.F348]" office:value-type="float" office:value="0.0147756400148679">
            <text:p>0,01477564</text:p>
          </table:table-cell>
          <table:table-cell table:formula="of:=1000*[.E349]/[.F349]" office:value-type="float" office:value="437.862440766827">
            <text:p>437,8624407668</text:p>
          </table:table-cell>
          <table:table-cell table:number-columns-repeated="7"/>
        </table:table-row>
        <table:table-row table:style-name="ro2">
          <table:table-cell table:formula="of:=[.A349]+1" office:value-type="float" office:value="348">
            <text:p>348</text:p>
          </table:table-cell>
          <table:table-cell table:formula="of:=[.B349]" office:value-type="float" office:value="0.1">
            <text:p>0,1</text:p>
          </table:table-cell>
          <table:table-cell table:formula="of:=[.C349]" office:value-type="float" office:value="27">
            <text:p>27</text:p>
          </table:table-cell>
          <table:table-cell table:formula="of:=[.A350]*[.B350]" office:value-type="float" office:value="34.8">
            <text:p>34,8</text:p>
          </table:table-cell>
          <table:table-cell table:formula="of:=EXP(-([.D350]^2/(2*[.C350]^2)))/SQRT(PI()*2*[.C350]^2)" office:value-type="float" office:value="0.00643893140741416">
            <text:p>0,0064389314</text:p>
          </table:table-cell>
          <table:table-cell table:formula="of:=[.F349]" office:value-type="float" office:value="0.0147756400148679">
            <text:p>0,01477564</text:p>
          </table:table-cell>
          <table:table-cell table:formula="of:=1000*[.E350]/[.F350]" office:value-type="float" office:value="435.780203154316">
            <text:p>435,7802031543</text:p>
          </table:table-cell>
          <table:table-cell table:number-columns-repeated="7"/>
        </table:table-row>
        <table:table-row table:style-name="ro2">
          <table:table-cell table:formula="of:=[.A350]+1" office:value-type="float" office:value="349">
            <text:p>349</text:p>
          </table:table-cell>
          <table:table-cell table:formula="of:=[.B350]" office:value-type="float" office:value="0.1">
            <text:p>0,1</text:p>
          </table:table-cell>
          <table:table-cell table:formula="of:=[.C350]" office:value-type="float" office:value="27">
            <text:p>27</text:p>
          </table:table-cell>
          <table:table-cell table:formula="of:=[.A351]*[.B351]" office:value-type="float" office:value="34.9">
            <text:p>34,9</text:p>
          </table:table-cell>
          <table:table-cell table:formula="of:=EXP(-([.D351]^2/(2*[.C351]^2)))/SQRT(PI()*2*[.C351]^2)" office:value-type="float" office:value="0.00640822341749756">
            <text:p>0,0064082234</text:p>
          </table:table-cell>
          <table:table-cell table:formula="of:=[.F350]" office:value-type="float" office:value="0.0147756400148679">
            <text:p>0,01477564</text:p>
          </table:table-cell>
          <table:table-cell table:formula="of:=1000*[.E351]/[.F351]" office:value-type="float" office:value="433.701918228201">
            <text:p>433,7019182282</text:p>
          </table:table-cell>
          <table:table-cell table:number-columns-repeated="7"/>
        </table:table-row>
        <table:table-row table:style-name="ro2">
          <table:table-cell table:formula="of:=[.A351]+1" office:value-type="float" office:value="350">
            <text:p>350</text:p>
          </table:table-cell>
          <table:table-cell table:formula="of:=[.B351]" office:value-type="float" office:value="0.1">
            <text:p>0,1</text:p>
          </table:table-cell>
          <table:table-cell table:formula="of:=[.C351]" office:value-type="float" office:value="27">
            <text:p>27</text:p>
          </table:table-cell>
          <table:table-cell table:formula="of:=[.A352]*[.B352]" office:value-type="float" office:value="35">
            <text:p>35</text:p>
          </table:table-cell>
          <table:table-cell table:formula="of:=EXP(-([.D352]^2/(2*[.C352]^2)))/SQRT(PI()*2*[.C352]^2)" office:value-type="float" office:value="0.00637757439297368">
            <text:p>0,0063775744</text:p>
          </table:table-cell>
          <table:table-cell table:formula="of:=[.F351]" office:value-type="float" office:value="0.0147756400148679">
            <text:p>0,01477564</text:p>
          </table:table-cell>
          <table:table-cell table:formula="of:=1000*[.E352]/[.F352]" office:value-type="float" office:value="431.627624018743">
            <text:p>431,6276240187</text:p>
          </table:table-cell>
          <table:table-cell table:number-columns-repeated="7"/>
        </table:table-row>
        <table:table-row table:style-name="ro2">
          <table:table-cell table:formula="of:=[.A352]+1" office:value-type="float" office:value="351">
            <text:p>351</text:p>
          </table:table-cell>
          <table:table-cell table:formula="of:=[.B352]" office:value-type="float" office:value="0.1">
            <text:p>0,1</text:p>
          </table:table-cell>
          <table:table-cell table:formula="of:=[.C352]" office:value-type="float" office:value="27">
            <text:p>27</text:p>
          </table:table-cell>
          <table:table-cell table:formula="of:=[.A353]*[.B353]" office:value-type="float" office:value="35.1">
            <text:p>35,1</text:p>
          </table:table-cell>
          <table:table-cell table:formula="of:=EXP(-([.D353]^2/(2*[.C353]^2)))/SQRT(PI()*2*[.C353]^2)" office:value-type="float" office:value="0.00634698489065953">
            <text:p>0,0063469849</text:p>
          </table:table-cell>
          <table:table-cell table:formula="of:=[.F352]" office:value-type="float" office:value="0.0147756400148679">
            <text:p>0,01477564</text:p>
          </table:table-cell>
          <table:table-cell table:formula="of:=1000*[.E353]/[.F353]" office:value-type="float" office:value="429.557358210739">
            <text:p>429,5573582107</text:p>
          </table:table-cell>
          <table:table-cell table:number-columns-repeated="7"/>
        </table:table-row>
        <table:table-row table:style-name="ro2">
          <table:table-cell table:formula="of:=[.A353]+1" office:value-type="float" office:value="352">
            <text:p>352</text:p>
          </table:table-cell>
          <table:table-cell table:formula="of:=[.B353]" office:value-type="float" office:value="0.1">
            <text:p>0,1</text:p>
          </table:table-cell>
          <table:table-cell table:formula="of:=[.C353]" office:value-type="float" office:value="27">
            <text:p>27</text:p>
          </table:table-cell>
          <table:table-cell table:formula="of:=[.A354]*[.B354]" office:value-type="float" office:value="35.2">
            <text:p>35,2</text:p>
          </table:table-cell>
          <table:table-cell table:formula="of:=EXP(-([.D354]^2/(2*[.C354]^2)))/SQRT(PI()*2*[.C354]^2)" office:value-type="float" office:value="0.00631645546226161">
            <text:p>0,0063164555</text:p>
          </table:table-cell>
          <table:table-cell table:formula="of:=[.F353]" office:value-type="float" office:value="0.0147756400148679">
            <text:p>0,01477564</text:p>
          </table:table-cell>
          <table:table-cell table:formula="of:=1000*[.E354]/[.F354]" office:value-type="float" office:value="427.491158143114">
            <text:p>427,4911581431</text:p>
          </table:table-cell>
          <table:table-cell table:number-columns-repeated="7"/>
        </table:table-row>
        <table:table-row table:style-name="ro2">
          <table:table-cell table:formula="of:=[.A354]+1" office:value-type="float" office:value="353">
            <text:p>353</text:p>
          </table:table-cell>
          <table:table-cell table:formula="of:=[.B354]" office:value-type="float" office:value="0.1">
            <text:p>0,1</text:p>
          </table:table-cell>
          <table:table-cell table:formula="of:=[.C354]" office:value-type="float" office:value="27">
            <text:p>27</text:p>
          </table:table-cell>
          <table:table-cell table:formula="of:=[.A355]*[.B355]" office:value-type="float" office:value="35.3">
            <text:p>35,3</text:p>
          </table:table-cell>
          <table:table-cell table:formula="of:=EXP(-([.D355]^2/(2*[.C355]^2)))/SQRT(PI()*2*[.C355]^2)" office:value-type="float" office:value="0.00628598665437025">
            <text:p>0,0062859867</text:p>
          </table:table-cell>
          <table:table-cell table:formula="of:=[.F354]" office:value-type="float" office:value="0.0147756400148679">
            <text:p>0,01477564</text:p>
          </table:table-cell>
          <table:table-cell table:formula="of:=1000*[.E355]/[.F355]" office:value-type="float" office:value="425.429060808535">
            <text:p>425,4290608085</text:p>
          </table:table-cell>
          <table:table-cell table:number-columns-repeated="7"/>
        </table:table-row>
        <table:table-row table:style-name="ro2">
          <table:table-cell table:formula="of:=[.A355]+1" office:value-type="float" office:value="354">
            <text:p>354</text:p>
          </table:table-cell>
          <table:table-cell table:formula="of:=[.B355]" office:value-type="float" office:value="0.1">
            <text:p>0,1</text:p>
          </table:table-cell>
          <table:table-cell table:formula="of:=[.C355]" office:value-type="float" office:value="27">
            <text:p>27</text:p>
          </table:table-cell>
          <table:table-cell table:formula="of:=[.A356]*[.B356]" office:value-type="float" office:value="35.4">
            <text:p>35,4</text:p>
          </table:table-cell>
          <table:table-cell table:formula="of:=EXP(-([.D356]^2/(2*[.C356]^2)))/SQRT(PI()*2*[.C356]^2)" office:value-type="float" office:value="0.00625557900845426">
            <text:p>0,006255579</text:p>
          </table:table-cell>
          <table:table-cell table:formula="of:=[.F355]" office:value-type="float" office:value="0.0147756400148679">
            <text:p>0,01477564</text:p>
          </table:table-cell>
          <table:table-cell table:formula="of:=1000*[.E356]/[.F356]" office:value-type="float" office:value="423.37110285305">
            <text:p>423,3711028531</text:p>
          </table:table-cell>
          <table:table-cell table:number-columns-repeated="7"/>
        </table:table-row>
        <table:table-row table:style-name="ro2">
          <table:table-cell table:formula="of:=[.A356]+1" office:value-type="float" office:value="355">
            <text:p>355</text:p>
          </table:table-cell>
          <table:table-cell table:formula="of:=[.B356]" office:value-type="float" office:value="0.1">
            <text:p>0,1</text:p>
          </table:table-cell>
          <table:table-cell table:formula="of:=[.C356]" office:value-type="float" office:value="27">
            <text:p>27</text:p>
          </table:table-cell>
          <table:table-cell table:formula="of:=[.A357]*[.B357]" office:value-type="float" office:value="35.5">
            <text:p>35,5</text:p>
          </table:table-cell>
          <table:table-cell table:formula="of:=EXP(-([.D357]^2/(2*[.C357]^2)))/SQRT(PI()*2*[.C357]^2)" office:value-type="float" office:value="0.00622523306085604">
            <text:p>0,0062252331</text:p>
          </table:table-cell>
          <table:table-cell table:formula="of:=[.F356]" office:value-type="float" office:value="0.0147756400148679">
            <text:p>0,01477564</text:p>
          </table:table-cell>
          <table:table-cell table:formula="of:=1000*[.E357]/[.F357]" office:value-type="float" office:value="421.317320575755">
            <text:p>421,3173205758</text:p>
          </table:table-cell>
          <table:table-cell table:number-columns-repeated="7"/>
        </table:table-row>
        <table:table-row table:style-name="ro2">
          <table:table-cell table:formula="of:=[.A357]+1" office:value-type="float" office:value="356">
            <text:p>356</text:p>
          </table:table-cell>
          <table:table-cell table:formula="of:=[.B357]" office:value-type="float" office:value="0.1">
            <text:p>0,1</text:p>
          </table:table-cell>
          <table:table-cell table:formula="of:=[.C357]" office:value-type="float" office:value="27">
            <text:p>27</text:p>
          </table:table-cell>
          <table:table-cell table:formula="of:=[.A358]*[.B358]" office:value-type="float" office:value="35.6">
            <text:p>35,6</text:p>
          </table:table-cell>
          <table:table-cell table:formula="of:=EXP(-([.D358]^2/(2*[.C358]^2)))/SQRT(PI()*2*[.C358]^2)" office:value-type="float" office:value="0.006194949342787">
            <text:p>0,0061949493</text:p>
          </table:table-cell>
          <table:table-cell table:formula="of:=[.F357]" office:value-type="float" office:value="0.0147756400148679">
            <text:p>0,01477564</text:p>
          </table:table-cell>
          <table:table-cell table:formula="of:=1000*[.E358]/[.F358]" office:value-type="float" office:value="419.267749928489">
            <text:p>419,2677499285</text:p>
          </table:table-cell>
          <table:table-cell table:number-columns-repeated="7"/>
        </table:table-row>
        <table:table-row table:style-name="ro2">
          <table:table-cell table:formula="of:=[.A358]+1" office:value-type="float" office:value="357">
            <text:p>357</text:p>
          </table:table-cell>
          <table:table-cell table:formula="of:=[.B358]" office:value-type="float" office:value="0.1">
            <text:p>0,1</text:p>
          </table:table-cell>
          <table:table-cell table:formula="of:=[.C358]" office:value-type="float" office:value="27">
            <text:p>27</text:p>
          </table:table-cell>
          <table:table-cell table:formula="of:=[.A359]*[.B359]" office:value-type="float" office:value="35.7">
            <text:p>35,7</text:p>
          </table:table-cell>
          <table:table-cell table:formula="of:=EXP(-([.D359]^2/(2*[.C359]^2)))/SQRT(PI()*2*[.C359]^2)" office:value-type="float" office:value="0.00616472838032335">
            <text:p>0,0061647284</text:p>
          </table:table-cell>
          <table:table-cell table:formula="of:=[.F358]" office:value-type="float" office:value="0.0147756400148679">
            <text:p>0,01477564</text:p>
          </table:table-cell>
          <table:table-cell table:formula="of:=1000*[.E359]/[.F359]" office:value-type="float" office:value="417.222426515545">
            <text:p>417,2224265155</text:p>
          </table:table-cell>
          <table:table-cell table:number-columns-repeated="7"/>
        </table:table-row>
        <table:table-row table:style-name="ro2">
          <table:table-cell table:formula="of:=[.A359]+1" office:value-type="float" office:value="358">
            <text:p>358</text:p>
          </table:table-cell>
          <table:table-cell table:formula="of:=[.B359]" office:value-type="float" office:value="0.1">
            <text:p>0,1</text:p>
          </table:table-cell>
          <table:table-cell table:formula="of:=[.C359]" office:value-type="float" office:value="27">
            <text:p>27</text:p>
          </table:table-cell>
          <table:table-cell table:formula="of:=[.A360]*[.B360]" office:value-type="float" office:value="35.8">
            <text:p>35,8</text:p>
          </table:table-cell>
          <table:table-cell table:formula="of:=EXP(-([.D360]^2/(2*[.C360]^2)))/SQRT(PI()*2*[.C360]^2)" office:value-type="float" office:value="0.00613457069440235">
            <text:p>0,0061345707</text:p>
          </table:table-cell>
          <table:table-cell table:formula="of:=[.F359]" office:value-type="float" office:value="0.0147756400148679">
            <text:p>0,01477564</text:p>
          </table:table-cell>
          <table:table-cell table:formula="of:=1000*[.E360]/[.F360]" office:value-type="float" office:value="415.181385593415">
            <text:p>415,1813855934</text:p>
          </table:table-cell>
          <table:table-cell table:number-columns-repeated="7"/>
        </table:table-row>
        <table:table-row table:style-name="ro2">
          <table:table-cell table:formula="of:=[.A360]+1" office:value-type="float" office:value="359">
            <text:p>359</text:p>
          </table:table-cell>
          <table:table-cell table:formula="of:=[.B360]" office:value-type="float" office:value="0.1">
            <text:p>0,1</text:p>
          </table:table-cell>
          <table:table-cell table:formula="of:=[.C360]" office:value-type="float" office:value="27">
            <text:p>27</text:p>
          </table:table-cell>
          <table:table-cell table:formula="of:=[.A361]*[.B361]" office:value-type="float" office:value="35.9">
            <text:p>35,9</text:p>
          </table:table-cell>
          <table:table-cell table:formula="of:=EXP(-([.D361]^2/(2*[.C361]^2)))/SQRT(PI()*2*[.C361]^2)" office:value-type="float" office:value="0.0061044768008188">
            <text:p>0,0061044768</text:p>
          </table:table-cell>
          <table:table-cell table:formula="of:=[.F360]" office:value-type="float" office:value="0.0147756400148679">
            <text:p>0,01477564</text:p>
          </table:table-cell>
          <table:table-cell table:formula="of:=1000*[.E361]/[.F361]" office:value-type="float" office:value="413.144662070557">
            <text:p>413,1446620706</text:p>
          </table:table-cell>
          <table:table-cell table:number-columns-repeated="7"/>
        </table:table-row>
        <table:table-row table:style-name="ro2">
          <table:table-cell table:formula="of:=[.A361]+1" office:value-type="float" office:value="360">
            <text:p>360</text:p>
          </table:table-cell>
          <table:table-cell table:formula="of:=[.B361]" office:value-type="float" office:value="0.1">
            <text:p>0,1</text:p>
          </table:table-cell>
          <table:table-cell table:formula="of:=[.C361]" office:value-type="float" office:value="27">
            <text:p>27</text:p>
          </table:table-cell>
          <table:table-cell table:formula="of:=[.A362]*[.B362]" office:value-type="float" office:value="36">
            <text:p>36</text:p>
          </table:table-cell>
          <table:table-cell table:formula="of:=EXP(-([.D362]^2/(2*[.C362]^2)))/SQRT(PI()*2*[.C362]^2)" office:value-type="float" office:value="0.00607444721022199">
            <text:p>0,0060744472</text:p>
          </table:table-cell>
          <table:table-cell table:formula="of:=[.F361]" office:value-type="float" office:value="0.0147756400148679">
            <text:p>0,01477564</text:p>
          </table:table-cell>
          <table:table-cell table:formula="of:=1000*[.E362]/[.F362]" office:value-type="float" office:value="411.112290507187">
            <text:p>411,1122905072</text:p>
          </table:table-cell>
          <table:table-cell table:number-columns-repeated="7"/>
        </table:table-row>
        <table:table-row table:style-name="ro2">
          <table:table-cell table:formula="of:=[.A362]+1" office:value-type="float" office:value="361">
            <text:p>361</text:p>
          </table:table-cell>
          <table:table-cell table:formula="of:=[.B362]" office:value-type="float" office:value="0.1">
            <text:p>0,1</text:p>
          </table:table-cell>
          <table:table-cell table:formula="of:=[.C362]" office:value-type="float" office:value="27">
            <text:p>27</text:p>
          </table:table-cell>
          <table:table-cell table:formula="of:=[.A363]*[.B363]" office:value-type="float" office:value="36.1">
            <text:p>36,1</text:p>
          </table:table-cell>
          <table:table-cell table:formula="of:=EXP(-([.D363]^2/(2*[.C363]^2)))/SQRT(PI()*2*[.C363]^2)" office:value-type="float" office:value="0.006044482428113">
            <text:p>0,0060444824</text:p>
          </table:table-cell>
          <table:table-cell table:formula="of:=[.F362]" office:value-type="float" office:value="0.0147756400148679">
            <text:p>0,01477564</text:p>
          </table:table-cell>
          <table:table-cell table:formula="of:=1000*[.E363]/[.F363]" office:value-type="float" office:value="409.084305115094">
            <text:p>409,0843051151</text:p>
          </table:table-cell>
          <table:table-cell table:number-columns-repeated="7"/>
        </table:table-row>
        <table:table-row table:style-name="ro2">
          <table:table-cell table:formula="of:=[.A363]+1" office:value-type="float" office:value="362">
            <text:p>362</text:p>
          </table:table-cell>
          <table:table-cell table:formula="of:=[.B363]" office:value-type="float" office:value="0.1">
            <text:p>0,1</text:p>
          </table:table-cell>
          <table:table-cell table:formula="of:=[.C363]" office:value-type="float" office:value="27">
            <text:p>27</text:p>
          </table:table-cell>
          <table:table-cell table:formula="of:=[.A364]*[.B364]" office:value-type="float" office:value="36.2">
            <text:p>36,2</text:p>
          </table:table-cell>
          <table:table-cell table:formula="of:=EXP(-([.D364]^2/(2*[.C364]^2)))/SQRT(PI()*2*[.C364]^2)" office:value-type="float" office:value="0.00601458295484236">
            <text:p>0,006014583</text:p>
          </table:table-cell>
          <table:table-cell table:formula="of:=[.F363]" office:value-type="float" office:value="0.0147756400148679">
            <text:p>0,01477564</text:p>
          </table:table-cell>
          <table:table-cell table:formula="of:=1000*[.E364]/[.F364]" office:value-type="float" office:value="407.060739757482">
            <text:p>407,0607397575</text:p>
          </table:table-cell>
          <table:table-cell table:number-columns-repeated="7"/>
        </table:table-row>
        <table:table-row table:style-name="ro2">
          <table:table-cell table:formula="of:=[.A364]+1" office:value-type="float" office:value="363">
            <text:p>363</text:p>
          </table:table-cell>
          <table:table-cell table:formula="of:=[.B364]" office:value-type="float" office:value="0.1">
            <text:p>0,1</text:p>
          </table:table-cell>
          <table:table-cell table:formula="of:=[.C364]" office:value-type="float" office:value="27">
            <text:p>27</text:p>
          </table:table-cell>
          <table:table-cell table:formula="of:=[.A365]*[.B365]" office:value-type="float" office:value="36.3">
            <text:p>36,3</text:p>
          </table:table-cell>
          <table:table-cell table:formula="of:=EXP(-([.D365]^2/(2*[.C365]^2)))/SQRT(PI()*2*[.C365]^2)" office:value-type="float" office:value="0.00598474928560805">
            <text:p>0,0059847493</text:p>
          </table:table-cell>
          <table:table-cell table:formula="of:=[.F364]" office:value-type="float" office:value="0.0147756400148679">
            <text:p>0,01477564</text:p>
          </table:table-cell>
          <table:table-cell table:formula="of:=1000*[.E365]/[.F365]" office:value-type="float" office:value="405.041627948836">
            <text:p>405,0416279488</text:p>
          </table:table-cell>
          <table:table-cell table:number-columns-repeated="7"/>
        </table:table-row>
        <table:table-row table:style-name="ro2">
          <table:table-cell table:formula="of:=[.A365]+1" office:value-type="float" office:value="364">
            <text:p>364</text:p>
          </table:table-cell>
          <table:table-cell table:formula="of:=[.B365]" office:value-type="float" office:value="0.1">
            <text:p>0,1</text:p>
          </table:table-cell>
          <table:table-cell table:formula="of:=[.C365]" office:value-type="float" office:value="27">
            <text:p>27</text:p>
          </table:table-cell>
          <table:table-cell table:formula="of:=[.A366]*[.B366]" office:value-type="float" office:value="36.4">
            <text:p>36,4</text:p>
          </table:table-cell>
          <table:table-cell table:formula="of:=EXP(-([.D366]^2/(2*[.C366]^2)))/SQRT(PI()*2*[.C366]^2)" office:value-type="float" office:value="0.00595498191045389">
            <text:p>0,0059549819</text:p>
          </table:table-cell>
          <table:table-cell table:formula="of:=[.F365]" office:value-type="float" office:value="0.0147756400148679">
            <text:p>0,01477564</text:p>
          </table:table-cell>
          <table:table-cell table:formula="of:=1000*[.E366]/[.F366]" office:value-type="float" office:value="403.027002854816">
            <text:p>403,0270028548</text:p>
          </table:table-cell>
          <table:table-cell table:number-columns-repeated="7"/>
        </table:table-row>
        <table:table-row table:style-name="ro2">
          <table:table-cell table:formula="of:=[.A366]+1" office:value-type="float" office:value="365">
            <text:p>365</text:p>
          </table:table-cell>
          <table:table-cell table:formula="of:=[.B366]" office:value-type="float" office:value="0.1">
            <text:p>0,1</text:p>
          </table:table-cell>
          <table:table-cell table:formula="of:=[.C366]" office:value-type="float" office:value="27">
            <text:p>27</text:p>
          </table:table-cell>
          <table:table-cell table:formula="of:=[.A367]*[.B367]" office:value-type="float" office:value="36.5">
            <text:p>36,5</text:p>
          </table:table-cell>
          <table:table-cell table:formula="of:=EXP(-([.D367]^2/(2*[.C367]^2)))/SQRT(PI()*2*[.C367]^2)" office:value-type="float" office:value="0.0059252813142683">
            <text:p>0,0059252813</text:p>
          </table:table-cell>
          <table:table-cell table:formula="of:=[.F366]" office:value-type="float" office:value="0.0147756400148679">
            <text:p>0,01477564</text:p>
          </table:table-cell>
          <table:table-cell table:formula="of:=1000*[.E367]/[.F367]" office:value-type="float" office:value="401.016897292167">
            <text:p>401,0168972922</text:p>
          </table:table-cell>
          <table:table-cell table:number-columns-repeated="7"/>
        </table:table-row>
        <table:table-row table:style-name="ro2">
          <table:table-cell table:formula="of:=[.A367]+1" office:value-type="float" office:value="366">
            <text:p>366</text:p>
          </table:table-cell>
          <table:table-cell table:formula="of:=[.B367]" office:value-type="float" office:value="0.1">
            <text:p>0,1</text:p>
          </table:table-cell>
          <table:table-cell table:formula="of:=[.C367]" office:value-type="float" office:value="27">
            <text:p>27</text:p>
          </table:table-cell>
          <table:table-cell table:formula="of:=[.A368]*[.B368]" office:value-type="float" office:value="36.6">
            <text:p>36,6</text:p>
          </table:table-cell>
          <table:table-cell table:formula="of:=EXP(-([.D368]^2/(2*[.C368]^2)))/SQRT(PI()*2*[.C368]^2)" office:value-type="float" office:value="0.00589564797678339">
            <text:p>0,005895648</text:p>
          </table:table-cell>
          <table:table-cell table:formula="of:=[.F367]" office:value-type="float" office:value="0.0147756400148679">
            <text:p>0,01477564</text:p>
          </table:table-cell>
          <table:table-cell table:formula="of:=1000*[.E368]/[.F368]" office:value-type="float" office:value="399.01134372866">
            <text:p>399,0113437287</text:p>
          </table:table-cell>
          <table:table-cell table:number-columns-repeated="7"/>
        </table:table-row>
        <table:table-row table:style-name="ro2">
          <table:table-cell table:formula="of:=[.A368]+1" office:value-type="float" office:value="367">
            <text:p>367</text:p>
          </table:table-cell>
          <table:table-cell table:formula="of:=[.B368]" office:value-type="float" office:value="0.1">
            <text:p>0,1</text:p>
          </table:table-cell>
          <table:table-cell table:formula="of:=[.C368]" office:value-type="float" office:value="27">
            <text:p>27</text:p>
          </table:table-cell>
          <table:table-cell table:formula="of:=[.A369]*[.B369]" office:value-type="float" office:value="36.7">
            <text:p>36,7</text:p>
          </table:table-cell>
          <table:table-cell table:formula="of:=EXP(-([.D369]^2/(2*[.C369]^2)))/SQRT(PI()*2*[.C369]^2)" office:value-type="float" office:value="0.00586608237257441">
            <text:p>0,0058660824</text:p>
          </table:table-cell>
          <table:table-cell table:formula="of:=[.F368]" office:value-type="float" office:value="0.0147756400148679">
            <text:p>0,01477564</text:p>
          </table:table-cell>
          <table:table-cell table:formula="of:=1000*[.E369]/[.F369]" office:value-type="float" office:value="397.010374283057">
            <text:p>397,0103742831</text:p>
          </table:table-cell>
          <table:table-cell table:number-columns-repeated="7"/>
        </table:table-row>
        <table:table-row table:style-name="ro2">
          <table:table-cell table:formula="of:=[.A369]+1" office:value-type="float" office:value="368">
            <text:p>368</text:p>
          </table:table-cell>
          <table:table-cell table:formula="of:=[.B369]" office:value-type="float" office:value="0.1">
            <text:p>0,1</text:p>
          </table:table-cell>
          <table:table-cell table:formula="of:=[.C369]" office:value-type="float" office:value="27">
            <text:p>27</text:p>
          </table:table-cell>
          <table:table-cell table:formula="of:=[.A370]*[.B370]" office:value-type="float" office:value="36.8">
            <text:p>36,8</text:p>
          </table:table-cell>
          <table:table-cell table:formula="of:=EXP(-([.D370]^2/(2*[.C370]^2)))/SQRT(PI()*2*[.C370]^2)" office:value-type="float" office:value="0.0058365849710596">
            <text:p>0,005836585</text:p>
          </table:table-cell>
          <table:table-cell table:formula="of:=[.F369]" office:value-type="float" office:value="0.0147756400148679">
            <text:p>0,01477564</text:p>
          </table:table-cell>
          <table:table-cell table:formula="of:=1000*[.E370]/[.F370]" office:value-type="float" office:value="395.014020725098">
            <text:p>395,0140207251</text:p>
          </table:table-cell>
          <table:table-cell table:number-columns-repeated="7"/>
        </table:table-row>
        <table:table-row table:style-name="ro2">
          <table:table-cell table:formula="of:=[.A370]+1" office:value-type="float" office:value="369">
            <text:p>369</text:p>
          </table:table-cell>
          <table:table-cell table:formula="of:=[.B370]" office:value-type="float" office:value="0.1">
            <text:p>0,1</text:p>
          </table:table-cell>
          <table:table-cell table:formula="of:=[.C370]" office:value-type="float" office:value="27">
            <text:p>27</text:p>
          </table:table-cell>
          <table:table-cell table:formula="of:=[.A371]*[.B371]" office:value-type="float" office:value="36.9">
            <text:p>36,9</text:p>
          </table:table-cell>
          <table:table-cell table:formula="of:=EXP(-([.D371]^2/(2*[.C371]^2)))/SQRT(PI()*2*[.C371]^2)" office:value-type="float" office:value="0.00580715623650032">
            <text:p>0,0058071562</text:p>
          </table:table-cell>
          <table:table-cell table:formula="of:=[.F370]" office:value-type="float" office:value="0.0147756400148679">
            <text:p>0,01477564</text:p>
          </table:table-cell>
          <table:table-cell table:formula="of:=1000*[.E371]/[.F371]" office:value-type="float" office:value="393.022314475509">
            <text:p>393,0223144755</text:p>
          </table:table-cell>
          <table:table-cell table:number-columns-repeated="7"/>
        </table:table-row>
        <table:table-row table:style-name="ro2">
          <table:table-cell table:formula="of:=[.A371]+1" office:value-type="float" office:value="370">
            <text:p>370</text:p>
          </table:table-cell>
          <table:table-cell table:formula="of:=[.B371]" office:value-type="float" office:value="0.1">
            <text:p>0,1</text:p>
          </table:table-cell>
          <table:table-cell table:formula="of:=[.C371]" office:value-type="float" office:value="27">
            <text:p>27</text:p>
          </table:table-cell>
          <table:table-cell table:formula="of:=[.A372]*[.B372]" office:value-type="float" office:value="37">
            <text:p>37</text:p>
          </table:table-cell>
          <table:table-cell table:formula="of:=EXP(-([.D372]^2/(2*[.C372]^2)))/SQRT(PI()*2*[.C372]^2)" office:value-type="float" office:value="0.00577779662800159">
            <text:p>0,0057777966</text:p>
          </table:table-cell>
          <table:table-cell table:formula="of:=[.F371]" office:value-type="float" office:value="0.0147756400148679">
            <text:p>0,01477564</text:p>
          </table:table-cell>
          <table:table-cell table:formula="of:=1000*[.E372]/[.F372]" office:value-type="float" office:value="391.035286606044">
            <text:p>391,035286606</text:p>
          </table:table-cell>
          <table:table-cell table:number-columns-repeated="7"/>
        </table:table-row>
        <table:table-row table:style-name="ro2">
          <table:table-cell table:formula="of:=[.A372]+1" office:value-type="float" office:value="371">
            <text:p>371</text:p>
          </table:table-cell>
          <table:table-cell table:formula="of:=[.B372]" office:value-type="float" office:value="0.1">
            <text:p>0,1</text:p>
          </table:table-cell>
          <table:table-cell table:formula="of:=[.C372]" office:value-type="float" office:value="27">
            <text:p>27</text:p>
          </table:table-cell>
          <table:table-cell table:formula="of:=[.A373]*[.B373]" office:value-type="float" office:value="37.1">
            <text:p>37,1</text:p>
          </table:table-cell>
          <table:table-cell table:formula="of:=EXP(-([.D373]^2/(2*[.C373]^2)))/SQRT(PI()*2*[.C373]^2)" office:value-type="float" office:value="0.00574850659951297">
            <text:p>0,0057485066</text:p>
          </table:table-cell>
          <table:table-cell table:formula="of:=[.F372]" office:value-type="float" office:value="0.0147756400148679">
            <text:p>0,01477564</text:p>
          </table:table-cell>
          <table:table-cell table:formula="of:=1000*[.E373]/[.F373]" office:value-type="float" office:value="389.052967839537">
            <text:p>389,0529678395</text:p>
          </table:table-cell>
          <table:table-cell table:number-columns-repeated="7"/>
        </table:table-row>
        <table:table-row table:style-name="ro2">
          <table:table-cell table:formula="of:=[.A373]+1" office:value-type="float" office:value="372">
            <text:p>372</text:p>
          </table:table-cell>
          <table:table-cell table:formula="of:=[.B373]" office:value-type="float" office:value="0.1">
            <text:p>0,1</text:p>
          </table:table-cell>
          <table:table-cell table:formula="of:=[.C373]" office:value-type="float" office:value="27">
            <text:p>27</text:p>
          </table:table-cell>
          <table:table-cell table:formula="of:=[.A374]*[.B374]" office:value-type="float" office:value="37.2">
            <text:p>37,2</text:p>
          </table:table-cell>
          <table:table-cell table:formula="of:=EXP(-([.D374]^2/(2*[.C374]^2)))/SQRT(PI()*2*[.C374]^2)" office:value-type="float" office:value="0.00571928659982976">
            <text:p>0,0057192866</text:p>
          </table:table-cell>
          <table:table-cell table:formula="of:=[.F373]" office:value-type="float" office:value="0.0147756400148679">
            <text:p>0,01477564</text:p>
          </table:table-cell>
          <table:table-cell table:formula="of:=1000*[.E374]/[.F374]" office:value-type="float" office:value="387.07538854999">
            <text:p>387,07538855</text:p>
          </table:table-cell>
          <table:table-cell table:number-columns-repeated="7"/>
        </table:table-row>
        <table:table-row table:style-name="ro2">
          <table:table-cell table:formula="of:=[.A374]+1" office:value-type="float" office:value="373">
            <text:p>373</text:p>
          </table:table-cell>
          <table:table-cell table:formula="of:=[.B374]" office:value-type="float" office:value="0.1">
            <text:p>0,1</text:p>
          </table:table-cell>
          <table:table-cell table:formula="of:=[.C374]" office:value-type="float" office:value="27">
            <text:p>27</text:p>
          </table:table-cell>
          <table:table-cell table:formula="of:=[.A375]*[.B375]" office:value-type="float" office:value="37.3">
            <text:p>37,3</text:p>
          </table:table-cell>
          <table:table-cell table:formula="of:=EXP(-([.D375]^2/(2*[.C375]^2)))/SQRT(PI()*2*[.C375]^2)" office:value-type="float" office:value="0.00569013707259459">
            <text:p>0,0056901371</text:p>
          </table:table-cell>
          <table:table-cell table:formula="of:=[.F374]" office:value-type="float" office:value="0.0147756400148679">
            <text:p>0,01477564</text:p>
          </table:table-cell>
          <table:table-cell table:formula="of:=1000*[.E375]/[.F375]" office:value-type="float" office:value="385.102578762675">
            <text:p>385,1025787627</text:p>
          </table:table-cell>
          <table:table-cell table:number-columns-repeated="7"/>
        </table:table-row>
        <table:table-row table:style-name="ro2">
          <table:table-cell table:formula="of:=[.A375]+1" office:value-type="float" office:value="374">
            <text:p>374</text:p>
          </table:table-cell>
          <table:table-cell table:formula="of:=[.B375]" office:value-type="float" office:value="0.1">
            <text:p>0,1</text:p>
          </table:table-cell>
          <table:table-cell table:formula="of:=[.C375]" office:value-type="float" office:value="27">
            <text:p>27</text:p>
          </table:table-cell>
          <table:table-cell table:formula="of:=[.A376]*[.B376]" office:value-type="float" office:value="37.4">
            <text:p>37,4</text:p>
          </table:table-cell>
          <table:table-cell table:formula="of:=EXP(-([.D376]^2/(2*[.C376]^2)))/SQRT(PI()*2*[.C376]^2)" office:value-type="float" office:value="0.00566105845629931">
            <text:p>0,0056610585</text:p>
          </table:table-cell>
          <table:table-cell table:formula="of:=[.F375]" office:value-type="float" office:value="0.0147756400148679">
            <text:p>0,01477564</text:p>
          </table:table-cell>
          <table:table-cell table:formula="of:=1000*[.E376]/[.F376]" office:value-type="float" office:value="383.134568154267">
            <text:p>383,1345681543</text:p>
          </table:table-cell>
          <table:table-cell table:number-columns-repeated="7"/>
        </table:table-row>
        <table:table-row table:style-name="ro2">
          <table:table-cell table:formula="of:=[.A376]+1" office:value-type="float" office:value="375">
            <text:p>375</text:p>
          </table:table-cell>
          <table:table-cell table:formula="of:=[.B376]" office:value-type="float" office:value="0.1">
            <text:p>0,1</text:p>
          </table:table-cell>
          <table:table-cell table:formula="of:=[.C376]" office:value-type="float" office:value="27">
            <text:p>27</text:p>
          </table:table-cell>
          <table:table-cell table:formula="of:=[.A377]*[.B377]" office:value-type="float" office:value="37.5">
            <text:p>37,5</text:p>
          </table:table-cell>
          <table:table-cell table:formula="of:=EXP(-([.D377]^2/(2*[.C377]^2)))/SQRT(PI()*2*[.C377]^2)" office:value-type="float" office:value="0.00563205118428725">
            <text:p>0,0056320512</text:p>
          </table:table-cell>
          <table:table-cell table:formula="of:=[.F376]" office:value-type="float" office:value="0.0147756400148679">
            <text:p>0,01477564</text:p>
          </table:table-cell>
          <table:table-cell table:formula="of:=1000*[.E377]/[.F377]" office:value-type="float" office:value="381.171386052992">
            <text:p>381,171386053</text:p>
          </table:table-cell>
          <table:table-cell table:number-columns-repeated="7"/>
        </table:table-row>
        <table:table-row table:style-name="ro2">
          <table:table-cell table:formula="of:=[.A377]+1" office:value-type="float" office:value="376">
            <text:p>376</text:p>
          </table:table-cell>
          <table:table-cell table:formula="of:=[.B377]" office:value-type="float" office:value="0.1">
            <text:p>0,1</text:p>
          </table:table-cell>
          <table:table-cell table:formula="of:=[.C377]" office:value-type="float" office:value="27">
            <text:p>27</text:p>
          </table:table-cell>
          <table:table-cell table:formula="of:=[.A378]*[.B378]" office:value-type="float" office:value="37.6">
            <text:p>37,6</text:p>
          </table:table-cell>
          <table:table-cell table:formula="of:=EXP(-([.D378]^2/(2*[.C378]^2)))/SQRT(PI()*2*[.C378]^2)" office:value-type="float" office:value="0.00560311568475581">
            <text:p>0,0056031157</text:p>
          </table:table-cell>
          <table:table-cell table:formula="of:=[.F377]" office:value-type="float" office:value="0.0147756400148679">
            <text:p>0,01477564</text:p>
          </table:table-cell>
          <table:table-cell table:formula="of:=1000*[.E378]/[.F378]" office:value-type="float" office:value="379.213061438809">
            <text:p>379,2130614388</text:p>
          </table:table-cell>
          <table:table-cell table:number-columns-repeated="7"/>
        </table:table-row>
        <table:table-row table:style-name="ro2">
          <table:table-cell table:formula="of:=[.A378]+1" office:value-type="float" office:value="377">
            <text:p>377</text:p>
          </table:table-cell>
          <table:table-cell table:formula="of:=[.B378]" office:value-type="float" office:value="0.1">
            <text:p>0,1</text:p>
          </table:table-cell>
          <table:table-cell table:formula="of:=[.C378]" office:value-type="float" office:value="27">
            <text:p>27</text:p>
          </table:table-cell>
          <table:table-cell table:formula="of:=[.A379]*[.B379]" office:value-type="float" office:value="37.7">
            <text:p>37,7</text:p>
          </table:table-cell>
          <table:table-cell table:formula="of:=EXP(-([.D379]^2/(2*[.C379]^2)))/SQRT(PI()*2*[.C379]^2)" office:value-type="float" office:value="0.00557425238075942">
            <text:p>0,0055742524</text:p>
          </table:table-cell>
          <table:table-cell table:formula="of:=[.F378]" office:value-type="float" office:value="0.0147756400148679">
            <text:p>0,01477564</text:p>
          </table:table-cell>
          <table:table-cell table:formula="of:=1000*[.E379]/[.F379]" office:value-type="float" office:value="377.2596229436">
            <text:p>377,2596229436</text:p>
          </table:table-cell>
          <table:table-cell table:number-columns-repeated="7"/>
        </table:table-row>
        <table:table-row table:style-name="ro2">
          <table:table-cell table:formula="of:=[.A379]+1" office:value-type="float" office:value="378">
            <text:p>378</text:p>
          </table:table-cell>
          <table:table-cell table:formula="of:=[.B379]" office:value-type="float" office:value="0.1">
            <text:p>0,1</text:p>
          </table:table-cell>
          <table:table-cell table:formula="of:=[.C379]" office:value-type="float" office:value="27">
            <text:p>27</text:p>
          </table:table-cell>
          <table:table-cell table:formula="of:=[.A380]*[.B380]" office:value-type="float" office:value="37.8">
            <text:p>37,8</text:p>
          </table:table-cell>
          <table:table-cell table:formula="of:=EXP(-([.D380]^2/(2*[.C380]^2)))/SQRT(PI()*2*[.C380]^2)" office:value-type="float" office:value="0.00554546169021277">
            <text:p>0,0055454617</text:p>
          </table:table-cell>
          <table:table-cell table:formula="of:=[.F379]" office:value-type="float" office:value="0.0147756400148679">
            <text:p>0,01477564</text:p>
          </table:table-cell>
          <table:table-cell table:formula="of:=1000*[.E380]/[.F380]" office:value-type="float" office:value="375.311098851399">
            <text:p>375,3110988514</text:p>
          </table:table-cell>
          <table:table-cell table:number-columns-repeated="7"/>
        </table:table-row>
        <table:table-row table:style-name="ro2">
          <table:table-cell table:formula="of:=[.A380]+1" office:value-type="float" office:value="379">
            <text:p>379</text:p>
          </table:table-cell>
          <table:table-cell table:formula="of:=[.B380]" office:value-type="float" office:value="0.1">
            <text:p>0,1</text:p>
          </table:table-cell>
          <table:table-cell table:formula="of:=[.C380]" office:value-type="float" office:value="27">
            <text:p>27</text:p>
          </table:table-cell>
          <table:table-cell table:formula="of:=[.A381]*[.B381]" office:value-type="float" office:value="37.9">
            <text:p>37,9</text:p>
          </table:table-cell>
          <table:table-cell table:formula="of:=EXP(-([.D381]^2/(2*[.C381]^2)))/SQRT(PI()*2*[.C381]^2)" office:value-type="float" office:value="0.00551674402589444">
            <text:p>0,005516744</text:p>
          </table:table-cell>
          <table:table-cell table:formula="of:=[.F380]" office:value-type="float" office:value="0.0147756400148679">
            <text:p>0,01477564</text:p>
          </table:table-cell>
          <table:table-cell table:formula="of:=1000*[.E381]/[.F381]" office:value-type="float" office:value="373.367517098634">
            <text:p>373,3675170986</text:p>
          </table:table-cell>
          <table:table-cell table:number-columns-repeated="7"/>
        </table:table-row>
        <table:table-row table:style-name="ro2">
          <table:table-cell table:formula="of:=[.A381]+1" office:value-type="float" office:value="380">
            <text:p>380</text:p>
          </table:table-cell>
          <table:table-cell table:formula="of:=[.B381]" office:value-type="float" office:value="0.1">
            <text:p>0,1</text:p>
          </table:table-cell>
          <table:table-cell table:formula="of:=[.C381]" office:value-type="float" office:value="27">
            <text:p>27</text:p>
          </table:table-cell>
          <table:table-cell table:formula="of:=[.A382]*[.B382]" office:value-type="float" office:value="38">
            <text:p>38</text:p>
          </table:table-cell>
          <table:table-cell table:formula="of:=EXP(-([.D382]^2/(2*[.C382]^2)))/SQRT(PI()*2*[.C382]^2)" office:value-type="float" office:value="0.00548809979545082">
            <text:p>0,0054880998</text:p>
          </table:table-cell>
          <table:table-cell table:formula="of:=[.F381]" office:value-type="float" office:value="0.0147756400148679">
            <text:p>0,01477564</text:p>
          </table:table-cell>
          <table:table-cell table:formula="of:=1000*[.E382]/[.F382]" office:value-type="float" office:value="371.428905274388">
            <text:p>371,4289052744</text:p>
          </table:table-cell>
          <table:table-cell table:number-columns-repeated="7"/>
        </table:table-row>
        <table:table-row table:style-name="ro2">
          <table:table-cell table:formula="of:=[.A382]+1" office:value-type="float" office:value="381">
            <text:p>381</text:p>
          </table:table-cell>
          <table:table-cell table:formula="of:=[.B382]" office:value-type="float" office:value="0.1">
            <text:p>0,1</text:p>
          </table:table-cell>
          <table:table-cell table:formula="of:=[.C382]" office:value-type="float" office:value="27">
            <text:p>27</text:p>
          </table:table-cell>
          <table:table-cell table:formula="of:=[.A383]*[.B383]" office:value-type="float" office:value="38.1">
            <text:p>38,1</text:p>
          </table:table-cell>
          <table:table-cell table:formula="of:=EXP(-([.D383]^2/(2*[.C383]^2)))/SQRT(PI()*2*[.C383]^2)" office:value-type="float" office:value="0.00545952940140041">
            <text:p>0,0054595294</text:p>
          </table:table-cell>
          <table:table-cell table:formula="of:=[.F382]" office:value-type="float" office:value="0.0147756400148679">
            <text:p>0,01477564</text:p>
          </table:table-cell>
          <table:table-cell table:formula="of:=1000*[.E383]/[.F383]" office:value-type="float" office:value="369.495290620697">
            <text:p>369,4952906207</text:p>
          </table:table-cell>
          <table:table-cell table:number-columns-repeated="7"/>
        </table:table-row>
        <table:table-row table:style-name="ro2">
          <table:table-cell table:formula="of:=[.A383]+1" office:value-type="float" office:value="382">
            <text:p>382</text:p>
          </table:table-cell>
          <table:table-cell table:formula="of:=[.B383]" office:value-type="float" office:value="0.1">
            <text:p>0,1</text:p>
          </table:table-cell>
          <table:table-cell table:formula="of:=[.C383]" office:value-type="float" office:value="27">
            <text:p>27</text:p>
          </table:table-cell>
          <table:table-cell table:formula="of:=[.A384]*[.B384]" office:value-type="float" office:value="38.2">
            <text:p>38,2</text:p>
          </table:table-cell>
          <table:table-cell table:formula="of:=EXP(-([.D384]^2/(2*[.C384]^2)))/SQRT(PI()*2*[.C384]^2)" office:value-type="float" office:value="0.00543103324113837">
            <text:p>0,0054310332</text:p>
          </table:table-cell>
          <table:table-cell table:formula="of:=[.F383]" office:value-type="float" office:value="0.0147756400148679">
            <text:p>0,01477564</text:p>
          </table:table-cell>
          <table:table-cell table:formula="of:=1000*[.E384]/[.F384]" office:value-type="float" office:value="367.566700032854">
            <text:p>367,5667000329</text:p>
          </table:table-cell>
          <table:table-cell table:number-columns-repeated="7"/>
        </table:table-row>
        <table:table-row table:style-name="ro2">
          <table:table-cell table:formula="of:=[.A384]+1" office:value-type="float" office:value="383">
            <text:p>383</text:p>
          </table:table-cell>
          <table:table-cell table:formula="of:=[.B384]" office:value-type="float" office:value="0.1">
            <text:p>0,1</text:p>
          </table:table-cell>
          <table:table-cell table:formula="of:=[.C384]" office:value-type="float" office:value="27">
            <text:p>27</text:p>
          </table:table-cell>
          <table:table-cell table:formula="of:=[.A385]*[.B385]" office:value-type="float" office:value="38.3">
            <text:p>38,3</text:p>
          </table:table-cell>
          <table:table-cell table:formula="of:=EXP(-([.D385]^2/(2*[.C385]^2)))/SQRT(PI()*2*[.C385]^2)" office:value-type="float" office:value="0.00540261170694149">
            <text:p>0,0054026117</text:p>
          </table:table-cell>
          <table:table-cell table:formula="of:=[.F384]" office:value-type="float" office:value="0.0147756400148679">
            <text:p>0,01477564</text:p>
          </table:table-cell>
          <table:table-cell table:formula="of:=1000*[.E385]/[.F385]" office:value-type="float" office:value="365.643160059744">
            <text:p>365,6431600597</text:p>
          </table:table-cell>
          <table:table-cell table:number-columns-repeated="7"/>
        </table:table-row>
        <table:table-row table:style-name="ro2">
          <table:table-cell table:formula="of:=[.A385]+1" office:value-type="float" office:value="384">
            <text:p>384</text:p>
          </table:table-cell>
          <table:table-cell table:formula="of:=[.B385]" office:value-type="float" office:value="0.1">
            <text:p>0,1</text:p>
          </table:table-cell>
          <table:table-cell table:formula="of:=[.C385]" office:value-type="float" office:value="27">
            <text:p>27</text:p>
          </table:table-cell>
          <table:table-cell table:formula="of:=[.A386]*[.B386]" office:value-type="float" office:value="38.4">
            <text:p>38,4</text:p>
          </table:table-cell>
          <table:table-cell table:formula="of:=EXP(-([.D386]^2/(2*[.C386]^2)))/SQRT(PI()*2*[.C386]^2)" office:value-type="float" office:value="0.00537426518597341">
            <text:p>0,0053742652</text:p>
          </table:table-cell>
          <table:table-cell table:formula="of:=[.F385]" office:value-type="float" office:value="0.0147756400148679">
            <text:p>0,01477564</text:p>
          </table:table-cell>
          <table:table-cell table:formula="of:=1000*[.E386]/[.F386]" office:value-type="float" office:value="363.724696904202">
            <text:p>363,7246969042</text:p>
          </table:table-cell>
          <table:table-cell table:number-columns-repeated="7"/>
        </table:table-row>
        <table:table-row table:style-name="ro2">
          <table:table-cell table:formula="of:=[.A386]+1" office:value-type="float" office:value="385">
            <text:p>385</text:p>
          </table:table-cell>
          <table:table-cell table:formula="of:=[.B386]" office:value-type="float" office:value="0.1">
            <text:p>0,1</text:p>
          </table:table-cell>
          <table:table-cell table:formula="of:=[.C386]" office:value-type="float" office:value="27">
            <text:p>27</text:p>
          </table:table-cell>
          <table:table-cell table:formula="of:=[.A387]*[.B387]" office:value-type="float" office:value="38.5">
            <text:p>38,5</text:p>
          </table:table-cell>
          <table:table-cell table:formula="of:=EXP(-([.D387]^2/(2*[.C387]^2)))/SQRT(PI()*2*[.C387]^2)" office:value-type="float" office:value="0.00534599406029019">
            <text:p>0,0053459941</text:p>
          </table:table-cell>
          <table:table-cell table:formula="of:=[.F386]" office:value-type="float" office:value="0.0147756400148679">
            <text:p>0,01477564</text:p>
          </table:table-cell>
          <table:table-cell table:formula="of:=1000*[.E387]/[.F387]" office:value-type="float" office:value="361.811336423385">
            <text:p>361,8113364234</text:p>
          </table:table-cell>
          <table:table-cell table:number-columns-repeated="7"/>
        </table:table-row>
        <table:table-row table:style-name="ro2">
          <table:table-cell table:formula="of:=[.A387]+1" office:value-type="float" office:value="386">
            <text:p>386</text:p>
          </table:table-cell>
          <table:table-cell table:formula="of:=[.B387]" office:value-type="float" office:value="0.1">
            <text:p>0,1</text:p>
          </table:table-cell>
          <table:table-cell table:formula="of:=[.C387]" office:value-type="float" office:value="27">
            <text:p>27</text:p>
          </table:table-cell>
          <table:table-cell table:formula="of:=[.A388]*[.B388]" office:value-type="float" office:value="38.6">
            <text:p>38,6</text:p>
          </table:table-cell>
          <table:table-cell table:formula="of:=EXP(-([.D388]^2/(2*[.C388]^2)))/SQRT(PI()*2*[.C388]^2)" office:value-type="float" office:value="0.00531779870684621">
            <text:p>0,0053177987</text:p>
          </table:table-cell>
          <table:table-cell table:formula="of:=[.F387]" office:value-type="float" office:value="0.0147756400148679">
            <text:p>0,01477564</text:p>
          </table:table-cell>
          <table:table-cell table:formula="of:=1000*[.E388]/[.F388]" office:value-type="float" office:value="359.903104129176">
            <text:p>359,9031041292</text:p>
          </table:table-cell>
          <table:table-cell table:number-columns-repeated="7"/>
        </table:table-row>
        <table:table-row table:style-name="ro2">
          <table:table-cell table:formula="of:=[.A388]+1" office:value-type="float" office:value="387">
            <text:p>387</text:p>
          </table:table-cell>
          <table:table-cell table:formula="of:=[.B388]" office:value-type="float" office:value="0.1">
            <text:p>0,1</text:p>
          </table:table-cell>
          <table:table-cell table:formula="of:=[.C388]" office:value-type="float" office:value="27">
            <text:p>27</text:p>
          </table:table-cell>
          <table:table-cell table:formula="of:=[.A389]*[.B389]" office:value-type="float" office:value="38.7">
            <text:p>38,7</text:p>
          </table:table-cell>
          <table:table-cell table:formula="of:=EXP(-([.D389]^2/(2*[.C389]^2)))/SQRT(PI()*2*[.C389]^2)" office:value-type="float" office:value="0.00528967949750038">
            <text:p>0,0052896795</text:p>
          </table:table-cell>
          <table:table-cell table:formula="of:=[.F388]" office:value-type="float" office:value="0.0147756400148679">
            <text:p>0,01477564</text:p>
          </table:table-cell>
          <table:table-cell table:formula="of:=1000*[.E389]/[.F389]" office:value-type="float" office:value="358.0000251886">
            <text:p>358,0000251886</text:p>
          </table:table-cell>
          <table:table-cell table:number-columns-repeated="7"/>
        </table:table-row>
        <table:table-row table:style-name="ro2">
          <table:table-cell table:formula="of:=[.A389]+1" office:value-type="float" office:value="388">
            <text:p>388</text:p>
          </table:table-cell>
          <table:table-cell table:formula="of:=[.B389]" office:value-type="float" office:value="0.1">
            <text:p>0,1</text:p>
          </table:table-cell>
          <table:table-cell table:formula="of:=[.C389]" office:value-type="float" office:value="27">
            <text:p>27</text:p>
          </table:table-cell>
          <table:table-cell table:formula="of:=[.A390]*[.B390]" office:value-type="float" office:value="38.8">
            <text:p>38,8</text:p>
          </table:table-cell>
          <table:table-cell table:formula="of:=EXP(-([.D390]^2/(2*[.C390]^2)))/SQRT(PI()*2*[.C390]^2)" office:value-type="float" office:value="0.00526163679902266">
            <text:p>0,0052616368</text:p>
          </table:table-cell>
          <table:table-cell table:formula="of:=[.F389]" office:value-type="float" office:value="0.0147756400148679">
            <text:p>0,01477564</text:p>
          </table:table-cell>
          <table:table-cell table:formula="of:=1000*[.E390]/[.F390]" office:value-type="float" office:value="356.102124424267">
            <text:p>356,1021244243</text:p>
          </table:table-cell>
          <table:table-cell table:number-columns-repeated="7"/>
        </table:table-row>
        <table:table-row table:style-name="ro2">
          <table:table-cell table:formula="of:=[.A390]+1" office:value-type="float" office:value="389">
            <text:p>389</text:p>
          </table:table-cell>
          <table:table-cell table:formula="of:=[.B390]" office:value-type="float" office:value="0.1">
            <text:p>0,1</text:p>
          </table:table-cell>
          <table:table-cell table:formula="of:=[.C390]" office:value-type="float" office:value="27">
            <text:p>27</text:p>
          </table:table-cell>
          <table:table-cell table:formula="of:=[.A391]*[.B391]" office:value-type="float" office:value="38.9">
            <text:p>38,9</text:p>
          </table:table-cell>
          <table:table-cell table:formula="of:=EXP(-([.D391]^2/(2*[.C391]^2)))/SQRT(PI()*2*[.C391]^2)" office:value-type="float" office:value="0.00523367097310088">
            <text:p>0,005233671</text:p>
          </table:table-cell>
          <table:table-cell table:formula="of:=[.F390]" office:value-type="float" office:value="0.0147756400148679">
            <text:p>0,01477564</text:p>
          </table:table-cell>
          <table:table-cell table:formula="of:=1000*[.E391]/[.F391]" office:value-type="float" office:value="354.209426314836">
            <text:p>354,2094263148</text:p>
          </table:table-cell>
          <table:table-cell table:number-columns-repeated="7"/>
        </table:table-row>
        <table:table-row table:style-name="ro2">
          <table:table-cell table:formula="of:=[.A391]+1" office:value-type="float" office:value="390">
            <text:p>390</text:p>
          </table:table-cell>
          <table:table-cell table:formula="of:=[.B391]" office:value-type="float" office:value="0.1">
            <text:p>0,1</text:p>
          </table:table-cell>
          <table:table-cell table:formula="of:=[.C391]" office:value-type="float" office:value="27">
            <text:p>27</text:p>
          </table:table-cell>
          <table:table-cell table:formula="of:=[.A392]*[.B392]" office:value-type="float" office:value="39">
            <text:p>39</text:p>
          </table:table-cell>
          <table:table-cell table:formula="of:=EXP(-([.D392]^2/(2*[.C392]^2)))/SQRT(PI()*2*[.C392]^2)" office:value-type="float" office:value="0.00520578237634795">
            <text:p>0,0052057824</text:p>
          </table:table-cell>
          <table:table-cell table:formula="of:=[.F391]" office:value-type="float" office:value="0.0147756400148679">
            <text:p>0,01477564</text:p>
          </table:table-cell>
          <table:table-cell table:formula="of:=1000*[.E392]/[.F392]" office:value-type="float" office:value="352.321954995497">
            <text:p>352,3219549955</text:p>
          </table:table-cell>
          <table:table-cell table:number-columns-repeated="7"/>
        </table:table-row>
        <table:table-row table:style-name="ro2">
          <table:table-cell table:formula="of:=[.A392]+1" office:value-type="float" office:value="391">
            <text:p>391</text:p>
          </table:table-cell>
          <table:table-cell table:formula="of:=[.B392]" office:value-type="float" office:value="0.1">
            <text:p>0,1</text:p>
          </table:table-cell>
          <table:table-cell table:formula="of:=[.C392]" office:value-type="float" office:value="27">
            <text:p>27</text:p>
          </table:table-cell>
          <table:table-cell table:formula="of:=[.A393]*[.B393]" office:value-type="float" office:value="39.1">
            <text:p>39,1</text:p>
          </table:table-cell>
          <table:table-cell table:formula="of:=EXP(-([.D393]^2/(2*[.C393]^2)))/SQRT(PI()*2*[.C393]^2)" office:value-type="float" office:value="0.00517797136030921">
            <text:p>0,0051779714</text:p>
          </table:table-cell>
          <table:table-cell table:formula="of:=[.F392]" office:value-type="float" office:value="0.0147756400148679">
            <text:p>0,01477564</text:p>
          </table:table-cell>
          <table:table-cell table:formula="of:=1000*[.E393]/[.F393]" office:value-type="float" office:value="350.439734258476">
            <text:p>350,4397342585</text:p>
          </table:table-cell>
          <table:table-cell table:number-columns-repeated="7"/>
        </table:table-row>
        <table:table-row table:style-name="ro2">
          <table:table-cell table:formula="of:=[.A393]+1" office:value-type="float" office:value="392">
            <text:p>392</text:p>
          </table:table-cell>
          <table:table-cell table:formula="of:=[.B393]" office:value-type="float" office:value="0.1">
            <text:p>0,1</text:p>
          </table:table-cell>
          <table:table-cell table:formula="of:=[.C393]" office:value-type="float" office:value="27">
            <text:p>27</text:p>
          </table:table-cell>
          <table:table-cell table:formula="of:=[.A394]*[.B394]" office:value-type="float" office:value="39.2">
            <text:p>39,2</text:p>
          </table:table-cell>
          <table:table-cell table:formula="of:=EXP(-([.D394]^2/(2*[.C394]^2)))/SQRT(PI()*2*[.C394]^2)" office:value-type="float" office:value="0.00515023827147032">
            <text:p>0,0051502383</text:p>
          </table:table-cell>
          <table:table-cell table:formula="of:=[.F393]" office:value-type="float" office:value="0.0147756400148679">
            <text:p>0,01477564</text:p>
          </table:table-cell>
          <table:table-cell table:formula="of:=1000*[.E394]/[.F394]" office:value-type="float" office:value="348.562787553563">
            <text:p>348,5627875536</text:p>
          </table:table-cell>
          <table:table-cell table:number-columns-repeated="7"/>
        </table:table-row>
        <table:table-row table:style-name="ro2">
          <table:table-cell table:formula="of:=[.A394]+1" office:value-type="float" office:value="393">
            <text:p>393</text:p>
          </table:table-cell>
          <table:table-cell table:formula="of:=[.B394]" office:value-type="float" office:value="0.1">
            <text:p>0,1</text:p>
          </table:table-cell>
          <table:table-cell table:formula="of:=[.C394]" office:value-type="float" office:value="27">
            <text:p>27</text:p>
          </table:table-cell>
          <table:table-cell table:formula="of:=[.A395]*[.B395]" office:value-type="float" office:value="39.3">
            <text:p>39,3</text:p>
          </table:table-cell>
          <table:table-cell table:formula="of:=EXP(-([.D395]^2/(2*[.C395]^2)))/SQRT(PI()*2*[.C395]^2)" office:value-type="float" office:value="0.00512258345126525">
            <text:p>0,0051225835</text:p>
          </table:table-cell>
          <table:table-cell table:formula="of:=[.F394]" office:value-type="float" office:value="0.0147756400148679">
            <text:p>0,01477564</text:p>
          </table:table-cell>
          <table:table-cell table:formula="of:=1000*[.E395]/[.F395]" office:value-type="float" office:value="346.691137988655">
            <text:p>346,6911379887</text:p>
          </table:table-cell>
          <table:table-cell table:number-columns-repeated="7"/>
        </table:table-row>
        <table:table-row table:style-name="ro2">
          <table:table-cell table:formula="of:=[.A395]+1" office:value-type="float" office:value="394">
            <text:p>394</text:p>
          </table:table-cell>
          <table:table-cell table:formula="of:=[.B395]" office:value-type="float" office:value="0.1">
            <text:p>0,1</text:p>
          </table:table-cell>
          <table:table-cell table:formula="of:=[.C395]" office:value-type="float" office:value="27">
            <text:p>27</text:p>
          </table:table-cell>
          <table:table-cell table:formula="of:=[.A396]*[.B396]" office:value-type="float" office:value="39.4">
            <text:p>39,4</text:p>
          </table:table-cell>
          <table:table-cell table:formula="of:=EXP(-([.D396]^2/(2*[.C396]^2)))/SQRT(PI()*2*[.C396]^2)" office:value-type="float" office:value="0.00509500723608466">
            <text:p>0,0050950072</text:p>
          </table:table-cell>
          <table:table-cell table:formula="of:=[.F395]" office:value-type="float" office:value="0.0147756400148679">
            <text:p>0,01477564</text:p>
          </table:table-cell>
          <table:table-cell table:formula="of:=1000*[.E396]/[.F396]" office:value-type="float" office:value="344.824808330323">
            <text:p>344,8248083303</text:p>
          </table:table-cell>
          <table:table-cell table:number-columns-repeated="7"/>
        </table:table-row>
        <table:table-row table:style-name="ro2">
          <table:table-cell table:formula="of:=[.A396]+1" office:value-type="float" office:value="395">
            <text:p>395</text:p>
          </table:table-cell>
          <table:table-cell table:formula="of:=[.B396]" office:value-type="float" office:value="0.1">
            <text:p>0,1</text:p>
          </table:table-cell>
          <table:table-cell table:formula="of:=[.C396]" office:value-type="float" office:value="27">
            <text:p>27</text:p>
          </table:table-cell>
          <table:table-cell table:formula="of:=[.A397]*[.B397]" office:value-type="float" office:value="39.5">
            <text:p>39,5</text:p>
          </table:table-cell>
          <table:table-cell table:formula="of:=EXP(-([.D397]^2/(2*[.C397]^2)))/SQRT(PI()*2*[.C397]^2)" office:value-type="float" office:value="0.00506750995728461">
            <text:p>0,00506751</text:p>
          </table:table-cell>
          <table:table-cell table:formula="of:=[.F396]" office:value-type="float" office:value="0.0147756400148679">
            <text:p>0,01477564</text:p>
          </table:table-cell>
          <table:table-cell table:formula="of:=1000*[.E397]/[.F397]" office:value-type="float" office:value="342.963821004401">
            <text:p>342,9638210044</text:p>
          </table:table-cell>
          <table:table-cell table:number-columns-repeated="7"/>
        </table:table-row>
        <table:table-row table:style-name="ro2">
          <table:table-cell table:formula="of:=[.A397]+1" office:value-type="float" office:value="396">
            <text:p>396</text:p>
          </table:table-cell>
          <table:table-cell table:formula="of:=[.B397]" office:value-type="float" office:value="0.1">
            <text:p>0,1</text:p>
          </table:table-cell>
          <table:table-cell table:formula="of:=[.C397]" office:value-type="float" office:value="27">
            <text:p>27</text:p>
          </table:table-cell>
          <table:table-cell table:formula="of:=[.A398]*[.B398]" office:value-type="float" office:value="39.6">
            <text:p>39,6</text:p>
          </table:table-cell>
          <table:table-cell table:formula="of:=EXP(-([.D398]^2/(2*[.C398]^2)))/SQRT(PI()*2*[.C398]^2)" office:value-type="float" office:value="0.00504009194119548">
            <text:p>0,0050400919</text:p>
          </table:table-cell>
          <table:table-cell table:formula="of:=[.F397]" office:value-type="float" office:value="0.0147756400148679">
            <text:p>0,01477564</text:p>
          </table:table-cell>
          <table:table-cell table:formula="of:=1000*[.E398]/[.F398]" office:value-type="float" office:value="341.108198096592">
            <text:p>341,1081980966</text:p>
          </table:table-cell>
          <table:table-cell table:number-columns-repeated="7"/>
        </table:table-row>
        <table:table-row table:style-name="ro2">
          <table:table-cell table:formula="of:=[.A398]+1" office:value-type="float" office:value="397">
            <text:p>397</text:p>
          </table:table-cell>
          <table:table-cell table:formula="of:=[.B398]" office:value-type="float" office:value="0.1">
            <text:p>0,1</text:p>
          </table:table-cell>
          <table:table-cell table:formula="of:=[.C398]" office:value-type="float" office:value="27">
            <text:p>27</text:p>
          </table:table-cell>
          <table:table-cell table:formula="of:=[.A399]*[.B399]" office:value-type="float" office:value="39.7">
            <text:p>39,7</text:p>
          </table:table-cell>
          <table:table-cell table:formula="of:=EXP(-([.D399]^2/(2*[.C399]^2)))/SQRT(PI()*2*[.C399]^2)" office:value-type="float" office:value="0.0050127535091313">
            <text:p>0,0050127535</text:p>
          </table:table-cell>
          <table:table-cell table:formula="of:=[.F398]" office:value-type="float" office:value="0.0147756400148679">
            <text:p>0,01477564</text:p>
          </table:table-cell>
          <table:table-cell table:formula="of:=1000*[.E399]/[.F399]" office:value-type="float" office:value="339.257961353095">
            <text:p>339,2579613531</text:p>
          </table:table-cell>
          <table:table-cell table:number-columns-repeated="7"/>
        </table:table-row>
        <table:table-row table:style-name="ro2">
          <table:table-cell table:formula="of:=[.A399]+1" office:value-type="float" office:value="398">
            <text:p>398</text:p>
          </table:table-cell>
          <table:table-cell table:formula="of:=[.B399]" office:value-type="float" office:value="0.1">
            <text:p>0,1</text:p>
          </table:table-cell>
          <table:table-cell table:formula="of:=[.C399]" office:value-type="float" office:value="27">
            <text:p>27</text:p>
          </table:table-cell>
          <table:table-cell table:formula="of:=[.A400]*[.B400]" office:value-type="float" office:value="39.8">
            <text:p>39,8</text:p>
          </table:table-cell>
          <table:table-cell table:formula="of:=EXP(-([.D400]^2/(2*[.C400]^2)))/SQRT(PI()*2*[.C400]^2)" office:value-type="float" office:value="0.00498549497739922">
            <text:p>0,004985495</text:p>
          </table:table-cell>
          <table:table-cell table:formula="of:=[.F399]" office:value-type="float" office:value="0.0147756400148679">
            <text:p>0,01477564</text:p>
          </table:table-cell>
          <table:table-cell table:formula="of:=1000*[.E400]/[.F400]" office:value-type="float" office:value="337.413132181252">
            <text:p>337,4131321813</text:p>
          </table:table-cell>
          <table:table-cell table:number-columns-repeated="7"/>
        </table:table-row>
        <table:table-row table:style-name="ro2">
          <table:table-cell table:formula="of:=[.A400]+1" office:value-type="float" office:value="399">
            <text:p>399</text:p>
          </table:table-cell>
          <table:table-cell table:formula="of:=[.B400]" office:value-type="float" office:value="0.1">
            <text:p>0,1</text:p>
          </table:table-cell>
          <table:table-cell table:formula="of:=[.C400]" office:value-type="float" office:value="27">
            <text:p>27</text:p>
          </table:table-cell>
          <table:table-cell table:formula="of:=[.A401]*[.B401]" office:value-type="float" office:value="39.9">
            <text:p>39,9</text:p>
          </table:table-cell>
          <table:table-cell table:formula="of:=EXP(-([.D401]^2/(2*[.C401]^2)))/SQRT(PI()*2*[.C401]^2)" office:value-type="float" office:value="0.00495831665730945">
            <text:p>0,0049583167</text:p>
          </table:table-cell>
          <table:table-cell table:formula="of:=[.F400]" office:value-type="float" office:value="0.0147756400148679">
            <text:p>0,01477564</text:p>
          </table:table-cell>
          <table:table-cell table:formula="of:=1000*[.E401]/[.F401]" office:value-type="float" office:value="335.573731650215">
            <text:p>335,5737316502</text:p>
          </table:table-cell>
          <table:table-cell table:number-columns-repeated="7"/>
        </table:table-row>
        <table:table-row table:style-name="ro2">
          <table:table-cell table:formula="of:=[.A401]+1" office:value-type="float" office:value="400">
            <text:p>400</text:p>
          </table:table-cell>
          <table:table-cell table:formula="of:=[.B401]" office:value-type="float" office:value="0.1">
            <text:p>0,1</text:p>
          </table:table-cell>
          <table:table-cell table:formula="of:=[.C401]" office:value-type="float" office:value="27">
            <text:p>27</text:p>
          </table:table-cell>
          <table:table-cell table:formula="of:=[.A402]*[.B402]" office:value-type="float" office:value="40">
            <text:p>40</text:p>
          </table:table-cell>
          <table:table-cell table:formula="of:=EXP(-([.D402]^2/(2*[.C402]^2)))/SQRT(PI()*2*[.C402]^2)" office:value-type="float" office:value="0.00493121885518536">
            <text:p>0,0049312189</text:p>
          </table:table-cell>
          <table:table-cell table:formula="of:=[.F401]" office:value-type="float" office:value="0.0147756400148679">
            <text:p>0,01477564</text:p>
          </table:table-cell>
          <table:table-cell table:formula="of:=1000*[.E402]/[.F402]" office:value-type="float" office:value="333.739780491631">
            <text:p>333,7397804916</text:p>
          </table:table-cell>
          <table:table-cell table:number-columns-repeated="7"/>
        </table:table-row>
        <table:table-row table:style-name="ro2">
          <table:table-cell table:formula="of:=[.A402]+1" office:value-type="float" office:value="401">
            <text:p>401</text:p>
          </table:table-cell>
          <table:table-cell table:formula="of:=[.B402]" office:value-type="float" office:value="0.1">
            <text:p>0,1</text:p>
          </table:table-cell>
          <table:table-cell table:formula="of:=[.C402]" office:value-type="float" office:value="27">
            <text:p>27</text:p>
          </table:table-cell>
          <table:table-cell table:formula="of:=[.A403]*[.B403]" office:value-type="float" office:value="40.1">
            <text:p>40,1</text:p>
          </table:table-cell>
          <table:table-cell table:formula="of:=EXP(-([.D403]^2/(2*[.C403]^2)))/SQRT(PI()*2*[.C403]^2)" office:value-type="float" office:value="0.00490420187237388">
            <text:p>0,0049042019</text:p>
          </table:table-cell>
          <table:table-cell table:formula="of:=[.F402]" office:value-type="float" office:value="0.0147756400148679">
            <text:p>0,01477564</text:p>
          </table:table-cell>
          <table:table-cell table:formula="of:=1000*[.E403]/[.F403]" office:value-type="float" office:value="331.911299100348">
            <text:p>331,9112991003</text:p>
          </table:table-cell>
          <table:table-cell table:number-columns-repeated="7"/>
        </table:table-row>
        <table:table-row table:style-name="ro2">
          <table:table-cell table:formula="of:=[.A403]+1" office:value-type="float" office:value="402">
            <text:p>402</text:p>
          </table:table-cell>
          <table:table-cell table:formula="of:=[.B403]" office:value-type="float" office:value="0.1">
            <text:p>0,1</text:p>
          </table:table-cell>
          <table:table-cell table:formula="of:=[.C403]" office:value-type="float" office:value="27">
            <text:p>27</text:p>
          </table:table-cell>
          <table:table-cell table:formula="of:=[.A404]*[.B404]" office:value-type="float" office:value="40.2">
            <text:p>40,2</text:p>
          </table:table-cell>
          <table:table-cell table:formula="of:=EXP(-([.D404]^2/(2*[.C404]^2)))/SQRT(PI()*2*[.C404]^2)" office:value-type="float" office:value="0.00487726600525623">
            <text:p>0,004877266</text:p>
          </table:table-cell>
          <table:table-cell table:formula="of:=[.F403]" office:value-type="float" office:value="0.0147756400148679">
            <text:p>0,01477564</text:p>
          </table:table-cell>
          <table:table-cell table:formula="of:=1000*[.E404]/[.F404]" office:value-type="float" office:value="330.08830753514">
            <text:p>330,0883075351</text:p>
          </table:table-cell>
          <table:table-cell table:number-columns-repeated="7"/>
        </table:table-row>
        <table:table-row table:style-name="ro2">
          <table:table-cell table:formula="of:=[.A404]+1" office:value-type="float" office:value="403">
            <text:p>403</text:p>
          </table:table-cell>
          <table:table-cell table:formula="of:=[.B404]" office:value-type="float" office:value="0.1">
            <text:p>0,1</text:p>
          </table:table-cell>
          <table:table-cell table:formula="of:=[.C404]" office:value-type="float" office:value="27">
            <text:p>27</text:p>
          </table:table-cell>
          <table:table-cell table:formula="of:=[.A405]*[.B405]" office:value-type="float" office:value="40.3">
            <text:p>40,3</text:p>
          </table:table-cell>
          <table:table-cell table:formula="of:=EXP(-([.D405]^2/(2*[.C405]^2)))/SQRT(PI()*2*[.C405]^2)" office:value-type="float" office:value="0.00485041154525892">
            <text:p>0,0048504115</text:p>
          </table:table-cell>
          <table:table-cell table:formula="of:=[.F404]" office:value-type="float" office:value="0.0147756400148679">
            <text:p>0,01477564</text:p>
          </table:table-cell>
          <table:table-cell table:formula="of:=1000*[.E405]/[.F405]" office:value-type="float" office:value="328.270825519451">
            <text:p>328,2708255195</text:p>
          </table:table-cell>
          <table:table-cell table:number-columns-repeated="7"/>
        </table:table-row>
        <table:table-row table:style-name="ro2">
          <table:table-cell table:formula="of:=[.A405]+1" office:value-type="float" office:value="404">
            <text:p>404</text:p>
          </table:table-cell>
          <table:table-cell table:formula="of:=[.B405]" office:value-type="float" office:value="0.1">
            <text:p>0,1</text:p>
          </table:table-cell>
          <table:table-cell table:formula="of:=[.C405]" office:value-type="float" office:value="27">
            <text:p>27</text:p>
          </table:table-cell>
          <table:table-cell table:formula="of:=[.A406]*[.B406]" office:value-type="float" office:value="40.4">
            <text:p>40,4</text:p>
          </table:table-cell>
          <table:table-cell table:formula="of:=EXP(-([.D406]^2/(2*[.C406]^2)))/SQRT(PI()*2*[.C406]^2)" office:value-type="float" office:value="0.004823638778865">
            <text:p>0,0048236388</text:p>
          </table:table-cell>
          <table:table-cell table:formula="of:=[.F405]" office:value-type="float" office:value="0.0147756400148679">
            <text:p>0,01477564</text:p>
          </table:table-cell>
          <table:table-cell table:formula="of:=1000*[.E406]/[.F406]" office:value-type="float" office:value="326.458872442158">
            <text:p>326,4588724422</text:p>
          </table:table-cell>
          <table:table-cell table:number-columns-repeated="7"/>
        </table:table-row>
        <table:table-row table:style-name="ro2">
          <table:table-cell table:formula="of:=[.A406]+1" office:value-type="float" office:value="405">
            <text:p>405</text:p>
          </table:table-cell>
          <table:table-cell table:formula="of:=[.B406]" office:value-type="float" office:value="0.1">
            <text:p>0,1</text:p>
          </table:table-cell>
          <table:table-cell table:formula="of:=[.C406]" office:value-type="float" office:value="27">
            <text:p>27</text:p>
          </table:table-cell>
          <table:table-cell table:formula="of:=[.A407]*[.B407]" office:value-type="float" office:value="40.5">
            <text:p>40,5</text:p>
          </table:table-cell>
          <table:table-cell table:formula="of:=EXP(-([.D407]^2/(2*[.C407]^2)))/SQRT(PI()*2*[.C407]^2)" office:value-type="float" office:value="0.00479694798762562">
            <text:p>0,004796948</text:p>
          </table:table-cell>
          <table:table-cell table:formula="of:=[.F406]" office:value-type="float" office:value="0.0147756400148679">
            <text:p>0,01477564</text:p>
          </table:table-cell>
          <table:table-cell table:formula="of:=1000*[.E407]/[.F407]" office:value-type="float" office:value="324.65246735835">
            <text:p>324,6524673584</text:p>
          </table:table-cell>
          <table:table-cell table:number-columns-repeated="7"/>
        </table:table-row>
        <table:table-row table:style-name="ro2">
          <table:table-cell table:formula="of:=[.A407]+1" office:value-type="float" office:value="406">
            <text:p>406</text:p>
          </table:table-cell>
          <table:table-cell table:formula="of:=[.B407]" office:value-type="float" office:value="0.1">
            <text:p>0,1</text:p>
          </table:table-cell>
          <table:table-cell table:formula="of:=[.C407]" office:value-type="float" office:value="27">
            <text:p>27</text:p>
          </table:table-cell>
          <table:table-cell table:formula="of:=[.A408]*[.B408]" office:value-type="float" office:value="40.6">
            <text:p>40,6</text:p>
          </table:table-cell>
          <table:table-cell table:formula="of:=EXP(-([.D408]^2/(2*[.C408]^2)))/SQRT(PI()*2*[.C408]^2)" office:value-type="float" office:value="0.00477033944817181">
            <text:p>0,0047703394</text:p>
          </table:table-cell>
          <table:table-cell table:formula="of:=[.F407]" office:value-type="float" office:value="0.0147756400148679">
            <text:p>0,01477564</text:p>
          </table:table-cell>
          <table:table-cell table:formula="of:=1000*[.E408]/[.F408]" office:value-type="float" office:value="322.851628990127">
            <text:p>322,8516289901</text:p>
          </table:table-cell>
          <table:table-cell table:number-columns-repeated="7"/>
        </table:table-row>
        <table:table-row table:style-name="ro2">
          <table:table-cell table:formula="of:=[.A408]+1" office:value-type="float" office:value="407">
            <text:p>407</text:p>
          </table:table-cell>
          <table:table-cell table:formula="of:=[.B408]" office:value-type="float" office:value="0.1">
            <text:p>0,1</text:p>
          </table:table-cell>
          <table:table-cell table:formula="of:=[.C408]" office:value-type="float" office:value="27">
            <text:p>27</text:p>
          </table:table-cell>
          <table:table-cell table:formula="of:=[.A409]*[.B409]" office:value-type="float" office:value="40.7">
            <text:p>40,7</text:p>
          </table:table-cell>
          <table:table-cell table:formula="of:=EXP(-([.D409]^2/(2*[.C409]^2)))/SQRT(PI()*2*[.C409]^2)" office:value-type="float" office:value="0.0047438134322266">
            <text:p>0,0047438134</text:p>
          </table:table-cell>
          <table:table-cell table:formula="of:=[.F408]" office:value-type="float" office:value="0.0147756400148679">
            <text:p>0,01477564</text:p>
          </table:table-cell>
          <table:table-cell table:formula="of:=1000*[.E409]/[.F409]" office:value-type="float" office:value="321.056375727425">
            <text:p>321,0563757274</text:p>
          </table:table-cell>
          <table:table-cell table:number-columns-repeated="7"/>
        </table:table-row>
        <table:table-row table:style-name="ro2">
          <table:table-cell table:formula="of:=[.A409]+1" office:value-type="float" office:value="408">
            <text:p>408</text:p>
          </table:table-cell>
          <table:table-cell table:formula="of:=[.B409]" office:value-type="float" office:value="0.1">
            <text:p>0,1</text:p>
          </table:table-cell>
          <table:table-cell table:formula="of:=[.C409]" office:value-type="float" office:value="27">
            <text:p>27</text:p>
          </table:table-cell>
          <table:table-cell table:formula="of:=[.A410]*[.B410]" office:value-type="float" office:value="40.8">
            <text:p>40,8</text:p>
          </table:table-cell>
          <table:table-cell table:formula="of:=EXP(-([.D410]^2/(2*[.C410]^2)))/SQRT(PI()*2*[.C410]^2)" office:value-type="float" office:value="0.00471737020661738">
            <text:p>0,0047173702</text:p>
          </table:table-cell>
          <table:table-cell table:formula="of:=[.F409]" office:value-type="float" office:value="0.0147756400148679">
            <text:p>0,01477564</text:p>
          </table:table-cell>
          <table:table-cell table:formula="of:=1000*[.E410]/[.F410]" office:value-type="float" office:value="319.266725628843">
            <text:p>319,2667256288</text:p>
          </table:table-cell>
          <table:table-cell table:number-columns-repeated="7"/>
        </table:table-row>
        <table:table-row table:style-name="ro2">
          <table:table-cell table:formula="of:=[.A410]+1" office:value-type="float" office:value="409">
            <text:p>409</text:p>
          </table:table-cell>
          <table:table-cell table:formula="of:=[.B410]" office:value-type="float" office:value="0.1">
            <text:p>0,1</text:p>
          </table:table-cell>
          <table:table-cell table:formula="of:=[.C410]" office:value-type="float" office:value="27">
            <text:p>27</text:p>
          </table:table-cell>
          <table:table-cell table:formula="of:=[.A411]*[.B411]" office:value-type="float" office:value="40.9">
            <text:p>40,9</text:p>
          </table:table-cell>
          <table:table-cell table:formula="of:=EXP(-([.D411]^2/(2*[.C411]^2)))/SQRT(PI()*2*[.C411]^2)" office:value-type="float" office:value="0.0046910100332885">
            <text:p>0,00469101</text:p>
          </table:table-cell>
          <table:table-cell table:formula="of:=[.F410]" office:value-type="float" office:value="0.0147756400148679">
            <text:p>0,01477564</text:p>
          </table:table-cell>
          <table:table-cell table:formula="of:=1000*[.E411]/[.F411]" office:value-type="float" office:value="317.482696422504">
            <text:p>317,4826964225</text:p>
          </table:table-cell>
          <table:table-cell table:number-columns-repeated="7"/>
        </table:table-row>
        <table:table-row table:style-name="ro2">
          <table:table-cell table:formula="of:=[.A411]+1" office:value-type="float" office:value="410">
            <text:p>410</text:p>
          </table:table-cell>
          <table:table-cell table:formula="of:=[.B411]" office:value-type="float" office:value="0.1">
            <text:p>0,1</text:p>
          </table:table-cell>
          <table:table-cell table:formula="of:=[.C411]" office:value-type="float" office:value="27">
            <text:p>27</text:p>
          </table:table-cell>
          <table:table-cell table:formula="of:=[.A412]*[.B412]" office:value-type="float" office:value="41">
            <text:p>41</text:p>
          </table:table-cell>
          <table:table-cell table:formula="of:=EXP(-([.D412]^2/(2*[.C412]^2)))/SQRT(PI()*2*[.C412]^2)" office:value-type="float" office:value="0.00466473316931417">
            <text:p>0,0046647332</text:p>
          </table:table-cell>
          <table:table-cell table:formula="of:=[.F411]" office:value-type="float" office:value="0.0147756400148679">
            <text:p>0,01477564</text:p>
          </table:table-cell>
          <table:table-cell table:formula="of:=1000*[.E412]/[.F412]" office:value-type="float" office:value="315.704305506924">
            <text:p>315,7043055069</text:p>
          </table:table-cell>
          <table:table-cell table:number-columns-repeated="7"/>
        </table:table-row>
        <table:table-row table:style-name="ro2">
          <table:table-cell table:formula="of:=[.A412]+1" office:value-type="float" office:value="411">
            <text:p>411</text:p>
          </table:table-cell>
          <table:table-cell table:formula="of:=[.B412]" office:value-type="float" office:value="0.1">
            <text:p>0,1</text:p>
          </table:table-cell>
          <table:table-cell table:formula="of:=[.C412]" office:value-type="float" office:value="27">
            <text:p>27</text:p>
          </table:table-cell>
          <table:table-cell table:formula="of:=[.A413]*[.B413]" office:value-type="float" office:value="41.1">
            <text:p>41,1</text:p>
          </table:table-cell>
          <table:table-cell table:formula="of:=EXP(-([.D413]^2/(2*[.C413]^2)))/SQRT(PI()*2*[.C413]^2)" office:value-type="float" office:value="0.00463853986691162">
            <text:p>0,0046385399</text:p>
          </table:table-cell>
          <table:table-cell table:formula="of:=[.F412]" office:value-type="float" office:value="0.0147756400148679">
            <text:p>0,01477564</text:p>
          </table:table-cell>
          <table:table-cell table:formula="of:=1000*[.E413]/[.F413]" office:value-type="float" office:value="313.931569951902">
            <text:p>313,9315699519</text:p>
          </table:table-cell>
          <table:table-cell table:number-columns-repeated="7"/>
        </table:table-row>
        <table:table-row table:style-name="ro2">
          <table:table-cell table:formula="of:=[.A413]+1" office:value-type="float" office:value="412">
            <text:p>412</text:p>
          </table:table-cell>
          <table:table-cell table:formula="of:=[.B413]" office:value-type="float" office:value="0.1">
            <text:p>0,1</text:p>
          </table:table-cell>
          <table:table-cell table:formula="of:=[.C413]" office:value-type="float" office:value="27">
            <text:p>27</text:p>
          </table:table-cell>
          <table:table-cell table:formula="of:=[.A414]*[.B414]" office:value-type="float" office:value="41.2">
            <text:p>41,2</text:p>
          </table:table-cell>
          <table:table-cell table:formula="of:=EXP(-([.D414]^2/(2*[.C414]^2)))/SQRT(PI()*2*[.C414]^2)" office:value-type="float" office:value="0.00461243037345446">
            <text:p>0,0046124304</text:p>
          </table:table-cell>
          <table:table-cell table:formula="of:=[.F413]" office:value-type="float" office:value="0.0147756400148679">
            <text:p>0,01477564</text:p>
          </table:table-cell>
          <table:table-cell table:formula="of:=1000*[.E414]/[.F414]" office:value-type="float" office:value="312.16450649943">
            <text:p>312,1645064994</text:p>
          </table:table-cell>
          <table:table-cell table:number-columns-repeated="7"/>
        </table:table-row>
        <table:table-row table:style-name="ro2">
          <table:table-cell table:formula="of:=[.A414]+1" office:value-type="float" office:value="413">
            <text:p>413</text:p>
          </table:table-cell>
          <table:table-cell table:formula="of:=[.B414]" office:value-type="float" office:value="0.1">
            <text:p>0,1</text:p>
          </table:table-cell>
          <table:table-cell table:formula="of:=[.C414]" office:value-type="float" office:value="27">
            <text:p>27</text:p>
          </table:table-cell>
          <table:table-cell table:formula="of:=[.A415]*[.B415]" office:value-type="float" office:value="41.3">
            <text:p>41,3</text:p>
          </table:table-cell>
          <table:table-cell table:formula="of:=EXP(-([.D415]^2/(2*[.C415]^2)))/SQRT(PI()*2*[.C415]^2)" office:value-type="float" office:value="0.00458640493148642">
            <text:p>0,0045864049</text:p>
          </table:table-cell>
          <table:table-cell table:formula="of:=[.F414]" office:value-type="float" office:value="0.0147756400148679">
            <text:p>0,01477564</text:p>
          </table:table-cell>
          <table:table-cell table:formula="of:=1000*[.E415]/[.F415]" office:value-type="float" office:value="310.403131564614">
            <text:p>310,4031315646</text:p>
          </table:table-cell>
          <table:table-cell table:number-columns-repeated="7"/>
        </table:table-row>
        <table:table-row table:style-name="ro2">
          <table:table-cell table:formula="of:=[.A415]+1" office:value-type="float" office:value="414">
            <text:p>414</text:p>
          </table:table-cell>
          <table:table-cell table:formula="of:=[.B415]" office:value-type="float" office:value="0.1">
            <text:p>0,1</text:p>
          </table:table-cell>
          <table:table-cell table:formula="of:=[.C415]" office:value-type="float" office:value="27">
            <text:p>27</text:p>
          </table:table-cell>
          <table:table-cell table:formula="of:=[.A416]*[.B416]" office:value-type="float" office:value="41.4">
            <text:p>41,4</text:p>
          </table:table-cell>
          <table:table-cell table:formula="of:=EXP(-([.D416]^2/(2*[.C416]^2)))/SQRT(PI()*2*[.C416]^2)" office:value-type="float" office:value="0.00456046377873517">
            <text:p>0,0045604638</text:p>
          </table:table-cell>
          <table:table-cell table:formula="of:=[.F415]" office:value-type="float" office:value="0.0147756400148679">
            <text:p>0,01477564</text:p>
          </table:table-cell>
          <table:table-cell table:formula="of:=1000*[.E416]/[.F416]" office:value-type="float" office:value="308.647461236619">
            <text:p>308,6474612366</text:p>
          </table:table-cell>
          <table:table-cell table:number-columns-repeated="7"/>
        </table:table-row>
        <table:table-row table:style-name="ro2">
          <table:table-cell table:formula="of:=[.A416]+1" office:value-type="float" office:value="415">
            <text:p>415</text:p>
          </table:table-cell>
          <table:table-cell table:formula="of:=[.B416]" office:value-type="float" office:value="0.1">
            <text:p>0,1</text:p>
          </table:table-cell>
          <table:table-cell table:formula="of:=[.C416]" office:value-type="float" office:value="27">
            <text:p>27</text:p>
          </table:table-cell>
          <table:table-cell table:formula="of:=[.A417]*[.B417]" office:value-type="float" office:value="41.5">
            <text:p>41,5</text:p>
          </table:table-cell>
          <table:table-cell table:formula="of:=EXP(-([.D417]^2/(2*[.C417]^2)))/SQRT(PI()*2*[.C417]^2)" office:value-type="float" office:value="0.00453460714812658">
            <text:p>0,0045346071</text:p>
          </table:table-cell>
          <table:table-cell table:formula="of:=[.F416]" office:value-type="float" office:value="0.0147756400148679">
            <text:p>0,01477564</text:p>
          </table:table-cell>
          <table:table-cell table:formula="of:=1000*[.E417]/[.F417]" office:value-type="float" office:value="306.897511279624">
            <text:p>306,8975112796</text:p>
          </table:table-cell>
          <table:table-cell table:number-columns-repeated="7"/>
        </table:table-row>
        <table:table-row table:style-name="ro2">
          <table:table-cell table:formula="of:=[.A417]+1" office:value-type="float" office:value="416">
            <text:p>416</text:p>
          </table:table-cell>
          <table:table-cell table:formula="of:=[.B417]" office:value-type="float" office:value="0.1">
            <text:p>0,1</text:p>
          </table:table-cell>
          <table:table-cell table:formula="of:=[.C417]" office:value-type="float" office:value="27">
            <text:p>27</text:p>
          </table:table-cell>
          <table:table-cell table:formula="of:=[.A418]*[.B418]" office:value-type="float" office:value="41.6">
            <text:p>41,6</text:p>
          </table:table-cell>
          <table:table-cell table:formula="of:=EXP(-([.D418]^2/(2*[.C418]^2)))/SQRT(PI()*2*[.C418]^2)" office:value-type="float" office:value="0.00450883526779906">
            <text:p>0,0045088353</text:p>
          </table:table-cell>
          <table:table-cell table:formula="of:=[.F417]" office:value-type="float" office:value="0.0147756400148679">
            <text:p>0,01477564</text:p>
          </table:table-cell>
          <table:table-cell table:formula="of:=1000*[.E418]/[.F418]" office:value-type="float" office:value="305.153297133801">
            <text:p>305,1532971338</text:p>
          </table:table-cell>
          <table:table-cell table:number-columns-repeated="7"/>
        </table:table-row>
        <table:table-row table:style-name="ro2">
          <table:table-cell table:formula="of:=[.A418]+1" office:value-type="float" office:value="417">
            <text:p>417</text:p>
          </table:table-cell>
          <table:table-cell table:formula="of:=[.B418]" office:value-type="float" office:value="0.1">
            <text:p>0,1</text:p>
          </table:table-cell>
          <table:table-cell table:formula="of:=[.C418]" office:value-type="float" office:value="27">
            <text:p>27</text:p>
          </table:table-cell>
          <table:table-cell table:formula="of:=[.A419]*[.B419]" office:value-type="float" office:value="41.7">
            <text:p>41,7</text:p>
          </table:table-cell>
          <table:table-cell table:formula="of:=EXP(-([.D419]^2/(2*[.C419]^2)))/SQRT(PI()*2*[.C419]^2)" office:value-type="float" office:value="0.00448314836111829">
            <text:p>0,0044831484</text:p>
          </table:table-cell>
          <table:table-cell table:formula="of:=[.F418]" office:value-type="float" office:value="0.0147756400148679">
            <text:p>0,01477564</text:p>
          </table:table-cell>
          <table:table-cell table:formula="of:=1000*[.E419]/[.F419]" office:value-type="float" office:value="303.414833916308">
            <text:p>303,4148339163</text:p>
          </table:table-cell>
          <table:table-cell table:number-columns-repeated="7"/>
        </table:table-row>
        <table:table-row table:style-name="ro2">
          <table:table-cell table:formula="of:=[.A419]+1" office:value-type="float" office:value="418">
            <text:p>418</text:p>
          </table:table-cell>
          <table:table-cell table:formula="of:=[.B419]" office:value-type="float" office:value="0.1">
            <text:p>0,1</text:p>
          </table:table-cell>
          <table:table-cell table:formula="of:=[.C419]" office:value-type="float" office:value="27">
            <text:p>27</text:p>
          </table:table-cell>
          <table:table-cell table:formula="of:=[.A420]*[.B420]" office:value-type="float" office:value="41.8">
            <text:p>41,8</text:p>
          </table:table-cell>
          <table:table-cell table:formula="of:=EXP(-([.D420]^2/(2*[.C420]^2)))/SQRT(PI()*2*[.C420]^2)" office:value-type="float" office:value="0.00445754664669205">
            <text:p>0,0044575466</text:p>
          </table:table-cell>
          <table:table-cell table:formula="of:=[.F419]" office:value-type="float" office:value="0.0147756400148679">
            <text:p>0,01477564</text:p>
          </table:table-cell>
          <table:table-cell table:formula="of:=1000*[.E420]/[.F420]" office:value-type="float" office:value="301.682136422292">
            <text:p>301,6821364223</text:p>
          </table:table-cell>
          <table:table-cell table:number-columns-repeated="7"/>
        </table:table-row>
        <table:table-row table:style-name="ro2">
          <table:table-cell table:formula="of:=[.A420]+1" office:value-type="float" office:value="419">
            <text:p>419</text:p>
          </table:table-cell>
          <table:table-cell table:formula="of:=[.B420]" office:value-type="float" office:value="0.1">
            <text:p>0,1</text:p>
          </table:table-cell>
          <table:table-cell table:formula="of:=[.C420]" office:value-type="float" office:value="27">
            <text:p>27</text:p>
          </table:table-cell>
          <table:table-cell table:formula="of:=[.A421]*[.B421]" office:value-type="float" office:value="41.9">
            <text:p>41,9</text:p>
          </table:table-cell>
          <table:table-cell table:formula="of:=EXP(-([.D421]^2/(2*[.C421]^2)))/SQRT(PI()*2*[.C421]^2)" office:value-type="float" office:value="0.00443203033838542">
            <text:p>0,0044320303</text:p>
          </table:table-cell>
          <table:table-cell table:formula="of:=[.F420]" office:value-type="float" office:value="0.0147756400148679">
            <text:p>0,01477564</text:p>
          </table:table-cell>
          <table:table-cell table:formula="of:=1000*[.E421]/[.F421]" office:value-type="float" office:value="299.955219125921">
            <text:p>299,9552191259</text:p>
          </table:table-cell>
          <table:table-cell table:number-columns-repeated="7"/>
        </table:table-row>
        <table:table-row table:style-name="ro2">
          <table:table-cell table:formula="of:=[.A421]+1" office:value-type="float" office:value="420">
            <text:p>420</text:p>
          </table:table-cell>
          <table:table-cell table:formula="of:=[.B421]" office:value-type="float" office:value="0.1">
            <text:p>0,1</text:p>
          </table:table-cell>
          <table:table-cell table:formula="of:=[.C421]" office:value-type="float" office:value="27">
            <text:p>27</text:p>
          </table:table-cell>
          <table:table-cell table:formula="of:=[.A422]*[.B422]" office:value-type="float" office:value="42">
            <text:p>42</text:p>
          </table:table-cell>
          <table:table-cell table:formula="of:=EXP(-([.D422]^2/(2*[.C422]^2)))/SQRT(PI()*2*[.C422]^2)" office:value-type="float" office:value="0.00440659964533617">
            <text:p>0,0044065996</text:p>
          </table:table-cell>
          <table:table-cell table:formula="of:=[.F421]" office:value-type="float" office:value="0.0147756400148679">
            <text:p>0,01477564</text:p>
          </table:table-cell>
          <table:table-cell table:formula="of:=1000*[.E422]/[.F422]" office:value-type="float" office:value="298.234096181422">
            <text:p>298,2340961814</text:p>
          </table:table-cell>
          <table:table-cell table:number-columns-repeated="7"/>
        </table:table-row>
        <table:table-row table:style-name="ro2">
          <table:table-cell table:formula="of:=[.A422]+1" office:value-type="float" office:value="421">
            <text:p>421</text:p>
          </table:table-cell>
          <table:table-cell table:formula="of:=[.B422]" office:value-type="float" office:value="0.1">
            <text:p>0,1</text:p>
          </table:table-cell>
          <table:table-cell table:formula="of:=[.C422]" office:value-type="float" office:value="27">
            <text:p>27</text:p>
          </table:table-cell>
          <table:table-cell table:formula="of:=[.A423]*[.B423]" office:value-type="float" office:value="42.1">
            <text:p>42,1</text:p>
          </table:table-cell>
          <table:table-cell table:formula="of:=EXP(-([.D423]^2/(2*[.C423]^2)))/SQRT(PI()*2*[.C423]^2)" office:value-type="float" office:value="0.00438125477197031">
            <text:p>0,0043812548</text:p>
          </table:table-cell>
          <table:table-cell table:formula="of:=[.F422]" office:value-type="float" office:value="0.0147756400148679">
            <text:p>0,01477564</text:p>
          </table:table-cell>
          <table:table-cell table:formula="of:=1000*[.E423]/[.F423]" office:value-type="float" office:value="296.518781424135">
            <text:p>296,5187814241</text:p>
          </table:table-cell>
          <table:table-cell table:number-columns-repeated="7"/>
        </table:table-row>
        <table:table-row table:style-name="ro2">
          <table:table-cell table:formula="of:=[.A423]+1" office:value-type="float" office:value="422">
            <text:p>422</text:p>
          </table:table-cell>
          <table:table-cell table:formula="of:=[.B423]" office:value-type="float" office:value="0.1">
            <text:p>0,1</text:p>
          </table:table-cell>
          <table:table-cell table:formula="of:=[.C423]" office:value-type="float" office:value="27">
            <text:p>27</text:p>
          </table:table-cell>
          <table:table-cell table:formula="of:=[.A424]*[.B424]" office:value-type="float" office:value="42.2">
            <text:p>42,2</text:p>
          </table:table-cell>
          <table:table-cell table:formula="of:=EXP(-([.D424]^2/(2*[.C424]^2)))/SQRT(PI()*2*[.C424]^2)" office:value-type="float" office:value="0.00435599591801801">
            <text:p>0,0043559959</text:p>
          </table:table-cell>
          <table:table-cell table:formula="of:=[.F423]" office:value-type="float" office:value="0.0147756400148679">
            <text:p>0,01477564</text:p>
          </table:table-cell>
          <table:table-cell table:formula="of:=1000*[.E424]/[.F424]" office:value-type="float" office:value="294.809288371591">
            <text:p>294,8092883716</text:p>
          </table:table-cell>
          <table:table-cell table:number-columns-repeated="7"/>
        </table:table-row>
        <table:table-row table:style-name="ro2">
          <table:table-cell table:formula="of:=[.A424]+1" office:value-type="float" office:value="423">
            <text:p>423</text:p>
          </table:table-cell>
          <table:table-cell table:formula="of:=[.B424]" office:value-type="float" office:value="0.1">
            <text:p>0,1</text:p>
          </table:table-cell>
          <table:table-cell table:formula="of:=[.C424]" office:value-type="float" office:value="27">
            <text:p>27</text:p>
          </table:table-cell>
          <table:table-cell table:formula="of:=[.A425]*[.B425]" office:value-type="float" office:value="42.3">
            <text:p>42,3</text:p>
          </table:table-cell>
          <table:table-cell table:formula="of:=EXP(-([.D425]^2/(2*[.C425]^2)))/SQRT(PI()*2*[.C425]^2)" office:value-type="float" office:value="0.00433082327852965">
            <text:p>0,0043308233</text:p>
          </table:table-cell>
          <table:table-cell table:formula="of:=[.F424]" office:value-type="float" office:value="0.0147756400148679">
            <text:p>0,01477564</text:p>
          </table:table-cell>
          <table:table-cell table:formula="of:=1000*[.E425]/[.F425]" office:value-type="float" office:value="293.105630224599">
            <text:p>293,1056302246</text:p>
          </table:table-cell>
          <table:table-cell table:number-columns-repeated="7"/>
        </table:table-row>
        <table:table-row table:style-name="ro2">
          <table:table-cell table:formula="of:=[.A425]+1" office:value-type="float" office:value="424">
            <text:p>424</text:p>
          </table:table-cell>
          <table:table-cell table:formula="of:=[.B425]" office:value-type="float" office:value="0.1">
            <text:p>0,1</text:p>
          </table:table-cell>
          <table:table-cell table:formula="of:=[.C425]" office:value-type="float" office:value="27">
            <text:p>27</text:p>
          </table:table-cell>
          <table:table-cell table:formula="of:=[.A426]*[.B426]" office:value-type="float" office:value="42.4">
            <text:p>42,4</text:p>
          </table:table-cell>
          <table:table-cell table:formula="of:=EXP(-([.D426]^2/(2*[.C426]^2)))/SQRT(PI()*2*[.C426]^2)" office:value-type="float" office:value="0.00430573704389214">
            <text:p>0,004305737</text:p>
          </table:table-cell>
          <table:table-cell table:formula="of:=[.F425]" office:value-type="float" office:value="0.0147756400148679">
            <text:p>0,01477564</text:p>
          </table:table-cell>
          <table:table-cell table:formula="of:=1000*[.E426]/[.F426]" office:value-type="float" office:value="291.407819868346">
            <text:p>291,4078198683</text:p>
          </table:table-cell>
          <table:table-cell table:number-columns-repeated="7"/>
        </table:table-row>
        <table:table-row table:style-name="ro2">
          <table:table-cell table:formula="of:=[.A426]+1" office:value-type="float" office:value="425">
            <text:p>425</text:p>
          </table:table-cell>
          <table:table-cell table:formula="of:=[.B426]" office:value-type="float" office:value="0.1">
            <text:p>0,1</text:p>
          </table:table-cell>
          <table:table-cell table:formula="of:=[.C426]" office:value-type="float" office:value="27">
            <text:p>27</text:p>
          </table:table-cell>
          <table:table-cell table:formula="of:=[.A427]*[.B427]" office:value-type="float" office:value="42.5">
            <text:p>42,5</text:p>
          </table:table-cell>
          <table:table-cell table:formula="of:=EXP(-([.D427]^2/(2*[.C427]^2)))/SQRT(PI()*2*[.C427]^2)" office:value-type="float" office:value="0.00428073739984545">
            <text:p>0,0042807374</text:p>
          </table:table-cell>
          <table:table-cell table:formula="of:=[.F426]" office:value-type="float" office:value="0.0147756400148679">
            <text:p>0,01477564</text:p>
          </table:table-cell>
          <table:table-cell table:formula="of:=1000*[.E427]/[.F427]" office:value-type="float" office:value="289.715869873521">
            <text:p>289,7158698735</text:p>
          </table:table-cell>
          <table:table-cell table:number-columns-repeated="7"/>
        </table:table-row>
        <table:table-row table:style-name="ro2">
          <table:table-cell table:formula="of:=[.A427]+1" office:value-type="float" office:value="426">
            <text:p>426</text:p>
          </table:table-cell>
          <table:table-cell table:formula="of:=[.B427]" office:value-type="float" office:value="0.1">
            <text:p>0,1</text:p>
          </table:table-cell>
          <table:table-cell table:formula="of:=[.C427]" office:value-type="float" office:value="27">
            <text:p>27</text:p>
          </table:table-cell>
          <table:table-cell table:formula="of:=[.A428]*[.B428]" office:value-type="float" office:value="42.6">
            <text:p>42,6</text:p>
          </table:table-cell>
          <table:table-cell table:formula="of:=EXP(-([.D428]^2/(2*[.C428]^2)))/SQRT(PI()*2*[.C428]^2)" office:value-type="float" office:value="0.00425582452749935">
            <text:p>0,0042558245</text:p>
          </table:table-cell>
          <table:table-cell table:formula="of:=[.F427]" office:value-type="float" office:value="0.0147756400148679">
            <text:p>0,01477564</text:p>
          </table:table-cell>
          <table:table-cell table:formula="of:=1000*[.E428]/[.F428]" office:value-type="float" office:value="288.029792497445">
            <text:p>288,0297924974</text:p>
          </table:table-cell>
          <table:table-cell table:number-columns-repeated="7"/>
        </table:table-row>
        <table:table-row table:style-name="ro2">
          <table:table-cell table:formula="of:=[.A428]+1" office:value-type="float" office:value="427">
            <text:p>427</text:p>
          </table:table-cell>
          <table:table-cell table:formula="of:=[.B428]" office:value-type="float" office:value="0.1">
            <text:p>0,1</text:p>
          </table:table-cell>
          <table:table-cell table:formula="of:=[.C428]" office:value-type="float" office:value="27">
            <text:p>27</text:p>
          </table:table-cell>
          <table:table-cell table:formula="of:=[.A429]*[.B429]" office:value-type="float" office:value="42.7">
            <text:p>42,7</text:p>
          </table:table-cell>
          <table:table-cell table:formula="of:=EXP(-([.D429]^2/(2*[.C429]^2)))/SQRT(PI()*2*[.C429]^2)" office:value-type="float" office:value="0.00423099860335041">
            <text:p>0,0042309986</text:p>
          </table:table-cell>
          <table:table-cell table:formula="of:=[.F428]" office:value-type="float" office:value="0.0147756400148679">
            <text:p>0,01477564</text:p>
          </table:table-cell>
          <table:table-cell table:formula="of:=1000*[.E429]/[.F429]" office:value-type="float" office:value="286.349599685225">
            <text:p>286,3495996852</text:p>
          </table:table-cell>
          <table:table-cell table:number-columns-repeated="7"/>
        </table:table-row>
        <table:table-row table:style-name="ro2">
          <table:table-cell table:formula="of:=[.A429]+1" office:value-type="float" office:value="428">
            <text:p>428</text:p>
          </table:table-cell>
          <table:table-cell table:formula="of:=[.B429]" office:value-type="float" office:value="0.1">
            <text:p>0,1</text:p>
          </table:table-cell>
          <table:table-cell table:formula="of:=[.C429]" office:value-type="float" office:value="27">
            <text:p>27</text:p>
          </table:table-cell>
          <table:table-cell table:formula="of:=[.A430]*[.B430]" office:value-type="float" office:value="42.8">
            <text:p>42,8</text:p>
          </table:table-cell>
          <table:table-cell table:formula="of:=EXP(-([.D430]^2/(2*[.C430]^2)))/SQRT(PI()*2*[.C430]^2)" office:value-type="float" office:value="0.00420625979929917">
            <text:p>0,0042062598</text:p>
          </table:table-cell>
          <table:table-cell table:formula="of:=[.F429]" office:value-type="float" office:value="0.0147756400148679">
            <text:p>0,01477564</text:p>
          </table:table-cell>
          <table:table-cell table:formula="of:=1000*[.E430]/[.F430]" office:value-type="float" office:value="284.675303070909">
            <text:p>284,6753030709</text:p>
          </table:table-cell>
          <table:table-cell table:number-columns-repeated="7"/>
        </table:table-row>
        <table:table-row table:style-name="ro2">
          <table:table-cell table:formula="of:=[.A430]+1" office:value-type="float" office:value="429">
            <text:p>429</text:p>
          </table:table-cell>
          <table:table-cell table:formula="of:=[.B430]" office:value-type="float" office:value="0.1">
            <text:p>0,1</text:p>
          </table:table-cell>
          <table:table-cell table:formula="of:=[.C430]" office:value-type="float" office:value="27">
            <text:p>27</text:p>
          </table:table-cell>
          <table:table-cell table:formula="of:=[.A431]*[.B431]" office:value-type="float" office:value="42.9">
            <text:p>42,9</text:p>
          </table:table-cell>
          <table:table-cell table:formula="of:=EXP(-([.D431]^2/(2*[.C431]^2)))/SQRT(PI()*2*[.C431]^2)" office:value-type="float" office:value="0.00418160828266756">
            <text:p>0,0041816083</text:p>
          </table:table-cell>
          <table:table-cell table:formula="of:=[.F430]" office:value-type="float" office:value="0.0147756400148679">
            <text:p>0,01477564</text:p>
          </table:table-cell>
          <table:table-cell table:formula="of:=1000*[.E431]/[.F431]" office:value-type="float" office:value="283.006913978674">
            <text:p>283,0069139787</text:p>
          </table:table-cell>
          <table:table-cell table:number-columns-repeated="7"/>
        </table:table-row>
        <table:table-row table:style-name="ro2">
          <table:table-cell table:formula="of:=[.A431]+1" office:value-type="float" office:value="430">
            <text:p>430</text:p>
          </table:table-cell>
          <table:table-cell table:formula="of:=[.B431]" office:value-type="float" office:value="0.1">
            <text:p>0,1</text:p>
          </table:table-cell>
          <table:table-cell table:formula="of:=[.C431]" office:value-type="float" office:value="27">
            <text:p>27</text:p>
          </table:table-cell>
          <table:table-cell table:formula="of:=[.A432]*[.B432]" office:value-type="float" office:value="43">
            <text:p>43</text:p>
          </table:table-cell>
          <table:table-cell table:formula="of:=EXP(-([.D432]^2/(2*[.C432]^2)))/SQRT(PI()*2*[.C432]^2)" office:value-type="float" office:value="0.00415704421621652">
            <text:p>0,0041570442</text:p>
          </table:table-cell>
          <table:table-cell table:formula="of:=[.F431]" office:value-type="float" office:value="0.0147756400148679">
            <text:p>0,01477564</text:p>
          </table:table-cell>
          <table:table-cell table:formula="of:=1000*[.E432]/[.F432]" office:value-type="float" office:value="281.344443424009">
            <text:p>281,344443424</text:p>
          </table:table-cell>
          <table:table-cell table:number-columns-repeated="7"/>
        </table:table-row>
        <table:table-row table:style-name="ro2">
          <table:table-cell table:formula="of:=[.A432]+1" office:value-type="float" office:value="431">
            <text:p>431</text:p>
          </table:table-cell>
          <table:table-cell table:formula="of:=[.B432]" office:value-type="float" office:value="0.1">
            <text:p>0,1</text:p>
          </table:table-cell>
          <table:table-cell table:formula="of:=[.C432]" office:value-type="float" office:value="27">
            <text:p>27</text:p>
          </table:table-cell>
          <table:table-cell table:formula="of:=[.A433]*[.B433]" office:value-type="float" office:value="43.1">
            <text:p>43,1</text:p>
          </table:table-cell>
          <table:table-cell table:formula="of:=EXP(-([.D433]^2/(2*[.C433]^2)))/SQRT(PI()*2*[.C433]^2)" office:value-type="float" office:value="0.00413256775816381">
            <text:p>0,0041325678</text:p>
          </table:table-cell>
          <table:table-cell table:formula="of:=[.F432]" office:value-type="float" office:value="0.0147756400148679">
            <text:p>0,01477564</text:p>
          </table:table-cell>
          <table:table-cell table:formula="of:=1000*[.E433]/[.F433]" office:value-type="float" office:value="279.68790211493">
            <text:p>279,6879021149</text:p>
          </table:table-cell>
          <table:table-cell table:number-columns-repeated="7"/>
        </table:table-row>
        <table:table-row table:style-name="ro2">
          <table:table-cell table:formula="of:=[.A433]+1" office:value-type="float" office:value="432">
            <text:p>432</text:p>
          </table:table-cell>
          <table:table-cell table:formula="of:=[.B433]" office:value-type="float" office:value="0.1">
            <text:p>0,1</text:p>
          </table:table-cell>
          <table:table-cell table:formula="of:=[.C433]" office:value-type="float" office:value="27">
            <text:p>27</text:p>
          </table:table-cell>
          <table:table-cell table:formula="of:=[.A434]*[.B434]" office:value-type="float" office:value="43.2">
            <text:p>43,2</text:p>
          </table:table-cell>
          <table:table-cell table:formula="of:=EXP(-([.D434]^2/(2*[.C434]^2)))/SQRT(PI()*2*[.C434]^2)" office:value-type="float" office:value="0.00410817906220206">
            <text:p>0,0041081791</text:p>
          </table:table-cell>
          <table:table-cell table:formula="of:=[.F433]" office:value-type="float" office:value="0.0147756400148679">
            <text:p>0,01477564</text:p>
          </table:table-cell>
          <table:table-cell table:formula="of:=1000*[.E434]/[.F434]" office:value-type="float" office:value="278.037300453194">
            <text:p>278,0373004532</text:p>
          </table:table-cell>
          <table:table-cell table:number-columns-repeated="7"/>
        </table:table-row>
        <table:table-row table:style-name="ro2">
          <table:table-cell table:formula="of:=[.A434]+1" office:value-type="float" office:value="433">
            <text:p>433</text:p>
          </table:table-cell>
          <table:table-cell table:formula="of:=[.B434]" office:value-type="float" office:value="0.1">
            <text:p>0,1</text:p>
          </table:table-cell>
          <table:table-cell table:formula="of:=[.C434]" office:value-type="float" office:value="27">
            <text:p>27</text:p>
          </table:table-cell>
          <table:table-cell table:formula="of:=[.A435]*[.B435]" office:value-type="float" office:value="43.3">
            <text:p>43,3</text:p>
          </table:table-cell>
          <table:table-cell table:formula="of:=EXP(-([.D435]^2/(2*[.C435]^2)))/SQRT(PI()*2*[.C435]^2)" office:value-type="float" office:value="0.00408387827751697">
            <text:p>0,0040838783</text:p>
          </table:table-cell>
          <table:table-cell table:formula="of:=[.F434]" office:value-type="float" office:value="0.0147756400148679">
            <text:p>0,01477564</text:p>
          </table:table-cell>
          <table:table-cell table:formula="of:=1000*[.E435]/[.F435]" office:value-type="float" office:value="276.392648535536">
            <text:p>276,3926485355</text:p>
          </table:table-cell>
          <table:table-cell table:number-columns-repeated="7"/>
        </table:table-row>
        <table:table-row table:style-name="ro2">
          <table:table-cell table:formula="of:=[.A435]+1" office:value-type="float" office:value="434">
            <text:p>434</text:p>
          </table:table-cell>
          <table:table-cell table:formula="of:=[.B435]" office:value-type="float" office:value="0.1">
            <text:p>0,1</text:p>
          </table:table-cell>
          <table:table-cell table:formula="of:=[.C435]" office:value-type="float" office:value="27">
            <text:p>27</text:p>
          </table:table-cell>
          <table:table-cell table:formula="of:=[.A436]*[.B436]" office:value-type="float" office:value="43.4">
            <text:p>43,4</text:p>
          </table:table-cell>
          <table:table-cell table:formula="of:=EXP(-([.D436]^2/(2*[.C436]^2)))/SQRT(PI()*2*[.C436]^2)" office:value-type="float" office:value="0.00405966554880582">
            <text:p>0,0040596655</text:p>
          </table:table-cell>
          <table:table-cell table:formula="of:=[.F435]" office:value-type="float" office:value="0.0147756400148679">
            <text:p>0,01477564</text:p>
          </table:table-cell>
          <table:table-cell table:formula="of:=1000*[.E436]/[.F436]" office:value-type="float" office:value="274.753956154915">
            <text:p>274,7539561549</text:p>
          </table:table-cell>
          <table:table-cell table:number-columns-repeated="7"/>
        </table:table-row>
        <table:table-row table:style-name="ro2">
          <table:table-cell table:formula="of:=[.A436]+1" office:value-type="float" office:value="435">
            <text:p>435</text:p>
          </table:table-cell>
          <table:table-cell table:formula="of:=[.B436]" office:value-type="float" office:value="0.1">
            <text:p>0,1</text:p>
          </table:table-cell>
          <table:table-cell table:formula="of:=[.C436]" office:value-type="float" office:value="27">
            <text:p>27</text:p>
          </table:table-cell>
          <table:table-cell table:formula="of:=[.A437]*[.B437]" office:value-type="float" office:value="43.5">
            <text:p>43,5</text:p>
          </table:table-cell>
          <table:table-cell table:formula="of:=EXP(-([.D437]^2/(2*[.C437]^2)))/SQRT(PI()*2*[.C437]^2)" office:value-type="float" office:value="0.004035541016296">
            <text:p>0,004035541</text:p>
          </table:table-cell>
          <table:table-cell table:formula="of:=[.F436]" office:value-type="float" office:value="0.0147756400148679">
            <text:p>0,01477564</text:p>
          </table:table-cell>
          <table:table-cell table:formula="of:=1000*[.E437]/[.F437]" office:value-type="float" office:value="273.121232801778">
            <text:p>273,1212328018</text:p>
          </table:table-cell>
          <table:table-cell table:number-columns-repeated="7"/>
        </table:table-row>
        <table:table-row table:style-name="ro2">
          <table:table-cell table:formula="of:=[.A437]+1" office:value-type="float" office:value="436">
            <text:p>436</text:p>
          </table:table-cell>
          <table:table-cell table:formula="of:=[.B437]" office:value-type="float" office:value="0.1">
            <text:p>0,1</text:p>
          </table:table-cell>
          <table:table-cell table:formula="of:=[.C437]" office:value-type="float" office:value="27">
            <text:p>27</text:p>
          </table:table-cell>
          <table:table-cell table:formula="of:=[.A438]*[.B438]" office:value-type="float" office:value="43.6">
            <text:p>43,6</text:p>
          </table:table-cell>
          <table:table-cell table:formula="of:=EXP(-([.D438]^2/(2*[.C438]^2)))/SQRT(PI()*2*[.C438]^2)" office:value-type="float" office:value="0.00401150481576395">
            <text:p>0,0040115048</text:p>
          </table:table-cell>
          <table:table-cell table:formula="of:=[.F437]" office:value-type="float" office:value="0.0147756400148679">
            <text:p>0,01477564</text:p>
          </table:table-cell>
          <table:table-cell table:formula="of:=1000*[.E438]/[.F438]" office:value-type="float" office:value="271.494487665333">
            <text:p>271,4944876653</text:p>
          </table:table-cell>
          <table:table-cell table:number-columns-repeated="7"/>
        </table:table-row>
        <table:table-row table:style-name="ro2">
          <table:table-cell table:formula="of:=[.A438]+1" office:value-type="float" office:value="437">
            <text:p>437</text:p>
          </table:table-cell>
          <table:table-cell table:formula="of:=[.B438]" office:value-type="float" office:value="0.1">
            <text:p>0,1</text:p>
          </table:table-cell>
          <table:table-cell table:formula="of:=[.C438]" office:value-type="float" office:value="27">
            <text:p>27</text:p>
          </table:table-cell>
          <table:table-cell table:formula="of:=[.A439]*[.B439]" office:value-type="float" office:value="43.7">
            <text:p>43,7</text:p>
          </table:table-cell>
          <table:table-cell table:formula="of:=EXP(-([.D439]^2/(2*[.C439]^2)))/SQRT(PI()*2*[.C439]^2)" office:value-type="float" office:value="0.00398755707855409">
            <text:p>0,0039875571</text:p>
          </table:table-cell>
          <table:table-cell table:formula="of:=[.F438]" office:value-type="float" office:value="0.0147756400148679">
            <text:p>0,01477564</text:p>
          </table:table-cell>
          <table:table-cell table:formula="of:=1000*[.E439]/[.F439]" office:value-type="float" office:value="269.873729634834">
            <text:p>269,8737296348</text:p>
          </table:table-cell>
          <table:table-cell table:number-columns-repeated="7"/>
        </table:table-row>
        <table:table-row table:style-name="ro2">
          <table:table-cell table:formula="of:=[.A439]+1" office:value-type="float" office:value="438">
            <text:p>438</text:p>
          </table:table-cell>
          <table:table-cell table:formula="of:=[.B439]" office:value-type="float" office:value="0.1">
            <text:p>0,1</text:p>
          </table:table-cell>
          <table:table-cell table:formula="of:=[.C439]" office:value-type="float" office:value="27">
            <text:p>27</text:p>
          </table:table-cell>
          <table:table-cell table:formula="of:=[.A440]*[.B440]" office:value-type="float" office:value="43.8">
            <text:p>43,8</text:p>
          </table:table-cell>
          <table:table-cell table:formula="of:=EXP(-([.D440]^2/(2*[.C440]^2)))/SQRT(PI()*2*[.C440]^2)" office:value-type="float" office:value="0.00396369793159809">
            <text:p>0,0039636979</text:p>
          </table:table-cell>
          <table:table-cell table:formula="of:=[.F439]" office:value-type="float" office:value="0.0147756400148679">
            <text:p>0,01477564</text:p>
          </table:table-cell>
          <table:table-cell table:formula="of:=1000*[.E440]/[.F440]" office:value-type="float" office:value="268.258967300885">
            <text:p>268,2589673009</text:p>
          </table:table-cell>
          <table:table-cell table:number-columns-repeated="7"/>
        </table:table-row>
        <table:table-row table:style-name="ro2">
          <table:table-cell table:formula="of:=[.A440]+1" office:value-type="float" office:value="439">
            <text:p>439</text:p>
          </table:table-cell>
          <table:table-cell table:formula="of:=[.B440]" office:value-type="float" office:value="0.1">
            <text:p>0,1</text:p>
          </table:table-cell>
          <table:table-cell table:formula="of:=[.C440]" office:value-type="float" office:value="27">
            <text:p>27</text:p>
          </table:table-cell>
          <table:table-cell table:formula="of:=[.A441]*[.B441]" office:value-type="float" office:value="43.9">
            <text:p>43,9</text:p>
          </table:table-cell>
          <table:table-cell table:formula="of:=EXP(-([.D441]^2/(2*[.C441]^2)))/SQRT(PI()*2*[.C441]^2)" office:value-type="float" office:value="0.00393992749743425">
            <text:p>0,0039399275</text:p>
          </table:table-cell>
          <table:table-cell table:formula="of:=[.F440]" office:value-type="float" office:value="0.0147756400148679">
            <text:p>0,01477564</text:p>
          </table:table-cell>
          <table:table-cell table:formula="of:=1000*[.E441]/[.F441]" office:value-type="float" office:value="266.650208956751">
            <text:p>266,6502089568</text:p>
          </table:table-cell>
          <table:table-cell table:number-columns-repeated="7"/>
        </table:table-row>
        <table:table-row table:style-name="ro2">
          <table:table-cell table:formula="of:=[.A441]+1" office:value-type="float" office:value="440">
            <text:p>440</text:p>
          </table:table-cell>
          <table:table-cell table:formula="of:=[.B441]" office:value-type="float" office:value="0.1">
            <text:p>0,1</text:p>
          </table:table-cell>
          <table:table-cell table:formula="of:=[.C441]" office:value-type="float" office:value="27">
            <text:p>27</text:p>
          </table:table-cell>
          <table:table-cell table:formula="of:=[.A442]*[.B442]" office:value-type="float" office:value="44">
            <text:p>44</text:p>
          </table:table-cell>
          <table:table-cell table:formula="of:=EXP(-([.D442]^2/(2*[.C442]^2)))/SQRT(PI()*2*[.C442]^2)" office:value-type="float" office:value="0.00391624589422707">
            <text:p>0,0039162459</text:p>
          </table:table-cell>
          <table:table-cell table:formula="of:=[.F441]" office:value-type="float" office:value="0.0147756400148679">
            <text:p>0,01477564</text:p>
          </table:table-cell>
          <table:table-cell table:formula="of:=1000*[.E442]/[.F442]" office:value-type="float" office:value="265.047462599683">
            <text:p>265,0474625997</text:p>
          </table:table-cell>
          <table:table-cell table:number-columns-repeated="7"/>
        </table:table-row>
        <table:table-row table:style-name="ro2">
          <table:table-cell table:formula="of:=[.A442]+1" office:value-type="float" office:value="441">
            <text:p>441</text:p>
          </table:table-cell>
          <table:table-cell table:formula="of:=[.B442]" office:value-type="float" office:value="0.1">
            <text:p>0,1</text:p>
          </table:table-cell>
          <table:table-cell table:formula="of:=[.C442]" office:value-type="float" office:value="27">
            <text:p>27</text:p>
          </table:table-cell>
          <table:table-cell table:formula="of:=[.A443]*[.B443]" office:value-type="float" office:value="44.1">
            <text:p>44,1</text:p>
          </table:table-cell>
          <table:table-cell table:formula="of:=EXP(-([.D443]^2/(2*[.C443]^2)))/SQRT(PI()*2*[.C443]^2)" office:value-type="float" office:value="0.00389265323578704">
            <text:p>0,0038926532</text:p>
          </table:table-cell>
          <table:table-cell table:formula="of:=[.F442]" office:value-type="float" office:value="0.0147756400148679">
            <text:p>0,01477564</text:p>
          </table:table-cell>
          <table:table-cell table:formula="of:=1000*[.E443]/[.F443]" office:value-type="float" office:value="263.450735932257">
            <text:p>263,4507359323</text:p>
          </table:table-cell>
          <table:table-cell table:number-columns-repeated="7"/>
        </table:table-row>
        <table:table-row table:style-name="ro2">
          <table:table-cell table:formula="of:=[.A443]+1" office:value-type="float" office:value="442">
            <text:p>442</text:p>
          </table:table-cell>
          <table:table-cell table:formula="of:=[.B443]" office:value-type="float" office:value="0.1">
            <text:p>0,1</text:p>
          </table:table-cell>
          <table:table-cell table:formula="of:=[.C443]" office:value-type="float" office:value="27">
            <text:p>27</text:p>
          </table:table-cell>
          <table:table-cell table:formula="of:=[.A444]*[.B444]" office:value-type="float" office:value="44.2">
            <text:p>44,2</text:p>
          </table:table-cell>
          <table:table-cell table:formula="of:=EXP(-([.D444]^2/(2*[.C444]^2)))/SQRT(PI()*2*[.C444]^2)" office:value-type="float" office:value="0.00386914963159058">
            <text:p>0,0038691496</text:p>
          </table:table-cell>
          <table:table-cell table:formula="of:=[.F443]" office:value-type="float" office:value="0.0147756400148679">
            <text:p>0,01477564</text:p>
          </table:table-cell>
          <table:table-cell table:formula="of:=1000*[.E444]/[.F444]" office:value-type="float" office:value="261.860036363723">
            <text:p>261,8600363637</text:p>
          </table:table-cell>
          <table:table-cell table:number-columns-repeated="7"/>
        </table:table-row>
        <table:table-row table:style-name="ro2">
          <table:table-cell table:formula="of:=[.A444]+1" office:value-type="float" office:value="443">
            <text:p>443</text:p>
          </table:table-cell>
          <table:table-cell table:formula="of:=[.B444]" office:value-type="float" office:value="0.1">
            <text:p>0,1</text:p>
          </table:table-cell>
          <table:table-cell table:formula="of:=[.C444]" office:value-type="float" office:value="27">
            <text:p>27</text:p>
          </table:table-cell>
          <table:table-cell table:formula="of:=[.A445]*[.B445]" office:value-type="float" office:value="44.3">
            <text:p>44,3</text:p>
          </table:table-cell>
          <table:table-cell table:formula="of:=EXP(-([.D445]^2/(2*[.C445]^2)))/SQRT(PI()*2*[.C445]^2)" office:value-type="float" office:value="0.00384573518680014">
            <text:p>0,0038457352</text:p>
          </table:table-cell>
          <table:table-cell table:formula="of:=[.F444]" office:value-type="float" office:value="0.0147756400148679">
            <text:p>0,01477564</text:p>
          </table:table-cell>
          <table:table-cell table:formula="of:=1000*[.E445]/[.F445]" office:value-type="float" office:value="260.275371011367">
            <text:p>260,2753710114</text:p>
          </table:table-cell>
          <table:table-cell table:number-columns-repeated="7"/>
        </table:table-row>
        <table:table-row table:style-name="ro2">
          <table:table-cell table:formula="of:=[.A445]+1" office:value-type="float" office:value="444">
            <text:p>444</text:p>
          </table:table-cell>
          <table:table-cell table:formula="of:=[.B445]" office:value-type="float" office:value="0.1">
            <text:p>0,1</text:p>
          </table:table-cell>
          <table:table-cell table:formula="of:=[.C445]" office:value-type="float" office:value="27">
            <text:p>27</text:p>
          </table:table-cell>
          <table:table-cell table:formula="of:=[.A446]*[.B446]" office:value-type="float" office:value="44.4">
            <text:p>44,4</text:p>
          </table:table-cell>
          <table:table-cell table:formula="of:=EXP(-([.D446]^2/(2*[.C446]^2)))/SQRT(PI()*2*[.C446]^2)" office:value-type="float" office:value="0.00382241000228451">
            <text:p>0,00382241</text:p>
          </table:table-cell>
          <table:table-cell table:formula="of:=[.F445]" office:value-type="float" office:value="0.0147756400148679">
            <text:p>0,01477564</text:p>
          </table:table-cell>
          <table:table-cell table:formula="of:=1000*[.E446]/[.F446]" office:value-type="float" office:value="258.696746701885">
            <text:p>258,6967467019</text:p>
          </table:table-cell>
          <table:table-cell table:number-columns-repeated="7"/>
        </table:table-row>
        <table:table-row table:style-name="ro2">
          <table:table-cell table:formula="of:=[.A446]+1" office:value-type="float" office:value="445">
            <text:p>445</text:p>
          </table:table-cell>
          <table:table-cell table:formula="of:=[.B446]" office:value-type="float" office:value="0.1">
            <text:p>0,1</text:p>
          </table:table-cell>
          <table:table-cell table:formula="of:=[.C446]" office:value-type="float" office:value="27">
            <text:p>27</text:p>
          </table:table-cell>
          <table:table-cell table:formula="of:=[.A447]*[.B447]" office:value-type="float" office:value="44.5">
            <text:p>44,5</text:p>
          </table:table-cell>
          <table:table-cell table:formula="of:=EXP(-([.D447]^2/(2*[.C447]^2)))/SQRT(PI()*2*[.C447]^2)" office:value-type="float" office:value="0.0037991741746393">
            <text:p>0,0037991742</text:p>
          </table:table-cell>
          <table:table-cell table:formula="of:=[.F446]" office:value-type="float" office:value="0.0147756400148679">
            <text:p>0,01477564</text:p>
          </table:table-cell>
          <table:table-cell table:formula="of:=1000*[.E447]/[.F447]" office:value-type="float" office:value="257.124169972767">
            <text:p>257,1241699728</text:p>
          </table:table-cell>
          <table:table-cell table:number-columns-repeated="7"/>
        </table:table-row>
        <table:table-row table:style-name="ro2">
          <table:table-cell table:formula="of:=[.A447]+1" office:value-type="float" office:value="446">
            <text:p>446</text:p>
          </table:table-cell>
          <table:table-cell table:formula="of:=[.B447]" office:value-type="float" office:value="0.1">
            <text:p>0,1</text:p>
          </table:table-cell>
          <table:table-cell table:formula="of:=[.C447]" office:value-type="float" office:value="27">
            <text:p>27</text:p>
          </table:table-cell>
          <table:table-cell table:formula="of:=[.A448]*[.B448]" office:value-type="float" office:value="44.6">
            <text:p>44,6</text:p>
          </table:table-cell>
          <table:table-cell table:formula="of:=EXP(-([.D448]^2/(2*[.C448]^2)))/SQRT(PI()*2*[.C448]^2)" office:value-type="float" office:value="0.00377602779620755">
            <text:p>0,0037760278</text:p>
          </table:table-cell>
          <table:table-cell table:formula="of:=[.F447]" office:value-type="float" office:value="0.0147756400148679">
            <text:p>0,01477564</text:p>
          </table:table-cell>
          <table:table-cell table:formula="of:=1000*[.E448]/[.F448]" office:value-type="float" office:value="255.557647073694">
            <text:p>255,5576470737</text:p>
          </table:table-cell>
          <table:table-cell table:number-columns-repeated="7"/>
        </table:table-row>
        <table:table-row table:style-name="ro2">
          <table:table-cell table:formula="of:=[.A448]+1" office:value-type="float" office:value="447">
            <text:p>447</text:p>
          </table:table-cell>
          <table:table-cell table:formula="of:=[.B448]" office:value-type="float" office:value="0.1">
            <text:p>0,1</text:p>
          </table:table-cell>
          <table:table-cell table:formula="of:=[.C448]" office:value-type="float" office:value="27">
            <text:p>27</text:p>
          </table:table-cell>
          <table:table-cell table:formula="of:=[.A449]*[.B449]" office:value-type="float" office:value="44.7">
            <text:p>44,7</text:p>
          </table:table-cell>
          <table:table-cell table:formula="of:=EXP(-([.D449]^2/(2*[.C449]^2)))/SQRT(PI()*2*[.C449]^2)" office:value-type="float" office:value="0.00375297095510053">
            <text:p>0,003752971</text:p>
          </table:table-cell>
          <table:table-cell table:formula="of:=[.F448]" office:value-type="float" office:value="0.0147756400148679">
            <text:p>0,01477564</text:p>
          </table:table-cell>
          <table:table-cell table:formula="of:=1000*[.E449]/[.F449]" office:value-type="float" office:value="253.997183967945">
            <text:p>253,9971839679</text:p>
          </table:table-cell>
          <table:table-cell table:number-columns-repeated="7"/>
        </table:table-row>
        <table:table-row table:style-name="ro2">
          <table:table-cell table:formula="of:=[.A449]+1" office:value-type="float" office:value="448">
            <text:p>448</text:p>
          </table:table-cell>
          <table:table-cell table:formula="of:=[.B449]" office:value-type="float" office:value="0.1">
            <text:p>0,1</text:p>
          </table:table-cell>
          <table:table-cell table:formula="of:=[.C449]" office:value-type="float" office:value="27">
            <text:p>27</text:p>
          </table:table-cell>
          <table:table-cell table:formula="of:=[.A450]*[.B450]" office:value-type="float" office:value="44.8">
            <text:p>44,8</text:p>
          </table:table-cell>
          <table:table-cell table:formula="of:=EXP(-([.D450]^2/(2*[.C450]^2)))/SQRT(PI()*2*[.C450]^2)" office:value-type="float" office:value="0.00373000373521872">
            <text:p>0,0037300037</text:p>
          </table:table-cell>
          <table:table-cell table:formula="of:=[.F449]" office:value-type="float" office:value="0.0147756400148679">
            <text:p>0,01477564</text:p>
          </table:table-cell>
          <table:table-cell table:formula="of:=1000*[.E450]/[.F450]" office:value-type="float" office:value="252.442786333819">
            <text:p>252,4427863338</text:p>
          </table:table-cell>
          <table:table-cell table:number-columns-repeated="7"/>
        </table:table-row>
        <table:table-row table:style-name="ro2">
          <table:table-cell table:formula="of:=[.A450]+1" office:value-type="float" office:value="449">
            <text:p>449</text:p>
          </table:table-cell>
          <table:table-cell table:formula="of:=[.B450]" office:value-type="float" office:value="0.1">
            <text:p>0,1</text:p>
          </table:table-cell>
          <table:table-cell table:formula="of:=[.C450]" office:value-type="float" office:value="27">
            <text:p>27</text:p>
          </table:table-cell>
          <table:table-cell table:formula="of:=[.A451]*[.B451]" office:value-type="float" office:value="44.9">
            <text:p>44,9</text:p>
          </table:table-cell>
          <table:table-cell table:formula="of:=EXP(-([.D451]^2/(2*[.C451]^2)))/SQRT(PI()*2*[.C451]^2)" office:value-type="float" office:value="0.00370712621627291">
            <text:p>0,0037071262</text:p>
          </table:table-cell>
          <table:table-cell table:formula="of:=[.F450]" office:value-type="float" office:value="0.0147756400148679">
            <text:p>0,01477564</text:p>
          </table:table-cell>
          <table:table-cell table:formula="of:=1000*[.E451]/[.F451]" office:value-type="float" office:value="250.894459566059">
            <text:p>250,8944595661</text:p>
          </table:table-cell>
          <table:table-cell table:number-columns-repeated="7"/>
        </table:table-row>
        <table:table-row table:style-name="ro2">
          <table:table-cell table:formula="of:=[.A451]+1" office:value-type="float" office:value="450">
            <text:p>450</text:p>
          </table:table-cell>
          <table:table-cell table:formula="of:=[.B451]" office:value-type="float" office:value="0.1">
            <text:p>0,1</text:p>
          </table:table-cell>
          <table:table-cell table:formula="of:=[.C451]" office:value-type="float" office:value="27">
            <text:p>27</text:p>
          </table:table-cell>
          <table:table-cell table:formula="of:=[.A452]*[.B452]" office:value-type="float" office:value="45">
            <text:p>45</text:p>
          </table:table-cell>
          <table:table-cell table:formula="of:=EXP(-([.D452]^2/(2*[.C452]^2)))/SQRT(PI()*2*[.C452]^2)" office:value-type="float" office:value="0.00368433847380551">
            <text:p>0,0036843385</text:p>
          </table:table-cell>
          <table:table-cell table:formula="of:=[.F451]" office:value-type="float" office:value="0.0147756400148679">
            <text:p>0,01477564</text:p>
          </table:table-cell>
          <table:table-cell table:formula="of:=1000*[.E452]/[.F452]" office:value-type="float" office:value="249.352208777296">
            <text:p>249,3522087773</text:p>
          </table:table-cell>
          <table:table-cell table:number-columns-repeated="7"/>
        </table:table-row>
        <table:table-row table:style-name="ro2">
          <table:table-cell table:formula="of:=[.A452]+1" office:value-type="float" office:value="451">
            <text:p>451</text:p>
          </table:table-cell>
          <table:table-cell table:formula="of:=[.B452]" office:value-type="float" office:value="0.1">
            <text:p>0,1</text:p>
          </table:table-cell>
          <table:table-cell table:formula="of:=[.C452]" office:value-type="float" office:value="27">
            <text:p>27</text:p>
          </table:table-cell>
          <table:table-cell table:formula="of:=[.A453]*[.B453]" office:value-type="float" office:value="45.1">
            <text:p>45,1</text:p>
          </table:table-cell>
          <table:table-cell table:formula="of:=EXP(-([.D453]^2/(2*[.C453]^2)))/SQRT(PI()*2*[.C453]^2)" office:value-type="float" office:value="0.00366164057921194">
            <text:p>0,0036616406</text:p>
          </table:table-cell>
          <table:table-cell table:formula="of:=[.F452]" office:value-type="float" office:value="0.0147756400148679">
            <text:p>0,01477564</text:p>
          </table:table-cell>
          <table:table-cell table:formula="of:=1000*[.E453]/[.F453]" office:value-type="float" office:value="247.8160387995">
            <text:p>247,8160387995</text:p>
          </table:table-cell>
          <table:table-cell table:number-columns-repeated="7"/>
        </table:table-row>
        <table:table-row table:style-name="ro2">
          <table:table-cell table:formula="of:=[.A453]+1" office:value-type="float" office:value="452">
            <text:p>452</text:p>
          </table:table-cell>
          <table:table-cell table:formula="of:=[.B453]" office:value-type="float" office:value="0.1">
            <text:p>0,1</text:p>
          </table:table-cell>
          <table:table-cell table:formula="of:=[.C453]" office:value-type="float" office:value="27">
            <text:p>27</text:p>
          </table:table-cell>
          <table:table-cell table:formula="of:=[.A454]*[.B454]" office:value-type="float" office:value="45.2">
            <text:p>45,2</text:p>
          </table:table-cell>
          <table:table-cell table:formula="of:=EXP(-([.D454]^2/(2*[.C454]^2)))/SQRT(PI()*2*[.C454]^2)" office:value-type="float" office:value="0.00363903259976227">
            <text:p>0,0036390326</text:p>
          </table:table-cell>
          <table:table-cell table:formula="of:=[.F453]" office:value-type="float" office:value="0.0147756400148679">
            <text:p>0,01477564</text:p>
          </table:table-cell>
          <table:table-cell table:formula="of:=1000*[.E454]/[.F454]" office:value-type="float" office:value="246.285954185438">
            <text:p>246,2859541854</text:p>
          </table:table-cell>
          <table:table-cell table:number-columns-repeated="7"/>
        </table:table-row>
        <table:table-row table:style-name="ro2">
          <table:table-cell table:formula="of:=[.A454]+1" office:value-type="float" office:value="453">
            <text:p>453</text:p>
          </table:table-cell>
          <table:table-cell table:formula="of:=[.B454]" office:value-type="float" office:value="0.1">
            <text:p>0,1</text:p>
          </table:table-cell>
          <table:table-cell table:formula="of:=[.C454]" office:value-type="float" office:value="27">
            <text:p>27</text:p>
          </table:table-cell>
          <table:table-cell table:formula="of:=[.A455]*[.B455]" office:value-type="float" office:value="45.3">
            <text:p>45,3</text:p>
          </table:table-cell>
          <table:table-cell table:formula="of:=EXP(-([.D455]^2/(2*[.C455]^2)))/SQRT(PI()*2*[.C455]^2)" office:value-type="float" office:value="0.00361651459862289">
            <text:p>0,0036165146</text:p>
          </table:table-cell>
          <table:table-cell table:formula="of:=[.F454]" office:value-type="float" office:value="0.0147756400148679">
            <text:p>0,01477564</text:p>
          </table:table-cell>
          <table:table-cell table:formula="of:=1000*[.E455]/[.F455]" office:value-type="float" office:value="244.761959210146">
            <text:p>244,7619592101</text:p>
          </table:table-cell>
          <table:table-cell table:number-columns-repeated="7"/>
        </table:table-row>
        <table:table-row table:style-name="ro2">
          <table:table-cell table:formula="of:=[.A455]+1" office:value-type="float" office:value="454">
            <text:p>454</text:p>
          </table:table-cell>
          <table:table-cell table:formula="of:=[.B455]" office:value-type="float" office:value="0.1">
            <text:p>0,1</text:p>
          </table:table-cell>
          <table:table-cell table:formula="of:=[.C455]" office:value-type="float" office:value="27">
            <text:p>27</text:p>
          </table:table-cell>
          <table:table-cell table:formula="of:=[.A456]*[.B456]" office:value-type="float" office:value="45.4">
            <text:p>45,4</text:p>
          </table:table-cell>
          <table:table-cell table:formula="of:=EXP(-([.D456]^2/(2*[.C456]^2)))/SQRT(PI()*2*[.C456]^2)" office:value-type="float" office:value="0.00359408663487847">
            <text:p>0,0035940866</text:p>
          </table:table-cell>
          <table:table-cell table:formula="of:=[.F455]" office:value-type="float" office:value="0.0147756400148679">
            <text:p>0,01477564</text:p>
          </table:table-cell>
          <table:table-cell table:formula="of:=1000*[.E456]/[.F456]" office:value-type="float" office:value="243.244057872414">
            <text:p>243,2440578724</text:p>
          </table:table-cell>
          <table:table-cell table:number-columns-repeated="7"/>
        </table:table-row>
        <table:table-row table:style-name="ro2">
          <table:table-cell table:formula="of:=[.A456]+1" office:value-type="float" office:value="455">
            <text:p>455</text:p>
          </table:table-cell>
          <table:table-cell table:formula="of:=[.B456]" office:value-type="float" office:value="0.1">
            <text:p>0,1</text:p>
          </table:table-cell>
          <table:table-cell table:formula="of:=[.C456]" office:value-type="float" office:value="27">
            <text:p>27</text:p>
          </table:table-cell>
          <table:table-cell table:formula="of:=[.A457]*[.B457]" office:value-type="float" office:value="45.5">
            <text:p>45,5</text:p>
          </table:table-cell>
          <table:table-cell table:formula="of:=EXP(-([.D457]^2/(2*[.C457]^2)))/SQRT(PI()*2*[.C457]^2)" office:value-type="float" office:value="0.00357174876355391">
            <text:p>0,0035717488</text:p>
          </table:table-cell>
          <table:table-cell table:formula="of:=[.F456]" office:value-type="float" office:value="0.0147756400148679">
            <text:p>0,01477564</text:p>
          </table:table-cell>
          <table:table-cell table:formula="of:=1000*[.E457]/[.F457]" office:value-type="float" office:value="241.732253896269">
            <text:p>241,7322538963</text:p>
          </table:table-cell>
          <table:table-cell table:number-columns-repeated="7"/>
        </table:table-row>
        <table:table-row table:style-name="ro2">
          <table:table-cell table:formula="of:=[.A457]+1" office:value-type="float" office:value="456">
            <text:p>456</text:p>
          </table:table-cell>
          <table:table-cell table:formula="of:=[.B457]" office:value-type="float" office:value="0.1">
            <text:p>0,1</text:p>
          </table:table-cell>
          <table:table-cell table:formula="of:=[.C457]" office:value-type="float" office:value="27">
            <text:p>27</text:p>
          </table:table-cell>
          <table:table-cell table:formula="of:=[.A458]*[.B458]" office:value-type="float" office:value="45.6">
            <text:p>45,6</text:p>
          </table:table-cell>
          <table:table-cell table:formula="of:=EXP(-([.D458]^2/(2*[.C458]^2)))/SQRT(PI()*2*[.C458]^2)" office:value-type="float" office:value="0.00354950103563655">
            <text:p>0,003549501</text:p>
          </table:table-cell>
          <table:table-cell table:formula="of:=[.F457]" office:value-type="float" office:value="0.0147756400148679">
            <text:p>0,01477564</text:p>
          </table:table-cell>
          <table:table-cell table:formula="of:=1000*[.E458]/[.F458]" office:value-type="float" office:value="240.226550732482">
            <text:p>240,2265507325</text:p>
          </table:table-cell>
          <table:table-cell table:number-columns-repeated="7"/>
        </table:table-row>
        <table:table-row table:style-name="ro2">
          <table:table-cell table:formula="of:=[.A458]+1" office:value-type="float" office:value="457">
            <text:p>457</text:p>
          </table:table-cell>
          <table:table-cell table:formula="of:=[.B458]" office:value-type="float" office:value="0.1">
            <text:p>0,1</text:p>
          </table:table-cell>
          <table:table-cell table:formula="of:=[.C458]" office:value-type="float" office:value="27">
            <text:p>27</text:p>
          </table:table-cell>
          <table:table-cell table:formula="of:=[.A459]*[.B459]" office:value-type="float" office:value="45.7">
            <text:p>45,7</text:p>
          </table:table-cell>
          <table:table-cell table:formula="of:=EXP(-([.D459]^2/(2*[.C459]^2)))/SQRT(PI()*2*[.C459]^2)" office:value-type="float" office:value="0.00352734349809848">
            <text:p>0,0035273435</text:p>
          </table:table-cell>
          <table:table-cell table:formula="of:=[.F458]" office:value-type="float" office:value="0.0147756400148679">
            <text:p>0,01477564</text:p>
          </table:table-cell>
          <table:table-cell table:formula="of:=1000*[.E459]/[.F459]" office:value-type="float" office:value="238.726951560075">
            <text:p>238,7269515601</text:p>
          </table:table-cell>
          <table:table-cell table:number-columns-repeated="7"/>
        </table:table-row>
        <table:table-row table:style-name="ro2">
          <table:table-cell table:formula="of:=[.A459]+1" office:value-type="float" office:value="458">
            <text:p>458</text:p>
          </table:table-cell>
          <table:table-cell table:formula="of:=[.B459]" office:value-type="float" office:value="0.1">
            <text:p>0,1</text:p>
          </table:table-cell>
          <table:table-cell table:formula="of:=[.C459]" office:value-type="float" office:value="27">
            <text:p>27</text:p>
          </table:table-cell>
          <table:table-cell table:formula="of:=[.A460]*[.B460]" office:value-type="float" office:value="45.8">
            <text:p>45,8</text:p>
          </table:table-cell>
          <table:table-cell table:formula="of:=EXP(-([.D460]^2/(2*[.C460]^2)))/SQRT(PI()*2*[.C460]^2)" office:value-type="float" office:value="0.00350527619391893">
            <text:p>0,0035052762</text:p>
          </table:table-cell>
          <table:table-cell table:formula="of:=[.F459]" office:value-type="float" office:value="0.0147756400148679">
            <text:p>0,01477564</text:p>
          </table:table-cell>
          <table:table-cell table:formula="of:=1000*[.E460]/[.F460]" office:value-type="float" office:value="237.23345928784">
            <text:p>237,2334592878</text:p>
          </table:table-cell>
          <table:table-cell table:number-columns-repeated="7"/>
        </table:table-row>
        <table:table-row table:style-name="ro2">
          <table:table-cell table:formula="of:=[.A460]+1" office:value-type="float" office:value="459">
            <text:p>459</text:p>
          </table:table-cell>
          <table:table-cell table:formula="of:=[.B460]" office:value-type="float" office:value="0.1">
            <text:p>0,1</text:p>
          </table:table-cell>
          <table:table-cell table:formula="of:=[.C460]" office:value-type="float" office:value="27">
            <text:p>27</text:p>
          </table:table-cell>
          <table:table-cell table:formula="of:=[.A461]*[.B461]" office:value-type="float" office:value="45.9">
            <text:p>45,9</text:p>
          </table:table-cell>
          <table:table-cell table:formula="of:=EXP(-([.D461]^2/(2*[.C461]^2)))/SQRT(PI()*2*[.C461]^2)" office:value-type="float" office:value="0.00348329916210692">
            <text:p>0,0034832992</text:p>
          </table:table-cell>
          <table:table-cell table:formula="of:=[.F460]" office:value-type="float" office:value="0.0147756400148679">
            <text:p>0,01477564</text:p>
          </table:table-cell>
          <table:table-cell table:formula="of:=1000*[.E461]/[.F461]" office:value-type="float" office:value="235.746076555863">
            <text:p>235,7460765559</text:p>
          </table:table-cell>
          <table:table-cell table:number-columns-repeated="7"/>
        </table:table-row>
        <table:table-row table:style-name="ro2">
          <table:table-cell table:formula="of:=[.A461]+1" office:value-type="float" office:value="460">
            <text:p>460</text:p>
          </table:table-cell>
          <table:table-cell table:formula="of:=[.B461]" office:value-type="float" office:value="0.1">
            <text:p>0,1</text:p>
          </table:table-cell>
          <table:table-cell table:formula="of:=[.C461]" office:value-type="float" office:value="27">
            <text:p>27</text:p>
          </table:table-cell>
          <table:table-cell table:formula="of:=[.A462]*[.B462]" office:value-type="float" office:value="46">
            <text:p>46</text:p>
          </table:table-cell>
          <table:table-cell table:formula="of:=EXP(-([.D462]^2/(2*[.C462]^2)))/SQRT(PI()*2*[.C462]^2)" office:value-type="float" office:value="0.00346141243772391">
            <text:p>0,0034614124</text:p>
          </table:table-cell>
          <table:table-cell table:formula="of:=[.F461]" office:value-type="float" office:value="0.0147756400148679">
            <text:p>0,01477564</text:p>
          </table:table-cell>
          <table:table-cell table:formula="of:=1000*[.E462]/[.F462]" office:value-type="float" office:value="234.26480573707">
            <text:p>234,2648057371</text:p>
          </table:table-cell>
          <table:table-cell table:number-columns-repeated="7"/>
        </table:table-row>
        <table:table-row table:style-name="ro2">
          <table:table-cell table:formula="of:=[.A462]+1" office:value-type="float" office:value="461">
            <text:p>461</text:p>
          </table:table-cell>
          <table:table-cell table:formula="of:=[.B462]" office:value-type="float" office:value="0.1">
            <text:p>0,1</text:p>
          </table:table-cell>
          <table:table-cell table:formula="of:=[.C462]" office:value-type="float" office:value="27">
            <text:p>27</text:p>
          </table:table-cell>
          <table:table-cell table:formula="of:=[.A463]*[.B463]" office:value-type="float" office:value="46.1">
            <text:p>46,1</text:p>
          </table:table-cell>
          <table:table-cell table:formula="of:=EXP(-([.D463]^2/(2*[.C463]^2)))/SQRT(PI()*2*[.C463]^2)" office:value-type="float" office:value="0.00343961605190663">
            <text:p>0,0034396161</text:p>
          </table:table-cell>
          <table:table-cell table:formula="of:=[.F462]" office:value-type="float" office:value="0.0147756400148679">
            <text:p>0,01477564</text:p>
          </table:table-cell>
          <table:table-cell table:formula="of:=1000*[.E463]/[.F463]" office:value-type="float" office:value="232.789648938763">
            <text:p>232,7896489388</text:p>
          </table:table-cell>
          <table:table-cell table:number-columns-repeated="7"/>
        </table:table-row>
        <table:table-row table:style-name="ro2">
          <table:table-cell table:formula="of:=[.A463]+1" office:value-type="float" office:value="462">
            <text:p>462</text:p>
          </table:table-cell>
          <table:table-cell table:formula="of:=[.B463]" office:value-type="float" office:value="0.1">
            <text:p>0,1</text:p>
          </table:table-cell>
          <table:table-cell table:formula="of:=[.C463]" office:value-type="float" office:value="27">
            <text:p>27</text:p>
          </table:table-cell>
          <table:table-cell table:formula="of:=[.A464]*[.B464]" office:value-type="float" office:value="46.2">
            <text:p>46,2</text:p>
          </table:table-cell>
          <table:table-cell table:formula="of:=EXP(-([.D464]^2/(2*[.C464]^2)))/SQRT(PI()*2*[.C464]^2)" office:value-type="float" office:value="0.00341791003189008">
            <text:p>0,00341791</text:p>
          </table:table-cell>
          <table:table-cell table:formula="of:=[.F463]" office:value-type="float" office:value="0.0147756400148679">
            <text:p>0,01477564</text:p>
          </table:table-cell>
          <table:table-cell table:formula="of:=1000*[.E464]/[.F464]" office:value-type="float" office:value="231.320608004177">
            <text:p>231,3206080042</text:p>
          </table:table-cell>
          <table:table-cell table:number-columns-repeated="7"/>
        </table:table-row>
        <table:table-row table:style-name="ro2">
          <table:table-cell table:formula="of:=[.A464]+1" office:value-type="float" office:value="463">
            <text:p>463</text:p>
          </table:table-cell>
          <table:table-cell table:formula="of:=[.B464]" office:value-type="float" office:value="0.1">
            <text:p>0,1</text:p>
          </table:table-cell>
          <table:table-cell table:formula="of:=[.C464]" office:value-type="float" office:value="27">
            <text:p>27</text:p>
          </table:table-cell>
          <table:table-cell table:formula="of:=[.A465]*[.B465]" office:value-type="float" office:value="46.3">
            <text:p>46,3</text:p>
          </table:table-cell>
          <table:table-cell table:formula="of:=EXP(-([.D465]^2/(2*[.C465]^2)))/SQRT(PI()*2*[.C465]^2)" office:value-type="float" office:value="0.00339629440103056">
            <text:p>0,0033962944</text:p>
          </table:table-cell>
          <table:table-cell table:formula="of:=[.F464]" office:value-type="float" office:value="0.0147756400148679">
            <text:p>0,01477564</text:p>
          </table:table-cell>
          <table:table-cell table:formula="of:=1000*[.E465]/[.F465]" office:value-type="float" office:value="229.857684514043">
            <text:p>229,857684514</text:p>
          </table:table-cell>
          <table:table-cell table:number-columns-repeated="7"/>
        </table:table-row>
        <table:table-row table:style-name="ro2">
          <table:table-cell table:formula="of:=[.A465]+1" office:value-type="float" office:value="464">
            <text:p>464</text:p>
          </table:table-cell>
          <table:table-cell table:formula="of:=[.B465]" office:value-type="float" office:value="0.1">
            <text:p>0,1</text:p>
          </table:table-cell>
          <table:table-cell table:formula="of:=[.C465]" office:value-type="float" office:value="27">
            <text:p>27</text:p>
          </table:table-cell>
          <table:table-cell table:formula="of:=[.A466]*[.B466]" office:value-type="float" office:value="46.4">
            <text:p>46,4</text:p>
          </table:table-cell>
          <table:table-cell table:formula="of:=EXP(-([.D466]^2/(2*[.C466]^2)))/SQRT(PI()*2*[.C466]^2)" office:value-type="float" office:value="0.00337476917882892">
            <text:p>0,0033747692</text:p>
          </table:table-cell>
          <table:table-cell table:formula="of:=[.F465]" office:value-type="float" office:value="0.0147756400148679">
            <text:p>0,01477564</text:p>
          </table:table-cell>
          <table:table-cell table:formula="of:=1000*[.E466]/[.F466]" office:value-type="float" office:value="228.400879788157">
            <text:p>228,4008797882</text:p>
          </table:table-cell>
          <table:table-cell table:number-columns-repeated="7"/>
        </table:table-row>
        <table:table-row table:style-name="ro2">
          <table:table-cell table:formula="of:=[.A466]+1" office:value-type="float" office:value="465">
            <text:p>465</text:p>
          </table:table-cell>
          <table:table-cell table:formula="of:=[.B466]" office:value-type="float" office:value="0.1">
            <text:p>0,1</text:p>
          </table:table-cell>
          <table:table-cell table:formula="of:=[.C466]" office:value-type="float" office:value="27">
            <text:p>27</text:p>
          </table:table-cell>
          <table:table-cell table:formula="of:=[.A467]*[.B467]" office:value-type="float" office:value="46.5">
            <text:p>46,5</text:p>
          </table:table-cell>
          <table:table-cell table:formula="of:=EXP(-([.D467]^2/(2*[.C467]^2)))/SQRT(PI()*2*[.C467]^2)" office:value-type="float" office:value="0.00335333438095382">
            <text:p>0,0033533344</text:p>
          </table:table-cell>
          <table:table-cell table:formula="of:=[.F466]" office:value-type="float" office:value="0.0147756400148679">
            <text:p>0,01477564</text:p>
          </table:table-cell>
          <table:table-cell table:formula="of:=1000*[.E467]/[.F467]" office:value-type="float" office:value="226.950194886959">
            <text:p>226,950194887</text:p>
          </table:table-cell>
          <table:table-cell table:number-columns-repeated="7"/>
        </table:table-row>
        <table:table-row table:style-name="ro2">
          <table:table-cell table:formula="of:=[.A467]+1" office:value-type="float" office:value="466">
            <text:p>466</text:p>
          </table:table-cell>
          <table:table-cell table:formula="of:=[.B467]" office:value-type="float" office:value="0.1">
            <text:p>0,1</text:p>
          </table:table-cell>
          <table:table-cell table:formula="of:=[.C467]" office:value-type="float" office:value="27">
            <text:p>27</text:p>
          </table:table-cell>
          <table:table-cell table:formula="of:=[.A468]*[.B468]" office:value-type="float" office:value="46.6">
            <text:p>46,6</text:p>
          </table:table-cell>
          <table:table-cell table:formula="of:=EXP(-([.D468]^2/(2*[.C468]^2)))/SQRT(PI()*2*[.C468]^2)" office:value-type="float" office:value="0.0033319900192652">
            <text:p>0,00333199</text:p>
          </table:table-cell>
          <table:table-cell table:formula="of:=[.F467]" office:value-type="float" office:value="0.0147756400148679">
            <text:p>0,01477564</text:p>
          </table:table-cell>
          <table:table-cell table:formula="of:=1000*[.E468]/[.F468]" office:value-type="float" office:value="225.505630613118">
            <text:p>225,5056306131</text:p>
          </table:table-cell>
          <table:table-cell table:number-columns-repeated="7"/>
        </table:table-row>
        <table:table-row table:style-name="ro2">
          <table:table-cell table:formula="of:=[.A468]+1" office:value-type="float" office:value="467">
            <text:p>467</text:p>
          </table:table-cell>
          <table:table-cell table:formula="of:=[.B468]" office:value-type="float" office:value="0.1">
            <text:p>0,1</text:p>
          </table:table-cell>
          <table:table-cell table:formula="of:=[.C468]" office:value-type="float" office:value="27">
            <text:p>27</text:p>
          </table:table-cell>
          <table:table-cell table:formula="of:=[.A469]*[.B469]" office:value-type="float" office:value="46.7">
            <text:p>46,7</text:p>
          </table:table-cell>
          <table:table-cell table:formula="of:=EXP(-([.D469]^2/(2*[.C469]^2)))/SQRT(PI()*2*[.C469]^2)" office:value-type="float" office:value="0.00331073610183782">
            <text:p>0,0033107361</text:p>
          </table:table-cell>
          <table:table-cell table:formula="of:=[.F468]" office:value-type="float" office:value="0.0147756400148679">
            <text:p>0,01477564</text:p>
          </table:table-cell>
          <table:table-cell table:formula="of:=1000*[.E469]/[.F469]" office:value-type="float" office:value="224.067187513124">
            <text:p>224,0671875131</text:p>
          </table:table-cell>
          <table:table-cell table:number-columns-repeated="7"/>
        </table:table-row>
        <table:table-row table:style-name="ro2">
          <table:table-cell table:formula="of:=[.A469]+1" office:value-type="float" office:value="468">
            <text:p>468</text:p>
          </table:table-cell>
          <table:table-cell table:formula="of:=[.B469]" office:value-type="float" office:value="0.1">
            <text:p>0,1</text:p>
          </table:table-cell>
          <table:table-cell table:formula="of:=[.C469]" office:value-type="float" office:value="27">
            <text:p>27</text:p>
          </table:table-cell>
          <table:table-cell table:formula="of:=[.A470]*[.B470]" office:value-type="float" office:value="46.8">
            <text:p>46,8</text:p>
          </table:table-cell>
          <table:table-cell table:formula="of:=EXP(-([.D470]^2/(2*[.C470]^2)))/SQRT(PI()*2*[.C470]^2)" office:value-type="float" office:value="0.00328957263298488">
            <text:p>0,0032895726</text:p>
          </table:table-cell>
          <table:table-cell table:formula="of:=[.F469]" office:value-type="float" office:value="0.0147756400148679">
            <text:p>0,01477564</text:p>
          </table:table-cell>
          <table:table-cell table:formula="of:=1000*[.E470]/[.F470]" office:value-type="float" office:value="222.634865878891">
            <text:p>222,6348658789</text:p>
          </table:table-cell>
          <table:table-cell table:number-columns-repeated="7"/>
        </table:table-row>
        <table:table-row table:style-name="ro2">
          <table:table-cell table:formula="of:=[.A470]+1" office:value-type="float" office:value="469">
            <text:p>469</text:p>
          </table:table-cell>
          <table:table-cell table:formula="of:=[.B470]" office:value-type="float" office:value="0.1">
            <text:p>0,1</text:p>
          </table:table-cell>
          <table:table-cell table:formula="of:=[.C470]" office:value-type="float" office:value="27">
            <text:p>27</text:p>
          </table:table-cell>
          <table:table-cell table:formula="of:=[.A471]*[.B471]" office:value-type="float" office:value="46.9">
            <text:p>46,9</text:p>
          </table:table-cell>
          <table:table-cell table:formula="of:=EXP(-([.D471]^2/(2*[.C471]^2)))/SQRT(PI()*2*[.C471]^2)" office:value-type="float" office:value="0.00326849961328183">
            <text:p>0,0032684996</text:p>
          </table:table-cell>
          <table:table-cell table:formula="of:=[.F470]" office:value-type="float" office:value="0.0147756400148679">
            <text:p>0,01477564</text:p>
          </table:table-cell>
          <table:table-cell table:formula="of:=1000*[.E471]/[.F471]" office:value-type="float" office:value="221.208665749364">
            <text:p>221,2086657494</text:p>
          </table:table-cell>
          <table:table-cell table:number-columns-repeated="7"/>
        </table:table-row>
        <table:table-row table:style-name="ro2">
          <table:table-cell table:formula="of:=[.A471]+1" office:value-type="float" office:value="470">
            <text:p>470</text:p>
          </table:table-cell>
          <table:table-cell table:formula="of:=[.B471]" office:value-type="float" office:value="0.1">
            <text:p>0,1</text:p>
          </table:table-cell>
          <table:table-cell table:formula="of:=[.C471]" office:value-type="float" office:value="27">
            <text:p>27</text:p>
          </table:table-cell>
          <table:table-cell table:formula="of:=[.A472]*[.B472]" office:value-type="float" office:value="47">
            <text:p>47</text:p>
          </table:table-cell>
          <table:table-cell table:formula="of:=EXP(-([.D472]^2/(2*[.C472]^2)))/SQRT(PI()*2*[.C472]^2)" office:value-type="float" office:value="0.00324751703959019">
            <text:p>0,003247517</text:p>
          </table:table-cell>
          <table:table-cell table:formula="of:=[.F471]" office:value-type="float" office:value="0.0147756400148679">
            <text:p>0,01477564</text:p>
          </table:table-cell>
          <table:table-cell table:formula="of:=1000*[.E472]/[.F472]" office:value-type="float" office:value="219.788586912134">
            <text:p>219,7885869121</text:p>
          </table:table-cell>
          <table:table-cell table:number-columns-repeated="7"/>
        </table:table-row>
        <table:table-row table:style-name="ro2">
          <table:table-cell table:formula="of:=[.A472]+1" office:value-type="float" office:value="471">
            <text:p>471</text:p>
          </table:table-cell>
          <table:table-cell table:formula="of:=[.B472]" office:value-type="float" office:value="0.1">
            <text:p>0,1</text:p>
          </table:table-cell>
          <table:table-cell table:formula="of:=[.C472]" office:value-type="float" office:value="27">
            <text:p>27</text:p>
          </table:table-cell>
          <table:table-cell table:formula="of:=[.A473]*[.B473]" office:value-type="float" office:value="47.1">
            <text:p>47,1</text:p>
          </table:table-cell>
          <table:table-cell table:formula="of:=EXP(-([.D473]^2/(2*[.C473]^2)))/SQRT(PI()*2*[.C473]^2)" office:value-type="float" office:value="0.00322662490508151">
            <text:p>0,0032266249</text:p>
          </table:table-cell>
          <table:table-cell table:formula="of:=[.F472]" office:value-type="float" office:value="0.0147756400148679">
            <text:p>0,01477564</text:p>
          </table:table-cell>
          <table:table-cell table:formula="of:=1000*[.E473]/[.F473]" office:value-type="float" office:value="218.374628905059">
            <text:p>218,3746289051</text:p>
          </table:table-cell>
          <table:table-cell table:number-columns-repeated="7"/>
        </table:table-row>
        <table:table-row table:style-name="ro2">
          <table:table-cell table:formula="of:=[.A473]+1" office:value-type="float" office:value="472">
            <text:p>472</text:p>
          </table:table-cell>
          <table:table-cell table:formula="of:=[.B473]" office:value-type="float" office:value="0.1">
            <text:p>0,1</text:p>
          </table:table-cell>
          <table:table-cell table:formula="of:=[.C473]" office:value-type="float" office:value="27">
            <text:p>27</text:p>
          </table:table-cell>
          <table:table-cell table:formula="of:=[.A474]*[.B474]" office:value-type="float" office:value="47.2">
            <text:p>47,2</text:p>
          </table:table-cell>
          <table:table-cell table:formula="of:=EXP(-([.D474]^2/(2*[.C474]^2)))/SQRT(PI()*2*[.C474]^2)" office:value-type="float" office:value="0.00320582319926147">
            <text:p>0,0032058232</text:p>
          </table:table-cell>
          <table:table-cell table:formula="of:=[.F473]" office:value-type="float" office:value="0.0147756400148679">
            <text:p>0,01477564</text:p>
          </table:table-cell>
          <table:table-cell table:formula="of:=1000*[.E474]/[.F474]" office:value-type="float" office:value="216.966791017894">
            <text:p>216,9667910179</text:p>
          </table:table-cell>
          <table:table-cell table:number-columns-repeated="7"/>
        </table:table-row>
        <table:table-row table:style-name="ro2">
          <table:table-cell table:formula="of:=[.A474]+1" office:value-type="float" office:value="473">
            <text:p>473</text:p>
          </table:table-cell>
          <table:table-cell table:formula="of:=[.B474]" office:value-type="float" office:value="0.1">
            <text:p>0,1</text:p>
          </table:table-cell>
          <table:table-cell table:formula="of:=[.C474]" office:value-type="float" office:value="27">
            <text:p>27</text:p>
          </table:table-cell>
          <table:table-cell table:formula="of:=[.A475]*[.B475]" office:value-type="float" office:value="47.3">
            <text:p>47,3</text:p>
          </table:table-cell>
          <table:table-cell table:formula="of:=EXP(-([.D475]^2/(2*[.C475]^2)))/SQRT(PI()*2*[.C475]^2)" office:value-type="float" office:value="0.003185111907994">
            <text:p>0,0031851119</text:p>
          </table:table-cell>
          <table:table-cell table:formula="of:=[.F474]" office:value-type="float" office:value="0.0147756400148679">
            <text:p>0,01477564</text:p>
          </table:table-cell>
          <table:table-cell table:formula="of:=1000*[.E475]/[.F475]" office:value-type="float" office:value="215.565072293924">
            <text:p>215,5650722939</text:p>
          </table:table-cell>
          <table:table-cell table:number-columns-repeated="7"/>
        </table:table-row>
        <table:table-row table:style-name="ro2">
          <table:table-cell table:formula="of:=[.A475]+1" office:value-type="float" office:value="474">
            <text:p>474</text:p>
          </table:table-cell>
          <table:table-cell table:formula="of:=[.B475]" office:value-type="float" office:value="0.1">
            <text:p>0,1</text:p>
          </table:table-cell>
          <table:table-cell table:formula="of:=[.C475]" office:value-type="float" office:value="27">
            <text:p>27</text:p>
          </table:table-cell>
          <table:table-cell table:formula="of:=[.A476]*[.B476]" office:value-type="float" office:value="47.4">
            <text:p>47,4</text:p>
          </table:table-cell>
          <table:table-cell table:formula="of:=EXP(-([.D476]^2/(2*[.C476]^2)))/SQRT(PI()*2*[.C476]^2)" office:value-type="float" office:value="0.00316449101352555">
            <text:p>0,003164491</text:p>
          </table:table-cell>
          <table:table-cell table:formula="of:=[.F475]" office:value-type="float" office:value="0.0147756400148679">
            <text:p>0,01477564</text:p>
          </table:table-cell>
          <table:table-cell table:formula="of:=1000*[.E476]/[.F476]" office:value-type="float" office:value="214.169471531609">
            <text:p>214,1694715316</text:p>
          </table:table-cell>
          <table:table-cell table:number-columns-repeated="7"/>
        </table:table-row>
        <table:table-row table:style-name="ro2">
          <table:table-cell table:formula="of:=[.A476]+1" office:value-type="float" office:value="475">
            <text:p>475</text:p>
          </table:table-cell>
          <table:table-cell table:formula="of:=[.B476]" office:value-type="float" office:value="0.1">
            <text:p>0,1</text:p>
          </table:table-cell>
          <table:table-cell table:formula="of:=[.C476]" office:value-type="float" office:value="27">
            <text:p>27</text:p>
          </table:table-cell>
          <table:table-cell table:formula="of:=[.A477]*[.B477]" office:value-type="float" office:value="47.5">
            <text:p>47,5</text:p>
          </table:table-cell>
          <table:table-cell table:formula="of:=EXP(-([.D477]^2/(2*[.C477]^2)))/SQRT(PI()*2*[.C477]^2)" office:value-type="float" office:value="0.00314396049450942">
            <text:p>0,0031439605</text:p>
          </table:table-cell>
          <table:table-cell table:formula="of:=[.F476]" office:value-type="float" office:value="0.0147756400148679">
            <text:p>0,01477564</text:p>
          </table:table-cell>
          <table:table-cell table:formula="of:=1000*[.E477]/[.F477]" office:value-type="float" office:value="212.779987286225">
            <text:p>212,7799872862</text:p>
          </table:table-cell>
          <table:table-cell table:number-columns-repeated="7"/>
        </table:table-row>
        <table:table-row table:style-name="ro2">
          <table:table-cell table:formula="of:=[.A477]+1" office:value-type="float" office:value="476">
            <text:p>476</text:p>
          </table:table-cell>
          <table:table-cell table:formula="of:=[.B477]" office:value-type="float" office:value="0.1">
            <text:p>0,1</text:p>
          </table:table-cell>
          <table:table-cell table:formula="of:=[.C477]" office:value-type="float" office:value="27">
            <text:p>27</text:p>
          </table:table-cell>
          <table:table-cell table:formula="of:=[.A478]*[.B478]" office:value-type="float" office:value="47.6">
            <text:p>47,6</text:p>
          </table:table-cell>
          <table:table-cell table:formula="of:=EXP(-([.D478]^2/(2*[.C478]^2)))/SQRT(PI()*2*[.C478]^2)" office:value-type="float" office:value="0.00312352032603021">
            <text:p>0,0031235203</text:p>
          </table:table-cell>
          <table:table-cell table:formula="of:=[.F477]" office:value-type="float" office:value="0.0147756400148679">
            <text:p>0,01477564</text:p>
          </table:table-cell>
          <table:table-cell table:formula="of:=1000*[.E478]/[.F478]" office:value-type="float" office:value="211.396617871523">
            <text:p>211,3966178715</text:p>
          </table:table-cell>
          <table:table-cell table:number-columns-repeated="7"/>
        </table:table-row>
        <table:table-row table:style-name="ro2">
          <table:table-cell table:formula="of:=[.A478]+1" office:value-type="float" office:value="477">
            <text:p>477</text:p>
          </table:table-cell>
          <table:table-cell table:formula="of:=[.B478]" office:value-type="float" office:value="0.1">
            <text:p>0,1</text:p>
          </table:table-cell>
          <table:table-cell table:formula="of:=[.C478]" office:value-type="float" office:value="27">
            <text:p>27</text:p>
          </table:table-cell>
          <table:table-cell table:formula="of:=[.A479]*[.B479]" office:value-type="float" office:value="47.7">
            <text:p>47,7</text:p>
          </table:table-cell>
          <table:table-cell table:formula="of:=EXP(-([.D479]^2/(2*[.C479]^2)))/SQRT(PI()*2*[.C479]^2)" office:value-type="float" office:value="0.00310317047962832">
            <text:p>0,0031031705</text:p>
          </table:table-cell>
          <table:table-cell table:formula="of:=[.F478]" office:value-type="float" office:value="0.0147756400148679">
            <text:p>0,01477564</text:p>
          </table:table-cell>
          <table:table-cell table:formula="of:=1000*[.E479]/[.F479]" office:value-type="float" office:value="210.019361361388">
            <text:p>210,0193613614</text:p>
          </table:table-cell>
          <table:table-cell table:number-columns-repeated="7"/>
        </table:table-row>
        <table:table-row table:style-name="ro2">
          <table:table-cell table:formula="of:=[.A479]+1" office:value-type="float" office:value="478">
            <text:p>478</text:p>
          </table:table-cell>
          <table:table-cell table:formula="of:=[.B479]" office:value-type="float" office:value="0.1">
            <text:p>0,1</text:p>
          </table:table-cell>
          <table:table-cell table:formula="of:=[.C479]" office:value-type="float" office:value="27">
            <text:p>27</text:p>
          </table:table-cell>
          <table:table-cell table:formula="of:=[.A480]*[.B480]" office:value-type="float" office:value="47.8">
            <text:p>47,8</text:p>
          </table:table-cell>
          <table:table-cell table:formula="of:=EXP(-([.D480]^2/(2*[.C480]^2)))/SQRT(PI()*2*[.C480]^2)" office:value-type="float" office:value="0.00308291092332454">
            <text:p>0,0030829109</text:p>
          </table:table-cell>
          <table:table-cell table:formula="of:=[.F479]" office:value-type="float" office:value="0.0147756400148679">
            <text:p>0,01477564</text:p>
          </table:table-cell>
          <table:table-cell table:formula="of:=1000*[.E480]/[.F480]" office:value-type="float" office:value="208.6482155915">
            <text:p>208,6482155915</text:p>
          </table:table-cell>
          <table:table-cell table:number-columns-repeated="7"/>
        </table:table-row>
        <table:table-row table:style-name="ro2">
          <table:table-cell table:formula="of:=[.A480]+1" office:value-type="float" office:value="479">
            <text:p>479</text:p>
          </table:table-cell>
          <table:table-cell table:formula="of:=[.B480]" office:value-type="float" office:value="0.1">
            <text:p>0,1</text:p>
          </table:table-cell>
          <table:table-cell table:formula="of:=[.C480]" office:value-type="float" office:value="27">
            <text:p>27</text:p>
          </table:table-cell>
          <table:table-cell table:formula="of:=[.A481]*[.B481]" office:value-type="float" office:value="47.9">
            <text:p>47,9</text:p>
          </table:table-cell>
          <table:table-cell table:formula="of:=EXP(-([.D481]^2/(2*[.C481]^2)))/SQRT(PI()*2*[.C481]^2)" office:value-type="float" office:value="0.00306274162164475">
            <text:p>0,0030627416</text:p>
          </table:table-cell>
          <table:table-cell table:formula="of:=[.F480]" office:value-type="float" office:value="0.0147756400148679">
            <text:p>0,01477564</text:p>
          </table:table-cell>
          <table:table-cell table:formula="of:=1000*[.E481]/[.F481]" office:value-type="float" office:value="207.283178161006">
            <text:p>207,283178161</text:p>
          </table:table-cell>
          <table:table-cell table:number-columns-repeated="7"/>
        </table:table-row>
        <table:table-row table:style-name="ro2">
          <table:table-cell table:formula="of:=[.A481]+1" office:value-type="float" office:value="480">
            <text:p>480</text:p>
          </table:table-cell>
          <table:table-cell table:formula="of:=[.B481]" office:value-type="float" office:value="0.1">
            <text:p>0,1</text:p>
          </table:table-cell>
          <table:table-cell table:formula="of:=[.C481]" office:value-type="float" office:value="27">
            <text:p>27</text:p>
          </table:table-cell>
          <table:table-cell table:formula="of:=[.A482]*[.B482]" office:value-type="float" office:value="48">
            <text:p>48</text:p>
          </table:table-cell>
          <table:table-cell table:formula="of:=EXP(-([.D482]^2/(2*[.C482]^2)))/SQRT(PI()*2*[.C482]^2)" office:value-type="float" office:value="0.00304266253564466">
            <text:p>0,0030426625</text:p>
          </table:table-cell>
          <table:table-cell table:formula="of:=[.F481]" office:value-type="float" office:value="0.0147756400148679">
            <text:p>0,01477564</text:p>
          </table:table-cell>
          <table:table-cell table:formula="of:=1000*[.E482]/[.F482]" office:value-type="float" office:value="205.924246434199">
            <text:p>205,9242464342</text:p>
          </table:table-cell>
          <table:table-cell table:number-columns-repeated="7"/>
        </table:table-row>
        <table:table-row table:style-name="ro2">
          <table:table-cell table:formula="of:=[.A482]+1" office:value-type="float" office:value="481">
            <text:p>481</text:p>
          </table:table-cell>
          <table:table-cell table:formula="of:=[.B482]" office:value-type="float" office:value="0.1">
            <text:p>0,1</text:p>
          </table:table-cell>
          <table:table-cell table:formula="of:=[.C482]" office:value-type="float" office:value="27">
            <text:p>27</text:p>
          </table:table-cell>
          <table:table-cell table:formula="of:=[.A483]*[.B483]" office:value-type="float" office:value="48.1">
            <text:p>48,1</text:p>
          </table:table-cell>
          <table:table-cell table:formula="of:=EXP(-([.D483]^2/(2*[.C483]^2)))/SQRT(PI()*2*[.C483]^2)" office:value-type="float" office:value="0.00302267362293466">
            <text:p>0,0030226736</text:p>
          </table:table-cell>
          <table:table-cell table:formula="of:=[.F482]" office:value-type="float" office:value="0.0147756400148679">
            <text:p>0,01477564</text:p>
          </table:table-cell>
          <table:table-cell table:formula="of:=1000*[.E483]/[.F483]" office:value-type="float" office:value="204.571417542192">
            <text:p>204,5714175422</text:p>
          </table:table-cell>
          <table:table-cell table:number-columns-repeated="7"/>
        </table:table-row>
        <table:table-row table:style-name="ro2">
          <table:table-cell table:formula="of:=[.A483]+1" office:value-type="float" office:value="482">
            <text:p>482</text:p>
          </table:table-cell>
          <table:table-cell table:formula="of:=[.B483]" office:value-type="float" office:value="0.1">
            <text:p>0,1</text:p>
          </table:table-cell>
          <table:table-cell table:formula="of:=[.C483]" office:value-type="float" office:value="27">
            <text:p>27</text:p>
          </table:table-cell>
          <table:table-cell table:formula="of:=[.A484]*[.B484]" office:value-type="float" office:value="48.2">
            <text:p>48,2</text:p>
          </table:table-cell>
          <table:table-cell table:formula="of:=EXP(-([.D484]^2/(2*[.C484]^2)))/SQRT(PI()*2*[.C484]^2)" office:value-type="float" office:value="0.0030027748377047">
            <text:p>0,0030027748</text:p>
          </table:table-cell>
          <table:table-cell table:formula="of:=[.F483]" office:value-type="float" office:value="0.0147756400148679">
            <text:p>0,01477564</text:p>
          </table:table-cell>
          <table:table-cell table:formula="of:=1000*[.E484]/[.F484]" office:value-type="float" office:value="203.22468838461">
            <text:p>203,2246883846</text:p>
          </table:table-cell>
          <table:table-cell table:number-columns-repeated="7"/>
        </table:table-row>
        <table:table-row table:style-name="ro2">
          <table:table-cell table:formula="of:=[.A484]+1" office:value-type="float" office:value="483">
            <text:p>483</text:p>
          </table:table-cell>
          <table:table-cell table:formula="of:=[.B484]" office:value-type="float" office:value="0.1">
            <text:p>0,1</text:p>
          </table:table-cell>
          <table:table-cell table:formula="of:=[.C484]" office:value-type="float" office:value="27">
            <text:p>27</text:p>
          </table:table-cell>
          <table:table-cell table:formula="of:=[.A485]*[.B485]" office:value-type="float" office:value="48.3">
            <text:p>48,3</text:p>
          </table:table-cell>
          <table:table-cell table:formula="of:=EXP(-([.D485]^2/(2*[.C485]^2)))/SQRT(PI()*2*[.C485]^2)" office:value-type="float" office:value="0.00298296613074929">
            <text:p>0,0029829661</text:p>
          </table:table-cell>
          <table:table-cell table:formula="of:=[.F484]" office:value-type="float" office:value="0.0147756400148679">
            <text:p>0,01477564</text:p>
          </table:table-cell>
          <table:table-cell table:formula="of:=1000*[.E485]/[.F485]" office:value-type="float" office:value="201.884055631276">
            <text:p>201,8840556313</text:p>
          </table:table-cell>
          <table:table-cell table:number-columns-repeated="7"/>
        </table:table-row>
        <table:table-row table:style-name="ro2">
          <table:table-cell table:formula="of:=[.A485]+1" office:value-type="float" office:value="484">
            <text:p>484</text:p>
          </table:table-cell>
          <table:table-cell table:formula="of:=[.B485]" office:value-type="float" office:value="0.1">
            <text:p>0,1</text:p>
          </table:table-cell>
          <table:table-cell table:formula="of:=[.C485]" office:value-type="float" office:value="27">
            <text:p>27</text:p>
          </table:table-cell>
          <table:table-cell table:formula="of:=[.A486]*[.B486]" office:value-type="float" office:value="48.4">
            <text:p>48,4</text:p>
          </table:table-cell>
          <table:table-cell table:formula="of:=EXP(-([.D486]^2/(2*[.C486]^2)))/SQRT(PI()*2*[.C486]^2)" office:value-type="float" office:value="0.00296324744949255">
            <text:p>0,0029632474</text:p>
          </table:table-cell>
          <table:table-cell table:formula="of:=[.F485]" office:value-type="float" office:value="0.0147756400148679">
            <text:p>0,01477564</text:p>
          </table:table-cell>
          <table:table-cell table:formula="of:=1000*[.E486]/[.F486]" office:value-type="float" office:value="200.549515723908">
            <text:p>200,5495157239</text:p>
          </table:table-cell>
          <table:table-cell table:number-columns-repeated="7"/>
        </table:table-row>
        <table:table-row table:style-name="ro2">
          <table:table-cell table:formula="of:=[.A486]+1" office:value-type="float" office:value="485">
            <text:p>485</text:p>
          </table:table-cell>
          <table:table-cell table:formula="of:=[.B486]" office:value-type="float" office:value="0.1">
            <text:p>0,1</text:p>
          </table:table-cell>
          <table:table-cell table:formula="of:=[.C486]" office:value-type="float" office:value="27">
            <text:p>27</text:p>
          </table:table-cell>
          <table:table-cell table:formula="of:=[.A487]*[.B487]" office:value-type="float" office:value="48.5">
            <text:p>48,5</text:p>
          </table:table-cell>
          <table:table-cell table:formula="of:=EXP(-([.D487]^2/(2*[.C487]^2)))/SQRT(PI()*2*[.C487]^2)" office:value-type="float" office:value="0.00294361873801327">
            <text:p>0,0029436187</text:p>
          </table:table-cell>
          <table:table-cell table:formula="of:=[.F486]" office:value-type="float" office:value="0.0147756400148679">
            <text:p>0,01477564</text:p>
          </table:table-cell>
          <table:table-cell table:formula="of:=1000*[.E487]/[.F487]" office:value-type="float" office:value="199.221064877818">
            <text:p>199,2210648778</text:p>
          </table:table-cell>
          <table:table-cell table:number-columns-repeated="7"/>
        </table:table-row>
        <table:table-row table:style-name="ro2">
          <table:table-cell table:formula="of:=[.A487]+1" office:value-type="float" office:value="486">
            <text:p>486</text:p>
          </table:table-cell>
          <table:table-cell table:formula="of:=[.B487]" office:value-type="float" office:value="0.1">
            <text:p>0,1</text:p>
          </table:table-cell>
          <table:table-cell table:formula="of:=[.C487]" office:value-type="float" office:value="27">
            <text:p>27</text:p>
          </table:table-cell>
          <table:table-cell table:formula="of:=[.A488]*[.B488]" office:value-type="float" office:value="48.6">
            <text:p>48,6</text:p>
          </table:table-cell>
          <table:table-cell table:formula="of:=EXP(-([.D488]^2/(2*[.C488]^2)))/SQRT(PI()*2*[.C488]^2)" office:value-type="float" office:value="0.00292407993707015">
            <text:p>0,0029240799</text:p>
          </table:table-cell>
          <table:table-cell table:formula="of:=[.F487]" office:value-type="float" office:value="0.0147756400148679">
            <text:p>0,01477564</text:p>
          </table:table-cell>
          <table:table-cell table:formula="of:=1000*[.E488]/[.F488]" office:value-type="float" office:value="197.898699083615">
            <text:p>197,8986990836</text:p>
          </table:table-cell>
          <table:table-cell table:number-columns-repeated="7"/>
        </table:table-row>
        <table:table-row table:style-name="ro2">
          <table:table-cell table:formula="of:=[.A488]+1" office:value-type="float" office:value="487">
            <text:p>487</text:p>
          </table:table-cell>
          <table:table-cell table:formula="of:=[.B488]" office:value-type="float" office:value="0.1">
            <text:p>0,1</text:p>
          </table:table-cell>
          <table:table-cell table:formula="of:=[.C488]" office:value-type="float" office:value="27">
            <text:p>27</text:p>
          </table:table-cell>
          <table:table-cell table:formula="of:=[.A489]*[.B489]" office:value-type="float" office:value="48.7">
            <text:p>48,7</text:p>
          </table:table-cell>
          <table:table-cell table:formula="of:=EXP(-([.D489]^2/(2*[.C489]^2)))/SQRT(PI()*2*[.C489]^2)" office:value-type="float" office:value="0.00290463098412698">
            <text:p>0,002904631</text:p>
          </table:table-cell>
          <table:table-cell table:formula="of:=[.F488]" office:value-type="float" office:value="0.0147756400148679">
            <text:p>0,01477564</text:p>
          </table:table-cell>
          <table:table-cell table:formula="of:=1000*[.E489]/[.F489]" office:value-type="float" office:value="196.582414108913">
            <text:p>196,5824141089</text:p>
          </table:table-cell>
          <table:table-cell table:number-columns-repeated="7"/>
        </table:table-row>
        <table:table-row table:style-name="ro2">
          <table:table-cell table:formula="of:=[.A489]+1" office:value-type="float" office:value="488">
            <text:p>488</text:p>
          </table:table-cell>
          <table:table-cell table:formula="of:=[.B489]" office:value-type="float" office:value="0.1">
            <text:p>0,1</text:p>
          </table:table-cell>
          <table:table-cell table:formula="of:=[.C489]" office:value-type="float" office:value="27">
            <text:p>27</text:p>
          </table:table-cell>
          <table:table-cell table:formula="of:=[.A490]*[.B490]" office:value-type="float" office:value="48.8">
            <text:p>48,8</text:p>
          </table:table-cell>
          <table:table-cell table:formula="of:=EXP(-([.D490]^2/(2*[.C490]^2)))/SQRT(PI()*2*[.C490]^2)" office:value-type="float" office:value="0.00288527181337795">
            <text:p>0,0028852718</text:p>
          </table:table-cell>
          <table:table-cell table:formula="of:=[.F489]" office:value-type="float" office:value="0.0147756400148679">
            <text:p>0,01477564</text:p>
          </table:table-cell>
          <table:table-cell table:formula="of:=1000*[.E490]/[.F490]" office:value-type="float" office:value="195.272205500044">
            <text:p>195,2722055</text:p>
          </table:table-cell>
          <table:table-cell table:number-columns-repeated="7"/>
        </table:table-row>
        <table:table-row table:style-name="ro2">
          <table:table-cell table:formula="of:=[.A490]+1" office:value-type="float" office:value="489">
            <text:p>489</text:p>
          </table:table-cell>
          <table:table-cell table:formula="of:=[.B490]" office:value-type="float" office:value="0.1">
            <text:p>0,1</text:p>
          </table:table-cell>
          <table:table-cell table:formula="of:=[.C490]" office:value-type="float" office:value="27">
            <text:p>27</text:p>
          </table:table-cell>
          <table:table-cell table:formula="of:=[.A491]*[.B491]" office:value-type="float" office:value="48.9">
            <text:p>48,9</text:p>
          </table:table-cell>
          <table:table-cell table:formula="of:=EXP(-([.D491]^2/(2*[.C491]^2)))/SQRT(PI()*2*[.C491]^2)" office:value-type="float" office:value="0.00286600235577299">
            <text:p>0,0028660024</text:p>
          </table:table-cell>
          <table:table-cell table:formula="of:=[.F490]" office:value-type="float" office:value="0.0147756400148679">
            <text:p>0,01477564</text:p>
          </table:table-cell>
          <table:table-cell table:formula="of:=1000*[.E491]/[.F491]" office:value-type="float" office:value="193.96806858377">
            <text:p>193,9680685838</text:p>
          </table:table-cell>
          <table:table-cell table:number-columns-repeated="7"/>
        </table:table-row>
        <table:table-row table:style-name="ro2">
          <table:table-cell table:formula="of:=[.A491]+1" office:value-type="float" office:value="490">
            <text:p>490</text:p>
          </table:table-cell>
          <table:table-cell table:formula="of:=[.B491]" office:value-type="float" office:value="0.1">
            <text:p>0,1</text:p>
          </table:table-cell>
          <table:table-cell table:formula="of:=[.C491]" office:value-type="float" office:value="27">
            <text:p>27</text:p>
          </table:table-cell>
          <table:table-cell table:formula="of:=[.A492]*[.B492]" office:value-type="float" office:value="49">
            <text:p>49</text:p>
          </table:table-cell>
          <table:table-cell table:formula="of:=EXP(-([.D492]^2/(2*[.C492]^2)))/SQRT(PI()*2*[.C492]^2)" office:value-type="float" office:value="0.00284682253904318">
            <text:p>0,0028468225</text:p>
          </table:table-cell>
          <table:table-cell table:formula="of:=[.F491]" office:value-type="float" office:value="0.0147756400148679">
            <text:p>0,01477564</text:p>
          </table:table-cell>
          <table:table-cell table:formula="of:=1000*[.E492]/[.F492]" office:value-type="float" office:value="192.669998469006">
            <text:p>192,669998469</text:p>
          </table:table-cell>
          <table:table-cell table:number-columns-repeated="7"/>
        </table:table-row>
        <table:table-row table:style-name="ro2">
          <table:table-cell table:formula="of:=[.A492]+1" office:value-type="float" office:value="491">
            <text:p>491</text:p>
          </table:table-cell>
          <table:table-cell table:formula="of:=[.B492]" office:value-type="float" office:value="0.1">
            <text:p>0,1</text:p>
          </table:table-cell>
          <table:table-cell table:formula="of:=[.C492]" office:value-type="float" office:value="27">
            <text:p>27</text:p>
          </table:table-cell>
          <table:table-cell table:formula="of:=[.A493]*[.B493]" office:value-type="float" office:value="49.1">
            <text:p>49,1</text:p>
          </table:table-cell>
          <table:table-cell table:formula="of:=EXP(-([.D493]^2/(2*[.C493]^2)))/SQRT(PI()*2*[.C493]^2)" office:value-type="float" office:value="0.0028277322877262">
            <text:p>0,0028277323</text:p>
          </table:table-cell>
          <table:table-cell table:formula="of:=[.F492]" office:value-type="float" office:value="0.0147756400148679">
            <text:p>0,01477564</text:p>
          </table:table-cell>
          <table:table-cell table:formula="of:=1000*[.E493]/[.F493]" office:value-type="float" office:value="191.37799004854">
            <text:p>191,3779900485</text:p>
          </table:table-cell>
          <table:table-cell table:number-columns-repeated="7"/>
        </table:table-row>
        <table:table-row table:style-name="ro2">
          <table:table-cell table:formula="of:=[.A493]+1" office:value-type="float" office:value="492">
            <text:p>492</text:p>
          </table:table-cell>
          <table:table-cell table:formula="of:=[.B493]" office:value-type="float" office:value="0.1">
            <text:p>0,1</text:p>
          </table:table-cell>
          <table:table-cell table:formula="of:=[.C493]" office:value-type="float" office:value="27">
            <text:p>27</text:p>
          </table:table-cell>
          <table:table-cell table:formula="of:=[.A494]*[.B494]" office:value-type="float" office:value="49.2">
            <text:p>49,2</text:p>
          </table:table-cell>
          <table:table-cell table:formula="of:=EXP(-([.D494]^2/(2*[.C494]^2)))/SQRT(PI()*2*[.C494]^2)" office:value-type="float" office:value="0.0028087315231918">
            <text:p>0,0028087315</text:p>
          </table:table-cell>
          <table:table-cell table:formula="of:=[.F493]" office:value-type="float" office:value="0.0147756400148679">
            <text:p>0,01477564</text:p>
          </table:table-cell>
          <table:table-cell table:formula="of:=1000*[.E494]/[.F494]" office:value-type="float" office:value="190.092038000759">
            <text:p>190,0920380008</text:p>
          </table:table-cell>
          <table:table-cell table:number-columns-repeated="7"/>
        </table:table-row>
        <table:table-row table:style-name="ro2">
          <table:table-cell table:formula="of:=[.A494]+1" office:value-type="float" office:value="493">
            <text:p>493</text:p>
          </table:table-cell>
          <table:table-cell table:formula="of:=[.B494]" office:value-type="float" office:value="0.1">
            <text:p>0,1</text:p>
          </table:table-cell>
          <table:table-cell table:formula="of:=[.C494]" office:value-type="float" office:value="27">
            <text:p>27</text:p>
          </table:table-cell>
          <table:table-cell table:formula="of:=[.A495]*[.B495]" office:value-type="float" office:value="49.3">
            <text:p>49,3</text:p>
          </table:table-cell>
          <table:table-cell table:formula="of:=EXP(-([.D495]^2/(2*[.C495]^2)))/SQRT(PI()*2*[.C495]^2)" office:value-type="float" office:value="0.00278982016366737">
            <text:p>0,0027898202</text:p>
          </table:table-cell>
          <table:table-cell table:formula="of:=[.F494]" office:value-type="float" office:value="0.0147756400148679">
            <text:p>0,01477564</text:p>
          </table:table-cell>
          <table:table-cell table:formula="of:=1000*[.E495]/[.F495]" office:value-type="float" office:value="188.812136791377">
            <text:p>188,8121367914</text:p>
          </table:table-cell>
          <table:table-cell table:number-columns-repeated="7"/>
        </table:table-row>
        <table:table-row table:style-name="ro2">
          <table:table-cell table:formula="of:=[.A495]+1" office:value-type="float" office:value="494">
            <text:p>494</text:p>
          </table:table-cell>
          <table:table-cell table:formula="of:=[.B495]" office:value-type="float" office:value="0.1">
            <text:p>0,1</text:p>
          </table:table-cell>
          <table:table-cell table:formula="of:=[.C495]" office:value-type="float" office:value="27">
            <text:p>27</text:p>
          </table:table-cell>
          <table:table-cell table:formula="of:=[.A496]*[.B496]" office:value-type="float" office:value="49.4">
            <text:p>49,4</text:p>
          </table:table-cell>
          <table:table-cell table:formula="of:=EXP(-([.D496]^2/(2*[.C496]^2)))/SQRT(PI()*2*[.C496]^2)" office:value-type="float" office:value="0.00277099812426353">
            <text:p>0,0027709981</text:p>
          </table:table-cell>
          <table:table-cell table:formula="of:=[.F495]" office:value-type="float" office:value="0.0147756400148679">
            <text:p>0,01477564</text:p>
          </table:table-cell>
          <table:table-cell table:formula="of:=1000*[.E496]/[.F496]" office:value-type="float" office:value="187.538280675168">
            <text:p>187,5382806752</text:p>
          </table:table-cell>
          <table:table-cell table:number-columns-repeated="7"/>
        </table:table-row>
        <table:table-row table:style-name="ro2">
          <table:table-cell table:formula="of:=[.A496]+1" office:value-type="float" office:value="495">
            <text:p>495</text:p>
          </table:table-cell>
          <table:table-cell table:formula="of:=[.B496]" office:value-type="float" office:value="0.1">
            <text:p>0,1</text:p>
          </table:table-cell>
          <table:table-cell table:formula="of:=[.C496]" office:value-type="float" office:value="27">
            <text:p>27</text:p>
          </table:table-cell>
          <table:table-cell table:formula="of:=[.A497]*[.B497]" office:value-type="float" office:value="49.5">
            <text:p>49,5</text:p>
          </table:table-cell>
          <table:table-cell table:formula="of:=EXP(-([.D497]^2/(2*[.C497]^2)))/SQRT(PI()*2*[.C497]^2)" office:value-type="float" office:value="0.00275226531699974">
            <text:p>0,0027522653</text:p>
          </table:table-cell>
          <table:table-cell table:formula="of:=[.F496]" office:value-type="float" office:value="0.0147756400148679">
            <text:p>0,01477564</text:p>
          </table:table-cell>
          <table:table-cell table:formula="of:=1000*[.E497]/[.F497]" office:value-type="float" office:value="186.270463697701">
            <text:p>186,2704636977</text:p>
          </table:table-cell>
          <table:table-cell table:number-columns-repeated="7"/>
        </table:table-row>
        <table:table-row table:style-name="ro2">
          <table:table-cell table:formula="of:=[.A497]+1" office:value-type="float" office:value="496">
            <text:p>496</text:p>
          </table:table-cell>
          <table:table-cell table:formula="of:=[.B497]" office:value-type="float" office:value="0.1">
            <text:p>0,1</text:p>
          </table:table-cell>
          <table:table-cell table:formula="of:=[.C497]" office:value-type="float" office:value="27">
            <text:p>27</text:p>
          </table:table-cell>
          <table:table-cell table:formula="of:=[.A498]*[.B498]" office:value-type="float" office:value="49.6">
            <text:p>49,6</text:p>
          </table:table-cell>
          <table:table-cell table:formula="of:=EXP(-([.D498]^2/(2*[.C498]^2)))/SQRT(PI()*2*[.C498]^2)" office:value-type="float" office:value="0.00273362165082997">
            <text:p>0,0027336217</text:p>
          </table:table-cell>
          <table:table-cell table:formula="of:=[.F497]" office:value-type="float" office:value="0.0147756400148679">
            <text:p>0,01477564</text:p>
          </table:table-cell>
          <table:table-cell table:formula="of:=1000*[.E498]/[.F498]" office:value-type="float" office:value="185.008679697075">
            <text:p>185,0086796971</text:p>
          </table:table-cell>
          <table:table-cell table:number-columns-repeated="7"/>
        </table:table-row>
        <table:table-row table:style-name="ro2">
          <table:table-cell table:formula="of:=[.A498]+1" office:value-type="float" office:value="497">
            <text:p>497</text:p>
          </table:table-cell>
          <table:table-cell table:formula="of:=[.B498]" office:value-type="float" office:value="0.1">
            <text:p>0,1</text:p>
          </table:table-cell>
          <table:table-cell table:formula="of:=[.C498]" office:value-type="float" office:value="27">
            <text:p>27</text:p>
          </table:table-cell>
          <table:table-cell table:formula="of:=[.A499]*[.B499]" office:value-type="float" office:value="49.7">
            <text:p>49,7</text:p>
          </table:table-cell>
          <table:table-cell table:formula="of:=EXP(-([.D499]^2/(2*[.C499]^2)))/SQRT(PI()*2*[.C499]^2)" office:value-type="float" office:value="0.00271506703166841">
            <text:p>0,002715067</text:p>
          </table:table-cell>
          <table:table-cell table:formula="of:=[.F498]" office:value-type="float" office:value="0.0147756400148679">
            <text:p>0,01477564</text:p>
          </table:table-cell>
          <table:table-cell table:formula="of:=1000*[.E499]/[.F499]" office:value-type="float" office:value="183.752922305659">
            <text:p>183,7529223057</text:p>
          </table:table-cell>
          <table:table-cell table:number-columns-repeated="7"/>
        </table:table-row>
        <table:table-row table:style-name="ro2">
          <table:table-cell table:formula="of:=[.A499]+1" office:value-type="float" office:value="498">
            <text:p>498</text:p>
          </table:table-cell>
          <table:table-cell table:formula="of:=[.B499]" office:value-type="float" office:value="0.1">
            <text:p>0,1</text:p>
          </table:table-cell>
          <table:table-cell table:formula="of:=[.C499]" office:value-type="float" office:value="27">
            <text:p>27</text:p>
          </table:table-cell>
          <table:table-cell table:formula="of:=[.A500]*[.B500]" office:value-type="float" office:value="49.8">
            <text:p>49,8</text:p>
          </table:table-cell>
          <table:table-cell table:formula="of:=EXP(-([.D500]^2/(2*[.C500]^2)))/SQRT(PI()*2*[.C500]^2)" office:value-type="float" office:value="0.00269660136241519">
            <text:p>0,0026966014</text:p>
          </table:table-cell>
          <table:table-cell table:formula="of:=[.F499]" office:value-type="float" office:value="0.0147756400148679">
            <text:p>0,01477564</text:p>
          </table:table-cell>
          <table:table-cell table:formula="of:=1000*[.E500]/[.F500]" office:value-type="float" office:value="182.503184951836">
            <text:p>182,5031849518</text:p>
          </table:table-cell>
          <table:table-cell table:number-columns-repeated="7"/>
        </table:table-row>
        <table:table-row table:style-name="ro2">
          <table:table-cell table:formula="of:=[.A500]+1" office:value-type="float" office:value="499">
            <text:p>499</text:p>
          </table:table-cell>
          <table:table-cell table:formula="of:=[.B500]" office:value-type="float" office:value="0.1">
            <text:p>0,1</text:p>
          </table:table-cell>
          <table:table-cell table:formula="of:=[.C500]" office:value-type="float" office:value="27">
            <text:p>27</text:p>
          </table:table-cell>
          <table:table-cell table:formula="of:=[.A501]*[.B501]" office:value-type="float" office:value="49.9">
            <text:p>49,9</text:p>
          </table:table-cell>
          <table:table-cell table:formula="of:=EXP(-([.D501]^2/(2*[.C501]^2)))/SQRT(PI()*2*[.C501]^2)" office:value-type="float" office:value="0.00267822454298216">
            <text:p>0,0026782245</text:p>
          </table:table-cell>
          <table:table-cell table:formula="of:=[.F500]" office:value-type="float" office:value="0.0147756400148679">
            <text:p>0,01477564</text:p>
          </table:table-cell>
          <table:table-cell table:formula="of:=1000*[.E501]/[.F501]" office:value-type="float" office:value="181.259460861744">
            <text:p>181,2594608617</text:p>
          </table:table-cell>
          <table:table-cell table:number-columns-repeated="7"/>
        </table:table-row>
        <table:table-row table:style-name="ro2">
          <table:table-cell table:formula="of:=[.A501]+1" office:value-type="float" office:value="500">
            <text:p>500</text:p>
          </table:table-cell>
          <table:table-cell table:formula="of:=[.B501]" office:value-type="float" office:value="0.1">
            <text:p>0,1</text:p>
          </table:table-cell>
          <table:table-cell table:formula="of:=[.C501]" office:value-type="float" office:value="27">
            <text:p>27</text:p>
          </table:table-cell>
          <table:table-cell table:formula="of:=[.A502]*[.B502]" office:value-type="float" office:value="50">
            <text:p>50</text:p>
          </table:table-cell>
          <table:table-cell table:formula="of:=EXP(-([.D502]^2/(2*[.C502]^2)))/SQRT(PI()*2*[.C502]^2)" office:value-type="float" office:value="0.00265993647031872">
            <text:p>0,0026599365</text:p>
          </table:table-cell>
          <table:table-cell table:formula="of:=[.F501]" office:value-type="float" office:value="0.0147756400148679">
            <text:p>0,01477564</text:p>
          </table:table-cell>
          <table:table-cell table:formula="of:=1000*[.E502]/[.F502]" office:value-type="float" office:value="180.021743061023">
            <text:p>180,021743061</text:p>
          </table:table-cell>
          <table:table-cell table:number-columns-repeated="7"/>
        </table:table-row>
        <table:table-row table:style-name="ro2">
          <table:table-cell table:formula="of:=[.A502]+1" office:value-type="float" office:value="501">
            <text:p>501</text:p>
          </table:table-cell>
          <table:table-cell table:formula="of:=[.B502]" office:value-type="float" office:value="0.1">
            <text:p>0,1</text:p>
          </table:table-cell>
          <table:table-cell table:formula="of:=[.C502]" office:value-type="float" office:value="27">
            <text:p>27</text:p>
          </table:table-cell>
          <table:table-cell table:formula="of:=[.A503]*[.B503]" office:value-type="float" office:value="50.1">
            <text:p>50,1</text:p>
          </table:table-cell>
          <table:table-cell table:formula="of:=EXP(-([.D503]^2/(2*[.C503]^2)))/SQRT(PI()*2*[.C503]^2)" office:value-type="float" office:value="0.00264173703843756">
            <text:p>0,002641737</text:p>
          </table:table-cell>
          <table:table-cell table:formula="of:=[.F502]" office:value-type="float" office:value="0.0147756400148679">
            <text:p>0,01477564</text:p>
          </table:table-cell>
          <table:table-cell table:formula="of:=1000*[.E503]/[.F503]" office:value-type="float" office:value="178.790024376564">
            <text:p>178,7900243766</text:p>
          </table:table-cell>
          <table:table-cell table:number-columns-repeated="7"/>
        </table:table-row>
        <table:table-row table:style-name="ro2">
          <table:table-cell table:formula="of:=[.A503]+1" office:value-type="float" office:value="502">
            <text:p>502</text:p>
          </table:table-cell>
          <table:table-cell table:formula="of:=[.B503]" office:value-type="float" office:value="0.1">
            <text:p>0,1</text:p>
          </table:table-cell>
          <table:table-cell table:formula="of:=[.C503]" office:value-type="float" office:value="27">
            <text:p>27</text:p>
          </table:table-cell>
          <table:table-cell table:formula="of:=[.A504]*[.B504]" office:value-type="float" office:value="50.2">
            <text:p>50,2</text:p>
          </table:table-cell>
          <table:table-cell table:formula="of:=EXP(-([.D504]^2/(2*[.C504]^2)))/SQRT(PI()*2*[.C504]^2)" office:value-type="float" office:value="0.00262362613844058">
            <text:p>0,0026236261</text:p>
          </table:table-cell>
          <table:table-cell table:formula="of:=[.F503]" office:value-type="float" office:value="0.0147756400148679">
            <text:p>0,01477564</text:p>
          </table:table-cell>
          <table:table-cell table:formula="of:=1000*[.E504]/[.F504]" office:value-type="float" office:value="177.564297438255">
            <text:p>177,5642974383</text:p>
          </table:table-cell>
          <table:table-cell table:number-columns-repeated="7"/>
        </table:table-row>
        <table:table-row table:style-name="ro2">
          <table:table-cell table:formula="of:=[.A504]+1" office:value-type="float" office:value="503">
            <text:p>503</text:p>
          </table:table-cell>
          <table:table-cell table:formula="of:=[.B504]" office:value-type="float" office:value="0.1">
            <text:p>0,1</text:p>
          </table:table-cell>
          <table:table-cell table:formula="of:=[.C504]" office:value-type="float" office:value="27">
            <text:p>27</text:p>
          </table:table-cell>
          <table:table-cell table:formula="of:=[.A505]*[.B505]" office:value-type="float" office:value="50.3">
            <text:p>50,3</text:p>
          </table:table-cell>
          <table:table-cell table:formula="of:=EXP(-([.D505]^2/(2*[.C505]^2)))/SQRT(PI()*2*[.C505]^2)" office:value-type="float" office:value="0.00260560365854475">
            <text:p>0,0026056037</text:p>
          </table:table-cell>
          <table:table-cell table:formula="of:=[.F504]" office:value-type="float" office:value="0.0147756400148679">
            <text:p>0,01477564</text:p>
          </table:table-cell>
          <table:table-cell table:formula="of:=1000*[.E505]/[.F505]" office:value-type="float" office:value="176.344554680737">
            <text:p>176,3445546807</text:p>
          </table:table-cell>
          <table:table-cell table:number-columns-repeated="7"/>
        </table:table-row>
        <table:table-row table:style-name="ro2">
          <table:table-cell table:formula="of:=[.A505]+1" office:value-type="float" office:value="504">
            <text:p>504</text:p>
          </table:table-cell>
          <table:table-cell table:formula="of:=[.B505]" office:value-type="float" office:value="0.1">
            <text:p>0,1</text:p>
          </table:table-cell>
          <table:table-cell table:formula="of:=[.C505]" office:value-type="float" office:value="27">
            <text:p>27</text:p>
          </table:table-cell>
          <table:table-cell table:formula="of:=[.A506]*[.B506]" office:value-type="float" office:value="50.4">
            <text:p>50,4</text:p>
          </table:table-cell>
          <table:table-cell table:formula="of:=EXP(-([.D506]^2/(2*[.C506]^2)))/SQRT(PI()*2*[.C506]^2)" office:value-type="float" office:value="0.00258766948410797">
            <text:p>0,0025876695</text:p>
          </table:table-cell>
          <table:table-cell table:formula="of:=[.F505]" office:value-type="float" office:value="0.0147756400148679">
            <text:p>0,01477564</text:p>
          </table:table-cell>
          <table:table-cell table:formula="of:=1000*[.E506]/[.F506]" office:value-type="float" office:value="175.130788345151">
            <text:p>175,1307883452</text:p>
          </table:table-cell>
          <table:table-cell table:number-columns-repeated="7"/>
        </table:table-row>
        <table:table-row table:style-name="ro2">
          <table:table-cell table:formula="of:=[.A506]+1" office:value-type="float" office:value="505">
            <text:p>505</text:p>
          </table:table-cell>
          <table:table-cell table:formula="of:=[.B506]" office:value-type="float" office:value="0.1">
            <text:p>0,1</text:p>
          </table:table-cell>
          <table:table-cell table:formula="of:=[.C506]" office:value-type="float" office:value="27">
            <text:p>27</text:p>
          </table:table-cell>
          <table:table-cell table:formula="of:=[.A507]*[.B507]" office:value-type="float" office:value="50.5">
            <text:p>50,5</text:p>
          </table:table-cell>
          <table:table-cell table:formula="of:=EXP(-([.D507]^2/(2*[.C507]^2)))/SQRT(PI()*2*[.C507]^2)" office:value-type="float" office:value="0.002569823497655">
            <text:p>0,0025698235</text:p>
          </table:table-cell>
          <table:table-cell table:formula="of:=[.F506]" office:value-type="float" office:value="0.0147756400148679">
            <text:p>0,01477564</text:p>
          </table:table-cell>
          <table:table-cell table:formula="of:=1000*[.E507]/[.F507]" office:value-type="float" office:value="173.922990480895">
            <text:p>173,9229904809</text:p>
          </table:table-cell>
          <table:table-cell table:number-columns-repeated="7"/>
        </table:table-row>
        <table:table-row table:style-name="ro2">
          <table:table-cell table:formula="of:=[.A507]+1" office:value-type="float" office:value="506">
            <text:p>506</text:p>
          </table:table-cell>
          <table:table-cell table:formula="of:=[.B507]" office:value-type="float" office:value="0.1">
            <text:p>0,1</text:p>
          </table:table-cell>
          <table:table-cell table:formula="of:=[.C507]" office:value-type="float" office:value="27">
            <text:p>27</text:p>
          </table:table-cell>
          <table:table-cell table:formula="of:=[.A508]*[.B508]" office:value-type="float" office:value="50.6">
            <text:p>50,6</text:p>
          </table:table-cell>
          <table:table-cell table:formula="of:=EXP(-([.D508]^2/(2*[.C508]^2)))/SQRT(PI()*2*[.C508]^2)" office:value-type="float" office:value="0.00255206557890339">
            <text:p>0,0025520656</text:p>
          </table:table-cell>
          <table:table-cell table:formula="of:=[.F507]" office:value-type="float" office:value="0.0147756400148679">
            <text:p>0,01477564</text:p>
          </table:table-cell>
          <table:table-cell table:formula="of:=1000*[.E508]/[.F508]" office:value-type="float" office:value="172.721152947378">
            <text:p>172,7211529474</text:p>
          </table:table-cell>
          <table:table-cell table:number-columns-repeated="7"/>
        </table:table-row>
        <table:table-row table:style-name="ro2">
          <table:table-cell table:formula="of:=[.A508]+1" office:value-type="float" office:value="507">
            <text:p>507</text:p>
          </table:table-cell>
          <table:table-cell table:formula="of:=[.B508]" office:value-type="float" office:value="0.1">
            <text:p>0,1</text:p>
          </table:table-cell>
          <table:table-cell table:formula="of:=[.C508]" office:value-type="float" office:value="27">
            <text:p>27</text:p>
          </table:table-cell>
          <table:table-cell table:formula="of:=[.A509]*[.B509]" office:value-type="float" office:value="50.7">
            <text:p>50,7</text:p>
          </table:table-cell>
          <table:table-cell table:formula="of:=EXP(-([.D509]^2/(2*[.C509]^2)))/SQRT(PI()*2*[.C509]^2)" office:value-type="float" office:value="0.0025343956047894">
            <text:p>0,0025343956</text:p>
          </table:table-cell>
          <table:table-cell table:formula="of:=[.F508]" office:value-type="float" office:value="0.0147756400148679">
            <text:p>0,01477564</text:p>
          </table:table-cell>
          <table:table-cell table:formula="of:=1000*[.E509]/[.F509]" office:value-type="float" office:value="171.525267415772">
            <text:p>171,5252674158</text:p>
          </table:table-cell>
          <table:table-cell table:number-columns-repeated="7"/>
        </table:table-row>
        <table:table-row table:style-name="ro2">
          <table:table-cell table:formula="of:=[.A509]+1" office:value-type="float" office:value="508">
            <text:p>508</text:p>
          </table:table-cell>
          <table:table-cell table:formula="of:=[.B509]" office:value-type="float" office:value="0.1">
            <text:p>0,1</text:p>
          </table:table-cell>
          <table:table-cell table:formula="of:=[.C509]" office:value-type="float" office:value="27">
            <text:p>27</text:p>
          </table:table-cell>
          <table:table-cell table:formula="of:=[.A510]*[.B510]" office:value-type="float" office:value="50.8">
            <text:p>50,8</text:p>
          </table:table-cell>
          <table:table-cell table:formula="of:=EXP(-([.D510]^2/(2*[.C510]^2)))/SQRT(PI()*2*[.C510]^2)" office:value-type="float" office:value="0.00251681344949395">
            <text:p>0,0025168134</text:p>
          </table:table-cell>
          <table:table-cell table:formula="of:=[.F509]" office:value-type="float" office:value="0.0147756400148679">
            <text:p>0,01477564</text:p>
          </table:table-cell>
          <table:table-cell table:formula="of:=1000*[.E510]/[.F510]" office:value-type="float" office:value="170.335325370774">
            <text:p>170,3353253708</text:p>
          </table:table-cell>
          <table:table-cell table:number-columns-repeated="7"/>
        </table:table-row>
        <table:table-row table:style-name="ro2">
          <table:table-cell table:formula="of:=[.A510]+1" office:value-type="float" office:value="509">
            <text:p>509</text:p>
          </table:table-cell>
          <table:table-cell table:formula="of:=[.B510]" office:value-type="float" office:value="0.1">
            <text:p>0,1</text:p>
          </table:table-cell>
          <table:table-cell table:formula="of:=[.C510]" office:value-type="float" office:value="27">
            <text:p>27</text:p>
          </table:table-cell>
          <table:table-cell table:formula="of:=[.A511]*[.B511]" office:value-type="float" office:value="50.9">
            <text:p>50,9</text:p>
          </table:table-cell>
          <table:table-cell table:formula="of:=EXP(-([.D511]^2/(2*[.C511]^2)))/SQRT(PI()*2*[.C511]^2)" office:value-type="float" office:value="0.0024993189844686">
            <text:p>0,002499319</text:p>
          </table:table-cell>
          <table:table-cell table:formula="of:=[.F510]" office:value-type="float" office:value="0.0147756400148679">
            <text:p>0,01477564</text:p>
          </table:table-cell>
          <table:table-cell table:formula="of:=1000*[.E511]/[.F511]" office:value-type="float" office:value="169.151318112358">
            <text:p>169,1513181124</text:p>
          </table:table-cell>
          <table:table-cell table:number-columns-repeated="7"/>
        </table:table-row>
        <table:table-row table:style-name="ro2">
          <table:table-cell table:formula="of:=[.A511]+1" office:value-type="float" office:value="510">
            <text:p>510</text:p>
          </table:table-cell>
          <table:table-cell table:formula="of:=[.B511]" office:value-type="float" office:value="0.1">
            <text:p>0,1</text:p>
          </table:table-cell>
          <table:table-cell table:formula="of:=[.C511]" office:value-type="float" office:value="27">
            <text:p>27</text:p>
          </table:table-cell>
          <table:table-cell table:formula="of:=[.A512]*[.B512]" office:value-type="float" office:value="51">
            <text:p>51</text:p>
          </table:table-cell>
          <table:table-cell table:formula="of:=EXP(-([.D512]^2/(2*[.C512]^2)))/SQRT(PI()*2*[.C512]^2)" office:value-type="float" office:value="0.00248191207846149">
            <text:p>0,0024819121</text:p>
          </table:table-cell>
          <table:table-cell table:formula="of:=[.F511]" office:value-type="float" office:value="0.0147756400148679">
            <text:p>0,01477564</text:p>
          </table:table-cell>
          <table:table-cell table:formula="of:=1000*[.E512]/[.F512]" office:value-type="float" office:value="167.973236757534">
            <text:p>167,9732367575</text:p>
          </table:table-cell>
          <table:table-cell table:number-columns-repeated="7"/>
        </table:table-row>
        <table:table-row table:style-name="ro2">
          <table:table-cell table:formula="of:=[.A512]+1" office:value-type="float" office:value="511">
            <text:p>511</text:p>
          </table:table-cell>
          <table:table-cell table:formula="of:=[.B512]" office:value-type="float" office:value="0.1">
            <text:p>0,1</text:p>
          </table:table-cell>
          <table:table-cell table:formula="of:=[.C512]" office:value-type="float" office:value="27">
            <text:p>27</text:p>
          </table:table-cell>
          <table:table-cell table:formula="of:=[.A513]*[.B513]" office:value-type="float" office:value="51.1">
            <text:p>51,1</text:p>
          </table:table-cell>
          <table:table-cell table:formula="of:=EXP(-([.D513]^2/(2*[.C513]^2)))/SQRT(PI()*2*[.C513]^2)" office:value-type="float" office:value="0.0024645925975433">
            <text:p>0,0024645926</text:p>
          </table:table-cell>
          <table:table-cell table:formula="of:=[.F512]" office:value-type="float" office:value="0.0147756400148679">
            <text:p>0,01477564</text:p>
          </table:table-cell>
          <table:table-cell table:formula="of:=1000*[.E513]/[.F513]" office:value-type="float" office:value="166.801072242104">
            <text:p>166,8010722421</text:p>
          </table:table-cell>
          <table:table-cell table:number-columns-repeated="7"/>
        </table:table-row>
        <table:table-row table:style-name="ro2">
          <table:table-cell table:formula="of:=[.A513]+1" office:value-type="float" office:value="512">
            <text:p>512</text:p>
          </table:table-cell>
          <table:table-cell table:formula="of:=[.B513]" office:value-type="float" office:value="0.1">
            <text:p>0,1</text:p>
          </table:table-cell>
          <table:table-cell table:formula="of:=[.C513]" office:value-type="float" office:value="27">
            <text:p>27</text:p>
          </table:table-cell>
          <table:table-cell table:formula="of:=[.A514]*[.B514]" office:value-type="float" office:value="51.2">
            <text:p>51,2</text:p>
          </table:table-cell>
          <table:table-cell table:formula="of:=EXP(-([.D514]^2/(2*[.C514]^2)))/SQRT(PI()*2*[.C514]^2)" office:value-type="float" office:value="0.00244736040513325">
            <text:p>0,0024473604</text:p>
          </table:table-cell>
          <table:table-cell table:formula="of:=[.F513]" office:value-type="float" office:value="0.0147756400148679">
            <text:p>0,01477564</text:p>
          </table:table-cell>
          <table:table-cell table:formula="of:=1000*[.E514]/[.F514]" office:value-type="float" office:value="165.634815322424">
            <text:p>165,6348153224</text:p>
          </table:table-cell>
          <table:table-cell table:number-columns-repeated="7"/>
        </table:table-row>
        <table:table-row table:style-name="ro2">
          <table:table-cell table:formula="of:=[.A514]+1" office:value-type="float" office:value="513">
            <text:p>513</text:p>
          </table:table-cell>
          <table:table-cell table:formula="of:=[.B514]" office:value-type="float" office:value="0.1">
            <text:p>0,1</text:p>
          </table:table-cell>
          <table:table-cell table:formula="of:=[.C514]" office:value-type="float" office:value="27">
            <text:p>27</text:p>
          </table:table-cell>
          <table:table-cell table:formula="of:=[.A515]*[.B515]" office:value-type="float" office:value="51.3">
            <text:p>51,3</text:p>
          </table:table-cell>
          <table:table-cell table:formula="of:=EXP(-([.D515]^2/(2*[.C515]^2)))/SQRT(PI()*2*[.C515]^2)" office:value-type="float" office:value="0.00243021536202506">
            <text:p>0,0024302154</text:p>
          </table:table-cell>
          <table:table-cell table:formula="of:=[.F514]" office:value-type="float" office:value="0.0147756400148679">
            <text:p>0,01477564</text:p>
          </table:table-cell>
          <table:table-cell table:formula="of:=1000*[.E515]/[.F515]" office:value-type="float" office:value="164.474456577155">
            <text:p>164,4744565772</text:p>
          </table:table-cell>
          <table:table-cell table:number-columns-repeated="7"/>
        </table:table-row>
        <table:table-row table:style-name="ro2">
          <table:table-cell table:formula="of:=[.A515]+1" office:value-type="float" office:value="514">
            <text:p>514</text:p>
          </table:table-cell>
          <table:table-cell table:formula="of:=[.B515]" office:value-type="float" office:value="0.1">
            <text:p>0,1</text:p>
          </table:table-cell>
          <table:table-cell table:formula="of:=[.C515]" office:value-type="float" office:value="27">
            <text:p>27</text:p>
          </table:table-cell>
          <table:table-cell table:formula="of:=[.A516]*[.B516]" office:value-type="float" office:value="51.4">
            <text:p>51,4</text:p>
          </table:table-cell>
          <table:table-cell table:formula="of:=EXP(-([.D516]^2/(2*[.C516]^2)))/SQRT(PI()*2*[.C516]^2)" office:value-type="float" office:value="0.00241315732641289">
            <text:p>0,0024131573</text:p>
          </table:table-cell>
          <table:table-cell table:formula="of:=[.F515]" office:value-type="float" office:value="0.0147756400148679">
            <text:p>0,01477564</text:p>
          </table:table-cell>
          <table:table-cell table:formula="of:=1000*[.E516]/[.F516]" office:value-type="float" office:value="163.319986409027">
            <text:p>163,319986409</text:p>
          </table:table-cell>
          <table:table-cell table:number-columns-repeated="7"/>
        </table:table-row>
        <table:table-row table:style-name="ro2">
          <table:table-cell table:formula="of:=[.A516]+1" office:value-type="float" office:value="515">
            <text:p>515</text:p>
          </table:table-cell>
          <table:table-cell table:formula="of:=[.B516]" office:value-type="float" office:value="0.1">
            <text:p>0,1</text:p>
          </table:table-cell>
          <table:table-cell table:formula="of:=[.C516]" office:value-type="float" office:value="27">
            <text:p>27</text:p>
          </table:table-cell>
          <table:table-cell table:formula="of:=[.A517]*[.B517]" office:value-type="float" office:value="51.5">
            <text:p>51,5</text:p>
          </table:table-cell>
          <table:table-cell table:formula="of:=EXP(-([.D517]^2/(2*[.C517]^2)))/SQRT(PI()*2*[.C517]^2)" office:value-type="float" office:value="0.00239618615391736">
            <text:p>0,0023961862</text:p>
          </table:table-cell>
          <table:table-cell table:formula="of:=[.F516]" office:value-type="float" office:value="0.0147756400148679">
            <text:p>0,01477564</text:p>
          </table:table-cell>
          <table:table-cell table:formula="of:=1000*[.E517]/[.F517]" office:value-type="float" office:value="162.171395046591">
            <text:p>162,1713950466</text:p>
          </table:table-cell>
          <table:table-cell table:number-columns-repeated="7"/>
        </table:table-row>
        <table:table-row table:style-name="ro2">
          <table:table-cell table:formula="of:=[.A517]+1" office:value-type="float" office:value="516">
            <text:p>516</text:p>
          </table:table-cell>
          <table:table-cell table:formula="of:=[.B517]" office:value-type="float" office:value="0.1">
            <text:p>0,1</text:p>
          </table:table-cell>
          <table:table-cell table:formula="of:=[.C517]" office:value-type="float" office:value="27">
            <text:p>27</text:p>
          </table:table-cell>
          <table:table-cell table:formula="of:=[.A518]*[.B518]" office:value-type="float" office:value="51.6">
            <text:p>51,6</text:p>
          </table:table-cell>
          <table:table-cell table:formula="of:=EXP(-([.D518]^2/(2*[.C518]^2)))/SQRT(PI()*2*[.C518]^2)" office:value-type="float" office:value="0.00237930169761145">
            <text:p>0,0023793017</text:p>
          </table:table-cell>
          <table:table-cell table:formula="of:=[.F517]" office:value-type="float" office:value="0.0147756400148679">
            <text:p>0,01477564</text:p>
          </table:table-cell>
          <table:table-cell table:formula="of:=1000*[.E518]/[.F518]" office:value-type="float" office:value="161.02867254598">
            <text:p>161,028672546</text:p>
          </table:table-cell>
          <table:table-cell table:number-columns-repeated="7"/>
        </table:table-row>
        <table:table-row table:style-name="ro2">
          <table:table-cell table:formula="of:=[.A518]+1" office:value-type="float" office:value="517">
            <text:p>517</text:p>
          </table:table-cell>
          <table:table-cell table:formula="of:=[.B518]" office:value-type="float" office:value="0.1">
            <text:p>0,1</text:p>
          </table:table-cell>
          <table:table-cell table:formula="of:=[.C518]" office:value-type="float" office:value="27">
            <text:p>27</text:p>
          </table:table-cell>
          <table:table-cell table:formula="of:=[.A519]*[.B519]" office:value-type="float" office:value="51.7">
            <text:p>51,7</text:p>
          </table:table-cell>
          <table:table-cell table:formula="of:=EXP(-([.D519]^2/(2*[.C519]^2)))/SQRT(PI()*2*[.C519]^2)" office:value-type="float" office:value="0.00236250380804648">
            <text:p>0,0023625038</text:p>
          </table:table-cell>
          <table:table-cell table:formula="of:=[.F518]" office:value-type="float" office:value="0.0147756400148679">
            <text:p>0,01477564</text:p>
          </table:table-cell>
          <table:table-cell table:formula="of:=1000*[.E519]/[.F519]" office:value-type="float" office:value="159.891808792663">
            <text:p>159,8918087927</text:p>
          </table:table-cell>
          <table:table-cell table:number-columns-repeated="7"/>
        </table:table-row>
        <table:table-row table:style-name="ro2">
          <table:table-cell table:formula="of:=[.A519]+1" office:value-type="float" office:value="518">
            <text:p>518</text:p>
          </table:table-cell>
          <table:table-cell table:formula="of:=[.B519]" office:value-type="float" office:value="0.1">
            <text:p>0,1</text:p>
          </table:table-cell>
          <table:table-cell table:formula="of:=[.C519]" office:value-type="float" office:value="27">
            <text:p>27</text:p>
          </table:table-cell>
          <table:table-cell table:formula="of:=[.A520]*[.B520]" office:value-type="float" office:value="51.8">
            <text:p>51,8</text:p>
          </table:table-cell>
          <table:table-cell table:formula="of:=EXP(-([.D520]^2/(2*[.C520]^2)))/SQRT(PI()*2*[.C520]^2)" office:value-type="float" office:value="0.00234579233327807">
            <text:p>0,0023457923</text:p>
          </table:table-cell>
          <table:table-cell table:formula="of:=[.F519]" office:value-type="float" office:value="0.0147756400148679">
            <text:p>0,01477564</text:p>
          </table:table-cell>
          <table:table-cell table:formula="of:=1000*[.E520]/[.F520]" office:value-type="float" office:value="158.760793503201">
            <text:p>158,7607935032</text:p>
          </table:table-cell>
          <table:table-cell table:number-columns-repeated="7"/>
        </table:table-row>
        <table:table-row table:style-name="ro2">
          <table:table-cell table:formula="of:=[.A520]+1" office:value-type="float" office:value="519">
            <text:p>519</text:p>
          </table:table-cell>
          <table:table-cell table:formula="of:=[.B520]" office:value-type="float" office:value="0.1">
            <text:p>0,1</text:p>
          </table:table-cell>
          <table:table-cell table:formula="of:=[.C520]" office:value-type="float" office:value="27">
            <text:p>27</text:p>
          </table:table-cell>
          <table:table-cell table:formula="of:=[.A521]*[.B521]" office:value-type="float" office:value="51.9">
            <text:p>51,9</text:p>
          </table:table-cell>
          <table:table-cell table:formula="of:=EXP(-([.D521]^2/(2*[.C521]^2)))/SQRT(PI()*2*[.C521]^2)" office:value-type="float" office:value="0.00232916711889202">
            <text:p>0,0023291671</text:p>
          </table:table-cell>
          <table:table-cell table:formula="of:=[.F520]" office:value-type="float" office:value="0.0147756400148679">
            <text:p>0,01477564</text:p>
          </table:table-cell>
          <table:table-cell table:formula="of:=1000*[.E521]/[.F521]" office:value-type="float" office:value="157.635616227">
            <text:p>157,635616227</text:p>
          </table:table-cell>
          <table:table-cell table:number-columns-repeated="7"/>
        </table:table-row>
        <table:table-row table:style-name="ro2">
          <table:table-cell table:formula="of:=[.A521]+1" office:value-type="float" office:value="520">
            <text:p>520</text:p>
          </table:table-cell>
          <table:table-cell table:formula="of:=[.B521]" office:value-type="float" office:value="0.1">
            <text:p>0,1</text:p>
          </table:table-cell>
          <table:table-cell table:formula="of:=[.C521]" office:value-type="float" office:value="27">
            <text:p>27</text:p>
          </table:table-cell>
          <table:table-cell table:formula="of:=[.A522]*[.B522]" office:value-type="float" office:value="52">
            <text:p>52</text:p>
          </table:table-cell>
          <table:table-cell table:formula="of:=EXP(-([.D522]^2/(2*[.C522]^2)))/SQRT(PI()*2*[.C522]^2)" office:value-type="float" office:value="0.00231262800803026">
            <text:p>0,002312628</text:p>
          </table:table-cell>
          <table:table-cell table:formula="of:=[.F521]" office:value-type="float" office:value="0.0147756400148679">
            <text:p>0,01477564</text:p>
          </table:table-cell>
          <table:table-cell table:formula="of:=1000*[.E522]/[.F522]" office:value-type="float" office:value="156.51626634807">
            <text:p>156,5162663481</text:p>
          </table:table-cell>
          <table:table-cell table:number-columns-repeated="7"/>
        </table:table-row>
        <table:table-row table:style-name="ro2">
          <table:table-cell table:formula="of:=[.A522]+1" office:value-type="float" office:value="521">
            <text:p>521</text:p>
          </table:table-cell>
          <table:table-cell table:formula="of:=[.B522]" office:value-type="float" office:value="0.1">
            <text:p>0,1</text:p>
          </table:table-cell>
          <table:table-cell table:formula="of:=[.C522]" office:value-type="float" office:value="27">
            <text:p>27</text:p>
          </table:table-cell>
          <table:table-cell table:formula="of:=[.A523]*[.B523]" office:value-type="float" office:value="52.1">
            <text:p>52,1</text:p>
          </table:table-cell>
          <table:table-cell table:formula="of:=EXP(-([.D523]^2/(2*[.C523]^2)))/SQRT(PI()*2*[.C523]^2)" office:value-type="float" office:value="0.00229617484141672">
            <text:p>0,0022961748</text:p>
          </table:table-cell>
          <table:table-cell table:formula="of:=[.F522]" office:value-type="float" office:value="0.0147756400148679">
            <text:p>0,01477564</text:p>
          </table:table-cell>
          <table:table-cell table:formula="of:=1000*[.E523]/[.F523]" office:value-type="float" office:value="155.402733086771">
            <text:p>155,4027330868</text:p>
          </table:table-cell>
          <table:table-cell table:number-columns-repeated="7"/>
        </table:table-row>
        <table:table-row table:style-name="ro2">
          <table:table-cell table:formula="of:=[.A523]+1" office:value-type="float" office:value="522">
            <text:p>522</text:p>
          </table:table-cell>
          <table:table-cell table:formula="of:=[.B523]" office:value-type="float" office:value="0.1">
            <text:p>0,1</text:p>
          </table:table-cell>
          <table:table-cell table:formula="of:=[.C523]" office:value-type="float" office:value="27">
            <text:p>27</text:p>
          </table:table-cell>
          <table:table-cell table:formula="of:=[.A524]*[.B524]" office:value-type="float" office:value="52.2">
            <text:p>52,2</text:p>
          </table:table-cell>
          <table:table-cell table:formula="of:=EXP(-([.D524]^2/(2*[.C524]^2)))/SQRT(PI()*2*[.C524]^2)" office:value-type="float" office:value="0.00227980745738323">
            <text:p>0,0022798075</text:p>
          </table:table-cell>
          <table:table-cell table:formula="of:=[.F523]" office:value-type="float" office:value="0.0147756400148679">
            <text:p>0,01477564</text:p>
          </table:table-cell>
          <table:table-cell table:formula="of:=1000*[.E524]/[.F524]" office:value-type="float" office:value="154.295005501568">
            <text:p>154,2950055016</text:p>
          </table:table-cell>
          <table:table-cell table:number-columns-repeated="7"/>
        </table:table-row>
        <table:table-row table:style-name="ro2">
          <table:table-cell table:formula="of:=[.A524]+1" office:value-type="float" office:value="523">
            <text:p>523</text:p>
          </table:table-cell>
          <table:table-cell table:formula="of:=[.B524]" office:value-type="float" office:value="0.1">
            <text:p>0,1</text:p>
          </table:table-cell>
          <table:table-cell table:formula="of:=[.C524]" office:value-type="float" office:value="27">
            <text:p>27</text:p>
          </table:table-cell>
          <table:table-cell table:formula="of:=[.A525]*[.B525]" office:value-type="float" office:value="52.3">
            <text:p>52,3</text:p>
          </table:table-cell>
          <table:table-cell table:formula="of:=EXP(-([.D525]^2/(2*[.C525]^2)))/SQRT(PI()*2*[.C525]^2)" office:value-type="float" office:value="0.00226352569189537">
            <text:p>0,0022635257</text:p>
          </table:table-cell>
          <table:table-cell table:formula="of:=[.F524]" office:value-type="float" office:value="0.0147756400148679">
            <text:p>0,01477564</text:p>
          </table:table-cell>
          <table:table-cell table:formula="of:=1000*[.E525]/[.F525]" office:value-type="float" office:value="153.193072490783">
            <text:p>153,1930724908</text:p>
          </table:table-cell>
          <table:table-cell table:number-columns-repeated="7"/>
        </table:table-row>
        <table:table-row table:style-name="ro2">
          <table:table-cell table:formula="of:=[.A525]+1" office:value-type="float" office:value="524">
            <text:p>524</text:p>
          </table:table-cell>
          <table:table-cell table:formula="of:=[.B525]" office:value-type="float" office:value="0.1">
            <text:p>0,1</text:p>
          </table:table-cell>
          <table:table-cell table:formula="of:=[.C525]" office:value-type="float" office:value="27">
            <text:p>27</text:p>
          </table:table-cell>
          <table:table-cell table:formula="of:=[.A526]*[.B526]" office:value-type="float" office:value="52.4">
            <text:p>52,4</text:p>
          </table:table-cell>
          <table:table-cell table:formula="of:=EXP(-([.D526]^2/(2*[.C526]^2)))/SQRT(PI()*2*[.C526]^2)" office:value-type="float" office:value="0.00224732937857831">
            <text:p>0,0022473294</text:p>
          </table:table-cell>
          <table:table-cell table:formula="of:=[.F525]" office:value-type="float" office:value="0.0147756400148679">
            <text:p>0,01477564</text:p>
          </table:table-cell>
          <table:table-cell table:formula="of:=1000*[.E526]/[.F526]" office:value-type="float" office:value="152.096922794339">
            <text:p>152,0969227943</text:p>
          </table:table-cell>
          <table:table-cell table:number-columns-repeated="7"/>
        </table:table-row>
        <table:table-row table:style-name="ro2">
          <table:table-cell table:formula="of:=[.A526]+1" office:value-type="float" office:value="525">
            <text:p>525</text:p>
          </table:table-cell>
          <table:table-cell table:formula="of:=[.B526]" office:value-type="float" office:value="0.1">
            <text:p>0,1</text:p>
          </table:table-cell>
          <table:table-cell table:formula="of:=[.C526]" office:value-type="float" office:value="27">
            <text:p>27</text:p>
          </table:table-cell>
          <table:table-cell table:formula="of:=[.A527]*[.B527]" office:value-type="float" office:value="52.5">
            <text:p>52,5</text:p>
          </table:table-cell>
          <table:table-cell table:formula="of:=EXP(-([.D527]^2/(2*[.C527]^2)))/SQRT(PI()*2*[.C527]^2)" office:value-type="float" office:value="0.00223121834874259">
            <text:p>0,0022312183</text:p>
          </table:table-cell>
          <table:table-cell table:formula="of:=[.F526]" office:value-type="float" office:value="0.0147756400148679">
            <text:p>0,01477564</text:p>
          </table:table-cell>
          <table:table-cell table:formula="of:=1000*[.E527]/[.F527]" office:value-type="float" office:value="151.006544995509">
            <text:p>151,0065449955</text:p>
          </table:table-cell>
          <table:table-cell table:number-columns-repeated="7"/>
        </table:table-row>
        <table:table-row table:style-name="ro2">
          <table:table-cell table:formula="of:=[.A527]+1" office:value-type="float" office:value="526">
            <text:p>526</text:p>
          </table:table-cell>
          <table:table-cell table:formula="of:=[.B527]" office:value-type="float" office:value="0.1">
            <text:p>0,1</text:p>
          </table:table-cell>
          <table:table-cell table:formula="of:=[.C527]" office:value-type="float" office:value="27">
            <text:p>27</text:p>
          </table:table-cell>
          <table:table-cell table:formula="of:=[.A528]*[.B528]" office:value-type="float" office:value="52.6">
            <text:p>52,6</text:p>
          </table:table-cell>
          <table:table-cell table:formula="of:=EXP(-([.D528]^2/(2*[.C528]^2)))/SQRT(PI()*2*[.C528]^2)" office:value-type="float" office:value="0.00221519243140996">
            <text:p>0,0022151924</text:p>
          </table:table-cell>
          <table:table-cell table:formula="of:=[.F527]" office:value-type="float" office:value="0.0147756400148679">
            <text:p>0,01477564</text:p>
          </table:table-cell>
          <table:table-cell table:formula="of:=1000*[.E528]/[.F528]" office:value-type="float" office:value="149.921927522661">
            <text:p>149,9219275227</text:p>
          </table:table-cell>
          <table:table-cell table:number-columns-repeated="7"/>
        </table:table-row>
        <table:table-row table:style-name="ro2">
          <table:table-cell table:formula="of:=[.A528]+1" office:value-type="float" office:value="527">
            <text:p>527</text:p>
          </table:table-cell>
          <table:table-cell table:formula="of:=[.B528]" office:value-type="float" office:value="0.1">
            <text:p>0,1</text:p>
          </table:table-cell>
          <table:table-cell table:formula="of:=[.C528]" office:value-type="float" office:value="27">
            <text:p>27</text:p>
          </table:table-cell>
          <table:table-cell table:formula="of:=[.A529]*[.B529]" office:value-type="float" office:value="52.7">
            <text:p>52,7</text:p>
          </table:table-cell>
          <table:table-cell table:formula="of:=EXP(-([.D529]^2/(2*[.C529]^2)))/SQRT(PI()*2*[.C529]^2)" office:value-type="float" office:value="0.00219925145333907">
            <text:p>0,0021992515</text:p>
          </table:table-cell>
          <table:table-cell table:formula="of:=[.F528]" office:value-type="float" office:value="0.0147756400148679">
            <text:p>0,01477564</text:p>
          </table:table-cell>
          <table:table-cell table:formula="of:=1000*[.E529]/[.F529]" office:value-type="float" office:value="148.843058651002">
            <text:p>148,843058651</text:p>
          </table:table-cell>
          <table:table-cell table:number-columns-repeated="7"/>
        </table:table-row>
        <table:table-row table:style-name="ro2">
          <table:table-cell table:formula="of:=[.A529]+1" office:value-type="float" office:value="528">
            <text:p>528</text:p>
          </table:table-cell>
          <table:table-cell table:formula="of:=[.B529]" office:value-type="float" office:value="0.1">
            <text:p>0,1</text:p>
          </table:table-cell>
          <table:table-cell table:formula="of:=[.C529]" office:value-type="float" office:value="27">
            <text:p>27</text:p>
          </table:table-cell>
          <table:table-cell table:formula="of:=[.A530]*[.B530]" office:value-type="float" office:value="52.8">
            <text:p>52,8</text:p>
          </table:table-cell>
          <table:table-cell table:formula="of:=EXP(-([.D530]^2/(2*[.C530]^2)))/SQRT(PI()*2*[.C530]^2)" office:value-type="float" office:value="0.00218339523905128">
            <text:p>0,0021833952</text:p>
          </table:table-cell>
          <table:table-cell table:formula="of:=[.F529]" office:value-type="float" office:value="0.0147756400148679">
            <text:p>0,01477564</text:p>
          </table:table-cell>
          <table:table-cell table:formula="of:=1000*[.E530]/[.F530]" office:value-type="float" office:value="147.769926504318">
            <text:p>147,7699265043</text:p>
          </table:table-cell>
          <table:table-cell table:number-columns-repeated="7"/>
        </table:table-row>
        <table:table-row table:style-name="ro2">
          <table:table-cell table:formula="of:=[.A530]+1" office:value-type="float" office:value="529">
            <text:p>529</text:p>
          </table:table-cell>
          <table:table-cell table:formula="of:=[.B530]" office:value-type="float" office:value="0.1">
            <text:p>0,1</text:p>
          </table:table-cell>
          <table:table-cell table:formula="of:=[.C530]" office:value-type="float" office:value="27">
            <text:p>27</text:p>
          </table:table-cell>
          <table:table-cell table:formula="of:=[.A531]*[.B531]" office:value-type="float" office:value="52.9">
            <text:p>52,9</text:p>
          </table:table-cell>
          <table:table-cell table:formula="of:=EXP(-([.D531]^2/(2*[.C531]^2)))/SQRT(PI()*2*[.C531]^2)" office:value-type="float" office:value="0.00216762361085626">
            <text:p>0,0021676236</text:p>
          </table:table-cell>
          <table:table-cell table:formula="of:=[.F530]" office:value-type="float" office:value="0.0147756400148679">
            <text:p>0,01477564</text:p>
          </table:table-cell>
          <table:table-cell table:formula="of:=1000*[.E531]/[.F531]" office:value-type="float" office:value="146.702519056711">
            <text:p>146,7025190567</text:p>
          </table:table-cell>
          <table:table-cell table:number-columns-repeated="7"/>
        </table:table-row>
        <table:table-row table:style-name="ro2">
          <table:table-cell table:formula="of:=[.A531]+1" office:value-type="float" office:value="530">
            <text:p>530</text:p>
          </table:table-cell>
          <table:table-cell table:formula="of:=[.B531]" office:value-type="float" office:value="0.1">
            <text:p>0,1</text:p>
          </table:table-cell>
          <table:table-cell table:formula="of:=[.C531]" office:value-type="float" office:value="27">
            <text:p>27</text:p>
          </table:table-cell>
          <table:table-cell table:formula="of:=[.A532]*[.B532]" office:value-type="float" office:value="53">
            <text:p>53</text:p>
          </table:table-cell>
          <table:table-cell table:formula="of:=EXP(-([.D532]^2/(2*[.C532]^2)))/SQRT(PI()*2*[.C532]^2)" office:value-type="float" office:value="0.00215193638887772">
            <text:p>0,0021519364</text:p>
          </table:table-cell>
          <table:table-cell table:formula="of:=[.F531]" office:value-type="float" office:value="0.0147756400148679">
            <text:p>0,01477564</text:p>
          </table:table-cell>
          <table:table-cell table:formula="of:=1000*[.E532]/[.F532]" office:value-type="float" office:value="145.640824134342">
            <text:p>145,6408241343</text:p>
          </table:table-cell>
          <table:table-cell table:number-columns-repeated="7"/>
        </table:table-row>
        <table:table-row table:style-name="ro2">
          <table:table-cell table:formula="of:=[.A532]+1" office:value-type="float" office:value="531">
            <text:p>531</text:p>
          </table:table-cell>
          <table:table-cell table:formula="of:=[.B532]" office:value-type="float" office:value="0.1">
            <text:p>0,1</text:p>
          </table:table-cell>
          <table:table-cell table:formula="of:=[.C532]" office:value-type="float" office:value="27">
            <text:p>27</text:p>
          </table:table-cell>
          <table:table-cell table:formula="of:=[.A533]*[.B533]" office:value-type="float" office:value="53.1">
            <text:p>53,1</text:p>
          </table:table-cell>
          <table:table-cell table:formula="of:=EXP(-([.D533]^2/(2*[.C533]^2)))/SQRT(PI()*2*[.C533]^2)" office:value-type="float" office:value="0.00213633339107899">
            <text:p>0,0021363334</text:p>
          </table:table-cell>
          <table:table-cell table:formula="of:=[.F532]" office:value-type="float" office:value="0.0147756400148679">
            <text:p>0,01477564</text:p>
          </table:table-cell>
          <table:table-cell table:formula="of:=1000*[.E533]/[.F533]" office:value-type="float" office:value="144.584829417157">
            <text:p>144,5848294172</text:p>
          </table:table-cell>
          <table:table-cell table:number-columns-repeated="7"/>
        </table:table-row>
        <table:table-row table:style-name="ro2">
          <table:table-cell table:formula="of:=[.A533]+1" office:value-type="float" office:value="532">
            <text:p>532</text:p>
          </table:table-cell>
          <table:table-cell table:formula="of:=[.B533]" office:value-type="float" office:value="0.1">
            <text:p>0,1</text:p>
          </table:table-cell>
          <table:table-cell table:formula="of:=[.C533]" office:value-type="float" office:value="27">
            <text:p>27</text:p>
          </table:table-cell>
          <table:table-cell table:formula="of:=[.A534]*[.B534]" office:value-type="float" office:value="53.2">
            <text:p>53,2</text:p>
          </table:table-cell>
          <table:table-cell table:formula="of:=EXP(-([.D534]^2/(2*[.C534]^2)))/SQRT(PI()*2*[.C534]^2)" office:value-type="float" office:value="0.00212081443328865">
            <text:p>0,0021208144</text:p>
          </table:table-cell>
          <table:table-cell table:formula="of:=[.F533]" office:value-type="float" office:value="0.0147756400148679">
            <text:p>0,01477564</text:p>
          </table:table-cell>
          <table:table-cell table:formula="of:=1000*[.E534]/[.F534]" office:value-type="float" office:value="143.534522440625">
            <text:p>143,5345224406</text:p>
          </table:table-cell>
          <table:table-cell table:number-columns-repeated="7"/>
        </table:table-row>
        <table:table-row table:style-name="ro2">
          <table:table-cell table:formula="of:=[.A534]+1" office:value-type="float" office:value="533">
            <text:p>533</text:p>
          </table:table-cell>
          <table:table-cell table:formula="of:=[.B534]" office:value-type="float" office:value="0.1">
            <text:p>0,1</text:p>
          </table:table-cell>
          <table:table-cell table:formula="of:=[.C534]" office:value-type="float" office:value="27">
            <text:p>27</text:p>
          </table:table-cell>
          <table:table-cell table:formula="of:=[.A535]*[.B535]" office:value-type="float" office:value="53.3">
            <text:p>53,3</text:p>
          </table:table-cell>
          <table:table-cell table:formula="of:=EXP(-([.D535]^2/(2*[.C535]^2)))/SQRT(PI()*2*[.C535]^2)" office:value-type="float" office:value="0.00210537932922604">
            <text:p>0,0021053793</text:p>
          </table:table-cell>
          <table:table-cell table:formula="of:=[.F534]" office:value-type="float" office:value="0.0147756400148679">
            <text:p>0,01477564</text:p>
          </table:table-cell>
          <table:table-cell table:formula="of:=1000*[.E535]/[.F535]" office:value-type="float" office:value="142.489890597464">
            <text:p>142,4898905975</text:p>
          </table:table-cell>
          <table:table-cell table:number-columns-repeated="7"/>
        </table:table-row>
        <table:table-row table:style-name="ro2">
          <table:table-cell table:formula="of:=[.A535]+1" office:value-type="float" office:value="534">
            <text:p>534</text:p>
          </table:table-cell>
          <table:table-cell table:formula="of:=[.B535]" office:value-type="float" office:value="0.1">
            <text:p>0,1</text:p>
          </table:table-cell>
          <table:table-cell table:formula="of:=[.C535]" office:value-type="float" office:value="27">
            <text:p>27</text:p>
          </table:table-cell>
          <table:table-cell table:formula="of:=[.A536]*[.B536]" office:value-type="float" office:value="53.4">
            <text:p>53,4</text:p>
          </table:table-cell>
          <table:table-cell table:formula="of:=EXP(-([.D536]^2/(2*[.C536]^2)))/SQRT(PI()*2*[.C536]^2)" office:value-type="float" office:value="0.00209002789052678">
            <text:p>0,0020900279</text:p>
          </table:table-cell>
          <table:table-cell table:formula="of:=[.F535]" office:value-type="float" office:value="0.0147756400148679">
            <text:p>0,01477564</text:p>
          </table:table-cell>
          <table:table-cell table:formula="of:=1000*[.E536]/[.F536]" office:value-type="float" office:value="141.450921139369">
            <text:p>141,4509211394</text:p>
          </table:table-cell>
          <table:table-cell table:number-columns-repeated="7"/>
        </table:table-row>
        <table:table-row table:style-name="ro2">
          <table:table-cell table:formula="of:=[.A536]+1" office:value-type="float" office:value="535">
            <text:p>535</text:p>
          </table:table-cell>
          <table:table-cell table:formula="of:=[.B536]" office:value-type="float" office:value="0.1">
            <text:p>0,1</text:p>
          </table:table-cell>
          <table:table-cell table:formula="of:=[.C536]" office:value-type="float" office:value="27">
            <text:p>27</text:p>
          </table:table-cell>
          <table:table-cell table:formula="of:=[.A537]*[.B537]" office:value-type="float" office:value="53.5">
            <text:p>53,5</text:p>
          </table:table-cell>
          <table:table-cell table:formula="of:=EXP(-([.D537]^2/(2*[.C537]^2)))/SQRT(PI()*2*[.C537]^2)" office:value-type="float" office:value="0.00207475992676822">
            <text:p>0,0020747599</text:p>
          </table:table-cell>
          <table:table-cell table:formula="of:=[.F536]" office:value-type="float" office:value="0.0147756400148679">
            <text:p>0,01477564</text:p>
          </table:table-cell>
          <table:table-cell table:formula="of:=1000*[.E537]/[.F537]" office:value-type="float" office:value="140.417601178731">
            <text:p>140,4176011787</text:p>
          </table:table-cell>
          <table:table-cell table:number-columns-repeated="7"/>
        </table:table-row>
        <table:table-row table:style-name="ro2">
          <table:table-cell table:formula="of:=[.A537]+1" office:value-type="float" office:value="536">
            <text:p>536</text:p>
          </table:table-cell>
          <table:table-cell table:formula="of:=[.B537]" office:value-type="float" office:value="0.1">
            <text:p>0,1</text:p>
          </table:table-cell>
          <table:table-cell table:formula="of:=[.C537]" office:value-type="float" office:value="27">
            <text:p>27</text:p>
          </table:table-cell>
          <table:table-cell table:formula="of:=[.A538]*[.B538]" office:value-type="float" office:value="53.6">
            <text:p>53,6</text:p>
          </table:table-cell>
          <table:table-cell table:formula="of:=EXP(-([.D538]^2/(2*[.C538]^2)))/SQRT(PI()*2*[.C538]^2)" office:value-type="float" office:value="0.0020595752454949">
            <text:p>0,0020595752</text:p>
          </table:table-cell>
          <table:table-cell table:formula="of:=[.F537]" office:value-type="float" office:value="0.0147756400148679">
            <text:p>0,01477564</text:p>
          </table:table-cell>
          <table:table-cell table:formula="of:=1000*[.E538]/[.F538]" office:value-type="float" office:value="139.389917690365">
            <text:p>139,3899176904</text:p>
          </table:table-cell>
          <table:table-cell table:number-columns-repeated="7"/>
        </table:table-row>
        <table:table-row table:style-name="ro2">
          <table:table-cell table:formula="of:=[.A538]+1" office:value-type="float" office:value="537">
            <text:p>537</text:p>
          </table:table-cell>
          <table:table-cell table:formula="of:=[.B538]" office:value-type="float" office:value="0.1">
            <text:p>0,1</text:p>
          </table:table-cell>
          <table:table-cell table:formula="of:=[.C538]" office:value-type="float" office:value="27">
            <text:p>27</text:p>
          </table:table-cell>
          <table:table-cell table:formula="of:=[.A539]*[.B539]" office:value-type="float" office:value="53.7">
            <text:p>53,7</text:p>
          </table:table-cell>
          <table:table-cell table:formula="of:=EXP(-([.D539]^2/(2*[.C539]^2)))/SQRT(PI()*2*[.C539]^2)" office:value-type="float" office:value="0.00204447365224386">
            <text:p>0,0020444737</text:p>
          </table:table-cell>
          <table:table-cell table:formula="of:=[.F538]" office:value-type="float" office:value="0.0147756400148679">
            <text:p>0,01477564</text:p>
          </table:table-cell>
          <table:table-cell table:formula="of:=1000*[.E539]/[.F539]" office:value-type="float" office:value="138.367857513219">
            <text:p>138,3678575132</text:p>
          </table:table-cell>
          <table:table-cell table:number-columns-repeated="7"/>
        </table:table-row>
        <table:table-row table:style-name="ro2">
          <table:table-cell table:formula="of:=[.A539]+1" office:value-type="float" office:value="538">
            <text:p>538</text:p>
          </table:table-cell>
          <table:table-cell table:formula="of:=[.B539]" office:value-type="float" office:value="0.1">
            <text:p>0,1</text:p>
          </table:table-cell>
          <table:table-cell table:formula="of:=[.C539]" office:value-type="float" office:value="27">
            <text:p>27</text:p>
          </table:table-cell>
          <table:table-cell table:formula="of:=[.A540]*[.B540]" office:value-type="float" office:value="53.8">
            <text:p>53,8</text:p>
          </table:table-cell>
          <table:table-cell table:formula="of:=EXP(-([.D540]^2/(2*[.C540]^2)))/SQRT(PI()*2*[.C540]^2)" office:value-type="float" office:value="0.00202945495057001">
            <text:p>0,002029455</text:p>
          </table:table-cell>
          <table:table-cell table:formula="of:=[.F539]" office:value-type="float" office:value="0.0147756400148679">
            <text:p>0,01477564</text:p>
          </table:table-cell>
          <table:table-cell table:formula="of:=1000*[.E540]/[.F540]" office:value-type="float" office:value="137.351407352093">
            <text:p>137,3514073521</text:p>
          </table:table-cell>
          <table:table-cell table:number-columns-repeated="7"/>
        </table:table-row>
        <table:table-row table:style-name="ro2">
          <table:table-cell table:formula="of:=[.A540]+1" office:value-type="float" office:value="539">
            <text:p>539</text:p>
          </table:table-cell>
          <table:table-cell table:formula="of:=[.B540]" office:value-type="float" office:value="0.1">
            <text:p>0,1</text:p>
          </table:table-cell>
          <table:table-cell table:formula="of:=[.C540]" office:value-type="float" office:value="27">
            <text:p>27</text:p>
          </table:table-cell>
          <table:table-cell table:formula="of:=[.A541]*[.B541]" office:value-type="float" office:value="53.9">
            <text:p>53,9</text:p>
          </table:table-cell>
          <table:table-cell table:formula="of:=EXP(-([.D541]^2/(2*[.C541]^2)))/SQRT(PI()*2*[.C541]^2)" office:value-type="float" office:value="0.00201451894207139">
            <text:p>0,0020145189</text:p>
          </table:table-cell>
          <table:table-cell table:formula="of:=[.F540]" office:value-type="float" office:value="0.0147756400148679">
            <text:p>0,01477564</text:p>
          </table:table-cell>
          <table:table-cell table:formula="of:=1000*[.E541]/[.F541]" office:value-type="float" office:value="136.340553779348">
            <text:p>136,3405537793</text:p>
          </table:table-cell>
          <table:table-cell table:number-columns-repeated="7"/>
        </table:table-row>
        <table:table-row table:style-name="ro2">
          <table:table-cell table:formula="of:=[.A541]+1" office:value-type="float" office:value="540">
            <text:p>540</text:p>
          </table:table-cell>
          <table:table-cell table:formula="of:=[.B541]" office:value-type="float" office:value="0.1">
            <text:p>0,1</text:p>
          </table:table-cell>
          <table:table-cell table:formula="of:=[.C541]" office:value-type="float" office:value="27">
            <text:p>27</text:p>
          </table:table-cell>
          <table:table-cell table:formula="of:=[.A542]*[.B542]" office:value-type="float" office:value="54">
            <text:p>54</text:p>
          </table:table-cell>
          <table:table-cell table:formula="of:=EXP(-([.D542]^2/(2*[.C542]^2)))/SQRT(PI()*2*[.C542]^2)" office:value-type="float" office:value="0.00199966542641437">
            <text:p>0,0019996654</text:p>
          </table:table-cell>
          <table:table-cell table:formula="of:=[.F541]" office:value-type="float" office:value="0.0147756400148679">
            <text:p>0,01477564</text:p>
          </table:table-cell>
          <table:table-cell table:formula="of:=1000*[.E542]/[.F542]" office:value-type="float" office:value="135.335283236613">
            <text:p>135,3352832366</text:p>
          </table:table-cell>
          <table:table-cell table:number-columns-repeated="7"/>
        </table:table-row>
        <table:table-row table:style-name="ro2">
          <table:table-cell table:formula="of:=[.A542]+1" office:value-type="float" office:value="541">
            <text:p>541</text:p>
          </table:table-cell>
          <table:table-cell table:formula="of:=[.B542]" office:value-type="float" office:value="0.1">
            <text:p>0,1</text:p>
          </table:table-cell>
          <table:table-cell table:formula="of:=[.C542]" office:value-type="float" office:value="27">
            <text:p>27</text:p>
          </table:table-cell>
          <table:table-cell table:formula="of:=[.A543]*[.B543]" office:value-type="float" office:value="54.1">
            <text:p>54,1</text:p>
          </table:table-cell>
          <table:table-cell table:formula="of:=EXP(-([.D543]^2/(2*[.C543]^2)))/SQRT(PI()*2*[.C543]^2)" office:value-type="float" office:value="0.00198489420135887">
            <text:p>0,0019848942</text:p>
          </table:table-cell>
          <table:table-cell table:formula="of:=[.F542]" office:value-type="float" office:value="0.0147756400148679">
            <text:p>0,01477564</text:p>
          </table:table-cell>
          <table:table-cell table:formula="of:=1000*[.E543]/[.F543]" office:value-type="float" office:value="134.335582036486">
            <text:p>134,3355820365</text:p>
          </table:table-cell>
          <table:table-cell table:number-columns-repeated="7"/>
        </table:table-row>
        <table:table-row table:style-name="ro2">
          <table:table-cell table:formula="of:=[.A543]+1" office:value-type="float" office:value="542">
            <text:p>542</text:p>
          </table:table-cell>
          <table:table-cell table:formula="of:=[.B543]" office:value-type="float" office:value="0.1">
            <text:p>0,1</text:p>
          </table:table-cell>
          <table:table-cell table:formula="of:=[.C543]" office:value-type="float" office:value="27">
            <text:p>27</text:p>
          </table:table-cell>
          <table:table-cell table:formula="of:=[.A544]*[.B544]" office:value-type="float" office:value="54.2">
            <text:p>54,2</text:p>
          </table:table-cell>
          <table:table-cell table:formula="of:=EXP(-([.D544]^2/(2*[.C544]^2)))/SQRT(PI()*2*[.C544]^2)" office:value-type="float" office:value="0.0019702050627834">
            <text:p>0,0019702051</text:p>
          </table:table-cell>
          <table:table-cell table:formula="of:=[.F543]" office:value-type="float" office:value="0.0147756400148679">
            <text:p>0,01477564</text:p>
          </table:table-cell>
          <table:table-cell table:formula="of:=1000*[.E544]/[.F544]" office:value-type="float" office:value="133.341436364238">
            <text:p>133,3414363642</text:p>
          </table:table-cell>
          <table:table-cell table:number-columns-repeated="7"/>
        </table:table-row>
        <table:table-row table:style-name="ro2">
          <table:table-cell table:formula="of:=[.A544]+1" office:value-type="float" office:value="543">
            <text:p>543</text:p>
          </table:table-cell>
          <table:table-cell table:formula="of:=[.B544]" office:value-type="float" office:value="0.1">
            <text:p>0,1</text:p>
          </table:table-cell>
          <table:table-cell table:formula="of:=[.C544]" office:value-type="float" office:value="27">
            <text:p>27</text:p>
          </table:table-cell>
          <table:table-cell table:formula="of:=[.A545]*[.B545]" office:value-type="float" office:value="54.3">
            <text:p>54,3</text:p>
          </table:table-cell>
          <table:table-cell table:formula="of:=EXP(-([.D545]^2/(2*[.C545]^2)))/SQRT(PI()*2*[.C545]^2)" office:value-type="float" office:value="0.00195559780471018">
            <text:p>0,0019555978</text:p>
          </table:table-cell>
          <table:table-cell table:formula="of:=[.F544]" office:value-type="float" office:value="0.0147756400148679">
            <text:p>0,01477564</text:p>
          </table:table-cell>
          <table:table-cell table:formula="of:=1000*[.E545]/[.F545]" office:value-type="float" office:value="132.352832279507">
            <text:p>132,3528322795</text:p>
          </table:table-cell>
          <table:table-cell table:number-columns-repeated="7"/>
        </table:table-row>
        <table:table-row table:style-name="ro2">
          <table:table-cell table:formula="of:=[.A545]+1" office:value-type="float" office:value="544">
            <text:p>544</text:p>
          </table:table-cell>
          <table:table-cell table:formula="of:=[.B545]" office:value-type="float" office:value="0.1">
            <text:p>0,1</text:p>
          </table:table-cell>
          <table:table-cell table:formula="of:=[.C545]" office:value-type="float" office:value="27">
            <text:p>27</text:p>
          </table:table-cell>
          <table:table-cell table:formula="of:=[.A546]*[.B546]" office:value-type="float" office:value="54.4">
            <text:p>54,4</text:p>
          </table:table-cell>
          <table:table-cell table:formula="of:=EXP(-([.D546]^2/(2*[.C546]^2)))/SQRT(PI()*2*[.C546]^2)" office:value-type="float" office:value="0.00194107221933011">
            <text:p>0,0019410722</text:p>
          </table:table-cell>
          <table:table-cell table:formula="of:=[.F545]" office:value-type="float" office:value="0.0147756400148679">
            <text:p>0,01477564</text:p>
          </table:table-cell>
          <table:table-cell table:formula="of:=1000*[.E546]/[.F546]" office:value-type="float" office:value="131.369755717987">
            <text:p>131,369755718</text:p>
          </table:table-cell>
          <table:table-cell table:number-columns-repeated="7"/>
        </table:table-row>
        <table:table-row table:style-name="ro2">
          <table:table-cell table:formula="of:=[.A546]+1" office:value-type="float" office:value="545">
            <text:p>545</text:p>
          </table:table-cell>
          <table:table-cell table:formula="of:=[.B546]" office:value-type="float" office:value="0.1">
            <text:p>0,1</text:p>
          </table:table-cell>
          <table:table-cell table:formula="of:=[.C546]" office:value-type="float" office:value="27">
            <text:p>27</text:p>
          </table:table-cell>
          <table:table-cell table:formula="of:=[.A547]*[.B547]" office:value-type="float" office:value="54.5">
            <text:p>54,5</text:p>
          </table:table-cell>
          <table:table-cell table:formula="of:=EXP(-([.D547]^2/(2*[.C547]^2)))/SQRT(PI()*2*[.C547]^2)" office:value-type="float" office:value="0.00192662809702769">
            <text:p>0,0019266281</text:p>
          </table:table-cell>
          <table:table-cell table:formula="of:=[.F546]" office:value-type="float" office:value="0.0147756400148679">
            <text:p>0,01477564</text:p>
          </table:table-cell>
          <table:table-cell table:formula="of:=1000*[.E547]/[.F547]" office:value-type="float" office:value="130.392192493119">
            <text:p>130,3921924931</text:p>
          </table:table-cell>
          <table:table-cell table:number-columns-repeated="7"/>
        </table:table-row>
        <table:table-row table:style-name="ro2">
          <table:table-cell table:formula="of:=[.A547]+1" office:value-type="float" office:value="546">
            <text:p>546</text:p>
          </table:table-cell>
          <table:table-cell table:formula="of:=[.B547]" office:value-type="float" office:value="0.1">
            <text:p>0,1</text:p>
          </table:table-cell>
          <table:table-cell table:formula="of:=[.C547]" office:value-type="float" office:value="27">
            <text:p>27</text:p>
          </table:table-cell>
          <table:table-cell table:formula="of:=[.A548]*[.B548]" office:value-type="float" office:value="54.6">
            <text:p>54,6</text:p>
          </table:table-cell>
          <table:table-cell table:formula="of:=EXP(-([.D548]^2/(2*[.C548]^2)))/SQRT(PI()*2*[.C548]^2)" office:value-type="float" office:value="0.00191226522640595">
            <text:p>0,0019122652</text:p>
          </table:table-cell>
          <table:table-cell table:formula="of:=[.F547]" office:value-type="float" office:value="0.0147756400148679">
            <text:p>0,01477564</text:p>
          </table:table-cell>
          <table:table-cell table:formula="of:=1000*[.E548]/[.F548]" office:value-type="float" office:value="129.420128297776">
            <text:p>129,4201282978</text:p>
          </table:table-cell>
          <table:table-cell table:number-columns-repeated="7"/>
        </table:table-row>
        <table:table-row table:style-name="ro2">
          <table:table-cell table:formula="of:=[.A548]+1" office:value-type="float" office:value="547">
            <text:p>547</text:p>
          </table:table-cell>
          <table:table-cell table:formula="of:=[.B548]" office:value-type="float" office:value="0.1">
            <text:p>0,1</text:p>
          </table:table-cell>
          <table:table-cell table:formula="of:=[.C548]" office:value-type="float" office:value="27">
            <text:p>27</text:p>
          </table:table-cell>
          <table:table-cell table:formula="of:=[.A549]*[.B549]" office:value-type="float" office:value="54.7">
            <text:p>54,7</text:p>
          </table:table-cell>
          <table:table-cell table:formula="of:=EXP(-([.D549]^2/(2*[.C549]^2)))/SQRT(PI()*2*[.C549]^2)" office:value-type="float" office:value="0.00189798339431119">
            <text:p>0,0018979834</text:p>
          </table:table-cell>
          <table:table-cell table:formula="of:=[.F548]" office:value-type="float" office:value="0.0147756400148679">
            <text:p>0,01477564</text:p>
          </table:table-cell>
          <table:table-cell table:formula="of:=1000*[.E549]/[.F549]" office:value-type="float" office:value="128.453548705935">
            <text:p>128,4535487059</text:p>
          </table:table-cell>
          <table:table-cell table:number-columns-repeated="7"/>
        </table:table-row>
        <table:table-row table:style-name="ro2">
          <table:table-cell table:formula="of:=[.A549]+1" office:value-type="float" office:value="548">
            <text:p>548</text:p>
          </table:table-cell>
          <table:table-cell table:formula="of:=[.B549]" office:value-type="float" office:value="0.1">
            <text:p>0,1</text:p>
          </table:table-cell>
          <table:table-cell table:formula="of:=[.C549]" office:value-type="float" office:value="27">
            <text:p>27</text:p>
          </table:table-cell>
          <table:table-cell table:formula="of:=[.A550]*[.B550]" office:value-type="float" office:value="54.8">
            <text:p>54,8</text:p>
          </table:table-cell>
          <table:table-cell table:formula="of:=EXP(-([.D550]^2/(2*[.C550]^2)))/SQRT(PI()*2*[.C550]^2)" office:value-type="float" office:value="0.0018837823858578">
            <text:p>0,0018837824</text:p>
          </table:table-cell>
          <table:table-cell table:formula="of:=[.F549]" office:value-type="float" office:value="0.0147756400148679">
            <text:p>0,01477564</text:p>
          </table:table-cell>
          <table:table-cell table:formula="of:=1000*[.E550]/[.F550]" office:value-type="float" office:value="127.492439174361">
            <text:p>127,4924391744</text:p>
          </table:table-cell>
          <table:table-cell table:number-columns-repeated="7"/>
        </table:table-row>
        <table:table-row table:style-name="ro2">
          <table:table-cell table:formula="of:=[.A550]+1" office:value-type="float" office:value="549">
            <text:p>549</text:p>
          </table:table-cell>
          <table:table-cell table:formula="of:=[.B550]" office:value-type="float" office:value="0.1">
            <text:p>0,1</text:p>
          </table:table-cell>
          <table:table-cell table:formula="of:=[.C550]" office:value-type="float" office:value="27">
            <text:p>27</text:p>
          </table:table-cell>
          <table:table-cell table:formula="of:=[.A551]*[.B551]" office:value-type="float" office:value="54.9">
            <text:p>54,9</text:p>
          </table:table-cell>
          <table:table-cell table:formula="of:=EXP(-([.D551]^2/(2*[.C551]^2)))/SQRT(PI()*2*[.C551]^2)" office:value-type="float" office:value="0.00186966198445288">
            <text:p>0,001869662</text:p>
          </table:table-cell>
          <table:table-cell table:formula="of:=[.F550]" office:value-type="float" office:value="0.0147756400148679">
            <text:p>0,01477564</text:p>
          </table:table-cell>
          <table:table-cell table:formula="of:=1000*[.E551]/[.F551]" office:value-type="float" office:value="126.536785044272">
            <text:p>126,5367850443</text:p>
          </table:table-cell>
          <table:table-cell table:number-columns-repeated="7"/>
        </table:table-row>
        <table:table-row table:style-name="ro2">
          <table:table-cell table:formula="of:=[.A551]+1" office:value-type="float" office:value="550">
            <text:p>550</text:p>
          </table:table-cell>
          <table:table-cell table:formula="of:=[.B551]" office:value-type="float" office:value="0.1">
            <text:p>0,1</text:p>
          </table:table-cell>
          <table:table-cell table:formula="of:=[.C551]" office:value-type="float" office:value="27">
            <text:p>27</text:p>
          </table:table-cell>
          <table:table-cell table:formula="of:=[.A552]*[.B552]" office:value-type="float" office:value="55">
            <text:p>55</text:p>
          </table:table-cell>
          <table:table-cell table:formula="of:=EXP(-([.D552]^2/(2*[.C552]^2)))/SQRT(PI()*2*[.C552]^2)" office:value-type="float" office:value="0.0018556219718209">
            <text:p>0,001855622</text:p>
          </table:table-cell>
          <table:table-cell table:formula="of:=[.F551]" office:value-type="float" office:value="0.0147756400148679">
            <text:p>0,01477564</text:p>
          </table:table-cell>
          <table:table-cell table:formula="of:=1000*[.E552]/[.F552]" office:value-type="float" office:value="125.586571543005">
            <text:p>125,586571543</text:p>
          </table:table-cell>
          <table:table-cell table:number-columns-repeated="7"/>
        </table:table-row>
        <table:table-row table:style-name="ro2">
          <table:table-cell table:formula="of:=[.A552]+1" office:value-type="float" office:value="551">
            <text:p>551</text:p>
          </table:table-cell>
          <table:table-cell table:formula="of:=[.B552]" office:value-type="float" office:value="0.1">
            <text:p>0,1</text:p>
          </table:table-cell>
          <table:table-cell table:formula="of:=[.C552]" office:value-type="float" office:value="27">
            <text:p>27</text:p>
          </table:table-cell>
          <table:table-cell table:formula="of:=[.A553]*[.B553]" office:value-type="float" office:value="55.1">
            <text:p>55,1</text:p>
          </table:table-cell>
          <table:table-cell table:formula="of:=EXP(-([.D553]^2/(2*[.C553]^2)))/SQRT(PI()*2*[.C553]^2)" office:value-type="float" office:value="0.00184166212802822">
            <text:p>0,0018416621</text:p>
          </table:table-cell>
          <table:table-cell table:formula="of:=[.F552]" office:value-type="float" office:value="0.0147756400148679">
            <text:p>0,01477564</text:p>
          </table:table-cell>
          <table:table-cell table:formula="of:=1000*[.E553]/[.F553]" office:value-type="float" office:value="124.641783785681">
            <text:p>124,6417837857</text:p>
          </table:table-cell>
          <table:table-cell table:number-columns-repeated="7"/>
        </table:table-row>
        <table:table-row table:style-name="ro2">
          <table:table-cell table:formula="of:=[.A553]+1" office:value-type="float" office:value="552">
            <text:p>552</text:p>
          </table:table-cell>
          <table:table-cell table:formula="of:=[.B553]" office:value-type="float" office:value="0.1">
            <text:p>0,1</text:p>
          </table:table-cell>
          <table:table-cell table:formula="of:=[.C553]" office:value-type="float" office:value="27">
            <text:p>27</text:p>
          </table:table-cell>
          <table:table-cell table:formula="of:=[.A554]*[.B554]" office:value-type="float" office:value="55.2">
            <text:p>55,2</text:p>
          </table:table-cell>
          <table:table-cell table:formula="of:=EXP(-([.D554]^2/(2*[.C554]^2)))/SQRT(PI()*2*[.C554]^2)" office:value-type="float" office:value="0.00182778223150756">
            <text:p>0,0018277822</text:p>
          </table:table-cell>
          <table:table-cell table:formula="of:=[.F553]" office:value-type="float" office:value="0.0147756400148679">
            <text:p>0,01477564</text:p>
          </table:table-cell>
          <table:table-cell table:formula="of:=1000*[.E554]/[.F554]" office:value-type="float" office:value="123.702406776855">
            <text:p>123,7024067769</text:p>
          </table:table-cell>
          <table:table-cell table:number-columns-repeated="7"/>
        </table:table-row>
        <table:table-row table:style-name="ro2">
          <table:table-cell table:formula="of:=[.A554]+1" office:value-type="float" office:value="553">
            <text:p>553</text:p>
          </table:table-cell>
          <table:table-cell table:formula="of:=[.B554]" office:value-type="float" office:value="0.1">
            <text:p>0,1</text:p>
          </table:table-cell>
          <table:table-cell table:formula="of:=[.C554]" office:value-type="float" office:value="27">
            <text:p>27</text:p>
          </table:table-cell>
          <table:table-cell table:formula="of:=[.A555]*[.B555]" office:value-type="float" office:value="55.3">
            <text:p>55,3</text:p>
          </table:table-cell>
          <table:table-cell table:formula="of:=EXP(-([.D555]^2/(2*[.C555]^2)))/SQRT(PI()*2*[.C555]^2)" office:value-type="float" office:value="0.00181398205908243">
            <text:p>0,0018139821</text:p>
          </table:table-cell>
          <table:table-cell table:formula="of:=[.F554]" office:value-type="float" office:value="0.0147756400148679">
            <text:p>0,01477564</text:p>
          </table:table-cell>
          <table:table-cell table:formula="of:=1000*[.E555]/[.F555]" office:value-type="float" office:value="122.768425412173">
            <text:p>122,7684254122</text:p>
          </table:table-cell>
          <table:table-cell table:number-columns-repeated="7"/>
        </table:table-row>
        <table:table-row table:style-name="ro2">
          <table:table-cell table:formula="of:=[.A555]+1" office:value-type="float" office:value="554">
            <text:p>554</text:p>
          </table:table-cell>
          <table:table-cell table:formula="of:=[.B555]" office:value-type="float" office:value="0.1">
            <text:p>0,1</text:p>
          </table:table-cell>
          <table:table-cell table:formula="of:=[.C555]" office:value-type="float" office:value="27">
            <text:p>27</text:p>
          </table:table-cell>
          <table:table-cell table:formula="of:=[.A556]*[.B556]" office:value-type="float" office:value="55.4">
            <text:p>55,4</text:p>
          </table:table-cell>
          <table:table-cell table:formula="of:=EXP(-([.D556]^2/(2*[.C556]^2)))/SQRT(PI()*2*[.C556]^2)" office:value-type="float" office:value="0.00180026138599142">
            <text:p>0,0018002614</text:p>
          </table:table-cell>
          <table:table-cell table:formula="of:=[.F555]" office:value-type="float" office:value="0.0147756400148679">
            <text:p>0,01477564</text:p>
          </table:table-cell>
          <table:table-cell table:formula="of:=1000*[.E556]/[.F556]" office:value-type="float" office:value="121.839824480017">
            <text:p>121,83982448</text:p>
          </table:table-cell>
          <table:table-cell table:number-columns-repeated="7"/>
        </table:table-row>
        <table:table-row table:style-name="ro2">
          <table:table-cell table:formula="of:=[.A556]+1" office:value-type="float" office:value="555">
            <text:p>555</text:p>
          </table:table-cell>
          <table:table-cell table:formula="of:=[.B556]" office:value-type="float" office:value="0.1">
            <text:p>0,1</text:p>
          </table:table-cell>
          <table:table-cell table:formula="of:=[.C556]" office:value-type="float" office:value="27">
            <text:p>27</text:p>
          </table:table-cell>
          <table:table-cell table:formula="of:=[.A557]*[.B557]" office:value-type="float" office:value="55.5">
            <text:p>55,5</text:p>
          </table:table-cell>
          <table:table-cell table:formula="of:=EXP(-([.D557]^2/(2*[.C557]^2)))/SQRT(PI()*2*[.C557]^2)" office:value-type="float" office:value="0.00178661998591247">
            <text:p>0,00178662</text:p>
          </table:table-cell>
          <table:table-cell table:formula="of:=[.F556]" office:value-type="float" office:value="0.0147756400148679">
            <text:p>0,01477564</text:p>
          </table:table-cell>
          <table:table-cell table:formula="of:=1000*[.E557]/[.F557]" office:value-type="float" office:value="120.916588663144">
            <text:p>120,9165886631</text:p>
          </table:table-cell>
          <table:table-cell table:number-columns-repeated="7"/>
        </table:table-row>
        <table:table-row table:style-name="ro2">
          <table:table-cell table:formula="of:=[.A557]+1" office:value-type="float" office:value="556">
            <text:p>556</text:p>
          </table:table-cell>
          <table:table-cell table:formula="of:=[.B557]" office:value-type="float" office:value="0.1">
            <text:p>0,1</text:p>
          </table:table-cell>
          <table:table-cell table:formula="of:=[.C557]" office:value-type="float" office:value="27">
            <text:p>27</text:p>
          </table:table-cell>
          <table:table-cell table:formula="of:=[.A558]*[.B558]" office:value-type="float" office:value="55.6">
            <text:p>55,6</text:p>
          </table:table-cell>
          <table:table-cell table:formula="of:=EXP(-([.D558]^2/(2*[.C558]^2)))/SQRT(PI()*2*[.C558]^2)" office:value-type="float" office:value="0.00177305763098706">
            <text:p>0,0017730576</text:p>
          </table:table-cell>
          <table:table-cell table:formula="of:=[.F557]" office:value-type="float" office:value="0.0147756400148679">
            <text:p>0,01477564</text:p>
          </table:table-cell>
          <table:table-cell table:formula="of:=1000*[.E558]/[.F558]" office:value-type="float" office:value="119.998702540326">
            <text:p>119,9987025403</text:p>
          </table:table-cell>
          <table:table-cell table:number-columns-repeated="7"/>
        </table:table-row>
        <table:table-row table:style-name="ro2">
          <table:table-cell table:formula="of:=[.A558]+1" office:value-type="float" office:value="557">
            <text:p>557</text:p>
          </table:table-cell>
          <table:table-cell table:formula="of:=[.B558]" office:value-type="float" office:value="0.1">
            <text:p>0,1</text:p>
          </table:table-cell>
          <table:table-cell table:formula="of:=[.C558]" office:value-type="float" office:value="27">
            <text:p>27</text:p>
          </table:table-cell>
          <table:table-cell table:formula="of:=[.A559]*[.B559]" office:value-type="float" office:value="55.7">
            <text:p>55,7</text:p>
          </table:table-cell>
          <table:table-cell table:formula="of:=EXP(-([.D559]^2/(2*[.C559]^2)))/SQRT(PI()*2*[.C559]^2)" office:value-type="float" office:value="0.00175957409184428">
            <text:p>0,0017595741</text:p>
          </table:table-cell>
          <table:table-cell table:formula="of:=[.F558]" office:value-type="float" office:value="0.0147756400148679">
            <text:p>0,01477564</text:p>
          </table:table-cell>
          <table:table-cell table:formula="of:=1000*[.E559]/[.F559]" office:value-type="float" office:value="119.086150587976">
            <text:p>119,086150588</text:p>
          </table:table-cell>
          <table:table-cell table:number-columns-repeated="7"/>
        </table:table-row>
        <table:table-row table:style-name="ro2">
          <table:table-cell table:formula="of:=[.A559]+1" office:value-type="float" office:value="558">
            <text:p>558</text:p>
          </table:table-cell>
          <table:table-cell table:formula="of:=[.B559]" office:value-type="float" office:value="0.1">
            <text:p>0,1</text:p>
          </table:table-cell>
          <table:table-cell table:formula="of:=[.C559]" office:value-type="float" office:value="27">
            <text:p>27</text:p>
          </table:table-cell>
          <table:table-cell table:formula="of:=[.A560]*[.B560]" office:value-type="float" office:value="55.8">
            <text:p>55,8</text:p>
          </table:table-cell>
          <table:table-cell table:formula="of:=EXP(-([.D560]^2/(2*[.C560]^2)))/SQRT(PI()*2*[.C560]^2)" office:value-type="float" office:value="0.00174616913762487">
            <text:p>0,0017461691</text:p>
          </table:table-cell>
          <table:table-cell table:formula="of:=[.F559]" office:value-type="float" office:value="0.0147756400148679">
            <text:p>0,01477564</text:p>
          </table:table-cell>
          <table:table-cell table:formula="of:=1000*[.E560]/[.F560]" office:value-type="float" office:value="118.178917181781">
            <text:p>118,1789171818</text:p>
          </table:table-cell>
          <table:table-cell table:number-columns-repeated="7"/>
        </table:table-row>
        <table:table-row table:style-name="ro2">
          <table:table-cell table:formula="of:=[.A560]+1" office:value-type="float" office:value="559">
            <text:p>559</text:p>
          </table:table-cell>
          <table:table-cell table:formula="of:=[.B560]" office:value-type="float" office:value="0.1">
            <text:p>0,1</text:p>
          </table:table-cell>
          <table:table-cell table:formula="of:=[.C560]" office:value-type="float" office:value="27">
            <text:p>27</text:p>
          </table:table-cell>
          <table:table-cell table:formula="of:=[.A561]*[.B561]" office:value-type="float" office:value="55.9">
            <text:p>55,9</text:p>
          </table:table-cell>
          <table:table-cell table:formula="of:=EXP(-([.D561]^2/(2*[.C561]^2)))/SQRT(PI()*2*[.C561]^2)" office:value-type="float" office:value="0.00173284253600514">
            <text:p>0,0017328425</text:p>
          </table:table-cell>
          <table:table-cell table:formula="of:=[.F560]" office:value-type="float" office:value="0.0147756400148679">
            <text:p>0,01477564</text:p>
          </table:table-cell>
          <table:table-cell table:formula="of:=1000*[.E561]/[.F561]" office:value-type="float" office:value="117.276986598312">
            <text:p>117,2769865983</text:p>
          </table:table-cell>
          <table:table-cell table:number-columns-repeated="7"/>
        </table:table-row>
        <table:table-row table:style-name="ro2">
          <table:table-cell table:formula="of:=[.A561]+1" office:value-type="float" office:value="560">
            <text:p>560</text:p>
          </table:table-cell>
          <table:table-cell table:formula="of:=[.B561]" office:value-type="float" office:value="0.1">
            <text:p>0,1</text:p>
          </table:table-cell>
          <table:table-cell table:formula="of:=[.C561]" office:value-type="float" office:value="27">
            <text:p>27</text:p>
          </table:table-cell>
          <table:table-cell table:formula="of:=[.A562]*[.B562]" office:value-type="float" office:value="56">
            <text:p>56</text:p>
          </table:table-cell>
          <table:table-cell table:formula="of:=EXP(-([.D562]^2/(2*[.C562]^2)))/SQRT(PI()*2*[.C562]^2)" office:value-type="float" office:value="0.00171959405322083">
            <text:p>0,0017195941</text:p>
          </table:table-cell>
          <table:table-cell table:formula="of:=[.F561]" office:value-type="float" office:value="0.0147756400148679">
            <text:p>0,01477564</text:p>
          </table:table-cell>
          <table:table-cell table:formula="of:=1000*[.E562]/[.F562]" office:value-type="float" office:value="116.380343016648">
            <text:p>116,3803430166</text:p>
          </table:table-cell>
          <table:table-cell table:number-columns-repeated="7"/>
        </table:table-row>
        <table:table-row table:style-name="ro2">
          <table:table-cell table:formula="of:=[.A562]+1" office:value-type="float" office:value="561">
            <text:p>561</text:p>
          </table:table-cell>
          <table:table-cell table:formula="of:=[.B562]" office:value-type="float" office:value="0.1">
            <text:p>0,1</text:p>
          </table:table-cell>
          <table:table-cell table:formula="of:=[.C562]" office:value-type="float" office:value="27">
            <text:p>27</text:p>
          </table:table-cell>
          <table:table-cell table:formula="of:=[.A563]*[.B563]" office:value-type="float" office:value="56.1">
            <text:p>56,1</text:p>
          </table:table-cell>
          <table:table-cell table:formula="of:=EXP(-([.D563]^2/(2*[.C563]^2)))/SQRT(PI()*2*[.C563]^2)" office:value-type="float" office:value="0.0017064234540909">
            <text:p>0,0017064235</text:p>
          </table:table-cell>
          <table:table-cell table:formula="of:=[.F562]" office:value-type="float" office:value="0.0147756400148679">
            <text:p>0,01477564</text:p>
          </table:table-cell>
          <table:table-cell table:formula="of:=1000*[.E563]/[.F563]" office:value-type="float" office:value="115.488970519979">
            <text:p>115,48897052</text:p>
          </table:table-cell>
          <table:table-cell table:number-columns-repeated="7"/>
        </table:table-row>
        <table:table-row table:style-name="ro2">
          <table:table-cell table:formula="of:=[.A563]+1" office:value-type="float" office:value="562">
            <text:p>562</text:p>
          </table:table-cell>
          <table:table-cell table:formula="of:=[.B563]" office:value-type="float" office:value="0.1">
            <text:p>0,1</text:p>
          </table:table-cell>
          <table:table-cell table:formula="of:=[.C563]" office:value-type="float" office:value="27">
            <text:p>27</text:p>
          </table:table-cell>
          <table:table-cell table:formula="of:=[.A564]*[.B564]" office:value-type="float" office:value="56.2">
            <text:p>56,2</text:p>
          </table:table-cell>
          <table:table-cell table:formula="of:=EXP(-([.D564]^2/(2*[.C564]^2)))/SQRT(PI()*2*[.C564]^2)" office:value-type="float" office:value="0.00169333050204119">
            <text:p>0,0016933305</text:p>
          </table:table-cell>
          <table:table-cell table:formula="of:=[.F563]" office:value-type="float" office:value="0.0147756400148679">
            <text:p>0,01477564</text:p>
          </table:table-cell>
          <table:table-cell table:formula="of:=1000*[.E564]/[.F564]" office:value-type="float" office:value="114.602853097212">
            <text:p>114,6028530972</text:p>
          </table:table-cell>
          <table:table-cell table:number-columns-repeated="7"/>
        </table:table-row>
        <table:table-row table:style-name="ro2">
          <table:table-cell table:formula="of:=[.A564]+1" office:value-type="float" office:value="563">
            <text:p>563</text:p>
          </table:table-cell>
          <table:table-cell table:formula="of:=[.B564]" office:value-type="float" office:value="0.1">
            <text:p>0,1</text:p>
          </table:table-cell>
          <table:table-cell table:formula="of:=[.C564]" office:value-type="float" office:value="27">
            <text:p>27</text:p>
          </table:table-cell>
          <table:table-cell table:formula="of:=[.A565]*[.B565]" office:value-type="float" office:value="56.3">
            <text:p>56,3</text:p>
          </table:table-cell>
          <table:table-cell table:formula="of:=EXP(-([.D565]^2/(2*[.C565]^2)))/SQRT(PI()*2*[.C565]^2)" office:value-type="float" office:value="0.00168031495912803">
            <text:p>0,001680315</text:p>
          </table:table-cell>
          <table:table-cell table:formula="of:=[.F564]" office:value-type="float" office:value="0.0147756400148679">
            <text:p>0,01477564</text:p>
          </table:table-cell>
          <table:table-cell table:formula="of:=1000*[.E565]/[.F565]" office:value-type="float" office:value="113.721974644565">
            <text:p>113,7219746446</text:p>
          </table:table-cell>
          <table:table-cell table:number-columns-repeated="7"/>
        </table:table-row>
        <table:table-row table:style-name="ro2">
          <table:table-cell table:formula="of:=[.A565]+1" office:value-type="float" office:value="564">
            <text:p>564</text:p>
          </table:table-cell>
          <table:table-cell table:formula="of:=[.B565]" office:value-type="float" office:value="0.1">
            <text:p>0,1</text:p>
          </table:table-cell>
          <table:table-cell table:formula="of:=[.C565]" office:value-type="float" office:value="27">
            <text:p>27</text:p>
          </table:table-cell>
          <table:table-cell table:formula="of:=[.A566]*[.B566]" office:value-type="float" office:value="56.4">
            <text:p>56,4</text:p>
          </table:table-cell>
          <table:table-cell table:formula="of:=EXP(-([.D566]^2/(2*[.C566]^2)))/SQRT(PI()*2*[.C566]^2)" office:value-type="float" office:value="0.00166737658606177">
            <text:p>0,0016673766</text:p>
          </table:table-cell>
          <table:table-cell table:formula="of:=[.F565]" office:value-type="float" office:value="0.0147756400148679">
            <text:p>0,01477564</text:p>
          </table:table-cell>
          <table:table-cell table:formula="of:=1000*[.E566]/[.F566]" office:value-type="float" office:value="112.846318967164">
            <text:p>112,8463189672</text:p>
          </table:table-cell>
          <table:table-cell table:number-columns-repeated="7"/>
        </table:table-row>
        <table:table-row table:style-name="ro2">
          <table:table-cell table:formula="of:=[.A566]+1" office:value-type="float" office:value="565">
            <text:p>565</text:p>
          </table:table-cell>
          <table:table-cell table:formula="of:=[.B566]" office:value-type="float" office:value="0.1">
            <text:p>0,1</text:p>
          </table:table-cell>
          <table:table-cell table:formula="of:=[.C566]" office:value-type="float" office:value="27">
            <text:p>27</text:p>
          </table:table-cell>
          <table:table-cell table:formula="of:=[.A567]*[.B567]" office:value-type="float" office:value="56.5">
            <text:p>56,5</text:p>
          </table:table-cell>
          <table:table-cell table:formula="of:=EXP(-([.D567]^2/(2*[.C567]^2)))/SQRT(PI()*2*[.C567]^2)" office:value-type="float" office:value="0.00165451514223018">
            <text:p>0,0016545151</text:p>
          </table:table-cell>
          <table:table-cell table:formula="of:=[.F566]" office:value-type="float" office:value="0.0147756400148679">
            <text:p>0,01477564</text:p>
          </table:table-cell>
          <table:table-cell table:formula="of:=1000*[.E567]/[.F567]" office:value-type="float" office:value="111.975869780621">
            <text:p>111,9758697806</text:p>
          </table:table-cell>
          <table:table-cell table:number-columns-repeated="7"/>
        </table:table-row>
        <table:table-row table:style-name="ro2">
          <table:table-cell table:formula="of:=[.A567]+1" office:value-type="float" office:value="566">
            <text:p>566</text:p>
          </table:table-cell>
          <table:table-cell table:formula="of:=[.B567]" office:value-type="float" office:value="0.1">
            <text:p>0,1</text:p>
          </table:table-cell>
          <table:table-cell table:formula="of:=[.C567]" office:value-type="float" office:value="27">
            <text:p>27</text:p>
          </table:table-cell>
          <table:table-cell table:formula="of:=[.A568]*[.B568]" office:value-type="float" office:value="56.6">
            <text:p>56,6</text:p>
          </table:table-cell>
          <table:table-cell table:formula="of:=EXP(-([.D568]^2/(2*[.C568]^2)))/SQRT(PI()*2*[.C568]^2)" office:value-type="float" office:value="0.00164173038572179">
            <text:p>0,0016417304</text:p>
          </table:table-cell>
          <table:table-cell table:formula="of:=[.F567]" office:value-type="float" office:value="0.0147756400148679">
            <text:p>0,01477564</text:p>
          </table:table-cell>
          <table:table-cell table:formula="of:=1000*[.E568]/[.F568]" office:value-type="float" office:value="111.11061071262">
            <text:p>111,1106107126</text:p>
          </table:table-cell>
          <table:table-cell table:number-columns-repeated="7"/>
        </table:table-row>
        <table:table-row table:style-name="ro2">
          <table:table-cell table:formula="of:=[.A568]+1" office:value-type="float" office:value="567">
            <text:p>567</text:p>
          </table:table-cell>
          <table:table-cell table:formula="of:=[.B568]" office:value-type="float" office:value="0.1">
            <text:p>0,1</text:p>
          </table:table-cell>
          <table:table-cell table:formula="of:=[.C568]" office:value-type="float" office:value="27">
            <text:p>27</text:p>
          </table:table-cell>
          <table:table-cell table:formula="of:=[.A569]*[.B569]" office:value-type="float" office:value="56.7">
            <text:p>56,7</text:p>
          </table:table-cell>
          <table:table-cell table:formula="of:=EXP(-([.D569]^2/(2*[.C569]^2)))/SQRT(PI()*2*[.C569]^2)" office:value-type="float" office:value="0.00162902207334916">
            <text:p>0,0016290221</text:p>
          </table:table-cell>
          <table:table-cell table:formula="of:=[.F568]" office:value-type="float" office:value="0.0147756400148679">
            <text:p>0,01477564</text:p>
          </table:table-cell>
          <table:table-cell table:formula="of:=1000*[.E569]/[.F569]" office:value-type="float" office:value="110.250525304485">
            <text:p>110,2505253045</text:p>
          </table:table-cell>
          <table:table-cell table:number-columns-repeated="7"/>
        </table:table-row>
        <table:table-row table:style-name="ro2">
          <table:table-cell table:formula="of:=[.A569]+1" office:value-type="float" office:value="568">
            <text:p>568</text:p>
          </table:table-cell>
          <table:table-cell table:formula="of:=[.B569]" office:value-type="float" office:value="0.1">
            <text:p>0,1</text:p>
          </table:table-cell>
          <table:table-cell table:formula="of:=[.C569]" office:value-type="float" office:value="27">
            <text:p>27</text:p>
          </table:table-cell>
          <table:table-cell table:formula="of:=[.A570]*[.B570]" office:value-type="float" office:value="56.8">
            <text:p>56,8</text:p>
          </table:table-cell>
          <table:table-cell table:formula="of:=EXP(-([.D570]^2/(2*[.C570]^2)))/SQRT(PI()*2*[.C570]^2)" office:value-type="float" office:value="0.00161638996067198">
            <text:p>0,00161639</text:p>
          </table:table-cell>
          <table:table-cell table:formula="of:=[.F569]" office:value-type="float" office:value="0.0147756400148679">
            <text:p>0,01477564</text:p>
          </table:table-cell>
          <table:table-cell table:formula="of:=1000*[.E570]/[.F570]" office:value-type="float" office:value="109.395597012752">
            <text:p>109,3955970128</text:p>
          </table:table-cell>
          <table:table-cell table:number-columns-repeated="7"/>
        </table:table-row>
        <table:table-row table:style-name="ro2">
          <table:table-cell table:formula="of:=[.A570]+1" office:value-type="float" office:value="569">
            <text:p>569</text:p>
          </table:table-cell>
          <table:table-cell table:formula="of:=[.B570]" office:value-type="float" office:value="0.1">
            <text:p>0,1</text:p>
          </table:table-cell>
          <table:table-cell table:formula="of:=[.C570]" office:value-type="float" office:value="27">
            <text:p>27</text:p>
          </table:table-cell>
          <table:table-cell table:formula="of:=[.A571]*[.B571]" office:value-type="float" office:value="56.9">
            <text:p>56,9</text:p>
          </table:table-cell>
          <table:table-cell table:formula="of:=EXP(-([.D571]^2/(2*[.C571]^2)))/SQRT(PI()*2*[.C571]^2)" office:value-type="float" office:value="0.00160383380202021">
            <text:p>0,0016038338</text:p>
          </table:table-cell>
          <table:table-cell table:formula="of:=[.F570]" office:value-type="float" office:value="0.0147756400148679">
            <text:p>0,01477564</text:p>
          </table:table-cell>
          <table:table-cell table:formula="of:=1000*[.E571]/[.F571]" office:value-type="float" office:value="108.545809210725">
            <text:p>108,5458092107</text:p>
          </table:table-cell>
          <table:table-cell table:number-columns-repeated="7"/>
        </table:table-row>
        <table:table-row table:style-name="ro2">
          <table:table-cell table:formula="of:=[.A571]+1" office:value-type="float" office:value="570">
            <text:p>570</text:p>
          </table:table-cell>
          <table:table-cell table:formula="of:=[.B571]" office:value-type="float" office:value="0.1">
            <text:p>0,1</text:p>
          </table:table-cell>
          <table:table-cell table:formula="of:=[.C571]" office:value-type="float" office:value="27">
            <text:p>27</text:p>
          </table:table-cell>
          <table:table-cell table:formula="of:=[.A572]*[.B572]" office:value-type="float" office:value="57">
            <text:p>57</text:p>
          </table:table-cell>
          <table:table-cell table:formula="of:=EXP(-([.D572]^2/(2*[.C572]^2)))/SQRT(PI()*2*[.C572]^2)" office:value-type="float" office:value="0.00159135335051693">
            <text:p>0,0015913534</text:p>
          </table:table-cell>
          <table:table-cell table:formula="of:=[.F571]" office:value-type="float" office:value="0.0147756400148679">
            <text:p>0,01477564</text:p>
          </table:table-cell>
          <table:table-cell table:formula="of:=1000*[.E572]/[.F572]" office:value-type="float" office:value="107.701145190032">
            <text:p>107,70114519</text:p>
          </table:table-cell>
          <table:table-cell table:number-columns-repeated="7"/>
        </table:table-row>
        <table:table-row table:style-name="ro2">
          <table:table-cell table:formula="of:=[.A572]+1" office:value-type="float" office:value="571">
            <text:p>571</text:p>
          </table:table-cell>
          <table:table-cell table:formula="of:=[.B572]" office:value-type="float" office:value="0.1">
            <text:p>0,1</text:p>
          </table:table-cell>
          <table:table-cell table:formula="of:=[.C572]" office:value-type="float" office:value="27">
            <text:p>27</text:p>
          </table:table-cell>
          <table:table-cell table:formula="of:=[.A573]*[.B573]" office:value-type="float" office:value="57.1">
            <text:p>57,1</text:p>
          </table:table-cell>
          <table:table-cell table:formula="of:=EXP(-([.D573]^2/(2*[.C573]^2)))/SQRT(PI()*2*[.C573]^2)" office:value-type="float" office:value="0.00157894835810133">
            <text:p>0,0015789484</text:p>
          </table:table-cell>
          <table:table-cell table:formula="of:=[.F572]" office:value-type="float" office:value="0.0147756400148679">
            <text:p>0,01477564</text:p>
          </table:table-cell>
          <table:table-cell table:formula="of:=1000*[.E573]/[.F573]" office:value-type="float" office:value="106.861588162172">
            <text:p>106,8615881622</text:p>
          </table:table-cell>
          <table:table-cell table:number-columns-repeated="7"/>
        </table:table-row>
        <table:table-row table:style-name="ro2">
          <table:table-cell table:formula="of:=[.A573]+1" office:value-type="float" office:value="572">
            <text:p>572</text:p>
          </table:table-cell>
          <table:table-cell table:formula="of:=[.B573]" office:value-type="float" office:value="0.1">
            <text:p>0,1</text:p>
          </table:table-cell>
          <table:table-cell table:formula="of:=[.C573]" office:value-type="float" office:value="27">
            <text:p>27</text:p>
          </table:table-cell>
          <table:table-cell table:formula="of:=[.A574]*[.B574]" office:value-type="float" office:value="57.2">
            <text:p>57,2</text:p>
          </table:table-cell>
          <table:table-cell table:formula="of:=EXP(-([.D574]^2/(2*[.C574]^2)))/SQRT(PI()*2*[.C574]^2)" office:value-type="float" office:value="0.00156661857555137">
            <text:p>0,0015666186</text:p>
          </table:table-cell>
          <table:table-cell table:formula="of:=[.F573]" office:value-type="float" office:value="0.0147756400148679">
            <text:p>0,01477564</text:p>
          </table:table-cell>
          <table:table-cell table:formula="of:=1000*[.E574]/[.F574]" office:value-type="float" office:value="106.027121260059">
            <text:p>106,0271212601</text:p>
          </table:table-cell>
          <table:table-cell table:number-columns-repeated="7"/>
        </table:table-row>
        <table:table-row table:style-name="ro2">
          <table:table-cell table:formula="of:=[.A574]+1" office:value-type="float" office:value="573">
            <text:p>573</text:p>
          </table:table-cell>
          <table:table-cell table:formula="of:=[.B574]" office:value-type="float" office:value="0.1">
            <text:p>0,1</text:p>
          </table:table-cell>
          <table:table-cell table:formula="of:=[.C574]" office:value-type="float" office:value="27">
            <text:p>27</text:p>
          </table:table-cell>
          <table:table-cell table:formula="of:=[.A575]*[.B575]" office:value-type="float" office:value="57.3">
            <text:p>57,3</text:p>
          </table:table-cell>
          <table:table-cell table:formula="of:=EXP(-([.D575]^2/(2*[.C575]^2)))/SQRT(PI()*2*[.C575]^2)" office:value-type="float" office:value="0.00155436375250655">
            <text:p>0,0015543638</text:p>
          </table:table-cell>
          <table:table-cell table:formula="of:=[.F574]" office:value-type="float" office:value="0.0147756400148679">
            <text:p>0,01477564</text:p>
          </table:table-cell>
          <table:table-cell table:formula="of:=1000*[.E575]/[.F575]" office:value-type="float" office:value="105.19772753955">
            <text:p>105,1977275396</text:p>
          </table:table-cell>
          <table:table-cell table:number-columns-repeated="7"/>
        </table:table-row>
        <table:table-row table:style-name="ro2">
          <table:table-cell table:formula="of:=[.A575]+1" office:value-type="float" office:value="574">
            <text:p>574</text:p>
          </table:table-cell>
          <table:table-cell table:formula="of:=[.B575]" office:value-type="float" office:value="0.1">
            <text:p>0,1</text:p>
          </table:table-cell>
          <table:table-cell table:formula="of:=[.C575]" office:value-type="float" office:value="27">
            <text:p>27</text:p>
          </table:table-cell>
          <table:table-cell table:formula="of:=[.A576]*[.B576]" office:value-type="float" office:value="57.4">
            <text:p>57,4</text:p>
          </table:table-cell>
          <table:table-cell table:formula="of:=EXP(-([.D576]^2/(2*[.C576]^2)))/SQRT(PI()*2*[.C576]^2)" office:value-type="float" office:value="0.0015421836374904">
            <text:p>0,0015421836</text:p>
          </table:table-cell>
          <table:table-cell table:formula="of:=[.F575]" office:value-type="float" office:value="0.0147756400148679">
            <text:p>0,01477564</text:p>
          </table:table-cell>
          <table:table-cell table:formula="of:=1000*[.E576]/[.F576]" office:value-type="float" office:value="104.373389980982">
            <text:p>104,373389981</text:p>
          </table:table-cell>
          <table:table-cell table:number-columns-repeated="7"/>
        </table:table-row>
        <table:table-row table:style-name="ro2">
          <table:table-cell table:formula="of:=[.A576]+1" office:value-type="float" office:value="575">
            <text:p>575</text:p>
          </table:table-cell>
          <table:table-cell table:formula="of:=[.B576]" office:value-type="float" office:value="0.1">
            <text:p>0,1</text:p>
          </table:table-cell>
          <table:table-cell table:formula="of:=[.C576]" office:value-type="float" office:value="27">
            <text:p>27</text:p>
          </table:table-cell>
          <table:table-cell table:formula="of:=[.A577]*[.B577]" office:value-type="float" office:value="57.5">
            <text:p>57,5</text:p>
          </table:table-cell>
          <table:table-cell table:formula="of:=EXP(-([.D577]^2/(2*[.C577]^2)))/SQRT(PI()*2*[.C577]^2)" office:value-type="float" office:value="0.00153007797793302">
            <text:p>0,001530078</text:p>
          </table:table-cell>
          <table:table-cell table:formula="of:=[.F576]" office:value-type="float" office:value="0.0147756400148679">
            <text:p>0,01477564</text:p>
          </table:table-cell>
          <table:table-cell table:formula="of:=1000*[.E577]/[.F577]" office:value-type="float" office:value="103.554091490683">
            <text:p>103,5540914907</text:p>
          </table:table-cell>
          <table:table-cell table:number-columns-repeated="7"/>
        </table:table-row>
        <table:table-row table:style-name="ro2">
          <table:table-cell table:formula="of:=[.A577]+1" office:value-type="float" office:value="576">
            <text:p>576</text:p>
          </table:table-cell>
          <table:table-cell table:formula="of:=[.B577]" office:value-type="float" office:value="0.1">
            <text:p>0,1</text:p>
          </table:table-cell>
          <table:table-cell table:formula="of:=[.C577]" office:value-type="float" office:value="27">
            <text:p>27</text:p>
          </table:table-cell>
          <table:table-cell table:formula="of:=[.A578]*[.B578]" office:value-type="float" office:value="57.6">
            <text:p>57,6</text:p>
          </table:table-cell>
          <table:table-cell table:formula="of:=EXP(-([.D578]^2/(2*[.C578]^2)))/SQRT(PI()*2*[.C578]^2)" office:value-type="float" office:value="0.00151804652019341">
            <text:p>0,0015180465</text:p>
          </table:table-cell>
          <table:table-cell table:formula="of:=[.F577]" office:value-type="float" office:value="0.0147756400148679">
            <text:p>0,01477564</text:p>
          </table:table-cell>
          <table:table-cell table:formula="of:=1000*[.E578]/[.F578]" office:value-type="float" office:value="102.739814902494">
            <text:p>102,7398149025</text:p>
          </table:table-cell>
          <table:table-cell table:number-columns-repeated="7"/>
        </table:table-row>
        <table:table-row table:style-name="ro2">
          <table:table-cell table:formula="of:=[.A578]+1" office:value-type="float" office:value="577">
            <text:p>577</text:p>
          </table:table-cell>
          <table:table-cell table:formula="of:=[.B578]" office:value-type="float" office:value="0.1">
            <text:p>0,1</text:p>
          </table:table-cell>
          <table:table-cell table:formula="of:=[.C578]" office:value-type="float" office:value="27">
            <text:p>27</text:p>
          </table:table-cell>
          <table:table-cell table:formula="of:=[.A579]*[.B579]" office:value-type="float" office:value="57.7">
            <text:p>57,7</text:p>
          </table:table-cell>
          <table:table-cell table:formula="of:=EXP(-([.D579]^2/(2*[.C579]^2)))/SQRT(PI()*2*[.C579]^2)" office:value-type="float" office:value="0.00150608900958177">
            <text:p>0,001506089</text:p>
          </table:table-cell>
          <table:table-cell table:formula="of:=[.F578]" office:value-type="float" office:value="0.0147756400148679">
            <text:p>0,01477564</text:p>
          </table:table-cell>
          <table:table-cell table:formula="of:=1000*[.E579]/[.F579]" office:value-type="float" office:value="101.930542979274">
            <text:p>101,9305429793</text:p>
          </table:table-cell>
          <table:table-cell table:number-columns-repeated="7"/>
        </table:table-row>
        <table:table-row table:style-name="ro2">
          <table:table-cell table:formula="of:=[.A579]+1" office:value-type="float" office:value="578">
            <text:p>578</text:p>
          </table:table-cell>
          <table:table-cell table:formula="of:=[.B579]" office:value-type="float" office:value="0.1">
            <text:p>0,1</text:p>
          </table:table-cell>
          <table:table-cell table:formula="of:=[.C579]" office:value-type="float" office:value="27">
            <text:p>27</text:p>
          </table:table-cell>
          <table:table-cell table:formula="of:=[.A580]*[.B580]" office:value-type="float" office:value="57.8">
            <text:p>57,8</text:p>
          </table:table-cell>
          <table:table-cell table:formula="of:=EXP(-([.D580]^2/(2*[.C580]^2)))/SQRT(PI()*2*[.C580]^2)" office:value-type="float" office:value="0.00149420519038162">
            <text:p>0,0014942052</text:p>
          </table:table-cell>
          <table:table-cell table:formula="of:=[.F579]" office:value-type="float" office:value="0.0147756400148679">
            <text:p>0,01477564</text:p>
          </table:table-cell>
          <table:table-cell table:formula="of:=1000*[.E580]/[.F580]" office:value-type="float" office:value="101.126258414396">
            <text:p>101,1262584144</text:p>
          </table:table-cell>
          <table:table-cell table:number-columns-repeated="7"/>
        </table:table-row>
        <table:table-row table:style-name="ro2">
          <table:table-cell table:formula="of:=[.A580]+1" office:value-type="float" office:value="579">
            <text:p>579</text:p>
          </table:table-cell>
          <table:table-cell table:formula="of:=[.B580]" office:value-type="float" office:value="0.1">
            <text:p>0,1</text:p>
          </table:table-cell>
          <table:table-cell table:formula="of:=[.C580]" office:value-type="float" office:value="27">
            <text:p>27</text:p>
          </table:table-cell>
          <table:table-cell table:formula="of:=[.A581]*[.B581]" office:value-type="float" office:value="57.9">
            <text:p>57,9</text:p>
          </table:table-cell>
          <table:table-cell table:formula="of:=EXP(-([.D581]^2/(2*[.C581]^2)))/SQRT(PI()*2*[.C581]^2)" office:value-type="float" office:value="0.00148239480587192">
            <text:p>0,0014823948</text:p>
          </table:table-cell>
          <table:table-cell table:formula="of:=[.F580]" office:value-type="float" office:value="0.0147756400148679">
            <text:p>0,01477564</text:p>
          </table:table-cell>
          <table:table-cell table:formula="of:=1000*[.E581]/[.F581]" office:value-type="float" office:value="100.326943833246">
            <text:p>100,3269438332</text:p>
          </table:table-cell>
          <table:table-cell table:number-columns-repeated="7"/>
        </table:table-row>
        <table:table-row table:style-name="ro2">
          <table:table-cell table:formula="of:=[.A581]+1" office:value-type="float" office:value="580">
            <text:p>580</text:p>
          </table:table-cell>
          <table:table-cell table:formula="of:=[.B581]" office:value-type="float" office:value="0.1">
            <text:p>0,1</text:p>
          </table:table-cell>
          <table:table-cell table:formula="of:=[.C581]" office:value-type="float" office:value="27">
            <text:p>27</text:p>
          </table:table-cell>
          <table:table-cell table:formula="of:=[.A582]*[.B582]" office:value-type="float" office:value="58">
            <text:p>58</text:p>
          </table:table-cell>
          <table:table-cell table:formula="of:=EXP(-([.D582]^2/(2*[.C582]^2)))/SQRT(PI()*2*[.C582]^2)" office:value-type="float" office:value="0.00147065759834899">
            <text:p>0,0014706576</text:p>
          </table:table-cell>
          <table:table-cell table:formula="of:=[.F581]" office:value-type="float" office:value="0.0147756400148679">
            <text:p>0,01477564</text:p>
          </table:table-cell>
          <table:table-cell table:formula="of:=1000*[.E582]/[.F582]" office:value-type="float" office:value="99.5325817947075">
            <text:p>99,5325817947</text:p>
          </table:table-cell>
          <table:table-cell table:number-columns-repeated="7"/>
        </table:table-row>
        <table:table-row table:style-name="ro2">
          <table:table-cell table:formula="of:=[.A582]+1" office:value-type="float" office:value="581">
            <text:p>581</text:p>
          </table:table-cell>
          <table:table-cell table:formula="of:=[.B582]" office:value-type="float" office:value="0.1">
            <text:p>0,1</text:p>
          </table:table-cell>
          <table:table-cell table:formula="of:=[.C582]" office:value-type="float" office:value="27">
            <text:p>27</text:p>
          </table:table-cell>
          <table:table-cell table:formula="of:=[.A583]*[.B583]" office:value-type="float" office:value="58.1">
            <text:p>58,1</text:p>
          </table:table-cell>
          <table:table-cell table:formula="of:=EXP(-([.D583]^2/(2*[.C583]^2)))/SQRT(PI()*2*[.C583]^2)" office:value-type="float" office:value="0.00145899330914838">
            <text:p>0,0014589933</text:p>
          </table:table-cell>
          <table:table-cell table:formula="of:=[.F582]" office:value-type="float" office:value="0.0147756400148679">
            <text:p>0,01477564</text:p>
          </table:table-cell>
          <table:table-cell table:formula="of:=1000*[.E583]/[.F583]" office:value-type="float" office:value="98.743154792637">
            <text:p>98,7431547926</text:p>
          </table:table-cell>
          <table:table-cell table:number-columns-repeated="7"/>
        </table:table-row>
        <table:table-row table:style-name="ro2">
          <table:table-cell table:formula="of:=[.A583]+1" office:value-type="float" office:value="582">
            <text:p>582</text:p>
          </table:table-cell>
          <table:table-cell table:formula="of:=[.B583]" office:value-type="float" office:value="0.1">
            <text:p>0,1</text:p>
          </table:table-cell>
          <table:table-cell table:formula="of:=[.C583]" office:value-type="float" office:value="27">
            <text:p>27</text:p>
          </table:table-cell>
          <table:table-cell table:formula="of:=[.A584]*[.B584]" office:value-type="float" office:value="58.2">
            <text:p>58,2</text:p>
          </table:table-cell>
          <table:table-cell table:formula="of:=EXP(-([.D584]^2/(2*[.C584]^2)))/SQRT(PI()*2*[.C584]^2)" office:value-type="float" office:value="0.0014474016786666">
            <text:p>0,0014474017</text:p>
          </table:table-cell>
          <table:table-cell table:formula="of:=[.F583]" office:value-type="float" office:value="0.0147756400148679">
            <text:p>0,01477564</text:p>
          </table:table-cell>
          <table:table-cell table:formula="of:=1000*[.E584]/[.F584]" office:value-type="float" office:value="97.9586452573397">
            <text:p>97,9586452573</text:p>
          </table:table-cell>
          <table:table-cell table:number-columns-repeated="7"/>
        </table:table-row>
        <table:table-row table:style-name="ro2">
          <table:table-cell table:formula="of:=[.A584]+1" office:value-type="float" office:value="583">
            <text:p>583</text:p>
          </table:table-cell>
          <table:table-cell table:formula="of:=[.B584]" office:value-type="float" office:value="0.1">
            <text:p>0,1</text:p>
          </table:table-cell>
          <table:table-cell table:formula="of:=[.C584]" office:value-type="float" office:value="27">
            <text:p>27</text:p>
          </table:table-cell>
          <table:table-cell table:formula="of:=[.A585]*[.B585]" office:value-type="float" office:value="58.3">
            <text:p>58,3</text:p>
          </table:table-cell>
          <table:table-cell table:formula="of:=EXP(-([.D585]^2/(2*[.C585]^2)))/SQRT(PI()*2*[.C585]^2)" office:value-type="float" office:value="0.00143588244638275">
            <text:p>0,0014358824</text:p>
          </table:table-cell>
          <table:table-cell table:formula="of:=[.F584]" office:value-type="float" office:value="0.0147756400148679">
            <text:p>0,01477564</text:p>
          </table:table-cell>
          <table:table-cell table:formula="of:=1000*[.E585]/[.F585]" office:value-type="float" office:value="97.1790355570317">
            <text:p>97,179035557</text:p>
          </table:table-cell>
          <table:table-cell table:number-columns-repeated="7"/>
        </table:table-row>
        <table:table-row table:style-name="ro2">
          <table:table-cell table:formula="of:=[.A585]+1" office:value-type="float" office:value="584">
            <text:p>584</text:p>
          </table:table-cell>
          <table:table-cell table:formula="of:=[.B585]" office:value-type="float" office:value="0.1">
            <text:p>0,1</text:p>
          </table:table-cell>
          <table:table-cell table:formula="of:=[.C585]" office:value-type="float" office:value="27">
            <text:p>27</text:p>
          </table:table-cell>
          <table:table-cell table:formula="of:=[.A586]*[.B586]" office:value-type="float" office:value="58.4">
            <text:p>58,4</text:p>
          </table:table-cell>
          <table:table-cell table:formula="of:=EXP(-([.D586]^2/(2*[.C586]^2)))/SQRT(PI()*2*[.C586]^2)" office:value-type="float" office:value="0.00142443535088006">
            <text:p>0,0014244354</text:p>
          </table:table-cell>
          <table:table-cell table:formula="of:=[.F585]" office:value-type="float" office:value="0.0147756400148679">
            <text:p>0,01477564</text:p>
          </table:table-cell>
          <table:table-cell table:formula="of:=1000*[.E586]/[.F586]" office:value-type="float" office:value="96.4043079992973">
            <text:p>96,4043079993</text:p>
          </table:table-cell>
          <table:table-cell table:number-columns-repeated="7"/>
        </table:table-row>
        <table:table-row table:style-name="ro2">
          <table:table-cell table:formula="of:=[.A586]+1" office:value-type="float" office:value="585">
            <text:p>585</text:p>
          </table:table-cell>
          <table:table-cell table:formula="of:=[.B586]" office:value-type="float" office:value="0.1">
            <text:p>0,1</text:p>
          </table:table-cell>
          <table:table-cell table:formula="of:=[.C586]" office:value-type="float" office:value="27">
            <text:p>27</text:p>
          </table:table-cell>
          <table:table-cell table:formula="of:=[.A587]*[.B587]" office:value-type="float" office:value="58.5">
            <text:p>58,5</text:p>
          </table:table-cell>
          <table:table-cell table:formula="of:=EXP(-([.D587]^2/(2*[.C587]^2)))/SQRT(PI()*2*[.C587]^2)" office:value-type="float" office:value="0.00141306012986733">
            <text:p>0,0014130601</text:p>
          </table:table-cell>
          <table:table-cell table:formula="of:=[.F586]" office:value-type="float" office:value="0.0147756400148679">
            <text:p>0,01477564</text:p>
          </table:table-cell>
          <table:table-cell table:formula="of:=1000*[.E587]/[.F587]" office:value-type="float" office:value="95.6344448325386">
            <text:p>95,6344448325</text:p>
          </table:table-cell>
          <table:table-cell table:number-columns-repeated="7"/>
        </table:table-row>
        <table:table-row table:style-name="ro2">
          <table:table-cell table:formula="of:=[.A587]+1" office:value-type="float" office:value="586">
            <text:p>586</text:p>
          </table:table-cell>
          <table:table-cell table:formula="of:=[.B587]" office:value-type="float" office:value="0.1">
            <text:p>0,1</text:p>
          </table:table-cell>
          <table:table-cell table:formula="of:=[.C587]" office:value-type="float" office:value="27">
            <text:p>27</text:p>
          </table:table-cell>
          <table:table-cell table:formula="of:=[.A588]*[.B588]" office:value-type="float" office:value="58.6">
            <text:p>58,6</text:p>
          </table:table-cell>
          <table:table-cell table:formula="of:=EXP(-([.D588]^2/(2*[.C588]^2)))/SQRT(PI()*2*[.C588]^2)" office:value-type="float" office:value="0.00140175652020017">
            <text:p>0,0014017565</text:p>
          </table:table-cell>
          <table:table-cell table:formula="of:=[.F587]" office:value-type="float" office:value="0.0147756400148679">
            <text:p>0,01477564</text:p>
          </table:table-cell>
          <table:table-cell table:formula="of:=1000*[.E588]/[.F588]" office:value-type="float" office:value="94.8694282474172">
            <text:p>94,8694282474</text:p>
          </table:table-cell>
          <table:table-cell table:number-columns-repeated="7"/>
        </table:table-row>
        <table:table-row table:style-name="ro2">
          <table:table-cell table:formula="of:=[.A588]+1" office:value-type="float" office:value="587">
            <text:p>587</text:p>
          </table:table-cell>
          <table:table-cell table:formula="of:=[.B588]" office:value-type="float" office:value="0.1">
            <text:p>0,1</text:p>
          </table:table-cell>
          <table:table-cell table:formula="of:=[.C588]" office:value-type="float" office:value="27">
            <text:p>27</text:p>
          </table:table-cell>
          <table:table-cell table:formula="of:=[.A589]*[.B589]" office:value-type="float" office:value="58.7">
            <text:p>58,7</text:p>
          </table:table-cell>
          <table:table-cell table:formula="of:=EXP(-([.D589]^2/(2*[.C589]^2)))/SQRT(PI()*2*[.C589]^2)" office:value-type="float" office:value="0.00139052425790226">
            <text:p>0,0013905243</text:p>
          </table:table-cell>
          <table:table-cell table:formula="of:=[.F588]" office:value-type="float" office:value="0.0147756400148679">
            <text:p>0,01477564</text:p>
          </table:table-cell>
          <table:table-cell table:formula="of:=1000*[.E589]/[.F589]" office:value-type="float" office:value="94.1092403782885">
            <text:p>94,1092403783</text:p>
          </table:table-cell>
          <table:table-cell table:number-columns-repeated="7"/>
        </table:table-row>
        <table:table-row table:style-name="ro2">
          <table:table-cell table:formula="of:=[.A589]+1" office:value-type="float" office:value="588">
            <text:p>588</text:p>
          </table:table-cell>
          <table:table-cell table:formula="of:=[.B589]" office:value-type="float" office:value="0.1">
            <text:p>0,1</text:p>
          </table:table-cell>
          <table:table-cell table:formula="of:=[.C589]" office:value-type="float" office:value="27">
            <text:p>27</text:p>
          </table:table-cell>
          <table:table-cell table:formula="of:=[.A590]*[.B590]" office:value-type="float" office:value="58.8">
            <text:p>58,8</text:p>
          </table:table-cell>
          <table:table-cell table:formula="of:=EXP(-([.D590]^2/(2*[.C590]^2)))/SQRT(PI()*2*[.C590]^2)" office:value-type="float" office:value="0.00137936307818638">
            <text:p>0,0013793631</text:p>
          </table:table-cell>
          <table:table-cell table:formula="of:=[.F589]" office:value-type="float" office:value="0.0147756400148679">
            <text:p>0,01477564</text:p>
          </table:table-cell>
          <table:table-cell table:formula="of:=1000*[.E590]/[.F590]" office:value-type="float" office:value="93.353863304629">
            <text:p>93,3538633046</text:p>
          </table:table-cell>
          <table:table-cell table:number-columns-repeated="7"/>
        </table:table-row>
        <table:table-row table:style-name="ro2">
          <table:table-cell table:formula="of:=[.A590]+1" office:value-type="float" office:value="589">
            <text:p>589</text:p>
          </table:table-cell>
          <table:table-cell table:formula="of:=[.B590]" office:value-type="float" office:value="0.1">
            <text:p>0,1</text:p>
          </table:table-cell>
          <table:table-cell table:formula="of:=[.C590]" office:value-type="float" office:value="27">
            <text:p>27</text:p>
          </table:table-cell>
          <table:table-cell table:formula="of:=[.A591]*[.B591]" office:value-type="float" office:value="58.9">
            <text:p>58,9</text:p>
          </table:table-cell>
          <table:table-cell table:formula="of:=EXP(-([.D591]^2/(2*[.C591]^2)))/SQRT(PI()*2*[.C591]^2)" office:value-type="float" office:value="0.00136827271547543">
            <text:p>0,0013682727</text:p>
          </table:table-cell>
          <table:table-cell table:formula="of:=[.F590]" office:value-type="float" office:value="0.0147756400148679">
            <text:p>0,01477564</text:p>
          </table:table-cell>
          <table:table-cell table:formula="of:=1000*[.E591]/[.F591]" office:value-type="float" office:value="92.6032790524547">
            <text:p>92,6032790525</text:p>
          </table:table-cell>
          <table:table-cell table:number-columns-repeated="7"/>
        </table:table-row>
        <table:table-row table:style-name="ro2">
          <table:table-cell table:formula="of:=[.A591]+1" office:value-type="float" office:value="590">
            <text:p>590</text:p>
          </table:table-cell>
          <table:table-cell table:formula="of:=[.B591]" office:value-type="float" office:value="0.1">
            <text:p>0,1</text:p>
          </table:table-cell>
          <table:table-cell table:formula="of:=[.C591]" office:value-type="float" office:value="27">
            <text:p>27</text:p>
          </table:table-cell>
          <table:table-cell table:formula="of:=[.A592]*[.B592]" office:value-type="float" office:value="59">
            <text:p>59</text:p>
          </table:table-cell>
          <table:table-cell table:formula="of:=EXP(-([.D592]^2/(2*[.C592]^2)))/SQRT(PI()*2*[.C592]^2)" office:value-type="float" office:value="0.00135725290342322">
            <text:p>0,0013572529</text:p>
          </table:table-cell>
          <table:table-cell table:formula="of:=[.F591]" office:value-type="float" office:value="0.0147756400148679">
            <text:p>0,01477564</text:p>
          </table:table-cell>
          <table:table-cell table:formula="of:=1000*[.E592]/[.F592]" office:value-type="float" office:value="91.8574695957329">
            <text:p>91,8574695957</text:p>
          </table:table-cell>
          <table:table-cell table:number-columns-repeated="7"/>
        </table:table-row>
        <table:table-row table:style-name="ro2">
          <table:table-cell table:formula="of:=[.A592]+1" office:value-type="float" office:value="591">
            <text:p>591</text:p>
          </table:table-cell>
          <table:table-cell table:formula="of:=[.B592]" office:value-type="float" office:value="0.1">
            <text:p>0,1</text:p>
          </table:table-cell>
          <table:table-cell table:formula="of:=[.C592]" office:value-type="float" office:value="27">
            <text:p>27</text:p>
          </table:table-cell>
          <table:table-cell table:formula="of:=[.A593]*[.B593]" office:value-type="float" office:value="59.1">
            <text:p>59,1</text:p>
          </table:table-cell>
          <table:table-cell table:formula="of:=EXP(-([.D593]^2/(2*[.C593]^2)))/SQRT(PI()*2*[.C593]^2)" office:value-type="float" office:value="0.00134630337493528">
            <text:p>0,0013463034</text:p>
          </table:table-cell>
          <table:table-cell table:formula="of:=[.F592]" office:value-type="float" office:value="0.0147756400148679">
            <text:p>0,01477564</text:p>
          </table:table-cell>
          <table:table-cell table:formula="of:=1000*[.E593]/[.F593]" office:value-type="float" office:value="91.1164168577855">
            <text:p>91,1164168578</text:p>
          </table:table-cell>
          <table:table-cell table:number-columns-repeated="7"/>
        </table:table-row>
        <table:table-row table:style-name="ro2">
          <table:table-cell table:formula="of:=[.A593]+1" office:value-type="float" office:value="592">
            <text:p>592</text:p>
          </table:table-cell>
          <table:table-cell table:formula="of:=[.B593]" office:value-type="float" office:value="0.1">
            <text:p>0,1</text:p>
          </table:table-cell>
          <table:table-cell table:formula="of:=[.C593]" office:value-type="float" office:value="27">
            <text:p>27</text:p>
          </table:table-cell>
          <table:table-cell table:formula="of:=[.A594]*[.B594]" office:value-type="float" office:value="59.2">
            <text:p>59,2</text:p>
          </table:table-cell>
          <table:table-cell table:formula="of:=EXP(-([.D594]^2/(2*[.C594]^2)))/SQRT(PI()*2*[.C594]^2)" office:value-type="float" office:value="0.00133542386218942">
            <text:p>0,0013354239</text:p>
          </table:table-cell>
          <table:table-cell table:formula="of:=[.F593]" office:value-type="float" office:value="0.0147756400148679">
            <text:p>0,01477564</text:p>
          </table:table-cell>
          <table:table-cell table:formula="of:=1000*[.E594]/[.F594]" office:value-type="float" office:value="90.380102712685">
            <text:p>90,3801027127</text:p>
          </table:table-cell>
          <table:table-cell table:number-columns-repeated="7"/>
        </table:table-row>
        <table:table-row table:style-name="ro2">
          <table:table-cell table:formula="of:=[.A594]+1" office:value-type="float" office:value="593">
            <text:p>593</text:p>
          </table:table-cell>
          <table:table-cell table:formula="of:=[.B594]" office:value-type="float" office:value="0.1">
            <text:p>0,1</text:p>
          </table:table-cell>
          <table:table-cell table:formula="of:=[.C594]" office:value-type="float" office:value="27">
            <text:p>27</text:p>
          </table:table-cell>
          <table:table-cell table:formula="of:=[.A595]*[.B595]" office:value-type="float" office:value="59.3">
            <text:p>59,3</text:p>
          </table:table-cell>
          <table:table-cell table:formula="of:=EXP(-([.D595]^2/(2*[.C595]^2)))/SQRT(PI()*2*[.C595]^2)" office:value-type="float" office:value="0.00132461409665627">
            <text:p>0,0013246141</text:p>
          </table:table-cell>
          <table:table-cell table:formula="of:=[.F594]" office:value-type="float" office:value="0.0147756400148679">
            <text:p>0,01477564</text:p>
          </table:table-cell>
          <table:table-cell table:formula="of:=1000*[.E595]/[.F595]" office:value-type="float" office:value="89.6485089866422">
            <text:p>89,6485089866</text:p>
          </table:table-cell>
          <table:table-cell table:number-columns-repeated="7"/>
        </table:table-row>
        <table:table-row table:style-name="ro2">
          <table:table-cell table:formula="of:=[.A595]+1" office:value-type="float" office:value="594">
            <text:p>594</text:p>
          </table:table-cell>
          <table:table-cell table:formula="of:=[.B595]" office:value-type="float" office:value="0.1">
            <text:p>0,1</text:p>
          </table:table-cell>
          <table:table-cell table:formula="of:=[.C595]" office:value-type="float" office:value="27">
            <text:p>27</text:p>
          </table:table-cell>
          <table:table-cell table:formula="of:=[.A596]*[.B596]" office:value-type="float" office:value="59.4">
            <text:p>59,4</text:p>
          </table:table-cell>
          <table:table-cell table:formula="of:=EXP(-([.D596]^2/(2*[.C596]^2)))/SQRT(PI()*2*[.C596]^2)" office:value-type="float" office:value="0.00131387380911968">
            <text:p>0,0013138738</text:p>
          </table:table-cell>
          <table:table-cell table:formula="of:=[.F595]" office:value-type="float" office:value="0.0147756400148679">
            <text:p>0,01477564</text:p>
          </table:table-cell>
          <table:table-cell table:formula="of:=1000*[.E596]/[.F596]" office:value-type="float" office:value="88.9216174593863">
            <text:p>88,9216174594</text:p>
          </table:table-cell>
          <table:table-cell table:number-columns-repeated="7"/>
        </table:table-row>
        <table:table-row table:style-name="ro2">
          <table:table-cell table:formula="of:=[.A596]+1" office:value-type="float" office:value="595">
            <text:p>595</text:p>
          </table:table-cell>
          <table:table-cell table:formula="of:=[.B596]" office:value-type="float" office:value="0.1">
            <text:p>0,1</text:p>
          </table:table-cell>
          <table:table-cell table:formula="of:=[.C596]" office:value-type="float" office:value="27">
            <text:p>27</text:p>
          </table:table-cell>
          <table:table-cell table:formula="of:=[.A597]*[.B597]" office:value-type="float" office:value="59.5">
            <text:p>59,5</text:p>
          </table:table-cell>
          <table:table-cell table:formula="of:=EXP(-([.D597]^2/(2*[.C597]^2)))/SQRT(PI()*2*[.C597]^2)" office:value-type="float" office:value="0.00130320272969695">
            <text:p>0,0013032027</text:p>
          </table:table-cell>
          <table:table-cell table:formula="of:=[.F596]" office:value-type="float" office:value="0.0147756400148679">
            <text:p>0,01477564</text:p>
          </table:table-cell>
          <table:table-cell table:formula="of:=1000*[.E597]/[.F597]" office:value-type="float" office:value="88.1994098655363">
            <text:p>88,1994098655</text:p>
          </table:table-cell>
          <table:table-cell table:number-columns-repeated="7"/>
        </table:table-row>
        <table:table-row table:style-name="ro2">
          <table:table-cell table:formula="of:=[.A597]+1" office:value-type="float" office:value="596">
            <text:p>596</text:p>
          </table:table-cell>
          <table:table-cell table:formula="of:=[.B597]" office:value-type="float" office:value="0.1">
            <text:p>0,1</text:p>
          </table:table-cell>
          <table:table-cell table:formula="of:=[.C597]" office:value-type="float" office:value="27">
            <text:p>27</text:p>
          </table:table-cell>
          <table:table-cell table:formula="of:=[.A598]*[.B598]" office:value-type="float" office:value="59.6">
            <text:p>59,6</text:p>
          </table:table-cell>
          <table:table-cell table:formula="of:=EXP(-([.D598]^2/(2*[.C598]^2)))/SQRT(PI()*2*[.C598]^2)" office:value-type="float" office:value="0.00129260058785901">
            <text:p>0,0012926006</text:p>
          </table:table-cell>
          <table:table-cell table:formula="of:=[.F597]" office:value-type="float" office:value="0.0147756400148679">
            <text:p>0,01477564</text:p>
          </table:table-cell>
          <table:table-cell table:formula="of:=1000*[.E598]/[.F598]" office:value-type="float" office:value="87.4818678959655">
            <text:p>87,481867896</text:p>
          </table:table-cell>
          <table:table-cell table:number-columns-repeated="7"/>
        </table:table-row>
        <table:table-row table:style-name="ro2">
          <table:table-cell table:formula="of:=[.A598]+1" office:value-type="float" office:value="597">
            <text:p>597</text:p>
          </table:table-cell>
          <table:table-cell table:formula="of:=[.B598]" office:value-type="float" office:value="0.1">
            <text:p>0,1</text:p>
          </table:table-cell>
          <table:table-cell table:formula="of:=[.C598]" office:value-type="float" office:value="27">
            <text:p>27</text:p>
          </table:table-cell>
          <table:table-cell table:formula="of:=[.A599]*[.B599]" office:value-type="float" office:value="59.7">
            <text:p>59,7</text:p>
          </table:table-cell>
          <table:table-cell table:formula="of:=EXP(-([.D599]^2/(2*[.C599]^2)))/SQRT(PI()*2*[.C599]^2)" office:value-type="float" office:value="0.00128206711245046">
            <text:p>0,0012820671</text:p>
          </table:table-cell>
          <table:table-cell table:formula="of:=[.F598]" office:value-type="float" office:value="0.0147756400148679">
            <text:p>0,01477564</text:p>
          </table:table-cell>
          <table:table-cell table:formula="of:=1000*[.E599]/[.F599]" office:value-type="float" office:value="86.7689731991571">
            <text:p>86,7689731992</text:p>
          </table:table-cell>
          <table:table-cell table:number-columns-repeated="7"/>
        </table:table-row>
        <table:table-row table:style-name="ro2">
          <table:table-cell table:formula="of:=[.A599]+1" office:value-type="float" office:value="598">
            <text:p>598</text:p>
          </table:table-cell>
          <table:table-cell table:formula="of:=[.B599]" office:value-type="float" office:value="0.1">
            <text:p>0,1</text:p>
          </table:table-cell>
          <table:table-cell table:formula="of:=[.C599]" office:value-type="float" office:value="27">
            <text:p>27</text:p>
          </table:table-cell>
          <table:table-cell table:formula="of:=[.A600]*[.B600]" office:value-type="float" office:value="59.8">
            <text:p>59,8</text:p>
          </table:table-cell>
          <table:table-cell table:formula="of:=EXP(-([.D600]^2/(2*[.C600]^2)))/SQRT(PI()*2*[.C600]^2)" office:value-type="float" office:value="0.00127160203170947">
            <text:p>0,001271602</text:p>
          </table:table-cell>
          <table:table-cell table:formula="of:=[.F599]" office:value-type="float" office:value="0.0147756400148679">
            <text:p>0,01477564</text:p>
          </table:table-cell>
          <table:table-cell table:formula="of:=1000*[.E600]/[.F600]" office:value-type="float" office:value="86.0607073825517">
            <text:p>86,0607073826</text:p>
          </table:table-cell>
          <table:table-cell table:number-columns-repeated="7"/>
        </table:table-row>
        <table:table-row table:style-name="ro2">
          <table:table-cell table:formula="of:=[.A600]+1" office:value-type="float" office:value="599">
            <text:p>599</text:p>
          </table:table-cell>
          <table:table-cell table:formula="of:=[.B600]" office:value-type="float" office:value="0.1">
            <text:p>0,1</text:p>
          </table:table-cell>
          <table:table-cell table:formula="of:=[.C600]" office:value-type="float" office:value="27">
            <text:p>27</text:p>
          </table:table-cell>
          <table:table-cell table:formula="of:=[.A601]*[.B601]" office:value-type="float" office:value="59.9">
            <text:p>59,9</text:p>
          </table:table-cell>
          <table:table-cell table:formula="of:=EXP(-([.D601]^2/(2*[.C601]^2)))/SQRT(PI()*2*[.C601]^2)" office:value-type="float" office:value="0.00126120507328755">
            <text:p>0,0012612051</text:p>
          </table:table-cell>
          <table:table-cell table:formula="of:=[.F600]" office:value-type="float" office:value="0.0147756400148679">
            <text:p>0,01477564</text:p>
          </table:table-cell>
          <table:table-cell table:formula="of:=1000*[.E601]/[.F601]" office:value-type="float" office:value="85.3570520138873">
            <text:p>85,3570520139</text:p>
          </table:table-cell>
          <table:table-cell table:number-columns-repeated="7"/>
        </table:table-row>
        <table:table-row table:style-name="ro2">
          <table:table-cell table:formula="of:=[.A601]+1" office:value-type="float" office:value="600">
            <text:p>600</text:p>
          </table:table-cell>
          <table:table-cell table:formula="of:=[.B601]" office:value-type="float" office:value="0.1">
            <text:p>0,1</text:p>
          </table:table-cell>
          <table:table-cell table:formula="of:=[.C601]" office:value-type="float" office:value="27">
            <text:p>27</text:p>
          </table:table-cell>
          <table:table-cell table:formula="of:=[.A602]*[.B602]" office:value-type="float" office:value="60">
            <text:p>60</text:p>
          </table:table-cell>
          <table:table-cell table:formula="of:=EXP(-([.D602]^2/(2*[.C602]^2)))/SQRT(PI()*2*[.C602]^2)" office:value-type="float" office:value="0.00125087596426928">
            <text:p>0,001250876</text:p>
          </table:table-cell>
          <table:table-cell table:formula="of:=[.F601]" office:value-type="float" office:value="0.0147756400148679">
            <text:p>0,01477564</text:p>
          </table:table-cell>
          <table:table-cell table:formula="of:=1000*[.E602]/[.F602]" office:value-type="float" office:value="84.65798862253">
            <text:p>84,6579886225</text:p>
          </table:table-cell>
          <table:table-cell table:number-columns-repeated="7"/>
        </table:table-row>
        <table:table-row table:style-name="ro2">
          <table:table-cell table:formula="of:=[.A602]+1" office:value-type="float" office:value="601">
            <text:p>601</text:p>
          </table:table-cell>
          <table:table-cell table:formula="of:=[.B602]" office:value-type="float" office:value="0.1">
            <text:p>0,1</text:p>
          </table:table-cell>
          <table:table-cell table:formula="of:=[.C602]" office:value-type="float" office:value="27">
            <text:p>27</text:p>
          </table:table-cell>
          <table:table-cell table:formula="of:=[.A603]*[.B603]" office:value-type="float" office:value="60.1">
            <text:p>60,1</text:p>
          </table:table-cell>
          <table:table-cell table:formula="of:=EXP(-([.D603]^2/(2*[.C603]^2)))/SQRT(PI()*2*[.C603]^2)" office:value-type="float" office:value="0.00124061443119181">
            <text:p>0,0012406144</text:p>
          </table:table-cell>
          <table:table-cell table:formula="of:=[.F602]" office:value-type="float" office:value="0.0147756400148679">
            <text:p>0,01477564</text:p>
          </table:table-cell>
          <table:table-cell table:formula="of:=1000*[.E603]/[.F603]" office:value-type="float" office:value="83.9634987007974">
            <text:p>83,9634987008</text:p>
          </table:table-cell>
          <table:table-cell table:number-columns-repeated="7"/>
        </table:table-row>
        <table:table-row table:style-name="ro2">
          <table:table-cell table:formula="of:=[.A603]+1" office:value-type="float" office:value="602">
            <text:p>602</text:p>
          </table:table-cell>
          <table:table-cell table:formula="of:=[.B603]" office:value-type="float" office:value="0.1">
            <text:p>0,1</text:p>
          </table:table-cell>
          <table:table-cell table:formula="of:=[.C603]" office:value-type="float" office:value="27">
            <text:p>27</text:p>
          </table:table-cell>
          <table:table-cell table:formula="of:=[.A604]*[.B604]" office:value-type="float" office:value="60.2">
            <text:p>60,2</text:p>
          </table:table-cell>
          <table:table-cell table:formula="of:=EXP(-([.D604]^2/(2*[.C604]^2)))/SQRT(PI()*2*[.C604]^2)" office:value-type="float" office:value="0.00123042020006429">
            <text:p>0,0012304202</text:p>
          </table:table-cell>
          <table:table-cell table:formula="of:=[.F603]" office:value-type="float" office:value="0.0147756400148679">
            <text:p>0,01477564</text:p>
          </table:table-cell>
          <table:table-cell table:formula="of:=1000*[.E604]/[.F604]" office:value-type="float" office:value="83.2735637052736">
            <text:p>83,2735637053</text:p>
          </table:table-cell>
          <table:table-cell table:number-columns-repeated="7"/>
        </table:table-row>
        <table:table-row table:style-name="ro2">
          <table:table-cell table:formula="of:=[.A604]+1" office:value-type="float" office:value="603">
            <text:p>603</text:p>
          </table:table-cell>
          <table:table-cell table:formula="of:=[.B604]" office:value-type="float" office:value="0.1">
            <text:p>0,1</text:p>
          </table:table-cell>
          <table:table-cell table:formula="of:=[.C604]" office:value-type="float" office:value="27">
            <text:p>27</text:p>
          </table:table-cell>
          <table:table-cell table:formula="of:=[.A605]*[.B605]" office:value-type="float" office:value="60.3">
            <text:p>60,3</text:p>
          </table:table-cell>
          <table:table-cell table:formula="of:=EXP(-([.D605]^2/(2*[.C605]^2)))/SQRT(PI()*2*[.C605]^2)" office:value-type="float" office:value="0.0012202929963872">
            <text:p>0,001220293</text:p>
          </table:table-cell>
          <table:table-cell table:formula="of:=[.F604]" office:value-type="float" office:value="0.0147756400148679">
            <text:p>0,01477564</text:p>
          </table:table-cell>
          <table:table-cell table:formula="of:=1000*[.E605]/[.F605]" office:value-type="float" office:value="82.5881650581149">
            <text:p>82,5881650581</text:p>
          </table:table-cell>
          <table:table-cell table:number-columns-repeated="7"/>
        </table:table-row>
        <table:table-row table:style-name="ro2">
          <table:table-cell table:formula="of:=[.A605]+1" office:value-type="float" office:value="604">
            <text:p>604</text:p>
          </table:table-cell>
          <table:table-cell table:formula="of:=[.B605]" office:value-type="float" office:value="0.1">
            <text:p>0,1</text:p>
          </table:table-cell>
          <table:table-cell table:formula="of:=[.C605]" office:value-type="float" office:value="27">
            <text:p>27</text:p>
          </table:table-cell>
          <table:table-cell table:formula="of:=[.A606]*[.B606]" office:value-type="float" office:value="60.4">
            <text:p>60,4</text:p>
          </table:table-cell>
          <table:table-cell table:formula="of:=EXP(-([.D606]^2/(2*[.C606]^2)))/SQRT(PI()*2*[.C606]^2)" office:value-type="float" office:value="0.00121023254517149">
            <text:p>0,0012102325</text:p>
          </table:table-cell>
          <table:table-cell table:formula="of:=[.F605]" office:value-type="float" office:value="0.0147756400148679">
            <text:p>0,01477564</text:p>
          </table:table-cell>
          <table:table-cell table:formula="of:=1000*[.E606]/[.F606]" office:value-type="float" office:value="81.9072841483486">
            <text:p>81,9072841483</text:p>
          </table:table-cell>
          <table:table-cell table:number-columns-repeated="7"/>
        </table:table-row>
        <table:table-row table:style-name="ro2">
          <table:table-cell table:formula="of:=[.A606]+1" office:value-type="float" office:value="605">
            <text:p>605</text:p>
          </table:table-cell>
          <table:table-cell table:formula="of:=[.B606]" office:value-type="float" office:value="0.1">
            <text:p>0,1</text:p>
          </table:table-cell>
          <table:table-cell table:formula="of:=[.C606]" office:value-type="float" office:value="27">
            <text:p>27</text:p>
          </table:table-cell>
          <table:table-cell table:formula="of:=[.A607]*[.B607]" office:value-type="float" office:value="60.5">
            <text:p>60,5</text:p>
          </table:table-cell>
          <table:table-cell table:formula="of:=EXP(-([.D607]^2/(2*[.C607]^2)))/SQRT(PI()*2*[.C607]^2)" office:value-type="float" office:value="0.0012002385709577">
            <text:p>0,0012002386</text:p>
          </table:table-cell>
          <table:table-cell table:formula="of:=[.F606]" office:value-type="float" office:value="0.0147756400148679">
            <text:p>0,01477564</text:p>
          </table:table-cell>
          <table:table-cell table:formula="of:=1000*[.E607]/[.F607]" office:value-type="float" office:value="81.2309023331624">
            <text:p>81,2309023332</text:p>
          </table:table-cell>
          <table:table-cell table:number-columns-repeated="7"/>
        </table:table-row>
        <table:table-row table:style-name="ro2">
          <table:table-cell table:formula="of:=[.A607]+1" office:value-type="float" office:value="606">
            <text:p>606</text:p>
          </table:table-cell>
          <table:table-cell table:formula="of:=[.B607]" office:value-type="float" office:value="0.1">
            <text:p>0,1</text:p>
          </table:table-cell>
          <table:table-cell table:formula="of:=[.C607]" office:value-type="float" office:value="27">
            <text:p>27</text:p>
          </table:table-cell>
          <table:table-cell table:formula="of:=[.A608]*[.B608]" office:value-type="float" office:value="60.6">
            <text:p>60,6</text:p>
          </table:table-cell>
          <table:table-cell table:formula="of:=EXP(-([.D608]^2/(2*[.C608]^2)))/SQRT(PI()*2*[.C608]^2)" office:value-type="float" office:value="0.0011903107978348">
            <text:p>0,0011903108</text:p>
          </table:table-cell>
          <table:table-cell table:formula="of:=[.F607]" office:value-type="float" office:value="0.0147756400148679">
            <text:p>0,01477564</text:p>
          </table:table-cell>
          <table:table-cell table:formula="of:=1000*[.E608]/[.F608]" office:value-type="float" office:value="80.5590009391851">
            <text:p>80,5590009392</text:p>
          </table:table-cell>
          <table:table-cell table:number-columns-repeated="7"/>
        </table:table-row>
        <table:table-row table:style-name="ro2">
          <table:table-cell table:formula="of:=[.A608]+1" office:value-type="float" office:value="607">
            <text:p>607</text:p>
          </table:table-cell>
          <table:table-cell table:formula="of:=[.B608]" office:value-type="float" office:value="0.1">
            <text:p>0,1</text:p>
          </table:table-cell>
          <table:table-cell table:formula="of:=[.C608]" office:value-type="float" office:value="27">
            <text:p>27</text:p>
          </table:table-cell>
          <table:table-cell table:formula="of:=[.A609]*[.B609]" office:value-type="float" office:value="60.7">
            <text:p>60,7</text:p>
          </table:table-cell>
          <table:table-cell table:formula="of:=EXP(-([.D609]^2/(2*[.C609]^2)))/SQRT(PI()*2*[.C609]^2)" office:value-type="float" office:value="0.00118044894945908">
            <text:p>0,0011804489</text:p>
          </table:table-cell>
          <table:table-cell table:formula="of:=[.F608]" office:value-type="float" office:value="0.0147756400148679">
            <text:p>0,01477564</text:p>
          </table:table-cell>
          <table:table-cell table:formula="of:=1000*[.E609]/[.F609]" office:value-type="float" office:value="79.89156126376">
            <text:p>79,8915612638</text:p>
          </table:table-cell>
          <table:table-cell table:number-columns-repeated="7"/>
        </table:table-row>
        <table:table-row table:style-name="ro2">
          <table:table-cell table:formula="of:=[.A609]+1" office:value-type="float" office:value="608">
            <text:p>608</text:p>
          </table:table-cell>
          <table:table-cell table:formula="of:=[.B609]" office:value-type="float" office:value="0.1">
            <text:p>0,1</text:p>
          </table:table-cell>
          <table:table-cell table:formula="of:=[.C609]" office:value-type="float" office:value="27">
            <text:p>27</text:p>
          </table:table-cell>
          <table:table-cell table:formula="of:=[.A610]*[.B610]" office:value-type="float" office:value="60.8">
            <text:p>60,8</text:p>
          </table:table-cell>
          <table:table-cell table:formula="of:=EXP(-([.D610]^2/(2*[.C610]^2)))/SQRT(PI()*2*[.C610]^2)" office:value-type="float" office:value="0.00117065274907277">
            <text:p>0,0011706527</text:p>
          </table:table-cell>
          <table:table-cell table:formula="of:=[.F609]" office:value-type="float" office:value="0.0147756400148679">
            <text:p>0,01477564</text:p>
          </table:table-cell>
          <table:table-cell table:formula="of:=1000*[.E610]/[.F610]" office:value-type="float" office:value="79.2285645762087">
            <text:p>79,2285645762</text:p>
          </table:table-cell>
          <table:table-cell table:number-columns-repeated="7"/>
        </table:table-row>
        <table:table-row table:style-name="ro2">
          <table:table-cell table:formula="of:=[.A610]+1" office:value-type="float" office:value="609">
            <text:p>609</text:p>
          </table:table-cell>
          <table:table-cell table:formula="of:=[.B610]" office:value-type="float" office:value="0.1">
            <text:p>0,1</text:p>
          </table:table-cell>
          <table:table-cell table:formula="of:=[.C610]" office:value-type="float" office:value="27">
            <text:p>27</text:p>
          </table:table-cell>
          <table:table-cell table:formula="of:=[.A611]*[.B611]" office:value-type="float" office:value="60.9">
            <text:p>60,9</text:p>
          </table:table-cell>
          <table:table-cell table:formula="of:=EXP(-([.D611]^2/(2*[.C611]^2)))/SQRT(PI()*2*[.C611]^2)" office:value-type="float" office:value="0.00116092191952263">
            <text:p>0,0011609219</text:p>
          </table:table-cell>
          <table:table-cell table:formula="of:=[.F610]" office:value-type="float" office:value="0.0147756400148679">
            <text:p>0,01477564</text:p>
          </table:table-cell>
          <table:table-cell table:formula="of:=1000*[.E611]/[.F611]" office:value-type="float" office:value="78.5699921190869">
            <text:p>78,5699921191</text:p>
          </table:table-cell>
          <table:table-cell table:number-columns-repeated="7"/>
        </table:table-row>
        <table:table-row table:style-name="ro2">
          <table:table-cell table:formula="of:=[.A611]+1" office:value-type="float" office:value="610">
            <text:p>610</text:p>
          </table:table-cell>
          <table:table-cell table:formula="of:=[.B611]" office:value-type="float" office:value="0.1">
            <text:p>0,1</text:p>
          </table:table-cell>
          <table:table-cell table:formula="of:=[.C611]" office:value-type="float" office:value="27">
            <text:p>27</text:p>
          </table:table-cell>
          <table:table-cell table:formula="of:=[.A612]*[.B612]" office:value-type="float" office:value="61">
            <text:p>61</text:p>
          </table:table-cell>
          <table:table-cell table:formula="of:=EXP(-([.D612]^2/(2*[.C612]^2)))/SQRT(PI()*2*[.C612]^2)" office:value-type="float" office:value="0.00115125618327836">
            <text:p>0,0011512562</text:p>
          </table:table-cell>
          <table:table-cell table:formula="of:=[.F611]" office:value-type="float" office:value="0.0147756400148679">
            <text:p>0,01477564</text:p>
          </table:table-cell>
          <table:table-cell table:formula="of:=1000*[.E612]/[.F612]" office:value-type="float" office:value="77.9158251094314">
            <text:p>77,9158251094</text:p>
          </table:table-cell>
          <table:table-cell table:number-columns-repeated="7"/>
        </table:table-row>
        <table:table-row table:style-name="ro2">
          <table:table-cell table:formula="of:=[.A612]+1" office:value-type="float" office:value="611">
            <text:p>611</text:p>
          </table:table-cell>
          <table:table-cell table:formula="of:=[.B612]" office:value-type="float" office:value="0.1">
            <text:p>0,1</text:p>
          </table:table-cell>
          <table:table-cell table:formula="of:=[.C612]" office:value-type="float" office:value="27">
            <text:p>27</text:p>
          </table:table-cell>
          <table:table-cell table:formula="of:=[.A613]*[.B613]" office:value-type="float" office:value="61.1">
            <text:p>61,1</text:p>
          </table:table-cell>
          <table:table-cell table:formula="of:=EXP(-([.D613]^2/(2*[.C613]^2)))/SQRT(PI()*2*[.C613]^2)" office:value-type="float" office:value="0.00114165526245089">
            <text:p>0,0011416553</text:p>
          </table:table-cell>
          <table:table-cell table:formula="of:=[.F612]" office:value-type="float" office:value="0.0147756400148679">
            <text:p>0,01477564</text:p>
          </table:table-cell>
          <table:table-cell table:formula="of:=1000*[.E613]/[.F613]" office:value-type="float" office:value="77.2660447399985">
            <text:p>77,26604474</text:p>
          </table:table-cell>
          <table:table-cell table:number-columns-repeated="7"/>
        </table:table-row>
        <table:table-row table:style-name="ro2">
          <table:table-cell table:formula="of:=[.A613]+1" office:value-type="float" office:value="612">
            <text:p>612</text:p>
          </table:table-cell>
          <table:table-cell table:formula="of:=[.B613]" office:value-type="float" office:value="0.1">
            <text:p>0,1</text:p>
          </table:table-cell>
          <table:table-cell table:formula="of:=[.C613]" office:value-type="float" office:value="27">
            <text:p>27</text:p>
          </table:table-cell>
          <table:table-cell table:formula="of:=[.A614]*[.B614]" office:value-type="float" office:value="61.2">
            <text:p>61,2</text:p>
          </table:table-cell>
          <table:table-cell table:formula="of:=EXP(-([.D614]^2/(2*[.C614]^2)))/SQRT(PI()*2*[.C614]^2)" office:value-type="float" office:value="0.00113211887881057">
            <text:p>0,0011321189</text:p>
          </table:table-cell>
          <table:table-cell table:formula="of:=[.F613]" office:value-type="float" office:value="0.0147756400148679">
            <text:p>0,01477564</text:p>
          </table:table-cell>
          <table:table-cell table:formula="of:=1000*[.E614]/[.F614]" office:value-type="float" office:value="76.6206321804935">
            <text:p>76,6206321805</text:p>
          </table:table-cell>
          <table:table-cell table:number-columns-repeated="7"/>
        </table:table-row>
        <table:table-row table:style-name="ro2">
          <table:table-cell table:formula="of:=[.A614]+1" office:value-type="float" office:value="613">
            <text:p>613</text:p>
          </table:table-cell>
          <table:table-cell table:formula="of:=[.B614]" office:value-type="float" office:value="0.1">
            <text:p>0,1</text:p>
          </table:table-cell>
          <table:table-cell table:formula="of:=[.C614]" office:value-type="float" office:value="27">
            <text:p>27</text:p>
          </table:table-cell>
          <table:table-cell table:formula="of:=[.A615]*[.B615]" office:value-type="float" office:value="61.3">
            <text:p>61,3</text:p>
          </table:table-cell>
          <table:table-cell table:formula="of:=EXP(-([.D615]^2/(2*[.C615]^2)))/SQRT(PI()*2*[.C615]^2)" office:value-type="float" office:value="0.00112264675380521">
            <text:p>0,0011226468</text:p>
          </table:table-cell>
          <table:table-cell table:formula="of:=[.F614]" office:value-type="float" office:value="0.0147756400148679">
            <text:p>0,01477564</text:p>
          </table:table-cell>
          <table:table-cell table:formula="of:=1000*[.E615]/[.F615]" office:value-type="float" office:value="75.9795685787926">
            <text:p>75,9795685788</text:p>
          </table:table-cell>
          <table:table-cell table:number-columns-repeated="7"/>
        </table:table-row>
        <table:table-row table:style-name="ro2">
          <table:table-cell table:formula="of:=[.A615]+1" office:value-type="float" office:value="614">
            <text:p>614</text:p>
          </table:table-cell>
          <table:table-cell table:formula="of:=[.B615]" office:value-type="float" office:value="0.1">
            <text:p>0,1</text:p>
          </table:table-cell>
          <table:table-cell table:formula="of:=[.C615]" office:value-type="float" office:value="27">
            <text:p>27</text:p>
          </table:table-cell>
          <table:table-cell table:formula="of:=[.A616]*[.B616]" office:value-type="float" office:value="61.4">
            <text:p>61,4</text:p>
          </table:table-cell>
          <table:table-cell table:formula="of:=EXP(-([.D616]^2/(2*[.C616]^2)))/SQRT(PI()*2*[.C616]^2)" office:value-type="float" office:value="0.00111323860857796">
            <text:p>0,0011132386</text:p>
          </table:table-cell>
          <table:table-cell table:formula="of:=[.F615]" office:value-type="float" office:value="0.0147756400148679">
            <text:p>0,01477564</text:p>
          </table:table-cell>
          <table:table-cell table:formula="of:=1000*[.E616]/[.F616]" office:value-type="float" office:value="75.3428350621545">
            <text:p>75,3428350622</text:p>
          </table:table-cell>
          <table:table-cell table:number-columns-repeated="7"/>
        </table:table-row>
        <table:table-row table:style-name="ro2">
          <table:table-cell table:formula="of:=[.A616]+1" office:value-type="float" office:value="615">
            <text:p>615</text:p>
          </table:table-cell>
          <table:table-cell table:formula="of:=[.B616]" office:value-type="float" office:value="0.1">
            <text:p>0,1</text:p>
          </table:table-cell>
          <table:table-cell table:formula="of:=[.C616]" office:value-type="float" office:value="27">
            <text:p>27</text:p>
          </table:table-cell>
          <table:table-cell table:formula="of:=[.A617]*[.B617]" office:value-type="float" office:value="61.5">
            <text:p>61,5</text:p>
          </table:table-cell>
          <table:table-cell table:formula="of:=EXP(-([.D617]^2/(2*[.C617]^2)))/SQRT(PI()*2*[.C617]^2)" office:value-type="float" office:value="0.00110389416398516">
            <text:p>0,0011038942</text:p>
          </table:table-cell>
          <table:table-cell table:formula="of:=[.F616]" office:value-type="float" office:value="0.0147756400148679">
            <text:p>0,01477564</text:p>
          </table:table-cell>
          <table:table-cell table:formula="of:=1000*[.E617]/[.F617]" office:value-type="float" office:value="74.7104127384246">
            <text:p>74,7104127384</text:p>
          </table:table-cell>
          <table:table-cell table:number-columns-repeated="7"/>
        </table:table-row>
        <table:table-row table:style-name="ro2">
          <table:table-cell table:formula="of:=[.A617]+1" office:value-type="float" office:value="616">
            <text:p>616</text:p>
          </table:table-cell>
          <table:table-cell table:formula="of:=[.B617]" office:value-type="float" office:value="0.1">
            <text:p>0,1</text:p>
          </table:table-cell>
          <table:table-cell table:formula="of:=[.C617]" office:value-type="float" office:value="27">
            <text:p>27</text:p>
          </table:table-cell>
          <table:table-cell table:formula="of:=[.A618]*[.B618]" office:value-type="float" office:value="61.6">
            <text:p>61,6</text:p>
          </table:table-cell>
          <table:table-cell table:formula="of:=EXP(-([.D618]^2/(2*[.C618]^2)))/SQRT(PI()*2*[.C618]^2)" office:value-type="float" office:value="0.00109461314061394">
            <text:p>0,0010946131</text:p>
          </table:table-cell>
          <table:table-cell table:formula="of:=[.F617]" office:value-type="float" office:value="0.0147756400148679">
            <text:p>0,01477564</text:p>
          </table:table-cell>
          <table:table-cell table:formula="of:=1000*[.E618]/[.F618]" office:value-type="float" office:value="74.0822826972297">
            <text:p>74,0822826972</text:p>
          </table:table-cell>
          <table:table-cell table:number-columns-repeated="7"/>
        </table:table-row>
        <table:table-row table:style-name="ro2">
          <table:table-cell table:formula="of:=[.A618]+1" office:value-type="float" office:value="617">
            <text:p>617</text:p>
          </table:table-cell>
          <table:table-cell table:formula="of:=[.B618]" office:value-type="float" office:value="0.1">
            <text:p>0,1</text:p>
          </table:table-cell>
          <table:table-cell table:formula="of:=[.C618]" office:value-type="float" office:value="27">
            <text:p>27</text:p>
          </table:table-cell>
          <table:table-cell table:formula="of:=[.A619]*[.B619]" office:value-type="float" office:value="61.7">
            <text:p>61,7</text:p>
          </table:table-cell>
          <table:table-cell table:formula="of:=EXP(-([.D619]^2/(2*[.C619]^2)))/SQRT(PI()*2*[.C619]^2)" office:value-type="float" office:value="0.00108539525879977">
            <text:p>0,0010853953</text:p>
          </table:table-cell>
          <table:table-cell table:formula="of:=[.F618]" office:value-type="float" office:value="0.0147756400148679">
            <text:p>0,01477564</text:p>
          </table:table-cell>
          <table:table-cell table:formula="of:=1000*[.E619]/[.F619]" office:value-type="float" office:value="73.4584260111642">
            <text:p>73,4584260112</text:p>
          </table:table-cell>
          <table:table-cell table:number-columns-repeated="7"/>
        </table:table-row>
        <table:table-row table:style-name="ro2">
          <table:table-cell table:formula="of:=[.A619]+1" office:value-type="float" office:value="618">
            <text:p>618</text:p>
          </table:table-cell>
          <table:table-cell table:formula="of:=[.B619]" office:value-type="float" office:value="0.1">
            <text:p>0,1</text:p>
          </table:table-cell>
          <table:table-cell table:formula="of:=[.C619]" office:value-type="float" office:value="27">
            <text:p>27</text:p>
          </table:table-cell>
          <table:table-cell table:formula="of:=[.A620]*[.B620]" office:value-type="float" office:value="61.8">
            <text:p>61,8</text:p>
          </table:table-cell>
          <table:table-cell table:formula="of:=EXP(-([.D620]^2/(2*[.C620]^2)))/SQRT(PI()*2*[.C620]^2)" office:value-type="float" office:value="0.00107624023864385">
            <text:p>0,0010762402</text:p>
          </table:table-cell>
          <table:table-cell table:formula="of:=[.F619]" office:value-type="float" office:value="0.0147756400148679">
            <text:p>0,01477564</text:p>
          </table:table-cell>
          <table:table-cell table:formula="of:=1000*[.E620]/[.F620]" office:value-type="float" office:value="72.8388237369676">
            <text:p>72,838823737</text:p>
          </table:table-cell>
          <table:table-cell table:number-columns-repeated="7"/>
        </table:table-row>
        <table:table-row table:style-name="ro2">
          <table:table-cell table:formula="of:=[.A620]+1" office:value-type="float" office:value="619">
            <text:p>619</text:p>
          </table:table-cell>
          <table:table-cell table:formula="of:=[.B620]" office:value-type="float" office:value="0.1">
            <text:p>0,1</text:p>
          </table:table-cell>
          <table:table-cell table:formula="of:=[.C620]" office:value-type="float" office:value="27">
            <text:p>27</text:p>
          </table:table-cell>
          <table:table-cell table:formula="of:=[.A621]*[.B621]" office:value-type="float" office:value="61.9">
            <text:p>61,9</text:p>
          </table:table-cell>
          <table:table-cell table:formula="of:=EXP(-([.D621]^2/(2*[.C621]^2)))/SQRT(PI()*2*[.C621]^2)" office:value-type="float" office:value="0.00106714780003037">
            <text:p>0,0010671478</text:p>
          </table:table-cell>
          <table:table-cell table:formula="of:=[.F620]" office:value-type="float" office:value="0.0147756400148679">
            <text:p>0,01477564</text:p>
          </table:table-cell>
          <table:table-cell table:formula="of:=1000*[.E621]/[.F621]" office:value-type="float" office:value="72.2234569166927">
            <text:p>72,2234569167</text:p>
          </table:table-cell>
          <table:table-cell table:number-columns-repeated="7"/>
        </table:table-row>
        <table:table-row table:style-name="ro2">
          <table:table-cell table:formula="of:=[.A621]+1" office:value-type="float" office:value="620">
            <text:p>620</text:p>
          </table:table-cell>
          <table:table-cell table:formula="of:=[.B621]" office:value-type="float" office:value="0.1">
            <text:p>0,1</text:p>
          </table:table-cell>
          <table:table-cell table:formula="of:=[.C621]" office:value-type="float" office:value="27">
            <text:p>27</text:p>
          </table:table-cell>
          <table:table-cell table:formula="of:=[.A622]*[.B622]" office:value-type="float" office:value="62">
            <text:p>62</text:p>
          </table:table-cell>
          <table:table-cell table:formula="of:=EXP(-([.D622]^2/(2*[.C622]^2)))/SQRT(PI()*2*[.C622]^2)" office:value-type="float" office:value="0.00105811766264368">
            <text:p>0,0010581177</text:p>
          </table:table-cell>
          <table:table-cell table:formula="of:=[.F621]" office:value-type="float" office:value="0.0147756400148679">
            <text:p>0,01477564</text:p>
          </table:table-cell>
          <table:table-cell table:formula="of:=1000*[.E622]/[.F622]" office:value-type="float" office:value="71.6123065788658">
            <text:p>71,6123065789</text:p>
          </table:table-cell>
          <table:table-cell table:number-columns-repeated="7"/>
        </table:table-row>
        <table:table-row table:style-name="ro2">
          <table:table-cell table:formula="of:=[.A622]+1" office:value-type="float" office:value="621">
            <text:p>621</text:p>
          </table:table-cell>
          <table:table-cell table:formula="of:=[.B622]" office:value-type="float" office:value="0.1">
            <text:p>0,1</text:p>
          </table:table-cell>
          <table:table-cell table:formula="of:=[.C622]" office:value-type="float" office:value="27">
            <text:p>27</text:p>
          </table:table-cell>
          <table:table-cell table:formula="of:=[.A623]*[.B623]" office:value-type="float" office:value="62.1">
            <text:p>62,1</text:p>
          </table:table-cell>
          <table:table-cell table:formula="of:=EXP(-([.D623]^2/(2*[.C623]^2)))/SQRT(PI()*2*[.C623]^2)" office:value-type="float" office:value="0.00104914954598523">
            <text:p>0,0010491495</text:p>
          </table:table-cell>
          <table:table-cell table:formula="of:=[.F622]" office:value-type="float" office:value="0.0147756400148679">
            <text:p>0,01477564</text:p>
          </table:table-cell>
          <table:table-cell table:formula="of:=1000*[.E623]/[.F623]" office:value-type="float" office:value="71.005353739637">
            <text:p>71,0053537396</text:p>
          </table:table-cell>
          <table:table-cell table:number-columns-repeated="7"/>
        </table:table-row>
        <table:table-row table:style-name="ro2">
          <table:table-cell table:formula="of:=[.A623]+1" office:value-type="float" office:value="622">
            <text:p>622</text:p>
          </table:table-cell>
          <table:table-cell table:formula="of:=[.B623]" office:value-type="float" office:value="0.1">
            <text:p>0,1</text:p>
          </table:table-cell>
          <table:table-cell table:formula="of:=[.C623]" office:value-type="float" office:value="27">
            <text:p>27</text:p>
          </table:table-cell>
          <table:table-cell table:formula="of:=[.A624]*[.B624]" office:value-type="float" office:value="62.2">
            <text:p>62,2</text:p>
          </table:table-cell>
          <table:table-cell table:formula="of:=EXP(-([.D624]^2/(2*[.C624]^2)))/SQRT(PI()*2*[.C624]^2)" office:value-type="float" office:value="0.00104024316939051">
            <text:p>0,0010402432</text:p>
          </table:table-cell>
          <table:table-cell table:formula="of:=[.F623]" office:value-type="float" office:value="0.0147756400148679">
            <text:p>0,01477564</text:p>
          </table:table-cell>
          <table:table-cell table:formula="of:=1000*[.E624]/[.F624]" office:value-type="float" office:value="70.4025794039224">
            <text:p>70,4025794039</text:p>
          </table:table-cell>
          <table:table-cell table:number-columns-repeated="7"/>
        </table:table-row>
        <table:table-row table:style-name="ro2">
          <table:table-cell table:formula="of:=[.A624]+1" office:value-type="float" office:value="623">
            <text:p>623</text:p>
          </table:table-cell>
          <table:table-cell table:formula="of:=[.B624]" office:value-type="float" office:value="0.1">
            <text:p>0,1</text:p>
          </table:table-cell>
          <table:table-cell table:formula="of:=[.C624]" office:value-type="float" office:value="27">
            <text:p>27</text:p>
          </table:table-cell>
          <table:table-cell table:formula="of:=[.A625]*[.B625]" office:value-type="float" office:value="62.3">
            <text:p>62,3</text:p>
          </table:table-cell>
          <table:table-cell table:formula="of:=EXP(-([.D625]^2/(2*[.C625]^2)))/SQRT(PI()*2*[.C625]^2)" office:value-type="float" office:value="0.00103139825204574">
            <text:p>0,0010313983</text:p>
          </table:table-cell>
          <table:table-cell table:formula="of:=[.F624]" office:value-type="float" office:value="0.0147756400148679">
            <text:p>0,01477564</text:p>
          </table:table-cell>
          <table:table-cell table:formula="of:=1000*[.E625]/[.F625]" office:value-type="float" office:value="69.8039645665371">
            <text:p>69,8039645665</text:p>
          </table:table-cell>
          <table:table-cell table:number-columns-repeated="7"/>
        </table:table-row>
        <table:table-row table:style-name="ro2">
          <table:table-cell table:formula="of:=[.A625]+1" office:value-type="float" office:value="624">
            <text:p>624</text:p>
          </table:table-cell>
          <table:table-cell table:formula="of:=[.B625]" office:value-type="float" office:value="0.1">
            <text:p>0,1</text:p>
          </table:table-cell>
          <table:table-cell table:formula="of:=[.C625]" office:value-type="float" office:value="27">
            <text:p>27</text:p>
          </table:table-cell>
          <table:table-cell table:formula="of:=[.A626]*[.B626]" office:value-type="float" office:value="62.4">
            <text:p>62,4</text:p>
          </table:table-cell>
          <table:table-cell table:formula="of:=EXP(-([.D626]^2/(2*[.C626]^2)))/SQRT(PI()*2*[.C626]^2)" office:value-type="float" office:value="0.00102261451300453">
            <text:p>0,0010226145</text:p>
          </table:table-cell>
          <table:table-cell table:formula="of:=[.F625]" office:value-type="float" office:value="0.0147756400148679">
            <text:p>0,01477564</text:p>
          </table:table-cell>
          <table:table-cell table:formula="of:=1000*[.E626]/[.F626]" office:value-type="float" office:value="69.2094902133194">
            <text:p>69,2094902133</text:p>
          </table:table-cell>
          <table:table-cell table:number-columns-repeated="7"/>
        </table:table-row>
        <table:table-row table:style-name="ro2">
          <table:table-cell table:formula="of:=[.A626]+1" office:value-type="float" office:value="625">
            <text:p>625</text:p>
          </table:table-cell>
          <table:table-cell table:formula="of:=[.B626]" office:value-type="float" office:value="0.1">
            <text:p>0,1</text:p>
          </table:table-cell>
          <table:table-cell table:formula="of:=[.C626]" office:value-type="float" office:value="27">
            <text:p>27</text:p>
          </table:table-cell>
          <table:table-cell table:formula="of:=[.A627]*[.B627]" office:value-type="float" office:value="62.5">
            <text:p>62,5</text:p>
          </table:table-cell>
          <table:table-cell table:formula="of:=EXP(-([.D627]^2/(2*[.C627]^2)))/SQRT(PI()*2*[.C627]^2)" office:value-type="float" office:value="0.00101389167120429">
            <text:p>0,0010138917</text:p>
          </table:table-cell>
          <table:table-cell table:formula="of:=[.F626]" office:value-type="float" office:value="0.0147756400148679">
            <text:p>0,01477564</text:p>
          </table:table-cell>
          <table:table-cell table:formula="of:=1000*[.E627]/[.F627]" office:value-type="float" office:value="68.6191373222459">
            <text:p>68,6191373222</text:p>
          </table:table-cell>
          <table:table-cell table:number-columns-repeated="7"/>
        </table:table-row>
        <table:table-row table:style-name="ro2">
          <table:table-cell table:formula="of:=[.A627]+1" office:value-type="float" office:value="626">
            <text:p>626</text:p>
          </table:table-cell>
          <table:table-cell table:formula="of:=[.B627]" office:value-type="float" office:value="0.1">
            <text:p>0,1</text:p>
          </table:table-cell>
          <table:table-cell table:formula="of:=[.C627]" office:value-type="float" office:value="27">
            <text:p>27</text:p>
          </table:table-cell>
          <table:table-cell table:formula="of:=[.A628]*[.B628]" office:value-type="float" office:value="62.6">
            <text:p>62,6</text:p>
          </table:table-cell>
          <table:table-cell table:formula="of:=EXP(-([.D628]^2/(2*[.C628]^2)))/SQRT(PI()*2*[.C628]^2)" office:value-type="float" office:value="0.00100522944548264">
            <text:p>0,0010052294</text:p>
          </table:table-cell>
          <table:table-cell table:formula="of:=[.F627]" office:value-type="float" office:value="0.0147756400148679">
            <text:p>0,01477564</text:p>
          </table:table-cell>
          <table:table-cell table:formula="of:=1000*[.E628]/[.F628]" office:value-type="float" office:value="68.0328868645376">
            <text:p>68,0328868645</text:p>
          </table:table-cell>
          <table:table-cell table:number-columns-repeated="7"/>
        </table:table-row>
        <table:table-row table:style-name="ro2">
          <table:table-cell table:formula="of:=[.A628]+1" office:value-type="float" office:value="627">
            <text:p>627</text:p>
          </table:table-cell>
          <table:table-cell table:formula="of:=[.B628]" office:value-type="float" office:value="0.1">
            <text:p>0,1</text:p>
          </table:table-cell>
          <table:table-cell table:formula="of:=[.C628]" office:value-type="float" office:value="27">
            <text:p>27</text:p>
          </table:table-cell>
          <table:table-cell table:formula="of:=[.A629]*[.B629]" office:value-type="float" office:value="62.7">
            <text:p>62,7</text:p>
          </table:table-cell>
          <table:table-cell table:formula="of:=EXP(-([.D629]^2/(2*[.C629]^2)))/SQRT(PI()*2*[.C629]^2)" office:value-type="float" office:value="0.000996627554593589">
            <text:p>0,0009966276</text:p>
          </table:table-cell>
          <table:table-cell table:formula="of:=[.F628]" office:value-type="float" office:value="0.0147756400148679">
            <text:p>0,01477564</text:p>
          </table:table-cell>
          <table:table-cell table:formula="of:=1000*[.E629]/[.F629]" office:value-type="float" office:value="67.4507198057573">
            <text:p>67,4507198058</text:p>
          </table:table-cell>
          <table:table-cell table:number-columns-repeated="7"/>
        </table:table-row>
        <table:table-row table:style-name="ro2">
          <table:table-cell table:formula="of:=[.A629]+1" office:value-type="float" office:value="628">
            <text:p>628</text:p>
          </table:table-cell>
          <table:table-cell table:formula="of:=[.B629]" office:value-type="float" office:value="0.1">
            <text:p>0,1</text:p>
          </table:table-cell>
          <table:table-cell table:formula="of:=[.C629]" office:value-type="float" office:value="27">
            <text:p>27</text:p>
          </table:table-cell>
          <table:table-cell table:formula="of:=[.A630]*[.B630]" office:value-type="float" office:value="62.8">
            <text:p>62,8</text:p>
          </table:table-cell>
          <table:table-cell table:formula="of:=EXP(-([.D630]^2/(2*[.C630]^2)))/SQRT(PI()*2*[.C630]^2)" office:value-type="float" office:value="0.00098808571722362">
            <text:p>0,0009880857</text:p>
          </table:table-cell>
          <table:table-cell table:formula="of:=[.F629]" office:value-type="float" office:value="0.0147756400148679">
            <text:p>0,01477564</text:p>
          </table:table-cell>
          <table:table-cell table:formula="of:=1000*[.E630]/[.F630]" office:value-type="float" office:value="66.872617106898">
            <text:p>66,8726171069</text:p>
          </table:table-cell>
          <table:table-cell table:number-columns-repeated="7"/>
        </table:table-row>
        <table:table-row table:style-name="ro2">
          <table:table-cell table:formula="of:=[.A630]+1" office:value-type="float" office:value="629">
            <text:p>629</text:p>
          </table:table-cell>
          <table:table-cell table:formula="of:=[.B630]" office:value-type="float" office:value="0.1">
            <text:p>0,1</text:p>
          </table:table-cell>
          <table:table-cell table:formula="of:=[.C630]" office:value-type="float" office:value="27">
            <text:p>27</text:p>
          </table:table-cell>
          <table:table-cell table:formula="of:=[.A631]*[.B631]" office:value-type="float" office:value="62.9">
            <text:p>62,9</text:p>
          </table:table-cell>
          <table:table-cell table:formula="of:=EXP(-([.D631]^2/(2*[.C631]^2)))/SQRT(PI()*2*[.C631]^2)" office:value-type="float" office:value="0.00097960365200764">
            <text:p>0,0009796037</text:p>
          </table:table-cell>
          <table:table-cell table:formula="of:=[.F630]" office:value-type="float" office:value="0.0147756400148679">
            <text:p>0,01477564</text:p>
          </table:table-cell>
          <table:table-cell table:formula="of:=1000*[.E631]/[.F631]" office:value-type="float" office:value="66.2985597254617">
            <text:p>66,2985597255</text:p>
          </table:table-cell>
          <table:table-cell table:number-columns-repeated="7"/>
        </table:table-row>
        <table:table-row table:style-name="ro2">
          <table:table-cell table:formula="of:=[.A631]+1" office:value-type="float" office:value="630">
            <text:p>630</text:p>
          </table:table-cell>
          <table:table-cell table:formula="of:=[.B631]" office:value-type="float" office:value="0.1">
            <text:p>0,1</text:p>
          </table:table-cell>
          <table:table-cell table:formula="of:=[.C631]" office:value-type="float" office:value="27">
            <text:p>27</text:p>
          </table:table-cell>
          <table:table-cell table:formula="of:=[.A632]*[.B632]" office:value-type="float" office:value="63">
            <text:p>63</text:p>
          </table:table-cell>
          <table:table-cell table:formula="of:=EXP(-([.D632]^2/(2*[.C632]^2)))/SQRT(PI()*2*[.C632]^2)" office:value-type="float" office:value="0.000971181077544796">
            <text:p>0,0009711811</text:p>
          </table:table-cell>
          <table:table-cell table:formula="of:=[.F631]" office:value-type="float" office:value="0.0147756400148679">
            <text:p>0,01477564</text:p>
          </table:table-cell>
          <table:table-cell table:formula="of:=1000*[.E632]/[.F632]" office:value-type="float" office:value="65.7285286165305">
            <text:p>65,7285286165</text:p>
          </table:table-cell>
          <table:table-cell table:number-columns-repeated="7"/>
        </table:table-row>
        <table:table-row table:style-name="ro2">
          <table:table-cell table:formula="of:=[.A632]+1" office:value-type="float" office:value="631">
            <text:p>631</text:p>
          </table:table-cell>
          <table:table-cell table:formula="of:=[.B632]" office:value-type="float" office:value="0.1">
            <text:p>0,1</text:p>
          </table:table-cell>
          <table:table-cell table:formula="of:=[.C632]" office:value-type="float" office:value="27">
            <text:p>27</text:p>
          </table:table-cell>
          <table:table-cell table:formula="of:=[.A633]*[.B633]" office:value-type="float" office:value="63.1">
            <text:p>63,1</text:p>
          </table:table-cell>
          <table:table-cell table:formula="of:=EXP(-([.D633]^2/(2*[.C633]^2)))/SQRT(PI()*2*[.C633]^2)" office:value-type="float" office:value="0.000962817712414149">
            <text:p>0,0009628177</text:p>
          </table:table-cell>
          <table:table-cell table:formula="of:=[.F632]" office:value-type="float" office:value="0.0147756400148679">
            <text:p>0,01477564</text:p>
          </table:table-cell>
          <table:table-cell table:formula="of:=1000*[.E633]/[.F633]" office:value-type="float" office:value="65.1625047338268">
            <text:p>65,1625047338</text:p>
          </table:table-cell>
          <table:table-cell table:number-columns-repeated="7"/>
        </table:table-row>
        <table:table-row table:style-name="ro2">
          <table:table-cell table:formula="of:=[.A633]+1" office:value-type="float" office:value="632">
            <text:p>632</text:p>
          </table:table-cell>
          <table:table-cell table:formula="of:=[.B633]" office:value-type="float" office:value="0.1">
            <text:p>0,1</text:p>
          </table:table-cell>
          <table:table-cell table:formula="of:=[.C633]" office:value-type="float" office:value="27">
            <text:p>27</text:p>
          </table:table-cell>
          <table:table-cell table:formula="of:=[.A634]*[.B634]" office:value-type="float" office:value="63.2">
            <text:p>63,2</text:p>
          </table:table-cell>
          <table:table-cell table:formula="of:=EXP(-([.D634]^2/(2*[.C634]^2)))/SQRT(PI()*2*[.C634]^2)" office:value-type="float" office:value="0.000954513275190228">
            <text:p>0,0009545133</text:p>
          </table:table-cell>
          <table:table-cell table:formula="of:=[.F633]" office:value-type="float" office:value="0.0147756400148679">
            <text:p>0,01477564</text:p>
          </table:table-cell>
          <table:table-cell table:formula="of:=1000*[.E634]/[.F634]" office:value-type="float" office:value="64.6004690307666">
            <text:p>64,6004690308</text:p>
          </table:table-cell>
          <table:table-cell table:number-columns-repeated="7"/>
        </table:table-row>
        <table:table-row table:style-name="ro2">
          <table:table-cell table:formula="of:=[.A634]+1" office:value-type="float" office:value="633">
            <text:p>633</text:p>
          </table:table-cell>
          <table:table-cell table:formula="of:=[.B634]" office:value-type="float" office:value="0.1">
            <text:p>0,1</text:p>
          </table:table-cell>
          <table:table-cell table:formula="of:=[.C634]" office:value-type="float" office:value="27">
            <text:p>27</text:p>
          </table:table-cell>
          <table:table-cell table:formula="of:=[.A635]*[.B635]" office:value-type="float" office:value="63.3">
            <text:p>63,3</text:p>
          </table:table-cell>
          <table:table-cell table:formula="of:=EXP(-([.D635]^2/(2*[.C635]^2)))/SQRT(PI()*2*[.C635]^2)" office:value-type="float" office:value="0.000946267484458441">
            <text:p>0,0009462675</text:p>
          </table:table-cell>
          <table:table-cell table:formula="of:=[.F634]" office:value-type="float" office:value="0.0147756400148679">
            <text:p>0,01477564</text:p>
          </table:table-cell>
          <table:table-cell table:formula="of:=1000*[.E635]/[.F635]" office:value-type="float" office:value="64.0424024615019">
            <text:p>64,0424024615</text:p>
          </table:table-cell>
          <table:table-cell table:number-columns-repeated="7"/>
        </table:table-row>
        <table:table-row table:style-name="ro2">
          <table:table-cell table:formula="of:=[.A635]+1" office:value-type="float" office:value="634">
            <text:p>634</text:p>
          </table:table-cell>
          <table:table-cell table:formula="of:=[.B635]" office:value-type="float" office:value="0.1">
            <text:p>0,1</text:p>
          </table:table-cell>
          <table:table-cell table:formula="of:=[.C635]" office:value-type="float" office:value="27">
            <text:p>27</text:p>
          </table:table-cell>
          <table:table-cell table:formula="of:=[.A636]*[.B636]" office:value-type="float" office:value="63.4">
            <text:p>63,4</text:p>
          </table:table-cell>
          <table:table-cell table:formula="of:=EXP(-([.D636]^2/(2*[.C636]^2)))/SQRT(PI()*2*[.C636]^2)" office:value-type="float" office:value="0.000938080058830355">
            <text:p>0,0009380801</text:p>
          </table:table-cell>
          <table:table-cell table:formula="of:=[.F635]" office:value-type="float" office:value="0.0147756400148679">
            <text:p>0,01477564</text:p>
          </table:table-cell>
          <table:table-cell table:formula="of:=1000*[.E636]/[.F636]" office:value-type="float" office:value="63.4882859819554">
            <text:p>63,488285982</text:p>
          </table:table-cell>
          <table:table-cell table:number-columns-repeated="7"/>
        </table:table-row>
        <table:table-row table:style-name="ro2">
          <table:table-cell table:formula="of:=[.A636]+1" office:value-type="float" office:value="635">
            <text:p>635</text:p>
          </table:table-cell>
          <table:table-cell table:formula="of:=[.B636]" office:value-type="float" office:value="0.1">
            <text:p>0,1</text:p>
          </table:table-cell>
          <table:table-cell table:formula="of:=[.C636]" office:value-type="float" office:value="27">
            <text:p>27</text:p>
          </table:table-cell>
          <table:table-cell table:formula="of:=[.A637]*[.B637]" office:value-type="float" office:value="63.5">
            <text:p>63,5</text:p>
          </table:table-cell>
          <table:table-cell table:formula="of:=EXP(-([.D637]^2/(2*[.C637]^2)))/SQRT(PI()*2*[.C637]^2)" office:value-type="float" office:value="0.000929950716958848">
            <text:p>0,0009299507</text:p>
          </table:table-cell>
          <table:table-cell table:formula="of:=[.F636]" office:value-type="float" office:value="0.0147756400148679">
            <text:p>0,01477564</text:p>
          </table:table-cell>
          <table:table-cell table:formula="of:=1000*[.E637]/[.F637]" office:value-type="float" office:value="62.9381005508453">
            <text:p>62,9381005508</text:p>
          </table:table-cell>
          <table:table-cell table:number-columns-repeated="7"/>
        </table:table-row>
        <table:table-row table:style-name="ro2">
          <table:table-cell table:formula="of:=[.A637]+1" office:value-type="float" office:value="636">
            <text:p>636</text:p>
          </table:table-cell>
          <table:table-cell table:formula="of:=[.B637]" office:value-type="float" office:value="0.1">
            <text:p>0,1</text:p>
          </table:table-cell>
          <table:table-cell table:formula="of:=[.C637]" office:value-type="float" office:value="27">
            <text:p>27</text:p>
          </table:table-cell>
          <table:table-cell table:formula="of:=[.A638]*[.B638]" office:value-type="float" office:value="63.6">
            <text:p>63,6</text:p>
          </table:table-cell>
          <table:table-cell table:formula="of:=EXP(-([.D638]^2/(2*[.C638]^2)))/SQRT(PI()*2*[.C638]^2)" office:value-type="float" office:value="0.00092187917755311">
            <text:p>0,0009218792</text:p>
          </table:table-cell>
          <table:table-cell table:formula="of:=[.F637]" office:value-type="float" office:value="0.0147756400148679">
            <text:p>0,01477564</text:p>
          </table:table-cell>
          <table:table-cell table:formula="of:=1000*[.E638]/[.F638]" office:value-type="float" office:value="62.3918271307013">
            <text:p>62,3918271307</text:p>
          </table:table-cell>
          <table:table-cell table:number-columns-repeated="7"/>
        </table:table-row>
        <table:table-row table:style-name="ro2">
          <table:table-cell table:formula="of:=[.A638]+1" office:value-type="float" office:value="637">
            <text:p>637</text:p>
          </table:table-cell>
          <table:table-cell table:formula="of:=[.B638]" office:value-type="float" office:value="0.1">
            <text:p>0,1</text:p>
          </table:table-cell>
          <table:table-cell table:formula="of:=[.C638]" office:value-type="float" office:value="27">
            <text:p>27</text:p>
          </table:table-cell>
          <table:table-cell table:formula="of:=[.A639]*[.B639]" office:value-type="float" office:value="63.7">
            <text:p>63,7</text:p>
          </table:table-cell>
          <table:table-cell table:formula="of:=EXP(-([.D639]^2/(2*[.C639]^2)))/SQRT(PI()*2*[.C639]^2)" office:value-type="float" office:value="0.000913865159393537">
            <text:p>0,0009138652</text:p>
          </table:table-cell>
          <table:table-cell table:formula="of:=[.F638]" office:value-type="float" office:value="0.0147756400148679">
            <text:p>0,01477564</text:p>
          </table:table-cell>
          <table:table-cell table:formula="of:=1000*[.E639]/[.F639]" office:value-type="float" office:value="61.8494466888721">
            <text:p>61,8494466889</text:p>
          </table:table-cell>
          <table:table-cell table:number-columns-repeated="7"/>
        </table:table-row>
        <table:table-row table:style-name="ro2">
          <table:table-cell table:formula="of:=[.A639]+1" office:value-type="float" office:value="638">
            <text:p>638</text:p>
          </table:table-cell>
          <table:table-cell table:formula="of:=[.B639]" office:value-type="float" office:value="0.1">
            <text:p>0,1</text:p>
          </table:table-cell>
          <table:table-cell table:formula="of:=[.C639]" office:value-type="float" office:value="27">
            <text:p>27</text:p>
          </table:table-cell>
          <table:table-cell table:formula="of:=[.A640]*[.B640]" office:value-type="float" office:value="63.8">
            <text:p>63,8</text:p>
          </table:table-cell>
          <table:table-cell table:formula="of:=EXP(-([.D640]^2/(2*[.C640]^2)))/SQRT(PI()*2*[.C640]^2)" office:value-type="float" office:value="0.000905908381346466">
            <text:p>0,0009059084</text:p>
          </table:table-cell>
          <table:table-cell table:formula="of:=[.F639]" office:value-type="float" office:value="0.0147756400148679">
            <text:p>0,01477564</text:p>
          </table:table-cell>
          <table:table-cell table:formula="of:=1000*[.E640]/[.F640]" office:value-type="float" office:value="61.3109401985229">
            <text:p>61,3109401985</text:p>
          </table:table-cell>
          <table:table-cell table:number-columns-repeated="7"/>
        </table:table-row>
        <table:table-row table:style-name="ro2">
          <table:table-cell table:formula="of:=[.A640]+1" office:value-type="float" office:value="639">
            <text:p>639</text:p>
          </table:table-cell>
          <table:table-cell table:formula="of:=[.B640]" office:value-type="float" office:value="0.1">
            <text:p>0,1</text:p>
          </table:table-cell>
          <table:table-cell table:formula="of:=[.C640]" office:value-type="float" office:value="27">
            <text:p>27</text:p>
          </table:table-cell>
          <table:table-cell table:formula="of:=[.A641]*[.B641]" office:value-type="float" office:value="63.9">
            <text:p>63,9</text:p>
          </table:table-cell>
          <table:table-cell table:formula="of:=EXP(-([.D641]^2/(2*[.C641]^2)))/SQRT(PI()*2*[.C641]^2)" office:value-type="float" office:value="0.00089800856237879">
            <text:p>0,0008980086</text:p>
          </table:table-cell>
          <table:table-cell table:formula="of:=[.F640]" office:value-type="float" office:value="0.0147756400148679">
            <text:p>0,01477564</text:p>
          </table:table-cell>
          <table:table-cell table:formula="of:=1000*[.E641]/[.F641]" office:value-type="float" office:value="60.7762886396241">
            <text:p>60,7762886396</text:p>
          </table:table-cell>
          <table:table-cell table:number-columns-repeated="7"/>
        </table:table-row>
        <table:table-row table:style-name="ro2">
          <table:table-cell table:formula="of:=[.A641]+1" office:value-type="float" office:value="640">
            <text:p>640</text:p>
          </table:table-cell>
          <table:table-cell table:formula="of:=[.B641]" office:value-type="float" office:value="0.1">
            <text:p>0,1</text:p>
          </table:table-cell>
          <table:table-cell table:formula="of:=[.C641]" office:value-type="float" office:value="27">
            <text:p>27</text:p>
          </table:table-cell>
          <table:table-cell table:formula="of:=[.A642]*[.B642]" office:value-type="float" office:value="64">
            <text:p>64</text:p>
          </table:table-cell>
          <table:table-cell table:formula="of:=EXP(-([.D642]^2/(2*[.C642]^2)))/SQRT(PI()*2*[.C642]^2)" office:value-type="float" office:value="0.000890165421572437">
            <text:p>0,0008901654</text:p>
          </table:table-cell>
          <table:table-cell table:formula="of:=[.F641]" office:value-type="float" office:value="0.0147756400148679">
            <text:p>0,01477564</text:p>
          </table:table-cell>
          <table:table-cell table:formula="of:=1000*[.E642]/[.F642]" office:value-type="float" office:value="60.245472999932">
            <text:p>60,2454729999</text:p>
          </table:table-cell>
          <table:table-cell table:number-columns-repeated="7"/>
        </table:table-row>
        <table:table-row table:style-name="ro2">
          <table:table-cell table:formula="of:=[.A642]+1" office:value-type="float" office:value="641">
            <text:p>641</text:p>
          </table:table-cell>
          <table:table-cell table:formula="of:=[.B642]" office:value-type="float" office:value="0.1">
            <text:p>0,1</text:p>
          </table:table-cell>
          <table:table-cell table:formula="of:=[.C642]" office:value-type="float" office:value="27">
            <text:p>27</text:p>
          </table:table-cell>
          <table:table-cell table:formula="of:=[.A643]*[.B643]" office:value-type="float" office:value="64.1">
            <text:p>64,1</text:p>
          </table:table-cell>
          <table:table-cell table:formula="of:=EXP(-([.D643]^2/(2*[.C643]^2)))/SQRT(PI()*2*[.C643]^2)" office:value-type="float" office:value="0.000882378678138705">
            <text:p>0,0008823787</text:p>
          </table:table-cell>
          <table:table-cell table:formula="of:=[.F642]" office:value-type="float" office:value="0.0147756400148679">
            <text:p>0,01477564</text:p>
          </table:table-cell>
          <table:table-cell table:formula="of:=1000*[.E643]/[.F643]" office:value-type="float" office:value="59.7184742759581">
            <text:p>59,718474276</text:p>
          </table:table-cell>
          <table:table-cell table:number-columns-repeated="7"/>
        </table:table-row>
        <table:table-row table:style-name="ro2">
          <table:table-cell table:formula="of:=[.A643]+1" office:value-type="float" office:value="642">
            <text:p>642</text:p>
          </table:table-cell>
          <table:table-cell table:formula="of:=[.B643]" office:value-type="float" office:value="0.1">
            <text:p>0,1</text:p>
          </table:table-cell>
          <table:table-cell table:formula="of:=[.C643]" office:value-type="float" office:value="27">
            <text:p>27</text:p>
          </table:table-cell>
          <table:table-cell table:formula="of:=[.A644]*[.B644]" office:value-type="float" office:value="64.2">
            <text:p>64,2</text:p>
          </table:table-cell>
          <table:table-cell table:formula="of:=EXP(-([.D644]^2/(2*[.C644]^2)))/SQRT(PI()*2*[.C644]^2)" office:value-type="float" office:value="0.000874648051432484">
            <text:p>0,0008746481</text:p>
          </table:table-cell>
          <table:table-cell table:formula="of:=[.F643]" office:value-type="float" office:value="0.0147756400148679">
            <text:p>0,01477564</text:p>
          </table:table-cell>
          <table:table-cell table:formula="of:=1000*[.E644]/[.F644]" office:value-type="float" office:value="59.1952734739325">
            <text:p>59,1952734739</text:p>
          </table:table-cell>
          <table:table-cell table:number-columns-repeated="7"/>
        </table:table-row>
        <table:table-row table:style-name="ro2">
          <table:table-cell table:formula="of:=[.A644]+1" office:value-type="float" office:value="643">
            <text:p>643</text:p>
          </table:table-cell>
          <table:table-cell table:formula="of:=[.B644]" office:value-type="float" office:value="0.1">
            <text:p>0,1</text:p>
          </table:table-cell>
          <table:table-cell table:formula="of:=[.C644]" office:value-type="float" office:value="27">
            <text:p>27</text:p>
          </table:table-cell>
          <table:table-cell table:formula="of:=[.A645]*[.B645]" office:value-type="float" office:value="64.3">
            <text:p>64,3</text:p>
          </table:table-cell>
          <table:table-cell table:formula="of:=EXP(-([.D645]^2/(2*[.C645]^2)))/SQRT(PI()*2*[.C645]^2)" office:value-type="float" office:value="0.00086697326096632">
            <text:p>0,0008669733</text:p>
          </table:table-cell>
          <table:table-cell table:formula="of:=[.F644]" office:value-type="float" office:value="0.0147756400148679">
            <text:p>0,01477564</text:p>
          </table:table-cell>
          <table:table-cell table:formula="of:=1000*[.E645]/[.F645]" office:value-type="float" office:value="58.6758516107549">
            <text:p>58,6758516108</text:p>
          </table:table-cell>
          <table:table-cell table:number-columns-repeated="7"/>
        </table:table-row>
        <table:table-row table:style-name="ro2">
          <table:table-cell table:formula="of:=[.A645]+1" office:value-type="float" office:value="644">
            <text:p>644</text:p>
          </table:table-cell>
          <table:table-cell table:formula="of:=[.B645]" office:value-type="float" office:value="0.1">
            <text:p>0,1</text:p>
          </table:table-cell>
          <table:table-cell table:formula="of:=[.C645]" office:value-type="float" office:value="27">
            <text:p>27</text:p>
          </table:table-cell>
          <table:table-cell table:formula="of:=[.A646]*[.B646]" office:value-type="float" office:value="64.4">
            <text:p>64,4</text:p>
          </table:table-cell>
          <table:table-cell table:formula="of:=EXP(-([.D646]^2/(2*[.C646]^2)))/SQRT(PI()*2*[.C646]^2)" office:value-type="float" office:value="0.000859354026424364">
            <text:p>0,000859354</text:p>
          </table:table-cell>
          <table:table-cell table:formula="of:=[.F645]" office:value-type="float" office:value="0.0147756400148679">
            <text:p>0,01477564</text:p>
          </table:table-cell>
          <table:table-cell table:formula="of:=1000*[.E646]/[.F646]" office:value-type="float" office:value="58.1601897149393">
            <text:p>58,1601897149</text:p>
          </table:table-cell>
          <table:table-cell table:number-columns-repeated="7"/>
        </table:table-row>
        <table:table-row table:style-name="ro2">
          <table:table-cell table:formula="of:=[.A646]+1" office:value-type="float" office:value="645">
            <text:p>645</text:p>
          </table:table-cell>
          <table:table-cell table:formula="of:=[.B646]" office:value-type="float" office:value="0.1">
            <text:p>0,1</text:p>
          </table:table-cell>
          <table:table-cell table:formula="of:=[.C646]" office:value-type="float" office:value="27">
            <text:p>27</text:p>
          </table:table-cell>
          <table:table-cell table:formula="of:=[.A647]*[.B647]" office:value-type="float" office:value="64.5">
            <text:p>64,5</text:p>
          </table:table-cell>
          <table:table-cell table:formula="of:=EXP(-([.D647]^2/(2*[.C647]^2)))/SQRT(PI()*2*[.C647]^2)" office:value-type="float" office:value="0.000851790067676175">
            <text:p>0,0008517901</text:p>
          </table:table-cell>
          <table:table-cell table:formula="of:=[.F646]" office:value-type="float" office:value="0.0147756400148679">
            <text:p>0,01477564</text:p>
          </table:table-cell>
          <table:table-cell table:formula="of:=1000*[.E647]/[.F647]" office:value-type="float" office:value="57.6482688275478">
            <text:p>57,6482688275</text:p>
          </table:table-cell>
          <table:table-cell table:number-columns-repeated="7"/>
        </table:table-row>
        <table:table-row table:style-name="ro2">
          <table:table-cell table:formula="of:=[.A647]+1" office:value-type="float" office:value="646">
            <text:p>646</text:p>
          </table:table-cell>
          <table:table-cell table:formula="of:=[.B647]" office:value-type="float" office:value="0.1">
            <text:p>0,1</text:p>
          </table:table-cell>
          <table:table-cell table:formula="of:=[.C647]" office:value-type="float" office:value="27">
            <text:p>27</text:p>
          </table:table-cell>
          <table:table-cell table:formula="of:=[.A648]*[.B648]" office:value-type="float" office:value="64.6">
            <text:p>64,6</text:p>
          </table:table-cell>
          <table:table-cell table:formula="of:=EXP(-([.D648]^2/(2*[.C648]^2)))/SQRT(PI()*2*[.C648]^2)" office:value-type="float" office:value="0.000844281104790394">
            <text:p>0,0008442811</text:p>
          </table:table-cell>
          <table:table-cell table:formula="of:=[.F647]" office:value-type="float" office:value="0.0147756400148679">
            <text:p>0,01477564</text:p>
          </table:table-cell>
          <table:table-cell table:formula="of:=1000*[.E648]/[.F648]" office:value-type="float" office:value="57.1400700031161">
            <text:p>57,1400700031</text:p>
          </table:table-cell>
          <table:table-cell table:number-columns-repeated="7"/>
        </table:table-row>
        <table:table-row table:style-name="ro2">
          <table:table-cell table:formula="of:=[.A648]+1" office:value-type="float" office:value="647">
            <text:p>647</text:p>
          </table:table-cell>
          <table:table-cell table:formula="of:=[.B648]" office:value-type="float" office:value="0.1">
            <text:p>0,1</text:p>
          </table:table-cell>
          <table:table-cell table:formula="of:=[.C648]" office:value-type="float" office:value="27">
            <text:p>27</text:p>
          </table:table-cell>
          <table:table-cell table:formula="of:=[.A649]*[.B649]" office:value-type="float" office:value="64.7">
            <text:p>64,7</text:p>
          </table:table-cell>
          <table:table-cell table:formula="of:=EXP(-([.D649]^2/(2*[.C649]^2)))/SQRT(PI()*2*[.C649]^2)" office:value-type="float" office:value="0.000836826858048287">
            <text:p>0,0008368269</text:p>
          </table:table-cell>
          <table:table-cell table:formula="of:=[.F648]" office:value-type="float" office:value="0.0147756400148679">
            <text:p>0,01477564</text:p>
          </table:table-cell>
          <table:table-cell table:formula="of:=1000*[.E649]/[.F649]" office:value-type="float" office:value="56.6355743105704">
            <text:p>56,6355743106</text:p>
          </table:table-cell>
          <table:table-cell table:number-columns-repeated="7"/>
        </table:table-row>
        <table:table-row table:style-name="ro2">
          <table:table-cell table:formula="of:=[.A649]+1" office:value-type="float" office:value="648">
            <text:p>648</text:p>
          </table:table-cell>
          <table:table-cell table:formula="of:=[.B649]" office:value-type="float" office:value="0.1">
            <text:p>0,1</text:p>
          </table:table-cell>
          <table:table-cell table:formula="of:=[.C649]" office:value-type="float" office:value="27">
            <text:p>27</text:p>
          </table:table-cell>
          <table:table-cell table:formula="of:=[.A650]*[.B650]" office:value-type="float" office:value="64.8">
            <text:p>64,8</text:p>
          </table:table-cell>
          <table:table-cell table:formula="of:=EXP(-([.D650]^2/(2*[.C650]^2)))/SQRT(PI()*2*[.C650]^2)" office:value-type="float" office:value="0.000829427047957145">
            <text:p>0,000829427</text:p>
          </table:table-cell>
          <table:table-cell table:formula="of:=[.F649]" office:value-type="float" office:value="0.0147756400148679">
            <text:p>0,01477564</text:p>
          </table:table-cell>
          <table:table-cell table:formula="of:=1000*[.E650]/[.F650]" office:value-type="float" office:value="56.1347628341337">
            <text:p>56,1347628341</text:p>
          </table:table-cell>
          <table:table-cell table:number-columns-repeated="7"/>
        </table:table-row>
        <table:table-row table:style-name="ro2">
          <table:table-cell table:formula="of:=[.A650]+1" office:value-type="float" office:value="649">
            <text:p>649</text:p>
          </table:table-cell>
          <table:table-cell table:formula="of:=[.B650]" office:value-type="float" office:value="0.1">
            <text:p>0,1</text:p>
          </table:table-cell>
          <table:table-cell table:formula="of:=[.C650]" office:value-type="float" office:value="27">
            <text:p>27</text:p>
          </table:table-cell>
          <table:table-cell table:formula="of:=[.A651]*[.B651]" office:value-type="float" office:value="64.9">
            <text:p>64,9</text:p>
          </table:table-cell>
          <table:table-cell table:formula="of:=EXP(-([.D651]^2/(2*[.C651]^2)))/SQRT(PI()*2*[.C651]^2)" office:value-type="float" office:value="0.000822081395263559">
            <text:p>0,0008220814</text:p>
          </table:table-cell>
          <table:table-cell table:formula="of:=[.F650]" office:value-type="float" office:value="0.0147756400148679">
            <text:p>0,01477564</text:p>
          </table:table-cell>
          <table:table-cell table:formula="of:=1000*[.E651]/[.F651]" office:value-type="float" office:value="55.637616674225">
            <text:p>55,6376166742</text:p>
          </table:table-cell>
          <table:table-cell table:number-columns-repeated="7"/>
        </table:table-row>
        <table:table-row table:style-name="ro2">
          <table:table-cell table:formula="of:=[.A651]+1" office:value-type="float" office:value="650">
            <text:p>650</text:p>
          </table:table-cell>
          <table:table-cell table:formula="of:=[.B651]" office:value-type="float" office:value="0.1">
            <text:p>0,1</text:p>
          </table:table-cell>
          <table:table-cell table:formula="of:=[.C651]" office:value-type="float" office:value="27">
            <text:p>27</text:p>
          </table:table-cell>
          <table:table-cell table:formula="of:=[.A652]*[.B652]" office:value-type="float" office:value="65">
            <text:p>65</text:p>
          </table:table-cell>
          <table:table-cell table:formula="of:=EXP(-([.D652]^2/(2*[.C652]^2)))/SQRT(PI()*2*[.C652]^2)" office:value-type="float" office:value="0.000814789620966563">
            <text:p>0,0008147896</text:p>
          </table:table-cell>
          <table:table-cell table:formula="of:=[.F651]" office:value-type="float" office:value="0.0147756400148679">
            <text:p>0,01477564</text:p>
          </table:table-cell>
          <table:table-cell table:formula="of:=1000*[.E652]/[.F652]" office:value-type="float" office:value="55.1441169483479">
            <text:p>55,1441169483</text:p>
          </table:table-cell>
          <table:table-cell table:number-columns-repeated="7"/>
        </table:table-row>
        <table:table-row table:style-name="ro2">
          <table:table-cell table:formula="of:=[.A652]+1" office:value-type="float" office:value="651">
            <text:p>651</text:p>
          </table:table-cell>
          <table:table-cell table:formula="of:=[.B652]" office:value-type="float" office:value="0.1">
            <text:p>0,1</text:p>
          </table:table-cell>
          <table:table-cell table:formula="of:=[.C652]" office:value-type="float" office:value="27">
            <text:p>27</text:p>
          </table:table-cell>
          <table:table-cell table:formula="of:=[.A653]*[.B653]" office:value-type="float" office:value="65.1">
            <text:p>65,1</text:p>
          </table:table-cell>
          <table:table-cell table:formula="of:=EXP(-([.D653]^2/(2*[.C653]^2)))/SQRT(PI()*2*[.C653]^2)" office:value-type="float" office:value="0.00080755144633063">
            <text:p>0,0008075514</text:p>
          </table:table-cell>
          <table:table-cell table:formula="of:=[.F652]" office:value-type="float" office:value="0.0147756400148679">
            <text:p>0,01477564</text:p>
          </table:table-cell>
          <table:table-cell table:formula="of:=1000*[.E653]/[.F653]" office:value-type="float" office:value="54.6542447919709">
            <text:p>54,654244792</text:p>
          </table:table-cell>
          <table:table-cell table:number-columns-repeated="7"/>
        </table:table-row>
        <table:table-row table:style-name="ro2">
          <table:table-cell table:formula="of:=[.A653]+1" office:value-type="float" office:value="652">
            <text:p>652</text:p>
          </table:table-cell>
          <table:table-cell table:formula="of:=[.B653]" office:value-type="float" office:value="0.1">
            <text:p>0,1</text:p>
          </table:table-cell>
          <table:table-cell table:formula="of:=[.C653]" office:value-type="float" office:value="27">
            <text:p>27</text:p>
          </table:table-cell>
          <table:table-cell table:formula="of:=[.A654]*[.B654]" office:value-type="float" office:value="65.2">
            <text:p>65,2</text:p>
          </table:table-cell>
          <table:table-cell table:formula="of:=EXP(-([.D654]^2/(2*[.C654]^2)))/SQRT(PI()*2*[.C654]^2)" office:value-type="float" office:value="0.000800366592898553">
            <text:p>0,0008003666</text:p>
          </table:table-cell>
          <table:table-cell table:formula="of:=[.F653]" office:value-type="float" office:value="0.0147756400148679">
            <text:p>0,01477564</text:p>
          </table:table-cell>
          <table:table-cell table:formula="of:=1000*[.E654]/[.F654]" office:value-type="float" office:value="54.167981359399">
            <text:p>54,1679813594</text:p>
          </table:table-cell>
          <table:table-cell table:number-columns-repeated="7"/>
        </table:table-row>
        <table:table-row table:style-name="ro2">
          <table:table-cell table:formula="of:=[.A654]+1" office:value-type="float" office:value="653">
            <text:p>653</text:p>
          </table:table-cell>
          <table:table-cell table:formula="of:=[.B654]" office:value-type="float" office:value="0.1">
            <text:p>0,1</text:p>
          </table:table-cell>
          <table:table-cell table:formula="of:=[.C654]" office:value-type="float" office:value="27">
            <text:p>27</text:p>
          </table:table-cell>
          <table:table-cell table:formula="of:=[.A655]*[.B655]" office:value-type="float" office:value="65.3">
            <text:p>65,3</text:p>
          </table:table-cell>
          <table:table-cell table:formula="of:=EXP(-([.D655]^2/(2*[.C655]^2)))/SQRT(PI()*2*[.C655]^2)" office:value-type="float" office:value="0.000793234782504173">
            <text:p>0,0007932348</text:p>
          </table:table-cell>
          <table:table-cell table:formula="of:=[.F654]" office:value-type="float" office:value="0.0147756400148679">
            <text:p>0,01477564</text:p>
          </table:table-cell>
          <table:table-cell table:formula="of:=1000*[.E655]/[.F655]" office:value-type="float" office:value="53.6853078246348">
            <text:p>53,6853078246</text:p>
          </table:table-cell>
          <table:table-cell table:number-columns-repeated="7"/>
        </table:table-row>
        <table:table-row table:style-name="ro2">
          <table:table-cell table:formula="of:=[.A655]+1" office:value-type="float" office:value="654">
            <text:p>654</text:p>
          </table:table-cell>
          <table:table-cell table:formula="of:=[.B655]" office:value-type="float" office:value="0.1">
            <text:p>0,1</text:p>
          </table:table-cell>
          <table:table-cell table:formula="of:=[.C655]" office:value-type="float" office:value="27">
            <text:p>27</text:p>
          </table:table-cell>
          <table:table-cell table:formula="of:=[.A656]*[.B656]" office:value-type="float" office:value="65.4">
            <text:p>65,4</text:p>
          </table:table-cell>
          <table:table-cell table:formula="of:=EXP(-([.D656]^2/(2*[.C656]^2)))/SQRT(PI()*2*[.C656]^2)" office:value-type="float" office:value="0.000786155737284994">
            <text:p>0,0007861557</text:p>
          </table:table-cell>
          <table:table-cell table:formula="of:=[.F655]" office:value-type="float" office:value="0.0147756400148679">
            <text:p>0,01477564</text:p>
          </table:table-cell>
          <table:table-cell table:formula="of:=1000*[.E656]/[.F656]" office:value-type="float" office:value="53.2062053822325">
            <text:p>53,2062053822</text:p>
          </table:table-cell>
          <table:table-cell table:number-columns-repeated="7"/>
        </table:table-row>
        <table:table-row table:style-name="ro2">
          <table:table-cell table:formula="of:=[.A656]+1" office:value-type="float" office:value="655">
            <text:p>655</text:p>
          </table:table-cell>
          <table:table-cell table:formula="of:=[.B656]" office:value-type="float" office:value="0.1">
            <text:p>0,1</text:p>
          </table:table-cell>
          <table:table-cell table:formula="of:=[.C656]" office:value-type="float" office:value="27">
            <text:p>27</text:p>
          </table:table-cell>
          <table:table-cell table:formula="of:=[.A657]*[.B657]" office:value-type="float" office:value="65.5">
            <text:p>65,5</text:p>
          </table:table-cell>
          <table:table-cell table:formula="of:=EXP(-([.D657]^2/(2*[.C657]^2)))/SQRT(PI()*2*[.C657]^2)" office:value-type="float" office:value="0.00077912917969465">
            <text:p>0,0007791292</text:p>
          </table:table-cell>
          <table:table-cell table:formula="of:=[.F656]" office:value-type="float" office:value="0.0147756400148679">
            <text:p>0,01477564</text:p>
          </table:table-cell>
          <table:table-cell table:formula="of:=1000*[.E657]/[.F657]" office:value-type="float" office:value="52.730655248142">
            <text:p>52,7306552481</text:p>
          </table:table-cell>
          <table:table-cell table:number-columns-repeated="7"/>
        </table:table-row>
        <table:table-row table:style-name="ro2">
          <table:table-cell table:formula="of:=[.A657]+1" office:value-type="float" office:value="656">
            <text:p>656</text:p>
          </table:table-cell>
          <table:table-cell table:formula="of:=[.B657]" office:value-type="float" office:value="0.1">
            <text:p>0,1</text:p>
          </table:table-cell>
          <table:table-cell table:formula="of:=[.C657]" office:value-type="float" office:value="27">
            <text:p>27</text:p>
          </table:table-cell>
          <table:table-cell table:formula="of:=[.A658]*[.B658]" office:value-type="float" office:value="65.6">
            <text:p>65,6</text:p>
          </table:table-cell>
          <table:table-cell table:formula="of:=EXP(-([.D658]^2/(2*[.C658]^2)))/SQRT(PI()*2*[.C658]^2)" office:value-type="float" office:value="0.000772154832515245">
            <text:p>0,0007721548</text:p>
          </table:table-cell>
          <table:table-cell table:formula="of:=[.F657]" office:value-type="float" office:value="0.0147756400148679">
            <text:p>0,01477564</text:p>
          </table:table-cell>
          <table:table-cell table:formula="of:=1000*[.E658]/[.F658]" office:value-type="float" office:value="52.2586386605433">
            <text:p>52,2586386605</text:p>
          </table:table-cell>
          <table:table-cell table:number-columns-repeated="7"/>
        </table:table-row>
        <table:table-row table:style-name="ro2">
          <table:table-cell table:formula="of:=[.A658]+1" office:value-type="float" office:value="657">
            <text:p>657</text:p>
          </table:table-cell>
          <table:table-cell table:formula="of:=[.B658]" office:value-type="float" office:value="0.1">
            <text:p>0,1</text:p>
          </table:table-cell>
          <table:table-cell table:formula="of:=[.C658]" office:value-type="float" office:value="27">
            <text:p>27</text:p>
          </table:table-cell>
          <table:table-cell table:formula="of:=[.A659]*[.B659]" office:value-type="float" office:value="65.7">
            <text:p>65,7</text:p>
          </table:table-cell>
          <table:table-cell table:formula="of:=EXP(-([.D659]^2/(2*[.C659]^2)))/SQRT(PI()*2*[.C659]^2)" office:value-type="float" office:value="0.000765232418869563">
            <text:p>0,0007652324</text:p>
          </table:table-cell>
          <table:table-cell table:formula="of:=[.F658]" office:value-type="float" office:value="0.0147756400148679">
            <text:p>0,01477564</text:p>
          </table:table-cell>
          <table:table-cell table:formula="of:=1000*[.E659]/[.F659]" office:value-type="float" office:value="51.7901368806734">
            <text:p>51,7901368807</text:p>
          </table:table-cell>
          <table:table-cell table:number-columns-repeated="7"/>
        </table:table-row>
        <table:table-row table:style-name="ro2">
          <table:table-cell table:formula="of:=[.A659]+1" office:value-type="float" office:value="658">
            <text:p>658</text:p>
          </table:table-cell>
          <table:table-cell table:formula="of:=[.B659]" office:value-type="float" office:value="0.1">
            <text:p>0,1</text:p>
          </table:table-cell>
          <table:table-cell table:formula="of:=[.C659]" office:value-type="float" office:value="27">
            <text:p>27</text:p>
          </table:table-cell>
          <table:table-cell table:formula="of:=[.A660]*[.B660]" office:value-type="float" office:value="65.8">
            <text:p>65,8</text:p>
          </table:table-cell>
          <table:table-cell table:formula="of:=EXP(-([.D660]^2/(2*[.C660]^2)))/SQRT(PI()*2*[.C660]^2)" office:value-type="float" office:value="0.000758361662233136">
            <text:p>0,0007583617</text:p>
          </table:table-cell>
          <table:table-cell table:formula="of:=[.F659]" office:value-type="float" office:value="0.0147756400148679">
            <text:p>0,01477564</text:p>
          </table:table-cell>
          <table:table-cell table:formula="of:=1000*[.E660]/[.F660]" office:value-type="float" office:value="51.3251311936431">
            <text:p>51,3251311936</text:p>
          </table:table-cell>
          <table:table-cell table:number-columns-repeated="7"/>
        </table:table-row>
        <table:table-row table:style-name="ro2">
          <table:table-cell table:formula="of:=[.A660]+1" office:value-type="float" office:value="659">
            <text:p>659</text:p>
          </table:table-cell>
          <table:table-cell table:formula="of:=[.B660]" office:value-type="float" office:value="0.1">
            <text:p>0,1</text:p>
          </table:table-cell>
          <table:table-cell table:formula="of:=[.C660]" office:value-type="float" office:value="27">
            <text:p>27</text:p>
          </table:table-cell>
          <table:table-cell table:formula="of:=[.A661]*[.B661]" office:value-type="float" office:value="65.9">
            <text:p>65,9</text:p>
          </table:table-cell>
          <table:table-cell table:formula="of:=EXP(-([.D661]^2/(2*[.C661]^2)))/SQRT(PI()*2*[.C661]^2)" office:value-type="float" office:value="0.000751542286446191">
            <text:p>0,0007515423</text:p>
          </table:table-cell>
          <table:table-cell table:formula="of:=[.F660]" office:value-type="float" office:value="0.0147756400148679">
            <text:p>0,01477564</text:p>
          </table:table-cell>
          <table:table-cell table:formula="of:=1000*[.E661]/[.F661]" office:value-type="float" office:value="50.863602909245">
            <text:p>50,8636029092</text:p>
          </table:table-cell>
          <table:table-cell table:number-columns-repeated="7"/>
        </table:table-row>
        <table:table-row table:style-name="ro2">
          <table:table-cell table:formula="of:=[.A661]+1" office:value-type="float" office:value="660">
            <text:p>660</text:p>
          </table:table-cell>
          <table:table-cell table:formula="of:=[.B661]" office:value-type="float" office:value="0.1">
            <text:p>0,1</text:p>
          </table:table-cell>
          <table:table-cell table:formula="of:=[.C661]" office:value-type="float" office:value="27">
            <text:p>27</text:p>
          </table:table-cell>
          <table:table-cell table:formula="of:=[.A662]*[.B662]" office:value-type="float" office:value="66">
            <text:p>66</text:p>
          </table:table-cell>
          <table:table-cell table:formula="of:=EXP(-([.D662]^2/(2*[.C662]^2)))/SQRT(PI()*2*[.C662]^2)" office:value-type="float" office:value="0.000744774015725461">
            <text:p>0,000744774</text:p>
          </table:table-cell>
          <table:table-cell table:formula="of:=[.F661]" office:value-type="float" office:value="0.0147756400148679">
            <text:p>0,01477564</text:p>
          </table:table-cell>
          <table:table-cell table:formula="of:=1000*[.E662]/[.F662]" office:value-type="float" office:value="50.4055333627536">
            <text:p>50,4055333628</text:p>
          </table:table-cell>
          <table:table-cell table:number-columns-repeated="7"/>
        </table:table-row>
        <table:table-row table:style-name="ro2">
          <table:table-cell table:formula="of:=[.A662]+1" office:value-type="float" office:value="661">
            <text:p>661</text:p>
          </table:table-cell>
          <table:table-cell table:formula="of:=[.B662]" office:value-type="float" office:value="0.1">
            <text:p>0,1</text:p>
          </table:table-cell>
          <table:table-cell table:formula="of:=[.C662]" office:value-type="float" office:value="27">
            <text:p>27</text:p>
          </table:table-cell>
          <table:table-cell table:formula="of:=[.A663]*[.B663]" office:value-type="float" office:value="66.1">
            <text:p>66,1</text:p>
          </table:table-cell>
          <table:table-cell table:formula="of:=EXP(-([.D663]^2/(2*[.C663]^2)))/SQRT(PI()*2*[.C663]^2)" office:value-type="float" office:value="0.000738056574675857">
            <text:p>0,0007380566</text:p>
          </table:table-cell>
          <table:table-cell table:formula="of:=[.F662]" office:value-type="float" office:value="0.0147756400148679">
            <text:p>0,01477564</text:p>
          </table:table-cell>
          <table:table-cell table:formula="of:=1000*[.E663]/[.F663]" office:value-type="float" office:value="49.9509039157149">
            <text:p>49,9509039157</text:p>
          </table:table-cell>
          <table:table-cell table:number-columns-repeated="7"/>
        </table:table-row>
        <table:table-row table:style-name="ro2">
          <table:table-cell table:formula="of:=[.A663]+1" office:value-type="float" office:value="662">
            <text:p>662</text:p>
          </table:table-cell>
          <table:table-cell table:formula="of:=[.B663]" office:value-type="float" office:value="0.1">
            <text:p>0,1</text:p>
          </table:table-cell>
          <table:table-cell table:formula="of:=[.C663]" office:value-type="float" office:value="27">
            <text:p>27</text:p>
          </table:table-cell>
          <table:table-cell table:formula="of:=[.A664]*[.B664]" office:value-type="float" office:value="66.2">
            <text:p>66,2</text:p>
          </table:table-cell>
          <table:table-cell table:formula="of:=EXP(-([.D664]^2/(2*[.C664]^2)))/SQRT(PI()*2*[.C664]^2)" office:value-type="float" office:value="0.000731389688302025">
            <text:p>0,0007313897</text:p>
          </table:table-cell>
          <table:table-cell table:formula="of:=[.F663]" office:value-type="float" office:value="0.0147756400148679">
            <text:p>0,01477564</text:p>
          </table:table-cell>
          <table:table-cell table:formula="of:=1000*[.E664]/[.F664]" office:value-type="float" office:value="49.4996959567281">
            <text:p>49,4996959567</text:p>
          </table:table-cell>
          <table:table-cell table:number-columns-repeated="7"/>
        </table:table-row>
        <table:table-row table:style-name="ro2">
          <table:table-cell table:formula="of:=[.A664]+1" office:value-type="float" office:value="663">
            <text:p>663</text:p>
          </table:table-cell>
          <table:table-cell table:formula="of:=[.B664]" office:value-type="float" office:value="0.1">
            <text:p>0,1</text:p>
          </table:table-cell>
          <table:table-cell table:formula="of:=[.C664]" office:value-type="float" office:value="27">
            <text:p>27</text:p>
          </table:table-cell>
          <table:table-cell table:formula="of:=[.A665]*[.B665]" office:value-type="float" office:value="66.3">
            <text:p>66,3</text:p>
          </table:table-cell>
          <table:table-cell table:formula="of:=EXP(-([.D665]^2/(2*[.C665]^2)))/SQRT(PI()*2*[.C665]^2)" office:value-type="float" office:value="0.00072477308201975">
            <text:p>0,0007247731</text:p>
          </table:table-cell>
          <table:table-cell table:formula="of:=[.F664]" office:value-type="float" office:value="0.0147756400148679">
            <text:p>0,01477564</text:p>
          </table:table-cell>
          <table:table-cell table:formula="of:=1000*[.E665]/[.F665]" office:value-type="float" office:value="49.0518909022183">
            <text:p>49,0518909022</text:p>
          </table:table-cell>
          <table:table-cell table:number-columns-repeated="7"/>
        </table:table-row>
        <table:table-row table:style-name="ro2">
          <table:table-cell table:formula="of:=[.A665]+1" office:value-type="float" office:value="664">
            <text:p>664</text:p>
          </table:table-cell>
          <table:table-cell table:formula="of:=[.B665]" office:value-type="float" office:value="0.1">
            <text:p>0,1</text:p>
          </table:table-cell>
          <table:table-cell table:formula="of:=[.C665]" office:value-type="float" office:value="27">
            <text:p>27</text:p>
          </table:table-cell>
          <table:table-cell table:formula="of:=[.A666]*[.B666]" office:value-type="float" office:value="66.4">
            <text:p>66,4</text:p>
          </table:table-cell>
          <table:table-cell table:formula="of:=EXP(-([.D666]^2/(2*[.C666]^2)))/SQRT(PI()*2*[.C666]^2)" office:value-type="float" office:value="0.000718206481667245">
            <text:p>0,0007182065</text:p>
          </table:table-cell>
          <table:table-cell table:formula="of:=[.F665]" office:value-type="float" office:value="0.0147756400148679">
            <text:p>0,01477564</text:p>
          </table:table-cell>
          <table:table-cell table:formula="of:=1000*[.E666]/[.F666]" office:value-type="float" office:value="48.6074701972">
            <text:p>48,6074701972</text:p>
          </table:table-cell>
          <table:table-cell table:number-columns-repeated="7"/>
        </table:table-row>
        <table:table-row table:style-name="ro2">
          <table:table-cell table:formula="of:=[.A666]+1" office:value-type="float" office:value="665">
            <text:p>665</text:p>
          </table:table-cell>
          <table:table-cell table:formula="of:=[.B666]" office:value-type="float" office:value="0.1">
            <text:p>0,1</text:p>
          </table:table-cell>
          <table:table-cell table:formula="of:=[.C666]" office:value-type="float" office:value="27">
            <text:p>27</text:p>
          </table:table-cell>
          <table:table-cell table:formula="of:=[.A667]*[.B667]" office:value-type="float" office:value="66.5">
            <text:p>66,5</text:p>
          </table:table-cell>
          <table:table-cell table:formula="of:=EXP(-([.D667]^2/(2*[.C667]^2)))/SQRT(PI()*2*[.C667]^2)" office:value-type="float" office:value="0.00071168961351631">
            <text:p>0,0007116896</text:p>
          </table:table-cell>
          <table:table-cell table:formula="of:=[.F666]" office:value-type="float" office:value="0.0147756400148679">
            <text:p>0,01477564</text:p>
          </table:table-cell>
          <table:table-cell table:formula="of:=1000*[.E667]/[.F667]" office:value-type="float" office:value="48.1664153160322">
            <text:p>48,166415316</text:p>
          </table:table-cell>
          <table:table-cell table:number-columns-repeated="7"/>
        </table:table-row>
        <table:table-row table:style-name="ro2">
          <table:table-cell table:formula="of:=[.A667]+1" office:value-type="float" office:value="666">
            <text:p>666</text:p>
          </table:table-cell>
          <table:table-cell table:formula="of:=[.B667]" office:value-type="float" office:value="0.1">
            <text:p>0,1</text:p>
          </table:table-cell>
          <table:table-cell table:formula="of:=[.C667]" office:value-type="float" office:value="27">
            <text:p>27</text:p>
          </table:table-cell>
          <table:table-cell table:formula="of:=[.A668]*[.B668]" office:value-type="float" office:value="66.6">
            <text:p>66,6</text:p>
          </table:table-cell>
          <table:table-cell table:formula="of:=EXP(-([.D668]^2/(2*[.C668]^2)))/SQRT(PI()*2*[.C668]^2)" office:value-type="float" office:value="0.000705222204283343">
            <text:p>0,0007052222</text:p>
          </table:table-cell>
          <table:table-cell table:formula="of:=[.F667]" office:value-type="float" office:value="0.0147756400148679">
            <text:p>0,01477564</text:p>
          </table:table-cell>
          <table:table-cell table:formula="of:=1000*[.E668]/[.F668]" office:value-type="float" office:value="47.7287077631641">
            <text:p>47,7287077632</text:p>
          </table:table-cell>
          <table:table-cell table:number-columns-repeated="7"/>
        </table:table-row>
        <table:table-row table:style-name="ro2">
          <table:table-cell table:formula="of:=[.A668]+1" office:value-type="float" office:value="667">
            <text:p>667</text:p>
          </table:table-cell>
          <table:table-cell table:formula="of:=[.B668]" office:value-type="float" office:value="0.1">
            <text:p>0,1</text:p>
          </table:table-cell>
          <table:table-cell table:formula="of:=[.C668]" office:value-type="float" office:value="27">
            <text:p>27</text:p>
          </table:table-cell>
          <table:table-cell table:formula="of:=[.A669]*[.B669]" office:value-type="float" office:value="66.7">
            <text:p>66,7</text:p>
          </table:table-cell>
          <table:table-cell table:formula="of:=EXP(-([.D669]^2/(2*[.C669]^2)))/SQRT(PI()*2*[.C669]^2)" office:value-type="float" office:value="0.000698803981140244">
            <text:p>0,000698804</text:p>
          </table:table-cell>
          <table:table-cell table:formula="of:=[.F668]" office:value-type="float" office:value="0.0147756400148679">
            <text:p>0,01477564</text:p>
          </table:table-cell>
          <table:table-cell table:formula="of:=1000*[.E669]/[.F669]" office:value-type="float" office:value="47.2943290738728">
            <text:p>47,2943290739</text:p>
          </table:table-cell>
          <table:table-cell table:number-columns-repeated="7"/>
        </table:table-row>
        <table:table-row table:style-name="ro2">
          <table:table-cell table:formula="of:=[.A669]+1" office:value-type="float" office:value="668">
            <text:p>668</text:p>
          </table:table-cell>
          <table:table-cell table:formula="of:=[.B669]" office:value-type="float" office:value="0.1">
            <text:p>0,1</text:p>
          </table:table-cell>
          <table:table-cell table:formula="of:=[.C669]" office:value-type="float" office:value="27">
            <text:p>27</text:p>
          </table:table-cell>
          <table:table-cell table:formula="of:=[.A670]*[.B670]" office:value-type="float" office:value="66.8">
            <text:p>66,8</text:p>
          </table:table-cell>
          <table:table-cell table:formula="of:=EXP(-([.D670]^2/(2*[.C670]^2)))/SQRT(PI()*2*[.C670]^2)" office:value-type="float" office:value="0.000692434671725168">
            <text:p>0,0006924347</text:p>
          </table:table-cell>
          <table:table-cell table:formula="of:=[.F669]" office:value-type="float" office:value="0.0147756400148679">
            <text:p>0,01477564</text:p>
          </table:table-cell>
          <table:table-cell table:formula="of:=1000*[.E670]/[.F670]" office:value-type="float" office:value="46.8632608149908">
            <text:p>46,863260815</text:p>
          </table:table-cell>
          <table:table-cell table:number-columns-repeated="7"/>
        </table:table-row>
        <table:table-row table:style-name="ro2">
          <table:table-cell table:formula="of:=[.A670]+1" office:value-type="float" office:value="669">
            <text:p>669</text:p>
          </table:table-cell>
          <table:table-cell table:formula="of:=[.B670]" office:value-type="float" office:value="0.1">
            <text:p>0,1</text:p>
          </table:table-cell>
          <table:table-cell table:formula="of:=[.C670]" office:value-type="float" office:value="27">
            <text:p>27</text:p>
          </table:table-cell>
          <table:table-cell table:formula="of:=[.A671]*[.B671]" office:value-type="float" office:value="66.9">
            <text:p>66,9</text:p>
          </table:table-cell>
          <table:table-cell table:formula="of:=EXP(-([.D671]^2/(2*[.C671]^2)))/SQRT(PI()*2*[.C671]^2)" office:value-type="float" office:value="0.000686114004153165">
            <text:p>0,000686114</text:p>
          </table:table-cell>
          <table:table-cell table:formula="of:=[.F670]" office:value-type="float" office:value="0.0147756400148679">
            <text:p>0,01477564</text:p>
          </table:table-cell>
          <table:table-cell table:formula="of:=1000*[.E671]/[.F671]" office:value-type="float" office:value="46.4354845856266">
            <text:p>46,4354845856</text:p>
          </table:table-cell>
          <table:table-cell table:number-columns-repeated="7"/>
        </table:table-row>
        <table:table-row table:style-name="ro2">
          <table:table-cell table:formula="of:=[.A671]+1" office:value-type="float" office:value="670">
            <text:p>670</text:p>
          </table:table-cell>
          <table:table-cell table:formula="of:=[.B671]" office:value-type="float" office:value="0.1">
            <text:p>0,1</text:p>
          </table:table-cell>
          <table:table-cell table:formula="of:=[.C671]" office:value-type="float" office:value="27">
            <text:p>27</text:p>
          </table:table-cell>
          <table:table-cell table:formula="of:=[.A672]*[.B672]" office:value-type="float" office:value="67">
            <text:p>67</text:p>
          </table:table-cell>
          <table:table-cell table:formula="of:=EXP(-([.D672]^2/(2*[.C672]^2)))/SQRT(PI()*2*[.C672]^2)" office:value-type="float" office:value="0.00067984170702668">
            <text:p>0,0006798417</text:p>
          </table:table-cell>
          <table:table-cell table:formula="of:=[.F671]" office:value-type="float" office:value="0.0147756400148679">
            <text:p>0,01477564</text:p>
          </table:table-cell>
          <table:table-cell table:formula="of:=1000*[.E672]/[.F672]" office:value-type="float" office:value="46.010982017875">
            <text:p>46,0109820179</text:p>
          </table:table-cell>
          <table:table-cell table:number-columns-repeated="7"/>
        </table:table-row>
        <table:table-row table:style-name="ro2">
          <table:table-cell table:formula="of:=[.A672]+1" office:value-type="float" office:value="671">
            <text:p>671</text:p>
          </table:table-cell>
          <table:table-cell table:formula="of:=[.B672]" office:value-type="float" office:value="0.1">
            <text:p>0,1</text:p>
          </table:table-cell>
          <table:table-cell table:formula="of:=[.C672]" office:value-type="float" office:value="27">
            <text:p>27</text:p>
          </table:table-cell>
          <table:table-cell table:formula="of:=[.A673]*[.B673]" office:value-type="float" office:value="67.1">
            <text:p>67,1</text:p>
          </table:table-cell>
          <table:table-cell table:formula="of:=EXP(-([.D673]^2/(2*[.C673]^2)))/SQRT(PI()*2*[.C673]^2)" office:value-type="float" office:value="0.000673617509445927">
            <text:p>0,0006736175</text:p>
          </table:table-cell>
          <table:table-cell table:formula="of:=[.F672]" office:value-type="float" office:value="0.0147756400148679">
            <text:p>0,01477564</text:p>
          </table:table-cell>
          <table:table-cell table:formula="of:=1000*[.E673]/[.F673]" office:value-type="float" office:value="45.5897347775192">
            <text:p>45,5897347775</text:p>
          </table:table-cell>
          <table:table-cell table:number-columns-repeated="7"/>
        </table:table-row>
        <table:table-row table:style-name="ro2">
          <table:table-cell table:formula="of:=[.A673]+1" office:value-type="float" office:value="672">
            <text:p>672</text:p>
          </table:table-cell>
          <table:table-cell table:formula="of:=[.B673]" office:value-type="float" office:value="0.1">
            <text:p>0,1</text:p>
          </table:table-cell>
          <table:table-cell table:formula="of:=[.C673]" office:value-type="float" office:value="27">
            <text:p>27</text:p>
          </table:table-cell>
          <table:table-cell table:formula="of:=[.A674]*[.B674]" office:value-type="float" office:value="67.2">
            <text:p>67,2</text:p>
          </table:table-cell>
          <table:table-cell table:formula="of:=EXP(-([.D674]^2/(2*[.C674]^2)))/SQRT(PI()*2*[.C674]^2)" office:value-type="float" office:value="0.000667441141019136">
            <text:p>0,0006674411</text:p>
          </table:table-cell>
          <table:table-cell table:formula="of:=[.F673]" office:value-type="float" office:value="0.0147756400148679">
            <text:p>0,01477564</text:p>
          </table:table-cell>
          <table:table-cell table:formula="of:=1000*[.E674]/[.F674]" office:value-type="float" office:value="45.1717245647246">
            <text:p>45,1717245647</text:p>
          </table:table-cell>
          <table:table-cell table:number-columns-repeated="7"/>
        </table:table-row>
        <table:table-row table:style-name="ro2">
          <table:table-cell table:formula="of:=[.A674]+1" office:value-type="float" office:value="673">
            <text:p>673</text:p>
          </table:table-cell>
          <table:table-cell table:formula="of:=[.B674]" office:value-type="float" office:value="0.1">
            <text:p>0,1</text:p>
          </table:table-cell>
          <table:table-cell table:formula="of:=[.C674]" office:value-type="float" office:value="27">
            <text:p>27</text:p>
          </table:table-cell>
          <table:table-cell table:formula="of:=[.A675]*[.B675]" office:value-type="float" office:value="67.3">
            <text:p>67,3</text:p>
          </table:table-cell>
          <table:table-cell table:formula="of:=EXP(-([.D675]^2/(2*[.C675]^2)))/SQRT(PI()*2*[.C675]^2)" office:value-type="float" office:value="0.000661312331872667">
            <text:p>0,0006613123</text:p>
          </table:table-cell>
          <table:table-cell table:formula="of:=[.F674]" office:value-type="float" office:value="0.0147756400148679">
            <text:p>0,01477564</text:p>
          </table:table-cell>
          <table:table-cell table:formula="of:=1000*[.E675]/[.F675]" office:value-type="float" office:value="44.756933114723">
            <text:p>44,7569331147</text:p>
          </table:table-cell>
          <table:table-cell table:number-columns-repeated="7"/>
        </table:table-row>
        <table:table-row table:style-name="ro2">
          <table:table-cell table:formula="of:=[.A675]+1" office:value-type="float" office:value="674">
            <text:p>674</text:p>
          </table:table-cell>
          <table:table-cell table:formula="of:=[.B675]" office:value-type="float" office:value="0.1">
            <text:p>0,1</text:p>
          </table:table-cell>
          <table:table-cell table:formula="of:=[.C675]" office:value-type="float" office:value="27">
            <text:p>27</text:p>
          </table:table-cell>
          <table:table-cell table:formula="of:=[.A676]*[.B676]" office:value-type="float" office:value="67.4">
            <text:p>67,4</text:p>
          </table:table-cell>
          <table:table-cell table:formula="of:=EXP(-([.D676]^2/(2*[.C676]^2)))/SQRT(PI()*2*[.C676]^2)" office:value-type="float" office:value="0.000655230812661003">
            <text:p>0,0006552308</text:p>
          </table:table-cell>
          <table:table-cell table:formula="of:=[.F675]" office:value-type="float" office:value="0.0147756400148679">
            <text:p>0,01477564</text:p>
          </table:table-cell>
          <table:table-cell table:formula="of:=1000*[.E676]/[.F676]" office:value-type="float" office:value="44.345342198489">
            <text:p>44,3453421985</text:p>
          </table:table-cell>
          <table:table-cell table:number-columns-repeated="7"/>
        </table:table-row>
        <table:table-row table:style-name="ro2">
          <table:table-cell table:formula="of:=[.A676]+1" office:value-type="float" office:value="675">
            <text:p>675</text:p>
          </table:table-cell>
          <table:table-cell table:formula="of:=[.B676]" office:value-type="float" office:value="0.1">
            <text:p>0,1</text:p>
          </table:table-cell>
          <table:table-cell table:formula="of:=[.C676]" office:value-type="float" office:value="27">
            <text:p>27</text:p>
          </table:table-cell>
          <table:table-cell table:formula="of:=[.A677]*[.B677]" office:value-type="float" office:value="67.5">
            <text:p>67,5</text:p>
          </table:table-cell>
          <table:table-cell table:formula="of:=EXP(-([.D677]^2/(2*[.C677]^2)))/SQRT(PI()*2*[.C677]^2)" office:value-type="float" office:value="0.000649196314576613">
            <text:p>0,0006491963</text:p>
          </table:table-cell>
          <table:table-cell table:formula="of:=[.F676]" office:value-type="float" office:value="0.0147756400148679">
            <text:p>0,01477564</text:p>
          </table:table-cell>
          <table:table-cell table:formula="of:=1000*[.E677]/[.F677]" office:value-type="float" office:value="43.9369336234074">
            <text:p>43,9369336234</text:p>
          </table:table-cell>
          <table:table-cell table:number-columns-repeated="7"/>
        </table:table-row>
        <table:table-row table:style-name="ro2">
          <table:table-cell table:formula="of:=[.A677]+1" office:value-type="float" office:value="676">
            <text:p>676</text:p>
          </table:table-cell>
          <table:table-cell table:formula="of:=[.B677]" office:value-type="float" office:value="0.1">
            <text:p>0,1</text:p>
          </table:table-cell>
          <table:table-cell table:formula="of:=[.C677]" office:value-type="float" office:value="27">
            <text:p>27</text:p>
          </table:table-cell>
          <table:table-cell table:formula="of:=[.A678]*[.B678]" office:value-type="float" office:value="67.6">
            <text:p>67,6</text:p>
          </table:table-cell>
          <table:table-cell table:formula="of:=EXP(-([.D678]^2/(2*[.C678]^2)))/SQRT(PI()*2*[.C678]^2)" office:value-type="float" office:value="0.000643208569359674">
            <text:p>0,0006432086</text:p>
          </table:table-cell>
          <table:table-cell table:formula="of:=[.F677]" office:value-type="float" office:value="0.0147756400148679">
            <text:p>0,01477564</text:p>
          </table:table-cell>
          <table:table-cell table:formula="of:=1000*[.E678]/[.F678]" office:value-type="float" office:value="43.5316892339317">
            <text:p>43,5316892339</text:p>
          </table:table-cell>
          <table:table-cell table:number-columns-repeated="7"/>
        </table:table-row>
        <table:table-row table:style-name="ro2">
          <table:table-cell table:formula="of:=[.A678]+1" office:value-type="float" office:value="677">
            <text:p>677</text:p>
          </table:table-cell>
          <table:table-cell table:formula="of:=[.B678]" office:value-type="float" office:value="0.1">
            <text:p>0,1</text:p>
          </table:table-cell>
          <table:table-cell table:formula="of:=[.C678]" office:value-type="float" office:value="27">
            <text:p>27</text:p>
          </table:table-cell>
          <table:table-cell table:formula="of:=[.A679]*[.B679]" office:value-type="float" office:value="67.7">
            <text:p>67,7</text:p>
          </table:table-cell>
          <table:table-cell table:formula="of:=EXP(-([.D679]^2/(2*[.C679]^2)))/SQRT(PI()*2*[.C679]^2)" office:value-type="float" office:value="0.000637267309307696">
            <text:p>0,0006372673</text:p>
          </table:table-cell>
          <table:table-cell table:formula="of:=[.F678]" office:value-type="float" office:value="0.0147756400148679">
            <text:p>0,01477564</text:p>
          </table:table-cell>
          <table:table-cell table:formula="of:=1000*[.E679]/[.F679]" office:value-type="float" office:value="43.1295909122347">
            <text:p>43,1295909122</text:p>
          </table:table-cell>
          <table:table-cell table:number-columns-repeated="7"/>
        </table:table-row>
        <table:table-row table:style-name="ro2">
          <table:table-cell table:formula="of:=[.A679]+1" office:value-type="float" office:value="678">
            <text:p>678</text:p>
          </table:table-cell>
          <table:table-cell table:formula="of:=[.B679]" office:value-type="float" office:value="0.1">
            <text:p>0,1</text:p>
          </table:table-cell>
          <table:table-cell table:formula="of:=[.C679]" office:value-type="float" office:value="27">
            <text:p>27</text:p>
          </table:table-cell>
          <table:table-cell table:formula="of:=[.A680]*[.B680]" office:value-type="float" office:value="67.8">
            <text:p>67,8</text:p>
          </table:table-cell>
          <table:table-cell table:formula="of:=EXP(-([.D680]^2/(2*[.C680]^2)))/SQRT(PI()*2*[.C680]^2)" office:value-type="float" office:value="0.000631372267284988">
            <text:p>0,0006313723</text:p>
          </table:table-cell>
          <table:table-cell table:formula="of:=[.F679]" office:value-type="float" office:value="0.0147756400148679">
            <text:p>0,01477564</text:p>
          </table:table-cell>
          <table:table-cell table:formula="of:=1000*[.E680]/[.F680]" office:value-type="float" office:value="42.7306205788497">
            <text:p>42,7306205788</text:p>
          </table:table-cell>
          <table:table-cell table:number-columns-repeated="7"/>
        </table:table-row>
        <table:table-row table:style-name="ro2">
          <table:table-cell table:formula="of:=[.A680]+1" office:value-type="float" office:value="679">
            <text:p>679</text:p>
          </table:table-cell>
          <table:table-cell table:formula="of:=[.B680]" office:value-type="float" office:value="0.1">
            <text:p>0,1</text:p>
          </table:table-cell>
          <table:table-cell table:formula="of:=[.C680]" office:value-type="float" office:value="27">
            <text:p>27</text:p>
          </table:table-cell>
          <table:table-cell table:formula="of:=[.A681]*[.B681]" office:value-type="float" office:value="67.9">
            <text:p>67,9</text:p>
          </table:table-cell>
          <table:table-cell table:formula="of:=EXP(-([.D681]^2/(2*[.C681]^2)))/SQRT(PI()*2*[.C681]^2)" office:value-type="float" office:value="0.000625523176732015">
            <text:p>0,0006255232</text:p>
          </table:table-cell>
          <table:table-cell table:formula="of:=[.F680]" office:value-type="float" office:value="0.0147756400148679">
            <text:p>0,01477564</text:p>
          </table:table-cell>
          <table:table-cell table:formula="of:=1000*[.E681]/[.F681]" office:value-type="float" office:value="42.3347601933037">
            <text:p>42,3347601933</text:p>
          </table:table-cell>
          <table:table-cell table:number-columns-repeated="7"/>
        </table:table-row>
        <table:table-row table:style-name="ro2">
          <table:table-cell table:formula="of:=[.A681]+1" office:value-type="float" office:value="680">
            <text:p>680</text:p>
          </table:table-cell>
          <table:table-cell table:formula="of:=[.B681]" office:value-type="float" office:value="0.1">
            <text:p>0,1</text:p>
          </table:table-cell>
          <table:table-cell table:formula="of:=[.C681]" office:value-type="float" office:value="27">
            <text:p>27</text:p>
          </table:table-cell>
          <table:table-cell table:formula="of:=[.A682]*[.B682]" office:value-type="float" office:value="68">
            <text:p>68</text:p>
          </table:table-cell>
          <table:table-cell table:formula="of:=EXP(-([.D682]^2/(2*[.C682]^2)))/SQRT(PI()*2*[.C682]^2)" office:value-type="float" office:value="0.000619719771674635">
            <text:p>0,0006197198</text:p>
          </table:table-cell>
          <table:table-cell table:formula="of:=[.F681]" office:value-type="float" office:value="0.0147756400148679">
            <text:p>0,01477564</text:p>
          </table:table-cell>
          <table:table-cell table:formula="of:=1000*[.E682]/[.F682]" office:value-type="float" office:value="41.9419917547427">
            <text:p>41,9419917547</text:p>
          </table:table-cell>
          <table:table-cell table:number-columns-repeated="7"/>
        </table:table-row>
        <table:table-row table:style-name="ro2">
          <table:table-cell table:formula="of:=[.A682]+1" office:value-type="float" office:value="681">
            <text:p>681</text:p>
          </table:table-cell>
          <table:table-cell table:formula="of:=[.B682]" office:value-type="float" office:value="0.1">
            <text:p>0,1</text:p>
          </table:table-cell>
          <table:table-cell table:formula="of:=[.C682]" office:value-type="float" office:value="27">
            <text:p>27</text:p>
          </table:table-cell>
          <table:table-cell table:formula="of:=[.A683]*[.B683]" office:value-type="float" office:value="68.1">
            <text:p>68,1</text:p>
          </table:table-cell>
          <table:table-cell table:formula="of:=EXP(-([.D683]^2/(2*[.C683]^2)))/SQRT(PI()*2*[.C683]^2)" office:value-type="float" office:value="0.00061396178673319">
            <text:p>0,0006139618</text:p>
          </table:table-cell>
          <table:table-cell table:formula="of:=[.F682]" office:value-type="float" office:value="0.0147756400148679">
            <text:p>0,01477564</text:p>
          </table:table-cell>
          <table:table-cell table:formula="of:=1000*[.E683]/[.F683]" office:value-type="float" office:value="41.5522973025463">
            <text:p>41,5522973025</text:p>
          </table:table-cell>
          <table:table-cell table:number-columns-repeated="7"/>
        </table:table-row>
        <table:table-row table:style-name="ro2">
          <table:table-cell table:formula="of:=[.A683]+1" office:value-type="float" office:value="682">
            <text:p>682</text:p>
          </table:table-cell>
          <table:table-cell table:formula="of:=[.B683]" office:value-type="float" office:value="0.1">
            <text:p>0,1</text:p>
          </table:table-cell>
          <table:table-cell table:formula="of:=[.C683]" office:value-type="float" office:value="27">
            <text:p>27</text:p>
          </table:table-cell>
          <table:table-cell table:formula="of:=[.A684]*[.B684]" office:value-type="float" office:value="68.2">
            <text:p>68,2</text:p>
          </table:table-cell>
          <table:table-cell table:formula="of:=EXP(-([.D684]^2/(2*[.C684]^2)))/SQRT(PI()*2*[.C684]^2)" office:value-type="float" office:value="0.000608248957131493">
            <text:p>0,000608249</text:p>
          </table:table-cell>
          <table:table-cell table:formula="of:=[.F683]" office:value-type="float" office:value="0.0147756400148679">
            <text:p>0,01477564</text:p>
          </table:table-cell>
          <table:table-cell table:formula="of:=1000*[.E684]/[.F684]" office:value-type="float" office:value="41.1656589169367">
            <text:p>41,1656589169</text:p>
          </table:table-cell>
          <table:table-cell table:number-columns-repeated="7"/>
        </table:table-row>
        <table:table-row table:style-name="ro2">
          <table:table-cell table:formula="of:=[.A684]+1" office:value-type="float" office:value="683">
            <text:p>683</text:p>
          </table:table-cell>
          <table:table-cell table:formula="of:=[.B684]" office:value-type="float" office:value="0.1">
            <text:p>0,1</text:p>
          </table:table-cell>
          <table:table-cell table:formula="of:=[.C684]" office:value-type="float" office:value="27">
            <text:p>27</text:p>
          </table:table-cell>
          <table:table-cell table:formula="of:=[.A685]*[.B685]" office:value-type="float" office:value="68.3">
            <text:p>68,3</text:p>
          </table:table-cell>
          <table:table-cell table:formula="of:=EXP(-([.D685]^2/(2*[.C685]^2)))/SQRT(PI()*2*[.C685]^2)" office:value-type="float" office:value="0.000602581018705677">
            <text:p>0,000602581</text:p>
          </table:table-cell>
          <table:table-cell table:formula="of:=[.F684]" office:value-type="float" office:value="0.0147756400148679">
            <text:p>0,01477564</text:p>
          </table:table-cell>
          <table:table-cell table:formula="of:=1000*[.E685]/[.F685]" office:value-type="float" office:value="40.7820587195773">
            <text:p>40,7820587196</text:p>
          </table:table-cell>
          <table:table-cell table:number-columns-repeated="7"/>
        </table:table-row>
        <table:table-row table:style-name="ro2">
          <table:table-cell table:formula="of:=[.A685]+1" office:value-type="float" office:value="684">
            <text:p>684</text:p>
          </table:table-cell>
          <table:table-cell table:formula="of:=[.B685]" office:value-type="float" office:value="0.1">
            <text:p>0,1</text:p>
          </table:table-cell>
          <table:table-cell table:formula="of:=[.C685]" office:value-type="float" office:value="27">
            <text:p>27</text:p>
          </table:table-cell>
          <table:table-cell table:formula="of:=[.A686]*[.B686]" office:value-type="float" office:value="68.4">
            <text:p>68,4</text:p>
          </table:table-cell>
          <table:table-cell table:formula="of:=EXP(-([.D686]^2/(2*[.C686]^2)))/SQRT(PI()*2*[.C686]^2)" office:value-type="float" office:value="0.000596957707912925">
            <text:p>0,0005969577</text:p>
          </table:table-cell>
          <table:table-cell table:formula="of:=[.F685]" office:value-type="float" office:value="0.0147756400148679">
            <text:p>0,01477564</text:p>
          </table:table-cell>
          <table:table-cell table:formula="of:=1000*[.E686]/[.F686]" office:value-type="float" office:value="40.4014788741632">
            <text:p>40,4014788742</text:p>
          </table:table-cell>
          <table:table-cell table:number-columns-repeated="7"/>
        </table:table-row>
        <table:table-row table:style-name="ro2">
          <table:table-cell table:formula="of:=[.A686]+1" office:value-type="float" office:value="685">
            <text:p>685</text:p>
          </table:table-cell>
          <table:table-cell table:formula="of:=[.B686]" office:value-type="float" office:value="0.1">
            <text:p>0,1</text:p>
          </table:table-cell>
          <table:table-cell table:formula="of:=[.C686]" office:value-type="float" office:value="27">
            <text:p>27</text:p>
          </table:table-cell>
          <table:table-cell table:formula="of:=[.A687]*[.B687]" office:value-type="float" office:value="68.5">
            <text:p>68,5</text:p>
          </table:table-cell>
          <table:table-cell table:formula="of:=EXP(-([.D687]^2/(2*[.C687]^2)))/SQRT(PI()*2*[.C687]^2)" office:value-type="float" office:value="0.000591378761840078">
            <text:p>0,0005913788</text:p>
          </table:table-cell>
          <table:table-cell table:formula="of:=[.F686]" office:value-type="float" office:value="0.0147756400148679">
            <text:p>0,01477564</text:p>
          </table:table-cell>
          <table:table-cell table:formula="of:=1000*[.E687]/[.F687]" office:value-type="float" office:value="40.0239015870045">
            <text:p>40,023901587</text:p>
          </table:table-cell>
          <table:table-cell table:number-columns-repeated="7"/>
        </table:table-row>
        <table:table-row table:style-name="ro2">
          <table:table-cell table:formula="of:=[.A687]+1" office:value-type="float" office:value="686">
            <text:p>686</text:p>
          </table:table-cell>
          <table:table-cell table:formula="of:=[.B687]" office:value-type="float" office:value="0.1">
            <text:p>0,1</text:p>
          </table:table-cell>
          <table:table-cell table:formula="of:=[.C687]" office:value-type="float" office:value="27">
            <text:p>27</text:p>
          </table:table-cell>
          <table:table-cell table:formula="of:=[.A688]*[.B688]" office:value-type="float" office:value="68.6">
            <text:p>68,6</text:p>
          </table:table-cell>
          <table:table-cell table:formula="of:=EXP(-([.D688]^2/(2*[.C688]^2)))/SQRT(PI()*2*[.C688]^2)" office:value-type="float" office:value="0.000585843918212112">
            <text:p>0,0005858439</text:p>
          </table:table-cell>
          <table:table-cell table:formula="of:=[.F687]" office:value-type="float" office:value="0.0147756400148679">
            <text:p>0,01477564</text:p>
          </table:table-cell>
          <table:table-cell table:formula="of:=1000*[.E688]/[.F688]" office:value-type="float" office:value="39.6493091075994">
            <text:p>39,6493091076</text:p>
          </table:table-cell>
          <table:table-cell table:number-columns-repeated="7"/>
        </table:table-row>
        <table:table-row table:style-name="ro2">
          <table:table-cell table:formula="of:=[.A688]+1" office:value-type="float" office:value="687">
            <text:p>687</text:p>
          </table:table-cell>
          <table:table-cell table:formula="of:=[.B688]" office:value-type="float" office:value="0.1">
            <text:p>0,1</text:p>
          </table:table-cell>
          <table:table-cell table:formula="of:=[.C688]" office:value-type="float" office:value="27">
            <text:p>27</text:p>
          </table:table-cell>
          <table:table-cell table:formula="of:=[.A689]*[.B689]" office:value-type="float" office:value="68.7">
            <text:p>68,7</text:p>
          </table:table-cell>
          <table:table-cell table:formula="of:=EXP(-([.D689]^2/(2*[.C689]^2)))/SQRT(PI()*2*[.C689]^2)" office:value-type="float" office:value="0.000580352915400505">
            <text:p>0,0005803529</text:p>
          </table:table-cell>
          <table:table-cell table:formula="of:=[.F688]" office:value-type="float" office:value="0.0147756400148679">
            <text:p>0,01477564</text:p>
          </table:table-cell>
          <table:table-cell table:formula="of:=1000*[.E689]/[.F689]" office:value-type="float" office:value="39.2776837292008">
            <text:p>39,2776837292</text:p>
          </table:table-cell>
          <table:table-cell table:number-columns-repeated="7"/>
        </table:table-row>
        <table:table-row table:style-name="ro2">
          <table:table-cell table:formula="of:=[.A689]+1" office:value-type="float" office:value="688">
            <text:p>688</text:p>
          </table:table-cell>
          <table:table-cell table:formula="of:=[.B689]" office:value-type="float" office:value="0.1">
            <text:p>0,1</text:p>
          </table:table-cell>
          <table:table-cell table:formula="of:=[.C689]" office:value-type="float" office:value="27">
            <text:p>27</text:p>
          </table:table-cell>
          <table:table-cell table:formula="of:=[.A690]*[.B690]" office:value-type="float" office:value="68.8">
            <text:p>68,8</text:p>
          </table:table-cell>
          <table:table-cell table:formula="of:=EXP(-([.D690]^2/(2*[.C690]^2)))/SQRT(PI()*2*[.C690]^2)" office:value-type="float" office:value="0.00057490549243147">
            <text:p>0,0005749055</text:p>
          </table:table-cell>
          <table:table-cell table:formula="of:=[.F689]" office:value-type="float" office:value="0.0147756400148679">
            <text:p>0,01477564</text:p>
          </table:table-cell>
          <table:table-cell table:formula="of:=1000*[.E690]/[.F690]" office:value-type="float" office:value="38.9090077893733">
            <text:p>38,9090077894</text:p>
          </table:table-cell>
          <table:table-cell table:number-columns-repeated="7"/>
        </table:table-row>
        <table:table-row table:style-name="ro2">
          <table:table-cell table:formula="of:=[.A690]+1" office:value-type="float" office:value="689">
            <text:p>689</text:p>
          </table:table-cell>
          <table:table-cell table:formula="of:=[.B690]" office:value-type="float" office:value="0.1">
            <text:p>0,1</text:p>
          </table:table-cell>
          <table:table-cell table:formula="of:=[.C690]" office:value-type="float" office:value="27">
            <text:p>27</text:p>
          </table:table-cell>
          <table:table-cell table:formula="of:=[.A691]*[.B691]" office:value-type="float" office:value="68.9">
            <text:p>68,9</text:p>
          </table:table-cell>
          <table:table-cell table:formula="of:=EXP(-([.D691]^2/(2*[.C691]^2)))/SQRT(PI()*2*[.C691]^2)" office:value-type="float" office:value="0.000569501388994068">
            <text:p>0,0005695014</text:p>
          </table:table-cell>
          <table:table-cell table:formula="of:=[.F690]" office:value-type="float" office:value="0.0147756400148679">
            <text:p>0,01477564</text:p>
          </table:table-cell>
          <table:table-cell table:formula="of:=1000*[.E691]/[.F691]" office:value-type="float" office:value="38.5432636705423">
            <text:p>38,5432636705</text:p>
          </table:table-cell>
          <table:table-cell table:number-columns-repeated="7"/>
        </table:table-row>
        <table:table-row table:style-name="ro2">
          <table:table-cell table:formula="of:=[.A691]+1" office:value-type="float" office:value="690">
            <text:p>690</text:p>
          </table:table-cell>
          <table:table-cell table:formula="of:=[.B691]" office:value-type="float" office:value="0.1">
            <text:p>0,1</text:p>
          </table:table-cell>
          <table:table-cell table:formula="of:=[.C691]" office:value-type="float" office:value="27">
            <text:p>27</text:p>
          </table:table-cell>
          <table:table-cell table:formula="of:=[.A692]*[.B692]" office:value-type="float" office:value="69">
            <text:p>69</text:p>
          </table:table-cell>
          <table:table-cell table:formula="of:=EXP(-([.D692]^2/(2*[.C692]^2)))/SQRT(PI()*2*[.C692]^2)" office:value-type="float" office:value="0.00056414034544821">
            <text:p>0,0005641403</text:p>
          </table:table-cell>
          <table:table-cell table:formula="of:=[.F691]" office:value-type="float" office:value="0.0147756400148679">
            <text:p>0,01477564</text:p>
          </table:table-cell>
          <table:table-cell table:formula="of:=1000*[.E692]/[.F692]" office:value-type="float" office:value="38.1804338005358">
            <text:p>38,1804338005</text:p>
          </table:table-cell>
          <table:table-cell table:number-columns-repeated="7"/>
        </table:table-row>
        <table:table-row table:style-name="ro2">
          <table:table-cell table:formula="of:=[.A692]+1" office:value-type="float" office:value="691">
            <text:p>691</text:p>
          </table:table-cell>
          <table:table-cell table:formula="of:=[.B692]" office:value-type="float" office:value="0.1">
            <text:p>0,1</text:p>
          </table:table-cell>
          <table:table-cell table:formula="of:=[.C692]" office:value-type="float" office:value="27">
            <text:p>27</text:p>
          </table:table-cell>
          <table:table-cell table:formula="of:=[.A693]*[.B693]" office:value-type="float" office:value="69.1">
            <text:p>69,1</text:p>
          </table:table-cell>
          <table:table-cell table:formula="of:=EXP(-([.D693]^2/(2*[.C693]^2)))/SQRT(PI()*2*[.C693]^2)" office:value-type="float" office:value="0.000558822102832523">
            <text:p>0,0005588221</text:p>
          </table:table-cell>
          <table:table-cell table:formula="of:=[.F692]" office:value-type="float" office:value="0.0147756400148679">
            <text:p>0,01477564</text:p>
          </table:table-cell>
          <table:table-cell table:formula="of:=1000*[.E693]/[.F693]" office:value-type="float" office:value="37.8205006531163">
            <text:p>37,8205006531</text:p>
          </table:table-cell>
          <table:table-cell table:number-columns-repeated="7"/>
        </table:table-row>
        <table:table-row table:style-name="ro2">
          <table:table-cell table:formula="of:=[.A693]+1" office:value-type="float" office:value="692">
            <text:p>692</text:p>
          </table:table-cell>
          <table:table-cell table:formula="of:=[.B693]" office:value-type="float" office:value="0.1">
            <text:p>0,1</text:p>
          </table:table-cell>
          <table:table-cell table:formula="of:=[.C693]" office:value-type="float" office:value="27">
            <text:p>27</text:p>
          </table:table-cell>
          <table:table-cell table:formula="of:=[.A694]*[.B694]" office:value-type="float" office:value="69.2">
            <text:p>69,2</text:p>
          </table:table-cell>
          <table:table-cell table:formula="of:=EXP(-([.D694]^2/(2*[.C694]^2)))/SQRT(PI()*2*[.C694]^2)" office:value-type="float" office:value="0.000553546402872105">
            <text:p>0,0005535464</text:p>
          </table:table-cell>
          <table:table-cell table:formula="of:=[.F693]" office:value-type="float" office:value="0.0147756400148679">
            <text:p>0,01477564</text:p>
          </table:table-cell>
          <table:table-cell table:formula="of:=1000*[.E694]/[.F694]" office:value-type="float" office:value="37.4634467485065">
            <text:p>37,4634467485</text:p>
          </table:table-cell>
          <table:table-cell table:number-columns-repeated="7"/>
        </table:table-row>
        <table:table-row table:style-name="ro2">
          <table:table-cell table:formula="of:=[.A694]+1" office:value-type="float" office:value="693">
            <text:p>693</text:p>
          </table:table-cell>
          <table:table-cell table:formula="of:=[.B694]" office:value-type="float" office:value="0.1">
            <text:p>0,1</text:p>
          </table:table-cell>
          <table:table-cell table:formula="of:=[.C694]" office:value-type="float" office:value="27">
            <text:p>27</text:p>
          </table:table-cell>
          <table:table-cell table:formula="of:=[.A695]*[.B695]" office:value-type="float" office:value="69.3">
            <text:p>69,3</text:p>
          </table:table-cell>
          <table:table-cell table:formula="of:=EXP(-([.D695]^2/(2*[.C695]^2)))/SQRT(PI()*2*[.C695]^2)" office:value-type="float" office:value="0.000548312987986159">
            <text:p>0,000548313</text:p>
          </table:table-cell>
          <table:table-cell table:formula="of:=[.F694]" office:value-type="float" office:value="0.0147756400148679">
            <text:p>0,01477564</text:p>
          </table:table-cell>
          <table:table-cell table:formula="of:=1000*[.E695]/[.F695]" office:value-type="float" office:value="37.1092546539049">
            <text:p>37,1092546539</text:p>
          </table:table-cell>
          <table:table-cell table:number-columns-repeated="7"/>
        </table:table-row>
        <table:table-row table:style-name="ro2">
          <table:table-cell table:formula="of:=[.A695]+1" office:value-type="float" office:value="694">
            <text:p>694</text:p>
          </table:table-cell>
          <table:table-cell table:formula="of:=[.B695]" office:value-type="float" office:value="0.1">
            <text:p>0,1</text:p>
          </table:table-cell>
          <table:table-cell table:formula="of:=[.C695]" office:value-type="float" office:value="27">
            <text:p>27</text:p>
          </table:table-cell>
          <table:table-cell table:formula="of:=[.A696]*[.B696]" office:value-type="float" office:value="69.4">
            <text:p>69,4</text:p>
          </table:table-cell>
          <table:table-cell table:formula="of:=EXP(-([.D696]^2/(2*[.C696]^2)))/SQRT(PI()*2*[.C696]^2)" office:value-type="float" office:value="0.000543121601295506">
            <text:p>0,0005431216</text:p>
          </table:table-cell>
          <table:table-cell table:formula="of:=[.F695]" office:value-type="float" office:value="0.0147756400148679">
            <text:p>0,01477564</text:p>
          </table:table-cell>
          <table:table-cell table:formula="of:=1000*[.E696]/[.F696]" office:value-type="float" office:value="36.7579069839949">
            <text:p>36,757906984</text:p>
          </table:table-cell>
          <table:table-cell table:number-columns-repeated="7"/>
        </table:table-row>
        <table:table-row table:style-name="ro2">
          <table:table-cell table:formula="of:=[.A696]+1" office:value-type="float" office:value="695">
            <text:p>695</text:p>
          </table:table-cell>
          <table:table-cell table:formula="of:=[.B696]" office:value-type="float" office:value="0.1">
            <text:p>0,1</text:p>
          </table:table-cell>
          <table:table-cell table:formula="of:=[.C696]" office:value-type="float" office:value="27">
            <text:p>27</text:p>
          </table:table-cell>
          <table:table-cell table:formula="of:=[.A697]*[.B697]" office:value-type="float" office:value="69.5">
            <text:p>69,5</text:p>
          </table:table-cell>
          <table:table-cell table:formula="of:=EXP(-([.D697]^2/(2*[.C697]^2)))/SQRT(PI()*2*[.C697]^2)" office:value-type="float" office:value="0.000537971986629981">
            <text:p>0,000537972</text:p>
          </table:table-cell>
          <table:table-cell table:formula="of:=[.F696]" office:value-type="float" office:value="0.0147756400148679">
            <text:p>0,01477564</text:p>
          </table:table-cell>
          <table:table-cell table:formula="of:=1000*[.E697]/[.F697]" office:value-type="float" office:value="36.4093864014453">
            <text:p>36,4093864014</text:p>
          </table:table-cell>
          <table:table-cell table:number-columns-repeated="7"/>
        </table:table-row>
        <table:table-row table:style-name="ro2">
          <table:table-cell table:formula="of:=[.A697]+1" office:value-type="float" office:value="696">
            <text:p>696</text:p>
          </table:table-cell>
          <table:table-cell table:formula="of:=[.B697]" office:value-type="float" office:value="0.1">
            <text:p>0,1</text:p>
          </table:table-cell>
          <table:table-cell table:formula="of:=[.C697]" office:value-type="float" office:value="27">
            <text:p>27</text:p>
          </table:table-cell>
          <table:table-cell table:formula="of:=[.A698]*[.B698]" office:value-type="float" office:value="69.6">
            <text:p>69,6</text:p>
          </table:table-cell>
          <table:table-cell table:formula="of:=EXP(-([.D698]^2/(2*[.C698]^2)))/SQRT(PI()*2*[.C698]^2)" office:value-type="float" office:value="0.000532863888535705">
            <text:p>0,0005328639</text:p>
          </table:table-cell>
          <table:table-cell table:formula="of:=[.F697]" office:value-type="float" office:value="0.0147756400148679">
            <text:p>0,01477564</text:p>
          </table:table-cell>
          <table:table-cell table:formula="of:=1000*[.E698]/[.F698]" office:value-type="float" office:value="36.0636756174023">
            <text:p>36,0636756174</text:p>
          </table:table-cell>
          <table:table-cell table:number-columns-repeated="7"/>
        </table:table-row>
        <table:table-row table:style-name="ro2">
          <table:table-cell table:formula="of:=[.A698]+1" office:value-type="float" office:value="697">
            <text:p>697</text:p>
          </table:table-cell>
          <table:table-cell table:formula="of:=[.B698]" office:value-type="float" office:value="0.1">
            <text:p>0,1</text:p>
          </table:table-cell>
          <table:table-cell table:formula="of:=[.C698]" office:value-type="float" office:value="27">
            <text:p>27</text:p>
          </table:table-cell>
          <table:table-cell table:formula="of:=[.A699]*[.B699]" office:value-type="float" office:value="69.7">
            <text:p>69,7</text:p>
          </table:table-cell>
          <table:table-cell table:formula="of:=EXP(-([.D699]^2/(2*[.C699]^2)))/SQRT(PI()*2*[.C699]^2)" office:value-type="float" office:value="0.000527797052282249">
            <text:p>0,0005277971</text:p>
          </table:table-cell>
          <table:table-cell table:formula="of:=[.F698]" office:value-type="float" office:value="0.0147756400148679">
            <text:p>0,01477564</text:p>
          </table:table-cell>
          <table:table-cell table:formula="of:=1000*[.E699]/[.F699]" office:value-type="float" office:value="35.7207573919747">
            <text:p>35,720757392</text:p>
          </table:table-cell>
          <table:table-cell table:number-columns-repeated="7"/>
        </table:table-row>
        <table:table-row table:style-name="ro2">
          <table:table-cell table:formula="of:=[.A699]+1" office:value-type="float" office:value="698">
            <text:p>698</text:p>
          </table:table-cell>
          <table:table-cell table:formula="of:=[.B699]" office:value-type="float" office:value="0.1">
            <text:p>0,1</text:p>
          </table:table-cell>
          <table:table-cell table:formula="of:=[.C699]" office:value-type="float" office:value="27">
            <text:p>27</text:p>
          </table:table-cell>
          <table:table-cell table:formula="of:=[.A700]*[.B700]" office:value-type="float" office:value="69.8">
            <text:p>69,8</text:p>
          </table:table-cell>
          <table:table-cell table:formula="of:=EXP(-([.D700]^2/(2*[.C700]^2)))/SQRT(PI()*2*[.C700]^2)" office:value-type="float" office:value="0.000522771223869672">
            <text:p>0,0005227712</text:p>
          </table:table-cell>
          <table:table-cell table:formula="of:=[.F699]" office:value-type="float" office:value="0.0147756400148679">
            <text:p>0,01477564</text:p>
          </table:table-cell>
          <table:table-cell table:formula="of:=1000*[.E700]/[.F700]" office:value-type="float" office:value="35.3806145347097">
            <text:p>35,3806145347</text:p>
          </table:table-cell>
          <table:table-cell table:number-columns-repeated="7"/>
        </table:table-row>
        <table:table-row table:style-name="ro2">
          <table:table-cell table:formula="of:=[.A700]+1" office:value-type="float" office:value="699">
            <text:p>699</text:p>
          </table:table-cell>
          <table:table-cell table:formula="of:=[.B700]" office:value-type="float" office:value="0.1">
            <text:p>0,1</text:p>
          </table:table-cell>
          <table:table-cell table:formula="of:=[.C700]" office:value-type="float" office:value="27">
            <text:p>27</text:p>
          </table:table-cell>
          <table:table-cell table:formula="of:=[.A701]*[.B701]" office:value-type="float" office:value="69.9">
            <text:p>69,9</text:p>
          </table:table-cell>
          <table:table-cell table:formula="of:=EXP(-([.D701]^2/(2*[.C701]^2)))/SQRT(PI()*2*[.C701]^2)" office:value-type="float" office:value="0.000517786150035445">
            <text:p>0,0005177862</text:p>
          </table:table-cell>
          <table:table-cell table:formula="of:=[.F700]" office:value-type="float" office:value="0.0147756400148679">
            <text:p>0,01477564</text:p>
          </table:table-cell>
          <table:table-cell table:formula="of:=1000*[.E701]/[.F701]" office:value-type="float" office:value="35.0432299050617">
            <text:p>35,0432299051</text:p>
          </table:table-cell>
          <table:table-cell table:number-columns-repeated="7"/>
        </table:table-row>
        <table:table-row table:style-name="ro2">
          <table:table-cell table:formula="of:=[.A701]+1" office:value-type="float" office:value="700">
            <text:p>700</text:p>
          </table:table-cell>
          <table:table-cell table:formula="of:=[.B701]" office:value-type="float" office:value="0.1">
            <text:p>0,1</text:p>
          </table:table-cell>
          <table:table-cell table:formula="of:=[.C701]" office:value-type="float" office:value="27">
            <text:p>27</text:p>
          </table:table-cell>
          <table:table-cell table:formula="of:=[.A702]*[.B702]" office:value-type="float" office:value="70">
            <text:p>70</text:p>
          </table:table-cell>
          <table:table-cell table:formula="of:=EXP(-([.D702]^2/(2*[.C702]^2)))/SQRT(PI()*2*[.C702]^2)" office:value-type="float" office:value="0.000512841578261263">
            <text:p>0,0005128416</text:p>
          </table:table-cell>
          <table:table-cell table:formula="of:=[.F701]" office:value-type="float" office:value="0.0147756400148679">
            <text:p>0,01477564</text:p>
          </table:table-cell>
          <table:table-cell table:formula="of:=1000*[.E702]/[.F702]" office:value-type="float" office:value="34.7085864128538">
            <text:p>34,7085864129</text:p>
          </table:table-cell>
          <table:table-cell table:number-columns-repeated="7"/>
        </table:table-row>
        <table:table-row table:style-name="ro2">
          <table:table-cell table:formula="of:=[.A702]+1" office:value-type="float" office:value="701">
            <text:p>701</text:p>
          </table:table-cell>
          <table:table-cell table:formula="of:=[.B702]" office:value-type="float" office:value="0.1">
            <text:p>0,1</text:p>
          </table:table-cell>
          <table:table-cell table:formula="of:=[.C702]" office:value-type="float" office:value="27">
            <text:p>27</text:p>
          </table:table-cell>
          <table:table-cell table:formula="of:=[.A703]*[.B703]" office:value-type="float" office:value="70.1">
            <text:p>70,1</text:p>
          </table:table-cell>
          <table:table-cell table:formula="of:=EXP(-([.D703]^2/(2*[.C703]^2)))/SQRT(PI()*2*[.C703]^2)" office:value-type="float" office:value="0.000507937256779731">
            <text:p>0,0005079373</text:p>
          </table:table-cell>
          <table:table-cell table:formula="of:=[.F702]" office:value-type="float" office:value="0.0147756400148679">
            <text:p>0,01477564</text:p>
          </table:table-cell>
          <table:table-cell table:formula="of:=1000*[.E703]/[.F703]" office:value-type="float" office:value="34.3766670187296">
            <text:p>34,3766670187</text:p>
          </table:table-cell>
          <table:table-cell table:number-columns-repeated="7"/>
        </table:table-row>
        <table:table-row table:style-name="ro2">
          <table:table-cell table:formula="of:=[.A703]+1" office:value-type="float" office:value="702">
            <text:p>702</text:p>
          </table:table-cell>
          <table:table-cell table:formula="of:=[.B703]" office:value-type="float" office:value="0.1">
            <text:p>0,1</text:p>
          </table:table-cell>
          <table:table-cell table:formula="of:=[.C703]" office:value-type="float" office:value="27">
            <text:p>27</text:p>
          </table:table-cell>
          <table:table-cell table:formula="of:=[.A704]*[.B704]" office:value-type="float" office:value="70.2">
            <text:p>70,2</text:p>
          </table:table-cell>
          <table:table-cell table:formula="of:=EXP(-([.D704]^2/(2*[.C704]^2)))/SQRT(PI()*2*[.C704]^2)" office:value-type="float" office:value="0.000503072934580949">
            <text:p>0,0005030729</text:p>
          </table:table-cell>
          <table:table-cell table:formula="of:=[.F703]" office:value-type="float" office:value="0.0147756400148679">
            <text:p>0,01477564</text:p>
          </table:table-cell>
          <table:table-cell table:formula="of:=1000*[.E704]/[.F704]" office:value-type="float" office:value="34.0474547345993">
            <text:p>34,0474547346</text:p>
          </table:table-cell>
          <table:table-cell table:number-columns-repeated="7"/>
        </table:table-row>
        <table:table-row table:style-name="ro2">
          <table:table-cell table:formula="of:=[.A704]+1" office:value-type="float" office:value="703">
            <text:p>703</text:p>
          </table:table-cell>
          <table:table-cell table:formula="of:=[.B704]" office:value-type="float" office:value="0.1">
            <text:p>0,1</text:p>
          </table:table-cell>
          <table:table-cell table:formula="of:=[.C704]" office:value-type="float" office:value="27">
            <text:p>27</text:p>
          </table:table-cell>
          <table:table-cell table:formula="of:=[.A705]*[.B705]" office:value-type="float" office:value="70.3">
            <text:p>70,3</text:p>
          </table:table-cell>
          <table:table-cell table:formula="of:=EXP(-([.D705]^2/(2*[.C705]^2)))/SQRT(PI()*2*[.C705]^2)" office:value-type="float" office:value="0.000498248361418969">
            <text:p>0,0004982484</text:p>
          </table:table-cell>
          <table:table-cell table:formula="of:=[.F704]" office:value-type="float" office:value="0.0147756400148679">
            <text:p>0,01477564</text:p>
          </table:table-cell>
          <table:table-cell table:formula="of:=1000*[.E705]/[.F705]" office:value-type="float" office:value="33.7209326240765">
            <text:p>33,7209326241</text:p>
          </table:table-cell>
          <table:table-cell table:number-columns-repeated="7"/>
        </table:table-row>
        <table:table-row table:style-name="ro2">
          <table:table-cell table:formula="of:=[.A705]+1" office:value-type="float" office:value="704">
            <text:p>704</text:p>
          </table:table-cell>
          <table:table-cell table:formula="of:=[.B705]" office:value-type="float" office:value="0.1">
            <text:p>0,1</text:p>
          </table:table-cell>
          <table:table-cell table:formula="of:=[.C705]" office:value-type="float" office:value="27">
            <text:p>27</text:p>
          </table:table-cell>
          <table:table-cell table:formula="of:=[.A706]*[.B706]" office:value-type="float" office:value="70.4">
            <text:p>70,4</text:p>
          </table:table-cell>
          <table:table-cell table:formula="of:=EXP(-([.D706]^2/(2*[.C706]^2)))/SQRT(PI()*2*[.C706]^2)" office:value-type="float" office:value="0.000493463287818146">
            <text:p>0,0004934633</text:p>
          </table:table-cell>
          <table:table-cell table:formula="of:=[.F705]" office:value-type="float" office:value="0.0147756400148679">
            <text:p>0,01477564</text:p>
          </table:table-cell>
          <table:table-cell table:formula="of:=1000*[.E706]/[.F706]" office:value-type="float" office:value="33.3970838029082">
            <text:p>33,3970838029</text:p>
          </table:table-cell>
          <table:table-cell table:number-columns-repeated="7"/>
        </table:table-row>
        <table:table-row table:style-name="ro2">
          <table:table-cell table:formula="of:=[.A706]+1" office:value-type="float" office:value="705">
            <text:p>705</text:p>
          </table:table-cell>
          <table:table-cell table:formula="of:=[.B706]" office:value-type="float" office:value="0.1">
            <text:p>0,1</text:p>
          </table:table-cell>
          <table:table-cell table:formula="of:=[.C706]" office:value-type="float" office:value="27">
            <text:p>27</text:p>
          </table:table-cell>
          <table:table-cell table:formula="of:=[.A707]*[.B707]" office:value-type="float" office:value="70.5">
            <text:p>70,5</text:p>
          </table:table-cell>
          <table:table-cell table:formula="of:=EXP(-([.D707]^2/(2*[.C707]^2)))/SQRT(PI()*2*[.C707]^2)" office:value-type="float" office:value="0.000488717465079375">
            <text:p>0,0004887175</text:p>
          </table:table-cell>
          <table:table-cell table:formula="of:=[.F706]" office:value-type="float" office:value="0.0147756400148679">
            <text:p>0,01477564</text:p>
          </table:table-cell>
          <table:table-cell table:formula="of:=1000*[.E707]/[.F707]" office:value-type="float" office:value="33.0758914393967">
            <text:p>33,0758914394</text:p>
          </table:table-cell>
          <table:table-cell table:number-columns-repeated="7"/>
        </table:table-row>
        <table:table-row table:style-name="ro2">
          <table:table-cell table:formula="of:=[.A707]+1" office:value-type="float" office:value="706">
            <text:p>706</text:p>
          </table:table-cell>
          <table:table-cell table:formula="of:=[.B707]" office:value-type="float" office:value="0.1">
            <text:p>0,1</text:p>
          </table:table-cell>
          <table:table-cell table:formula="of:=[.C707]" office:value-type="float" office:value="27">
            <text:p>27</text:p>
          </table:table-cell>
          <table:table-cell table:formula="of:=[.A708]*[.B708]" office:value-type="float" office:value="70.6">
            <text:p>70,6</text:p>
          </table:table-cell>
          <table:table-cell table:formula="of:=EXP(-([.D708]^2/(2*[.C708]^2)))/SQRT(PI()*2*[.C708]^2)" office:value-type="float" office:value="0.00048401064528621">
            <text:p>0,0004840106</text:p>
          </table:table-cell>
          <table:table-cell table:formula="of:=[.F707]" office:value-type="float" office:value="0.0147756400148679">
            <text:p>0,01477564</text:p>
          </table:table-cell>
          <table:table-cell table:formula="of:=1000*[.E708]/[.F708]" office:value-type="float" office:value="32.7573387548139">
            <text:p>32,7573387548</text:p>
          </table:table-cell>
          <table:table-cell table:number-columns-repeated="7"/>
        </table:table-row>
        <table:table-row table:style-name="ro2">
          <table:table-cell table:formula="of:=[.A708]+1" office:value-type="float" office:value="707">
            <text:p>707</text:p>
          </table:table-cell>
          <table:table-cell table:formula="of:=[.B708]" office:value-type="float" office:value="0.1">
            <text:p>0,1</text:p>
          </table:table-cell>
          <table:table-cell table:formula="of:=[.C708]" office:value-type="float" office:value="27">
            <text:p>27</text:p>
          </table:table-cell>
          <table:table-cell table:formula="of:=[.A709]*[.B709]" office:value-type="float" office:value="70.7">
            <text:p>70,7</text:p>
          </table:table-cell>
          <table:table-cell table:formula="of:=EXP(-([.D709]^2/(2*[.C709]^2)))/SQRT(PI()*2*[.C709]^2)" office:value-type="float" office:value="0.000479342581310878">
            <text:p>0,0004793426</text:p>
          </table:table-cell>
          <table:table-cell table:formula="of:=[.F708]" office:value-type="float" office:value="0.0147756400148679">
            <text:p>0,01477564</text:p>
          </table:table-cell>
          <table:table-cell table:formula="of:=1000*[.E709]/[.F709]" office:value-type="float" office:value="32.4414090238083">
            <text:p>32,4414090238</text:p>
          </table:table-cell>
          <table:table-cell table:number-columns-repeated="7"/>
        </table:table-row>
        <table:table-row table:style-name="ro2">
          <table:table-cell table:formula="of:=[.A709]+1" office:value-type="float" office:value="708">
            <text:p>708</text:p>
          </table:table-cell>
          <table:table-cell table:formula="of:=[.B709]" office:value-type="float" office:value="0.1">
            <text:p>0,1</text:p>
          </table:table-cell>
          <table:table-cell table:formula="of:=[.C709]" office:value-type="float" office:value="27">
            <text:p>27</text:p>
          </table:table-cell>
          <table:table-cell table:formula="of:=[.A710]*[.B710]" office:value-type="float" office:value="70.8">
            <text:p>70,8</text:p>
          </table:table-cell>
          <table:table-cell table:formula="of:=EXP(-([.D710]^2/(2*[.C710]^2)))/SQRT(PI()*2*[.C710]^2)" office:value-type="float" office:value="0.000474713026820176">
            <text:p>0,000474713</text:p>
          </table:table-cell>
          <table:table-cell table:formula="of:=[.F709]" office:value-type="float" office:value="0.0147756400148679">
            <text:p>0,01477564</text:p>
          </table:table-cell>
          <table:table-cell table:formula="of:=1000*[.E710]/[.F710]" office:value-type="float" office:value="32.1280855748042">
            <text:p>32,1280855748</text:p>
          </table:table-cell>
          <table:table-cell table:number-columns-repeated="7"/>
        </table:table-row>
        <table:table-row table:style-name="ro2">
          <table:table-cell table:formula="of:=[.A710]+1" office:value-type="float" office:value="709">
            <text:p>709</text:p>
          </table:table-cell>
          <table:table-cell table:formula="of:=[.B710]" office:value-type="float" office:value="0.1">
            <text:p>0,1</text:p>
          </table:table-cell>
          <table:table-cell table:formula="of:=[.C710]" office:value-type="float" office:value="27">
            <text:p>27</text:p>
          </table:table-cell>
          <table:table-cell table:formula="of:=[.A711]*[.B711]" office:value-type="float" office:value="70.9">
            <text:p>70,9</text:p>
          </table:table-cell>
          <table:table-cell table:formula="of:=EXP(-([.D711]^2/(2*[.C711]^2)))/SQRT(PI()*2*[.C711]^2)" office:value-type="float" office:value="0.000470121736281255">
            <text:p>0,0004701217</text:p>
          </table:table-cell>
          <table:table-cell table:formula="of:=[.F710]" office:value-type="float" office:value="0.0147756400148679">
            <text:p>0,01477564</text:p>
          </table:table-cell>
          <table:table-cell table:formula="of:=1000*[.E711]/[.F711]" office:value-type="float" office:value="31.8173517903927">
            <text:p>31,8173517904</text:p>
          </table:table-cell>
          <table:table-cell table:number-columns-repeated="7"/>
        </table:table-row>
        <table:table-row table:style-name="ro2">
          <table:table-cell table:formula="of:=[.A711]+1" office:value-type="float" office:value="710">
            <text:p>710</text:p>
          </table:table-cell>
          <table:table-cell table:formula="of:=[.B711]" office:value-type="float" office:value="0.1">
            <text:p>0,1</text:p>
          </table:table-cell>
          <table:table-cell table:formula="of:=[.C711]" office:value-type="float" office:value="27">
            <text:p>27</text:p>
          </table:table-cell>
          <table:table-cell table:formula="of:=[.A712]*[.B712]" office:value-type="float" office:value="71">
            <text:p>71</text:p>
          </table:table-cell>
          <table:table-cell table:formula="of:=EXP(-([.D712]^2/(2*[.C712]^2)))/SQRT(PI()*2*[.C712]^2)" office:value-type="float" office:value="0.000465568464967306">
            <text:p>0,0004655685</text:p>
          </table:table-cell>
          <table:table-cell table:formula="of:=[.F711]" office:value-type="float" office:value="0.0147756400148679">
            <text:p>0,01477564</text:p>
          </table:table-cell>
          <table:table-cell table:formula="of:=1000*[.E712]/[.F712]" office:value-type="float" office:value="31.5091911077173">
            <text:p>31,5091911077</text:p>
          </table:table-cell>
          <table:table-cell table:number-columns-repeated="7"/>
        </table:table-row>
        <table:table-row table:style-name="ro2">
          <table:table-cell table:formula="of:=[.A712]+1" office:value-type="float" office:value="711">
            <text:p>711</text:p>
          </table:table-cell>
          <table:table-cell table:formula="of:=[.B712]" office:value-type="float" office:value="0.1">
            <text:p>0,1</text:p>
          </table:table-cell>
          <table:table-cell table:formula="of:=[.C712]" office:value-type="float" office:value="27">
            <text:p>27</text:p>
          </table:table-cell>
          <table:table-cell table:formula="of:=[.A713]*[.B713]" office:value-type="float" office:value="71.1">
            <text:p>71,1</text:p>
          </table:table-cell>
          <table:table-cell table:formula="of:=EXP(-([.D713]^2/(2*[.C713]^2)))/SQRT(PI()*2*[.C713]^2)" office:value-type="float" office:value="0.000461052968963118">
            <text:p>0,000461053</text:p>
          </table:table-cell>
          <table:table-cell table:formula="of:=[.F712]" office:value-type="float" office:value="0.0147756400148679">
            <text:p>0,01477564</text:p>
          </table:table-cell>
          <table:table-cell table:formula="of:=1000*[.E713]/[.F713]" office:value-type="float" office:value="31.2035870188491">
            <text:p>31,2035870188</text:p>
          </table:table-cell>
          <table:table-cell table:number-columns-repeated="7"/>
        </table:table-row>
        <table:table-row table:style-name="ro2">
          <table:table-cell table:formula="of:=[.A713]+1" office:value-type="float" office:value="712">
            <text:p>712</text:p>
          </table:table-cell>
          <table:table-cell table:formula="of:=[.B713]" office:value-type="float" office:value="0.1">
            <text:p>0,1</text:p>
          </table:table-cell>
          <table:table-cell table:formula="of:=[.C713]" office:value-type="float" office:value="27">
            <text:p>27</text:p>
          </table:table-cell>
          <table:table-cell table:formula="of:=[.A714]*[.B714]" office:value-type="float" office:value="71.2">
            <text:p>71,2</text:p>
          </table:table-cell>
          <table:table-cell table:formula="of:=EXP(-([.D714]^2/(2*[.C714]^2)))/SQRT(PI()*2*[.C714]^2)" office:value-type="float" office:value="0.000456575005170542">
            <text:p>0,000456575</text:p>
          </table:table-cell>
          <table:table-cell table:formula="of:=[.F713]" office:value-type="float" office:value="0.0147756400148679">
            <text:p>0,01477564</text:p>
          </table:table-cell>
          <table:table-cell table:formula="of:=1000*[.E714]/[.F714]" office:value-type="float" office:value="30.9005230711575">
            <text:p>30,9005230712</text:p>
          </table:table-cell>
          <table:table-cell table:number-columns-repeated="7"/>
        </table:table-row>
        <table:table-row table:style-name="ro2">
          <table:table-cell table:formula="of:=[.A714]+1" office:value-type="float" office:value="713">
            <text:p>713</text:p>
          </table:table-cell>
          <table:table-cell table:formula="of:=[.B714]" office:value-type="float" office:value="0.1">
            <text:p>0,1</text:p>
          </table:table-cell>
          <table:table-cell table:formula="of:=[.C714]" office:value-type="float" office:value="27">
            <text:p>27</text:p>
          </table:table-cell>
          <table:table-cell table:formula="of:=[.A715]*[.B715]" office:value-type="float" office:value="71.3">
            <text:p>71,3</text:p>
          </table:table-cell>
          <table:table-cell table:formula="of:=EXP(-([.D715]^2/(2*[.C715]^2)))/SQRT(PI()*2*[.C715]^2)" office:value-type="float" office:value="0.000452134331313837">
            <text:p>0,0004521343</text:p>
          </table:table-cell>
          <table:table-cell table:formula="of:=[.F714]" office:value-type="float" office:value="0.0147756400148679">
            <text:p>0,01477564</text:p>
          </table:table-cell>
          <table:table-cell table:formula="of:=1000*[.E715]/[.F715]" office:value-type="float" office:value="30.5999828676714">
            <text:p>30,5999828677</text:p>
          </table:table-cell>
          <table:table-cell table:number-columns-repeated="7"/>
        </table:table-row>
        <table:table-row table:style-name="ro2">
          <table:table-cell table:formula="of:=[.A715]+1" office:value-type="float" office:value="714">
            <text:p>714</text:p>
          </table:table-cell>
          <table:table-cell table:formula="of:=[.B715]" office:value-type="float" office:value="0.1">
            <text:p>0,1</text:p>
          </table:table-cell>
          <table:table-cell table:formula="of:=[.C715]" office:value-type="float" office:value="27">
            <text:p>27</text:p>
          </table:table-cell>
          <table:table-cell table:formula="of:=[.A716]*[.B716]" office:value-type="float" office:value="71.4">
            <text:p>71,4</text:p>
          </table:table-cell>
          <table:table-cell table:formula="of:=EXP(-([.D716]^2/(2*[.C716]^2)))/SQRT(PI()*2*[.C716]^2)" office:value-type="float" office:value="0.000447730705944911">
            <text:p>0,0004477307</text:p>
          </table:table-cell>
          <table:table-cell table:formula="of:=[.F715]" office:value-type="float" office:value="0.0147756400148679">
            <text:p>0,01477564</text:p>
          </table:table-cell>
          <table:table-cell table:formula="of:=1000*[.E716]/[.F716]" office:value-type="float" office:value="30.3019500674344">
            <text:p>30,3019500674</text:p>
          </table:table-cell>
          <table:table-cell table:number-columns-repeated="7"/>
        </table:table-row>
        <table:table-row table:style-name="ro2">
          <table:table-cell table:formula="of:=[.A716]+1" office:value-type="float" office:value="715">
            <text:p>715</text:p>
          </table:table-cell>
          <table:table-cell table:formula="of:=[.B716]" office:value-type="float" office:value="0.1">
            <text:p>0,1</text:p>
          </table:table-cell>
          <table:table-cell table:formula="of:=[.C716]" office:value-type="float" office:value="27">
            <text:p>27</text:p>
          </table:table-cell>
          <table:table-cell table:formula="of:=[.A717]*[.B717]" office:value-type="float" office:value="71.5">
            <text:p>71,5</text:p>
          </table:table-cell>
          <table:table-cell table:formula="of:=EXP(-([.D717]^2/(2*[.C717]^2)))/SQRT(PI()*2*[.C717]^2)" office:value-type="float" office:value="0.000443363888448459">
            <text:p>0,0004433639</text:p>
          </table:table-cell>
          <table:table-cell table:formula="of:=[.F716]" office:value-type="float" office:value="0.0147756400148679">
            <text:p>0,01477564</text:p>
          </table:table-cell>
          <table:table-cell table:formula="of:=1000*[.E717]/[.F717]" office:value-type="float" office:value="30.0064083858518">
            <text:p>30,0064083859</text:p>
          </table:table-cell>
          <table:table-cell table:number-columns-repeated="7"/>
        </table:table-row>
        <table:table-row table:style-name="ro2">
          <table:table-cell table:formula="of:=[.A717]+1" office:value-type="float" office:value="716">
            <text:p>716</text:p>
          </table:table-cell>
          <table:table-cell table:formula="of:=[.B717]" office:value-type="float" office:value="0.1">
            <text:p>0,1</text:p>
          </table:table-cell>
          <table:table-cell table:formula="of:=[.C717]" office:value-type="float" office:value="27">
            <text:p>27</text:p>
          </table:table-cell>
          <table:table-cell table:formula="of:=[.A718]*[.B718]" office:value-type="float" office:value="71.6">
            <text:p>71,6</text:p>
          </table:table-cell>
          <table:table-cell table:formula="of:=EXP(-([.D718]^2/(2*[.C718]^2)))/SQRT(PI()*2*[.C718]^2)" office:value-type="float" office:value="0.000439033639046984">
            <text:p>0,0004390336</text:p>
          </table:table-cell>
          <table:table-cell table:formula="of:=[.F717]" office:value-type="float" office:value="0.0147756400148679">
            <text:p>0,01477564</text:p>
          </table:table-cell>
          <table:table-cell table:formula="of:=1000*[.E718]/[.F718]" office:value-type="float" office:value="29.7133415950314">
            <text:p>29,713341595</text:p>
          </table:table-cell>
          <table:table-cell table:number-columns-repeated="7"/>
        </table:table-row>
        <table:table-row table:style-name="ro2">
          <table:table-cell table:formula="of:=[.A718]+1" office:value-type="float" office:value="717">
            <text:p>717</text:p>
          </table:table-cell>
          <table:table-cell table:formula="of:=[.B718]" office:value-type="float" office:value="0.1">
            <text:p>0,1</text:p>
          </table:table-cell>
          <table:table-cell table:formula="of:=[.C718]" office:value-type="float" office:value="27">
            <text:p>27</text:p>
          </table:table-cell>
          <table:table-cell table:formula="of:=[.A719]*[.B719]" office:value-type="float" office:value="71.7">
            <text:p>71,7</text:p>
          </table:table-cell>
          <table:table-cell table:formula="of:=EXP(-([.D719]^2/(2*[.C719]^2)))/SQRT(PI()*2*[.C719]^2)" office:value-type="float" office:value="0.000434739718805723">
            <text:p>0,0004347397</text:p>
          </table:table-cell>
          <table:table-cell table:formula="of:=[.F718]" office:value-type="float" office:value="0.0147756400148679">
            <text:p>0,01477564</text:p>
          </table:table-cell>
          <table:table-cell table:formula="of:=1000*[.E719]/[.F719]" office:value-type="float" office:value="29.422733524116">
            <text:p>29,4227335241</text:p>
          </table:table-cell>
          <table:table-cell table:number-columns-repeated="7"/>
        </table:table-row>
        <table:table-row table:style-name="ro2">
          <table:table-cell table:formula="of:=[.A719]+1" office:value-type="float" office:value="718">
            <text:p>718</text:p>
          </table:table-cell>
          <table:table-cell table:formula="of:=[.B719]" office:value-type="float" office:value="0.1">
            <text:p>0,1</text:p>
          </table:table-cell>
          <table:table-cell table:formula="of:=[.C719]" office:value-type="float" office:value="27">
            <text:p>27</text:p>
          </table:table-cell>
          <table:table-cell table:formula="of:=[.A720]*[.B720]" office:value-type="float" office:value="71.8">
            <text:p>71,8</text:p>
          </table:table-cell>
          <table:table-cell table:formula="of:=EXP(-([.D720]^2/(2*[.C720]^2)))/SQRT(PI()*2*[.C720]^2)" office:value-type="float" office:value="0.000430481889637458">
            <text:p>0,0004304819</text:p>
          </table:table-cell>
          <table:table-cell table:formula="of:=[.F719]" office:value-type="float" office:value="0.0147756400148679">
            <text:p>0,01477564</text:p>
          </table:table-cell>
          <table:table-cell table:formula="of:=1000*[.E720]/[.F720]" office:value-type="float" office:value="29.1345680596095">
            <text:p>29,1345680596</text:p>
          </table:table-cell>
          <table:table-cell table:number-columns-repeated="7"/>
        </table:table-row>
        <table:table-row table:style-name="ro2">
          <table:table-cell table:formula="of:=[.A720]+1" office:value-type="float" office:value="719">
            <text:p>719</text:p>
          </table:table-cell>
          <table:table-cell table:formula="of:=[.B720]" office:value-type="float" office:value="0.1">
            <text:p>0,1</text:p>
          </table:table-cell>
          <table:table-cell table:formula="of:=[.C720]" office:value-type="float" office:value="27">
            <text:p>27</text:p>
          </table:table-cell>
          <table:table-cell table:formula="of:=[.A721]*[.B721]" office:value-type="float" office:value="71.9">
            <text:p>71,9</text:p>
          </table:table-cell>
          <table:table-cell table:formula="of:=EXP(-([.D721]^2/(2*[.C721]^2)))/SQRT(PI()*2*[.C721]^2)" office:value-type="float" office:value="0.000426259914307229">
            <text:p>0,0004262599</text:p>
          </table:table-cell>
          <table:table-cell table:formula="of:=[.F720]" office:value-type="float" office:value="0.0147756400148679">
            <text:p>0,01477564</text:p>
          </table:table-cell>
          <table:table-cell table:formula="of:=1000*[.E721]/[.F721]" office:value-type="float" office:value="28.8488291456958">
            <text:p>28,8488291457</text:p>
          </table:table-cell>
          <table:table-cell table:number-columns-repeated="7"/>
        </table:table-row>
        <table:table-row table:style-name="ro2">
          <table:table-cell table:formula="of:=[.A721]+1" office:value-type="float" office:value="720">
            <text:p>720</text:p>
          </table:table-cell>
          <table:table-cell table:formula="of:=[.B721]" office:value-type="float" office:value="0.1">
            <text:p>0,1</text:p>
          </table:table-cell>
          <table:table-cell table:formula="of:=[.C721]" office:value-type="float" office:value="27">
            <text:p>27</text:p>
          </table:table-cell>
          <table:table-cell table:formula="of:=[.A722]*[.B722]" office:value-type="float" office:value="72">
            <text:p>72</text:p>
          </table:table-cell>
          <table:table-cell table:formula="of:=EXP(-([.D722]^2/(2*[.C722]^2)))/SQRT(PI()*2*[.C722]^2)" office:value-type="float" office:value="0.000422073556436942">
            <text:p>0,0004220736</text:p>
          </table:table-cell>
          <table:table-cell table:formula="of:=[.F721]" office:value-type="float" office:value="0.0147756400148679">
            <text:p>0,01477564</text:p>
          </table:table-cell>
          <table:table-cell table:formula="of:=1000*[.E722]/[.F722]" office:value-type="float" office:value="28.5655007845504">
            <text:p>28,5655007846</text:p>
          </table:table-cell>
          <table:table-cell table:number-columns-repeated="7"/>
        </table:table-row>
        <table:table-row table:style-name="ro2">
          <table:table-cell table:formula="of:=[.A722]+1" office:value-type="float" office:value="721">
            <text:p>721</text:p>
          </table:table-cell>
          <table:table-cell table:formula="of:=[.B722]" office:value-type="float" office:value="0.1">
            <text:p>0,1</text:p>
          </table:table-cell>
          <table:table-cell table:formula="of:=[.C722]" office:value-type="float" office:value="27">
            <text:p>27</text:p>
          </table:table-cell>
          <table:table-cell table:formula="of:=[.A723]*[.B723]" office:value-type="float" office:value="72.1">
            <text:p>72,1</text:p>
          </table:table-cell>
          <table:table-cell table:formula="of:=EXP(-([.D723]^2/(2*[.C723]^2)))/SQRT(PI()*2*[.C723]^2)" office:value-type="float" office:value="0.000417922580509865">
            <text:p>0,0004179226</text:p>
          </table:table-cell>
          <table:table-cell table:formula="of:=[.F722]" office:value-type="float" office:value="0.0147756400148679">
            <text:p>0,01477564</text:p>
          </table:table-cell>
          <table:table-cell table:formula="of:=1000*[.E723]/[.F723]" office:value-type="float" office:value="28.284567036645">
            <text:p>28,2845670366</text:p>
          </table:table-cell>
          <table:table-cell table:number-columns-repeated="7"/>
        </table:table-row>
        <table:table-row table:style-name="ro2">
          <table:table-cell table:formula="of:=[.A723]+1" office:value-type="float" office:value="722">
            <text:p>722</text:p>
          </table:table-cell>
          <table:table-cell table:formula="of:=[.B723]" office:value-type="float" office:value="0.1">
            <text:p>0,1</text:p>
          </table:table-cell>
          <table:table-cell table:formula="of:=[.C723]" office:value-type="float" office:value="27">
            <text:p>27</text:p>
          </table:table-cell>
          <table:table-cell table:formula="of:=[.A724]*[.B724]" office:value-type="float" office:value="72.2">
            <text:p>72,2</text:p>
          </table:table-cell>
          <table:table-cell table:formula="of:=EXP(-([.D724]^2/(2*[.C724]^2)))/SQRT(PI()*2*[.C724]^2)" office:value-type="float" office:value="0.000413806751875035">
            <text:p>0,0004138068</text:p>
          </table:table-cell>
          <table:table-cell table:formula="of:=[.F723]" office:value-type="float" office:value="0.0147756400148679">
            <text:p>0,01477564</text:p>
          </table:table-cell>
          <table:table-cell table:formula="of:=1000*[.E724]/[.F724]" office:value-type="float" office:value="28.0060120210458">
            <text:p>28,006012021</text:p>
          </table:table-cell>
          <table:table-cell table:number-columns-repeated="7"/>
        </table:table-row>
        <table:table-row table:style-name="ro2">
          <table:table-cell table:formula="of:=[.A724]+1" office:value-type="float" office:value="723">
            <text:p>723</text:p>
          </table:table-cell>
          <table:table-cell table:formula="of:=[.B724]" office:value-type="float" office:value="0.1">
            <text:p>0,1</text:p>
          </table:table-cell>
          <table:table-cell table:formula="of:=[.C724]" office:value-type="float" office:value="27">
            <text:p>27</text:p>
          </table:table-cell>
          <table:table-cell table:formula="of:=[.A725]*[.B725]" office:value-type="float" office:value="72.3">
            <text:p>72,3</text:p>
          </table:table-cell>
          <table:table-cell table:formula="of:=EXP(-([.D725]^2/(2*[.C725]^2)))/SQRT(PI()*2*[.C725]^2)" office:value-type="float" office:value="0.000409725836751548">
            <text:p>0,0004097258</text:p>
          </table:table-cell>
          <table:table-cell table:formula="of:=[.F724]" office:value-type="float" office:value="0.0147756400148679">
            <text:p>0,01477564</text:p>
          </table:table-cell>
          <table:table-cell table:formula="of:=1000*[.E725]/[.F725]" office:value-type="float" office:value="27.7298199157034">
            <text:p>27,7298199157</text:p>
          </table:table-cell>
          <table:table-cell table:number-columns-repeated="7"/>
        </table:table-row>
        <table:table-row table:style-name="ro2">
          <table:table-cell table:formula="of:=[.A725]+1" office:value-type="float" office:value="724">
            <text:p>724</text:p>
          </table:table-cell>
          <table:table-cell table:formula="of:=[.B725]" office:value-type="float" office:value="0.1">
            <text:p>0,1</text:p>
          </table:table-cell>
          <table:table-cell table:formula="of:=[.C725]" office:value-type="float" office:value="27">
            <text:p>27</text:p>
          </table:table-cell>
          <table:table-cell table:formula="of:=[.A726]*[.B726]" office:value-type="float" office:value="72.4">
            <text:p>72,4</text:p>
          </table:table-cell>
          <table:table-cell table:formula="of:=EXP(-([.D726]^2/(2*[.C726]^2)))/SQRT(PI()*2*[.C726]^2)" office:value-type="float" office:value="0.000405679602232759">
            <text:p>0,0004056796</text:p>
          </table:table-cell>
          <table:table-cell table:formula="of:=[.F725]" office:value-type="float" office:value="0.0147756400148679">
            <text:p>0,01477564</text:p>
          </table:table-cell>
          <table:table-cell table:formula="of:=1000*[.E726]/[.F726]" office:value-type="float" office:value="27.4559749577377">
            <text:p>27,4559749577</text:p>
          </table:table-cell>
          <table:table-cell table:number-columns-repeated="7"/>
        </table:table-row>
        <table:table-row table:style-name="ro2">
          <table:table-cell table:formula="of:=[.A726]+1" office:value-type="float" office:value="725">
            <text:p>725</text:p>
          </table:table-cell>
          <table:table-cell table:formula="of:=[.B726]" office:value-type="float" office:value="0.1">
            <text:p>0,1</text:p>
          </table:table-cell>
          <table:table-cell table:formula="of:=[.C726]" office:value-type="float" office:value="27">
            <text:p>27</text:p>
          </table:table-cell>
          <table:table-cell table:formula="of:=[.A727]*[.B727]" office:value-type="float" office:value="72.5">
            <text:p>72,5</text:p>
          </table:table-cell>
          <table:table-cell table:formula="of:=EXP(-([.D727]^2/(2*[.C727]^2)))/SQRT(PI()*2*[.C727]^2)" office:value-type="float" office:value="0.000401667816290379">
            <text:p>0,0004016678</text:p>
          </table:table-cell>
          <table:table-cell table:formula="of:=[.F726]" office:value-type="float" office:value="0.0147756400148679">
            <text:p>0,01477564</text:p>
          </table:table-cell>
          <table:table-cell table:formula="of:=1000*[.E727]/[.F727]" office:value-type="float" office:value="27.1844614437144">
            <text:p>27,1844614437</text:p>
          </table:table-cell>
          <table:table-cell table:number-columns-repeated="7"/>
        </table:table-row>
        <table:table-row table:style-name="ro2">
          <table:table-cell table:formula="of:=[.A727]+1" office:value-type="float" office:value="726">
            <text:p>726</text:p>
          </table:table-cell>
          <table:table-cell table:formula="of:=[.B727]" office:value-type="float" office:value="0.1">
            <text:p>0,1</text:p>
          </table:table-cell>
          <table:table-cell table:formula="of:=[.C727]" office:value-type="float" office:value="27">
            <text:p>27</text:p>
          </table:table-cell>
          <table:table-cell table:formula="of:=[.A728]*[.B728]" office:value-type="float" office:value="72.6">
            <text:p>72,6</text:p>
          </table:table-cell>
          <table:table-cell table:formula="of:=EXP(-([.D728]^2/(2*[.C728]^2)))/SQRT(PI()*2*[.C728]^2)" office:value-type="float" office:value="0.000397690247778461">
            <text:p>0,0003976902</text:p>
          </table:table-cell>
          <table:table-cell table:formula="of:=[.F727]" office:value-type="float" office:value="0.0147756400148679">
            <text:p>0,01477564</text:p>
          </table:table-cell>
          <table:table-cell table:formula="of:=1000*[.E728]/[.F728]" office:value-type="float" office:value="26.9152637299154">
            <text:p>26,9152637299</text:p>
          </table:table-cell>
          <table:table-cell table:number-columns-repeated="7"/>
        </table:table-row>
        <table:table-row table:style-name="ro2">
          <table:table-cell table:formula="of:=[.A728]+1" office:value-type="float" office:value="727">
            <text:p>727</text:p>
          </table:table-cell>
          <table:table-cell table:formula="of:=[.B728]" office:value-type="float" office:value="0.1">
            <text:p>0,1</text:p>
          </table:table-cell>
          <table:table-cell table:formula="of:=[.C728]" office:value-type="float" office:value="27">
            <text:p>27</text:p>
          </table:table-cell>
          <table:table-cell table:formula="of:=[.A729]*[.B729]" office:value-type="float" office:value="72.7">
            <text:p>72,7</text:p>
          </table:table-cell>
          <table:table-cell table:formula="of:=EXP(-([.D729]^2/(2*[.C729]^2)))/SQRT(PI()*2*[.C729]^2)" office:value-type="float" office:value="0.000393746666437301">
            <text:p>0,0003937467</text:p>
          </table:table-cell>
          <table:table-cell table:formula="of:=[.F728]" office:value-type="float" office:value="0.0147756400148679">
            <text:p>0,01477564</text:p>
          </table:table-cell>
          <table:table-cell table:formula="of:=1000*[.E729]/[.F729]" office:value-type="float" office:value="26.6483662326029">
            <text:p>26,6483662326</text:p>
          </table:table-cell>
          <table:table-cell table:number-columns-repeated="7"/>
        </table:table-row>
        <table:table-row table:style-name="ro2">
          <table:table-cell table:formula="of:=[.A729]+1" office:value-type="float" office:value="728">
            <text:p>728</text:p>
          </table:table-cell>
          <table:table-cell table:formula="of:=[.B729]" office:value-type="float" office:value="0.1">
            <text:p>0,1</text:p>
          </table:table-cell>
          <table:table-cell table:formula="of:=[.C729]" office:value-type="float" office:value="27">
            <text:p>27</text:p>
          </table:table-cell>
          <table:table-cell table:formula="of:=[.A730]*[.B730]" office:value-type="float" office:value="72.8">
            <text:p>72,8</text:p>
          </table:table-cell>
          <table:table-cell table:formula="of:=EXP(-([.D730]^2/(2*[.C730]^2)))/SQRT(PI()*2*[.C730]^2)" office:value-type="float" office:value="0.000389836842897232">
            <text:p>0,0003898368</text:p>
          </table:table-cell>
          <table:table-cell table:formula="of:=[.F729]" office:value-type="float" office:value="0.0147756400148679">
            <text:p>0,01477564</text:p>
          </table:table-cell>
          <table:table-cell table:formula="of:=1000*[.E730]/[.F730]" office:value-type="float" office:value="26.3837534282753">
            <text:p>26,3837534283</text:p>
          </table:table-cell>
          <table:table-cell table:number-columns-repeated="7"/>
        </table:table-row>
        <table:table-row table:style-name="ro2">
          <table:table-cell table:formula="of:=[.A730]+1" office:value-type="float" office:value="729">
            <text:p>729</text:p>
          </table:table-cell>
          <table:table-cell table:formula="of:=[.B730]" office:value-type="float" office:value="0.1">
            <text:p>0,1</text:p>
          </table:table-cell>
          <table:table-cell table:formula="of:=[.C730]" office:value-type="float" office:value="27">
            <text:p>27</text:p>
          </table:table-cell>
          <table:table-cell table:formula="of:=[.A731]*[.B731]" office:value-type="float" office:value="72.9">
            <text:p>72,9</text:p>
          </table:table-cell>
          <table:table-cell table:formula="of:=EXP(-([.D731]^2/(2*[.C731]^2)))/SQRT(PI()*2*[.C731]^2)" office:value-type="float" office:value="0.000385960548682318">
            <text:p>0,0003859605</text:p>
          </table:table-cell>
          <table:table-cell table:formula="of:=[.F730]" office:value-type="float" office:value="0.0147756400148679">
            <text:p>0,01477564</text:p>
          </table:table-cell>
          <table:table-cell table:formula="of:=1000*[.E731]/[.F731]" office:value-type="float" office:value="26.1214098539182">
            <text:p>26,1214098539</text:p>
          </table:table-cell>
          <table:table-cell table:number-columns-repeated="7"/>
        </table:table-row>
        <table:table-row table:style-name="ro2">
          <table:table-cell table:formula="of:=[.A731]+1" office:value-type="float" office:value="730">
            <text:p>730</text:p>
          </table:table-cell>
          <table:table-cell table:formula="of:=[.B731]" office:value-type="float" office:value="0.1">
            <text:p>0,1</text:p>
          </table:table-cell>
          <table:table-cell table:formula="of:=[.C731]" office:value-type="float" office:value="27">
            <text:p>27</text:p>
          </table:table-cell>
          <table:table-cell table:formula="of:=[.A732]*[.B732]" office:value-type="float" office:value="73">
            <text:p>73</text:p>
          </table:table-cell>
          <table:table-cell table:formula="of:=EXP(-([.D732]^2/(2*[.C732]^2)))/SQRT(PI()*2*[.C732]^2)" office:value-type="float" office:value="0.00038211755621396">
            <text:p>0,0003821176</text:p>
          </table:table-cell>
          <table:table-cell table:formula="of:=[.F731]" office:value-type="float" office:value="0.0147756400148679">
            <text:p>0,01477564</text:p>
          </table:table-cell>
          <table:table-cell table:formula="of:=1000*[.E732]/[.F732]" office:value-type="float" office:value="25.861320107248">
            <text:p>25,8613201072</text:p>
          </table:table-cell>
          <table:table-cell table:number-columns-repeated="7"/>
        </table:table-row>
        <table:table-row table:style-name="ro2">
          <table:table-cell table:formula="of:=[.A732]+1" office:value-type="float" office:value="731">
            <text:p>731</text:p>
          </table:table-cell>
          <table:table-cell table:formula="of:=[.B732]" office:value-type="float" office:value="0.1">
            <text:p>0,1</text:p>
          </table:table-cell>
          <table:table-cell table:formula="of:=[.C732]" office:value-type="float" office:value="27">
            <text:p>27</text:p>
          </table:table-cell>
          <table:table-cell table:formula="of:=[.A733]*[.B733]" office:value-type="float" office:value="73.1">
            <text:p>73,1</text:p>
          </table:table-cell>
          <table:table-cell table:formula="of:=EXP(-([.D733]^2/(2*[.C733]^2)))/SQRT(PI()*2*[.C733]^2)" office:value-type="float" office:value="0.000378307638814391">
            <text:p>0,0003783076</text:p>
          </table:table-cell>
          <table:table-cell table:formula="of:=[.F732]" office:value-type="float" office:value="0.0147756400148679">
            <text:p>0,01477564</text:p>
          </table:table-cell>
          <table:table-cell table:formula="of:=1000*[.E733]/[.F733]" office:value-type="float" office:value="25.6034688469482">
            <text:p>25,6034688469</text:p>
          </table:table-cell>
          <table:table-cell table:number-columns-repeated="7"/>
        </table:table-row>
        <table:table-row table:style-name="ro2">
          <table:table-cell table:formula="of:=[.A733]+1" office:value-type="float" office:value="732">
            <text:p>732</text:p>
          </table:table-cell>
          <table:table-cell table:formula="of:=[.B733]" office:value-type="float" office:value="0.1">
            <text:p>0,1</text:p>
          </table:table-cell>
          <table:table-cell table:formula="of:=[.C733]" office:value-type="float" office:value="27">
            <text:p>27</text:p>
          </table:table-cell>
          <table:table-cell table:formula="of:=[.A734]*[.B734]" office:value-type="float" office:value="73.2">
            <text:p>73,2</text:p>
          </table:table-cell>
          <table:table-cell table:formula="of:=EXP(-([.D734]^2/(2*[.C734]^2)))/SQRT(PI()*2*[.C734]^2)" office:value-type="float" office:value="0.000374530570710086">
            <text:p>0,0003745306</text:p>
          </table:table-cell>
          <table:table-cell table:formula="of:=[.F733]" office:value-type="float" office:value="0.0147756400148679">
            <text:p>0,01477564</text:p>
          </table:table-cell>
          <table:table-cell table:formula="of:=1000*[.E734]/[.F734]" office:value-type="float" office:value="25.3478407929009">
            <text:p>25,3478407929</text:p>
          </table:table-cell>
          <table:table-cell table:number-columns-repeated="7"/>
        </table:table-row>
        <table:table-row table:style-name="ro2">
          <table:table-cell table:formula="of:=[.A734]+1" office:value-type="float" office:value="733">
            <text:p>733</text:p>
          </table:table-cell>
          <table:table-cell table:formula="of:=[.B734]" office:value-type="float" office:value="0.1">
            <text:p>0,1</text:p>
          </table:table-cell>
          <table:table-cell table:formula="of:=[.C734]" office:value-type="float" office:value="27">
            <text:p>27</text:p>
          </table:table-cell>
          <table:table-cell table:formula="of:=[.A735]*[.B735]" office:value-type="float" office:value="73.3">
            <text:p>73,3</text:p>
          </table:table-cell>
          <table:table-cell table:formula="of:=EXP(-([.D735]^2/(2*[.C735]^2)))/SQRT(PI()*2*[.C735]^2)" office:value-type="float" office:value="0.000370786127035073">
            <text:p>0,0003707861</text:p>
          </table:table-cell>
          <table:table-cell table:formula="of:=[.F734]" office:value-type="float" office:value="0.0147756400148679">
            <text:p>0,01477564</text:p>
          </table:table-cell>
          <table:table-cell table:formula="of:=1000*[.E735]/[.F735]" office:value-type="float" office:value="25.09442072641">
            <text:p>25,0944207264</text:p>
          </table:table-cell>
          <table:table-cell table:number-columns-repeated="7"/>
        </table:table-row>
        <table:table-row table:style-name="ro2">
          <table:table-cell table:formula="of:=[.A735]+1" office:value-type="float" office:value="734">
            <text:p>734</text:p>
          </table:table-cell>
          <table:table-cell table:formula="of:=[.B735]" office:value-type="float" office:value="0.1">
            <text:p>0,1</text:p>
          </table:table-cell>
          <table:table-cell table:formula="of:=[.C735]" office:value-type="float" office:value="27">
            <text:p>27</text:p>
          </table:table-cell>
          <table:table-cell table:formula="of:=[.A736]*[.B736]" office:value-type="float" office:value="73.4">
            <text:p>73,4</text:p>
          </table:table-cell>
          <table:table-cell table:formula="of:=EXP(-([.D736]^2/(2*[.C736]^2)))/SQRT(PI()*2*[.C736]^2)" office:value-type="float" office:value="0.000367074083834145">
            <text:p>0,0003670741</text:p>
          </table:table-cell>
          <table:table-cell table:formula="of:=[.F735]" office:value-type="float" office:value="0.0147756400148679">
            <text:p>0,01477564</text:p>
          </table:table-cell>
          <table:table-cell table:formula="of:=1000*[.E736]/[.F736]" office:value-type="float" office:value="24.8431934904193">
            <text:p>24,8431934904</text:p>
          </table:table-cell>
          <table:table-cell table:number-columns-repeated="7"/>
        </table:table-row>
        <table:table-row table:style-name="ro2">
          <table:table-cell table:formula="of:=[.A736]+1" office:value-type="float" office:value="735">
            <text:p>735</text:p>
          </table:table-cell>
          <table:table-cell table:formula="of:=[.B736]" office:value-type="float" office:value="0.1">
            <text:p>0,1</text:p>
          </table:table-cell>
          <table:table-cell table:formula="of:=[.C736]" office:value-type="float" office:value="27">
            <text:p>27</text:p>
          </table:table-cell>
          <table:table-cell table:formula="of:=[.A737]*[.B737]" office:value-type="float" office:value="73.5">
            <text:p>73,5</text:p>
          </table:table-cell>
          <table:table-cell table:formula="of:=EXP(-([.D737]^2/(2*[.C737]^2)))/SQRT(PI()*2*[.C737]^2)" office:value-type="float" office:value="0.000363394218065985">
            <text:p>0,0003633942</text:p>
          </table:table-cell>
          <table:table-cell table:formula="of:=[.F736]" office:value-type="float" office:value="0.0147756400148679">
            <text:p>0,01477564</text:p>
          </table:table-cell>
          <table:table-cell table:formula="of:=1000*[.E737]/[.F737]" office:value-type="float" office:value="24.5941439897238">
            <text:p>24,5941439897</text:p>
          </table:table-cell>
          <table:table-cell table:number-columns-repeated="7"/>
        </table:table-row>
        <table:table-row table:style-name="ro2">
          <table:table-cell table:formula="of:=[.A737]+1" office:value-type="float" office:value="736">
            <text:p>736</text:p>
          </table:table-cell>
          <table:table-cell table:formula="of:=[.B737]" office:value-type="float" office:value="0.1">
            <text:p>0,1</text:p>
          </table:table-cell>
          <table:table-cell table:formula="of:=[.C737]" office:value-type="float" office:value="27">
            <text:p>27</text:p>
          </table:table-cell>
          <table:table-cell table:formula="of:=[.A738]*[.B738]" office:value-type="float" office:value="73.6">
            <text:p>73,6</text:p>
          </table:table-cell>
          <table:table-cell table:formula="of:=EXP(-([.D738]^2/(2*[.C738]^2)))/SQRT(PI()*2*[.C738]^2)" office:value-type="float" office:value="0.000359746307606192">
            <text:p>0,0003597463</text:p>
          </table:table-cell>
          <table:table-cell table:formula="of:=[.F737]" office:value-type="float" office:value="0.0147756400148679">
            <text:p>0,01477564</text:p>
          </table:table-cell>
          <table:table-cell table:formula="of:=1000*[.E738]/[.F738]" office:value-type="float" office:value="24.3472571911741">
            <text:p>24,3472571912</text:p>
          </table:table-cell>
          <table:table-cell table:number-columns-repeated="7"/>
        </table:table-row>
        <table:table-row table:style-name="ro2">
          <table:table-cell table:formula="of:=[.A738]+1" office:value-type="float" office:value="737">
            <text:p>737</text:p>
          </table:table-cell>
          <table:table-cell table:formula="of:=[.B738]" office:value-type="float" office:value="0.1">
            <text:p>0,1</text:p>
          </table:table-cell>
          <table:table-cell table:formula="of:=[.C738]" office:value-type="float" office:value="27">
            <text:p>27</text:p>
          </table:table-cell>
          <table:table-cell table:formula="of:=[.A739]*[.B739]" office:value-type="float" office:value="73.7">
            <text:p>73,7</text:p>
          </table:table-cell>
          <table:table-cell table:formula="of:=EXP(-([.D739]^2/(2*[.C739]^2)))/SQRT(PI()*2*[.C739]^2)" office:value-type="float" office:value="0.000356130131250213">
            <text:p>0,0003561301</text:p>
          </table:table-cell>
          <table:table-cell table:formula="of:=[.F738]" office:value-type="float" office:value="0.0147756400148679">
            <text:p>0,01477564</text:p>
          </table:table-cell>
          <table:table-cell table:formula="of:=1000*[.E739]/[.F739]" office:value-type="float" office:value="24.1025181238755">
            <text:p>24,1025181239</text:p>
          </table:table-cell>
          <table:table-cell table:number-columns-repeated="7"/>
        </table:table-row>
        <table:table-row table:style-name="ro2">
          <table:table-cell table:formula="of:=[.A739]+1" office:value-type="float" office:value="738">
            <text:p>738</text:p>
          </table:table-cell>
          <table:table-cell table:formula="of:=[.B739]" office:value-type="float" office:value="0.1">
            <text:p>0,1</text:p>
          </table:table-cell>
          <table:table-cell table:formula="of:=[.C739]" office:value-type="float" office:value="27">
            <text:p>27</text:p>
          </table:table-cell>
          <table:table-cell table:formula="of:=[.A740]*[.B740]" office:value-type="float" office:value="73.8">
            <text:p>73,8</text:p>
          </table:table-cell>
          <table:table-cell table:formula="of:=EXP(-([.D740]^2/(2*[.C740]^2)))/SQRT(PI()*2*[.C740]^2)" office:value-type="float" office:value="0.000352545468716192">
            <text:p>0,0003525455</text:p>
          </table:table-cell>
          <table:table-cell table:formula="of:=[.F739]" office:value-type="float" office:value="0.0147756400148679">
            <text:p>0,01477564</text:p>
          </table:table-cell>
          <table:table-cell table:formula="of:=1000*[.E740]/[.F740]" office:value-type="float" office:value="23.8599118793803">
            <text:p>23,8599118794</text:p>
          </table:table-cell>
          <table:table-cell table:number-columns-repeated="7"/>
        </table:table-row>
        <table:table-row table:style-name="ro2">
          <table:table-cell table:formula="of:=[.A740]+1" office:value-type="float" office:value="739">
            <text:p>739</text:p>
          </table:table-cell>
          <table:table-cell table:formula="of:=[.B740]" office:value-type="float" office:value="0.1">
            <text:p>0,1</text:p>
          </table:table-cell>
          <table:table-cell table:formula="of:=[.C740]" office:value-type="float" office:value="27">
            <text:p>27</text:p>
          </table:table-cell>
          <table:table-cell table:formula="of:=[.A741]*[.B741]" office:value-type="float" office:value="73.9">
            <text:p>73,9</text:p>
          </table:table-cell>
          <table:table-cell table:formula="of:=EXP(-([.D741]^2/(2*[.C741]^2)))/SQRT(PI()*2*[.C741]^2)" office:value-type="float" office:value="0.000348992100647714">
            <text:p>0,0003489921</text:p>
          </table:table-cell>
          <table:table-cell table:formula="of:=[.F740]" office:value-type="float" office:value="0.0147756400148679">
            <text:p>0,01477564</text:p>
          </table:table-cell>
          <table:table-cell table:formula="of:=1000*[.E741]/[.F741]" office:value-type="float" office:value="23.6194236118735">
            <text:p>23,6194236119</text:p>
          </table:table-cell>
          <table:table-cell table:number-columns-repeated="7"/>
        </table:table-row>
        <table:table-row table:style-name="ro2">
          <table:table-cell table:formula="of:=[.A741]+1" office:value-type="float" office:value="740">
            <text:p>740</text:p>
          </table:table-cell>
          <table:table-cell table:formula="of:=[.B741]" office:value-type="float" office:value="0.1">
            <text:p>0,1</text:p>
          </table:table-cell>
          <table:table-cell table:formula="of:=[.C741]" office:value-type="float" office:value="27">
            <text:p>27</text:p>
          </table:table-cell>
          <table:table-cell table:formula="of:=[.A742]*[.B742]" office:value-type="float" office:value="74">
            <text:p>74</text:p>
          </table:table-cell>
          <table:table-cell table:formula="of:=EXP(-([.D742]^2/(2*[.C742]^2)))/SQRT(PI()*2*[.C742]^2)" office:value-type="float" office:value="0.000345469808616469">
            <text:p>0,0003454698</text:p>
          </table:table-cell>
          <table:table-cell table:formula="of:=[.F741]" office:value-type="float" office:value="0.0147756400148679">
            <text:p>0,01477564</text:p>
          </table:table-cell>
          <table:table-cell table:formula="of:=1000*[.E742]/[.F742]" office:value-type="float" office:value="23.3810385383538">
            <text:p>23,3810385384</text:p>
          </table:table-cell>
          <table:table-cell table:number-columns-repeated="7"/>
        </table:table-row>
        <table:table-row table:style-name="ro2">
          <table:table-cell table:formula="of:=[.A742]+1" office:value-type="float" office:value="741">
            <text:p>741</text:p>
          </table:table-cell>
          <table:table-cell table:formula="of:=[.B742]" office:value-type="float" office:value="0.1">
            <text:p>0,1</text:p>
          </table:table-cell>
          <table:table-cell table:formula="of:=[.C742]" office:value-type="float" office:value="27">
            <text:p>27</text:p>
          </table:table-cell>
          <table:table-cell table:formula="of:=[.A743]*[.B743]" office:value-type="float" office:value="74.1">
            <text:p>74,1</text:p>
          </table:table-cell>
          <table:table-cell table:formula="of:=EXP(-([.D743]^2/(2*[.C743]^2)))/SQRT(PI()*2*[.C743]^2)" office:value-type="float" office:value="0.00034197837512482">
            <text:p>0,0003419784</text:p>
          </table:table-cell>
          <table:table-cell table:formula="of:=[.F742]" office:value-type="float" office:value="0.0147756400148679">
            <text:p>0,01477564</text:p>
          </table:table-cell>
          <table:table-cell table:formula="of:=1000*[.E743]/[.F743]" office:value-type="float" office:value="23.1447419388065">
            <text:p>23,1447419388</text:p>
          </table:table-cell>
          <table:table-cell table:number-columns-repeated="7"/>
        </table:table-row>
        <table:table-row table:style-name="ro2">
          <table:table-cell table:formula="of:=[.A743]+1" office:value-type="float" office:value="742">
            <text:p>742</text:p>
          </table:table-cell>
          <table:table-cell table:formula="of:=[.B743]" office:value-type="float" office:value="0.1">
            <text:p>0,1</text:p>
          </table:table-cell>
          <table:table-cell table:formula="of:=[.C743]" office:value-type="float" office:value="27">
            <text:p>27</text:p>
          </table:table-cell>
          <table:table-cell table:formula="of:=[.A744]*[.B744]" office:value-type="float" office:value="74.2">
            <text:p>74,2</text:p>
          </table:table-cell>
          <table:table-cell table:formula="of:=EXP(-([.D744]^2/(2*[.C744]^2)))/SQRT(PI()*2*[.C744]^2)" office:value-type="float" office:value="0.000338517583608288">
            <text:p>0,0003385176</text:p>
          </table:table-cell>
          <table:table-cell table:formula="of:=[.F743]" office:value-type="float" office:value="0.0147756400148679">
            <text:p>0,01477564</text:p>
          </table:table-cell>
          <table:table-cell table:formula="of:=1000*[.E744]/[.F744]" office:value-type="float" office:value="22.910519156372">
            <text:p>22,9105191564</text:p>
          </table:table-cell>
          <table:table-cell table:number-columns-repeated="7"/>
        </table:table-row>
        <table:table-row table:style-name="ro2">
          <table:table-cell table:formula="of:=[.A744]+1" office:value-type="float" office:value="743">
            <text:p>743</text:p>
          </table:table-cell>
          <table:table-cell table:formula="of:=[.B744]" office:value-type="float" office:value="0.1">
            <text:p>0,1</text:p>
          </table:table-cell>
          <table:table-cell table:formula="of:=[.C744]" office:value-type="float" office:value="27">
            <text:p>27</text:p>
          </table:table-cell>
          <table:table-cell table:formula="of:=[.A745]*[.B745]" office:value-type="float" office:value="74.3">
            <text:p>74,3</text:p>
          </table:table-cell>
          <table:table-cell table:formula="of:=EXP(-([.D745]^2/(2*[.C745]^2)))/SQRT(PI()*2*[.C745]^2)" office:value-type="float" office:value="0.000335087218437935">
            <text:p>0,0003350872</text:p>
          </table:table-cell>
          <table:table-cell table:formula="of:=[.F744]" office:value-type="float" office:value="0.0147756400148679">
            <text:p>0,01477564</text:p>
          </table:table-cell>
          <table:table-cell table:formula="of:=1000*[.E745]/[.F745]" office:value-type="float" office:value="22.6783555975075">
            <text:p>22,6783555975</text:p>
          </table:table-cell>
          <table:table-cell table:number-columns-repeated="7"/>
        </table:table-row>
        <table:table-row table:style-name="ro2">
          <table:table-cell table:formula="of:=[.A745]+1" office:value-type="float" office:value="744">
            <text:p>744</text:p>
          </table:table-cell>
          <table:table-cell table:formula="of:=[.B745]" office:value-type="float" office:value="0.1">
            <text:p>0,1</text:p>
          </table:table-cell>
          <table:table-cell table:formula="of:=[.C745]" office:value-type="float" office:value="27">
            <text:p>27</text:p>
          </table:table-cell>
          <table:table-cell table:formula="of:=[.A746]*[.B746]" office:value-type="float" office:value="74.4">
            <text:p>74,4</text:p>
          </table:table-cell>
          <table:table-cell table:formula="of:=EXP(-([.D746]^2/(2*[.C746]^2)))/SQRT(PI()*2*[.C746]^2)" office:value-type="float" office:value="0.000331687064922679">
            <text:p>0,0003316871</text:p>
          </table:table-cell>
          <table:table-cell table:formula="of:=[.F745]" office:value-type="float" office:value="0.0147756400148679">
            <text:p>0,01477564</text:p>
          </table:table-cell>
          <table:table-cell table:formula="of:=1000*[.E746]/[.F746]" office:value-type="float" office:value="22.448236732143">
            <text:p>22,4482367321</text:p>
          </table:table-cell>
          <table:table-cell table:number-columns-repeated="7"/>
        </table:table-row>
        <table:table-row table:style-name="ro2">
          <table:table-cell table:formula="of:=[.A746]+1" office:value-type="float" office:value="745">
            <text:p>745</text:p>
          </table:table-cell>
          <table:table-cell table:formula="of:=[.B746]" office:value-type="float" office:value="0.1">
            <text:p>0,1</text:p>
          </table:table-cell>
          <table:table-cell table:formula="of:=[.C746]" office:value-type="float" office:value="27">
            <text:p>27</text:p>
          </table:table-cell>
          <table:table-cell table:formula="of:=[.A747]*[.B747]" office:value-type="float" office:value="74.5">
            <text:p>74,5</text:p>
          </table:table-cell>
          <table:table-cell table:formula="of:=EXP(-([.D747]^2/(2*[.C747]^2)))/SQRT(PI()*2*[.C747]^2)" office:value-type="float" office:value="0.0003283169093115">
            <text:p>0,0003283169</text:p>
          </table:table-cell>
          <table:table-cell table:formula="of:=[.F746]" office:value-type="float" office:value="0.0147756400148679">
            <text:p>0,01477564</text:p>
          </table:table-cell>
          <table:table-cell table:formula="of:=1000*[.E747]/[.F747]" office:value-type="float" office:value="22.220148093831">
            <text:p>22,2201480938</text:p>
          </table:table-cell>
          <table:table-cell table:number-columns-repeated="7"/>
        </table:table-row>
        <table:table-row table:style-name="ro2">
          <table:table-cell table:formula="of:=[.A747]+1" office:value-type="float" office:value="746">
            <text:p>746</text:p>
          </table:table-cell>
          <table:table-cell table:formula="of:=[.B747]" office:value-type="float" office:value="0.1">
            <text:p>0,1</text:p>
          </table:table-cell>
          <table:table-cell table:formula="of:=[.C747]" office:value-type="float" office:value="27">
            <text:p>27</text:p>
          </table:table-cell>
          <table:table-cell table:formula="of:=[.A748]*[.B748]" office:value-type="float" office:value="74.6">
            <text:p>74,6</text:p>
          </table:table-cell>
          <table:table-cell table:formula="of:=EXP(-([.D748]^2/(2*[.C748]^2)))/SQRT(PI()*2*[.C748]^2)" office:value-type="float" office:value="0.000324976538795577">
            <text:p>0,0003249765</text:p>
          </table:table-cell>
          <table:table-cell table:formula="of:=[.F747]" office:value-type="float" office:value="0.0147756400148679">
            <text:p>0,01477564</text:p>
          </table:table-cell>
          <table:table-cell table:formula="of:=1000*[.E748]/[.F748]" office:value-type="float" office:value="21.9940752798912">
            <text:p>21,9940752799</text:p>
          </table:table-cell>
          <table:table-cell table:number-columns-repeated="7"/>
        </table:table-row>
        <table:table-row table:style-name="ro2">
          <table:table-cell table:formula="of:=[.A748]+1" office:value-type="float" office:value="747">
            <text:p>747</text:p>
          </table:table-cell>
          <table:table-cell table:formula="of:=[.B748]" office:value-type="float" office:value="0.1">
            <text:p>0,1</text:p>
          </table:table-cell>
          <table:table-cell table:formula="of:=[.C748]" office:value-type="float" office:value="27">
            <text:p>27</text:p>
          </table:table-cell>
          <table:table-cell table:formula="of:=[.A749]*[.B749]" office:value-type="float" office:value="74.7">
            <text:p>74,7</text:p>
          </table:table-cell>
          <table:table-cell table:formula="of:=EXP(-([.D749]^2/(2*[.C749]^2)))/SQRT(PI()*2*[.C749]^2)" office:value-type="float" office:value="0.00032166574151033">
            <text:p>0,0003216657</text:p>
          </table:table-cell>
          <table:table-cell table:formula="of:=[.F748]" office:value-type="float" office:value="0.0147756400148679">
            <text:p>0,01477564</text:p>
          </table:table-cell>
          <table:table-cell table:formula="of:=1000*[.E749]/[.F749]" office:value-type="float" office:value="21.7700039515484">
            <text:p>21,7700039515</text:p>
          </table:table-cell>
          <table:table-cell table:number-columns-repeated="7"/>
        </table:table-row>
        <table:table-row table:style-name="ro2">
          <table:table-cell table:formula="of:=[.A749]+1" office:value-type="float" office:value="748">
            <text:p>748</text:p>
          </table:table-cell>
          <table:table-cell table:formula="of:=[.B749]" office:value-type="float" office:value="0.1">
            <text:p>0,1</text:p>
          </table:table-cell>
          <table:table-cell table:formula="of:=[.C749]" office:value-type="float" office:value="27">
            <text:p>27</text:p>
          </table:table-cell>
          <table:table-cell table:formula="of:=[.A750]*[.B750]" office:value-type="float" office:value="74.8">
            <text:p>74,8</text:p>
          </table:table-cell>
          <table:table-cell table:formula="of:=EXP(-([.D750]^2/(2*[.C750]^2)))/SQRT(PI()*2*[.C750]^2)" office:value-type="float" office:value="0.000318384306537375">
            <text:p>0,0003183843</text:p>
          </table:table-cell>
          <table:table-cell table:formula="of:=[.F749]" office:value-type="float" office:value="0.0147756400148679">
            <text:p>0,01477564</text:p>
          </table:table-cell>
          <table:table-cell table:formula="of:=1000*[.E750]/[.F750]" office:value-type="float" office:value="21.547919834065">
            <text:p>21,5479198341</text:p>
          </table:table-cell>
          <table:table-cell table:number-columns-repeated="7"/>
        </table:table-row>
        <table:table-row table:style-name="ro2">
          <table:table-cell table:formula="of:=[.A750]+1" office:value-type="float" office:value="749">
            <text:p>749</text:p>
          </table:table-cell>
          <table:table-cell table:formula="of:=[.B750]" office:value-type="float" office:value="0.1">
            <text:p>0,1</text:p>
          </table:table-cell>
          <table:table-cell table:formula="of:=[.C750]" office:value-type="float" office:value="27">
            <text:p>27</text:p>
          </table:table-cell>
          <table:table-cell table:formula="of:=[.A751]*[.B751]" office:value-type="float" office:value="74.9">
            <text:p>74,9</text:p>
          </table:table-cell>
          <table:table-cell table:formula="of:=EXP(-([.D751]^2/(2*[.C751]^2)))/SQRT(PI()*2*[.C751]^2)" office:value-type="float" office:value="0.000315132023906405">
            <text:p>0,000315132</text:p>
          </table:table-cell>
          <table:table-cell table:formula="of:=[.F750]" office:value-type="float" office:value="0.0147756400148679">
            <text:p>0,01477564</text:p>
          </table:table-cell>
          <table:table-cell table:formula="of:=1000*[.E751]/[.F751]" office:value-type="float" office:value="21.3278087168682">
            <text:p>21,3278087169</text:p>
          </table:table-cell>
          <table:table-cell table:number-columns-repeated="7"/>
        </table:table-row>
        <table:table-row table:style-name="ro2">
          <table:table-cell table:formula="of:=[.A751]+1" office:value-type="float" office:value="750">
            <text:p>750</text:p>
          </table:table-cell>
          <table:table-cell table:formula="of:=[.B751]" office:value-type="float" office:value="0.1">
            <text:p>0,1</text:p>
          </table:table-cell>
          <table:table-cell table:formula="of:=[.C751]" office:value-type="float" office:value="27">
            <text:p>27</text:p>
          </table:table-cell>
          <table:table-cell table:formula="of:=[.A752]*[.B752]" office:value-type="float" office:value="75">
            <text:p>75</text:p>
          </table:table-cell>
          <table:table-cell table:formula="of:=EXP(-([.D752]^2/(2*[.C752]^2)))/SQRT(PI()*2*[.C752]^2)" office:value-type="float" office:value="0.000311908684596976">
            <text:p>0,0003119087</text:p>
          </table:table-cell>
          <table:table-cell table:formula="of:=[.F751]" office:value-type="float" office:value="0.0147756400148679">
            <text:p>0,01477564</text:p>
          </table:table-cell>
          <table:table-cell table:formula="of:=1000*[.E752]/[.F752]" office:value-type="float" office:value="21.1096564536711">
            <text:p>21,1096564537</text:p>
          </table:table-cell>
          <table:table-cell table:number-columns-repeated="7"/>
        </table:table-row>
        <table:table-row table:style-name="ro2">
          <table:table-cell table:formula="of:=[.A752]+1" office:value-type="float" office:value="751">
            <text:p>751</text:p>
          </table:table-cell>
          <table:table-cell table:formula="of:=[.B752]" office:value-type="float" office:value="0.1">
            <text:p>0,1</text:p>
          </table:table-cell>
          <table:table-cell table:formula="of:=[.C752]" office:value-type="float" office:value="27">
            <text:p>27</text:p>
          </table:table-cell>
          <table:table-cell table:formula="of:=[.A753]*[.B753]" office:value-type="float" office:value="75.1">
            <text:p>75,1</text:p>
          </table:table-cell>
          <table:table-cell table:formula="of:=EXP(-([.D753]^2/(2*[.C753]^2)))/SQRT(PI()*2*[.C753]^2)" office:value-type="float" office:value="0.000308714080540213">
            <text:p>0,0003087141</text:p>
          </table:table-cell>
          <table:table-cell table:formula="of:=[.F752]" office:value-type="float" office:value="0.0147756400148679">
            <text:p>0,01477564</text:p>
          </table:table-cell>
          <table:table-cell table:formula="of:=1000*[.E753]/[.F753]" office:value-type="float" office:value="20.8934489625878">
            <text:p>20,8934489626</text:p>
          </table:table-cell>
          <table:table-cell table:number-columns-repeated="7"/>
        </table:table-row>
        <table:table-row table:style-name="ro2">
          <table:table-cell table:formula="of:=[.A753]+1" office:value-type="float" office:value="752">
            <text:p>752</text:p>
          </table:table-cell>
          <table:table-cell table:formula="of:=[.B753]" office:value-type="float" office:value="0.1">
            <text:p>0,1</text:p>
          </table:table-cell>
          <table:table-cell table:formula="of:=[.C753]" office:value-type="float" office:value="27">
            <text:p>27</text:p>
          </table:table-cell>
          <table:table-cell table:formula="of:=[.A754]*[.B754]" office:value-type="float" office:value="75.2">
            <text:p>75,2</text:p>
          </table:table-cell>
          <table:table-cell table:formula="of:=EXP(-([.D754]^2/(2*[.C754]^2)))/SQRT(PI()*2*[.C754]^2)" office:value-type="float" office:value="0.000305548004620438">
            <text:p>0,000305548</text:p>
          </table:table-cell>
          <table:table-cell table:formula="of:=[.F753]" office:value-type="float" office:value="0.0147756400148679">
            <text:p>0,01477564</text:p>
          </table:table-cell>
          <table:table-cell table:formula="of:=1000*[.E754]/[.F754]" office:value-type="float" office:value="20.6791722262442">
            <text:p>20,6791722262</text:p>
          </table:table-cell>
          <table:table-cell table:number-columns-repeated="7"/>
        </table:table-row>
        <table:table-row table:style-name="ro2">
          <table:table-cell table:formula="of:=[.A754]+1" office:value-type="float" office:value="753">
            <text:p>753</text:p>
          </table:table-cell>
          <table:table-cell table:formula="of:=[.B754]" office:value-type="float" office:value="0.1">
            <text:p>0,1</text:p>
          </table:table-cell>
          <table:table-cell table:formula="of:=[.C754]" office:value-type="float" office:value="27">
            <text:p>27</text:p>
          </table:table-cell>
          <table:table-cell table:formula="of:=[.A755]*[.B755]" office:value-type="float" office:value="75.3">
            <text:p>75,3</text:p>
          </table:table-cell>
          <table:table-cell table:formula="of:=EXP(-([.D755]^2/(2*[.C755]^2)))/SQRT(PI()*2*[.C755]^2)" office:value-type="float" office:value="0.000302410250676715">
            <text:p>0,0003024103</text:p>
          </table:table-cell>
          <table:table-cell table:formula="of:=[.F754]" office:value-type="float" office:value="0.0147756400148679">
            <text:p>0,01477564</text:p>
          </table:table-cell>
          <table:table-cell table:formula="of:=1000*[.E755]/[.F755]" office:value-type="float" office:value="20.4668122918816">
            <text:p>20,4668122919</text:p>
          </table:table-cell>
          <table:table-cell table:number-columns-repeated="7"/>
        </table:table-row>
        <table:table-row table:style-name="ro2">
          <table:table-cell table:formula="of:=[.A755]+1" office:value-type="float" office:value="754">
            <text:p>754</text:p>
          </table:table-cell>
          <table:table-cell table:formula="of:=[.B755]" office:value-type="float" office:value="0.1">
            <text:p>0,1</text:p>
          </table:table-cell>
          <table:table-cell table:formula="of:=[.C755]" office:value-type="float" office:value="27">
            <text:p>27</text:p>
          </table:table-cell>
          <table:table-cell table:formula="of:=[.A756]*[.B756]" office:value-type="float" office:value="75.4">
            <text:p>75,4</text:p>
          </table:table-cell>
          <table:table-cell table:formula="of:=EXP(-([.D756]^2/(2*[.C756]^2)))/SQRT(PI()*2*[.C756]^2)" office:value-type="float" office:value="0.000299300613504305">
            <text:p>0,0002993006</text:p>
          </table:table-cell>
          <table:table-cell table:formula="of:=[.F755]" office:value-type="float" office:value="0.0147756400148679">
            <text:p>0,01477564</text:p>
          </table:table-cell>
          <table:table-cell table:formula="of:=1000*[.E756]/[.F756]" office:value-type="float" office:value="20.256355271456">
            <text:p>20,2563552715</text:p>
          </table:table-cell>
          <table:table-cell table:number-columns-repeated="7"/>
        </table:table-row>
        <table:table-row table:style-name="ro2">
          <table:table-cell table:formula="of:=[.A756]+1" office:value-type="float" office:value="755">
            <text:p>755</text:p>
          </table:table-cell>
          <table:table-cell table:formula="of:=[.B756]" office:value-type="float" office:value="0.1">
            <text:p>0,1</text:p>
          </table:table-cell>
          <table:table-cell table:formula="of:=[.C756]" office:value-type="float" office:value="27">
            <text:p>27</text:p>
          </table:table-cell>
          <table:table-cell table:formula="of:=[.A757]*[.B757]" office:value-type="float" office:value="75.5">
            <text:p>75,5</text:p>
          </table:table-cell>
          <table:table-cell table:formula="of:=EXP(-([.D757]^2/(2*[.C757]^2)))/SQRT(PI()*2*[.C757]^2)" office:value-type="float" office:value="0.000296218888856057">
            <text:p>0,0002962189</text:p>
          </table:table-cell>
          <table:table-cell table:formula="of:=[.F756]" office:value-type="float" office:value="0.0147756400148679">
            <text:p>0,01477564</text:p>
          </table:table-cell>
          <table:table-cell table:formula="of:=1000*[.E757]/[.F757]" office:value-type="float" office:value="20.047787341732">
            <text:p>20,0477873417</text:p>
          </table:table-cell>
          <table:table-cell table:number-columns-repeated="7"/>
        </table:table-row>
        <table:table-row table:style-name="ro2">
          <table:table-cell table:formula="of:=[.A757]+1" office:value-type="float" office:value="756">
            <text:p>756</text:p>
          </table:table-cell>
          <table:table-cell table:formula="of:=[.B757]" office:value-type="float" office:value="0.1">
            <text:p>0,1</text:p>
          </table:table-cell>
          <table:table-cell table:formula="of:=[.C757]" office:value-type="float" office:value="27">
            <text:p>27</text:p>
          </table:table-cell>
          <table:table-cell table:formula="of:=[.A758]*[.B758]" office:value-type="float" office:value="75.6">
            <text:p>75,6</text:p>
          </table:table-cell>
          <table:table-cell table:formula="of:=EXP(-([.D758]^2/(2*[.C758]^2)))/SQRT(PI()*2*[.C758]^2)" office:value-type="float" office:value="0.000293164873443702">
            <text:p>0,0002931649</text:p>
          </table:table-cell>
          <table:table-cell table:formula="of:=[.F757]" office:value-type="float" office:value="0.0147756400148679">
            <text:p>0,01477564</text:p>
          </table:table-cell>
          <table:table-cell table:formula="of:=1000*[.E758]/[.F758]" office:value-type="float" office:value="19.8410947443703">
            <text:p>19,8410947444</text:p>
          </table:table-cell>
          <table:table-cell table:number-columns-repeated="7"/>
        </table:table-row>
        <table:table-row table:style-name="ro2">
          <table:table-cell table:formula="of:=[.A758]+1" office:value-type="float" office:value="757">
            <text:p>757</text:p>
          </table:table-cell>
          <table:table-cell table:formula="of:=[.B758]" office:value-type="float" office:value="0.1">
            <text:p>0,1</text:p>
          </table:table-cell>
          <table:table-cell table:formula="of:=[.C758]" office:value-type="float" office:value="27">
            <text:p>27</text:p>
          </table:table-cell>
          <table:table-cell table:formula="of:=[.A759]*[.B759]" office:value-type="float" office:value="75.7">
            <text:p>75,7</text:p>
          </table:table-cell>
          <table:table-cell table:formula="of:=EXP(-([.D759]^2/(2*[.C759]^2)))/SQRT(PI()*2*[.C759]^2)" office:value-type="float" office:value="0.000290138364939085">
            <text:p>0,0002901384</text:p>
          </table:table-cell>
          <table:table-cell table:formula="of:=[.F758]" office:value-type="float" office:value="0.0147756400148679">
            <text:p>0,01477564</text:p>
          </table:table-cell>
          <table:table-cell table:formula="of:=1000*[.E759]/[.F759]" office:value-type="float" office:value="19.636263786011">
            <text:p>19,636263786</text:p>
          </table:table-cell>
          <table:table-cell table:number-columns-repeated="7"/>
        </table:table-row>
        <table:table-row table:style-name="ro2">
          <table:table-cell table:formula="of:=[.A759]+1" office:value-type="float" office:value="758">
            <text:p>758</text:p>
          </table:table-cell>
          <table:table-cell table:formula="of:=[.B759]" office:value-type="float" office:value="0.1">
            <text:p>0,1</text:p>
          </table:table-cell>
          <table:table-cell table:formula="of:=[.C759]" office:value-type="float" office:value="27">
            <text:p>27</text:p>
          </table:table-cell>
          <table:table-cell table:formula="of:=[.A760]*[.B760]" office:value-type="float" office:value="75.8">
            <text:p>75,8</text:p>
          </table:table-cell>
          <table:table-cell table:formula="of:=EXP(-([.D760]^2/(2*[.C760]^2)))/SQRT(PI()*2*[.C760]^2)" office:value-type="float" office:value="0.000287139161975304">
            <text:p>0,0002871392</text:p>
          </table:table-cell>
          <table:table-cell table:formula="of:=[.F759]" office:value-type="float" office:value="0.0147756400148679">
            <text:p>0,01477564</text:p>
          </table:table-cell>
          <table:table-cell table:formula="of:=1000*[.E760]/[.F760]" office:value-type="float" office:value="19.433280838351">
            <text:p>19,4332808384</text:p>
          </table:table-cell>
          <table:table-cell table:number-columns-repeated="7"/>
        </table:table-row>
        <table:table-row table:style-name="ro2">
          <table:table-cell table:formula="of:=[.A760]+1" office:value-type="float" office:value="759">
            <text:p>759</text:p>
          </table:table-cell>
          <table:table-cell table:formula="of:=[.B760]" office:value-type="float" office:value="0.1">
            <text:p>0,1</text:p>
          </table:table-cell>
          <table:table-cell table:formula="of:=[.C760]" office:value-type="float" office:value="27">
            <text:p>27</text:p>
          </table:table-cell>
          <table:table-cell table:formula="of:=[.A761]*[.B761]" office:value-type="float" office:value="75.9">
            <text:p>75,9</text:p>
          </table:table-cell>
          <table:table-cell table:formula="of:=EXP(-([.D761]^2/(2*[.C761]^2)))/SQRT(PI()*2*[.C761]^2)" office:value-type="float" office:value="0.00028416706414778">
            <text:p>0,0002841671</text:p>
          </table:table-cell>
          <table:table-cell table:formula="of:=[.F760]" office:value-type="float" office:value="0.0147756400148679">
            <text:p>0,01477564</text:p>
          </table:table-cell>
          <table:table-cell table:formula="of:=1000*[.E761]/[.F761]" office:value-type="float" office:value="19.2321323382161">
            <text:p>19,2321323382</text:p>
          </table:table-cell>
          <table:table-cell table:number-columns-repeated="7"/>
        </table:table-row>
        <table:table-row table:style-name="ro2">
          <table:table-cell table:formula="of:=[.A761]+1" office:value-type="float" office:value="760">
            <text:p>760</text:p>
          </table:table-cell>
          <table:table-cell table:formula="of:=[.B761]" office:value-type="float" office:value="0.1">
            <text:p>0,1</text:p>
          </table:table-cell>
          <table:table-cell table:formula="of:=[.C761]" office:value-type="float" office:value="27">
            <text:p>27</text:p>
          </table:table-cell>
          <table:table-cell table:formula="of:=[.A762]*[.B762]" office:value-type="float" office:value="76">
            <text:p>76</text:p>
          </table:table-cell>
          <table:table-cell table:formula="of:=EXP(-([.D762]^2/(2*[.C762]^2)))/SQRT(PI()*2*[.C762]^2)" office:value-type="float" office:value="0.00028122187201525">
            <text:p>0,0002812219</text:p>
          </table:table-cell>
          <table:table-cell table:formula="of:=[.F761]" office:value-type="float" office:value="0.0147756400148679">
            <text:p>0,01477564</text:p>
          </table:table-cell>
          <table:table-cell table:formula="of:=1000*[.E762]/[.F762]" office:value-type="float" office:value="19.0328047876284">
            <text:p>19,0328047876</text:p>
          </table:table-cell>
          <table:table-cell table:number-columns-repeated="7"/>
        </table:table-row>
        <table:table-row table:style-name="ro2">
          <table:table-cell table:formula="of:=[.A762]+1" office:value-type="float" office:value="761">
            <text:p>761</text:p>
          </table:table-cell>
          <table:table-cell table:formula="of:=[.B762]" office:value-type="float" office:value="0.1">
            <text:p>0,1</text:p>
          </table:table-cell>
          <table:table-cell table:formula="of:=[.C762]" office:value-type="float" office:value="27">
            <text:p>27</text:p>
          </table:table-cell>
          <table:table-cell table:formula="of:=[.A763]*[.B763]" office:value-type="float" office:value="76.1">
            <text:p>76,1</text:p>
          </table:table-cell>
          <table:table-cell table:formula="of:=EXP(-([.D763]^2/(2*[.C763]^2)))/SQRT(PI()*2*[.C763]^2)" office:value-type="float" office:value="0.000278303387100683">
            <text:p>0,0002783034</text:p>
          </table:table-cell>
          <table:table-cell table:formula="of:=[.F762]" office:value-type="float" office:value="0.0147756400148679">
            <text:p>0,01477564</text:p>
          </table:table-cell>
          <table:table-cell table:formula="of:=1000*[.E763]/[.F763]" office:value-type="float" office:value="18.835284753868">
            <text:p>18,8352847539</text:p>
          </table:table-cell>
          <table:table-cell table:number-columns-repeated="7"/>
        </table:table-row>
        <table:table-row table:style-name="ro2">
          <table:table-cell table:formula="of:=[.A763]+1" office:value-type="float" office:value="762">
            <text:p>762</text:p>
          </table:table-cell>
          <table:table-cell table:formula="of:=[.B763]" office:value-type="float" office:value="0.1">
            <text:p>0,1</text:p>
          </table:table-cell>
          <table:table-cell table:formula="of:=[.C763]" office:value-type="float" office:value="27">
            <text:p>27</text:p>
          </table:table-cell>
          <table:table-cell table:formula="of:=[.A764]*[.B764]" office:value-type="float" office:value="76.2">
            <text:p>76,2</text:p>
          </table:table-cell>
          <table:table-cell table:formula="of:=EXP(-([.D764]^2/(2*[.C764]^2)))/SQRT(PI()*2*[.C764]^2)" office:value-type="float" office:value="0.000275411411892115">
            <text:p>0,0002754114</text:p>
          </table:table-cell>
          <table:table-cell table:formula="of:=[.F763]" office:value-type="float" office:value="0.0147756400148679">
            <text:p>0,01477564</text:p>
          </table:table-cell>
          <table:table-cell table:formula="of:=1000*[.E764]/[.F764]" office:value-type="float" office:value="18.6395588695302">
            <text:p>18,6395588695</text:p>
          </table:table-cell>
          <table:table-cell table:number-columns-repeated="7"/>
        </table:table-row>
        <table:table-row table:style-name="ro2">
          <table:table-cell table:formula="of:=[.A764]+1" office:value-type="float" office:value="763">
            <text:p>763</text:p>
          </table:table-cell>
          <table:table-cell table:formula="of:=[.B764]" office:value-type="float" office:value="0.1">
            <text:p>0,1</text:p>
          </table:table-cell>
          <table:table-cell table:formula="of:=[.C764]" office:value-type="float" office:value="27">
            <text:p>27</text:p>
          </table:table-cell>
          <table:table-cell table:formula="of:=[.A765]*[.B765]" office:value-type="float" office:value="76.3">
            <text:p>76,3</text:p>
          </table:table-cell>
          <table:table-cell table:formula="of:=EXP(-([.D765]^2/(2*[.C765]^2)))/SQRT(PI()*2*[.C765]^2)" office:value-type="float" office:value="0.000272545749843422">
            <text:p>0,0002725457</text:p>
          </table:table-cell>
          <table:table-cell table:formula="of:=[.F764]" office:value-type="float" office:value="0.0147756400148679">
            <text:p>0,01477564</text:p>
          </table:table-cell>
          <table:table-cell table:formula="of:=1000*[.E765]/[.F765]" office:value-type="float" office:value="18.4456138325768">
            <text:p>18,4456138326</text:p>
          </table:table-cell>
          <table:table-cell table:number-columns-repeated="7"/>
        </table:table-row>
        <table:table-row table:style-name="ro2">
          <table:table-cell table:formula="of:=[.A765]+1" office:value-type="float" office:value="764">
            <text:p>764</text:p>
          </table:table-cell>
          <table:table-cell table:formula="of:=[.B765]" office:value-type="float" office:value="0.1">
            <text:p>0,1</text:p>
          </table:table-cell>
          <table:table-cell table:formula="of:=[.C765]" office:value-type="float" office:value="27">
            <text:p>27</text:p>
          </table:table-cell>
          <table:table-cell table:formula="of:=[.A766]*[.B766]" office:value-type="float" office:value="76.4">
            <text:p>76,4</text:p>
          </table:table-cell>
          <table:table-cell table:formula="of:=EXP(-([.D766]^2/(2*[.C766]^2)))/SQRT(PI()*2*[.C766]^2)" office:value-type="float" office:value="0.000269706205375006">
            <text:p>0,0002697062</text:p>
          </table:table-cell>
          <table:table-cell table:formula="of:=[.F765]" office:value-type="float" office:value="0.0147756400148679">
            <text:p>0,01477564</text:p>
          </table:table-cell>
          <table:table-cell table:formula="of:=1000*[.E766]/[.F766]" office:value-type="float" office:value="18.2534364063835">
            <text:p>18,2534364064</text:p>
          </table:table-cell>
          <table:table-cell table:number-columns-repeated="7"/>
        </table:table-row>
        <table:table-row table:style-name="ro2">
          <table:table-cell table:formula="of:=[.A766]+1" office:value-type="float" office:value="765">
            <text:p>765</text:p>
          </table:table-cell>
          <table:table-cell table:formula="of:=[.B766]" office:value-type="float" office:value="0.1">
            <text:p>0,1</text:p>
          </table:table-cell>
          <table:table-cell table:formula="of:=[.C766]" office:value-type="float" office:value="27">
            <text:p>27</text:p>
          </table:table-cell>
          <table:table-cell table:formula="of:=[.A767]*[.B767]" office:value-type="float" office:value="76.5">
            <text:p>76,5</text:p>
          </table:table-cell>
          <table:table-cell table:formula="of:=EXP(-([.D767]^2/(2*[.C767]^2)))/SQRT(PI()*2*[.C767]^2)" office:value-type="float" office:value="0.000266892583874416">
            <text:p>0,0002668926</text:p>
          </table:table-cell>
          <table:table-cell table:formula="of:=[.F766]" office:value-type="float" office:value="0.0147756400148679">
            <text:p>0,01477564</text:p>
          </table:table-cell>
          <table:table-cell table:formula="of:=1000*[.E767]/[.F767]" office:value-type="float" office:value="18.0630134197813">
            <text:p>18,0630134198</text:p>
          </table:table-cell>
          <table:table-cell table:number-columns-repeated="7"/>
        </table:table-row>
        <table:table-row table:style-name="ro2">
          <table:table-cell table:formula="of:=[.A767]+1" office:value-type="float" office:value="766">
            <text:p>766</text:p>
          </table:table-cell>
          <table:table-cell table:formula="of:=[.B767]" office:value-type="float" office:value="0.1">
            <text:p>0,1</text:p>
          </table:table-cell>
          <table:table-cell table:formula="of:=[.C767]" office:value-type="float" office:value="27">
            <text:p>27</text:p>
          </table:table-cell>
          <table:table-cell table:formula="of:=[.A768]*[.B768]" office:value-type="float" office:value="76.6">
            <text:p>76,6</text:p>
          </table:table-cell>
          <table:table-cell table:formula="of:=EXP(-([.D768]^2/(2*[.C768]^2)))/SQRT(PI()*2*[.C768]^2)" office:value-type="float" office:value="0.000264104691696894">
            <text:p>0,0002641047</text:p>
          </table:table-cell>
          <table:table-cell table:formula="of:=[.F767]" office:value-type="float" office:value="0.0147756400148679">
            <text:p>0,01477564</text:p>
          </table:table-cell>
          <table:table-cell table:formula="of:=1000*[.E768]/[.F768]" office:value-type="float" office:value="17.8743317670937">
            <text:p>17,8743317671</text:p>
          </table:table-cell>
          <table:table-cell table:number-columns-repeated="7"/>
        </table:table-row>
        <table:table-row table:style-name="ro2">
          <table:table-cell table:formula="of:=[.A768]+1" office:value-type="float" office:value="767">
            <text:p>767</text:p>
          </table:table-cell>
          <table:table-cell table:formula="of:=[.B768]" office:value-type="float" office:value="0.1">
            <text:p>0,1</text:p>
          </table:table-cell>
          <table:table-cell table:formula="of:=[.C768]" office:value-type="float" office:value="27">
            <text:p>27</text:p>
          </table:table-cell>
          <table:table-cell table:formula="of:=[.A769]*[.B769]" office:value-type="float" office:value="76.7">
            <text:p>76,7</text:p>
          </table:table-cell>
          <table:table-cell table:formula="of:=EXP(-([.D769]^2/(2*[.C769]^2)))/SQRT(PI()*2*[.C769]^2)" office:value-type="float" office:value="0.00026134233616585">
            <text:p>0,0002613423</text:p>
          </table:table-cell>
          <table:table-cell table:formula="of:=[.F768]" office:value-type="float" office:value="0.0147756400148679">
            <text:p>0,01477564</text:p>
          </table:table-cell>
          <table:table-cell table:formula="of:=1000*[.E769]/[.F769]" office:value-type="float" office:value="17.6873784081689">
            <text:p>17,6873784082</text:p>
          </table:table-cell>
          <table:table-cell table:number-columns-repeated="7"/>
        </table:table-row>
        <table:table-row table:style-name="ro2">
          <table:table-cell table:formula="of:=[.A769]+1" office:value-type="float" office:value="768">
            <text:p>768</text:p>
          </table:table-cell>
          <table:table-cell table:formula="of:=[.B769]" office:value-type="float" office:value="0.1">
            <text:p>0,1</text:p>
          </table:table-cell>
          <table:table-cell table:formula="of:=[.C769]" office:value-type="float" office:value="27">
            <text:p>27</text:p>
          </table:table-cell>
          <table:table-cell table:formula="of:=[.A770]*[.B770]" office:value-type="float" office:value="76.8">
            <text:p>76,8</text:p>
          </table:table-cell>
          <table:table-cell table:formula="of:=EXP(-([.D770]^2/(2*[.C770]^2)))/SQRT(PI()*2*[.C770]^2)" office:value-type="float" office:value="0.000258605325573265">
            <text:p>0,0002586053</text:p>
          </table:table-cell>
          <table:table-cell table:formula="of:=[.F769]" office:value-type="float" office:value="0.0147756400148679">
            <text:p>0,01477564</text:p>
          </table:table-cell>
          <table:table-cell table:formula="of:=1000*[.E770]/[.F770]" office:value-type="float" office:value="17.5021403684067">
            <text:p>17,5021403684</text:p>
          </table:table-cell>
          <table:table-cell table:number-columns-repeated="7"/>
        </table:table-row>
        <table:table-row table:style-name="ro2">
          <table:table-cell table:formula="of:=[.A770]+1" office:value-type="float" office:value="769">
            <text:p>769</text:p>
          </table:table-cell>
          <table:table-cell table:formula="of:=[.B770]" office:value-type="float" office:value="0.1">
            <text:p>0,1</text:p>
          </table:table-cell>
          <table:table-cell table:formula="of:=[.C770]" office:value-type="float" office:value="27">
            <text:p>27</text:p>
          </table:table-cell>
          <table:table-cell table:formula="of:=[.A771]*[.B771]" office:value-type="float" office:value="76.9">
            <text:p>76,9</text:p>
          </table:table-cell>
          <table:table-cell table:formula="of:=EXP(-([.D771]^2/(2*[.C771]^2)))/SQRT(PI()*2*[.C771]^2)" office:value-type="float" office:value="0.000255893469180023">
            <text:p>0,0002558935</text:p>
          </table:table-cell>
          <table:table-cell table:formula="of:=[.F770]" office:value-type="float" office:value="0.0147756400148679">
            <text:p>0,01477564</text:p>
          </table:table-cell>
          <table:table-cell table:formula="of:=1000*[.E771]/[.F771]" office:value-type="float" office:value="17.3186047387817">
            <text:p>17,3186047388</text:p>
          </table:table-cell>
          <table:table-cell table:number-columns-repeated="7"/>
        </table:table-row>
        <table:table-row table:style-name="ro2">
          <table:table-cell table:formula="of:=[.A771]+1" office:value-type="float" office:value="770">
            <text:p>770</text:p>
          </table:table-cell>
          <table:table-cell table:formula="of:=[.B771]" office:value-type="float" office:value="0.1">
            <text:p>0,1</text:p>
          </table:table-cell>
          <table:table-cell table:formula="of:=[.C771]" office:value-type="float" office:value="27">
            <text:p>27</text:p>
          </table:table-cell>
          <table:table-cell table:formula="of:=[.A772]*[.B772]" office:value-type="float" office:value="77">
            <text:p>77</text:p>
          </table:table-cell>
          <table:table-cell table:formula="of:=EXP(-([.D772]^2/(2*[.C772]^2)))/SQRT(PI()*2*[.C772]^2)" office:value-type="float" office:value="0.000253206577216178">
            <text:p>0,0002532066</text:p>
          </table:table-cell>
          <table:table-cell table:formula="of:=[.F771]" office:value-type="float" office:value="0.0147756400148679">
            <text:p>0,01477564</text:p>
          </table:table-cell>
          <table:table-cell table:formula="of:=1000*[.E772]/[.F772]" office:value-type="float" office:value="17.1367586758605">
            <text:p>17,1367586759</text:p>
          </table:table-cell>
          <table:table-cell table:number-columns-repeated="7"/>
        </table:table-row>
        <table:table-row table:style-name="ro2">
          <table:table-cell table:formula="of:=[.A772]+1" office:value-type="float" office:value="771">
            <text:p>771</text:p>
          </table:table-cell>
          <table:table-cell table:formula="of:=[.B772]" office:value-type="float" office:value="0.1">
            <text:p>0,1</text:p>
          </table:table-cell>
          <table:table-cell table:formula="of:=[.C772]" office:value-type="float" office:value="27">
            <text:p>27</text:p>
          </table:table-cell>
          <table:table-cell table:formula="of:=[.A773]*[.B773]" office:value-type="float" office:value="77.1">
            <text:p>77,1</text:p>
          </table:table-cell>
          <table:table-cell table:formula="of:=EXP(-([.D773]^2/(2*[.C773]^2)))/SQRT(PI()*2*[.C773]^2)" office:value-type="float" office:value="0.000250544460881144">
            <text:p>0,0002505445</text:p>
          </table:table-cell>
          <table:table-cell table:formula="of:=[.F772]" office:value-type="float" office:value="0.0147756400148679">
            <text:p>0,01477564</text:p>
          </table:table-cell>
          <table:table-cell table:formula="of:=1000*[.E773]/[.F773]" office:value-type="float" office:value="16.9565894018151">
            <text:p>16,9565894018</text:p>
          </table:table-cell>
          <table:table-cell table:number-columns-repeated="7"/>
        </table:table-row>
        <table:table-row table:style-name="ro2">
          <table:table-cell table:formula="of:=[.A773]+1" office:value-type="float" office:value="772">
            <text:p>772</text:p>
          </table:table-cell>
          <table:table-cell table:formula="of:=[.B773]" office:value-type="float" office:value="0.1">
            <text:p>0,1</text:p>
          </table:table-cell>
          <table:table-cell table:formula="of:=[.C773]" office:value-type="float" office:value="27">
            <text:p>27</text:p>
          </table:table-cell>
          <table:table-cell table:formula="of:=[.A774]*[.B774]" office:value-type="float" office:value="77.2">
            <text:p>77,2</text:p>
          </table:table-cell>
          <table:table-cell table:formula="of:=EXP(-([.D774]^2/(2*[.C774]^2)))/SQRT(PI()*2*[.C774]^2)" office:value-type="float" office:value="0.000247906932343826">
            <text:p>0,0002479069</text:p>
          </table:table-cell>
          <table:table-cell table:formula="of:=[.F773]" office:value-type="float" office:value="0.0147756400148679">
            <text:p>0,01477564</text:p>
          </table:table-cell>
          <table:table-cell table:formula="of:=1000*[.E774]/[.F774]" office:value-type="float" office:value="16.7780842044319">
            <text:p>16,7780842044</text:p>
          </table:table-cell>
          <table:table-cell table:number-columns-repeated="7"/>
        </table:table-row>
        <table:table-row table:style-name="ro2">
          <table:table-cell table:formula="of:=[.A774]+1" office:value-type="float" office:value="773">
            <text:p>773</text:p>
          </table:table-cell>
          <table:table-cell table:formula="of:=[.B774]" office:value-type="float" office:value="0.1">
            <text:p>0,1</text:p>
          </table:table-cell>
          <table:table-cell table:formula="of:=[.C774]" office:value-type="float" office:value="27">
            <text:p>27</text:p>
          </table:table-cell>
          <table:table-cell table:formula="of:=[.A775]*[.B775]" office:value-type="float" office:value="77.3">
            <text:p>77,3</text:p>
          </table:table-cell>
          <table:table-cell table:formula="of:=EXP(-([.D775]^2/(2*[.C775]^2)))/SQRT(PI()*2*[.C775]^2)" office:value-type="float" office:value="0.000245293804742675">
            <text:p>0,0002452938</text:p>
          </table:table-cell>
          <table:table-cell table:formula="of:=[.F774]" office:value-type="float" office:value="0.0147756400148679">
            <text:p>0,01477564</text:p>
          </table:table-cell>
          <table:table-cell table:formula="of:=1000*[.E775]/[.F775]" office:value-type="float" office:value="16.6012304371148">
            <text:p>16,6012304371</text:p>
          </table:table-cell>
          <table:table-cell table:number-columns-repeated="7"/>
        </table:table-row>
        <table:table-row table:style-name="ro2">
          <table:table-cell table:formula="of:=[.A775]+1" office:value-type="float" office:value="774">
            <text:p>774</text:p>
          </table:table-cell>
          <table:table-cell table:formula="of:=[.B775]" office:value-type="float" office:value="0.1">
            <text:p>0,1</text:p>
          </table:table-cell>
          <table:table-cell table:formula="of:=[.C775]" office:value-type="float" office:value="27">
            <text:p>27</text:p>
          </table:table-cell>
          <table:table-cell table:formula="of:=[.A776]*[.B776]" office:value-type="float" office:value="77.4">
            <text:p>77,4</text:p>
          </table:table-cell>
          <table:table-cell table:formula="of:=EXP(-([.D776]^2/(2*[.C776]^2)))/SQRT(PI()*2*[.C776]^2)" office:value-type="float" office:value="0.000242704892185686">
            <text:p>0,0002427049</text:p>
          </table:table-cell>
          <table:table-cell table:formula="of:=[.F775]" office:value-type="float" office:value="0.0147756400148679">
            <text:p>0,01477564</text:p>
          </table:table-cell>
          <table:table-cell table:formula="of:=1000*[.E776]/[.F776]" office:value-type="float" office:value="16.4260155188855">
            <text:p>16,4260155189</text:p>
          </table:table-cell>
          <table:table-cell table:number-columns-repeated="7"/>
        </table:table-row>
        <table:table-row table:style-name="ro2">
          <table:table-cell table:formula="of:=[.A776]+1" office:value-type="float" office:value="775">
            <text:p>775</text:p>
          </table:table-cell>
          <table:table-cell table:formula="of:=[.B776]" office:value-type="float" office:value="0.1">
            <text:p>0,1</text:p>
          </table:table-cell>
          <table:table-cell table:formula="of:=[.C776]" office:value-type="float" office:value="27">
            <text:p>27</text:p>
          </table:table-cell>
          <table:table-cell table:formula="of:=[.A777]*[.B777]" office:value-type="float" office:value="77.5">
            <text:p>77,5</text:p>
          </table:table-cell>
          <table:table-cell table:formula="of:=EXP(-([.D777]^2/(2*[.C777]^2)))/SQRT(PI()*2*[.C777]^2)" office:value-type="float" office:value="0.000240140009750316">
            <text:p>0,00024014</text:p>
          </table:table-cell>
          <table:table-cell table:formula="of:=[.F776]" office:value-type="float" office:value="0.0147756400148679">
            <text:p>0,01477564</text:p>
          </table:table-cell>
          <table:table-cell table:formula="of:=1000*[.E777]/[.F777]" office:value-type="float" office:value="16.2524269343783">
            <text:p>16,2524269344</text:p>
          </table:table-cell>
          <table:table-cell table:number-columns-repeated="7"/>
        </table:table-row>
        <table:table-row table:style-name="ro2">
          <table:table-cell table:formula="of:=[.A777]+1" office:value-type="float" office:value="776">
            <text:p>776</text:p>
          </table:table-cell>
          <table:table-cell table:formula="of:=[.B777]" office:value-type="float" office:value="0.1">
            <text:p>0,1</text:p>
          </table:table-cell>
          <table:table-cell table:formula="of:=[.C777]" office:value-type="float" office:value="27">
            <text:p>27</text:p>
          </table:table-cell>
          <table:table-cell table:formula="of:=[.A778]*[.B778]" office:value-type="float" office:value="77.6">
            <text:p>77,6</text:p>
          </table:table-cell>
          <table:table-cell table:formula="of:=EXP(-([.D778]^2/(2*[.C778]^2)))/SQRT(PI()*2*[.C778]^2)" office:value-type="float" office:value="0.000237598973483353">
            <text:p>0,000237599</text:p>
          </table:table-cell>
          <table:table-cell table:formula="of:=[.F777]" office:value-type="float" office:value="0.0147756400148679">
            <text:p>0,01477564</text:p>
          </table:table-cell>
          <table:table-cell table:formula="of:=1000*[.E778]/[.F778]" office:value-type="float" office:value="16.0804522338302">
            <text:p>16,0804522338</text:p>
          </table:table-cell>
          <table:table-cell table:number-columns-repeated="7"/>
        </table:table-row>
        <table:table-row table:style-name="ro2">
          <table:table-cell table:formula="of:=[.A778]+1" office:value-type="float" office:value="777">
            <text:p>777</text:p>
          </table:table-cell>
          <table:table-cell table:formula="of:=[.B778]" office:value-type="float" office:value="0.1">
            <text:p>0,1</text:p>
          </table:table-cell>
          <table:table-cell table:formula="of:=[.C778]" office:value-type="float" office:value="27">
            <text:p>27</text:p>
          </table:table-cell>
          <table:table-cell table:formula="of:=[.A779]*[.B779]" office:value-type="float" office:value="77.7">
            <text:p>77,7</text:p>
          </table:table-cell>
          <table:table-cell table:formula="of:=EXP(-([.D779]^2/(2*[.C779]^2)))/SQRT(PI()*2*[.C779]^2)" office:value-type="float" office:value="0.000235081600400707">
            <text:p>0,0002350816</text:p>
          </table:table-cell>
          <table:table-cell table:formula="of:=[.F778]" office:value-type="float" office:value="0.0147756400148679">
            <text:p>0,01477564</text:p>
          </table:table-cell>
          <table:table-cell table:formula="of:=1000*[.E779]/[.F779]" office:value-type="float" office:value="15.9100790330678">
            <text:p>15,9100790331</text:p>
          </table:table-cell>
          <table:table-cell table:number-columns-repeated="7"/>
        </table:table-row>
        <table:table-row table:style-name="ro2">
          <table:table-cell table:formula="of:=[.A779]+1" office:value-type="float" office:value="778">
            <text:p>778</text:p>
          </table:table-cell>
          <table:table-cell table:formula="of:=[.B779]" office:value-type="float" office:value="0.1">
            <text:p>0,1</text:p>
          </table:table-cell>
          <table:table-cell table:formula="of:=[.C779]" office:value-type="float" office:value="27">
            <text:p>27</text:p>
          </table:table-cell>
          <table:table-cell table:formula="of:=[.A780]*[.B780]" office:value-type="float" office:value="77.8">
            <text:p>77,8</text:p>
          </table:table-cell>
          <table:table-cell table:formula="of:=EXP(-([.D780]^2/(2*[.C780]^2)))/SQRT(PI()*2*[.C780]^2)" office:value-type="float" office:value="0.000232587708487145">
            <text:p>0,0002325877</text:p>
          </table:table-cell>
          <table:table-cell table:formula="of:=[.F779]" office:value-type="float" office:value="0.0147756400148679">
            <text:p>0,01477564</text:p>
          </table:table-cell>
          <table:table-cell table:formula="of:=1000*[.E780]/[.F780]" office:value-type="float" office:value="15.7412950134888">
            <text:p>15,7412950135</text:p>
          </table:table-cell>
          <table:table-cell table:number-columns-repeated="7"/>
        </table:table-row>
        <table:table-row table:style-name="ro2">
          <table:table-cell table:formula="of:=[.A780]+1" office:value-type="float" office:value="779">
            <text:p>779</text:p>
          </table:table-cell>
          <table:table-cell table:formula="of:=[.B780]" office:value-type="float" office:value="0.1">
            <text:p>0,1</text:p>
          </table:table-cell>
          <table:table-cell table:formula="of:=[.C780]" office:value-type="float" office:value="27">
            <text:p>27</text:p>
          </table:table-cell>
          <table:table-cell table:formula="of:=[.A781]*[.B781]" office:value-type="float" office:value="77.9">
            <text:p>77,9</text:p>
          </table:table-cell>
          <table:table-cell table:formula="of:=EXP(-([.D781]^2/(2*[.C781]^2)))/SQRT(PI()*2*[.C781]^2)" office:value-type="float" office:value="0.000230117116695959">
            <text:p>0,0002301171</text:p>
          </table:table-cell>
          <table:table-cell table:formula="of:=[.F780]" office:value-type="float" office:value="0.0147756400148679">
            <text:p>0,01477564</text:p>
          </table:table-cell>
          <table:table-cell table:formula="of:=1000*[.E781]/[.F781]" office:value-type="float" office:value="15.5740879220396">
            <text:p>15,574087922</text:p>
          </table:table-cell>
          <table:table-cell table:number-columns-repeated="7"/>
        </table:table-row>
        <table:table-row table:style-name="ro2">
          <table:table-cell table:formula="of:=[.A781]+1" office:value-type="float" office:value="780">
            <text:p>780</text:p>
          </table:table-cell>
          <table:table-cell table:formula="of:=[.B781]" office:value-type="float" office:value="0.1">
            <text:p>0,1</text:p>
          </table:table-cell>
          <table:table-cell table:formula="of:=[.C781]" office:value-type="float" office:value="27">
            <text:p>27</text:p>
          </table:table-cell>
          <table:table-cell table:formula="of:=[.A782]*[.B782]" office:value-type="float" office:value="78">
            <text:p>78</text:p>
          </table:table-cell>
          <table:table-cell table:formula="of:=EXP(-([.D782]^2/(2*[.C782]^2)))/SQRT(PI()*2*[.C782]^2)" office:value-type="float" office:value="0.000227669644948571">
            <text:p>0,0002276696</text:p>
          </table:table-cell>
          <table:table-cell table:formula="of:=[.F781]" office:value-type="float" office:value="0.0147756400148679">
            <text:p>0,01477564</text:p>
          </table:table-cell>
          <table:table-cell table:formula="of:=1000*[.E782]/[.F782]" office:value-type="float" office:value="15.4084455711888">
            <text:p>15,4084455712</text:p>
          </table:table-cell>
          <table:table-cell table:number-columns-repeated="7"/>
        </table:table-row>
        <table:table-row table:style-name="ro2">
          <table:table-cell table:formula="of:=[.A782]+1" office:value-type="float" office:value="781">
            <text:p>781</text:p>
          </table:table-cell>
          <table:table-cell table:formula="of:=[.B782]" office:value-type="float" office:value="0.1">
            <text:p>0,1</text:p>
          </table:table-cell>
          <table:table-cell table:formula="of:=[.C782]" office:value-type="float" office:value="27">
            <text:p>27</text:p>
          </table:table-cell>
          <table:table-cell table:formula="of:=[.A783]*[.B783]" office:value-type="float" office:value="78.1">
            <text:p>78,1</text:p>
          </table:table-cell>
          <table:table-cell table:formula="of:=EXP(-([.D783]^2/(2*[.C783]^2)))/SQRT(PI()*2*[.C783]^2)" office:value-type="float" office:value="0.000225245114134079">
            <text:p>0,0002252451</text:p>
          </table:table-cell>
          <table:table-cell table:formula="of:=[.F782]" office:value-type="float" office:value="0.0147756400148679">
            <text:p>0,01477564</text:p>
          </table:table-cell>
          <table:table-cell table:formula="of:=1000*[.E783]/[.F783]" office:value-type="float" office:value="15.2443558388962">
            <text:p>15,2443558389</text:p>
          </table:table-cell>
          <table:table-cell table:number-columns-repeated="7"/>
        </table:table-row>
        <table:table-row table:style-name="ro2">
          <table:table-cell table:formula="of:=[.A783]+1" office:value-type="float" office:value="782">
            <text:p>782</text:p>
          </table:table-cell>
          <table:table-cell table:formula="of:=[.B783]" office:value-type="float" office:value="0.1">
            <text:p>0,1</text:p>
          </table:table-cell>
          <table:table-cell table:formula="of:=[.C783]" office:value-type="float" office:value="27">
            <text:p>27</text:p>
          </table:table-cell>
          <table:table-cell table:formula="of:=[.A784]*[.B784]" office:value-type="float" office:value="78.2">
            <text:p>78,2</text:p>
          </table:table-cell>
          <table:table-cell table:formula="of:=EXP(-([.D784]^2/(2*[.C784]^2)))/SQRT(PI()*2*[.C784]^2)" office:value-type="float" office:value="0.000222843346108743">
            <text:p>0,0002228433</text:p>
          </table:table-cell>
          <table:table-cell table:formula="of:=[.F783]" office:value-type="float" office:value="0.0147756400148679">
            <text:p>0,01477564</text:p>
          </table:table-cell>
          <table:table-cell table:formula="of:=1000*[.E784]/[.F784]" office:value-type="float" office:value="15.081806668578">
            <text:p>15,0818066686</text:p>
          </table:table-cell>
          <table:table-cell table:number-columns-repeated="7"/>
        </table:table-row>
        <table:table-row table:style-name="ro2">
          <table:table-cell table:formula="of:=[.A784]+1" office:value-type="float" office:value="783">
            <text:p>783</text:p>
          </table:table-cell>
          <table:table-cell table:formula="of:=[.B784]" office:value-type="float" office:value="0.1">
            <text:p>0,1</text:p>
          </table:table-cell>
          <table:table-cell table:formula="of:=[.C784]" office:value-type="float" office:value="27">
            <text:p>27</text:p>
          </table:table-cell>
          <table:table-cell table:formula="of:=[.A785]*[.B785]" office:value-type="float" office:value="78.3">
            <text:p>78,3</text:p>
          </table:table-cell>
          <table:table-cell table:formula="of:=EXP(-([.D785]^2/(2*[.C785]^2)))/SQRT(PI()*2*[.C785]^2)" office:value-type="float" office:value="0.000220464163695402">
            <text:p>0,0002204642</text:p>
          </table:table-cell>
          <table:table-cell table:formula="of:=[.F784]" office:value-type="float" office:value="0.0147756400148679">
            <text:p>0,01477564</text:p>
          </table:table-cell>
          <table:table-cell table:formula="of:=1000*[.E785]/[.F785]" office:value-type="float" office:value="14.9207860690678">
            <text:p>14,9207860691</text:p>
          </table:table-cell>
          <table:table-cell table:number-columns-repeated="7"/>
        </table:table-row>
        <table:table-row table:style-name="ro2">
          <table:table-cell table:formula="of:=[.A785]+1" office:value-type="float" office:value="784">
            <text:p>784</text:p>
          </table:table-cell>
          <table:table-cell table:formula="of:=[.B785]" office:value-type="float" office:value="0.1">
            <text:p>0,1</text:p>
          </table:table-cell>
          <table:table-cell table:formula="of:=[.C785]" office:value-type="float" office:value="27">
            <text:p>27</text:p>
          </table:table-cell>
          <table:table-cell table:formula="of:=[.A786]*[.B786]" office:value-type="float" office:value="78.4">
            <text:p>78,4</text:p>
          </table:table-cell>
          <table:table-cell table:formula="of:=EXP(-([.D786]^2/(2*[.C786]^2)))/SQRT(PI()*2*[.C786]^2)" office:value-type="float" office:value="0.000218107390682842">
            <text:p>0,0002181074</text:p>
          </table:table-cell>
          <table:table-cell table:formula="of:=[.F785]" office:value-type="float" office:value="0.0147756400148679">
            <text:p>0,01477564</text:p>
          </table:table-cell>
          <table:table-cell table:formula="of:=1000*[.E786]/[.F786]" office:value-type="float" office:value="14.7612821145732">
            <text:p>14,7612821146</text:p>
          </table:table-cell>
          <table:table-cell table:number-columns-repeated="7"/>
        </table:table-row>
        <table:table-row table:style-name="ro2">
          <table:table-cell table:formula="of:=[.A786]+1" office:value-type="float" office:value="785">
            <text:p>785</text:p>
          </table:table-cell>
          <table:table-cell table:formula="of:=[.B786]" office:value-type="float" office:value="0.1">
            <text:p>0,1</text:p>
          </table:table-cell>
          <table:table-cell table:formula="of:=[.C786]" office:value-type="float" office:value="27">
            <text:p>27</text:p>
          </table:table-cell>
          <table:table-cell table:formula="of:=[.A787]*[.B787]" office:value-type="float" office:value="78.5">
            <text:p>78,5</text:p>
          </table:table-cell>
          <table:table-cell table:formula="of:=EXP(-([.D787]^2/(2*[.C787]^2)))/SQRT(PI()*2*[.C787]^2)" office:value-type="float" office:value="0.000215772851825097">
            <text:p>0,0002157729</text:p>
          </table:table-cell>
          <table:table-cell table:formula="of:=[.F786]" office:value-type="float" office:value="0.0147756400148679">
            <text:p>0,01477564</text:p>
          </table:table-cell>
          <table:table-cell table:formula="of:=1000*[.E787]/[.F787]" office:value-type="float" office:value="14.6032829446289">
            <text:p>14,6032829446</text:p>
          </table:table-cell>
          <table:table-cell table:number-columns-repeated="7"/>
        </table:table-row>
        <table:table-row table:style-name="ro2">
          <table:table-cell table:formula="of:=[.A787]+1" office:value-type="float" office:value="786">
            <text:p>786</text:p>
          </table:table-cell>
          <table:table-cell table:formula="of:=[.B787]" office:value-type="float" office:value="0.1">
            <text:p>0,1</text:p>
          </table:table-cell>
          <table:table-cell table:formula="of:=[.C787]" office:value-type="float" office:value="27">
            <text:p>27</text:p>
          </table:table-cell>
          <table:table-cell table:formula="of:=[.A788]*[.B788]" office:value-type="float" office:value="78.6">
            <text:p>78,6</text:p>
          </table:table-cell>
          <table:table-cell table:formula="of:=EXP(-([.D788]^2/(2*[.C788]^2)))/SQRT(PI()*2*[.C788]^2)" office:value-type="float" office:value="0.000213460372840697">
            <text:p>0,0002134604</text:p>
          </table:table-cell>
          <table:table-cell table:formula="of:=[.F787]" office:value-type="float" office:value="0.0147756400148679">
            <text:p>0,01477564</text:p>
          </table:table-cell>
          <table:table-cell table:formula="of:=1000*[.E788]/[.F788]" office:value-type="float" office:value="14.4467767640457">
            <text:p>14,446776764</text:p>
          </table:table-cell>
          <table:table-cell table:number-columns-repeated="7"/>
        </table:table-row>
        <table:table-row table:style-name="ro2">
          <table:table-cell table:formula="of:=[.A788]+1" office:value-type="float" office:value="787">
            <text:p>787</text:p>
          </table:table-cell>
          <table:table-cell table:formula="of:=[.B788]" office:value-type="float" office:value="0.1">
            <text:p>0,1</text:p>
          </table:table-cell>
          <table:table-cell table:formula="of:=[.C788]" office:value-type="float" office:value="27">
            <text:p>27</text:p>
          </table:table-cell>
          <table:table-cell table:formula="of:=[.A789]*[.B789]" office:value-type="float" office:value="78.7">
            <text:p>78,7</text:p>
          </table:table-cell>
          <table:table-cell table:formula="of:=EXP(-([.D789]^2/(2*[.C789]^2)))/SQRT(PI()*2*[.C789]^2)" office:value-type="float" office:value="0.000211169780411856">
            <text:p>0,0002111698</text:p>
          </table:table-cell>
          <table:table-cell table:formula="of:=[.F788]" office:value-type="float" office:value="0.0147756400148679">
            <text:p>0,01477564</text:p>
          </table:table-cell>
          <table:table-cell table:formula="of:=1000*[.E789]/[.F789]" office:value-type="float" office:value="14.2917518428554">
            <text:p>14,2917518429</text:p>
          </table:table-cell>
          <table:table-cell table:number-columns-repeated="7"/>
        </table:table-row>
        <table:table-row table:style-name="ro2">
          <table:table-cell table:formula="of:=[.A789]+1" office:value-type="float" office:value="788">
            <text:p>788</text:p>
          </table:table-cell>
          <table:table-cell table:formula="of:=[.B789]" office:value-type="float" office:value="0.1">
            <text:p>0,1</text:p>
          </table:table-cell>
          <table:table-cell table:formula="of:=[.C789]" office:value-type="float" office:value="27">
            <text:p>27</text:p>
          </table:table-cell>
          <table:table-cell table:formula="of:=[.A790]*[.B790]" office:value-type="float" office:value="78.8">
            <text:p>78,8</text:p>
          </table:table-cell>
          <table:table-cell table:formula="of:=EXP(-([.D790]^2/(2*[.C790]^2)))/SQRT(PI()*2*[.C790]^2)" office:value-type="float" office:value="0.000208900902183598">
            <text:p>0,0002089009</text:p>
          </table:table-cell>
          <table:table-cell table:formula="of:=[.F789]" office:value-type="float" office:value="0.0147756400148679">
            <text:p>0,01477564</text:p>
          </table:table-cell>
          <table:table-cell table:formula="of:=1000*[.E790]/[.F790]" office:value-type="float" office:value="14.138196516252">
            <text:p>14,1381965163</text:p>
          </table:table-cell>
          <table:table-cell table:number-columns-repeated="7"/>
        </table:table-row>
        <table:table-row table:style-name="ro2">
          <table:table-cell table:formula="of:=[.A790]+1" office:value-type="float" office:value="789">
            <text:p>789</text:p>
          </table:table-cell>
          <table:table-cell table:formula="of:=[.B790]" office:value-type="float" office:value="0.1">
            <text:p>0,1</text:p>
          </table:table-cell>
          <table:table-cell table:formula="of:=[.C790]" office:value-type="float" office:value="27">
            <text:p>27</text:p>
          </table:table-cell>
          <table:table-cell table:formula="of:=[.A791]*[.B791]" office:value-type="float" office:value="78.9">
            <text:p>78,9</text:p>
          </table:table-cell>
          <table:table-cell table:formula="of:=EXP(-([.D791]^2/(2*[.C791]^2)))/SQRT(PI()*2*[.C791]^2)" office:value-type="float" office:value="0.000206653566762838">
            <text:p>0,0002066536</text:p>
          </table:table-cell>
          <table:table-cell table:formula="of:=[.F790]" office:value-type="float" office:value="0.0147756400148679">
            <text:p>0,01477564</text:p>
          </table:table-cell>
          <table:table-cell table:formula="of:=1000*[.E791]/[.F791]" office:value-type="float" office:value="13.986099184529">
            <text:p>13,9860991845</text:p>
          </table:table-cell>
          <table:table-cell table:number-columns-repeated="7"/>
        </table:table-row>
        <table:table-row table:style-name="ro2">
          <table:table-cell table:formula="of:=[.A791]+1" office:value-type="float" office:value="790">
            <text:p>790</text:p>
          </table:table-cell>
          <table:table-cell table:formula="of:=[.B791]" office:value-type="float" office:value="0.1">
            <text:p>0,1</text:p>
          </table:table-cell>
          <table:table-cell table:formula="of:=[.C791]" office:value-type="float" office:value="27">
            <text:p>27</text:p>
          </table:table-cell>
          <table:table-cell table:formula="of:=[.A792]*[.B792]" office:value-type="float" office:value="79">
            <text:p>79</text:p>
          </table:table-cell>
          <table:table-cell table:formula="of:=EXP(-([.D792]^2/(2*[.C792]^2)))/SQRT(PI()*2*[.C792]^2)" office:value-type="float" office:value="0.000204427603717396">
            <text:p>0,0002044276</text:p>
          </table:table-cell>
          <table:table-cell table:formula="of:=[.F791]" office:value-type="float" office:value="0.0147756400148679">
            <text:p>0,01477564</text:p>
          </table:table-cell>
          <table:table-cell table:formula="of:=1000*[.E792]/[.F792]" office:value-type="float" office:value="13.8354483130133">
            <text:p>13,835448313</text:p>
          </table:table-cell>
          <table:table-cell table:number-columns-repeated="7"/>
        </table:table-row>
        <table:table-row table:style-name="ro2">
          <table:table-cell table:formula="of:=[.A792]+1" office:value-type="float" office:value="791">
            <text:p>791</text:p>
          </table:table-cell>
          <table:table-cell table:formula="of:=[.B792]" office:value-type="float" office:value="0.1">
            <text:p>0,1</text:p>
          </table:table-cell>
          <table:table-cell table:formula="of:=[.C792]" office:value-type="float" office:value="27">
            <text:p>27</text:p>
          </table:table-cell>
          <table:table-cell table:formula="of:=[.A793]*[.B793]" office:value-type="float" office:value="79.1">
            <text:p>79,1</text:p>
          </table:table-cell>
          <table:table-cell table:formula="of:=EXP(-([.D793]^2/(2*[.C793]^2)))/SQRT(PI()*2*[.C793]^2)" office:value-type="float" office:value="0.000202222843574964">
            <text:p>0,0002022228</text:p>
          </table:table-cell>
          <table:table-cell table:formula="of:=[.F792]" office:value-type="float" office:value="0.0147756400148679">
            <text:p>0,01477564</text:p>
          </table:table-cell>
          <table:table-cell table:formula="of:=1000*[.E793]/[.F793]" office:value-type="float" office:value="13.6862324319948">
            <text:p>13,686232432</text:p>
          </table:table-cell>
          <table:table-cell table:number-columns-repeated="7"/>
        </table:table-row>
        <table:table-row table:style-name="ro2">
          <table:table-cell table:formula="of:=[.A793]+1" office:value-type="float" office:value="792">
            <text:p>792</text:p>
          </table:table-cell>
          <table:table-cell table:formula="of:=[.B793]" office:value-type="float" office:value="0.1">
            <text:p>0,1</text:p>
          </table:table-cell>
          <table:table-cell table:formula="of:=[.C793]" office:value-type="float" office:value="27">
            <text:p>27</text:p>
          </table:table-cell>
          <table:table-cell table:formula="of:=[.A794]*[.B794]" office:value-type="float" office:value="79.2">
            <text:p>79,2</text:p>
          </table:table-cell>
          <table:table-cell table:formula="of:=EXP(-([.D794]^2/(2*[.C794]^2)))/SQRT(PI()*2*[.C794]^2)" office:value-type="float" office:value="0.000200039117822014">
            <text:p>0,0002000391</text:p>
          </table:table-cell>
          <table:table-cell table:formula="of:=[.F793]" office:value-type="float" office:value="0.0147756400148679">
            <text:p>0,01477564</text:p>
          </table:table-cell>
          <table:table-cell table:formula="of:=1000*[.E794]/[.F794]" office:value-type="float" office:value="13.5384401366524">
            <text:p>13,5384401367</text:p>
          </table:table-cell>
          <table:table-cell table:number-columns-repeated="7"/>
        </table:table-row>
        <table:table-row table:style-name="ro2">
          <table:table-cell table:formula="of:=[.A794]+1" office:value-type="float" office:value="793">
            <text:p>793</text:p>
          </table:table-cell>
          <table:table-cell table:formula="of:=[.B794]" office:value-type="float" office:value="0.1">
            <text:p>0,1</text:p>
          </table:table-cell>
          <table:table-cell table:formula="of:=[.C794]" office:value-type="float" office:value="27">
            <text:p>27</text:p>
          </table:table-cell>
          <table:table-cell table:formula="of:=[.A795]*[.B795]" office:value-type="float" office:value="79.3">
            <text:p>79,3</text:p>
          </table:table-cell>
          <table:table-cell table:formula="of:=EXP(-([.D795]^2/(2*[.C795]^2)))/SQRT(PI()*2*[.C795]^2)" office:value-type="float" office:value="0.000197876258902652">
            <text:p>0,0001978763</text:p>
          </table:table-cell>
          <table:table-cell table:formula="of:=[.F794]" office:value-type="float" office:value="0.0147756400148679">
            <text:p>0,01477564</text:p>
          </table:table-cell>
          <table:table-cell table:formula="of:=1000*[.E795]/[.F795]" office:value-type="float" office:value="13.392060086977">
            <text:p>13,392060087</text:p>
          </table:table-cell>
          <table:table-cell table:number-columns-repeated="7"/>
        </table:table-row>
        <table:table-row table:style-name="ro2">
          <table:table-cell table:formula="of:=[.A795]+1" office:value-type="float" office:value="794">
            <text:p>794</text:p>
          </table:table-cell>
          <table:table-cell table:formula="of:=[.B795]" office:value-type="float" office:value="0.1">
            <text:p>0,1</text:p>
          </table:table-cell>
          <table:table-cell table:formula="of:=[.C795]" office:value-type="float" office:value="27">
            <text:p>27</text:p>
          </table:table-cell>
          <table:table-cell table:formula="of:=[.A796]*[.B796]" office:value-type="float" office:value="79.4">
            <text:p>79,4</text:p>
          </table:table-cell>
          <table:table-cell table:formula="of:=EXP(-([.D796]^2/(2*[.C796]^2)))/SQRT(PI()*2*[.C796]^2)" office:value-type="float" office:value="0.000195734100217424">
            <text:p>0,0001957341</text:p>
          </table:table-cell>
          <table:table-cell table:formula="of:=[.F795]" office:value-type="float" office:value="0.0147756400148679">
            <text:p>0,01477564</text:p>
          </table:table-cell>
          <table:table-cell table:formula="of:=1000*[.E796]/[.F796]" office:value-type="float" office:value="13.2470810076902">
            <text:p>13,2470810077</text:p>
          </table:table-cell>
          <table:table-cell table:number-columns-repeated="7"/>
        </table:table-row>
        <table:table-row table:style-name="ro2">
          <table:table-cell table:formula="of:=[.A796]+1" office:value-type="float" office:value="795">
            <text:p>795</text:p>
          </table:table-cell>
          <table:table-cell table:formula="of:=[.B796]" office:value-type="float" office:value="0.1">
            <text:p>0,1</text:p>
          </table:table-cell>
          <table:table-cell table:formula="of:=[.C796]" office:value-type="float" office:value="27">
            <text:p>27</text:p>
          </table:table-cell>
          <table:table-cell table:formula="of:=[.A797]*[.B797]" office:value-type="float" office:value="79.5">
            <text:p>79,5</text:p>
          </table:table-cell>
          <table:table-cell table:formula="of:=EXP(-([.D797]^2/(2*[.C797]^2)))/SQRT(PI()*2*[.C797]^2)" office:value-type="float" office:value="0.000193612476122066">
            <text:p>0,0001936125</text:p>
          </table:table-cell>
          <table:table-cell table:formula="of:=[.F796]" office:value-type="float" office:value="0.0147756400148679">
            <text:p>0,01477564</text:p>
          </table:table-cell>
          <table:table-cell table:formula="of:=1000*[.E797]/[.F797]" office:value-type="float" office:value="13.10349168816">
            <text:p>13,1034916882</text:p>
          </table:table-cell>
          <table:table-cell table:number-columns-repeated="7"/>
        </table:table-row>
        <table:table-row table:style-name="ro2">
          <table:table-cell table:formula="of:=[.A797]+1" office:value-type="float" office:value="796">
            <text:p>796</text:p>
          </table:table-cell>
          <table:table-cell table:formula="of:=[.B797]" office:value-type="float" office:value="0.1">
            <text:p>0,1</text:p>
          </table:table-cell>
          <table:table-cell table:formula="of:=[.C797]" office:value-type="float" office:value="27">
            <text:p>27</text:p>
          </table:table-cell>
          <table:table-cell table:formula="of:=[.A798]*[.B798]" office:value-type="float" office:value="79.6">
            <text:p>79,6</text:p>
          </table:table-cell>
          <table:table-cell table:formula="of:=EXP(-([.D798]^2/(2*[.C798]^2)))/SQRT(PI()*2*[.C798]^2)" office:value-type="float" office:value="0.0001915112219262">
            <text:p>0,0001915112</text:p>
          </table:table-cell>
          <table:table-cell table:formula="of:=[.F797]" office:value-type="float" office:value="0.0147756400148679">
            <text:p>0,01477564</text:p>
          </table:table-cell>
          <table:table-cell table:formula="of:=1000*[.E798]/[.F798]" office:value-type="float" office:value="12.9612809823123">
            <text:p>12,9612809823</text:p>
          </table:table-cell>
          <table:table-cell table:number-columns-repeated="7"/>
        </table:table-row>
        <table:table-row table:style-name="ro2">
          <table:table-cell table:formula="of:=[.A798]+1" office:value-type="float" office:value="797">
            <text:p>797</text:p>
          </table:table-cell>
          <table:table-cell table:formula="of:=[.B798]" office:value-type="float" office:value="0.1">
            <text:p>0,1</text:p>
          </table:table-cell>
          <table:table-cell table:formula="of:=[.C798]" office:value-type="float" office:value="27">
            <text:p>27</text:p>
          </table:table-cell>
          <table:table-cell table:formula="of:=[.A799]*[.B799]" office:value-type="float" office:value="79.7">
            <text:p>79,7</text:p>
          </table:table-cell>
          <table:table-cell table:formula="of:=EXP(-([.D799]^2/(2*[.C799]^2)))/SQRT(PI()*2*[.C799]^2)" office:value-type="float" office:value="0.000189430173891986">
            <text:p>0,0001894302</text:p>
          </table:table-cell>
          <table:table-cell table:formula="of:=[.F798]" office:value-type="float" office:value="0.0147756400148679">
            <text:p>0,01477564</text:p>
          </table:table-cell>
          <table:table-cell table:formula="of:=1000*[.E799]/[.F799]" office:value-type="float" office:value="12.8204378085398">
            <text:p>12,8204378085</text:p>
          </table:table-cell>
          <table:table-cell table:number-columns-repeated="7"/>
        </table:table-row>
        <table:table-row table:style-name="ro2">
          <table:table-cell table:formula="of:=[.A799]+1" office:value-type="float" office:value="798">
            <text:p>798</text:p>
          </table:table-cell>
          <table:table-cell table:formula="of:=[.B799]" office:value-type="float" office:value="0.1">
            <text:p>0,1</text:p>
          </table:table-cell>
          <table:table-cell table:formula="of:=[.C799]" office:value-type="float" office:value="27">
            <text:p>27</text:p>
          </table:table-cell>
          <table:table-cell table:formula="of:=[.A800]*[.B800]" office:value-type="float" office:value="79.8">
            <text:p>79,8</text:p>
          </table:table-cell>
          <table:table-cell table:formula="of:=EXP(-([.D800]^2/(2*[.C800]^2)))/SQRT(PI()*2*[.C800]^2)" office:value-type="float" office:value="0.000187369169232715">
            <text:p>0,0001873692</text:p>
          </table:table-cell>
          <table:table-cell table:formula="of:=[.F799]" office:value-type="float" office:value="0.0147756400148679">
            <text:p>0,01477564</text:p>
          </table:table-cell>
          <table:table-cell table:formula="of:=1000*[.E800]/[.F800]" office:value-type="float" office:value="12.6809511496068">
            <text:p>12,6809511496</text:p>
          </table:table-cell>
          <table:table-cell table:number-columns-repeated="7"/>
        </table:table-row>
        <table:table-row table:style-name="ro2">
          <table:table-cell table:formula="of:=[.A800]+1" office:value-type="float" office:value="799">
            <text:p>799</text:p>
          </table:table-cell>
          <table:table-cell table:formula="of:=[.B800]" office:value-type="float" office:value="0.1">
            <text:p>0,1</text:p>
          </table:table-cell>
          <table:table-cell table:formula="of:=[.C800]" office:value-type="float" office:value="27">
            <text:p>27</text:p>
          </table:table-cell>
          <table:table-cell table:formula="of:=[.A801]*[.B801]" office:value-type="float" office:value="79.9">
            <text:p>79,9</text:p>
          </table:table-cell>
          <table:table-cell table:formula="of:=EXP(-([.D801]^2/(2*[.C801]^2)))/SQRT(PI()*2*[.C801]^2)" office:value-type="float" office:value="0.000185328046111364">
            <text:p>0,000185328</text:p>
          </table:table-cell>
          <table:table-cell table:formula="of:=[.F800]" office:value-type="float" office:value="0.0147756400148679">
            <text:p>0,01477564</text:p>
          </table:table-cell>
          <table:table-cell table:formula="of:=1000*[.E801]/[.F801]" office:value-type="float" office:value="12.5428100525513">
            <text:p>12,5428100526</text:p>
          </table:table-cell>
          <table:table-cell table:number-columns-repeated="7"/>
        </table:table-row>
        <table:table-row table:style-name="ro2">
          <table:table-cell table:formula="of:=[.A801]+1" office:value-type="float" office:value="800">
            <text:p>800</text:p>
          </table:table-cell>
          <table:table-cell table:formula="of:=[.B801]" office:value-type="float" office:value="0.1">
            <text:p>0,1</text:p>
          </table:table-cell>
          <table:table-cell table:formula="of:=[.C801]" office:value-type="float" office:value="27">
            <text:p>27</text:p>
          </table:table-cell>
          <table:table-cell table:formula="of:=[.A802]*[.B802]" office:value-type="float" office:value="80">
            <text:p>80</text:p>
          </table:table-cell>
          <table:table-cell table:formula="of:=EXP(-([.D802]^2/(2*[.C802]^2)))/SQRT(PI()*2*[.C802]^2)" office:value-type="float" office:value="0.000183306643639085">
            <text:p>0,0001833066</text:p>
          </table:table-cell>
          <table:table-cell table:formula="of:=[.F801]" office:value-type="float" office:value="0.0147756400148679">
            <text:p>0,01477564</text:p>
          </table:table-cell>
          <table:table-cell table:formula="of:=1000*[.E802]/[.F802]" office:value-type="float" office:value="12.4060036285829">
            <text:p>12,4060036286</text:p>
          </table:table-cell>
          <table:table-cell table:number-columns-repeated="7"/>
        </table:table-row>
        <table:table-row table:style-name="ro2">
          <table:table-cell table:formula="of:=[.A802]+1" office:value-type="float" office:value="801">
            <text:p>801</text:p>
          </table:table-cell>
          <table:table-cell table:formula="of:=[.B802]" office:value-type="float" office:value="0.1">
            <text:p>0,1</text:p>
          </table:table-cell>
          <table:table-cell table:formula="of:=[.C802]" office:value-type="float" office:value="27">
            <text:p>27</text:p>
          </table:table-cell>
          <table:table-cell table:formula="of:=[.A803]*[.B803]" office:value-type="float" office:value="80.1">
            <text:p>80,1</text:p>
          </table:table-cell>
          <table:table-cell table:formula="of:=EXP(-([.D803]^2/(2*[.C803]^2)))/SQRT(PI()*2*[.C803]^2)" office:value-type="float" office:value="0.000181304801873664">
            <text:p>0,0001813048</text:p>
          </table:table-cell>
          <table:table-cell table:formula="of:=[.F802]" office:value-type="float" office:value="0.0147756400148679">
            <text:p>0,01477564</text:p>
          </table:table-cell>
          <table:table-cell table:formula="of:=1000*[.E803]/[.F803]" office:value-type="float" office:value="12.2705210529783">
            <text:p>12,270521053</text:p>
          </table:table-cell>
          <table:table-cell table:number-columns-repeated="7"/>
        </table:table-row>
        <table:table-row table:style-name="ro2">
          <table:table-cell table:formula="of:=[.A803]+1" office:value-type="float" office:value="802">
            <text:p>802</text:p>
          </table:table-cell>
          <table:table-cell table:formula="of:=[.B803]" office:value-type="float" office:value="0.1">
            <text:p>0,1</text:p>
          </table:table-cell>
          <table:table-cell table:formula="of:=[.C803]" office:value-type="float" office:value="27">
            <text:p>27</text:p>
          </table:table-cell>
          <table:table-cell table:formula="of:=[.A804]*[.B804]" office:value-type="float" office:value="80.2">
            <text:p>80,2</text:p>
          </table:table-cell>
          <table:table-cell table:formula="of:=EXP(-([.D804]^2/(2*[.C804]^2)))/SQRT(PI()*2*[.C804]^2)" office:value-type="float" office:value="0.000179322361817922">
            <text:p>0,0001793224</text:p>
          </table:table-cell>
          <table:table-cell table:formula="of:=[.F803]" office:value-type="float" office:value="0.0147756400148679">
            <text:p>0,01477564</text:p>
          </table:table-cell>
          <table:table-cell table:formula="of:=1000*[.E804]/[.F804]" office:value-type="float" office:value="12.1363515649731">
            <text:p>12,136351565</text:p>
          </table:table-cell>
          <table:table-cell table:number-columns-repeated="7"/>
        </table:table-row>
        <table:table-row table:style-name="ro2">
          <table:table-cell table:formula="of:=[.A804]+1" office:value-type="float" office:value="803">
            <text:p>803</text:p>
          </table:table-cell>
          <table:table-cell table:formula="of:=[.B804]" office:value-type="float" office:value="0.1">
            <text:p>0,1</text:p>
          </table:table-cell>
          <table:table-cell table:formula="of:=[.C804]" office:value-type="float" office:value="27">
            <text:p>27</text:p>
          </table:table-cell>
          <table:table-cell table:formula="of:=[.A805]*[.B805]" office:value-type="float" office:value="80.3">
            <text:p>80,3</text:p>
          </table:table-cell>
          <table:table-cell table:formula="of:=EXP(-([.D805]^2/(2*[.C805]^2)))/SQRT(PI()*2*[.C805]^2)" office:value-type="float" office:value="0.000177359165418066">
            <text:p>0,0001773592</text:p>
          </table:table-cell>
          <table:table-cell table:formula="of:=[.F804]" office:value-type="float" office:value="0.0147756400148679">
            <text:p>0,01477564</text:p>
          </table:table-cell>
          <table:table-cell table:formula="of:=1000*[.E805]/[.F805]" office:value-type="float" office:value="12.0034844676508">
            <text:p>12,0034844677</text:p>
          </table:table-cell>
          <table:table-cell table:number-columns-repeated="7"/>
        </table:table-row>
        <table:table-row table:style-name="ro2">
          <table:table-cell table:formula="of:=[.A805]+1" office:value-type="float" office:value="804">
            <text:p>804</text:p>
          </table:table-cell>
          <table:table-cell table:formula="of:=[.B805]" office:value-type="float" office:value="0.1">
            <text:p>0,1</text:p>
          </table:table-cell>
          <table:table-cell table:formula="of:=[.C805]" office:value-type="float" office:value="27">
            <text:p>27</text:p>
          </table:table-cell>
          <table:table-cell table:formula="of:=[.A806]*[.B806]" office:value-type="float" office:value="80.4">
            <text:p>80,4</text:p>
          </table:table-cell>
          <table:table-cell table:formula="of:=EXP(-([.D806]^2/(2*[.C806]^2)))/SQRT(PI()*2*[.C806]^2)" office:value-type="float" office:value="0.000175415055562007">
            <text:p>0,0001754151</text:p>
          </table:table-cell>
          <table:table-cell table:formula="of:=[.F805]" office:value-type="float" office:value="0.0147756400148679">
            <text:p>0,01477564</text:p>
          </table:table-cell>
          <table:table-cell table:formula="of:=1000*[.E806]/[.F806]" office:value-type="float" office:value="11.8719091278278">
            <text:p>11,8719091278</text:p>
          </table:table-cell>
          <table:table-cell table:number-columns-repeated="7"/>
        </table:table-row>
        <table:table-row table:style-name="ro2">
          <table:table-cell table:formula="of:=[.A806]+1" office:value-type="float" office:value="805">
            <text:p>805</text:p>
          </table:table-cell>
          <table:table-cell table:formula="of:=[.B806]" office:value-type="float" office:value="0.1">
            <text:p>0,1</text:p>
          </table:table-cell>
          <table:table-cell table:formula="of:=[.C806]" office:value-type="float" office:value="27">
            <text:p>27</text:p>
          </table:table-cell>
          <table:table-cell table:formula="of:=[.A807]*[.B807]" office:value-type="float" office:value="80.5">
            <text:p>80,5</text:p>
          </table:table-cell>
          <table:table-cell table:formula="of:=EXP(-([.D807]^2/(2*[.C807]^2)))/SQRT(PI()*2*[.C807]^2)" office:value-type="float" office:value="0.000173489876077617">
            <text:p>0,0001734899</text:p>
          </table:table-cell>
          <table:table-cell table:formula="of:=[.F806]" office:value-type="float" office:value="0.0147756400148679">
            <text:p>0,01477564</text:p>
          </table:table-cell>
          <table:table-cell table:formula="of:=1000*[.E807]/[.F807]" office:value-type="float" office:value="11.7416149759364">
            <text:p>11,7416149759</text:p>
          </table:table-cell>
          <table:table-cell table:number-columns-repeated="7"/>
        </table:table-row>
        <table:table-row table:style-name="ro2">
          <table:table-cell table:formula="of:=[.A807]+1" office:value-type="float" office:value="806">
            <text:p>806</text:p>
          </table:table-cell>
          <table:table-cell table:formula="of:=[.B807]" office:value-type="float" office:value="0.1">
            <text:p>0,1</text:p>
          </table:table-cell>
          <table:table-cell table:formula="of:=[.C807]" office:value-type="float" office:value="27">
            <text:p>27</text:p>
          </table:table-cell>
          <table:table-cell table:formula="of:=[.A808]*[.B808]" office:value-type="float" office:value="80.6">
            <text:p>80,6</text:p>
          </table:table-cell>
          <table:table-cell table:formula="of:=EXP(-([.D808]^2/(2*[.C808]^2)))/SQRT(PI()*2*[.C808]^2)" office:value-type="float" office:value="0.000171583471730949">
            <text:p>0,0001715835</text:p>
          </table:table-cell>
          <table:table-cell table:formula="of:=[.F807]" office:value-type="float" office:value="0.0147756400148679">
            <text:p>0,01477564</text:p>
          </table:table-cell>
          <table:table-cell table:formula="of:=1000*[.E808]/[.F808]" office:value-type="float" office:value="11.612591505904">
            <text:p>11,6125915059</text:p>
          </table:table-cell>
          <table:table-cell table:number-columns-repeated="7"/>
        </table:table-row>
        <table:table-row table:style-name="ro2">
          <table:table-cell table:formula="of:=[.A808]+1" office:value-type="float" office:value="807">
            <text:p>807</text:p>
          </table:table-cell>
          <table:table-cell table:formula="of:=[.B808]" office:value-type="float" office:value="0.1">
            <text:p>0,1</text:p>
          </table:table-cell>
          <table:table-cell table:formula="of:=[.C808]" office:value-type="float" office:value="27">
            <text:p>27</text:p>
          </table:table-cell>
          <table:table-cell table:formula="of:=[.A809]*[.B809]" office:value-type="float" office:value="80.7">
            <text:p>80,7</text:p>
          </table:table-cell>
          <table:table-cell table:formula="of:=EXP(-([.D809]^2/(2*[.C809]^2)))/SQRT(PI()*2*[.C809]^2)" office:value-type="float" office:value="0.000169695688224414">
            <text:p>0,0001696957</text:p>
          </table:table-cell>
          <table:table-cell table:formula="of:=[.F808]" office:value-type="float" office:value="0.0147756400148679">
            <text:p>0,01477564</text:p>
          </table:table-cell>
          <table:table-cell table:formula="of:=1000*[.E809]/[.F809]" office:value-type="float" office:value="11.4848282750296">
            <text:p>11,484828275</text:p>
          </table:table-cell>
          <table:table-cell table:number-columns-repeated="7"/>
        </table:table-row>
        <table:table-row table:style-name="ro2">
          <table:table-cell table:formula="of:=[.A809]+1" office:value-type="float" office:value="808">
            <text:p>808</text:p>
          </table:table-cell>
          <table:table-cell table:formula="of:=[.B809]" office:value-type="float" office:value="0.1">
            <text:p>0,1</text:p>
          </table:table-cell>
          <table:table-cell table:formula="of:=[.C809]" office:value-type="float" office:value="27">
            <text:p>27</text:p>
          </table:table-cell>
          <table:table-cell table:formula="of:=[.A810]*[.B810]" office:value-type="float" office:value="80.8">
            <text:p>80,8</text:p>
          </table:table-cell>
          <table:table-cell table:formula="of:=EXP(-([.D810]^2/(2*[.C810]^2)))/SQRT(PI()*2*[.C810]^2)" office:value-type="float" office:value="0.000167826372194907">
            <text:p>0,0001678264</text:p>
          </table:table-cell>
          <table:table-cell table:formula="of:=[.F809]" office:value-type="float" office:value="0.0147756400148679">
            <text:p>0,01477564</text:p>
          </table:table-cell>
          <table:table-cell table:formula="of:=1000*[.E810]/[.F810]" office:value-type="float" office:value="11.3583149038575">
            <text:p>11,3583149039</text:p>
          </table:table-cell>
          <table:table-cell table:number-columns-repeated="7"/>
        </table:table-row>
        <table:table-row table:style-name="ro2">
          <table:table-cell table:formula="of:=[.A810]+1" office:value-type="float" office:value="809">
            <text:p>809</text:p>
          </table:table-cell>
          <table:table-cell table:formula="of:=[.B810]" office:value-type="float" office:value="0.1">
            <text:p>0,1</text:p>
          </table:table-cell>
          <table:table-cell table:formula="of:=[.C810]" office:value-type="float" office:value="27">
            <text:p>27</text:p>
          </table:table-cell>
          <table:table-cell table:formula="of:=[.A811]*[.B811]" office:value-type="float" office:value="80.9">
            <text:p>80,9</text:p>
          </table:table-cell>
          <table:table-cell table:formula="of:=EXP(-([.D811]^2/(2*[.C811]^2)))/SQRT(PI()*2*[.C811]^2)" office:value-type="float" office:value="0.000165975371211901">
            <text:p>0,0001659754</text:p>
          </table:table-cell>
          <table:table-cell table:formula="of:=[.F810]" office:value-type="float" office:value="0.0147756400148679">
            <text:p>0,01477564</text:p>
          </table:table-cell>
          <table:table-cell table:formula="of:=1000*[.E811]/[.F811]" office:value-type="float" office:value="11.2330410760474">
            <text:p>11,233041076</text:p>
          </table:table-cell>
          <table:table-cell table:number-columns-repeated="7"/>
        </table:table-row>
        <table:table-row table:style-name="ro2">
          <table:table-cell table:formula="of:=[.A811]+1" office:value-type="float" office:value="810">
            <text:p>810</text:p>
          </table:table-cell>
          <table:table-cell table:formula="of:=[.B811]" office:value-type="float" office:value="0.1">
            <text:p>0,1</text:p>
          </table:table-cell>
          <table:table-cell table:formula="of:=[.C811]" office:value-type="float" office:value="27">
            <text:p>27</text:p>
          </table:table-cell>
          <table:table-cell table:formula="of:=[.A812]*[.B812]" office:value-type="float" office:value="81">
            <text:p>81</text:p>
          </table:table-cell>
          <table:table-cell table:formula="of:=EXP(-([.D812]^2/(2*[.C812]^2)))/SQRT(PI()*2*[.C812]^2)" office:value-type="float" office:value="0.000164142533775482">
            <text:p>0,0001641425</text:p>
          </table:table-cell>
          <table:table-cell table:formula="of:=[.F811]" office:value-type="float" office:value="0.0147756400148679">
            <text:p>0,01477564</text:p>
          </table:table-cell>
          <table:table-cell table:formula="of:=1000*[.E812]/[.F812]" office:value-type="float" office:value="11.1089965382423">
            <text:p>11,1089965382</text:p>
          </table:table-cell>
          <table:table-cell table:number-columns-repeated="7"/>
        </table:table-row>
        <table:table-row table:style-name="ro2">
          <table:table-cell table:formula="of:=[.A812]+1" office:value-type="float" office:value="811">
            <text:p>811</text:p>
          </table:table-cell>
          <table:table-cell table:formula="of:=[.B812]" office:value-type="float" office:value="0.1">
            <text:p>0,1</text:p>
          </table:table-cell>
          <table:table-cell table:formula="of:=[.C812]" office:value-type="float" office:value="27">
            <text:p>27</text:p>
          </table:table-cell>
          <table:table-cell table:formula="of:=[.A813]*[.B813]" office:value-type="float" office:value="81.1">
            <text:p>81,1</text:p>
          </table:table-cell>
          <table:table-cell table:formula="of:=EXP(-([.D813]^2/(2*[.C813]^2)))/SQRT(PI()*2*[.C813]^2)" office:value-type="float" office:value="0.000162327709314361">
            <text:p>0,0001623277</text:p>
          </table:table-cell>
          <table:table-cell table:formula="of:=[.F812]" office:value-type="float" office:value="0.0147756400148679">
            <text:p>0,01477564</text:p>
          </table:table-cell>
          <table:table-cell table:formula="of:=1000*[.E813]/[.F813]" office:value-type="float" office:value="10.9861710999334">
            <text:p>10,9861710999</text:p>
          </table:table-cell>
          <table:table-cell table:number-columns-repeated="7"/>
        </table:table-row>
        <table:table-row table:style-name="ro2">
          <table:table-cell table:formula="of:=[.A813]+1" office:value-type="float" office:value="812">
            <text:p>812</text:p>
          </table:table-cell>
          <table:table-cell table:formula="of:=[.B813]" office:value-type="float" office:value="0.1">
            <text:p>0,1</text:p>
          </table:table-cell>
          <table:table-cell table:formula="of:=[.C813]" office:value-type="float" office:value="27">
            <text:p>27</text:p>
          </table:table-cell>
          <table:table-cell table:formula="of:=[.A814]*[.B814]" office:value-type="float" office:value="81.2">
            <text:p>81,2</text:p>
          </table:table-cell>
          <table:table-cell table:formula="of:=EXP(-([.D814]^2/(2*[.C814]^2)))/SQRT(PI()*2*[.C814]^2)" office:value-type="float" office:value="0.000160530748183831">
            <text:p>0,0001605307</text:p>
          </table:table-cell>
          <table:table-cell table:formula="of:=[.F813]" office:value-type="float" office:value="0.0147756400148679">
            <text:p>0,01477564</text:p>
          </table:table-cell>
          <table:table-cell table:formula="of:=1000*[.E814]/[.F814]" office:value-type="float" office:value="10.864554633322">
            <text:p>10,8645546333</text:p>
          </table:table-cell>
          <table:table-cell table:number-columns-repeated="7"/>
        </table:table-row>
        <table:table-row table:style-name="ro2">
          <table:table-cell table:formula="of:=[.A814]+1" office:value-type="float" office:value="813">
            <text:p>813</text:p>
          </table:table-cell>
          <table:table-cell table:formula="of:=[.B814]" office:value-type="float" office:value="0.1">
            <text:p>0,1</text:p>
          </table:table-cell>
          <table:table-cell table:formula="of:=[.C814]" office:value-type="float" office:value="27">
            <text:p>27</text:p>
          </table:table-cell>
          <table:table-cell table:formula="of:=[.A815]*[.B815]" office:value-type="float" office:value="81.3">
            <text:p>81,3</text:p>
          </table:table-cell>
          <table:table-cell table:formula="of:=EXP(-([.D815]^2/(2*[.C815]^2)))/SQRT(PI()*2*[.C815]^2)" office:value-type="float" office:value="0.000158751501663687">
            <text:p>0,0001587515</text:p>
          </table:table-cell>
          <table:table-cell table:formula="of:=[.F814]" office:value-type="float" office:value="0.0147756400148679">
            <text:p>0,01477564</text:p>
          </table:table-cell>
          <table:table-cell table:formula="of:=1000*[.E815]/[.F815]" office:value-type="float" office:value="10.7441370731788">
            <text:p>10,7441370732</text:p>
          </table:table-cell>
          <table:table-cell table:number-columns-repeated="7"/>
        </table:table-row>
        <table:table-row table:style-name="ro2">
          <table:table-cell table:formula="of:=[.A815]+1" office:value-type="float" office:value="814">
            <text:p>814</text:p>
          </table:table-cell>
          <table:table-cell table:formula="of:=[.B815]" office:value-type="float" office:value="0.1">
            <text:p>0,1</text:p>
          </table:table-cell>
          <table:table-cell table:formula="of:=[.C815]" office:value-type="float" office:value="27">
            <text:p>27</text:p>
          </table:table-cell>
          <table:table-cell table:formula="of:=[.A816]*[.B816]" office:value-type="float" office:value="81.4">
            <text:p>81,4</text:p>
          </table:table-cell>
          <table:table-cell table:formula="of:=EXP(-([.D816]^2/(2*[.C816]^2)))/SQRT(PI()*2*[.C816]^2)" office:value-type="float" office:value="0.00015698982195611">
            <text:p>0,0001569898</text:p>
          </table:table-cell>
          <table:table-cell table:formula="of:=[.F815]" office:value-type="float" office:value="0.0147756400148679">
            <text:p>0,01477564</text:p>
          </table:table-cell>
          <table:table-cell table:formula="of:=1000*[.E816]/[.F816]" office:value-type="float" office:value="10.6249084167007">
            <text:p>10,6249084167</text:p>
          </table:table-cell>
          <table:table-cell table:number-columns-repeated="7"/>
        </table:table-row>
        <table:table-row table:style-name="ro2">
          <table:table-cell table:formula="of:=[.A816]+1" office:value-type="float" office:value="815">
            <text:p>815</text:p>
          </table:table-cell>
          <table:table-cell table:formula="of:=[.B816]" office:value-type="float" office:value="0.1">
            <text:p>0,1</text:p>
          </table:table-cell>
          <table:table-cell table:formula="of:=[.C816]" office:value-type="float" office:value="27">
            <text:p>27</text:p>
          </table:table-cell>
          <table:table-cell table:formula="of:=[.A817]*[.B817]" office:value-type="float" office:value="81.5">
            <text:p>81,5</text:p>
          </table:table-cell>
          <table:table-cell table:formula="of:=EXP(-([.D817]^2/(2*[.C817]^2)))/SQRT(PI()*2*[.C817]^2)" office:value-type="float" office:value="0.000155245562183505">
            <text:p>0,0001552456</text:p>
          </table:table-cell>
          <table:table-cell table:formula="of:=[.F816]" office:value-type="float" office:value="0.0147756400148679">
            <text:p>0,01477564</text:p>
          </table:table-cell>
          <table:table-cell table:formula="of:=1000*[.E817]/[.F817]" office:value-type="float" office:value="10.5068587233643">
            <text:p>10,5068587234</text:p>
          </table:table-cell>
          <table:table-cell table:number-columns-repeated="7"/>
        </table:table-row>
        <table:table-row table:style-name="ro2">
          <table:table-cell table:formula="of:=[.A817]+1" office:value-type="float" office:value="816">
            <text:p>816</text:p>
          </table:table-cell>
          <table:table-cell table:formula="of:=[.B817]" office:value-type="float" office:value="0.1">
            <text:p>0,1</text:p>
          </table:table-cell>
          <table:table-cell table:formula="of:=[.C817]" office:value-type="float" office:value="27">
            <text:p>27</text:p>
          </table:table-cell>
          <table:table-cell table:formula="of:=[.A818]*[.B818]" office:value-type="float" office:value="81.6">
            <text:p>81,6</text:p>
          </table:table-cell>
          <table:table-cell table:formula="of:=EXP(-([.D818]^2/(2*[.C818]^2)))/SQRT(PI()*2*[.C818]^2)" office:value-type="float" office:value="0.000153518576386305">
            <text:p>0,0001535186</text:p>
          </table:table-cell>
          <table:table-cell table:formula="of:=[.F817]" office:value-type="float" office:value="0.0147756400148679">
            <text:p>0,01477564</text:p>
          </table:table-cell>
          <table:table-cell table:formula="of:=1000*[.E818]/[.F818]" office:value-type="float" office:value="10.3899781147773">
            <text:p>10,3899781148</text:p>
          </table:table-cell>
          <table:table-cell table:number-columns-repeated="7"/>
        </table:table-row>
        <table:table-row table:style-name="ro2">
          <table:table-cell table:formula="of:=[.A818]+1" office:value-type="float" office:value="817">
            <text:p>817</text:p>
          </table:table-cell>
          <table:table-cell table:formula="of:=[.B818]" office:value-type="float" office:value="0.1">
            <text:p>0,1</text:p>
          </table:table-cell>
          <table:table-cell table:formula="of:=[.C818]" office:value-type="float" office:value="27">
            <text:p>27</text:p>
          </table:table-cell>
          <table:table-cell table:formula="of:=[.A819]*[.B819]" office:value-type="float" office:value="81.7">
            <text:p>81,7</text:p>
          </table:table-cell>
          <table:table-cell table:formula="of:=EXP(-([.D819]^2/(2*[.C819]^2)))/SQRT(PI()*2*[.C819]^2)" office:value-type="float" office:value="0.000151808719520737">
            <text:p>0,0001518087</text:p>
          </table:table-cell>
          <table:table-cell table:formula="of:=[.F818]" office:value-type="float" office:value="0.0147756400148679">
            <text:p>0,01477564</text:p>
          </table:table-cell>
          <table:table-cell table:formula="of:=1000*[.E819]/[.F819]" office:value-type="float" office:value="10.2742567745276">
            <text:p>10,2742567745</text:p>
          </table:table-cell>
          <table:table-cell table:number-columns-repeated="7"/>
        </table:table-row>
        <table:table-row table:style-name="ro2">
          <table:table-cell table:formula="of:=[.A819]+1" office:value-type="float" office:value="818">
            <text:p>818</text:p>
          </table:table-cell>
          <table:table-cell table:formula="of:=[.B819]" office:value-type="float" office:value="0.1">
            <text:p>0,1</text:p>
          </table:table-cell>
          <table:table-cell table:formula="of:=[.C819]" office:value-type="float" office:value="27">
            <text:p>27</text:p>
          </table:table-cell>
          <table:table-cell table:formula="of:=[.A820]*[.B820]" office:value-type="float" office:value="81.8">
            <text:p>81,8</text:p>
          </table:table-cell>
          <table:table-cell table:formula="of:=EXP(-([.D820]^2/(2*[.C820]^2)))/SQRT(PI()*2*[.C820]^2)" office:value-type="float" office:value="0.000150115847456544">
            <text:p>0,0001501158</text:p>
          </table:table-cell>
          <table:table-cell table:formula="of:=[.F819]" office:value-type="float" office:value="0.0147756400148679">
            <text:p>0,01477564</text:p>
          </table:table-cell>
          <table:table-cell table:formula="of:=1000*[.E820]/[.F820]" office:value-type="float" office:value="10.1596849480287">
            <text:p>10,159684948</text:p>
          </table:table-cell>
          <table:table-cell table:number-columns-repeated="7"/>
        </table:table-row>
        <table:table-row table:style-name="ro2">
          <table:table-cell table:formula="of:=[.A820]+1" office:value-type="float" office:value="819">
            <text:p>819</text:p>
          </table:table-cell>
          <table:table-cell table:formula="of:=[.B820]" office:value-type="float" office:value="0.1">
            <text:p>0,1</text:p>
          </table:table-cell>
          <table:table-cell table:formula="of:=[.C820]" office:value-type="float" office:value="27">
            <text:p>27</text:p>
          </table:table-cell>
          <table:table-cell table:formula="of:=[.A821]*[.B821]" office:value-type="float" office:value="81.9">
            <text:p>81,9</text:p>
          </table:table-cell>
          <table:table-cell table:formula="of:=EXP(-([.D821]^2/(2*[.C821]^2)))/SQRT(PI()*2*[.C821]^2)" office:value-type="float" office:value="0.000148439816974679">
            <text:p>0,0001484398</text:p>
          </table:table-cell>
          <table:table-cell table:formula="of:=[.F820]" office:value-type="float" office:value="0.0147756400148679">
            <text:p>0,01477564</text:p>
          </table:table-cell>
          <table:table-cell table:formula="of:=1000*[.E821]/[.F821]" office:value-type="float" office:value="10.0462529423641">
            <text:p>10,0462529424</text:p>
          </table:table-cell>
          <table:table-cell table:number-columns-repeated="7"/>
        </table:table-row>
        <table:table-row table:style-name="ro2">
          <table:table-cell table:formula="of:=[.A821]+1" office:value-type="float" office:value="820">
            <text:p>820</text:p>
          </table:table-cell>
          <table:table-cell table:formula="of:=[.B821]" office:value-type="float" office:value="0.1">
            <text:p>0,1</text:p>
          </table:table-cell>
          <table:table-cell table:formula="of:=[.C821]" office:value-type="float" office:value="27">
            <text:p>27</text:p>
          </table:table-cell>
          <table:table-cell table:formula="of:=[.A822]*[.B822]" office:value-type="float" office:value="82">
            <text:p>82</text:p>
          </table:table-cell>
          <table:table-cell table:formula="of:=EXP(-([.D822]^2/(2*[.C822]^2)))/SQRT(PI()*2*[.C822]^2)" office:value-type="float" office:value="0.000146780485764958">
            <text:p>0,0001467805</text:p>
          </table:table-cell>
          <table:table-cell table:formula="of:=[.F821]" office:value-type="float" office:value="0.0147756400148679">
            <text:p>0,01477564</text:p>
          </table:table-cell>
          <table:table-cell table:formula="of:=1000*[.E822]/[.F822]" office:value-type="float" office:value="9.93395112612793">
            <text:p>9,9339511261</text:p>
          </table:table-cell>
          <table:table-cell table:number-columns-repeated="7"/>
        </table:table-row>
        <table:table-row table:style-name="ro2">
          <table:table-cell table:formula="of:=[.A822]+1" office:value-type="float" office:value="821">
            <text:p>821</text:p>
          </table:table-cell>
          <table:table-cell table:formula="of:=[.B822]" office:value-type="float" office:value="0.1">
            <text:p>0,1</text:p>
          </table:table-cell>
          <table:table-cell table:formula="of:=[.C822]" office:value-type="float" office:value="27">
            <text:p>27</text:p>
          </table:table-cell>
          <table:table-cell table:formula="of:=[.A823]*[.B823]" office:value-type="float" office:value="82.1">
            <text:p>82,1</text:p>
          </table:table-cell>
          <table:table-cell table:formula="of:=EXP(-([.D823]^2/(2*[.C823]^2)))/SQRT(PI()*2*[.C823]^2)" office:value-type="float" office:value="0.000145137712423672">
            <text:p>0,0001451377</text:p>
          </table:table-cell>
          <table:table-cell table:formula="of:=[.F822]" office:value-type="float" office:value="0.0147756400148679">
            <text:p>0,01477564</text:p>
          </table:table-cell>
          <table:table-cell table:formula="of:=1000*[.E823]/[.F823]" office:value-type="float" office:value="9.82276992926387">
            <text:p>9,8227699293</text:p>
          </table:table-cell>
          <table:table-cell table:number-columns-repeated="7"/>
        </table:table-row>
        <table:table-row table:style-name="ro2">
          <table:table-cell table:formula="of:=[.A823]+1" office:value-type="float" office:value="822">
            <text:p>822</text:p>
          </table:table-cell>
          <table:table-cell table:formula="of:=[.B823]" office:value-type="float" office:value="0.1">
            <text:p>0,1</text:p>
          </table:table-cell>
          <table:table-cell table:formula="of:=[.C823]" office:value-type="float" office:value="27">
            <text:p>27</text:p>
          </table:table-cell>
          <table:table-cell table:formula="of:=[.A824]*[.B824]" office:value-type="float" office:value="82.2">
            <text:p>82,2</text:p>
          </table:table-cell>
          <table:table-cell table:formula="of:=EXP(-([.D824]^2/(2*[.C824]^2)))/SQRT(PI()*2*[.C824]^2)" office:value-type="float" office:value="0.000143511356451179">
            <text:p>0,0001435114</text:p>
          </table:table-cell>
          <table:table-cell table:formula="of:=[.F823]" office:value-type="float" office:value="0.0147756400148679">
            <text:p>0,01477564</text:p>
          </table:table-cell>
          <table:table-cell table:formula="of:=1000*[.E824]/[.F824]" office:value-type="float" office:value="9.71269984290166">
            <text:p>9,7126998429</text:p>
          </table:table-cell>
          <table:table-cell table:number-columns-repeated="7"/>
        </table:table-row>
        <table:table-row table:style-name="ro2">
          <table:table-cell table:formula="of:=[.A824]+1" office:value-type="float" office:value="823">
            <text:p>823</text:p>
          </table:table-cell>
          <table:table-cell table:formula="of:=[.B824]" office:value-type="float" office:value="0.1">
            <text:p>0,1</text:p>
          </table:table-cell>
          <table:table-cell table:formula="of:=[.C824]" office:value-type="float" office:value="27">
            <text:p>27</text:p>
          </table:table-cell>
          <table:table-cell table:formula="of:=[.A825]*[.B825]" office:value-type="float" office:value="82.3">
            <text:p>82,3</text:p>
          </table:table-cell>
          <table:table-cell table:formula="of:=EXP(-([.D825]^2/(2*[.C825]^2)))/SQRT(PI()*2*[.C825]^2)" office:value-type="float" office:value="0.00014190127824944">
            <text:p>0,0001419013</text:p>
          </table:table-cell>
          <table:table-cell table:formula="of:=[.F824]" office:value-type="float" office:value="0.0147756400148679">
            <text:p>0,01477564</text:p>
          </table:table-cell>
          <table:table-cell table:formula="of:=1000*[.E825]/[.F825]" office:value-type="float" office:value="9.60373141919085">
            <text:p>9,6037314192</text:p>
          </table:table-cell>
          <table:table-cell table:number-columns-repeated="7"/>
        </table:table-row>
        <table:table-row table:style-name="ro2">
          <table:table-cell table:formula="of:=[.A825]+1" office:value-type="float" office:value="824">
            <text:p>824</text:p>
          </table:table-cell>
          <table:table-cell table:formula="of:=[.B825]" office:value-type="float" office:value="0.1">
            <text:p>0,1</text:p>
          </table:table-cell>
          <table:table-cell table:formula="of:=[.C825]" office:value-type="float" office:value="27">
            <text:p>27</text:p>
          </table:table-cell>
          <table:table-cell table:formula="of:=[.A826]*[.B826]" office:value-type="float" office:value="82.4">
            <text:p>82,4</text:p>
          </table:table-cell>
          <table:table-cell table:formula="of:=EXP(-([.D826]^2/(2*[.C826]^2)))/SQRT(PI()*2*[.C826]^2)" office:value-type="float" office:value="0.000140307339119544">
            <text:p>0,0001403073</text:p>
          </table:table-cell>
          <table:table-cell table:formula="of:=[.F825]" office:value-type="float" office:value="0.0147756400148679">
            <text:p>0,01477564</text:p>
          </table:table-cell>
          <table:table-cell table:formula="of:=1000*[.E826]/[.F826]" office:value-type="float" office:value="9.49585527113284">
            <text:p>9,4958552711</text:p>
          </table:table-cell>
          <table:table-cell table:number-columns-repeated="7"/>
        </table:table-row>
        <table:table-row table:style-name="ro2">
          <table:table-cell table:formula="of:=[.A826]+1" office:value-type="float" office:value="825">
            <text:p>825</text:p>
          </table:table-cell>
          <table:table-cell table:formula="of:=[.B826]" office:value-type="float" office:value="0.1">
            <text:p>0,1</text:p>
          </table:table-cell>
          <table:table-cell table:formula="of:=[.C826]" office:value-type="float" office:value="27">
            <text:p>27</text:p>
          </table:table-cell>
          <table:table-cell table:formula="of:=[.A827]*[.B827]" office:value-type="float" office:value="82.5">
            <text:p>82,5</text:p>
          </table:table-cell>
          <table:table-cell table:formula="of:=EXP(-([.D827]^2/(2*[.C827]^2)))/SQRT(PI()*2*[.C827]^2)" office:value-type="float" office:value="0.00013872940125918">
            <text:p>0,0001387294</text:p>
          </table:table-cell>
          <table:table-cell table:formula="of:=[.F826]" office:value-type="float" office:value="0.0147756400148679">
            <text:p>0,01477564</text:p>
          </table:table-cell>
          <table:table-cell table:formula="of:=1000*[.E827]/[.F827]" office:value-type="float" office:value="9.38906207241006">
            <text:p>9,3890620724</text:p>
          </table:table-cell>
          <table:table-cell table:number-columns-repeated="7"/>
        </table:table-row>
        <table:table-row table:style-name="ro2">
          <table:table-cell table:formula="of:=[.A827]+1" office:value-type="float" office:value="826">
            <text:p>826</text:p>
          </table:table-cell>
          <table:table-cell table:formula="of:=[.B827]" office:value-type="float" office:value="0.1">
            <text:p>0,1</text:p>
          </table:table-cell>
          <table:table-cell table:formula="of:=[.C827]" office:value-type="float" office:value="27">
            <text:p>27</text:p>
          </table:table-cell>
          <table:table-cell table:formula="of:=[.A828]*[.B828]" office:value-type="float" office:value="82.6">
            <text:p>82,6</text:p>
          </table:table-cell>
          <table:table-cell table:formula="of:=EXP(-([.D828]^2/(2*[.C828]^2)))/SQRT(PI()*2*[.C828]^2)" office:value-type="float" office:value="0.000137167327760087">
            <text:p>0,0001371673</text:p>
          </table:table-cell>
          <table:table-cell table:formula="of:=[.F827]" office:value-type="float" office:value="0.0147756400148679">
            <text:p>0,01477564</text:p>
          </table:table-cell>
          <table:table-cell table:formula="of:=1000*[.E828]/[.F828]" office:value-type="float" office:value="9.28334255721333">
            <text:p>9,2833425572</text:p>
          </table:table-cell>
          <table:table-cell table:number-columns-repeated="7"/>
        </table:table-row>
        <table:table-row table:style-name="ro2">
          <table:table-cell table:formula="of:=[.A828]+1" office:value-type="float" office:value="827">
            <text:p>827</text:p>
          </table:table-cell>
          <table:table-cell table:formula="of:=[.B828]" office:value-type="float" office:value="0.1">
            <text:p>0,1</text:p>
          </table:table-cell>
          <table:table-cell table:formula="of:=[.C828]" office:value-type="float" office:value="27">
            <text:p>27</text:p>
          </table:table-cell>
          <table:table-cell table:formula="of:=[.A829]*[.B829]" office:value-type="float" office:value="82.7">
            <text:p>82,7</text:p>
          </table:table-cell>
          <table:table-cell table:formula="of:=EXP(-([.D829]^2/(2*[.C829]^2)))/SQRT(PI()*2*[.C829]^2)" office:value-type="float" office:value="0.00013562098260547">
            <text:p>0,000135621</text:p>
          </table:table-cell>
          <table:table-cell table:formula="of:=[.F828]" office:value-type="float" office:value="0.0147756400148679">
            <text:p>0,01477564</text:p>
          </table:table-cell>
          <table:table-cell table:formula="of:=1000*[.E829]/[.F829]" office:value-type="float" office:value="9.17868752006696">
            <text:p>9,1786875201</text:p>
          </table:table-cell>
          <table:table-cell table:number-columns-repeated="7"/>
        </table:table-row>
        <table:table-row table:style-name="ro2">
          <table:table-cell table:formula="of:=[.A829]+1" office:value-type="float" office:value="828">
            <text:p>828</text:p>
          </table:table-cell>
          <table:table-cell table:formula="of:=[.B829]" office:value-type="float" office:value="0.1">
            <text:p>0,1</text:p>
          </table:table-cell>
          <table:table-cell table:formula="of:=[.C829]" office:value-type="float" office:value="27">
            <text:p>27</text:p>
          </table:table-cell>
          <table:table-cell table:formula="of:=[.A830]*[.B830]" office:value-type="float" office:value="82.8">
            <text:p>82,8</text:p>
          </table:table-cell>
          <table:table-cell table:formula="of:=EXP(-([.D830]^2/(2*[.C830]^2)))/SQRT(PI()*2*[.C830]^2)" office:value-type="float" office:value="0.000134090230667381">
            <text:p>0,0001340902</text:p>
          </table:table-cell>
          <table:table-cell table:formula="of:=[.F829]" office:value-type="float" office:value="0.0147756400148679">
            <text:p>0,01477564</text:p>
          </table:table-cell>
          <table:table-cell table:formula="of:=1000*[.E830]/[.F830]" office:value-type="float" office:value="9.07508781565154">
            <text:p>9,0750878157</text:p>
          </table:table-cell>
          <table:table-cell table:number-columns-repeated="7"/>
        </table:table-row>
        <table:table-row table:style-name="ro2">
          <table:table-cell table:formula="of:=[.A830]+1" office:value-type="float" office:value="829">
            <text:p>829</text:p>
          </table:table-cell>
          <table:table-cell table:formula="of:=[.B830]" office:value-type="float" office:value="0.1">
            <text:p>0,1</text:p>
          </table:table-cell>
          <table:table-cell table:formula="of:=[.C830]" office:value-type="float" office:value="27">
            <text:p>27</text:p>
          </table:table-cell>
          <table:table-cell table:formula="of:=[.A831]*[.B831]" office:value-type="float" office:value="82.9">
            <text:p>82,9</text:p>
          </table:table-cell>
          <table:table-cell table:formula="of:=EXP(-([.D831]^2/(2*[.C831]^2)))/SQRT(PI()*2*[.C831]^2)" office:value-type="float" office:value="0.000132574937704074">
            <text:p>0,0001325749</text:p>
          </table:table-cell>
          <table:table-cell table:formula="of:=[.F830]" office:value-type="float" office:value="0.0147756400148679">
            <text:p>0,01477564</text:p>
          </table:table-cell>
          <table:table-cell table:formula="of:=1000*[.E831]/[.F831]" office:value-type="float" office:value="8.97253435862484">
            <text:p>8,9725343586</text:p>
          </table:table-cell>
          <table:table-cell table:number-columns-repeated="7"/>
        </table:table-row>
        <table:table-row table:style-name="ro2">
          <table:table-cell table:formula="of:=[.A831]+1" office:value-type="float" office:value="830">
            <text:p>830</text:p>
          </table:table-cell>
          <table:table-cell table:formula="of:=[.B831]" office:value-type="float" office:value="0.1">
            <text:p>0,1</text:p>
          </table:table-cell>
          <table:table-cell table:formula="of:=[.C831]" office:value-type="float" office:value="27">
            <text:p>27</text:p>
          </table:table-cell>
          <table:table-cell table:formula="of:=[.A832]*[.B832]" office:value-type="float" office:value="83">
            <text:p>83</text:p>
          </table:table-cell>
          <table:table-cell table:formula="of:=EXP(-([.D832]^2/(2*[.C832]^2)))/SQRT(PI()*2*[.C832]^2)" office:value-type="float" office:value="0.000131074970357325">
            <text:p>0,000131075</text:p>
          </table:table-cell>
          <table:table-cell table:formula="of:=[.F831]" office:value-type="float" office:value="0.0147756400148679">
            <text:p>0,01477564</text:p>
          </table:table-cell>
          <table:table-cell table:formula="of:=1000*[.E832]/[.F832]" office:value-type="float" office:value="8.87101812344046">
            <text:p>8,8710181234</text:p>
          </table:table-cell>
          <table:table-cell table:number-columns-repeated="7"/>
        </table:table-row>
        <table:table-row table:style-name="ro2">
          <table:table-cell table:formula="of:=[.A832]+1" office:value-type="float" office:value="831">
            <text:p>831</text:p>
          </table:table-cell>
          <table:table-cell table:formula="of:=[.B832]" office:value-type="float" office:value="0.1">
            <text:p>0,1</text:p>
          </table:table-cell>
          <table:table-cell table:formula="of:=[.C832]" office:value-type="float" office:value="27">
            <text:p>27</text:p>
          </table:table-cell>
          <table:table-cell table:formula="of:=[.A833]*[.B833]" office:value-type="float" office:value="83.1">
            <text:p>83,1</text:p>
          </table:table-cell>
          <table:table-cell table:formula="of:=EXP(-([.D833]^2/(2*[.C833]^2)))/SQRT(PI()*2*[.C833]^2)" office:value-type="float" office:value="0.000129590196149722">
            <text:p>0,0001295902</text:p>
          </table:table-cell>
          <table:table-cell table:formula="of:=[.F832]" office:value-type="float" office:value="0.0147756400148679">
            <text:p>0,01477564</text:p>
          </table:table-cell>
          <table:table-cell table:formula="of:=1000*[.E833]/[.F833]" office:value-type="float" office:value="8.77053014416453">
            <text:p>8,7705301442</text:p>
          </table:table-cell>
          <table:table-cell table:number-columns-repeated="7"/>
        </table:table-row>
        <table:table-row table:style-name="ro2">
          <table:table-cell table:formula="of:=[.A833]+1" office:value-type="float" office:value="832">
            <text:p>832</text:p>
          </table:table-cell>
          <table:table-cell table:formula="of:=[.B833]" office:value-type="float" office:value="0.1">
            <text:p>0,1</text:p>
          </table:table-cell>
          <table:table-cell table:formula="of:=[.C833]" office:value-type="float" office:value="27">
            <text:p>27</text:p>
          </table:table-cell>
          <table:table-cell table:formula="of:=[.A834]*[.B834]" office:value-type="float" office:value="83.2">
            <text:p>83,2</text:p>
          </table:table-cell>
          <table:table-cell table:formula="of:=EXP(-([.D834]^2/(2*[.C834]^2)))/SQRT(PI()*2*[.C834]^2)" office:value-type="float" office:value="0.000128120483481932">
            <text:p>0,0001281205</text:p>
          </table:table-cell>
          <table:table-cell table:formula="of:=[.F833]" office:value-type="float" office:value="0.0147756400148679">
            <text:p>0,01477564</text:p>
          </table:table-cell>
          <table:table-cell table:formula="of:=1000*[.E834]/[.F834]" office:value-type="float" office:value="8.67106151429052">
            <text:p>8,6710615143</text:p>
          </table:table-cell>
          <table:table-cell table:number-columns-repeated="7"/>
        </table:table-row>
        <table:table-row table:style-name="ro2">
          <table:table-cell table:formula="of:=[.A834]+1" office:value-type="float" office:value="833">
            <text:p>833</text:p>
          </table:table-cell>
          <table:table-cell table:formula="of:=[.B834]" office:value-type="float" office:value="0.1">
            <text:p>0,1</text:p>
          </table:table-cell>
          <table:table-cell table:formula="of:=[.C834]" office:value-type="float" office:value="27">
            <text:p>27</text:p>
          </table:table-cell>
          <table:table-cell table:formula="of:=[.A835]*[.B835]" office:value-type="float" office:value="83.3">
            <text:p>83,3</text:p>
          </table:table-cell>
          <table:table-cell table:formula="of:=EXP(-([.D835]^2/(2*[.C835]^2)))/SQRT(PI()*2*[.C835]^2)" office:value-type="float" office:value="0.000126665701629927">
            <text:p>0,0001266657</text:p>
          </table:table-cell>
          <table:table-cell table:formula="of:=[.F834]" office:value-type="float" office:value="0.0147756400148679">
            <text:p>0,01477564</text:p>
          </table:table-cell>
          <table:table-cell table:formula="of:=1000*[.E835]/[.F835]" office:value-type="float" office:value="8.57260338655184">
            <text:p>8,5726033866</text:p>
          </table:table-cell>
          <table:table-cell table:number-columns-repeated="7"/>
        </table:table-row>
        <table:table-row table:style-name="ro2">
          <table:table-cell table:formula="of:=[.A835]+1" office:value-type="float" office:value="834">
            <text:p>834</text:p>
          </table:table-cell>
          <table:table-cell table:formula="of:=[.B835]" office:value-type="float" office:value="0.1">
            <text:p>0,1</text:p>
          </table:table-cell>
          <table:table-cell table:formula="of:=[.C835]" office:value-type="float" office:value="27">
            <text:p>27</text:p>
          </table:table-cell>
          <table:table-cell table:formula="of:=[.A836]*[.B836]" office:value-type="float" office:value="83.4">
            <text:p>83,4</text:p>
          </table:table-cell>
          <table:table-cell table:formula="of:=EXP(-([.D836]^2/(2*[.C836]^2)))/SQRT(PI()*2*[.C836]^2)" office:value-type="float" office:value="0.000125225720742197">
            <text:p>0,0001252257</text:p>
          </table:table-cell>
          <table:table-cell table:formula="of:=[.F835]" office:value-type="float" office:value="0.0147756400148679">
            <text:p>0,01477564</text:p>
          </table:table-cell>
          <table:table-cell table:formula="of:=1000*[.E836]/[.F836]" office:value-type="float" office:value="8.4751469727328">
            <text:p>8,4751469727</text:p>
          </table:table-cell>
          <table:table-cell table:number-columns-repeated="7"/>
        </table:table-row>
        <table:table-row table:style-name="ro2">
          <table:table-cell table:formula="of:=[.A836]+1" office:value-type="float" office:value="835">
            <text:p>835</text:p>
          </table:table-cell>
          <table:table-cell table:formula="of:=[.B836]" office:value-type="float" office:value="0.1">
            <text:p>0,1</text:p>
          </table:table-cell>
          <table:table-cell table:formula="of:=[.C836]" office:value-type="float" office:value="27">
            <text:p>27</text:p>
          </table:table-cell>
          <table:table-cell table:formula="of:=[.A837]*[.B837]" office:value-type="float" office:value="83.5">
            <text:p>83,5</text:p>
          </table:table-cell>
          <table:table-cell table:formula="of:=EXP(-([.D837]^2/(2*[.C837]^2)))/SQRT(PI()*2*[.C837]^2)" office:value-type="float" office:value="0.000123800411836921">
            <text:p>0,0001238004</text:p>
          </table:table-cell>
          <table:table-cell table:formula="of:=[.F836]" office:value-type="float" office:value="0.0147756400148679">
            <text:p>0,01477564</text:p>
          </table:table-cell>
          <table:table-cell table:formula="of:=1000*[.E837]/[.F837]" office:value-type="float" office:value="8.37868354347747">
            <text:p>8,3786835435</text:p>
          </table:table-cell>
          <table:table-cell table:number-columns-repeated="7"/>
        </table:table-row>
        <table:table-row table:style-name="ro2">
          <table:table-cell table:formula="of:=[.A837]+1" office:value-type="float" office:value="836">
            <text:p>836</text:p>
          </table:table-cell>
          <table:table-cell table:formula="of:=[.B837]" office:value-type="float" office:value="0.1">
            <text:p>0,1</text:p>
          </table:table-cell>
          <table:table-cell table:formula="of:=[.C837]" office:value-type="float" office:value="27">
            <text:p>27</text:p>
          </table:table-cell>
          <table:table-cell table:formula="of:=[.A838]*[.B838]" office:value-type="float" office:value="83.6">
            <text:p>83,6</text:p>
          </table:table-cell>
          <table:table-cell table:formula="of:=EXP(-([.D838]^2/(2*[.C838]^2)))/SQRT(PI()*2*[.C838]^2)" office:value-type="float" office:value="0.000122389646799118">
            <text:p>0,0001223896</text:p>
          </table:table-cell>
          <table:table-cell table:formula="of:=[.F837]" office:value-type="float" office:value="0.0147756400148679">
            <text:p>0,01477564</text:p>
          </table:table-cell>
          <table:table-cell table:formula="of:=1000*[.E838]/[.F838]" office:value-type="float" office:value="8.28320442809682">
            <text:p>8,2832044281</text:p>
          </table:table-cell>
          <table:table-cell table:number-columns-repeated="7"/>
        </table:table-row>
        <table:table-row table:style-name="ro2">
          <table:table-cell table:formula="of:=[.A838]+1" office:value-type="float" office:value="837">
            <text:p>837</text:p>
          </table:table-cell>
          <table:table-cell table:formula="of:=[.B838]" office:value-type="float" office:value="0.1">
            <text:p>0,1</text:p>
          </table:table-cell>
          <table:table-cell table:formula="of:=[.C838]" office:value-type="float" office:value="27">
            <text:p>27</text:p>
          </table:table-cell>
          <table:table-cell table:formula="of:=[.A839]*[.B839]" office:value-type="float" office:value="83.7">
            <text:p>83,7</text:p>
          </table:table-cell>
          <table:table-cell table:formula="of:=EXP(-([.D839]^2/(2*[.C839]^2)))/SQRT(PI()*2*[.C839]^2)" office:value-type="float" office:value="0.000120993298377775">
            <text:p>0,0001209933</text:p>
          </table:table-cell>
          <table:table-cell table:formula="of:=[.F838]" office:value-type="float" office:value="0.0147756400148679">
            <text:p>0,01477564</text:p>
          </table:table-cell>
          <table:table-cell table:formula="of:=1000*[.E839]/[.F839]" office:value-type="float" office:value="8.18870101437408">
            <text:p>8,1887010144</text:p>
          </table:table-cell>
          <table:table-cell table:number-columns-repeated="7"/>
        </table:table-row>
        <table:table-row table:style-name="ro2">
          <table:table-cell table:formula="of:=[.A839]+1" office:value-type="float" office:value="838">
            <text:p>838</text:p>
          </table:table-cell>
          <table:table-cell table:formula="of:=[.B839]" office:value-type="float" office:value="0.1">
            <text:p>0,1</text:p>
          </table:table-cell>
          <table:table-cell table:formula="of:=[.C839]" office:value-type="float" office:value="27">
            <text:p>27</text:p>
          </table:table-cell>
          <table:table-cell table:formula="of:=[.A840]*[.B840]" office:value-type="float" office:value="83.8">
            <text:p>83,8</text:p>
          </table:table-cell>
          <table:table-cell table:formula="of:=EXP(-([.D840]^2/(2*[.C840]^2)))/SQRT(PI()*2*[.C840]^2)" office:value-type="float" office:value="0.000119611240182936">
            <text:p>0,0001196112</text:p>
          </table:table-cell>
          <table:table-cell table:formula="of:=[.F839]" office:value-type="float" office:value="0.0147756400148679">
            <text:p>0,01477564</text:p>
          </table:table-cell>
          <table:table-cell table:formula="of:=1000*[.E840]/[.F840]" office:value-type="float" office:value="8.09516474836814">
            <text:p>8,0951647484</text:p>
          </table:table-cell>
          <table:table-cell table:number-columns-repeated="7"/>
        </table:table-row>
        <table:table-row table:style-name="ro2">
          <table:table-cell table:formula="of:=[.A840]+1" office:value-type="float" office:value="839">
            <text:p>839</text:p>
          </table:table-cell>
          <table:table-cell table:formula="of:=[.B840]" office:value-type="float" office:value="0.1">
            <text:p>0,1</text:p>
          </table:table-cell>
          <table:table-cell table:formula="of:=[.C840]" office:value-type="float" office:value="27">
            <text:p>27</text:p>
          </table:table-cell>
          <table:table-cell table:formula="of:=[.A841]*[.B841]" office:value-type="float" office:value="83.9">
            <text:p>83,9</text:p>
          </table:table-cell>
          <table:table-cell table:formula="of:=EXP(-([.D841]^2/(2*[.C841]^2)))/SQRT(PI()*2*[.C841]^2)" office:value-type="float" office:value="0.000118243346682781">
            <text:p>0,0001182433</text:p>
          </table:table-cell>
          <table:table-cell table:formula="of:=[.F840]" office:value-type="float" office:value="0.0147756400148679">
            <text:p>0,01477564</text:p>
          </table:table-cell>
          <table:table-cell table:formula="of:=1000*[.E841]/[.F841]" office:value-type="float" office:value="8.0025871342155">
            <text:p>8,0025871342</text:p>
          </table:table-cell>
          <table:table-cell table:number-columns-repeated="7"/>
        </table:table-row>
        <table:table-row table:style-name="ro2">
          <table:table-cell table:formula="of:=[.A841]+1" office:value-type="float" office:value="840">
            <text:p>840</text:p>
          </table:table-cell>
          <table:table-cell table:formula="of:=[.B841]" office:value-type="float" office:value="0.1">
            <text:p>0,1</text:p>
          </table:table-cell>
          <table:table-cell table:formula="of:=[.C841]" office:value-type="float" office:value="27">
            <text:p>27</text:p>
          </table:table-cell>
          <table:table-cell table:formula="of:=[.A842]*[.B842]" office:value-type="float" office:value="84">
            <text:p>84</text:p>
          </table:table-cell>
          <table:table-cell table:formula="of:=EXP(-([.D842]^2/(2*[.C842]^2)))/SQRT(PI()*2*[.C842]^2)" office:value-type="float" office:value="0.000116889493200668">
            <text:p>0,0001168895</text:p>
          </table:table-cell>
          <table:table-cell table:formula="of:=[.F841]" office:value-type="float" office:value="0.0147756400148679">
            <text:p>0,01477564</text:p>
          </table:table-cell>
          <table:table-cell table:formula="of:=1000*[.E842]/[.F842]" office:value-type="float" office:value="7.91095973393025">
            <text:p>7,9109597339</text:p>
          </table:table-cell>
          <table:table-cell table:number-columns-repeated="7"/>
        </table:table-row>
        <table:table-row table:style-name="ro2">
          <table:table-cell table:formula="of:=[.A842]+1" office:value-type="float" office:value="841">
            <text:p>841</text:p>
          </table:table-cell>
          <table:table-cell table:formula="of:=[.B842]" office:value-type="float" office:value="0.1">
            <text:p>0,1</text:p>
          </table:table-cell>
          <table:table-cell table:formula="of:=[.C842]" office:value-type="float" office:value="27">
            <text:p>27</text:p>
          </table:table-cell>
          <table:table-cell table:formula="of:=[.A843]*[.B843]" office:value-type="float" office:value="84.1">
            <text:p>84,1</text:p>
          </table:table-cell>
          <table:table-cell table:formula="of:=EXP(-([.D843]^2/(2*[.C843]^2)))/SQRT(PI()*2*[.C843]^2)" office:value-type="float" office:value="0.000115549555912155">
            <text:p>0,0001155496</text:p>
          </table:table-cell>
          <table:table-cell table:formula="of:=[.F842]" office:value-type="float" office:value="0.0147756400148679">
            <text:p>0,01477564</text:p>
          </table:table-cell>
          <table:table-cell table:formula="of:=1000*[.E843]/[.F843]" office:value-type="float" office:value="7.82027416720254">
            <text:p>7,8202741672</text:p>
          </table:table-cell>
          <table:table-cell table:number-columns-repeated="7"/>
        </table:table-row>
        <table:table-row table:style-name="ro2">
          <table:table-cell table:formula="of:=[.A843]+1" office:value-type="float" office:value="842">
            <text:p>842</text:p>
          </table:table-cell>
          <table:table-cell table:formula="of:=[.B843]" office:value-type="float" office:value="0.1">
            <text:p>0,1</text:p>
          </table:table-cell>
          <table:table-cell table:formula="of:=[.C843]" office:value-type="float" office:value="27">
            <text:p>27</text:p>
          </table:table-cell>
          <table:table-cell table:formula="of:=[.A844]*[.B844]" office:value-type="float" office:value="84.2">
            <text:p>84,2</text:p>
          </table:table-cell>
          <table:table-cell table:formula="of:=EXP(-([.D844]^2/(2*[.C844]^2)))/SQRT(PI()*2*[.C844]^2)" office:value-type="float" office:value="0.000114223411842001">
            <text:p>0,0001142234</text:p>
          </table:table-cell>
          <table:table-cell table:formula="of:=[.F843]" office:value-type="float" office:value="0.0147756400148679">
            <text:p>0,01477564</text:p>
          </table:table-cell>
          <table:table-cell table:formula="of:=1000*[.E844]/[.F844]" office:value-type="float" office:value="7.73052211119546">
            <text:p>7,7305221112</text:p>
          </table:table-cell>
          <table:table-cell table:number-columns-repeated="7"/>
        </table:table-row>
        <table:table-row table:style-name="ro2">
          <table:table-cell table:formula="of:=[.A844]+1" office:value-type="float" office:value="843">
            <text:p>843</text:p>
          </table:table-cell>
          <table:table-cell table:formula="of:=[.B844]" office:value-type="float" office:value="0.1">
            <text:p>0,1</text:p>
          </table:table-cell>
          <table:table-cell table:formula="of:=[.C844]" office:value-type="float" office:value="27">
            <text:p>27</text:p>
          </table:table-cell>
          <table:table-cell table:formula="of:=[.A845]*[.B845]" office:value-type="float" office:value="84.3">
            <text:p>84,3</text:p>
          </table:table-cell>
          <table:table-cell table:formula="of:=EXP(-([.D845]^2/(2*[.C845]^2)))/SQRT(PI()*2*[.C845]^2)" office:value-type="float" office:value="0.000112910938861134">
            <text:p>0,0001129109</text:p>
          </table:table-cell>
          <table:table-cell table:formula="of:=[.F844]" office:value-type="float" office:value="0.0147756400148679">
            <text:p>0,01477564</text:p>
          </table:table-cell>
          <table:table-cell table:formula="of:=1000*[.E845]/[.F845]" office:value-type="float" office:value="7.64169530034014">
            <text:p>7,6416953003</text:p>
          </table:table-cell>
          <table:table-cell table:number-columns-repeated="7"/>
        </table:table-row>
        <table:table-row table:style-name="ro2">
          <table:table-cell table:formula="of:=[.A845]+1" office:value-type="float" office:value="844">
            <text:p>844</text:p>
          </table:table-cell>
          <table:table-cell table:formula="of:=[.B845]" office:value-type="float" office:value="0.1">
            <text:p>0,1</text:p>
          </table:table-cell>
          <table:table-cell table:formula="of:=[.C845]" office:value-type="float" office:value="27">
            <text:p>27</text:p>
          </table:table-cell>
          <table:table-cell table:formula="of:=[.A846]*[.B846]" office:value-type="float" office:value="84.4">
            <text:p>84,4</text:p>
          </table:table-cell>
          <table:table-cell table:formula="of:=EXP(-([.D846]^2/(2*[.C846]^2)))/SQRT(PI()*2*[.C846]^2)" office:value-type="float" office:value="0.000111612015683609">
            <text:p>0,000111612</text:p>
          </table:table-cell>
          <table:table-cell table:formula="of:=[.F845]" office:value-type="float" office:value="0.0147756400148679">
            <text:p>0,01477564</text:p>
          </table:table-cell>
          <table:table-cell table:formula="of:=1000*[.E846]/[.F846]" office:value-type="float" office:value="7.55378552612952">
            <text:p>7,5537855261</text:p>
          </table:table-cell>
          <table:table-cell table:number-columns-repeated="7"/>
        </table:table-row>
        <table:table-row table:style-name="ro2">
          <table:table-cell table:formula="of:=[.A846]+1" office:value-type="float" office:value="845">
            <text:p>845</text:p>
          </table:table-cell>
          <table:table-cell table:formula="of:=[.B846]" office:value-type="float" office:value="0.1">
            <text:p>0,1</text:p>
          </table:table-cell>
          <table:table-cell table:formula="of:=[.C846]" office:value-type="float" office:value="27">
            <text:p>27</text:p>
          </table:table-cell>
          <table:table-cell table:formula="of:=[.A847]*[.B847]" office:value-type="float" office:value="84.5">
            <text:p>84,5</text:p>
          </table:table-cell>
          <table:table-cell table:formula="of:=EXP(-([.D847]^2/(2*[.C847]^2)))/SQRT(PI()*2*[.C847]^2)" office:value-type="float" office:value="0.000110326521863534">
            <text:p>0,0001103265</text:p>
          </table:table-cell>
          <table:table-cell table:formula="of:=[.F846]" office:value-type="float" office:value="0.0147756400148679">
            <text:p>0,01477564</text:p>
          </table:table-cell>
          <table:table-cell table:formula="of:=1000*[.E847]/[.F847]" office:value-type="float" office:value="7.46678463691043">
            <text:p>7,4667846369</text:p>
          </table:table-cell>
          <table:table-cell table:number-columns-repeated="7"/>
        </table:table-row>
        <table:table-row table:style-name="ro2">
          <table:table-cell table:formula="of:=[.A847]+1" office:value-type="float" office:value="846">
            <text:p>846</text:p>
          </table:table-cell>
          <table:table-cell table:formula="of:=[.B847]" office:value-type="float" office:value="0.1">
            <text:p>0,1</text:p>
          </table:table-cell>
          <table:table-cell table:formula="of:=[.C847]" office:value-type="float" office:value="27">
            <text:p>27</text:p>
          </table:table-cell>
          <table:table-cell table:formula="of:=[.A848]*[.B848]" office:value-type="float" office:value="84.6">
            <text:p>84,6</text:p>
          </table:table-cell>
          <table:table-cell table:formula="of:=EXP(-([.D848]^2/(2*[.C848]^2)))/SQRT(PI()*2*[.C848]^2)" office:value-type="float" office:value="0.000109054337791976">
            <text:p>0,0001090543</text:p>
          </table:table-cell>
          <table:table-cell table:formula="of:=[.F847]" office:value-type="float" office:value="0.0147756400148679">
            <text:p>0,01477564</text:p>
          </table:table-cell>
          <table:table-cell table:formula="of:=1000*[.E848]/[.F848]" office:value-type="float" office:value="7.38068453767424">
            <text:p>7,3806845377</text:p>
          </table:table-cell>
          <table:table-cell table:number-columns-repeated="7"/>
        </table:table-row>
        <table:table-row table:style-name="ro2">
          <table:table-cell table:formula="of:=[.A848]+1" office:value-type="float" office:value="847">
            <text:p>847</text:p>
          </table:table-cell>
          <table:table-cell table:formula="of:=[.B848]" office:value-type="float" office:value="0.1">
            <text:p>0,1</text:p>
          </table:table-cell>
          <table:table-cell table:formula="of:=[.C848]" office:value-type="float" office:value="27">
            <text:p>27</text:p>
          </table:table-cell>
          <table:table-cell table:formula="of:=[.A849]*[.B849]" office:value-type="float" office:value="84.7">
            <text:p>84,7</text:p>
          </table:table-cell>
          <table:table-cell table:formula="of:=EXP(-([.D849]^2/(2*[.C849]^2)))/SQRT(PI()*2*[.C849]^2)" office:value-type="float" office:value="0.000107795344693846">
            <text:p>0,0001077953</text:p>
          </table:table-cell>
          <table:table-cell table:formula="of:=[.F848]" office:value-type="float" office:value="0.0147756400148679">
            <text:p>0,01477564</text:p>
          </table:table-cell>
          <table:table-cell table:formula="of:=1000*[.E849]/[.F849]" office:value-type="float" office:value="7.29547718984613">
            <text:p>7,2954771898</text:p>
          </table:table-cell>
          <table:table-cell table:number-columns-repeated="7"/>
        </table:table-row>
        <table:table-row table:style-name="ro2">
          <table:table-cell table:formula="of:=[.A849]+1" office:value-type="float" office:value="848">
            <text:p>848</text:p>
          </table:table-cell>
          <table:table-cell table:formula="of:=[.B849]" office:value-type="float" office:value="0.1">
            <text:p>0,1</text:p>
          </table:table-cell>
          <table:table-cell table:formula="of:=[.C849]" office:value-type="float" office:value="27">
            <text:p>27</text:p>
          </table:table-cell>
          <table:table-cell table:formula="of:=[.A850]*[.B850]" office:value-type="float" office:value="84.8">
            <text:p>84,8</text:p>
          </table:table-cell>
          <table:table-cell table:formula="of:=EXP(-([.D850]^2/(2*[.C850]^2)))/SQRT(PI()*2*[.C850]^2)" office:value-type="float" office:value="0.000106549424624766">
            <text:p>0,0001065494</text:p>
          </table:table-cell>
          <table:table-cell table:formula="of:=[.F849]" office:value-type="float" office:value="0.0147756400148679">
            <text:p>0,01477564</text:p>
          </table:table-cell>
          <table:table-cell table:formula="of:=1000*[.E850]/[.F850]" office:value-type="float" office:value="7.21115461107278">
            <text:p>7,2111546111</text:p>
          </table:table-cell>
          <table:table-cell table:number-columns-repeated="7"/>
        </table:table-row>
        <table:table-row table:style-name="ro2">
          <table:table-cell table:formula="of:=[.A850]+1" office:value-type="float" office:value="849">
            <text:p>849</text:p>
          </table:table-cell>
          <table:table-cell table:formula="of:=[.B850]" office:value-type="float" office:value="0.1">
            <text:p>0,1</text:p>
          </table:table-cell>
          <table:table-cell table:formula="of:=[.C850]" office:value-type="float" office:value="27">
            <text:p>27</text:p>
          </table:table-cell>
          <table:table-cell table:formula="of:=[.A851]*[.B851]" office:value-type="float" office:value="84.9">
            <text:p>84,9</text:p>
          </table:table-cell>
          <table:table-cell table:formula="of:=EXP(-([.D851]^2/(2*[.C851]^2)))/SQRT(PI()*2*[.C851]^2)" office:value-type="float" office:value="0.000105316460467909">
            <text:p>0,0001053165</text:p>
          </table:table-cell>
          <table:table-cell table:formula="of:=[.F850]" office:value-type="float" office:value="0.0147756400148679">
            <text:p>0,01477564</text:p>
          </table:table-cell>
          <table:table-cell table:formula="of:=1000*[.E851]/[.F851]" office:value-type="float" office:value="7.12770887500883">
            <text:p>7,127708875</text:p>
          </table:table-cell>
          <table:table-cell table:number-columns-repeated="7"/>
        </table:table-row>
        <table:table-row table:style-name="ro2">
          <table:table-cell table:formula="of:=[.A851]+1" office:value-type="float" office:value="850">
            <text:p>850</text:p>
          </table:table-cell>
          <table:table-cell table:formula="of:=[.B851]" office:value-type="float" office:value="0.1">
            <text:p>0,1</text:p>
          </table:table-cell>
          <table:table-cell table:formula="of:=[.C851]" office:value-type="float" office:value="27">
            <text:p>27</text:p>
          </table:table-cell>
          <table:table-cell table:formula="of:=[.A852]*[.B852]" office:value-type="float" office:value="85">
            <text:p>85</text:p>
          </table:table-cell>
          <table:table-cell table:formula="of:=EXP(-([.D852]^2/(2*[.C852]^2)))/SQRT(PI()*2*[.C852]^2)" office:value-type="float" office:value="0.000104096335930828">
            <text:p>0,0001040963</text:p>
          </table:table-cell>
          <table:table-cell table:formula="of:=[.F851]" office:value-type="float" office:value="0.0147756400148679">
            <text:p>0,01477564</text:p>
          </table:table-cell>
          <table:table-cell table:formula="of:=1000*[.E852]/[.F852]" office:value-type="float" office:value="7.04513211110192">
            <text:p>7,0451321111</text:p>
          </table:table-cell>
          <table:table-cell table:number-columns-repeated="7"/>
        </table:table-row>
        <table:table-row table:style-name="ro2">
          <table:table-cell table:formula="of:=[.A852]+1" office:value-type="float" office:value="851">
            <text:p>851</text:p>
          </table:table-cell>
          <table:table-cell table:formula="of:=[.B852]" office:value-type="float" office:value="0.1">
            <text:p>0,1</text:p>
          </table:table-cell>
          <table:table-cell table:formula="of:=[.C852]" office:value-type="float" office:value="27">
            <text:p>27</text:p>
          </table:table-cell>
          <table:table-cell table:formula="of:=[.A853]*[.B853]" office:value-type="float" office:value="85.1">
            <text:p>85,1</text:p>
          </table:table-cell>
          <table:table-cell table:formula="of:=EXP(-([.D853]^2/(2*[.C853]^2)))/SQRT(PI()*2*[.C853]^2)" office:value-type="float" office:value="0.000102888935542255">
            <text:p>0,0001028889</text:p>
          </table:table-cell>
          <table:table-cell table:formula="of:=[.F852]" office:value-type="float" office:value="0.0147756400148679">
            <text:p>0,01477564</text:p>
          </table:table-cell>
          <table:table-cell table:formula="of:=1000*[.E853]/[.F853]" office:value-type="float" office:value="6.96341650437635">
            <text:p>6,9634165044</text:p>
          </table:table-cell>
          <table:table-cell table:number-columns-repeated="7"/>
        </table:table-row>
        <table:table-row table:style-name="ro2">
          <table:table-cell table:formula="of:=[.A853]+1" office:value-type="float" office:value="852">
            <text:p>852</text:p>
          </table:table-cell>
          <table:table-cell table:formula="of:=[.B853]" office:value-type="float" office:value="0.1">
            <text:p>0,1</text:p>
          </table:table-cell>
          <table:table-cell table:formula="of:=[.C853]" office:value-type="float" office:value="27">
            <text:p>27</text:p>
          </table:table-cell>
          <table:table-cell table:formula="of:=[.A854]*[.B854]" office:value-type="float" office:value="85.2">
            <text:p>85,2</text:p>
          </table:table-cell>
          <table:table-cell table:formula="of:=EXP(-([.D854]^2/(2*[.C854]^2)))/SQRT(PI()*2*[.C854]^2)" office:value-type="float" office:value="0.000101694144648889">
            <text:p>0,0001016941</text:p>
          </table:table-cell>
          <table:table-cell table:formula="of:=[.F853]" office:value-type="float" office:value="0.0147756400148679">
            <text:p>0,01477564</text:p>
          </table:table-cell>
          <table:table-cell table:formula="of:=1000*[.E854]/[.F854]" office:value-type="float" office:value="6.88255429521566">
            <text:p>6,8825542952</text:p>
          </table:table-cell>
          <table:table-cell table:number-columns-repeated="7"/>
        </table:table-row>
        <table:table-row table:style-name="ro2">
          <table:table-cell table:formula="of:=[.A854]+1" office:value-type="float" office:value="853">
            <text:p>853</text:p>
          </table:table-cell>
          <table:table-cell table:formula="of:=[.B854]" office:value-type="float" office:value="0.1">
            <text:p>0,1</text:p>
          </table:table-cell>
          <table:table-cell table:formula="of:=[.C854]" office:value-type="float" office:value="27">
            <text:p>27</text:p>
          </table:table-cell>
          <table:table-cell table:formula="of:=[.A855]*[.B855]" office:value-type="float" office:value="85.3">
            <text:p>85,3</text:p>
          </table:table-cell>
          <table:table-cell table:formula="of:=EXP(-([.D855]^2/(2*[.C855]^2)))/SQRT(PI()*2*[.C855]^2)" office:value-type="float" office:value="0.000100511849412165">
            <text:p>0,0001005118</text:p>
          </table:table-cell>
          <table:table-cell table:formula="of:=[.F854]" office:value-type="float" office:value="0.0147756400148679">
            <text:p>0,01477564</text:p>
          </table:table-cell>
          <table:table-cell table:formula="of:=1000*[.E855]/[.F855]" office:value-type="float" office:value="6.80253777914365">
            <text:p>6,8025377791</text:p>
          </table:table-cell>
          <table:table-cell table:number-columns-repeated="7"/>
        </table:table-row>
        <table:table-row table:style-name="ro2">
          <table:table-cell table:formula="of:=[.A855]+1" office:value-type="float" office:value="854">
            <text:p>854</text:p>
          </table:table-cell>
          <table:table-cell table:formula="of:=[.B855]" office:value-type="float" office:value="0.1">
            <text:p>0,1</text:p>
          </table:table-cell>
          <table:table-cell table:formula="of:=[.C855]" office:value-type="float" office:value="27">
            <text:p>27</text:p>
          </table:table-cell>
          <table:table-cell table:formula="of:=[.A856]*[.B856]" office:value-type="float" office:value="85.4">
            <text:p>85,4</text:p>
          </table:table-cell>
          <table:table-cell table:formula="of:=EXP(-([.D856]^2/(2*[.C856]^2)))/SQRT(PI()*2*[.C856]^2)" office:value-type="float" office:value="0.0000993419368049996">
            <text:p>9,93419368049996E-005</text:p>
          </table:table-cell>
          <table:table-cell table:formula="of:=[.F855]" office:value-type="float" office:value="0.0147756400148679">
            <text:p>0,01477564</text:p>
          </table:table-cell>
          <table:table-cell table:formula="of:=1000*[.E856]/[.F856]" office:value-type="float" office:value="6.72335930660448">
            <text:p>6,7233593066</text:p>
          </table:table-cell>
          <table:table-cell table:number-columns-repeated="7"/>
        </table:table-row>
        <table:table-row table:style-name="ro2">
          <table:table-cell table:formula="of:=[.A856]+1" office:value-type="float" office:value="855">
            <text:p>855</text:p>
          </table:table-cell>
          <table:table-cell table:formula="of:=[.B856]" office:value-type="float" office:value="0.1">
            <text:p>0,1</text:p>
          </table:table-cell>
          <table:table-cell table:formula="of:=[.C856]" office:value-type="float" office:value="27">
            <text:p>27</text:p>
          </table:table-cell>
          <table:table-cell table:formula="of:=[.A857]*[.B857]" office:value-type="float" office:value="85.5">
            <text:p>85,5</text:p>
          </table:table-cell>
          <table:table-cell table:formula="of:=EXP(-([.D857]^2/(2*[.C857]^2)))/SQRT(PI()*2*[.C857]^2)" office:value-type="float" office:value="0.0000981842946085223">
            <text:p>9,81842946085223E-005</text:p>
          </table:table-cell>
          <table:table-cell table:formula="of:=[.F856]" office:value-type="float" office:value="0.0147756400148679">
            <text:p>0,01477564</text:p>
          </table:table-cell>
          <table:table-cell table:formula="of:=1000*[.E857]/[.F857]" office:value-type="float" office:value="6.6450112827414">
            <text:p>6,6450112827</text:p>
          </table:table-cell>
          <table:table-cell table:number-columns-repeated="7"/>
        </table:table-row>
        <table:table-row table:style-name="ro2">
          <table:table-cell table:formula="of:=[.A857]+1" office:value-type="float" office:value="856">
            <text:p>856</text:p>
          </table:table-cell>
          <table:table-cell table:formula="of:=[.B857]" office:value-type="float" office:value="0.1">
            <text:p>0,1</text:p>
          </table:table-cell>
          <table:table-cell table:formula="of:=[.C857]" office:value-type="float" office:value="27">
            <text:p>27</text:p>
          </table:table-cell>
          <table:table-cell table:formula="of:=[.A858]*[.B858]" office:value-type="float" office:value="85.6">
            <text:p>85,6</text:p>
          </table:table-cell>
          <table:table-cell table:formula="of:=EXP(-([.D858]^2/(2*[.C858]^2)))/SQRT(PI()*2*[.C858]^2)" office:value-type="float" office:value="0.0000970388114087925">
            <text:p>9,70388114087925E-005</text:p>
          </table:table-cell>
          <table:table-cell table:formula="of:=[.F857]" office:value-type="float" office:value="0.0147756400148679">
            <text:p>0,01477564</text:p>
          </table:table-cell>
          <table:table-cell table:formula="of:=1000*[.E858]/[.F858]" office:value-type="float" office:value="6.56748616717434">
            <text:p>6,5674861672</text:p>
          </table:table-cell>
          <table:table-cell table:number-columns-repeated="7"/>
        </table:table-row>
        <table:table-row table:style-name="ro2">
          <table:table-cell table:formula="of:=[.A858]+1" office:value-type="float" office:value="857">
            <text:p>857</text:p>
          </table:table-cell>
          <table:table-cell table:formula="of:=[.B858]" office:value-type="float" office:value="0.1">
            <text:p>0,1</text:p>
          </table:table-cell>
          <table:table-cell table:formula="of:=[.C858]" office:value-type="float" office:value="27">
            <text:p>27</text:p>
          </table:table-cell>
          <table:table-cell table:formula="of:=[.A859]*[.B859]" office:value-type="float" office:value="85.7">
            <text:p>85,7</text:p>
          </table:table-cell>
          <table:table-cell table:formula="of:=EXP(-([.D859]^2/(2*[.C859]^2)))/SQRT(PI()*2*[.C859]^2)" office:value-type="float" office:value="0.0000959053765934948">
            <text:p>9,59053765934948E-005</text:p>
          </table:table-cell>
          <table:table-cell table:formula="of:=[.F858]" office:value-type="float" office:value="0.0147756400148679">
            <text:p>0,01477564</text:p>
          </table:table-cell>
          <table:table-cell table:formula="of:=1000*[.E859]/[.F859]" office:value-type="float" office:value="6.49077647377648">
            <text:p>6,4907764738</text:p>
          </table:table-cell>
          <table:table-cell table:number-columns-repeated="7"/>
        </table:table-row>
        <table:table-row table:style-name="ro2">
          <table:table-cell table:formula="of:=[.A859]+1" office:value-type="float" office:value="858">
            <text:p>858</text:p>
          </table:table-cell>
          <table:table-cell table:formula="of:=[.B859]" office:value-type="float" office:value="0.1">
            <text:p>0,1</text:p>
          </table:table-cell>
          <table:table-cell table:formula="of:=[.C859]" office:value-type="float" office:value="27">
            <text:p>27</text:p>
          </table:table-cell>
          <table:table-cell table:formula="of:=[.A860]*[.B860]" office:value-type="float" office:value="85.8">
            <text:p>85,8</text:p>
          </table:table-cell>
          <table:table-cell table:formula="of:=EXP(-([.D860]^2/(2*[.C860]^2)))/SQRT(PI()*2*[.C860]^2)" office:value-type="float" office:value="0.0000947838803486213">
            <text:p>9,47838803486213E-005</text:p>
          </table:table-cell>
          <table:table-cell table:formula="of:=[.F859]" office:value-type="float" office:value="0.0147756400148679">
            <text:p>0,01477564</text:p>
          </table:table-cell>
          <table:table-cell table:formula="of:=1000*[.E860]/[.F860]" office:value-type="float" office:value="6.41487477044958">
            <text:p>6,4148747704</text:p>
          </table:table-cell>
          <table:table-cell table:number-columns-repeated="7"/>
        </table:table-row>
        <table:table-row table:style-name="ro2">
          <table:table-cell table:formula="of:=[.A860]+1" office:value-type="float" office:value="859">
            <text:p>859</text:p>
          </table:table-cell>
          <table:table-cell table:formula="of:=[.B860]" office:value-type="float" office:value="0.1">
            <text:p>0,1</text:p>
          </table:table-cell>
          <table:table-cell table:formula="of:=[.C860]" office:value-type="float" office:value="27">
            <text:p>27</text:p>
          </table:table-cell>
          <table:table-cell table:formula="of:=[.A861]*[.B861]" office:value-type="float" office:value="85.9">
            <text:p>85,9</text:p>
          </table:table-cell>
          <table:table-cell table:formula="of:=EXP(-([.D861]^2/(2*[.C861]^2)))/SQRT(PI()*2*[.C861]^2)" office:value-type="float" office:value="0.0000936742136551376">
            <text:p>9,36742136551376E-005</text:p>
          </table:table-cell>
          <table:table-cell table:formula="of:=[.F860]" office:value-type="float" office:value="0.0147756400148679">
            <text:p>0,01477564</text:p>
          </table:table-cell>
          <table:table-cell table:formula="of:=1000*[.E861]/[.F861]" office:value-type="float" office:value="6.33977367889842">
            <text:p>6,3397736789</text:p>
          </table:table-cell>
          <table:table-cell table:number-columns-repeated="7"/>
        </table:table-row>
        <table:table-row table:style-name="ro2">
          <table:table-cell table:formula="of:=[.A861]+1" office:value-type="float" office:value="860">
            <text:p>860</text:p>
          </table:table-cell>
          <table:table-cell table:formula="of:=[.B861]" office:value-type="float" office:value="0.1">
            <text:p>0,1</text:p>
          </table:table-cell>
          <table:table-cell table:formula="of:=[.C861]" office:value-type="float" office:value="27">
            <text:p>27</text:p>
          </table:table-cell>
          <table:table-cell table:formula="of:=[.A862]*[.B862]" office:value-type="float" office:value="86">
            <text:p>86</text:p>
          </table:table-cell>
          <table:table-cell table:formula="of:=EXP(-([.D862]^2/(2*[.C862]^2)))/SQRT(PI()*2*[.C862]^2)" office:value-type="float" office:value="0.0000925762682856327">
            <text:p>9,25762682856327E-005</text:p>
          </table:table-cell>
          <table:table-cell table:formula="of:=[.F861]" office:value-type="float" office:value="0.0147756400148679">
            <text:p>0,01477564</text:p>
          </table:table-cell>
          <table:table-cell table:formula="of:=1000*[.E862]/[.F862]" office:value-type="float" office:value="6.26546587440399">
            <text:p>6,2654658744</text:p>
          </table:table-cell>
          <table:table-cell table:number-columns-repeated="7"/>
        </table:table-row>
        <table:table-row table:style-name="ro2">
          <table:table-cell table:formula="of:=[.A862]+1" office:value-type="float" office:value="861">
            <text:p>861</text:p>
          </table:table-cell>
          <table:table-cell table:formula="of:=[.B862]" office:value-type="float" office:value="0.1">
            <text:p>0,1</text:p>
          </table:table-cell>
          <table:table-cell table:formula="of:=[.C862]" office:value-type="float" office:value="27">
            <text:p>27</text:p>
          </table:table-cell>
          <table:table-cell table:formula="of:=[.A863]*[.B863]" office:value-type="float" office:value="86.1">
            <text:p>86,1</text:p>
          </table:table-cell>
          <table:table-cell table:formula="of:=EXP(-([.D863]^2/(2*[.C863]^2)))/SQRT(PI()*2*[.C863]^2)" office:value-type="float" office:value="0.000091489936800955">
            <text:p>9,1489936800955E-005</text:p>
          </table:table-cell>
          <table:table-cell table:formula="of:=[.F862]" office:value-type="float" office:value="0.0147756400148679">
            <text:p>0,01477564</text:p>
          </table:table-cell>
          <table:table-cell table:formula="of:=1000*[.E863]/[.F863]" office:value-type="float" office:value="6.19194408559588">
            <text:p>6,1919440856</text:p>
          </table:table-cell>
          <table:table-cell table:number-columns-repeated="7"/>
        </table:table-row>
        <table:table-row table:style-name="ro2">
          <table:table-cell table:formula="of:=[.A863]+1" office:value-type="float" office:value="862">
            <text:p>862</text:p>
          </table:table-cell>
          <table:table-cell table:formula="of:=[.B863]" office:value-type="float" office:value="0.1">
            <text:p>0,1</text:p>
          </table:table-cell>
          <table:table-cell table:formula="of:=[.C863]" office:value-type="float" office:value="27">
            <text:p>27</text:p>
          </table:table-cell>
          <table:table-cell table:formula="of:=[.A864]*[.B864]" office:value-type="float" office:value="86.2">
            <text:p>86,2</text:p>
          </table:table-cell>
          <table:table-cell table:formula="of:=EXP(-([.D864]^2/(2*[.C864]^2)))/SQRT(PI()*2*[.C864]^2)" office:value-type="float" office:value="0.0000904151125468342">
            <text:p>9,04151125468342E-005</text:p>
          </table:table-cell>
          <table:table-cell table:formula="of:=[.F863]" office:value-type="float" office:value="0.0147756400148679">
            <text:p>0,01477564</text:p>
          </table:table-cell>
          <table:table-cell table:formula="of:=1000*[.E864]/[.F864]" office:value-type="float" office:value="6.11920109422364">
            <text:p>6,1192010942</text:p>
          </table:table-cell>
          <table:table-cell table:number-columns-repeated="7"/>
        </table:table-row>
        <table:table-row table:style-name="ro2">
          <table:table-cell table:formula="of:=[.A864]+1" office:value-type="float" office:value="863">
            <text:p>863</text:p>
          </table:table-cell>
          <table:table-cell table:formula="of:=[.B864]" office:value-type="float" office:value="0.1">
            <text:p>0,1</text:p>
          </table:table-cell>
          <table:table-cell table:formula="of:=[.C864]" office:value-type="float" office:value="27">
            <text:p>27</text:p>
          </table:table-cell>
          <table:table-cell table:formula="of:=[.A865]*[.B865]" office:value-type="float" office:value="86.3">
            <text:p>86,3</text:p>
          </table:table-cell>
          <table:table-cell table:formula="of:=EXP(-([.D865]^2/(2*[.C865]^2)))/SQRT(PI()*2*[.C865]^2)" office:value-type="float" office:value="0.0000893516896504877">
            <text:p>8,93516896504877E-005</text:p>
          </table:table-cell>
          <table:table-cell table:formula="of:=[.F864]" office:value-type="float" office:value="0.0147756400148679">
            <text:p>0,01477564</text:p>
          </table:table-cell>
          <table:table-cell table:formula="of:=1000*[.E865]/[.F865]" office:value-type="float" office:value="6.0472297349271">
            <text:p>6,0472297349</text:p>
          </table:table-cell>
          <table:table-cell table:number-columns-repeated="7"/>
        </table:table-row>
        <table:table-row table:style-name="ro2">
          <table:table-cell table:formula="of:=[.A865]+1" office:value-type="float" office:value="864">
            <text:p>864</text:p>
          </table:table-cell>
          <table:table-cell table:formula="of:=[.B865]" office:value-type="float" office:value="0.1">
            <text:p>0,1</text:p>
          </table:table-cell>
          <table:table-cell table:formula="of:=[.C865]" office:value-type="float" office:value="27">
            <text:p>27</text:p>
          </table:table-cell>
          <table:table-cell table:formula="of:=[.A866]*[.B866]" office:value-type="float" office:value="86.4">
            <text:p>86,4</text:p>
          </table:table-cell>
          <table:table-cell table:formula="of:=EXP(-([.D866]^2/(2*[.C866]^2)))/SQRT(PI()*2*[.C866]^2)" office:value-type="float" office:value="0.0000882995630172163">
            <text:p>8,82995630172163E-005</text:p>
          </table:table-cell>
          <table:table-cell table:formula="of:=[.F865]" office:value-type="float" office:value="0.0147756400148679">
            <text:p>0,01477564</text:p>
          </table:table-cell>
          <table:table-cell table:formula="of:=1000*[.E866]/[.F866]" office:value-type="float" office:value="5.97602289500594">
            <text:p>5,976022895</text:p>
          </table:table-cell>
          <table:table-cell table:number-columns-repeated="7"/>
        </table:table-row>
        <table:table-row table:style-name="ro2">
          <table:table-cell table:formula="of:=[.A866]+1" office:value-type="float" office:value="865">
            <text:p>865</text:p>
          </table:table-cell>
          <table:table-cell table:formula="of:=[.B866]" office:value-type="float" office:value="0.1">
            <text:p>0,1</text:p>
          </table:table-cell>
          <table:table-cell table:formula="of:=[.C866]" office:value-type="float" office:value="27">
            <text:p>27</text:p>
          </table:table-cell>
          <table:table-cell table:formula="of:=[.A867]*[.B867]" office:value-type="float" office:value="86.5">
            <text:p>86,5</text:p>
          </table:table-cell>
          <table:table-cell table:formula="of:=EXP(-([.D867]^2/(2*[.C867]^2)))/SQRT(PI()*2*[.C867]^2)" office:value-type="float" office:value="0.0000872586283269837">
            <text:p>8,72586283269837E-005</text:p>
          </table:table-cell>
          <table:table-cell table:formula="of:=[.F866]" office:value-type="float" office:value="0.0147756400148679">
            <text:p>0,01477564</text:p>
          </table:table-cell>
          <table:table-cell table:formula="of:=1000*[.E867]/[.F867]" office:value-type="float" office:value="5.90557351418824">
            <text:p>5,9055735142</text:p>
          </table:table-cell>
          <table:table-cell table:number-columns-repeated="7"/>
        </table:table-row>
        <table:table-row table:style-name="ro2">
          <table:table-cell table:formula="of:=[.A867]+1" office:value-type="float" office:value="866">
            <text:p>866</text:p>
          </table:table-cell>
          <table:table-cell table:formula="of:=[.B867]" office:value-type="float" office:value="0.1">
            <text:p>0,1</text:p>
          </table:table-cell>
          <table:table-cell table:formula="of:=[.C867]" office:value-type="float" office:value="27">
            <text:p>27</text:p>
          </table:table-cell>
          <table:table-cell table:formula="of:=[.A868]*[.B868]" office:value-type="float" office:value="86.6">
            <text:p>86,6</text:p>
          </table:table-cell>
          <table:table-cell table:formula="of:=EXP(-([.D868]^2/(2*[.C868]^2)))/SQRT(PI()*2*[.C868]^2)" office:value-type="float" office:value="0.0000862287820309855">
            <text:p>8,62287820309855E-005</text:p>
          </table:table-cell>
          <table:table-cell table:formula="of:=[.F867]" office:value-type="float" office:value="0.0147756400148679">
            <text:p>0,01477564</text:p>
          </table:table-cell>
          <table:table-cell table:formula="of:=1000*[.E868]/[.F868]" office:value-type="float" office:value="5.83587458439827">
            <text:p>5,8358745844</text:p>
          </table:table-cell>
          <table:table-cell table:number-columns-repeated="7"/>
        </table:table-row>
        <table:table-row table:style-name="ro2">
          <table:table-cell table:formula="of:=[.A868]+1" office:value-type="float" office:value="867">
            <text:p>867</text:p>
          </table:table-cell>
          <table:table-cell table:formula="of:=[.B868]" office:value-type="float" office:value="0.1">
            <text:p>0,1</text:p>
          </table:table-cell>
          <table:table-cell table:formula="of:=[.C868]" office:value-type="float" office:value="27">
            <text:p>27</text:p>
          </table:table-cell>
          <table:table-cell table:formula="of:=[.A869]*[.B869]" office:value-type="float" office:value="86.7">
            <text:p>86,7</text:p>
          </table:table-cell>
          <table:table-cell table:formula="of:=EXP(-([.D869]^2/(2*[.C869]^2)))/SQRT(PI()*2*[.C869]^2)" office:value-type="float" office:value="0.0000852099213482061">
            <text:p>8,52099213482061E-005</text:p>
          </table:table-cell>
          <table:table-cell table:formula="of:=[.F868]" office:value-type="float" office:value="0.0147756400148679">
            <text:p>0,01477564</text:p>
          </table:table-cell>
          <table:table-cell table:formula="of:=1000*[.E869]/[.F869]" office:value-type="float" office:value="5.76691914952342">
            <text:p>5,7669191495</text:p>
          </table:table-cell>
          <table:table-cell table:number-columns-repeated="7"/>
        </table:table-row>
        <table:table-row table:style-name="ro2">
          <table:table-cell table:formula="of:=[.A869]+1" office:value-type="float" office:value="868">
            <text:p>868</text:p>
          </table:table-cell>
          <table:table-cell table:formula="of:=[.B869]" office:value-type="float" office:value="0.1">
            <text:p>0,1</text:p>
          </table:table-cell>
          <table:table-cell table:formula="of:=[.C869]" office:value-type="float" office:value="27">
            <text:p>27</text:p>
          </table:table-cell>
          <table:table-cell table:formula="of:=[.A870]*[.B870]" office:value-type="float" office:value="86.8">
            <text:p>86,8</text:p>
          </table:table-cell>
          <table:table-cell table:formula="of:=EXP(-([.D870]^2/(2*[.C870]^2)))/SQRT(PI()*2*[.C870]^2)" office:value-type="float" office:value="0.0000842019442619623">
            <text:p>8,42019442619623E-005</text:p>
          </table:table-cell>
          <table:table-cell table:formula="of:=[.F869]" office:value-type="float" office:value="0.0147756400148679">
            <text:p>0,01477564</text:p>
          </table:table-cell>
          <table:table-cell table:formula="of:=1000*[.E870]/[.F870]" office:value-type="float" office:value="5.69870030518033">
            <text:p>5,6987003052</text:p>
          </table:table-cell>
          <table:table-cell table:number-columns-repeated="7"/>
        </table:table-row>
        <table:table-row table:style-name="ro2">
          <table:table-cell table:formula="of:=[.A870]+1" office:value-type="float" office:value="869">
            <text:p>869</text:p>
          </table:table-cell>
          <table:table-cell table:formula="of:=[.B870]" office:value-type="float" office:value="0.1">
            <text:p>0,1</text:p>
          </table:table-cell>
          <table:table-cell table:formula="of:=[.C870]" office:value-type="float" office:value="27">
            <text:p>27</text:p>
          </table:table-cell>
          <table:table-cell table:formula="of:=[.A871]*[.B871]" office:value-type="float" office:value="86.9">
            <text:p>86,9</text:p>
          </table:table-cell>
          <table:table-cell table:formula="of:=EXP(-([.D871]^2/(2*[.C871]^2)))/SQRT(PI()*2*[.C871]^2)" office:value-type="float" office:value="0.0000832047495164377">
            <text:p>8,32047495164377E-005</text:p>
          </table:table-cell>
          <table:table-cell table:formula="of:=[.F870]" office:value-type="float" office:value="0.0147756400148679">
            <text:p>0,01477564</text:p>
          </table:table-cell>
          <table:table-cell table:formula="of:=1000*[.E871]/[.F871]" office:value-type="float" office:value="5.6312111984803">
            <text:p>5,6312111985</text:p>
          </table:table-cell>
          <table:table-cell table:number-columns-repeated="7"/>
        </table:table-row>
        <table:table-row table:style-name="ro2">
          <table:table-cell table:formula="of:=[.A871]+1" office:value-type="float" office:value="870">
            <text:p>870</text:p>
          </table:table-cell>
          <table:table-cell table:formula="of:=[.B871]" office:value-type="float" office:value="0.1">
            <text:p>0,1</text:p>
          </table:table-cell>
          <table:table-cell table:formula="of:=[.C871]" office:value-type="float" office:value="27">
            <text:p>27</text:p>
          </table:table-cell>
          <table:table-cell table:formula="of:=[.A872]*[.B872]" office:value-type="float" office:value="87">
            <text:p>87</text:p>
          </table:table-cell>
          <table:table-cell table:formula="of:=EXP(-([.D872]^2/(2*[.C872]^2)))/SQRT(PI()*2*[.C872]^2)" office:value-type="float" office:value="0.0000822182366132037">
            <text:p>8,22182366132037E-005</text:p>
          </table:table-cell>
          <table:table-cell table:formula="of:=[.F871]" office:value-type="float" office:value="0.0147756400148679">
            <text:p>0,01477564</text:p>
          </table:table-cell>
          <table:table-cell table:formula="of:=1000*[.E872]/[.F872]" office:value-type="float" office:value="5.56444502779387">
            <text:p>5,5644450278</text:p>
          </table:table-cell>
          <table:table-cell table:number-columns-repeated="7"/>
        </table:table-row>
        <table:table-row table:style-name="ro2">
          <table:table-cell table:formula="of:=[.A872]+1" office:value-type="float" office:value="871">
            <text:p>871</text:p>
          </table:table-cell>
          <table:table-cell table:formula="of:=[.B872]" office:value-type="float" office:value="0.1">
            <text:p>0,1</text:p>
          </table:table-cell>
          <table:table-cell table:formula="of:=[.C872]" office:value-type="float" office:value="27">
            <text:p>27</text:p>
          </table:table-cell>
          <table:table-cell table:formula="of:=[.A873]*[.B873]" office:value-type="float" office:value="87.1">
            <text:p>87,1</text:p>
          </table:table-cell>
          <table:table-cell table:formula="of:=EXP(-([.D873]^2/(2*[.C873]^2)))/SQRT(PI()*2*[.C873]^2)" office:value-type="float" office:value="0.0000812423058077327">
            <text:p>8,12423058077327E-005</text:p>
          </table:table-cell>
          <table:table-cell table:formula="of:=[.F872]" office:value-type="float" office:value="0.0147756400148679">
            <text:p>0,01477564</text:p>
          </table:table-cell>
          <table:table-cell table:formula="of:=1000*[.E873]/[.F873]" office:value-type="float" office:value="5.49839504251479">
            <text:p>5,4983950425</text:p>
          </table:table-cell>
          <table:table-cell table:number-columns-repeated="7"/>
        </table:table-row>
        <table:table-row table:style-name="ro2">
          <table:table-cell table:formula="of:=[.A873]+1" office:value-type="float" office:value="872">
            <text:p>872</text:p>
          </table:table-cell>
          <table:table-cell table:formula="of:=[.B873]" office:value-type="float" office:value="0.1">
            <text:p>0,1</text:p>
          </table:table-cell>
          <table:table-cell table:formula="of:=[.C873]" office:value-type="float" office:value="27">
            <text:p>27</text:p>
          </table:table-cell>
          <table:table-cell table:formula="of:=[.A874]*[.B874]" office:value-type="float" office:value="87.2">
            <text:p>87,2</text:p>
          </table:table-cell>
          <table:table-cell table:formula="of:=EXP(-([.D874]^2/(2*[.C874]^2)))/SQRT(PI()*2*[.C874]^2)" office:value-type="float" office:value="0.0000802768581058995">
            <text:p>8,02768581058995E-005</text:p>
          </table:table-cell>
          <table:table-cell table:formula="of:=[.F873]" office:value-type="float" office:value="0.0147756400148679">
            <text:p>0,01477564</text:p>
          </table:table-cell>
          <table:table-cell table:formula="of:=1000*[.E874]/[.F874]" office:value-type="float" office:value="5.43305454282329">
            <text:p>5,4330545428</text:p>
          </table:table-cell>
          <table:table-cell table:number-columns-repeated="7"/>
        </table:table-row>
        <table:table-row table:style-name="ro2">
          <table:table-cell table:formula="of:=[.A874]+1" office:value-type="float" office:value="873">
            <text:p>873</text:p>
          </table:table-cell>
          <table:table-cell table:formula="of:=[.B874]" office:value-type="float" office:value="0.1">
            <text:p>0,1</text:p>
          </table:table-cell>
          <table:table-cell table:formula="of:=[.C874]" office:value-type="float" office:value="27">
            <text:p>27</text:p>
          </table:table-cell>
          <table:table-cell table:formula="of:=[.A875]*[.B875]" office:value-type="float" office:value="87.3">
            <text:p>87,3</text:p>
          </table:table-cell>
          <table:table-cell table:formula="of:=EXP(-([.D875]^2/(2*[.C875]^2)))/SQRT(PI()*2*[.C875]^2)" office:value-type="float" office:value="0.0000793217952604728">
            <text:p>7,93217952604728E-005</text:p>
          </table:table-cell>
          <table:table-cell table:formula="of:=[.F874]" office:value-type="float" office:value="0.0147756400148679">
            <text:p>0,01477564</text:p>
          </table:table-cell>
          <table:table-cell table:formula="of:=1000*[.E875]/[.F875]" office:value-type="float" office:value="5.3684168794486">
            <text:p>5,3684168794</text:p>
          </table:table-cell>
          <table:table-cell table:number-columns-repeated="7"/>
        </table:table-row>
        <table:table-row table:style-name="ro2">
          <table:table-cell table:formula="of:=[.A875]+1" office:value-type="float" office:value="874">
            <text:p>874</text:p>
          </table:table-cell>
          <table:table-cell table:formula="of:=[.B875]" office:value-type="float" office:value="0.1">
            <text:p>0,1</text:p>
          </table:table-cell>
          <table:table-cell table:formula="of:=[.C875]" office:value-type="float" office:value="27">
            <text:p>27</text:p>
          </table:table-cell>
          <table:table-cell table:formula="of:=[.A876]*[.B876]" office:value-type="float" office:value="87.4">
            <text:p>87,4</text:p>
          </table:table-cell>
          <table:table-cell table:formula="of:=EXP(-([.D876]^2/(2*[.C876]^2)))/SQRT(PI()*2*[.C876]^2)" office:value-type="float" office:value="0.0000783770197675994">
            <text:p>0,000078377</text:p>
          </table:table-cell>
          <table:table-cell table:formula="of:=[.F875]" office:value-type="float" office:value="0.0147756400148679">
            <text:p>0,01477564</text:p>
          </table:table-cell>
          <table:table-cell table:formula="of:=1000*[.E876]/[.F876]" office:value-type="float" office:value="5.30447545343099">
            <text:p>5,3044754534</text:p>
          </table:table-cell>
          <table:table-cell table:number-columns-repeated="7"/>
        </table:table-row>
        <table:table-row table:style-name="ro2">
          <table:table-cell table:formula="of:=[.A876]+1" office:value-type="float" office:value="875">
            <text:p>875</text:p>
          </table:table-cell>
          <table:table-cell table:formula="of:=[.B876]" office:value-type="float" office:value="0.1">
            <text:p>0,1</text:p>
          </table:table-cell>
          <table:table-cell table:formula="of:=[.C876]" office:value-type="float" office:value="27">
            <text:p>27</text:p>
          </table:table-cell>
          <table:table-cell table:formula="of:=[.A877]*[.B877]" office:value-type="float" office:value="87.5">
            <text:p>87,5</text:p>
          </table:table-cell>
          <table:table-cell table:formula="of:=EXP(-([.D877]^2/(2*[.C877]^2)))/SQRT(PI()*2*[.C877]^2)" office:value-type="float" office:value="0.0000774424348632773">
            <text:p>7,74424348632773E-005</text:p>
          </table:table-cell>
          <table:table-cell table:formula="of:=[.F876]" office:value-type="float" office:value="0.0147756400148679">
            <text:p>0,01477564</text:p>
          </table:table-cell>
          <table:table-cell table:formula="of:=1000*[.E877]/[.F877]" office:value-type="float" office:value="5.24122371588313">
            <text:p>5,2412237159</text:p>
          </table:table-cell>
          <table:table-cell table:number-columns-repeated="7"/>
        </table:table-row>
        <table:table-row table:style-name="ro2">
          <table:table-cell table:formula="of:=[.A877]+1" office:value-type="float" office:value="876">
            <text:p>876</text:p>
          </table:table-cell>
          <table:table-cell table:formula="of:=[.B877]" office:value-type="float" office:value="0.1">
            <text:p>0,1</text:p>
          </table:table-cell>
          <table:table-cell table:formula="of:=[.C877]" office:value-type="float" office:value="27">
            <text:p>27</text:p>
          </table:table-cell>
          <table:table-cell table:formula="of:=[.A878]*[.B878]" office:value-type="float" office:value="87.6">
            <text:p>87,6</text:p>
          </table:table-cell>
          <table:table-cell table:formula="of:=EXP(-([.D878]^2/(2*[.C878]^2)))/SQRT(PI()*2*[.C878]^2)" office:value-type="float" office:value="0.0000765179445198212">
            <text:p>7,65179445198212E-005</text:p>
          </table:table-cell>
          <table:table-cell table:formula="of:=[.F877]" office:value-type="float" office:value="0.0147756400148679">
            <text:p>0,01477564</text:p>
          </table:table-cell>
          <table:table-cell table:formula="of:=1000*[.E878]/[.F878]" office:value-type="float" office:value="5.17865516775081">
            <text:p>5,1786551678</text:p>
          </table:table-cell>
          <table:table-cell table:number-columns-repeated="7"/>
        </table:table-row>
        <table:table-row table:style-name="ro2">
          <table:table-cell table:formula="of:=[.A878]+1" office:value-type="float" office:value="877">
            <text:p>877</text:p>
          </table:table-cell>
          <table:table-cell table:formula="of:=[.B878]" office:value-type="float" office:value="0.1">
            <text:p>0,1</text:p>
          </table:table-cell>
          <table:table-cell table:formula="of:=[.C878]" office:value-type="float" office:value="27">
            <text:p>27</text:p>
          </table:table-cell>
          <table:table-cell table:formula="of:=[.A879]*[.B879]" office:value-type="float" office:value="87.7">
            <text:p>87,7</text:p>
          </table:table-cell>
          <table:table-cell table:formula="of:=EXP(-([.D879]^2/(2*[.C879]^2)))/SQRT(PI()*2*[.C879]^2)" office:value-type="float" office:value="0.0000756034534423211">
            <text:p>7,56034534423211E-005</text:p>
          </table:table-cell>
          <table:table-cell table:formula="of:=[.F878]" office:value-type="float" office:value="0.0147756400148679">
            <text:p>0,01477564</text:p>
          </table:table-cell>
          <table:table-cell table:formula="of:=1000*[.E879]/[.F879]" office:value-type="float" office:value="5.1167633595733">
            <text:p>5,1167633596</text:p>
          </table:table-cell>
          <table:table-cell table:number-columns-repeated="7"/>
        </table:table-row>
        <table:table-row table:style-name="ro2">
          <table:table-cell table:formula="of:=[.A879]+1" office:value-type="float" office:value="878">
            <text:p>878</text:p>
          </table:table-cell>
          <table:table-cell table:formula="of:=[.B879]" office:value-type="float" office:value="0.1">
            <text:p>0,1</text:p>
          </table:table-cell>
          <table:table-cell table:formula="of:=[.C879]" office:value-type="float" office:value="27">
            <text:p>27</text:p>
          </table:table-cell>
          <table:table-cell table:formula="of:=[.A880]*[.B880]" office:value-type="float" office:value="87.8">
            <text:p>87,8</text:p>
          </table:table-cell>
          <table:table-cell table:formula="of:=EXP(-([.D880]^2/(2*[.C880]^2)))/SQRT(PI()*2*[.C880]^2)" office:value-type="float" office:value="0.0000746988670650908">
            <text:p>7,46988670650908E-005</text:p>
          </table:table-cell>
          <table:table-cell table:formula="of:=[.F879]" office:value-type="float" office:value="0.0147756400148679">
            <text:p>0,01477564</text:p>
          </table:table-cell>
          <table:table-cell table:formula="of:=1000*[.E880]/[.F880]" office:value-type="float" office:value="5.05554189124299">
            <text:p>5,0555418912</text:p>
          </table:table-cell>
          <table:table-cell table:number-columns-repeated="7"/>
        </table:table-row>
        <table:table-row table:style-name="ro2">
          <table:table-cell table:formula="of:=[.A880]+1" office:value-type="float" office:value="879">
            <text:p>879</text:p>
          </table:table-cell>
          <table:table-cell table:formula="of:=[.B880]" office:value-type="float" office:value="0.1">
            <text:p>0,1</text:p>
          </table:table-cell>
          <table:table-cell table:formula="of:=[.C880]" office:value-type="float" office:value="27">
            <text:p>27</text:p>
          </table:table-cell>
          <table:table-cell table:formula="of:=[.A881]*[.B881]" office:value-type="float" office:value="87.9">
            <text:p>87,9</text:p>
          </table:table-cell>
          <table:table-cell table:formula="of:=EXP(-([.D881]^2/(2*[.C881]^2)))/SQRT(PI()*2*[.C881]^2)" office:value-type="float" office:value="0.0000738040915481115">
            <text:p>7,38040915481115E-005</text:p>
          </table:table-cell>
          <table:table-cell table:formula="of:=[.F880]" office:value-type="float" office:value="0.0147756400148679">
            <text:p>0,01477564</text:p>
          </table:table-cell>
          <table:table-cell table:formula="of:=1000*[.E881]/[.F881]" office:value-type="float" office:value="4.99498441176468">
            <text:p>4,9949844118</text:p>
          </table:table-cell>
          <table:table-cell table:number-columns-repeated="7"/>
        </table:table-row>
        <table:table-row table:style-name="ro2">
          <table:table-cell table:formula="of:=[.A881]+1" office:value-type="float" office:value="880">
            <text:p>880</text:p>
          </table:table-cell>
          <table:table-cell table:formula="of:=[.B881]" office:value-type="float" office:value="0.1">
            <text:p>0,1</text:p>
          </table:table-cell>
          <table:table-cell table:formula="of:=[.C881]" office:value-type="float" office:value="27">
            <text:p>27</text:p>
          </table:table-cell>
          <table:table-cell table:formula="of:=[.A882]*[.B882]" office:value-type="float" office:value="88">
            <text:p>88</text:p>
          </table:table-cell>
          <table:table-cell table:formula="of:=EXP(-([.D882]^2/(2*[.C882]^2)))/SQRT(PI()*2*[.C882]^2)" office:value-type="float" office:value="0.0000729190337734664">
            <text:p>0,000072919</text:p>
          </table:table-cell>
          <table:table-cell table:formula="of:=[.F881]" office:value-type="float" office:value="0.0147756400148679">
            <text:p>0,01477564</text:p>
          </table:table-cell>
          <table:table-cell table:formula="of:=1000*[.E882]/[.F882]" office:value-type="float" office:value="4.93508461901428">
            <text:p>4,935084619</text:p>
          </table:table-cell>
          <table:table-cell table:number-columns-repeated="7"/>
        </table:table-row>
        <table:table-row table:style-name="ro2">
          <table:table-cell table:formula="of:=[.A882]+1" office:value-type="float" office:value="881">
            <text:p>881</text:p>
          </table:table-cell>
          <table:table-cell table:formula="of:=[.B882]" office:value-type="float" office:value="0.1">
            <text:p>0,1</text:p>
          </table:table-cell>
          <table:table-cell table:formula="of:=[.C882]" office:value-type="float" office:value="27">
            <text:p>27</text:p>
          </table:table-cell>
          <table:table-cell table:formula="of:=[.A883]*[.B883]" office:value-type="float" office:value="88.1">
            <text:p>88,1</text:p>
          </table:table-cell>
          <table:table-cell table:formula="of:=EXP(-([.D883]^2/(2*[.C883]^2)))/SQRT(PI()*2*[.C883]^2)" office:value-type="float" office:value="0.0000720436013417704">
            <text:p>7,20436013417704E-005</text:p>
          </table:table-cell>
          <table:table-cell table:formula="of:=[.F882]" office:value-type="float" office:value="0.0147756400148679">
            <text:p>0,01477564</text:p>
          </table:table-cell>
          <table:table-cell table:formula="of:=1000*[.E883]/[.F883]" office:value-type="float" office:value="4.87583625949719">
            <text:p>4,8758362595</text:p>
          </table:table-cell>
          <table:table-cell table:number-columns-repeated="7"/>
        </table:table-row>
        <table:table-row table:style-name="ro2">
          <table:table-cell table:formula="of:=[.A883]+1" office:value-type="float" office:value="882">
            <text:p>882</text:p>
          </table:table-cell>
          <table:table-cell table:formula="of:=[.B883]" office:value-type="float" office:value="0.1">
            <text:p>0,1</text:p>
          </table:table-cell>
          <table:table-cell table:formula="of:=[.C883]" office:value-type="float" office:value="27">
            <text:p>27</text:p>
          </table:table-cell>
          <table:table-cell table:formula="of:=[.A884]*[.B884]" office:value-type="float" office:value="88.2">
            <text:p>88,2</text:p>
          </table:table-cell>
          <table:table-cell table:formula="of:=EXP(-([.D884]^2/(2*[.C884]^2)))/SQRT(PI()*2*[.C884]^2)" office:value-type="float" office:value="0.0000711777025685929">
            <text:p>7,11777025685929E-005</text:p>
          </table:table-cell>
          <table:table-cell table:formula="of:=[.F883]" office:value-type="float" office:value="0.0147756400148679">
            <text:p>0,01477564</text:p>
          </table:table-cell>
          <table:table-cell table:formula="of:=1000*[.E884]/[.F884]" office:value-type="float" office:value="4.81723312810619">
            <text:p>4,8172331281</text:p>
          </table:table-cell>
          <table:table-cell table:number-columns-repeated="7"/>
        </table:table-row>
        <table:table-row table:style-name="ro2">
          <table:table-cell table:formula="of:=[.A884]+1" office:value-type="float" office:value="883">
            <text:p>883</text:p>
          </table:table-cell>
          <table:table-cell table:formula="of:=[.B884]" office:value-type="float" office:value="0.1">
            <text:p>0,1</text:p>
          </table:table-cell>
          <table:table-cell table:formula="of:=[.C884]" office:value-type="float" office:value="27">
            <text:p>27</text:p>
          </table:table-cell>
          <table:table-cell table:formula="of:=[.A885]*[.B885]" office:value-type="float" office:value="88.3">
            <text:p>88,3</text:p>
          </table:table-cell>
          <table:table-cell table:formula="of:=EXP(-([.D885]^2/(2*[.C885]^2)))/SQRT(PI()*2*[.C885]^2)" office:value-type="float" office:value="0.0000703212464808742">
            <text:p>7,03212464808742E-005</text:p>
          </table:table-cell>
          <table:table-cell table:formula="of:=[.F884]" office:value-type="float" office:value="0.0147756400148679">
            <text:p>0,01477564</text:p>
          </table:table-cell>
          <table:table-cell table:formula="of:=1000*[.E885]/[.F885]" office:value-type="float" office:value="4.75926906787889">
            <text:p>4,7592690679</text:p>
          </table:table-cell>
          <table:table-cell table:number-columns-repeated="7"/>
        </table:table-row>
        <table:table-row table:style-name="ro2">
          <table:table-cell table:formula="of:=[.A885]+1" office:value-type="float" office:value="884">
            <text:p>884</text:p>
          </table:table-cell>
          <table:table-cell table:formula="of:=[.B885]" office:value-type="float" office:value="0.1">
            <text:p>0,1</text:p>
          </table:table-cell>
          <table:table-cell table:formula="of:=[.C885]" office:value-type="float" office:value="27">
            <text:p>27</text:p>
          </table:table-cell>
          <table:table-cell table:formula="of:=[.A886]*[.B886]" office:value-type="float" office:value="88.4">
            <text:p>88,4</text:p>
          </table:table-cell>
          <table:table-cell table:formula="of:=EXP(-([.D886]^2/(2*[.C886]^2)))/SQRT(PI()*2*[.C886]^2)" office:value-type="float" office:value="0.0000694741428133381">
            <text:p>6,94741428133381E-005</text:p>
          </table:table-cell>
          <table:table-cell table:formula="of:=[.F885]" office:value-type="float" office:value="0.0147756400148679">
            <text:p>0,01477564</text:p>
          </table:table-cell>
          <table:table-cell table:formula="of:=1000*[.E886]/[.F886]" office:value-type="float" office:value="4.70193796975497">
            <text:p>4,7019379698</text:p>
          </table:table-cell>
          <table:table-cell table:number-columns-repeated="7"/>
        </table:table-row>
        <table:table-row table:style-name="ro2">
          <table:table-cell table:formula="of:=[.A886]+1" office:value-type="float" office:value="885">
            <text:p>885</text:p>
          </table:table-cell>
          <table:table-cell table:formula="of:=[.B886]" office:value-type="float" office:value="0.1">
            <text:p>0,1</text:p>
          </table:table-cell>
          <table:table-cell table:formula="of:=[.C886]" office:value-type="float" office:value="27">
            <text:p>27</text:p>
          </table:table-cell>
          <table:table-cell table:formula="of:=[.A887]*[.B887]" office:value-type="float" office:value="88.5">
            <text:p>88,5</text:p>
          </table:table-cell>
          <table:table-cell table:formula="of:=EXP(-([.D887]^2/(2*[.C887]^2)))/SQRT(PI()*2*[.C887]^2)" office:value-type="float" office:value="0.0000686363020048974">
            <text:p>6,86363020048974E-005</text:p>
          </table:table-cell>
          <table:table-cell table:formula="of:=[.F886]" office:value-type="float" office:value="0.0147756400148679">
            <text:p>0,01477564</text:p>
          </table:table-cell>
          <table:table-cell table:formula="of:=1000*[.E887]/[.F887]" office:value-type="float" office:value="4.64523377233288">
            <text:p>4,6452337723</text:p>
          </table:table-cell>
          <table:table-cell table:number-columns-repeated="7"/>
        </table:table-row>
        <table:table-row table:style-name="ro2">
          <table:table-cell table:formula="of:=[.A887]+1" office:value-type="float" office:value="886">
            <text:p>886</text:p>
          </table:table-cell>
          <table:table-cell table:formula="of:=[.B887]" office:value-type="float" office:value="0.1">
            <text:p>0,1</text:p>
          </table:table-cell>
          <table:table-cell table:formula="of:=[.C887]" office:value-type="float" office:value="27">
            <text:p>27</text:p>
          </table:table-cell>
          <table:table-cell table:formula="of:=[.A888]*[.B888]" office:value-type="float" office:value="88.6">
            <text:p>88,6</text:p>
          </table:table-cell>
          <table:table-cell table:formula="of:=EXP(-([.D888]^2/(2*[.C888]^2)))/SQRT(PI()*2*[.C888]^2)" office:value-type="float" office:value="0.0000678076351950556">
            <text:p>6,78076351950556E-005</text:p>
          </table:table-cell>
          <table:table-cell table:formula="of:=[.F887]" office:value-type="float" office:value="0.0147756400148679">
            <text:p>0,01477564</text:p>
          </table:table-cell>
          <table:table-cell table:formula="of:=1000*[.E888]/[.F888]" office:value-type="float" office:value="4.58915046162635">
            <text:p>4,5891504616</text:p>
          </table:table-cell>
          <table:table-cell table:number-columns-repeated="7"/>
        </table:table-row>
        <table:table-row table:style-name="ro2">
          <table:table-cell table:formula="of:=[.A888]+1" office:value-type="float" office:value="887">
            <text:p>887</text:p>
          </table:table-cell>
          <table:table-cell table:formula="of:=[.B888]" office:value-type="float" office:value="0.1">
            <text:p>0,1</text:p>
          </table:table-cell>
          <table:table-cell table:formula="of:=[.C888]" office:value-type="float" office:value="27">
            <text:p>27</text:p>
          </table:table-cell>
          <table:table-cell table:formula="of:=[.A889]*[.B889]" office:value-type="float" office:value="88.7">
            <text:p>88,7</text:p>
          </table:table-cell>
          <table:table-cell table:formula="of:=EXP(-([.D889]^2/(2*[.C889]^2)))/SQRT(PI()*2*[.C889]^2)" office:value-type="float" office:value="0.0000669880542203055">
            <text:p>6,69880542203055E-005</text:p>
          </table:table-cell>
          <table:table-cell table:formula="of:=[.F888]" office:value-type="float" office:value="0.0147756400148679">
            <text:p>0,01477564</text:p>
          </table:table-cell>
          <table:table-cell table:formula="of:=1000*[.E889]/[.F889]" office:value-type="float" office:value="4.53368207082057">
            <text:p>4,5336820708</text:p>
          </table:table-cell>
          <table:table-cell table:number-columns-repeated="7"/>
        </table:table-row>
        <table:table-row table:style-name="ro2">
          <table:table-cell table:formula="of:=[.A889]+1" office:value-type="float" office:value="888">
            <text:p>888</text:p>
          </table:table-cell>
          <table:table-cell table:formula="of:=[.B889]" office:value-type="float" office:value="0.1">
            <text:p>0,1</text:p>
          </table:table-cell>
          <table:table-cell table:formula="of:=[.C889]" office:value-type="float" office:value="27">
            <text:p>27</text:p>
          </table:table-cell>
          <table:table-cell table:formula="of:=[.A890]*[.B890]" office:value-type="float" office:value="88.8">
            <text:p>88,8</text:p>
          </table:table-cell>
          <table:table-cell table:formula="of:=EXP(-([.D890]^2/(2*[.C890]^2)))/SQRT(PI()*2*[.C890]^2)" office:value-type="float" office:value="0.0000661774716105205">
            <text:p>6,61774716105205E-005</text:p>
          </table:table-cell>
          <table:table-cell table:formula="of:=[.F889]" office:value-type="float" office:value="0.0147756400148679">
            <text:p>0,01477564</text:p>
          </table:table-cell>
          <table:table-cell table:formula="of:=1000*[.E890]/[.F890]" office:value-type="float" office:value="4.47882268002807">
            <text:p>4,47882268</text:p>
          </table:table-cell>
          <table:table-cell table:number-columns-repeated="7"/>
        </table:table-row>
        <table:table-row table:style-name="ro2">
          <table:table-cell table:formula="of:=[.A890]+1" office:value-type="float" office:value="889">
            <text:p>889</text:p>
          </table:table-cell>
          <table:table-cell table:formula="of:=[.B890]" office:value-type="float" office:value="0.1">
            <text:p>0,1</text:p>
          </table:table-cell>
          <table:table-cell table:formula="of:=[.C890]" office:value-type="float" office:value="27">
            <text:p>27</text:p>
          </table:table-cell>
          <table:table-cell table:formula="of:=[.A891]*[.B891]" office:value-type="float" office:value="88.9">
            <text:p>88,9</text:p>
          </table:table-cell>
          <table:table-cell table:formula="of:=EXP(-([.D891]^2/(2*[.C891]^2)))/SQRT(PI()*2*[.C891]^2)" office:value-type="float" office:value="0.0000653758005853463">
            <text:p>6,53758005853463E-005</text:p>
          </table:table-cell>
          <table:table-cell table:formula="of:=[.F890]" office:value-type="float" office:value="0.0147756400148679">
            <text:p>0,01477564</text:p>
          </table:table-cell>
          <table:table-cell table:formula="of:=1000*[.E891]/[.F891]" office:value-type="float" office:value="4.42456641604441">
            <text:p>4,424566416</text:p>
          </table:table-cell>
          <table:table-cell table:number-columns-repeated="7"/>
        </table:table-row>
        <table:table-row table:style-name="ro2">
          <table:table-cell table:formula="of:=[.A891]+1" office:value-type="float" office:value="890">
            <text:p>890</text:p>
          </table:table-cell>
          <table:table-cell table:formula="of:=[.B891]" office:value-type="float" office:value="0.1">
            <text:p>0,1</text:p>
          </table:table-cell>
          <table:table-cell table:formula="of:=[.C891]" office:value-type="float" office:value="27">
            <text:p>27</text:p>
          </table:table-cell>
          <table:table-cell table:formula="of:=[.A892]*[.B892]" office:value-type="float" office:value="89">
            <text:p>89</text:p>
          </table:table-cell>
          <table:table-cell table:formula="of:=EXP(-([.D892]^2/(2*[.C892]^2)))/SQRT(PI()*2*[.C892]^2)" office:value-type="float" office:value="0.0000645829550505853">
            <text:p>0,000064583</text:p>
          </table:table-cell>
          <table:table-cell table:formula="of:=[.F891]" office:value-type="float" office:value="0.0147756400148679">
            <text:p>0,01477564</text:p>
          </table:table-cell>
          <table:table-cell table:formula="of:=1000*[.E892]/[.F892]" office:value-type="float" office:value="4.37090745210354">
            <text:p>4,3709074521</text:p>
          </table:table-cell>
          <table:table-cell table:number-columns-repeated="7"/>
        </table:table-row>
        <table:table-row table:style-name="ro2">
          <table:table-cell table:formula="of:=[.A892]+1" office:value-type="float" office:value="891">
            <text:p>891</text:p>
          </table:table-cell>
          <table:table-cell table:formula="of:=[.B892]" office:value-type="float" office:value="0.1">
            <text:p>0,1</text:p>
          </table:table-cell>
          <table:table-cell table:formula="of:=[.C892]" office:value-type="float" office:value="27">
            <text:p>27</text:p>
          </table:table-cell>
          <table:table-cell table:formula="of:=[.A893]*[.B893]" office:value-type="float" office:value="89.1">
            <text:p>89,1</text:p>
          </table:table-cell>
          <table:table-cell table:formula="of:=EXP(-([.D893]^2/(2*[.C893]^2)))/SQRT(PI()*2*[.C893]^2)" office:value-type="float" office:value="0.0000637988495945807">
            <text:p>6,37988495945807E-005</text:p>
          </table:table-cell>
          <table:table-cell table:formula="of:=[.F892]" office:value-type="float" office:value="0.0147756400148679">
            <text:p>0,01477564</text:p>
          </table:table-cell>
          <table:table-cell table:formula="of:=1000*[.E893]/[.F893]" office:value-type="float" office:value="4.31784000763307">
            <text:p>4,3178400076</text:p>
          </table:table-cell>
          <table:table-cell table:number-columns-repeated="7"/>
        </table:table-row>
        <table:table-row table:style-name="ro2">
          <table:table-cell table:formula="of:=[.A893]+1" office:value-type="float" office:value="892">
            <text:p>892</text:p>
          </table:table-cell>
          <table:table-cell table:formula="of:=[.B893]" office:value-type="float" office:value="0.1">
            <text:p>0,1</text:p>
          </table:table-cell>
          <table:table-cell table:formula="of:=[.C893]" office:value-type="float" office:value="27">
            <text:p>27</text:p>
          </table:table-cell>
          <table:table-cell table:formula="of:=[.A894]*[.B894]" office:value-type="float" office:value="89.2">
            <text:p>89,2</text:p>
          </table:table-cell>
          <table:table-cell table:formula="of:=EXP(-([.D894]^2/(2*[.C894]^2)))/SQRT(PI()*2*[.C894]^2)" office:value-type="float" office:value="0.0000630233994845973">
            <text:p>6,30233994845973E-005</text:p>
          </table:table-cell>
          <table:table-cell table:formula="of:=[.F893]" office:value-type="float" office:value="0.0147756400148679">
            <text:p>0,01477564</text:p>
          </table:table-cell>
          <table:table-cell table:formula="of:=1000*[.E894]/[.F894]" office:value-type="float" office:value="4.26535834800932">
            <text:p>4,265358348</text:p>
          </table:table-cell>
          <table:table-cell table:number-columns-repeated="7"/>
        </table:table-row>
        <table:table-row table:style-name="ro2">
          <table:table-cell table:formula="of:=[.A894]+1" office:value-type="float" office:value="893">
            <text:p>893</text:p>
          </table:table-cell>
          <table:table-cell table:formula="of:=[.B894]" office:value-type="float" office:value="0.1">
            <text:p>0,1</text:p>
          </table:table-cell>
          <table:table-cell table:formula="of:=[.C894]" office:value-type="float" office:value="27">
            <text:p>27</text:p>
          </table:table-cell>
          <table:table-cell table:formula="of:=[.A895]*[.B895]" office:value-type="float" office:value="89.3">
            <text:p>89,3</text:p>
          </table:table-cell>
          <table:table-cell table:formula="of:=EXP(-([.D895]^2/(2*[.C895]^2)))/SQRT(PI()*2*[.C895]^2)" office:value-type="float" office:value="0.0000622565206631987">
            <text:p>6,22565206631987E-005</text:p>
          </table:table-cell>
          <table:table-cell table:formula="of:=[.F894]" office:value-type="float" office:value="0.0147756400148679">
            <text:p>0,01477564</text:p>
          </table:table-cell>
          <table:table-cell table:formula="of:=1000*[.E895]/[.F895]" office:value-type="float" office:value="4.21345678431212">
            <text:p>4,2134567843</text:p>
          </table:table-cell>
          <table:table-cell table:number-columns-repeated="7"/>
        </table:table-row>
        <table:table-row table:style-name="ro2">
          <table:table-cell table:formula="of:=[.A895]+1" office:value-type="float" office:value="894">
            <text:p>894</text:p>
          </table:table-cell>
          <table:table-cell table:formula="of:=[.B895]" office:value-type="float" office:value="0.1">
            <text:p>0,1</text:p>
          </table:table-cell>
          <table:table-cell table:formula="of:=[.C895]" office:value-type="float" office:value="27">
            <text:p>27</text:p>
          </table:table-cell>
          <table:table-cell table:formula="of:=[.A896]*[.B896]" office:value-type="float" office:value="89.4">
            <text:p>89,4</text:p>
          </table:table-cell>
          <table:table-cell table:formula="of:=EXP(-([.D896]^2/(2*[.C896]^2)))/SQRT(PI()*2*[.C896]^2)" office:value-type="float" office:value="0.0000614981297446243">
            <text:p>6,14981297446243E-005</text:p>
          </table:table-cell>
          <table:table-cell table:formula="of:=[.F895]" office:value-type="float" office:value="0.0147756400148679">
            <text:p>0,01477564</text:p>
          </table:table-cell>
          <table:table-cell table:formula="of:=1000*[.E896]/[.F896]" office:value-type="float" office:value="4.16212967307963">
            <text:p>4,1621296731</text:p>
          </table:table-cell>
          <table:table-cell table:number-columns-repeated="7"/>
        </table:table-row>
        <table:table-row table:style-name="ro2">
          <table:table-cell table:formula="of:=[.A896]+1" office:value-type="float" office:value="895">
            <text:p>895</text:p>
          </table:table-cell>
          <table:table-cell table:formula="of:=[.B896]" office:value-type="float" office:value="0.1">
            <text:p>0,1</text:p>
          </table:table-cell>
          <table:table-cell table:formula="of:=[.C896]" office:value-type="float" office:value="27">
            <text:p>27</text:p>
          </table:table-cell>
          <table:table-cell table:formula="of:=[.A897]*[.B897]" office:value-type="float" office:value="89.5">
            <text:p>89,5</text:p>
          </table:table-cell>
          <table:table-cell table:formula="of:=EXP(-([.D897]^2/(2*[.C897]^2)))/SQRT(PI()*2*[.C897]^2)" office:value-type="float" office:value="0.0000607481440111631">
            <text:p>6,07481440111631E-005</text:p>
          </table:table-cell>
          <table:table-cell table:formula="of:=[.F896]" office:value-type="float" office:value="0.0147756400148679">
            <text:p>0,01477564</text:p>
          </table:table-cell>
          <table:table-cell table:formula="of:=1000*[.E897]/[.F897]" office:value-type="float" office:value="4.11137141606291">
            <text:p>4,1113714161</text:p>
          </table:table-cell>
          <table:table-cell table:number-columns-repeated="7"/>
        </table:table-row>
        <table:table-row table:style-name="ro2">
          <table:table-cell table:formula="of:=[.A897]+1" office:value-type="float" office:value="896">
            <text:p>896</text:p>
          </table:table-cell>
          <table:table-cell table:formula="of:=[.B897]" office:value-type="float" office:value="0.1">
            <text:p>0,1</text:p>
          </table:table-cell>
          <table:table-cell table:formula="of:=[.C897]" office:value-type="float" office:value="27">
            <text:p>27</text:p>
          </table:table-cell>
          <table:table-cell table:formula="of:=[.A898]*[.B898]" office:value-type="float" office:value="89.6">
            <text:p>89,6</text:p>
          </table:table-cell>
          <table:table-cell table:formula="of:=EXP(-([.D898]^2/(2*[.C898]^2)))/SQRT(PI()*2*[.C898]^2)" office:value-type="float" office:value="0.000060006481409527">
            <text:p>6,0006481409527E-005</text:p>
          </table:table-cell>
          <table:table-cell table:formula="of:=[.F897]" office:value-type="float" office:value="0.0147756400148679">
            <text:p>0,01477564</text:p>
          </table:table-cell>
          <table:table-cell table:formula="of:=1000*[.E898]/[.F898]" office:value-type="float" office:value="4.06117645998048">
            <text:p>4,06117646</text:p>
          </table:table-cell>
          <table:table-cell table:number-columns-repeated="7"/>
        </table:table-row>
        <table:table-row table:style-name="ro2">
          <table:table-cell table:formula="of:=[.A898]+1" office:value-type="float" office:value="897">
            <text:p>897</text:p>
          </table:table-cell>
          <table:table-cell table:formula="of:=[.B898]" office:value-type="float" office:value="0.1">
            <text:p>0,1</text:p>
          </table:table-cell>
          <table:table-cell table:formula="of:=[.C898]" office:value-type="float" office:value="27">
            <text:p>27</text:p>
          </table:table-cell>
          <table:table-cell table:formula="of:=[.A899]*[.B899]" office:value-type="float" office:value="89.7">
            <text:p>89,7</text:p>
          </table:table-cell>
          <table:table-cell table:formula="of:=EXP(-([.D899]^2/(2*[.C899]^2)))/SQRT(PI()*2*[.C899]^2)" office:value-type="float" office:value="0.0000592730605472227">
            <text:p>5,92730605472227E-005</text:p>
          </table:table-cell>
          <table:table-cell table:formula="of:=[.F898]" office:value-type="float" office:value="0.0147756400148679">
            <text:p>0,01477564</text:p>
          </table:table-cell>
          <table:table-cell table:formula="of:=1000*[.E899]/[.F899]" office:value-type="float" office:value="4.01153929627276">
            <text:p>4,0115392963</text:p>
          </table:table-cell>
          <table:table-cell table:number-columns-repeated="7"/>
        </table:table-row>
        <table:table-row table:style-name="ro2">
          <table:table-cell table:formula="of:=[.A899]+1" office:value-type="float" office:value="898">
            <text:p>898</text:p>
          </table:table-cell>
          <table:table-cell table:formula="of:=[.B899]" office:value-type="float" office:value="0.1">
            <text:p>0,1</text:p>
          </table:table-cell>
          <table:table-cell table:formula="of:=[.C899]" office:value-type="float" office:value="27">
            <text:p>27</text:p>
          </table:table-cell>
          <table:table-cell table:formula="of:=[.A900]*[.B900]" office:value-type="float" office:value="89.8">
            <text:p>89,8</text:p>
          </table:table-cell>
          <table:table-cell table:formula="of:=EXP(-([.D900]^2/(2*[.C900]^2)))/SQRT(PI()*2*[.C900]^2)" office:value-type="float" office:value="0.0000585478006889225">
            <text:p>5,85478006889225E-005</text:p>
          </table:table-cell>
          <table:table-cell table:formula="of:=[.F899]" office:value-type="float" office:value="0.0147756400148679">
            <text:p>0,01477564</text:p>
          </table:table-cell>
          <table:table-cell table:formula="of:=1000*[.E900]/[.F900]" office:value-type="float" office:value="3.96245446085646">
            <text:p>3,9624544609</text:p>
          </table:table-cell>
          <table:table-cell table:number-columns-repeated="7"/>
        </table:table-row>
        <table:table-row table:style-name="ro2">
          <table:table-cell table:formula="of:=[.A900]+1" office:value-type="float" office:value="899">
            <text:p>899</text:p>
          </table:table-cell>
          <table:table-cell table:formula="of:=[.B900]" office:value-type="float" office:value="0.1">
            <text:p>0,1</text:p>
          </table:table-cell>
          <table:table-cell table:formula="of:=[.C900]" office:value-type="float" office:value="27">
            <text:p>27</text:p>
          </table:table-cell>
          <table:table-cell table:formula="of:=[.A901]*[.B901]" office:value-type="float" office:value="89.9">
            <text:p>89,9</text:p>
          </table:table-cell>
          <table:table-cell table:formula="of:=EXP(-([.D901]^2/(2*[.C901]^2)))/SQRT(PI()*2*[.C901]^2)" office:value-type="float" office:value="0.0000578306217528356">
            <text:p>5,78306217528356E-005</text:p>
          </table:table-cell>
          <table:table-cell table:formula="of:=[.F900]" office:value-type="float" office:value="0.0147756400148679">
            <text:p>0,01477564</text:p>
          </table:table-cell>
          <table:table-cell table:formula="of:=1000*[.E901]/[.F901]" office:value-type="float" office:value="3.91391653387901">
            <text:p>3,9139165339</text:p>
          </table:table-cell>
          <table:table-cell table:number-columns-repeated="7"/>
        </table:table-row>
        <table:table-row table:style-name="ro2">
          <table:table-cell table:formula="of:=[.A901]+1" office:value-type="float" office:value="900">
            <text:p>900</text:p>
          </table:table-cell>
          <table:table-cell table:formula="of:=[.B901]" office:value-type="float" office:value="0.1">
            <text:p>0,1</text:p>
          </table:table-cell>
          <table:table-cell table:formula="of:=[.C901]" office:value-type="float" office:value="27">
            <text:p>27</text:p>
          </table:table-cell>
          <table:table-cell table:formula="of:=[.A902]*[.B902]" office:value-type="float" office:value="90">
            <text:p>90</text:p>
          </table:table-cell>
          <table:table-cell table:formula="of:=EXP(-([.D902]^2/(2*[.C902]^2)))/SQRT(PI()*2*[.C902]^2)" office:value-type="float" office:value="0.000057121444307078">
            <text:p>5,7121444307078E-005</text:p>
          </table:table-cell>
          <table:table-cell table:formula="of:=[.F901]" office:value-type="float" office:value="0.0147756400148679">
            <text:p>0,01477564</text:p>
          </table:table-cell>
          <table:table-cell table:formula="of:=1000*[.E902]/[.F902]" office:value-type="float" office:value="3.86592013947281">
            <text:p>3,8659201395</text:p>
          </table:table-cell>
          <table:table-cell table:number-columns-repeated="7"/>
        </table:table-row>
        <table:table-row table:style-name="ro2">
          <table:table-cell table:formula="of:=[.A902]+1" office:value-type="float" office:value="901">
            <text:p>901</text:p>
          </table:table-cell>
          <table:table-cell table:formula="of:=[.B902]" office:value-type="float" office:value="0.1">
            <text:p>0,1</text:p>
          </table:table-cell>
          <table:table-cell table:formula="of:=[.C902]" office:value-type="float" office:value="27">
            <text:p>27</text:p>
          </table:table-cell>
          <table:table-cell table:formula="of:=[.A903]*[.B903]" office:value-type="float" office:value="90.1">
            <text:p>90,1</text:p>
          </table:table-cell>
          <table:table-cell table:formula="of:=EXP(-([.D903]^2/(2*[.C903]^2)))/SQRT(PI()*2*[.C903]^2)" office:value-type="float" office:value="0.0000564201895660434">
            <text:p>5,64201895660434E-005</text:p>
          </table:table-cell>
          <table:table-cell table:formula="of:=[.F902]" office:value-type="float" office:value="0.0147756400148679">
            <text:p>0,01477564</text:p>
          </table:table-cell>
          <table:table-cell table:formula="of:=1000*[.E903]/[.F903]" office:value-type="float" office:value="3.8184599455097">
            <text:p>3,8184599455</text:p>
          </table:table-cell>
          <table:table-cell table:number-columns-repeated="7"/>
        </table:table-row>
        <table:table-row table:style-name="ro2">
          <table:table-cell table:formula="of:=[.A903]+1" office:value-type="float" office:value="902">
            <text:p>902</text:p>
          </table:table-cell>
          <table:table-cell table:formula="of:=[.B903]" office:value-type="float" office:value="0.1">
            <text:p>0,1</text:p>
          </table:table-cell>
          <table:table-cell table:formula="of:=[.C903]" office:value-type="float" office:value="27">
            <text:p>27</text:p>
          </table:table-cell>
          <table:table-cell table:formula="of:=[.A904]*[.B904]" office:value-type="float" office:value="90.2">
            <text:p>90,2</text:p>
          </table:table-cell>
          <table:table-cell table:formula="of:=EXP(-([.D904]^2/(2*[.C904]^2)))/SQRT(PI()*2*[.C904]^2)" office:value-type="float" office:value="0.0000557267793867742">
            <text:p>5,57267793867742E-005</text:p>
          </table:table-cell>
          <table:table-cell table:formula="of:=[.F903]" office:value-type="float" office:value="0.0147756400148679">
            <text:p>0,01477564</text:p>
          </table:table-cell>
          <table:table-cell table:formula="of:=1000*[.E904]/[.F904]" office:value-type="float" office:value="3.77153066335533">
            <text:p>3,7715306634</text:p>
          </table:table-cell>
          <table:table-cell table:number-columns-repeated="7"/>
        </table:table-row>
        <table:table-row table:style-name="ro2">
          <table:table-cell table:formula="of:=[.A904]+1" office:value-type="float" office:value="903">
            <text:p>903</text:p>
          </table:table-cell>
          <table:table-cell table:formula="of:=[.B904]" office:value-type="float" office:value="0.1">
            <text:p>0,1</text:p>
          </table:table-cell>
          <table:table-cell table:formula="of:=[.C904]" office:value-type="float" office:value="27">
            <text:p>27</text:p>
          </table:table-cell>
          <table:table-cell table:formula="of:=[.A905]*[.B905]" office:value-type="float" office:value="90.3">
            <text:p>90,3</text:p>
          </table:table-cell>
          <table:table-cell table:formula="of:=EXP(-([.D905]^2/(2*[.C905]^2)))/SQRT(PI()*2*[.C905]^2)" office:value-type="float" office:value="0.0000550411362653334">
            <text:p>5,50411362653334E-005</text:p>
          </table:table-cell>
          <table:table-cell table:formula="of:=[.F904]" office:value-type="float" office:value="0.0147756400148679">
            <text:p>0,01477564</text:p>
          </table:table-cell>
          <table:table-cell table:formula="of:=1000*[.E905]/[.F905]" office:value-type="float" office:value="3.72512704762356">
            <text:p>3,7251270476</text:p>
          </table:table-cell>
          <table:table-cell table:number-columns-repeated="7"/>
        </table:table-row>
        <table:table-row table:style-name="ro2">
          <table:table-cell table:formula="of:=[.A905]+1" office:value-type="float" office:value="904">
            <text:p>904</text:p>
          </table:table-cell>
          <table:table-cell table:formula="of:=[.B905]" office:value-type="float" office:value="0.1">
            <text:p>0,1</text:p>
          </table:table-cell>
          <table:table-cell table:formula="of:=[.C905]" office:value-type="float" office:value="27">
            <text:p>27</text:p>
          </table:table-cell>
          <table:table-cell table:formula="of:=[.A906]*[.B906]" office:value-type="float" office:value="90.4">
            <text:p>90,4</text:p>
          </table:table-cell>
          <table:table-cell table:formula="of:=EXP(-([.D906]^2/(2*[.C906]^2)))/SQRT(PI()*2*[.C906]^2)" office:value-type="float" office:value="0.0000543631833331773">
            <text:p>5,43631833331773E-005</text:p>
          </table:table-cell>
          <table:table-cell table:formula="of:=[.F905]" office:value-type="float" office:value="0.0147756400148679">
            <text:p>0,01477564</text:p>
          </table:table-cell>
          <table:table-cell table:formula="of:=1000*[.E906]/[.F906]" office:value-type="float" office:value="3.67924389593106">
            <text:p>3,6792438959</text:p>
          </table:table-cell>
          <table:table-cell table:number-columns-repeated="7"/>
        </table:table-row>
        <table:table-row table:style-name="ro2">
          <table:table-cell table:formula="of:=[.A906]+1" office:value-type="float" office:value="905">
            <text:p>905</text:p>
          </table:table-cell>
          <table:table-cell table:formula="of:=[.B906]" office:value-type="float" office:value="0.1">
            <text:p>0,1</text:p>
          </table:table-cell>
          <table:table-cell table:formula="of:=[.C906]" office:value-type="float" office:value="27">
            <text:p>27</text:p>
          </table:table-cell>
          <table:table-cell table:formula="of:=[.A907]*[.B907]" office:value-type="float" office:value="90.5">
            <text:p>90,5</text:p>
          </table:table-cell>
          <table:table-cell table:formula="of:=EXP(-([.D907]^2/(2*[.C907]^2)))/SQRT(PI()*2*[.C907]^2)" office:value-type="float" office:value="0.0000536928443535296">
            <text:p>5,36928443535296E-005</text:p>
          </table:table-cell>
          <table:table-cell table:formula="of:=[.F906]" office:value-type="float" office:value="0.0147756400148679">
            <text:p>0,01477564</text:p>
          </table:table-cell>
          <table:table-cell table:formula="of:=1000*[.E907]/[.F907]" office:value-type="float" office:value="3.6338760486518">
            <text:p>3,6338760487</text:p>
          </table:table-cell>
          <table:table-cell table:number-columns-repeated="7"/>
        </table:table-row>
        <table:table-row table:style-name="ro2">
          <table:table-cell table:formula="of:=[.A907]+1" office:value-type="float" office:value="906">
            <text:p>906</text:p>
          </table:table-cell>
          <table:table-cell table:formula="of:=[.B907]" office:value-type="float" office:value="0.1">
            <text:p>0,1</text:p>
          </table:table-cell>
          <table:table-cell table:formula="of:=[.C907]" office:value-type="float" office:value="27">
            <text:p>27</text:p>
          </table:table-cell>
          <table:table-cell table:formula="of:=[.A908]*[.B908]" office:value-type="float" office:value="90.6">
            <text:p>90,6</text:p>
          </table:table-cell>
          <table:table-cell table:formula="of:=EXP(-([.D908]^2/(2*[.C908]^2)))/SQRT(PI()*2*[.C908]^2)" office:value-type="float" office:value="0.0000530300437177568">
            <text:p>0,00005303</text:p>
          </table:table-cell>
          <table:table-cell table:formula="of:=[.F907]" office:value-type="float" office:value="0.0147756400148679">
            <text:p>0,01477564</text:p>
          </table:table-cell>
          <table:table-cell table:formula="of:=1000*[.E908]/[.F908]" office:value-type="float" office:value="3.58901838867187">
            <text:p>3,5890183887</text:p>
          </table:table-cell>
          <table:table-cell table:number-columns-repeated="7"/>
        </table:table-row>
        <table:table-row table:style-name="ro2">
          <table:table-cell table:formula="of:=[.A908]+1" office:value-type="float" office:value="907">
            <text:p>907</text:p>
          </table:table-cell>
          <table:table-cell table:formula="of:=[.B908]" office:value-type="float" office:value="0.1">
            <text:p>0,1</text:p>
          </table:table-cell>
          <table:table-cell table:formula="of:=[.C908]" office:value-type="float" office:value="27">
            <text:p>27</text:p>
          </table:table-cell>
          <table:table-cell table:formula="of:=[.A909]*[.B909]" office:value-type="float" office:value="90.7">
            <text:p>90,7</text:p>
          </table:table-cell>
          <table:table-cell table:formula="of:=EXP(-([.D909]^2/(2*[.C909]^2)))/SQRT(PI()*2*[.C909]^2)" office:value-type="float" office:value="0.0000523747064417465">
            <text:p>5,23747064417465E-005</text:p>
          </table:table-cell>
          <table:table-cell table:formula="of:=[.F908]" office:value-type="float" office:value="0.0147756400148679">
            <text:p>0,01477564</text:p>
          </table:table-cell>
          <table:table-cell table:formula="of:=1000*[.E909]/[.F909]" office:value-type="float" office:value="3.54466584114426">
            <text:p>3,5446658411</text:p>
          </table:table-cell>
          <table:table-cell table:number-columns-repeated="7"/>
        </table:table-row>
        <table:table-row table:style-name="ro2">
          <table:table-cell table:formula="of:=[.A909]+1" office:value-type="float" office:value="908">
            <text:p>908</text:p>
          </table:table-cell>
          <table:table-cell table:formula="of:=[.B909]" office:value-type="float" office:value="0.1">
            <text:p>0,1</text:p>
          </table:table-cell>
          <table:table-cell table:formula="of:=[.C909]" office:value-type="float" office:value="27">
            <text:p>27</text:p>
          </table:table-cell>
          <table:table-cell table:formula="of:=[.A910]*[.B910]" office:value-type="float" office:value="90.8">
            <text:p>90,8</text:p>
          </table:table-cell>
          <table:table-cell table:formula="of:=EXP(-([.D910]^2/(2*[.C910]^2)))/SQRT(PI()*2*[.C910]^2)" office:value-type="float" office:value="0.0000517267581622858">
            <text:p>5,17267581622858E-005</text:p>
          </table:table-cell>
          <table:table-cell table:formula="of:=[.F909]" office:value-type="float" office:value="0.0147756400148679">
            <text:p>0,01477564</text:p>
          </table:table-cell>
          <table:table-cell table:formula="of:=1000*[.E910]/[.F910]" office:value-type="float" office:value="3.50081337324381">
            <text:p>3,5008133732</text:p>
          </table:table-cell>
          <table:table-cell table:number-columns-repeated="7"/>
        </table:table-row>
        <table:table-row table:style-name="ro2">
          <table:table-cell table:formula="of:=[.A910]+1" office:value-type="float" office:value="909">
            <text:p>909</text:p>
          </table:table-cell>
          <table:table-cell table:formula="of:=[.B910]" office:value-type="float" office:value="0.1">
            <text:p>0,1</text:p>
          </table:table-cell>
          <table:table-cell table:formula="of:=[.C910]" office:value-type="float" office:value="27">
            <text:p>27</text:p>
          </table:table-cell>
          <table:table-cell table:formula="of:=[.A911]*[.B911]" office:value-type="float" office:value="90.9">
            <text:p>90,9</text:p>
          </table:table-cell>
          <table:table-cell table:formula="of:=EXP(-([.D911]^2/(2*[.C911]^2)))/SQRT(PI()*2*[.C911]^2)" office:value-type="float" office:value="0.0000510861251334446">
            <text:p>5,10861251334446E-005</text:p>
          </table:table-cell>
          <table:table-cell table:formula="of:=[.F910]" office:value-type="float" office:value="0.0147756400148679">
            <text:p>0,01477564</text:p>
          </table:table-cell>
          <table:table-cell table:formula="of:=1000*[.E911]/[.F911]" office:value-type="float" office:value="3.4574559939224">
            <text:p>3,4574559939</text:p>
          </table:table-cell>
          <table:table-cell table:number-columns-repeated="7"/>
        </table:table-row>
        <table:table-row table:style-name="ro2">
          <table:table-cell table:formula="of:=[.A911]+1" office:value-type="float" office:value="910">
            <text:p>910</text:p>
          </table:table-cell>
          <table:table-cell table:formula="of:=[.B911]" office:value-type="float" office:value="0.1">
            <text:p>0,1</text:p>
          </table:table-cell>
          <table:table-cell table:formula="of:=[.C911]" office:value-type="float" office:value="27">
            <text:p>27</text:p>
          </table:table-cell>
          <table:table-cell table:formula="of:=[.A912]*[.B912]" office:value-type="float" office:value="91">
            <text:p>91</text:p>
          </table:table-cell>
          <table:table-cell table:formula="of:=EXP(-([.D912]^2/(2*[.C912]^2)))/SQRT(PI()*2*[.C912]^2)" office:value-type="float" office:value="0.0000504527342229594">
            <text:p>5,04527342229594E-005</text:p>
          </table:table-cell>
          <table:table-cell table:formula="of:=[.F911]" office:value-type="float" office:value="0.0147756400148679">
            <text:p>0,01477564</text:p>
          </table:table-cell>
          <table:table-cell table:formula="of:=1000*[.E912]/[.F912]" office:value-type="float" office:value="3.41458875366426">
            <text:p>3,4145887537</text:p>
          </table:table-cell>
          <table:table-cell table:number-columns-repeated="7"/>
        </table:table-row>
        <table:table-row table:style-name="ro2">
          <table:table-cell table:formula="of:=[.A912]+1" office:value-type="float" office:value="911">
            <text:p>911</text:p>
          </table:table-cell>
          <table:table-cell table:formula="of:=[.B912]" office:value-type="float" office:value="0.1">
            <text:p>0,1</text:p>
          </table:table-cell>
          <table:table-cell table:formula="of:=[.C912]" office:value-type="float" office:value="27">
            <text:p>27</text:p>
          </table:table-cell>
          <table:table-cell table:formula="of:=[.A913]*[.B913]" office:value-type="float" office:value="91.1">
            <text:p>91,1</text:p>
          </table:table-cell>
          <table:table-cell table:formula="of:=EXP(-([.D913]^2/(2*[.C913]^2)))/SQRT(PI()*2*[.C913]^2)" office:value-type="float" office:value="0.0000498265129086213">
            <text:p>4,98265129086213E-005</text:p>
          </table:table-cell>
          <table:table-cell table:formula="of:=[.F912]" office:value-type="float" office:value="0.0147756400148679">
            <text:p>0,01477564</text:p>
          </table:table-cell>
          <table:table-cell table:formula="of:=1000*[.E913]/[.F913]" office:value-type="float" office:value="3.37220674424145">
            <text:p>3,3722067442</text:p>
          </table:table-cell>
          <table:table-cell table:number-columns-repeated="7"/>
        </table:table-row>
        <table:table-row table:style-name="ro2">
          <table:table-cell table:formula="of:=[.A913]+1" office:value-type="float" office:value="912">
            <text:p>912</text:p>
          </table:table-cell>
          <table:table-cell table:formula="of:=[.B913]" office:value-type="float" office:value="0.1">
            <text:p>0,1</text:p>
          </table:table-cell>
          <table:table-cell table:formula="of:=[.C913]" office:value-type="float" office:value="27">
            <text:p>27</text:p>
          </table:table-cell>
          <table:table-cell table:formula="of:=[.A914]*[.B914]" office:value-type="float" office:value="91.2">
            <text:p>91,2</text:p>
          </table:table-cell>
          <table:table-cell table:formula="of:=EXP(-([.D914]^2/(2*[.C914]^2)))/SQRT(PI()*2*[.C914]^2)" office:value-type="float" office:value="0.0000492073892746666">
            <text:p>4,92073892746666E-005</text:p>
          </table:table-cell>
          <table:table-cell table:formula="of:=[.F913]" office:value-type="float" office:value="0.0147756400148679">
            <text:p>0,01477564</text:p>
          </table:table-cell>
          <table:table-cell table:formula="of:=1000*[.E914]/[.F914]" office:value-type="float" office:value="3.33030509846964">
            <text:p>3,3303050985</text:p>
          </table:table-cell>
          <table:table-cell table:number-columns-repeated="7"/>
        </table:table-row>
        <table:table-row table:style-name="ro2">
          <table:table-cell table:formula="of:=[.A914]+1" office:value-type="float" office:value="913">
            <text:p>913</text:p>
          </table:table-cell>
          <table:table-cell table:formula="of:=[.B914]" office:value-type="float" office:value="0.1">
            <text:p>0,1</text:p>
          </table:table-cell>
          <table:table-cell table:formula="of:=[.C914]" office:value-type="float" office:value="27">
            <text:p>27</text:p>
          </table:table-cell>
          <table:table-cell table:formula="of:=[.A915]*[.B915]" office:value-type="float" office:value="91.3">
            <text:p>91,3</text:p>
          </table:table-cell>
          <table:table-cell table:formula="of:=EXP(-([.D915]^2/(2*[.C915]^2)))/SQRT(PI()*2*[.C915]^2)" office:value-type="float" office:value="0.0000485952920081711">
            <text:p>4,85952920081711E-005</text:p>
          </table:table-cell>
          <table:table-cell table:formula="of:=[.F914]" office:value-type="float" office:value="0.0147756400148679">
            <text:p>0,01477564</text:p>
          </table:table-cell>
          <table:table-cell table:formula="of:=1000*[.E915]/[.F915]" office:value-type="float" office:value="3.28887898996405">
            <text:p>3,28887899</text:p>
          </table:table-cell>
          <table:table-cell table:number-columns-repeated="7"/>
        </table:table-row>
        <table:table-row table:style-name="ro2">
          <table:table-cell table:formula="of:=[.A915]+1" office:value-type="float" office:value="914">
            <text:p>914</text:p>
          </table:table-cell>
          <table:table-cell table:formula="of:=[.B915]" office:value-type="float" office:value="0.1">
            <text:p>0,1</text:p>
          </table:table-cell>
          <table:table-cell table:formula="of:=[.C915]" office:value-type="float" office:value="27">
            <text:p>27</text:p>
          </table:table-cell>
          <table:table-cell table:formula="of:=[.A916]*[.B916]" office:value-type="float" office:value="91.4">
            <text:p>91,4</text:p>
          </table:table-cell>
          <table:table-cell table:formula="of:=EXP(-([.D916]^2/(2*[.C916]^2)))/SQRT(PI()*2*[.C916]^2)" office:value-type="float" office:value="0.0000479901503954483">
            <text:p>4,79901503954483E-005</text:p>
          </table:table-cell>
          <table:table-cell table:formula="of:=[.F915]" office:value-type="float" office:value="0.0147756400148679">
            <text:p>0,01477564</text:p>
          </table:table-cell>
          <table:table-cell table:formula="of:=1000*[.E916]/[.F916]" office:value-type="float" office:value="3.24792363289567">
            <text:p>3,2479236329</text:p>
          </table:table-cell>
          <table:table-cell table:number-columns-repeated="7"/>
        </table:table-row>
        <table:table-row table:style-name="ro2">
          <table:table-cell table:formula="of:=[.A916]+1" office:value-type="float" office:value="915">
            <text:p>915</text:p>
          </table:table-cell>
          <table:table-cell table:formula="of:=[.B916]" office:value-type="float" office:value="0.1">
            <text:p>0,1</text:p>
          </table:table-cell>
          <table:table-cell table:formula="of:=[.C916]" office:value-type="float" office:value="27">
            <text:p>27</text:p>
          </table:table-cell>
          <table:table-cell table:formula="of:=[.A917]*[.B917]" office:value-type="float" office:value="91.5">
            <text:p>91,5</text:p>
          </table:table-cell>
          <table:table-cell table:formula="of:=EXP(-([.D917]^2/(2*[.C917]^2)))/SQRT(PI()*2*[.C917]^2)" office:value-type="float" office:value="0.0000473918943184507">
            <text:p>4,73918943184507E-005</text:p>
          </table:table-cell>
          <table:table-cell table:formula="of:=[.F916]" office:value-type="float" office:value="0.0147756400148679">
            <text:p>0,01477564</text:p>
          </table:table-cell>
          <table:table-cell table:formula="of:=1000*[.E917]/[.F917]" office:value-type="float" office:value="3.20743428174772">
            <text:p>3,2074342817</text:p>
          </table:table-cell>
          <table:table-cell table:number-columns-repeated="7"/>
        </table:table-row>
        <table:table-row table:style-name="ro2">
          <table:table-cell table:formula="of:=[.A917]+1" office:value-type="float" office:value="916">
            <text:p>916</text:p>
          </table:table-cell>
          <table:table-cell table:formula="of:=[.B917]" office:value-type="float" office:value="0.1">
            <text:p>0,1</text:p>
          </table:table-cell>
          <table:table-cell table:formula="of:=[.C917]" office:value-type="float" office:value="27">
            <text:p>27</text:p>
          </table:table-cell>
          <table:table-cell table:formula="of:=[.A918]*[.B918]" office:value-type="float" office:value="91.6">
            <text:p>91,6</text:p>
          </table:table-cell>
          <table:table-cell table:formula="of:=EXP(-([.D918]^2/(2*[.C918]^2)))/SQRT(PI()*2*[.C918]^2)" office:value-type="float" office:value="0.0000468004542511761">
            <text:p>4,68004542511761E-005</text:p>
          </table:table-cell>
          <table:table-cell table:formula="of:=[.F917]" office:value-type="float" office:value="0.0147756400148679">
            <text:p>0,01477564</text:p>
          </table:table-cell>
          <table:table-cell table:formula="of:=1000*[.E918]/[.F918]" office:value-type="float" office:value="3.16740623107246">
            <text:p>3,1674062311</text:p>
          </table:table-cell>
          <table:table-cell table:number-columns-repeated="7"/>
        </table:table-row>
        <table:table-row table:style-name="ro2">
          <table:table-cell table:formula="of:=[.A918]+1" office:value-type="float" office:value="917">
            <text:p>917</text:p>
          </table:table-cell>
          <table:table-cell table:formula="of:=[.B918]" office:value-type="float" office:value="0.1">
            <text:p>0,1</text:p>
          </table:table-cell>
          <table:table-cell table:formula="of:=[.C918]" office:value-type="float" office:value="27">
            <text:p>27</text:p>
          </table:table-cell>
          <table:table-cell table:formula="of:=[.A919]*[.B919]" office:value-type="float" office:value="91.7">
            <text:p>91,7</text:p>
          </table:table-cell>
          <table:table-cell table:formula="of:=EXP(-([.D919]^2/(2*[.C919]^2)))/SQRT(PI()*2*[.C919]^2)" office:value-type="float" office:value="0.0000462157612560784">
            <text:p>4,62157612560784E-005</text:p>
          </table:table-cell>
          <table:table-cell table:formula="of:=[.F918]" office:value-type="float" office:value="0.0147756400148679">
            <text:p>0,01477564</text:p>
          </table:table-cell>
          <table:table-cell table:formula="of:=1000*[.E919]/[.F919]" office:value-type="float" office:value="3.12783481524821">
            <text:p>3,1278348152</text:p>
          </table:table-cell>
          <table:table-cell table:number-columns-repeated="7"/>
        </table:table-row>
        <table:table-row table:style-name="ro2">
          <table:table-cell table:formula="of:=[.A919]+1" office:value-type="float" office:value="918">
            <text:p>918</text:p>
          </table:table-cell>
          <table:table-cell table:formula="of:=[.B919]" office:value-type="float" office:value="0.1">
            <text:p>0,1</text:p>
          </table:table-cell>
          <table:table-cell table:formula="of:=[.C919]" office:value-type="float" office:value="27">
            <text:p>27</text:p>
          </table:table-cell>
          <table:table-cell table:formula="of:=[.A920]*[.B920]" office:value-type="float" office:value="91.8">
            <text:p>91,8</text:p>
          </table:table-cell>
          <table:table-cell table:formula="of:=EXP(-([.D920]^2/(2*[.C920]^2)))/SQRT(PI()*2*[.C920]^2)" office:value-type="float" office:value="0.0000456377469804821">
            <text:p>4,56377469804821E-005</text:p>
          </table:table-cell>
          <table:table-cell table:formula="of:=[.F919]" office:value-type="float" office:value="0.0147756400148679">
            <text:p>0,01477564</text:p>
          </table:table-cell>
          <table:table-cell table:formula="of:=1000*[.E920]/[.F920]" office:value-type="float" office:value="3.08871540823677">
            <text:p>3,0887154082</text:p>
          </table:table-cell>
          <table:table-cell table:number-columns-repeated="7"/>
        </table:table-row>
        <table:table-row table:style-name="ro2">
          <table:table-cell table:formula="of:=[.A920]+1" office:value-type="float" office:value="919">
            <text:p>919</text:p>
          </table:table-cell>
          <table:table-cell table:formula="of:=[.B920]" office:value-type="float" office:value="0.1">
            <text:p>0,1</text:p>
          </table:table-cell>
          <table:table-cell table:formula="of:=[.C920]" office:value-type="float" office:value="27">
            <text:p>27</text:p>
          </table:table-cell>
          <table:table-cell table:formula="of:=[.A921]*[.B921]" office:value-type="float" office:value="91.9">
            <text:p>91,9</text:p>
          </table:table-cell>
          <table:table-cell table:formula="of:=EXP(-([.D921]^2/(2*[.C921]^2)))/SQRT(PI()*2*[.C921]^2)" office:value-type="float" office:value="0.000045066343653003">
            <text:p>4,5066343653003E-005</text:p>
          </table:table-cell>
          <table:table-cell table:formula="of:=[.F920]" office:value-type="float" office:value="0.0147756400148679">
            <text:p>0,01477564</text:p>
          </table:table-cell>
          <table:table-cell table:formula="of:=1000*[.E921]/[.F921]" office:value-type="float" office:value="3.05004342334108">
            <text:p>3,0500434233</text:p>
          </table:table-cell>
          <table:table-cell table:number-columns-repeated="7"/>
        </table:table-row>
        <table:table-row table:style-name="ro2">
          <table:table-cell table:formula="of:=[.A921]+1" office:value-type="float" office:value="920">
            <text:p>920</text:p>
          </table:table-cell>
          <table:table-cell table:formula="of:=[.B921]" office:value-type="float" office:value="0.1">
            <text:p>0,1</text:p>
          </table:table-cell>
          <table:table-cell table:formula="of:=[.C921]" office:value-type="float" office:value="27">
            <text:p>27</text:p>
          </table:table-cell>
          <table:table-cell table:formula="of:=[.A922]*[.B922]" office:value-type="float" office:value="92">
            <text:p>92</text:p>
          </table:table-cell>
          <table:table-cell table:formula="of:=EXP(-([.D922]^2/(2*[.C922]^2)))/SQRT(PI()*2*[.C922]^2)" office:value-type="float" office:value="0.0000445014840799727">
            <text:p>4,45014840799727E-005</text:p>
          </table:table-cell>
          <table:table-cell table:formula="of:=[.F921]" office:value-type="float" office:value="0.0147756400148679">
            <text:p>0,01477564</text:p>
          </table:table-cell>
          <table:table-cell table:formula="of:=1000*[.E922]/[.F922]" office:value-type="float" office:value="3.01181431296332">
            <text:p>3,011814313</text:p>
          </table:table-cell>
          <table:table-cell table:number-columns-repeated="7"/>
        </table:table-row>
        <table:table-row table:style-name="ro2">
          <table:table-cell table:formula="of:=[.A922]+1" office:value-type="float" office:value="921">
            <text:p>921</text:p>
          </table:table-cell>
          <table:table-cell table:formula="of:=[.B922]" office:value-type="float" office:value="0.1">
            <text:p>0,1</text:p>
          </table:table-cell>
          <table:table-cell table:formula="of:=[.C922]" office:value-type="float" office:value="27">
            <text:p>27</text:p>
          </table:table-cell>
          <table:table-cell table:formula="of:=[.A923]*[.B923]" office:value-type="float" office:value="92.1">
            <text:p>92,1</text:p>
          </table:table-cell>
          <table:table-cell table:formula="of:=EXP(-([.D923]^2/(2*[.C923]^2)))/SQRT(PI()*2*[.C923]^2)" office:value-type="float" office:value="0.0000439431016418694">
            <text:p>4,39431016418694E-005</text:p>
          </table:table-cell>
          <table:table-cell table:formula="of:=[.F922]" office:value-type="float" office:value="0.0147756400148679">
            <text:p>0,01477564</text:p>
          </table:table-cell>
          <table:table-cell table:formula="of:=1000*[.E923]/[.F923]" office:value-type="float" office:value="2.97402356836333">
            <text:p>2,9740235684</text:p>
          </table:table-cell>
          <table:table-cell table:number-columns-repeated="7"/>
        </table:table-row>
        <table:table-row table:style-name="ro2">
          <table:table-cell table:formula="of:=[.A923]+1" office:value-type="float" office:value="922">
            <text:p>922</text:p>
          </table:table-cell>
          <table:table-cell table:formula="of:=[.B923]" office:value-type="float" office:value="0.1">
            <text:p>0,1</text:p>
          </table:table-cell>
          <table:table-cell table:formula="of:=[.C923]" office:value-type="float" office:value="27">
            <text:p>27</text:p>
          </table:table-cell>
          <table:table-cell table:formula="of:=[.A924]*[.B924]" office:value-type="float" office:value="92.2">
            <text:p>92,2</text:p>
          </table:table-cell>
          <table:table-cell table:formula="of:=EXP(-([.D924]^2/(2*[.C924]^2)))/SQRT(PI()*2*[.C924]^2)" office:value-type="float" office:value="0.0000433911302897544">
            <text:p>4,33911302897544E-005</text:p>
          </table:table-cell>
          <table:table-cell table:formula="of:=[.F923]" office:value-type="float" office:value="0.0147756400148679">
            <text:p>0,01477564</text:p>
          </table:table-cell>
          <table:table-cell table:formula="of:=1000*[.E924]/[.F924]" office:value-type="float" office:value="2.93666671941739">
            <text:p>2,9366667194</text:p>
          </table:table-cell>
          <table:table-cell table:number-columns-repeated="7"/>
        </table:table-row>
        <table:table-row table:style-name="ro2">
          <table:table-cell table:formula="of:=[.A924]+1" office:value-type="float" office:value="923">
            <text:p>923</text:p>
          </table:table-cell>
          <table:table-cell table:formula="of:=[.B924]" office:value-type="float" office:value="0.1">
            <text:p>0,1</text:p>
          </table:table-cell>
          <table:table-cell table:formula="of:=[.C924]" office:value-type="float" office:value="27">
            <text:p>27</text:p>
          </table:table-cell>
          <table:table-cell table:formula="of:=[.A925]*[.B925]" office:value-type="float" office:value="92.3">
            <text:p>92,3</text:p>
          </table:table-cell>
          <table:table-cell table:formula="of:=EXP(-([.D925]^2/(2*[.C925]^2)))/SQRT(PI()*2*[.C925]^2)" office:value-type="float" office:value="0.0000428455045417132">
            <text:p>4,28455045417132E-005</text:p>
          </table:table-cell>
          <table:table-cell table:formula="of:=[.F924]" office:value-type="float" office:value="0.0147756400148679">
            <text:p>0,01477564</text:p>
          </table:table-cell>
          <table:table-cell table:formula="of:=1000*[.E925]/[.F925]" office:value-type="float" office:value="2.89973933437741">
            <text:p>2,8997393344</text:p>
          </table:table-cell>
          <table:table-cell table:number-columns-repeated="7"/>
        </table:table-row>
        <table:table-row table:style-name="ro2">
          <table:table-cell table:formula="of:=[.A925]+1" office:value-type="float" office:value="924">
            <text:p>924</text:p>
          </table:table-cell>
          <table:table-cell table:formula="of:=[.B925]" office:value-type="float" office:value="0.1">
            <text:p>0,1</text:p>
          </table:table-cell>
          <table:table-cell table:formula="of:=[.C925]" office:value-type="float" office:value="27">
            <text:p>27</text:p>
          </table:table-cell>
          <table:table-cell table:formula="of:=[.A926]*[.B926]" office:value-type="float" office:value="92.4">
            <text:p>92,4</text:p>
          </table:table-cell>
          <table:table-cell table:formula="of:=EXP(-([.D926]^2/(2*[.C926]^2)))/SQRT(PI()*2*[.C926]^2)" office:value-type="float" office:value="0.0000423061594793043">
            <text:p>4,23061594793043E-005</text:p>
          </table:table-cell>
          <table:table-cell table:formula="of:=[.F925]" office:value-type="float" office:value="0.0147756400148679">
            <text:p>0,01477564</text:p>
          </table:table-cell>
          <table:table-cell table:formula="of:=1000*[.E926]/[.F926]" office:value-type="float" office:value="2.86323701963056">
            <text:p>2,8632370196</text:p>
          </table:table-cell>
          <table:table-cell table:number-columns-repeated="7"/>
        </table:table-row>
        <table:table-row table:style-name="ro2">
          <table:table-cell table:formula="of:=[.A926]+1" office:value-type="float" office:value="925">
            <text:p>925</text:p>
          </table:table-cell>
          <table:table-cell table:formula="of:=[.B926]" office:value-type="float" office:value="0.1">
            <text:p>0,1</text:p>
          </table:table-cell>
          <table:table-cell table:formula="of:=[.C926]" office:value-type="float" office:value="27">
            <text:p>27</text:p>
          </table:table-cell>
          <table:table-cell table:formula="of:=[.A927]*[.B927]" office:value-type="float" office:value="92.5">
            <text:p>92,5</text:p>
          </table:table-cell>
          <table:table-cell table:formula="of:=EXP(-([.D927]^2/(2*[.C927]^2)))/SQRT(PI()*2*[.C927]^2)" office:value-type="float" office:value="0.0000417730307440127">
            <text:p>0,000041773</text:p>
          </table:table-cell>
          <table:table-cell table:formula="of:=[.F926]" office:value-type="float" office:value="0.0147756400148679">
            <text:p>0,01477564</text:p>
          </table:table-cell>
          <table:table-cell table:formula="of:=1000*[.E927]/[.F927]" office:value-type="float" office:value="2.82715541945925">
            <text:p>2,8271554195</text:p>
          </table:table-cell>
          <table:table-cell table:number-columns-repeated="7"/>
        </table:table-row>
        <table:table-row table:style-name="ro2">
          <table:table-cell table:formula="of:=[.A927]+1" office:value-type="float" office:value="926">
            <text:p>926</text:p>
          </table:table-cell>
          <table:table-cell table:formula="of:=[.B927]" office:value-type="float" office:value="0.1">
            <text:p>0,1</text:p>
          </table:table-cell>
          <table:table-cell table:formula="of:=[.C927]" office:value-type="float" office:value="27">
            <text:p>27</text:p>
          </table:table-cell>
          <table:table-cell table:formula="of:=[.A928]*[.B928]" office:value-type="float" office:value="92.6">
            <text:p>92,6</text:p>
          </table:table-cell>
          <table:table-cell table:formula="of:=EXP(-([.D928]^2/(2*[.C928]^2)))/SQRT(PI()*2*[.C928]^2)" office:value-type="float" office:value="0.0000412460545337105">
            <text:p>4,12460545337105E-005</text:p>
          </table:table-cell>
          <table:table-cell table:formula="of:=[.F927]" office:value-type="float" office:value="0.0147756400148679">
            <text:p>0,01477564</text:p>
          </table:table-cell>
          <table:table-cell table:formula="of:=1000*[.E928]/[.F928]" office:value-type="float" office:value="2.79149021580161">
            <text:p>2,7914902158</text:p>
          </table:table-cell>
          <table:table-cell table:number-columns-repeated="7"/>
        </table:table-row>
        <table:table-row table:style-name="ro2">
          <table:table-cell table:formula="of:=[.A928]+1" office:value-type="float" office:value="927">
            <text:p>927</text:p>
          </table:table-cell>
          <table:table-cell table:formula="of:=[.B928]" office:value-type="float" office:value="0.1">
            <text:p>0,1</text:p>
          </table:table-cell>
          <table:table-cell table:formula="of:=[.C928]" office:value-type="float" office:value="27">
            <text:p>27</text:p>
          </table:table-cell>
          <table:table-cell table:formula="of:=[.A929]*[.B929]" office:value-type="float" office:value="92.7">
            <text:p>92,7</text:p>
          </table:table-cell>
          <table:table-cell table:formula="of:=EXP(-([.D929]^2/(2*[.C929]^2)))/SQRT(PI()*2*[.C929]^2)" office:value-type="float" office:value="0.0000407251675991251">
            <text:p>4,07251675991251E-005</text:p>
          </table:table-cell>
          <table:table-cell table:formula="of:=[.F928]" office:value-type="float" office:value="0.0147756400148679">
            <text:p>0,01477564</text:p>
          </table:table-cell>
          <table:table-cell table:formula="of:=1000*[.E929]/[.F929]" office:value-type="float" office:value="2.75623712801244">
            <text:p>2,756237128</text:p>
          </table:table-cell>
          <table:table-cell table:number-columns-repeated="7"/>
        </table:table-row>
        <table:table-row table:style-name="ro2">
          <table:table-cell table:formula="of:=[.A929]+1" office:value-type="float" office:value="928">
            <text:p>928</text:p>
          </table:table-cell>
          <table:table-cell table:formula="of:=[.B929]" office:value-type="float" office:value="0.1">
            <text:p>0,1</text:p>
          </table:table-cell>
          <table:table-cell table:formula="of:=[.C929]" office:value-type="float" office:value="27">
            <text:p>27</text:p>
          </table:table-cell>
          <table:table-cell table:formula="of:=[.A930]*[.B930]" office:value-type="float" office:value="92.8">
            <text:p>92,8</text:p>
          </table:table-cell>
          <table:table-cell table:formula="of:=EXP(-([.D930]^2/(2*[.C930]^2)))/SQRT(PI()*2*[.C930]^2)" office:value-type="float" office:value="0.000040210307240312">
            <text:p>4,0210307240312E-005</text:p>
          </table:table-cell>
          <table:table-cell table:formula="of:=[.F929]" office:value-type="float" office:value="0.0147756400148679">
            <text:p>0,01477564</text:p>
          </table:table-cell>
          <table:table-cell table:formula="of:=1000*[.E930]/[.F930]" office:value-type="float" office:value="2.72139191262448">
            <text:p>2,7213919126</text:p>
          </table:table-cell>
          <table:table-cell table:number-columns-repeated="7"/>
        </table:table-row>
        <table:table-row table:style-name="ro2">
          <table:table-cell table:formula="of:=[.A930]+1" office:value-type="float" office:value="929">
            <text:p>929</text:p>
          </table:table-cell>
          <table:table-cell table:formula="of:=[.B930]" office:value-type="float" office:value="0.1">
            <text:p>0,1</text:p>
          </table:table-cell>
          <table:table-cell table:formula="of:=[.C930]" office:value-type="float" office:value="27">
            <text:p>27</text:p>
          </table:table-cell>
          <table:table-cell table:formula="of:=[.A931]*[.B931]" office:value-type="float" office:value="92.9">
            <text:p>92,9</text:p>
          </table:table-cell>
          <table:table-cell table:formula="of:=EXP(-([.D931]^2/(2*[.C931]^2)))/SQRT(PI()*2*[.C931]^2)" office:value-type="float" office:value="0.0000397014113031373">
            <text:p>3,97014113031373E-005</text:p>
          </table:table-cell>
          <table:table-cell table:formula="of:=[.F930]" office:value-type="float" office:value="0.0147756400148679">
            <text:p>0,01477564</text:p>
          </table:table-cell>
          <table:table-cell table:formula="of:=1000*[.E931]/[.F931]" office:value-type="float" office:value="2.68695036311037">
            <text:p>2,6869503631</text:p>
          </table:table-cell>
          <table:table-cell table:number-columns-repeated="7"/>
        </table:table-row>
        <table:table-row table:style-name="ro2">
          <table:table-cell table:formula="of:=[.A931]+1" office:value-type="float" office:value="930">
            <text:p>930</text:p>
          </table:table-cell>
          <table:table-cell table:formula="of:=[.B931]" office:value-type="float" office:value="0.1">
            <text:p>0,1</text:p>
          </table:table-cell>
          <table:table-cell table:formula="of:=[.C931]" office:value-type="float" office:value="27">
            <text:p>27</text:p>
          </table:table-cell>
          <table:table-cell table:formula="of:=[.A932]*[.B932]" office:value-type="float" office:value="93">
            <text:p>93</text:p>
          </table:table-cell>
          <table:table-cell table:formula="of:=EXP(-([.D932]^2/(2*[.C932]^2)))/SQRT(PI()*2*[.C932]^2)" office:value-type="float" office:value="0.0000391984181757651">
            <text:p>3,91984181757651E-005</text:p>
          </table:table-cell>
          <table:table-cell table:formula="of:=[.F931]" office:value-type="float" office:value="0.0147756400148679">
            <text:p>0,01477564</text:p>
          </table:table-cell>
          <table:table-cell table:formula="of:=1000*[.E932]/[.F932]" office:value-type="float" office:value="2.65290830964493">
            <text:p>2,6529083096</text:p>
          </table:table-cell>
          <table:table-cell table:number-columns-repeated="7"/>
        </table:table-row>
        <table:table-row table:style-name="ro2">
          <table:table-cell table:formula="of:=[.A932]+1" office:value-type="float" office:value="931">
            <text:p>931</text:p>
          </table:table-cell>
          <table:table-cell table:formula="of:=[.B932]" office:value-type="float" office:value="0.1">
            <text:p>0,1</text:p>
          </table:table-cell>
          <table:table-cell table:formula="of:=[.C932]" office:value-type="float" office:value="27">
            <text:p>27</text:p>
          </table:table-cell>
          <table:table-cell table:formula="of:=[.A933]*[.B933]" office:value-type="float" office:value="93.1">
            <text:p>93,1</text:p>
          </table:table-cell>
          <table:table-cell table:formula="of:=EXP(-([.D933]^2/(2*[.C933]^2)))/SQRT(PI()*2*[.C933]^2)" office:value-type="float" office:value="0.000038701266785154">
            <text:p>3,8701266785154E-005</text:p>
          </table:table-cell>
          <table:table-cell table:formula="of:=[.F932]" office:value-type="float" office:value="0.0147756400148679">
            <text:p>0,01477564</text:p>
          </table:table-cell>
          <table:table-cell table:formula="of:=1000*[.E933]/[.F933]" office:value-type="float" office:value="2.61926161886802">
            <text:p>2,6192616189</text:p>
          </table:table-cell>
          <table:table-cell table:number-columns-repeated="7"/>
        </table:table-row>
        <table:table-row table:style-name="ro2">
          <table:table-cell table:formula="of:=[.A933]+1" office:value-type="float" office:value="932">
            <text:p>932</text:p>
          </table:table-cell>
          <table:table-cell table:formula="of:=[.B933]" office:value-type="float" office:value="0.1">
            <text:p>0,1</text:p>
          </table:table-cell>
          <table:table-cell table:formula="of:=[.C933]" office:value-type="float" office:value="27">
            <text:p>27</text:p>
          </table:table-cell>
          <table:table-cell table:formula="of:=[.A934]*[.B934]" office:value-type="float" office:value="93.2">
            <text:p>93,2</text:p>
          </table:table-cell>
          <table:table-cell table:formula="of:=EXP(-([.D934]^2/(2*[.C934]^2)))/SQRT(PI()*2*[.C934]^2)" office:value-type="float" office:value="0.0000382098965935607">
            <text:p>3,82098965935607E-005</text:p>
          </table:table-cell>
          <table:table-cell table:formula="of:=[.F933]" office:value-type="float" office:value="0.0147756400148679">
            <text:p>0,01477564</text:p>
          </table:table-cell>
          <table:table-cell table:formula="of:=1000*[.E934]/[.F934]" office:value-type="float" office:value="2.58600619364794">
            <text:p>2,5860061936</text:p>
          </table:table-cell>
          <table:table-cell table:number-columns-repeated="7"/>
        </table:table-row>
        <table:table-row table:style-name="ro2">
          <table:table-cell table:formula="of:=[.A934]+1" office:value-type="float" office:value="933">
            <text:p>933</text:p>
          </table:table-cell>
          <table:table-cell table:formula="of:=[.B934]" office:value-type="float" office:value="0.1">
            <text:p>0,1</text:p>
          </table:table-cell>
          <table:table-cell table:formula="of:=[.C934]" office:value-type="float" office:value="27">
            <text:p>27</text:p>
          </table:table-cell>
          <table:table-cell table:formula="of:=[.A935]*[.B935]" office:value-type="float" office:value="93.3">
            <text:p>93,3</text:p>
          </table:table-cell>
          <table:table-cell table:formula="of:=EXP(-([.D935]^2/(2*[.C935]^2)))/SQRT(PI()*2*[.C935]^2)" office:value-type="float" office:value="0.0000377242475950511">
            <text:p>3,77242475950511E-005</text:p>
          </table:table-cell>
          <table:table-cell table:formula="of:=[.F934]" office:value-type="float" office:value="0.0147756400148679">
            <text:p>0,01477564</text:p>
          </table:table-cell>
          <table:table-cell table:formula="of:=1000*[.E935]/[.F935]" office:value-type="float" office:value="2.55313797284526">
            <text:p>2,5531379728</text:p>
          </table:table-cell>
          <table:table-cell table:number-columns-repeated="7"/>
        </table:table-row>
        <table:table-row table:style-name="ro2">
          <table:table-cell table:formula="of:=[.A935]+1" office:value-type="float" office:value="934">
            <text:p>934</text:p>
          </table:table-cell>
          <table:table-cell table:formula="of:=[.B935]" office:value-type="float" office:value="0.1">
            <text:p>0,1</text:p>
          </table:table-cell>
          <table:table-cell table:formula="of:=[.C935]" office:value-type="float" office:value="27">
            <text:p>27</text:p>
          </table:table-cell>
          <table:table-cell table:formula="of:=[.A936]*[.B936]" office:value-type="float" office:value="93.4">
            <text:p>93,4</text:p>
          </table:table-cell>
          <table:table-cell table:formula="of:=EXP(-([.D936]^2/(2*[.C936]^2)))/SQRT(PI()*2*[.C936]^2)" office:value-type="float" office:value="0.0000372442603120201">
            <text:p>3,72442603120201E-005</text:p>
          </table:table-cell>
          <table:table-cell table:formula="of:=[.F935]" office:value-type="float" office:value="0.0147756400148679">
            <text:p>0,01477564</text:p>
          </table:table-cell>
          <table:table-cell table:formula="of:=1000*[.E936]/[.F936]" office:value-type="float" office:value="2.52065293107732">
            <text:p>2,5206529311</text:p>
          </table:table-cell>
          <table:table-cell table:number-columns-repeated="7"/>
        </table:table-row>
        <table:table-row table:style-name="ro2">
          <table:table-cell table:formula="of:=[.A936]+1" office:value-type="float" office:value="935">
            <text:p>935</text:p>
          </table:table-cell>
          <table:table-cell table:formula="of:=[.B936]" office:value-type="float" office:value="0.1">
            <text:p>0,1</text:p>
          </table:table-cell>
          <table:table-cell table:formula="of:=[.C936]" office:value-type="float" office:value="27">
            <text:p>27</text:p>
          </table:table-cell>
          <table:table-cell table:formula="of:=[.A937]*[.B937]" office:value-type="float" office:value="93.5">
            <text:p>93,5</text:p>
          </table:table-cell>
          <table:table-cell table:formula="of:=EXP(-([.D937]^2/(2*[.C937]^2)))/SQRT(PI()*2*[.C937]^2)" office:value-type="float" office:value="0.000036769875791719">
            <text:p>3,6769875791719E-005</text:p>
          </table:table-cell>
          <table:table-cell table:formula="of:=[.F936]" office:value-type="float" office:value="0.0147756400148679">
            <text:p>0,01477564</text:p>
          </table:table-cell>
          <table:table-cell table:formula="of:=1000*[.E937]/[.F937]" office:value-type="float" office:value="2.4885470784832">
            <text:p>2,4885470785</text:p>
          </table:table-cell>
          <table:table-cell table:number-columns-repeated="7"/>
        </table:table-row>
        <table:table-row table:style-name="ro2">
          <table:table-cell table:formula="of:=[.A937]+1" office:value-type="float" office:value="936">
            <text:p>936</text:p>
          </table:table-cell>
          <table:table-cell table:formula="of:=[.B937]" office:value-type="float" office:value="0.1">
            <text:p>0,1</text:p>
          </table:table-cell>
          <table:table-cell table:formula="of:=[.C937]" office:value-type="float" office:value="27">
            <text:p>27</text:p>
          </table:table-cell>
          <table:table-cell table:formula="of:=[.A938]*[.B938]" office:value-type="float" office:value="93.6">
            <text:p>93,6</text:p>
          </table:table-cell>
          <table:table-cell table:formula="of:=EXP(-([.D938]^2/(2*[.C938]^2)))/SQRT(PI()*2*[.C938]^2)" office:value-type="float" office:value="0.0000363010356027915">
            <text:p>0,000036301</text:p>
          </table:table-cell>
          <table:table-cell table:formula="of:=[.F937]" office:value-type="float" office:value="0.0147756400148679">
            <text:p>0,01477564</text:p>
          </table:table-cell>
          <table:table-cell table:formula="of:=1000*[.E938]/[.F938]" office:value-type="float" office:value="2.45681646048929">
            <text:p>2,4568164605</text:p>
          </table:table-cell>
          <table:table-cell table:number-columns-repeated="7"/>
        </table:table-row>
        <table:table-row table:style-name="ro2">
          <table:table-cell table:formula="of:=[.A938]+1" office:value-type="float" office:value="937">
            <text:p>937</text:p>
          </table:table-cell>
          <table:table-cell table:formula="of:=[.B938]" office:value-type="float" office:value="0.1">
            <text:p>0,1</text:p>
          </table:table-cell>
          <table:table-cell table:formula="of:=[.C938]" office:value-type="float" office:value="27">
            <text:p>27</text:p>
          </table:table-cell>
          <table:table-cell table:formula="of:=[.A939]*[.B939]" office:value-type="float" office:value="93.7">
            <text:p>93,7</text:p>
          </table:table-cell>
          <table:table-cell table:formula="of:=EXP(-([.D939]^2/(2*[.C939]^2)))/SQRT(PI()*2*[.C939]^2)" office:value-type="float" office:value="0.0000358376818318189">
            <text:p>3,58376818318189E-005</text:p>
          </table:table-cell>
          <table:table-cell table:formula="of:=[.F938]" office:value-type="float" office:value="0.0147756400148679">
            <text:p>0,01477564</text:p>
          </table:table-cell>
          <table:table-cell table:formula="of:=1000*[.E939]/[.F939]" office:value-type="float" office:value="2.4254571575754">
            <text:p>2,4254571576</text:p>
          </table:table-cell>
          <table:table-cell table:number-columns-repeated="7"/>
        </table:table-row>
        <table:table-row table:style-name="ro2">
          <table:table-cell table:formula="of:=[.A939]+1" office:value-type="float" office:value="938">
            <text:p>938</text:p>
          </table:table-cell>
          <table:table-cell table:formula="of:=[.B939]" office:value-type="float" office:value="0.1">
            <text:p>0,1</text:p>
          </table:table-cell>
          <table:table-cell table:formula="of:=[.C939]" office:value-type="float" office:value="27">
            <text:p>27</text:p>
          </table:table-cell>
          <table:table-cell table:formula="of:=[.A940]*[.B940]" office:value-type="float" office:value="93.8">
            <text:p>93,8</text:p>
          </table:table-cell>
          <table:table-cell table:formula="of:=EXP(-([.D940]^2/(2*[.C940]^2)))/SQRT(PI()*2*[.C940]^2)" office:value-type="float" office:value="0.0000353797570798722">
            <text:p>3,53797570798722E-005</text:p>
          </table:table-cell>
          <table:table-cell table:formula="of:=[.F939]" office:value-type="float" office:value="0.0147756400148679">
            <text:p>0,01477564</text:p>
          </table:table-cell>
          <table:table-cell table:formula="of:=1000*[.E940]/[.F940]" office:value-type="float" office:value="2.39446528504157">
            <text:p>2,394465285</text:p>
          </table:table-cell>
          <table:table-cell table:number-columns-repeated="7"/>
        </table:table-row>
        <table:table-row table:style-name="ro2">
          <table:table-cell table:formula="of:=[.A940]+1" office:value-type="float" office:value="939">
            <text:p>939</text:p>
          </table:table-cell>
          <table:table-cell table:formula="of:=[.B940]" office:value-type="float" office:value="0.1">
            <text:p>0,1</text:p>
          </table:table-cell>
          <table:table-cell table:formula="of:=[.C940]" office:value-type="float" office:value="27">
            <text:p>27</text:p>
          </table:table-cell>
          <table:table-cell table:formula="of:=[.A941]*[.B941]" office:value-type="float" office:value="93.9">
            <text:p>93,9</text:p>
          </table:table-cell>
          <table:table-cell table:formula="of:=EXP(-([.D941]^2/(2*[.C941]^2)))/SQRT(PI()*2*[.C941]^2)" office:value-type="float" office:value="0.000034927204459076">
            <text:p>3,4927204459076E-005</text:p>
          </table:table-cell>
          <table:table-cell table:formula="of:=[.F940]" office:value-type="float" office:value="0.0147756400148679">
            <text:p>0,01477564</text:p>
          </table:table-cell>
          <table:table-cell table:formula="of:=1000*[.E941]/[.F941]" office:value-type="float" office:value="2.36383699277532">
            <text:p>2,3638369928</text:p>
          </table:table-cell>
          <table:table-cell table:number-columns-repeated="7"/>
        </table:table-row>
        <table:table-row table:style-name="ro2">
          <table:table-cell table:formula="of:=[.A941]+1" office:value-type="float" office:value="940">
            <text:p>940</text:p>
          </table:table-cell>
          <table:table-cell table:formula="of:=[.B941]" office:value-type="float" office:value="0.1">
            <text:p>0,1</text:p>
          </table:table-cell>
          <table:table-cell table:formula="of:=[.C941]" office:value-type="float" office:value="27">
            <text:p>27</text:p>
          </table:table-cell>
          <table:table-cell table:formula="of:=[.A942]*[.B942]" office:value-type="float" office:value="94">
            <text:p>94</text:p>
          </table:table-cell>
          <table:table-cell table:formula="of:=EXP(-([.D942]^2/(2*[.C942]^2)))/SQRT(PI()*2*[.C942]^2)" office:value-type="float" office:value="0.0000344799675891785">
            <text:p>0,00003448</text:p>
          </table:table-cell>
          <table:table-cell table:formula="of:=[.F941]" office:value-type="float" office:value="0.0147756400148679">
            <text:p>0,01477564</text:p>
          </table:table-cell>
          <table:table-cell table:formula="of:=1000*[.E942]/[.F942]" office:value-type="float" office:value="2.33356846501967">
            <text:p>2,333568465</text:p>
          </table:table-cell>
          <table:table-cell table:number-columns-repeated="7"/>
        </table:table-row>
        <table:table-row table:style-name="ro2">
          <table:table-cell table:formula="of:=[.A942]+1" office:value-type="float" office:value="941">
            <text:p>941</text:p>
          </table:table-cell>
          <table:table-cell table:formula="of:=[.B942]" office:value-type="float" office:value="0.1">
            <text:p>0,1</text:p>
          </table:table-cell>
          <table:table-cell table:formula="of:=[.C942]" office:value-type="float" office:value="27">
            <text:p>27</text:p>
          </table:table-cell>
          <table:table-cell table:formula="of:=[.A943]*[.B943]" office:value-type="float" office:value="94.1">
            <text:p>94,1</text:p>
          </table:table-cell>
          <table:table-cell table:formula="of:=EXP(-([.D943]^2/(2*[.C943]^2)))/SQRT(PI()*2*[.C943]^2)" office:value-type="float" office:value="0.0000340379905941323">
            <text:p>0,000034038</text:p>
          </table:table-cell>
          <table:table-cell table:formula="of:=[.F942]" office:value-type="float" office:value="0.0147756400148679">
            <text:p>0,01477564</text:p>
          </table:table-cell>
          <table:table-cell table:formula="of:=1000*[.E943]/[.F943]" office:value-type="float" office:value="2.30365592014166">
            <text:p>2,3036559201</text:p>
          </table:table-cell>
          <table:table-cell table:number-columns-repeated="7"/>
        </table:table-row>
        <table:table-row table:style-name="ro2">
          <table:table-cell table:formula="of:=[.A943]+1" office:value-type="float" office:value="942">
            <text:p>942</text:p>
          </table:table-cell>
          <table:table-cell table:formula="of:=[.B943]" office:value-type="float" office:value="0.1">
            <text:p>0,1</text:p>
          </table:table-cell>
          <table:table-cell table:formula="of:=[.C943]" office:value-type="float" office:value="27">
            <text:p>27</text:p>
          </table:table-cell>
          <table:table-cell table:formula="of:=[.A944]*[.B944]" office:value-type="float" office:value="94.2">
            <text:p>94,2</text:p>
          </table:table-cell>
          <table:table-cell table:formula="of:=EXP(-([.D944]^2/(2*[.C944]^2)))/SQRT(PI()*2*[.C944]^2)" office:value-type="float" office:value="0.0000336012180986853">
            <text:p>3,36012180986853E-005</text:p>
          </table:table-cell>
          <table:table-cell table:formula="of:=[.F943]" office:value-type="float" office:value="0.0147756400148679">
            <text:p>0,01477564</text:p>
          </table:table-cell>
          <table:table-cell table:formula="of:=1000*[.E944]/[.F944]" office:value-type="float" office:value="2.2740956104016">
            <text:p>2,2740956104</text:p>
          </table:table-cell>
          <table:table-cell table:number-columns-repeated="7"/>
        </table:table-row>
        <table:table-row table:style-name="ro2">
          <table:table-cell table:formula="of:=[.A944]+1" office:value-type="float" office:value="943">
            <text:p>943</text:p>
          </table:table-cell>
          <table:table-cell table:formula="of:=[.B944]" office:value-type="float" office:value="0.1">
            <text:p>0,1</text:p>
          </table:table-cell>
          <table:table-cell table:formula="of:=[.C944]" office:value-type="float" office:value="27">
            <text:p>27</text:p>
          </table:table-cell>
          <table:table-cell table:formula="of:=[.A945]*[.B945]" office:value-type="float" office:value="94.3">
            <text:p>94,3</text:p>
          </table:table-cell>
          <table:table-cell table:formula="of:=EXP(-([.D945]^2/(2*[.C945]^2)))/SQRT(PI()*2*[.C945]^2)" office:value-type="float" office:value="0.0000331695952249789">
            <text:p>3,31695952249789E-005</text:p>
          </table:table-cell>
          <table:table-cell table:formula="of:=[.F944]" office:value-type="float" office:value="0.0147756400148679">
            <text:p>0,01477564</text:p>
          </table:table-cell>
          <table:table-cell table:formula="of:=1000*[.E945]/[.F945]" office:value-type="float" office:value="2.24488382172293">
            <text:p>2,2448838217</text:p>
          </table:table-cell>
          <table:table-cell table:number-columns-repeated="7"/>
        </table:table-row>
        <table:table-row table:style-name="ro2">
          <table:table-cell table:formula="of:=[.A945]+1" office:value-type="float" office:value="944">
            <text:p>944</text:p>
          </table:table-cell>
          <table:table-cell table:formula="of:=[.B945]" office:value-type="float" office:value="0.1">
            <text:p>0,1</text:p>
          </table:table-cell>
          <table:table-cell table:formula="of:=[.C945]" office:value-type="float" office:value="27">
            <text:p>27</text:p>
          </table:table-cell>
          <table:table-cell table:formula="of:=[.A946]*[.B946]" office:value-type="float" office:value="94.4">
            <text:p>94,4</text:p>
          </table:table-cell>
          <table:table-cell table:formula="of:=EXP(-([.D946]^2/(2*[.C946]^2)))/SQRT(PI()*2*[.C946]^2)" office:value-type="float" office:value="0.0000327430675891584">
            <text:p>3,27430675891584E-005</text:p>
          </table:table-cell>
          <table:table-cell table:formula="of:=[.F945]" office:value-type="float" office:value="0.0147756400148679">
            <text:p>0,01477564</text:p>
          </table:table-cell>
          <table:table-cell table:formula="of:=1000*[.E946]/[.F946]" office:value-type="float" office:value="2.21601687346273">
            <text:p>2,2160168735</text:p>
          </table:table-cell>
          <table:table-cell table:number-columns-repeated="7"/>
        </table:table-row>
        <table:table-row table:style-name="ro2">
          <table:table-cell table:formula="of:=[.A946]+1" office:value-type="float" office:value="945">
            <text:p>945</text:p>
          </table:table-cell>
          <table:table-cell table:formula="of:=[.B946]" office:value-type="float" office:value="0.1">
            <text:p>0,1</text:p>
          </table:table-cell>
          <table:table-cell table:formula="of:=[.C946]" office:value-type="float" office:value="27">
            <text:p>27</text:p>
          </table:table-cell>
          <table:table-cell table:formula="of:=[.A947]*[.B947]" office:value-type="float" office:value="94.5">
            <text:p>94,5</text:p>
          </table:table-cell>
          <table:table-cell table:formula="of:=EXP(-([.D947]^2/(2*[.C947]^2)))/SQRT(PI()*2*[.C947]^2)" office:value-type="float" office:value="0.0000323215812979911">
            <text:p>3,23215812979911E-005</text:p>
          </table:table-cell>
          <table:table-cell table:formula="of:=[.F946]" office:value-type="float" office:value="0.0147756400148679">
            <text:p>0,01477564</text:p>
          </table:table-cell>
          <table:table-cell table:formula="of:=1000*[.E947]/[.F947]" office:value-type="float" office:value="2.18749111818289">
            <text:p>2,1874911182</text:p>
          </table:table-cell>
          <table:table-cell table:number-columns-repeated="7"/>
        </table:table-row>
        <table:table-row table:style-name="ro2">
          <table:table-cell table:formula="of:=[.A947]+1" office:value-type="float" office:value="946">
            <text:p>946</text:p>
          </table:table-cell>
          <table:table-cell table:formula="of:=[.B947]" office:value-type="float" office:value="0.1">
            <text:p>0,1</text:p>
          </table:table-cell>
          <table:table-cell table:formula="of:=[.C947]" office:value-type="float" office:value="27">
            <text:p>27</text:p>
          </table:table-cell>
          <table:table-cell table:formula="of:=[.A948]*[.B948]" office:value-type="float" office:value="94.6">
            <text:p>94,6</text:p>
          </table:table-cell>
          <table:table-cell table:formula="of:=EXP(-([.D948]^2/(2*[.C948]^2)))/SQRT(PI()*2*[.C948]^2)" office:value-type="float" office:value="0.0000319050829454964">
            <text:p>3,19050829454964E-005</text:p>
          </table:table-cell>
          <table:table-cell table:formula="of:=[.F947]" office:value-type="float" office:value="0.0147756400148679">
            <text:p>0,01477564</text:p>
          </table:table-cell>
          <table:table-cell table:formula="of:=1000*[.E948]/[.F948]" office:value-type="float" office:value="2.15930294142197">
            <text:p>2,1593029414</text:p>
          </table:table-cell>
          <table:table-cell table:number-columns-repeated="7"/>
        </table:table-row>
        <table:table-row table:style-name="ro2">
          <table:table-cell table:formula="of:=[.A948]+1" office:value-type="float" office:value="947">
            <text:p>947</text:p>
          </table:table-cell>
          <table:table-cell table:formula="of:=[.B948]" office:value-type="float" office:value="0.1">
            <text:p>0,1</text:p>
          </table:table-cell>
          <table:table-cell table:formula="of:=[.C948]" office:value-type="float" office:value="27">
            <text:p>27</text:p>
          </table:table-cell>
          <table:table-cell table:formula="of:=[.A949]*[.B949]" office:value-type="float" office:value="94.7">
            <text:p>94,7</text:p>
          </table:table-cell>
          <table:table-cell table:formula="of:=EXP(-([.D949]^2/(2*[.C949]^2)))/SQRT(PI()*2*[.C949]^2)" office:value-type="float" office:value="0.0000314935196095846">
            <text:p>3,14935196095846E-005</text:p>
          </table:table-cell>
          <table:table-cell table:formula="of:=[.F948]" office:value-type="float" office:value="0.0147756400148679">
            <text:p>0,01477564</text:p>
          </table:table-cell>
          <table:table-cell table:formula="of:=1000*[.E949]/[.F949]" office:value-type="float" office:value="2.13144876146783">
            <text:p>2,1314487615</text:p>
          </table:table-cell>
          <table:table-cell table:number-columns-repeated="7"/>
        </table:table-row>
        <table:table-row table:style-name="ro2">
          <table:table-cell table:formula="of:=[.A949]+1" office:value-type="float" office:value="948">
            <text:p>948</text:p>
          </table:table-cell>
          <table:table-cell table:formula="of:=[.B949]" office:value-type="float" office:value="0.1">
            <text:p>0,1</text:p>
          </table:table-cell>
          <table:table-cell table:formula="of:=[.C949]" office:value-type="float" office:value="27">
            <text:p>27</text:p>
          </table:table-cell>
          <table:table-cell table:formula="of:=[.A950]*[.B950]" office:value-type="float" office:value="94.8">
            <text:p>94,8</text:p>
          </table:table-cell>
          <table:table-cell table:formula="of:=EXP(-([.D950]^2/(2*[.C950]^2)))/SQRT(PI()*2*[.C950]^2)" office:value-type="float" office:value="0.0000310868388487062">
            <text:p>3,10868388487062E-005</text:p>
          </table:table-cell>
          <table:table-cell table:formula="of:=[.F949]" office:value-type="float" office:value="0.0147756400148679">
            <text:p>0,01477564</text:p>
          </table:table-cell>
          <table:table-cell table:formula="of:=1000*[.E950]/[.F950]" office:value-type="float" office:value="2.10392502913074">
            <text:p>2,1039250291</text:p>
          </table:table-cell>
          <table:table-cell table:number-columns-repeated="7"/>
        </table:table-row>
        <table:table-row table:style-name="ro2">
          <table:table-cell table:formula="of:=[.A950]+1" office:value-type="float" office:value="949">
            <text:p>949</text:p>
          </table:table-cell>
          <table:table-cell table:formula="of:=[.B950]" office:value-type="float" office:value="0.1">
            <text:p>0,1</text:p>
          </table:table-cell>
          <table:table-cell table:formula="of:=[.C950]" office:value-type="float" office:value="27">
            <text:p>27</text:p>
          </table:table-cell>
          <table:table-cell table:formula="of:=[.A951]*[.B951]" office:value-type="float" office:value="94.9">
            <text:p>94,9</text:p>
          </table:table-cell>
          <table:table-cell table:formula="of:=EXP(-([.D951]^2/(2*[.C951]^2)))/SQRT(PI()*2*[.C951]^2)" office:value-type="float" office:value="0.0000306849886985129">
            <text:p>0,000030685</text:p>
          </table:table-cell>
          <table:table-cell table:formula="of:=[.F950]" office:value-type="float" office:value="0.0147756400148679">
            <text:p>0,01477564</text:p>
          </table:table-cell>
          <table:table-cell table:formula="of:=1000*[.E951]/[.F951]" office:value-type="float" office:value="2.07672822751748">
            <text:p>2,0767282275</text:p>
          </table:table-cell>
          <table:table-cell table:number-columns-repeated="7"/>
        </table:table-row>
        <table:table-row table:style-name="ro2">
          <table:table-cell table:formula="of:=[.A951]+1" office:value-type="float" office:value="950">
            <text:p>950</text:p>
          </table:table-cell>
          <table:table-cell table:formula="of:=[.B951]" office:value-type="float" office:value="0.1">
            <text:p>0,1</text:p>
          </table:table-cell>
          <table:table-cell table:formula="of:=[.C951]" office:value-type="float" office:value="27">
            <text:p>27</text:p>
          </table:table-cell>
          <table:table-cell table:formula="of:=[.A952]*[.B952]" office:value-type="float" office:value="95">
            <text:p>95</text:p>
          </table:table-cell>
          <table:table-cell table:formula="of:=EXP(-([.D952]^2/(2*[.C952]^2)))/SQRT(PI()*2*[.C952]^2)" office:value-type="float" office:value="0.0000302879176685271">
            <text:p>3,02879176685271E-005</text:p>
          </table:table-cell>
          <table:table-cell table:formula="of:=[.F951]" office:value-type="float" office:value="0.0147756400148679">
            <text:p>0,01477564</text:p>
          </table:table-cell>
          <table:table-cell table:formula="of:=1000*[.E952]/[.F952]" office:value-type="float" office:value="2.0498548718059">
            <text:p>2,0498548718</text:p>
          </table:table-cell>
          <table:table-cell table:number-columns-repeated="7"/>
        </table:table-row>
        <table:table-row table:style-name="ro2">
          <table:table-cell table:formula="of:=[.A952]+1" office:value-type="float" office:value="951">
            <text:p>951</text:p>
          </table:table-cell>
          <table:table-cell table:formula="of:=[.B952]" office:value-type="float" office:value="0.1">
            <text:p>0,1</text:p>
          </table:table-cell>
          <table:table-cell table:formula="of:=[.C952]" office:value-type="float" office:value="27">
            <text:p>27</text:p>
          </table:table-cell>
          <table:table-cell table:formula="of:=[.A953]*[.B953]" office:value-type="float" office:value="95.1">
            <text:p>95,1</text:p>
          </table:table-cell>
          <table:table-cell table:formula="of:=EXP(-([.D953]^2/(2*[.C953]^2)))/SQRT(PI()*2*[.C953]^2)" office:value-type="float" office:value="0.0000298955747388243">
            <text:p>2,98955747388243E-005</text:p>
          </table:table-cell>
          <table:table-cell table:formula="of:=[.F952]" office:value-type="float" office:value="0.0147756400148679">
            <text:p>0,01477564</text:p>
          </table:table-cell>
          <table:table-cell table:formula="of:=1000*[.E953]/[.F953]" office:value-type="float" office:value="2.02330150902039">
            <text:p>2,023301509</text:p>
          </table:table-cell>
          <table:table-cell table:number-columns-repeated="7"/>
        </table:table-row>
        <table:table-row table:style-name="ro2">
          <table:table-cell table:formula="of:=[.A953]+1" office:value-type="float" office:value="952">
            <text:p>952</text:p>
          </table:table-cell>
          <table:table-cell table:formula="of:=[.B953]" office:value-type="float" office:value="0.1">
            <text:p>0,1</text:p>
          </table:table-cell>
          <table:table-cell table:formula="of:=[.C953]" office:value-type="float" office:value="27">
            <text:p>27</text:p>
          </table:table-cell>
          <table:table-cell table:formula="of:=[.A954]*[.B954]" office:value-type="float" office:value="95.2">
            <text:p>95,2</text:p>
          </table:table-cell>
          <table:table-cell table:formula="of:=EXP(-([.D954]^2/(2*[.C954]^2)))/SQRT(PI()*2*[.C954]^2)" office:value-type="float" office:value="0.0000295079093567247">
            <text:p>2,95079093567247E-005</text:p>
          </table:table-cell>
          <table:table-cell table:formula="of:=[.F953]" office:value-type="float" office:value="0.0147756400148679">
            <text:p>0,01477564</text:p>
          </table:table-cell>
          <table:table-cell table:formula="of:=1000*[.E954]/[.F954]" office:value-type="float" office:value="1.997064717808">
            <text:p>1,9970647178</text:p>
          </table:table-cell>
          <table:table-cell table:number-columns-repeated="7"/>
        </table:table-row>
        <table:table-row table:style-name="ro2">
          <table:table-cell table:formula="of:=[.A954]+1" office:value-type="float" office:value="953">
            <text:p>953</text:p>
          </table:table-cell>
          <table:table-cell table:formula="of:=[.B954]" office:value-type="float" office:value="0.1">
            <text:p>0,1</text:p>
          </table:table-cell>
          <table:table-cell table:formula="of:=[.C954]" office:value-type="float" office:value="27">
            <text:p>27</text:p>
          </table:table-cell>
          <table:table-cell table:formula="of:=[.A955]*[.B955]" office:value-type="float" office:value="95.3">
            <text:p>95,3</text:p>
          </table:table-cell>
          <table:table-cell table:formula="of:=EXP(-([.D955]^2/(2*[.C955]^2)))/SQRT(PI()*2*[.C955]^2)" office:value-type="float" office:value="0.0000291248714334965">
            <text:p>2,91248714334965E-005</text:p>
          </table:table-cell>
          <table:table-cell table:formula="of:=[.F954]" office:value-type="float" office:value="0.0147756400148679">
            <text:p>0,01477564</text:p>
          </table:table-cell>
          <table:table-cell table:formula="of:=1000*[.E955]/[.F955]" office:value-type="float" office:value="1.97114110821527">
            <text:p>1,9711411082</text:p>
          </table:table-cell>
          <table:table-cell table:number-columns-repeated="7"/>
        </table:table-row>
        <table:table-row table:style-name="ro2">
          <table:table-cell table:formula="of:=[.A955]+1" office:value-type="float" office:value="954">
            <text:p>954</text:p>
          </table:table-cell>
          <table:table-cell table:formula="of:=[.B955]" office:value-type="float" office:value="0.1">
            <text:p>0,1</text:p>
          </table:table-cell>
          <table:table-cell table:formula="of:=[.C955]" office:value-type="float" office:value="27">
            <text:p>27</text:p>
          </table:table-cell>
          <table:table-cell table:formula="of:=[.A956]*[.B956]" office:value-type="float" office:value="95.4">
            <text:p>95,4</text:p>
          </table:table-cell>
          <table:table-cell table:formula="of:=EXP(-([.D956]^2/(2*[.C956]^2)))/SQRT(PI()*2*[.C956]^2)" office:value-type="float" office:value="0.0000287464113410706">
            <text:p>2,87464113410706E-005</text:p>
          </table:table-cell>
          <table:table-cell table:formula="of:=[.F955]" office:value-type="float" office:value="0.0147756400148679">
            <text:p>0,01477564</text:p>
          </table:table-cell>
          <table:table-cell table:formula="of:=1000*[.E956]/[.F956]" office:value-type="float" office:value="1.94552732146593">
            <text:p>1,9455273215</text:p>
          </table:table-cell>
          <table:table-cell table:number-columns-repeated="7"/>
        </table:table-row>
        <table:table-row table:style-name="ro2">
          <table:table-cell table:formula="of:=[.A956]+1" office:value-type="float" office:value="955">
            <text:p>955</text:p>
          </table:table-cell>
          <table:table-cell table:formula="of:=[.B956]" office:value-type="float" office:value="0.1">
            <text:p>0,1</text:p>
          </table:table-cell>
          <table:table-cell table:formula="of:=[.C956]" office:value-type="float" office:value="27">
            <text:p>27</text:p>
          </table:table-cell>
          <table:table-cell table:formula="of:=[.A957]*[.B957]" office:value-type="float" office:value="95.5">
            <text:p>95,5</text:p>
          </table:table-cell>
          <table:table-cell table:formula="of:=EXP(-([.D957]^2/(2*[.C957]^2)))/SQRT(PI()*2*[.C957]^2)" office:value-type="float" office:value="0.0000283724799087659">
            <text:p>2,83724799087659E-005</text:p>
          </table:table-cell>
          <table:table-cell table:formula="of:=[.F956]" office:value-type="float" office:value="0.0147756400148679">
            <text:p>0,01477564</text:p>
          </table:table-cell>
          <table:table-cell table:formula="of:=1000*[.E957]/[.F957]" office:value-type="float" office:value="1.92022002973924">
            <text:p>1,9202200297</text:p>
          </table:table-cell>
          <table:table-cell table:number-columns-repeated="7"/>
        </table:table-row>
        <table:table-row table:style-name="ro2">
          <table:table-cell table:formula="of:=[.A957]+1" office:value-type="float" office:value="956">
            <text:p>956</text:p>
          </table:table-cell>
          <table:table-cell table:formula="of:=[.B957]" office:value-type="float" office:value="0.1">
            <text:p>0,1</text:p>
          </table:table-cell>
          <table:table-cell table:formula="of:=[.C957]" office:value-type="float" office:value="27">
            <text:p>27</text:p>
          </table:table-cell>
          <table:table-cell table:formula="of:=[.A958]*[.B958]" office:value-type="float" office:value="95.6">
            <text:p>95,6</text:p>
          </table:table-cell>
          <table:table-cell table:formula="of:=EXP(-([.D958]^2/(2*[.C958]^2)))/SQRT(PI()*2*[.C958]^2)" office:value-type="float" office:value="0.0000280030284200257">
            <text:p>0,000028003</text:p>
          </table:table-cell>
          <table:table-cell table:formula="of:=[.F957]" office:value-type="float" office:value="0.0147756400148679">
            <text:p>0,01477564</text:p>
          </table:table-cell>
          <table:table-cell table:formula="of:=1000*[.E958]/[.F958]" office:value-type="float" office:value="1.89521593594916">
            <text:p>1,8952159359</text:p>
          </table:table-cell>
          <table:table-cell table:number-columns-repeated="7"/>
        </table:table-row>
        <table:table-row table:style-name="ro2">
          <table:table-cell table:formula="of:=[.A958]+1" office:value-type="float" office:value="957">
            <text:p>957</text:p>
          </table:table-cell>
          <table:table-cell table:formula="of:=[.B958]" office:value-type="float" office:value="0.1">
            <text:p>0,1</text:p>
          </table:table-cell>
          <table:table-cell table:formula="of:=[.C958]" office:value-type="float" office:value="27">
            <text:p>27</text:p>
          </table:table-cell>
          <table:table-cell table:formula="of:=[.A959]*[.B959]" office:value-type="float" office:value="95.7">
            <text:p>95,7</text:p>
          </table:table-cell>
          <table:table-cell table:formula="of:=EXP(-([.D959]^2/(2*[.C959]^2)))/SQRT(PI()*2*[.C959]^2)" office:value-type="float" office:value="0.0000276380086091675">
            <text:p>0,000027638</text:p>
          </table:table-cell>
          <table:table-cell table:formula="of:=[.F958]" office:value-type="float" office:value="0.0147756400148679">
            <text:p>0,01477564</text:p>
          </table:table-cell>
          <table:table-cell table:formula="of:=1000*[.E959]/[.F959]" office:value-type="float" office:value="1.87051177352432">
            <text:p>1,8705117735</text:p>
          </table:table-cell>
          <table:table-cell table:number-columns-repeated="7"/>
        </table:table-row>
        <table:table-row table:style-name="ro2">
          <table:table-cell table:formula="of:=[.A959]+1" office:value-type="float" office:value="958">
            <text:p>958</text:p>
          </table:table-cell>
          <table:table-cell table:formula="of:=[.B959]" office:value-type="float" office:value="0.1">
            <text:p>0,1</text:p>
          </table:table-cell>
          <table:table-cell table:formula="of:=[.C959]" office:value-type="float" office:value="27">
            <text:p>27</text:p>
          </table:table-cell>
          <table:table-cell table:formula="of:=[.A960]*[.B960]" office:value-type="float" office:value="95.8">
            <text:p>95,8</text:p>
          </table:table-cell>
          <table:table-cell table:formula="of:=EXP(-([.D960]^2/(2*[.C960]^2)))/SQRT(PI()*2*[.C960]^2)" office:value-type="float" office:value="0.0000272773726581414">
            <text:p>2,72773726581414E-005</text:p>
          </table:table-cell>
          <table:table-cell table:formula="of:=[.F959]" office:value-type="float" office:value="0.0147756400148679">
            <text:p>0,01477564</text:p>
          </table:table-cell>
          <table:table-cell table:formula="of:=1000*[.E960]/[.F960]" office:value-type="float" office:value="1.84610430618868">
            <text:p>1,8461043062</text:p>
          </table:table-cell>
          <table:table-cell table:number-columns-repeated="7"/>
        </table:table-row>
        <table:table-row table:style-name="ro2">
          <table:table-cell table:formula="of:=[.A960]+1" office:value-type="float" office:value="959">
            <text:p>959</text:p>
          </table:table-cell>
          <table:table-cell table:formula="of:=[.B960]" office:value-type="float" office:value="0.1">
            <text:p>0,1</text:p>
          </table:table-cell>
          <table:table-cell table:formula="of:=[.C960]" office:value-type="float" office:value="27">
            <text:p>27</text:p>
          </table:table-cell>
          <table:table-cell table:formula="of:=[.A961]*[.B961]" office:value-type="float" office:value="95.9">
            <text:p>95,9</text:p>
          </table:table-cell>
          <table:table-cell table:formula="of:=EXP(-([.D961]^2/(2*[.C961]^2)))/SQRT(PI()*2*[.C961]^2)" office:value-type="float" office:value="0.000026921073193303">
            <text:p>2,6921073193303E-005</text:p>
          </table:table-cell>
          <table:table-cell table:formula="of:=[.F960]" office:value-type="float" office:value="0.0147756400148679">
            <text:p>0,01477564</text:p>
          </table:table-cell>
          <table:table-cell table:formula="of:=1000*[.E961]/[.F961]" office:value-type="float" office:value="1.82199032774309">
            <text:p>1,8219903277</text:p>
          </table:table-cell>
          <table:table-cell table:number-columns-repeated="7"/>
        </table:table-row>
        <table:table-row table:style-name="ro2">
          <table:table-cell table:formula="of:=[.A961]+1" office:value-type="float" office:value="960">
            <text:p>960</text:p>
          </table:table-cell>
          <table:table-cell table:formula="of:=[.B961]" office:value-type="float" office:value="0.1">
            <text:p>0,1</text:p>
          </table:table-cell>
          <table:table-cell table:formula="of:=[.C961]" office:value-type="float" office:value="27">
            <text:p>27</text:p>
          </table:table-cell>
          <table:table-cell table:formula="of:=[.A962]*[.B962]" office:value-type="float" office:value="96">
            <text:p>96</text:p>
          </table:table-cell>
          <table:table-cell table:formula="of:=EXP(-([.D962]^2/(2*[.C962]^2)))/SQRT(PI()*2*[.C962]^2)" office:value-type="float" office:value="0.0000265690632821965">
            <text:p>2,65690632821965E-005</text:p>
          </table:table-cell>
          <table:table-cell table:formula="of:=[.F961]" office:value-type="float" office:value="0.0147756400148679">
            <text:p>0,01477564</text:p>
          </table:table-cell>
          <table:table-cell table:formula="of:=1000*[.E962]/[.F962]" office:value-type="float" office:value="1.79816666184758">
            <text:p>1,7981666618</text:p>
          </table:table-cell>
          <table:table-cell table:number-columns-repeated="7"/>
        </table:table-row>
        <table:table-row table:style-name="ro2">
          <table:table-cell table:formula="of:=[.A962]+1" office:value-type="float" office:value="961">
            <text:p>961</text:p>
          </table:table-cell>
          <table:table-cell table:formula="of:=[.B962]" office:value-type="float" office:value="0.1">
            <text:p>0,1</text:p>
          </table:table-cell>
          <table:table-cell table:formula="of:=[.C962]" office:value-type="float" office:value="27">
            <text:p>27</text:p>
          </table:table-cell>
          <table:table-cell table:formula="of:=[.A963]*[.B963]" office:value-type="float" office:value="96.1">
            <text:p>96,1</text:p>
          </table:table-cell>
          <table:table-cell table:formula="of:=EXP(-([.D963]^2/(2*[.C963]^2)))/SQRT(PI()*2*[.C963]^2)" office:value-type="float" office:value="0.00002622129643035">
            <text:p>2,622129643035E-005</text:p>
          </table:table-cell>
          <table:table-cell table:formula="of:=[.F962]" office:value-type="float" office:value="0.0147756400148679">
            <text:p>0,01477564</text:p>
          </table:table-cell>
          <table:table-cell table:formula="of:=1000*[.E963]/[.F963]" office:value-type="float" office:value="1.7746301618045">
            <text:p>1,7746301618</text:p>
          </table:table-cell>
          <table:table-cell table:number-columns-repeated="7"/>
        </table:table-row>
        <table:table-row table:style-name="ro2">
          <table:table-cell table:formula="of:=[.A963]+1" office:value-type="float" office:value="962">
            <text:p>962</text:p>
          </table:table-cell>
          <table:table-cell table:formula="of:=[.B963]" office:value-type="float" office:value="0.1">
            <text:p>0,1</text:p>
          </table:table-cell>
          <table:table-cell table:formula="of:=[.C963]" office:value-type="float" office:value="27">
            <text:p>27</text:p>
          </table:table-cell>
          <table:table-cell table:formula="of:=[.A964]*[.B964]" office:value-type="float" office:value="96.2">
            <text:p>96,2</text:p>
          </table:table-cell>
          <table:table-cell table:formula="of:=EXP(-([.D964]^2/(2*[.C964]^2)))/SQRT(PI()*2*[.C964]^2)" office:value-type="float" office:value="0.0000258777265780832">
            <text:p>2,58777265780832E-005</text:p>
          </table:table-cell>
          <table:table-cell table:formula="of:=[.F963]" office:value-type="float" office:value="0.0147756400148679">
            <text:p>0,01477564</text:p>
          </table:table-cell>
          <table:table-cell table:formula="of:=1000*[.E964]/[.F964]" office:value-type="float" office:value="1.75137771034243">
            <text:p>1,7513777103</text:p>
          </table:table-cell>
          <table:table-cell table:number-columns-repeated="7"/>
        </table:table-row>
        <table:table-row table:style-name="ro2">
          <table:table-cell table:formula="of:=[.A964]+1" office:value-type="float" office:value="963">
            <text:p>963</text:p>
          </table:table-cell>
          <table:table-cell table:formula="of:=[.B964]" office:value-type="float" office:value="0.1">
            <text:p>0,1</text:p>
          </table:table-cell>
          <table:table-cell table:formula="of:=[.C964]" office:value-type="float" office:value="27">
            <text:p>27</text:p>
          </table:table-cell>
          <table:table-cell table:formula="of:=[.A965]*[.B965]" office:value-type="float" office:value="96.3">
            <text:p>96,3</text:p>
          </table:table-cell>
          <table:table-cell table:formula="of:=EXP(-([.D965]^2/(2*[.C965]^2)))/SQRT(PI()*2*[.C965]^2)" office:value-type="float" office:value="0.0000255383080973272">
            <text:p>2,55383080973272E-005</text:p>
          </table:table-cell>
          <table:table-cell table:formula="of:=[.F964]" office:value-type="float" office:value="0.0147756400148679">
            <text:p>0,01477564</text:p>
          </table:table-cell>
          <table:table-cell table:formula="of:=1000*[.E965]/[.F965]" office:value-type="float" office:value="1.72840621940095">
            <text:p>1,7284062194</text:p>
          </table:table-cell>
          <table:table-cell table:number-columns-repeated="7"/>
        </table:table-row>
        <table:table-row table:style-name="ro2">
          <table:table-cell table:formula="of:=[.A965]+1" office:value-type="float" office:value="964">
            <text:p>964</text:p>
          </table:table-cell>
          <table:table-cell table:formula="of:=[.B965]" office:value-type="float" office:value="0.1">
            <text:p>0,1</text:p>
          </table:table-cell>
          <table:table-cell table:formula="of:=[.C965]" office:value-type="float" office:value="27">
            <text:p>27</text:p>
          </table:table-cell>
          <table:table-cell table:formula="of:=[.A966]*[.B966]" office:value-type="float" office:value="96.4">
            <text:p>96,4</text:p>
          </table:table-cell>
          <table:table-cell table:formula="of:=EXP(-([.D966]^2/(2*[.C966]^2)))/SQRT(PI()*2*[.C966]^2)" office:value-type="float" office:value="0.0000252029957884562">
            <text:p>0,000025203</text:p>
          </table:table-cell>
          <table:table-cell table:formula="of:=[.F965]" office:value-type="float" office:value="0.0147756400148679">
            <text:p>0,01477564</text:p>
          </table:table-cell>
          <table:table-cell table:formula="of:=1000*[.E966]/[.F966]" office:value-type="float" office:value="1.70571262991626">
            <text:p>1,7057126299</text:p>
          </table:table-cell>
          <table:table-cell table:number-columns-repeated="7"/>
        </table:table-row>
        <table:table-row table:style-name="ro2">
          <table:table-cell table:formula="of:=[.A966]+1" office:value-type="float" office:value="965">
            <text:p>965</text:p>
          </table:table-cell>
          <table:table-cell table:formula="of:=[.B966]" office:value-type="float" office:value="0.1">
            <text:p>0,1</text:p>
          </table:table-cell>
          <table:table-cell table:formula="of:=[.C966]" office:value-type="float" office:value="27">
            <text:p>27</text:p>
          </table:table-cell>
          <table:table-cell table:formula="of:=[.A967]*[.B967]" office:value-type="float" office:value="96.5">
            <text:p>96,5</text:p>
          </table:table-cell>
          <table:table-cell table:formula="of:=EXP(-([.D967]^2/(2*[.C967]^2)))/SQRT(PI()*2*[.C967]^2)" office:value-type="float" office:value="0.0000248717448771315">
            <text:p>2,48717448771315E-005</text:p>
          </table:table-cell>
          <table:table-cell table:formula="of:=[.F966]" office:value-type="float" office:value="0.0147756400148679">
            <text:p>0,01477564</text:p>
          </table:table-cell>
          <table:table-cell table:formula="of:=1000*[.E967]/[.F967]" office:value-type="float" office:value="1.68329391160751">
            <text:p>1,6832939116</text:p>
          </table:table-cell>
          <table:table-cell table:number-columns-repeated="7"/>
        </table:table-row>
        <table:table-row table:style-name="ro2">
          <table:table-cell table:formula="of:=[.A967]+1" office:value-type="float" office:value="966">
            <text:p>966</text:p>
          </table:table-cell>
          <table:table-cell table:formula="of:=[.B967]" office:value-type="float" office:value="0.1">
            <text:p>0,1</text:p>
          </table:table-cell>
          <table:table-cell table:formula="of:=[.C967]" office:value-type="float" office:value="27">
            <text:p>27</text:p>
          </table:table-cell>
          <table:table-cell table:formula="of:=[.A968]*[.B968]" office:value-type="float" office:value="96.6">
            <text:p>96,6</text:p>
          </table:table-cell>
          <table:table-cell table:formula="of:=EXP(-([.D968]^2/(2*[.C968]^2)))/SQRT(PI()*2*[.C968]^2)" office:value-type="float" office:value="0.0000245445110111585">
            <text:p>2,45445110111585E-005</text:p>
          </table:table-cell>
          <table:table-cell table:formula="of:=[.F967]" office:value-type="float" office:value="0.0147756400148679">
            <text:p>0,01477564</text:p>
          </table:table-cell>
          <table:table-cell table:formula="of:=1000*[.E968]/[.F968]" office:value-type="float" office:value="1.66114706276417">
            <text:p>1,6611470628</text:p>
          </table:table-cell>
          <table:table-cell table:number-columns-repeated="7"/>
        </table:table-row>
        <table:table-row table:style-name="ro2">
          <table:table-cell table:formula="of:=[.A968]+1" office:value-type="float" office:value="967">
            <text:p>967</text:p>
          </table:table-cell>
          <table:table-cell table:formula="of:=[.B968]" office:value-type="float" office:value="0.1">
            <text:p>0,1</text:p>
          </table:table-cell>
          <table:table-cell table:formula="of:=[.C968]" office:value-type="float" office:value="27">
            <text:p>27</text:p>
          </table:table-cell>
          <table:table-cell table:formula="of:=[.A969]*[.B969]" office:value-type="float" office:value="96.7">
            <text:p>96,7</text:p>
          </table:table-cell>
          <table:table-cell table:formula="of:=EXP(-([.D969]^2/(2*[.C969]^2)))/SQRT(PI()*2*[.C969]^2)" office:value-type="float" office:value="0.0000242212502573562">
            <text:p>2,42212502573562E-005</text:p>
          </table:table-cell>
          <table:table-cell table:formula="of:=[.F968]" office:value-type="float" office:value="0.0147756400148679">
            <text:p>0,01477564</text:p>
          </table:table-cell>
          <table:table-cell table:formula="of:=1000*[.E969]/[.F969]" office:value-type="float" office:value="1.63926911003406">
            <text:p>1,63926911</text:p>
          </table:table-cell>
          <table:table-cell table:number-columns-repeated="7"/>
        </table:table-row>
        <table:table-row table:style-name="ro2">
          <table:table-cell table:formula="of:=[.A969]+1" office:value-type="float" office:value="968">
            <text:p>968</text:p>
          </table:table-cell>
          <table:table-cell table:formula="of:=[.B969]" office:value-type="float" office:value="0.1">
            <text:p>0,1</text:p>
          </table:table-cell>
          <table:table-cell table:formula="of:=[.C969]" office:value-type="float" office:value="27">
            <text:p>27</text:p>
          </table:table-cell>
          <table:table-cell table:formula="of:=[.A970]*[.B970]" office:value-type="float" office:value="96.8">
            <text:p>96,8</text:p>
          </table:table-cell>
          <table:table-cell table:formula="of:=EXP(-([.D970]^2/(2*[.C970]^2)))/SQRT(PI()*2*[.C970]^2)" office:value-type="float" office:value="0.000023901919098438">
            <text:p>2,3901919098438E-005</text:p>
          </table:table-cell>
          <table:table-cell table:formula="of:=[.F969]" office:value-type="float" office:value="0.0147756400148679">
            <text:p>0,01477564</text:p>
          </table:table-cell>
          <table:table-cell table:formula="of:=1000*[.E970]/[.F970]" office:value-type="float" office:value="1.61765710821236">
            <text:p>1,6176571082</text:p>
          </table:table-cell>
          <table:table-cell table:number-columns-repeated="7"/>
        </table:table-row>
        <table:table-row table:style-name="ro2">
          <table:table-cell table:formula="of:=[.A970]+1" office:value-type="float" office:value="969">
            <text:p>969</text:p>
          </table:table-cell>
          <table:table-cell table:formula="of:=[.B970]" office:value-type="float" office:value="0.1">
            <text:p>0,1</text:p>
          </table:table-cell>
          <table:table-cell table:formula="of:=[.C970]" office:value-type="float" office:value="27">
            <text:p>27</text:p>
          </table:table-cell>
          <table:table-cell table:formula="of:=[.A971]*[.B971]" office:value-type="float" office:value="96.9">
            <text:p>96,9</text:p>
          </table:table-cell>
          <table:table-cell table:formula="of:=EXP(-([.D971]^2/(2*[.C971]^2)))/SQRT(PI()*2*[.C971]^2)" office:value-type="float" office:value="0.0000235864744299072">
            <text:p>2,35864744299072E-005</text:p>
          </table:table-cell>
          <table:table-cell table:formula="of:=[.F970]" office:value-type="float" office:value="0.0147756400148679">
            <text:p>0,01477564</text:p>
          </table:table-cell>
          <table:table-cell table:formula="of:=1000*[.E971]/[.F971]" office:value-type="float" office:value="1.59630814003139">
            <text:p>1,59630814</text:p>
          </table:table-cell>
          <table:table-cell table:number-columns-repeated="7"/>
        </table:table-row>
        <table:table-row table:style-name="ro2">
          <table:table-cell table:formula="of:=[.A971]+1" office:value-type="float" office:value="970">
            <text:p>970</text:p>
          </table:table-cell>
          <table:table-cell table:formula="of:=[.B971]" office:value-type="float" office:value="0.1">
            <text:p>0,1</text:p>
          </table:table-cell>
          <table:table-cell table:formula="of:=[.C971]" office:value-type="float" office:value="27">
            <text:p>27</text:p>
          </table:table-cell>
          <table:table-cell table:formula="of:=[.A972]*[.B972]" office:value-type="float" office:value="97">
            <text:p>97</text:p>
          </table:table-cell>
          <table:table-cell table:formula="of:=EXP(-([.D972]^2/(2*[.C972]^2)))/SQRT(PI()*2*[.C972]^2)" office:value-type="float" office:value="0.0000232748735569639">
            <text:p>2,32748735569639E-005</text:p>
          </table:table-cell>
          <table:table-cell table:formula="of:=[.F971]" office:value-type="float" office:value="0.0147756400148679">
            <text:p>0,01477564</text:p>
          </table:table-cell>
          <table:table-cell table:formula="of:=1000*[.E972]/[.F972]" office:value-type="float" office:value="1.57521931595137">
            <text:p>1,575219316</text:p>
          </table:table-cell>
          <table:table-cell table:number-columns-repeated="7"/>
        </table:table-row>
        <table:table-row table:style-name="ro2">
          <table:table-cell table:formula="of:=[.A972]+1" office:value-type="float" office:value="971">
            <text:p>971</text:p>
          </table:table-cell>
          <table:table-cell table:formula="of:=[.B972]" office:value-type="float" office:value="0.1">
            <text:p>0,1</text:p>
          </table:table-cell>
          <table:table-cell table:formula="of:=[.C972]" office:value-type="float" office:value="27">
            <text:p>27</text:p>
          </table:table-cell>
          <table:table-cell table:formula="of:=[.A973]*[.B973]" office:value-type="float" office:value="97.1">
            <text:p>97,1</text:p>
          </table:table-cell>
          <table:table-cell table:formula="of:=EXP(-([.D973]^2/(2*[.C973]^2)))/SQRT(PI()*2*[.C973]^2)" office:value-type="float" office:value="0.0000229670741914251">
            <text:p>2,29670741914251E-005</text:p>
          </table:table-cell>
          <table:table-cell table:formula="of:=[.F972]" office:value-type="float" office:value="0.0147756400148679">
            <text:p>0,01477564</text:p>
          </table:table-cell>
          <table:table-cell table:formula="of:=1000*[.E973]/[.F973]" office:value-type="float" office:value="1.5543877739519">
            <text:p>1,554387774</text:p>
          </table:table-cell>
          <table:table-cell table:number-columns-repeated="7"/>
        </table:table-row>
        <table:table-row table:style-name="ro2">
          <table:table-cell table:formula="of:=[.A973]+1" office:value-type="float" office:value="972">
            <text:p>972</text:p>
          </table:table-cell>
          <table:table-cell table:formula="of:=[.B973]" office:value-type="float" office:value="0.1">
            <text:p>0,1</text:p>
          </table:table-cell>
          <table:table-cell table:formula="of:=[.C973]" office:value-type="float" office:value="27">
            <text:p>27</text:p>
          </table:table-cell>
          <table:table-cell table:formula="of:=[.A974]*[.B974]" office:value-type="float" office:value="97.2">
            <text:p>97,2</text:p>
          </table:table-cell>
          <table:table-cell table:formula="of:=EXP(-([.D974]^2/(2*[.C974]^2)))/SQRT(PI()*2*[.C974]^2)" office:value-type="float" office:value="0.0000226630344486582">
            <text:p>0,000022663</text:p>
          </table:table-cell>
          <table:table-cell table:formula="of:=[.F973]" office:value-type="float" office:value="0.0147756400148679">
            <text:p>0,01477564</text:p>
          </table:table-cell>
          <table:table-cell table:formula="of:=1000*[.E974]/[.F974]" office:value-type="float" office:value="1.53381067932446">
            <text:p>1,5338106793</text:p>
          </table:table-cell>
          <table:table-cell table:number-columns-repeated="7"/>
        </table:table-row>
        <table:table-row table:style-name="ro2">
          <table:table-cell table:formula="of:=[.A974]+1" office:value-type="float" office:value="973">
            <text:p>973</text:p>
          </table:table-cell>
          <table:table-cell table:formula="of:=[.B974]" office:value-type="float" office:value="0.1">
            <text:p>0,1</text:p>
          </table:table-cell>
          <table:table-cell table:formula="of:=[.C974]" office:value-type="float" office:value="27">
            <text:p>27</text:p>
          </table:table-cell>
          <table:table-cell table:formula="of:=[.A975]*[.B975]" office:value-type="float" office:value="97.3">
            <text:p>97,3</text:p>
          </table:table-cell>
          <table:table-cell table:formula="of:=EXP(-([.D975]^2/(2*[.C975]^2)))/SQRT(PI()*2*[.C975]^2)" office:value-type="float" office:value="0.000022362712844527">
            <text:p>2,2362712844527E-005</text:p>
          </table:table-cell>
          <table:table-cell table:formula="of:=[.F974]" office:value-type="float" office:value="0.0147756400148679">
            <text:p>0,01477564</text:p>
          </table:table-cell>
          <table:table-cell table:formula="of:=1000*[.E975]/[.F975]" office:value-type="float" office:value="1.51348522446572">
            <text:p>1,5134852245</text:p>
          </table:table-cell>
          <table:table-cell table:number-columns-repeated="7"/>
        </table:table-row>
        <table:table-row table:style-name="ro2">
          <table:table-cell table:formula="of:=[.A975]+1" office:value-type="float" office:value="974">
            <text:p>974</text:p>
          </table:table-cell>
          <table:table-cell table:formula="of:=[.B975]" office:value-type="float" office:value="0.1">
            <text:p>0,1</text:p>
          </table:table-cell>
          <table:table-cell table:formula="of:=[.C975]" office:value-type="float" office:value="27">
            <text:p>27</text:p>
          </table:table-cell>
          <table:table-cell table:formula="of:=[.A976]*[.B976]" office:value-type="float" office:value="97.4">
            <text:p>97,4</text:p>
          </table:table-cell>
          <table:table-cell table:formula="of:=EXP(-([.D976]^2/(2*[.C976]^2)))/SQRT(PI()*2*[.C976]^2)" office:value-type="float" office:value="0.0000220660682923509">
            <text:p>2,20660682923509E-005</text:p>
          </table:table-cell>
          <table:table-cell table:formula="of:=[.F975]" office:value-type="float" office:value="0.0147756400148679">
            <text:p>0,01477564</text:p>
          </table:table-cell>
          <table:table-cell table:formula="of:=1000*[.E976]/[.F976]" office:value-type="float" office:value="1.49340862867173">
            <text:p>1,4934086287</text:p>
          </table:table-cell>
          <table:table-cell table:number-columns-repeated="7"/>
        </table:table-row>
        <table:table-row table:style-name="ro2">
          <table:table-cell table:formula="of:=[.A976]+1" office:value-type="float" office:value="975">
            <text:p>975</text:p>
          </table:table-cell>
          <table:table-cell table:formula="of:=[.B976]" office:value-type="float" office:value="0.1">
            <text:p>0,1</text:p>
          </table:table-cell>
          <table:table-cell table:formula="of:=[.C976]" office:value-type="float" office:value="27">
            <text:p>27</text:p>
          </table:table-cell>
          <table:table-cell table:formula="of:=[.A977]*[.B977]" office:value-type="float" office:value="97.5">
            <text:p>97,5</text:p>
          </table:table-cell>
          <table:table-cell table:formula="of:=EXP(-([.D977]^2/(2*[.C977]^2)))/SQRT(PI()*2*[.C977]^2)" office:value-type="float" office:value="0.0000217730600998777">
            <text:p>2,17730600998777E-005</text:p>
          </table:table-cell>
          <table:table-cell table:formula="of:=[.F976]" office:value-type="float" office:value="0.0147756400148679">
            <text:p>0,01477564</text:p>
          </table:table-cell>
          <table:table-cell table:formula="of:=1000*[.E977]/[.F977]" office:value-type="float" office:value="1.47357813793303">
            <text:p>1,4735781379</text:p>
          </table:table-cell>
          <table:table-cell table:number-columns-repeated="7"/>
        </table:table-row>
        <table:table-row table:style-name="ro2">
          <table:table-cell table:formula="of:=[.A977]+1" office:value-type="float" office:value="976">
            <text:p>976</text:p>
          </table:table-cell>
          <table:table-cell table:formula="of:=[.B977]" office:value-type="float" office:value="0.1">
            <text:p>0,1</text:p>
          </table:table-cell>
          <table:table-cell table:formula="of:=[.C977]" office:value-type="float" office:value="27">
            <text:p>27</text:p>
          </table:table-cell>
          <table:table-cell table:formula="of:=[.A978]*[.B978]" office:value-type="float" office:value="97.6">
            <text:p>97,6</text:p>
          </table:table-cell>
          <table:table-cell table:formula="of:=EXP(-([.D978]^2/(2*[.C978]^2)))/SQRT(PI()*2*[.C978]^2)" office:value-type="float" office:value="0.0000214836479662692">
            <text:p>2,14836479662692E-005</text:p>
          </table:table-cell>
          <table:table-cell table:formula="of:=[.F977]" office:value-type="float" office:value="0.0147756400148679">
            <text:p>0,01477564</text:p>
          </table:table-cell>
          <table:table-cell table:formula="of:=1000*[.E978]/[.F978]" office:value-type="float" office:value="1.45399102473067">
            <text:p>1,4539910247</text:p>
          </table:table-cell>
          <table:table-cell table:number-columns-repeated="7"/>
        </table:table-row>
        <table:table-row table:style-name="ro2">
          <table:table-cell table:formula="of:=[.A978]+1" office:value-type="float" office:value="977">
            <text:p>977</text:p>
          </table:table-cell>
          <table:table-cell table:formula="of:=[.B978]" office:value-type="float" office:value="0.1">
            <text:p>0,1</text:p>
          </table:table-cell>
          <table:table-cell table:formula="of:=[.C978]" office:value-type="float" office:value="27">
            <text:p>27</text:p>
          </table:table-cell>
          <table:table-cell table:formula="of:=[.A979]*[.B979]" office:value-type="float" office:value="97.7">
            <text:p>97,7</text:p>
          </table:table-cell>
          <table:table-cell table:formula="of:=EXP(-([.D979]^2/(2*[.C979]^2)))/SQRT(PI()*2*[.C979]^2)" office:value-type="float" office:value="0.0000211977919791002">
            <text:p>2,11977919791002E-005</text:p>
          </table:table-cell>
          <table:table-cell table:formula="of:=[.F978]" office:value-type="float" office:value="0.0147756400148679">
            <text:p>0,01477564</text:p>
          </table:table-cell>
          <table:table-cell table:formula="of:=1000*[.E979]/[.F979]" office:value-type="float" office:value="1.43464458783309">
            <text:p>1,4346445878</text:p>
          </table:table-cell>
          <table:table-cell table:number-columns-repeated="7"/>
        </table:table-row>
        <table:table-row table:style-name="ro2">
          <table:table-cell table:formula="of:=[.A979]+1" office:value-type="float" office:value="978">
            <text:p>978</text:p>
          </table:table-cell>
          <table:table-cell table:formula="of:=[.B979]" office:value-type="float" office:value="0.1">
            <text:p>0,1</text:p>
          </table:table-cell>
          <table:table-cell table:formula="of:=[.C979]" office:value-type="float" office:value="27">
            <text:p>27</text:p>
          </table:table-cell>
          <table:table-cell table:formula="of:=[.A980]*[.B980]" office:value-type="float" office:value="97.8">
            <text:p>97,8</text:p>
          </table:table-cell>
          <table:table-cell table:formula="of:=EXP(-([.D980]^2/(2*[.C980]^2)))/SQRT(PI()*2*[.C980]^2)" office:value-type="float" office:value="0.0000209154526113715">
            <text:p>2,09154526113715E-005</text:p>
          </table:table-cell>
          <table:table-cell table:formula="of:=[.F979]" office:value-type="float" office:value="0.0147756400148679">
            <text:p>0,01477564</text:p>
          </table:table-cell>
          <table:table-cell table:formula="of:=1000*[.E980]/[.F980]" office:value-type="float" office:value="1.41553615209395">
            <text:p>1,4155361521</text:p>
          </table:table-cell>
          <table:table-cell table:number-columns-repeated="7"/>
        </table:table-row>
        <table:table-row table:style-name="ro2">
          <table:table-cell table:formula="of:=[.A980]+1" office:value-type="float" office:value="979">
            <text:p>979</text:p>
          </table:table-cell>
          <table:table-cell table:formula="of:=[.B980]" office:value-type="float" office:value="0.1">
            <text:p>0,1</text:p>
          </table:table-cell>
          <table:table-cell table:formula="of:=[.C980]" office:value-type="float" office:value="27">
            <text:p>27</text:p>
          </table:table-cell>
          <table:table-cell table:formula="of:=[.A981]*[.B981]" office:value-type="float" office:value="97.9">
            <text:p>97,9</text:p>
          </table:table-cell>
          <table:table-cell table:formula="of:=EXP(-([.D981]^2/(2*[.C981]^2)))/SQRT(PI()*2*[.C981]^2)" office:value-type="float" office:value="0.0000206365907185354">
            <text:p>2,06365907185354E-005</text:p>
          </table:table-cell>
          <table:table-cell table:formula="of:=[.F980]" office:value-type="float" office:value="0.0147756400148679">
            <text:p>0,01477564</text:p>
          </table:table-cell>
          <table:table-cell table:formula="of:=1000*[.E981]/[.F981]" office:value-type="float" office:value="1.39666306825085">
            <text:p>1,3966630683</text:p>
          </table:table-cell>
          <table:table-cell table:number-columns-repeated="7"/>
        </table:table-row>
        <table:table-row table:style-name="ro2">
          <table:table-cell table:formula="of:=[.A981]+1" office:value-type="float" office:value="980">
            <text:p>980</text:p>
          </table:table-cell>
          <table:table-cell table:formula="of:=[.B981]" office:value-type="float" office:value="0.1">
            <text:p>0,1</text:p>
          </table:table-cell>
          <table:table-cell table:formula="of:=[.C981]" office:value-type="float" office:value="27">
            <text:p>27</text:p>
          </table:table-cell>
          <table:table-cell table:formula="of:=[.A982]*[.B982]" office:value-type="float" office:value="98">
            <text:p>98</text:p>
          </table:table-cell>
          <table:table-cell table:formula="of:=EXP(-([.D982]^2/(2*[.C982]^2)))/SQRT(PI()*2*[.C982]^2)" office:value-type="float" office:value="0.0000203611675355353">
            <text:p>2,03611675355353E-005</text:p>
          </table:table-cell>
          <table:table-cell table:formula="of:=[.F981]" office:value-type="float" office:value="0.0147756400148679">
            <text:p>0,01477564</text:p>
          </table:table-cell>
          <table:table-cell table:formula="of:=1000*[.E982]/[.F982]" office:value-type="float" office:value="1.37802271272493">
            <text:p>1,3780227127</text:p>
          </table:table-cell>
          <table:table-cell table:number-columns-repeated="7"/>
        </table:table-row>
        <table:table-row table:style-name="ro2">
          <table:table-cell table:formula="of:=[.A982]+1" office:value-type="float" office:value="981">
            <text:p>981</text:p>
          </table:table-cell>
          <table:table-cell table:formula="of:=[.B982]" office:value-type="float" office:value="0.1">
            <text:p>0,1</text:p>
          </table:table-cell>
          <table:table-cell table:formula="of:=[.C982]" office:value-type="float" office:value="27">
            <text:p>27</text:p>
          </table:table-cell>
          <table:table-cell table:formula="of:=[.A983]*[.B983]" office:value-type="float" office:value="98.1">
            <text:p>98,1</text:p>
          </table:table-cell>
          <table:table-cell table:formula="of:=EXP(-([.D983]^2/(2*[.C983]^2)))/SQRT(PI()*2*[.C983]^2)" office:value-type="float" office:value="0.0000200891446738592">
            <text:p>2,00891446738592E-005</text:p>
          </table:table-cell>
          <table:table-cell table:formula="of:=[.F982]" office:value-type="float" office:value="0.0147756400148679">
            <text:p>0,01477564</text:p>
          </table:table-cell>
          <table:table-cell table:formula="of:=1000*[.E983]/[.F983]" office:value-type="float" office:value="1.3596124874215">
            <text:p>1,3596124874</text:p>
          </table:table-cell>
          <table:table-cell table:number-columns-repeated="7"/>
        </table:table-row>
        <table:table-row table:style-name="ro2">
          <table:table-cell table:formula="of:=[.A983]+1" office:value-type="float" office:value="982">
            <text:p>982</text:p>
          </table:table-cell>
          <table:table-cell table:formula="of:=[.B983]" office:value-type="float" office:value="0.1">
            <text:p>0,1</text:p>
          </table:table-cell>
          <table:table-cell table:formula="of:=[.C983]" office:value-type="float" office:value="27">
            <text:p>27</text:p>
          </table:table-cell>
          <table:table-cell table:formula="of:=[.A984]*[.B984]" office:value-type="float" office:value="98.2">
            <text:p>98,2</text:p>
          </table:table-cell>
          <table:table-cell table:formula="of:=EXP(-([.D984]^2/(2*[.C984]^2)))/SQRT(PI()*2*[.C984]^2)" office:value-type="float" office:value="0.000019820484118606">
            <text:p>1,9820484118606E-005</text:p>
          </table:table-cell>
          <table:table-cell table:formula="of:=[.F983]" office:value-type="float" office:value="0.0147756400148679">
            <text:p>0,01477564</text:p>
          </table:table-cell>
          <table:table-cell table:formula="of:=1000*[.E984]/[.F984]" office:value-type="float" office:value="1.34142981953146">
            <text:p>1,3414298195</text:p>
          </table:table-cell>
          <table:table-cell table:number-columns-repeated="7"/>
        </table:table-row>
        <table:table-row table:style-name="ro2">
          <table:table-cell table:formula="of:=[.A984]+1" office:value-type="float" office:value="983">
            <text:p>983</text:p>
          </table:table-cell>
          <table:table-cell table:formula="of:=[.B984]" office:value-type="float" office:value="0.1">
            <text:p>0,1</text:p>
          </table:table-cell>
          <table:table-cell table:formula="of:=[.C984]" office:value-type="float" office:value="27">
            <text:p>27</text:p>
          </table:table-cell>
          <table:table-cell table:formula="of:=[.A985]*[.B985]" office:value-type="float" office:value="98.3">
            <text:p>98,3</text:p>
          </table:table-cell>
          <table:table-cell table:formula="of:=EXP(-([.D985]^2/(2*[.C985]^2)))/SQRT(PI()*2*[.C985]^2)" office:value-type="float" office:value="0.0000195551482255664">
            <text:p>1,95551482255664E-005</text:p>
          </table:table-cell>
          <table:table-cell table:formula="of:=[.F984]" office:value-type="float" office:value="0.0147756400148679">
            <text:p>0,01477564</text:p>
          </table:table-cell>
          <table:table-cell table:formula="of:=1000*[.E985]/[.F985]" office:value-type="float" office:value="1.32347216133373">
            <text:p>1,3234721613</text:p>
          </table:table-cell>
          <table:table-cell table:number-columns-repeated="7"/>
        </table:table-row>
        <table:table-row table:style-name="ro2">
          <table:table-cell table:formula="of:=[.A985]+1" office:value-type="float" office:value="984">
            <text:p>984</text:p>
          </table:table-cell>
          <table:table-cell table:formula="of:=[.B985]" office:value-type="float" office:value="0.1">
            <text:p>0,1</text:p>
          </table:table-cell>
          <table:table-cell table:formula="of:=[.C985]" office:value-type="float" office:value="27">
            <text:p>27</text:p>
          </table:table-cell>
          <table:table-cell table:formula="of:=[.A986]*[.B986]" office:value-type="float" office:value="98.4">
            <text:p>98,4</text:p>
          </table:table-cell>
          <table:table-cell table:formula="of:=EXP(-([.D986]^2/(2*[.C986]^2)))/SQRT(PI()*2*[.C986]^2)" office:value-type="float" office:value="0.000019293099718317">
            <text:p>1,9293099718317E-005</text:p>
          </table:table-cell>
          <table:table-cell table:formula="of:=[.F985]" office:value-type="float" office:value="0.0147756400148679">
            <text:p>0,01477564</text:p>
          </table:table-cell>
          <table:table-cell table:formula="of:=1000*[.E986]/[.F986]" office:value-type="float" office:value="1.30573698999863">
            <text:p>1,30573699</text:p>
          </table:table-cell>
          <table:table-cell table:number-columns-repeated="7"/>
        </table:table-row>
        <table:table-row table:style-name="ro2">
          <table:table-cell table:formula="of:=[.A986]+1" office:value-type="float" office:value="985">
            <text:p>985</text:p>
          </table:table-cell>
          <table:table-cell table:formula="of:=[.B986]" office:value-type="float" office:value="0.1">
            <text:p>0,1</text:p>
          </table:table-cell>
          <table:table-cell table:formula="of:=[.C986]" office:value-type="float" office:value="27">
            <text:p>27</text:p>
          </table:table-cell>
          <table:table-cell table:formula="of:=[.A987]*[.B987]" office:value-type="float" office:value="98.5">
            <text:p>98,5</text:p>
          </table:table-cell>
          <table:table-cell table:formula="of:=EXP(-([.D987]^2/(2*[.C987]^2)))/SQRT(PI()*2*[.C987]^2)" office:value-type="float" office:value="0.0000190343016853282">
            <text:p>1,90343016853282E-005</text:p>
          </table:table-cell>
          <table:table-cell table:formula="of:=[.F986]" office:value-type="float" office:value="0.0147756400148679">
            <text:p>0,01477564</text:p>
          </table:table-cell>
          <table:table-cell table:formula="of:=1000*[.E987]/[.F987]" office:value-type="float" office:value="1.2882218073921">
            <text:p>1,2882218074</text:p>
          </table:table-cell>
          <table:table-cell table:number-columns-repeated="7"/>
        </table:table-row>
        <table:table-row table:style-name="ro2">
          <table:table-cell table:formula="of:=[.A987]+1" office:value-type="float" office:value="986">
            <text:p>986</text:p>
          </table:table-cell>
          <table:table-cell table:formula="of:=[.B987]" office:value-type="float" office:value="0.1">
            <text:p>0,1</text:p>
          </table:table-cell>
          <table:table-cell table:formula="of:=[.C987]" office:value-type="float" office:value="27">
            <text:p>27</text:p>
          </table:table-cell>
          <table:table-cell table:formula="of:=[.A988]*[.B988]" office:value-type="float" office:value="98.6">
            <text:p>98,6</text:p>
          </table:table-cell>
          <table:table-cell table:formula="of:=EXP(-([.D988]^2/(2*[.C988]^2)))/SQRT(PI()*2*[.C988]^2)" office:value-type="float" office:value="0.0000187787175770866">
            <text:p>1,87787175770866E-005</text:p>
          </table:table-cell>
          <table:table-cell table:formula="of:=[.F987]" office:value-type="float" office:value="0.0147756400148679">
            <text:p>0,01477564</text:p>
          </table:table-cell>
          <table:table-cell table:formula="of:=1000*[.E988]/[.F988]" office:value-type="float" office:value="1.27092413988096">
            <text:p>1,2709241399</text:p>
          </table:table-cell>
          <table:table-cell table:number-columns-repeated="7"/>
        </table:table-row>
        <table:table-row table:style-name="ro2">
          <table:table-cell table:formula="of:=[.A988]+1" office:value-type="float" office:value="987">
            <text:p>987</text:p>
          </table:table-cell>
          <table:table-cell table:formula="of:=[.B988]" office:value-type="float" office:value="0.1">
            <text:p>0,1</text:p>
          </table:table-cell>
          <table:table-cell table:formula="of:=[.C988]" office:value-type="float" office:value="27">
            <text:p>27</text:p>
          </table:table-cell>
          <table:table-cell table:formula="of:=[.A989]*[.B989]" office:value-type="float" office:value="98.7">
            <text:p>98,7</text:p>
          </table:table-cell>
          <table:table-cell table:formula="of:=EXP(-([.D989]^2/(2*[.C989]^2)))/SQRT(PI()*2*[.C989]^2)" office:value-type="float" office:value="0.0000185263112032305">
            <text:p>1,85263112032305E-005</text:p>
          </table:table-cell>
          <table:table-cell table:formula="of:=[.F988]" office:value-type="float" office:value="0.0147756400148679">
            <text:p>0,01477564</text:p>
          </table:table-cell>
          <table:table-cell table:formula="of:=1000*[.E989]/[.F989]" office:value-type="float" office:value="1.25384153813903">
            <text:p>1,2538415381</text:p>
          </table:table-cell>
          <table:table-cell table:number-columns-repeated="7"/>
        </table:table-row>
        <table:table-row table:style-name="ro2">
          <table:table-cell table:formula="of:=[.A989]+1" office:value-type="float" office:value="988">
            <text:p>988</text:p>
          </table:table-cell>
          <table:table-cell table:formula="of:=[.B989]" office:value-type="float" office:value="0.1">
            <text:p>0,1</text:p>
          </table:table-cell>
          <table:table-cell table:formula="of:=[.C989]" office:value-type="float" office:value="27">
            <text:p>27</text:p>
          </table:table-cell>
          <table:table-cell table:formula="of:=[.A990]*[.B990]" office:value-type="float" office:value="98.8">
            <text:p>98,8</text:p>
          </table:table-cell>
          <table:table-cell table:formula="of:=EXP(-([.D990]^2/(2*[.C990]^2)))/SQRT(PI()*2*[.C990]^2)" office:value-type="float" office:value="0.0000182770467297001">
            <text:p>0,000018277</text:p>
          </table:table-cell>
          <table:table-cell table:formula="of:=[.F989]" office:value-type="float" office:value="0.0147756400148679">
            <text:p>0,01477564</text:p>
          </table:table-cell>
          <table:table-cell table:formula="of:=1000*[.E990]/[.F990]" office:value-type="float" office:value="1.23697157695429">
            <text:p>1,236971577</text:p>
          </table:table-cell>
          <table:table-cell table:number-columns-repeated="7"/>
        </table:table-row>
        <table:table-row table:style-name="ro2">
          <table:table-cell table:formula="of:=[.A990]+1" office:value-type="float" office:value="989">
            <text:p>989</text:p>
          </table:table-cell>
          <table:table-cell table:formula="of:=[.B990]" office:value-type="float" office:value="0.1">
            <text:p>0,1</text:p>
          </table:table-cell>
          <table:table-cell table:formula="of:=[.C990]" office:value-type="float" office:value="27">
            <text:p>27</text:p>
          </table:table-cell>
          <table:table-cell table:formula="of:=[.A991]*[.B991]" office:value-type="float" office:value="98.9">
            <text:p>98,9</text:p>
          </table:table-cell>
          <table:table-cell table:formula="of:=EXP(-([.D991]^2/(2*[.C991]^2)))/SQRT(PI()*2*[.C991]^2)" office:value-type="float" office:value="0.0000180308886759009">
            <text:p>1,80308886759009E-005</text:p>
          </table:table-cell>
          <table:table-cell table:formula="of:=[.F990]" office:value-type="float" office:value="0.0147756400148679">
            <text:p>0,01477564</text:p>
          </table:table-cell>
          <table:table-cell table:formula="of:=1000*[.E991]/[.F991]" office:value-type="float" office:value="1.2203118550369">
            <text:p>1,220311855</text:p>
          </table:table-cell>
          <table:table-cell table:number-columns-repeated="7"/>
        </table:table-row>
        <table:table-row table:style-name="ro2">
          <table:table-cell table:formula="of:=[.A991]+1" office:value-type="float" office:value="990">
            <text:p>990</text:p>
          </table:table-cell>
          <table:table-cell table:formula="of:=[.B991]" office:value-type="float" office:value="0.1">
            <text:p>0,1</text:p>
          </table:table-cell>
          <table:table-cell table:formula="of:=[.C991]" office:value-type="float" office:value="27">
            <text:p>27</text:p>
          </table:table-cell>
          <table:table-cell table:formula="of:=[.A992]*[.B992]" office:value-type="float" office:value="99">
            <text:p>99</text:p>
          </table:table-cell>
          <table:table-cell table:formula="of:=EXP(-([.D992]^2/(2*[.C992]^2)))/SQRT(PI()*2*[.C992]^2)" office:value-type="float" office:value="0.0000177878019118822">
            <text:p>1,77878019118822E-005</text:p>
          </table:table-cell>
          <table:table-cell table:formula="of:=[.F991]" office:value-type="float" office:value="0.0147756400148679">
            <text:p>0,01477564</text:p>
          </table:table-cell>
          <table:table-cell table:formula="of:=1000*[.E992]/[.F992]" office:value-type="float" office:value="1.2038599948282">
            <text:p>1,2038599948</text:p>
          </table:table-cell>
          <table:table-cell table:number-columns-repeated="7"/>
        </table:table-row>
        <table:table-row table:style-name="ro2">
          <table:table-cell table:formula="of:=[.A992]+1" office:value-type="float" office:value="991">
            <text:p>991</text:p>
          </table:table-cell>
          <table:table-cell table:formula="of:=[.B992]" office:value-type="float" office:value="0.1">
            <text:p>0,1</text:p>
          </table:table-cell>
          <table:table-cell table:formula="of:=[.C992]" office:value-type="float" office:value="27">
            <text:p>27</text:p>
          </table:table-cell>
          <table:table-cell table:formula="of:=[.A993]*[.B993]" office:value-type="float" office:value="99.1">
            <text:p>99,1</text:p>
          </table:table-cell>
          <table:table-cell table:formula="of:=EXP(-([.D993]^2/(2*[.C993]^2)))/SQRT(PI()*2*[.C993]^2)" office:value-type="float" office:value="0.0000175477516555288">
            <text:p>1,75477516555288E-005</text:p>
          </table:table-cell>
          <table:table-cell table:formula="of:=[.F992]" office:value-type="float" office:value="0.0147756400148679">
            <text:p>0,01477564</text:p>
          </table:table-cell>
          <table:table-cell table:formula="of:=1000*[.E993]/[.F993]" office:value-type="float" office:value="1.18761364231069">
            <text:p>1,1876136423</text:p>
          </table:table-cell>
          <table:table-cell table:number-columns-repeated="7"/>
        </table:table-row>
        <table:table-row table:style-name="ro2">
          <table:table-cell table:formula="of:=[.A993]+1" office:value-type="float" office:value="992">
            <text:p>992</text:p>
          </table:table-cell>
          <table:table-cell table:formula="of:=[.B993]" office:value-type="float" office:value="0.1">
            <text:p>0,1</text:p>
          </table:table-cell>
          <table:table-cell table:formula="of:=[.C993]" office:value-type="float" office:value="27">
            <text:p>27</text:p>
          </table:table-cell>
          <table:table-cell table:formula="of:=[.A994]*[.B994]" office:value-type="float" office:value="99.2">
            <text:p>99,2</text:p>
          </table:table-cell>
          <table:table-cell table:formula="of:=EXP(-([.D994]^2/(2*[.C994]^2)))/SQRT(PI()*2*[.C994]^2)" office:value-type="float" office:value="0.0000173107034697672">
            <text:p>1,73107034697672E-005</text:p>
          </table:table-cell>
          <table:table-cell table:formula="of:=[.F993]" office:value-type="float" office:value="0.0147756400148679">
            <text:p>0,01477564</text:p>
          </table:table-cell>
          <table:table-cell table:formula="of:=1000*[.E994]/[.F994]" office:value-type="float" office:value="1.17157046681893">
            <text:p>1,1715704668</text:p>
          </table:table-cell>
          <table:table-cell table:number-columns-repeated="7"/>
        </table:table-row>
        <table:table-row table:style-name="ro2">
          <table:table-cell table:formula="of:=[.A994]+1" office:value-type="float" office:value="993">
            <text:p>993</text:p>
          </table:table-cell>
          <table:table-cell table:formula="of:=[.B994]" office:value-type="float" office:value="0.1">
            <text:p>0,1</text:p>
          </table:table-cell>
          <table:table-cell table:formula="of:=[.C994]" office:value-type="float" office:value="27">
            <text:p>27</text:p>
          </table:table-cell>
          <table:table-cell table:formula="of:=[.A995]*[.B995]" office:value-type="float" office:value="99.3">
            <text:p>99,3</text:p>
          </table:table-cell>
          <table:table-cell table:formula="of:=EXP(-([.D995]^2/(2*[.C995]^2)))/SQRT(PI()*2*[.C995]^2)" office:value-type="float" office:value="0.0000170766232597861">
            <text:p>1,70766232597861E-005</text:p>
          </table:table-cell>
          <table:table-cell table:formula="of:=[.F994]" office:value-type="float" office:value="0.0147756400148679">
            <text:p>0,01477564</text:p>
          </table:table-cell>
          <table:table-cell table:formula="of:=1000*[.E995]/[.F995]" office:value-type="float" office:value="1.15572816085143">
            <text:p>1,1557281609</text:p>
          </table:table-cell>
          <table:table-cell table:number-columns-repeated="7"/>
        </table:table-row>
        <table:table-row table:style-name="ro2">
          <table:table-cell table:formula="of:=[.A995]+1" office:value-type="float" office:value="994">
            <text:p>994</text:p>
          </table:table-cell>
          <table:table-cell table:formula="of:=[.B995]" office:value-type="float" office:value="0.1">
            <text:p>0,1</text:p>
          </table:table-cell>
          <table:table-cell table:formula="of:=[.C995]" office:value-type="float" office:value="27">
            <text:p>27</text:p>
          </table:table-cell>
          <table:table-cell table:formula="of:=[.A996]*[.B996]" office:value-type="float" office:value="99.4">
            <text:p>99,4</text:p>
          </table:table-cell>
          <table:table-cell table:formula="of:=EXP(-([.D996]^2/(2*[.C996]^2)))/SQRT(PI()*2*[.C996]^2)" office:value-type="float" office:value="0.0000168454772702708">
            <text:p>1,68454772702708E-005</text:p>
          </table:table-cell>
          <table:table-cell table:formula="of:=[.F995]" office:value-type="float" office:value="0.0147756400148679">
            <text:p>0,01477564</text:p>
          </table:table-cell>
          <table:table-cell table:formula="of:=1000*[.E996]/[.F996]" office:value-type="float" office:value="1.1400844398835">
            <text:p>1,1400844399</text:p>
          </table:table-cell>
          <table:table-cell table:number-columns-repeated="7"/>
        </table:table-row>
        <table:table-row table:style-name="ro2">
          <table:table-cell table:formula="of:=[.A996]+1" office:value-type="float" office:value="995">
            <text:p>995</text:p>
          </table:table-cell>
          <table:table-cell table:formula="of:=[.B996]" office:value-type="float" office:value="0.1">
            <text:p>0,1</text:p>
          </table:table-cell>
          <table:table-cell table:formula="of:=[.C996]" office:value-type="float" office:value="27">
            <text:p>27</text:p>
          </table:table-cell>
          <table:table-cell table:formula="of:=[.A997]*[.B997]" office:value-type="float" office:value="99.5">
            <text:p>99,5</text:p>
          </table:table-cell>
          <table:table-cell table:formula="of:=EXP(-([.D997]^2/(2*[.C997]^2)))/SQRT(PI()*2*[.C997]^2)" office:value-type="float" office:value="0.0000166172320826523">
            <text:p>1,66172320826523E-005</text:p>
          </table:table-cell>
          <table:table-cell table:formula="of:=[.F996]" office:value-type="float" office:value="0.0147756400148679">
            <text:p>0,01477564</text:p>
          </table:table-cell>
          <table:table-cell table:formula="of:=1000*[.E997]/[.F997]" office:value-type="float" office:value="1.124637042181">
            <text:p>1,1246370422</text:p>
          </table:table-cell>
          <table:table-cell table:number-columns-repeated="7"/>
        </table:table-row>
        <table:table-row table:style-name="ro2">
          <table:table-cell table:formula="of:=[.A997]+1" office:value-type="float" office:value="996">
            <text:p>996</text:p>
          </table:table-cell>
          <table:table-cell table:formula="of:=[.B997]" office:value-type="float" office:value="0.1">
            <text:p>0,1</text:p>
          </table:table-cell>
          <table:table-cell table:formula="of:=[.C997]" office:value-type="float" office:value="27">
            <text:p>27</text:p>
          </table:table-cell>
          <table:table-cell table:formula="of:=[.A998]*[.B998]" office:value-type="float" office:value="99.6">
            <text:p>99,6</text:p>
          </table:table-cell>
          <table:table-cell table:formula="of:=EXP(-([.D998]^2/(2*[.C998]^2)))/SQRT(PI()*2*[.C998]^2)" office:value-type="float" office:value="0.0000163918546123699">
            <text:p>1,63918546123699E-005</text:p>
          </table:table-cell>
          <table:table-cell table:formula="of:=[.F997]" office:value-type="float" office:value="0.0147756400148679">
            <text:p>0,01477564</text:p>
          </table:table-cell>
          <table:table-cell table:formula="of:=1000*[.E998]/[.F998]" office:value-type="float" office:value="1.10938372861519">
            <text:p>1,1093837286</text:p>
          </table:table-cell>
          <table:table-cell table:number-columns-repeated="7"/>
        </table:table-row>
        <table:table-row table:style-name="ro2">
          <table:table-cell table:formula="of:=[.A998]+1" office:value-type="float" office:value="997">
            <text:p>997</text:p>
          </table:table-cell>
          <table:table-cell table:formula="of:=[.B998]" office:value-type="float" office:value="0.1">
            <text:p>0,1</text:p>
          </table:table-cell>
          <table:table-cell table:formula="of:=[.C998]" office:value-type="float" office:value="27">
            <text:p>27</text:p>
          </table:table-cell>
          <table:table-cell table:formula="of:=[.A999]*[.B999]" office:value-type="float" office:value="99.7">
            <text:p>99,7</text:p>
          </table:table-cell>
          <table:table-cell table:formula="of:=EXP(-([.D999]^2/(2*[.C999]^2)))/SQRT(PI()*2*[.C999]^2)" office:value-type="float" office:value="0.0000161693121061494">
            <text:p>1,61693121061494E-005</text:p>
          </table:table-cell>
          <table:table-cell table:formula="of:=[.F998]" office:value-type="float" office:value="0.0147756400148679">
            <text:p>0,01477564</text:p>
          </table:table-cell>
          <table:table-cell table:formula="of:=1000*[.E999]/[.F999]" office:value-type="float" office:value="1.0943222824784">
            <text:p>1,0943222825</text:p>
          </table:table-cell>
          <table:table-cell table:number-columns-repeated="7"/>
        </table:table-row>
        <table:table-row table:style-name="ro2">
          <table:table-cell table:formula="of:=[.A999]+1" office:value-type="float" office:value="998">
            <text:p>998</text:p>
          </table:table-cell>
          <table:table-cell table:formula="of:=[.B999]" office:value-type="float" office:value="0.1">
            <text:p>0,1</text:p>
          </table:table-cell>
          <table:table-cell table:formula="of:=[.C999]" office:value-type="float" office:value="27">
            <text:p>27</text:p>
          </table:table-cell>
          <table:table-cell table:formula="of:=[.A1000]*[.B1000]" office:value-type="float" office:value="99.8">
            <text:p>99,8</text:p>
          </table:table-cell>
          <table:table-cell table:formula="of:=EXP(-([.D1000]^2/(2*[.C1000]^2)))/SQRT(PI()*2*[.C1000]^2)" office:value-type="float" office:value="0.0000159495721392939">
            <text:p>1,59495721392939E-005</text:p>
          </table:table-cell>
          <table:table-cell table:formula="of:=[.F999]" office:value-type="float" office:value="0.0147756400148679">
            <text:p>0,01477564</text:p>
          </table:table-cell>
          <table:table-cell table:formula="of:=1000*[.E1000]/[.F1000]" office:value-type="float" office:value="1.07945050930076">
            <text:p>1,0794505093</text:p>
          </table:table-cell>
          <table:table-cell table:number-columns-repeated="7"/>
        </table:table-row>
        <table:table-row table:style-name="ro2">
          <table:table-cell table:formula="of:=[.A1000]+1" office:value-type="float" office:value="999">
            <text:p>999</text:p>
          </table:table-cell>
          <table:table-cell table:formula="of:=[.B1000]" office:value-type="float" office:value="0.1">
            <text:p>0,1</text:p>
          </table:table-cell>
          <table:table-cell table:formula="of:=[.C1000]" office:value-type="float" office:value="27">
            <text:p>27</text:p>
          </table:table-cell>
          <table:table-cell table:formula="of:=[.A1001]*[.B1001]" office:value-type="float" office:value="99.9">
            <text:p>99,9</text:p>
          </table:table-cell>
          <table:table-cell table:formula="of:=EXP(-([.D1001]^2/(2*[.C1001]^2)))/SQRT(PI()*2*[.C1001]^2)" office:value-type="float" office:value="0.0000157326026129908">
            <text:p>1,57326026129908E-005</text:p>
          </table:table-cell>
          <table:table-cell table:formula="of:=[.F1000]" office:value-type="float" office:value="0.0147756400148679">
            <text:p>0,01477564</text:p>
          </table:table-cell>
          <table:table-cell table:formula="of:=1000*[.E1001]/[.F1001]" office:value-type="float" office:value="1.06476623666792">
            <text:p>1,0647662367</text:p>
          </table:table-cell>
          <table:table-cell table:number-columns-repeated="7"/>
        </table:table-row>
        <table:table-row table:style-name="ro2">
          <table:table-cell table:formula="of:=[.A1001]+1" office:value-type="float" office:value="1000">
            <text:p>1000</text:p>
          </table:table-cell>
          <table:table-cell table:formula="of:=[.B1001]" office:value-type="float" office:value="0.1">
            <text:p>0,1</text:p>
          </table:table-cell>
          <table:table-cell table:formula="of:=[.C1001]" office:value-type="float" office:value="27">
            <text:p>27</text:p>
          </table:table-cell>
          <table:table-cell table:formula="of:=[.A1002]*[.B1002]" office:value-type="float" office:value="100">
            <text:p>100</text:p>
          </table:table-cell>
          <table:table-cell table:formula="of:=EXP(-([.D1002]^2/(2*[.C1002]^2)))/SQRT(PI()*2*[.C1002]^2)" office:value-type="float" office:value="0.0000155183717516318">
            <text:p>1,55183717516318E-005</text:p>
          </table:table-cell>
          <table:table-cell table:formula="of:=[.F1001]" office:value-type="float" office:value="0.0147756400148679">
            <text:p>0,01477564</text:p>
          </table:table-cell>
          <table:table-cell table:formula="of:=1000*[.E1002]/[.F1002]" office:value-type="float" office:value="1.05026731403963">
            <text:p>1,050267314</text:p>
          </table:table-cell>
          <table:table-cell table:number-columns-repeated="7"/>
        </table:table-row>
      </table:table>
      <table:table table:name="Blad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5-07-2018</text:date>, <text:time>23:34: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22:13:27.11</meta:creation-date>
    <dc:date>2018-07-05T23:34:34.75</dc:date>
    <meta:editing-duration>PT2M22S</meta:editing-duration>
    <meta:editing-cycles>1</meta:editing-cycles>
    <meta:document-statistic meta:table-count="3" meta:cell-count="14027" meta:object-count="2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42cm" svg:height="9.007cm" xlink:href=".." xlink:type="simple" chart:class="chart:line" chart:style-name="ch1">
        <chart:legend chart:legend-position="end" svg:x="15.413cm" svg:y="4.191cm" style:legend-expansion="high" chart:style-name="ch2"/>
        <chart:plot-area chart:style-name="ch3" table:cell-range-address="poison.G1:poison.G1002" chart:data-source-has-labels="row" svg:x="0.788cm" svg:y="0.855cm" svg:width="13.949cm" svg:height="7.552cm">
          <chartooo:coordinate-region svg:x="1.886cm" svg:y="1.067cm" svg:width="12.759cm" svg:height="6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ison.G2:poison.G1002" chart:label-cell-address="poison.G1:poison.G1" chart:class="chart:line"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poison.G1:pois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63929993846883">
                <text:p>0.0363929993846883</text:p>
                <draw:g>
                  <svg:desc>poison.G2:poison.G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0922307947323">
                <text:p>0.0360922307947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5005548800645">
                <text:p>0.0355005548800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6346876878678">
                <text:p>0.0346346876878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5174396979366">
                <text:p>0.033517439697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1767421100192">
                <text:p>0.0321767421100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6445162952563">
                <text:p>0.0306445162952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9554484679587">
                <text:p>0.0289554484679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1457329387113">
                <text:p>0.0271457329387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2518445941501">
                <text:p>0.0252518445941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3093950099847">
                <text:p>0.0233093950099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3521175663982">
                <text:p>0.0213521175663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4110159694529">
                <text:p>0.0194110159694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75136986190553">
                <text:p>0.0175136986190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6839092110942">
                <text:p>0.0156839092110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9412526320838">
                <text:p>0.0139412526320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3011052636033">
                <text:p>0.0123011052636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7746907418423">
                <text:p>0.0107746907418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36929629725421">
                <text:p>0.00936929629725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08860111993169">
                <text:p>0.00808860111993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93308667422716">
                <text:p>0.00693308667422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9004992972146">
                <text:p>0.0059004992972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98633743426586">
                <text:p>0.00498633743426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8433910567765">
                <text:p>0.00418433910567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48694925473137">
                <text:p>0.00348694925473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88575110736389">
                <text:p>0.00288575110736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3718502252306">
                <text:p>0.0023718502252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93620426549436">
                <text:p>0.00193620426549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56989535040084">
                <text:p>0.00156989535040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45cm" svg:height="9.007cm" xlink:href=".." xlink:type="simple" chart:class="chart:line" chart:style-name="ch1">
        <chart:legend chart:legend-position="end" svg:x="12.216cm" svg:y="4.191cm" style:legend-expansion="high" chart:style-name="ch2"/>
        <chart:plot-area chart:style-name="ch3" table:cell-range-address="normal.E1:normal.E1002" chart:data-source-has-labels="row" svg:x="0.724cm" svg:y="0.855cm" svg:width="10.944cm" svg:height="7.552cm">
          <chartooo:coordinate-region svg:x="1.822cm" svg:y="1.067cm" svg:width="9.652cm" svg:height="6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rmal.E2:normal.E1002" chart:label-cell-address="normal.E1:normal.E1" chart:class="chart:line"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normal.E1:norma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756400148679">
                <text:p>0.0147756400148679</text:p>
                <draw:g>
                  <svg:desc>normal.E2:normal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7755386733772">
                <text:p>0.0147755386733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7752346530755">
                <text:p>0.014775234653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7747279664737">
                <text:p>0.0147747279664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7740186344224">
                <text:p>0.0147740186344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7731066861103">
                <text:p>0.0147731066861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47719921590625">
                <text:p>0.01477199215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7706750991376">
                <text:p>0.0147706750991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7691555605247">
                <text:p>0.0147691555605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7674336057399">
                <text:p>0.0147674336057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7655093056215">
                <text:p>0.0147655093056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7633827393256">
                <text:p>0.0147633827393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7610539943206">
                <text:p>0.0147610539943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7585231663809">
                <text:p>0.0147585231663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7557903595808">
                <text:p>0.0147557903595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7528556862869">
                <text:p>0.0147528556862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7497192671507">
                <text:p>0.014749719267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7463812311003">
                <text:p>0.0147463812311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7428417153316">
                <text:p>0.0147428417153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7391008652985">
                <text:p>0.0147391008652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7351588347037">
                <text:p>0.0147351588347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7310157854875">
                <text:p>0.0147310157854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7266718878168">
                <text:p>0.0147266718878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221273200739">
                <text:p>0.0147221273200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7173822688438">
                <text:p>0.0147173822688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7124369289017">
                <text:p>0.0147124369289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7072915031995">
                <text:p>0.0147072915031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7019462028523">
                <text:p>0.0147019462028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6964012471233">
                <text:p>0.0146964012471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6906568634094">
                <text:p>0.0146906568634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6847132872255">
                <text:p>0.0146847132872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6785707621881">
                <text:p>0.01467857076218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46722295399993">
                <text:p>0.0146722295399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6656898804288">
                <text:p>0.0146656898804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658952051297">
                <text:p>0.014658952051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6520163284559">
                <text:p>0.0146520163284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644882995771">
                <text:p>0.014644882995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6375523451015">
                <text:p>0.0146375523451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46300246762805">
                <text:p>0.0146300246762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46223002970947">
                <text:p>0.0146223002970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6143795232631">
                <text:p>0.0146143795232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46062626784158">
                <text:p>0.0146062626784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4597950094072">
                <text:p>0.014597950094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45894421096171">
                <text:p>0.0145894421096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5807390722799">
                <text:p>0.01458073907227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5718413371089">
                <text:p>0.01457184133710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562749266948">
                <text:p>0.014562749266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5534632324123">
                <text:p>0.0145534632324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5439836118622">
                <text:p>0.0145439836118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45343107913784">
                <text:p>0.0145343107913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45244451647353">
                <text:p>0.01452444516473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45143871333744">
                <text:p>0.0145143871333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45041371063772">
                <text:p>0.01450413710637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44936955004372">
                <text:p>0.0144936955004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44830627398317">
                <text:p>0.01448306273983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44722392563935">
                <text:p>0.0144722392563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4461225489481">
                <text:p>0.014461225489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44500218859492">
                <text:p>0.0144500218859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44386289001187">
                <text:p>0.0144386289001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44270469937458">
                <text:p>0.0144270469937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44152766359906">
                <text:p>0.01441527663599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44033183033859">
                <text:p>0.0144033183033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43911724798047">
                <text:p>0.0143911724798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3788396564277">
                <text:p>0.0143788396564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36632033171">
                <text:p>0.01436632033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353615011348">
                <text:p>0.014353615011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3407242082448">
                <text:p>0.01434072420824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3276484424761">
                <text:p>0.0143276484424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3143882412551">
                <text:p>0.01431438824125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300944138897">
                <text:p>0.0143009441388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2873166767831">
                <text:p>0.0142873166767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2735064033248">
                <text:p>0.0142735064033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42595138739264">
                <text:p>0.0142595138739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2453396509482">
                <text:p>0.0142453396509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2309843036687">
                <text:p>0.0142309843036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42164484082462">
                <text:p>0.0142164484082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42017325476811">
                <text:p>0.0142017325476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1868373117761">
                <text:p>0.01418683731177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1717632970971">
                <text:p>0.0141717632970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1565111069336">
                <text:p>0.0141565111069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1410813512582">
                <text:p>0.01414108135125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1254746466861">
                <text:p>0.0141254746466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1096916164339">
                <text:p>0.0141096916164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40937328902784">
                <text:p>0.0140937328902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0775991045144">
                <text:p>0.0140775991045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0612909019127">
                <text:p>0.0140612909019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0448089316774">
                <text:p>0.01404480893167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40281538494027">
                <text:p>0.0140281538494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0113263170295">
                <text:p>0.01401132631702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39943270028017">
                <text:p>0.0139943270028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977156581222">
                <text:p>0.013977156581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9598157330071">
                <text:p>0.0139598157330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39423051450429">
                <text:p>0.0139423051450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39246255103394">
                <text:p>0.0139246255103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9067775279844">
                <text:p>0.0139067775279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8887619030981">
                <text:p>0.0138887619030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8705793467864">
                <text:p>0.0138705793467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8522305760943">
                <text:p>0.0138522305760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8337163139585">
                <text:p>0.0138337163139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8150372891603">
                <text:p>0.01381503728916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7961942362777">
                <text:p>0.01379619423627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37771878956373">
                <text:p>0.0137771878956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7580190132658">
                <text:p>0.01375801901326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37386883408414">
                <text:p>0.01373868834084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7191966356446">
                <text:p>0.01371919663564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6995446605087">
                <text:p>0.01369954466050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6797331837704">
                <text:p>0.0136797331837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36597629792196">
                <text:p>0.0136597629792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639634826049">
                <text:p>0.013639634826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6193495088037">
                <text:p>0.0136193495088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5989078173301">
                <text:p>0.01359890781733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35783105467248">
                <text:p>0.0135783105467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35575584972833">
                <text:p>0.01355755849728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5366524744479">
                <text:p>0.0135366524744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3515593288756">
                <text:p>0.0135155932887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34943817557873">
                <text:p>0.01349438175578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34730186961121">
                <text:p>0.01347301869611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34515049352377">
                <text:p>0.01345150493523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4298413035555">
                <text:p>0.01342984130355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34080286362881">
                <text:p>0.0134080286362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33860677734349">
                <text:p>0.01338606777343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33639595597194">
                <text:p>0.01336395955971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33417048445341">
                <text:p>0.01334170484453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33193044818868">
                <text:p>0.01331930448188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32967593303459">
                <text:p>0.01329675933034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32740702529859">
                <text:p>0.01327407025298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32512381173322">
                <text:p>0.01325123811733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32282637953059">
                <text:p>0.01322826379530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2051481631687">
                <text:p>0.01320514816316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1818921014673">
                <text:p>0.01318189210146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31584964949773">
                <text:p>0.0131584964949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1349622326478">
                <text:p>0.01313496223264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1112902075447">
                <text:p>0.01311129020754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0874813167948">
                <text:p>0.01308748131679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063536461529">
                <text:p>0.0130635364615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0394565468259">
                <text:p>0.01303945654682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0152424816548">
                <text:p>0.01301524248165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29908951788186">
                <text:p>0.0129908951788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2966415554897">
                <text:p>0.012966415554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29418045301887">
                <text:p>0.01294180453018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29170630286545">
                <text:p>0.01291706302865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28921919778591">
                <text:p>0.01289219197785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2867192308914">
                <text:p>0.0128671923089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28420649564189">
                <text:p>0.0128420649564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8168108584046">
                <text:p>0.01281681085840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7914309562739">
                <text:p>0.01279143095627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7659261947441">
                <text:p>0.01276592619474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27402975217885">
                <text:p>0.01274029752178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27145458885776">
                <text:p>0.01271454588857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688672249421">
                <text:p>0.0126886722494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26626775617085">
                <text:p>0.01266267756170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26365627858513">
                <text:p>0.0126365627858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6103288852233">
                <text:p>0.01261032888522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25839768261022">
                <text:p>0.01258397682610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25575075776104">
                <text:p>0.0125575075776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2530922111656">
                <text:p>0.012530922111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5042214028738">
                <text:p>0.01250422140287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24774064285658">
                <text:p>0.0124774064285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24504781686421">
                <text:p>0.01245047816864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4234376055616">
                <text:p>0.01242343760556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2396285724273">
                <text:p>0.0123962857242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23690235121545">
                <text:p>0.01236902351215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3416519589555">
                <text:p>0.01234165195895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23141720567363">
                <text:p>0.01231417205673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22865847998089">
                <text:p>0.01228658479980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22588911846776">
                <text:p>0.01225889118467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22310922099792">
                <text:p>0.01223109220997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22031888764237">
                <text:p>0.01220318887642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21751821867348">
                <text:p>0.01217518218673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1470731455901">
                <text:p>0.01214707314559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21188627595617">
                <text:p>0.01211886275956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20905520370565">
                <text:p>0.01209055203705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0621419882571">
                <text:p>0.01206214198825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20336336250618">
                <text:p>0.01203363362506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0050279610253">
                <text:p>0.01200502796102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9763260112994">
                <text:p>0.01197632601129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19475287925732">
                <text:p>0.01194752879257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19186373230141">
                <text:p>0.01191863732301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18896526222083">
                <text:p>0.0118896526222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18605757111013">
                <text:p>0.01186057571110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1831407611939">
                <text:p>0.0118314076119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1802149348208">
                <text:p>0.011802149348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17728019445772">
                <text:p>0.0117728019445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17433664268379">
                <text:p>0.01174336642683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17138438218454">
                <text:p>0.01171384382184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16842351574599">
                <text:p>0.0116842351574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6545414624873">
                <text:p>0.01165454146248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16247637666211">
                <text:p>0.0116247637666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15949031003831">
                <text:p>0.01159490310038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15649604950652">
                <text:p>0.01156496049506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15349369826707">
                <text:p>0.0115349369826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504833595856">
                <text:p>0.011504833595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14746513678722">
                <text:p>0.01147465136787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14443913325072">
                <text:p>0.01144439133250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14140545240275">
                <text:p>0.0114140545240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13836419771199">
                <text:p>0.01138364197711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3531547268343">
                <text:p>0.01135315472683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13225938085258">
                <text:p>0.01132259380852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2919602577969">
                <text:p>0.01129196025779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2612551104404">
                <text:p>0.01126125511044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2304794023818">
                <text:p>0.01123047940238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1996341696226">
                <text:p>0.0111996341696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11687204481831">
                <text:p>0.01116872044818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11377392740455">
                <text:p>0.0111377392740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11066916830973">
                <text:p>0.0111066916830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10755787110749">
                <text:p>0.01107557871107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10444013935072">
                <text:p>0.01104440139350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10131607656594">
                <text:p>0.01101316076565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0981857862477">
                <text:p>0.0109818578624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09504937185304">
                <text:p>0.01095049371853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09190693679584">
                <text:p>0.01091906936795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08875858444138">
                <text:p>0.01088758584441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08560441810074">
                <text:p>0.01085604418100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08244454102532">
                <text:p>0.0108244454102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07927905640139">
                <text:p>0.01079279056401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07610806734455">
                <text:p>0.01076108067344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07293167689438">
                <text:p>0.01072931676894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06974998800893">
                <text:p>0.01069749988008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06656310355938">
                <text:p>0.01066563103559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06337112632464">
                <text:p>0.0106337112632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06017415898599">
                <text:p>0.01060174158985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05697230412176">
                <text:p>0.01056972304121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05376566420199">
                <text:p>0.01053765664201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0505543415832">
                <text:p>0.0105055434158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04733843850306">
                <text:p>0.01047338438503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04411805707519">
                <text:p>0.01044118057075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04089329928396">
                <text:p>0.01040893299283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03766426697924">
                <text:p>0.01037664266979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03443106187129">
                <text:p>0.01034431061871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03119378552563">
                <text:p>0.01031193785525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02795253935786">
                <text:p>0.01027952539357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02470742462864">
                <text:p>0.01024707424628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0214585424386">
                <text:p>0.0102145854243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0182059937233">
                <text:p>0.0101820599372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01494987924825">
                <text:p>0.01014949879248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01169029960392">
                <text:p>0.01011690299603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00842735520076">
                <text:p>0.01008427355200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00516114626432">
                <text:p>0.0100516114626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00189177283035">
                <text:p>0.01001891772830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998619334739906">
                <text:p>0.00998619334739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995343931634533">
                <text:p>0.009953439316345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992065662951466">
                <text:p>0.009920656629514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988784627918839">
                <text:p>0.009887846279188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985500925550944">
                <text:p>0.009855009255509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982214654643514">
                <text:p>0.009822146546435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978925913769037">
                <text:p>0.00978925913769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975634801272099">
                <text:p>0.009756348012720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972341415264764">
                <text:p>0.009723414152647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969045853621977">
                <text:p>0.009690458536219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965748213977006">
                <text:p>0.00965748213977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962448593716912">
                <text:p>0.009624485937169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959147089978054">
                <text:p>0.009591470899780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955843799641621">
                <text:p>0.009558437996416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952538819329206">
                <text:p>0.009525388193292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949232245398404">
                <text:p>0.009492322453984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945924173938448">
                <text:p>0.009459241739384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942614700765875">
                <text:p>0.00942614700765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939303921420234">
                <text:p>0.009393039214202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935991931159817">
                <text:p>0.009359919311598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932678824957428">
                <text:p>0.009326788249574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929364697496195">
                <text:p>0.00929364697496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926049643165402">
                <text:p>0.009260496431654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922733756056366">
                <text:p>0.009227337560563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919417129958349">
                <text:p>0.009194171299583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916099858354497">
                <text:p>0.009160998583544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912782034417825">
                <text:p>0.009127820344178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909463751007232">
                <text:p>0.009094637510072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90614510066355">
                <text:p>0.00906145100663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902826175605634">
                <text:p>0.009028261756056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899507067726487">
                <text:p>0.008995070677264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89618786858942">
                <text:p>0.00896187868589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892868669424247">
                <text:p>0.00892868669424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889549561123523">
                <text:p>0.008895495611235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886230634238812">
                <text:p>0.008862306342388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882911978976997">
                <text:p>0.008829119789769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879593685196625">
                <text:p>0.00879593685196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876275842404291">
                <text:p>0.00876275842404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872958539751056">
                <text:p>0.008729585397510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869641866028912">
                <text:p>0.008696418660289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86632590966727">
                <text:p>0.00866325909667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863010758729503">
                <text:p>0.008630107587295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859696500909513">
                <text:p>0.008596965009095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856383223528344">
                <text:p>0.00856383223528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853071013530835">
                <text:p>0.008530710135308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849759957482304">
                <text:p>0.00849759957482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846450141565278">
                <text:p>0.008464501415652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843141651576257">
                <text:p>0.008431416515762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839834572922523">
                <text:p>0.008398345729225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83652899061898">
                <text:p>0.00836528990618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833224989285039">
                <text:p>0.008332249892850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829922653141542">
                <text:p>0.008299226531415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826622066007725">
                <text:p>0.008266220660077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823323311298214">
                <text:p>0.008233233112982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820026472020073">
                <text:p>0.008200264720200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816731630769883">
                <text:p>0.008167316307698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81343886973086">
                <text:p>0.00813438869730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810148270670018">
                <text:p>0.008101482706700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806859914935373">
                <text:p>0.008068599149353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803573883453173">
                <text:p>0.008035738834531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800290256725192">
                <text:p>0.008002902567251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797009114826041">
                <text:p>0.007970091148260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793730537400531">
                <text:p>0.007937305374005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790454603661078">
                <text:p>0.007904546036610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787181392385137">
                <text:p>0.007871813923851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783910981912692">
                <text:p>0.007839109819126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780643450143772">
                <text:p>0.007806434501437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777378874536016">
                <text:p>0.007773788745360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774117332102274">
                <text:p>0.007741173321022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770858899408253">
                <text:p>0.007708588994082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767603652570197">
                <text:p>0.007676036525701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764351667252617">
                <text:p>0.007643516672526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761103018666049">
                <text:p>0.007611030186660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57857781564863">
                <text:p>0.007578577815648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54616030245108">
                <text:p>0.007546160302451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751377838542401">
                <text:p>0.007513778385424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748143279829848">
                <text:p>0.007481432798298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744912427016017">
                <text:p>0.007449124270160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741685352542943">
                <text:p>0.007416853525429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738462128384178">
                <text:p>0.007384621283841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735242826042879">
                <text:p>0.007352428260428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732027516549938">
                <text:p>0.007320275165499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728816270462149">
                <text:p>0.007288162704621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725609157860426">
                <text:p>0.007256091578604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722406248348044">
                <text:p>0.007224062483480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719207611048937">
                <text:p>0.007192076110489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716013314606028">
                <text:p>0.007160133146060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712823427179598">
                <text:p>0.007128234271795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709638016445702">
                <text:p>0.007096380164457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706457149594619">
                <text:p>0.007064571495946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703280893329343">
                <text:p>0.007032808933293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70010931386412">
                <text:p>0.00700109313864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696942476923014">
                <text:p>0.006969424769230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693780447738526">
                <text:p>0.006937804477385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690623291050243">
                <text:p>0.006906232910502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68747107110353">
                <text:p>0.00687471071103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684323851648262">
                <text:p>0.006843238516482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681181695937598">
                <text:p>0.006811816959375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678044666726788">
                <text:p>0.006780446667267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674912826272028">
                <text:p>0.006749128262720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671786236329349">
                <text:p>0.006717862363293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668664958153545">
                <text:p>0.006686649581535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665549052497143">
                <text:p>0.006655490524971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662438579609409">
                <text:p>0.006624385796094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659333599235401">
                <text:p>0.006593335992354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656234170615048">
                <text:p>0.006562341706150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653140352482276">
                <text:p>0.006531403524822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650052203064177">
                <text:p>0.006500522030641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646969780080204">
                <text:p>0.006469697800802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643893140741416">
                <text:p>0.006438931407414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640822341749756">
                <text:p>0.006408223417497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637757439297368">
                <text:p>0.006377574392973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634698489065953">
                <text:p>0.006346984890659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631645546226161">
                <text:p>0.006316455462261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628598665437025">
                <text:p>0.006285986654370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625557900845426">
                <text:p>0.006255579008454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622523306085604">
                <text:p>0.006225233060856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6194949342787">
                <text:p>0.0061949493427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616472838032335">
                <text:p>0.006164728380323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613457069440235">
                <text:p>0.006134570694402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61044768008188">
                <text:p>0.00610447680081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607444721022199">
                <text:p>0.006074447210221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044482428113">
                <text:p>0.0060444824281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601458295484236">
                <text:p>0.006014582954842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598474928560805">
                <text:p>0.005984749285608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595498191045389">
                <text:p>0.005954981910453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59252813142683">
                <text:p>0.00592528131426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589564797678339">
                <text:p>0.005895647976783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586608237257441">
                <text:p>0.005866082372574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58365849710596">
                <text:p>0.00583658497105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80715623650032">
                <text:p>0.005807156236500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577779662800159">
                <text:p>0.005777796628001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574850659951297">
                <text:p>0.005748506599512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571928659982976">
                <text:p>0.005719286599829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69013707259459">
                <text:p>0.005690137072594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66105845629931">
                <text:p>0.005661058456299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563205118428725">
                <text:p>0.005632051184287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560311568475581">
                <text:p>0.005603115684755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557425238075942">
                <text:p>0.005574252380759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554546169021277">
                <text:p>0.005545461690212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51674402589444">
                <text:p>0.00551674402589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548809979545082">
                <text:p>0.005488099795450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545952940140041">
                <text:p>0.005459529401400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543103324113837">
                <text:p>0.005431033241138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40261170694149">
                <text:p>0.005402611706941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37426518597341">
                <text:p>0.005374265185973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34599406029019">
                <text:p>0.005345994060290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531779870684621">
                <text:p>0.005317798706846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528967949750038">
                <text:p>0.005289679497500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526163679902266">
                <text:p>0.005261636799022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523367097310088">
                <text:p>0.005233670973100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20578237634795">
                <text:p>0.005205782376347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517797136030921">
                <text:p>0.005177971360309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515023827147032">
                <text:p>0.005150238271470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12258345126525">
                <text:p>0.005122583451265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509500723608466">
                <text:p>0.0050950072360846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506750995728461">
                <text:p>0.005067509957284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504009194119548">
                <text:p>0.005040091941195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50127535091313">
                <text:p>0.00501275350913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498549497739922">
                <text:p>0.004985494977399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95831665730945">
                <text:p>0.004958316657309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493121885518536">
                <text:p>0.004931218855185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490420187237388">
                <text:p>0.004904201872373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487726600525623">
                <text:p>0.004877266005256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485041154525892">
                <text:p>0.004850411545258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4823638778865">
                <text:p>0.0048236387788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479694798762562">
                <text:p>0.004796947987625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477033944817181">
                <text:p>0.004770339448171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47438134322266">
                <text:p>0.00474381343222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471737020661738">
                <text:p>0.004717370206617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46910100332885">
                <text:p>0.00469101003328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466473316931417">
                <text:p>0.004664733169314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463853986691162">
                <text:p>0.004638539866911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461243037345446">
                <text:p>0.004612430373454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458640493148642">
                <text:p>0.004586404931486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456046377873517">
                <text:p>0.004560463778735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453460714812658">
                <text:p>0.004534607148126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450883526779906">
                <text:p>0.004508835267799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448314836111829">
                <text:p>0.004483148361118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445754664669205">
                <text:p>0.00445754664669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443203033838542">
                <text:p>0.004432030338385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440659964533617">
                <text:p>0.004406599645336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438125477197031">
                <text:p>0.004381254771970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35599591801801">
                <text:p>0.004355995918018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33082327852965">
                <text:p>0.004330823278529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430573704389214">
                <text:p>0.004305737043892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428073739984545">
                <text:p>0.004280737399845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425582452749935">
                <text:p>0.004255824527499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423099860335041">
                <text:p>0.004230998603350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420625979929917">
                <text:p>0.004206259799299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18160828266756">
                <text:p>0.004181608282667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415704421621652">
                <text:p>0.004157044216216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413256775816381">
                <text:p>0.004132567758163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410817906220206">
                <text:p>0.004108179062202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408387827751697">
                <text:p>0.004083878277516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405966554880582">
                <text:p>0.004059665548805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4035541016296">
                <text:p>0.0040355410162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401150481576395">
                <text:p>0.004011504815763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98755707855409">
                <text:p>0.003987557078554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96369793159809">
                <text:p>0.003963697931598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93992749743425">
                <text:p>0.003939927497434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91624589422707">
                <text:p>0.003916245894227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89265323578704">
                <text:p>0.003892653235787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86914963159058">
                <text:p>0.003869149631590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84573518680014">
                <text:p>0.003845735186800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82241000228451">
                <text:p>0.003822410002284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991741746393">
                <text:p>0.00379917417463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7602779620755">
                <text:p>0.003776027796207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297095510053">
                <text:p>0.003752970955100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3000373521872">
                <text:p>0.003730003735218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0712621627291">
                <text:p>0.003707126216272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68433847380551">
                <text:p>0.003684338473805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66164057921194">
                <text:p>0.003661640579211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63903259976227">
                <text:p>0.003639032599762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61651459862289">
                <text:p>0.003616514598622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59408663487847">
                <text:p>0.003594086634878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57174876355391">
                <text:p>0.003571748763553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54950103563655">
                <text:p>0.003549501035636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52734349809848">
                <text:p>0.003527343498098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50527619391893">
                <text:p>0.003505276193918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48329916210692">
                <text:p>0.003483299162106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46141243772391">
                <text:p>0.003461412437723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43961605190663">
                <text:p>0.003439616051906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41791003189008">
                <text:p>0.003417910031890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39629440103056">
                <text:p>0.003396294401030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37476917882892">
                <text:p>0.003374769178828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35333438095382">
                <text:p>0.003353334380953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3319900192652">
                <text:p>0.00333199001926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31073610183782">
                <text:p>0.003310736101837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28957263298488">
                <text:p>0.003289572632984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26849961328183">
                <text:p>0.003268499613281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24751703959019">
                <text:p>0.003247517039590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22662490508151">
                <text:p>0.003226624905081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20582319926147">
                <text:p>0.003205823199261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185111907994">
                <text:p>0.0031851119079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16449101352555">
                <text:p>0.003164491013525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14396049450942">
                <text:p>0.003143960494509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12352032603021">
                <text:p>0.003123520326030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310317047962832">
                <text:p>0.003103170479628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308291092332454">
                <text:p>0.003082910923324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6274162164475">
                <text:p>0.003062741621644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304266253564466">
                <text:p>0.003042662535644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302267362293466">
                <text:p>0.003022673622934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30027748377047">
                <text:p>0.00300277483770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98296613074929">
                <text:p>0.002982966130749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96324744949255">
                <text:p>0.002963247449492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294361873801327">
                <text:p>0.002943618738013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292407993707015">
                <text:p>0.002924079937070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90463098412698">
                <text:p>0.002904630984126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88527181337795">
                <text:p>0.002885271813377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86600235577299">
                <text:p>0.002866002355772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84682253904318">
                <text:p>0.002846822539043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8277322877262">
                <text:p>0.00282773228772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28087315231918">
                <text:p>0.00280873152319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278982016366737">
                <text:p>0.002789820163667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277099812426353">
                <text:p>0.002770998124263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275226531699974">
                <text:p>0.002752265316999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273362165082997">
                <text:p>0.002733621650829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271506703166841">
                <text:p>0.002715067031668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269660136241519">
                <text:p>0.002696601362415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67822454298216">
                <text:p>0.002678224542982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265993647031872">
                <text:p>0.002659936470318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264173703843756">
                <text:p>0.002641737038437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262362613844058">
                <text:p>0.002623626138440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260560365854475">
                <text:p>0.002605603658544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258766948410797">
                <text:p>0.002587669484107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569823497655">
                <text:p>0.0025698234976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255206557890339">
                <text:p>0.0025520655789033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25343956047894">
                <text:p>0.00253439560478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51681344949395">
                <text:p>0.002516813449493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4993189844686">
                <text:p>0.00249931898446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248191207846149">
                <text:p>0.002481912078461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4645925975433">
                <text:p>0.00246459259754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44736040513325">
                <text:p>0.002447360405133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243021536202506">
                <text:p>0.002430215362025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241315732641289">
                <text:p>0.002413157326412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239618615391736">
                <text:p>0.002396186153917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237930169761145">
                <text:p>0.002379301697611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236250380804648">
                <text:p>0.002362503808046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234579233327807">
                <text:p>0.002345792333278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32916711889202">
                <text:p>0.002329167118892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231262800803026">
                <text:p>0.002312628008030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29617484141672">
                <text:p>0.002296174841416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27980745738323">
                <text:p>0.002279807457383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226352569189537">
                <text:p>0.002263525691895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24732937857831">
                <text:p>0.002247329378578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23121834874259">
                <text:p>0.002231218348742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221519243140996">
                <text:p>0.002215192431409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19925145333907">
                <text:p>0.002199251453339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18339523905128">
                <text:p>0.002183395239051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16762361085626">
                <text:p>0.002167623610856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15193638887772">
                <text:p>0.002151936388877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13633339107899">
                <text:p>0.002136333391078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12081443328865">
                <text:p>0.002120814433288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10537932922604">
                <text:p>0.002105379329226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09002789052678">
                <text:p>0.002090027890526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07475992676822">
                <text:p>0.002074759926768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0595752454949">
                <text:p>0.00205957524549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04447365224386">
                <text:p>0.002044473652243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02945495057001">
                <text:p>0.002029454950570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201451894207139">
                <text:p>0.002014518942071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99966542641437">
                <text:p>0.001999665426414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98489420135887">
                <text:p>0.001984894201358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9702050627834">
                <text:p>0.00197020506278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95559780471018">
                <text:p>0.001955597804710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94107221933011">
                <text:p>0.001941072219330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92662809702769">
                <text:p>0.001926628097027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91226522640595">
                <text:p>0.001912265226405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89798339431119">
                <text:p>0.001897983394311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8837823858578">
                <text:p>0.00188378238585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86966198445288">
                <text:p>0.001869661984452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8556219718209">
                <text:p>0.00185562197182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84166212802822">
                <text:p>0.001841662128028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82778223150756">
                <text:p>0.001827782231507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81398205908243">
                <text:p>0.001813982059082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180026138599142">
                <text:p>0.001800261385991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178661998591247">
                <text:p>0.001786619985912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177305763098706">
                <text:p>0.001773057630987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175957409184428">
                <text:p>0.001759574091844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74616913762487">
                <text:p>0.001746169137624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73284253600514">
                <text:p>0.001732842536005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171959405322083">
                <text:p>0.001719594053220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17064234540909">
                <text:p>0.00170642345409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69333050204119">
                <text:p>0.001693330502041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68031495912803">
                <text:p>0.001680314959128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66737658606177">
                <text:p>0.001667376586061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65451514223018">
                <text:p>0.001654515142230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64173038572179">
                <text:p>0.001641730385721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62902207334916">
                <text:p>0.001629022073349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61638996067198">
                <text:p>0.001616389960671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60383380202021">
                <text:p>0.001603833802020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59135335051693">
                <text:p>0.001591353350516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57894835810133">
                <text:p>0.001578948358101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56661857555137">
                <text:p>0.001566618575551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55436375250655">
                <text:p>0.001554363752506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5421836374904">
                <text:p>0.00154218363749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53007797793302">
                <text:p>0.001530077977933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51804652019341">
                <text:p>0.001518046520193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50608900958177">
                <text:p>0.00150608900958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49420519038162">
                <text:p>0.001494205190381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48239480587192">
                <text:p>0.001482394805871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47065759834899">
                <text:p>0.001470657598348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45899330914838">
                <text:p>0.001458993309148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4474016786666">
                <text:p>0.001447401678666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43588244638275">
                <text:p>0.001435882446382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42443535088006">
                <text:p>0.001424435350880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41306012986733">
                <text:p>0.001413060129867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40175652020017">
                <text:p>0.001401756520200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39052425790226">
                <text:p>0.001390524257902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37936307818638">
                <text:p>0.001379363078186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36827271547543">
                <text:p>0.001368272715475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35725290342322">
                <text:p>0.001357252903423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34630337493528">
                <text:p>0.001346303374935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33542386218942">
                <text:p>0.001335423862189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32461409665627">
                <text:p>0.001324614096656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31387380911968">
                <text:p>0.001313873809119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30320272969695">
                <text:p>0.001303202729696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29260058785901">
                <text:p>0.001292600587859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28206711245046">
                <text:p>0.001282067112450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27160203170947">
                <text:p>0.001271602031709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26120507328755">
                <text:p>0.001261205073287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25087596426928">
                <text:p>0.001250875964269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24061443119181">
                <text:p>0.001240614431191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23042020006429">
                <text:p>0.001230420200064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2202929963872">
                <text:p>0.00122029299638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21023254517149">
                <text:p>0.001210232545171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2002385709577">
                <text:p>0.0012002385709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1903107978348">
                <text:p>0.001190310797834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18044894945908">
                <text:p>0.001180448949459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17065274907277">
                <text:p>0.001170652749072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16092191952263">
                <text:p>0.001160921919522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15125618327836">
                <text:p>0.001151256183278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14165526245089">
                <text:p>0.001141655262450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13211887881057">
                <text:p>0.001132118878810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12264675380521">
                <text:p>0.001122646753805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11323860857796">
                <text:p>0.001113238608577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10389416398516">
                <text:p>0.001103894163985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09461314061394">
                <text:p>0.001094613140613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08539525879977">
                <text:p>0.001085395258799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07624023864385">
                <text:p>0.001076240238643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06714780003037">
                <text:p>0.001067147800030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05811766264368">
                <text:p>0.001058117662643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04914954598523">
                <text:p>0.001049149545985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04024316939051">
                <text:p>0.001040243169390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03139825204574">
                <text:p>0.001031398252045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02261451300453">
                <text:p>0.001022614513004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01389167120429">
                <text:p>0.001013891671204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00522944548264">
                <text:p>0.001005229445482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996627554593589">
                <text:p>0.00099662755459358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98808571722362">
                <text:p>0.0009880857172236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97960365200764">
                <text:p>0.000979603652007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971181077544796">
                <text:p>0.0009711810775447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962817712414149">
                <text:p>0.0009628177124141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954513275190228">
                <text:p>0.0009545132751902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946267484458441">
                <text:p>0.00094626748445844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938080058830355">
                <text:p>0.0009380800588303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929950716958848">
                <text:p>0.0009299507169588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92187917755311">
                <text:p>0.000921879177553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913865159393537">
                <text:p>0.0009138651593935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905908381346466">
                <text:p>0.0009059083813464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89800856237879">
                <text:p>0.000898008562378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890165421572437">
                <text:p>0.0008901654215724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882378678138705">
                <text:p>0.0008823786781387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874648051432484">
                <text:p>0.0008746480514324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86697326096632">
                <text:p>0.000866973260966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859354026424364">
                <text:p>0.0008593540264243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851790067676175">
                <text:p>0.0008517900676761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844281104790394">
                <text:p>0.0008442811047903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836826858048287">
                <text:p>0.0008368268580482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829427047957145">
                <text:p>0.0008294270479571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822081395263559">
                <text:p>0.0008220813952635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814789620966563">
                <text:p>0.0008147896209665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80755144633063">
                <text:p>0.000807551446330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800366592898553">
                <text:p>0.0008003665928985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793234782504173">
                <text:p>0.0007932347825041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786155737284994">
                <text:p>0.0007861557372849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77912917969465">
                <text:p>0.000779129179694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772154832515245">
                <text:p>0.0007721548325152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765232418869563">
                <text:p>0.0007652324188695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758361662233136">
                <text:p>0.0007583616622331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751542286446191">
                <text:p>0.0007515422864461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744774015725461">
                <text:p>0.0007447740157254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738056574675857">
                <text:p>0.0007380565746758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731389688302025">
                <text:p>0.0007313896883020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72477308201975">
                <text:p>0.000724773082019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718206481667245">
                <text:p>0.0007182064816672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71168961351631">
                <text:p>0.000711689613516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705222204283343">
                <text:p>0.0007052222042833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698803981140244">
                <text:p>0.0006988039811402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692434671725168">
                <text:p>0.0006924346717251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686114004153165">
                <text:p>0.0006861140041531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67984170702668">
                <text:p>0.000679841707026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673617509445927">
                <text:p>0.0006736175094459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667441141019136">
                <text:p>0.0006674411410191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661312331872667">
                <text:p>0.000661312331872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655230812661003">
                <text:p>0.0006552308126610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649196314576613">
                <text:p>0.0006491963145766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643208569359674">
                <text:p>0.0006432085693596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637267309307696">
                <text:p>0.0006372673093076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631372267284988">
                <text:p>0.0006313722672849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625523176732015">
                <text:p>0.0006255231767320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619719771674635">
                <text:p>0.0006197197716746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61396178673319">
                <text:p>0.000613961786733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608248957131493">
                <text:p>0.0006082489571314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602581018705677">
                <text:p>0.0006025810187056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596957707912925">
                <text:p>0.0005969577079129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591378761840078">
                <text:p>0.0005913787618400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585843918212112">
                <text:p>0.0005858439182121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580352915400505">
                <text:p>0.0005803529154005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57490549243147">
                <text:p>0.000574905492431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569501388994068">
                <text:p>0.0005695013889940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56414034544821">
                <text:p>0.000564140345448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558822102832523">
                <text:p>0.0005588221028325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553546402872105">
                <text:p>0.0005535464028721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548312987986159">
                <text:p>0.0005483129879861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543121601295506">
                <text:p>0.0005431216012955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537971986629981">
                <text:p>0.0005379719866299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532863888535705">
                <text:p>0.0005328638885357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527797052282249">
                <text:p>0.0005277970522822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522771223869672">
                <text:p>0.0005227712238696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517786150035445">
                <text:p>0.0005177861500354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512841578261263">
                <text:p>0.0005128415782612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507937256779731">
                <text:p>0.0005079372567797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503072934580949">
                <text:p>0.0005030729345809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498248361418969">
                <text:p>0.0004982483614189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493463287818146">
                <text:p>0.0004934632878181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488717465079375">
                <text:p>0.0004887174650793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48401064528621">
                <text:p>0.000484010645286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479342581310878">
                <text:p>0.0004793425813108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474713026820176">
                <text:p>0.0004747130268201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470121736281255">
                <text:p>0.0004701217362812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465568464967306">
                <text:p>0.0004655684649673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461052968963118">
                <text:p>0.0004610529689631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456575005170542">
                <text:p>0.0004565750051705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452134331313837">
                <text:p>0.0004521343313138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447730705944911">
                <text:p>0.0004477307059449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443363888448459">
                <text:p>0.00044336388844845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439033639046984">
                <text:p>0.0004390336390469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434739718805723">
                <text:p>0.0004347397188057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430481889637458">
                <text:p>0.0004304818896374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426259914307229">
                <text:p>0.0004262599143072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422073556436942">
                <text:p>0.0004220735564369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417922580509865">
                <text:p>0.0004179225805098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413806751875035">
                <text:p>0.0004138067518750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409725836751548">
                <text:p>0.0004097258367515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405679602232759">
                <text:p>0.0004056796022327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401667816290379">
                <text:p>0.0004016678162903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397690247778461">
                <text:p>0.0003976902477784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393746666437301">
                <text:p>0.0003937466664373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389836842897232">
                <text:p>0.0003898368428972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85960548682318">
                <text:p>0.0003859605486823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38211755621396">
                <text:p>0.000382117556213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378307638814391">
                <text:p>0.0003783076388143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374530570710086">
                <text:p>0.0003745305707100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370786127035073">
                <text:p>0.0003707861270350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367074083834145">
                <text:p>0.0003670740838341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363394218065985">
                <text:p>0.0003633942180659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359746307606192">
                <text:p>0.0003597463076061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356130131250213">
                <text:p>0.0003561301312502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352545468716192">
                <text:p>0.0003525454687161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348992100647714">
                <text:p>0.0003489921006477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345469808616469">
                <text:p>0.0003454698086164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34197837512482">
                <text:p>0.000341978375124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338517583608288">
                <text:p>0.0003385175836082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335087218437935">
                <text:p>0.0003350872184379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331687064922679">
                <text:p>0.0003316870649226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3283169093115">
                <text:p>0.00032831690931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324976538795577">
                <text:p>0.0003249765387955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32166574151033">
                <text:p>0.000321665741510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318384306537375">
                <text:p>0.0003183843065373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315132023906405">
                <text:p>0.0003151320239064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311908684596976">
                <text:p>0.0003119086845969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308714080540213">
                <text:p>0.0003087140805402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305548004620438">
                <text:p>0.0003055480046204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302410250676715">
                <text:p>0.0003024102506767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299300613504305">
                <text:p>0.0002993006135043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296218888856057">
                <text:p>0.0002962188888560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293164873443702">
                <text:p>0.0002931648734437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290138364939085">
                <text:p>0.0002901383649390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287139161975304">
                <text:p>0.000287139161975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8416706414778">
                <text:p>0.000284167064147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28122187201525">
                <text:p>0.000281221872015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278303387100683">
                <text:p>0.0002783033871006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275411411892115">
                <text:p>0.0002754114118921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272545749843422">
                <text:p>0.0002725457498434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269706205375006">
                <text:p>0.0002697062053750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266892583874416">
                <text:p>0.000266892583874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264104691696894">
                <text:p>0.00026410469169689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26134233616585">
                <text:p>0.0002613423361658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258605325573265">
                <text:p>0.0002586053255732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55893469180023">
                <text:p>0.0002558934691800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253206577216178">
                <text:p>0.0002532065772161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250544460881144">
                <text:p>0.0002505444608811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247906932343826">
                <text:p>0.00024790693234382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245293804742675">
                <text:p>0.0002452938047426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242704892185686">
                <text:p>0.0002427048921856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240140009750316">
                <text:p>0.0002401400097503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237598973483353">
                <text:p>0.0002375989734833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235081600400707">
                <text:p>0.0002350816004007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232587708487145">
                <text:p>0.0002325877084871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230117116695959">
                <text:p>0.0002301171166959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227669644948571">
                <text:p>0.0002276696449485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225245114134079">
                <text:p>0.00022524511413407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222843346108743">
                <text:p>0.0002228433461087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220464163695402">
                <text:p>0.0002204641636954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218107390682842">
                <text:p>0.0002181073906828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215772851825097">
                <text:p>0.0002157728518250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213460372840697">
                <text:p>0.0002134603728406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211169780411856">
                <text:p>0.0002111697804118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208900902183598">
                <text:p>0.0002089009021835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206653566762838">
                <text:p>0.00020665356676283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204427603717396">
                <text:p>0.0002044276037173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202222843574964">
                <text:p>0.0002022228435749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200039117822014">
                <text:p>0.0002000391178220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197876258902652">
                <text:p>0.0001978762589026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195734100217424">
                <text:p>0.0001957341002174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193612476122066">
                <text:p>0.0001936124761220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1915112219262">
                <text:p>0.00019151122192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189430173891986">
                <text:p>0.0001894301738919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187369169232715">
                <text:p>0.0001873691692327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85328046111364">
                <text:p>0.0001853280461113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183306643639085">
                <text:p>0.0001833066436390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181304801873664">
                <text:p>0.0001813048018736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179322361817922">
                <text:p>0.00017932236181792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177359165418066">
                <text:p>0.0001773591654180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175415055562007">
                <text:p>0.00017541505556200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173489876077617">
                <text:p>0.0001734898760776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171583471730949">
                <text:p>0.00017158347173094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169695688224414">
                <text:p>0.0001696956882244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167826372194907">
                <text:p>0.0001678263721949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65975371211901">
                <text:p>0.0001659753712119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164142533775482">
                <text:p>0.0001641425337754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162327709314361">
                <text:p>0.00016232770931436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160530748183831">
                <text:p>0.0001605307481838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158751501663687">
                <text:p>0.0001587515016636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15698982195611">
                <text:p>0.000156989821956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155245562183505">
                <text:p>0.0001552455621835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153518576386305">
                <text:p>0.0001535185763863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151808719520737">
                <text:p>0.0001518087195207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150115847456544">
                <text:p>0.0001501158474565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48439816974679">
                <text:p>0.00014843981697467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146780485764958">
                <text:p>0.0001467804857649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145137712423672">
                <text:p>0.0001451377124236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143511356451179">
                <text:p>0.00014351135645117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14190127824944">
                <text:p>0.000141901278249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140307339119544">
                <text:p>0.0001403073391195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13872940125918">
                <text:p>0.000138729401259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137167327760087">
                <text:p>0.0001371673277600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13562098260547">
                <text:p>0.0001356209826054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134090230667381">
                <text:p>0.0001340902306673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32574937704074">
                <text:p>0.0001325749377040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131074970357325">
                <text:p>0.0001310749703573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129590196149722">
                <text:p>0.00012959019614972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128120483481932">
                <text:p>0.0001281204834819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126665701629927">
                <text:p>0.0001266657016299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125225720742197">
                <text:p>0.00012522572074219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123800411836921">
                <text:p>0.0001238004118369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122389646799118">
                <text:p>0.0001223896467991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120993298377775">
                <text:p>0.0001209932983777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119611240182936">
                <text:p>0.0001196112401829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18243346682781">
                <text:p>0.00011824334668278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116889493200668">
                <text:p>0.0001168894932006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115549555912155">
                <text:p>0.0001155495559121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114223411842001">
                <text:p>0.000114223411842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112910938861134">
                <text:p>0.0001129109388611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111612015683609">
                <text:p>0.0001116120156836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110326521863534">
                <text:p>0.0001103265218635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109054337791976">
                <text:p>0.0001090543377919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107795344693846">
                <text:p>0.0001077953446938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106549424624766">
                <text:p>0.00010654942462476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05316460467909">
                <text:p>0.0001053164604679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104096335930828">
                <text:p>0.0001040963359308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102888935542255">
                <text:p>0.0001028889355422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101694144648889">
                <text:p>0.0001016941446488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100511849412165">
                <text:p>0.0001005118494121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993419368049996">
                <text:p>0.00009934193680499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981842946085223">
                <text:p>0.00009818429460852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970388114087925">
                <text:p>0.00009703881140879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959053765934948">
                <text:p>0.00009590537659349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947838803486213">
                <text:p>0.00009478388034862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936742136551376">
                <text:p>0.00009367421365513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925762682856327">
                <text:p>0.00009257626828563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91489936800955">
                <text:p>0.0000914899368009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904151125468342">
                <text:p>0.00009041511254683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893516896504877">
                <text:p>0.00008935168965048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882995630172163">
                <text:p>0.00008829956301721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872586283269837">
                <text:p>0.00008725862832698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862287820309855">
                <text:p>0.00008622878203098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852099213482061">
                <text:p>0.00008520992134820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842019442619623">
                <text:p>0.00008420194426196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832047495164377">
                <text:p>0.00008320474951643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822182366132037">
                <text:p>0.000082218236613203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812423058077327">
                <text:p>0.000081242305807732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802768581058995">
                <text:p>0.00008027685810589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793217952604728">
                <text:p>0.00007932179526047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783770197675994">
                <text:p>0.00007837701976759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774424348632773">
                <text:p>0.00007744243486327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765179445198212">
                <text:p>0.00007651794451982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756034534423211">
                <text:p>0.00007560345344232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746988670650908">
                <text:p>0.00007469886706509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738040915481115">
                <text:p>0.00007380409154811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729190337734664">
                <text:p>0.00007291903377346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720436013417704">
                <text:p>0.00007204360134177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711777025685929">
                <text:p>0.000071177702568592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0703212464808742">
                <text:p>0.00007032124648087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0694741428133381">
                <text:p>0.00006947414281333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686363020048974">
                <text:p>0.00006863630200489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678076351950556">
                <text:p>0.00006780763519505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0669880542203055">
                <text:p>0.00006698805422030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0661774716105205">
                <text:p>0.00006617747161052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0653758005853463">
                <text:p>0.00006537580058534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645829550505853">
                <text:p>0.00006458295505058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637988495945807">
                <text:p>0.00006379884959458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0630233994845973">
                <text:p>0.00006302339948459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0622565206631987">
                <text:p>0.000062256520663198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614981297446243">
                <text:p>0.00006149812974462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0607481440111631">
                <text:p>0.00006074814401116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060006481409527">
                <text:p>0.0000600064814095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0592730605472227">
                <text:p>0.00005927306054722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585478006889225">
                <text:p>0.00005854780068892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0578306217528356">
                <text:p>0.00005783062175283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057121444307078">
                <text:p>0.0000571214443070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0564201895660434">
                <text:p>0.00005642018956604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0557267793867742">
                <text:p>0.00005572677938677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0550411362653334">
                <text:p>0.00005504113626533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0543631833331773">
                <text:p>0.00005436318333317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0536928443535296">
                <text:p>0.00005369284435352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0530300437177568">
                <text:p>0.00005303004371775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0523747064417465">
                <text:p>0.00005237470644174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0517267581622858">
                <text:p>0.00005172675816228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0510861251334446">
                <text:p>0.0000510861251334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0504527342229594">
                <text:p>0.000050452734222959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0498265129086213">
                <text:p>0.00004982651290862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0492073892746666">
                <text:p>0.000049207389274666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485952920081711">
                <text:p>0.00004859529200817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0479901503954483">
                <text:p>0.00004799015039544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0473918943184507">
                <text:p>0.00004739189431845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0468004542511761">
                <text:p>0.00004680045425117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0462157612560784">
                <text:p>0.000046215761256078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0456377469804821">
                <text:p>0.00004563774698048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045066343653003">
                <text:p>0.00004506634365300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0445014840799727">
                <text:p>0.00004450148407997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439431016418694">
                <text:p>0.00004394310164186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433911302897544">
                <text:p>0.00004339113028975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428455045417132">
                <text:p>0.00004284550454171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0423061594793043">
                <text:p>0.00004230615947930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0417730307440127">
                <text:p>0.00004177303074401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0412460545337105">
                <text:p>0.00004124605453371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0407251675991251">
                <text:p>0.00004072516759912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040210307240312">
                <text:p>0.0000402103072403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0397014113031373">
                <text:p>0.00003970141130313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0391984181757651">
                <text:p>0.000039198418175765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038701266785154">
                <text:p>0.0000387012667851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382098965935607">
                <text:p>0.00003820989659356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0377242475950511">
                <text:p>0.00003772424759505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0372442603120201">
                <text:p>0.00003724426031202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036769875791719">
                <text:p>0.0000367698757917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363010356027915">
                <text:p>0.00003630103560279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0358376818318189">
                <text:p>0.000035837681831818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0353797570798722">
                <text:p>0.00003537975707987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034927204459076">
                <text:p>0.00003492720445907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0344799675891785">
                <text:p>0.00003447996758917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0340379905941323">
                <text:p>0.00003403799059413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0336012180986853">
                <text:p>0.00003360121809868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0331695952249789">
                <text:p>0.00003316959522497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327430675891584">
                <text:p>0.00003274306758915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0323215812979911">
                <text:p>0.00003232158129799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319050829454964">
                <text:p>0.00003190508294549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0314935196095846">
                <text:p>0.000031493519609584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0310868388487062">
                <text:p>0.000031086838848706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0306849886985129">
                <text:p>0.000030684988698512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0302879176685271">
                <text:p>0.00003028791766852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0298955747388243">
                <text:p>0.000029895574738824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0295079093567247">
                <text:p>0.00002950790935672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0291248714334965">
                <text:p>0.00002912487143349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0287464113410706">
                <text:p>0.00002874641134107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0283724799087659">
                <text:p>0.00002837247990876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0280030284200257">
                <text:p>0.000028003028420025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0276380086091675">
                <text:p>0.00002763800860916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0272773726581414">
                <text:p>0.00002727737265814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26921073193303">
                <text:p>0.0000269210731933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0265690632821965">
                <text:p>0.00002656906328219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02622129643035">
                <text:p>0.000026221296430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258777265780832">
                <text:p>0.00002587772657808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0255383080973272">
                <text:p>0.00002553830809732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0252029957884562">
                <text:p>0.00002520299578845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0248717448771315">
                <text:p>0.00002487174487713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0245445110111585">
                <text:p>0.00002454451101115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0242212502573562">
                <text:p>0.00002422125025735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023901919098438">
                <text:p>0.00002390191909843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0235864744299072">
                <text:p>0.00002358647442990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0232748735569639">
                <text:p>0.00002327487355696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0229670741914251">
                <text:p>0.00002296707419142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0226630344486582">
                <text:p>0.00002266303444865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022362712844527">
                <text:p>0.0000223627128445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0220660682923509">
                <text:p>0.00002206606829235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0217730600998777">
                <text:p>0.000021773060099877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0214836479662692">
                <text:p>0.00002148364796626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0211977919791002">
                <text:p>0.00002119779197910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0209154526113715">
                <text:p>0.00002091545261137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0206365907185354">
                <text:p>0.000020636590718535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0203611675355353">
                <text:p>0.00002036116753553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0200891446738592">
                <text:p>0.00002008914467385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019820484118606">
                <text:p>0.0000198204841186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0195551482255664">
                <text:p>0.00001955514822556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019293099718317">
                <text:p>0.0000192930997183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0190343016853282">
                <text:p>0.00001903430168532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0187787175770866">
                <text:p>0.00001877871757708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0185263112032305">
                <text:p>0.00001852631120323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0182770467297001">
                <text:p>0.00001827704672970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0180308886759009">
                <text:p>0.00001803088867590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177878019118822">
                <text:p>0.00001778780191188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0175477516555288">
                <text:p>0.00001754775165552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0173107034697672">
                <text:p>0.00001731070346976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0170766232597861">
                <text:p>0.00001707662325978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0168454772702708">
                <text:p>0.00001684547727027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0166172320826523">
                <text:p>0.00001661723208265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0163918546123699">
                <text:p>0.00001639185461236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0161693121061494">
                <text:p>0.000016169312106149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159495721392939">
                <text:p>0.00001594957213929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0157326026129908">
                <text:p>0.000015732602612990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0155183717516318">
                <text:p>0.0000155183717516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